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195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0.6646in"/>
    </style:style>
    <style:style style:name="co19" style:family="table-column">
      <style:table-column-properties fo:break-before="auto" style:column-width="0.5217in"/>
    </style:style>
    <style:style style:name="co20" style:family="table-column">
      <style:table-column-properties fo:break-before="auto" style:column-width="0.6071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1.2791in"/>
    </style:style>
    <style:style style:name="co23" style:family="table-column">
      <style:table-column-properties fo:break-before="auto" style:column-width="0.4354in"/>
    </style:style>
    <style:style style:name="co24" style:family="table-column">
      <style:table-column-properties fo:break-before="auto" style:column-width="1.05in"/>
    </style:style>
    <style:style style:name="co25" style:family="table-column">
      <style:table-column-properties fo:break-before="auto" style:column-width="0.65in"/>
    </style:style>
    <style:style style:name="co26" style:family="table-column">
      <style:table-column-properties fo:break-before="auto" style:column-width="0.4925in"/>
    </style:style>
    <style:style style:name="co27" style:family="table-column">
      <style:table-column-properties fo:break-before="auto" style:column-width="0.5071in"/>
    </style:style>
    <style:style style:name="co28" style:family="table-column">
      <style:table-column-properties fo:break-before="auto" style:column-width="0.3717in"/>
    </style:style>
    <style:style style:name="co29" style:family="table-column">
      <style:table-column-properties fo:break-before="auto" style:column-width="0.7575in"/>
    </style:style>
    <style:style style:name="co30" style:family="table-column">
      <style:table-column-properties fo:break-before="auto" style:column-width="0.2783in"/>
    </style:style>
    <style:style style:name="co31" style:family="table-column">
      <style:table-column-properties fo:break-before="auto" style:column-width="0.1925in"/>
    </style:style>
    <style:style style:name="co32" style:family="table-column">
      <style:table-column-properties fo:break-before="auto" style:column-width="0.7146in"/>
    </style:style>
    <style:style style:name="co33" style:family="table-column">
      <style:table-column-properties fo:break-before="auto" style:column-width="0.5638in"/>
    </style:style>
    <style:style style:name="co34" style:family="table-column">
      <style:table-column-properties fo:break-before="auto" style:column-width="0.2799in"/>
    </style:style>
    <style:style style:name="co35" style:family="table-column">
      <style:table-column-properties fo:break-before="auto" style:column-width="0.2425in"/>
    </style:style>
    <style:style style:name="co36" style:family="table-column">
      <style:table-column-properties fo:break-before="auto" style:column-width="0.4693in"/>
    </style:style>
    <style:style style:name="co37" style:family="table-column">
      <style:table-column-properties fo:break-before="auto" style:column-width="0.4311in"/>
    </style:style>
    <style:style style:name="co38" style:family="table-column">
      <style:table-column-properties fo:break-before="auto" style:column-width="0.6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808080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transparent"/>
    </style:style>
    <style:style style:name="ce55" style:family="table-cell" style:parent-style-name="Default" style:data-style-name="N99"/>
    <style:style style:name="ce60" style:family="table-cell" style:parent-style-name="Default" style:data-style-name="N99">
      <style:table-cell-properties fo:background-color="transparent"/>
    </style:style>
    <style:style style:name="ce63" style:family="table-cell" style:parent-style-name="Default" style:data-style-name="N100"/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order-bottom="0.99pt solid #000000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74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1" style:family="table-cell" style:parent-style-name="Default" style:data-style-name="N12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8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9" style:family="table-cell" style:parent-style-name="Default" style:data-style-name="N2"/>
    <style:style style:name="ce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43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8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87" style:family="table-cell" style:parent-style-name="Default">
      <style:table-cell-properties fo:background-color="#808080"/>
    </style:style>
    <style:style style:name="ce53" style:family="table-cell" style:parent-style-name="Default" style:data-style-name="N2">
      <style:text-properties fo:color="#000000"/>
    </style:style>
    <style:style style:name="ce9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06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2">
      <style:table-cell-properties fo:background-color="#ececec" style:text-align-source="fix" style:repeat-content="false" style:vertical-align="middle"/>
      <style:paragraph-properties fo:text-align="center" fo:margin-left="0in"/>
    </style:style>
    <style:style style:name="ce9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100" style:family="table-cell" style:parent-style-name="Default">
      <style:table-cell-properties fo:wrap-option="wrap"/>
    </style:style>
    <style:style style:name="ce2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10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11" table:number-columns-repeated="5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9" table:number-rows-spanned="1">
            <text:p>10% Parcels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2" calcext:value-type="percentage" table:number-columns-spanned="9" table:number-rows-spanned="1">
            <text:p>20.00%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3" calcext:value-type="percentage" table:number-columns-spanned="9" table:number-rows-spanned="1">
            <text:p>30.00%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4" calcext:value-type="percentage" table:number-columns-spanned="9" table:number-rows-spanned="1">
            <text:p>40.00%</text:p>
          </table:table-cell>
          <table:covered-table-cell table:number-columns-repeated="7" table:style-name="ce7"/>
          <table:covered-table-cell table:style-name="ce9"/>
          <table:table-cell table:number-columns-repeated="4"/>
          <table:table-cell table:style-name="ce63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0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5.704" calcext:value-type="float">
            <text:p>85.704</text:p>
          </table:table-cell>
          <table:table-cell table:style-name="Default" office:value-type="float" office:value="8.301" calcext:value-type="float">
            <text:p>8.301</text:p>
          </table:table-cell>
          <table:table-cell table:style-name="Default" office:value-type="float" office:value="79.8376" calcext:value-type="float">
            <text:p>79.83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14.1674" calcext:value-type="float">
            <text:p>14.167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9.3404" calcext:value-type="float">
            <text:p>79.3404</text:p>
          </table:table-cell>
          <table:table-cell table:style-name="Default" office:value-type="float" office:value="8.301" calcext:value-type="float">
            <text:p>8.301</text:p>
          </table:table-cell>
          <table:table-cell table:style-name="Default" office:value-type="float" office:value="58.5672" calcext:value-type="float">
            <text:p>58.56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29.0742" calcext:value-type="float">
            <text:p>29.074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8.6676" calcext:value-type="float">
            <text:p>68.6676</text:p>
          </table:table-cell>
          <table:table-cell table:style-name="Default" office:value-type="float" office:value="8.301" calcext:value-type="float">
            <text:p>8.301</text:p>
          </table:table-cell>
          <table:table-cell table:style-name="Default" office:value-type="float" office:value="52.2376" calcext:value-type="float">
            <text:p>52.23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24.731" calcext:value-type="float">
            <text:p>24.73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5.179" calcext:value-type="float">
            <text:p>55.179</text:p>
          </table:table-cell>
          <table:table-cell table:style-name="Default" office:value-type="float" office:value="25.9644" calcext:value-type="float">
            <text:p>25.9644</text:p>
          </table:table-cell>
          <table:table-cell table:style-name="Default" office:value-type="float" office:value="63.9952" calcext:value-type="float">
            <text:p>63.995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7.1482" calcext:value-type="float">
            <text:p>17.1482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0-1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9.1604" calcext:value-type="float">
            <text:p>79.1604</text:p>
          </table:table-cell>
          <table:table-cell table:style-name="Default" office:value-type="float" office:value="11.289" calcext:value-type="float">
            <text:p>11.289</text:p>
          </table:table-cell>
          <table:table-cell table:style-name="Default" office:value-type="float" office:value="75.8172" calcext:value-type="float">
            <text:p>75.81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14.6322" calcext:value-type="float">
            <text:p>14.632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9.8556" calcext:value-type="float">
            <text:p>69.8556</text:p>
          </table:table-cell>
          <table:table-cell table:style-name="Default" office:value-type="float" office:value="22.8602" calcext:value-type="float">
            <text:p>22.8602</text:p>
          </table:table-cell>
          <table:table-cell table:style-name="Default" office:value-type="float" office:value="75.9828" calcext:value-type="float">
            <text:p>75.98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16.733" calcext:value-type="float">
            <text:p>16.733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60.357" calcext:value-type="float">
            <text:p>60.357</text:p>
          </table:table-cell>
          <table:table-cell table:style-name="Default" office:value-type="float" office:value="34.7136" calcext:value-type="float">
            <text:p>34.7136</text:p>
          </table:table-cell>
          <table:table-cell table:style-name="Default" office:value-type="float" office:value="73.6" calcext:value-type="float">
            <text:p>73.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9" calcext:value-type="float">
            <text:p>0.39</text:p>
          </table:table-cell>
          <table:table-cell table:style-name="Default" office:value-type="float" office:value="21.4706" calcext:value-type="float">
            <text:p>21.470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9.3992" calcext:value-type="float">
            <text:p>49.3992</text:p>
          </table:table-cell>
          <table:table-cell table:style-name="Default" office:value-type="float" office:value="37.1206" calcext:value-type="float">
            <text:p>37.1206</text:p>
          </table:table-cell>
          <table:table-cell table:style-name="Default" office:value-type="float" office:value="66.8104" calcext:value-type="float">
            <text:p>66.81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19.7094" calcext:value-type="float">
            <text:p>19.7094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0-2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5.5124" calcext:value-type="float">
            <text:p>75.5124</text:p>
          </table:table-cell>
          <table:table-cell table:style-name="Default" office:value-type="float" office:value="14.6422" calcext:value-type="float">
            <text:p>14.6422</text:p>
          </table:table-cell>
          <table:table-cell table:style-name="Default" office:value-type="float" office:value="72.7812" calcext:value-type="float">
            <text:p>72.78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7.3734" calcext:value-type="float">
            <text:p>17.373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8.4192" calcext:value-type="float">
            <text:p>68.4192</text:p>
          </table:table-cell>
          <table:table-cell table:style-name="Default" office:value-type="float" office:value="22.993" calcext:value-type="float">
            <text:p>22.993</text:p>
          </table:table-cell>
          <table:table-cell table:style-name="Default" office:value-type="float" office:value="72.864" calcext:value-type="float">
            <text:p>72.86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18.5482" calcext:value-type="float">
            <text:p>18.548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57.4386" calcext:value-type="float">
            <text:p>57.4386</text:p>
          </table:table-cell>
          <table:table-cell table:style-name="Default" office:value-type="float" office:value="37.0044" calcext:value-type="float">
            <text:p>37.0044</text:p>
          </table:table-cell>
          <table:table-cell table:style-name="Default" office:value-type="float" office:value="69.414" calcext:value-type="float">
            <text:p>69.41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25.029" calcext:value-type="float">
            <text:p>25.02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1.4854" calcext:value-type="float">
            <text:p>51.4854</text:p>
          </table:table-cell>
          <table:table-cell table:style-name="Default" office:value-type="float" office:value="37.0044" calcext:value-type="float">
            <text:p>37.0044</text:p>
          </table:table-cell>
          <table:table-cell table:style-name="Default" office:value-type="float" office:value="59.5608" calcext:value-type="float">
            <text:p>59.560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28.929" calcext:value-type="float">
            <text:p>28.929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0-3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9.117" calcext:value-type="float">
            <text:p>69.117</text:p>
          </table:table-cell>
          <table:table-cell table:style-name="Default" office:value-type="float" office:value="9.2804" calcext:value-type="float">
            <text:p>9.2804</text:p>
          </table:table-cell>
          <table:table-cell table:style-name="Default" office:value-type="float" office:value="58.7696" calcext:value-type="float">
            <text:p>58.76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9.6278" calcext:value-type="float">
            <text:p>19.627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3.0726" calcext:value-type="float">
            <text:p>63.0726</text:p>
          </table:table-cell>
          <table:table-cell table:style-name="Default" office:value-type="float" office:value="16.104" calcext:value-type="float">
            <text:p>16.104</text:p>
          </table:table-cell>
          <table:table-cell table:style-name="Default" office:value-type="float" office:value="59.478" calcext:value-type="float">
            <text:p>59.47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19.6986" calcext:value-type="float">
            <text:p>19.698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55.2954" calcext:value-type="float">
            <text:p>55.2954</text:p>
          </table:table-cell>
          <table:table-cell table:style-name="Default" office:value-type="float" office:value="25.4508" calcext:value-type="float">
            <text:p>25.4508</text:p>
          </table:table-cell>
          <table:table-cell table:style-name="Default" office:value-type="float" office:value="56.9572" calcext:value-type="float">
            <text:p>56.95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23.789" calcext:value-type="float">
            <text:p>23.78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1.499" calcext:value-type="float">
            <text:p>41.499</text:p>
          </table:table-cell>
          <table:table-cell table:style-name="Default" office:value-type="float" office:value="25.4508" calcext:value-type="float">
            <text:p>25.4508</text:p>
          </table:table-cell>
          <table:table-cell table:style-name="Default" office:value-type="float" office:value="46.644" calcext:value-type="float">
            <text:p>46.6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20.3058" calcext:value-type="float">
            <text:p>20.3058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0-4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2.3616" calcext:value-type="float">
            <text:p>92.3616</text:p>
          </table:table-cell>
          <table:table-cell table:style-name="Default" office:value-type="float" office:value="10.5918" calcext:value-type="float">
            <text:p>10.5918</text:p>
          </table:table-cell>
          <table:table-cell table:style-name="Default" office:value-type="float" office:value="79.12" calcext:value-type="float">
            <text:p>79.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23.8334" calcext:value-type="float">
            <text:p>23.833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3.661" calcext:value-type="float">
            <text:p>83.661</text:p>
          </table:table-cell>
          <table:table-cell table:style-name="Default" office:value-type="float" office:value="21.2832" calcext:value-type="float">
            <text:p>21.2832</text:p>
          </table:table-cell>
          <table:table-cell table:style-name="Default" office:value-type="float" office:value="65.5224" calcext:value-type="float">
            <text:p>65.52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39.4218" calcext:value-type="float">
            <text:p>39.421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4.322" calcext:value-type="float">
            <text:p>74.322</text:p>
          </table:table-cell>
          <table:table-cell table:style-name="Default" office:value-type="float" office:value="22.3124" calcext:value-type="float">
            <text:p>22.3124</text:p>
          </table:table-cell>
          <table:table-cell table:style-name="Default" office:value-type="float" office:value="62.6336" calcext:value-type="float">
            <text:p>62.63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34.0008" calcext:value-type="float">
            <text:p>34.000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4.5498" calcext:value-type="float">
            <text:p>64.5498</text:p>
          </table:table-cell>
          <table:table-cell table:style-name="Default" office:value-type="float" office:value="34.5642" calcext:value-type="float">
            <text:p>34.5642</text:p>
          </table:table-cell>
          <table:table-cell table:style-name="Default" office:value-type="float" office:value="69.368" calcext:value-type="float">
            <text:p>69.3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29.746" calcext:value-type="float">
            <text:p>29.746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0-5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3.937" calcext:value-type="float">
            <text:p>83.937</text:p>
          </table:table-cell>
          <table:table-cell table:style-name="Default" office:value-type="float" office:value="15.2232" calcext:value-type="float">
            <text:p>15.2232</text:p>
          </table:table-cell>
          <table:table-cell table:style-name="Default" office:value-type="float" office:value="72.0728" calcext:value-type="float">
            <text:p>72.072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7.0874" calcext:value-type="float">
            <text:p>27.087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4.5524" calcext:value-type="float">
            <text:p>74.5524</text:p>
          </table:table-cell>
          <table:table-cell table:style-name="Default" office:value-type="float" office:value="15.2232" calcext:value-type="float">
            <text:p>15.2232</text:p>
          </table:table-cell>
          <table:table-cell table:style-name="Default" office:value-type="float" office:value="58.6408" calcext:value-type="float">
            <text:p>58.640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31.1348" calcext:value-type="float">
            <text:p>31.134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3.891" calcext:value-type="float">
            <text:p>63.891</text:p>
          </table:table-cell>
          <table:table-cell table:style-name="Default" office:value-type="float" office:value="15.2232" calcext:value-type="float">
            <text:p>15.2232</text:p>
          </table:table-cell>
          <table:table-cell table:style-name="Default" office:value-type="float" office:value="46.092" calcext:value-type="float">
            <text:p>46.09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33.0222" calcext:value-type="float">
            <text:p>33.022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6.5014" calcext:value-type="float">
            <text:p>56.5014</text:p>
          </table:table-cell>
          <table:table-cell table:style-name="Default" office:value-type="float" office:value="24.0056" calcext:value-type="float">
            <text:p>24.0056</text:p>
          </table:table-cell>
          <table:table-cell table:style-name="Default" office:value-type="float" office:value="47.6468" calcext:value-type="float">
            <text:p>47.64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32.8602" calcext:value-type="float">
            <text:p>32.8602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0-6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6.2876" calcext:value-type="float">
            <text:p>76.2876</text:p>
          </table:table-cell>
          <table:table-cell table:style-name="Default" office:value-type="float" office:value="13.3308" calcext:value-type="float">
            <text:p>13.3308</text:p>
          </table:table-cell>
          <table:table-cell table:style-name="Default" office:value-type="float" office:value="63.4708" calcext:value-type="float">
            <text:p>63.470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26.1476" calcext:value-type="float">
            <text:p>26.147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9.9924" calcext:value-type="float">
            <text:p>69.9924</text:p>
          </table:table-cell>
          <table:table-cell table:style-name="Default" office:value-type="float" office:value="20.5196" calcext:value-type="float">
            <text:p>20.5196</text:p>
          </table:table-cell>
          <table:table-cell table:style-name="Default" office:value-type="float" office:value="59.34" calcext:value-type="float">
            <text:p>59.3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31.172" calcext:value-type="float">
            <text:p>31.17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1.497" calcext:value-type="float">
            <text:p>61.497</text:p>
          </table:table-cell>
          <table:table-cell table:style-name="Default" office:value-type="float" office:value="13.3308" calcext:value-type="float">
            <text:p>13.3308</text:p>
          </table:table-cell>
          <table:table-cell table:style-name="Default" office:value-type="float" office:value="46.8096" calcext:value-type="float">
            <text:p>46.80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28.0182" calcext:value-type="float">
            <text:p>28.018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8.257" calcext:value-type="float">
            <text:p>58.257</text:p>
          </table:table-cell>
          <table:table-cell table:style-name="Default" office:value-type="float" office:value="16.0708" calcext:value-type="float">
            <text:p>16.0708</text:p>
          </table:table-cell>
          <table:table-cell table:style-name="Default" office:value-type="float" office:value="44.4176" calcext:value-type="float">
            <text:p>44.41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29.9102" calcext:value-type="float">
            <text:p>29.9102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0-7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0536" calcext:value-type="float">
            <text:p>67.05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9692" calcext:value-type="float">
            <text:p>57.969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9.0844" calcext:value-type="float">
            <text:p>9.084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7.5436" calcext:value-type="float">
            <text:p>57.5436</text:p>
          </table:table-cell>
          <table:table-cell table:style-name="Default" office:value-type="float" office:value="11.87" calcext:value-type="float">
            <text:p>11.87</text:p>
          </table:table-cell>
          <table:table-cell table:style-name="Default" office:value-type="float" office:value="62.606" calcext:value-type="float">
            <text:p>62.60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6.8076" calcext:value-type="float">
            <text:p>6.807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1.0546" calcext:value-type="float">
            <text:p>51.0546</text:p>
          </table:table-cell>
          <table:table-cell table:style-name="Default" office:value-type="float" office:value="19.341" calcext:value-type="float">
            <text:p>19.341</text:p>
          </table:table-cell>
          <table:table-cell table:style-name="Default" office:value-type="float" office:value="63.6732" calcext:value-type="float">
            <text:p>63.67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6.7224" calcext:value-type="float">
            <text:p>6.722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2.069" calcext:value-type="float">
            <text:p>42.069</text:p>
          </table:table-cell>
          <table:table-cell table:style-name="Default" office:value-type="float" office:value="19.341" calcext:value-type="float">
            <text:p>19.341</text:p>
          </table:table-cell>
          <table:table-cell table:style-name="Default" office:value-type="float" office:value="58.7788" calcext:value-type="float">
            <text:p>58.778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2.6312" calcext:value-type="float">
            <text:p>2.6312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0-8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.0328" calcext:value-type="float">
            <text:p>89.0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2396" calcext:value-type="float">
            <text:p>56.23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2.7932" calcext:value-type="float">
            <text:p>32.793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0.7084" calcext:value-type="float">
            <text:p>80.7084</text:p>
          </table:table-cell>
          <table:table-cell table:style-name="Default" office:value-type="float" office:value="10.1436" calcext:value-type="float">
            <text:p>10.1436</text:p>
          </table:table-cell>
          <table:table-cell table:style-name="Default" office:value-type="float" office:value="63.2776" calcext:value-type="float">
            <text:p>63.27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7.5744" calcext:value-type="float">
            <text:p>27.574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8.622" calcext:value-type="float">
            <text:p>68.622</text:p>
          </table:table-cell>
          <table:table-cell table:style-name="Default" office:value-type="float" office:value="25.7652" calcext:value-type="float">
            <text:p>25.7652</text:p>
          </table:table-cell>
          <table:table-cell table:style-name="Default" office:value-type="float" office:value="65.4396" calcext:value-type="float">
            <text:p>65.43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28.9476" calcext:value-type="float">
            <text:p>28.947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2.3382" calcext:value-type="float">
            <text:p>62.3382</text:p>
          </table:table-cell>
          <table:table-cell table:style-name="Default" office:value-type="float" office:value="32.9374" calcext:value-type="float">
            <text:p>32.9374</text:p>
          </table:table-cell>
          <table:table-cell table:style-name="Default" office:value-type="float" office:value="68.4112" calcext:value-type="float">
            <text:p>68.41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26.8644" calcext:value-type="float">
            <text:p>26.8644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0-9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0258" calcext:value-type="float">
            <text:p>69.02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2108" calcext:value-type="float">
            <text:p>49.21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9.815" calcext:value-type="float">
            <text:p>19.8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3.6426" calcext:value-type="float">
            <text:p>63.6426</text:p>
          </table:table-cell>
          <table:table-cell table:style-name="Default" office:value-type="float" office:value="5.8608" calcext:value-type="float">
            <text:p>5.8608</text:p>
          </table:table-cell>
          <table:table-cell table:style-name="Default" office:value-type="float" office:value="50.6828" calcext:value-type="float">
            <text:p>50.68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8.8206" calcext:value-type="float">
            <text:p>18.820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7.4386" calcext:value-type="float">
            <text:p>57.4386</text:p>
          </table:table-cell>
          <table:table-cell table:style-name="Default" office:value-type="float" office:value="5.8608" calcext:value-type="float">
            <text:p>5.8608</text:p>
          </table:table-cell>
          <table:table-cell table:style-name="Default" office:value-type="float" office:value="48.2724" calcext:value-type="float">
            <text:p>48.27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5.027" calcext:value-type="float">
            <text:p>15.02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6.8456" calcext:value-type="float">
            <text:p>46.8456</text:p>
          </table:table-cell>
          <table:table-cell table:style-name="Default" office:value-type="float" office:value="26.3638" calcext:value-type="float">
            <text:p>26.3638</text:p>
          </table:table-cell>
          <table:table-cell table:style-name="Default" office:value-type="float" office:value="61.824" calcext:value-type="float">
            <text:p>61.82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1.3854" calcext:value-type="float">
            <text:p>11.3854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1-0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.78" calcext:value-type="float">
            <text:p>115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0176" calcext:value-type="float">
            <text:p>72.01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43.762" calcext:value-type="float">
            <text:p>43.76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2.656" calcext:value-type="float">
            <text:p>102.656</text:p>
          </table:table-cell>
          <table:table-cell table:style-name="Default" office:value-type="float" office:value="17.1322" calcext:value-type="float">
            <text:p>17.1322</text:p>
          </table:table-cell>
          <table:table-cell table:style-name="Default" office:value-type="float" office:value="75.4216" calcext:value-type="float">
            <text:p>75.42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44.3664" calcext:value-type="float">
            <text:p>44.366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2.8608" calcext:value-type="float">
            <text:p>92.8608</text:p>
          </table:table-cell>
          <table:table-cell table:style-name="Default" office:value-type="float" office:value="17.1322" calcext:value-type="float">
            <text:p>17.1322</text:p>
          </table:table-cell>
          <table:table-cell table:style-name="Default" office:value-type="float" office:value="70.2512" calcext:value-type="float">
            <text:p>70.25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39.7418" calcext:value-type="float">
            <text:p>39.741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1.2076" calcext:value-type="float">
            <text:p>81.2076</text:p>
          </table:table-cell>
          <table:table-cell table:style-name="Default" office:value-type="float" office:value="32.123" calcext:value-type="float">
            <text:p>32.123</text:p>
          </table:table-cell>
          <table:table-cell table:style-name="Default" office:value-type="float" office:value="52.4124" calcext:value-type="float">
            <text:p>52.412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60.9182" calcext:value-type="float">
            <text:p>60.9182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1-1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0.8934" calcext:value-type="float">
            <text:p>90.8934</text:p>
          </table:table-cell>
          <table:table-cell table:style-name="Default" office:value-type="float" office:value="11.2724" calcext:value-type="float">
            <text:p>11.2724</text:p>
          </table:table-cell>
          <table:table-cell table:style-name="Default" office:value-type="float" office:value="76.9304" calcext:value-type="float">
            <text:p>76.93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25.2354" calcext:value-type="float">
            <text:p>25.235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.564" calcext:value-type="float">
            <text:p>84.564</text:p>
          </table:table-cell>
          <table:table-cell table:style-name="Default" office:value-type="float" office:value="11.2724" calcext:value-type="float">
            <text:p>11.2724</text:p>
          </table:table-cell>
          <table:table-cell table:style-name="Default" office:value-type="float" office:value="72.3672" calcext:value-type="float">
            <text:p>72.367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23.4692" calcext:value-type="float">
            <text:p>23.469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1.8848" calcext:value-type="float">
            <text:p>71.8848</text:p>
          </table:table-cell>
          <table:table-cell table:style-name="Default" office:value-type="float" office:value="34.9958" calcext:value-type="float">
            <text:p>34.9958</text:p>
          </table:table-cell>
          <table:table-cell table:style-name="Default" office:value-type="float" office:value="75.4032" calcext:value-type="float">
            <text:p>75.403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31.4774" calcext:value-type="float">
            <text:p>31.477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7.9858" calcext:value-type="float">
            <text:p>57.9858</text:p>
          </table:table-cell>
          <table:table-cell table:style-name="Default" office:value-type="float" office:value="46.0182" calcext:value-type="float">
            <text:p>46.0182</text:p>
          </table:table-cell>
          <table:table-cell table:style-name="Default" office:value-type="float" office:value="73.0388" calcext:value-type="float">
            <text:p>73.038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30.9652" calcext:value-type="float">
            <text:p>30.9652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1-2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9.2952" calcext:value-type="float">
            <text:p>99.2952</text:p>
          </table:table-cell>
          <table:table-cell table:style-name="Default" office:value-type="float" office:value="15.1568" calcext:value-type="float">
            <text:p>15.1568</text:p>
          </table:table-cell>
          <table:table-cell table:style-name="Default" office:value-type="float" office:value="106.784" calcext:value-type="float">
            <text:p>106.78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7.6676" calcext:value-type="float">
            <text:p>7.667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7.4824" calcext:value-type="float">
            <text:p>87.4824</text:p>
          </table:table-cell>
          <table:table-cell table:style-name="Default" office:value-type="float" office:value="30.38" calcext:value-type="float">
            <text:p>30.38</text:p>
          </table:table-cell>
          <table:table-cell table:style-name="Default" office:value-type="float" office:value="114.062" calcext:value-type="float">
            <text:p>114.06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3.8008" calcext:value-type="float">
            <text:p>3.80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1.1872" calcext:value-type="float">
            <text:p>81.1872</text:p>
          </table:table-cell>
          <table:table-cell table:style-name="Default" office:value-type="float" office:value="30.38" calcext:value-type="float">
            <text:p>30.38</text:p>
          </table:table-cell>
          <table:table-cell table:style-name="Default" office:value-type="float" office:value="101.145" calcext:value-type="float">
            <text:p>101.14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10.4224" calcext:value-type="float">
            <text:p>10.422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9.363" calcext:value-type="float">
            <text:p>69.363</text:p>
          </table:table-cell>
          <table:table-cell table:style-name="Default" office:value-type="float" office:value="30.463" calcext:value-type="float">
            <text:p>30.463</text:p>
          </table:table-cell>
          <table:table-cell table:style-name="Default" office:value-type="float" office:value="82.0916" calcext:value-type="float">
            <text:p>82.09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17.7344" calcext:value-type="float">
            <text:p>17.7344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1-3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6.5022" calcext:value-type="float">
            <text:p>96.5022</text:p>
          </table:table-cell>
          <table:table-cell table:style-name="Default" office:value-type="float" office:value="12.5672" calcext:value-type="float">
            <text:p>12.5672</text:p>
          </table:table-cell>
          <table:table-cell table:style-name="Default" office:value-type="float" office:value="60.3152" calcext:value-type="float">
            <text:p>60.315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48.7542" calcext:value-type="float">
            <text:p>48.754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6.0118" calcext:value-type="float">
            <text:p>86.0118</text:p>
          </table:table-cell>
          <table:table-cell table:style-name="Default" office:value-type="float" office:value="25.8648" calcext:value-type="float">
            <text:p>25.8648</text:p>
          </table:table-cell>
          <table:table-cell table:style-name="Default" office:value-type="float" office:value="63.066" calcext:value-type="float">
            <text:p>63.06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48.8106" calcext:value-type="float">
            <text:p>48.810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8.7362" calcext:value-type="float">
            <text:p>78.7362</text:p>
          </table:table-cell>
          <table:table-cell table:style-name="Default" office:value-type="float" office:value="25.8648" calcext:value-type="float">
            <text:p>25.8648</text:p>
          </table:table-cell>
          <table:table-cell table:style-name="Default" office:value-type="float" office:value="55.4576" calcext:value-type="float">
            <text:p>55.45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49.1434" calcext:value-type="float">
            <text:p>49.143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8.8386" calcext:value-type="float">
            <text:p>68.8386</text:p>
          </table:table-cell>
          <table:table-cell table:style-name="Default" office:value-type="float" office:value="38.2992" calcext:value-type="float">
            <text:p>38.2992</text:p>
          </table:table-cell>
          <table:table-cell table:style-name="Default" office:value-type="float" office:value="59.3032" calcext:value-type="float">
            <text:p>59.30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47.8346" calcext:value-type="float">
            <text:p>47.8346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1-4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9.913" calcext:value-type="float">
            <text:p>89.913</text:p>
          </table:table-cell>
          <table:table-cell table:style-name="Default" office:value-type="float" office:value="13.945" calcext:value-type="float">
            <text:p>13.945</text:p>
          </table:table-cell>
          <table:table-cell table:style-name="Default" office:value-type="float" office:value="64.6944" calcext:value-type="float">
            <text:p>64.69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39.1636" calcext:value-type="float">
            <text:p>39.163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2.8312" calcext:value-type="float">
            <text:p>82.8312</text:p>
          </table:table-cell>
          <table:table-cell table:style-name="Default" office:value-type="float" office:value="22.2792" calcext:value-type="float">
            <text:p>22.2792</text:p>
          </table:table-cell>
          <table:table-cell table:style-name="Default" office:value-type="float" office:value="68.1444" calcext:value-type="float">
            <text:p>68.14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36.966" calcext:value-type="float">
            <text:p>36.96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1.3376" calcext:value-type="float">
            <text:p>71.3376</text:p>
          </table:table-cell>
          <table:table-cell table:style-name="Default" office:value-type="float" office:value="37.0376" calcext:value-type="float">
            <text:p>37.0376</text:p>
          </table:table-cell>
          <table:table-cell table:style-name="Default" office:value-type="float" office:value="77.0776" calcext:value-type="float">
            <text:p>77.07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31.2976" calcext:value-type="float">
            <text:p>31.297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2.8308" calcext:value-type="float">
            <text:p>62.8308</text:p>
          </table:table-cell>
          <table:table-cell table:style-name="Default" office:value-type="float" office:value="39.1126" calcext:value-type="float">
            <text:p>39.1126</text:p>
          </table:table-cell>
          <table:table-cell table:style-name="Default" office:value-type="float" office:value="73.7656" calcext:value-type="float">
            <text:p>73.765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28.1778" calcext:value-type="float">
            <text:p>28.1778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1-5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5.953" calcext:value-type="float">
            <text:p>105.9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2736" calcext:value-type="float">
            <text:p>78.273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27.6792" calcext:value-type="float">
            <text:p>27.679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4.2426" calcext:value-type="float">
            <text:p>94.2426</text:p>
          </table:table-cell>
          <table:table-cell table:style-name="Default" office:value-type="float" office:value="15.0738" calcext:value-type="float">
            <text:p>15.0738</text:p>
          </table:table-cell>
          <table:table-cell table:style-name="Default" office:value-type="float" office:value="72.8456" calcext:value-type="float">
            <text:p>72.84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36.4708" calcext:value-type="float">
            <text:p>36.47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3.1024" calcext:value-type="float">
            <text:p>83.1024</text:p>
          </table:table-cell>
          <table:table-cell table:style-name="Default" office:value-type="float" office:value="15.0738" calcext:value-type="float">
            <text:p>15.0738</text:p>
          </table:table-cell>
          <table:table-cell table:style-name="Default" office:value-type="float" office:value="62.7624" calcext:value-type="float">
            <text:p>62.76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35.4138" calcext:value-type="float">
            <text:p>35.413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3.182" calcext:value-type="float">
            <text:p>73.182</text:p>
          </table:table-cell>
          <table:table-cell table:style-name="Default" office:value-type="float" office:value="15.0738" calcext:value-type="float">
            <text:p>15.0738</text:p>
          </table:table-cell>
          <table:table-cell table:style-name="Default" office:value-type="float" office:value="54.372" calcext:value-type="float">
            <text:p>54.3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33.8838" calcext:value-type="float">
            <text:p>33.8838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1-6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8.5906" calcext:value-type="float">
            <text:p>88.5906</text:p>
          </table:table-cell>
          <table:table-cell table:style-name="Default" office:value-type="float" office:value="8.7326" calcext:value-type="float">
            <text:p>8.7326</text:p>
          </table:table-cell>
          <table:table-cell table:style-name="Default" office:value-type="float" office:value="61.4468" calcext:value-type="float">
            <text:p>61.446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35.8764" calcext:value-type="float">
            <text:p>35.876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1.0528" calcext:value-type="float">
            <text:p>81.0528</text:p>
          </table:table-cell>
          <table:table-cell table:style-name="Default" office:value-type="float" office:value="8.7326" calcext:value-type="float">
            <text:p>8.7326</text:p>
          </table:table-cell>
          <table:table-cell table:style-name="Default" office:value-type="float" office:value="52.1364" calcext:value-type="float">
            <text:p>52.136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37.649" calcext:value-type="float">
            <text:p>37.64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0.0152" calcext:value-type="float">
            <text:p>70.0152</text:p>
          </table:table-cell>
          <table:table-cell table:style-name="Default" office:value-type="float" office:value="8.7326" calcext:value-type="float">
            <text:p>8.7326</text:p>
          </table:table-cell>
          <table:table-cell table:style-name="Default" office:value-type="float" office:value="46.7636" calcext:value-type="float">
            <text:p>46.76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31.9842" calcext:value-type="float">
            <text:p>31.984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9.7984" calcext:value-type="float">
            <text:p>59.7984</text:p>
          </table:table-cell>
          <table:table-cell table:style-name="Default" office:value-type="float" office:value="8.7326" calcext:value-type="float">
            <text:p>8.7326</text:p>
          </table:table-cell>
          <table:table-cell table:style-name="Default" office:value-type="float" office:value="41.5932" calcext:value-type="float">
            <text:p>41.59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26.9378" calcext:value-type="float">
            <text:p>26.9378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1-7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9.5162" calcext:value-type="float">
            <text:p>79.5162</text:p>
          </table:table-cell>
          <table:table-cell table:style-name="Default" office:value-type="float" office:value="11.455" calcext:value-type="float">
            <text:p>11.455</text:p>
          </table:table-cell>
          <table:table-cell table:style-name="Default" office:value-type="float" office:value="73.9864" calcext:value-type="float">
            <text:p>73.986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16.9848" calcext:value-type="float">
            <text:p>16.984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73.563" calcext:value-type="float">
            <text:p>73.563</text:p>
          </table:table-cell>
          <table:table-cell table:style-name="Default" office:value-type="float" office:value="18.1458" calcext:value-type="float">
            <text:p>18.1458</text:p>
          </table:table-cell>
          <table:table-cell table:style-name="Default" office:value-type="float" office:value="71.53" calcext:value-type="float">
            <text:p>71.5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20.1788" calcext:value-type="float">
            <text:p>20.178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7.4502" calcext:value-type="float">
            <text:p>67.4502</text:p>
          </table:table-cell>
          <table:table-cell table:style-name="Default" office:value-type="float" office:value="18.1458" calcext:value-type="float">
            <text:p>18.1458</text:p>
          </table:table-cell>
          <table:table-cell table:style-name="Default" office:value-type="float" office:value="65.3844" calcext:value-type="float">
            <text:p>65.38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20.2116" calcext:value-type="float">
            <text:p>20.211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0.9156" calcext:value-type="float">
            <text:p>60.9156</text:p>
          </table:table-cell>
          <table:table-cell table:style-name="Default" office:value-type="float" office:value="25.6832" calcext:value-type="float">
            <text:p>25.6832</text:p>
          </table:table-cell>
          <table:table-cell table:style-name="Default" office:value-type="float" office:value="70.4444" calcext:value-type="float">
            <text:p>70.44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16.1544" calcext:value-type="float">
            <text:p>16.1544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1-8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6704" calcext:value-type="float">
            <text:p>88.67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3552" calcext:value-type="float">
            <text:p>48.35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40.3152" calcext:value-type="float">
            <text:p>40.315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3.1162" calcext:value-type="float">
            <text:p>83.1162</text:p>
          </table:table-cell>
          <table:table-cell table:style-name="Default" office:value-type="float" office:value="6.1098" calcext:value-type="float">
            <text:p>6.1098</text:p>
          </table:table-cell>
          <table:table-cell table:style-name="Default" office:value-type="float" office:value="49.1004" calcext:value-type="float">
            <text:p>49.10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40.1256" calcext:value-type="float">
            <text:p>40.125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5.852" calcext:value-type="float">
            <text:p>75.852</text:p>
          </table:table-cell>
          <table:table-cell table:style-name="Default" office:value-type="float" office:value="14.7096" calcext:value-type="float">
            <text:p>14.7096</text:p>
          </table:table-cell>
          <table:table-cell table:style-name="Default" office:value-type="float" office:value="52.2652" calcext:value-type="float">
            <text:p>52.26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38.2964" calcext:value-type="float">
            <text:p>38.296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3.4806" calcext:value-type="float">
            <text:p>63.4806</text:p>
          </table:table-cell>
          <table:table-cell table:style-name="Default" office:value-type="float" office:value="30.7462" calcext:value-type="float">
            <text:p>30.7462</text:p>
          </table:table-cell>
          <table:table-cell table:style-name="Default" office:value-type="float" office:value="54.2708" calcext:value-type="float">
            <text:p>54.27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9" calcext:value-type="float">
            <text:p>0.49</text:p>
          </table:table-cell>
          <table:table-cell table:style-name="Default" office:value-type="float" office:value="39.956" calcext:value-type="float">
            <text:p>39.956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1-9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.302" calcext:value-type="float">
            <text:p>94.3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3424" calcext:value-type="float">
            <text:p>50.342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43.9596" calcext:value-type="float">
            <text:p>43.959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.4386" calcext:value-type="float">
            <text:p>84.4386</text:p>
          </table:table-cell>
          <table:table-cell table:style-name="Default" office:value-type="float" office:value="12.3846" calcext:value-type="float">
            <text:p>12.3846</text:p>
          </table:table-cell>
          <table:table-cell table:style-name="Default" office:value-type="float" office:value="51.1612" calcext:value-type="float">
            <text:p>51.16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45.662" calcext:value-type="float">
            <text:p>45.66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4.256" calcext:value-type="float">
            <text:p>74.256</text:p>
          </table:table-cell>
          <table:table-cell table:style-name="Default" office:value-type="float" office:value="25.234" calcext:value-type="float">
            <text:p>25.234</text:p>
          </table:table-cell>
          <table:table-cell table:style-name="Default" office:value-type="float" office:value="49.7444" calcext:value-type="float">
            <text:p>49.74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49.7456" calcext:value-type="float">
            <text:p>49.745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3.2754" calcext:value-type="float">
            <text:p>63.2754</text:p>
          </table:table-cell>
          <table:table-cell table:style-name="Default" office:value-type="float" office:value="39.2454" calcext:value-type="float">
            <text:p>39.2454</text:p>
          </table:table-cell>
          <table:table-cell table:style-name="Default" office:value-type="float" office:value="57.9232" calcext:value-type="float">
            <text:p>57.923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44.5976" calcext:value-type="float">
            <text:p>44.5976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2-0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0.449" calcext:value-type="float">
            <text:p>100.449</text:p>
          </table:table-cell>
          <table:table-cell table:style-name="Default" office:value-type="float" office:value="6.6908" calcext:value-type="float">
            <text:p>6.6908</text:p>
          </table:table-cell>
          <table:table-cell table:style-name="Default" office:value-type="float" office:value="77.4088" calcext:value-type="float">
            <text:p>77.408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29.731" calcext:value-type="float">
            <text:p>29.73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3.8574" calcext:value-type="float">
            <text:p>93.8574</text:p>
          </table:table-cell>
          <table:table-cell table:style-name="Default" office:value-type="float" office:value="14.3112" calcext:value-type="float">
            <text:p>14.3112</text:p>
          </table:table-cell>
          <table:table-cell table:style-name="Default" office:value-type="float" office:value="75.1272" calcext:value-type="float">
            <text:p>75.12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33.0414" calcext:value-type="float">
            <text:p>33.041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81.5772" calcext:value-type="float">
            <text:p>81.5772</text:p>
          </table:table-cell>
          <table:table-cell table:style-name="Default" office:value-type="float" office:value="30.215" calcext:value-type="float">
            <text:p>30.215</text:p>
          </table:table-cell>
          <table:table-cell table:style-name="Default" office:value-type="float" office:value="75.9184" calcext:value-type="float">
            <text:p>75.91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35.8738" calcext:value-type="float">
            <text:p>35.873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4.8714" calcext:value-type="float">
            <text:p>64.8714</text:p>
          </table:table-cell>
          <table:table-cell table:style-name="Default" office:value-type="float" office:value="40.5412" calcext:value-type="float">
            <text:p>40.5412</text:p>
          </table:table-cell>
          <table:table-cell table:style-name="Default" office:value-type="float" office:value="65.5684" calcext:value-type="float">
            <text:p>65.56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39.8442" calcext:value-type="float">
            <text:p>39.8442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2-1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5.6724" calcext:value-type="float">
            <text:p>95.6724</text:p>
          </table:table-cell>
          <table:table-cell table:style-name="Default" office:value-type="float" office:value="12.0194" calcext:value-type="float">
            <text:p>12.0194</text:p>
          </table:table-cell>
          <table:table-cell table:style-name="Default" office:value-type="float" office:value="87.7312" calcext:value-type="float">
            <text:p>87.73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19.9606" calcext:value-type="float">
            <text:p>19.960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.84" calcext:value-type="float">
            <text:p>84.84</text:p>
          </table:table-cell>
          <table:table-cell table:style-name="Default" office:value-type="float" office:value="13.7956" calcext:value-type="float">
            <text:p>13.7956</text:p>
          </table:table-cell>
          <table:table-cell table:style-name="Default" office:value-type="float" office:value="78.1448" calcext:value-type="float">
            <text:p>78.14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20.4908" calcext:value-type="float">
            <text:p>20.490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6.3446" calcext:value-type="float">
            <text:p>76.3446</text:p>
          </table:table-cell>
          <table:table-cell table:style-name="Default" office:value-type="float" office:value="24.1882" calcext:value-type="float">
            <text:p>24.1882</text:p>
          </table:table-cell>
          <table:table-cell table:style-name="Default" office:value-type="float" office:value="75.44" calcext:value-type="float">
            <text:p>75.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25.0928" calcext:value-type="float">
            <text:p>25.092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4.4496" calcext:value-type="float">
            <text:p>64.4496</text:p>
          </table:table-cell>
          <table:table-cell table:style-name="Default" office:value-type="float" office:value="37.5532" calcext:value-type="float">
            <text:p>37.5532</text:p>
          </table:table-cell>
          <table:table-cell table:style-name="Default" office:value-type="float" office:value="76.6176" calcext:value-type="float">
            <text:p>76.61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25.3852" calcext:value-type="float">
            <text:p>25.3852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2-2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8.9692" calcext:value-type="float">
            <text:p>88.9692</text:p>
          </table:table-cell>
          <table:table-cell table:style-name="Default" office:value-type="float" office:value="10.5254" calcext:value-type="float">
            <text:p>10.5254</text:p>
          </table:table-cell>
          <table:table-cell table:style-name="Default" office:value-type="float" office:value="60.0668" calcext:value-type="float">
            <text:p>60.06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39.4278" calcext:value-type="float">
            <text:p>39.427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1.4656" calcext:value-type="float">
            <text:p>81.4656</text:p>
          </table:table-cell>
          <table:table-cell table:style-name="Default" office:value-type="float" office:value="19.4738" calcext:value-type="float">
            <text:p>19.4738</text:p>
          </table:table-cell>
          <table:table-cell table:style-name="Default" office:value-type="float" office:value="64.1516" calcext:value-type="float">
            <text:p>64.15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36.7878" calcext:value-type="float">
            <text:p>36.787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4.3496" calcext:value-type="float">
            <text:p>74.3496</text:p>
          </table:table-cell>
          <table:table-cell table:style-name="Default" office:value-type="float" office:value="27.8578" calcext:value-type="float">
            <text:p>27.8578</text:p>
          </table:table-cell>
          <table:table-cell table:style-name="Default" office:value-type="float" office:value="56.1752" calcext:value-type="float">
            <text:p>56.17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46.0322" calcext:value-type="float">
            <text:p>46.032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2.1376" calcext:value-type="float">
            <text:p>52.1376</text:p>
          </table:table-cell>
          <table:table-cell table:style-name="Default" office:value-type="float" office:value="38.9134" calcext:value-type="float">
            <text:p>38.9134</text:p>
          </table:table-cell>
          <table:table-cell table:style-name="Default" office:value-type="float" office:value="55.246" calcext:value-type="float">
            <text:p>55.24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35.805" calcext:value-type="float">
            <text:p>35.805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2-3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1.272" calcext:value-type="float">
            <text:p>91.2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668" calcext:value-type="float">
            <text:p>71.66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19.604" calcext:value-type="float">
            <text:p>19.60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0.3256" calcext:value-type="float">
            <text:p>80.3256</text:p>
          </table:table-cell>
          <table:table-cell table:style-name="Default" office:value-type="float" office:value="13.9616" calcext:value-type="float">
            <text:p>13.9616</text:p>
          </table:table-cell>
          <table:table-cell table:style-name="Default" office:value-type="float" office:value="74.1244" calcext:value-type="float">
            <text:p>74.12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20.1628" calcext:value-type="float">
            <text:p>20.162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0.4166" calcext:value-type="float">
            <text:p>70.4166</text:p>
          </table:table-cell>
          <table:table-cell table:style-name="Default" office:value-type="float" office:value="26.4126" calcext:value-type="float">
            <text:p>26.4126</text:p>
          </table:table-cell>
          <table:table-cell table:style-name="Default" office:value-type="float" office:value="78.2828" calcext:value-type="float">
            <text:p>78.28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18.5464" calcext:value-type="float">
            <text:p>18.546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8.9548" calcext:value-type="float">
            <text:p>58.9548</text:p>
          </table:table-cell>
          <table:table-cell table:style-name="Default" office:value-type="float" office:value="32.539" calcext:value-type="float">
            <text:p>32.539</text:p>
          </table:table-cell>
          <table:table-cell table:style-name="Default" office:value-type="float" office:value="77.2892" calcext:value-type="float">
            <text:p>77.289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14.2046" calcext:value-type="float">
            <text:p>14.2046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2-4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.3144" calcext:value-type="float">
            <text:p>90.31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086" calcext:value-type="float">
            <text:p>80.08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10.2284" calcext:value-type="float">
            <text:p>10.228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1.42" calcext:value-type="float">
            <text:p>81.42</text:p>
          </table:table-cell>
          <table:table-cell table:style-name="Default" office:value-type="float" office:value="10.9736" calcext:value-type="float">
            <text:p>10.9736</text:p>
          </table:table-cell>
          <table:table-cell table:style-name="Default" office:value-type="float" office:value="81.098" calcext:value-type="float">
            <text:p>81.09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11.2956" calcext:value-type="float">
            <text:p>11.295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0.1544" calcext:value-type="float">
            <text:p>70.1544</text:p>
          </table:table-cell>
          <table:table-cell table:style-name="Default" office:value-type="float" office:value="25.4" calcext:value-type="float">
            <text:p>25.4</text:p>
          </table:table-cell>
          <table:table-cell table:style-name="Default" office:value-type="float" office:value="87.7404" calcext:value-type="float">
            <text:p>87.740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7.814" calcext:value-type="float">
            <text:p>7.81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2.719" calcext:value-type="float">
            <text:p>52.719</text:p>
          </table:table-cell>
          <table:table-cell table:style-name="Default" office:value-type="float" office:value="21.6318" calcext:value-type="float">
            <text:p>21.6318</text:p>
          </table:table-cell>
          <table:table-cell table:style-name="Default" office:value-type="float" office:value="68.1076" calcext:value-type="float">
            <text:p>68.10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6.2432" calcext:value-type="float">
            <text:p>6.2432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2-5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3.926" calcext:value-type="float">
            <text:p>103.9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252" calcext:value-type="float">
            <text:p>67.2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36.674" calcext:value-type="float">
            <text:p>36.67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8.0868" calcext:value-type="float">
            <text:p>98.0868</text:p>
          </table:table-cell>
          <table:table-cell table:style-name="Default" office:value-type="float" office:value="6.5248" calcext:value-type="float">
            <text:p>6.5248</text:p>
          </table:table-cell>
          <table:table-cell table:style-name="Default" office:value-type="float" office:value="64.9336" calcext:value-type="float">
            <text:p>64.93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39.678" calcext:value-type="float">
            <text:p>39.67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5.3506" calcext:value-type="float">
            <text:p>85.3506</text:p>
          </table:table-cell>
          <table:table-cell table:style-name="Default" office:value-type="float" office:value="23.0926" calcext:value-type="float">
            <text:p>23.0926</text:p>
          </table:table-cell>
          <table:table-cell table:style-name="Default" office:value-type="float" office:value="66.2768" calcext:value-type="float">
            <text:p>66.27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42.1664" calcext:value-type="float">
            <text:p>42.166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6.6384" calcext:value-type="float">
            <text:p>66.6384</text:p>
          </table:table-cell>
          <table:table-cell table:style-name="Default" office:value-type="float" office:value="38.515" calcext:value-type="float">
            <text:p>38.515</text:p>
          </table:table-cell>
          <table:table-cell table:style-name="Default" office:value-type="float" office:value="60.674" calcext:value-type="float">
            <text:p>60.67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44.4794" calcext:value-type="float">
            <text:p>44.4794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2-6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5.955" calcext:value-type="float">
            <text:p>105.955</text:p>
          </table:table-cell>
          <table:table-cell table:style-name="Default" office:value-type="float" office:value="5.6616" calcext:value-type="float">
            <text:p>5.6616</text:p>
          </table:table-cell>
          <table:table-cell table:style-name="Default" office:value-type="float" office:value="76.0104" calcext:value-type="float">
            <text:p>76.010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35.6064" calcext:value-type="float">
            <text:p>35.606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4.5528" calcext:value-type="float">
            <text:p>94.5528</text:p>
          </table:table-cell>
          <table:table-cell table:style-name="Default" office:value-type="float" office:value="14.6256" calcext:value-type="float">
            <text:p>14.6256</text:p>
          </table:table-cell>
          <table:table-cell table:style-name="Default" office:value-type="float" office:value="68.2732" calcext:value-type="float">
            <text:p>68.273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40.9052" calcext:value-type="float">
            <text:p>40.905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7.414" calcext:value-type="float">
            <text:p>87.414</text:p>
          </table:table-cell>
          <table:table-cell table:style-name="Default" office:value-type="float" office:value="14.6256" calcext:value-type="float">
            <text:p>14.6256</text:p>
          </table:table-cell>
          <table:table-cell table:style-name="Default" office:value-type="float" office:value="63.5168" calcext:value-type="float">
            <text:p>63.516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38.5228" calcext:value-type="float">
            <text:p>38.522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8.4054" calcext:value-type="float">
            <text:p>68.4054</text:p>
          </table:table-cell>
          <table:table-cell table:style-name="Default" office:value-type="float" office:value="38.349" calcext:value-type="float">
            <text:p>38.349</text:p>
          </table:table-cell>
          <table:table-cell table:style-name="Default" office:value-type="float" office:value="62.4956" calcext:value-type="float">
            <text:p>62.49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1" calcext:value-type="float">
            <text:p>0.51</text:p>
          </table:table-cell>
          <table:table-cell table:style-name="Default" office:value-type="float" office:value="44.2588" calcext:value-type="float">
            <text:p>44.2588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2-7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.007" calcext:value-type="float">
            <text:p>115.0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8128" calcext:value-type="float">
            <text:p>57.81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57.194" calcext:value-type="float">
            <text:p>57.19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4.9176" calcext:value-type="float">
            <text:p>94.9176</text:p>
          </table:table-cell>
          <table:table-cell table:style-name="Default" office:value-type="float" office:value="27.2748" calcext:value-type="float">
            <text:p>27.2748</text:p>
          </table:table-cell>
          <table:table-cell table:style-name="Default" office:value-type="float" office:value="60.7108" calcext:value-type="float">
            <text:p>60.71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61.4816" calcext:value-type="float">
            <text:p>61.481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6.8668" calcext:value-type="float">
            <text:p>86.8668</text:p>
          </table:table-cell>
          <table:table-cell table:style-name="Default" office:value-type="float" office:value="37.02" calcext:value-type="float">
            <text:p>37.02</text:p>
          </table:table-cell>
          <table:table-cell table:style-name="Default" office:value-type="float" office:value="62.5876" calcext:value-type="float">
            <text:p>62.58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61.2992" calcext:value-type="float">
            <text:p>61.299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2.3612" calcext:value-type="float">
            <text:p>72.3612</text:p>
          </table:table-cell>
          <table:table-cell table:style-name="Default" office:value-type="float" office:value="43.4784" calcext:value-type="float">
            <text:p>43.4784</text:p>
          </table:table-cell>
          <table:table-cell table:style-name="Default" office:value-type="float" office:value="51.3544" calcext:value-type="float">
            <text:p>51.35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64.4852" calcext:value-type="float">
            <text:p>64.4852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2-8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8.5338" calcext:value-type="float">
            <text:p>98.5338</text:p>
          </table:table-cell>
          <table:table-cell table:style-name="Default" office:value-type="float" office:value="11.8866" calcext:value-type="float">
            <text:p>11.8866</text:p>
          </table:table-cell>
          <table:table-cell table:style-name="Default" office:value-type="float" office:value="75.2928" calcext:value-type="float">
            <text:p>75.292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35.1276" calcext:value-type="float">
            <text:p>35.127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6.0826" calcext:value-type="float">
            <text:p>86.0826</text:p>
          </table:table-cell>
          <table:table-cell table:style-name="Default" office:value-type="float" office:value="28.0394" calcext:value-type="float">
            <text:p>28.0394</text:p>
          </table:table-cell>
          <table:table-cell table:style-name="Default" office:value-type="float" office:value="74.888" calcext:value-type="float">
            <text:p>74.88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39.234" calcext:value-type="float">
            <text:p>39.23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3.8822" calcext:value-type="float">
            <text:p>73.8822</text:p>
          </table:table-cell>
          <table:table-cell table:style-name="Default" office:value-type="float" office:value="43.827" calcext:value-type="float">
            <text:p>43.827</text:p>
          </table:table-cell>
          <table:table-cell table:style-name="Default" office:value-type="float" office:value="79.3868" calcext:value-type="float">
            <text:p>79.386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38.3224" calcext:value-type="float">
            <text:p>38.322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5.0104" calcext:value-type="float">
            <text:p>55.0104</text:p>
          </table:table-cell>
          <table:table-cell table:style-name="Default" office:value-type="float" office:value="45.487" calcext:value-type="float">
            <text:p>45.487</text:p>
          </table:table-cell>
          <table:table-cell table:style-name="Default" office:value-type="float" office:value="72.1648" calcext:value-type="float">
            <text:p>72.16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28.3326" calcext:value-type="float">
            <text:p>28.3326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2-9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8.418" calcext:value-type="float">
            <text:p>108.418</text:p>
          </table:table-cell>
          <table:table-cell table:style-name="Default" office:value-type="float" office:value="10.9238" calcext:value-type="float">
            <text:p>10.9238</text:p>
          </table:table-cell>
          <table:table-cell table:style-name="Default" office:value-type="float" office:value="82.4412" calcext:value-type="float">
            <text:p>82.44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36.9002" calcext:value-type="float">
            <text:p>36.900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6.696" calcext:value-type="float">
            <text:p>96.696</text:p>
          </table:table-cell>
          <table:table-cell table:style-name="Default" office:value-type="float" office:value="26.0142" calcext:value-type="float">
            <text:p>26.0142</text:p>
          </table:table-cell>
          <table:table-cell table:style-name="Default" office:value-type="float" office:value="83.1404" calcext:value-type="float">
            <text:p>83.14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39.5698" calcext:value-type="float">
            <text:p>39.569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84.8832" calcext:value-type="float">
            <text:p>84.8832</text:p>
          </table:table-cell>
          <table:table-cell table:style-name="Default" office:value-type="float" office:value="41.2374" calcext:value-type="float">
            <text:p>41.2374</text:p>
          </table:table-cell>
          <table:table-cell table:style-name="Default" office:value-type="float" office:value="81.8248" calcext:value-type="float">
            <text:p>81.82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44.2958" calcext:value-type="float">
            <text:p>44.295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8.8158" calcext:value-type="float">
            <text:p>68.8158</text:p>
          </table:table-cell>
          <table:table-cell table:style-name="Default" office:value-type="float" office:value="52.3272" calcext:value-type="float">
            <text:p>52.3272</text:p>
          </table:table-cell>
          <table:table-cell table:style-name="Default" office:value-type="float" office:value="77.6204" calcext:value-type="float">
            <text:p>77.620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43.5226" calcext:value-type="float">
            <text:p>43.5226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3-0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5.994" calcext:value-type="float">
            <text:p>95.994</text:p>
          </table:table-cell>
          <table:table-cell table:style-name="Default" office:value-type="float" office:value="8.5832" calcext:value-type="float">
            <text:p>8.5832</text:p>
          </table:table-cell>
          <table:table-cell table:style-name="Default" office:value-type="float" office:value="76.0012" calcext:value-type="float">
            <text:p>76.00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28.576" calcext:value-type="float">
            <text:p>28.57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7.5556" calcext:value-type="float">
            <text:p>87.5556</text:p>
          </table:table-cell>
          <table:table-cell table:style-name="Default" office:value-type="float" office:value="18.8928" calcext:value-type="float">
            <text:p>18.8928</text:p>
          </table:table-cell>
          <table:table-cell table:style-name="Default" office:value-type="float" office:value="81.604" calcext:value-type="float">
            <text:p>81.6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24.8444" calcext:value-type="float">
            <text:p>24.844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1.8188" calcext:value-type="float">
            <text:p>71.8188</text:p>
          </table:table-cell>
          <table:table-cell table:style-name="Default" office:value-type="float" office:value="27.8744" calcext:value-type="float">
            <text:p>27.8744</text:p>
          </table:table-cell>
          <table:table-cell table:style-name="Default" office:value-type="float" office:value="80.868" calcext:value-type="float">
            <text:p>80.8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18.8252" calcext:value-type="float">
            <text:p>18.825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5.364" calcext:value-type="float">
            <text:p>65.364</text:p>
          </table:table-cell>
          <table:table-cell table:style-name="Default" office:value-type="float" office:value="18.8928" calcext:value-type="float">
            <text:p>18.8928</text:p>
          </table:table-cell>
          <table:table-cell table:style-name="Default" office:value-type="float" office:value="63.3052" calcext:value-type="float">
            <text:p>63.30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20.9516" calcext:value-type="float">
            <text:p>20.9516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3-1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1.008" calcext:value-type="float">
            <text:p>111.008</text:p>
          </table:table-cell>
          <table:table-cell table:style-name="Default" office:value-type="float" office:value="13.447" calcext:value-type="float">
            <text:p>13.447</text:p>
          </table:table-cell>
          <table:table-cell table:style-name="Default" office:value-type="float" office:value="102.065" calcext:value-type="float">
            <text:p>102.06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22.39" calcext:value-type="float">
            <text:p>22.3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3.652" calcext:value-type="float">
            <text:p>103.652</text:p>
          </table:table-cell>
          <table:table-cell table:style-name="Default" office:value-type="float" office:value="8.7326" calcext:value-type="float">
            <text:p>8.7326</text:p>
          </table:table-cell>
          <table:table-cell table:style-name="Default" office:value-type="float" office:value="82.2848" calcext:value-type="float">
            <text:p>82.28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9" calcext:value-type="float">
            <text:p>0.39</text:p>
          </table:table-cell>
          <table:table-cell table:style-name="Default" office:value-type="float" office:value="30.1002" calcext:value-type="float">
            <text:p>30.100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2.968" calcext:value-type="float">
            <text:p>82.968</text:p>
          </table:table-cell>
          <table:table-cell table:style-name="Default" office:value-type="float" office:value="34.8962" calcext:value-type="float">
            <text:p>34.8962</text:p>
          </table:table-cell>
          <table:table-cell table:style-name="Default" office:value-type="float" office:value="79.0004" calcext:value-type="float">
            <text:p>79.00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38.8638" calcext:value-type="float">
            <text:p>38.863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2.147" calcext:value-type="float">
            <text:p>72.147</text:p>
          </table:table-cell>
          <table:table-cell table:style-name="Default" office:value-type="float" office:value="34.8962" calcext:value-type="float">
            <text:p>34.8962</text:p>
          </table:table-cell>
          <table:table-cell table:style-name="Default" office:value-type="float" office:value="69.5704" calcext:value-type="float">
            <text:p>69.57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57" calcext:value-type="float">
            <text:p>1.57</text:p>
          </table:table-cell>
          <table:table-cell table:style-name="Default" office:value-type="float" office:value="37.4728" calcext:value-type="float">
            <text:p>37.4728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3-2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8.055" calcext:value-type="float">
            <text:p>108.055</text:p>
          </table:table-cell>
          <table:table-cell table:style-name="Default" office:value-type="float" office:value="13.0652" calcext:value-type="float">
            <text:p>13.0652</text:p>
          </table:table-cell>
          <table:table-cell table:style-name="Default" office:value-type="float" office:value="84.732" calcext:value-type="float">
            <text:p>84.73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36.3884" calcext:value-type="float">
            <text:p>36.388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8.8416" calcext:value-type="float">
            <text:p>98.8416</text:p>
          </table:table-cell>
          <table:table-cell table:style-name="Default" office:value-type="float" office:value="24.5036" calcext:value-type="float">
            <text:p>24.5036</text:p>
          </table:table-cell>
          <table:table-cell table:style-name="Default" office:value-type="float" office:value="84.042" calcext:value-type="float">
            <text:p>84.04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39.3032" calcext:value-type="float">
            <text:p>39.303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2.0332" calcext:value-type="float">
            <text:p>82.0332</text:p>
          </table:table-cell>
          <table:table-cell table:style-name="Default" office:value-type="float" office:value="45.0232" calcext:value-type="float">
            <text:p>45.0232</text:p>
          </table:table-cell>
          <table:table-cell table:style-name="Default" office:value-type="float" office:value="90.2244" calcext:value-type="float">
            <text:p>90.224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69" calcext:value-type="float">
            <text:p>0.69</text:p>
          </table:table-cell>
          <table:table-cell table:style-name="Default" office:value-type="float" office:value="36.832" calcext:value-type="float">
            <text:p>36.83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.8278" calcext:value-type="float">
            <text:p>71.8278</text:p>
          </table:table-cell>
          <table:table-cell table:style-name="Default" office:value-type="float" office:value="51.879" calcext:value-type="float">
            <text:p>51.879</text:p>
          </table:table-cell>
          <table:table-cell table:style-name="Default" office:value-type="float" office:value="93.058" calcext:value-type="float">
            <text:p>93.05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69" calcext:value-type="float">
            <text:p>0.69</text:p>
          </table:table-cell>
          <table:table-cell table:style-name="Default" office:value-type="float" office:value="30.6488" calcext:value-type="float">
            <text:p>30.6488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3-3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7.28" calcext:value-type="float">
            <text:p>107.28</text:p>
          </table:table-cell>
          <table:table-cell table:style-name="Default" office:value-type="float" office:value="7.471" calcext:value-type="float">
            <text:p>7.471</text:p>
          </table:table-cell>
          <table:table-cell table:style-name="Default" office:value-type="float" office:value="98.348" calcext:value-type="float">
            <text:p>98.34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16.403" calcext:value-type="float">
            <text:p>16.403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9.2862" calcext:value-type="float">
            <text:p>99.2862</text:p>
          </table:table-cell>
          <table:table-cell table:style-name="Default" office:value-type="float" office:value="17.1332" calcext:value-type="float">
            <text:p>17.1332</text:p>
          </table:table-cell>
          <table:table-cell table:style-name="Default" office:value-type="float" office:value="104.714" calcext:value-type="float">
            <text:p>104.71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11.705" calcext:value-type="float">
            <text:p>11.70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2.056" calcext:value-type="float">
            <text:p>82.056</text:p>
          </table:table-cell>
          <table:table-cell table:style-name="Default" office:value-type="float" office:value="25.3336" calcext:value-type="float">
            <text:p>25.3336</text:p>
          </table:table-cell>
          <table:table-cell table:style-name="Default" office:value-type="float" office:value="86.848" calcext:value-type="float">
            <text:p>86.84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20.5416" calcext:value-type="float">
            <text:p>20.541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2.2838" calcext:value-type="float">
            <text:p>72.2838</text:p>
          </table:table-cell>
          <table:table-cell table:style-name="Default" office:value-type="float" office:value="37.5854" calcext:value-type="float">
            <text:p>37.5854</text:p>
          </table:table-cell>
          <table:table-cell table:style-name="Default" office:value-type="float" office:value="79.4144" calcext:value-type="float">
            <text:p>79.41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30.4548" calcext:value-type="float">
            <text:p>30.4548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3-4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6.55" calcext:value-type="float">
            <text:p>106.55</text:p>
          </table:table-cell>
          <table:table-cell table:style-name="Default" office:value-type="float" office:value="10.3594" calcext:value-type="float">
            <text:p>10.3594</text:p>
          </table:table-cell>
          <table:table-cell table:style-name="Default" office:value-type="float" office:value="58.9076" calcext:value-type="float">
            <text:p>58.907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58.0022" calcext:value-type="float">
            <text:p>58.002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8.2032" calcext:value-type="float">
            <text:p>98.2032</text:p>
          </table:table-cell>
          <table:table-cell table:style-name="Default" office:value-type="float" office:value="20.5362" calcext:value-type="float">
            <text:p>20.5362</text:p>
          </table:table-cell>
          <table:table-cell table:style-name="Default" office:value-type="float" office:value="63.9584" calcext:value-type="float">
            <text:p>63.958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54.781" calcext:value-type="float">
            <text:p>54.78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4.051" calcext:value-type="float">
            <text:p>84.051</text:p>
          </table:table-cell>
          <table:table-cell table:style-name="Default" office:value-type="float" office:value="37.188" calcext:value-type="float">
            <text:p>37.188</text:p>
          </table:table-cell>
          <table:table-cell table:style-name="Default" office:value-type="float" office:value="67.5556" calcext:value-type="float">
            <text:p>67.55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1" calcext:value-type="float">
            <text:p>0.51</text:p>
          </table:table-cell>
          <table:table-cell table:style-name="Default" office:value-type="float" office:value="53.6834" calcext:value-type="float">
            <text:p>53.683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4.8374" calcext:value-type="float">
            <text:p>74.8374</text:p>
          </table:table-cell>
          <table:table-cell table:style-name="Default" office:value-type="float" office:value="48.6264" calcext:value-type="float">
            <text:p>48.6264</text:p>
          </table:table-cell>
          <table:table-cell table:style-name="Default" office:value-type="float" office:value="77.0408" calcext:value-type="float">
            <text:p>77.04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46.423" calcext:value-type="float">
            <text:p>46.423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3-5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0.244" calcext:value-type="float">
            <text:p>110.244</text:p>
          </table:table-cell>
          <table:table-cell table:style-name="Default" office:value-type="float" office:value="16.9662" calcext:value-type="float">
            <text:p>16.9662</text:p>
          </table:table-cell>
          <table:table-cell table:style-name="Default" office:value-type="float" office:value="97.888" calcext:value-type="float">
            <text:p>97.88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29.3222" calcext:value-type="float">
            <text:p>29.322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04.291" calcext:value-type="float">
            <text:p>104.291</text:p>
          </table:table-cell>
          <table:table-cell table:style-name="Default" office:value-type="float" office:value="23.657" calcext:value-type="float">
            <text:p>23.657</text:p>
          </table:table-cell>
          <table:table-cell table:style-name="Default" office:value-type="float" office:value="106.389" calcext:value-type="float">
            <text:p>106.38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21.559" calcext:value-type="float">
            <text:p>21.55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2.9566" calcext:value-type="float">
            <text:p>82.9566</text:p>
          </table:table-cell>
          <table:table-cell table:style-name="Default" office:value-type="float" office:value="30.7784" calcext:value-type="float">
            <text:p>30.7784</text:p>
          </table:table-cell>
          <table:table-cell table:style-name="Default" office:value-type="float" office:value="89.608" calcext:value-type="float">
            <text:p>89.60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24.127" calcext:value-type="float">
            <text:p>24.12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0.1976" calcext:value-type="float">
            <text:p>70.1976</text:p>
          </table:table-cell>
          <table:table-cell table:style-name="Default" office:value-type="float" office:value="47.3794" calcext:value-type="float">
            <text:p>47.3794</text:p>
          </table:table-cell>
          <table:table-cell table:style-name="Default" office:value-type="float" office:value="84.2628" calcext:value-type="float">
            <text:p>84.262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float" office:value="33.3142" calcext:value-type="float">
            <text:p>33.3142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3-6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6.699" calcext:value-type="float">
            <text:p>106.699</text:p>
          </table:table-cell>
          <table:table-cell table:style-name="Default" office:value-type="float" office:value="15.0406" calcext:value-type="float">
            <text:p>15.0406</text:p>
          </table:table-cell>
          <table:table-cell table:style-name="Default" office:value-type="float" office:value="112.148" calcext:value-type="float">
            <text:p>112.14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9.5912" calcext:value-type="float">
            <text:p>9.591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5.7636" calcext:value-type="float">
            <text:p>95.7636</text:p>
          </table:table-cell>
          <table:table-cell table:style-name="Default" office:value-type="float" office:value="28.9856" calcext:value-type="float">
            <text:p>28.9856</text:p>
          </table:table-cell>
          <table:table-cell table:style-name="Default" office:value-type="float" office:value="109.811" calcext:value-type="float">
            <text:p>109.81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14.938" calcext:value-type="float">
            <text:p>14.93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6.8576" calcext:value-type="float">
            <text:p>76.8576</text:p>
          </table:table-cell>
          <table:table-cell table:style-name="Default" office:value-type="float" office:value="29.0852" calcext:value-type="float">
            <text:p>29.0852</text:p>
          </table:table-cell>
          <table:table-cell table:style-name="Default" office:value-type="float" office:value="93.5088" calcext:value-type="float">
            <text:p>93.508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float" office:value="12.434" calcext:value-type="float">
            <text:p>12.43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5.5806" calcext:value-type="float">
            <text:p>65.5806</text:p>
          </table:table-cell>
          <table:table-cell table:style-name="Default" office:value-type="float" office:value="43.5282" calcext:value-type="float">
            <text:p>43.5282</text:p>
          </table:table-cell>
          <table:table-cell table:style-name="Default" office:value-type="float" office:value="90.8868" calcext:value-type="float">
            <text:p>90.88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7" calcext:value-type="float">
            <text:p>0.77</text:p>
          </table:table-cell>
          <table:table-cell table:style-name="Default" office:value-type="float" office:value="18.222" calcext:value-type="float">
            <text:p>18.222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3-7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3.675" calcext:value-type="float">
            <text:p>113.675</text:p>
          </table:table-cell>
          <table:table-cell table:style-name="Default" office:value-type="float" office:value="7.9026" calcext:value-type="float">
            <text:p>7.9026</text:p>
          </table:table-cell>
          <table:table-cell table:style-name="Default" office:value-type="float" office:value="105.386" calcext:value-type="float">
            <text:p>105.38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16.192" calcext:value-type="float">
            <text:p>16.19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06.48" calcext:value-type="float">
            <text:p>106.48</text:p>
          </table:table-cell>
          <table:table-cell table:style-name="Default" office:value-type="float" office:value="16.4028" calcext:value-type="float">
            <text:p>16.4028</text:p>
          </table:table-cell>
          <table:table-cell table:style-name="Default" office:value-type="float" office:value="96.4896" calcext:value-type="float">
            <text:p>96.48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26.3928" calcext:value-type="float">
            <text:p>26.392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8.6794" calcext:value-type="float">
            <text:p>88.6794</text:p>
          </table:table-cell>
          <table:table-cell table:style-name="Default" office:value-type="float" office:value="38.3666" calcext:value-type="float">
            <text:p>38.3666</text:p>
          </table:table-cell>
          <table:table-cell table:style-name="Default" office:value-type="float" office:value="92.2944" calcext:value-type="float">
            <text:p>92.29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34.7516" calcext:value-type="float">
            <text:p>34.751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80.184" calcext:value-type="float">
            <text:p>80.184</text:p>
          </table:table-cell>
          <table:table-cell table:style-name="Default" office:value-type="float" office:value="48.7592" calcext:value-type="float">
            <text:p>48.7592</text:p>
          </table:table-cell>
          <table:table-cell table:style-name="Default" office:value-type="float" office:value="101.412" calcext:value-type="float">
            <text:p>101.4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27.5316" calcext:value-type="float">
            <text:p>27.5316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3-8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9.879" calcext:value-type="float">
            <text:p>109.8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0612" calcext:value-type="float">
            <text:p>81.06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28.818" calcext:value-type="float">
            <text:p>28.81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3.367" calcext:value-type="float">
            <text:p>103.3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522" calcext:value-type="float">
            <text:p>78.52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24.8454" calcext:value-type="float">
            <text:p>24.845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2.6488" calcext:value-type="float">
            <text:p>82.6488</text:p>
          </table:table-cell>
          <table:table-cell table:style-name="Default" office:value-type="float" office:value="26.2134" calcext:value-type="float">
            <text:p>26.2134</text:p>
          </table:table-cell>
          <table:table-cell table:style-name="Default" office:value-type="float" office:value="80.086" calcext:value-type="float">
            <text:p>80.08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28.7762" calcext:value-type="float">
            <text:p>28.776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4.1534" calcext:value-type="float">
            <text:p>74.1534</text:p>
          </table:table-cell>
          <table:table-cell table:style-name="Default" office:value-type="float" office:value="36.606" calcext:value-type="float">
            <text:p>36.606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32.1638" calcext:value-type="float">
            <text:p>32.1638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3-9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2.788" calcext:value-type="float">
            <text:p>102.788</text:p>
          </table:table-cell>
          <table:table-cell table:style-name="Default" office:value-type="float" office:value="3.6032" calcext:value-type="float">
            <text:p>3.6032</text:p>
          </table:table-cell>
          <table:table-cell table:style-name="Default" office:value-type="float" office:value="66.7092" calcext:value-type="float">
            <text:p>66.709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39.6824" calcext:value-type="float">
            <text:p>39.682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3.438" calcext:value-type="float">
            <text:p>93.438</text:p>
          </table:table-cell>
          <table:table-cell table:style-name="Default" office:value-type="float" office:value="15.2408" calcext:value-type="float">
            <text:p>15.2408</text:p>
          </table:table-cell>
          <table:table-cell table:style-name="Default" office:value-type="float" office:value="75.7252" calcext:value-type="float">
            <text:p>75.725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 office:value-type="float" office:value="32.9536" calcext:value-type="float">
            <text:p>32.953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6.812" calcext:value-type="float">
            <text:p>76.812</text:p>
          </table:table-cell>
          <table:table-cell table:style-name="Default" office:value-type="float" office:value="31.7588" calcext:value-type="float">
            <text:p>31.7588</text:p>
          </table:table-cell>
          <table:table-cell table:style-name="Default" office:value-type="float" office:value="76.5164" calcext:value-type="float">
            <text:p>76.516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02" calcext:value-type="float">
            <text:p>1.02</text:p>
          </table:table-cell>
          <table:table-cell table:style-name="Default" office:value-type="float" office:value="32.0544" calcext:value-type="float">
            <text:p>32.054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3.0384" calcext:value-type="float">
            <text:p>63.0384</text:p>
          </table:table-cell>
          <table:table-cell table:style-name="Default" office:value-type="float" office:value="49.8372" calcext:value-type="float">
            <text:p>49.8372</text:p>
          </table:table-cell>
          <table:table-cell table:style-name="Default" office:value-type="float" office:value="75.0076" calcext:value-type="float">
            <text:p>75.00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98" calcext:value-type="float">
            <text:p>0.98</text:p>
          </table:table-cell>
          <table:table-cell table:style-name="Default" office:value-type="float" office:value="37.868" calcext:value-type="float">
            <text:p>37.868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4-0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4.67" calcext:value-type="float">
            <text:p>114.67</text:p>
          </table:table-cell>
          <table:table-cell table:style-name="Default" office:value-type="float" office:value="10.3262" calcext:value-type="float">
            <text:p>10.3262</text:p>
          </table:table-cell>
          <table:table-cell table:style-name="Default" office:value-type="float" office:value="102.764" calcext:value-type="float">
            <text:p>102.7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22.2318" calcext:value-type="float">
            <text:p>22.231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92.8452" calcext:value-type="float">
            <text:p>92.8452</text:p>
          </table:table-cell>
          <table:table-cell table:style-name="Default" office:value-type="float" office:value="38.1498" calcext:value-type="float">
            <text:p>38.1498</text:p>
          </table:table-cell>
          <table:table-cell table:style-name="Default" office:value-type="float" office:value="107.612" calcext:value-type="float">
            <text:p>107.6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23.3826" calcext:value-type="float">
            <text:p>23.382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8.431" calcext:value-type="float">
            <text:p>88.431</text:p>
          </table:table-cell>
          <table:table-cell table:style-name="Default" office:value-type="float" office:value="38.1498" calcext:value-type="float">
            <text:p>38.1498</text:p>
          </table:table-cell>
          <table:table-cell table:style-name="Default" office:value-type="float" office:value="100.05" calcext:value-type="float">
            <text:p>100.0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67" calcext:value-type="float">
            <text:p>0.67</text:p>
          </table:table-cell>
          <table:table-cell table:style-name="Default" office:value-type="float" office:value="26.5308" calcext:value-type="float">
            <text:p>26.53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6.4698" calcext:value-type="float">
            <text:p>66.4698</text:p>
          </table:table-cell>
          <table:table-cell table:style-name="Default" office:value-type="float" office:value="48.0932" calcext:value-type="float">
            <text:p>48.0932</text:p>
          </table:table-cell>
          <table:table-cell table:style-name="Default" office:value-type="float" office:value="80.9508" calcext:value-type="float">
            <text:p>80.95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92" calcext:value-type="float">
            <text:p>0.92</text:p>
          </table:table-cell>
          <table:table-cell table:style-name="Default" office:value-type="float" office:value="33.6122" calcext:value-type="float">
            <text:p>33.6122</text:p>
          </table:table-cell>
          <table:table-cell table:number-columns-repeated="3"/>
          <table:table-cell table:style-name="ce55"/>
          <table:table-cell/>
        </table:table-row>
        <table:table-row table:style-name="ro1">
          <table:table-cell table:style-name="Default" office:value-type="string" calcext:value-type="string">
            <text:p>grubhub-14-1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9.264" calcext:value-type="float">
            <text:p>119.264</text:p>
          </table:table-cell>
          <table:table-cell table:style-name="Default" office:value-type="float" office:value="8.0354" calcext:value-type="float">
            <text:p>8.0354</text:p>
          </table:table-cell>
          <table:table-cell table:style-name="Default" office:value-type="float" office:value="87.7588" calcext:value-type="float">
            <text:p>87.758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39.5404" calcext:value-type="float">
            <text:p>39.540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0.825" calcext:value-type="float">
            <text:p>100.825</text:p>
          </table:table-cell>
          <table:table-cell table:style-name="Default" office:value-type="float" office:value="30.9288" calcext:value-type="float">
            <text:p>30.9288</text:p>
          </table:table-cell>
          <table:table-cell table:style-name="Default" office:value-type="float" office:value="86.2316" calcext:value-type="float">
            <text:p>86.23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14" calcext:value-type="float">
            <text:p>2.14</text:p>
          </table:table-cell>
          <table:table-cell table:style-name="Default" office:value-type="float" office:value="45.5224" calcext:value-type="float">
            <text:p>45.5224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91.965" calcext:value-type="float">
            <text:p>91.965</text:p>
          </table:table-cell>
          <table:table-cell table:style-name="Default" office:value-type="float" office:value="41.8526" calcext:value-type="float">
            <text:p>41.8526</text:p>
          </table:table-cell>
          <table:table-cell table:style-name="Default" office:value-type="float" office:value="88.1268" calcext:value-type="float">
            <text:p>88.126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51" calcext:value-type="float">
            <text:p>1.51</text:p>
          </table:table-cell>
          <table:table-cell table:style-name="Default" office:value-type="float" office:value="45.6908" calcext:value-type="float">
            <text:p>45.69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9.2948" calcext:value-type="float">
            <text:p>79.2948</text:p>
          </table:table-cell>
          <table:table-cell table:style-name="Default" office:value-type="float" office:value="45.1062" calcext:value-type="float">
            <text:p>45.1062</text:p>
          </table:table-cell>
          <table:table-cell table:style-name="Default" office:value-type="float" office:value="69.368" calcext:value-type="float">
            <text:p>69.36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28" calcext:value-type="float">
            <text:p>1.28</text:p>
          </table:table-cell>
          <table:table-cell table:style-name="Default" office:value-type="float" office:value="55.033" calcext:value-type="float">
            <text:p>55.033</text:p>
          </table:table-cell>
          <table:table-cell table:style-name="ce58" table:number-columns-repeated="3"/>
          <table:table-cell table:style-name="ce60"/>
          <table:table-cell/>
        </table:table-row>
        <table:table-row table:style-name="ro1">
          <table:table-cell table:style-name="Default" office:value-type="string" calcext:value-type="string">
            <text:p>grubhub-14-2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3.915" calcext:value-type="float">
            <text:p>123.9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7.861" calcext:value-type="float">
            <text:p>107.86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16.0542" calcext:value-type="float">
            <text:p>16.054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8.794" calcext:value-type="float">
            <text:p>108.794</text:p>
          </table:table-cell>
          <table:table-cell table:style-name="Default" office:value-type="float" office:value="18.0628" calcext:value-type="float">
            <text:p>18.0628</text:p>
          </table:table-cell>
          <table:table-cell table:style-name="Default" office:value-type="float" office:value="100.234" calcext:value-type="float">
            <text:p>100.23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26.6226" calcext:value-type="float">
            <text:p>26.622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2.088" calcext:value-type="float">
            <text:p>102.088</text:p>
          </table:table-cell>
          <table:table-cell table:style-name="Default" office:value-type="float" office:value="18.0628" calcext:value-type="float">
            <text:p>18.0628</text:p>
          </table:table-cell>
          <table:table-cell table:style-name="Default" office:value-type="float" office:value="97.98" calcext:value-type="float">
            <text:p>97.9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.18" calcext:value-type="float">
            <text:p>1.18</text:p>
          </table:table-cell>
          <table:table-cell table:style-name="Default" office:value-type="float" office:value="22.171" calcext:value-type="float">
            <text:p>22.17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9.3382" calcext:value-type="float">
            <text:p>89.3382</text:p>
          </table:table-cell>
          <table:table-cell table:style-name="Default" office:value-type="float" office:value="25.4342" calcext:value-type="float">
            <text:p>25.4342</text:p>
          </table:table-cell>
          <table:table-cell table:style-name="Default" office:value-type="float" office:value="90.0772" calcext:value-type="float">
            <text:p>90.077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54" calcext:value-type="float">
            <text:p>1.54</text:p>
          </table:table-cell>
          <table:table-cell table:style-name="Default" office:value-type="float" office:value="24.6952" calcext:value-type="float">
            <text:p>24.6952</text:p>
          </table:table-cell>
          <table:table-cell table:style-name="ce58" table:number-columns-repeated="3"/>
          <table:table-cell table:style-name="ce60"/>
          <table:table-cell/>
        </table:table-row>
        <table:table-row table:style-name="ro1">
          <table:table-cell table:style-name="Default" office:value-type="string" calcext:value-type="string">
            <text:p>grubhub-14-3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5.796" calcext:value-type="float">
            <text:p>125.796</text:p>
          </table:table-cell>
          <table:table-cell table:style-name="Default" office:value-type="float" office:value="10.791" calcext:value-type="float">
            <text:p>10.791</text:p>
          </table:table-cell>
          <table:table-cell table:style-name="Default" office:value-type="float" office:value="95.956" calcext:value-type="float">
            <text:p>95.9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43" calcext:value-type="float">
            <text:p>0.43</text:p>
          </table:table-cell>
          <table:table-cell table:style-name="Default" office:value-type="float" office:value="40.631" calcext:value-type="float">
            <text:p>40.63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3.937" calcext:value-type="float">
            <text:p>103.937</text:p>
          </table:table-cell>
          <table:table-cell table:style-name="Default" office:value-type="float" office:value="38.6644" calcext:value-type="float">
            <text:p>38.6644</text:p>
          </table:table-cell>
          <table:table-cell table:style-name="Default" office:value-type="float" office:value="100.832" calcext:value-type="float">
            <text:p>100.83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85" calcext:value-type="float">
            <text:p>0.85</text:p>
          </table:table-cell>
          <table:table-cell table:style-name="Default" office:value-type="float" office:value="41.7698" calcext:value-type="float">
            <text:p>41.769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6.8328" calcext:value-type="float">
            <text:p>96.8328</text:p>
          </table:table-cell>
          <table:table-cell table:style-name="Default" office:value-type="float" office:value="38.6644" calcext:value-type="float">
            <text:p>38.6644</text:p>
          </table:table-cell>
          <table:table-cell table:style-name="Default" office:value-type="float" office:value="95.7444" calcext:value-type="float">
            <text:p>95.744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92" calcext:value-type="float">
            <text:p>0.92</text:p>
          </table:table-cell>
          <table:table-cell table:style-name="Default" office:value-type="float" office:value="39.7528" calcext:value-type="float">
            <text:p>39.752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1.2784" calcext:value-type="float">
            <text:p>81.2784</text:p>
          </table:table-cell>
          <table:table-cell table:style-name="Default" office:value-type="float" office:value="40.8888" calcext:value-type="float">
            <text:p>40.8888</text:p>
          </table:table-cell>
          <table:table-cell table:style-name="Default" office:value-type="float" office:value="89.9392" calcext:value-type="float">
            <text:p>89.939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32.228" calcext:value-type="float">
            <text:p>32.228</text:p>
          </table:table-cell>
          <table:table-cell table:style-name="ce58" table:number-columns-repeated="3"/>
          <table:table-cell table:style-name="ce60"/>
          <table:table-cell/>
        </table:table-row>
        <table:table-row table:style-name="ro1">
          <table:table-cell table:style-name="Default" office:value-type="string" calcext:value-type="string">
            <text:p>grubhub-14-4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7.335" calcext:value-type="float">
            <text:p>127.3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5.3396" calcext:value-type="float">
            <text:p>95.339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31.9954" calcext:value-type="float">
            <text:p>31.995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4.975" calcext:value-type="float">
            <text:p>104.975</text:p>
          </table:table-cell>
          <table:table-cell table:style-name="Default" office:value-type="float" office:value="28.6038" calcext:value-type="float">
            <text:p>28.6038</text:p>
          </table:table-cell>
          <table:table-cell table:style-name="Default" office:value-type="float" office:value="94.3184" calcext:value-type="float">
            <text:p>94.31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39.2602" calcext:value-type="float">
            <text:p>39.260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4.2678" calcext:value-type="float">
            <text:p>94.2678</text:p>
          </table:table-cell>
          <table:table-cell table:style-name="Default" office:value-type="float" office:value="42.2168" calcext:value-type="float">
            <text:p>42.2168</text:p>
          </table:table-cell>
          <table:table-cell table:style-name="Default" office:value-type="float" office:value="78.4944" calcext:value-type="float">
            <text:p>78.49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57.9902" calcext:value-type="float">
            <text:p>57.990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6.4676" calcext:value-type="float">
            <text:p>76.4676</text:p>
          </table:table-cell>
          <table:table-cell table:style-name="Default" office:value-type="float" office:value="64.1806" calcext:value-type="float">
            <text:p>64.1806</text:p>
          </table:table-cell>
          <table:table-cell table:style-name="Default" office:value-type="float" office:value="80.73" calcext:value-type="float">
            <text:p>80.7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59.9182" calcext:value-type="float">
            <text:p>59.9182</text:p>
          </table:table-cell>
          <table:table-cell table:style-name="ce58" table:number-columns-repeated="3"/>
          <table:table-cell table:style-name="ce60"/>
          <table:table-cell/>
        </table:table-row>
        <table:table-row table:style-name="ro1">
          <table:table-cell table:style-name="Default" office:value-type="string" calcext:value-type="string">
            <text:p>grubhub-14-5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2.935" calcext:value-type="float">
            <text:p>122.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8104" calcext:value-type="float">
            <text:p>66.81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56.1242" calcext:value-type="float">
            <text:p>56.124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9.2292" calcext:value-type="float">
            <text:p>99.2292</text:p>
          </table:table-cell>
          <table:table-cell table:style-name="Default" office:value-type="float" office:value="30.5626" calcext:value-type="float">
            <text:p>30.5626</text:p>
          </table:table-cell>
          <table:table-cell table:style-name="Default" office:value-type="float" office:value="79.1476" calcext:value-type="float">
            <text:p>79.147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.6442" calcext:value-type="float">
            <text:p>50.644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7.633" calcext:value-type="float">
            <text:p>87.633</text:p>
          </table:table-cell>
          <table:table-cell table:style-name="Default" office:value-type="float" office:value="45.4704" calcext:value-type="float">
            <text:p>45.4704</text:p>
          </table:table-cell>
          <table:table-cell table:style-name="Default" office:value-type="float" office:value="82.9104" calcext:value-type="float">
            <text:p>82.91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12" calcext:value-type="float">
            <text:p>1.12</text:p>
          </table:table-cell>
          <table:table-cell table:style-name="Default" office:value-type="float" office:value="50.193" calcext:value-type="float">
            <text:p>50.19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9.3882" calcext:value-type="float">
            <text:p>69.3882</text:p>
          </table:table-cell>
          <table:table-cell table:style-name="Default" office:value-type="float" office:value="62.2208" calcext:value-type="float">
            <text:p>62.2208</text:p>
          </table:table-cell>
          <table:table-cell table:style-name="Default" office:value-type="float" office:value="86.986" calcext:value-type="float">
            <text:p>86.98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44.623" calcext:value-type="float">
            <text:p>44.623</text:p>
          </table:table-cell>
          <table:table-cell table:style-name="ce58" table:number-columns-repeated="3"/>
          <table:table-cell table:style-name="ce60"/>
          <table:table-cell/>
        </table:table-row>
        <table:table-row table:style-name="ro1">
          <table:table-cell table:style-name="Default" office:value-type="string" calcext:value-type="string">
            <text:p>grubhub-14-6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1.804" calcext:value-type="float">
            <text:p>131.804</text:p>
          </table:table-cell>
          <table:table-cell table:style-name="Default" office:value-type="float" office:value="10.3594" calcext:value-type="float">
            <text:p>10.3594</text:p>
          </table:table-cell>
          <table:table-cell table:style-name="Default" office:value-type="float" office:value="95.6156" calcext:value-type="float">
            <text:p>95.61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46.5476" calcext:value-type="float">
            <text:p>46.547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1.484" calcext:value-type="float">
            <text:p>111.484</text:p>
          </table:table-cell>
          <table:table-cell table:style-name="Default" office:value-type="float" office:value="35.9918" calcext:value-type="float">
            <text:p>35.9918</text:p>
          </table:table-cell>
          <table:table-cell table:style-name="Default" office:value-type="float" office:value="105.027" calcext:value-type="float">
            <text:p>105.02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92" calcext:value-type="float">
            <text:p>0.92</text:p>
          </table:table-cell>
          <table:table-cell table:style-name="Default" office:value-type="float" office:value="42.4488" calcext:value-type="float">
            <text:p>42.448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.994" calcext:value-type="float">
            <text:p>100.994</text:p>
          </table:table-cell>
          <table:table-cell table:style-name="Default" office:value-type="float" office:value="35.9918" calcext:value-type="float">
            <text:p>35.9918</text:p>
          </table:table-cell>
          <table:table-cell table:style-name="Default" office:value-type="float" office:value="92.4968" calcext:value-type="float">
            <text:p>92.49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44.4888" calcext:value-type="float">
            <text:p>44.488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2.3728" calcext:value-type="float">
            <text:p>82.3728</text:p>
          </table:table-cell>
          <table:table-cell table:style-name="Default" office:value-type="float" office:value="62.089" calcext:value-type="float">
            <text:p>62.089</text:p>
          </table:table-cell>
          <table:table-cell table:style-name="Default" office:value-type="float" office:value="100.85" calcext:value-type="float">
            <text:p>100.8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43.6114" calcext:value-type="float">
            <text:p>43.6114</text:p>
          </table:table-cell>
          <table:table-cell table:style-name="ce58" table:number-columns-repeated="3"/>
          <table:table-cell table:style-name="ce60"/>
          <table:table-cell/>
        </table:table-row>
        <table:table-row table:style-name="ro1">
          <table:table-cell table:style-name="Default" office:value-type="string" calcext:value-type="string">
            <text:p>grubhub-14-7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1.491" calcext:value-type="float">
            <text:p>101.491</text:p>
          </table:table-cell>
          <table:table-cell table:style-name="Default" office:value-type="float" office:value="12.8494" calcext:value-type="float">
            <text:p>12.8494</text:p>
          </table:table-cell>
          <table:table-cell table:style-name="Default" office:value-type="float" office:value="84.226" calcext:value-type="float">
            <text:p>84.22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30.1146" calcext:value-type="float">
            <text:p>30.114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6.7462" calcext:value-type="float">
            <text:p>86.7462</text:p>
          </table:table-cell>
          <table:table-cell table:style-name="Default" office:value-type="float" office:value="12.8494" calcext:value-type="float">
            <text:p>12.8494</text:p>
          </table:table-cell>
          <table:table-cell table:style-name="Default" office:value-type="float" office:value="65.826" calcext:value-type="float">
            <text:p>65.82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33.7696" calcext:value-type="float">
            <text:p>33.769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2.4118" calcext:value-type="float">
            <text:p>82.4118</text:p>
          </table:table-cell>
          <table:table-cell table:style-name="Default" office:value-type="float" office:value="12.8494" calcext:value-type="float">
            <text:p>12.8494</text:p>
          </table:table-cell>
          <table:table-cell table:style-name="Default" office:value-type="float" office:value="59.4136" calcext:value-type="float">
            <text:p>59.41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57" calcext:value-type="float">
            <text:p>3.57</text:p>
          </table:table-cell>
          <table:table-cell table:style-name="Default" office:value-type="float" office:value="35.8476" calcext:value-type="float">
            <text:p>35.847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5.1132" calcext:value-type="float">
            <text:p>65.1132</text:p>
          </table:table-cell>
          <table:table-cell table:style-name="Default" office:value-type="float" office:value="34.0828" calcext:value-type="float">
            <text:p>34.0828</text:p>
          </table:table-cell>
          <table:table-cell table:style-name="Default" office:value-type="float" office:value="64.3632" calcext:value-type="float">
            <text:p>64.36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33" calcext:value-type="float">
            <text:p>1.33</text:p>
          </table:table-cell>
          <table:table-cell table:style-name="Default" office:value-type="float" office:value="34.8328" calcext:value-type="float">
            <text:p>34.8328</text:p>
          </table:table-cell>
          <table:table-cell table:style-name="ce58" table:number-columns-repeated="3"/>
          <table:table-cell table:style-name="ce60"/>
          <table:table-cell/>
        </table:table-row>
        <table:table-row table:style-name="ro1">
          <table:table-cell table:style-name="Default" office:value-type="string" calcext:value-type="string">
            <text:p>grubhub-14-8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4.736" calcext:value-type="float">
            <text:p>124.7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5592" calcext:value-type="float">
            <text:p>88.559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36.1766" calcext:value-type="float">
            <text:p>36.176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6.366" calcext:value-type="float">
            <text:p>106.366</text:p>
          </table:table-cell>
          <table:table-cell table:style-name="Default" office:value-type="float" office:value="22.7938" calcext:value-type="float">
            <text:p>22.7938</text:p>
          </table:table-cell>
          <table:table-cell table:style-name="Default" office:value-type="float" office:value="92.8004" calcext:value-type="float">
            <text:p>92.80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36.359" calcext:value-type="float">
            <text:p>36.35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5.1912" calcext:value-type="float">
            <text:p>95.1912</text:p>
          </table:table-cell>
          <table:table-cell table:style-name="Default" office:value-type="float" office:value="22.7938" calcext:value-type="float">
            <text:p>22.7938</text:p>
          </table:table-cell>
          <table:table-cell table:style-name="Default" office:value-type="float" office:value="82.7908" calcext:value-type="float">
            <text:p>82.79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98" calcext:value-type="float">
            <text:p>0.98</text:p>
          </table:table-cell>
          <table:table-cell table:style-name="Default" office:value-type="float" office:value="35.1942" calcext:value-type="float">
            <text:p>35.194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2.8972" calcext:value-type="float">
            <text:p>82.8972</text:p>
          </table:table-cell>
          <table:table-cell table:style-name="Default" office:value-type="float" office:value="22.7938" calcext:value-type="float">
            <text:p>22.7938</text:p>
          </table:table-cell>
          <table:table-cell table:style-name="Default" office:value-type="float" office:value="68.6872" calcext:value-type="float">
            <text:p>68.68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28" calcext:value-type="float">
            <text:p>1.28</text:p>
          </table:table-cell>
          <table:table-cell table:style-name="Default" office:value-type="float" office:value="37.0038" calcext:value-type="float">
            <text:p>37.0038</text:p>
          </table:table-cell>
          <table:table-cell table:style-name="ce58" table:number-columns-repeated="3"/>
          <table:table-cell table:style-name="ce60"/>
          <table:table-cell/>
        </table:table-row>
        <table:table-row table:style-name="ro1">
          <table:table-cell table:style-name="Default" office:value-type="string" calcext:value-type="string">
            <text:p>grubhub-14-9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3.79" calcext:value-type="float">
            <text:p>123.79</text:p>
          </table:table-cell>
          <table:table-cell table:style-name="Default" office:value-type="float" office:value="8.7326" calcext:value-type="float">
            <text:p>8.7326</text:p>
          </table:table-cell>
          <table:table-cell table:style-name="Default" office:value-type="float" office:value="89.654" calcext:value-type="float">
            <text:p>89.65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42.8682" calcext:value-type="float">
            <text:p>42.868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2.547" calcext:value-type="float">
            <text:p>102.547</text:p>
          </table:table-cell>
          <table:table-cell table:style-name="Default" office:value-type="float" office:value="35.7096" calcext:value-type="float">
            <text:p>35.7096</text:p>
          </table:table-cell>
          <table:table-cell table:style-name="Default" office:value-type="float" office:value="100.584" calcext:value-type="float">
            <text:p>100.58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37.6726" calcext:value-type="float">
            <text:p>37.672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6.297" calcext:value-type="float">
            <text:p>96.297</text:p>
          </table:table-cell>
          <table:table-cell table:style-name="Default" office:value-type="float" office:value="35.7096" calcext:value-type="float">
            <text:p>35.7096</text:p>
          </table:table-cell>
          <table:table-cell table:style-name="Default" office:value-type="float" office:value="89.1572" calcext:value-type="float">
            <text:p>89.15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42.8494" calcext:value-type="float">
            <text:p>42.849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5.51" calcext:value-type="float">
            <text:p>75.51</text:p>
          </table:table-cell>
          <table:table-cell table:style-name="Default" office:value-type="float" office:value="41.4034" calcext:value-type="float">
            <text:p>41.4034</text:p>
          </table:table-cell>
          <table:table-cell table:style-name="Default" office:value-type="float" office:value="73.2228" calcext:value-type="float">
            <text:p>73.222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 office:value-type="float" office:value="43.6906" calcext:value-type="float">
            <text:p>43.6906</text:p>
          </table:table-cell>
          <table:table-cell table:style-name="ce58" table:number-columns-repeated="3"/>
          <table:table-cell table:style-name="ce60"/>
          <table:table-cell/>
        </table:table-row>
        <table:table-row table:style-name="ro1">
          <table:table-cell table:style-name="Default" office:value-type="string" calcext:value-type="string">
            <text:p>grubhub-15-0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3.482" calcext:value-type="float">
            <text:p>133.482</text:p>
          </table:table-cell>
          <table:table-cell table:style-name="Default" office:value-type="float" office:value="18.8254" calcext:value-type="float">
            <text:p>18.8254</text:p>
          </table:table-cell>
          <table:table-cell table:style-name="Default" office:value-type="float" office:value="114.779" calcext:value-type="float">
            <text:p>114.77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07" calcext:value-type="float">
            <text:p>1.07</text:p>
          </table:table-cell>
          <table:table-cell table:style-name="Default" office:value-type="float" office:value="37.5282" calcext:value-type="float">
            <text:p>37.528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0.825" calcext:value-type="float">
            <text:p>110.825</text:p>
          </table:table-cell>
          <table:table-cell table:style-name="Default" office:value-type="float" office:value="47.8608" calcext:value-type="float">
            <text:p>47.8608</text:p>
          </table:table-cell>
          <table:table-cell table:style-name="Default" office:value-type="float" office:value="117.815" calcext:value-type="float">
            <text:p>117.8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95" calcext:value-type="float">
            <text:p>1.95</text:p>
          </table:table-cell>
          <table:table-cell table:style-name="Default" office:value-type="float" office:value="40.871" calcext:value-type="float">
            <text:p>40.87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3.846" calcext:value-type="float">
            <text:p>103.846</text:p>
          </table:table-cell>
          <table:table-cell table:style-name="Default" office:value-type="float" office:value="56.0456" calcext:value-type="float">
            <text:p>56.0456</text:p>
          </table:table-cell>
          <table:table-cell table:style-name="Default" office:value-type="float" office:value="108.726" calcext:value-type="float">
            <text:p>108.72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.84" calcext:value-type="float">
            <text:p>2.84</text:p>
          </table:table-cell>
          <table:table-cell table:style-name="Default" office:value-type="float" office:value="51.1662" calcext:value-type="float">
            <text:p>51.166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5.704" calcext:value-type="float">
            <text:p>85.704</text:p>
          </table:table-cell>
          <table:table-cell table:style-name="Default" office:value-type="float" office:value="58.3696" calcext:value-type="float">
            <text:p>58.3696</text:p>
          </table:table-cell>
          <table:table-cell table:style-name="Default" office:value-type="float" office:value="99.3232" calcext:value-type="float">
            <text:p>99.323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89" calcext:value-type="float">
            <text:p>2.89</text:p>
          </table:table-cell>
          <table:table-cell table:style-name="Default" office:value-type="float" office:value="44.7504" calcext:value-type="float">
            <text:p>44.7504</text:p>
          </table:table-cell>
          <table:table-cell table:style-name="ce58" table:number-columns-repeated="3"/>
          <table:table-cell table:style-name="ce60"/>
          <table:table-cell/>
        </table:table-row>
        <table:table-row table:style-name="ro1">
          <table:table-cell table:style-name="Default" office:value-type="string" calcext:value-type="string">
            <text:p>grubhub-15-1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3.028" calcext:value-type="float">
            <text:p>123.028</text:p>
          </table:table-cell>
          <table:table-cell table:style-name="Default" office:value-type="float" office:value="13.2478" calcext:value-type="float">
            <text:p>13.2478</text:p>
          </table:table-cell>
          <table:table-cell table:style-name="Default" office:value-type="float" office:value="77.9976" calcext:value-type="float">
            <text:p>77.997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58.2784" calcext:value-type="float">
            <text:p>58.278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7.702" calcext:value-type="float">
            <text:p>107.702</text:p>
          </table:table-cell>
          <table:table-cell table:style-name="Default" office:value-type="float" office:value="31.6094" calcext:value-type="float">
            <text:p>31.6094</text:p>
          </table:table-cell>
          <table:table-cell table:style-name="Default" office:value-type="float" office:value="81.9168" calcext:value-type="float">
            <text:p>81.916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35" calcext:value-type="float">
            <text:p>2.35</text:p>
          </table:table-cell>
          <table:table-cell table:style-name="Default" office:value-type="float" office:value="57.3944" calcext:value-type="float">
            <text:p>57.394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97.3368" calcext:value-type="float">
            <text:p>97.3368</text:p>
          </table:table-cell>
          <table:table-cell table:style-name="Default" office:value-type="float" office:value="44.7244" calcext:value-type="float">
            <text:p>44.7244</text:p>
          </table:table-cell>
          <table:table-cell table:style-name="Default" office:value-type="float" office:value="78.1172" calcext:value-type="float">
            <text:p>78.11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93" calcext:value-type="float">
            <text:p>1.93</text:p>
          </table:table-cell>
          <table:table-cell table:style-name="Default" office:value-type="float" office:value="63.944" calcext:value-type="float">
            <text:p>63.94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5.2958" calcext:value-type="float">
            <text:p>75.2958</text:p>
          </table:table-cell>
          <table:table-cell table:style-name="Default" office:value-type="float" office:value="66.7536" calcext:value-type="float">
            <text:p>66.7536</text:p>
          </table:table-cell>
          <table:table-cell table:style-name="Default" office:value-type="float" office:value="73.9864" calcext:value-type="float">
            <text:p>73.98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74" calcext:value-type="float">
            <text:p>1.74</text:p>
          </table:table-cell>
          <table:table-cell table:style-name="Default" office:value-type="float" office:value="68.063" calcext:value-type="float">
            <text:p>68.063</text:p>
          </table:table-cell>
          <table:table-cell table:style-name="ce58" table:number-columns-repeated="3"/>
          <table:table-cell table:style-name="ce60"/>
          <table:table-cell/>
        </table:table-row>
        <table:table-row table:style-name="ro1">
          <table:table-cell table:style-name="Default" office:value-type="string" calcext:value-type="string">
            <text:p>grubhub-15-2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7.292" calcext:value-type="float">
            <text:p>127.292</text:p>
          </table:table-cell>
          <table:table-cell table:style-name="Default" office:value-type="float" office:value="16.435" calcext:value-type="float">
            <text:p>16.435</text:p>
          </table:table-cell>
          <table:table-cell table:style-name="Default" office:value-type="float" office:value="114.908" calcext:value-type="float">
            <text:p>114.90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28.8188" calcext:value-type="float">
            <text:p>28.8188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3.493" calcext:value-type="float">
            <text:p>113.493</text:p>
          </table:table-cell>
          <table:table-cell table:style-name="Default" office:value-type="float" office:value="32.5722" calcext:value-type="float">
            <text:p>32.5722</text:p>
          </table:table-cell>
          <table:table-cell table:style-name="Default" office:value-type="float" office:value="100.62" calcext:value-type="float">
            <text:p>100.6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 office:value-type="float" office:value="45.4448" calcext:value-type="float">
            <text:p>45.444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4.245" calcext:value-type="float">
            <text:p>104.245</text:p>
          </table:table-cell>
          <table:table-cell table:style-name="Default" office:value-type="float" office:value="32.5722" calcext:value-type="float">
            <text:p>32.5722</text:p>
          </table:table-cell>
          <table:table-cell table:style-name="Default" office:value-type="float" office:value="91.678" calcext:value-type="float">
            <text:p>91.67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45.1394" calcext:value-type="float">
            <text:p>45.139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4.1308" calcext:value-type="float">
            <text:p>84.1308</text:p>
          </table:table-cell>
          <table:table-cell table:style-name="Default" office:value-type="float" office:value="57.358" calcext:value-type="float">
            <text:p>57.358</text:p>
          </table:table-cell>
          <table:table-cell table:style-name="Default" office:value-type="float" office:value="97.2532" calcext:value-type="float">
            <text:p>97.253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99" calcext:value-type="float">
            <text:p>0.99</text:p>
          </table:table-cell>
          <table:table-cell table:style-name="Default" office:value-type="float" office:value="44.2356" calcext:value-type="float">
            <text:p>44.2356</text:p>
          </table:table-cell>
          <table:table-cell table:style-name="ce58" table:number-columns-repeated="3"/>
          <table:table-cell table:style-name="ce60"/>
          <table:table-cell/>
        </table:table-row>
        <table:table-row table:style-name="ro1">
          <table:table-cell table:style-name="Default" office:value-type="string" calcext:value-type="string">
            <text:p>grubhub-15-3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0.712" calcext:value-type="float">
            <text:p>130.712</text:p>
          </table:table-cell>
          <table:table-cell table:style-name="Default" office:value-type="float" office:value="16.9828" calcext:value-type="float">
            <text:p>16.9828</text:p>
          </table:table-cell>
          <table:table-cell table:style-name="Default" office:value-type="float" office:value="109.922" calcext:value-type="float">
            <text:p>109.92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.12" calcext:value-type="float">
            <text:p>1.12</text:p>
          </table:table-cell>
          <table:table-cell table:style-name="Default" office:value-type="float" office:value="37.773" calcext:value-type="float">
            <text:p>37.77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0.882" calcext:value-type="float">
            <text:p>110.882</text:p>
          </table:table-cell>
          <table:table-cell table:style-name="Default" office:value-type="float" office:value="32.3886" calcext:value-type="float">
            <text:p>32.3886</text:p>
          </table:table-cell>
          <table:table-cell table:style-name="Default" office:value-type="float" office:value="100.685" calcext:value-type="float">
            <text:p>100.68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73" calcext:value-type="float">
            <text:p>1.73</text:p>
          </table:table-cell>
          <table:table-cell table:style-name="Default" office:value-type="float" office:value="42.5862" calcext:value-type="float">
            <text:p>42.586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2.729" calcext:value-type="float">
            <text:p>102.729</text:p>
          </table:table-cell>
          <table:table-cell table:style-name="Default" office:value-type="float" office:value="32.3886" calcext:value-type="float">
            <text:p>32.3886</text:p>
          </table:table-cell>
          <table:table-cell table:style-name="Default" office:value-type="float" office:value="86.848" calcext:value-type="float">
            <text:p>86.84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office:value-type="float" office:value="48.2696" calcext:value-type="float">
            <text:p>48.269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3.1504" calcext:value-type="float">
            <text:p>83.1504</text:p>
          </table:table-cell>
          <table:table-cell table:style-name="Default" office:value-type="float" office:value="56.942" calcext:value-type="float">
            <text:p>56.942</text:p>
          </table:table-cell>
          <table:table-cell table:style-name="Default" office:value-type="float" office:value="84.7504" calcext:value-type="float">
            <text:p>84.750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37" calcext:value-type="float">
            <text:p>1.37</text:p>
          </table:table-cell>
          <table:table-cell table:style-name="Default" office:value-type="float" office:value="55.342" calcext:value-type="float">
            <text:p>55.342</text:p>
          </table:table-cell>
          <table:table-cell table:style-name="ce58" table:number-columns-repeated="3"/>
          <table:table-cell table:style-name="ce60"/>
          <table:table-cell/>
        </table:table-row>
        <table:table-row table:style-name="ro1">
          <table:table-cell table:style-name="Default" office:value-type="string" calcext:value-type="string">
            <text:p>grubhub-15-4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9.631" calcext:value-type="float">
            <text:p>119.6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3.7756" calcext:value-type="float">
            <text:p>93.77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67" calcext:value-type="float">
            <text:p>0.67</text:p>
          </table:table-cell>
          <table:table-cell table:style-name="Default" office:value-type="float" office:value="25.8554" calcext:value-type="float">
            <text:p>25.855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97.989" calcext:value-type="float">
            <text:p>97.989</text:p>
          </table:table-cell>
          <table:table-cell table:style-name="Default" office:value-type="float" office:value="36.5064" calcext:value-type="float">
            <text:p>36.5064</text:p>
          </table:table-cell>
          <table:table-cell table:style-name="Default" office:value-type="float" office:value="93.84" calcext:value-type="float">
            <text:p>93.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92" calcext:value-type="float">
            <text:p>0.92</text:p>
          </table:table-cell>
          <table:table-cell table:style-name="Default" office:value-type="float" office:value="40.6554" calcext:value-type="float">
            <text:p>40.655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3.2122" calcext:value-type="float">
            <text:p>83.2122</text:p>
          </table:table-cell>
          <table:table-cell table:style-name="Default" office:value-type="float" office:value="47.0972" calcext:value-type="float">
            <text:p>47.0972</text:p>
          </table:table-cell>
          <table:table-cell table:style-name="Default" office:value-type="float" office:value="97.2624" calcext:value-type="float">
            <text:p>97.262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33.047" calcext:value-type="float">
            <text:p>33.04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8.4102" calcext:value-type="float">
            <text:p>68.4102</text:p>
          </table:table-cell>
          <table:table-cell table:style-name="Default" office:value-type="float" office:value="57.4566" calcext:value-type="float">
            <text:p>57.4566</text:p>
          </table:table-cell>
          <table:table-cell table:style-name="Default" office:value-type="float" office:value="92.9108" calcext:value-type="float">
            <text:p>92.910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float" office:value="32.956" calcext:value-type="float">
            <text:p>32.956</text:p>
          </table:table-cell>
          <table:table-cell table:style-name="ce58" table:number-columns-repeated="3"/>
          <table:table-cell table:style-name="ce60"/>
          <table:table-cell/>
        </table:table-row>
        <table:table-row table:style-name="ro1">
          <table:table-cell table:style-name="Default" office:value-type="string" calcext:value-type="string">
            <text:p>grubhub-15-5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8.031" calcext:value-type="float">
            <text:p>138.031</text:p>
          </table:table-cell>
          <table:table-cell table:style-name="Default" office:value-type="float" office:value="13.7956" calcext:value-type="float">
            <text:p>13.7956</text:p>
          </table:table-cell>
          <table:table-cell table:style-name="Default" office:value-type="float" office:value="98.8908" calcext:value-type="float">
            <text:p>98.890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52.9354" calcext:value-type="float">
            <text:p>52.935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5.99" calcext:value-type="float">
            <text:p>115.99</text:p>
          </table:table-cell>
          <table:table-cell table:style-name="Default" office:value-type="float" office:value="27.7738" calcext:value-type="float">
            <text:p>27.7738</text:p>
          </table:table-cell>
          <table:table-cell table:style-name="Default" office:value-type="float" office:value="107.208" calcext:value-type="float">
            <text:p>107.2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07" calcext:value-type="float">
            <text:p>1.07</text:p>
          </table:table-cell>
          <table:table-cell table:style-name="Default" office:value-type="float" office:value="36.5558" calcext:value-type="float">
            <text:p>36.555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8.144" calcext:value-type="float">
            <text:p>108.144</text:p>
          </table:table-cell>
          <table:table-cell table:style-name="Default" office:value-type="float" office:value="27.7738" calcext:value-type="float">
            <text:p>27.7738</text:p>
          </table:table-cell>
          <table:table-cell table:style-name="Default" office:value-type="float" office:value="89.5252" calcext:value-type="float">
            <text:p>89.52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02" calcext:value-type="float">
            <text:p>1.02</text:p>
          </table:table-cell>
          <table:table-cell table:style-name="Default" office:value-type="float" office:value="46.3926" calcext:value-type="float">
            <text:p>46.392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7.699" calcext:value-type="float">
            <text:p>87.699</text:p>
          </table:table-cell>
          <table:table-cell table:style-name="Default" office:value-type="float" office:value="42.2832" calcext:value-type="float">
            <text:p>42.2832</text:p>
          </table:table-cell>
          <table:table-cell table:style-name="Default" office:value-type="float" office:value="89.3228" calcext:value-type="float">
            <text:p>89.32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24" calcext:value-type="float">
            <text:p>1.24</text:p>
          </table:table-cell>
          <table:table-cell table:style-name="Default" office:value-type="float" office:value="40.6594" calcext:value-type="float">
            <text:p>40.6594</text:p>
          </table:table-cell>
          <table:table-cell table:style-name="ce58" table:number-columns-repeated="3"/>
          <table:table-cell table:style-name="ce60"/>
          <table:table-cell/>
        </table:table-row>
        <table:table-row table:style-name="ro1">
          <table:table-cell table:style-name="Default" office:value-type="string" calcext:value-type="string">
            <text:p>grubhub-15-6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6.026" calcext:value-type="float">
            <text:p>126.026</text:p>
          </table:table-cell>
          <table:table-cell table:style-name="Default" office:value-type="float" office:value="10.2598" calcext:value-type="float">
            <text:p>10.2598</text:p>
          </table:table-cell>
          <table:table-cell table:style-name="Default" office:value-type="float" office:value="101.393" calcext:value-type="float">
            <text:p>101.39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34.893" calcext:value-type="float">
            <text:p>34.89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2.353" calcext:value-type="float">
            <text:p>112.353</text:p>
          </table:table-cell>
          <table:table-cell table:style-name="Default" office:value-type="float" office:value="16.436" calcext:value-type="float">
            <text:p>16.436</text:p>
          </table:table-cell>
          <table:table-cell table:style-name="Default" office:value-type="float" office:value="94.5484" calcext:value-type="float">
            <text:p>94.548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24" calcext:value-type="float">
            <text:p>1.24</text:p>
          </table:table-cell>
          <table:table-cell table:style-name="Default" office:value-type="float" office:value="34.2406" calcext:value-type="float">
            <text:p>34.240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.757" calcext:value-type="float">
            <text:p>100.757</text:p>
          </table:table-cell>
          <table:table-cell table:style-name="Default" office:value-type="float" office:value="31.3438" calcext:value-type="float">
            <text:p>31.3438</text:p>
          </table:table-cell>
          <table:table-cell table:style-name="Default" office:value-type="float" office:value="106.95" calcext:value-type="float">
            <text:p>106.9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office:value-type="float" office:value="25.1506" calcext:value-type="float">
            <text:p>25.150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3.082" calcext:value-type="float">
            <text:p>83.082</text:p>
          </table:table-cell>
          <table:table-cell table:style-name="Default" office:value-type="float" office:value="53.125" calcext:value-type="float">
            <text:p>53.125</text:p>
          </table:table-cell>
          <table:table-cell table:style-name="Default" office:value-type="float" office:value="87.86" calcext:value-type="float">
            <text:p>87.8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06" calcext:value-type="float">
            <text:p>2.06</text:p>
          </table:table-cell>
          <table:table-cell table:style-name="Default" office:value-type="float" office:value="48.347" calcext:value-type="float">
            <text:p>48.347</text:p>
          </table:table-cell>
          <table:table-cell table:style-name="ce58" table:number-columns-repeated="3"/>
          <table:table-cell table:style-name="ce60"/>
          <table:table-cell/>
        </table:table-row>
        <table:table-row table:style-name="ro1">
          <table:table-cell table:style-name="Default" office:value-type="string" calcext:value-type="string">
            <text:p>grubhub-15-7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4.921" calcext:value-type="float">
            <text:p>124.921</text:p>
          </table:table-cell>
          <table:table-cell table:style-name="Default" office:value-type="float" office:value="8.6828" calcext:value-type="float">
            <text:p>8.6828</text:p>
          </table:table-cell>
          <table:table-cell table:style-name="Default" office:value-type="float" office:value="84.088" calcext:value-type="float">
            <text:p>84.08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49.5154" calcext:value-type="float">
            <text:p>49.515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4.647" calcext:value-type="float">
            <text:p>104.647</text:p>
          </table:table-cell>
          <table:table-cell table:style-name="Default" office:value-type="float" office:value="34.2488" calcext:value-type="float">
            <text:p>34.2488</text:p>
          </table:table-cell>
          <table:table-cell table:style-name="Default" office:value-type="float" office:value="78.8992" calcext:value-type="float">
            <text:p>78.899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.69" calcext:value-type="float">
            <text:p>1.69</text:p>
          </table:table-cell>
          <table:table-cell table:style-name="Default" office:value-type="float" office:value="59.9962" calcext:value-type="float">
            <text:p>59.996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8.1804" calcext:value-type="float">
            <text:p>98.1804</text:p>
          </table:table-cell>
          <table:table-cell table:style-name="Default" office:value-type="float" office:value="34.2488" calcext:value-type="float">
            <text:p>34.2488</text:p>
          </table:table-cell>
          <table:table-cell table:style-name="Default" office:value-type="float" office:value="75.5136" calcext:value-type="float">
            <text:p>75.513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96" calcext:value-type="float">
            <text:p>1.96</text:p>
          </table:table-cell>
          <table:table-cell table:style-name="Default" office:value-type="float" office:value="56.9156" calcext:value-type="float">
            <text:p>56.915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5.248" calcext:value-type="float">
            <text:p>85.248</text:p>
          </table:table-cell>
          <table:table-cell table:style-name="Default" office:value-type="float" office:value="34.2488" calcext:value-type="float">
            <text:p>34.2488</text:p>
          </table:table-cell>
          <table:table-cell table:style-name="Default" office:value-type="float" office:value="68.3836" calcext:value-type="float">
            <text:p>68.38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36" calcext:value-type="float">
            <text:p>2.36</text:p>
          </table:table-cell>
          <table:table-cell table:style-name="Default" office:value-type="float" office:value="51.1132" calcext:value-type="float">
            <text:p>51.1132</text:p>
          </table:table-cell>
          <table:table-cell table:style-name="ce58" table:number-columns-repeated="3"/>
          <table:table-cell table:style-name="ce60"/>
          <table:table-cell/>
        </table:table-row>
        <table:table-row table:style-name="ro1">
          <table:table-cell table:style-name="Default" office:value-type="string" calcext:value-type="string">
            <text:p>grubhub-15-8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5.91" calcext:value-type="float">
            <text:p>135.91</text:p>
          </table:table-cell>
          <table:table-cell table:style-name="Default" office:value-type="float" office:value="15.688" calcext:value-type="float">
            <text:p>15.688</text:p>
          </table:table-cell>
          <table:table-cell table:style-name="Default" office:value-type="float" office:value="89.194" calcext:value-type="float">
            <text:p>89.19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62.4042" calcext:value-type="float">
            <text:p>62.404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6.229" calcext:value-type="float">
            <text:p>116.229</text:p>
          </table:table-cell>
          <table:table-cell table:style-name="Default" office:value-type="float" office:value="40.3908" calcext:value-type="float">
            <text:p>40.3908</text:p>
          </table:table-cell>
          <table:table-cell table:style-name="Default" office:value-type="float" office:value="88.872" calcext:value-type="float">
            <text:p>88.87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61" calcext:value-type="float">
            <text:p>2.61</text:p>
          </table:table-cell>
          <table:table-cell table:style-name="Default" office:value-type="float" office:value="67.7478" calcext:value-type="float">
            <text:p>67.747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7.369" calcext:value-type="float">
            <text:p>107.369</text:p>
          </table:table-cell>
          <table:table-cell table:style-name="Default" office:value-type="float" office:value="51.3146" calcext:value-type="float">
            <text:p>51.3146</text:p>
          </table:table-cell>
          <table:table-cell table:style-name="Default" office:value-type="float" office:value="87.9796" calcext:value-type="float">
            <text:p>87.979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56" calcext:value-type="float">
            <text:p>2.56</text:p>
          </table:table-cell>
          <table:table-cell table:style-name="Default" office:value-type="float" office:value="70.7038" calcext:value-type="float">
            <text:p>70.703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9.2494" calcext:value-type="float">
            <text:p>89.2494</text:p>
          </table:table-cell>
          <table:table-cell table:style-name="Default" office:value-type="float" office:value="62.4376" calcext:value-type="float">
            <text:p>62.4376</text:p>
          </table:table-cell>
          <table:table-cell table:style-name="Default" office:value-type="float" office:value="93.4444" calcext:value-type="float">
            <text:p>93.44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94" calcext:value-type="float">
            <text:p>1.94</text:p>
          </table:table-cell>
          <table:table-cell table:style-name="Default" office:value-type="float" office:value="58.2426" calcext:value-type="float">
            <text:p>58.2426</text:p>
          </table:table-cell>
          <table:table-cell table:style-name="ce58" table:number-columns-repeated="3"/>
          <table:table-cell table:style-name="ce60"/>
          <table:table-cell/>
        </table:table-row>
        <table:table-row table:style-name="ro1">
          <table:table-cell table:style-name="Default" office:value-type="string" calcext:value-type="string">
            <text:p>grubhub-15-9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2.08" calcext:value-type="float">
            <text:p>132.08</text:p>
          </table:table-cell>
          <table:table-cell table:style-name="Default" office:value-type="float" office:value="12.1024" calcext:value-type="float">
            <text:p>12.1024</text:p>
          </table:table-cell>
          <table:table-cell table:style-name="Default" office:value-type="float" office:value="114.678" calcext:value-type="float">
            <text:p>114.67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29.5042" calcext:value-type="float">
            <text:p>29.504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1.897" calcext:value-type="float">
            <text:p>111.897</text:p>
          </table:table-cell>
          <table:table-cell table:style-name="Default" office:value-type="float" office:value="37.5356" calcext:value-type="float">
            <text:p>37.5356</text:p>
          </table:table-cell>
          <table:table-cell table:style-name="Default" office:value-type="float" office:value="123.841" calcext:value-type="float">
            <text:p>123.84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.85" calcext:value-type="float">
            <text:p>1.85</text:p>
          </table:table-cell>
          <table:table-cell table:style-name="Default" office:value-type="float" office:value="25.5914" calcext:value-type="float">
            <text:p>25.591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6.936" calcext:value-type="float">
            <text:p>106.936</text:p>
          </table:table-cell>
          <table:table-cell table:style-name="Default" office:value-type="float" office:value="42.7822" calcext:value-type="float">
            <text:p>42.7822</text:p>
          </table:table-cell>
          <table:table-cell table:style-name="Default" office:value-type="float" office:value="118.542" calcext:value-type="float">
            <text:p>118.54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31.1758" calcext:value-type="float">
            <text:p>31.175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0.4578" calcext:value-type="float">
            <text:p>90.4578</text:p>
          </table:table-cell>
          <table:table-cell table:style-name="Default" office:value-type="float" office:value="49.0072" calcext:value-type="float">
            <text:p>49.0072</text:p>
          </table:table-cell>
          <table:table-cell table:style-name="Default" office:value-type="float" office:value="108.256" calcext:value-type="float">
            <text:p>108.2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96" calcext:value-type="float">
            <text:p>1.96</text:p>
          </table:table-cell>
          <table:table-cell table:style-name="Default" office:value-type="float" office:value="31.2086" calcext:value-type="float">
            <text:p>31.2086</text:p>
          </table:table-cell>
          <table:table-cell table:style-name="ce58" table:number-columns-repeated="3"/>
          <table:table-cell table:style-name="ce60"/>
          <table:table-cell/>
        </table:table-row>
        <table:table-row table:style-name="ro1" table:number-rows-repeated="9">
          <table:table-cell/>
          <table:table-cell table:style-name="Default" table:number-columns-repeated="11"/>
          <table:table-cell table:number-columns-repeated="5"/>
          <table:table-cell table:style-name="ce57" table:number-columns-repeated="20"/>
          <table:table-cell table:style-name="ce58" table:number-columns-repeated="4"/>
          <table:table-cell/>
        </table:table-row>
        <table:table-row table:style-name="ro1" table:number-rows-repeated="54">
          <table:table-cell/>
          <table:table-cell table:style-name="Default" table:number-columns-repeated="11"/>
          <table:table-cell table:number-columns-repeated="30"/>
        </table:table-row>
        <table:table-row table:style-name="ro1" table:number-rows-repeated="1048450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ScSp Time" table:style-name="ta1">
        <office:forms form:automatic-focus="false" form:apply-design-mode="false"/>
        <table:table-column table:style-name="co1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2" table:default-cell-style-name="ce3"/>
        <table:table-column table:style-name="co14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number-columns-repeated="2" table:default-cell-style-name="ce3"/>
        <table:table-row table:style-name="ro1">
          <table:table-cell/>
          <table:table-cell table:style-name="ce12" office:value-type="percentage" office:value="0.1" calcext:value-type="percentage" table:number-columns-spanned="13" table:number-rows-spanned="1">
            <text:p>10.00%</text:p>
          </table:table-cell>
          <table:covered-table-cell table:number-columns-repeated="11" table:style-name="ce7"/>
          <table:covered-table-cell table:style-name="ce9"/>
          <table:table-cell table:style-name="ce19" office:value-type="percentage" office:value="0.2" calcext:value-type="percentage" table:number-columns-spanned="13" table:number-rows-spanned="1">
            <text:p>20.00%</text:p>
          </table:table-cell>
          <table:covered-table-cell table:number-columns-repeated="12"/>
          <table:table-cell table:style-name="ce12" office:value-type="percentage" office:value="0.3" calcext:value-type="percentage" table:number-columns-spanned="13" table:number-rows-spanned="1">
            <text:p>30.00%</text:p>
          </table:table-cell>
          <table:covered-table-cell table:number-columns-repeated="11" table:style-name="ce7"/>
          <table:covered-table-cell table:style-name="ce9"/>
          <table:table-cell table:style-name="ce19" office:value-type="percentage" office:value="0.4" calcext:value-type="percentage" table:number-columns-spanned="13" table:number-rows-spanned="1">
            <text:p>40.00%</text:p>
          </table:table-cell>
          <table:covered-table-cell table:number-columns-repeated="12"/>
        </table:table-row>
        <table:table-row table:style-name="ro1">
          <table:table-cell table:style-name="ce13" office:value-type="string" calcext:value-type="string">
            <text:p>Instance</text:p>
          </table:table-cell>
          <table:table-cell table:style-name="ce14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3" office:value-type="string" calcext:value-type="string">
            <text:p>waitp(%)</text:p>
          </table:table-cell>
          <table:table-cell table:style-name="ce14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1">
          <table:table-cell table:style-name="ce13" office:value-type="string" calcext:value-type="string">
            <text:p>grubhub-10-0.tsp </text:p>
          </table:table-cell>
          <table:table-cell table:style-name="Default" office:value-type="float" office:value="3.32553" calcext:value-type="float">
            <text:p>3.32553</text:p>
          </table:table-cell>
          <table:table-cell table:style-name="Default" office:value-type="float" office:value="0.754959" calcext:value-type="float">
            <text:p>0.754959</text:p>
          </table:table-cell>
          <table:table-cell table:style-name="Default" office:value-type="float" office:value="0.593984" calcext:value-type="float">
            <text:p>0.593984</text:p>
          </table:table-cell>
          <table:table-cell table:style-name="Default" office:value-type="float" office:value="3.64488" calcext:value-type="float">
            <text:p>3.64488</text:p>
          </table:table-cell>
          <table:table-cell table:number-columns-repeated="2" table:style-name="ce63" office:value-type="string" calcext:value-type="string">
            <text:p>6.92261e-310</text:p>
          </table:table-cell>
          <table:table-cell table:style-name="Default" office:value-type="float" office:value="8.31935" calcext:value-type="float">
            <text:p>8.31935</text:p>
          </table:table-cell>
          <table:table-cell table:style-name="Default" office:value-type="float" office:value="39.9734" calcext:value-type="float">
            <text:p>39.9734</text:p>
          </table:table-cell>
          <table:table-cell table:style-name="Default" office:value-type="float" office:value="9.07474" calcext:value-type="float">
            <text:p>9.07474</text:p>
          </table:table-cell>
          <table:table-cell table:style-name="Default" office:value-type="float" office:value="7.13979" calcext:value-type="float">
            <text:p>7.13979</text:p>
          </table:table-cell>
          <table:table-cell table:style-name="Default" office:value-type="float" office:value="43.8121" calcext:value-type="float">
            <text:p>43.8121</text:p>
          </table:table-cell>
          <table:table-cell table:number-columns-repeated="2" table:style-name="ce63" office:value-type="string" calcext:value-type="string">
            <text:p>8.3211e-309</text:p>
          </table:table-cell>
          <table:table-cell table:style-name="Default" office:value-type="float" office:value="3.0252" calcext:value-type="float">
            <text:p>3.0252</text:p>
          </table:table-cell>
          <table:table-cell table:style-name="Default" office:value-type="float" office:value="0.754959" calcext:value-type="float">
            <text:p>0.754959</text:p>
          </table:table-cell>
          <table:table-cell table:style-name="Default" office:value-type="float" office:value="0.593984" calcext:value-type="float">
            <text:p>0.593984</text:p>
          </table:table-cell>
          <table:table-cell table:style-name="Default" office:value-type="float" office:value="2.51707" calcext:value-type="float">
            <text:p>2.51707</text:p>
          </table:table-cell>
          <table:table-cell table:style-name="Default" office:value-type="float" office:value="37.347" calcext:value-type="float">
            <text:p>37.347</text:p>
          </table:table-cell>
          <table:table-cell table:style-name="Default" office:value-type="float" office:value="6.36179" calcext:value-type="float">
            <text:p>6.36179</text:p>
          </table:table-cell>
          <table:table-cell table:style-name="Default" office:value-type="float" office:value="50.6" calcext:value-type="float">
            <text:p>50.6</text:p>
          </table:table-cell>
          <table:table-cell table:style-name="Default" office:value-type="float" office:value="5.97866" calcext:value-type="float">
            <text:p>5.97866</text:p>
          </table:table-cell>
          <table:table-cell table:style-name="Default" office:value-type="float" office:value="1.49201" calcext:value-type="float">
            <text:p>1.49201</text:p>
          </table:table-cell>
          <table:table-cell table:style-name="Default" office:value-type="float" office:value="1.17388" calcext:value-type="float">
            <text:p>1.17388</text:p>
          </table:table-cell>
          <table:table-cell table:style-name="Default" office:value-type="float" office:value="4.97445" calcext:value-type="float">
            <text:p>4.97445</text:p>
          </table:table-cell>
          <table:table-cell table:style-name="Default" office:value-type="float" office:value="73.8083" calcext:value-type="float">
            <text:p>73.8083</text:p>
          </table:table-cell>
          <table:table-cell table:style-name="Default" office:value-type="float" office:value="12.5727" calcext:value-type="float">
            <text:p>12.5727</text:p>
          </table:table-cell>
          <table:table-cell table:style-name="Default" office:value-type="float" office:value="2.79463" calcext:value-type="float">
            <text:p>2.79463</text:p>
          </table:table-cell>
          <table:table-cell table:style-name="Default" office:value-type="float" office:value="0.482764" calcext:value-type="float">
            <text:p>0.482764</text:p>
          </table:table-cell>
          <table:table-cell table:style-name="Default" office:value-type="float" office:value="0.339837" calcext:value-type="float">
            <text:p>0.339837</text:p>
          </table:table-cell>
          <table:table-cell table:style-name="Default" office:value-type="float" office:value="2.45366" calcext:value-type="float">
            <text:p>2.45366</text:p>
          </table:table-cell>
          <table:table-cell table:style-name="Default" office:value-type="float" office:value="37.6483" calcext:value-type="float">
            <text:p>37.6483</text:p>
          </table:table-cell>
          <table:table-cell table:style-name="Default" office:value-type="float" office:value="6.16098" calcext:value-type="float">
            <text:p>6.16098</text:p>
          </table:table-cell>
          <table:table-cell table:style-name="Default" office:value-type="float" office:value="49.8802" calcext:value-type="float">
            <text:p>49.8802</text:p>
          </table:table-cell>
          <table:table-cell table:style-name="Default" office:value-type="float" office:value="5.6027" calcext:value-type="float">
            <text:p>5.6027</text:p>
          </table:table-cell>
          <table:table-cell table:style-name="Default" office:value-type="float" office:value="0.967848" calcext:value-type="float">
            <text:p>0.967848</text:p>
          </table:table-cell>
          <table:table-cell table:style-name="Default" office:value-type="float" office:value="0.681308" calcext:value-type="float">
            <text:p>0.681308</text:p>
          </table:table-cell>
          <table:table-cell table:style-name="Default" office:value-type="float" office:value="4.91911" calcext:value-type="float">
            <text:p>4.91911</text:p>
          </table:table-cell>
          <table:table-cell table:style-name="Default" office:value-type="float" office:value="75.4775" calcext:value-type="float">
            <text:p>75.4775</text:p>
          </table:table-cell>
          <table:table-cell table:style-name="Default" office:value-type="float" office:value="12.3516" calcext:value-type="float">
            <text:p>12.3516</text:p>
          </table:table-cell>
          <table:table-cell table:style-name="Default" office:value-type="float" office:value="1.46959" calcext:value-type="float">
            <text:p>1.46959</text:p>
          </table:table-cell>
          <table:table-cell table:style-name="Default" office:value-type="float" office:value="1.40894" calcext:value-type="float">
            <text:p>1.40894</text:p>
          </table:table-cell>
          <table:table-cell table:style-name="Default" office:value-type="float" office:value="1.05967" calcext:value-type="float">
            <text:p>1.05967</text:p>
          </table:table-cell>
          <table:table-cell table:style-name="Default" office:value-type="float" office:value="2.31756" calcext:value-type="float">
            <text:p>2.31756</text:p>
          </table:table-cell>
          <table:table-cell table:style-name="Default" office:value-type="float" office:value="29.3644" calcext:value-type="float">
            <text:p>29.3644</text:p>
          </table:table-cell>
          <table:table-cell table:style-name="Default" office:value-type="float" office:value="6.79951" calcext:value-type="float">
            <text:p>6.79951</text:p>
          </table:table-cell>
          <table:table-cell table:style-name="Default" office:value-type="float" office:value="42.4197" calcext:value-type="float">
            <text:p>42.4197</text:p>
          </table:table-cell>
          <table:table-cell table:style-name="Default" office:value-type="float" office:value="3.46441" calcext:value-type="float">
            <text:p>3.46441</text:p>
          </table:table-cell>
          <table:table-cell table:style-name="Default" office:value-type="float" office:value="3.32144" calcext:value-type="float">
            <text:p>3.32144</text:p>
          </table:table-cell>
          <table:table-cell table:style-name="Default" office:value-type="float" office:value="2.49807" calcext:value-type="float">
            <text:p>2.49807</text:p>
          </table:table-cell>
          <table:table-cell table:style-name="Default" office:value-type="float" office:value="5.46341" calcext:value-type="float">
            <text:p>5.46341</text:p>
          </table:table-cell>
          <table:table-cell table:style-name="Default" office:value-type="float" office:value="69.2235" calcext:value-type="float">
            <text:p>69.2235</text:p>
          </table:table-cell>
          <table:table-cell table:style-name="Default" office:value-type="float" office:value="16.0291" calcext:value-type="float">
            <text:p>16.0291</text:p>
          </table:table-cell>
        </table:table-row>
        <table:table-row table:style-name="ro1">
          <table:table-cell table:style-name="ce13" office:value-type="string" calcext:value-type="string">
            <text:p>grubhub-10-1.tsp </text:p>
          </table:table-cell>
          <table:table-cell table:style-name="Default" office:value-type="float" office:value="3.39041" calcext:value-type="float">
            <text:p>3.39041</text:p>
          </table:table-cell>
          <table:table-cell table:style-name="Default" office:value-type="float" office:value="0.978374" calcext:value-type="float">
            <text:p>0.978374</text:p>
          </table:table-cell>
          <table:table-cell table:style-name="Default" office:value-type="float" office:value="0.249106" calcext:value-type="float">
            <text:p>0.249106</text:p>
          </table:table-cell>
          <table:table-cell table:style-name="Default" office:value-type="float" office:value="3.20829" calcext:value-type="float">
            <text:p>3.20829</text:p>
          </table:table-cell>
          <table:table-cell table:style-name="Default" office:value-type="float" office:value="14.8593" calcext:value-type="float">
            <text:p>14.8593</text:p>
          </table:table-cell>
          <table:table-cell table:style-name="Default" office:value-type="float" office:value="0.821301" calcext:value-type="float">
            <text:p>0.821301</text:p>
          </table:table-cell>
          <table:table-cell table:style-name="Default" office:value-type="float" office:value="23.5068" calcext:value-type="float">
            <text:p>23.5068</text:p>
          </table:table-cell>
          <table:table-cell table:style-name="Default" office:value-type="float" office:value="14.4231" calcext:value-type="float">
            <text:p>14.4231</text:p>
          </table:table-cell>
          <table:table-cell table:style-name="Default" office:value-type="float" office:value="4.16208" calcext:value-type="float">
            <text:p>4.16208</text:p>
          </table:table-cell>
          <table:table-cell table:style-name="Default" office:value-type="float" office:value="1.05972" calcext:value-type="float">
            <text:p>1.05972</text:p>
          </table:table-cell>
          <table:table-cell table:style-name="Default" office:value-type="float" office:value="13.6483" calcext:value-type="float">
            <text:p>13.6483</text:p>
          </table:table-cell>
          <table:table-cell table:style-name="Default" office:value-type="float" office:value="63.2129" calcext:value-type="float">
            <text:p>63.2129</text:p>
          </table:table-cell>
          <table:table-cell table:style-name="Default" office:value-type="float" office:value="3.49388" calcext:value-type="float">
            <text:p>3.49388</text:p>
          </table:table-cell>
          <table:table-cell table:style-name="Default" office:value-type="float" office:value="2.5639" calcext:value-type="float">
            <text:p>2.5639</text:p>
          </table:table-cell>
          <table:table-cell table:style-name="Default" office:value-type="float" office:value="1.61626" calcext:value-type="float">
            <text:p>1.61626</text:p>
          </table:table-cell>
          <table:table-cell table:style-name="Default" office:value-type="float" office:value="0.649431" calcext:value-type="float">
            <text:p>0.649431</text:p>
          </table:table-cell>
          <table:table-cell table:style-name="Default" office:value-type="float" office:value="2.74585" calcext:value-type="float">
            <text:p>2.74585</text:p>
          </table:table-cell>
          <table:table-cell table:style-name="Default" office:value-type="float" office:value="16.2875" calcext:value-type="float">
            <text:p>16.2875</text:p>
          </table:table-cell>
          <table:table-cell table:style-name="Default" office:value-type="float" office:value="0.821301" calcext:value-type="float">
            <text:p>0.821301</text:p>
          </table:table-cell>
          <table:table-cell table:style-name="Default" office:value-type="float" office:value="24.6842" calcext:value-type="float">
            <text:p>24.6842</text:p>
          </table:table-cell>
          <table:table-cell table:style-name="Default" office:value-type="float" office:value="10.3868" calcext:value-type="float">
            <text:p>10.3868</text:p>
          </table:table-cell>
          <table:table-cell table:style-name="Default" office:value-type="float" office:value="6.54774" calcext:value-type="float">
            <text:p>6.54774</text:p>
          </table:table-cell>
          <table:table-cell table:style-name="Default" office:value-type="float" office:value="2.63095" calcext:value-type="float">
            <text:p>2.63095</text:p>
          </table:table-cell>
          <table:table-cell table:style-name="Default" office:value-type="float" office:value="11.1239" calcext:value-type="float">
            <text:p>11.1239</text:p>
          </table:table-cell>
          <table:table-cell table:style-name="Default" office:value-type="float" office:value="65.9833" calcext:value-type="float">
            <text:p>65.9833</text:p>
          </table:table-cell>
          <table:table-cell table:style-name="Default" office:value-type="float" office:value="3.32723" calcext:value-type="float">
            <text:p>3.32723</text:p>
          </table:table-cell>
          <table:table-cell table:style-name="Default" office:value-type="float" office:value="1.72862" calcext:value-type="float">
            <text:p>1.72862</text:p>
          </table:table-cell>
          <table:table-cell table:style-name="Default" office:value-type="float" office:value="1.89756" calcext:value-type="float">
            <text:p>1.89756</text:p>
          </table:table-cell>
          <table:table-cell table:style-name="Default" office:value-type="float" office:value="1.05024" calcext:value-type="float">
            <text:p>1.05024</text:p>
          </table:table-cell>
          <table:table-cell table:style-name="Default" office:value-type="float" office:value="2.50488" calcext:value-type="float">
            <text:p>2.50488</text:p>
          </table:table-cell>
          <table:table-cell table:style-name="Default" office:value-type="float" office:value="15.2222" calcext:value-type="float">
            <text:p>15.2222</text:p>
          </table:table-cell>
          <table:table-cell table:style-name="Default" office:value-type="float" office:value="2.70691" calcext:value-type="float">
            <text:p>2.70691</text:p>
          </table:table-cell>
          <table:table-cell table:style-name="Default" office:value-type="float" office:value="25.1104" calcext:value-type="float">
            <text:p>25.1104</text:p>
          </table:table-cell>
          <table:table-cell table:style-name="Default" office:value-type="float" office:value="6.88407" calcext:value-type="float">
            <text:p>6.88407</text:p>
          </table:table-cell>
          <table:table-cell table:style-name="Default" office:value-type="float" office:value="7.55687" calcext:value-type="float">
            <text:p>7.55687</text:p>
          </table:table-cell>
          <table:table-cell table:style-name="Default" office:value-type="float" office:value="4.1825" calcext:value-type="float">
            <text:p>4.1825</text:p>
          </table:table-cell>
          <table:table-cell table:style-name="Default" office:value-type="float" office:value="9.97546" calcext:value-type="float">
            <text:p>9.97546</text:p>
          </table:table-cell>
          <table:table-cell table:style-name="Default" office:value-type="float" office:value="60.6211" calcext:value-type="float">
            <text:p>60.6211</text:p>
          </table:table-cell>
          <table:table-cell table:style-name="Default" office:value-type="float" office:value="10.78" calcext:value-type="float">
            <text:p>10.78</text:p>
          </table:table-cell>
          <table:table-cell table:style-name="Default" office:value-type="float" office:value="1.27122" calcext:value-type="float">
            <text:p>1.27122</text:p>
          </table:table-cell>
          <table:table-cell table:style-name="Default" office:value-type="float" office:value="2.18927" calcext:value-type="float">
            <text:p>2.18927</text:p>
          </table:table-cell>
          <table:table-cell table:style-name="Default" office:value-type="float" office:value="1.01073" calcext:value-type="float">
            <text:p>1.01073</text:p>
          </table:table-cell>
          <table:table-cell table:style-name="Default" office:value-type="float" office:value="1.85317" calcext:value-type="float">
            <text:p>1.85317</text:p>
          </table:table-cell>
          <table:table-cell table:style-name="Default" office:value-type="float" office:value="7.63325" calcext:value-type="float">
            <text:p>7.63325</text:p>
          </table:table-cell>
          <table:table-cell table:style-name="Default" office:value-type="float" office:value="2.11098" calcext:value-type="float">
            <text:p>2.11098</text:p>
          </table:table-cell>
          <table:table-cell table:style-name="Default" office:value-type="float" office:value="16.0686" calcext:value-type="float">
            <text:p>16.0686</text:p>
          </table:table-cell>
          <table:table-cell table:style-name="Default" office:value-type="float" office:value="7.91119" calcext:value-type="float">
            <text:p>7.91119</text:p>
          </table:table-cell>
          <table:table-cell table:style-name="Default" office:value-type="float" office:value="13.6245" calcext:value-type="float">
            <text:p>13.6245</text:p>
          </table:table-cell>
          <table:table-cell table:style-name="Default" office:value-type="float" office:value="6.2901" calcext:value-type="float">
            <text:p>6.2901</text:p>
          </table:table-cell>
          <table:table-cell table:style-name="Default" office:value-type="float" office:value="11.5329" calcext:value-type="float">
            <text:p>11.5329</text:p>
          </table:table-cell>
          <table:table-cell table:style-name="Default" office:value-type="float" office:value="47.5041" calcext:value-type="float">
            <text:p>47.5041</text:p>
          </table:table-cell>
          <table:table-cell table:style-name="Default" office:value-type="float" office:value="13.1373" calcext:value-type="float">
            <text:p>13.1373</text:p>
          </table:table-cell>
        </table:table-row>
        <table:table-row table:style-name="ro1">
          <table:table-cell table:style-name="ce13" office:value-type="string" calcext:value-type="string">
            <text:p>grubhub-10-2.tsp </text:p>
          </table:table-cell>
          <table:table-cell table:style-name="Default" office:value-type="float" office:value="3.12602" calcext:value-type="float">
            <text:p>3.12602</text:p>
          </table:table-cell>
          <table:table-cell table:style-name="Default" office:value-type="float" office:value="0.486179" calcext:value-type="float">
            <text:p>0.486179</text:p>
          </table:table-cell>
          <table:table-cell table:style-name="Default" office:value-type="float" office:value="0.357398" calcext:value-type="float">
            <text:p>0.357398</text:p>
          </table:table-cell>
          <table:table-cell table:style-name="Default" office:value-type="float" office:value="3.53951" calcext:value-type="float">
            <text:p>3.53951</text:p>
          </table:table-cell>
          <table:table-cell table:style-name="Default" office:value-type="float" office:value="21.0604" calcext:value-type="float">
            <text:p>21.0604</text:p>
          </table:table-cell>
          <table:table-cell table:style-name="Default" office:value-type="float" office:value="3.11341" calcext:value-type="float">
            <text:p>3.11341</text:p>
          </table:table-cell>
          <table:table-cell table:style-name="Default" office:value-type="float" office:value="31.6829" calcext:value-type="float">
            <text:p>31.6829</text:p>
          </table:table-cell>
          <table:table-cell table:style-name="Default" office:value-type="float" office:value="9.86656" calcext:value-type="float">
            <text:p>9.86656</text:p>
          </table:table-cell>
          <table:table-cell table:style-name="Default" office:value-type="float" office:value="1.53451" calcext:value-type="float">
            <text:p>1.53451</text:p>
          </table:table-cell>
          <table:table-cell table:style-name="Default" office:value-type="float" office:value="1.12805" calcext:value-type="float">
            <text:p>1.12805</text:p>
          </table:table-cell>
          <table:table-cell table:style-name="Default" office:value-type="float" office:value="11.1717" calcext:value-type="float">
            <text:p>11.1717</text:p>
          </table:table-cell>
          <table:table-cell table:style-name="Default" office:value-type="float" office:value="66.4724" calcext:value-type="float">
            <text:p>66.4724</text:p>
          </table:table-cell>
          <table:table-cell table:style-name="Default" office:value-type="float" office:value="9.82679" calcext:value-type="float">
            <text:p>9.82679</text:p>
          </table:table-cell>
          <table:table-cell table:style-name="Default" office:value-type="float" office:value="2.49024" calcext:value-type="float">
            <text:p>2.49024</text:p>
          </table:table-cell>
          <table:table-cell table:style-name="Default" office:value-type="float" office:value="0.892358" calcext:value-type="float">
            <text:p>0.892358</text:p>
          </table:table-cell>
          <table:table-cell table:style-name="Default" office:value-type="float" office:value="0.661626" calcext:value-type="float">
            <text:p>0.661626</text:p>
          </table:table-cell>
          <table:table-cell table:style-name="Default" office:value-type="float" office:value="3.30439" calcext:value-type="float">
            <text:p>3.30439</text:p>
          </table:table-cell>
          <table:table-cell table:style-name="Default" office:value-type="float" office:value="19.8746" calcext:value-type="float">
            <text:p>19.8746</text:p>
          </table:table-cell>
          <table:table-cell table:style-name="Default" office:value-type="float" office:value="4.54992" calcext:value-type="float">
            <text:p>4.54992</text:p>
          </table:table-cell>
          <table:table-cell table:style-name="Default" office:value-type="float" office:value="31.7732" calcext:value-type="float">
            <text:p>31.7732</text:p>
          </table:table-cell>
          <table:table-cell table:style-name="Default" office:value-type="float" office:value="7.83757" calcext:value-type="float">
            <text:p>7.83757</text:p>
          </table:table-cell>
          <table:table-cell table:style-name="Default" office:value-type="float" office:value="2.80853" calcext:value-type="float">
            <text:p>2.80853</text:p>
          </table:table-cell>
          <table:table-cell table:style-name="Default" office:value-type="float" office:value="2.08234" calcext:value-type="float">
            <text:p>2.08234</text:p>
          </table:table-cell>
          <table:table-cell table:style-name="Default" office:value-type="float" office:value="10.3999" calcext:value-type="float">
            <text:p>10.3999</text:p>
          </table:table-cell>
          <table:table-cell table:style-name="Default" office:value-type="float" office:value="62.5516" calcext:value-type="float">
            <text:p>62.5516</text:p>
          </table:table-cell>
          <table:table-cell table:style-name="Default" office:value-type="float" office:value="14.32" calcext:value-type="float">
            <text:p>14.32</text:p>
          </table:table-cell>
          <table:table-cell table:style-name="Default" office:value-type="float" office:value="1.62862" calcext:value-type="float">
            <text:p>1.62862</text:p>
          </table:table-cell>
          <table:table-cell table:style-name="Default" office:value-type="float" office:value="1.45707" calcext:value-type="float">
            <text:p>1.45707</text:p>
          </table:table-cell>
          <table:table-cell table:style-name="Default" office:value-type="float" office:value="1.02537" calcext:value-type="float">
            <text:p>1.02537</text:p>
          </table:table-cell>
          <table:table-cell table:style-name="Default" office:value-type="float" office:value="2.72341" calcext:value-type="float">
            <text:p>2.72341</text:p>
          </table:table-cell>
          <table:table-cell table:style-name="Default" office:value-type="float" office:value="15.7796" calcext:value-type="float">
            <text:p>15.7796</text:p>
          </table:table-cell>
          <table:table-cell table:style-name="Default" office:value-type="float" office:value="9.03911" calcext:value-type="float">
            <text:p>9.03911</text:p>
          </table:table-cell>
          <table:table-cell table:style-name="Default" office:value-type="float" office:value="31.6532" calcext:value-type="float">
            <text:p>31.6532</text:p>
          </table:table-cell>
          <table:table-cell table:style-name="Default" office:value-type="float" office:value="5.1452" calcext:value-type="float">
            <text:p>5.1452</text:p>
          </table:table-cell>
          <table:table-cell table:style-name="Default" office:value-type="float" office:value="4.60325" calcext:value-type="float">
            <text:p>4.60325</text:p>
          </table:table-cell>
          <table:table-cell table:style-name="Default" office:value-type="float" office:value="3.23938" calcext:value-type="float">
            <text:p>3.23938</text:p>
          </table:table-cell>
          <table:table-cell table:style-name="Default" office:value-type="float" office:value="8.60392" calcext:value-type="float">
            <text:p>8.60392</text:p>
          </table:table-cell>
          <table:table-cell table:style-name="Default" office:value-type="float" office:value="49.8515" calcext:value-type="float">
            <text:p>49.8515</text:p>
          </table:table-cell>
          <table:table-cell table:style-name="Default" office:value-type="float" office:value="28.5567" calcext:value-type="float">
            <text:p>28.5567</text:p>
          </table:table-cell>
          <table:table-cell table:style-name="Default" office:value-type="float" office:value="1.48293" calcext:value-type="float">
            <text:p>1.48293</text:p>
          </table:table-cell>
          <table:table-cell table:style-name="Default" office:value-type="float" office:value="1.61268" calcext:value-type="float">
            <text:p>1.61268</text:p>
          </table:table-cell>
          <table:table-cell table:style-name="Default" office:value-type="float" office:value="0.888293" calcext:value-type="float">
            <text:p>0.888293</text:p>
          </table:table-cell>
          <table:table-cell table:style-name="Default" office:value-type="float" office:value="2.04537" calcext:value-type="float">
            <text:p>2.04537</text:p>
          </table:table-cell>
          <table:table-cell table:style-name="Default" office:value-type="float" office:value="11.5701" calcext:value-type="float">
            <text:p>11.5701</text:p>
          </table:table-cell>
          <table:table-cell table:style-name="Default" office:value-type="float" office:value="14.1055" calcext:value-type="float">
            <text:p>14.1055</text:p>
          </table:table-cell>
          <table:table-cell table:style-name="Default" office:value-type="float" office:value="31.7049" calcext:value-type="float">
            <text:p>31.7049</text:p>
          </table:table-cell>
          <table:table-cell table:style-name="Default" office:value-type="float" office:value="4.67728" calcext:value-type="float">
            <text:p>4.67728</text:p>
          </table:table-cell>
          <table:table-cell table:style-name="Default" office:value-type="float" office:value="5.08655" calcext:value-type="float">
            <text:p>5.08655</text:p>
          </table:table-cell>
          <table:table-cell table:style-name="Default" office:value-type="float" office:value="2.80175" calcext:value-type="float">
            <text:p>2.80175</text:p>
          </table:table-cell>
          <table:table-cell table:style-name="Default" office:value-type="float" office:value="6.45127" calcext:value-type="float">
            <text:p>6.45127</text:p>
          </table:table-cell>
          <table:table-cell table:style-name="Default" office:value-type="float" office:value="36.4931" calcext:value-type="float">
            <text:p>36.4931</text:p>
          </table:table-cell>
          <table:table-cell table:style-name="Default" office:value-type="float" office:value="44.4901" calcext:value-type="float">
            <text:p>44.4901</text:p>
          </table:table-cell>
        </table:table-row>
        <table:table-row table:style-name="ro1">
          <table:table-cell table:style-name="ce13" office:value-type="string" calcext:value-type="string">
            <text:p>grubhub-10-3.tsp </text:p>
          </table:table-cell>
          <table:table-cell table:style-name="Default" office:value-type="float" office:value="2.84211" calcext:value-type="float">
            <text:p>2.84211</text:p>
          </table:table-cell>
          <table:table-cell table:style-name="Default" office:value-type="float" office:value="0.516423" calcext:value-type="float">
            <text:p>0.516423</text:p>
          </table:table-cell>
          <table:table-cell table:style-name="Default" office:value-type="float" office:value="0.367642" calcext:value-type="float">
            <text:p>0.367642</text:p>
          </table:table-cell>
          <table:table-cell table:style-name="Default" office:value-type="float" office:value="2.76634" calcext:value-type="float">
            <text:p>2.76634</text:p>
          </table:table-cell>
          <table:table-cell table:style-name="Default" office:value-type="float" office:value="15.4295" calcext:value-type="float">
            <text:p>15.4295</text:p>
          </table:table-cell>
          <table:table-cell table:style-name="Default" office:value-type="float" office:value="1.06138" calcext:value-type="float">
            <text:p>1.06138</text:p>
          </table:table-cell>
          <table:table-cell table:style-name="Default" office:value-type="float" office:value="22.9834" calcext:value-type="float">
            <text:p>22.9834</text:p>
          </table:table-cell>
          <table:table-cell table:style-name="Default" office:value-type="float" office:value="12.3659" calcext:value-type="float">
            <text:p>12.3659</text:p>
          </table:table-cell>
          <table:table-cell table:style-name="Default" office:value-type="float" office:value="2.24694" calcext:value-type="float">
            <text:p>2.24694</text:p>
          </table:table-cell>
          <table:table-cell table:style-name="Default" office:value-type="float" office:value="1.5996" calcext:value-type="float">
            <text:p>1.5996</text:p>
          </table:table-cell>
          <table:table-cell table:style-name="Default" office:value-type="float" office:value="12.0363" calcext:value-type="float">
            <text:p>12.0363</text:p>
          </table:table-cell>
          <table:table-cell table:style-name="Default" office:value-type="float" office:value="67.1332" calcext:value-type="float">
            <text:p>67.1332</text:p>
          </table:table-cell>
          <table:table-cell table:style-name="Default" office:value-type="float" office:value="4.61803" calcext:value-type="float">
            <text:p>4.61803</text:p>
          </table:table-cell>
          <table:table-cell table:style-name="Default" office:value-type="float" office:value="2.42439" calcext:value-type="float">
            <text:p>2.42439</text:p>
          </table:table-cell>
          <table:table-cell table:style-name="Default" office:value-type="float" office:value="1.28748" calcext:value-type="float">
            <text:p>1.28748</text:p>
          </table:table-cell>
          <table:table-cell table:style-name="Default" office:value-type="float" office:value="0.498699" calcext:value-type="float">
            <text:p>0.498699</text:p>
          </table:table-cell>
          <table:table-cell table:style-name="Default" office:value-type="float" office:value="2.19951" calcext:value-type="float">
            <text:p>2.19951</text:p>
          </table:table-cell>
          <table:table-cell table:style-name="Default" office:value-type="float" office:value="15.007" calcext:value-type="float">
            <text:p>15.007</text:p>
          </table:table-cell>
          <table:table-cell table:style-name="Default" office:value-type="float" office:value="1.64439" calcext:value-type="float">
            <text:p>1.64439</text:p>
          </table:table-cell>
          <table:table-cell table:style-name="Default" office:value-type="float" office:value="23.0615" calcext:value-type="float">
            <text:p>23.0615</text:p>
          </table:table-cell>
          <table:table-cell table:style-name="Default" office:value-type="float" office:value="10.5127" calcext:value-type="float">
            <text:p>10.5127</text:p>
          </table:table-cell>
          <table:table-cell table:style-name="Default" office:value-type="float" office:value="5.58282" calcext:value-type="float">
            <text:p>5.58282</text:p>
          </table:table-cell>
          <table:table-cell table:style-name="Default" office:value-type="float" office:value="2.16248" calcext:value-type="float">
            <text:p>2.16248</text:p>
          </table:table-cell>
          <table:table-cell table:style-name="Default" office:value-type="float" office:value="9.53761" calcext:value-type="float">
            <text:p>9.53761</text:p>
          </table:table-cell>
          <table:table-cell table:style-name="Default" office:value-type="float" office:value="65.0739" calcext:value-type="float">
            <text:p>65.0739</text:p>
          </table:table-cell>
          <table:table-cell table:style-name="Default" office:value-type="float" office:value="7.13047" calcext:value-type="float">
            <text:p>7.13047</text:p>
          </table:table-cell>
          <table:table-cell table:style-name="Default" office:value-type="float" office:value="1.69593" calcext:value-type="float">
            <text:p>1.69593</text:p>
          </table:table-cell>
          <table:table-cell table:style-name="Default" office:value-type="float" office:value="1.54146" calcext:value-type="float">
            <text:p>1.54146</text:p>
          </table:table-cell>
          <table:table-cell table:style-name="Default" office:value-type="float" office:value="0.866341" calcext:value-type="float">
            <text:p>0.866341</text:p>
          </table:table-cell>
          <table:table-cell table:style-name="Default" office:value-type="float" office:value="1.97854" calcext:value-type="float">
            <text:p>1.97854</text:p>
          </table:table-cell>
          <table:table-cell table:style-name="Default" office:value-type="float" office:value="13.508" calcext:value-type="float">
            <text:p>13.508</text:p>
          </table:table-cell>
          <table:table-cell table:style-name="Default" office:value-type="float" office:value="3.65748" calcext:value-type="float">
            <text:p>3.65748</text:p>
          </table:table-cell>
          <table:table-cell table:style-name="Default" office:value-type="float" office:value="23.2478" calcext:value-type="float">
            <text:p>23.2478</text:p>
          </table:table-cell>
          <table:table-cell table:style-name="Default" office:value-type="float" office:value="7.29503" calcext:value-type="float">
            <text:p>7.29503</text:p>
          </table:table-cell>
          <table:table-cell table:style-name="Default" office:value-type="float" office:value="6.63058" calcext:value-type="float">
            <text:p>6.63058</text:p>
          </table:table-cell>
          <table:table-cell table:style-name="Default" office:value-type="float" office:value="3.72655" calcext:value-type="float">
            <text:p>3.72655</text:p>
          </table:table-cell>
          <table:table-cell table:style-name="Default" office:value-type="float" office:value="8.51064" calcext:value-type="float">
            <text:p>8.51064</text:p>
          </table:table-cell>
          <table:table-cell table:style-name="Default" office:value-type="float" office:value="58.1046" calcext:value-type="float">
            <text:p>58.1046</text:p>
          </table:table-cell>
          <table:table-cell table:style-name="Default" office:value-type="float" office:value="15.7326" calcext:value-type="float">
            <text:p>15.7326</text:p>
          </table:table-cell>
          <table:table-cell table:style-name="Default" office:value-type="float" office:value="1.07756" calcext:value-type="float">
            <text:p>1.07756</text:p>
          </table:table-cell>
          <table:table-cell table:style-name="Default" office:value-type="float" office:value="1.54146" calcext:value-type="float">
            <text:p>1.54146</text:p>
          </table:table-cell>
          <table:table-cell table:style-name="Default" office:value-type="float" office:value="0.866341" calcext:value-type="float">
            <text:p>0.866341</text:p>
          </table:table-cell>
          <table:table-cell table:style-name="Default" office:value-type="float" office:value="1.43171" calcext:value-type="float">
            <text:p>1.43171</text:p>
          </table:table-cell>
          <table:table-cell table:style-name="Default" office:value-type="float" office:value="9.17138" calcext:value-type="float">
            <text:p>9.17138</text:p>
          </table:table-cell>
          <table:table-cell table:style-name="Default" office:value-type="float" office:value="8.79935" calcext:value-type="float">
            <text:p>8.79935</text:p>
          </table:table-cell>
          <table:table-cell table:style-name="Default" office:value-type="float" office:value="22.8878" calcext:value-type="float">
            <text:p>22.8878</text:p>
          </table:table-cell>
          <table:table-cell table:style-name="Default" office:value-type="float" office:value="4.70801" calcext:value-type="float">
            <text:p>4.70801</text:p>
          </table:table-cell>
          <table:table-cell table:style-name="Default" office:value-type="float" office:value="6.73487" calcext:value-type="float">
            <text:p>6.73487</text:p>
          </table:table-cell>
          <table:table-cell table:style-name="Default" office:value-type="float" office:value="3.78517" calcext:value-type="float">
            <text:p>3.78517</text:p>
          </table:table-cell>
          <table:table-cell table:style-name="Default" office:value-type="float" office:value="6.25533" calcext:value-type="float">
            <text:p>6.25533</text:p>
          </table:table-cell>
          <table:table-cell table:style-name="Default" office:value-type="float" office:value="40.071" calcext:value-type="float">
            <text:p>40.071</text:p>
          </table:table-cell>
          <table:table-cell table:style-name="Default" office:value-type="float" office:value="38.4456" calcext:value-type="float">
            <text:p>38.4456</text:p>
          </table:table-cell>
        </table:table-row>
        <table:table-row table:style-name="ro1">
          <table:table-cell table:style-name="ce13" office:value-type="string" calcext:value-type="string">
            <text:p>grubhub-10-4.tsp </text:p>
          </table:table-cell>
          <table:table-cell table:style-name="Default" office:value-type="float" office:value="3.77675" calcext:value-type="float">
            <text:p>3.77675</text:p>
          </table:table-cell>
          <table:table-cell table:style-name="Default" office:value-type="float" office:value="0.43935" calcext:value-type="float">
            <text:p>0.43935</text:p>
          </table:table-cell>
          <table:table-cell table:style-name="Default" office:value-type="float" office:value="0.427642" calcext:value-type="float">
            <text:p>0.427642</text:p>
          </table:table-cell>
          <table:table-cell table:style-name="Default" office:value-type="float" office:value="3.92244" calcext:value-type="float">
            <text:p>3.92244</text:p>
          </table:table-cell>
          <table:table-cell table:style-name="Default" office:value-type="float" office:value="23.8889" calcext:value-type="float">
            <text:p>23.8889</text:p>
          </table:table-cell>
          <table:table-cell table:style-name="Default" office:value-type="float" office:value="1.61862" calcext:value-type="float">
            <text:p>1.61862</text:p>
          </table:table-cell>
          <table:table-cell table:style-name="Default" office:value-type="float" office:value="34.0737" calcext:value-type="float">
            <text:p>34.0737</text:p>
          </table:table-cell>
          <table:table-cell table:style-name="Default" office:value-type="float" office:value="11.0841" calcext:value-type="float">
            <text:p>11.0841</text:p>
          </table:table-cell>
          <table:table-cell table:style-name="Default" office:value-type="float" office:value="1.28941" calcext:value-type="float">
            <text:p>1.28941</text:p>
          </table:table-cell>
          <table:table-cell table:style-name="Default" office:value-type="float" office:value="1.25505" calcext:value-type="float">
            <text:p>1.25505</text:p>
          </table:table-cell>
          <table:table-cell table:style-name="Default" office:value-type="float" office:value="11.5116" calcext:value-type="float">
            <text:p>11.5116</text:p>
          </table:table-cell>
          <table:table-cell table:style-name="Default" office:value-type="float" office:value="70.1095" calcext:value-type="float">
            <text:p>70.1095</text:p>
          </table:table-cell>
          <table:table-cell table:style-name="Default" office:value-type="float" office:value="4.75035" calcext:value-type="float">
            <text:p>4.75035</text:p>
          </table:table-cell>
          <table:table-cell table:style-name="Default" office:value-type="float" office:value="3.01902" calcext:value-type="float">
            <text:p>3.01902</text:p>
          </table:table-cell>
          <table:table-cell table:style-name="Default" office:value-type="float" office:value="1.02504" calcext:value-type="float">
            <text:p>1.02504</text:p>
          </table:table-cell>
          <table:table-cell table:style-name="Default" office:value-type="float" office:value="0.785041" calcext:value-type="float">
            <text:p>0.785041</text:p>
          </table:table-cell>
          <table:table-cell table:style-name="Default" office:value-type="float" office:value="2.78244" calcext:value-type="float">
            <text:p>2.78244</text:p>
          </table:table-cell>
          <table:table-cell table:style-name="Default" office:value-type="float" office:value="22.893" calcext:value-type="float">
            <text:p>22.893</text:p>
          </table:table-cell>
          <table:table-cell table:style-name="Default" office:value-type="float" office:value="2.69691" calcext:value-type="float">
            <text:p>2.69691</text:p>
          </table:table-cell>
          <table:table-cell table:style-name="Default" office:value-type="float" office:value="33.2015" calcext:value-type="float">
            <text:p>33.2015</text:p>
          </table:table-cell>
          <table:table-cell table:style-name="Default" office:value-type="float" office:value="9.09305" calcext:value-type="float">
            <text:p>9.09305</text:p>
          </table:table-cell>
          <table:table-cell table:style-name="Default" office:value-type="float" office:value="3.08734" calcext:value-type="float">
            <text:p>3.08734</text:p>
          </table:table-cell>
          <table:table-cell table:style-name="Default" office:value-type="float" office:value="2.36448" calcext:value-type="float">
            <text:p>2.36448</text:p>
          </table:table-cell>
          <table:table-cell table:style-name="Default" office:value-type="float" office:value="8.38047" calcext:value-type="float">
            <text:p>8.38047</text:p>
          </table:table-cell>
          <table:table-cell table:style-name="Default" office:value-type="float" office:value="68.9518" calcext:value-type="float">
            <text:p>68.9518</text:p>
          </table:table-cell>
          <table:table-cell table:style-name="Default" office:value-type="float" office:value="8.12287" calcext:value-type="float">
            <text:p>8.12287</text:p>
          </table:table-cell>
          <table:table-cell table:style-name="Default" office:value-type="float" office:value="2.58309" calcext:value-type="float">
            <text:p>2.58309</text:p>
          </table:table-cell>
          <table:table-cell table:style-name="Default" office:value-type="float" office:value="1.06065" calcext:value-type="float">
            <text:p>1.06065</text:p>
          </table:table-cell>
          <table:table-cell table:style-name="Default" office:value-type="float" office:value="0.793333" calcext:value-type="float">
            <text:p>0.793333</text:p>
          </table:table-cell>
          <table:table-cell table:style-name="Default" office:value-type="float" office:value="2.59366" calcext:value-type="float">
            <text:p>2.59366</text:p>
          </table:table-cell>
          <table:table-cell table:style-name="Default" office:value-type="float" office:value="13.5267" calcext:value-type="float">
            <text:p>13.5267</text:p>
          </table:table-cell>
          <table:table-cell table:style-name="Default" office:value-type="float" office:value="4.39106" calcext:value-type="float">
            <text:p>4.39106</text:p>
          </table:table-cell>
          <table:table-cell table:style-name="Default" office:value-type="float" office:value="24.9485" calcext:value-type="float">
            <text:p>24.9485</text:p>
          </table:table-cell>
          <table:table-cell table:style-name="Default" office:value-type="float" office:value="10.3537" calcext:value-type="float">
            <text:p>10.3537</text:p>
          </table:table-cell>
          <table:table-cell table:style-name="Default" office:value-type="float" office:value="4.25137" calcext:value-type="float">
            <text:p>4.25137</text:p>
          </table:table-cell>
          <table:table-cell table:style-name="Default" office:value-type="float" office:value="3.17989" calcext:value-type="float">
            <text:p>3.17989</text:p>
          </table:table-cell>
          <table:table-cell table:style-name="Default" office:value-type="float" office:value="10.3961" calcext:value-type="float">
            <text:p>10.3961</text:p>
          </table:table-cell>
          <table:table-cell table:style-name="Default" office:value-type="float" office:value="54.2185" calcext:value-type="float">
            <text:p>54.2185</text:p>
          </table:table-cell>
          <table:table-cell table:style-name="Default" office:value-type="float" office:value="17.6005" calcext:value-type="float">
            <text:p>17.6005</text:p>
          </table:table-cell>
          <table:table-cell table:style-name="Default" office:value-type="float" office:value="1.58293" calcext:value-type="float">
            <text:p>1.58293</text:p>
          </table:table-cell>
          <table:table-cell table:style-name="Default" office:value-type="float" office:value="1.69415" calcext:value-type="float">
            <text:p>1.69415</text:p>
          </table:table-cell>
          <table:table-cell table:style-name="Default" office:value-type="float" office:value="1.34732" calcext:value-type="float">
            <text:p>1.34732</text:p>
          </table:table-cell>
          <table:table-cell table:style-name="Default" office:value-type="float" office:value="2.4839" calcext:value-type="float">
            <text:p>2.4839</text:p>
          </table:table-cell>
          <table:table-cell table:style-name="Default" office:value-type="float" office:value="14.6919" calcext:value-type="float">
            <text:p>14.6919</text:p>
          </table:table-cell>
          <table:table-cell table:style-name="Default" office:value-type="float" office:value="4.39106" calcext:value-type="float">
            <text:p>4.39106</text:p>
          </table:table-cell>
          <table:table-cell table:style-name="Default" office:value-type="float" office:value="26.1912" calcext:value-type="float">
            <text:p>26.1912</text:p>
          </table:table-cell>
          <table:table-cell table:style-name="Default" office:value-type="float" office:value="6.04373" calcext:value-type="float">
            <text:p>6.04373</text:p>
          </table:table-cell>
          <table:table-cell table:style-name="Default" office:value-type="float" office:value="6.46838" calcext:value-type="float">
            <text:p>6.46838</text:p>
          </table:table-cell>
          <table:table-cell table:style-name="Default" office:value-type="float" office:value="5.14416" calcext:value-type="float">
            <text:p>5.14416</text:p>
          </table:table-cell>
          <table:table-cell table:style-name="Default" office:value-type="float" office:value="9.48372" calcext:value-type="float">
            <text:p>9.48372</text:p>
          </table:table-cell>
          <table:table-cell table:style-name="Default" office:value-type="float" office:value="56.0946" calcext:value-type="float">
            <text:p>56.0946</text:p>
          </table:table-cell>
          <table:table-cell table:style-name="Default" office:value-type="float" office:value="16.7654" calcext:value-type="float">
            <text:p>16.7654</text:p>
          </table:table-cell>
        </table:table-row>
        <table:table-row table:style-name="ro1">
          <table:table-cell table:style-name="ce13" office:value-type="string" calcext:value-type="string">
            <text:p>grubhub-10-5.tsp </text:p>
          </table:table-cell>
          <table:table-cell table:style-name="Default" office:value-type="float" office:value="3.38553" calcext:value-type="float">
            <text:p>3.38553</text:p>
          </table:table-cell>
          <table:table-cell table:style-name="Default" office:value-type="float" office:value="0.672033" calcext:value-type="float">
            <text:p>0.672033</text:p>
          </table:table-cell>
          <table:table-cell table:style-name="Default" office:value-type="float" office:value="0.458374" calcext:value-type="float">
            <text:p>0.458374</text:p>
          </table:table-cell>
          <table:table-cell table:style-name="Default" office:value-type="float" office:value="3.3161" calcext:value-type="float">
            <text:p>3.3161</text:p>
          </table:table-cell>
          <table:table-cell table:style-name="Default" office:value-type="float" office:value="22.5398" calcext:value-type="float">
            <text:p>22.5398</text:p>
          </table:table-cell>
          <table:table-cell table:style-name="Default" office:value-type="float" office:value="0.893984" calcext:value-type="float">
            <text:p>0.893984</text:p>
          </table:table-cell>
          <table:table-cell table:style-name="Default" office:value-type="float" office:value="31.2659" calcext:value-type="float">
            <text:p>31.2659</text:p>
          </table:table-cell>
          <table:table-cell table:style-name="Default" office:value-type="float" office:value="10.8282" calcext:value-type="float">
            <text:p>10.8282</text:p>
          </table:table-cell>
          <table:table-cell table:style-name="Default" office:value-type="float" office:value="2.14941" calcext:value-type="float">
            <text:p>2.14941</text:p>
          </table:table-cell>
          <table:table-cell table:style-name="Default" office:value-type="float" office:value="1.46605" calcext:value-type="float">
            <text:p>1.46605</text:p>
          </table:table-cell>
          <table:table-cell table:style-name="Default" office:value-type="float" office:value="10.6061" calcext:value-type="float">
            <text:p>10.6061</text:p>
          </table:table-cell>
          <table:table-cell table:style-name="Default" office:value-type="float" office:value="72.0909" calcext:value-type="float">
            <text:p>72.0909</text:p>
          </table:table-cell>
          <table:table-cell table:style-name="Default" office:value-type="float" office:value="2.8593" calcext:value-type="float">
            <text:p>2.8593</text:p>
          </table:table-cell>
          <table:table-cell table:style-name="Default" office:value-type="float" office:value="2.95593" calcext:value-type="float">
            <text:p>2.95593</text:p>
          </table:table-cell>
          <table:table-cell table:style-name="Default" office:value-type="float" office:value="0.672033" calcext:value-type="float">
            <text:p>0.672033</text:p>
          </table:table-cell>
          <table:table-cell table:style-name="Default" office:value-type="float" office:value="0.458374" calcext:value-type="float">
            <text:p>0.458374</text:p>
          </table:table-cell>
          <table:table-cell table:style-name="Default" office:value-type="float" office:value="2.6039" calcext:value-type="float">
            <text:p>2.6039</text:p>
          </table:table-cell>
          <table:table-cell table:style-name="Default" office:value-type="float" office:value="13.9241" calcext:value-type="float">
            <text:p>13.9241</text:p>
          </table:table-cell>
          <table:table-cell table:style-name="Default" office:value-type="float" office:value="10.4644" calcext:value-type="float">
            <text:p>10.4644</text:p>
          </table:table-cell>
          <table:table-cell table:style-name="Default" office:value-type="float" office:value="31.0787" calcext:value-type="float">
            <text:p>31.0787</text:p>
          </table:table-cell>
          <table:table-cell table:style-name="Default" office:value-type="float" office:value="9.51113" calcext:value-type="float">
            <text:p>9.51113</text:p>
          </table:table-cell>
          <table:table-cell table:style-name="Default" office:value-type="float" office:value="2.16236" calcext:value-type="float">
            <text:p>2.16236</text:p>
          </table:table-cell>
          <table:table-cell table:style-name="Default" office:value-type="float" office:value="1.47488" calcext:value-type="float">
            <text:p>1.47488</text:p>
          </table:table-cell>
          <table:table-cell table:style-name="Default" office:value-type="float" office:value="8.37842" calcext:value-type="float">
            <text:p>8.37842</text:p>
          </table:table-cell>
          <table:table-cell table:style-name="Default" office:value-type="float" office:value="44.8026" calcext:value-type="float">
            <text:p>44.8026</text:p>
          </table:table-cell>
          <table:table-cell table:style-name="Default" office:value-type="float" office:value="33.6706" calcext:value-type="float">
            <text:p>33.6706</text:p>
          </table:table-cell>
          <table:table-cell table:style-name="Default" office:value-type="float" office:value="2.47171" calcext:value-type="float">
            <text:p>2.47171</text:p>
          </table:table-cell>
          <table:table-cell table:style-name="Default" office:value-type="float" office:value="0.672033" calcext:value-type="float">
            <text:p>0.672033</text:p>
          </table:table-cell>
          <table:table-cell table:style-name="Default" office:value-type="float" office:value="0.458374" calcext:value-type="float">
            <text:p>0.458374</text:p>
          </table:table-cell>
          <table:table-cell table:style-name="Default" office:value-type="float" office:value="1.93854" calcext:value-type="float">
            <text:p>1.93854</text:p>
          </table:table-cell>
          <table:table-cell table:style-name="Default" office:value-type="float" office:value="12.1267" calcext:value-type="float">
            <text:p>12.1267</text:p>
          </table:table-cell>
          <table:table-cell table:style-name="Default" office:value-type="float" office:value="12.8426" calcext:value-type="float">
            <text:p>12.8426</text:p>
          </table:table-cell>
          <table:table-cell table:style-name="Default" office:value-type="float" office:value="30.5099" calcext:value-type="float">
            <text:p>30.5099</text:p>
          </table:table-cell>
          <table:table-cell table:style-name="Default" office:value-type="float" office:value="8.10132" calcext:value-type="float">
            <text:p>8.10132</text:p>
          </table:table-cell>
          <table:table-cell table:style-name="Default" office:value-type="float" office:value="2.20267" calcext:value-type="float">
            <text:p>2.20267</text:p>
          </table:table-cell>
          <table:table-cell table:style-name="Default" office:value-type="float" office:value="1.50238" calcext:value-type="float">
            <text:p>1.50238</text:p>
          </table:table-cell>
          <table:table-cell table:style-name="Default" office:value-type="float" office:value="6.35379" calcext:value-type="float">
            <text:p>6.35379</text:p>
          </table:table-cell>
          <table:table-cell table:style-name="Default" office:value-type="float" office:value="39.7466" calcext:value-type="float">
            <text:p>39.7466</text:p>
          </table:table-cell>
          <table:table-cell table:style-name="Default" office:value-type="float" office:value="42.0932" calcext:value-type="float">
            <text:p>42.0932</text:p>
          </table:table-cell>
          <table:table-cell table:style-name="Default" office:value-type="float" office:value="1.60276" calcext:value-type="float">
            <text:p>1.60276</text:p>
          </table:table-cell>
          <table:table-cell table:style-name="Default" office:value-type="float" office:value="1.24797" calcext:value-type="float">
            <text:p>1.24797</text:p>
          </table:table-cell>
          <table:table-cell table:style-name="Default" office:value-type="float" office:value="0.983089" calcext:value-type="float">
            <text:p>0.983089</text:p>
          </table:table-cell>
          <table:table-cell table:style-name="Default" office:value-type="float" office:value="1.61171" calcext:value-type="float">
            <text:p>1.61171</text:p>
          </table:table-cell>
          <table:table-cell table:style-name="Default" office:value-type="float" office:value="10.3924" calcext:value-type="float">
            <text:p>10.3924</text:p>
          </table:table-cell>
          <table:table-cell table:style-name="Default" office:value-type="float" office:value="14.4993" calcext:value-type="float">
            <text:p>14.4993</text:p>
          </table:table-cell>
          <table:table-cell table:style-name="Default" office:value-type="float" office:value="30.3372" calcext:value-type="float">
            <text:p>30.3372</text:p>
          </table:table-cell>
          <table:table-cell table:style-name="Default" office:value-type="float" office:value="5.28316" calcext:value-type="float">
            <text:p>5.28316</text:p>
          </table:table-cell>
          <table:table-cell table:style-name="Default" office:value-type="float" office:value="4.11365" calcext:value-type="float">
            <text:p>4.11365</text:p>
          </table:table-cell>
          <table:table-cell table:style-name="Default" office:value-type="float" office:value="3.24054" calcext:value-type="float">
            <text:p>3.24054</text:p>
          </table:table-cell>
          <table:table-cell table:style-name="Default" office:value-type="float" office:value="5.31264" calcext:value-type="float">
            <text:p>5.31264</text:p>
          </table:table-cell>
          <table:table-cell table:style-name="Default" office:value-type="float" office:value="34.2564" calcext:value-type="float">
            <text:p>34.2564</text:p>
          </table:table-cell>
          <table:table-cell table:style-name="Default" office:value-type="float" office:value="47.7936" calcext:value-type="float">
            <text:p>47.7936</text:p>
          </table:table-cell>
        </table:table-row>
        <table:table-row table:style-name="ro1">
          <table:table-cell table:style-name="ce13" office:value-type="string" calcext:value-type="string">
            <text:p>grubhub-10-6.tsp </text:p>
          </table:table-cell>
          <table:table-cell table:style-name="Default" office:value-type="float" office:value="3.13724" calcext:value-type="float">
            <text:p>3.13724</text:p>
          </table:table-cell>
          <table:table-cell table:style-name="Default" office:value-type="float" office:value="0.936423" calcext:value-type="float">
            <text:p>0.936423</text:p>
          </table:table-cell>
          <table:table-cell table:style-name="Default" office:value-type="float" office:value="0.37935" calcext:value-type="float">
            <text:p>0.37935</text:p>
          </table:table-cell>
          <table:table-cell table:style-name="Default" office:value-type="float" office:value="2.59561" calcext:value-type="float">
            <text:p>2.59561</text:p>
          </table:table-cell>
          <table:table-cell table:style-name="Default" office:value-type="float" office:value="13.2396" calcext:value-type="float">
            <text:p>13.2396</text:p>
          </table:table-cell>
          <table:table-cell table:style-name="Default" office:value-type="float" office:value="2.92837" calcext:value-type="float">
            <text:p>2.92837</text:p>
          </table:table-cell>
          <table:table-cell table:style-name="Default" office:value-type="float" office:value="23.2166" calcext:value-type="float">
            <text:p>23.2166</text:p>
          </table:table-cell>
          <table:table-cell table:style-name="Default" office:value-type="float" office:value="13.5129" calcext:value-type="float">
            <text:p>13.5129</text:p>
          </table:table-cell>
          <table:table-cell table:style-name="Default" office:value-type="float" office:value="4.03342" calcext:value-type="float">
            <text:p>4.03342</text:p>
          </table:table-cell>
          <table:table-cell table:style-name="Default" office:value-type="float" office:value="1.63396" calcext:value-type="float">
            <text:p>1.63396</text:p>
          </table:table-cell>
          <table:table-cell table:style-name="Default" office:value-type="float" office:value="11.18" calcext:value-type="float">
            <text:p>11.18</text:p>
          </table:table-cell>
          <table:table-cell table:style-name="Default" office:value-type="float" office:value="57.0264" calcext:value-type="float">
            <text:p>57.0264</text:p>
          </table:table-cell>
          <table:table-cell table:style-name="Default" office:value-type="float" office:value="12.6133" calcext:value-type="float">
            <text:p>12.6133</text:p>
          </table:table-cell>
          <table:table-cell table:style-name="Default" office:value-type="float" office:value="2.66098" calcext:value-type="float">
            <text:p>2.66098</text:p>
          </table:table-cell>
          <table:table-cell table:style-name="Default" office:value-type="float" office:value="1.10065" calcext:value-type="float">
            <text:p>1.10065</text:p>
          </table:table-cell>
          <table:table-cell table:style-name="Default" office:value-type="float" office:value="0.558211" calcext:value-type="float">
            <text:p>0.558211</text:p>
          </table:table-cell>
          <table:table-cell table:style-name="Default" office:value-type="float" office:value="2.37902" calcext:value-type="float">
            <text:p>2.37902</text:p>
          </table:table-cell>
          <table:table-cell table:style-name="Default" office:value-type="float" office:value="15.8985" calcext:value-type="float">
            <text:p>15.8985</text:p>
          </table:table-cell>
          <table:table-cell table:style-name="Default" office:value-type="float" office:value="1.41122" calcext:value-type="float">
            <text:p>1.41122</text:p>
          </table:table-cell>
          <table:table-cell table:style-name="Default" office:value-type="float" office:value="24.0086" calcext:value-type="float">
            <text:p>24.0086</text:p>
          </table:table-cell>
          <table:table-cell table:style-name="Default" office:value-type="float" office:value="11.0834" calcext:value-type="float">
            <text:p>11.0834</text:p>
          </table:table-cell>
          <table:table-cell table:style-name="Default" office:value-type="float" office:value="4.5844" calcext:value-type="float">
            <text:p>4.5844</text:p>
          </table:table-cell>
          <table:table-cell table:style-name="Default" office:value-type="float" office:value="2.32505" calcext:value-type="float">
            <text:p>2.32505</text:p>
          </table:table-cell>
          <table:table-cell table:style-name="Default" office:value-type="float" office:value="9.90904" calcext:value-type="float">
            <text:p>9.90904</text:p>
          </table:table-cell>
          <table:table-cell table:style-name="Default" office:value-type="float" office:value="66.2201" calcext:value-type="float">
            <text:p>66.2201</text:p>
          </table:table-cell>
          <table:table-cell table:style-name="Default" office:value-type="float" office:value="5.87797" calcext:value-type="float">
            <text:p>5.87797</text:p>
          </table:table-cell>
          <table:table-cell table:style-name="Default" office:value-type="float" office:value="2.66098" calcext:value-type="float">
            <text:p>2.66098</text:p>
          </table:table-cell>
          <table:table-cell table:style-name="Default" office:value-type="float" office:value="0.614472" calcext:value-type="float">
            <text:p>0.614472</text:p>
          </table:table-cell>
          <table:table-cell table:style-name="Default" office:value-type="float" office:value="0.166667" calcext:value-type="float">
            <text:p>0.166667</text:p>
          </table:table-cell>
          <table:table-cell table:style-name="Default" office:value-type="float" office:value="2.03415" calcext:value-type="float">
            <text:p>2.03415</text:p>
          </table:table-cell>
          <table:table-cell table:style-name="Default" office:value-type="float" office:value="15.531" calcext:value-type="float">
            <text:p>15.531</text:p>
          </table:table-cell>
          <table:table-cell table:style-name="Default" office:value-type="float" office:value="2.92837" calcext:value-type="float">
            <text:p>2.92837</text:p>
          </table:table-cell>
          <table:table-cell table:style-name="Default" office:value-type="float" office:value="23.9356" calcext:value-type="float">
            <text:p>23.9356</text:p>
          </table:table-cell>
          <table:table-cell table:style-name="Default" office:value-type="float" office:value="11.1172" calcext:value-type="float">
            <text:p>11.1172</text:p>
          </table:table-cell>
          <table:table-cell table:style-name="Default" office:value-type="float" office:value="2.56719" calcext:value-type="float">
            <text:p>2.56719</text:p>
          </table:table-cell>
          <table:table-cell table:style-name="Default" office:value-type="float" office:value="0.696313" calcext:value-type="float">
            <text:p>0.696313</text:p>
          </table:table-cell>
          <table:table-cell table:style-name="Default" office:value-type="float" office:value="8.49841" calcext:value-type="float">
            <text:p>8.49841</text:p>
          </table:table-cell>
          <table:table-cell table:style-name="Default" office:value-type="float" office:value="64.8865" calcext:value-type="float">
            <text:p>64.8865</text:p>
          </table:table-cell>
          <table:table-cell table:style-name="Default" office:value-type="float" office:value="12.2344" calcext:value-type="float">
            <text:p>12.2344</text:p>
          </table:table-cell>
          <table:table-cell table:style-name="Default" office:value-type="float" office:value="1.84325" calcext:value-type="float">
            <text:p>1.84325</text:p>
          </table:table-cell>
          <table:table-cell table:style-name="Default" office:value-type="float" office:value="1.26163" calcext:value-type="float">
            <text:p>1.26163</text:p>
          </table:table-cell>
          <table:table-cell table:style-name="Default" office:value-type="float" office:value="0.817724" calcext:value-type="float">
            <text:p>0.817724</text:p>
          </table:table-cell>
          <table:table-cell table:style-name="Default" office:value-type="float" office:value="1.42683" calcext:value-type="float">
            <text:p>1.42683</text:p>
          </table:table-cell>
          <table:table-cell table:style-name="Default" office:value-type="float" office:value="13.6397" calcext:value-type="float">
            <text:p>13.6397</text:p>
          </table:table-cell>
          <table:table-cell table:style-name="Default" office:value-type="float" office:value="4.9148" calcext:value-type="float">
            <text:p>4.9148</text:p>
          </table:table-cell>
          <table:table-cell table:style-name="Default" office:value-type="float" office:value="23.9039" calcext:value-type="float">
            <text:p>23.9039</text:p>
          </table:table-cell>
          <table:table-cell table:style-name="Default" office:value-type="float" office:value="7.71109" calcext:value-type="float">
            <text:p>7.71109</text:p>
          </table:table-cell>
          <table:table-cell table:style-name="Default" office:value-type="float" office:value="5.27791" calcext:value-type="float">
            <text:p>5.27791</text:p>
          </table:table-cell>
          <table:table-cell table:style-name="Default" office:value-type="float" office:value="3.42088" calcext:value-type="float">
            <text:p>3.42088</text:p>
          </table:table-cell>
          <table:table-cell table:style-name="Default" office:value-type="float" office:value="5.96902" calcext:value-type="float">
            <text:p>5.96902</text:p>
          </table:table-cell>
          <table:table-cell table:style-name="Default" office:value-type="float" office:value="57.0605" calcext:value-type="float">
            <text:p>57.0605</text:p>
          </table:table-cell>
          <table:table-cell table:style-name="Default" office:value-type="float" office:value="20.5606" calcext:value-type="float">
            <text:p>20.5606</text:p>
          </table:table-cell>
        </table:table-row>
        <table:table-row table:style-name="ro1">
          <table:table-cell table:style-name="ce13" office:value-type="string" calcext:value-type="string">
            <text:p>grubhub-10-7.tsp </text:p>
          </table:table-cell>
          <table:table-cell table:style-name="Default" office:value-type="float" office:value="3.12146" calcext:value-type="float">
            <text:p>3.121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07366" calcext:value-type="float">
            <text:p>3.07366</text:p>
          </table:table-cell>
          <table:table-cell table:style-name="Default" office:value-type="float" office:value="16.5983" calcext:value-type="float">
            <text:p>16.5983</text:p>
          </table:table-cell>
          <table:table-cell table:style-name="Default" office:value-type="float" office:value="0.353089" calcext:value-type="float">
            <text:p>0.353089</text:p>
          </table:table-cell>
          <table:table-cell table:style-name="Default" office:value-type="float" office:value="23.1465" calcext:value-type="float">
            <text:p>23.1465</text:p>
          </table:table-cell>
          <table:table-cell table:style-name="Default" office:value-type="float" office:value="13.4857" calcext:value-type="float">
            <text:p>13.48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2791" calcext:value-type="float">
            <text:p>13.2791</text:p>
          </table:table-cell>
          <table:table-cell table:style-name="Default" office:value-type="float" office:value="71.7097" calcext:value-type="float">
            <text:p>71.7097</text:p>
          </table:table-cell>
          <table:table-cell table:style-name="Default" office:value-type="float" office:value="1.52545" calcext:value-type="float">
            <text:p>1.52545</text:p>
          </table:table-cell>
          <table:table-cell table:style-name="Default" office:value-type="float" office:value="2.41593" calcext:value-type="float">
            <text:p>2.41593</text:p>
          </table:table-cell>
          <table:table-cell table:style-name="Default" office:value-type="float" office:value="0.793984" calcext:value-type="float">
            <text:p>0.793984</text:p>
          </table:table-cell>
          <table:table-cell table:style-name="Default" office:value-type="float" office:value="0.270569" calcext:value-type="float">
            <text:p>0.270569</text:p>
          </table:table-cell>
          <table:table-cell table:style-name="Default" office:value-type="float" office:value="2.6922" calcext:value-type="float">
            <text:p>2.6922</text:p>
          </table:table-cell>
          <table:table-cell table:style-name="Default" office:value-type="float" office:value="11.3501" calcext:value-type="float">
            <text:p>11.3501</text:p>
          </table:table-cell>
          <table:table-cell table:style-name="Default" office:value-type="float" office:value="5.95104" calcext:value-type="float">
            <text:p>5.95104</text:p>
          </table:table-cell>
          <table:table-cell table:style-name="Default" office:value-type="float" office:value="23.4738" calcext:value-type="float">
            <text:p>23.4738</text:p>
          </table:table-cell>
          <table:table-cell table:style-name="Default" office:value-type="float" office:value="10.292" calcext:value-type="float">
            <text:p>10.292</text:p>
          </table:table-cell>
          <table:table-cell table:style-name="Default" office:value-type="float" office:value="3.38242" calcext:value-type="float">
            <text:p>3.38242</text:p>
          </table:table-cell>
          <table:table-cell table:style-name="Default" office:value-type="float" office:value="1.15264" calcext:value-type="float">
            <text:p>1.15264</text:p>
          </table:table-cell>
          <table:table-cell table:style-name="Default" office:value-type="float" office:value="11.4689" calcext:value-type="float">
            <text:p>11.4689</text:p>
          </table:table-cell>
          <table:table-cell table:style-name="Default" office:value-type="float" office:value="48.3522" calcext:value-type="float">
            <text:p>48.3522</text:p>
          </table:table-cell>
          <table:table-cell table:style-name="Default" office:value-type="float" office:value="25.3518" calcext:value-type="float">
            <text:p>25.3518</text:p>
          </table:table-cell>
          <table:table-cell table:style-name="Default" office:value-type="float" office:value="1.73333" calcext:value-type="float">
            <text:p>1.73333</text:p>
          </table:table-cell>
          <table:table-cell table:style-name="Default" office:value-type="float" office:value="1.39285" calcext:value-type="float">
            <text:p>1.39285</text:p>
          </table:table-cell>
          <table:table-cell table:style-name="Default" office:value-type="float" office:value="0.64748" calcext:value-type="float">
            <text:p>0.64748</text:p>
          </table:table-cell>
          <table:table-cell table:style-name="Default" office:value-type="float" office:value="2.31659" calcext:value-type="float">
            <text:p>2.31659</text:p>
          </table:table-cell>
          <table:table-cell table:style-name="Default" office:value-type="float" office:value="18.2245" calcext:value-type="float">
            <text:p>18.2245</text:p>
          </table:table-cell>
          <table:table-cell table:style-name="Default" office:value-type="float" office:value="0.299249" calcext:value-type="float">
            <text:p>0.299249</text:p>
          </table:table-cell>
          <table:table-cell table:style-name="Default" office:value-type="float" office:value="24.614" calcext:value-type="float">
            <text:p>24.614</text:p>
          </table:table-cell>
          <table:table-cell table:style-name="Default" office:value-type="float" office:value="7.04207" calcext:value-type="float">
            <text:p>7.04207</text:p>
          </table:table-cell>
          <table:table-cell table:style-name="Default" office:value-type="float" office:value="5.65876" calcext:value-type="float">
            <text:p>5.65876</text:p>
          </table:table-cell>
          <table:table-cell table:style-name="Default" office:value-type="float" office:value="2.63054" calcext:value-type="float">
            <text:p>2.63054</text:p>
          </table:table-cell>
          <table:table-cell table:style-name="Default" office:value-type="float" office:value="9.41166" calcext:value-type="float">
            <text:p>9.41166</text:p>
          </table:table-cell>
          <table:table-cell table:style-name="Default" office:value-type="float" office:value="74.0412" calcext:value-type="float">
            <text:p>74.0412</text:p>
          </table:table-cell>
          <table:table-cell table:style-name="Default" office:value-type="float" office:value="1.21577" calcext:value-type="float">
            <text:p>1.21577</text:p>
          </table:table-cell>
          <table:table-cell table:style-name="Default" office:value-type="float" office:value="1.32081" calcext:value-type="float">
            <text:p>1.32081</text:p>
          </table:table-cell>
          <table:table-cell table:style-name="Default" office:value-type="float" office:value="1.39285" calcext:value-type="float">
            <text:p>1.39285</text:p>
          </table:table-cell>
          <table:table-cell table:style-name="Default" office:value-type="float" office:value="0.64748" calcext:value-type="float">
            <text:p>0.64748</text:p>
          </table:table-cell>
          <table:table-cell table:style-name="Default" office:value-type="float" office:value="2.05707" calcext:value-type="float">
            <text:p>2.05707</text:p>
          </table:table-cell>
          <table:table-cell table:style-name="Default" office:value-type="float" office:value="14.9319" calcext:value-type="float">
            <text:p>14.9319</text:p>
          </table:table-cell>
          <table:table-cell table:style-name="Default" office:value-type="float" office:value="3.71864" calcext:value-type="float">
            <text:p>3.71864</text:p>
          </table:table-cell>
          <table:table-cell table:style-name="Default" office:value-type="float" office:value="24.0688" calcext:value-type="float">
            <text:p>24.0688</text:p>
          </table:table-cell>
          <table:table-cell table:style-name="Default" office:value-type="float" office:value="5.48766" calcext:value-type="float">
            <text:p>5.48766</text:p>
          </table:table-cell>
          <table:table-cell table:style-name="Default" office:value-type="float" office:value="5.78694" calcext:value-type="float">
            <text:p>5.78694</text:p>
          </table:table-cell>
          <table:table-cell table:style-name="Default" office:value-type="float" office:value="2.69012" calcext:value-type="float">
            <text:p>2.69012</text:p>
          </table:table-cell>
          <table:table-cell table:style-name="Default" office:value-type="float" office:value="8.54664" calcext:value-type="float">
            <text:p>8.54664</text:p>
          </table:table-cell>
          <table:table-cell table:style-name="Default" office:value-type="float" office:value="62.0386" calcext:value-type="float">
            <text:p>62.0386</text:p>
          </table:table-cell>
          <table:table-cell table:style-name="Default" office:value-type="float" office:value="15.45" calcext:value-type="float">
            <text:p>15.45</text:p>
          </table:table-cell>
        </table:table-row>
        <table:table-row table:style-name="ro1">
          <table:table-cell table:style-name="ce13" office:value-type="string" calcext:value-type="string">
            <text:p>grubhub-10-8.tsp </text:p>
          </table:table-cell>
          <table:table-cell table:style-name="Default" office:value-type="float" office:value="4.06195" calcext:value-type="float">
            <text:p>4.061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98195" calcext:value-type="float">
            <text:p>2.98195</text:p>
          </table:table-cell>
          <table:table-cell table:style-name="Default" office:value-type="float" office:value="33.8049" calcext:value-type="float">
            <text:p>33.80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8488" calcext:value-type="float">
            <text:p>40.8488</text:p>
          </table:table-cell>
          <table:table-cell table:style-name="Default" office:value-type="float" office:value="9.94387" calcext:value-type="float">
            <text:p>9.943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.29998" calcext:value-type="float">
            <text:p>7.29998</text:p>
          </table:table-cell>
          <table:table-cell table:style-name="Default" office:value-type="float" office:value="82.7561" calcext:value-type="float">
            <text:p>82.7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3252" calcext:value-type="float">
            <text:p>3.13252</text:p>
          </table:table-cell>
          <table:table-cell table:style-name="Default" office:value-type="float" office:value="0.594472" calcext:value-type="float">
            <text:p>0.594472</text:p>
          </table:table-cell>
          <table:table-cell table:style-name="Default" office:value-type="float" office:value="0.545203" calcext:value-type="float">
            <text:p>0.545203</text:p>
          </table:table-cell>
          <table:table-cell table:style-name="Default" office:value-type="float" office:value="2.92732" calcext:value-type="float">
            <text:p>2.92732</text:p>
          </table:table-cell>
          <table:table-cell table:style-name="Default" office:value-type="float" office:value="19.2114" calcext:value-type="float">
            <text:p>19.2114</text:p>
          </table:table-cell>
          <table:table-cell table:style-name="Default" office:value-type="float" office:value="6.61593" calcext:value-type="float">
            <text:p>6.61593</text:p>
          </table:table-cell>
          <table:table-cell table:style-name="Default" office:value-type="float" office:value="33.0268" calcext:value-type="float">
            <text:p>33.0268</text:p>
          </table:table-cell>
          <table:table-cell table:style-name="Default" office:value-type="float" office:value="9.48477" calcext:value-type="float">
            <text:p>9.48477</text:p>
          </table:table-cell>
          <table:table-cell table:style-name="Default" office:value-type="float" office:value="1.79997" calcext:value-type="float">
            <text:p>1.79997</text:p>
          </table:table-cell>
          <table:table-cell table:style-name="Default" office:value-type="float" office:value="1.65079" calcext:value-type="float">
            <text:p>1.65079</text:p>
          </table:table-cell>
          <table:table-cell table:style-name="Default" office:value-type="float" office:value="8.86345" calcext:value-type="float">
            <text:p>8.86345</text:p>
          </table:table-cell>
          <table:table-cell table:style-name="Default" office:value-type="float" office:value="58.169" calcext:value-type="float">
            <text:p>58.169</text:p>
          </table:table-cell>
          <table:table-cell table:style-name="Default" office:value-type="float" office:value="20.032" calcext:value-type="float">
            <text:p>20.032</text:p>
          </table:table-cell>
          <table:table-cell table:style-name="Default" office:value-type="float" office:value="2.07772" calcext:value-type="float">
            <text:p>2.07772</text:p>
          </table:table-cell>
          <table:table-cell table:style-name="Default" office:value-type="float" office:value="1.61528" calcext:value-type="float">
            <text:p>1.61528</text:p>
          </table:table-cell>
          <table:table-cell table:style-name="Default" office:value-type="float" office:value="1.0548" calcext:value-type="float">
            <text:p>1.0548</text:p>
          </table:table-cell>
          <table:table-cell table:style-name="Default" office:value-type="float" office:value="2.1878" calcext:value-type="float">
            <text:p>2.1878</text:p>
          </table:table-cell>
          <table:table-cell table:style-name="Default" office:value-type="float" office:value="16.8979" calcext:value-type="float">
            <text:p>16.8979</text:p>
          </table:table-cell>
          <table:table-cell table:style-name="Default" office:value-type="float" office:value="9.01187" calcext:value-type="float">
            <text:p>9.01187</text:p>
          </table:table-cell>
          <table:table-cell table:style-name="Default" office:value-type="float" office:value="32.8454" calcext:value-type="float">
            <text:p>32.8454</text:p>
          </table:table-cell>
          <table:table-cell table:style-name="Default" office:value-type="float" office:value="6.32577" calcext:value-type="float">
            <text:p>6.32577</text:p>
          </table:table-cell>
          <table:table-cell table:style-name="Default" office:value-type="float" office:value="4.91785" calcext:value-type="float">
            <text:p>4.91785</text:p>
          </table:table-cell>
          <table:table-cell table:style-name="Default" office:value-type="float" office:value="3.2114" calcext:value-type="float">
            <text:p>3.2114</text:p>
          </table:table-cell>
          <table:table-cell table:style-name="Default" office:value-type="float" office:value="6.66092" calcext:value-type="float">
            <text:p>6.66092</text:p>
          </table:table-cell>
          <table:table-cell table:style-name="Default" office:value-type="float" office:value="51.4468" calcext:value-type="float">
            <text:p>51.4468</text:p>
          </table:table-cell>
          <table:table-cell table:style-name="Default" office:value-type="float" office:value="27.4373" calcext:value-type="float">
            <text:p>27.4373</text:p>
          </table:table-cell>
          <table:table-cell table:style-name="Default" office:value-type="float" office:value="1.65366" calcext:value-type="float">
            <text:p>1.65366</text:p>
          </table:table-cell>
          <table:table-cell table:style-name="Default" office:value-type="float" office:value="2.44829" calcext:value-type="float">
            <text:p>2.44829</text:p>
          </table:table-cell>
          <table:table-cell table:style-name="Default" office:value-type="float" office:value="1.18195" calcext:value-type="float">
            <text:p>1.18195</text:p>
          </table:table-cell>
          <table:table-cell table:style-name="Default" office:value-type="float" office:value="1.67902" calcext:value-type="float">
            <text:p>1.67902</text:p>
          </table:table-cell>
          <table:table-cell table:style-name="Default" office:value-type="float" office:value="17.5699" calcext:value-type="float">
            <text:p>17.5699</text:p>
          </table:table-cell>
          <table:table-cell table:style-name="Default" office:value-type="float" office:value="9.01187" calcext:value-type="float">
            <text:p>9.01187</text:p>
          </table:table-cell>
          <table:table-cell table:style-name="Default" office:value-type="float" office:value="33.5447" calcext:value-type="float">
            <text:p>33.5447</text:p>
          </table:table-cell>
          <table:table-cell table:style-name="Default" office:value-type="float" office:value="4.92971" calcext:value-type="float">
            <text:p>4.92971</text:p>
          </table:table-cell>
          <table:table-cell table:style-name="Default" office:value-type="float" office:value="7.29859" calcext:value-type="float">
            <text:p>7.29859</text:p>
          </table:table-cell>
          <table:table-cell table:style-name="Default" office:value-type="float" office:value="3.52351" calcext:value-type="float">
            <text:p>3.52351</text:p>
          </table:table-cell>
          <table:table-cell table:style-name="Default" office:value-type="float" office:value="5.00533" calcext:value-type="float">
            <text:p>5.00533</text:p>
          </table:table-cell>
          <table:table-cell table:style-name="Default" office:value-type="float" office:value="52.3776" calcext:value-type="float">
            <text:p>52.3776</text:p>
          </table:table-cell>
          <table:table-cell table:style-name="Default" office:value-type="float" office:value="26.8652" calcext:value-type="float">
            <text:p>26.8652</text:p>
          </table:table-cell>
        </table:table-row>
        <table:table-row table:style-name="ro1">
          <table:table-cell table:style-name="ce13" office:value-type="string" calcext:value-type="string">
            <text:p>grubhub-10-9.tsp </text:p>
          </table:table-cell>
          <table:table-cell table:style-name="Default" office:value-type="float" office:value="3.20585" calcext:value-type="float">
            <text:p>3.205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60927" calcext:value-type="float">
            <text:p>2.60927</text:p>
          </table:table-cell>
          <table:table-cell table:style-name="Default" office:value-type="float" office:value="24.9561" calcext:value-type="float">
            <text:p>24.9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7712" calcext:value-type="float">
            <text:p>30.7712</text:p>
          </table:table-cell>
          <table:table-cell table:style-name="Default" office:value-type="float" office:value="10.4184" calcext:value-type="float">
            <text:p>10.41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47957" calcext:value-type="float">
            <text:p>8.47957</text:p>
          </table:table-cell>
          <table:table-cell table:style-name="Default" office:value-type="float" office:value="81.1021" calcext:value-type="float">
            <text:p>81.10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0618" calcext:value-type="float">
            <text:p>2.60618</text:p>
          </table:table-cell>
          <table:table-cell table:style-name="Default" office:value-type="float" office:value="0.508618" calcext:value-type="float">
            <text:p>0.508618</text:p>
          </table:table-cell>
          <table:table-cell table:style-name="Default" office:value-type="float" office:value="0.341301" calcext:value-type="float">
            <text:p>0.341301</text:p>
          </table:table-cell>
          <table:table-cell table:style-name="Default" office:value-type="float" office:value="2.34537" calcext:value-type="float">
            <text:p>2.34537</text:p>
          </table:table-cell>
          <table:table-cell table:style-name="Default" office:value-type="float" office:value="16.5184" calcext:value-type="float">
            <text:p>16.5184</text:p>
          </table:table-cell>
          <table:table-cell table:style-name="Default" office:value-type="float" office:value="0.282114" calcext:value-type="float">
            <text:p>0.282114</text:p>
          </table:table-cell>
          <table:table-cell table:style-name="Default" office:value-type="float" office:value="22.602" calcext:value-type="float">
            <text:p>22.602</text:p>
          </table:table-cell>
          <table:table-cell table:style-name="Default" office:value-type="float" office:value="11.5308" calcext:value-type="float">
            <text:p>11.5308</text:p>
          </table:table-cell>
          <table:table-cell table:style-name="Default" office:value-type="float" office:value="2.25033" calcext:value-type="float">
            <text:p>2.25033</text:p>
          </table:table-cell>
          <table:table-cell table:style-name="Default" office:value-type="float" office:value="1.51005" calcext:value-type="float">
            <text:p>1.51005</text:p>
          </table:table-cell>
          <table:table-cell table:style-name="Default" office:value-type="float" office:value="10.3768" calcext:value-type="float">
            <text:p>10.3768</text:p>
          </table:table-cell>
          <table:table-cell table:style-name="Default" office:value-type="float" office:value="73.0838" calcext:value-type="float">
            <text:p>73.0838</text:p>
          </table:table-cell>
          <table:table-cell table:style-name="Default" office:value-type="float" office:value="1.24818" calcext:value-type="float">
            <text:p>1.24818</text:p>
          </table:table-cell>
          <table:table-cell table:style-name="Default" office:value-type="float" office:value="2.31268" calcext:value-type="float">
            <text:p>2.31268</text:p>
          </table:table-cell>
          <table:table-cell table:style-name="Default" office:value-type="float" office:value="0.508618" calcext:value-type="float">
            <text:p>0.508618</text:p>
          </table:table-cell>
          <table:table-cell table:style-name="Default" office:value-type="float" office:value="0.341301" calcext:value-type="float">
            <text:p>0.341301</text:p>
          </table:table-cell>
          <table:table-cell table:style-name="Default" office:value-type="float" office:value="2.21756" calcext:value-type="float">
            <text:p>2.21756</text:p>
          </table:table-cell>
          <table:table-cell table:style-name="Default" office:value-type="float" office:value="15.3237" calcext:value-type="float">
            <text:p>15.3237</text:p>
          </table:table-cell>
          <table:table-cell table:style-name="Default" office:value-type="float" office:value="1.74073" calcext:value-type="float">
            <text:p>1.74073</text:p>
          </table:table-cell>
          <table:table-cell table:style-name="Default" office:value-type="float" office:value="22.4446" calcext:value-type="float">
            <text:p>22.4446</text:p>
          </table:table-cell>
          <table:table-cell table:style-name="Default" office:value-type="float" office:value="10.304" calcext:value-type="float">
            <text:p>10.304</text:p>
          </table:table-cell>
          <table:table-cell table:style-name="Default" office:value-type="float" office:value="2.26611" calcext:value-type="float">
            <text:p>2.26611</text:p>
          </table:table-cell>
          <table:table-cell table:style-name="Default" office:value-type="float" office:value="1.52064" calcext:value-type="float">
            <text:p>1.52064</text:p>
          </table:table-cell>
          <table:table-cell table:style-name="Default" office:value-type="float" office:value="9.88017" calcext:value-type="float">
            <text:p>9.88017</text:p>
          </table:table-cell>
          <table:table-cell table:style-name="Default" office:value-type="float" office:value="68.2734" calcext:value-type="float">
            <text:p>68.2734</text:p>
          </table:table-cell>
          <table:table-cell table:style-name="Default" office:value-type="float" office:value="7.7557" calcext:value-type="float">
            <text:p>7.7557</text:p>
          </table:table-cell>
          <table:table-cell table:style-name="Default" office:value-type="float" office:value="1.00293" calcext:value-type="float">
            <text:p>1.00293</text:p>
          </table:table-cell>
          <table:table-cell table:style-name="Default" office:value-type="float" office:value="2.48683" calcext:value-type="float">
            <text:p>2.48683</text:p>
          </table:table-cell>
          <table:table-cell table:style-name="Default" office:value-type="float" office:value="1.16976" calcext:value-type="float">
            <text:p>1.16976</text:p>
          </table:table-cell>
          <table:table-cell table:style-name="Default" office:value-type="float" office:value="1.29122" calcext:value-type="float">
            <text:p>1.29122</text:p>
          </table:table-cell>
          <table:table-cell table:style-name="Default" office:value-type="float" office:value="8.22667" calcext:value-type="float">
            <text:p>8.22667</text:p>
          </table:table-cell>
          <table:table-cell table:style-name="Default" office:value-type="float" office:value="0.810407" calcext:value-type="float">
            <text:p>0.810407</text:p>
          </table:table-cell>
          <table:table-cell table:style-name="Default" office:value-type="float" office:value="14.9878" calcext:value-type="float">
            <text:p>14.9878</text:p>
          </table:table-cell>
          <table:table-cell table:style-name="Default" office:value-type="float" office:value="6.69162" calcext:value-type="float">
            <text:p>6.69162</text:p>
          </table:table-cell>
          <table:table-cell table:style-name="Default" office:value-type="float" office:value="16.5924" calcext:value-type="float">
            <text:p>16.5924</text:p>
          </table:table-cell>
          <table:table-cell table:style-name="Default" office:value-type="float" office:value="7.80472" calcext:value-type="float">
            <text:p>7.80472</text:p>
          </table:table-cell>
          <table:table-cell table:style-name="Default" office:value-type="float" office:value="8.61513" calcext:value-type="float">
            <text:p>8.61513</text:p>
          </table:table-cell>
          <table:table-cell table:style-name="Default" office:value-type="float" office:value="54.8891" calcext:value-type="float">
            <text:p>54.8891</text:p>
          </table:table-cell>
          <table:table-cell table:style-name="Default" office:value-type="float" office:value="5.40711" calcext:value-type="float">
            <text:p>5.40711</text:p>
          </table:table-cell>
        </table:table-row>
        <table:table-row table:style-name="ro1">
          <table:table-cell table:style-name="ce13" office:value-type="string" calcext:value-type="string">
            <text:p>grubhub-11-0.tsp </text:p>
          </table:table-cell>
          <table:table-cell table:style-name="Default" office:value-type="float" office:value="5.23447" calcext:value-type="float">
            <text:p>5.234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81854" calcext:value-type="float">
            <text:p>3.81854</text:p>
          </table:table-cell>
          <table:table-cell table:style-name="Default" office:value-type="float" office:value="26.1849" calcext:value-type="float">
            <text:p>26.1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2379" calcext:value-type="float">
            <text:p>35.2379</text:p>
          </table:table-cell>
          <table:table-cell table:style-name="Default" office:value-type="float" office:value="14.8547" calcext:value-type="float">
            <text:p>14.85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8365" calcext:value-type="float">
            <text:p>10.8365</text:p>
          </table:table-cell>
          <table:table-cell table:style-name="Default" office:value-type="float" office:value="74.3089" calcext:value-type="float">
            <text:p>74.30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6894" calcext:value-type="float">
            <text:p>4.06894</text:p>
          </table:table-cell>
          <table:table-cell table:style-name="Default" office:value-type="float" office:value="0.496911" calcext:value-type="float">
            <text:p>0.496911</text:p>
          </table:table-cell>
          <table:table-cell table:style-name="Default" office:value-type="float" office:value="0.575935" calcext:value-type="float">
            <text:p>0.575935</text:p>
          </table:table-cell>
          <table:table-cell table:style-name="Default" office:value-type="float" office:value="3.66878" calcext:value-type="float">
            <text:p>3.66878</text:p>
          </table:table-cell>
          <table:table-cell table:style-name="Default" office:value-type="float" office:value="23.2272" calcext:value-type="float">
            <text:p>23.2272</text:p>
          </table:table-cell>
          <table:table-cell table:style-name="Default" office:value-type="float" office:value="2.97138" calcext:value-type="float">
            <text:p>2.97138</text:p>
          </table:table-cell>
          <table:table-cell table:style-name="Default" office:value-type="float" office:value="35.0091" calcext:value-type="float">
            <text:p>35.0091</text:p>
          </table:table-cell>
          <table:table-cell table:style-name="Default" office:value-type="float" office:value="11.6225" calcext:value-type="float">
            <text:p>11.6225</text:p>
          </table:table-cell>
          <table:table-cell table:style-name="Default" office:value-type="float" office:value="1.41938" calcext:value-type="float">
            <text:p>1.41938</text:p>
          </table:table-cell>
          <table:table-cell table:style-name="Default" office:value-type="float" office:value="1.6451" calcext:value-type="float">
            <text:p>1.6451</text:p>
          </table:table-cell>
          <table:table-cell table:style-name="Default" office:value-type="float" office:value="10.4795" calcext:value-type="float">
            <text:p>10.4795</text:p>
          </table:table-cell>
          <table:table-cell table:style-name="Default" office:value-type="float" office:value="66.346" calcext:value-type="float">
            <text:p>66.346</text:p>
          </table:table-cell>
          <table:table-cell table:style-name="Default" office:value-type="float" office:value="8.48746" calcext:value-type="float">
            <text:p>8.48746</text:p>
          </table:table-cell>
          <table:table-cell table:style-name="Default" office:value-type="float" office:value="3.62179" calcext:value-type="float">
            <text:p>3.62179</text:p>
          </table:table-cell>
          <table:table-cell table:style-name="Default" office:value-type="float" office:value="0.496911" calcext:value-type="float">
            <text:p>0.496911</text:p>
          </table:table-cell>
          <table:table-cell table:style-name="Default" office:value-type="float" office:value="0.575935" calcext:value-type="float">
            <text:p>0.575935</text:p>
          </table:table-cell>
          <table:table-cell table:style-name="Default" office:value-type="float" office:value="3.39463" calcext:value-type="float">
            <text:p>3.39463</text:p>
          </table:table-cell>
          <table:table-cell table:style-name="Default" office:value-type="float" office:value="23.6485" calcext:value-type="float">
            <text:p>23.6485</text:p>
          </table:table-cell>
          <table:table-cell table:style-name="Default" office:value-type="float" office:value="2.97138" calcext:value-type="float">
            <text:p>2.97138</text:p>
          </table:table-cell>
          <table:table-cell table:style-name="Default" office:value-type="float" office:value="34.7091" calcext:value-type="float">
            <text:p>34.7091</text:p>
          </table:table-cell>
          <table:table-cell table:style-name="Default" office:value-type="float" office:value="10.4347" calcext:value-type="float">
            <text:p>10.4347</text:p>
          </table:table-cell>
          <table:table-cell table:style-name="Default" office:value-type="float" office:value="1.43164" calcext:value-type="float">
            <text:p>1.43164</text:p>
          </table:table-cell>
          <table:table-cell table:style-name="Default" office:value-type="float" office:value="1.65932" calcext:value-type="float">
            <text:p>1.65932</text:p>
          </table:table-cell>
          <table:table-cell table:style-name="Default" office:value-type="float" office:value="9.78024" calcext:value-type="float">
            <text:p>9.78024</text:p>
          </table:table-cell>
          <table:table-cell table:style-name="Default" office:value-type="float" office:value="68.1333" calcext:value-type="float">
            <text:p>68.1333</text:p>
          </table:table-cell>
          <table:table-cell table:style-name="Default" office:value-type="float" office:value="8.56081" calcext:value-type="float">
            <text:p>8.56081</text:p>
          </table:table-cell>
          <table:table-cell table:style-name="Default" office:value-type="float" office:value="2.60211" calcext:value-type="float">
            <text:p>2.60211</text:p>
          </table:table-cell>
          <table:table-cell table:style-name="Default" office:value-type="float" office:value="0.724065" calcext:value-type="float">
            <text:p>0.724065</text:p>
          </table:table-cell>
          <table:table-cell table:style-name="Default" office:value-type="float" office:value="1.06894" calcext:value-type="float">
            <text:p>1.06894</text:p>
          </table:table-cell>
          <table:table-cell table:style-name="Default" office:value-type="float" office:value="2.38829" calcext:value-type="float">
            <text:p>2.38829</text:p>
          </table:table-cell>
          <table:table-cell table:style-name="Default" office:value-type="float" office:value="3.6678" calcext:value-type="float">
            <text:p>3.6678</text:p>
          </table:table-cell>
          <table:table-cell table:style-name="Default" office:value-type="float" office:value="14.3815" calcext:value-type="float">
            <text:p>14.3815</text:p>
          </table:table-cell>
          <table:table-cell table:style-name="Default" office:value-type="float" office:value="24.8327" calcext:value-type="float">
            <text:p>24.8327</text:p>
          </table:table-cell>
          <table:table-cell table:style-name="Default" office:value-type="float" office:value="10.4786" calcext:value-type="float">
            <text:p>10.4786</text:p>
          </table:table-cell>
          <table:table-cell table:style-name="Default" office:value-type="float" office:value="2.91577" calcext:value-type="float">
            <text:p>2.91577</text:p>
          </table:table-cell>
          <table:table-cell table:style-name="Default" office:value-type="float" office:value="4.30458" calcext:value-type="float">
            <text:p>4.30458</text:p>
          </table:table-cell>
          <table:table-cell table:style-name="Default" office:value-type="float" office:value="9.61754" calcext:value-type="float">
            <text:p>9.61754</text:p>
          </table:table-cell>
          <table:table-cell table:style-name="Default" office:value-type="float" office:value="14.7701" calcext:value-type="float">
            <text:p>14.7701</text:p>
          </table:table-cell>
          <table:table-cell table:style-name="Default" office:value-type="float" office:value="57.9135" calcext:value-type="float">
            <text:p>57.9135</text:p>
          </table:table-cell>
        </table:table-row>
        <table:table-row table:style-name="ro1">
          <table:table-cell table:style-name="ce13" office:value-type="string" calcext:value-type="string">
            <text:p>grubhub-11-1.tsp </text:p>
          </table:table-cell>
          <table:table-cell table:style-name="Default" office:value-type="float" office:value="3.74488" calcext:value-type="float">
            <text:p>3.74488</text:p>
          </table:table-cell>
          <table:table-cell table:style-name="Default" office:value-type="float" office:value="0.53935" calcext:value-type="float">
            <text:p>0.53935</text:p>
          </table:table-cell>
          <table:table-cell table:style-name="Default" office:value-type="float" office:value="0.424715" calcext:value-type="float">
            <text:p>0.424715</text:p>
          </table:table-cell>
          <table:table-cell table:style-name="Default" office:value-type="float" office:value="3.70634" calcext:value-type="float">
            <text:p>3.70634</text:p>
          </table:table-cell>
          <table:table-cell table:style-name="Default" office:value-type="float" office:value="22.947" calcext:value-type="float">
            <text:p>22.9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3623" calcext:value-type="float">
            <text:p>31.3623</text:p>
          </table:table-cell>
          <table:table-cell table:style-name="Default" office:value-type="float" office:value="11.9407" calcext:value-type="float">
            <text:p>11.9407</text:p>
          </table:table-cell>
          <table:table-cell table:style-name="Default" office:value-type="float" office:value="1.71974" calcext:value-type="float">
            <text:p>1.71974</text:p>
          </table:table-cell>
          <table:table-cell table:style-name="Default" office:value-type="float" office:value="1.35422" calcext:value-type="float">
            <text:p>1.35422</text:p>
          </table:table-cell>
          <table:table-cell table:style-name="Default" office:value-type="float" office:value="11.8178" calcext:value-type="float">
            <text:p>11.8178</text:p>
          </table:table-cell>
          <table:table-cell table:style-name="Default" office:value-type="float" office:value="73.1675" calcext:value-type="float">
            <text:p>73.16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4602" calcext:value-type="float">
            <text:p>3.44602</text:p>
          </table:table-cell>
          <table:table-cell table:style-name="Default" office:value-type="float" office:value="0.53935" calcext:value-type="float">
            <text:p>0.53935</text:p>
          </table:table-cell>
          <table:table-cell table:style-name="Default" office:value-type="float" office:value="0.424715" calcext:value-type="float">
            <text:p>0.424715</text:p>
          </table:table-cell>
          <table:table-cell table:style-name="Default" office:value-type="float" office:value="3.46439" calcext:value-type="float">
            <text:p>3.46439</text:p>
          </table:table-cell>
          <table:table-cell table:style-name="Default" office:value-type="float" office:value="20.3441" calcext:value-type="float">
            <text:p>20.3441</text:p>
          </table:table-cell>
          <table:table-cell table:style-name="Default" office:value-type="float" office:value="2.84537" calcext:value-type="float">
            <text:p>2.84537</text:p>
          </table:table-cell>
          <table:table-cell table:style-name="Default" office:value-type="float" office:value="31.0639" calcext:value-type="float">
            <text:p>31.0639</text:p>
          </table:table-cell>
          <table:table-cell table:style-name="Default" office:value-type="float" office:value="11.0933" calcext:value-type="float">
            <text:p>11.0933</text:p>
          </table:table-cell>
          <table:table-cell table:style-name="Default" office:value-type="float" office:value="1.73626" calcext:value-type="float">
            <text:p>1.73626</text:p>
          </table:table-cell>
          <table:table-cell table:style-name="Default" office:value-type="float" office:value="1.36723" calcext:value-type="float">
            <text:p>1.36723</text:p>
          </table:table-cell>
          <table:table-cell table:style-name="Default" office:value-type="float" office:value="11.1525" calcext:value-type="float">
            <text:p>11.1525</text:p>
          </table:table-cell>
          <table:table-cell table:style-name="Default" office:value-type="float" office:value="65.491" calcext:value-type="float">
            <text:p>65.491</text:p>
          </table:table-cell>
          <table:table-cell table:style-name="Default" office:value-type="float" office:value="9.15972" calcext:value-type="float">
            <text:p>9.15972</text:p>
          </table:table-cell>
          <table:table-cell table:style-name="Default" office:value-type="float" office:value="2.28602" calcext:value-type="float">
            <text:p>2.28602</text:p>
          </table:table-cell>
          <table:table-cell table:style-name="Default" office:value-type="float" office:value="1.64439" calcext:value-type="float">
            <text:p>1.64439</text:p>
          </table:table-cell>
          <table:table-cell table:style-name="Default" office:value-type="float" office:value="1.01415" calcext:value-type="float">
            <text:p>1.01415</text:p>
          </table:table-cell>
          <table:table-cell table:style-name="Default" office:value-type="float" office:value="2.85366" calcext:value-type="float">
            <text:p>2.85366</text:p>
          </table:table-cell>
          <table:table-cell table:style-name="Default" office:value-type="float" office:value="15.5137" calcext:value-type="float">
            <text:p>15.5137</text:p>
          </table:table-cell>
          <table:table-cell table:style-name="Default" office:value-type="float" office:value="0.396992" calcext:value-type="float">
            <text:p>0.396992</text:p>
          </table:table-cell>
          <table:table-cell table:style-name="Default" office:value-type="float" office:value="23.7089" calcext:value-type="float">
            <text:p>23.7089</text:p>
          </table:table-cell>
          <table:table-cell table:style-name="Default" office:value-type="float" office:value="9.642" calcext:value-type="float">
            <text:p>9.642</text:p>
          </table:table-cell>
          <table:table-cell table:style-name="Default" office:value-type="float" office:value="6.93574" calcext:value-type="float">
            <text:p>6.93574</text:p>
          </table:table-cell>
          <table:table-cell table:style-name="Default" office:value-type="float" office:value="4.27748" calcext:value-type="float">
            <text:p>4.27748</text:p>
          </table:table-cell>
          <table:table-cell table:style-name="Default" office:value-type="float" office:value="12.0362" calcext:value-type="float">
            <text:p>12.0362</text:p>
          </table:table-cell>
          <table:table-cell table:style-name="Default" office:value-type="float" office:value="65.4341" calcext:value-type="float">
            <text:p>65.4341</text:p>
          </table:table-cell>
          <table:table-cell table:style-name="Default" office:value-type="float" office:value="1.67444" calcext:value-type="float">
            <text:p>1.67444</text:p>
          </table:table-cell>
          <table:table-cell table:style-name="Default" office:value-type="float" office:value="1.66325" calcext:value-type="float">
            <text:p>1.66325</text:p>
          </table:table-cell>
          <table:table-cell table:style-name="Default" office:value-type="float" office:value="2.24341" calcext:value-type="float">
            <text:p>2.24341</text:p>
          </table:table-cell>
          <table:table-cell table:style-name="Default" office:value-type="float" office:value="1.01415" calcext:value-type="float">
            <text:p>1.01415</text:p>
          </table:table-cell>
          <table:table-cell table:style-name="Default" office:value-type="float" office:value="2.12927" calcext:value-type="float">
            <text:p>2.12927</text:p>
          </table:table-cell>
          <table:table-cell table:style-name="Default" office:value-type="float" office:value="14.2058" calcext:value-type="float">
            <text:p>14.2058</text:p>
          </table:table-cell>
          <table:table-cell table:style-name="Default" office:value-type="float" office:value="3.01081" calcext:value-type="float">
            <text:p>3.01081</text:p>
          </table:table-cell>
          <table:table-cell table:style-name="Default" office:value-type="float" office:value="24.2667" calcext:value-type="float">
            <text:p>24.2667</text:p>
          </table:table-cell>
          <table:table-cell table:style-name="Default" office:value-type="float" office:value="6.85406" calcext:value-type="float">
            <text:p>6.85406</text:p>
          </table:table-cell>
          <table:table-cell table:style-name="Default" office:value-type="float" office:value="9.24484" calcext:value-type="float">
            <text:p>9.24484</text:p>
          </table:table-cell>
          <table:table-cell table:style-name="Default" office:value-type="float" office:value="4.17917" calcext:value-type="float">
            <text:p>4.17917</text:p>
          </table:table-cell>
          <table:table-cell table:style-name="Default" office:value-type="float" office:value="8.77446" calcext:value-type="float">
            <text:p>8.77446</text:p>
          </table:table-cell>
          <table:table-cell table:style-name="Default" office:value-type="float" office:value="58.5403" calcext:value-type="float">
            <text:p>58.5403</text:p>
          </table:table-cell>
          <table:table-cell table:style-name="Default" office:value-type="float" office:value="12.4072" calcext:value-type="float">
            <text:p>12.4072</text:p>
          </table:table-cell>
        </table:table-row>
        <table:table-row table:style-name="ro1">
          <table:table-cell table:style-name="ce13" office:value-type="string" calcext:value-type="string">
            <text:p>grubhub-11-2.tsp </text:p>
          </table:table-cell>
          <table:table-cell table:style-name="Default" office:value-type="float" office:value="3.99561" calcext:value-type="float">
            <text:p>3.99561</text:p>
          </table:table-cell>
          <table:table-cell table:style-name="Default" office:value-type="float" office:value="0.779837" calcext:value-type="float">
            <text:p>0.779837</text:p>
          </table:table-cell>
          <table:table-cell table:style-name="Default" office:value-type="float" office:value="0.533496" calcext:value-type="float">
            <text:p>0.533496</text:p>
          </table:table-cell>
          <table:table-cell table:style-name="Default" office:value-type="float" office:value="5.04878" calcext:value-type="float">
            <text:p>5.04878</text:p>
          </table:table-cell>
          <table:table-cell table:style-name="Default" office:value-type="float" office:value="33.2532" calcext:value-type="float">
            <text:p>33.2532</text:p>
          </table:table-cell>
          <table:table-cell table:style-name="Default" office:value-type="float" office:value="6.33154" calcext:value-type="float">
            <text:p>6.33154</text:p>
          </table:table-cell>
          <table:table-cell table:style-name="Default" office:value-type="float" office:value="49.9424" calcext:value-type="float">
            <text:p>49.9424</text:p>
          </table:table-cell>
          <table:table-cell table:style-name="Default" office:value-type="float" office:value="8.00043" calcext:value-type="float">
            <text:p>8.00043</text:p>
          </table:table-cell>
          <table:table-cell table:style-name="Default" office:value-type="float" office:value="1.56147" calcext:value-type="float">
            <text:p>1.56147</text:p>
          </table:table-cell>
          <table:table-cell table:style-name="Default" office:value-type="float" office:value="1.06822" calcext:value-type="float">
            <text:p>1.06822</text:p>
          </table:table-cell>
          <table:table-cell table:style-name="Default" office:value-type="float" office:value="10.1092" calcext:value-type="float">
            <text:p>10.1092</text:p>
          </table:table-cell>
          <table:table-cell table:style-name="Default" office:value-type="float" office:value="66.583" calcext:value-type="float">
            <text:p>66.583</text:p>
          </table:table-cell>
          <table:table-cell table:style-name="Default" office:value-type="float" office:value="12.6777" calcext:value-type="float">
            <text:p>12.6777</text:p>
          </table:table-cell>
          <table:table-cell table:style-name="Default" office:value-type="float" office:value="3.16423" calcext:value-type="float">
            <text:p>3.16423</text:p>
          </table:table-cell>
          <table:table-cell table:style-name="Default" office:value-type="float" office:value="1.29772" calcext:value-type="float">
            <text:p>1.29772</text:p>
          </table:table-cell>
          <table:table-cell table:style-name="Default" office:value-type="float" office:value="0.831382" calcext:value-type="float">
            <text:p>0.831382</text:p>
          </table:table-cell>
          <table:table-cell table:style-name="Default" office:value-type="float" office:value="5.08341" calcext:value-type="float">
            <text:p>5.08341</text:p>
          </table:table-cell>
          <table:table-cell table:style-name="Default" office:value-type="float" office:value="33.794" calcext:value-type="float">
            <text:p>33.794</text:p>
          </table:table-cell>
          <table:table-cell table:style-name="Default" office:value-type="float" office:value="6.33154" calcext:value-type="float">
            <text:p>6.33154</text:p>
          </table:table-cell>
          <table:table-cell table:style-name="Default" office:value-type="float" office:value="50.5023" calcext:value-type="float">
            <text:p>50.5023</text:p>
          </table:table-cell>
          <table:table-cell table:style-name="Default" office:value-type="float" office:value="6.26551" calcext:value-type="float">
            <text:p>6.26551</text:p>
          </table:table-cell>
          <table:table-cell table:style-name="Default" office:value-type="float" office:value="2.56963" calcext:value-type="float">
            <text:p>2.56963</text:p>
          </table:table-cell>
          <table:table-cell table:style-name="Default" office:value-type="float" office:value="1.64623" calcext:value-type="float">
            <text:p>1.64623</text:p>
          </table:table-cell>
          <table:table-cell table:style-name="Default" office:value-type="float" office:value="10.0657" calcext:value-type="float">
            <text:p>10.0657</text:p>
          </table:table-cell>
          <table:table-cell table:style-name="Default" office:value-type="float" office:value="66.9158" calcext:value-type="float">
            <text:p>66.9158</text:p>
          </table:table-cell>
          <table:table-cell table:style-name="Default" office:value-type="float" office:value="12.5371" calcext:value-type="float">
            <text:p>12.5371</text:p>
          </table:table-cell>
          <table:table-cell table:style-name="Default" office:value-type="float" office:value="2.58537" calcext:value-type="float">
            <text:p>2.58537</text:p>
          </table:table-cell>
          <table:table-cell table:style-name="Default" office:value-type="float" office:value="1.33431" calcext:value-type="float">
            <text:p>1.33431</text:p>
          </table:table-cell>
          <table:table-cell table:style-name="Default" office:value-type="float" office:value="1.11285" calcext:value-type="float">
            <text:p>1.11285</text:p>
          </table:table-cell>
          <table:table-cell table:style-name="Default" office:value-type="float" office:value="4.36195" calcext:value-type="float">
            <text:p>4.36195</text:p>
          </table:table-cell>
          <table:table-cell table:style-name="Default" office:value-type="float" office:value="20.2042" calcext:value-type="float">
            <text:p>20.2042</text:p>
          </table:table-cell>
          <table:table-cell table:style-name="Default" office:value-type="float" office:value="11.9976" calcext:value-type="float">
            <text:p>11.9976</text:p>
          </table:table-cell>
          <table:table-cell table:style-name="Default" office:value-type="float" office:value="41.5963" calcext:value-type="float">
            <text:p>41.5963</text:p>
          </table:table-cell>
          <table:table-cell table:style-name="Default" office:value-type="float" office:value="6.21538" calcext:value-type="float">
            <text:p>6.21538</text:p>
          </table:table-cell>
          <table:table-cell table:style-name="Default" office:value-type="float" office:value="3.20776" calcext:value-type="float">
            <text:p>3.20776</text:p>
          </table:table-cell>
          <table:table-cell table:style-name="Default" office:value-type="float" office:value="2.67535" calcext:value-type="float">
            <text:p>2.67535</text:p>
          </table:table-cell>
          <table:table-cell table:style-name="Default" office:value-type="float" office:value="10.4864" calcext:value-type="float">
            <text:p>10.4864</text:p>
          </table:table-cell>
          <table:table-cell table:style-name="Default" office:value-type="float" office:value="48.5722" calcext:value-type="float">
            <text:p>48.5722</text:p>
          </table:table-cell>
          <table:table-cell table:style-name="Default" office:value-type="float" office:value="28.8429" calcext:value-type="float">
            <text:p>28.8429</text:p>
          </table:table-cell>
          <table:table-cell table:style-name="Default" office:value-type="float" office:value="2.21285" calcext:value-type="float">
            <text:p>2.21285</text:p>
          </table:table-cell>
          <table:table-cell table:style-name="Default" office:value-type="float" office:value="1.17089" calcext:value-type="float">
            <text:p>1.17089</text:p>
          </table:table-cell>
          <table:table-cell table:style-name="Default" office:value-type="float" office:value="0.951382" calcext:value-type="float">
            <text:p>0.951382</text:p>
          </table:table-cell>
          <table:table-cell table:style-name="Default" office:value-type="float" office:value="3.51512" calcext:value-type="float">
            <text:p>3.51512</text:p>
          </table:table-cell>
          <table:table-cell table:style-name="Default" office:value-type="float" office:value="14.4267" calcext:value-type="float">
            <text:p>14.4267</text:p>
          </table:table-cell>
          <table:table-cell table:style-name="Default" office:value-type="float" office:value="10.5233" calcext:value-type="float">
            <text:p>10.5233</text:p>
          </table:table-cell>
          <table:table-cell table:style-name="Default" office:value-type="float" office:value="32.8002" calcext:value-type="float">
            <text:p>32.8002</text:p>
          </table:table-cell>
          <table:table-cell table:style-name="Default" office:value-type="float" office:value="6.74645" calcext:value-type="float">
            <text:p>6.74645</text:p>
          </table:table-cell>
          <table:table-cell table:style-name="Default" office:value-type="float" office:value="3.56978" calcext:value-type="float">
            <text:p>3.56978</text:p>
          </table:table-cell>
          <table:table-cell table:style-name="Default" office:value-type="float" office:value="2.90054" calcext:value-type="float">
            <text:p>2.90054</text:p>
          </table:table-cell>
          <table:table-cell table:style-name="Default" office:value-type="float" office:value="10.7168" calcext:value-type="float">
            <text:p>10.7168</text:p>
          </table:table-cell>
          <table:table-cell table:style-name="Default" office:value-type="float" office:value="43.9835" calcext:value-type="float">
            <text:p>43.9835</text:p>
          </table:table-cell>
          <table:table-cell table:style-name="Default" office:value-type="float" office:value="32.0829" calcext:value-type="float">
            <text:p>32.0829</text:p>
          </table:table-cell>
        </table:table-row>
        <table:table-row table:style-name="ro1">
          <table:table-cell table:style-name="ce13" office:value-type="string" calcext:value-type="string">
            <text:p>grubhub-11-3.tsp </text:p>
          </table:table-cell>
          <table:table-cell table:style-name="Default" office:value-type="float" office:value="3.88585" calcext:value-type="float">
            <text:p>3.88585</text:p>
          </table:table-cell>
          <table:table-cell table:style-name="Default" office:value-type="float" office:value="0.597886" calcext:value-type="float">
            <text:p>0.597886</text:p>
          </table:table-cell>
          <table:table-cell table:style-name="Default" office:value-type="float" office:value="0.52374" calcext:value-type="float">
            <text:p>0.52374</text:p>
          </table:table-cell>
          <table:table-cell table:style-name="Default" office:value-type="float" office:value="2.76683" calcext:value-type="float">
            <text:p>2.76683</text:p>
          </table:table-cell>
          <table:table-cell table:style-name="Default" office:value-type="float" office:value="36.19" calcext:value-type="float">
            <text:p>36.19</text:p>
          </table:table-cell>
          <table:table-cell table:style-name="Default" office:value-type="float" office:value="1.45228" calcext:value-type="float">
            <text:p>1.45228</text:p>
          </table:table-cell>
          <table:table-cell table:style-name="Default" office:value-type="float" office:value="45.4166" calcext:value-type="float">
            <text:p>45.4166</text:p>
          </table:table-cell>
          <table:table-cell table:style-name="Default" office:value-type="float" office:value="8.55602" calcext:value-type="float">
            <text:p>8.55602</text:p>
          </table:table-cell>
          <table:table-cell table:style-name="Default" office:value-type="float" office:value="1.31645" calcext:value-type="float">
            <text:p>1.31645</text:p>
          </table:table-cell>
          <table:table-cell table:style-name="Default" office:value-type="float" office:value="1.15319" calcext:value-type="float">
            <text:p>1.15319</text:p>
          </table:table-cell>
          <table:table-cell table:style-name="Default" office:value-type="float" office:value="6.09211" calcext:value-type="float">
            <text:p>6.09211</text:p>
          </table:table-cell>
          <table:table-cell table:style-name="Default" office:value-type="float" office:value="79.6845" calcext:value-type="float">
            <text:p>79.6845</text:p>
          </table:table-cell>
          <table:table-cell table:style-name="Default" office:value-type="float" office:value="3.19768" calcext:value-type="float">
            <text:p>3.19768</text:p>
          </table:table-cell>
          <table:table-cell table:style-name="Default" office:value-type="float" office:value="3.11789" calcext:value-type="float">
            <text:p>3.11789</text:p>
          </table:table-cell>
          <table:table-cell table:style-name="Default" office:value-type="float" office:value="1.05577" calcext:value-type="float">
            <text:p>1.05577</text:p>
          </table:table-cell>
          <table:table-cell table:style-name="Default" office:value-type="float" office:value="0.814797" calcext:value-type="float">
            <text:p>0.814797</text:p>
          </table:table-cell>
          <table:table-cell table:style-name="Default" office:value-type="float" office:value="2.62146" calcext:value-type="float">
            <text:p>2.62146</text:p>
          </table:table-cell>
          <table:table-cell table:style-name="Default" office:value-type="float" office:value="25.5177" calcext:value-type="float">
            <text:p>25.5177</text:p>
          </table:table-cell>
          <table:table-cell table:style-name="Default" office:value-type="float" office:value="12.1055" calcext:value-type="float">
            <text:p>12.1055</text:p>
          </table:table-cell>
          <table:table-cell table:style-name="Default" office:value-type="float" office:value="45.2332" calcext:value-type="float">
            <text:p>45.2332</text:p>
          </table:table-cell>
          <table:table-cell table:style-name="Default" office:value-type="float" office:value="6.89292" calcext:value-type="float">
            <text:p>6.89292</text:p>
          </table:table-cell>
          <table:table-cell table:style-name="Default" office:value-type="float" office:value="2.33407" calcext:value-type="float">
            <text:p>2.33407</text:p>
          </table:table-cell>
          <table:table-cell table:style-name="Default" office:value-type="float" office:value="1.80133" calcext:value-type="float">
            <text:p>1.80133</text:p>
          </table:table-cell>
          <table:table-cell table:style-name="Default" office:value-type="float" office:value="5.79544" calcext:value-type="float">
            <text:p>5.79544</text:p>
          </table:table-cell>
          <table:table-cell table:style-name="Default" office:value-type="float" office:value="56.4137" calcext:value-type="float">
            <text:p>56.4137</text:p>
          </table:table-cell>
          <table:table-cell table:style-name="Default" office:value-type="float" office:value="26.7625" calcext:value-type="float">
            <text:p>26.7625</text:p>
          </table:table-cell>
          <table:table-cell table:style-name="Default" office:value-type="float" office:value="2.77854" calcext:value-type="float">
            <text:p>2.77854</text:p>
          </table:table-cell>
          <table:table-cell table:style-name="Default" office:value-type="float" office:value="1.05577" calcext:value-type="float">
            <text:p>1.05577</text:p>
          </table:table-cell>
          <table:table-cell table:style-name="Default" office:value-type="float" office:value="0.814797" calcext:value-type="float">
            <text:p>0.814797</text:p>
          </table:table-cell>
          <table:table-cell table:style-name="Default" office:value-type="float" office:value="2.21805" calcext:value-type="float">
            <text:p>2.21805</text:p>
          </table:table-cell>
          <table:table-cell table:style-name="Default" office:value-type="float" office:value="22.6401" calcext:value-type="float">
            <text:p>22.6401</text:p>
          </table:table-cell>
          <table:table-cell table:style-name="Default" office:value-type="float" office:value="7.96545" calcext:value-type="float">
            <text:p>7.96545</text:p>
          </table:table-cell>
          <table:table-cell table:style-name="Default" office:value-type="float" office:value="37.4727" calcext:value-type="float">
            <text:p>37.4727</text:p>
          </table:table-cell>
          <table:table-cell table:style-name="Default" office:value-type="float" office:value="7.41483" calcext:value-type="float">
            <text:p>7.41483</text:p>
          </table:table-cell>
          <table:table-cell table:style-name="Default" office:value-type="float" office:value="2.81745" calcext:value-type="float">
            <text:p>2.81745</text:p>
          </table:table-cell>
          <table:table-cell table:style-name="Default" office:value-type="float" office:value="2.17438" calcext:value-type="float">
            <text:p>2.17438</text:p>
          </table:table-cell>
          <table:table-cell table:style-name="Default" office:value-type="float" office:value="5.91911" calcext:value-type="float">
            <text:p>5.91911</text:p>
          </table:table-cell>
          <table:table-cell table:style-name="Default" office:value-type="float" office:value="60.4176" calcext:value-type="float">
            <text:p>60.4176</text:p>
          </table:table-cell>
          <table:table-cell table:style-name="Default" office:value-type="float" office:value="21.2567" calcext:value-type="float">
            <text:p>21.2567</text:p>
          </table:table-cell>
          <table:table-cell table:style-name="Default" office:value-type="float" office:value="1.80325" calcext:value-type="float">
            <text:p>1.80325</text:p>
          </table:table-cell>
          <table:table-cell table:style-name="Default" office:value-type="float" office:value="1.96829" calcext:value-type="float">
            <text:p>1.96829</text:p>
          </table:table-cell>
          <table:table-cell table:style-name="Default" office:value-type="float" office:value="1.33854" calcext:value-type="float">
            <text:p>1.33854</text:p>
          </table:table-cell>
          <table:table-cell table:style-name="Default" office:value-type="float" office:value="1.6761" calcext:value-type="float">
            <text:p>1.6761</text:p>
          </table:table-cell>
          <table:table-cell table:style-name="Default" office:value-type="float" office:value="19.3784" calcext:value-type="float">
            <text:p>19.3784</text:p>
          </table:table-cell>
          <table:table-cell table:style-name="Default" office:value-type="float" office:value="4.77138" calcext:value-type="float">
            <text:p>4.77138</text:p>
          </table:table-cell>
          <table:table-cell table:style-name="Default" office:value-type="float" office:value="30.9359" calcext:value-type="float">
            <text:p>30.9359</text:p>
          </table:table-cell>
          <table:table-cell table:style-name="Default" office:value-type="float" office:value="5.82899" calcext:value-type="float">
            <text:p>5.82899</text:p>
          </table:table-cell>
          <table:table-cell table:style-name="Default" office:value-type="float" office:value="6.36248" calcext:value-type="float">
            <text:p>6.36248</text:p>
          </table:table-cell>
          <table:table-cell table:style-name="Default" office:value-type="float" office:value="4.3268" calcext:value-type="float">
            <text:p>4.3268</text:p>
          </table:table-cell>
          <table:table-cell table:style-name="Default" office:value-type="float" office:value="5.41796" calcext:value-type="float">
            <text:p>5.41796</text:p>
          </table:table-cell>
          <table:table-cell table:style-name="Default" office:value-type="float" office:value="62.6403" calcext:value-type="float">
            <text:p>62.6403</text:p>
          </table:table-cell>
          <table:table-cell table:style-name="Default" office:value-type="float" office:value="15.4234" calcext:value-type="float">
            <text:p>15.4234</text:p>
          </table:table-cell>
        </table:table-row>
        <table:table-row table:style-name="ro1">
          <table:table-cell table:style-name="ce13" office:value-type="string" calcext:value-type="string">
            <text:p>grubhub-11-4.tsp </text:p>
          </table:table-cell>
          <table:table-cell table:style-name="Default" office:value-type="float" office:value="3.84195" calcext:value-type="float">
            <text:p>3.84195</text:p>
          </table:table-cell>
          <table:table-cell table:style-name="Default" office:value-type="float" office:value="0.775935" calcext:value-type="float">
            <text:p>0.775935</text:p>
          </table:table-cell>
          <table:table-cell table:style-name="Default" office:value-type="float" office:value="0.285691" calcext:value-type="float">
            <text:p>0.285691</text:p>
          </table:table-cell>
          <table:table-cell table:style-name="Default" office:value-type="float" office:value="2.82098" calcext:value-type="float">
            <text:p>2.82098</text:p>
          </table:table-cell>
          <table:table-cell table:style-name="Default" office:value-type="float" office:value="36.7452" calcext:value-type="float">
            <text:p>36.7452</text:p>
          </table:table-cell>
          <table:table-cell table:style-name="Default" office:value-type="float" office:value="3.48049" calcext:value-type="float">
            <text:p>3.48049</text:p>
          </table:table-cell>
          <table:table-cell table:style-name="Default" office:value-type="float" office:value="47.9502" calcext:value-type="float">
            <text:p>47.9502</text:p>
          </table:table-cell>
          <table:table-cell table:style-name="Default" office:value-type="float" office:value="8.01237" calcext:value-type="float">
            <text:p>8.01237</text:p>
          </table:table-cell>
          <table:table-cell table:style-name="Default" office:value-type="float" office:value="1.61821" calcext:value-type="float">
            <text:p>1.61821</text:p>
          </table:table-cell>
          <table:table-cell table:style-name="Default" office:value-type="float" office:value="0.595807" calcext:value-type="float">
            <text:p>0.595807</text:p>
          </table:table-cell>
          <table:table-cell table:style-name="Default" office:value-type="float" office:value="5.88313" calcext:value-type="float">
            <text:p>5.88313</text:p>
          </table:table-cell>
          <table:table-cell table:style-name="Default" office:value-type="float" office:value="76.6319" calcext:value-type="float">
            <text:p>76.6319</text:p>
          </table:table-cell>
          <table:table-cell table:style-name="Default" office:value-type="float" office:value="7.25854" calcext:value-type="float">
            <text:p>7.25854</text:p>
          </table:table-cell>
          <table:table-cell table:style-name="Default" office:value-type="float" office:value="3.18374" calcext:value-type="float">
            <text:p>3.18374</text:p>
          </table:table-cell>
          <table:table-cell table:style-name="Default" office:value-type="float" office:value="1.28114" calcext:value-type="float">
            <text:p>1.28114</text:p>
          </table:table-cell>
          <table:table-cell table:style-name="Default" office:value-type="float" office:value="0.612846" calcext:value-type="float">
            <text:p>0.612846</text:p>
          </table:table-cell>
          <table:table-cell table:style-name="Default" office:value-type="float" office:value="2.66537" calcext:value-type="float">
            <text:p>2.66537</text:p>
          </table:table-cell>
          <table:table-cell table:style-name="Default" office:value-type="float" office:value="29.9076" calcext:value-type="float">
            <text:p>29.9076</text:p>
          </table:table-cell>
          <table:table-cell table:style-name="Default" office:value-type="float" office:value="2.48252" calcext:value-type="float">
            <text:p>2.48252</text:p>
          </table:table-cell>
          <table:table-cell table:style-name="Default" office:value-type="float" office:value="40.1332" calcext:value-type="float">
            <text:p>40.1332</text:p>
          </table:table-cell>
          <table:table-cell table:style-name="Default" office:value-type="float" office:value="7.93294" calcext:value-type="float">
            <text:p>7.93294</text:p>
          </table:table-cell>
          <table:table-cell table:style-name="Default" office:value-type="float" office:value="3.19222" calcext:value-type="float">
            <text:p>3.19222</text:p>
          </table:table-cell>
          <table:table-cell table:style-name="Default" office:value-type="float" office:value="1.52703" calcext:value-type="float">
            <text:p>1.52703</text:p>
          </table:table-cell>
          <table:table-cell table:style-name="Default" office:value-type="float" office:value="6.6413" calcext:value-type="float">
            <text:p>6.6413</text:p>
          </table:table-cell>
          <table:table-cell table:style-name="Default" office:value-type="float" office:value="74.5208" calcext:value-type="float">
            <text:p>74.5208</text:p>
          </table:table-cell>
          <table:table-cell table:style-name="Default" office:value-type="float" office:value="6.18571" calcext:value-type="float">
            <text:p>6.18571</text:p>
          </table:table-cell>
          <table:table-cell table:style-name="Default" office:value-type="float" office:value="2.1787" calcext:value-type="float">
            <text:p>2.1787</text:p>
          </table:table-cell>
          <table:table-cell table:style-name="Default" office:value-type="float" office:value="2.37024" calcext:value-type="float">
            <text:p>2.37024</text:p>
          </table:table-cell>
          <table:table-cell table:style-name="Default" office:value-type="float" office:value="1.09805" calcext:value-type="float">
            <text:p>1.09805</text:p>
          </table:table-cell>
          <table:table-cell table:style-name="Default" office:value-type="float" office:value="2.21659" calcext:value-type="float">
            <text:p>2.21659</text:p>
          </table:table-cell>
          <table:table-cell table:style-name="Default" office:value-type="float" office:value="22.6503" calcext:value-type="float">
            <text:p>22.6503</text:p>
          </table:table-cell>
          <table:table-cell table:style-name="Default" office:value-type="float" office:value="2.48252" calcext:value-type="float">
            <text:p>2.48252</text:p>
          </table:table-cell>
          <table:table-cell table:style-name="Default" office:value-type="float" office:value="32.9964" calcext:value-type="float">
            <text:p>32.9964</text:p>
          </table:table-cell>
          <table:table-cell table:style-name="Default" office:value-type="float" office:value="6.60283" calcext:value-type="float">
            <text:p>6.60283</text:p>
          </table:table-cell>
          <table:table-cell table:style-name="Default" office:value-type="float" office:value="7.18334" calcext:value-type="float">
            <text:p>7.18334</text:p>
          </table:table-cell>
          <table:table-cell table:style-name="Default" office:value-type="float" office:value="3.32778" calcext:value-type="float">
            <text:p>3.32778</text:p>
          </table:table-cell>
          <table:table-cell table:style-name="Default" office:value-type="float" office:value="6.71765" calcext:value-type="float">
            <text:p>6.71765</text:p>
          </table:table-cell>
          <table:table-cell table:style-name="Default" office:value-type="float" office:value="68.6448" calcext:value-type="float">
            <text:p>68.6448</text:p>
          </table:table-cell>
          <table:table-cell table:style-name="Default" office:value-type="float" office:value="7.5236" calcext:value-type="float">
            <text:p>7.5236</text:p>
          </table:table-cell>
          <table:table-cell table:style-name="Default" office:value-type="float" office:value="1.86472" calcext:value-type="float">
            <text:p>1.86472</text:p>
          </table:table-cell>
          <table:table-cell table:style-name="Default" office:value-type="float" office:value="2.44146" calcext:value-type="float">
            <text:p>2.44146</text:p>
          </table:table-cell>
          <table:table-cell table:style-name="Default" office:value-type="float" office:value="1.02" calcext:value-type="float">
            <text:p>1.02</text:p>
          </table:table-cell>
          <table:table-cell table:style-name="Default" office:value-type="float" office:value="1.96976" calcext:value-type="float">
            <text:p>1.96976</text:p>
          </table:table-cell>
          <table:table-cell table:style-name="Default" office:value-type="float" office:value="18.8939" calcext:value-type="float">
            <text:p>18.8939</text:p>
          </table:table-cell>
          <table:table-cell table:style-name="Default" office:value-type="float" office:value="6.31992" calcext:value-type="float">
            <text:p>6.31992</text:p>
          </table:table-cell>
          <table:table-cell table:style-name="Default" office:value-type="float" office:value="32.5098" calcext:value-type="float">
            <text:p>32.5098</text:p>
          </table:table-cell>
          <table:table-cell table:style-name="Default" office:value-type="float" office:value="5.73586" calcext:value-type="float">
            <text:p>5.73586</text:p>
          </table:table-cell>
          <table:table-cell table:style-name="Default" office:value-type="float" office:value="7.50994" calcext:value-type="float">
            <text:p>7.50994</text:p>
          </table:table-cell>
          <table:table-cell table:style-name="Default" office:value-type="float" office:value="3.13752" calcext:value-type="float">
            <text:p>3.13752</text:p>
          </table:table-cell>
          <table:table-cell table:style-name="Default" office:value-type="float" office:value="6.05897" calcext:value-type="float">
            <text:p>6.05897</text:p>
          </table:table-cell>
          <table:table-cell table:style-name="Default" office:value-type="float" office:value="58.1176" calcext:value-type="float">
            <text:p>58.1176</text:p>
          </table:table-cell>
          <table:table-cell table:style-name="Default" office:value-type="float" office:value="19.4401" calcext:value-type="float">
            <text:p>19.4401</text:p>
          </table:table-cell>
        </table:table-row>
        <table:table-row table:style-name="ro1">
          <table:table-cell table:style-name="ce13" office:value-type="string" calcext:value-type="string">
            <text:p>grubhub-11-5.tsp </text:p>
          </table:table-cell>
          <table:table-cell table:style-name="Default" office:value-type="float" office:value="4.81398" calcext:value-type="float">
            <text:p>4.813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15024" calcext:value-type="float">
            <text:p>4.15024</text:p>
          </table:table-cell>
          <table:table-cell table:style-name="Default" office:value-type="float" office:value="22.4222" calcext:value-type="float">
            <text:p>22.4222</text:p>
          </table:table-cell>
          <table:table-cell table:style-name="Default" office:value-type="float" office:value="1.85325" calcext:value-type="float">
            <text:p>1.85325</text:p>
          </table:table-cell>
          <table:table-cell table:style-name="Default" office:value-type="float" office:value="33.2397" calcext:value-type="float">
            <text:p>33.2397</text:p>
          </table:table-cell>
          <table:table-cell table:style-name="Default" office:value-type="float" office:value="14.4826" calcext:value-type="float">
            <text:p>14.48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.4858" calcext:value-type="float">
            <text:p>12.4858</text:p>
          </table:table-cell>
          <table:table-cell table:style-name="Default" office:value-type="float" office:value="67.4561" calcext:value-type="float">
            <text:p>67.4561</text:p>
          </table:table-cell>
          <table:table-cell table:style-name="Default" office:value-type="float" office:value="5.57542" calcext:value-type="float">
            <text:p>5.57542</text:p>
          </table:table-cell>
          <table:table-cell table:style-name="Default" office:value-type="float" office:value="3.80602" calcext:value-type="float">
            <text:p>3.80602</text:p>
          </table:table-cell>
          <table:table-cell table:style-name="Default" office:value-type="float" office:value="0.560325" calcext:value-type="float">
            <text:p>0.560325</text:p>
          </table:table-cell>
          <table:table-cell table:style-name="Default" office:value-type="float" office:value="0.478862" calcext:value-type="float">
            <text:p>0.478862</text:p>
          </table:table-cell>
          <table:table-cell table:style-name="Default" office:value-type="float" office:value="3.46878" calcext:value-type="float">
            <text:p>3.46878</text:p>
          </table:table-cell>
          <table:table-cell table:style-name="Default" office:value-type="float" office:value="21.7593" calcext:value-type="float">
            <text:p>21.7593</text:p>
          </table:table-cell>
          <table:table-cell table:style-name="Default" office:value-type="float" office:value="2.49764" calcext:value-type="float">
            <text:p>2.49764</text:p>
          </table:table-cell>
          <table:table-cell table:style-name="Default" office:value-type="float" office:value="32.5709" calcext:value-type="float">
            <text:p>32.5709</text:p>
          </table:table-cell>
          <table:table-cell table:style-name="Default" office:value-type="float" office:value="11.6853" calcext:value-type="float">
            <text:p>11.6853</text:p>
          </table:table-cell>
          <table:table-cell table:style-name="Default" office:value-type="float" office:value="1.72032" calcext:value-type="float">
            <text:p>1.72032</text:p>
          </table:table-cell>
          <table:table-cell table:style-name="Default" office:value-type="float" office:value="1.47021" calcext:value-type="float">
            <text:p>1.47021</text:p>
          </table:table-cell>
          <table:table-cell table:style-name="Default" office:value-type="float" office:value="10.6499" calcext:value-type="float">
            <text:p>10.6499</text:p>
          </table:table-cell>
          <table:table-cell table:style-name="Default" office:value-type="float" office:value="66.8059" calcext:value-type="float">
            <text:p>66.8059</text:p>
          </table:table-cell>
          <table:table-cell table:style-name="Default" office:value-type="float" office:value="7.66833" calcext:value-type="float">
            <text:p>7.66833</text:p>
          </table:table-cell>
          <table:table-cell table:style-name="Default" office:value-type="float" office:value="3.3013" calcext:value-type="float">
            <text:p>3.3013</text:p>
          </table:table-cell>
          <table:table-cell table:style-name="Default" office:value-type="float" office:value="0.560325" calcext:value-type="float">
            <text:p>0.560325</text:p>
          </table:table-cell>
          <table:table-cell table:style-name="Default" office:value-type="float" office:value="0.478862" calcext:value-type="float">
            <text:p>0.478862</text:p>
          </table:table-cell>
          <table:table-cell table:style-name="Default" office:value-type="float" office:value="2.93415" calcext:value-type="float">
            <text:p>2.93415</text:p>
          </table:table-cell>
          <table:table-cell table:style-name="Default" office:value-type="float" office:value="18.3345" calcext:value-type="float">
            <text:p>18.3345</text:p>
          </table:table-cell>
          <table:table-cell table:style-name="Default" office:value-type="float" office:value="5.80195" calcext:value-type="float">
            <text:p>5.80195</text:p>
          </table:table-cell>
          <table:table-cell table:style-name="Default" office:value-type="float" office:value="31.4111" calcext:value-type="float">
            <text:p>31.4111</text:p>
          </table:table-cell>
          <table:table-cell table:style-name="Default" office:value-type="float" office:value="10.51" calcext:value-type="float">
            <text:p>10.51</text:p>
          </table:table-cell>
          <table:table-cell table:style-name="Default" office:value-type="float" office:value="1.78385" calcext:value-type="float">
            <text:p>1.78385</text:p>
          </table:table-cell>
          <table:table-cell table:style-name="Default" office:value-type="float" office:value="1.5245" calcext:value-type="float">
            <text:p>1.5245</text:p>
          </table:table-cell>
          <table:table-cell table:style-name="Default" office:value-type="float" office:value="9.34113" calcext:value-type="float">
            <text:p>9.34113</text:p>
          </table:table-cell>
          <table:table-cell table:style-name="Default" office:value-type="float" office:value="58.3695" calcext:value-type="float">
            <text:p>58.3695</text:p>
          </table:table-cell>
          <table:table-cell table:style-name="Default" office:value-type="float" office:value="18.471" calcext:value-type="float">
            <text:p>18.471</text:p>
          </table:table-cell>
          <table:table-cell table:style-name="Default" office:value-type="float" office:value="2.84878" calcext:value-type="float">
            <text:p>2.84878</text:p>
          </table:table-cell>
          <table:table-cell table:style-name="Default" office:value-type="float" office:value="0.560325" calcext:value-type="float">
            <text:p>0.560325</text:p>
          </table:table-cell>
          <table:table-cell table:style-name="Default" office:value-type="float" office:value="0.478862" calcext:value-type="float">
            <text:p>0.478862</text:p>
          </table:table-cell>
          <table:table-cell table:style-name="Default" office:value-type="float" office:value="2.48927" calcext:value-type="float">
            <text:p>2.48927</text:p>
          </table:table-cell>
          <table:table-cell table:style-name="Default" office:value-type="float" office:value="7.20431" calcext:value-type="float">
            <text:p>7.20431</text:p>
          </table:table-cell>
          <table:table-cell table:style-name="Default" office:value-type="float" office:value="9.49976" calcext:value-type="float">
            <text:p>9.49976</text:p>
          </table:table-cell>
          <table:table-cell table:style-name="Default" office:value-type="float" office:value="23.0813" calcext:value-type="float">
            <text:p>23.0813</text:p>
          </table:table-cell>
          <table:table-cell table:style-name="Default" office:value-type="float" office:value="12.3424" calcext:value-type="float">
            <text:p>12.3424</text:p>
          </table:table-cell>
          <table:table-cell table:style-name="Default" office:value-type="float" office:value="2.42762" calcext:value-type="float">
            <text:p>2.42762</text:p>
          </table:table-cell>
          <table:table-cell table:style-name="Default" office:value-type="float" office:value="2.07467" calcext:value-type="float">
            <text:p>2.07467</text:p>
          </table:table-cell>
          <table:table-cell table:style-name="Default" office:value-type="float" office:value="10.7848" calcext:value-type="float">
            <text:p>10.7848</text:p>
          </table:table-cell>
          <table:table-cell table:style-name="Default" office:value-type="float" office:value="31.2128" calcext:value-type="float">
            <text:p>31.2128</text:p>
          </table:table-cell>
          <table:table-cell table:style-name="Default" office:value-type="float" office:value="41.1578" calcext:value-type="float">
            <text:p>41.1578</text:p>
          </table:table-cell>
        </table:table-row>
        <table:table-row table:style-name="ro1">
          <table:table-cell table:style-name="ce13" office:value-type="string" calcext:value-type="string">
            <text:p>grubhub-11-6.tsp </text:p>
          </table:table-cell>
          <table:table-cell table:style-name="Default" office:value-type="float" office:value="3.60585" calcext:value-type="float">
            <text:p>3.60585</text:p>
          </table:table-cell>
          <table:table-cell table:style-name="Default" office:value-type="float" office:value="0.497398" calcext:value-type="float">
            <text:p>0.497398</text:p>
          </table:table-cell>
          <table:table-cell table:style-name="Default" office:value-type="float" office:value="0.465203" calcext:value-type="float">
            <text:p>0.465203</text:p>
          </table:table-cell>
          <table:table-cell table:style-name="Default" office:value-type="float" office:value="2.92732" calcext:value-type="float">
            <text:p>2.92732</text:p>
          </table:table-cell>
          <table:table-cell table:style-name="Default" office:value-type="float" office:value="39.0358" calcext:value-type="float">
            <text:p>39.03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5315" calcext:value-type="float">
            <text:p>46.5315</text:p>
          </table:table-cell>
          <table:table-cell table:style-name="Default" office:value-type="float" office:value="7.74927" calcext:value-type="float">
            <text:p>7.74927</text:p>
          </table:table-cell>
          <table:table-cell table:style-name="Default" office:value-type="float" office:value="1.06895" calcext:value-type="float">
            <text:p>1.06895</text:p>
          </table:table-cell>
          <table:table-cell table:style-name="Default" office:value-type="float" office:value="0.999759" calcext:value-type="float">
            <text:p>0.999759</text:p>
          </table:table-cell>
          <table:table-cell table:style-name="Default" office:value-type="float" office:value="6.29104" calcext:value-type="float">
            <text:p>6.29104</text:p>
          </table:table-cell>
          <table:table-cell table:style-name="Default" office:value-type="float" office:value="83.891" calcext:value-type="float">
            <text:p>83.8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5528" calcext:value-type="float">
            <text:p>3.25528</text:p>
          </table:table-cell>
          <table:table-cell table:style-name="Default" office:value-type="float" office:value="0.497398" calcext:value-type="float">
            <text:p>0.497398</text:p>
          </table:table-cell>
          <table:table-cell table:style-name="Default" office:value-type="float" office:value="0.465203" calcext:value-type="float">
            <text:p>0.465203</text:p>
          </table:table-cell>
          <table:table-cell table:style-name="Default" office:value-type="float" office:value="2.43366" calcext:value-type="float">
            <text:p>2.43366</text:p>
          </table:table-cell>
          <table:table-cell table:style-name="Default" office:value-type="float" office:value="31.6461" calcext:value-type="float">
            <text:p>31.6461</text:p>
          </table:table-cell>
          <table:table-cell table:style-name="Default" office:value-type="float" office:value="0.0399187" calcext:value-type="float">
            <text:p>0.0399187</text:p>
          </table:table-cell>
          <table:table-cell table:style-name="Default" office:value-type="float" office:value="38.3376" calcext:value-type="float">
            <text:p>38.3376</text:p>
          </table:table-cell>
          <table:table-cell table:style-name="Default" office:value-type="float" office:value="8.49111" calcext:value-type="float">
            <text:p>8.49111</text:p>
          </table:table-cell>
          <table:table-cell table:style-name="Default" office:value-type="float" office:value="1.29742" calcext:value-type="float">
            <text:p>1.29742</text:p>
          </table:table-cell>
          <table:table-cell table:style-name="Default" office:value-type="float" office:value="1.21344" calcext:value-type="float">
            <text:p>1.21344</text:p>
          </table:table-cell>
          <table:table-cell table:style-name="Default" office:value-type="float" office:value="6.34797" calcext:value-type="float">
            <text:p>6.34797</text:p>
          </table:table-cell>
          <table:table-cell table:style-name="Default" office:value-type="float" office:value="82.5459" calcext:value-type="float">
            <text:p>82.5459</text:p>
          </table:table-cell>
          <table:table-cell table:style-name="Default" office:value-type="float" office:value="0.104124" calcext:value-type="float">
            <text:p>0.104124</text:p>
          </table:table-cell>
          <table:table-cell table:style-name="Default" office:value-type="float" office:value="2.75496" calcext:value-type="float">
            <text:p>2.75496</text:p>
          </table:table-cell>
          <table:table-cell table:style-name="Default" office:value-type="float" office:value="0.497398" calcext:value-type="float">
            <text:p>0.497398</text:p>
          </table:table-cell>
          <table:table-cell table:style-name="Default" office:value-type="float" office:value="0.465203" calcext:value-type="float">
            <text:p>0.465203</text:p>
          </table:table-cell>
          <table:table-cell table:style-name="Default" office:value-type="float" office:value="2.14878" calcext:value-type="float">
            <text:p>2.14878</text:p>
          </table:table-cell>
          <table:table-cell table:style-name="Default" office:value-type="float" office:value="24.6854" calcext:value-type="float">
            <text:p>24.6854</text:p>
          </table:table-cell>
          <table:table-cell table:style-name="Default" office:value-type="float" office:value="0.0399187" calcext:value-type="float">
            <text:p>0.0399187</text:p>
          </table:table-cell>
          <table:table-cell table:style-name="Default" office:value-type="float" office:value="30.5917" calcext:value-type="float">
            <text:p>30.5917</text:p>
          </table:table-cell>
          <table:table-cell table:style-name="Default" office:value-type="float" office:value="9.00558" calcext:value-type="float">
            <text:p>9.00558</text:p>
          </table:table-cell>
          <table:table-cell table:style-name="Default" office:value-type="float" office:value="1.62593" calcext:value-type="float">
            <text:p>1.62593</text:p>
          </table:table-cell>
          <table:table-cell table:style-name="Default" office:value-type="float" office:value="1.52068" calcext:value-type="float">
            <text:p>1.52068</text:p>
          </table:table-cell>
          <table:table-cell table:style-name="Default" office:value-type="float" office:value="7.02406" calcext:value-type="float">
            <text:p>7.02406</text:p>
          </table:table-cell>
          <table:table-cell table:style-name="Default" office:value-type="float" office:value="80.6933" calcext:value-type="float">
            <text:p>80.6933</text:p>
          </table:table-cell>
          <table:table-cell table:style-name="Default" office:value-type="float" office:value="0.130489" calcext:value-type="float">
            <text:p>0.130489</text:p>
          </table:table-cell>
          <table:table-cell table:style-name="Default" office:value-type="float" office:value="2.27073" calcext:value-type="float">
            <text:p>2.27073</text:p>
          </table:table-cell>
          <table:table-cell table:style-name="Default" office:value-type="float" office:value="0.671545" calcext:value-type="float">
            <text:p>0.671545</text:p>
          </table:table-cell>
          <table:table-cell table:style-name="Default" office:value-type="float" office:value="0.484228" calcext:value-type="float">
            <text:p>0.484228</text:p>
          </table:table-cell>
          <table:table-cell table:style-name="Default" office:value-type="float" office:value="1.70049" calcext:value-type="float">
            <text:p>1.70049</text:p>
          </table:table-cell>
          <table:table-cell table:style-name="Default" office:value-type="float" office:value="25.5828" calcext:value-type="float">
            <text:p>25.5828</text:p>
          </table:table-cell>
          <table:table-cell table:style-name="Default" office:value-type="float" office:value="0.0399187" calcext:value-type="float">
            <text:p>0.0399187</text:p>
          </table:table-cell>
          <table:table-cell table:style-name="Default" office:value-type="float" office:value="30.7498" calcext:value-type="float">
            <text:p>30.7498</text:p>
          </table:table-cell>
          <table:table-cell table:style-name="Default" office:value-type="float" office:value="7.38455" calcext:value-type="float">
            <text:p>7.38455</text:p>
          </table:table-cell>
          <table:table-cell table:style-name="Default" office:value-type="float" office:value="2.1839" calcext:value-type="float">
            <text:p>2.1839</text:p>
          </table:table-cell>
          <table:table-cell table:style-name="Default" office:value-type="float" office:value="1.57474" calcext:value-type="float">
            <text:p>1.57474</text:p>
          </table:table-cell>
          <table:table-cell table:style-name="Default" office:value-type="float" office:value="5.53009" calcext:value-type="float">
            <text:p>5.53009</text:p>
          </table:table-cell>
          <table:table-cell table:style-name="Default" office:value-type="float" office:value="83.1969" calcext:value-type="float">
            <text:p>83.1969</text:p>
          </table:table-cell>
          <table:table-cell table:style-name="Default" office:value-type="float" office:value="0.129818" calcext:value-type="float">
            <text:p>0.129818</text:p>
          </table:table-cell>
        </table:table-row>
        <table:table-row table:style-name="ro1">
          <table:table-cell table:style-name="ce13" office:value-type="string" calcext:value-type="string">
            <text:p>grubhub-11-7.tsp </text:p>
          </table:table-cell>
          <table:table-cell table:style-name="Default" office:value-type="float" office:value="3.37512" calcext:value-type="float">
            <text:p>3.37512</text:p>
          </table:table-cell>
          <table:table-cell table:style-name="Default" office:value-type="float" office:value="0.493984" calcext:value-type="float">
            <text:p>0.493984</text:p>
          </table:table-cell>
          <table:table-cell table:style-name="Default" office:value-type="float" office:value="0.307642" calcext:value-type="float">
            <text:p>0.307642</text:p>
          </table:table-cell>
          <table:table-cell table:style-name="Default" office:value-type="float" office:value="3.59561" calcext:value-type="float">
            <text:p>3.59561</text:p>
          </table:table-cell>
          <table:table-cell table:style-name="Default" office:value-type="float" office:value="33.8644" calcext:value-type="float">
            <text:p>33.8644</text:p>
          </table:table-cell>
          <table:table-cell table:style-name="Default" office:value-type="float" office:value="6.63984" calcext:value-type="float">
            <text:p>6.63984</text:p>
          </table:table-cell>
          <table:table-cell table:style-name="Default" office:value-type="float" office:value="48.2766" calcext:value-type="float">
            <text:p>48.2766</text:p>
          </table:table-cell>
          <table:table-cell table:style-name="Default" office:value-type="float" office:value="6.99122" calcext:value-type="float">
            <text:p>6.99122</text:p>
          </table:table-cell>
          <table:table-cell table:style-name="Default" office:value-type="float" office:value="1.02324" calcext:value-type="float">
            <text:p>1.02324</text:p>
          </table:table-cell>
          <table:table-cell table:style-name="Default" office:value-type="float" office:value="0.637249" calcext:value-type="float">
            <text:p>0.637249</text:p>
          </table:table-cell>
          <table:table-cell table:style-name="Default" office:value-type="float" office:value="7.44794" calcext:value-type="float">
            <text:p>7.44794</text:p>
          </table:table-cell>
          <table:table-cell table:style-name="Default" office:value-type="float" office:value="70.1466" calcext:value-type="float">
            <text:p>70.1466</text:p>
          </table:table-cell>
          <table:table-cell table:style-name="Default" office:value-type="float" office:value="13.7537" calcext:value-type="float">
            <text:p>13.7537</text:p>
          </table:table-cell>
          <table:table-cell table:style-name="Default" office:value-type="float" office:value="2.73008" calcext:value-type="float">
            <text:p>2.73008</text:p>
          </table:table-cell>
          <table:table-cell table:style-name="Default" office:value-type="float" office:value="0.81187" calcext:value-type="float">
            <text:p>0.81187</text:p>
          </table:table-cell>
          <table:table-cell table:style-name="Default" office:value-type="float" office:value="0.669919" calcext:value-type="float">
            <text:p>0.669919</text:p>
          </table:table-cell>
          <table:table-cell table:style-name="Default" office:value-type="float" office:value="3.31415" calcext:value-type="float">
            <text:p>3.31415</text:p>
          </table:table-cell>
          <table:table-cell table:style-name="Default" office:value-type="float" office:value="26.7086" calcext:value-type="float">
            <text:p>26.7086</text:p>
          </table:table-cell>
          <table:table-cell table:style-name="Default" office:value-type="float" office:value="6.63984" calcext:value-type="float">
            <text:p>6.63984</text:p>
          </table:table-cell>
          <table:table-cell table:style-name="Default" office:value-type="float" office:value="40.8745" calcext:value-type="float">
            <text:p>40.8745</text:p>
          </table:table-cell>
          <table:table-cell table:style-name="Default" office:value-type="float" office:value="6.67918" calcext:value-type="float">
            <text:p>6.67918</text:p>
          </table:table-cell>
          <table:table-cell table:style-name="Default" office:value-type="float" office:value="1.98625" calcext:value-type="float">
            <text:p>1.98625</text:p>
          </table:table-cell>
          <table:table-cell table:style-name="Default" office:value-type="float" office:value="1.63897" calcext:value-type="float">
            <text:p>1.63897</text:p>
          </table:table-cell>
          <table:table-cell table:style-name="Default" office:value-type="float" office:value="8.10811" calcext:value-type="float">
            <text:p>8.10811</text:p>
          </table:table-cell>
          <table:table-cell table:style-name="Default" office:value-type="float" office:value="65.343" calcext:value-type="float">
            <text:p>65.343</text:p>
          </table:table-cell>
          <table:table-cell table:style-name="Default" office:value-type="float" office:value="16.2445" calcext:value-type="float">
            <text:p>16.2445</text:p>
          </table:table-cell>
          <table:table-cell table:style-name="Default" office:value-type="float" office:value="2.44049" calcext:value-type="float">
            <text:p>2.44049</text:p>
          </table:table-cell>
          <table:table-cell table:style-name="Default" office:value-type="float" office:value="0.81187" calcext:value-type="float">
            <text:p>0.81187</text:p>
          </table:table-cell>
          <table:table-cell table:style-name="Default" office:value-type="float" office:value="0.669919" calcext:value-type="float">
            <text:p>0.669919</text:p>
          </table:table-cell>
          <table:table-cell table:style-name="Default" office:value-type="float" office:value="2.98829" calcext:value-type="float">
            <text:p>2.98829</text:p>
          </table:table-cell>
          <table:table-cell table:style-name="Default" office:value-type="float" office:value="27.4938" calcext:value-type="float">
            <text:p>27.4938</text:p>
          </table:table-cell>
          <table:table-cell table:style-name="Default" office:value-type="float" office:value="6.63984" calcext:value-type="float">
            <text:p>6.63984</text:p>
          </table:table-cell>
          <table:table-cell table:style-name="Default" office:value-type="float" office:value="41.0442" calcext:value-type="float">
            <text:p>41.0442</text:p>
          </table:table-cell>
          <table:table-cell table:style-name="Default" office:value-type="float" office:value="5.946" calcext:value-type="float">
            <text:p>5.946</text:p>
          </table:table-cell>
          <table:table-cell table:style-name="Default" office:value-type="float" office:value="1.97804" calcext:value-type="float">
            <text:p>1.97804</text:p>
          </table:table-cell>
          <table:table-cell table:style-name="Default" office:value-type="float" office:value="1.63219" calcext:value-type="float">
            <text:p>1.63219</text:p>
          </table:table-cell>
          <table:table-cell table:style-name="Default" office:value-type="float" office:value="7.28066" calcext:value-type="float">
            <text:p>7.28066</text:p>
          </table:table-cell>
          <table:table-cell table:style-name="Default" office:value-type="float" office:value="66.9858" calcext:value-type="float">
            <text:p>66.9858</text:p>
          </table:table-cell>
          <table:table-cell table:style-name="Default" office:value-type="float" office:value="16.1773" calcext:value-type="float">
            <text:p>16.1773</text:p>
          </table:table-cell>
          <table:table-cell table:style-name="Default" office:value-type="float" office:value="1.49008" calcext:value-type="float">
            <text:p>1.49008</text:p>
          </table:table-cell>
          <table:table-cell table:style-name="Default" office:value-type="float" office:value="1.85463" calcext:value-type="float">
            <text:p>1.85463</text:p>
          </table:table-cell>
          <table:table-cell table:style-name="Default" office:value-type="float" office:value="1.31268" calcext:value-type="float">
            <text:p>1.31268</text:p>
          </table:table-cell>
          <table:table-cell table:style-name="Default" office:value-type="float" office:value="2.38049" calcext:value-type="float">
            <text:p>2.38049</text:p>
          </table:table-cell>
          <table:table-cell table:style-name="Default" office:value-type="float" office:value="25.0779" calcext:value-type="float">
            <text:p>25.0779</text:p>
          </table:table-cell>
          <table:table-cell table:style-name="Default" office:value-type="float" office:value="1.7951" calcext:value-type="float">
            <text:p>1.7951</text:p>
          </table:table-cell>
          <table:table-cell table:style-name="Default" office:value-type="float" office:value="33.9109" calcext:value-type="float">
            <text:p>33.9109</text:p>
          </table:table-cell>
          <table:table-cell table:style-name="Default" office:value-type="float" office:value="4.39411" calcext:value-type="float">
            <text:p>4.39411</text:p>
          </table:table-cell>
          <table:table-cell table:style-name="Default" office:value-type="float" office:value="5.46914" calcext:value-type="float">
            <text:p>5.46914</text:p>
          </table:table-cell>
          <table:table-cell table:style-name="Default" office:value-type="float" office:value="3.87098" calcext:value-type="float">
            <text:p>3.87098</text:p>
          </table:table-cell>
          <table:table-cell table:style-name="Default" office:value-type="float" office:value="7.01983" calcext:value-type="float">
            <text:p>7.01983</text:p>
          </table:table-cell>
          <table:table-cell table:style-name="Default" office:value-type="float" office:value="73.9524" calcext:value-type="float">
            <text:p>73.9524</text:p>
          </table:table-cell>
          <table:table-cell table:style-name="Default" office:value-type="float" office:value="5.29358" calcext:value-type="float">
            <text:p>5.29358</text:p>
          </table:table-cell>
        </table:table-row>
        <table:table-row table:style-name="ro1">
          <table:table-cell table:style-name="ce13" office:value-type="string" calcext:value-type="string">
            <text:p>grubhub-11-8.tsp </text:p>
          </table:table-cell>
          <table:table-cell table:style-name="Default" office:value-type="float" office:value="4.07447" calcext:value-type="float">
            <text:p>4.074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639" calcext:value-type="float">
            <text:p>2.5639</text:p>
          </table:table-cell>
          <table:table-cell table:style-name="Default" office:value-type="float" office:value="30.2838" calcext:value-type="float">
            <text:p>30.2838</text:p>
          </table:table-cell>
          <table:table-cell table:style-name="Default" office:value-type="float" office:value="1.94382" calcext:value-type="float">
            <text:p>1.94382</text:p>
          </table:table-cell>
          <table:table-cell table:style-name="Default" office:value-type="float" office:value="38.866" calcext:value-type="float">
            <text:p>38.866</text:p>
          </table:table-cell>
          <table:table-cell table:style-name="Default" office:value-type="float" office:value="10.4834" calcext:value-type="float">
            <text:p>10.48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.59677" calcext:value-type="float">
            <text:p>6.59677</text:p>
          </table:table-cell>
          <table:table-cell table:style-name="Default" office:value-type="float" office:value="77.9185" calcext:value-type="float">
            <text:p>77.9185</text:p>
          </table:table-cell>
          <table:table-cell table:style-name="Default" office:value-type="float" office:value="5.00134" calcext:value-type="float">
            <text:p>5.00134</text:p>
          </table:table-cell>
          <table:table-cell table:style-name="Default" office:value-type="float" office:value="3.3387" calcext:value-type="float">
            <text:p>3.3387</text:p>
          </table:table-cell>
          <table:table-cell table:style-name="Default" office:value-type="float" office:value="0.748618" calcext:value-type="float">
            <text:p>0.748618</text:p>
          </table:table-cell>
          <table:table-cell table:style-name="Default" office:value-type="float" office:value="0.470081" calcext:value-type="float">
            <text:p>0.470081</text:p>
          </table:table-cell>
          <table:table-cell table:style-name="Default" office:value-type="float" office:value="2.02146" calcext:value-type="float">
            <text:p>2.02146</text:p>
          </table:table-cell>
          <table:table-cell table:style-name="Default" office:value-type="float" office:value="15.7918" calcext:value-type="float">
            <text:p>15.7918</text:p>
          </table:table-cell>
          <table:table-cell table:style-name="Default" office:value-type="float" office:value="8.6822" calcext:value-type="float">
            <text:p>8.6822</text:p>
          </table:table-cell>
          <table:table-cell table:style-name="Default" office:value-type="float" office:value="31.0528" calcext:value-type="float">
            <text:p>31.0528</text:p>
          </table:table-cell>
          <table:table-cell table:style-name="Default" office:value-type="float" office:value="10.7517" calcext:value-type="float">
            <text:p>10.7517</text:p>
          </table:table-cell>
          <table:table-cell table:style-name="Default" office:value-type="float" office:value="2.41079" calcext:value-type="float">
            <text:p>2.41079</text:p>
          </table:table-cell>
          <table:table-cell table:style-name="Default" office:value-type="float" office:value="1.51381" calcext:value-type="float">
            <text:p>1.51381</text:p>
          </table:table-cell>
          <table:table-cell table:style-name="Default" office:value-type="float" office:value="6.50975" calcext:value-type="float">
            <text:p>6.50975</text:p>
          </table:table-cell>
          <table:table-cell table:style-name="Default" office:value-type="float" office:value="50.8546" calcext:value-type="float">
            <text:p>50.8546</text:p>
          </table:table-cell>
          <table:table-cell table:style-name="Default" office:value-type="float" office:value="27.9594" calcext:value-type="float">
            <text:p>27.9594</text:p>
          </table:table-cell>
          <table:table-cell table:style-name="Default" office:value-type="float" office:value="2.58634" calcext:value-type="float">
            <text:p>2.58634</text:p>
          </table:table-cell>
          <table:table-cell table:style-name="Default" office:value-type="float" office:value="1.35724" calcext:value-type="float">
            <text:p>1.35724</text:p>
          </table:table-cell>
          <table:table-cell table:style-name="Default" office:value-type="float" office:value="0.883577" calcext:value-type="float">
            <text:p>0.883577</text:p>
          </table:table-cell>
          <table:table-cell table:style-name="Default" office:value-type="float" office:value="1.74732" calcext:value-type="float">
            <text:p>1.74732</text:p>
          </table:table-cell>
          <table:table-cell table:style-name="Default" office:value-type="float" office:value="11.4112" calcext:value-type="float">
            <text:p>11.4112</text:p>
          </table:table-cell>
          <table:table-cell table:style-name="Default" office:value-type="float" office:value="13.6782" calcext:value-type="float">
            <text:p>13.6782</text:p>
          </table:table-cell>
          <table:table-cell table:style-name="Default" office:value-type="float" office:value="31.6639" calcext:value-type="float">
            <text:p>31.6639</text:p>
          </table:table-cell>
          <table:table-cell table:style-name="Default" office:value-type="float" office:value="8.16811" calcext:value-type="float">
            <text:p>8.16811</text:p>
          </table:table-cell>
          <table:table-cell table:style-name="Default" office:value-type="float" office:value="4.28638" calcext:value-type="float">
            <text:p>4.28638</text:p>
          </table:table-cell>
          <table:table-cell table:style-name="Default" office:value-type="float" office:value="2.79049" calcext:value-type="float">
            <text:p>2.79049</text:p>
          </table:table-cell>
          <table:table-cell table:style-name="Default" office:value-type="float" office:value="5.51833" calcext:value-type="float">
            <text:p>5.51833</text:p>
          </table:table-cell>
          <table:table-cell table:style-name="Default" office:value-type="float" office:value="36.0386" calcext:value-type="float">
            <text:p>36.0386</text:p>
          </table:table-cell>
          <table:table-cell table:style-name="Default" office:value-type="float" office:value="43.1981" calcext:value-type="float">
            <text:p>43.1981</text:p>
          </table:table-cell>
          <table:table-cell table:style-name="Default" office:value-type="float" office:value="1.69691" calcext:value-type="float">
            <text:p>1.69691</text:p>
          </table:table-cell>
          <table:table-cell table:style-name="Default" office:value-type="float" office:value="1.95415" calcext:value-type="float">
            <text:p>1.95415</text:p>
          </table:table-cell>
          <table:table-cell table:style-name="Default" office:value-type="float" office:value="1.21561" calcext:value-type="float">
            <text:p>1.21561</text:p>
          </table:table-cell>
          <table:table-cell table:style-name="Default" office:value-type="float" office:value="1.42341" calcext:value-type="float">
            <text:p>1.42341</text:p>
          </table:table-cell>
          <table:table-cell table:style-name="Default" office:value-type="float" office:value="5.19772" calcext:value-type="float">
            <text:p>5.19772</text:p>
          </table:table-cell>
          <table:table-cell table:style-name="Default" office:value-type="float" office:value="11.7644" calcext:value-type="float">
            <text:p>11.7644</text:p>
          </table:table-cell>
          <table:table-cell table:style-name="Default" office:value-type="float" office:value="23.2522" calcext:value-type="float">
            <text:p>23.2522</text:p>
          </table:table-cell>
          <table:table-cell table:style-name="Default" office:value-type="float" office:value="7.29785" calcext:value-type="float">
            <text:p>7.29785</text:p>
          </table:table-cell>
          <table:table-cell table:style-name="Default" office:value-type="float" office:value="8.40414" calcext:value-type="float">
            <text:p>8.40414</text:p>
          </table:table-cell>
          <table:table-cell table:style-name="Default" office:value-type="float" office:value="5.22794" calcext:value-type="float">
            <text:p>5.22794</text:p>
          </table:table-cell>
          <table:table-cell table:style-name="Default" office:value-type="float" office:value="6.12164" calcext:value-type="float">
            <text:p>6.12164</text:p>
          </table:table-cell>
          <table:table-cell table:style-name="Default" office:value-type="float" office:value="22.3537" calcext:value-type="float">
            <text:p>22.3537</text:p>
          </table:table-cell>
          <table:table-cell table:style-name="Default" office:value-type="float" office:value="50.5948" calcext:value-type="float">
            <text:p>50.5948</text:p>
          </table:table-cell>
        </table:table-row>
        <table:table-row table:style-name="ro1">
          <table:table-cell table:style-name="ce13" office:value-type="string" calcext:value-type="string">
            <text:p>grubhub-11-9.tsp </text:p>
          </table:table-cell>
          <table:table-cell table:style-name="Default" office:value-type="float" office:value="4.31545" calcext:value-type="float">
            <text:p>4.315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66927" calcext:value-type="float">
            <text:p>2.66927</text:p>
          </table:table-cell>
          <table:table-cell table:style-name="ce63" office:value-type="string" calcext:value-type="string">
            <text:p>6.91154e-310</text:p>
          </table:table-cell>
          <table:table-cell table:style-name="ce63" office:value-type="string" calcext:value-type="string">
            <text:p>6.95276e-310</text:p>
          </table:table-cell>
          <table:table-cell table:style-name="Default" office:value-type="float" office:value="6.98472" calcext:value-type="float">
            <text:p>6.98472</text:p>
          </table:table-cell>
          <table:table-cell table:style-name="Default" office:value-type="float" office:value="61.7842" calcext:value-type="float">
            <text:p>61.78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8.2158" calcext:value-type="float">
            <text:p>38.2158</text:p>
          </table:table-cell>
          <table:table-cell table:style-name="ce63" office:value-type="string" calcext:value-type="string">
            <text:p>9.89523e-309</text:p>
          </table:table-cell>
          <table:table-cell table:style-name="ce63" office:value-type="string" calcext:value-type="string">
            <text:p>9.95425e-309</text:p>
          </table:table-cell>
          <table:table-cell table:style-name="Default" office:value-type="float" office:value="3.32016" calcext:value-type="float">
            <text:p>3.32016</text:p>
          </table:table-cell>
          <table:table-cell table:style-name="Default" office:value-type="float" office:value="0.466667" calcext:value-type="float">
            <text:p>0.466667</text:p>
          </table:table-cell>
          <table:table-cell table:style-name="Default" office:value-type="float" office:value="0.545203" calcext:value-type="float">
            <text:p>0.545203</text:p>
          </table:table-cell>
          <table:table-cell table:style-name="Default" office:value-type="float" office:value="2.41268" calcext:value-type="float">
            <text:p>2.41268</text:p>
          </table:table-cell>
          <table:table-cell table:style-name="Default" office:value-type="float" office:value="33.0153" calcext:value-type="float">
            <text:p>33.01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76" calcext:value-type="float">
            <text:p>39.76</text:p>
          </table:table-cell>
          <table:table-cell table:style-name="Default" office:value-type="float" office:value="8.35051" calcext:value-type="float">
            <text:p>8.35051</text:p>
          </table:table-cell>
          <table:table-cell table:style-name="Default" office:value-type="float" office:value="1.17371" calcext:value-type="float">
            <text:p>1.17371</text:p>
          </table:table-cell>
          <table:table-cell table:style-name="Default" office:value-type="float" office:value="1.37124" calcext:value-type="float">
            <text:p>1.37124</text:p>
          </table:table-cell>
          <table:table-cell table:style-name="Default" office:value-type="float" office:value="6.06812" calcext:value-type="float">
            <text:p>6.06812</text:p>
          </table:table-cell>
          <table:table-cell table:style-name="Default" office:value-type="float" office:value="83.0364" calcext:value-type="float">
            <text:p>83.03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35854" calcext:value-type="float">
            <text:p>2.35854</text:p>
          </table:table-cell>
          <table:table-cell table:style-name="Default" office:value-type="float" office:value="1.13919" calcext:value-type="float">
            <text:p>1.13919</text:p>
          </table:table-cell>
          <table:table-cell table:style-name="Default" office:value-type="float" office:value="1.04309" calcext:value-type="float">
            <text:p>1.04309</text:p>
          </table:table-cell>
          <table:table-cell table:style-name="Default" office:value-type="float" office:value="1.83171" calcext:value-type="float">
            <text:p>1.83171</text:p>
          </table:table-cell>
          <table:table-cell table:style-name="Default" office:value-type="float" office:value="21.6321" calcext:value-type="float">
            <text:p>21.6321</text:p>
          </table:table-cell>
          <table:table-cell table:style-name="Default" office:value-type="float" office:value="3.62317" calcext:value-type="float">
            <text:p>3.62317</text:p>
          </table:table-cell>
          <table:table-cell table:style-name="Default" office:value-type="float" office:value="31.6278" calcext:value-type="float">
            <text:p>31.6278</text:p>
          </table:table-cell>
          <table:table-cell table:style-name="Default" office:value-type="float" office:value="7.45716" calcext:value-type="float">
            <text:p>7.45716</text:p>
          </table:table-cell>
          <table:table-cell table:style-name="Default" office:value-type="float" office:value="3.60185" calcext:value-type="float">
            <text:p>3.60185</text:p>
          </table:table-cell>
          <table:table-cell table:style-name="Default" office:value-type="float" office:value="3.29801" calcext:value-type="float">
            <text:p>3.29801</text:p>
          </table:table-cell>
          <table:table-cell table:style-name="Default" office:value-type="float" office:value="5.79145" calcext:value-type="float">
            <text:p>5.79145</text:p>
          </table:table-cell>
          <table:table-cell table:style-name="Default" office:value-type="float" office:value="68.3959" calcext:value-type="float">
            <text:p>68.3959</text:p>
          </table:table-cell>
          <table:table-cell table:style-name="Default" office:value-type="float" office:value="11.4557" calcext:value-type="float">
            <text:p>11.4557</text:p>
          </table:table-cell>
          <table:table-cell table:style-name="Default" office:value-type="float" office:value="1.62325" calcext:value-type="float">
            <text:p>1.62325</text:p>
          </table:table-cell>
          <table:table-cell table:style-name="Default" office:value-type="float" office:value="1.74" calcext:value-type="float">
            <text:p>1.74</text:p>
          </table:table-cell>
          <table:table-cell table:style-name="Default" office:value-type="float" office:value="1.28049" calcext:value-type="float">
            <text:p>1.28049</text:p>
          </table:table-cell>
          <table:table-cell table:style-name="Default" office:value-type="float" office:value="1.83122" calcext:value-type="float">
            <text:p>1.83122</text:p>
          </table:table-cell>
          <table:table-cell table:style-name="Default" office:value-type="float" office:value="12.3278" calcext:value-type="float">
            <text:p>12.3278</text:p>
          </table:table-cell>
          <table:table-cell table:style-name="Default" office:value-type="float" office:value="5.29967" calcext:value-type="float">
            <text:p>5.29967</text:p>
          </table:table-cell>
          <table:table-cell table:style-name="Default" office:value-type="float" office:value="24.1024" calcext:value-type="float">
            <text:p>24.1024</text:p>
          </table:table-cell>
          <table:table-cell table:style-name="Default" office:value-type="float" office:value="6.7348" calcext:value-type="float">
            <text:p>6.7348</text:p>
          </table:table-cell>
          <table:table-cell table:style-name="Default" office:value-type="float" office:value="7.21919" calcext:value-type="float">
            <text:p>7.21919</text:p>
          </table:table-cell>
          <table:table-cell table:style-name="Default" office:value-type="float" office:value="5.31269" calcext:value-type="float">
            <text:p>5.31269</text:p>
          </table:table-cell>
          <table:table-cell table:style-name="Default" office:value-type="float" office:value="7.59765" calcext:value-type="float">
            <text:p>7.59765</text:p>
          </table:table-cell>
          <table:table-cell table:style-name="Default" office:value-type="float" office:value="51.1475" calcext:value-type="float">
            <text:p>51.1475</text:p>
          </table:table-cell>
          <table:table-cell table:style-name="Default" office:value-type="float" office:value="21.9881" calcext:value-type="float">
            <text:p>21.9881</text:p>
          </table:table-cell>
        </table:table-row>
        <table:table-row table:style-name="ro1">
          <table:table-cell table:style-name="ce13" office:value-type="string" calcext:value-type="string">
            <text:p>grubhub-12-0.tsp </text:p>
          </table:table-cell>
          <table:table-cell table:style-name="Default" office:value-type="float" office:value="4.1735" calcext:value-type="float">
            <text:p>4.1735</text:p>
          </table:table-cell>
          <table:table-cell table:style-name="Default" office:value-type="float" office:value="0.42813" calcext:value-type="float">
            <text:p>0.42813</text:p>
          </table:table-cell>
          <table:table-cell table:style-name="Default" office:value-type="float" office:value="0.433008" calcext:value-type="float">
            <text:p>0.433008</text:p>
          </table:table-cell>
          <table:table-cell table:style-name="Default" office:value-type="float" office:value="3.84293" calcext:value-type="float">
            <text:p>3.84293</text:p>
          </table:table-cell>
          <table:table-cell table:style-name="Default" office:value-type="float" office:value="25.3616" calcext:value-type="float">
            <text:p>25.36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2392" calcext:value-type="float">
            <text:p>34.2392</text:p>
          </table:table-cell>
          <table:table-cell table:style-name="Default" office:value-type="float" office:value="12.1892" calcext:value-type="float">
            <text:p>12.1892</text:p>
          </table:table-cell>
          <table:table-cell table:style-name="Default" office:value-type="float" office:value="1.25041" calcext:value-type="float">
            <text:p>1.25041</text:p>
          </table:table-cell>
          <table:table-cell table:style-name="Default" office:value-type="float" office:value="1.26466" calcext:value-type="float">
            <text:p>1.26466</text:p>
          </table:table-cell>
          <table:table-cell table:style-name="Default" office:value-type="float" office:value="11.2238" calcext:value-type="float">
            <text:p>11.2238</text:p>
          </table:table-cell>
          <table:table-cell table:style-name="Default" office:value-type="float" office:value="74.0719" calcext:value-type="float">
            <text:p>74.07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1821" calcext:value-type="float">
            <text:p>3.41821</text:p>
          </table:table-cell>
          <table:table-cell table:style-name="Default" office:value-type="float" office:value="0.946992" calcext:value-type="float">
            <text:p>0.946992</text:p>
          </table:table-cell>
          <table:table-cell table:style-name="Default" office:value-type="float" office:value="0.878211" calcext:value-type="float">
            <text:p>0.878211</text:p>
          </table:table-cell>
          <table:table-cell table:style-name="Default" office:value-type="float" office:value="3.36976" calcext:value-type="float">
            <text:p>3.36976</text:p>
          </table:table-cell>
          <table:table-cell table:style-name="Default" office:value-type="float" office:value="21.05" calcext:value-type="float">
            <text:p>21.05</text:p>
          </table:table-cell>
          <table:table-cell table:style-name="Default" office:value-type="float" office:value="4.37114" calcext:value-type="float">
            <text:p>4.37114</text:p>
          </table:table-cell>
          <table:table-cell table:style-name="Default" office:value-type="float" office:value="34.0343" calcext:value-type="float">
            <text:p>34.0343</text:p>
          </table:table-cell>
          <table:table-cell table:style-name="Default" office:value-type="float" office:value="10.0434" calcext:value-type="float">
            <text:p>10.0434</text:p>
          </table:table-cell>
          <table:table-cell table:style-name="Default" office:value-type="float" office:value="2.78246" calcext:value-type="float">
            <text:p>2.78246</text:p>
          </table:table-cell>
          <table:table-cell table:style-name="Default" office:value-type="float" office:value="2.58037" calcext:value-type="float">
            <text:p>2.58037</text:p>
          </table:table-cell>
          <table:table-cell table:style-name="Default" office:value-type="float" office:value="9.90106" calcext:value-type="float">
            <text:p>9.90106</text:p>
          </table:table-cell>
          <table:table-cell table:style-name="Default" office:value-type="float" office:value="61.8494" calcext:value-type="float">
            <text:p>61.8494</text:p>
          </table:table-cell>
          <table:table-cell table:style-name="Default" office:value-type="float" office:value="12.8433" calcext:value-type="float">
            <text:p>12.8433</text:p>
          </table:table-cell>
          <table:table-cell table:style-name="Default" office:value-type="float" office:value="2.54829" calcext:value-type="float">
            <text:p>2.54829</text:p>
          </table:table-cell>
          <table:table-cell table:style-name="Default" office:value-type="float" office:value="1.54683" calcext:value-type="float">
            <text:p>1.54683</text:p>
          </table:table-cell>
          <table:table-cell table:style-name="Default" office:value-type="float" office:value="1.19463" calcext:value-type="float">
            <text:p>1.19463</text:p>
          </table:table-cell>
          <table:table-cell table:style-name="Default" office:value-type="float" office:value="2.97854" calcext:value-type="float">
            <text:p>2.97854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9.8426" calcext:value-type="float">
            <text:p>9.8426</text:p>
          </table:table-cell>
          <table:table-cell table:style-name="Default" office:value-type="float" office:value="34.0109" calcext:value-type="float">
            <text:p>34.0109</text:p>
          </table:table-cell>
          <table:table-cell table:style-name="Default" office:value-type="float" office:value="7.49258" calcext:value-type="float">
            <text:p>7.49258</text:p>
          </table:table-cell>
          <table:table-cell table:style-name="Default" office:value-type="float" office:value="4.54804" calcext:value-type="float">
            <text:p>4.54804</text:p>
          </table:table-cell>
          <table:table-cell table:style-name="Default" office:value-type="float" office:value="3.5125" calcext:value-type="float">
            <text:p>3.5125</text:p>
          </table:table-cell>
          <table:table-cell table:style-name="Default" office:value-type="float" office:value="8.7576" calcext:value-type="float">
            <text:p>8.7576</text:p>
          </table:table-cell>
          <table:table-cell table:style-name="Default" office:value-type="float" office:value="46.7497" calcext:value-type="float">
            <text:p>46.7497</text:p>
          </table:table-cell>
          <table:table-cell table:style-name="Default" office:value-type="float" office:value="28.9396" calcext:value-type="float">
            <text:p>28.9396</text:p>
          </table:table-cell>
          <table:table-cell table:style-name="Default" office:value-type="float" office:value="1.33707" calcext:value-type="float">
            <text:p>1.33707</text:p>
          </table:table-cell>
          <table:table-cell table:style-name="Default" office:value-type="float" office:value="2.05837" calcext:value-type="float">
            <text:p>2.05837</text:p>
          </table:table-cell>
          <table:table-cell table:style-name="Default" office:value-type="float" office:value="1.63496" calcext:value-type="float">
            <text:p>1.63496</text:p>
          </table:table-cell>
          <table:table-cell table:style-name="Default" office:value-type="float" office:value="2.08488" calcext:value-type="float">
            <text:p>2.08488</text:p>
          </table:table-cell>
          <table:table-cell table:style-name="Default" office:value-type="float" office:value="9.12407" calcext:value-type="float">
            <text:p>9.12407</text:p>
          </table:table-cell>
          <table:table-cell table:style-name="Default" office:value-type="float" office:value="16.422" calcext:value-type="float">
            <text:p>16.422</text:p>
          </table:table-cell>
          <table:table-cell table:style-name="Default" office:value-type="float" office:value="32.6613" calcext:value-type="float">
            <text:p>32.6613</text:p>
          </table:table-cell>
          <table:table-cell table:style-name="Default" office:value-type="float" office:value="4.09375" calcext:value-type="float">
            <text:p>4.09375</text:p>
          </table:table-cell>
          <table:table-cell table:style-name="Default" office:value-type="float" office:value="6.30218" calcext:value-type="float">
            <text:p>6.30218</text:p>
          </table:table-cell>
          <table:table-cell table:style-name="Default" office:value-type="float" office:value="5.0058" calcext:value-type="float">
            <text:p>5.0058</text:p>
          </table:table-cell>
          <table:table-cell table:style-name="Default" office:value-type="float" office:value="6.38333" calcext:value-type="float">
            <text:p>6.38333</text:p>
          </table:table-cell>
          <table:table-cell table:style-name="Default" office:value-type="float" office:value="27.9354" calcext:value-type="float">
            <text:p>27.9354</text:p>
          </table:table-cell>
          <table:table-cell table:style-name="Default" office:value-type="float" office:value="50.2795" calcext:value-type="float">
            <text:p>50.2795</text:p>
          </table:table-cell>
        </table:table-row>
        <table:table-row table:style-name="ro1">
          <table:table-cell table:style-name="ce13" office:value-type="string" calcext:value-type="string">
            <text:p>grubhub-12-1.tsp </text:p>
          </table:table-cell>
          <table:table-cell table:style-name="Default" office:value-type="float" office:value="4.07886" calcext:value-type="float">
            <text:p>4.07886</text:p>
          </table:table-cell>
          <table:table-cell table:style-name="Default" office:value-type="float" office:value="0.894959" calcext:value-type="float">
            <text:p>0.894959</text:p>
          </table:table-cell>
          <table:table-cell table:style-name="Default" office:value-type="float" office:value="0.323252" calcext:value-type="float">
            <text:p>0.323252</text:p>
          </table:table-cell>
          <table:table-cell table:style-name="Default" office:value-type="float" office:value="3.92341" calcext:value-type="float">
            <text:p>3.92341</text:p>
          </table:table-cell>
          <table:table-cell table:style-name="Default" office:value-type="float" office:value="29.388" calcext:value-type="float">
            <text:p>29.388</text:p>
          </table:table-cell>
          <table:table-cell table:style-name="Default" office:value-type="float" office:value="1.73439" calcext:value-type="float">
            <text:p>1.73439</text:p>
          </table:table-cell>
          <table:table-cell table:style-name="Default" office:value-type="float" office:value="40.3429" calcext:value-type="float">
            <text:p>40.3429</text:p>
          </table:table-cell>
          <table:table-cell table:style-name="Default" office:value-type="float" office:value="10.1105" calcext:value-type="float">
            <text:p>10.1105</text:p>
          </table:table-cell>
          <table:table-cell table:style-name="Default" office:value-type="float" office:value="2.21838" calcext:value-type="float">
            <text:p>2.21838</text:p>
          </table:table-cell>
          <table:table-cell table:style-name="Default" office:value-type="float" office:value="0.801261" calcext:value-type="float">
            <text:p>0.801261</text:p>
          </table:table-cell>
          <table:table-cell table:style-name="Default" office:value-type="float" office:value="9.72516" calcext:value-type="float">
            <text:p>9.72516</text:p>
          </table:table-cell>
          <table:table-cell table:style-name="Default" office:value-type="float" office:value="72.8456" calcext:value-type="float">
            <text:p>72.8456</text:p>
          </table:table-cell>
          <table:table-cell table:style-name="Default" office:value-type="float" office:value="4.29912" calcext:value-type="float">
            <text:p>4.29912</text:p>
          </table:table-cell>
          <table:table-cell table:style-name="Default" office:value-type="float" office:value="3.58732" calcext:value-type="float">
            <text:p>3.58732</text:p>
          </table:table-cell>
          <table:table-cell table:style-name="Default" office:value-type="float" office:value="0.694959" calcext:value-type="float">
            <text:p>0.694959</text:p>
          </table:table-cell>
          <table:table-cell table:style-name="Default" office:value-type="float" office:value="0.323252" calcext:value-type="float">
            <text:p>0.323252</text:p>
          </table:table-cell>
          <table:table-cell table:style-name="Default" office:value-type="float" office:value="3.61512" calcext:value-type="float">
            <text:p>3.61512</text:p>
          </table:table-cell>
          <table:table-cell table:style-name="Default" office:value-type="float" office:value="19.875" calcext:value-type="float">
            <text:p>19.875</text:p>
          </table:table-cell>
          <table:table-cell table:style-name="Default" office:value-type="float" office:value="3.51179" calcext:value-type="float">
            <text:p>3.51179</text:p>
          </table:table-cell>
          <table:table-cell table:style-name="Default" office:value-type="float" office:value="31.6075" calcext:value-type="float">
            <text:p>31.6075</text:p>
          </table:table-cell>
          <table:table-cell table:style-name="Default" office:value-type="float" office:value="11.3496" calcext:value-type="float">
            <text:p>11.3496</text:p>
          </table:table-cell>
          <table:table-cell table:style-name="Default" office:value-type="float" office:value="2.19872" calcext:value-type="float">
            <text:p>2.19872</text:p>
          </table:table-cell>
          <table:table-cell table:style-name="Default" office:value-type="float" office:value="1.02271" calcext:value-type="float">
            <text:p>1.02271</text:p>
          </table:table-cell>
          <table:table-cell table:style-name="Default" office:value-type="float" office:value="11.4376" calcext:value-type="float">
            <text:p>11.4376</text:p>
          </table:table-cell>
          <table:table-cell table:style-name="Default" office:value-type="float" office:value="62.8808" calcext:value-type="float">
            <text:p>62.8808</text:p>
          </table:table-cell>
          <table:table-cell table:style-name="Default" office:value-type="float" office:value="11.1106" calcext:value-type="float">
            <text:p>11.1106</text:p>
          </table:table-cell>
          <table:table-cell table:style-name="Default" office:value-type="float" office:value="2.80325" calcext:value-type="float">
            <text:p>2.80325</text:p>
          </table:table-cell>
          <table:table-cell table:style-name="Default" office:value-type="float" office:value="1.38407" calcext:value-type="float">
            <text:p>1.38407</text:p>
          </table:table-cell>
          <table:table-cell table:style-name="Default" office:value-type="float" office:value="0.715772" calcext:value-type="float">
            <text:p>0.715772</text:p>
          </table:table-cell>
          <table:table-cell table:style-name="Default" office:value-type="float" office:value="2.94927" calcext:value-type="float">
            <text:p>2.94927</text:p>
          </table:table-cell>
          <table:table-cell table:style-name="Default" office:value-type="float" office:value="19.1922" calcext:value-type="float">
            <text:p>19.1922</text:p>
          </table:table-cell>
          <table:table-cell table:style-name="Default" office:value-type="float" office:value="4.53951" calcext:value-type="float">
            <text:p>4.53951</text:p>
          </table:table-cell>
          <table:table-cell table:style-name="Default" office:value-type="float" office:value="31.5841" calcext:value-type="float">
            <text:p>31.5841</text:p>
          </table:table-cell>
          <table:table-cell table:style-name="Default" office:value-type="float" office:value="8.87553" calcext:value-type="float">
            <text:p>8.87553</text:p>
          </table:table-cell>
          <table:table-cell table:style-name="Default" office:value-type="float" office:value="4.38216" calcext:value-type="float">
            <text:p>4.38216</text:p>
          </table:table-cell>
          <table:table-cell table:style-name="Default" office:value-type="float" office:value="2.26625" calcext:value-type="float">
            <text:p>2.26625</text:p>
          </table:table-cell>
          <table:table-cell table:style-name="Default" office:value-type="float" office:value="9.33784" calcext:value-type="float">
            <text:p>9.33784</text:p>
          </table:table-cell>
          <table:table-cell table:style-name="Default" office:value-type="float" office:value="60.7654" calcext:value-type="float">
            <text:p>60.7654</text:p>
          </table:table-cell>
          <table:table-cell table:style-name="Default" office:value-type="float" office:value="14.3728" calcext:value-type="float">
            <text:p>14.3728</text:p>
          </table:table-cell>
          <table:table-cell table:style-name="Default" office:value-type="float" office:value="1.36976" calcext:value-type="float">
            <text:p>1.36976</text:p>
          </table:table-cell>
          <table:table-cell table:style-name="Default" office:value-type="float" office:value="2.34618" calcext:value-type="float">
            <text:p>2.34618</text:p>
          </table:table-cell>
          <table:table-cell table:style-name="Default" office:value-type="float" office:value="1.58423" calcext:value-type="float">
            <text:p>1.58423</text:p>
          </table:table-cell>
          <table:table-cell table:style-name="Default" office:value-type="float" office:value="2.38293" calcext:value-type="float">
            <text:p>2.38293</text:p>
          </table:table-cell>
          <table:table-cell table:style-name="Default" office:value-type="float" office:value="13.8707" calcext:value-type="float">
            <text:p>13.8707</text:p>
          </table:table-cell>
          <table:table-cell table:style-name="Default" office:value-type="float" office:value="11.014" calcext:value-type="float">
            <text:p>11.014</text:p>
          </table:table-cell>
          <table:table-cell table:style-name="Default" office:value-type="float" office:value="32.5678" calcext:value-type="float">
            <text:p>32.5678</text:p>
          </table:table-cell>
          <table:table-cell table:style-name="Default" office:value-type="float" office:value="4.20586" calcext:value-type="float">
            <text:p>4.20586</text:p>
          </table:table-cell>
          <table:table-cell table:style-name="Default" office:value-type="float" office:value="7.20398" calcext:value-type="float">
            <text:p>7.20398</text:p>
          </table:table-cell>
          <table:table-cell table:style-name="Default" office:value-type="float" office:value="4.8644" calcext:value-type="float">
            <text:p>4.8644</text:p>
          </table:table-cell>
          <table:table-cell table:style-name="Default" office:value-type="float" office:value="7.31682" calcext:value-type="float">
            <text:p>7.31682</text:p>
          </table:table-cell>
          <table:table-cell table:style-name="Default" office:value-type="float" office:value="42.5903" calcext:value-type="float">
            <text:p>42.5903</text:p>
          </table:table-cell>
          <table:table-cell table:style-name="Default" office:value-type="float" office:value="33.8186" calcext:value-type="float">
            <text:p>33.8186</text:p>
          </table:table-cell>
        </table:table-row>
        <table:table-row table:style-name="ro1">
          <table:table-cell table:style-name="ce13" office:value-type="string" calcext:value-type="string">
            <text:p>grubhub-12-2.tsp </text:p>
          </table:table-cell>
          <table:table-cell table:style-name="Default" office:value-type="float" office:value="3.80423" calcext:value-type="float">
            <text:p>3.80423</text:p>
          </table:table-cell>
          <table:table-cell table:style-name="Default" office:value-type="float" office:value="0.906667" calcext:value-type="float">
            <text:p>0.906667</text:p>
          </table:table-cell>
          <table:table-cell table:style-name="Default" office:value-type="float" office:value="0.311057" calcext:value-type="float">
            <text:p>0.311057</text:p>
          </table:table-cell>
          <table:table-cell table:style-name="Default" office:value-type="float" office:value="2.44488" calcext:value-type="float">
            <text:p>2.44488</text:p>
          </table:table-cell>
          <table:table-cell table:style-name="Default" office:value-type="float" office:value="20.1464" calcext:value-type="float">
            <text:p>20.1464</text:p>
          </table:table-cell>
          <table:table-cell table:style-name="Default" office:value-type="float" office:value="2.63309" calcext:value-type="float">
            <text:p>2.63309</text:p>
          </table:table-cell>
          <table:table-cell table:style-name="Default" office:value-type="float" office:value="30.2463" calcext:value-type="float">
            <text:p>30.2463</text:p>
          </table:table-cell>
          <table:table-cell table:style-name="Default" office:value-type="float" office:value="12.5775" calcext:value-type="float">
            <text:p>12.5775</text:p>
          </table:table-cell>
          <table:table-cell table:style-name="Default" office:value-type="float" office:value="2.99761" calcext:value-type="float">
            <text:p>2.99761</text:p>
          </table:table-cell>
          <table:table-cell table:style-name="Default" office:value-type="float" office:value="1.02841" calcext:value-type="float">
            <text:p>1.02841</text:p>
          </table:table-cell>
          <table:table-cell table:style-name="Default" office:value-type="float" office:value="8.08322" calcext:value-type="float">
            <text:p>8.08322</text:p>
          </table:table-cell>
          <table:table-cell table:style-name="Default" office:value-type="float" office:value="66.6078" calcext:value-type="float">
            <text:p>66.6078</text:p>
          </table:table-cell>
          <table:table-cell table:style-name="Default" office:value-type="float" office:value="8.70548" calcext:value-type="float">
            <text:p>8.70548</text:p>
          </table:table-cell>
          <table:table-cell table:style-name="Default" office:value-type="float" office:value="3.24407" calcext:value-type="float">
            <text:p>3.24407</text:p>
          </table:table-cell>
          <table:table-cell table:style-name="Default" office:value-type="float" office:value="1.28211" calcext:value-type="float">
            <text:p>1.28211</text:p>
          </table:table-cell>
          <table:table-cell table:style-name="Default" office:value-type="float" office:value="0.522114" calcext:value-type="float">
            <text:p>0.522114</text:p>
          </table:table-cell>
          <table:table-cell table:style-name="Default" office:value-type="float" office:value="2.45268" calcext:value-type="float">
            <text:p>2.45268</text:p>
          </table:table-cell>
          <table:table-cell table:style-name="Default" office:value-type="float" office:value="21.1204" calcext:value-type="float">
            <text:p>21.1204</text:p>
          </table:table-cell>
          <table:table-cell table:style-name="Default" office:value-type="float" office:value="2.65894" calcext:value-type="float">
            <text:p>2.65894</text:p>
          </table:table-cell>
          <table:table-cell table:style-name="Default" office:value-type="float" office:value="31.2803" calcext:value-type="float">
            <text:p>31.2803</text:p>
          </table:table-cell>
          <table:table-cell table:style-name="Default" office:value-type="float" office:value="10.3709" calcext:value-type="float">
            <text:p>10.3709</text:p>
          </table:table-cell>
          <table:table-cell table:style-name="Default" office:value-type="float" office:value="4.09879" calcext:value-type="float">
            <text:p>4.09879</text:p>
          </table:table-cell>
          <table:table-cell table:style-name="Default" office:value-type="float" office:value="1.66914" calcext:value-type="float">
            <text:p>1.66914</text:p>
          </table:table-cell>
          <table:table-cell table:style-name="Default" office:value-type="float" office:value="7.84098" calcext:value-type="float">
            <text:p>7.84098</text:p>
          </table:table-cell>
          <table:table-cell table:style-name="Default" office:value-type="float" office:value="67.5198" calcext:value-type="float">
            <text:p>67.5198</text:p>
          </table:table-cell>
          <table:table-cell table:style-name="Default" office:value-type="float" office:value="8.50037" calcext:value-type="float">
            <text:p>8.50037</text:p>
          </table:table-cell>
          <table:table-cell table:style-name="Default" office:value-type="float" office:value="2.4878" calcext:value-type="float">
            <text:p>2.4878</text:p>
          </table:table-cell>
          <table:table-cell table:style-name="Default" office:value-type="float" office:value="1.56732" calcext:value-type="float">
            <text:p>1.56732</text:p>
          </table:table-cell>
          <table:table-cell table:style-name="Default" office:value-type="float" office:value="0.945854" calcext:value-type="float">
            <text:p>0.945854</text:p>
          </table:table-cell>
          <table:table-cell table:style-name="Default" office:value-type="float" office:value="1.91122" calcext:value-type="float">
            <text:p>1.91122</text:p>
          </table:table-cell>
          <table:table-cell table:style-name="Default" office:value-type="float" office:value="17.0919" calcext:value-type="float">
            <text:p>17.0919</text:p>
          </table:table-cell>
          <table:table-cell table:style-name="Default" office:value-type="float" office:value="7.05577" calcext:value-type="float">
            <text:p>7.05577</text:p>
          </table:table-cell>
          <table:table-cell table:style-name="Default" office:value-type="float" office:value="31.0598" calcext:value-type="float">
            <text:p>31.0598</text:p>
          </table:table-cell>
          <table:table-cell table:style-name="Default" office:value-type="float" office:value="8.00972" calcext:value-type="float">
            <text:p>8.00972</text:p>
          </table:table-cell>
          <table:table-cell table:style-name="Default" office:value-type="float" office:value="5.04612" calcext:value-type="float">
            <text:p>5.04612</text:p>
          </table:table-cell>
          <table:table-cell table:style-name="Default" office:value-type="float" office:value="3.04526" calcext:value-type="float">
            <text:p>3.04526</text:p>
          </table:table-cell>
          <table:table-cell table:style-name="Default" office:value-type="float" office:value="6.15335" calcext:value-type="float">
            <text:p>6.15335</text:p>
          </table:table-cell>
          <table:table-cell table:style-name="Default" office:value-type="float" office:value="55.0288" calcext:value-type="float">
            <text:p>55.0288</text:p>
          </table:table-cell>
          <table:table-cell table:style-name="Default" office:value-type="float" office:value="22.7167" calcext:value-type="float">
            <text:p>22.7167</text:p>
          </table:table-cell>
          <table:table-cell table:style-name="Default" office:value-type="float" office:value="1.4813" calcext:value-type="float">
            <text:p>1.4813</text:p>
          </table:table-cell>
          <table:table-cell table:style-name="Default" office:value-type="float" office:value="1.63122" calcext:value-type="float">
            <text:p>1.63122</text:p>
          </table:table-cell>
          <table:table-cell table:style-name="Default" office:value-type="float" office:value="0.945854" calcext:value-type="float">
            <text:p>0.945854</text:p>
          </table:table-cell>
          <table:table-cell table:style-name="Default" office:value-type="float" office:value="1.79805" calcext:value-type="float">
            <text:p>1.79805</text:p>
          </table:table-cell>
          <table:table-cell table:style-name="Default" office:value-type="float" office:value="7.88447" calcext:value-type="float">
            <text:p>7.88447</text:p>
          </table:table-cell>
          <table:table-cell table:style-name="Default" office:value-type="float" office:value="16.4324" calcext:value-type="float">
            <text:p>16.4324</text:p>
          </table:table-cell>
          <table:table-cell table:style-name="Default" office:value-type="float" office:value="30.1733" calcext:value-type="float">
            <text:p>30.1733</text:p>
          </table:table-cell>
          <table:table-cell table:style-name="Default" office:value-type="float" office:value="4.9093" calcext:value-type="float">
            <text:p>4.9093</text:p>
          </table:table-cell>
          <table:table-cell table:style-name="Default" office:value-type="float" office:value="5.40616" calcext:value-type="float">
            <text:p>5.40616</text:p>
          </table:table-cell>
          <table:table-cell table:style-name="Default" office:value-type="float" office:value="3.13473" calcext:value-type="float">
            <text:p>3.13473</text:p>
          </table:table-cell>
          <table:table-cell table:style-name="Default" office:value-type="float" office:value="5.95907" calcext:value-type="float">
            <text:p>5.95907</text:p>
          </table:table-cell>
          <table:table-cell table:style-name="Default" office:value-type="float" office:value="26.1306" calcext:value-type="float">
            <text:p>26.1306</text:p>
          </table:table-cell>
          <table:table-cell table:style-name="Default" office:value-type="float" office:value="54.4601" calcext:value-type="float">
            <text:p>54.4601</text:p>
          </table:table-cell>
        </table:table-row>
        <table:table-row table:style-name="ro1">
          <table:table-cell table:style-name="ce13" office:value-type="string" calcext:value-type="string">
            <text:p>grubhub-12-3.tsp </text:p>
          </table:table-cell>
          <table:table-cell table:style-name="Default" office:value-type="float" office:value="4.21382" calcext:value-type="float">
            <text:p>4.213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8" calcext:value-type="float">
            <text:p>3.8</text:p>
          </table:table-cell>
          <table:table-cell table:style-name="Default" office:value-type="float" office:value="19.0932" calcext:value-type="float">
            <text:p>19.0932</text:p>
          </table:table-cell>
          <table:table-cell table:style-name="Default" office:value-type="float" office:value="5.44" calcext:value-type="float">
            <text:p>5.44</text:p>
          </table:table-cell>
          <table:table-cell table:style-name="Default" office:value-type="float" office:value="32.547" calcext:value-type="float">
            <text:p>32.547</text:p>
          </table:table-cell>
          <table:table-cell table:style-name="Default" office:value-type="float" office:value="12.9469" calcext:value-type="float">
            <text:p>12.94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6754" calcext:value-type="float">
            <text:p>11.6754</text:p>
          </table:table-cell>
          <table:table-cell table:style-name="Default" office:value-type="float" office:value="58.6634" calcext:value-type="float">
            <text:p>58.6634</text:p>
          </table:table-cell>
          <table:table-cell table:style-name="Default" office:value-type="float" office:value="16.7143" calcext:value-type="float">
            <text:p>16.7143</text:p>
          </table:table-cell>
          <table:table-cell table:style-name="Default" office:value-type="float" office:value="3.46927" calcext:value-type="float">
            <text:p>3.46927</text:p>
          </table:table-cell>
          <table:table-cell table:style-name="Default" office:value-type="float" office:value="0.542764" calcext:value-type="float">
            <text:p>0.542764</text:p>
          </table:table-cell>
          <table:table-cell table:style-name="Default" office:value-type="float" office:value="0.24813" calcext:value-type="float">
            <text:p>0.24813</text:p>
          </table:table-cell>
          <table:table-cell table:style-name="Default" office:value-type="float" office:value="3.55415" calcext:value-type="float">
            <text:p>3.55415</text:p>
          </table:table-cell>
          <table:table-cell table:style-name="Default" office:value-type="float" office:value="15.4474" calcext:value-type="float">
            <text:p>15.4474</text:p>
          </table:table-cell>
          <table:table-cell table:style-name="Default" office:value-type="float" office:value="9.05163" calcext:value-type="float">
            <text:p>9.05163</text:p>
          </table:table-cell>
          <table:table-cell table:style-name="Default" office:value-type="float" office:value="32.3133" calcext:value-type="float">
            <text:p>32.3133</text:p>
          </table:table-cell>
          <table:table-cell table:style-name="Default" office:value-type="float" office:value="10.7363" calcext:value-type="float">
            <text:p>10.7363</text:p>
          </table:table-cell>
          <table:table-cell table:style-name="Default" office:value-type="float" office:value="1.67969" calcext:value-type="float">
            <text:p>1.67969</text:p>
          </table:table-cell>
          <table:table-cell table:style-name="Default" office:value-type="float" office:value="0.767888" calcext:value-type="float">
            <text:p>0.767888</text:p>
          </table:table-cell>
          <table:table-cell table:style-name="Default" office:value-type="float" office:value="10.999" calcext:value-type="float">
            <text:p>10.999</text:p>
          </table:table-cell>
          <table:table-cell table:style-name="Default" office:value-type="float" office:value="47.805" calcext:value-type="float">
            <text:p>47.805</text:p>
          </table:table-cell>
          <table:table-cell table:style-name="Default" office:value-type="float" office:value="28.012" calcext:value-type="float">
            <text:p>28.012</text:p>
          </table:table-cell>
          <table:table-cell table:style-name="Default" office:value-type="float" office:value="2.53008" calcext:value-type="float">
            <text:p>2.53008</text:p>
          </table:table-cell>
          <table:table-cell table:style-name="Default" office:value-type="float" office:value="1.25138" calcext:value-type="float">
            <text:p>1.25138</text:p>
          </table:table-cell>
          <table:table-cell table:style-name="Default" office:value-type="float" office:value="0.735285" calcext:value-type="float">
            <text:p>0.735285</text:p>
          </table:table-cell>
          <table:table-cell table:style-name="Default" office:value-type="float" office:value="3.23268" calcext:value-type="float">
            <text:p>3.23268</text:p>
          </table:table-cell>
          <table:table-cell table:style-name="Default" office:value-type="float" office:value="20.4123" calcext:value-type="float">
            <text:p>20.4123</text:p>
          </table:table-cell>
          <table:table-cell table:style-name="Default" office:value-type="float" office:value="4.67553" calcext:value-type="float">
            <text:p>4.67553</text:p>
          </table:table-cell>
          <table:table-cell table:style-name="Default" office:value-type="float" office:value="32.8372" calcext:value-type="float">
            <text:p>32.8372</text:p>
          </table:table-cell>
          <table:table-cell table:style-name="Default" office:value-type="float" office:value="7.70492" calcext:value-type="float">
            <text:p>7.70492</text:p>
          </table:table-cell>
          <table:table-cell table:style-name="Default" office:value-type="float" office:value="3.81086" calcext:value-type="float">
            <text:p>3.81086</text:p>
          </table:table-cell>
          <table:table-cell table:style-name="Default" office:value-type="float" office:value="2.23918" calcext:value-type="float">
            <text:p>2.23918</text:p>
          </table:table-cell>
          <table:table-cell table:style-name="Default" office:value-type="float" office:value="9.84456" calcext:value-type="float">
            <text:p>9.84456</text:p>
          </table:table-cell>
          <table:table-cell table:style-name="Default" office:value-type="float" office:value="62.162" calcext:value-type="float">
            <text:p>62.162</text:p>
          </table:table-cell>
          <table:table-cell table:style-name="Default" office:value-type="float" office:value="14.2385" calcext:value-type="float">
            <text:p>14.2385</text:p>
          </table:table-cell>
          <table:table-cell table:style-name="Default" office:value-type="float" office:value="1.28374" calcext:value-type="float">
            <text:p>1.28374</text:p>
          </table:table-cell>
          <table:table-cell table:style-name="Default" office:value-type="float" office:value="1.94488" calcext:value-type="float">
            <text:p>1.94488</text:p>
          </table:table-cell>
          <table:table-cell table:style-name="Default" office:value-type="float" office:value="1.43512" calcext:value-type="float">
            <text:p>1.43512</text:p>
          </table:table-cell>
          <table:table-cell table:style-name="Default" office:value-type="float" office:value="2.65317" calcext:value-type="float">
            <text:p>2.65317</text:p>
          </table:table-cell>
          <table:table-cell table:style-name="Default" office:value-type="float" office:value="10.1579" calcext:value-type="float">
            <text:p>10.1579</text:p>
          </table:table-cell>
          <table:table-cell table:style-name="Default" office:value-type="float" office:value="7.98569" calcext:value-type="float">
            <text:p>7.98569</text:p>
          </table:table-cell>
          <table:table-cell table:style-name="Default" office:value-type="float" office:value="25.4605" calcext:value-type="float">
            <text:p>25.4605</text:p>
          </table:table-cell>
          <table:table-cell table:style-name="Default" office:value-type="float" office:value="5.04209" calcext:value-type="float">
            <text:p>5.04209</text:p>
          </table:table-cell>
          <table:table-cell table:style-name="Default" office:value-type="float" office:value="7.63881" calcext:value-type="float">
            <text:p>7.63881</text:p>
          </table:table-cell>
          <table:table-cell table:style-name="Default" office:value-type="float" office:value="5.63666" calcext:value-type="float">
            <text:p>5.63666</text:p>
          </table:table-cell>
          <table:table-cell table:style-name="Default" office:value-type="float" office:value="10.4207" calcext:value-type="float">
            <text:p>10.4207</text:p>
          </table:table-cell>
          <table:table-cell table:style-name="Default" office:value-type="float" office:value="39.8967" calcext:value-type="float">
            <text:p>39.8967</text:p>
          </table:table-cell>
          <table:table-cell table:style-name="Default" office:value-type="float" office:value="31.365" calcext:value-type="float">
            <text:p>31.365</text:p>
          </table:table-cell>
        </table:table-row>
        <table:table-row table:style-name="ro1">
          <table:table-cell table:style-name="ce13" office:value-type="string" calcext:value-type="string">
            <text:p>grubhub-12-4.tsp </text:p>
          </table:table-cell>
          <table:table-cell table:style-name="Default" office:value-type="float" office:value="4.17285" calcext:value-type="float">
            <text:p>4.172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24634" calcext:value-type="float">
            <text:p>4.24634</text:p>
          </table:table-cell>
          <table:table-cell table:style-name="Default" office:value-type="float" office:value="31.9862" calcext:value-type="float">
            <text:p>31.98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4054" calcext:value-type="float">
            <text:p>40.4054</text:p>
          </table:table-cell>
          <table:table-cell table:style-name="Default" office:value-type="float" office:value="10.3275" calcext:value-type="float">
            <text:p>10.327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094" calcext:value-type="float">
            <text:p>10.5094</text:p>
          </table:table-cell>
          <table:table-cell table:style-name="Default" office:value-type="float" office:value="79.1632" calcext:value-type="float">
            <text:p>79.16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5317" calcext:value-type="float">
            <text:p>3.35317</text:p>
          </table:table-cell>
          <table:table-cell table:style-name="Default" office:value-type="float" office:value="0.604715" calcext:value-type="float">
            <text:p>0.604715</text:p>
          </table:table-cell>
          <table:table-cell table:style-name="Default" office:value-type="float" office:value="0.411057" calcext:value-type="float">
            <text:p>0.411057</text:p>
          </table:table-cell>
          <table:table-cell table:style-name="Default" office:value-type="float" office:value="3.86195" calcext:value-type="float">
            <text:p>3.86195</text:p>
          </table:table-cell>
          <table:table-cell table:style-name="Default" office:value-type="float" office:value="21.2938" calcext:value-type="float">
            <text:p>21.2938</text:p>
          </table:table-cell>
          <table:table-cell table:style-name="Default" office:value-type="float" office:value="2.89187" calcext:value-type="float">
            <text:p>2.89187</text:p>
          </table:table-cell>
          <table:table-cell table:style-name="Default" office:value-type="float" office:value="32.4166" calcext:value-type="float">
            <text:p>32.4166</text:p>
          </table:table-cell>
          <table:table-cell table:style-name="Default" office:value-type="float" office:value="10.344" calcext:value-type="float">
            <text:p>10.344</text:p>
          </table:table-cell>
          <table:table-cell table:style-name="Default" office:value-type="float" office:value="1.86545" calcext:value-type="float">
            <text:p>1.86545</text:p>
          </table:table-cell>
          <table:table-cell table:style-name="Default" office:value-type="float" office:value="1.26805" calcext:value-type="float">
            <text:p>1.26805</text:p>
          </table:table-cell>
          <table:table-cell table:style-name="Default" office:value-type="float" office:value="11.9135" calcext:value-type="float">
            <text:p>11.9135</text:p>
          </table:table-cell>
          <table:table-cell table:style-name="Default" office:value-type="float" office:value="65.688" calcext:value-type="float">
            <text:p>65.688</text:p>
          </table:table-cell>
          <table:table-cell table:style-name="Default" office:value-type="float" office:value="8.92096" calcext:value-type="float">
            <text:p>8.92096</text:p>
          </table:table-cell>
          <table:table-cell table:style-name="Default" office:value-type="float" office:value="2.33886" calcext:value-type="float">
            <text:p>2.33886</text:p>
          </table:table-cell>
          <table:table-cell table:style-name="Default" office:value-type="float" office:value="1.51626" calcext:value-type="float">
            <text:p>1.51626</text:p>
          </table:table-cell>
          <table:table-cell table:style-name="Default" office:value-type="float" office:value="0.915285" calcext:value-type="float">
            <text:p>0.915285</text:p>
          </table:table-cell>
          <table:table-cell table:style-name="Default" office:value-type="float" office:value="3.46927" calcext:value-type="float">
            <text:p>3.46927</text:p>
          </table:table-cell>
          <table:table-cell table:style-name="Default" office:value-type="float" office:value="19.388" calcext:value-type="float">
            <text:p>19.388</text:p>
          </table:table-cell>
          <table:table-cell table:style-name="Default" office:value-type="float" office:value="4.86256" calcext:value-type="float">
            <text:p>4.86256</text:p>
          </table:table-cell>
          <table:table-cell table:style-name="Default" office:value-type="float" office:value="32.4902" calcext:value-type="float">
            <text:p>32.4902</text:p>
          </table:table-cell>
          <table:table-cell table:style-name="Default" office:value-type="float" office:value="7.19866" calcext:value-type="float">
            <text:p>7.19866</text:p>
          </table:table-cell>
          <table:table-cell table:style-name="Default" office:value-type="float" office:value="4.66682" calcext:value-type="float">
            <text:p>4.66682</text:p>
          </table:table-cell>
          <table:table-cell table:style-name="Default" office:value-type="float" office:value="2.81711" calcext:value-type="float">
            <text:p>2.81711</text:p>
          </table:table-cell>
          <table:table-cell table:style-name="Default" office:value-type="float" office:value="10.6779" calcext:value-type="float">
            <text:p>10.6779</text:p>
          </table:table-cell>
          <table:table-cell table:style-name="Default" office:value-type="float" office:value="59.6733" calcext:value-type="float">
            <text:p>59.6733</text:p>
          </table:table-cell>
          <table:table-cell table:style-name="Default" office:value-type="float" office:value="14.9662" calcext:value-type="float">
            <text:p>14.9662</text:p>
          </table:table-cell>
          <table:table-cell table:style-name="Default" office:value-type="float" office:value="1.71236" calcext:value-type="float">
            <text:p>1.71236</text:p>
          </table:table-cell>
          <table:table-cell table:style-name="Default" office:value-type="float" office:value="1.54797" calcext:value-type="float">
            <text:p>1.54797</text:p>
          </table:table-cell>
          <table:table-cell table:style-name="Default" office:value-type="float" office:value="0.739675" calcext:value-type="float">
            <text:p>0.739675</text:p>
          </table:table-cell>
          <table:table-cell table:style-name="Default" office:value-type="float" office:value="2.39659" calcext:value-type="float">
            <text:p>2.39659</text:p>
          </table:table-cell>
          <table:table-cell table:style-name="Default" office:value-type="float" office:value="15.3641" calcext:value-type="float">
            <text:p>15.3641</text:p>
          </table:table-cell>
          <table:table-cell table:style-name="Default" office:value-type="float" office:value="9.31896" calcext:value-type="float">
            <text:p>9.31896</text:p>
          </table:table-cell>
          <table:table-cell table:style-name="Default" office:value-type="float" office:value="31.0797" calcext:value-type="float">
            <text:p>31.0797</text:p>
          </table:table-cell>
          <table:table-cell table:style-name="Default" office:value-type="float" office:value="5.50957" calcext:value-type="float">
            <text:p>5.50957</text:p>
          </table:table-cell>
          <table:table-cell table:style-name="Default" office:value-type="float" office:value="4.98064" calcext:value-type="float">
            <text:p>4.98064</text:p>
          </table:table-cell>
          <table:table-cell table:style-name="Default" office:value-type="float" office:value="2.37993" calcext:value-type="float">
            <text:p>2.37993</text:p>
          </table:table-cell>
          <table:table-cell table:style-name="Default" office:value-type="float" office:value="7.7111" calcext:value-type="float">
            <text:p>7.7111</text:p>
          </table:table-cell>
          <table:table-cell table:style-name="Default" office:value-type="float" office:value="49.4347" calcext:value-type="float">
            <text:p>49.4347</text:p>
          </table:table-cell>
          <table:table-cell table:style-name="Default" office:value-type="float" office:value="29.9841" calcext:value-type="float">
            <text:p>29.9841</text:p>
          </table:table-cell>
        </table:table-row>
        <table:table-row table:style-name="ro1">
          <table:table-cell table:style-name="ce13" office:value-type="string" calcext:value-type="string">
            <text:p>grubhub-12-5.tsp </text:p>
          </table:table-cell>
          <table:table-cell table:style-name="Default" office:value-type="float" office:value="4.75528" calcext:value-type="float">
            <text:p>4.755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6585" calcext:value-type="float">
            <text:p>3.56585</text:p>
          </table:table-cell>
          <table:table-cell table:style-name="Default" office:value-type="float" office:value="39.5808" calcext:value-type="float">
            <text:p>39.58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902" calcext:value-type="float">
            <text:p>47.902</text:p>
          </table:table-cell>
          <table:table-cell table:style-name="Default" office:value-type="float" office:value="9.92712" calcext:value-type="float">
            <text:p>9.927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.44407" calcext:value-type="float">
            <text:p>7.44407</text:p>
          </table:table-cell>
          <table:table-cell table:style-name="Default" office:value-type="float" office:value="82.6288" calcext:value-type="float">
            <text:p>82.62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20098" calcext:value-type="float">
            <text:p>4.20098</text:p>
          </table:table-cell>
          <table:table-cell table:style-name="Default" office:value-type="float" office:value="0.36374" calcext:value-type="float">
            <text:p>0.36374</text:p>
          </table:table-cell>
          <table:table-cell table:style-name="Default" office:value-type="float" office:value="0.276423" calcext:value-type="float">
            <text:p>0.276423</text:p>
          </table:table-cell>
          <table:table-cell table:style-name="Default" office:value-type="float" office:value="3.24585" calcext:value-type="float">
            <text:p>3.24585</text:p>
          </table:table-cell>
          <table:table-cell table:style-name="Default" office:value-type="float" office:value="35.7215" calcext:value-type="float">
            <text:p>35.7215</text:p>
          </table:table-cell>
          <table:table-cell table:style-name="Default" office:value-type="float" office:value="4.04764" calcext:value-type="float">
            <text:p>4.04764</text:p>
          </table:table-cell>
          <table:table-cell table:style-name="Default" office:value-type="float" office:value="47.8561" calcext:value-type="float">
            <text:p>47.8561</text:p>
          </table:table-cell>
          <table:table-cell table:style-name="Default" office:value-type="float" office:value="8.77835" calcext:value-type="float">
            <text:p>8.77835</text:p>
          </table:table-cell>
          <table:table-cell table:style-name="Default" office:value-type="float" office:value="0.76007" calcext:value-type="float">
            <text:p>0.76007</text:p>
          </table:table-cell>
          <table:table-cell table:style-name="Default" office:value-type="float" office:value="0.577612" calcext:value-type="float">
            <text:p>0.577612</text:p>
          </table:table-cell>
          <table:table-cell table:style-name="Default" office:value-type="float" office:value="6.78253" calcext:value-type="float">
            <text:p>6.78253</text:p>
          </table:table-cell>
          <table:table-cell table:style-name="Default" office:value-type="float" office:value="74.6435" calcext:value-type="float">
            <text:p>74.6435</text:p>
          </table:table-cell>
          <table:table-cell table:style-name="Default" office:value-type="float" office:value="8.45794" calcext:value-type="float">
            <text:p>8.45794</text:p>
          </table:table-cell>
          <table:table-cell table:style-name="Default" office:value-type="float" office:value="3.25252" calcext:value-type="float">
            <text:p>3.25252</text:p>
          </table:table-cell>
          <table:table-cell table:style-name="Default" office:value-type="float" office:value="1.07236" calcext:value-type="float">
            <text:p>1.07236</text:p>
          </table:table-cell>
          <table:table-cell table:style-name="Default" office:value-type="float" office:value="0.65187" calcext:value-type="float">
            <text:p>0.65187</text:p>
          </table:table-cell>
          <table:table-cell table:style-name="Default" office:value-type="float" office:value="2.77512" calcext:value-type="float">
            <text:p>2.77512</text:p>
          </table:table-cell>
          <table:table-cell table:style-name="Default" office:value-type="float" office:value="27.5257" calcext:value-type="float">
            <text:p>27.5257</text:p>
          </table:table-cell>
          <table:table-cell table:style-name="Default" office:value-type="float" office:value="4.23463" calcext:value-type="float">
            <text:p>4.23463</text:p>
          </table:table-cell>
          <table:table-cell table:style-name="Default" office:value-type="float" office:value="39.5122" calcext:value-type="float">
            <text:p>39.5122</text:p>
          </table:table-cell>
          <table:table-cell table:style-name="Default" office:value-type="float" office:value="8.23169" calcext:value-type="float">
            <text:p>8.23169</text:p>
          </table:table-cell>
          <table:table-cell table:style-name="Default" office:value-type="float" office:value="2.71399" calcext:value-type="float">
            <text:p>2.71399</text:p>
          </table:table-cell>
          <table:table-cell table:style-name="Default" office:value-type="float" office:value="1.64979" calcext:value-type="float">
            <text:p>1.64979</text:p>
          </table:table-cell>
          <table:table-cell table:style-name="Default" office:value-type="float" office:value="7.02346" calcext:value-type="float">
            <text:p>7.02346</text:p>
          </table:table-cell>
          <table:table-cell table:style-name="Default" office:value-type="float" office:value="69.6638" calcext:value-type="float">
            <text:p>69.6638</text:p>
          </table:table-cell>
          <table:table-cell table:style-name="Default" office:value-type="float" office:value="10.7173" calcext:value-type="float">
            <text:p>10.7173</text:p>
          </table:table-cell>
          <table:table-cell table:style-name="Default" office:value-type="float" office:value="1.63691" calcext:value-type="float">
            <text:p>1.63691</text:p>
          </table:table-cell>
          <table:table-cell table:style-name="Default" office:value-type="float" office:value="1.66244" calcext:value-type="float">
            <text:p>1.66244</text:p>
          </table:table-cell>
          <table:table-cell table:style-name="Default" office:value-type="float" office:value="1.41073" calcext:value-type="float">
            <text:p>1.41073</text:p>
          </table:table-cell>
          <table:table-cell table:style-name="Default" office:value-type="float" office:value="2.05463" calcext:value-type="float">
            <text:p>2.05463</text:p>
          </table:table-cell>
          <table:table-cell table:style-name="Default" office:value-type="float" office:value="22.4537" calcext:value-type="float">
            <text:p>22.4537</text:p>
          </table:table-cell>
          <table:table-cell table:style-name="Default" office:value-type="float" office:value="3.14967" calcext:value-type="float">
            <text:p>3.14967</text:p>
          </table:table-cell>
          <table:table-cell table:style-name="Default" office:value-type="float" office:value="32.3681" calcext:value-type="float">
            <text:p>32.3681</text:p>
          </table:table-cell>
          <table:table-cell table:style-name="Default" office:value-type="float" office:value="5.05717" calcext:value-type="float">
            <text:p>5.05717</text:p>
          </table:table-cell>
          <table:table-cell table:style-name="Default" office:value-type="float" office:value="5.13604" calcext:value-type="float">
            <text:p>5.13604</text:p>
          </table:table-cell>
          <table:table-cell table:style-name="Default" office:value-type="float" office:value="4.3584" calcext:value-type="float">
            <text:p>4.3584</text:p>
          </table:table-cell>
          <table:table-cell table:style-name="Default" office:value-type="float" office:value="6.34771" calcext:value-type="float">
            <text:p>6.34771</text:p>
          </table:table-cell>
          <table:table-cell table:style-name="Default" office:value-type="float" office:value="69.3699" calcext:value-type="float">
            <text:p>69.3699</text:p>
          </table:table-cell>
          <table:table-cell table:style-name="Default" office:value-type="float" office:value="9.73079" calcext:value-type="float">
            <text:p>9.73079</text:p>
          </table:table-cell>
        </table:table-row>
        <table:table-row table:style-name="ro1">
          <table:table-cell table:style-name="ce13" office:value-type="string" calcext:value-type="string">
            <text:p>grubhub-12-6.tsp </text:p>
          </table:table-cell>
          <table:table-cell table:style-name="Default" office:value-type="float" office:value="4.35545" calcext:value-type="float">
            <text:p>4.35545</text:p>
          </table:table-cell>
          <table:table-cell table:style-name="Default" office:value-type="float" office:value="0.769593" calcext:value-type="float">
            <text:p>0.769593</text:p>
          </table:table-cell>
          <table:table-cell table:style-name="Default" office:value-type="float" office:value="0.486667" calcext:value-type="float">
            <text:p>0.486667</text:p>
          </table:table-cell>
          <table:table-cell table:style-name="Default" office:value-type="float" office:value="3.42732" calcext:value-type="float">
            <text:p>3.42732</text:p>
          </table:table-cell>
          <table:table-cell table:style-name="Default" office:value-type="float" office:value="23.6789" calcext:value-type="float">
            <text:p>23.67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7179" calcext:value-type="float">
            <text:p>32.7179</text:p>
          </table:table-cell>
          <table:table-cell table:style-name="Default" office:value-type="float" office:value="13.3121" calcext:value-type="float">
            <text:p>13.3121</text:p>
          </table:table-cell>
          <table:table-cell table:style-name="Default" office:value-type="float" office:value="2.35221" calcext:value-type="float">
            <text:p>2.35221</text:p>
          </table:table-cell>
          <table:table-cell table:style-name="Default" office:value-type="float" office:value="1.48746" calcext:value-type="float">
            <text:p>1.48746</text:p>
          </table:table-cell>
          <table:table-cell table:style-name="Default" office:value-type="float" office:value="10.4754" calcext:value-type="float">
            <text:p>10.4754</text:p>
          </table:table-cell>
          <table:table-cell table:style-name="Default" office:value-type="float" office:value="72.3728" calcext:value-type="float">
            <text:p>72.37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9415" calcext:value-type="float">
            <text:p>3.89415</text:p>
          </table:table-cell>
          <table:table-cell table:style-name="Default" office:value-type="float" office:value="0.413984" calcext:value-type="float">
            <text:p>0.413984</text:p>
          </table:table-cell>
          <table:table-cell table:style-name="Default" office:value-type="float" office:value="0.432033" calcext:value-type="float">
            <text:p>0.432033</text:p>
          </table:table-cell>
          <table:table-cell table:style-name="Default" office:value-type="float" office:value="3.37268" calcext:value-type="float">
            <text:p>3.37268</text:p>
          </table:table-cell>
          <table:table-cell table:style-name="Default" office:value-type="float" office:value="20.2781" calcext:value-type="float">
            <text:p>20.2781</text:p>
          </table:table-cell>
          <table:table-cell table:style-name="Default" office:value-type="float" office:value="3.63488" calcext:value-type="float">
            <text:p>3.63488</text:p>
          </table:table-cell>
          <table:table-cell table:style-name="Default" office:value-type="float" office:value="32.0259" calcext:value-type="float">
            <text:p>32.0259</text:p>
          </table:table-cell>
          <table:table-cell table:style-name="Default" office:value-type="float" office:value="12.1594" calcext:value-type="float">
            <text:p>12.1594</text:p>
          </table:table-cell>
          <table:table-cell table:style-name="Default" office:value-type="float" office:value="1.29265" calcext:value-type="float">
            <text:p>1.29265</text:p>
          </table:table-cell>
          <table:table-cell table:style-name="Default" office:value-type="float" office:value="1.34901" calcext:value-type="float">
            <text:p>1.34901</text:p>
          </table:table-cell>
          <table:table-cell table:style-name="Default" office:value-type="float" office:value="10.5311" calcext:value-type="float">
            <text:p>10.5311</text:p>
          </table:table-cell>
          <table:table-cell table:style-name="Default" office:value-type="float" office:value="63.318" calcext:value-type="float">
            <text:p>63.318</text:p>
          </table:table-cell>
          <table:table-cell table:style-name="Default" office:value-type="float" office:value="11.3498" calcext:value-type="float">
            <text:p>11.3498</text:p>
          </table:table-cell>
          <table:table-cell table:style-name="Default" office:value-type="float" office:value="3.56065" calcext:value-type="float">
            <text:p>3.56065</text:p>
          </table:table-cell>
          <table:table-cell table:style-name="Default" office:value-type="float" office:value="0.413984" calcext:value-type="float">
            <text:p>0.413984</text:p>
          </table:table-cell>
          <table:table-cell table:style-name="Default" office:value-type="float" office:value="0.432033" calcext:value-type="float">
            <text:p>0.432033</text:p>
          </table:table-cell>
          <table:table-cell table:style-name="Default" office:value-type="float" office:value="3.12049" calcext:value-type="float">
            <text:p>3.12049</text:p>
          </table:table-cell>
          <table:table-cell table:style-name="Default" office:value-type="float" office:value="10.0371" calcext:value-type="float">
            <text:p>10.0371</text:p>
          </table:table-cell>
          <table:table-cell table:style-name="Default" office:value-type="float" office:value="6.21106" calcext:value-type="float">
            <text:p>6.21106</text:p>
          </table:table-cell>
          <table:table-cell table:style-name="Default" office:value-type="float" office:value="23.7753" calcext:value-type="float">
            <text:p>23.7753</text:p>
          </table:table-cell>
          <table:table-cell table:style-name="Default" office:value-type="float" office:value="14.9763" calcext:value-type="float">
            <text:p>14.9763</text:p>
          </table:table-cell>
          <table:table-cell table:style-name="Default" office:value-type="float" office:value="1.74124" calcext:value-type="float">
            <text:p>1.74124</text:p>
          </table:table-cell>
          <table:table-cell table:style-name="Default" office:value-type="float" office:value="1.81715" calcext:value-type="float">
            <text:p>1.81715</text:p>
          </table:table-cell>
          <table:table-cell table:style-name="Default" office:value-type="float" office:value="13.1249" calcext:value-type="float">
            <text:p>13.1249</text:p>
          </table:table-cell>
          <table:table-cell table:style-name="Default" office:value-type="float" office:value="42.2164" calcext:value-type="float">
            <text:p>42.2164</text:p>
          </table:table-cell>
          <table:table-cell table:style-name="Default" office:value-type="float" office:value="26.124" calcext:value-type="float">
            <text:p>26.124</text:p>
          </table:table-cell>
          <table:table-cell table:style-name="Default" office:value-type="float" office:value="1.7852" calcext:value-type="float">
            <text:p>1.7852</text:p>
          </table:table-cell>
          <table:table-cell table:style-name="Default" office:value-type="float" office:value="1.36732" calcext:value-type="float">
            <text:p>1.36732</text:p>
          </table:table-cell>
          <table:table-cell table:style-name="Default" office:value-type="float" office:value="1.33805" calcext:value-type="float">
            <text:p>1.33805</text:p>
          </table:table-cell>
          <table:table-cell table:style-name="Default" office:value-type="float" office:value="2.44634" calcext:value-type="float">
            <text:p>2.44634</text:p>
          </table:table-cell>
          <table:table-cell table:style-name="Default" office:value-type="float" office:value="6.85138" calcext:value-type="float">
            <text:p>6.85138</text:p>
          </table:table-cell>
          <table:table-cell table:style-name="Default" office:value-type="float" office:value="10.3839" calcext:value-type="float">
            <text:p>10.3839</text:p>
          </table:table-cell>
          <table:table-cell table:style-name="Default" office:value-type="float" office:value="24.1722" calcext:value-type="float">
            <text:p>24.1722</text:p>
          </table:table-cell>
          <table:table-cell table:style-name="Default" office:value-type="float" office:value="7.38536" calcext:value-type="float">
            <text:p>7.38536</text:p>
          </table:table-cell>
          <table:table-cell table:style-name="Default" office:value-type="float" office:value="5.65657" calcext:value-type="float">
            <text:p>5.65657</text:p>
          </table:table-cell>
          <table:table-cell table:style-name="Default" office:value-type="float" office:value="5.53549" calcext:value-type="float">
            <text:p>5.53549</text:p>
          </table:table-cell>
          <table:table-cell table:style-name="Default" office:value-type="float" office:value="10.1205" calcext:value-type="float">
            <text:p>10.1205</text:p>
          </table:table-cell>
          <table:table-cell table:style-name="Default" office:value-type="float" office:value="28.3441" calcext:value-type="float">
            <text:p>28.3441</text:p>
          </table:table-cell>
          <table:table-cell table:style-name="Default" office:value-type="float" office:value="42.958" calcext:value-type="float">
            <text:p>42.958</text:p>
          </table:table-cell>
        </table:table-row>
        <table:table-row table:style-name="ro1">
          <table:table-cell table:style-name="ce13" office:value-type="string" calcext:value-type="string">
            <text:p>grubhub-12-7.tsp </text:p>
          </table:table-cell>
          <table:table-cell table:style-name="Default" office:value-type="float" office:value="5.22943" calcext:value-type="float">
            <text:p>5.229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06537" calcext:value-type="float">
            <text:p>3.06537</text:p>
          </table:table-cell>
          <table:table-cell table:style-name="Default" office:value-type="float" office:value="29.5267" calcext:value-type="float">
            <text:p>29.5267</text:p>
          </table:table-cell>
          <table:table-cell table:style-name="Default" office:value-type="float" office:value="1.43423" calcext:value-type="float">
            <text:p>1.43423</text:p>
          </table:table-cell>
          <table:table-cell table:style-name="Default" office:value-type="float" office:value="39.2558" calcext:value-type="float">
            <text:p>39.2558</text:p>
          </table:table-cell>
          <table:table-cell table:style-name="Default" office:value-type="float" office:value="13.3214" calcext:value-type="float">
            <text:p>13.32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.8087" calcext:value-type="float">
            <text:p>7.8087</text:p>
          </table:table-cell>
          <table:table-cell table:style-name="Default" office:value-type="float" office:value="75.2163" calcext:value-type="float">
            <text:p>75.2163</text:p>
          </table:table-cell>
          <table:table-cell table:style-name="Default" office:value-type="float" office:value="3.65355" calcext:value-type="float">
            <text:p>3.65355</text:p>
          </table:table-cell>
          <table:table-cell table:style-name="Default" office:value-type="float" office:value="3.94098" calcext:value-type="float">
            <text:p>3.94098</text:p>
          </table:table-cell>
          <table:table-cell table:style-name="Default" office:value-type="float" office:value="0.809106" calcext:value-type="float">
            <text:p>0.809106</text:p>
          </table:table-cell>
          <table:table-cell table:style-name="Default" office:value-type="float" office:value="0.400813" calcext:value-type="float">
            <text:p>0.400813</text:p>
          </table:table-cell>
          <table:table-cell table:style-name="Default" office:value-type="float" office:value="2.57659" calcext:value-type="float">
            <text:p>2.57659</text:p>
          </table:table-cell>
          <table:table-cell table:style-name="Default" office:value-type="float" office:value="27.8491" calcext:value-type="float">
            <text:p>27.8491</text:p>
          </table:table-cell>
          <table:table-cell table:style-name="Default" office:value-type="float" office:value="4.03805" calcext:value-type="float">
            <text:p>4.03805</text:p>
          </table:table-cell>
          <table:table-cell table:style-name="Default" office:value-type="float" office:value="39.6146" calcext:value-type="float">
            <text:p>39.6146</text:p>
          </table:table-cell>
          <table:table-cell table:style-name="Default" office:value-type="float" office:value="9.94828" calcext:value-type="float">
            <text:p>9.94828</text:p>
          </table:table-cell>
          <table:table-cell table:style-name="Default" office:value-type="float" office:value="2.04244" calcext:value-type="float">
            <text:p>2.04244</text:p>
          </table:table-cell>
          <table:table-cell table:style-name="Default" office:value-type="float" office:value="1.01178" calcext:value-type="float">
            <text:p>1.01178</text:p>
          </table:table-cell>
          <table:table-cell table:style-name="Default" office:value-type="float" office:value="6.50413" calcext:value-type="float">
            <text:p>6.50413</text:p>
          </table:table-cell>
          <table:table-cell table:style-name="Default" office:value-type="float" office:value="70.3" calcext:value-type="float">
            <text:p>70.3</text:p>
          </table:table-cell>
          <table:table-cell table:style-name="Default" office:value-type="float" office:value="10.1933" calcext:value-type="float">
            <text:p>10.1933</text:p>
          </table:table-cell>
          <table:table-cell table:style-name="Default" office:value-type="float" office:value="3.14179" calcext:value-type="float">
            <text:p>3.14179</text:p>
          </table:table-cell>
          <table:table-cell table:style-name="Default" office:value-type="float" office:value="1.36211" calcext:value-type="float">
            <text:p>1.36211</text:p>
          </table:table-cell>
          <table:table-cell table:style-name="Default" office:value-type="float" office:value="0.82748" calcext:value-type="float">
            <text:p>0.82748</text:p>
          </table:table-cell>
          <table:table-cell table:style-name="Default" office:value-type="float" office:value="2.28976" calcext:value-type="float">
            <text:p>2.28976</text:p>
          </table:table-cell>
          <table:table-cell table:style-name="Default" office:value-type="float" office:value="28.4348" calcext:value-type="float">
            <text:p>28.4348</text:p>
          </table:table-cell>
          <table:table-cell table:style-name="Default" office:value-type="float" office:value="4.03805" calcext:value-type="float">
            <text:p>4.03805</text:p>
          </table:table-cell>
          <table:table-cell table:style-name="Default" office:value-type="float" office:value="40.094" calcext:value-type="float">
            <text:p>40.094</text:p>
          </table:table-cell>
          <table:table-cell table:style-name="Default" office:value-type="float" office:value="7.83606" calcext:value-type="float">
            <text:p>7.83606</text:p>
          </table:table-cell>
          <table:table-cell table:style-name="Default" office:value-type="float" office:value="3.3973" calcext:value-type="float">
            <text:p>3.3973</text:p>
          </table:table-cell>
          <table:table-cell table:style-name="Default" office:value-type="float" office:value="2.06385" calcext:value-type="float">
            <text:p>2.06385</text:p>
          </table:table-cell>
          <table:table-cell table:style-name="Default" office:value-type="float" office:value="5.71097" calcext:value-type="float">
            <text:p>5.71097</text:p>
          </table:table-cell>
          <table:table-cell table:style-name="Default" office:value-type="float" office:value="70.9204" calcext:value-type="float">
            <text:p>70.9204</text:p>
          </table:table-cell>
          <table:table-cell table:style-name="Default" office:value-type="float" office:value="10.0715" calcext:value-type="float">
            <text:p>10.0715</text:p>
          </table:table-cell>
          <table:table-cell table:style-name="Default" office:value-type="float" office:value="1.85203" calcext:value-type="float">
            <text:p>1.85203</text:p>
          </table:table-cell>
          <table:table-cell table:style-name="Default" office:value-type="float" office:value="1.72195" calcext:value-type="float">
            <text:p>1.72195</text:p>
          </table:table-cell>
          <table:table-cell table:style-name="Default" office:value-type="float" office:value="1.44049" calcext:value-type="float">
            <text:p>1.44049</text:p>
          </table:table-cell>
          <table:table-cell table:style-name="Default" office:value-type="float" office:value="1.50098" calcext:value-type="float">
            <text:p>1.50098</text:p>
          </table:table-cell>
          <table:table-cell table:style-name="Default" office:value-type="float" office:value="15.3693" calcext:value-type="float">
            <text:p>15.3693</text:p>
          </table:table-cell>
          <table:table-cell table:style-name="Default" office:value-type="float" office:value="9.69382" calcext:value-type="float">
            <text:p>9.69382</text:p>
          </table:table-cell>
          <table:table-cell table:style-name="Default" office:value-type="float" office:value="31.5785" calcext:value-type="float">
            <text:p>31.5785</text:p>
          </table:table-cell>
          <table:table-cell table:style-name="Default" office:value-type="float" office:value="5.86485" calcext:value-type="float">
            <text:p>5.86485</text:p>
          </table:table-cell>
          <table:table-cell table:style-name="Default" office:value-type="float" office:value="5.45292" calcext:value-type="float">
            <text:p>5.45292</text:p>
          </table:table-cell>
          <table:table-cell table:style-name="Default" office:value-type="float" office:value="4.5616" calcext:value-type="float">
            <text:p>4.5616</text:p>
          </table:table-cell>
          <table:table-cell table:style-name="Default" office:value-type="float" office:value="4.75315" calcext:value-type="float">
            <text:p>4.75315</text:p>
          </table:table-cell>
          <table:table-cell table:style-name="Default" office:value-type="float" office:value="48.67" calcext:value-type="float">
            <text:p>48.67</text:p>
          </table:table-cell>
          <table:table-cell table:style-name="Default" office:value-type="float" office:value="30.6975" calcext:value-type="float">
            <text:p>30.6975</text:p>
          </table:table-cell>
        </table:table-row>
        <table:table-row table:style-name="ro1">
          <table:table-cell table:style-name="ce13" office:value-type="string" calcext:value-type="string">
            <text:p>grubhub-12-8.tsp </text:p>
          </table:table-cell>
          <table:table-cell table:style-name="Default" office:value-type="float" office:value="4.1452" calcext:value-type="float">
            <text:p>4.1452</text:p>
          </table:table-cell>
          <table:table-cell table:style-name="Default" office:value-type="float" office:value="0.485691" calcext:value-type="float">
            <text:p>0.485691</text:p>
          </table:table-cell>
          <table:table-cell table:style-name="Default" office:value-type="float" office:value="0.37935" calcext:value-type="float">
            <text:p>0.37935</text:p>
          </table:table-cell>
          <table:table-cell table:style-name="Default" office:value-type="float" office:value="3.67317" calcext:value-type="float">
            <text:p>3.67317</text:p>
          </table:table-cell>
          <table:table-cell table:style-name="Default" office:value-type="float" office:value="23.7052" calcext:value-type="float">
            <text:p>23.70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886" calcext:value-type="float">
            <text:p>32.3886</text:p>
          </table:table-cell>
          <table:table-cell table:style-name="Default" office:value-type="float" office:value="12.7983" calcext:value-type="float">
            <text:p>12.7983</text:p>
          </table:table-cell>
          <table:table-cell table:style-name="Default" office:value-type="float" office:value="1.49957" calcext:value-type="float">
            <text:p>1.49957</text:p>
          </table:table-cell>
          <table:table-cell table:style-name="Default" office:value-type="float" office:value="1.17124" calcext:value-type="float">
            <text:p>1.17124</text:p>
          </table:table-cell>
          <table:table-cell table:style-name="Default" office:value-type="float" office:value="11.3409" calcext:value-type="float">
            <text:p>11.3409</text:p>
          </table:table-cell>
          <table:table-cell table:style-name="Default" office:value-type="float" office:value="73.1899" calcext:value-type="float">
            <text:p>73.18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9187" calcext:value-type="float">
            <text:p>3.29187</text:p>
          </table:table-cell>
          <table:table-cell table:style-name="Default" office:value-type="float" office:value="1.58797" calcext:value-type="float">
            <text:p>1.58797</text:p>
          </table:table-cell>
          <table:table-cell table:style-name="Default" office:value-type="float" office:value="0.67187" calcext:value-type="float">
            <text:p>0.67187</text:p>
          </table:table-cell>
          <table:table-cell table:style-name="Default" office:value-type="float" office:value="2.7161" calcext:value-type="float">
            <text:p>2.7161</text:p>
          </table:table-cell>
          <table:table-cell table:style-name="Default" office:value-type="float" office:value="21.285" calcext:value-type="float">
            <text:p>21.285</text:p>
          </table:table-cell>
          <table:table-cell table:style-name="Default" office:value-type="float" office:value="2.98748" calcext:value-type="float">
            <text:p>2.98748</text:p>
          </table:table-cell>
          <table:table-cell table:style-name="Default" office:value-type="float" office:value="32.5403" calcext:value-type="float">
            <text:p>32.5403</text:p>
          </table:table-cell>
          <table:table-cell table:style-name="Default" office:value-type="float" office:value="10.1163" calcext:value-type="float">
            <text:p>10.1163</text:p>
          </table:table-cell>
          <table:table-cell table:style-name="Default" office:value-type="float" office:value="4.88" calcext:value-type="float">
            <text:p>4.88</text:p>
          </table:table-cell>
          <table:table-cell table:style-name="Default" office:value-type="float" office:value="2.06473" calcext:value-type="float">
            <text:p>2.06473</text:p>
          </table:table-cell>
          <table:table-cell table:style-name="Default" office:value-type="float" office:value="8.34687" calcext:value-type="float">
            <text:p>8.34687</text:p>
          </table:table-cell>
          <table:table-cell table:style-name="Default" office:value-type="float" office:value="65.4113" calcext:value-type="float">
            <text:p>65.4113</text:p>
          </table:table-cell>
          <table:table-cell table:style-name="Default" office:value-type="float" office:value="9.18085" calcext:value-type="float">
            <text:p>9.18085</text:p>
          </table:table-cell>
          <table:table-cell table:style-name="Default" office:value-type="float" office:value="2.30488" calcext:value-type="float">
            <text:p>2.30488</text:p>
          </table:table-cell>
          <table:table-cell table:style-name="Default" office:value-type="float" office:value="2.13805" calcext:value-type="float">
            <text:p>2.13805</text:p>
          </table:table-cell>
          <table:table-cell table:style-name="Default" office:value-type="float" office:value="1.10878" calcext:value-type="float">
            <text:p>1.10878</text:p>
          </table:table-cell>
          <table:table-cell table:style-name="Default" office:value-type="float" office:value="2.57122" calcext:value-type="float">
            <text:p>2.57122</text:p>
          </table:table-cell>
          <table:table-cell table:style-name="Default" office:value-type="float" office:value="20.7332" calcext:value-type="float">
            <text:p>20.7332</text:p>
          </table:table-cell>
          <table:table-cell table:style-name="Default" office:value-type="float" office:value="3.64569" calcext:value-type="float">
            <text:p>3.64569</text:p>
          </table:table-cell>
          <table:table-cell table:style-name="Default" office:value-type="float" office:value="32.5018" calcext:value-type="float">
            <text:p>32.5018</text:p>
          </table:table-cell>
          <table:table-cell table:style-name="Default" office:value-type="float" office:value="7.09154" calcext:value-type="float">
            <text:p>7.09154</text:p>
          </table:table-cell>
          <table:table-cell table:style-name="Default" office:value-type="float" office:value="6.57825" calcext:value-type="float">
            <text:p>6.57825</text:p>
          </table:table-cell>
          <table:table-cell table:style-name="Default" office:value-type="float" office:value="3.41144" calcext:value-type="float">
            <text:p>3.41144</text:p>
          </table:table-cell>
          <table:table-cell table:style-name="Default" office:value-type="float" office:value="7.91101" calcext:value-type="float">
            <text:p>7.91101</text:p>
          </table:table-cell>
          <table:table-cell table:style-name="Default" office:value-type="float" office:value="63.7909" calcext:value-type="float">
            <text:p>63.7909</text:p>
          </table:table-cell>
          <table:table-cell table:style-name="Default" office:value-type="float" office:value="11.2169" calcext:value-type="float">
            <text:p>11.2169</text:p>
          </table:table-cell>
          <table:table-cell table:style-name="Default" office:value-type="float" office:value="1.40715" calcext:value-type="float">
            <text:p>1.40715</text:p>
          </table:table-cell>
          <table:table-cell table:style-name="Default" office:value-type="float" office:value="2.51024" calcext:value-type="float">
            <text:p>2.51024</text:p>
          </table:table-cell>
          <table:table-cell table:style-name="Default" office:value-type="float" office:value="1.14293" calcext:value-type="float">
            <text:p>1.14293</text:p>
          </table:table-cell>
          <table:table-cell table:style-name="Default" office:value-type="float" office:value="1.8161" calcext:value-type="float">
            <text:p>1.8161</text:p>
          </table:table-cell>
          <table:table-cell table:style-name="Default" office:value-type="float" office:value="17.6074" calcext:value-type="float">
            <text:p>17.6074</text:p>
          </table:table-cell>
          <table:table-cell table:style-name="Default" office:value-type="float" office:value="7.87715" calcext:value-type="float">
            <text:p>7.87715</text:p>
          </table:table-cell>
          <table:table-cell table:style-name="Default" office:value-type="float" office:value="32.361" calcext:value-type="float">
            <text:p>32.361</text:p>
          </table:table-cell>
          <table:table-cell table:style-name="Default" office:value-type="float" office:value="4.34831" calcext:value-type="float">
            <text:p>4.34831</text:p>
          </table:table-cell>
          <table:table-cell table:style-name="Default" office:value-type="float" office:value="7.75701" calcext:value-type="float">
            <text:p>7.75701</text:p>
          </table:table-cell>
          <table:table-cell table:style-name="Default" office:value-type="float" office:value="3.53181" calcext:value-type="float">
            <text:p>3.53181</text:p>
          </table:table-cell>
          <table:table-cell table:style-name="Default" office:value-type="float" office:value="5.612" calcext:value-type="float">
            <text:p>5.612</text:p>
          </table:table-cell>
          <table:table-cell table:style-name="Default" office:value-type="float" office:value="54.4094" calcext:value-type="float">
            <text:p>54.4094</text:p>
          </table:table-cell>
          <table:table-cell table:style-name="Default" office:value-type="float" office:value="24.3415" calcext:value-type="float">
            <text:p>24.3415</text:p>
          </table:table-cell>
        </table:table-row>
        <table:table-row table:style-name="ro1">
          <table:table-cell table:style-name="ce13" office:value-type="string" calcext:value-type="string">
            <text:p>grubhub-12-9.tsp </text:p>
          </table:table-cell>
          <table:table-cell table:style-name="Default" office:value-type="float" office:value="4.61545" calcext:value-type="float">
            <text:p>4.61545</text:p>
          </table:table-cell>
          <table:table-cell table:style-name="Default" office:value-type="float" office:value="0.793008" calcext:value-type="float">
            <text:p>0.793008</text:p>
          </table:table-cell>
          <table:table-cell table:style-name="Default" office:value-type="float" office:value="0.332033" calcext:value-type="float">
            <text:p>0.332033</text:p>
          </table:table-cell>
          <table:table-cell table:style-name="Default" office:value-type="float" office:value="3.74488" calcext:value-type="float">
            <text:p>3.74488</text:p>
          </table:table-cell>
          <table:table-cell table:style-name="Default" office:value-type="float" office:value="37.131" calcext:value-type="float">
            <text:p>37.131</text:p>
          </table:table-cell>
          <table:table-cell table:style-name="Default" office:value-type="float" office:value="2.18561" calcext:value-type="float">
            <text:p>2.18561</text:p>
          </table:table-cell>
          <table:table-cell table:style-name="Default" office:value-type="float" office:value="48.802" calcext:value-type="float">
            <text:p>48.802</text:p>
          </table:table-cell>
          <table:table-cell table:style-name="Default" office:value-type="float" office:value="9.45751" calcext:value-type="float">
            <text:p>9.45751</text:p>
          </table:table-cell>
          <table:table-cell table:style-name="Default" office:value-type="float" office:value="1.62495" calcext:value-type="float">
            <text:p>1.62495</text:p>
          </table:table-cell>
          <table:table-cell table:style-name="Default" office:value-type="float" office:value="0.680367" calcext:value-type="float">
            <text:p>0.680367</text:p>
          </table:table-cell>
          <table:table-cell table:style-name="Default" office:value-type="float" office:value="7.67362" calcext:value-type="float">
            <text:p>7.67362</text:p>
          </table:table-cell>
          <table:table-cell table:style-name="Default" office:value-type="float" office:value="76.085" calcext:value-type="float">
            <text:p>76.085</text:p>
          </table:table-cell>
          <table:table-cell table:style-name="Default" office:value-type="float" office:value="4.47853" calcext:value-type="float">
            <text:p>4.47853</text:p>
          </table:table-cell>
          <table:table-cell table:style-name="Default" office:value-type="float" office:value="3.68894" calcext:value-type="float">
            <text:p>3.68894</text:p>
          </table:table-cell>
          <table:table-cell table:style-name="Default" office:value-type="float" office:value="1.5387" calcext:value-type="float">
            <text:p>1.5387</text:p>
          </table:table-cell>
          <table:table-cell table:style-name="Default" office:value-type="float" office:value="0.728943" calcext:value-type="float">
            <text:p>0.728943</text:p>
          </table:table-cell>
          <table:table-cell table:style-name="Default" office:value-type="float" office:value="3.20293" calcext:value-type="float">
            <text:p>3.20293</text:p>
          </table:table-cell>
          <table:table-cell table:style-name="Default" office:value-type="float" office:value="28.7902" calcext:value-type="float">
            <text:p>28.7902</text:p>
          </table:table-cell>
          <table:table-cell table:style-name="Default" office:value-type="float" office:value="10.942" calcext:value-type="float">
            <text:p>10.942</text:p>
          </table:table-cell>
          <table:table-cell table:style-name="Default" office:value-type="float" office:value="48.8917" calcext:value-type="float">
            <text:p>48.8917</text:p>
          </table:table-cell>
          <table:table-cell table:style-name="Default" office:value-type="float" office:value="7.54513" calcext:value-type="float">
            <text:p>7.54513</text:p>
          </table:table-cell>
          <table:table-cell table:style-name="Default" office:value-type="float" office:value="3.14716" calcext:value-type="float">
            <text:p>3.14716</text:p>
          </table:table-cell>
          <table:table-cell table:style-name="Default" office:value-type="float" office:value="1.49093" calcext:value-type="float">
            <text:p>1.49093</text:p>
          </table:table-cell>
          <table:table-cell table:style-name="Default" office:value-type="float" office:value="6.55106" calcext:value-type="float">
            <text:p>6.55106</text:p>
          </table:table-cell>
          <table:table-cell table:style-name="Default" office:value-type="float" office:value="58.8856" calcext:value-type="float">
            <text:p>58.8856</text:p>
          </table:table-cell>
          <table:table-cell table:style-name="Default" office:value-type="float" office:value="22.3801" calcext:value-type="float">
            <text:p>22.3801</text:p>
          </table:table-cell>
          <table:table-cell table:style-name="Default" office:value-type="float" office:value="2.8239" calcext:value-type="float">
            <text:p>2.8239</text:p>
          </table:table-cell>
          <table:table-cell table:style-name="Default" office:value-type="float" office:value="2.19756" calcext:value-type="float">
            <text:p>2.19756</text:p>
          </table:table-cell>
          <table:table-cell table:style-name="Default" office:value-type="float" office:value="1.06049" calcext:value-type="float">
            <text:p>1.06049</text:p>
          </table:table-cell>
          <table:table-cell table:style-name="Default" office:value-type="float" office:value="2.64098" calcext:value-type="float">
            <text:p>2.64098</text:p>
          </table:table-cell>
          <table:table-cell table:style-name="Default" office:value-type="float" office:value="20.5519" calcext:value-type="float">
            <text:p>20.5519</text:p>
          </table:table-cell>
          <table:table-cell table:style-name="Default" office:value-type="float" office:value="11.3252" calcext:value-type="float">
            <text:p>11.3252</text:p>
          </table:table-cell>
          <table:table-cell table:style-name="Default" office:value-type="float" office:value="40.6" calcext:value-type="float">
            <text:p>40.6</text:p>
          </table:table-cell>
          <table:table-cell table:style-name="Default" office:value-type="float" office:value="6.95542" calcext:value-type="float">
            <text:p>6.95542</text:p>
          </table:table-cell>
          <table:table-cell table:style-name="Default" office:value-type="float" office:value="5.41271" calcext:value-type="float">
            <text:p>5.41271</text:p>
          </table:table-cell>
          <table:table-cell table:style-name="Default" office:value-type="float" office:value="2.61204" calcext:value-type="float">
            <text:p>2.61204</text:p>
          </table:table-cell>
          <table:table-cell table:style-name="Default" office:value-type="float" office:value="6.50487" calcext:value-type="float">
            <text:p>6.50487</text:p>
          </table:table-cell>
          <table:table-cell table:style-name="Default" office:value-type="float" office:value="50.6204" calcext:value-type="float">
            <text:p>50.6204</text:p>
          </table:table-cell>
          <table:table-cell table:style-name="Default" office:value-type="float" office:value="27.8946" calcext:value-type="float">
            <text:p>27.8946</text:p>
          </table:table-cell>
          <table:table-cell table:style-name="Default" office:value-type="float" office:value="1.46293" calcext:value-type="float">
            <text:p>1.46293</text:p>
          </table:table-cell>
          <table:table-cell table:style-name="Default" office:value-type="float" office:value="2.70813" calcext:value-type="float">
            <text:p>2.70813</text:p>
          </table:table-cell>
          <table:table-cell table:style-name="Default" office:value-type="float" office:value="1.67789" calcext:value-type="float">
            <text:p>1.67789</text:p>
          </table:table-cell>
          <table:table-cell table:style-name="Default" office:value-type="float" office:value="2.07415" calcext:value-type="float">
            <text:p>2.07415</text:p>
          </table:table-cell>
          <table:table-cell table:style-name="Default" office:value-type="float" office:value="7.84756" calcext:value-type="float">
            <text:p>7.84756</text:p>
          </table:table-cell>
          <table:table-cell table:style-name="Default" office:value-type="float" office:value="17.276" calcext:value-type="float">
            <text:p>17.276</text:p>
          </table:table-cell>
          <table:table-cell table:style-name="Default" office:value-type="float" office:value="33.0467" calcext:value-type="float">
            <text:p>33.0467</text:p>
          </table:table-cell>
          <table:table-cell table:style-name="Default" office:value-type="float" office:value="4.42685" calcext:value-type="float">
            <text:p>4.42685</text:p>
          </table:table-cell>
          <table:table-cell table:style-name="Default" office:value-type="float" office:value="8.19487" calcext:value-type="float">
            <text:p>8.19487</text:p>
          </table:table-cell>
          <table:table-cell table:style-name="Default" office:value-type="float" office:value="5.07732" calcext:value-type="float">
            <text:p>5.07732</text:p>
          </table:table-cell>
          <table:table-cell table:style-name="Default" office:value-type="float" office:value="6.27642" calcext:value-type="float">
            <text:p>6.27642</text:p>
          </table:table-cell>
          <table:table-cell table:style-name="Default" office:value-type="float" office:value="23.7469" calcext:value-type="float">
            <text:p>23.7469</text:p>
          </table:table-cell>
          <table:table-cell table:style-name="Default" office:value-type="float" office:value="52.2776" calcext:value-type="float">
            <text:p>52.2776</text:p>
          </table:table-cell>
        </table:table-row>
        <table:table-row table:style-name="ro1">
          <table:table-cell table:style-name="ce13" office:value-type="string" calcext:value-type="string">
            <text:p>grubhub-13-0.tsp </text:p>
          </table:table-cell>
          <table:table-cell table:style-name="Default" office:value-type="float" office:value="4.09382" calcext:value-type="float">
            <text:p>4.09382</text:p>
          </table:table-cell>
          <table:table-cell table:style-name="Default" office:value-type="float" office:value="0.331057" calcext:value-type="float">
            <text:p>0.331057</text:p>
          </table:table-cell>
          <table:table-cell table:style-name="Default" office:value-type="float" office:value="0.350081" calcext:value-type="float">
            <text:p>0.350081</text:p>
          </table:table-cell>
          <table:table-cell table:style-name="Default" office:value-type="float" office:value="3.86537" calcext:value-type="float">
            <text:p>3.86537</text:p>
          </table:table-cell>
          <table:table-cell table:style-name="Default" office:value-type="float" office:value="22.0399" calcext:value-type="float">
            <text:p>22.0399</text:p>
          </table:table-cell>
          <table:table-cell table:style-name="Default" office:value-type="float" office:value="0.474715" calcext:value-type="float">
            <text:p>0.474715</text:p>
          </table:table-cell>
          <table:table-cell table:style-name="Default" office:value-type="float" office:value="31.155" calcext:value-type="float">
            <text:p>31.155</text:p>
          </table:table-cell>
          <table:table-cell table:style-name="Default" office:value-type="float" office:value="13.1402" calcext:value-type="float">
            <text:p>13.1402</text:p>
          </table:table-cell>
          <table:table-cell table:style-name="Default" office:value-type="float" office:value="1.06261" calcext:value-type="float">
            <text:p>1.06261</text:p>
          </table:table-cell>
          <table:table-cell table:style-name="Default" office:value-type="float" office:value="1.12368" calcext:value-type="float">
            <text:p>1.12368</text:p>
          </table:table-cell>
          <table:table-cell table:style-name="Default" office:value-type="float" office:value="12.4069" calcext:value-type="float">
            <text:p>12.4069</text:p>
          </table:table-cell>
          <table:table-cell table:style-name="Default" office:value-type="float" office:value="70.7429" calcext:value-type="float">
            <text:p>70.7429</text:p>
          </table:table-cell>
          <table:table-cell table:style-name="Default" office:value-type="float" office:value="1.52372" calcext:value-type="float">
            <text:p>1.52372</text:p>
          </table:table-cell>
          <table:table-cell table:style-name="Default" office:value-type="float" office:value="3.37268" calcext:value-type="float">
            <text:p>3.37268</text:p>
          </table:table-cell>
          <table:table-cell table:style-name="Default" office:value-type="float" office:value="0.97187" calcext:value-type="float">
            <text:p>0.97187</text:p>
          </table:table-cell>
          <table:table-cell table:style-name="Default" office:value-type="float" office:value="0.682114" calcext:value-type="float">
            <text:p>0.682114</text:p>
          </table:table-cell>
          <table:table-cell table:style-name="Default" office:value-type="float" office:value="3.68829" calcext:value-type="float">
            <text:p>3.68829</text:p>
          </table:table-cell>
          <table:table-cell table:style-name="Default" office:value-type="float" office:value="22.1251" calcext:value-type="float">
            <text:p>22.1251</text:p>
          </table:table-cell>
          <table:table-cell table:style-name="Default" office:value-type="float" office:value="0.715366" calcext:value-type="float">
            <text:p>0.715366</text:p>
          </table:table-cell>
          <table:table-cell table:style-name="Default" office:value-type="float" office:value="31.5554" calcext:value-type="float">
            <text:p>31.5554</text:p>
          </table:table-cell>
          <table:table-cell table:style-name="Default" office:value-type="float" office:value="10.6881" calcext:value-type="float">
            <text:p>10.6881</text:p>
          </table:table-cell>
          <table:table-cell table:style-name="Default" office:value-type="float" office:value="3.07988" calcext:value-type="float">
            <text:p>3.07988</text:p>
          </table:table-cell>
          <table:table-cell table:style-name="Default" office:value-type="float" office:value="2.16164" calcext:value-type="float">
            <text:p>2.16164</text:p>
          </table:table-cell>
          <table:table-cell table:style-name="Default" office:value-type="float" office:value="11.6883" calcext:value-type="float">
            <text:p>11.6883</text:p>
          </table:table-cell>
          <table:table-cell table:style-name="Default" office:value-type="float" office:value="70.1151" calcext:value-type="float">
            <text:p>70.1151</text:p>
          </table:table-cell>
          <table:table-cell table:style-name="Default" office:value-type="float" office:value="2.26701" calcext:value-type="float">
            <text:p>2.26701</text:p>
          </table:table-cell>
          <table:table-cell table:style-name="Default" office:value-type="float" office:value="2.39561" calcext:value-type="float">
            <text:p>2.39561</text:p>
          </table:table-cell>
          <table:table-cell table:style-name="Default" office:value-type="float" office:value="1.50829" calcext:value-type="float">
            <text:p>1.50829</text:p>
          </table:table-cell>
          <table:table-cell table:style-name="Default" office:value-type="float" office:value="0.929756" calcext:value-type="float">
            <text:p>0.929756</text:p>
          </table:table-cell>
          <table:table-cell table:style-name="Default" office:value-type="float" office:value="3.27951" calcext:value-type="float">
            <text:p>3.27951</text:p>
          </table:table-cell>
          <table:table-cell table:style-name="Default" office:value-type="float" office:value="9.03967" calcext:value-type="float">
            <text:p>9.03967</text:p>
          </table:table-cell>
          <table:table-cell table:style-name="Default" office:value-type="float" office:value="6.2374" calcext:value-type="float">
            <text:p>6.2374</text:p>
          </table:table-cell>
          <table:table-cell table:style-name="Default" office:value-type="float" office:value="23.3902" calcext:value-type="float">
            <text:p>23.3902</text:p>
          </table:table-cell>
          <table:table-cell table:style-name="Default" office:value-type="float" office:value="10.2419" calcext:value-type="float">
            <text:p>10.2419</text:p>
          </table:table-cell>
          <table:table-cell table:style-name="Default" office:value-type="float" office:value="6.44838" calcext:value-type="float">
            <text:p>6.44838</text:p>
          </table:table-cell>
          <table:table-cell table:style-name="Default" office:value-type="float" office:value="3.97497" calcext:value-type="float">
            <text:p>3.97497</text:p>
          </table:table-cell>
          <table:table-cell table:style-name="Default" office:value-type="float" office:value="14.0209" calcext:value-type="float">
            <text:p>14.0209</text:p>
          </table:table-cell>
          <table:table-cell table:style-name="Default" office:value-type="float" office:value="38.6472" calcext:value-type="float">
            <text:p>38.6472</text:p>
          </table:table-cell>
          <table:table-cell table:style-name="Default" office:value-type="float" office:value="26.6667" calcext:value-type="float">
            <text:p>26.6667</text:p>
          </table:table-cell>
          <table:table-cell table:style-name="Default" office:value-type="float" office:value="2.39561" calcext:value-type="float">
            <text:p>2.39561</text:p>
          </table:table-cell>
          <table:table-cell table:style-name="Default" office:value-type="float" office:value="1.07821" calcext:value-type="float">
            <text:p>1.07821</text:p>
          </table:table-cell>
          <table:table-cell table:style-name="Default" office:value-type="float" office:value="0.625528" calcext:value-type="float">
            <text:p>0.625528</text:p>
          </table:table-cell>
          <table:table-cell table:style-name="Default" office:value-type="float" office:value="2.61171" calcext:value-type="float">
            <text:p>2.61171</text:p>
          </table:table-cell>
          <table:table-cell table:style-name="Default" office:value-type="float" office:value="7.55667" calcext:value-type="float">
            <text:p>7.55667</text:p>
          </table:table-cell>
          <table:table-cell table:style-name="Default" office:value-type="float" office:value="8.52024" calcext:value-type="float">
            <text:p>8.52024</text:p>
          </table:table-cell>
          <table:table-cell table:style-name="Default" office:value-type="float" office:value="22.788" calcext:value-type="float">
            <text:p>22.788</text:p>
          </table:table-cell>
          <table:table-cell table:style-name="Default" office:value-type="float" office:value="10.5126" calcext:value-type="float">
            <text:p>10.5126</text:p>
          </table:table-cell>
          <table:table-cell table:style-name="Default" office:value-type="float" office:value="4.73149" calcext:value-type="float">
            <text:p>4.73149</text:p>
          </table:table-cell>
          <table:table-cell table:style-name="Default" office:value-type="float" office:value="2.74499" calcext:value-type="float">
            <text:p>2.74499</text:p>
          </table:table-cell>
          <table:table-cell table:style-name="Default" office:value-type="float" office:value="11.4609" calcext:value-type="float">
            <text:p>11.4609</text:p>
          </table:table-cell>
          <table:table-cell table:style-name="Default" office:value-type="float" office:value="33.1608" calcext:value-type="float">
            <text:p>33.1608</text:p>
          </table:table-cell>
          <table:table-cell table:style-name="Default" office:value-type="float" office:value="37.3892" calcext:value-type="float">
            <text:p>37.3892</text:p>
          </table:table-cell>
        </table:table-row>
        <table:table-row table:style-name="ro1">
          <table:table-cell table:style-name="ce13" office:value-type="string" calcext:value-type="string">
            <text:p>grubhub-13-1.tsp </text:p>
          </table:table-cell>
          <table:table-cell table:style-name="Default" office:value-type="float" office:value="4.78114" calcext:value-type="float">
            <text:p>4.78114</text:p>
          </table:table-cell>
          <table:table-cell table:style-name="Default" office:value-type="float" office:value="1.02959" calcext:value-type="float">
            <text:p>1.02959</text:p>
          </table:table-cell>
          <table:table-cell table:style-name="Default" office:value-type="float" office:value="0.305203" calcext:value-type="float">
            <text:p>0.305203</text:p>
          </table:table-cell>
          <table:table-cell table:style-name="Default" office:value-type="float" office:value="4.54878" calcext:value-type="float">
            <text:p>4.54878</text:p>
          </table:table-cell>
          <table:table-cell table:style-name="Default" office:value-type="float" office:value="23.1971" calcext:value-type="float">
            <text:p>23.1971</text:p>
          </table:table-cell>
          <table:table-cell table:style-name="Default" office:value-type="float" office:value="0.162602" calcext:value-type="float">
            <text:p>0.162602</text:p>
          </table:table-cell>
          <table:table-cell table:style-name="Default" office:value-type="float" office:value="34.0244" calcext:value-type="float">
            <text:p>34.0244</text:p>
          </table:table-cell>
          <table:table-cell table:style-name="Default" office:value-type="float" office:value="14.0521" calcext:value-type="float">
            <text:p>14.0521</text:p>
          </table:table-cell>
          <table:table-cell table:style-name="Default" office:value-type="float" office:value="3.02605" calcext:value-type="float">
            <text:p>3.02605</text:p>
          </table:table-cell>
          <table:table-cell table:style-name="Default" office:value-type="float" office:value="0.897013" calcext:value-type="float">
            <text:p>0.897013</text:p>
          </table:table-cell>
          <table:table-cell table:style-name="Default" office:value-type="float" office:value="13.3692" calcext:value-type="float">
            <text:p>13.3692</text:p>
          </table:table-cell>
          <table:table-cell table:style-name="Default" office:value-type="float" office:value="68.1778" calcext:value-type="float">
            <text:p>68.1778</text:p>
          </table:table-cell>
          <table:table-cell table:style-name="Default" office:value-type="float" office:value="0.477897" calcext:value-type="float">
            <text:p>0.477897</text:p>
          </table:table-cell>
          <table:table-cell table:style-name="Default" office:value-type="float" office:value="4.43837" calcext:value-type="float">
            <text:p>4.43837</text:p>
          </table:table-cell>
          <table:table-cell table:style-name="Default" office:value-type="float" office:value="0.530081" calcext:value-type="float">
            <text:p>0.530081</text:p>
          </table:table-cell>
          <table:table-cell table:style-name="Default" office:value-type="float" office:value="0.305203" calcext:value-type="float">
            <text:p>0.305203</text:p>
          </table:table-cell>
          <table:table-cell table:style-name="Default" office:value-type="float" office:value="3.99951" calcext:value-type="float">
            <text:p>3.99951</text:p>
          </table:table-cell>
          <table:table-cell table:style-name="Default" office:value-type="float" office:value="22.6359" calcext:value-type="float">
            <text:p>22.6359</text:p>
          </table:table-cell>
          <table:table-cell table:style-name="Default" office:value-type="float" office:value="0.649187" calcext:value-type="float">
            <text:p>0.649187</text:p>
          </table:table-cell>
          <table:table-cell table:style-name="Default" office:value-type="float" office:value="32.5582" calcext:value-type="float">
            <text:p>32.5582</text:p>
          </table:table-cell>
          <table:table-cell table:style-name="Default" office:value-type="float" office:value="13.6321" calcext:value-type="float">
            <text:p>13.6321</text:p>
          </table:table-cell>
          <table:table-cell table:style-name="Default" office:value-type="float" office:value="1.6281" calcext:value-type="float">
            <text:p>1.6281</text:p>
          </table:table-cell>
          <table:table-cell table:style-name="Default" office:value-type="float" office:value="0.937408" calcext:value-type="float">
            <text:p>0.937408</text:p>
          </table:table-cell>
          <table:table-cell table:style-name="Default" office:value-type="float" office:value="12.2842" calcext:value-type="float">
            <text:p>12.2842</text:p>
          </table:table-cell>
          <table:table-cell table:style-name="Default" office:value-type="float" office:value="69.5243" calcext:value-type="float">
            <text:p>69.5243</text:p>
          </table:table-cell>
          <table:table-cell table:style-name="Default" office:value-type="float" office:value="1.99393" calcext:value-type="float">
            <text:p>1.99393</text:p>
          </table:table-cell>
          <table:table-cell table:style-name="Default" office:value-type="float" office:value="2.6122" calcext:value-type="float">
            <text:p>2.6122</text:p>
          </table:table-cell>
          <table:table-cell table:style-name="Default" office:value-type="float" office:value="1.55073" calcext:value-type="float">
            <text:p>1.55073</text:p>
          </table:table-cell>
          <table:table-cell table:style-name="Default" office:value-type="float" office:value="1.19024" calcext:value-type="float">
            <text:p>1.19024</text:p>
          </table:table-cell>
          <table:table-cell table:style-name="Default" office:value-type="float" office:value="3.13805" calcext:value-type="float">
            <text:p>3.13805</text:p>
          </table:table-cell>
          <table:table-cell table:style-name="Default" office:value-type="float" office:value="14.3411" calcext:value-type="float">
            <text:p>14.3411</text:p>
          </table:table-cell>
          <table:table-cell table:style-name="Default" office:value-type="float" office:value="1.54577" calcext:value-type="float">
            <text:p>1.54577</text:p>
          </table:table-cell>
          <table:table-cell table:style-name="Default" office:value-type="float" office:value="24.378" calcext:value-type="float">
            <text:p>24.378</text:p>
          </table:table-cell>
          <table:table-cell table:style-name="Default" office:value-type="float" office:value="10.7154" calcext:value-type="float">
            <text:p>10.7154</text:p>
          </table:table-cell>
          <table:table-cell table:style-name="Default" office:value-type="float" office:value="6.36118" calcext:value-type="float">
            <text:p>6.36118</text:p>
          </table:table-cell>
          <table:table-cell table:style-name="Default" office:value-type="float" office:value="4.88244" calcext:value-type="float">
            <text:p>4.88244</text:p>
          </table:table-cell>
          <table:table-cell table:style-name="Default" office:value-type="float" office:value="12.8724" calcext:value-type="float">
            <text:p>12.8724</text:p>
          </table:table-cell>
          <table:table-cell table:style-name="Default" office:value-type="float" office:value="58.8277" calcext:value-type="float">
            <text:p>58.8277</text:p>
          </table:table-cell>
          <table:table-cell table:style-name="Default" office:value-type="float" office:value="6.34084" calcext:value-type="float">
            <text:p>6.34084</text:p>
          </table:table-cell>
          <table:table-cell table:style-name="Default" office:value-type="float" office:value="2.12114" calcext:value-type="float">
            <text:p>2.12114</text:p>
          </table:table-cell>
          <table:table-cell table:style-name="Default" office:value-type="float" office:value="1.55073" calcext:value-type="float">
            <text:p>1.55073</text:p>
          </table:table-cell>
          <table:table-cell table:style-name="Default" office:value-type="float" office:value="1.19024" calcext:value-type="float">
            <text:p>1.19024</text:p>
          </table:table-cell>
          <table:table-cell table:style-name="Default" office:value-type="float" office:value="2.63805" calcext:value-type="float">
            <text:p>2.63805</text:p>
          </table:table-cell>
          <table:table-cell table:style-name="Default" office:value-type="float" office:value="16.1356" calcext:value-type="float">
            <text:p>16.1356</text:p>
          </table:table-cell>
          <table:table-cell table:style-name="Default" office:value-type="float" office:value="1.15333" calcext:value-type="float">
            <text:p>1.15333</text:p>
          </table:table-cell>
          <table:table-cell table:style-name="Default" office:value-type="float" office:value="24.7891" calcext:value-type="float">
            <text:p>24.7891</text:p>
          </table:table-cell>
          <table:table-cell table:style-name="Default" office:value-type="float" office:value="8.55674" calcext:value-type="float">
            <text:p>8.55674</text:p>
          </table:table-cell>
          <table:table-cell table:style-name="Default" office:value-type="float" office:value="6.2557" calcext:value-type="float">
            <text:p>6.2557</text:p>
          </table:table-cell>
          <table:table-cell table:style-name="Default" office:value-type="float" office:value="4.80148" calcext:value-type="float">
            <text:p>4.80148</text:p>
          </table:table-cell>
          <table:table-cell table:style-name="Default" office:value-type="float" office:value="10.642" calcext:value-type="float">
            <text:p>10.642</text:p>
          </table:table-cell>
          <table:table-cell table:style-name="Default" office:value-type="float" office:value="65.0915" calcext:value-type="float">
            <text:p>65.0915</text:p>
          </table:table-cell>
          <table:table-cell table:style-name="Default" office:value-type="float" office:value="4.65258" calcext:value-type="float">
            <text:p>4.65258</text:p>
          </table:table-cell>
        </table:table-row>
        <table:table-row table:style-name="ro1">
          <table:table-cell table:style-name="ce13" office:value-type="string" calcext:value-type="string">
            <text:p>grubhub-13-2.tsp </text:p>
          </table:table-cell>
          <table:table-cell table:style-name="Default" office:value-type="float" office:value="4.49577" calcext:value-type="float">
            <text:p>4.49577</text:p>
          </table:table-cell>
          <table:table-cell table:style-name="Default" office:value-type="float" office:value="0.526179" calcext:value-type="float">
            <text:p>0.526179</text:p>
          </table:table-cell>
          <table:table-cell table:style-name="Default" office:value-type="float" office:value="0.464228" calcext:value-type="float">
            <text:p>0.464228</text:p>
          </table:table-cell>
          <table:table-cell table:style-name="Default" office:value-type="float" office:value="4.13317" calcext:value-type="float">
            <text:p>4.13317</text:p>
          </table:table-cell>
          <table:table-cell table:style-name="Default" office:value-type="float" office:value="29.0407" calcext:value-type="float">
            <text:p>29.0407</text:p>
          </table:table-cell>
          <table:table-cell table:style-name="Default" office:value-type="float" office:value="0.294634" calcext:value-type="float">
            <text:p>0.294634</text:p>
          </table:table-cell>
          <table:table-cell table:style-name="Default" office:value-type="float" office:value="38.9546" calcext:value-type="float">
            <text:p>38.9546</text:p>
          </table:table-cell>
          <table:table-cell table:style-name="Default" office:value-type="float" office:value="11.541" calcext:value-type="float">
            <text:p>11.541</text:p>
          </table:table-cell>
          <table:table-cell table:style-name="Default" office:value-type="float" office:value="1.35075" calcext:value-type="float">
            <text:p>1.35075</text:p>
          </table:table-cell>
          <table:table-cell table:style-name="Default" office:value-type="float" office:value="1.19171" calcext:value-type="float">
            <text:p>1.19171</text:p>
          </table:table-cell>
          <table:table-cell table:style-name="Default" office:value-type="float" office:value="10.6102" calcext:value-type="float">
            <text:p>10.6102</text:p>
          </table:table-cell>
          <table:table-cell table:style-name="Default" office:value-type="float" office:value="74.5499" calcext:value-type="float">
            <text:p>74.5499</text:p>
          </table:table-cell>
          <table:table-cell table:style-name="Default" office:value-type="float" office:value="0.756352" calcext:value-type="float">
            <text:p>0.756352</text:p>
          </table:table-cell>
          <table:table-cell table:style-name="Default" office:value-type="float" office:value="3.62146" calcext:value-type="float">
            <text:p>3.62146</text:p>
          </table:table-cell>
          <table:table-cell table:style-name="Default" office:value-type="float" office:value="1.08163" calcext:value-type="float">
            <text:p>1.08163</text:p>
          </table:table-cell>
          <table:table-cell table:style-name="Default" office:value-type="float" office:value="0.91626" calcext:value-type="float">
            <text:p>0.91626</text:p>
          </table:table-cell>
          <table:table-cell table:style-name="Default" office:value-type="float" office:value="3.7078" calcext:value-type="float">
            <text:p>3.7078</text:p>
          </table:table-cell>
          <table:table-cell table:style-name="Default" office:value-type="float" office:value="22.4088" calcext:value-type="float">
            <text:p>22.4088</text:p>
          </table:table-cell>
          <table:table-cell table:style-name="Default" office:value-type="float" office:value="0.318049" calcext:value-type="float">
            <text:p>0.318049</text:p>
          </table:table-cell>
          <table:table-cell table:style-name="Default" office:value-type="float" office:value="32.054" calcext:value-type="float">
            <text:p>32.054</text:p>
          </table:table-cell>
          <table:table-cell table:style-name="Default" office:value-type="float" office:value="11.298" calcext:value-type="float">
            <text:p>11.298</text:p>
          </table:table-cell>
          <table:table-cell table:style-name="Default" office:value-type="float" office:value="3.37439" calcext:value-type="float">
            <text:p>3.37439</text:p>
          </table:table-cell>
          <table:table-cell table:style-name="Default" office:value-type="float" office:value="2.85849" calcext:value-type="float">
            <text:p>2.85849</text:p>
          </table:table-cell>
          <table:table-cell table:style-name="Default" office:value-type="float" office:value="11.5674" calcext:value-type="float">
            <text:p>11.5674</text:p>
          </table:table-cell>
          <table:table-cell table:style-name="Default" office:value-type="float" office:value="69.9095" calcext:value-type="float">
            <text:p>69.9095</text:p>
          </table:table-cell>
          <table:table-cell table:style-name="Default" office:value-type="float" office:value="0.992229" calcext:value-type="float">
            <text:p>0.992229</text:p>
          </table:table-cell>
          <table:table-cell table:style-name="Default" office:value-type="float" office:value="2.05236" calcext:value-type="float">
            <text:p>2.05236</text:p>
          </table:table-cell>
          <table:table-cell table:style-name="Default" office:value-type="float" office:value="2.27935" calcext:value-type="float">
            <text:p>2.27935</text:p>
          </table:table-cell>
          <table:table-cell table:style-name="Default" office:value-type="float" office:value="1.71008" calcext:value-type="float">
            <text:p>1.71008</text:p>
          </table:table-cell>
          <table:table-cell table:style-name="Default" office:value-type="float" office:value="3.17122" calcext:value-type="float">
            <text:p>3.17122</text:p>
          </table:table-cell>
          <table:table-cell table:style-name="Default" office:value-type="float" office:value="17.8779" calcext:value-type="float">
            <text:p>17.8779</text:p>
          </table:table-cell>
          <table:table-cell table:style-name="Default" office:value-type="float" office:value="5.63089" calcext:value-type="float">
            <text:p>5.63089</text:p>
          </table:table-cell>
          <table:table-cell table:style-name="Default" office:value-type="float" office:value="32.7218" calcext:value-type="float">
            <text:p>32.7218</text:p>
          </table:table-cell>
          <table:table-cell table:style-name="Default" office:value-type="float" office:value="6.27214" calcext:value-type="float">
            <text:p>6.27214</text:p>
          </table:table-cell>
          <table:table-cell table:style-name="Default" office:value-type="float" office:value="6.96585" calcext:value-type="float">
            <text:p>6.96585</text:p>
          </table:table-cell>
          <table:table-cell table:style-name="Default" office:value-type="float" office:value="5.22612" calcext:value-type="float">
            <text:p>5.22612</text:p>
          </table:table-cell>
          <table:table-cell table:style-name="Default" office:value-type="float" office:value="9.69146" calcext:value-type="float">
            <text:p>9.69146</text:p>
          </table:table-cell>
          <table:table-cell table:style-name="Default" office:value-type="float" office:value="54.636" calcext:value-type="float">
            <text:p>54.636</text:p>
          </table:table-cell>
          <table:table-cell table:style-name="Default" office:value-type="float" office:value="17.2084" calcext:value-type="float">
            <text:p>17.2084</text:p>
          </table:table-cell>
          <table:table-cell table:style-name="Default" office:value-type="float" office:value="1.52715" calcext:value-type="float">
            <text:p>1.52715</text:p>
          </table:table-cell>
          <table:table-cell table:style-name="Default" office:value-type="float" office:value="3.22569" calcext:value-type="float">
            <text:p>3.22569</text:p>
          </table:table-cell>
          <table:table-cell table:style-name="Default" office:value-type="float" office:value="1.77057" calcext:value-type="float">
            <text:p>1.77057</text:p>
          </table:table-cell>
          <table:table-cell table:style-name="Default" office:value-type="float" office:value="2.37512" calcext:value-type="float">
            <text:p>2.37512</text:p>
          </table:table-cell>
          <table:table-cell table:style-name="Default" office:value-type="float" office:value="18.8689" calcext:value-type="float">
            <text:p>18.8689</text:p>
          </table:table-cell>
          <table:table-cell table:style-name="Default" office:value-type="float" office:value="5.63089" calcext:value-type="float">
            <text:p>5.63089</text:p>
          </table:table-cell>
          <table:table-cell table:style-name="Default" office:value-type="float" office:value="33.3984" calcext:value-type="float">
            <text:p>33.3984</text:p>
          </table:table-cell>
          <table:table-cell table:style-name="Default" office:value-type="float" office:value="4.57254" calcext:value-type="float">
            <text:p>4.57254</text:p>
          </table:table-cell>
          <table:table-cell table:style-name="Default" office:value-type="float" office:value="9.65823" calcext:value-type="float">
            <text:p>9.65823</text:p>
          </table:table-cell>
          <table:table-cell table:style-name="Default" office:value-type="float" office:value="5.30136" calcext:value-type="float">
            <text:p>5.30136</text:p>
          </table:table-cell>
          <table:table-cell table:style-name="Default" office:value-type="float" office:value="7.11149" calcext:value-type="float">
            <text:p>7.11149</text:p>
          </table:table-cell>
          <table:table-cell table:style-name="Default" office:value-type="float" office:value="56.4966" calcext:value-type="float">
            <text:p>56.4966</text:p>
          </table:table-cell>
          <table:table-cell table:style-name="Default" office:value-type="float" office:value="16.8598" calcext:value-type="float">
            <text:p>16.8598</text:p>
          </table:table-cell>
        </table:table-row>
        <table:table-row table:style-name="ro1">
          <table:table-cell table:style-name="ce13" office:value-type="string" calcext:value-type="string">
            <text:p>grubhub-13-3.tsp </text:p>
          </table:table-cell>
          <table:table-cell table:style-name="Default" office:value-type="float" office:value="4.68016" calcext:value-type="float">
            <text:p>4.68016</text:p>
          </table:table-cell>
          <table:table-cell table:style-name="Default" office:value-type="float" office:value="0.471057" calcext:value-type="float">
            <text:p>0.471057</text:p>
          </table:table-cell>
          <table:table-cell table:style-name="Default" office:value-type="float" office:value="0.246667" calcext:value-type="float">
            <text:p>0.246667</text:p>
          </table:table-cell>
          <table:table-cell table:style-name="Default" office:value-type="float" office:value="4.91024" calcext:value-type="float">
            <text:p>4.91024</text:p>
          </table:table-cell>
          <table:table-cell table:style-name="Default" office:value-type="float" office:value="27.4416" calcext:value-type="float">
            <text:p>27.4416</text:p>
          </table:table-cell>
          <table:table-cell table:style-name="Default" office:value-type="float" office:value="2.93902" calcext:value-type="float">
            <text:p>2.93902</text:p>
          </table:table-cell>
          <table:table-cell table:style-name="Default" office:value-type="float" office:value="40.6888" calcext:value-type="float">
            <text:p>40.6888</text:p>
          </table:table-cell>
          <table:table-cell table:style-name="Default" office:value-type="float" office:value="11.5023" calcext:value-type="float">
            <text:p>11.5023</text:p>
          </table:table-cell>
          <table:table-cell table:style-name="Default" office:value-type="float" office:value="1.15771" calcext:value-type="float">
            <text:p>1.15771</text:p>
          </table:table-cell>
          <table:table-cell table:style-name="Default" office:value-type="float" office:value="0.606228" calcext:value-type="float">
            <text:p>0.606228</text:p>
          </table:table-cell>
          <table:table-cell table:style-name="Default" office:value-type="float" office:value="12.0678" calcext:value-type="float">
            <text:p>12.0678</text:p>
          </table:table-cell>
          <table:table-cell table:style-name="Default" office:value-type="float" office:value="67.4427" calcext:value-type="float">
            <text:p>67.4427</text:p>
          </table:table-cell>
          <table:table-cell table:style-name="Default" office:value-type="float" office:value="7.22318" calcext:value-type="float">
            <text:p>7.22318</text:p>
          </table:table-cell>
          <table:table-cell table:style-name="Default" office:value-type="float" office:value="3.8722" calcext:value-type="float">
            <text:p>3.8722</text:p>
          </table:table-cell>
          <table:table-cell table:style-name="Default" office:value-type="float" office:value="1.02846" calcext:value-type="float">
            <text:p>1.02846</text:p>
          </table:table-cell>
          <table:table-cell table:style-name="Default" office:value-type="float" office:value="0.684553" calcext:value-type="float">
            <text:p>0.684553</text:p>
          </table:table-cell>
          <table:table-cell table:style-name="Default" office:value-type="float" office:value="4.85707" calcext:value-type="float">
            <text:p>4.85707</text:p>
          </table:table-cell>
          <table:table-cell table:style-name="Default" office:value-type="float" office:value="27.2617" calcext:value-type="float">
            <text:p>27.2617</text:p>
          </table:table-cell>
          <table:table-cell table:style-name="Default" office:value-type="float" office:value="3.41114" calcext:value-type="float">
            <text:p>3.41114</text:p>
          </table:table-cell>
          <table:table-cell table:style-name="Default" office:value-type="float" office:value="41.1151" calcext:value-type="float">
            <text:p>41.1151</text:p>
          </table:table-cell>
          <table:table-cell table:style-name="Default" office:value-type="float" office:value="9.41793" calcext:value-type="float">
            <text:p>9.41793</text:p>
          </table:table-cell>
          <table:table-cell table:style-name="Default" office:value-type="float" office:value="2.5014" calcext:value-type="float">
            <text:p>2.5014</text:p>
          </table:table-cell>
          <table:table-cell table:style-name="Default" office:value-type="float" office:value="1.66497" calcext:value-type="float">
            <text:p>1.66497</text:p>
          </table:table-cell>
          <table:table-cell table:style-name="Default" office:value-type="float" office:value="11.8133" calcext:value-type="float">
            <text:p>11.8133</text:p>
          </table:table-cell>
          <table:table-cell table:style-name="Default" office:value-type="float" office:value="66.3058" calcext:value-type="float">
            <text:p>66.3058</text:p>
          </table:table-cell>
          <table:table-cell table:style-name="Default" office:value-type="float" office:value="8.29655" calcext:value-type="float">
            <text:p>8.29655</text:p>
          </table:table-cell>
          <table:table-cell table:style-name="Default" office:value-type="float" office:value="2.84325" calcext:value-type="float">
            <text:p>2.84325</text:p>
          </table:table-cell>
          <table:table-cell table:style-name="Default" office:value-type="float" office:value="1.01041" calcext:value-type="float">
            <text:p>1.01041</text:p>
          </table:table-cell>
          <table:table-cell table:style-name="Default" office:value-type="float" office:value="0.920163" calcext:value-type="float">
            <text:p>0.920163</text:p>
          </table:table-cell>
          <table:table-cell table:style-name="Default" office:value-type="float" office:value="3.9278" calcext:value-type="float">
            <text:p>3.9278</text:p>
          </table:table-cell>
          <table:table-cell table:style-name="Default" office:value-type="float" office:value="25.558" calcext:value-type="float">
            <text:p>25.558</text:p>
          </table:table-cell>
          <table:table-cell table:style-name="Default" office:value-type="float" office:value="5.22902" calcext:value-type="float">
            <text:p>5.22902</text:p>
          </table:table-cell>
          <table:table-cell table:style-name="Default" office:value-type="float" office:value="39.4886" calcext:value-type="float">
            <text:p>39.4886</text:p>
          </table:table-cell>
          <table:table-cell table:style-name="Default" office:value-type="float" office:value="7.20018" calcext:value-type="float">
            <text:p>7.20018</text:p>
          </table:table-cell>
          <table:table-cell table:style-name="Default" office:value-type="float" office:value="2.55873" calcext:value-type="float">
            <text:p>2.55873</text:p>
          </table:table-cell>
          <table:table-cell table:style-name="Default" office:value-type="float" office:value="2.3302" calcext:value-type="float">
            <text:p>2.3302</text:p>
          </table:table-cell>
          <table:table-cell table:style-name="Default" office:value-type="float" office:value="9.94668" calcext:value-type="float">
            <text:p>9.94668</text:p>
          </table:table-cell>
          <table:table-cell table:style-name="Default" office:value-type="float" office:value="64.7224" calcext:value-type="float">
            <text:p>64.7224</text:p>
          </table:table-cell>
          <table:table-cell table:style-name="Default" office:value-type="float" office:value="13.2419" calcext:value-type="float">
            <text:p>13.2419</text:p>
          </table:table-cell>
          <table:table-cell table:style-name="Default" office:value-type="float" office:value="1.88211" calcext:value-type="float">
            <text:p>1.88211</text:p>
          </table:table-cell>
          <table:table-cell table:style-name="Default" office:value-type="float" office:value="1.39122" calcext:value-type="float">
            <text:p>1.39122</text:p>
          </table:table-cell>
          <table:table-cell table:style-name="Default" office:value-type="float" office:value="1.43512" calcext:value-type="float">
            <text:p>1.43512</text:p>
          </table:table-cell>
          <table:table-cell table:style-name="Default" office:value-type="float" office:value="3.31951" calcext:value-type="float">
            <text:p>3.31951</text:p>
          </table:table-cell>
          <table:table-cell table:style-name="Default" office:value-type="float" office:value="20.0233" calcext:value-type="float">
            <text:p>20.0233</text:p>
          </table:table-cell>
          <table:table-cell table:style-name="Default" office:value-type="float" office:value="11.0781" calcext:value-type="float">
            <text:p>11.0781</text:p>
          </table:table-cell>
          <table:table-cell table:style-name="Default" office:value-type="float" office:value="39.1294" calcext:value-type="float">
            <text:p>39.1294</text:p>
          </table:table-cell>
          <table:table-cell table:style-name="Default" office:value-type="float" office:value="4.80997" calcext:value-type="float">
            <text:p>4.80997</text:p>
          </table:table-cell>
          <table:table-cell table:style-name="Default" office:value-type="float" office:value="3.55543" calcext:value-type="float">
            <text:p>3.55543</text:p>
          </table:table-cell>
          <table:table-cell table:style-name="Default" office:value-type="float" office:value="3.66763" calcext:value-type="float">
            <text:p>3.66763</text:p>
          </table:table-cell>
          <table:table-cell table:style-name="Default" office:value-type="float" office:value="8.48342" calcext:value-type="float">
            <text:p>8.48342</text:p>
          </table:table-cell>
          <table:table-cell table:style-name="Default" office:value-type="float" office:value="51.1721" calcext:value-type="float">
            <text:p>51.1721</text:p>
          </table:table-cell>
          <table:table-cell table:style-name="Default" office:value-type="float" office:value="28.3115" calcext:value-type="float">
            <text:p>28.3115</text:p>
          </table:table-cell>
        </table:table-row>
        <table:table-row table:style-name="ro1">
          <table:table-cell table:style-name="ce13" office:value-type="string" calcext:value-type="string">
            <text:p>grubhub-13-4.tsp </text:p>
          </table:table-cell>
          <table:table-cell table:style-name="Default" office:value-type="float" office:value="4.41675" calcext:value-type="float">
            <text:p>4.41675</text:p>
          </table:table-cell>
          <table:table-cell table:style-name="Default" office:value-type="float" office:value="0.675935" calcext:value-type="float">
            <text:p>0.675935</text:p>
          </table:table-cell>
          <table:table-cell table:style-name="Default" office:value-type="float" office:value="0.478862" calcext:value-type="float">
            <text:p>0.478862</text:p>
          </table:table-cell>
          <table:table-cell table:style-name="Default" office:value-type="float" office:value="2.61415" calcext:value-type="float">
            <text:p>2.61415</text:p>
          </table:table-cell>
          <table:table-cell table:style-name="Default" office:value-type="float" office:value="39.2533" calcext:value-type="float">
            <text:p>39.2533</text:p>
          </table:table-cell>
          <table:table-cell table:style-name="Default" office:value-type="float" office:value="6.43854" calcext:value-type="float">
            <text:p>6.43854</text:p>
          </table:table-cell>
          <table:table-cell table:style-name="Default" office:value-type="float" office:value="53.8776" calcext:value-type="float">
            <text:p>53.8776</text:p>
          </table:table-cell>
          <table:table-cell table:style-name="Default" office:value-type="float" office:value="8.19775" calcext:value-type="float">
            <text:p>8.19775</text:p>
          </table:table-cell>
          <table:table-cell table:style-name="Default" office:value-type="float" office:value="1.25458" calcext:value-type="float">
            <text:p>1.25458</text:p>
          </table:table-cell>
          <table:table-cell table:style-name="Default" office:value-type="float" office:value="0.888796" calcext:value-type="float">
            <text:p>0.888796</text:p>
          </table:table-cell>
          <table:table-cell table:style-name="Default" office:value-type="float" office:value="4.85201" calcext:value-type="float">
            <text:p>4.85201</text:p>
          </table:table-cell>
          <table:table-cell table:style-name="Default" office:value-type="float" office:value="72.8566" calcext:value-type="float">
            <text:p>72.8566</text:p>
          </table:table-cell>
          <table:table-cell table:style-name="Default" office:value-type="float" office:value="11.9503" calcext:value-type="float">
            <text:p>11.9503</text:p>
          </table:table-cell>
          <table:table-cell table:style-name="Default" office:value-type="float" office:value="3.69024" calcext:value-type="float">
            <text:p>3.69024</text:p>
          </table:table-cell>
          <table:table-cell table:style-name="Default" office:value-type="float" office:value="1.46943" calcext:value-type="float">
            <text:p>1.46943</text:p>
          </table:table-cell>
          <table:table-cell table:style-name="Default" office:value-type="float" office:value="0.820163" calcext:value-type="float">
            <text:p>0.820163</text:p>
          </table:table-cell>
          <table:table-cell table:style-name="Default" office:value-type="float" office:value="2.25512" calcext:value-type="float">
            <text:p>2.25512</text:p>
          </table:table-cell>
          <table:table-cell table:style-name="Default" office:value-type="float" office:value="39.598" calcext:value-type="float">
            <text:p>39.598</text:p>
          </table:table-cell>
          <table:table-cell table:style-name="Default" office:value-type="float" office:value="5.95967" calcext:value-type="float">
            <text:p>5.95967</text:p>
          </table:table-cell>
          <table:table-cell table:style-name="Default" office:value-type="float" office:value="53.7927" calcext:value-type="float">
            <text:p>53.7927</text:p>
          </table:table-cell>
          <table:table-cell table:style-name="Default" office:value-type="float" office:value="6.86012" calcext:value-type="float">
            <text:p>6.86012</text:p>
          </table:table-cell>
          <table:table-cell table:style-name="Default" office:value-type="float" office:value="2.73166" calcext:value-type="float">
            <text:p>2.73166</text:p>
          </table:table-cell>
          <table:table-cell table:style-name="Default" office:value-type="float" office:value="1.52467" calcext:value-type="float">
            <text:p>1.52467</text:p>
          </table:table-cell>
          <table:table-cell table:style-name="Default" office:value-type="float" office:value="4.19225" calcext:value-type="float">
            <text:p>4.19225</text:p>
          </table:table-cell>
          <table:table-cell table:style-name="Default" office:value-type="float" office:value="73.6123" calcext:value-type="float">
            <text:p>73.6123</text:p>
          </table:table-cell>
          <table:table-cell table:style-name="Default" office:value-type="float" office:value="11.079" calcext:value-type="float">
            <text:p>11.079</text:p>
          </table:table-cell>
          <table:table-cell table:style-name="Default" office:value-type="float" office:value="2.33577" calcext:value-type="float">
            <text:p>2.33577</text:p>
          </table:table-cell>
          <table:table-cell table:style-name="Default" office:value-type="float" office:value="2.32911" calcext:value-type="float">
            <text:p>2.32911</text:p>
          </table:table-cell>
          <table:table-cell table:style-name="Default" office:value-type="float" office:value="1.51301" calcext:value-type="float">
            <text:p>1.51301</text:p>
          </table:table-cell>
          <table:table-cell table:style-name="Default" office:value-type="float" office:value="1.91951" calcext:value-type="float">
            <text:p>1.91951</text:p>
          </table:table-cell>
          <table:table-cell table:style-name="Default" office:value-type="float" office:value="29.4521" calcext:value-type="float">
            <text:p>29.4521</text:p>
          </table:table-cell>
          <table:table-cell table:style-name="Default" office:value-type="float" office:value="1.84624" calcext:value-type="float">
            <text:p>1.84624</text:p>
          </table:table-cell>
          <table:table-cell table:style-name="Default" office:value-type="float" office:value="39.3958" calcext:value-type="float">
            <text:p>39.3958</text:p>
          </table:table-cell>
          <table:table-cell table:style-name="Default" office:value-type="float" office:value="5.92899" calcext:value-type="float">
            <text:p>5.92899</text:p>
          </table:table-cell>
          <table:table-cell table:style-name="Default" office:value-type="float" office:value="5.91207" calcext:value-type="float">
            <text:p>5.91207</text:p>
          </table:table-cell>
          <table:table-cell table:style-name="Default" office:value-type="float" office:value="3.84053" calcext:value-type="float">
            <text:p>3.84053</text:p>
          </table:table-cell>
          <table:table-cell table:style-name="Default" office:value-type="float" office:value="4.87238" calcext:value-type="float">
            <text:p>4.87238</text:p>
          </table:table-cell>
          <table:table-cell table:style-name="Default" office:value-type="float" office:value="74.7596" calcext:value-type="float">
            <text:p>74.7596</text:p>
          </table:table-cell>
          <table:table-cell table:style-name="Default" office:value-type="float" office:value="4.68639" calcext:value-type="float">
            <text:p>4.68639</text:p>
          </table:table-cell>
          <table:table-cell table:style-name="Default" office:value-type="float" office:value="1.49024" calcext:value-type="float">
            <text:p>1.49024</text:p>
          </table:table-cell>
          <table:table-cell table:style-name="Default" office:value-type="float" office:value="3.11285" calcext:value-type="float">
            <text:p>3.11285</text:p>
          </table:table-cell>
          <table:table-cell table:style-name="Default" office:value-type="float" office:value="1.93626" calcext:value-type="float">
            <text:p>1.93626</text:p>
          </table:table-cell>
          <table:table-cell table:style-name="Default" office:value-type="float" office:value="1.80537" calcext:value-type="float">
            <text:p>1.80537</text:p>
          </table:table-cell>
          <table:table-cell table:style-name="Default" office:value-type="float" office:value="19.958" calcext:value-type="float">
            <text:p>19.958</text:p>
          </table:table-cell>
          <table:table-cell table:style-name="Default" office:value-type="float" office:value="4.01405" calcext:value-type="float">
            <text:p>4.01405</text:p>
          </table:table-cell>
          <table:table-cell table:style-name="Default" office:value-type="float" office:value="32.3167" calcext:value-type="float">
            <text:p>32.3167</text:p>
          </table:table-cell>
          <table:table-cell table:style-name="Default" office:value-type="float" office:value="4.61137" calcext:value-type="float">
            <text:p>4.61137</text:p>
          </table:table-cell>
          <table:table-cell table:style-name="Default" office:value-type="float" office:value="9.6323" calcext:value-type="float">
            <text:p>9.6323</text:p>
          </table:table-cell>
          <table:table-cell table:style-name="Default" office:value-type="float" office:value="5.99151" calcext:value-type="float">
            <text:p>5.99151</text:p>
          </table:table-cell>
          <table:table-cell table:style-name="Default" office:value-type="float" office:value="5.58647" calcext:value-type="float">
            <text:p>5.58647</text:p>
          </table:table-cell>
          <table:table-cell table:style-name="Default" office:value-type="float" office:value="61.7574" calcext:value-type="float">
            <text:p>61.7574</text:p>
          </table:table-cell>
          <table:table-cell table:style-name="Default" office:value-type="float" office:value="12.4209" calcext:value-type="float">
            <text:p>12.4209</text:p>
          </table:table-cell>
        </table:table-row>
        <table:table-row table:style-name="ro1">
          <table:table-cell table:style-name="ce13" office:value-type="string" calcext:value-type="string">
            <text:p>grubhub-13-5.tsp </text:p>
          </table:table-cell>
          <table:table-cell table:style-name="Default" office:value-type="float" office:value="4.74748" calcext:value-type="float">
            <text:p>4.74748</text:p>
          </table:table-cell>
          <table:table-cell table:style-name="Default" office:value-type="float" office:value="0.562276" calcext:value-type="float">
            <text:p>0.562276</text:p>
          </table:table-cell>
          <table:table-cell table:style-name="Default" office:value-type="float" office:value="0.306179" calcext:value-type="float">
            <text:p>0.306179</text:p>
          </table:table-cell>
          <table:table-cell table:style-name="Default" office:value-type="float" office:value="4.79463" calcext:value-type="float">
            <text:p>4.79463</text:p>
          </table:table-cell>
          <table:table-cell table:style-name="Default" office:value-type="float" office:value="30.6336" calcext:value-type="float">
            <text:p>30.6336</text:p>
          </table:table-cell>
          <table:table-cell table:style-name="Default" office:value-type="float" office:value="1.18073" calcext:value-type="float">
            <text:p>1.18073</text:p>
          </table:table-cell>
          <table:table-cell table:style-name="Default" office:value-type="float" office:value="42.2249" calcext:value-type="float">
            <text:p>42.2249</text:p>
          </table:table-cell>
          <table:table-cell table:style-name="Default" office:value-type="float" office:value="11.2433" calcext:value-type="float">
            <text:p>11.2433</text:p>
          </table:table-cell>
          <table:table-cell table:style-name="Default" office:value-type="float" office:value="1.33162" calcext:value-type="float">
            <text:p>1.33162</text:p>
          </table:table-cell>
          <table:table-cell table:style-name="Default" office:value-type="float" office:value="0.725115" calcext:value-type="float">
            <text:p>0.725115</text:p>
          </table:table-cell>
          <table:table-cell table:style-name="Default" office:value-type="float" office:value="11.355" calcext:value-type="float">
            <text:p>11.355</text:p>
          </table:table-cell>
          <table:table-cell table:style-name="Default" office:value-type="float" office:value="72.5486" calcext:value-type="float">
            <text:p>72.5486</text:p>
          </table:table-cell>
          <table:table-cell table:style-name="Default" office:value-type="float" office:value="2.79629" calcext:value-type="float">
            <text:p>2.79629</text:p>
          </table:table-cell>
          <table:table-cell table:style-name="Default" office:value-type="float" office:value="3.80976" calcext:value-type="float">
            <text:p>3.80976</text:p>
          </table:table-cell>
          <table:table-cell table:style-name="Default" office:value-type="float" office:value="1.46016" calcext:value-type="float">
            <text:p>1.46016</text:p>
          </table:table-cell>
          <table:table-cell table:style-name="Default" office:value-type="float" office:value="0.961138" calcext:value-type="float">
            <text:p>0.961138</text:p>
          </table:table-cell>
          <table:table-cell table:style-name="Default" office:value-type="float" office:value="4.51415" calcext:value-type="float">
            <text:p>4.51415</text:p>
          </table:table-cell>
          <table:table-cell table:style-name="Default" office:value-type="float" office:value="25.7718" calcext:value-type="float">
            <text:p>25.7718</text:p>
          </table:table-cell>
          <table:table-cell table:style-name="Default" office:value-type="float" office:value="5.99325" calcext:value-type="float">
            <text:p>5.99325</text:p>
          </table:table-cell>
          <table:table-cell table:style-name="Default" office:value-type="float" office:value="42.5102" calcext:value-type="float">
            <text:p>42.5102</text:p>
          </table:table-cell>
          <table:table-cell table:style-name="Default" office:value-type="float" office:value="8.96197" calcext:value-type="float">
            <text:p>8.96197</text:p>
          </table:table-cell>
          <table:table-cell table:style-name="Default" office:value-type="float" office:value="3.43485" calcext:value-type="float">
            <text:p>3.43485</text:p>
          </table:table-cell>
          <table:table-cell table:style-name="Default" office:value-type="float" office:value="2.26096" calcext:value-type="float">
            <text:p>2.26096</text:p>
          </table:table-cell>
          <table:table-cell table:style-name="Default" office:value-type="float" office:value="10.619" calcext:value-type="float">
            <text:p>10.619</text:p>
          </table:table-cell>
          <table:table-cell table:style-name="Default" office:value-type="float" office:value="60.6249" calcext:value-type="float">
            <text:p>60.6249</text:p>
          </table:table-cell>
          <table:table-cell table:style-name="Default" office:value-type="float" office:value="14.0984" calcext:value-type="float">
            <text:p>14.0984</text:p>
          </table:table-cell>
          <table:table-cell table:style-name="Default" office:value-type="float" office:value="2.84081" calcext:value-type="float">
            <text:p>2.84081</text:p>
          </table:table-cell>
          <table:table-cell table:style-name="Default" office:value-type="float" office:value="1.55821" calcext:value-type="float">
            <text:p>1.55821</text:p>
          </table:table-cell>
          <table:table-cell table:style-name="Default" office:value-type="float" office:value="0.961138" calcext:value-type="float">
            <text:p>0.961138</text:p>
          </table:table-cell>
          <table:table-cell table:style-name="Default" office:value-type="float" office:value="3.52634" calcext:value-type="float">
            <text:p>3.52634</text:p>
          </table:table-cell>
          <table:table-cell table:style-name="Default" office:value-type="float" office:value="15.3385" calcext:value-type="float">
            <text:p>15.3385</text:p>
          </table:table-cell>
          <table:table-cell table:style-name="Default" office:value-type="float" office:value="16.5641" calcext:value-type="float">
            <text:p>16.5641</text:p>
          </table:table-cell>
          <table:table-cell table:style-name="Default" office:value-type="float" office:value="40.7891" calcext:value-type="float">
            <text:p>40.7891</text:p>
          </table:table-cell>
          <table:table-cell table:style-name="Default" office:value-type="float" office:value="6.96464" calcext:value-type="float">
            <text:p>6.96464</text:p>
          </table:table-cell>
          <table:table-cell table:style-name="Default" office:value-type="float" office:value="3.82017" calcext:value-type="float">
            <text:p>3.82017</text:p>
          </table:table-cell>
          <table:table-cell table:style-name="Default" office:value-type="float" office:value="2.35636" calcext:value-type="float">
            <text:p>2.35636</text:p>
          </table:table-cell>
          <table:table-cell table:style-name="Default" office:value-type="float" office:value="8.6453" calcext:value-type="float">
            <text:p>8.6453</text:p>
          </table:table-cell>
          <table:table-cell table:style-name="Default" office:value-type="float" office:value="37.6045" calcext:value-type="float">
            <text:p>37.6045</text:p>
          </table:table-cell>
          <table:table-cell table:style-name="Default" office:value-type="float" office:value="40.609" calcext:value-type="float">
            <text:p>40.609</text:p>
          </table:table-cell>
          <table:table-cell table:style-name="Default" office:value-type="float" office:value="2.16943" calcext:value-type="float">
            <text:p>2.16943</text:p>
          </table:table-cell>
          <table:table-cell table:style-name="Default" office:value-type="float" office:value="1.94927" calcext:value-type="float">
            <text:p>1.94927</text:p>
          </table:table-cell>
          <table:table-cell table:style-name="Default" office:value-type="float" office:value="1.05854" calcext:value-type="float">
            <text:p>1.05854</text:p>
          </table:table-cell>
          <table:table-cell table:style-name="Default" office:value-type="float" office:value="3.01854" calcext:value-type="float">
            <text:p>3.01854</text:p>
          </table:table-cell>
          <table:table-cell table:style-name="Default" office:value-type="float" office:value="6.66089" calcext:value-type="float">
            <text:p>6.66089</text:p>
          </table:table-cell>
          <table:table-cell table:style-name="Default" office:value-type="float" office:value="16.9944" calcext:value-type="float">
            <text:p>16.9944</text:p>
          </table:table-cell>
          <table:table-cell table:style-name="Default" office:value-type="float" office:value="31.8511" calcext:value-type="float">
            <text:p>31.8511</text:p>
          </table:table-cell>
          <table:table-cell table:style-name="Default" office:value-type="float" office:value="6.81117" calcext:value-type="float">
            <text:p>6.81117</text:p>
          </table:table-cell>
          <table:table-cell table:style-name="Default" office:value-type="float" office:value="6.11995" calcext:value-type="float">
            <text:p>6.11995</text:p>
          </table:table-cell>
          <table:table-cell table:style-name="Default" office:value-type="float" office:value="3.3234" calcext:value-type="float">
            <text:p>3.3234</text:p>
          </table:table-cell>
          <table:table-cell table:style-name="Default" office:value-type="float" office:value="9.47704" calcext:value-type="float">
            <text:p>9.47704</text:p>
          </table:table-cell>
          <table:table-cell table:style-name="Default" office:value-type="float" office:value="20.9126" calcext:value-type="float">
            <text:p>20.9126</text:p>
          </table:table-cell>
          <table:table-cell table:style-name="Default" office:value-type="float" office:value="53.3558" calcext:value-type="float">
            <text:p>53.3558</text:p>
          </table:table-cell>
        </table:table-row>
        <table:table-row table:style-name="ro1">
          <table:table-cell table:style-name="ce13" office:value-type="string" calcext:value-type="string">
            <text:p>grubhub-13-6.tsp </text:p>
          </table:table-cell>
          <table:table-cell table:style-name="Default" office:value-type="float" office:value="4.39138" calcext:value-type="float">
            <text:p>4.39138</text:p>
          </table:table-cell>
          <table:table-cell table:style-name="Default" office:value-type="float" office:value="0.82813" calcext:value-type="float">
            <text:p>0.82813</text:p>
          </table:table-cell>
          <table:table-cell table:style-name="Default" office:value-type="float" office:value="0.510569" calcext:value-type="float">
            <text:p>0.510569</text:p>
          </table:table-cell>
          <table:table-cell table:style-name="Default" office:value-type="float" office:value="5.28488" calcext:value-type="float">
            <text:p>5.28488</text:p>
          </table:table-cell>
          <table:table-cell table:style-name="Default" office:value-type="float" office:value="21.4044" calcext:value-type="float">
            <text:p>21.4044</text:p>
          </table:table-cell>
          <table:table-cell table:style-name="Default" office:value-type="float" office:value="0.185041" calcext:value-type="float">
            <text:p>0.185041</text:p>
          </table:table-cell>
          <table:table-cell table:style-name="Default" office:value-type="float" office:value="32.6044" calcext:value-type="float">
            <text:p>32.6044</text:p>
          </table:table-cell>
          <table:table-cell table:style-name="Default" office:value-type="float" office:value="13.4687" calcext:value-type="float">
            <text:p>13.4687</text:p>
          </table:table-cell>
          <table:table-cell table:style-name="Default" office:value-type="float" office:value="2.53993" calcext:value-type="float">
            <text:p>2.53993</text:p>
          </table:table-cell>
          <table:table-cell table:style-name="Default" office:value-type="float" office:value="1.56595" calcext:value-type="float">
            <text:p>1.56595</text:p>
          </table:table-cell>
          <table:table-cell table:style-name="Default" office:value-type="float" office:value="16.2091" calcext:value-type="float">
            <text:p>16.2091</text:p>
          </table:table-cell>
          <table:table-cell table:style-name="Default" office:value-type="float" office:value="65.6488" calcext:value-type="float">
            <text:p>65.6488</text:p>
          </table:table-cell>
          <table:table-cell table:style-name="Default" office:value-type="float" office:value="0.567533" calcext:value-type="float">
            <text:p>0.567533</text:p>
          </table:table-cell>
          <table:table-cell table:style-name="Default" office:value-type="float" office:value="3.39659" calcext:value-type="float">
            <text:p>3.39659</text:p>
          </table:table-cell>
          <table:table-cell table:style-name="Default" office:value-type="float" office:value="1.29528" calcext:value-type="float">
            <text:p>1.29528</text:p>
          </table:table-cell>
          <table:table-cell table:style-name="Default" office:value-type="float" office:value="1.00943" calcext:value-type="float">
            <text:p>1.00943</text:p>
          </table:table-cell>
          <table:table-cell table:style-name="Default" office:value-type="float" office:value="4.86049" calcext:value-type="float">
            <text:p>4.86049</text:p>
          </table:table-cell>
          <table:table-cell table:style-name="Default" office:value-type="float" office:value="10.812" calcext:value-type="float">
            <text:p>10.812</text:p>
          </table:table-cell>
          <table:table-cell table:style-name="Default" office:value-type="float" office:value="2.44285" calcext:value-type="float">
            <text:p>2.44285</text:p>
          </table:table-cell>
          <table:table-cell table:style-name="Default" office:value-type="float" office:value="23.8166" calcext:value-type="float">
            <text:p>23.8166</text:p>
          </table:table-cell>
          <table:table-cell table:style-name="Default" office:value-type="float" office:value="14.2614" calcext:value-type="float">
            <text:p>14.2614</text:p>
          </table:table-cell>
          <table:table-cell table:style-name="Default" office:value-type="float" office:value="5.43858" calcext:value-type="float">
            <text:p>5.43858</text:p>
          </table:table-cell>
          <table:table-cell table:style-name="Default" office:value-type="float" office:value="4.23835" calcext:value-type="float">
            <text:p>4.23835</text:p>
          </table:table-cell>
          <table:table-cell table:style-name="Default" office:value-type="float" office:value="20.408" calcext:value-type="float">
            <text:p>20.408</text:p>
          </table:table-cell>
          <table:table-cell table:style-name="Default" office:value-type="float" office:value="45.3967" calcext:value-type="float">
            <text:p>45.3967</text:p>
          </table:table-cell>
          <table:table-cell table:style-name="Default" office:value-type="float" office:value="10.2569" calcext:value-type="float">
            <text:p>10.2569</text:p>
          </table:table-cell>
          <table:table-cell table:style-name="Default" office:value-type="float" office:value="2.77935" calcext:value-type="float">
            <text:p>2.77935</text:p>
          </table:table-cell>
          <table:table-cell table:style-name="Default" office:value-type="float" office:value="1.42748" calcext:value-type="float">
            <text:p>1.42748</text:p>
          </table:table-cell>
          <table:table-cell table:style-name="Default" office:value-type="float" office:value="0.761626" calcext:value-type="float">
            <text:p>0.761626</text:p>
          </table:table-cell>
          <table:table-cell table:style-name="Default" office:value-type="float" office:value="3.8639" calcext:value-type="float">
            <text:p>3.8639</text:p>
          </table:table-cell>
          <table:table-cell table:style-name="Default" office:value-type="float" office:value="12.6297" calcext:value-type="float">
            <text:p>12.6297</text:p>
          </table:table-cell>
          <table:table-cell table:style-name="Default" office:value-type="float" office:value="2.48382" calcext:value-type="float">
            <text:p>2.48382</text:p>
          </table:table-cell>
          <table:table-cell table:style-name="Default" office:value-type="float" office:value="23.9459" calcext:value-type="float">
            <text:p>23.9459</text:p>
          </table:table-cell>
          <table:table-cell table:style-name="Default" office:value-type="float" office:value="11.6068" calcext:value-type="float">
            <text:p>11.6068</text:p>
          </table:table-cell>
          <table:table-cell table:style-name="Default" office:value-type="float" office:value="5.96128" calcext:value-type="float">
            <text:p>5.96128</text:p>
          </table:table-cell>
          <table:table-cell table:style-name="Default" office:value-type="float" office:value="3.18062" calcext:value-type="float">
            <text:p>3.18062</text:p>
          </table:table-cell>
          <table:table-cell table:style-name="Default" office:value-type="float" office:value="16.136" calcext:value-type="float">
            <text:p>16.136</text:p>
          </table:table-cell>
          <table:table-cell table:style-name="Default" office:value-type="float" office:value="52.7426" calcext:value-type="float">
            <text:p>52.7426</text:p>
          </table:table-cell>
          <table:table-cell table:style-name="Default" office:value-type="float" office:value="10.3727" calcext:value-type="float">
            <text:p>10.3727</text:p>
          </table:table-cell>
          <table:table-cell table:style-name="Default" office:value-type="float" office:value="1.83041" calcext:value-type="float">
            <text:p>1.83041</text:p>
          </table:table-cell>
          <table:table-cell table:style-name="Default" office:value-type="float" office:value="2.06927" calcext:value-type="float">
            <text:p>2.06927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3.24976" calcext:value-type="float">
            <text:p>3.24976</text:p>
          </table:table-cell>
          <table:table-cell table:style-name="Default" office:value-type="float" office:value="13.0177" calcext:value-type="float">
            <text:p>13.0177</text:p>
          </table:table-cell>
          <table:table-cell table:style-name="Default" office:value-type="float" office:value="2.7865" calcext:value-type="float">
            <text:p>2.7865</text:p>
          </table:table-cell>
          <table:table-cell table:style-name="Default" office:value-type="float" office:value="24.1537" calcext:value-type="float">
            <text:p>24.1537</text:p>
          </table:table-cell>
          <table:table-cell table:style-name="Default" office:value-type="float" office:value="7.57817" calcext:value-type="float">
            <text:p>7.57817</text:p>
          </table:table-cell>
          <table:table-cell table:style-name="Default" office:value-type="float" office:value="8.5671" calcext:value-type="float">
            <text:p>8.5671</text:p>
          </table:table-cell>
          <table:table-cell table:style-name="Default" office:value-type="float" office:value="4.96819" calcext:value-type="float">
            <text:p>4.96819</text:p>
          </table:table-cell>
          <table:table-cell table:style-name="Default" office:value-type="float" office:value="13.4545" calcext:value-type="float">
            <text:p>13.4545</text:p>
          </table:table-cell>
          <table:table-cell table:style-name="Default" office:value-type="float" office:value="53.8955" calcext:value-type="float">
            <text:p>53.8955</text:p>
          </table:table-cell>
          <table:table-cell table:style-name="Default" office:value-type="float" office:value="11.5366" calcext:value-type="float">
            <text:p>11.5366</text:p>
          </table:table-cell>
        </table:table-row>
        <table:table-row table:style-name="ro1">
          <table:table-cell table:style-name="ce13" office:value-type="string" calcext:value-type="string">
            <text:p>grubhub-13-7.tsp </text:p>
          </table:table-cell>
          <table:table-cell table:style-name="Default" office:value-type="float" office:value="4.8948" calcext:value-type="float">
            <text:p>4.8948</text:p>
          </table:table-cell>
          <table:table-cell table:style-name="Default" office:value-type="float" office:value="0.479837" calcext:value-type="float">
            <text:p>0.479837</text:p>
          </table:table-cell>
          <table:table-cell table:style-name="Default" office:value-type="float" office:value="0.305691" calcext:value-type="float">
            <text:p>0.305691</text:p>
          </table:table-cell>
          <table:table-cell table:style-name="Default" office:value-type="float" office:value="5.27463" calcext:value-type="float">
            <text:p>5.27463</text:p>
          </table:table-cell>
          <table:table-cell table:style-name="Default" office:value-type="float" office:value="30.6935" calcext:value-type="float">
            <text:p>30.6935</text:p>
          </table:table-cell>
          <table:table-cell table:style-name="Default" office:value-type="float" office:value="6.29154" calcext:value-type="float">
            <text:p>6.29154</text:p>
          </table:table-cell>
          <table:table-cell table:style-name="Default" office:value-type="float" office:value="47.94" calcext:value-type="float">
            <text:p>47.94</text:p>
          </table:table-cell>
          <table:table-cell table:style-name="Default" office:value-type="float" office:value="10.2103" calcext:value-type="float">
            <text:p>10.2103</text:p>
          </table:table-cell>
          <table:table-cell table:style-name="Default" office:value-type="float" office:value="1.00091" calcext:value-type="float">
            <text:p>1.00091</text:p>
          </table:table-cell>
          <table:table-cell table:style-name="Default" office:value-type="float" office:value="0.637653" calcext:value-type="float">
            <text:p>0.637653</text:p>
          </table:table-cell>
          <table:table-cell table:style-name="Default" office:value-type="float" office:value="11.0026" calcext:value-type="float">
            <text:p>11.0026</text:p>
          </table:table-cell>
          <table:table-cell table:style-name="Default" office:value-type="float" office:value="64.0248" calcext:value-type="float">
            <text:p>64.0248</text:p>
          </table:table-cell>
          <table:table-cell table:style-name="Default" office:value-type="float" office:value="13.1238" calcext:value-type="float">
            <text:p>13.1238</text:p>
          </table:table-cell>
          <table:table-cell table:style-name="Default" office:value-type="float" office:value="4.13122" calcext:value-type="float">
            <text:p>4.13122</text:p>
          </table:table-cell>
          <table:table-cell table:style-name="Default" office:value-type="float" office:value="1.10455" calcext:value-type="float">
            <text:p>1.10455</text:p>
          </table:table-cell>
          <table:table-cell table:style-name="Default" office:value-type="float" office:value="0.733333" calcext:value-type="float">
            <text:p>0.733333</text:p>
          </table:table-cell>
          <table:table-cell table:style-name="Default" office:value-type="float" office:value="4.34488" calcext:value-type="float">
            <text:p>4.34488</text:p>
          </table:table-cell>
          <table:table-cell table:style-name="Default" office:value-type="float" office:value="29.6785" calcext:value-type="float">
            <text:p>29.6785</text:p>
          </table:table-cell>
          <table:table-cell table:style-name="Default" office:value-type="float" office:value="7.75976" calcext:value-type="float">
            <text:p>7.75976</text:p>
          </table:table-cell>
          <table:table-cell table:style-name="Default" office:value-type="float" office:value="47.7522" calcext:value-type="float">
            <text:p>47.7522</text:p>
          </table:table-cell>
          <table:table-cell table:style-name="Default" office:value-type="float" office:value="8.65137" calcext:value-type="float">
            <text:p>8.65137</text:p>
          </table:table-cell>
          <table:table-cell table:style-name="Default" office:value-type="float" office:value="2.31309" calcext:value-type="float">
            <text:p>2.31309</text:p>
          </table:table-cell>
          <table:table-cell table:style-name="Default" office:value-type="float" office:value="1.53571" calcext:value-type="float">
            <text:p>1.53571</text:p>
          </table:table-cell>
          <table:table-cell table:style-name="Default" office:value-type="float" office:value="9.0988" calcext:value-type="float">
            <text:p>9.0988</text:p>
          </table:table-cell>
          <table:table-cell table:style-name="Default" office:value-type="float" office:value="62.151" calcext:value-type="float">
            <text:p>62.151</text:p>
          </table:table-cell>
          <table:table-cell table:style-name="Default" office:value-type="float" office:value="16.2501" calcext:value-type="float">
            <text:p>16.2501</text:p>
          </table:table-cell>
          <table:table-cell table:style-name="Default" office:value-type="float" office:value="2.31089" calcext:value-type="float">
            <text:p>2.31089</text:p>
          </table:table-cell>
          <table:table-cell table:style-name="Default" office:value-type="float" office:value="2.2335" calcext:value-type="float">
            <text:p>2.2335</text:p>
          </table:table-cell>
          <table:table-cell table:style-name="Default" office:value-type="float" office:value="1.73593" calcext:value-type="float">
            <text:p>1.73593</text:p>
          </table:table-cell>
          <table:table-cell table:style-name="Default" office:value-type="float" office:value="3.32683" calcext:value-type="float">
            <text:p>3.32683</text:p>
          </table:table-cell>
          <table:table-cell table:style-name="Default" office:value-type="float" office:value="20.5034" calcext:value-type="float">
            <text:p>20.5034</text:p>
          </table:table-cell>
          <table:table-cell table:style-name="Default" office:value-type="float" office:value="10.6642" calcext:value-type="float">
            <text:p>10.6642</text:p>
          </table:table-cell>
          <table:table-cell table:style-name="Default" office:value-type="float" office:value="40.7748" calcext:value-type="float">
            <text:p>40.7748</text:p>
          </table:table-cell>
          <table:table-cell table:style-name="Default" office:value-type="float" office:value="5.66746" calcext:value-type="float">
            <text:p>5.66746</text:p>
          </table:table-cell>
          <table:table-cell table:style-name="Default" office:value-type="float" office:value="5.47764" calcext:value-type="float">
            <text:p>5.47764</text:p>
          </table:table-cell>
          <table:table-cell table:style-name="Default" office:value-type="float" office:value="4.25737" calcext:value-type="float">
            <text:p>4.25737</text:p>
          </table:table-cell>
          <table:table-cell table:style-name="Default" office:value-type="float" office:value="8.15903" calcext:value-type="float">
            <text:p>8.15903</text:p>
          </table:table-cell>
          <table:table-cell table:style-name="Default" office:value-type="float" office:value="50.2845" calcext:value-type="float">
            <text:p>50.2845</text:p>
          </table:table-cell>
          <table:table-cell table:style-name="Default" office:value-type="float" office:value="26.154" calcext:value-type="float">
            <text:p>26.154</text:p>
          </table:table-cell>
          <table:table-cell table:style-name="Default" office:value-type="float" office:value="1.40976" calcext:value-type="float">
            <text:p>1.40976</text:p>
          </table:table-cell>
          <table:table-cell table:style-name="Default" office:value-type="float" office:value="3.26407" calcext:value-type="float">
            <text:p>3.26407</text:p>
          </table:table-cell>
          <table:table-cell table:style-name="Default" office:value-type="float" office:value="2.24553" calcext:value-type="float">
            <text:p>2.24553</text:p>
          </table:table-cell>
          <table:table-cell table:style-name="Default" office:value-type="float" office:value="2.94634" calcext:value-type="float">
            <text:p>2.94634</text:p>
          </table:table-cell>
          <table:table-cell table:style-name="Default" office:value-type="float" office:value="14.3631" calcext:value-type="float">
            <text:p>14.3631</text:p>
          </table:table-cell>
          <table:table-cell table:style-name="Default" office:value-type="float" office:value="9.28748" calcext:value-type="float">
            <text:p>9.28748</text:p>
          </table:table-cell>
          <table:table-cell table:style-name="Default" office:value-type="float" office:value="33.5163" calcext:value-type="float">
            <text:p>33.5163</text:p>
          </table:table-cell>
          <table:table-cell table:style-name="Default" office:value-type="float" office:value="4.20619" calcext:value-type="float">
            <text:p>4.20619</text:p>
          </table:table-cell>
          <table:table-cell table:style-name="Default" office:value-type="float" office:value="9.73875" calcext:value-type="float">
            <text:p>9.73875</text:p>
          </table:table-cell>
          <table:table-cell table:style-name="Default" office:value-type="float" office:value="6.69982" calcext:value-type="float">
            <text:p>6.69982</text:p>
          </table:table-cell>
          <table:table-cell table:style-name="Default" office:value-type="float" office:value="8.79078" calcext:value-type="float">
            <text:p>8.79078</text:p>
          </table:table-cell>
          <table:table-cell table:style-name="Default" office:value-type="float" office:value="42.8541" calcext:value-type="float">
            <text:p>42.8541</text:p>
          </table:table-cell>
          <table:table-cell table:style-name="Default" office:value-type="float" office:value="27.7104" calcext:value-type="float">
            <text:p>27.7104</text:p>
          </table:table-cell>
        </table:table-row>
        <table:table-row table:style-name="ro1">
          <table:table-cell table:style-name="ce13" office:value-type="string" calcext:value-type="string">
            <text:p>grubhub-13-8.tsp </text:p>
          </table:table-cell>
          <table:table-cell table:style-name="Default" office:value-type="float" office:value="5.03805" calcext:value-type="float">
            <text:p>5.038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29805" calcext:value-type="float">
            <text:p>4.29805</text:p>
          </table:table-cell>
          <table:table-cell table:style-name="Default" office:value-type="float" office:value="20.783" calcext:value-type="float">
            <text:p>20.783</text:p>
          </table:table-cell>
          <table:table-cell table:style-name="Default" office:value-type="float" office:value="0.262033" calcext:value-type="float">
            <text:p>0.262033</text:p>
          </table:table-cell>
          <table:table-cell table:style-name="Default" office:value-type="float" office:value="30.3811" calcext:value-type="float">
            <text:p>30.3811</text:p>
          </table:table-cell>
          <table:table-cell table:style-name="Default" office:value-type="float" office:value="16.5828" calcext:value-type="float">
            <text:p>16.58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.1471" calcext:value-type="float">
            <text:p>14.1471</text:p>
          </table:table-cell>
          <table:table-cell table:style-name="Default" office:value-type="float" office:value="68.4076" calcext:value-type="float">
            <text:p>68.4076</text:p>
          </table:table-cell>
          <table:table-cell table:style-name="Default" office:value-type="float" office:value="0.862484" calcext:value-type="float">
            <text:p>0.862484</text:p>
          </table:table-cell>
          <table:table-cell table:style-name="Default" office:value-type="float" office:value="4.73138" calcext:value-type="float">
            <text:p>4.731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16341" calcext:value-type="float">
            <text:p>4.16341</text:p>
          </table:table-cell>
          <table:table-cell table:style-name="Default" office:value-type="float" office:value="20.3893" calcext:value-type="float">
            <text:p>20.3893</text:p>
          </table:table-cell>
          <table:table-cell table:style-name="Default" office:value-type="float" office:value="1.29667" calcext:value-type="float">
            <text:p>1.29667</text:p>
          </table:table-cell>
          <table:table-cell table:style-name="Default" office:value-type="float" office:value="30.5808" calcext:value-type="float">
            <text:p>30.5808</text:p>
          </table:table-cell>
          <table:table-cell table:style-name="Default" office:value-type="float" office:value="15.4717" calcext:value-type="float">
            <text:p>15.47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6145" calcext:value-type="float">
            <text:p>13.6145</text:p>
          </table:table-cell>
          <table:table-cell table:style-name="Default" office:value-type="float" office:value="66.6737" calcext:value-type="float">
            <text:p>66.6737</text:p>
          </table:table-cell>
          <table:table-cell table:style-name="Default" office:value-type="float" office:value="4.24013" calcext:value-type="float">
            <text:p>4.24013</text:p>
          </table:table-cell>
          <table:table-cell table:style-name="Default" office:value-type="float" office:value="3.00033" calcext:value-type="float">
            <text:p>3.00033</text:p>
          </table:table-cell>
          <table:table-cell table:style-name="Default" office:value-type="float" office:value="1.3826" calcext:value-type="float">
            <text:p>1.3826</text:p>
          </table:table-cell>
          <table:table-cell table:style-name="Default" office:value-type="float" office:value="0.788455" calcext:value-type="float">
            <text:p>0.788455</text:p>
          </table:table-cell>
          <table:table-cell table:style-name="Default" office:value-type="float" office:value="3.19707" calcext:value-type="float">
            <text:p>3.19707</text:p>
          </table:table-cell>
          <table:table-cell table:style-name="Default" office:value-type="float" office:value="15.3511" calcext:value-type="float">
            <text:p>15.3511</text:p>
          </table:table-cell>
          <table:table-cell table:style-name="Default" office:value-type="float" office:value="7.04171" calcext:value-type="float">
            <text:p>7.04171</text:p>
          </table:table-cell>
          <table:table-cell table:style-name="Default" office:value-type="float" office:value="30.7613" calcext:value-type="float">
            <text:p>30.7613</text:p>
          </table:table-cell>
          <table:table-cell table:style-name="Default" office:value-type="float" office:value="9.75357" calcext:value-type="float">
            <text:p>9.75357</text:p>
          </table:table-cell>
          <table:table-cell table:style-name="Default" office:value-type="float" office:value="4.49461" calcext:value-type="float">
            <text:p>4.49461</text:p>
          </table:table-cell>
          <table:table-cell table:style-name="Default" office:value-type="float" office:value="2.56314" calcext:value-type="float">
            <text:p>2.56314</text:p>
          </table:table-cell>
          <table:table-cell table:style-name="Default" office:value-type="float" office:value="10.3932" calcext:value-type="float">
            <text:p>10.3932</text:p>
          </table:table-cell>
          <table:table-cell table:style-name="Default" office:value-type="float" office:value="49.9041" calcext:value-type="float">
            <text:p>49.9041</text:p>
          </table:table-cell>
          <table:table-cell table:style-name="Default" office:value-type="float" office:value="22.8914" calcext:value-type="float">
            <text:p>22.8914</text:p>
          </table:table-cell>
          <table:table-cell table:style-name="Default" office:value-type="float" office:value="2.03431" calcext:value-type="float">
            <text:p>2.03431</text:p>
          </table:table-cell>
          <table:table-cell table:style-name="Default" office:value-type="float" office:value="1.86488" calcext:value-type="float">
            <text:p>1.86488</text:p>
          </table:table-cell>
          <table:table-cell table:style-name="Default" office:value-type="float" office:value="1.36293" calcext:value-type="float">
            <text:p>1.36293</text:p>
          </table:table-cell>
          <table:table-cell table:style-name="Default" office:value-type="float" office:value="2.80244" calcext:value-type="float">
            <text:p>2.80244</text:p>
          </table:table-cell>
          <table:table-cell table:style-name="Default" office:value-type="float" office:value="7.46463" calcext:value-type="float">
            <text:p>7.46463</text:p>
          </table:table-cell>
          <table:table-cell table:style-name="Default" office:value-type="float" office:value="6.66967" calcext:value-type="float">
            <text:p>6.66967</text:p>
          </table:table-cell>
          <table:table-cell table:style-name="Default" office:value-type="float" office:value="22.1989" calcext:value-type="float">
            <text:p>22.1989</text:p>
          </table:table-cell>
          <table:table-cell table:style-name="Default" office:value-type="float" office:value="9.16402" calcext:value-type="float">
            <text:p>9.16402</text:p>
          </table:table-cell>
          <table:table-cell table:style-name="Default" office:value-type="float" office:value="8.40078" calcext:value-type="float">
            <text:p>8.40078</text:p>
          </table:table-cell>
          <table:table-cell table:style-name="Default" office:value-type="float" office:value="6.13962" calcext:value-type="float">
            <text:p>6.13962</text:p>
          </table:table-cell>
          <table:table-cell table:style-name="Default" office:value-type="float" office:value="12.6242" calcext:value-type="float">
            <text:p>12.6242</text:p>
          </table:table-cell>
          <table:table-cell table:style-name="Default" office:value-type="float" office:value="33.6262" calcext:value-type="float">
            <text:p>33.6262</text:p>
          </table:table-cell>
          <table:table-cell table:style-name="Default" office:value-type="float" office:value="30.0451" calcext:value-type="float">
            <text:p>30.0451</text:p>
          </table:table-cell>
        </table:table-row>
        <table:table-row table:style-name="ro1">
          <table:table-cell table:style-name="ce13" office:value-type="string" calcext:value-type="string">
            <text:p>grubhub-13-9.tsp </text:p>
          </table:table-cell>
          <table:table-cell table:style-name="Default" office:value-type="float" office:value="4.33041" calcext:value-type="float">
            <text:p>4.33041</text:p>
          </table:table-cell>
          <table:table-cell table:style-name="Default" office:value-type="float" office:value="0.411057" calcext:value-type="float">
            <text:p>0.411057</text:p>
          </table:table-cell>
          <table:table-cell table:style-name="Default" office:value-type="float" office:value="0.404228" calcext:value-type="float">
            <text:p>0.404228</text:p>
          </table:table-cell>
          <table:table-cell table:style-name="Default" office:value-type="float" office:value="3.29268" calcext:value-type="float">
            <text:p>3.29268</text:p>
          </table:table-cell>
          <table:table-cell table:style-name="Default" office:value-type="float" office:value="22.6639" calcext:value-type="float">
            <text:p>22.66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1023" calcext:value-type="float">
            <text:p>31.1023</text:p>
          </table:table-cell>
          <table:table-cell table:style-name="Default" office:value-type="float" office:value="13.9231" calcext:value-type="float">
            <text:p>13.9231</text:p>
          </table:table-cell>
          <table:table-cell table:style-name="Default" office:value-type="float" office:value="1.32163" calcext:value-type="float">
            <text:p>1.32163</text:p>
          </table:table-cell>
          <table:table-cell table:style-name="Default" office:value-type="float" office:value="1.29967" calcext:value-type="float">
            <text:p>1.29967</text:p>
          </table:table-cell>
          <table:table-cell table:style-name="Default" office:value-type="float" office:value="10.5866" calcext:value-type="float">
            <text:p>10.5866</text:p>
          </table:table-cell>
          <table:table-cell table:style-name="Default" office:value-type="float" office:value="72.869" calcext:value-type="float">
            <text:p>72.8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3024" calcext:value-type="float">
            <text:p>3.53024</text:p>
          </table:table-cell>
          <table:table-cell table:style-name="Default" office:value-type="float" office:value="1.28894" calcext:value-type="float">
            <text:p>1.28894</text:p>
          </table:table-cell>
          <table:table-cell table:style-name="Default" office:value-type="float" office:value="0.77626" calcext:value-type="float">
            <text:p>0.77626</text:p>
          </table:table-cell>
          <table:table-cell table:style-name="Default" office:value-type="float" office:value="3.05951" calcext:value-type="float">
            <text:p>3.05951</text:p>
          </table:table-cell>
          <table:table-cell table:style-name="Default" office:value-type="float" office:value="23.1052" calcext:value-type="float">
            <text:p>23.10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7602" calcext:value-type="float">
            <text:p>31.7602</text:p>
          </table:table-cell>
          <table:table-cell table:style-name="Default" office:value-type="float" office:value="11.1153" calcext:value-type="float">
            <text:p>11.1153</text:p>
          </table:table-cell>
          <table:table-cell table:style-name="Default" office:value-type="float" office:value="4.05836" calcext:value-type="float">
            <text:p>4.05836</text:p>
          </table:table-cell>
          <table:table-cell table:style-name="Default" office:value-type="float" office:value="2.44413" calcext:value-type="float">
            <text:p>2.44413</text:p>
          </table:table-cell>
          <table:table-cell table:style-name="Default" office:value-type="float" office:value="9.63318" calcext:value-type="float">
            <text:p>9.63318</text:p>
          </table:table-cell>
          <table:table-cell table:style-name="Default" office:value-type="float" office:value="72.749" calcext:value-type="float">
            <text:p>72.7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161" calcext:value-type="float">
            <text:p>2.5161</text:p>
          </table:table-cell>
          <table:table-cell table:style-name="Default" office:value-type="float" office:value="2.02683" calcext:value-type="float">
            <text:p>2.02683</text:p>
          </table:table-cell>
          <table:table-cell table:style-name="Default" office:value-type="float" office:value="1.02293" calcext:value-type="float">
            <text:p>1.02293</text:p>
          </table:table-cell>
          <table:table-cell table:style-name="Default" office:value-type="float" office:value="2.53024" calcext:value-type="float">
            <text:p>2.53024</text:p>
          </table:table-cell>
          <table:table-cell table:style-name="Default" office:value-type="float" office:value="18.4007" calcext:value-type="float">
            <text:p>18.4007</text:p>
          </table:table-cell>
          <table:table-cell table:style-name="Default" office:value-type="float" office:value="5.23089" calcext:value-type="float">
            <text:p>5.23089</text:p>
          </table:table-cell>
          <table:table-cell table:style-name="Default" office:value-type="float" office:value="31.7276" calcext:value-type="float">
            <text:p>31.7276</text:p>
          </table:table-cell>
          <table:table-cell table:style-name="Default" office:value-type="float" office:value="7.9303" calcext:value-type="float">
            <text:p>7.9303</text:p>
          </table:table-cell>
          <table:table-cell table:style-name="Default" office:value-type="float" office:value="6.38821" calcext:value-type="float">
            <text:p>6.38821</text:p>
          </table:table-cell>
          <table:table-cell table:style-name="Default" office:value-type="float" office:value="3.22409" calcext:value-type="float">
            <text:p>3.22409</text:p>
          </table:table-cell>
          <table:table-cell table:style-name="Default" office:value-type="float" office:value="7.97489" calcext:value-type="float">
            <text:p>7.97489</text:p>
          </table:table-cell>
          <table:table-cell table:style-name="Default" office:value-type="float" office:value="57.9956" calcext:value-type="float">
            <text:p>57.9956</text:p>
          </table:table-cell>
          <table:table-cell table:style-name="Default" office:value-type="float" office:value="16.4869" calcext:value-type="float">
            <text:p>16.4869</text:p>
          </table:table-cell>
          <table:table-cell table:style-name="Default" office:value-type="float" office:value="1.52569" calcext:value-type="float">
            <text:p>1.52569</text:p>
          </table:table-cell>
          <table:table-cell table:style-name="Default" office:value-type="float" office:value="2.69203" calcext:value-type="float">
            <text:p>2.69203</text:p>
          </table:table-cell>
          <table:table-cell table:style-name="Default" office:value-type="float" office:value="1.39593" calcext:value-type="float">
            <text:p>1.39593</text:p>
          </table:table-cell>
          <table:table-cell table:style-name="Default" office:value-type="float" office:value="1.95171" calcext:value-type="float">
            <text:p>1.95171</text:p>
          </table:table-cell>
          <table:table-cell table:style-name="Default" office:value-type="float" office:value="16.2799" calcext:value-type="float">
            <text:p>16.2799</text:p>
          </table:table-cell>
          <table:table-cell table:style-name="Default" office:value-type="float" office:value="7.65553" calcext:value-type="float">
            <text:p>7.65553</text:p>
          </table:table-cell>
          <table:table-cell table:style-name="Default" office:value-type="float" office:value="31.5008" calcext:value-type="float">
            <text:p>31.5008</text:p>
          </table:table-cell>
          <table:table-cell table:style-name="Default" office:value-type="float" office:value="4.84334" calcext:value-type="float">
            <text:p>4.84334</text:p>
          </table:table-cell>
          <table:table-cell table:style-name="Default" office:value-type="float" office:value="8.54591" calcext:value-type="float">
            <text:p>8.54591</text:p>
          </table:table-cell>
          <table:table-cell table:style-name="Default" office:value-type="float" office:value="4.43143" calcext:value-type="float">
            <text:p>4.43143</text:p>
          </table:table-cell>
          <table:table-cell table:style-name="Default" office:value-type="float" office:value="6.19574" calcext:value-type="float">
            <text:p>6.19574</text:p>
          </table:table-cell>
          <table:table-cell table:style-name="Default" office:value-type="float" office:value="51.6809" calcext:value-type="float">
            <text:p>51.6809</text:p>
          </table:table-cell>
          <table:table-cell table:style-name="Default" office:value-type="float" office:value="24.3026" calcext:value-type="float">
            <text:p>24.3026</text:p>
          </table:table-cell>
        </table:table-row>
        <table:table-row table:style-name="ro1">
          <table:table-cell table:style-name="ce13" office:value-type="string" calcext:value-type="string">
            <text:p>grubhub-14-0.tsp </text:p>
          </table:table-cell>
          <table:table-cell table:style-name="Default" office:value-type="float" office:value="5.05415" calcext:value-type="float">
            <text:p>5.05415</text:p>
          </table:table-cell>
          <table:table-cell table:style-name="Default" office:value-type="float" office:value="0.382764" calcext:value-type="float">
            <text:p>0.382764</text:p>
          </table:table-cell>
          <table:table-cell table:style-name="Default" office:value-type="float" office:value="0.216911" calcext:value-type="float">
            <text:p>0.216911</text:p>
          </table:table-cell>
          <table:table-cell table:style-name="Default" office:value-type="float" office:value="5.23268" calcext:value-type="float">
            <text:p>5.23268</text:p>
          </table:table-cell>
          <table:table-cell table:style-name="Default" office:value-type="float" office:value="35.5411" calcext:value-type="float">
            <text:p>35.5411</text:p>
          </table:table-cell>
          <table:table-cell table:style-name="Default" office:value-type="float" office:value="4.02049" calcext:value-type="float">
            <text:p>4.02049</text:p>
          </table:table-cell>
          <table:table-cell table:style-name="Default" office:value-type="float" office:value="50.4481" calcext:value-type="float">
            <text:p>50.4481</text:p>
          </table:table-cell>
          <table:table-cell table:style-name="Default" office:value-type="float" office:value="10.0185" calcext:value-type="float">
            <text:p>10.0185</text:p>
          </table:table-cell>
          <table:table-cell table:style-name="Default" office:value-type="float" office:value="0.758728" calcext:value-type="float">
            <text:p>0.758728</text:p>
          </table:table-cell>
          <table:table-cell table:style-name="Default" office:value-type="float" office:value="0.429968" calcext:value-type="float">
            <text:p>0.429968</text:p>
          </table:table-cell>
          <table:table-cell table:style-name="Default" office:value-type="float" office:value="10.3724" calcext:value-type="float">
            <text:p>10.3724</text:p>
          </table:table-cell>
          <table:table-cell table:style-name="Default" office:value-type="float" office:value="70.4509" calcext:value-type="float">
            <text:p>70.4509</text:p>
          </table:table-cell>
          <table:table-cell table:style-name="Default" office:value-type="float" office:value="7.96955" calcext:value-type="float">
            <text:p>7.96955</text:p>
          </table:table-cell>
          <table:table-cell table:style-name="Default" office:value-type="float" office:value="3.25919" calcext:value-type="float">
            <text:p>3.25919</text:p>
          </table:table-cell>
          <table:table-cell table:style-name="Default" office:value-type="float" office:value="1.74195" calcext:value-type="float">
            <text:p>1.74195</text:p>
          </table:table-cell>
          <table:table-cell table:style-name="Default" office:value-type="float" office:value="1.02195" calcext:value-type="float">
            <text:p>1.02195</text:p>
          </table:table-cell>
          <table:table-cell table:style-name="Default" office:value-type="float" office:value="4.4639" calcext:value-type="float">
            <text:p>4.4639</text:p>
          </table:table-cell>
          <table:table-cell table:style-name="Default" office:value-type="float" office:value="29.8792" calcext:value-type="float">
            <text:p>29.8792</text:p>
          </table:table-cell>
          <table:table-cell table:style-name="Default" office:value-type="float" office:value="9.46585" calcext:value-type="float">
            <text:p>9.46585</text:p>
          </table:table-cell>
          <table:table-cell table:style-name="Default" office:value-type="float" office:value="49.832" calcext:value-type="float">
            <text:p>49.832</text:p>
          </table:table-cell>
          <table:table-cell table:style-name="Default" office:value-type="float" office:value="6.54035" calcext:value-type="float">
            <text:p>6.54035</text:p>
          </table:table-cell>
          <table:table-cell table:style-name="Default" office:value-type="float" office:value="3.49565" calcext:value-type="float">
            <text:p>3.49565</text:p>
          </table:table-cell>
          <table:table-cell table:style-name="Default" office:value-type="float" office:value="2.05079" calcext:value-type="float">
            <text:p>2.05079</text:p>
          </table:table-cell>
          <table:table-cell table:style-name="Default" office:value-type="float" office:value="8.9579" calcext:value-type="float">
            <text:p>8.9579</text:p>
          </table:table-cell>
          <table:table-cell table:style-name="Default" office:value-type="float" office:value="59.9598" calcext:value-type="float">
            <text:p>59.9598</text:p>
          </table:table-cell>
          <table:table-cell table:style-name="Default" office:value-type="float" office:value="18.9955" calcext:value-type="float">
            <text:p>18.9955</text:p>
          </table:table-cell>
          <table:table-cell table:style-name="Default" office:value-type="float" office:value="2.82618" calcext:value-type="float">
            <text:p>2.82618</text:p>
          </table:table-cell>
          <table:table-cell table:style-name="Default" office:value-type="float" office:value="2.17317" calcext:value-type="float">
            <text:p>2.17317</text:p>
          </table:table-cell>
          <table:table-cell table:style-name="Default" office:value-type="float" office:value="1.23805" calcext:value-type="float">
            <text:p>1.23805</text:p>
          </table:table-cell>
          <table:table-cell table:style-name="Default" office:value-type="float" office:value="3.63171" calcext:value-type="float">
            <text:p>3.63171</text:p>
          </table:table-cell>
          <table:table-cell table:style-name="Default" office:value-type="float" office:value="20.6969" calcext:value-type="float">
            <text:p>20.6969</text:p>
          </table:table-cell>
          <table:table-cell table:style-name="Default" office:value-type="float" office:value="11.207" calcext:value-type="float">
            <text:p>11.207</text:p>
          </table:table-cell>
          <table:table-cell table:style-name="Default" office:value-type="float" office:value="41.773" calcext:value-type="float">
            <text:p>41.773</text:p>
          </table:table-cell>
          <table:table-cell table:style-name="Default" office:value-type="float" office:value="6.76556" calcext:value-type="float">
            <text:p>6.76556</text:p>
          </table:table-cell>
          <table:table-cell table:style-name="Default" office:value-type="float" office:value="5.20233" calcext:value-type="float">
            <text:p>5.20233</text:p>
          </table:table-cell>
          <table:table-cell table:style-name="Default" office:value-type="float" office:value="2.96375" calcext:value-type="float">
            <text:p>2.96375</text:p>
          </table:table-cell>
          <table:table-cell table:style-name="Default" office:value-type="float" office:value="8.69391" calcext:value-type="float">
            <text:p>8.69391</text:p>
          </table:table-cell>
          <table:table-cell table:style-name="Default" office:value-type="float" office:value="49.5461" calcext:value-type="float">
            <text:p>49.5461</text:p>
          </table:table-cell>
          <table:table-cell table:style-name="Default" office:value-type="float" office:value="26.8283" calcext:value-type="float">
            <text:p>26.8283</text:p>
          </table:table-cell>
          <table:table-cell table:style-name="Default" office:value-type="float" office:value="1.83041" calcext:value-type="float">
            <text:p>1.83041</text:p>
          </table:table-cell>
          <table:table-cell table:style-name="Default" office:value-type="float" office:value="1.8439" calcext:value-type="float">
            <text:p>1.8439</text:p>
          </table:table-cell>
          <table:table-cell table:style-name="Default" office:value-type="float" office:value="1.23805" calcext:value-type="float">
            <text:p>1.23805</text:p>
          </table:table-cell>
          <table:table-cell table:style-name="Default" office:value-type="float" office:value="2.94829" calcext:value-type="float">
            <text:p>2.94829</text:p>
          </table:table-cell>
          <table:table-cell table:style-name="Default" office:value-type="float" office:value="7.64992" calcext:value-type="float">
            <text:p>7.64992</text:p>
          </table:table-cell>
          <table:table-cell table:style-name="Default" office:value-type="float" office:value="16.7847" calcext:value-type="float">
            <text:p>16.7847</text:p>
          </table:table-cell>
          <table:table-cell table:style-name="Default" office:value-type="float" office:value="32.2953" calcext:value-type="float">
            <text:p>32.2953</text:p>
          </table:table-cell>
          <table:table-cell table:style-name="Default" office:value-type="float" office:value="5.66772" calcext:value-type="float">
            <text:p>5.66772</text:p>
          </table:table-cell>
          <table:table-cell table:style-name="Default" office:value-type="float" office:value="5.70951" calcext:value-type="float">
            <text:p>5.70951</text:p>
          </table:table-cell>
          <table:table-cell table:style-name="Default" office:value-type="float" office:value="3.83353" calcext:value-type="float">
            <text:p>3.83353</text:p>
          </table:table-cell>
          <table:table-cell table:style-name="Default" office:value-type="float" office:value="9.12917" calcext:value-type="float">
            <text:p>9.12917</text:p>
          </table:table-cell>
          <table:table-cell table:style-name="Default" office:value-type="float" office:value="23.6874" calcext:value-type="float">
            <text:p>23.6874</text:p>
          </table:table-cell>
          <table:table-cell table:style-name="Default" office:value-type="float" office:value="51.9727" calcext:value-type="float">
            <text:p>51.9727</text:p>
          </table:table-cell>
        </table:table-row>
        <table:table-row table:style-name="ro1">
          <table:table-cell table:style-name="ce13" office:value-type="string" calcext:value-type="string">
            <text:p>grubhub-14-1.tsp </text:p>
          </table:table-cell>
          <table:table-cell table:style-name="Default" office:value-type="float" office:value="5.00244" calcext:value-type="float">
            <text:p>5.00244</text:p>
          </table:table-cell>
          <table:table-cell table:style-name="Default" office:value-type="float" office:value="0.723252" calcext:value-type="float">
            <text:p>0.723252</text:p>
          </table:table-cell>
          <table:table-cell table:style-name="Default" office:value-type="float" office:value="0.465203" calcext:value-type="float">
            <text:p>0.465203</text:p>
          </table:table-cell>
          <table:table-cell table:style-name="Default" office:value-type="float" office:value="4.09659" calcext:value-type="float">
            <text:p>4.09659</text:p>
          </table:table-cell>
          <table:table-cell table:style-name="Default" office:value-type="float" office:value="19.0683" calcext:value-type="float">
            <text:p>19.0683</text:p>
          </table:table-cell>
          <table:table-cell table:style-name="Default" office:value-type="float" office:value="2.0452" calcext:value-type="float">
            <text:p>2.0452</text:p>
          </table:table-cell>
          <table:table-cell table:style-name="Default" office:value-type="float" office:value="31.401" calcext:value-type="float">
            <text:p>31.401</text:p>
          </table:table-cell>
          <table:table-cell table:style-name="Default" office:value-type="float" office:value="15.9308" calcext:value-type="float">
            <text:p>15.9308</text:p>
          </table:table-cell>
          <table:table-cell table:style-name="Default" office:value-type="float" office:value="2.30328" calcext:value-type="float">
            <text:p>2.30328</text:p>
          </table:table-cell>
          <table:table-cell table:style-name="Default" office:value-type="float" office:value="1.48149" calcext:value-type="float">
            <text:p>1.48149</text:p>
          </table:table-cell>
          <table:table-cell table:style-name="Default" office:value-type="float" office:value="13.046" calcext:value-type="float">
            <text:p>13.046</text:p>
          </table:table-cell>
          <table:table-cell table:style-name="Default" office:value-type="float" office:value="60.7252" calcext:value-type="float">
            <text:p>60.7252</text:p>
          </table:table-cell>
          <table:table-cell table:style-name="Default" office:value-type="float" office:value="6.51318" calcext:value-type="float">
            <text:p>6.51318</text:p>
          </table:table-cell>
          <table:table-cell table:style-name="Default" office:value-type="float" office:value="3.43041" calcext:value-type="float">
            <text:p>3.43041</text:p>
          </table:table-cell>
          <table:table-cell table:style-name="Default" office:value-type="float" office:value="1.71073" calcext:value-type="float">
            <text:p>1.71073</text:p>
          </table:table-cell>
          <table:table-cell table:style-name="Default" office:value-type="float" office:value="1.1922" calcext:value-type="float">
            <text:p>1.1922</text:p>
          </table:table-cell>
          <table:table-cell table:style-name="Default" office:value-type="float" office:value="3.36146" calcext:value-type="float">
            <text:p>3.36146</text:p>
          </table:table-cell>
          <table:table-cell table:style-name="Default" office:value-type="float" office:value="12.4176" calcext:value-type="float">
            <text:p>12.4176</text:p>
          </table:table-cell>
          <table:table-cell table:style-name="Default" office:value-type="float" office:value="9.09537" calcext:value-type="float">
            <text:p>9.09537</text:p>
          </table:table-cell>
          <table:table-cell table:style-name="Default" office:value-type="float" office:value="31.2078" calcext:value-type="float">
            <text:p>31.2078</text:p>
          </table:table-cell>
          <table:table-cell table:style-name="Default" office:value-type="float" office:value="10.9921" calcext:value-type="float">
            <text:p>10.9921</text:p>
          </table:table-cell>
          <table:table-cell table:style-name="Default" office:value-type="float" office:value="5.48174" calcext:value-type="float">
            <text:p>5.48174</text:p>
          </table:table-cell>
          <table:table-cell table:style-name="Default" office:value-type="float" office:value="3.82018" calcext:value-type="float">
            <text:p>3.82018</text:p>
          </table:table-cell>
          <table:table-cell table:style-name="Default" office:value-type="float" office:value="10.7712" calcext:value-type="float">
            <text:p>10.7712</text:p>
          </table:table-cell>
          <table:table-cell table:style-name="Default" office:value-type="float" office:value="39.7902" calcext:value-type="float">
            <text:p>39.7902</text:p>
          </table:table-cell>
          <table:table-cell table:style-name="Default" office:value-type="float" office:value="29.1445" calcext:value-type="float">
            <text:p>29.1445</text:p>
          </table:table-cell>
          <table:table-cell table:style-name="Default" office:value-type="float" office:value="2.52683" calcext:value-type="float">
            <text:p>2.52683</text:p>
          </table:table-cell>
          <table:table-cell table:style-name="Default" office:value-type="float" office:value="2.34959" calcext:value-type="float">
            <text:p>2.34959</text:p>
          </table:table-cell>
          <table:table-cell table:style-name="Default" office:value-type="float" office:value="1.68862" calcext:value-type="float">
            <text:p>1.68862</text:p>
          </table:table-cell>
          <table:table-cell table:style-name="Default" office:value-type="float" office:value="2.98976" calcext:value-type="float">
            <text:p>2.98976</text:p>
          </table:table-cell>
          <table:table-cell table:style-name="Default" office:value-type="float" office:value="15.8203" calcext:value-type="float">
            <text:p>15.8203</text:p>
          </table:table-cell>
          <table:table-cell table:style-name="Default" office:value-type="float" office:value="6.31064" calcext:value-type="float">
            <text:p>6.31064</text:p>
          </table:table-cell>
          <table:table-cell table:style-name="Default" office:value-type="float" office:value="31.6857" calcext:value-type="float">
            <text:p>31.6857</text:p>
          </table:table-cell>
          <table:table-cell table:style-name="Default" office:value-type="float" office:value="7.97467" calcext:value-type="float">
            <text:p>7.97467</text:p>
          </table:table-cell>
          <table:table-cell table:style-name="Default" office:value-type="float" office:value="7.41531" calcext:value-type="float">
            <text:p>7.41531</text:p>
          </table:table-cell>
          <table:table-cell table:style-name="Default" office:value-type="float" office:value="5.32928" calcext:value-type="float">
            <text:p>5.32928</text:p>
          </table:table-cell>
          <table:table-cell table:style-name="Default" office:value-type="float" office:value="9.43567" calcext:value-type="float">
            <text:p>9.43567</text:p>
          </table:table-cell>
          <table:table-cell table:style-name="Default" office:value-type="float" office:value="49.9287" calcext:value-type="float">
            <text:p>49.9287</text:p>
          </table:table-cell>
          <table:table-cell table:style-name="Default" office:value-type="float" office:value="19.9164" calcext:value-type="float">
            <text:p>19.9164</text:p>
          </table:table-cell>
          <table:table-cell table:style-name="Default" office:value-type="float" office:value="1.92862" calcext:value-type="float">
            <text:p>1.92862</text:p>
          </table:table-cell>
          <table:table-cell table:style-name="Default" office:value-type="float" office:value="2.48813" calcext:value-type="float">
            <text:p>2.48813</text:p>
          </table:table-cell>
          <table:table-cell table:style-name="Default" office:value-type="float" office:value="1.68862" calcext:value-type="float">
            <text:p>1.68862</text:p>
          </table:table-cell>
          <table:table-cell table:style-name="Default" office:value-type="float" office:value="1.85659" calcext:value-type="float">
            <text:p>1.85659</text:p>
          </table:table-cell>
          <table:table-cell table:style-name="Default" office:value-type="float" office:value="12.4792" calcext:value-type="float">
            <text:p>12.4792</text:p>
          </table:table-cell>
          <table:table-cell table:style-name="Default" office:value-type="float" office:value="11.6602" calcext:value-type="float">
            <text:p>11.6602</text:p>
          </table:table-cell>
          <table:table-cell table:style-name="Default" office:value-type="float" office:value="32.1013" calcext:value-type="float">
            <text:p>32.1013</text:p>
          </table:table-cell>
          <table:table-cell table:style-name="Default" office:value-type="float" office:value="6.00791" calcext:value-type="float">
            <text:p>6.00791</text:p>
          </table:table-cell>
          <table:table-cell table:style-name="Default" office:value-type="float" office:value="7.75087" calcext:value-type="float">
            <text:p>7.75087</text:p>
          </table:table-cell>
          <table:table-cell table:style-name="Default" office:value-type="float" office:value="5.26028" calcext:value-type="float">
            <text:p>5.26028</text:p>
          </table:table-cell>
          <table:table-cell table:style-name="Default" office:value-type="float" office:value="5.78352" calcext:value-type="float">
            <text:p>5.78352</text:p>
          </table:table-cell>
          <table:table-cell table:style-name="Default" office:value-type="float" office:value="38.8744" calcext:value-type="float">
            <text:p>38.8744</text:p>
          </table:table-cell>
          <table:table-cell table:style-name="Default" office:value-type="float" office:value="36.323" calcext:value-type="float">
            <text:p>36.323</text:p>
          </table:table-cell>
        </table:table-row>
        <table:table-row table:style-name="ro1">
          <table:table-cell table:style-name="ce13" office:value-type="string" calcext:value-type="string">
            <text:p>grubhub-14-2.tsp </text:p>
          </table:table-cell>
          <table:table-cell table:style-name="Default" office:value-type="float" office:value="5.66667" calcext:value-type="float">
            <text:p>5.666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71902" calcext:value-type="float">
            <text:p>5.71902</text:p>
          </table:table-cell>
          <table:table-cell table:style-name="Default" office:value-type="float" office:value="28.7329" calcext:value-type="float">
            <text:p>28.7329</text:p>
          </table:table-cell>
          <table:table-cell table:style-name="Default" office:value-type="float" office:value="0.979593" calcext:value-type="float">
            <text:p>0.979593</text:p>
          </table:table-cell>
          <table:table-cell table:style-name="Default" office:value-type="float" office:value="41.0982" calcext:value-type="float">
            <text:p>41.0982</text:p>
          </table:table-cell>
          <table:table-cell table:style-name="Default" office:value-type="float" office:value="13.7881" calcext:value-type="float">
            <text:p>13.78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9155" calcext:value-type="float">
            <text:p>13.9155</text:p>
          </table:table-cell>
          <table:table-cell table:style-name="Default" office:value-type="float" office:value="69.9128" calcext:value-type="float">
            <text:p>69.9128</text:p>
          </table:table-cell>
          <table:table-cell table:style-name="Default" office:value-type="float" office:value="2.38354" calcext:value-type="float">
            <text:p>2.38354</text:p>
          </table:table-cell>
          <table:table-cell table:style-name="Default" office:value-type="float" office:value="4.25415" calcext:value-type="float">
            <text:p>4.25415</text:p>
          </table:table-cell>
          <table:table-cell table:style-name="Default" office:value-type="float" office:value="1.45821" calcext:value-type="float">
            <text:p>1.45821</text:p>
          </table:table-cell>
          <table:table-cell table:style-name="Default" office:value-type="float" office:value="0.709431" calcext:value-type="float">
            <text:p>0.709431</text:p>
          </table:table-cell>
          <table:table-cell table:style-name="Default" office:value-type="float" office:value="4.18976" calcext:value-type="float">
            <text:p>4.18976</text:p>
          </table:table-cell>
          <table:table-cell table:style-name="Default" office:value-type="float" office:value="25.4831" calcext:value-type="float">
            <text:p>25.4831</text:p>
          </table:table-cell>
          <table:table-cell table:style-name="Default" office:value-type="float" office:value="4.82211" calcext:value-type="float">
            <text:p>4.82211</text:p>
          </table:table-cell>
          <table:table-cell table:style-name="Default" office:value-type="float" office:value="40.9167" calcext:value-type="float">
            <text:p>40.9167</text:p>
          </table:table-cell>
          <table:table-cell table:style-name="Default" office:value-type="float" office:value="10.3971" calcext:value-type="float">
            <text:p>10.3971</text:p>
          </table:table-cell>
          <table:table-cell table:style-name="Default" office:value-type="float" office:value="3.56385" calcext:value-type="float">
            <text:p>3.56385</text:p>
          </table:table-cell>
          <table:table-cell table:style-name="Default" office:value-type="float" office:value="1.73384" calcext:value-type="float">
            <text:p>1.73384</text:p>
          </table:table-cell>
          <table:table-cell table:style-name="Default" office:value-type="float" office:value="10.2397" calcext:value-type="float">
            <text:p>10.2397</text:p>
          </table:table-cell>
          <table:table-cell table:style-name="Default" office:value-type="float" office:value="62.2803" calcext:value-type="float">
            <text:p>62.2803</text:p>
          </table:table-cell>
          <table:table-cell table:style-name="Default" office:value-type="float" office:value="11.7852" calcext:value-type="float">
            <text:p>11.7852</text:p>
          </table:table-cell>
          <table:table-cell table:style-name="Default" office:value-type="float" office:value="3.93919" calcext:value-type="float">
            <text:p>3.93919</text:p>
          </table:table-cell>
          <table:table-cell table:style-name="Default" office:value-type="float" office:value="1.45821" calcext:value-type="float">
            <text:p>1.45821</text:p>
          </table:table-cell>
          <table:table-cell table:style-name="Default" office:value-type="float" office:value="0.709431" calcext:value-type="float">
            <text:p>0.709431</text:p>
          </table:table-cell>
          <table:table-cell table:style-name="Default" office:value-type="float" office:value="4.07024" calcext:value-type="float">
            <text:p>4.07024</text:p>
          </table:table-cell>
          <table:table-cell table:style-name="Default" office:value-type="float" office:value="21.3863" calcext:value-type="float">
            <text:p>21.3863</text:p>
          </table:table-cell>
          <table:table-cell table:style-name="Default" office:value-type="float" office:value="9.05886" calcext:value-type="float">
            <text:p>9.05886</text:p>
          </table:table-cell>
          <table:table-cell table:style-name="Default" office:value-type="float" office:value="40.6223" calcext:value-type="float">
            <text:p>40.6223</text:p>
          </table:table-cell>
          <table:table-cell table:style-name="Default" office:value-type="float" office:value="9.69711" calcext:value-type="float">
            <text:p>9.69711</text:p>
          </table:table-cell>
          <table:table-cell table:style-name="Default" office:value-type="float" office:value="3.58968" calcext:value-type="float">
            <text:p>3.58968</text:p>
          </table:table-cell>
          <table:table-cell table:style-name="Default" office:value-type="float" office:value="1.74641" calcext:value-type="float">
            <text:p>1.74641</text:p>
          </table:table-cell>
          <table:table-cell table:style-name="Default" office:value-type="float" office:value="10.0197" calcext:value-type="float">
            <text:p>10.0197</text:p>
          </table:table-cell>
          <table:table-cell table:style-name="Default" office:value-type="float" office:value="52.6468" calcext:value-type="float">
            <text:p>52.6468</text:p>
          </table:table-cell>
          <table:table-cell table:style-name="Default" office:value-type="float" office:value="22.3002" calcext:value-type="float">
            <text:p>22.3002</text:p>
          </table:table-cell>
          <table:table-cell table:style-name="Default" office:value-type="float" office:value="2.58602" calcext:value-type="float">
            <text:p>2.58602</text:p>
          </table:table-cell>
          <table:table-cell table:style-name="Default" office:value-type="float" office:value="1.65707" calcext:value-type="float">
            <text:p>1.65707</text:p>
          </table:table-cell>
          <table:table-cell table:style-name="Default" office:value-type="float" office:value="1.46098" calcext:value-type="float">
            <text:p>1.46098</text:p>
          </table:table-cell>
          <table:table-cell table:style-name="Default" office:value-type="float" office:value="3.61902" calcext:value-type="float">
            <text:p>3.61902</text:p>
          </table:table-cell>
          <table:table-cell table:style-name="Default" office:value-type="float" office:value="22.3576" calcext:value-type="float">
            <text:p>22.3576</text:p>
          </table:table-cell>
          <table:table-cell table:style-name="Default" office:value-type="float" office:value="9.68049" calcext:value-type="float">
            <text:p>9.68049</text:p>
          </table:table-cell>
          <table:table-cell table:style-name="Default" office:value-type="float" office:value="41.3611" calcext:value-type="float">
            <text:p>41.3611</text:p>
          </table:table-cell>
          <table:table-cell table:style-name="Default" office:value-type="float" office:value="6.25229" calcext:value-type="float">
            <text:p>6.25229</text:p>
          </table:table-cell>
          <table:table-cell table:style-name="Default" office:value-type="float" office:value="4.00635" calcext:value-type="float">
            <text:p>4.00635</text:p>
          </table:table-cell>
          <table:table-cell table:style-name="Default" office:value-type="float" office:value="3.53224" calcext:value-type="float">
            <text:p>3.53224</text:p>
          </table:table-cell>
          <table:table-cell table:style-name="Default" office:value-type="float" office:value="8.74982" calcext:value-type="float">
            <text:p>8.74982</text:p>
          </table:table-cell>
          <table:table-cell table:style-name="Default" office:value-type="float" office:value="54.0545" calcext:value-type="float">
            <text:p>54.0545</text:p>
          </table:table-cell>
          <table:table-cell table:style-name="Default" office:value-type="float" office:value="23.4048" calcext:value-type="float">
            <text:p>23.4048</text:p>
          </table:table-cell>
        </table:table-row>
        <table:table-row table:style-name="ro1">
          <table:table-cell table:style-name="ce13" office:value-type="string" calcext:value-type="string">
            <text:p>grubhub-14-3.tsp </text:p>
          </table:table-cell>
          <table:table-cell table:style-name="Default" office:value-type="float" office:value="5.27854" calcext:value-type="float">
            <text:p>5.27854</text:p>
          </table:table-cell>
          <table:table-cell table:style-name="Default" office:value-type="float" office:value="0.356423" calcext:value-type="float">
            <text:p>0.356423</text:p>
          </table:table-cell>
          <table:table-cell table:style-name="Default" office:value-type="float" office:value="0.468618" calcext:value-type="float">
            <text:p>0.468618</text:p>
          </table:table-cell>
          <table:table-cell table:style-name="Default" office:value-type="float" office:value="4.89805" calcext:value-type="float">
            <text:p>4.89805</text:p>
          </table:table-cell>
          <table:table-cell table:style-name="Default" office:value-type="float" office:value="44.6143" calcext:value-type="float">
            <text:p>44.61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6159" calcext:value-type="float">
            <text:p>55.6159</text:p>
          </table:table-cell>
          <table:table-cell table:style-name="Default" office:value-type="float" office:value="9.49105" calcext:value-type="float">
            <text:p>9.49105</text:p>
          </table:table-cell>
          <table:table-cell table:style-name="Default" office:value-type="float" office:value="0.640864" calcext:value-type="float">
            <text:p>0.640864</text:p>
          </table:table-cell>
          <table:table-cell table:style-name="Default" office:value-type="float" office:value="0.842596" calcext:value-type="float">
            <text:p>0.842596</text:p>
          </table:table-cell>
          <table:table-cell table:style-name="Default" office:value-type="float" office:value="8.80692" calcext:value-type="float">
            <text:p>8.80692</text:p>
          </table:table-cell>
          <table:table-cell table:style-name="Default" office:value-type="float" office:value="80.2186" calcext:value-type="float">
            <text:p>80.21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26" calcext:value-type="float">
            <text:p>3.2626</text:p>
          </table:table-cell>
          <table:table-cell table:style-name="Default" office:value-type="float" office:value="2.01561" calcext:value-type="float">
            <text:p>2.01561</text:p>
          </table:table-cell>
          <table:table-cell table:style-name="Default" office:value-type="float" office:value="1.49317" calcext:value-type="float">
            <text:p>1.49317</text:p>
          </table:table-cell>
          <table:table-cell table:style-name="Default" office:value-type="float" office:value="3.83073" calcext:value-type="float">
            <text:p>3.83073</text:p>
          </table:table-cell>
          <table:table-cell table:style-name="Default" office:value-type="float" office:value="40.0776" calcext:value-type="float">
            <text:p>40.0776</text:p>
          </table:table-cell>
          <table:table-cell table:style-name="Default" office:value-type="float" office:value="5.31089" calcext:value-type="float">
            <text:p>5.31089</text:p>
          </table:table-cell>
          <table:table-cell table:style-name="Default" office:value-type="float" office:value="55.9906" calcext:value-type="float">
            <text:p>55.9906</text:p>
          </table:table-cell>
          <table:table-cell table:style-name="Default" office:value-type="float" office:value="5.82706" calcext:value-type="float">
            <text:p>5.82706</text:p>
          </table:table-cell>
          <table:table-cell table:style-name="Default" office:value-type="float" office:value="3.59991" calcext:value-type="float">
            <text:p>3.59991</text:p>
          </table:table-cell>
          <table:table-cell table:style-name="Default" office:value-type="float" office:value="2.66683" calcext:value-type="float">
            <text:p>2.66683</text:p>
          </table:table-cell>
          <table:table-cell table:style-name="Default" office:value-type="float" office:value="6.84174" calcext:value-type="float">
            <text:p>6.84174</text:p>
          </table:table-cell>
          <table:table-cell table:style-name="Default" office:value-type="float" office:value="71.5791" calcext:value-type="float">
            <text:p>71.5791</text:p>
          </table:table-cell>
          <table:table-cell table:style-name="Default" office:value-type="float" office:value="9.48534" calcext:value-type="float">
            <text:p>9.48534</text:p>
          </table:table-cell>
          <table:table-cell table:style-name="Default" office:value-type="float" office:value="2.93057" calcext:value-type="float">
            <text:p>2.93057</text:p>
          </table:table-cell>
          <table:table-cell table:style-name="Default" office:value-type="float" office:value="2.01561" calcext:value-type="float">
            <text:p>2.01561</text:p>
          </table:table-cell>
          <table:table-cell table:style-name="Default" office:value-type="float" office:value="1.49317" calcext:value-type="float">
            <text:p>1.49317</text:p>
          </table:table-cell>
          <table:table-cell table:style-name="Default" office:value-type="float" office:value="3.56098" calcext:value-type="float">
            <text:p>3.56098</text:p>
          </table:table-cell>
          <table:table-cell table:style-name="Default" office:value-type="float" office:value="40.512" calcext:value-type="float">
            <text:p>40.512</text:p>
          </table:table-cell>
          <table:table-cell table:style-name="Default" office:value-type="float" office:value="5.31089" calcext:value-type="float">
            <text:p>5.31089</text:p>
          </table:table-cell>
          <table:table-cell table:style-name="Default" office:value-type="float" office:value="55.8233" calcext:value-type="float">
            <text:p>55.8233</text:p>
          </table:table-cell>
          <table:table-cell table:style-name="Default" office:value-type="float" office:value="5.24973" calcext:value-type="float">
            <text:p>5.24973</text:p>
          </table:table-cell>
          <table:table-cell table:style-name="Default" office:value-type="float" office:value="3.6107" calcext:value-type="float">
            <text:p>3.6107</text:p>
          </table:table-cell>
          <table:table-cell table:style-name="Default" office:value-type="float" office:value="2.67482" calcext:value-type="float">
            <text:p>2.67482</text:p>
          </table:table-cell>
          <table:table-cell table:style-name="Default" office:value-type="float" office:value="6.37902" calcext:value-type="float">
            <text:p>6.37902</text:p>
          </table:table-cell>
          <table:table-cell table:style-name="Default" office:value-type="float" office:value="72.572" calcext:value-type="float">
            <text:p>72.572</text:p>
          </table:table-cell>
          <table:table-cell table:style-name="Default" office:value-type="float" office:value="9.51377" calcext:value-type="float">
            <text:p>9.51377</text:p>
          </table:table-cell>
          <table:table-cell table:style-name="Default" office:value-type="float" office:value="2.29431" calcext:value-type="float">
            <text:p>2.29431</text:p>
          </table:table-cell>
          <table:table-cell table:style-name="Default" office:value-type="float" office:value="2.28195" calcext:value-type="float">
            <text:p>2.28195</text:p>
          </table:table-cell>
          <table:table-cell table:style-name="Default" office:value-type="float" office:value="1.4078" calcext:value-type="float">
            <text:p>1.4078</text:p>
          </table:table-cell>
          <table:table-cell table:style-name="Default" office:value-type="float" office:value="2.98683" calcext:value-type="float">
            <text:p>2.98683</text:p>
          </table:table-cell>
          <table:table-cell table:style-name="Default" office:value-type="float" office:value="19.0389" calcext:value-type="float">
            <text:p>19.0389</text:p>
          </table:table-cell>
          <table:table-cell table:style-name="Default" office:value-type="float" office:value="19.638" calcext:value-type="float">
            <text:p>19.638</text:p>
          </table:table-cell>
          <table:table-cell table:style-name="Default" office:value-type="float" office:value="47.6478" calcext:value-type="float">
            <text:p>47.6478</text:p>
          </table:table-cell>
          <table:table-cell table:style-name="Default" office:value-type="float" office:value="4.81514" calcext:value-type="float">
            <text:p>4.81514</text:p>
          </table:table-cell>
          <table:table-cell table:style-name="Default" office:value-type="float" office:value="4.78921" calcext:value-type="float">
            <text:p>4.78921</text:p>
          </table:table-cell>
          <table:table-cell table:style-name="Default" office:value-type="float" office:value="2.95461" calcext:value-type="float">
            <text:p>2.95461</text:p>
          </table:table-cell>
          <table:table-cell table:style-name="Default" office:value-type="float" office:value="6.26856" calcext:value-type="float">
            <text:p>6.26856</text:p>
          </table:table-cell>
          <table:table-cell table:style-name="Default" office:value-type="float" office:value="39.9575" calcext:value-type="float">
            <text:p>39.9575</text:p>
          </table:table-cell>
          <table:table-cell table:style-name="Default" office:value-type="float" office:value="41.215" calcext:value-type="float">
            <text:p>41.215</text:p>
          </table:table-cell>
        </table:table-row>
        <table:table-row table:style-name="ro1">
          <table:table-cell table:style-name="ce13" office:value-type="string" calcext:value-type="string">
            <text:p>grubhub-14-4.tsp </text:p>
          </table:table-cell>
          <table:table-cell table:style-name="Default" office:value-type="float" office:value="5.81301" calcext:value-type="float">
            <text:p>5.813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.05512" calcext:value-type="float">
            <text:p>5.05512</text:p>
          </table:table-cell>
          <table:table-cell table:style-name="Default" office:value-type="float" office:value="35.8957" calcext:value-type="float">
            <text:p>35.8957</text:p>
          </table:table-cell>
          <table:table-cell table:style-name="Default" office:value-type="float" office:value="1.10268" calcext:value-type="float">
            <text:p>1.10268</text:p>
          </table:table-cell>
          <table:table-cell table:style-name="Default" office:value-type="float" office:value="47.8665" calcext:value-type="float">
            <text:p>47.8665</text:p>
          </table:table-cell>
          <table:table-cell table:style-name="Default" office:value-type="float" office:value="12.1442" calcext:value-type="float">
            <text:p>12.14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609" calcext:value-type="float">
            <text:p>10.5609</text:p>
          </table:table-cell>
          <table:table-cell table:style-name="Default" office:value-type="float" office:value="74.9913" calcext:value-type="float">
            <text:p>74.9913</text:p>
          </table:table-cell>
          <table:table-cell table:style-name="Default" office:value-type="float" office:value="2.30366" calcext:value-type="float">
            <text:p>2.30366</text:p>
          </table:table-cell>
          <table:table-cell table:style-name="Default" office:value-type="float" office:value="3.8639" calcext:value-type="float">
            <text:p>3.8639</text:p>
          </table:table-cell>
          <table:table-cell table:style-name="Default" office:value-type="float" office:value="1.18016" calcext:value-type="float">
            <text:p>1.18016</text:p>
          </table:table-cell>
          <table:table-cell table:style-name="Default" office:value-type="float" office:value="0.93626" calcext:value-type="float">
            <text:p>0.93626</text:p>
          </table:table-cell>
          <table:table-cell table:style-name="Default" office:value-type="float" office:value="4.15415" calcext:value-type="float">
            <text:p>4.15415</text:p>
          </table:table-cell>
          <table:table-cell table:style-name="Default" office:value-type="float" office:value="26.0964" calcext:value-type="float">
            <text:p>26.0964</text:p>
          </table:table-cell>
          <table:table-cell table:style-name="Default" office:value-type="float" office:value="11.3015" calcext:value-type="float">
            <text:p>11.3015</text:p>
          </table:table-cell>
          <table:table-cell table:style-name="Default" office:value-type="float" office:value="47.5324" calcext:value-type="float">
            <text:p>47.5324</text:p>
          </table:table-cell>
          <table:table-cell table:style-name="Default" office:value-type="float" office:value="8.12899" calcext:value-type="float">
            <text:p>8.12899</text:p>
          </table:table-cell>
          <table:table-cell table:style-name="Default" office:value-type="float" office:value="2.48286" calcext:value-type="float">
            <text:p>2.48286</text:p>
          </table:table-cell>
          <table:table-cell table:style-name="Default" office:value-type="float" office:value="1.96973" calcext:value-type="float">
            <text:p>1.96973</text:p>
          </table:table-cell>
          <table:table-cell table:style-name="Default" office:value-type="float" office:value="8.73962" calcext:value-type="float">
            <text:p>8.73962</text:p>
          </table:table-cell>
          <table:table-cell table:style-name="Default" office:value-type="float" office:value="54.9024" calcext:value-type="float">
            <text:p>54.9024</text:p>
          </table:table-cell>
          <table:table-cell table:style-name="Default" office:value-type="float" office:value="23.7764" calcext:value-type="float">
            <text:p>23.7764</text:p>
          </table:table-cell>
          <table:table-cell table:style-name="Default" office:value-type="float" office:value="3.08374" calcext:value-type="float">
            <text:p>3.08374</text:p>
          </table:table-cell>
          <table:table-cell table:style-name="Default" office:value-type="float" office:value="1.61512" calcext:value-type="float">
            <text:p>1.61512</text:p>
          </table:table-cell>
          <table:table-cell table:style-name="Default" office:value-type="float" office:value="1.23024" calcext:value-type="float">
            <text:p>1.23024</text:p>
          </table:table-cell>
          <table:table-cell table:style-name="Default" office:value-type="float" office:value="3.04683" calcext:value-type="float">
            <text:p>3.04683</text:p>
          </table:table-cell>
          <table:table-cell table:style-name="Default" office:value-type="float" office:value="18.6982" calcext:value-type="float">
            <text:p>18.6982</text:p>
          </table:table-cell>
          <table:table-cell table:style-name="Default" office:value-type="float" office:value="11.3015" calcext:value-type="float">
            <text:p>11.3015</text:p>
          </table:table-cell>
          <table:table-cell table:style-name="Default" office:value-type="float" office:value="38.9756" calcext:value-type="float">
            <text:p>38.9756</text:p>
          </table:table-cell>
          <table:table-cell table:style-name="Default" office:value-type="float" office:value="7.91197" calcext:value-type="float">
            <text:p>7.91197</text:p>
          </table:table-cell>
          <table:table-cell table:style-name="Default" office:value-type="float" office:value="4.14393" calcext:value-type="float">
            <text:p>4.14393</text:p>
          </table:table-cell>
          <table:table-cell table:style-name="Default" office:value-type="float" office:value="3.15645" calcext:value-type="float">
            <text:p>3.15645</text:p>
          </table:table-cell>
          <table:table-cell table:style-name="Default" office:value-type="float" office:value="7.81727" calcext:value-type="float">
            <text:p>7.81727</text:p>
          </table:table-cell>
          <table:table-cell table:style-name="Default" office:value-type="float" office:value="47.9741" calcext:value-type="float">
            <text:p>47.9741</text:p>
          </table:table-cell>
          <table:table-cell table:style-name="Default" office:value-type="float" office:value="28.9962" calcext:value-type="float">
            <text:p>28.9962</text:p>
          </table:table-cell>
          <table:table-cell table:style-name="Default" office:value-type="float" office:value="1.55171" calcext:value-type="float">
            <text:p>1.55171</text:p>
          </table:table-cell>
          <table:table-cell table:style-name="Default" office:value-type="float" office:value="2.95967" calcext:value-type="float">
            <text:p>2.95967</text:p>
          </table:table-cell>
          <table:table-cell table:style-name="Default" office:value-type="float" office:value="1.94455" calcext:value-type="float">
            <text:p>1.94455</text:p>
          </table:table-cell>
          <table:table-cell table:style-name="Default" office:value-type="float" office:value="2.15415" calcext:value-type="float">
            <text:p>2.15415</text:p>
          </table:table-cell>
          <table:table-cell table:style-name="Default" office:value-type="float" office:value="23.0291" calcext:value-type="float">
            <text:p>23.029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9.6392" calcext:value-type="float">
            <text:p>39.6392</text:p>
          </table:table-cell>
          <table:table-cell table:style-name="Default" office:value-type="float" office:value="3.91458" calcext:value-type="float">
            <text:p>3.91458</text:p>
          </table:table-cell>
          <table:table-cell table:style-name="Default" office:value-type="float" office:value="7.46654" calcext:value-type="float">
            <text:p>7.46654</text:p>
          </table:table-cell>
          <table:table-cell table:style-name="Default" office:value-type="float" office:value="4.90563" calcext:value-type="float">
            <text:p>4.90563</text:p>
          </table:table-cell>
          <table:table-cell table:style-name="Default" office:value-type="float" office:value="5.43439" calcext:value-type="float">
            <text:p>5.43439</text:p>
          </table:table-cell>
          <table:table-cell table:style-name="Default" office:value-type="float" office:value="58.0968" calcext:value-type="float">
            <text:p>58.0968</text:p>
          </table:table-cell>
          <table:table-cell table:style-name="Default" office:value-type="float" office:value="20.182" calcext:value-type="float">
            <text:p>20.182</text:p>
          </table:table-cell>
        </table:table-row>
        <table:table-row table:style-name="ro1">
          <table:table-cell table:style-name="ce13" office:value-type="string" calcext:value-type="string">
            <text:p>grubhub-14-5.tsp </text:p>
          </table:table-cell>
          <table:table-cell table:style-name="Default" office:value-type="float" office:value="5.62472" calcext:value-type="float">
            <text:p>5.624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4244" calcext:value-type="float">
            <text:p>3.54244</text:p>
          </table:table-cell>
          <table:table-cell table:style-name="Default" office:value-type="float" office:value="29.1319" calcext:value-type="float">
            <text:p>29.13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299" calcext:value-type="float">
            <text:p>38.299</text:p>
          </table:table-cell>
          <table:table-cell table:style-name="Default" office:value-type="float" office:value="14.6863" calcext:value-type="float">
            <text:p>14.68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24942" calcext:value-type="float">
            <text:p>9.24942</text:p>
          </table:table-cell>
          <table:table-cell table:style-name="Default" office:value-type="float" office:value="76.0643" calcext:value-type="float">
            <text:p>76.06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3561" calcext:value-type="float">
            <text:p>3.63561</text:p>
          </table:table-cell>
          <table:table-cell table:style-name="Default" office:value-type="float" office:value="1.39236" calcext:value-type="float">
            <text:p>1.39236</text:p>
          </table:table-cell>
          <table:table-cell table:style-name="Default" office:value-type="float" office:value="0.918699" calcext:value-type="float">
            <text:p>0.918699</text:p>
          </table:table-cell>
          <table:table-cell table:style-name="Default" office:value-type="float" office:value="3.13756" calcext:value-type="float">
            <text:p>3.13756</text:p>
          </table:table-cell>
          <table:table-cell table:style-name="Default" office:value-type="float" office:value="16.028" calcext:value-type="float">
            <text:p>16.028</text:p>
          </table:table-cell>
          <table:table-cell table:style-name="Default" office:value-type="float" office:value="5.83748" calcext:value-type="float">
            <text:p>5.83748</text:p>
          </table:table-cell>
          <table:table-cell table:style-name="Default" office:value-type="float" office:value="30.9498" calcext:value-type="float">
            <text:p>30.9498</text:p>
          </table:table-cell>
          <table:table-cell table:style-name="Default" office:value-type="float" office:value="11.7468" calcext:value-type="float">
            <text:p>11.7468</text:p>
          </table:table-cell>
          <table:table-cell table:style-name="Default" office:value-type="float" office:value="4.49877" calcext:value-type="float">
            <text:p>4.49877</text:p>
          </table:table-cell>
          <table:table-cell table:style-name="Default" office:value-type="float" office:value="2.96836" calcext:value-type="float">
            <text:p>2.96836</text:p>
          </table:table-cell>
          <table:table-cell table:style-name="Default" office:value-type="float" office:value="10.1376" calcext:value-type="float">
            <text:p>10.1376</text:p>
          </table:table-cell>
          <table:table-cell table:style-name="Default" office:value-type="float" office:value="51.7873" calcext:value-type="float">
            <text:p>51.7873</text:p>
          </table:table-cell>
          <table:table-cell table:style-name="Default" office:value-type="float" office:value="18.8611" calcext:value-type="float">
            <text:p>18.8611</text:p>
          </table:table-cell>
          <table:table-cell table:style-name="Default" office:value-type="float" office:value="2.64862" calcext:value-type="float">
            <text:p>2.64862</text:p>
          </table:table-cell>
          <table:table-cell table:style-name="Default" office:value-type="float" office:value="2.12098" calcext:value-type="float">
            <text:p>2.12098</text:p>
          </table:table-cell>
          <table:table-cell table:style-name="Default" office:value-type="float" office:value="1.38146" calcext:value-type="float">
            <text:p>1.38146</text:p>
          </table:table-cell>
          <table:table-cell table:style-name="Default" office:value-type="float" office:value="2.77512" calcext:value-type="float">
            <text:p>2.77512</text:p>
          </table:table-cell>
          <table:table-cell table:style-name="Default" office:value-type="float" office:value="17.1269" calcext:value-type="float">
            <text:p>17.1269</text:p>
          </table:table-cell>
          <table:table-cell table:style-name="Default" office:value-type="float" office:value="5.89715" calcext:value-type="float">
            <text:p>5.89715</text:p>
          </table:table-cell>
          <table:table-cell table:style-name="Default" office:value-type="float" office:value="31.9502" calcext:value-type="float">
            <text:p>31.9502</text:p>
          </table:table-cell>
          <table:table-cell table:style-name="Default" office:value-type="float" office:value="8.28982" calcext:value-type="float">
            <text:p>8.28982</text:p>
          </table:table-cell>
          <table:table-cell table:style-name="Default" office:value-type="float" office:value="6.63837" calcext:value-type="float">
            <text:p>6.63837</text:p>
          </table:table-cell>
          <table:table-cell table:style-name="Default" office:value-type="float" office:value="4.3238" calcext:value-type="float">
            <text:p>4.3238</text:p>
          </table:table-cell>
          <table:table-cell table:style-name="Default" office:value-type="float" office:value="8.68576" calcext:value-type="float">
            <text:p>8.68576</text:p>
          </table:table-cell>
          <table:table-cell table:style-name="Default" office:value-type="float" office:value="53.6049" calcext:value-type="float">
            <text:p>53.6049</text:p>
          </table:table-cell>
          <table:table-cell table:style-name="Default" office:value-type="float" office:value="18.4573" calcext:value-type="float">
            <text:p>18.4573</text:p>
          </table:table-cell>
          <table:table-cell table:style-name="Default" office:value-type="float" office:value="1.36667" calcext:value-type="float">
            <text:p>1.36667</text:p>
          </table:table-cell>
          <table:table-cell table:style-name="Default" office:value-type="float" office:value="2.92764" calcext:value-type="float">
            <text:p>2.92764</text:p>
          </table:table-cell>
          <table:table-cell table:style-name="Default" office:value-type="float" office:value="1.82667" calcext:value-type="float">
            <text:p>1.82667</text:p>
          </table:table-cell>
          <table:table-cell table:style-name="Default" office:value-type="float" office:value="2.35122" calcext:value-type="float">
            <text:p>2.35122</text:p>
          </table:table-cell>
          <table:table-cell table:style-name="Default" office:value-type="float" office:value="10.8054" calcext:value-type="float">
            <text:p>10.8054</text:p>
          </table:table-cell>
          <table:table-cell table:style-name="Default" office:value-type="float" office:value="4.58455" calcext:value-type="float">
            <text:p>4.58455</text:p>
          </table:table-cell>
          <table:table-cell table:style-name="Default" office:value-type="float" office:value="23.8621" calcext:value-type="float">
            <text:p>23.8621</text:p>
          </table:table-cell>
          <table:table-cell table:style-name="Default" office:value-type="float" office:value="5.72735" calcext:value-type="float">
            <text:p>5.72735</text:p>
          </table:table-cell>
          <table:table-cell table:style-name="Default" office:value-type="float" office:value="12.269" calcext:value-type="float">
            <text:p>12.269</text:p>
          </table:table-cell>
          <table:table-cell table:style-name="Default" office:value-type="float" office:value="7.65509" calcext:value-type="float">
            <text:p>7.65509</text:p>
          </table:table-cell>
          <table:table-cell table:style-name="Default" office:value-type="float" office:value="9.85336" calcext:value-type="float">
            <text:p>9.85336</text:p>
          </table:table-cell>
          <table:table-cell table:style-name="Default" office:value-type="float" office:value="45.2825" calcext:value-type="float">
            <text:p>45.2825</text:p>
          </table:table-cell>
          <table:table-cell table:style-name="Default" office:value-type="float" office:value="19.2127" calcext:value-type="float">
            <text:p>19.2127</text:p>
          </table:table-cell>
        </table:table-row>
        <table:table-row table:style-name="ro1">
          <table:table-cell table:style-name="ce13" office:value-type="string" calcext:value-type="string">
            <text:p>grubhub-14-6.tsp </text:p>
          </table:table-cell>
          <table:table-cell table:style-name="Default" office:value-type="float" office:value="5.58439" calcext:value-type="float">
            <text:p>5.58439</text:p>
          </table:table-cell>
          <table:table-cell table:style-name="Default" office:value-type="float" office:value="0.542764" calcext:value-type="float">
            <text:p>0.542764</text:p>
          </table:table-cell>
          <table:table-cell table:style-name="Default" office:value-type="float" office:value="0.419837" calcext:value-type="float">
            <text:p>0.419837</text:p>
          </table:table-cell>
          <table:table-cell table:style-name="Default" office:value-type="float" office:value="4.69366" calcext:value-type="float">
            <text:p>4.69366</text:p>
          </table:table-cell>
          <table:table-cell table:style-name="Default" office:value-type="float" office:value="38.8328" calcext:value-type="float">
            <text:p>38.8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0735" calcext:value-type="float">
            <text:p>50.0735</text:p>
          </table:table-cell>
          <table:table-cell table:style-name="Default" office:value-type="float" office:value="11.1524" calcext:value-type="float">
            <text:p>11.1524</text:p>
          </table:table-cell>
          <table:table-cell table:style-name="Default" office:value-type="float" office:value="1.08394" calcext:value-type="float">
            <text:p>1.08394</text:p>
          </table:table-cell>
          <table:table-cell table:style-name="Default" office:value-type="float" office:value="0.838442" calcext:value-type="float">
            <text:p>0.838442</text:p>
          </table:table-cell>
          <table:table-cell table:style-name="Default" office:value-type="float" office:value="9.37354" calcext:value-type="float">
            <text:p>9.37354</text:p>
          </table:table-cell>
          <table:table-cell table:style-name="Default" office:value-type="float" office:value="77.5517" calcext:value-type="float">
            <text:p>77.55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6797" calcext:value-type="float">
            <text:p>3.76797</text:p>
          </table:table-cell>
          <table:table-cell table:style-name="Default" office:value-type="float" office:value="1.88829" calcext:value-type="float">
            <text:p>1.88829</text:p>
          </table:table-cell>
          <table:table-cell table:style-name="Default" office:value-type="float" office:value="1.31073" calcext:value-type="float">
            <text:p>1.31073</text:p>
          </table:table-cell>
          <table:table-cell table:style-name="Default" office:value-type="float" office:value="4.18049" calcext:value-type="float">
            <text:p>4.18049</text:p>
          </table:table-cell>
          <table:table-cell table:style-name="Default" office:value-type="float" office:value="22.0288" calcext:value-type="float">
            <text:p>22.0288</text:p>
          </table:table-cell>
          <table:table-cell table:style-name="Default" office:value-type="float" office:value="8.88699" calcext:value-type="float">
            <text:p>8.88699</text:p>
          </table:table-cell>
          <table:table-cell table:style-name="Default" office:value-type="float" office:value="42.0633" calcext:value-type="float">
            <text:p>42.0633</text:p>
          </table:table-cell>
          <table:table-cell table:style-name="Default" office:value-type="float" office:value="8.95786" calcext:value-type="float">
            <text:p>8.95786</text:p>
          </table:table-cell>
          <table:table-cell table:style-name="Default" office:value-type="float" office:value="4.48917" calcext:value-type="float">
            <text:p>4.48917</text:p>
          </table:table-cell>
          <table:table-cell table:style-name="Default" office:value-type="float" office:value="3.1161" calcext:value-type="float">
            <text:p>3.1161</text:p>
          </table:table-cell>
          <table:table-cell table:style-name="Default" office:value-type="float" office:value="9.93857" calcext:value-type="float">
            <text:p>9.93857</text:p>
          </table:table-cell>
          <table:table-cell table:style-name="Default" office:value-type="float" office:value="52.3706" calcext:value-type="float">
            <text:p>52.3706</text:p>
          </table:table-cell>
          <table:table-cell table:style-name="Default" office:value-type="float" office:value="21.1277" calcext:value-type="float">
            <text:p>21.1277</text:p>
          </table:table-cell>
          <table:table-cell table:style-name="Default" office:value-type="float" office:value="3.29106" calcext:value-type="float">
            <text:p>3.29106</text:p>
          </table:table-cell>
          <table:table-cell table:style-name="Default" office:value-type="float" office:value="1.88829" calcext:value-type="float">
            <text:p>1.88829</text:p>
          </table:table-cell>
          <table:table-cell table:style-name="Default" office:value-type="float" office:value="1.31073" calcext:value-type="float">
            <text:p>1.31073</text:p>
          </table:table-cell>
          <table:table-cell table:style-name="Default" office:value-type="float" office:value="3.5161" calcext:value-type="float">
            <text:p>3.5161</text:p>
          </table:table-cell>
          <table:table-cell table:style-name="Default" office:value-type="float" office:value="13.7289" calcext:value-type="float">
            <text:p>13.7289</text:p>
          </table:table-cell>
          <table:table-cell table:style-name="Default" office:value-type="float" office:value="9.34488" calcext:value-type="float">
            <text:p>9.34488</text:p>
          </table:table-cell>
          <table:table-cell table:style-name="Default" office:value-type="float" office:value="33.08" calcext:value-type="float">
            <text:p>33.08</text:p>
          </table:table-cell>
          <table:table-cell table:style-name="Default" office:value-type="float" office:value="9.94878" calcext:value-type="float">
            <text:p>9.94878</text:p>
          </table:table-cell>
          <table:table-cell table:style-name="Default" office:value-type="float" office:value="5.70826" calcext:value-type="float">
            <text:p>5.70826</text:p>
          </table:table-cell>
          <table:table-cell table:style-name="Default" office:value-type="float" office:value="3.96231" calcext:value-type="float">
            <text:p>3.96231</text:p>
          </table:table-cell>
          <table:table-cell table:style-name="Default" office:value-type="float" office:value="10.6291" calcext:value-type="float">
            <text:p>10.6291</text:p>
          </table:table-cell>
          <table:table-cell table:style-name="Default" office:value-type="float" office:value="41.5022" calcext:value-type="float">
            <text:p>41.5022</text:p>
          </table:table-cell>
          <table:table-cell table:style-name="Default" office:value-type="float" office:value="28.2493" calcext:value-type="float">
            <text:p>28.2493</text:p>
          </table:table-cell>
          <table:table-cell table:style-name="Default" office:value-type="float" office:value="1.5522" calcext:value-type="float">
            <text:p>1.5522</text:p>
          </table:table-cell>
          <table:table-cell table:style-name="Default" office:value-type="float" office:value="2.96992" calcext:value-type="float">
            <text:p>2.96992</text:p>
          </table:table-cell>
          <table:table-cell table:style-name="Default" office:value-type="float" office:value="2.19675" calcext:value-type="float">
            <text:p>2.19675</text:p>
          </table:table-cell>
          <table:table-cell table:style-name="Default" office:value-type="float" office:value="3.21073" calcext:value-type="float">
            <text:p>3.21073</text:p>
          </table:table-cell>
          <table:table-cell table:style-name="Default" office:value-type="float" office:value="6.70398" calcext:value-type="float">
            <text:p>6.70398</text:p>
          </table:table-cell>
          <table:table-cell table:style-name="Default" office:value-type="float" office:value="16.8238" calcext:value-type="float">
            <text:p>16.8238</text:p>
          </table:table-cell>
          <table:table-cell table:style-name="Default" office:value-type="float" office:value="33.4574" calcext:value-type="float">
            <text:p>33.4574</text:p>
          </table:table-cell>
          <table:table-cell table:style-name="Default" office:value-type="float" office:value="4.63932" calcext:value-type="float">
            <text:p>4.63932</text:p>
          </table:table-cell>
          <table:table-cell table:style-name="Default" office:value-type="float" office:value="8.87672" calcext:value-type="float">
            <text:p>8.87672</text:p>
          </table:table-cell>
          <table:table-cell table:style-name="Default" office:value-type="float" office:value="6.56581" calcext:value-type="float">
            <text:p>6.56581</text:p>
          </table:table-cell>
          <table:table-cell table:style-name="Default" office:value-type="float" office:value="9.59648" calcext:value-type="float">
            <text:p>9.59648</text:p>
          </table:table-cell>
          <table:table-cell table:style-name="Default" office:value-type="float" office:value="20.0374" calcext:value-type="float">
            <text:p>20.0374</text:p>
          </table:table-cell>
          <table:table-cell table:style-name="Default" office:value-type="float" office:value="50.2843" calcext:value-type="float">
            <text:p>50.2843</text:p>
          </table:table-cell>
        </table:table-row>
        <table:table-row table:style-name="ro1">
          <table:table-cell table:style-name="ce13" office:value-type="string" calcext:value-type="string">
            <text:p>grubhub-14-7.tsp </text:p>
          </table:table-cell>
          <table:table-cell table:style-name="Default" office:value-type="float" office:value="4.44098" calcext:value-type="float">
            <text:p>4.44098</text:p>
          </table:table-cell>
          <table:table-cell table:style-name="Default" office:value-type="float" office:value="0.471057" calcext:value-type="float">
            <text:p>0.471057</text:p>
          </table:table-cell>
          <table:table-cell table:style-name="Default" office:value-type="float" office:value="0.266179" calcext:value-type="float">
            <text:p>0.266179</text:p>
          </table:table-cell>
          <table:table-cell table:style-name="Default" office:value-type="float" office:value="4.16146" calcext:value-type="float">
            <text:p>4.16146</text:p>
          </table:table-cell>
          <table:table-cell table:style-name="Default" office:value-type="float" office:value="30.0005" calcext:value-type="float">
            <text:p>30.0005</text:p>
          </table:table-cell>
          <table:table-cell table:style-name="Default" office:value-type="float" office:value="6.75886" calcext:value-type="float">
            <text:p>6.75886</text:p>
          </table:table-cell>
          <table:table-cell table:style-name="Default" office:value-type="float" office:value="46.099" calcext:value-type="float">
            <text:p>46.099</text:p>
          </table:table-cell>
          <table:table-cell table:style-name="Default" office:value-type="float" office:value="9.63356" calcext:value-type="float">
            <text:p>9.63356</text:p>
          </table:table-cell>
          <table:table-cell table:style-name="Default" office:value-type="float" office:value="1.02184" calcext:value-type="float">
            <text:p>1.02184</text:p>
          </table:table-cell>
          <table:table-cell table:style-name="Default" office:value-type="float" office:value="0.577407" calcext:value-type="float">
            <text:p>0.577407</text:p>
          </table:table-cell>
          <table:table-cell table:style-name="Default" office:value-type="float" office:value="9.02723" calcext:value-type="float">
            <text:p>9.02723</text:p>
          </table:table-cell>
          <table:table-cell table:style-name="Default" office:value-type="float" office:value="65.0784" calcext:value-type="float">
            <text:p>65.0784</text:p>
          </table:table-cell>
          <table:table-cell table:style-name="Default" office:value-type="float" office:value="14.6616" calcext:value-type="float">
            <text:p>14.6616</text:p>
          </table:table-cell>
          <table:table-cell table:style-name="Default" office:value-type="float" office:value="3.60764" calcext:value-type="float">
            <text:p>3.60764</text:p>
          </table:table-cell>
          <table:table-cell table:style-name="Default" office:value-type="float" office:value="0.495447" calcext:value-type="float">
            <text:p>0.495447</text:p>
          </table:table-cell>
          <table:table-cell table:style-name="Default" office:value-type="float" office:value="0.41252" calcext:value-type="float">
            <text:p>0.41252</text:p>
          </table:table-cell>
          <table:table-cell table:style-name="Default" office:value-type="float" office:value="3.16146" calcext:value-type="float">
            <text:p>3.16146</text:p>
          </table:table-cell>
          <table:table-cell table:style-name="Default" office:value-type="float" office:value="21.5888" calcext:value-type="float">
            <text:p>21.5888</text:p>
          </table:table-cell>
          <table:table-cell table:style-name="Default" office:value-type="float" office:value="7.26374" calcext:value-type="float">
            <text:p>7.26374</text:p>
          </table:table-cell>
          <table:table-cell table:style-name="Default" office:value-type="float" office:value="36.5296" calcext:value-type="float">
            <text:p>36.5296</text:p>
          </table:table-cell>
          <table:table-cell table:style-name="Default" office:value-type="float" office:value="9.87594" calcext:value-type="float">
            <text:p>9.87594</text:p>
          </table:table-cell>
          <table:table-cell table:style-name="Default" office:value-type="float" office:value="1.35629" calcext:value-type="float">
            <text:p>1.35629</text:p>
          </table:table-cell>
          <table:table-cell table:style-name="Default" office:value-type="float" office:value="1.12928" calcext:value-type="float">
            <text:p>1.12928</text:p>
          </table:table-cell>
          <table:table-cell table:style-name="Default" office:value-type="float" office:value="8.65453" calcext:value-type="float">
            <text:p>8.65453</text:p>
          </table:table-cell>
          <table:table-cell table:style-name="Default" office:value-type="float" office:value="59.0994" calcext:value-type="float">
            <text:p>59.0994</text:p>
          </table:table-cell>
          <table:table-cell table:style-name="Default" office:value-type="float" office:value="19.8845" calcext:value-type="float">
            <text:p>19.8845</text:p>
          </table:table-cell>
          <table:table-cell table:style-name="Default" office:value-type="float" office:value="3.39415" calcext:value-type="float">
            <text:p>3.39415</text:p>
          </table:table-cell>
          <table:table-cell table:style-name="Default" office:value-type="float" office:value="0.495447" calcext:value-type="float">
            <text:p>0.495447</text:p>
          </table:table-cell>
          <table:table-cell table:style-name="Default" office:value-type="float" office:value="0.41252" calcext:value-type="float">
            <text:p>0.41252</text:p>
          </table:table-cell>
          <table:table-cell table:style-name="Default" office:value-type="float" office:value="2.82146" calcext:value-type="float">
            <text:p>2.82146</text:p>
          </table:table-cell>
          <table:table-cell table:style-name="Default" office:value-type="float" office:value="14.7301" calcext:value-type="float">
            <text:p>14.7301</text:p>
          </table:table-cell>
          <table:table-cell table:style-name="Default" office:value-type="float" office:value="7.26374" calcext:value-type="float">
            <text:p>7.26374</text:p>
          </table:table-cell>
          <table:table-cell table:style-name="Default" office:value-type="float" office:value="29.1174" calcext:value-type="float">
            <text:p>29.1174</text:p>
          </table:table-cell>
          <table:table-cell table:style-name="Default" office:value-type="float" office:value="11.6568" calcext:value-type="float">
            <text:p>11.6568</text:p>
          </table:table-cell>
          <table:table-cell table:style-name="Default" office:value-type="float" office:value="1.70155" calcext:value-type="float">
            <text:p>1.70155</text:p>
          </table:table-cell>
          <table:table-cell table:style-name="Default" office:value-type="float" office:value="1.41675" calcext:value-type="float">
            <text:p>1.41675</text:p>
          </table:table-cell>
          <table:table-cell table:style-name="Default" office:value-type="float" office:value="9.68996" calcext:value-type="float">
            <text:p>9.68996</text:p>
          </table:table-cell>
          <table:table-cell table:style-name="Default" office:value-type="float" office:value="50.5886" calcext:value-type="float">
            <text:p>50.5886</text:p>
          </table:table-cell>
          <table:table-cell table:style-name="Default" office:value-type="float" office:value="24.9464" calcext:value-type="float">
            <text:p>24.9464</text:p>
          </table:table-cell>
          <table:table-cell table:style-name="Default" office:value-type="float" office:value="2.04699" calcext:value-type="float">
            <text:p>2.04699</text:p>
          </table:table-cell>
          <table:table-cell table:style-name="Default" office:value-type="float" office:value="1.89951" calcext:value-type="float">
            <text:p>1.89951</text:p>
          </table:table-cell>
          <table:table-cell table:style-name="Default" office:value-type="float" office:value="0.963415" calcext:value-type="float">
            <text:p>0.963415</text:p>
          </table:table-cell>
          <table:table-cell table:style-name="Default" office:value-type="float" office:value="2.01317" calcext:value-type="float">
            <text:p>2.01317</text:p>
          </table:table-cell>
          <table:table-cell table:style-name="Default" office:value-type="float" office:value="8.23073" calcext:value-type="float">
            <text:p>8.23073</text:p>
          </table:table-cell>
          <table:table-cell table:style-name="Default" office:value-type="float" office:value="5.83967" calcext:value-type="float">
            <text:p>5.83967</text:p>
          </table:table-cell>
          <table:table-cell table:style-name="Default" office:value-type="float" office:value="20.9935" calcext:value-type="float">
            <text:p>20.9935</text:p>
          </table:table-cell>
          <table:table-cell table:style-name="Default" office:value-type="float" office:value="9.7506" calcext:value-type="float">
            <text:p>9.7506</text:p>
          </table:table-cell>
          <table:table-cell table:style-name="Default" office:value-type="float" office:value="9.0481" calcext:value-type="float">
            <text:p>9.0481</text:p>
          </table:table-cell>
          <table:table-cell table:style-name="Default" office:value-type="float" office:value="4.58911" calcext:value-type="float">
            <text:p>4.58911</text:p>
          </table:table-cell>
          <table:table-cell table:style-name="Default" office:value-type="float" office:value="9.5895" calcext:value-type="float">
            <text:p>9.5895</text:p>
          </table:table-cell>
          <table:table-cell table:style-name="Default" office:value-type="float" office:value="39.2061" calcext:value-type="float">
            <text:p>39.2061</text:p>
          </table:table-cell>
          <table:table-cell table:style-name="Default" office:value-type="float" office:value="27.8166" calcext:value-type="float">
            <text:p>27.8166</text:p>
          </table:table-cell>
        </table:table-row>
        <table:table-row table:style-name="ro1">
          <table:table-cell table:style-name="ce13" office:value-type="string" calcext:value-type="string">
            <text:p>grubhub-14-8.tsp </text:p>
          </table:table-cell>
          <table:table-cell table:style-name="Default" office:value-type="float" office:value="5.70179" calcext:value-type="float">
            <text:p>5.701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69561" calcext:value-type="float">
            <text:p>4.69561</text:p>
          </table:table-cell>
          <table:table-cell table:style-name="Default" office:value-type="float" office:value="30.1715" calcext:value-type="float">
            <text:p>30.1715</text:p>
          </table:table-cell>
          <table:table-cell table:style-name="Default" office:value-type="float" office:value="0.488862" calcext:value-type="float">
            <text:p>0.488862</text:p>
          </table:table-cell>
          <table:table-cell table:style-name="Default" office:value-type="float" office:value="41.0577" calcext:value-type="float">
            <text:p>41.0577</text:p>
          </table:table-cell>
          <table:table-cell table:style-name="Default" office:value-type="float" office:value="13.8872" calcext:value-type="float">
            <text:p>13.88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4366" calcext:value-type="float">
            <text:p>11.4366</text:p>
          </table:table-cell>
          <table:table-cell table:style-name="Default" office:value-type="float" office:value="73.4855" calcext:value-type="float">
            <text:p>73.4855</text:p>
          </table:table-cell>
          <table:table-cell table:style-name="Default" office:value-type="float" office:value="1.19067" calcext:value-type="float">
            <text:p>1.19067</text:p>
          </table:table-cell>
          <table:table-cell table:style-name="Default" office:value-type="float" office:value="4.08683" calcext:value-type="float">
            <text:p>4.08683</text:p>
          </table:table-cell>
          <table:table-cell table:style-name="Default" office:value-type="float" office:value="1.30163" calcext:value-type="float">
            <text:p>1.30163</text:p>
          </table:table-cell>
          <table:table-cell table:style-name="Default" office:value-type="float" office:value="0.772846" calcext:value-type="float">
            <text:p>0.772846</text:p>
          </table:table-cell>
          <table:table-cell table:style-name="Default" office:value-type="float" office:value="3.9522" calcext:value-type="float">
            <text:p>3.9522</text:p>
          </table:table-cell>
          <table:table-cell table:style-name="Default" office:value-type="float" office:value="27.7072" calcext:value-type="float">
            <text:p>27.7072</text:p>
          </table:table-cell>
          <table:table-cell table:style-name="Default" office:value-type="float" office:value="4.61577" calcext:value-type="float">
            <text:p>4.61577</text:p>
          </table:table-cell>
          <table:table-cell table:style-name="Default" office:value-type="float" office:value="42.4364" calcext:value-type="float">
            <text:p>42.4364</text:p>
          </table:table-cell>
          <table:table-cell table:style-name="Default" office:value-type="float" office:value="9.63048" calcext:value-type="float">
            <text:p>9.63048</text:p>
          </table:table-cell>
          <table:table-cell table:style-name="Default" office:value-type="float" office:value="3.06724" calcext:value-type="float">
            <text:p>3.06724</text:p>
          </table:table-cell>
          <table:table-cell table:style-name="Default" office:value-type="float" office:value="1.82118" calcext:value-type="float">
            <text:p>1.82118</text:p>
          </table:table-cell>
          <table:table-cell table:style-name="Default" office:value-type="float" office:value="9.31321" calcext:value-type="float">
            <text:p>9.31321</text:p>
          </table:table-cell>
          <table:table-cell table:style-name="Default" office:value-type="float" office:value="65.291" calcext:value-type="float">
            <text:p>65.291</text:p>
          </table:table-cell>
          <table:table-cell table:style-name="Default" office:value-type="float" office:value="10.8769" calcext:value-type="float">
            <text:p>10.8769</text:p>
          </table:table-cell>
          <table:table-cell table:style-name="Default" office:value-type="float" office:value="3.58065" calcext:value-type="float">
            <text:p>3.58065</text:p>
          </table:table-cell>
          <table:table-cell table:style-name="Default" office:value-type="float" office:value="1.30163" calcext:value-type="float">
            <text:p>1.30163</text:p>
          </table:table-cell>
          <table:table-cell table:style-name="Default" office:value-type="float" office:value="0.772846" calcext:value-type="float">
            <text:p>0.772846</text:p>
          </table:table-cell>
          <table:table-cell table:style-name="Default" office:value-type="float" office:value="3.42146" calcext:value-type="float">
            <text:p>3.42146</text:p>
          </table:table-cell>
          <table:table-cell table:style-name="Default" office:value-type="float" office:value="28.2607" calcext:value-type="float">
            <text:p>28.2607</text:p>
          </table:table-cell>
          <table:table-cell table:style-name="Default" office:value-type="float" office:value="4.61577" calcext:value-type="float">
            <text:p>4.61577</text:p>
          </table:table-cell>
          <table:table-cell table:style-name="Default" office:value-type="float" office:value="41.953" calcext:value-type="float">
            <text:p>41.953</text:p>
          </table:table-cell>
          <table:table-cell table:style-name="Default" office:value-type="float" office:value="8.53491" calcext:value-type="float">
            <text:p>8.53491</text:p>
          </table:table-cell>
          <table:table-cell table:style-name="Default" office:value-type="float" office:value="3.10258" calcext:value-type="float">
            <text:p>3.10258</text:p>
          </table:table-cell>
          <table:table-cell table:style-name="Default" office:value-type="float" office:value="1.84217" calcext:value-type="float">
            <text:p>1.84217</text:p>
          </table:table-cell>
          <table:table-cell table:style-name="Default" office:value-type="float" office:value="8.15547" calcext:value-type="float">
            <text:p>8.15547</text:p>
          </table:table-cell>
          <table:table-cell table:style-name="Default" office:value-type="float" office:value="67.3626" calcext:value-type="float">
            <text:p>67.3626</text:p>
          </table:table-cell>
          <table:table-cell table:style-name="Default" office:value-type="float" office:value="11.0022" calcext:value-type="float">
            <text:p>11.0022</text:p>
          </table:table-cell>
          <table:table-cell table:style-name="Default" office:value-type="float" office:value="2.91561" calcext:value-type="float">
            <text:p>2.91561</text:p>
          </table:table-cell>
          <table:table-cell table:style-name="Default" office:value-type="float" office:value="1.15236" calcext:value-type="float">
            <text:p>1.15236</text:p>
          </table:table-cell>
          <table:table-cell table:style-name="Default" office:value-type="float" office:value="0.855772" calcext:value-type="float">
            <text:p>0.855772</text:p>
          </table:table-cell>
          <table:table-cell table:style-name="Default" office:value-type="float" office:value="2.82293" calcext:value-type="float">
            <text:p>2.82293</text:p>
          </table:table-cell>
          <table:table-cell table:style-name="Default" office:value-type="float" office:value="14.0233" calcext:value-type="float">
            <text:p>14.0233</text:p>
          </table:table-cell>
          <table:table-cell table:style-name="Default" office:value-type="float" office:value="11.0537" calcext:value-type="float">
            <text:p>11.0537</text:p>
          </table:table-cell>
          <table:table-cell table:style-name="Default" office:value-type="float" office:value="32.8236" calcext:value-type="float">
            <text:p>32.8236</text:p>
          </table:table-cell>
          <table:table-cell table:style-name="Default" office:value-type="float" office:value="8.88267" calcext:value-type="float">
            <text:p>8.88267</text:p>
          </table:table-cell>
          <table:table-cell table:style-name="Default" office:value-type="float" office:value="3.51076" calcext:value-type="float">
            <text:p>3.51076</text:p>
          </table:table-cell>
          <table:table-cell table:style-name="Default" office:value-type="float" office:value="2.60719" calcext:value-type="float">
            <text:p>2.60719</text:p>
          </table:table-cell>
          <table:table-cell table:style-name="Default" office:value-type="float" office:value="8.6003" calcext:value-type="float">
            <text:p>8.6003</text:p>
          </table:table-cell>
          <table:table-cell table:style-name="Default" office:value-type="float" office:value="42.7231" calcext:value-type="float">
            <text:p>42.7231</text:p>
          </table:table-cell>
          <table:table-cell table:style-name="Default" office:value-type="float" office:value="33.676" calcext:value-type="float">
            <text:p>33.676</text:p>
          </table:table-cell>
        </table:table-row>
        <table:table-row table:style-name="ro1">
          <table:table-cell table:style-name="ce13" office:value-type="string" calcext:value-type="string">
            <text:p>grubhub-14-9.tsp </text:p>
          </table:table-cell>
          <table:table-cell table:style-name="Default" office:value-type="float" office:value="5.22585" calcext:value-type="float">
            <text:p>5.22585</text:p>
          </table:table-cell>
          <table:table-cell table:style-name="Default" office:value-type="float" office:value="0.489593" calcext:value-type="float">
            <text:p>0.489593</text:p>
          </table:table-cell>
          <table:table-cell table:style-name="Default" office:value-type="float" office:value="0.435447" calcext:value-type="float">
            <text:p>0.435447</text:p>
          </table:table-cell>
          <table:table-cell table:style-name="Default" office:value-type="float" office:value="4.43073" calcext:value-type="float">
            <text:p>4.43073</text:p>
          </table:table-cell>
          <table:table-cell table:style-name="Default" office:value-type="float" office:value="29.6026" calcext:value-type="float">
            <text:p>29.60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1842" calcext:value-type="float">
            <text:p>40.1842</text:p>
          </table:table-cell>
          <table:table-cell table:style-name="Default" office:value-type="float" office:value="13.0047" calcext:value-type="float">
            <text:p>13.0047</text:p>
          </table:table-cell>
          <table:table-cell table:style-name="Default" office:value-type="float" office:value="1.21837" calcext:value-type="float">
            <text:p>1.21837</text:p>
          </table:table-cell>
          <table:table-cell table:style-name="Default" office:value-type="float" office:value="1.08363" calcext:value-type="float">
            <text:p>1.08363</text:p>
          </table:table-cell>
          <table:table-cell table:style-name="Default" office:value-type="float" office:value="11.026" calcext:value-type="float">
            <text:p>11.026</text:p>
          </table:table-cell>
          <table:table-cell table:style-name="Default" office:value-type="float" office:value="73.6672" calcext:value-type="float">
            <text:p>73.6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7333" calcext:value-type="float">
            <text:p>3.57333</text:p>
          </table:table-cell>
          <table:table-cell table:style-name="Default" office:value-type="float" office:value="2.42098" calcext:value-type="float">
            <text:p>2.42098</text:p>
          </table:table-cell>
          <table:table-cell table:style-name="Default" office:value-type="float" office:value="1.12293" calcext:value-type="float">
            <text:p>1.12293</text:p>
          </table:table-cell>
          <table:table-cell table:style-name="Default" office:value-type="float" office:value="3.4122" calcext:value-type="float">
            <text:p>3.4122</text:p>
          </table:table-cell>
          <table:table-cell table:style-name="Default" office:value-type="float" office:value="18.7271" calcext:value-type="float">
            <text:p>18.7271</text:p>
          </table:table-cell>
          <table:table-cell table:style-name="Default" office:value-type="float" office:value="3.15943" calcext:value-type="float">
            <text:p>3.15943</text:p>
          </table:table-cell>
          <table:table-cell table:style-name="Default" office:value-type="float" office:value="32.4159" calcext:value-type="float">
            <text:p>32.4159</text:p>
          </table:table-cell>
          <table:table-cell table:style-name="Default" office:value-type="float" office:value="11.0234" calcext:value-type="float">
            <text:p>11.0234</text:p>
          </table:table-cell>
          <table:table-cell table:style-name="Default" office:value-type="float" office:value="7.46847" calcext:value-type="float">
            <text:p>7.46847</text:p>
          </table:table-cell>
          <table:table-cell table:style-name="Default" office:value-type="float" office:value="3.46412" calcext:value-type="float">
            <text:p>3.46412</text:p>
          </table:table-cell>
          <table:table-cell table:style-name="Default" office:value-type="float" office:value="10.5263" calcext:value-type="float">
            <text:p>10.5263</text:p>
          </table:table-cell>
          <table:table-cell table:style-name="Default" office:value-type="float" office:value="57.7712" calcext:value-type="float">
            <text:p>57.7712</text:p>
          </table:table-cell>
          <table:table-cell table:style-name="Default" office:value-type="float" office:value="9.74654" calcext:value-type="float">
            <text:p>9.74654</text:p>
          </table:table-cell>
          <table:table-cell table:style-name="Default" office:value-type="float" office:value="3.27789" calcext:value-type="float">
            <text:p>3.27789</text:p>
          </table:table-cell>
          <table:table-cell table:style-name="Default" office:value-type="float" office:value="2.42098" calcext:value-type="float">
            <text:p>2.42098</text:p>
          </table:table-cell>
          <table:table-cell table:style-name="Default" office:value-type="float" office:value="1.12293" calcext:value-type="float">
            <text:p>1.12293</text:p>
          </table:table-cell>
          <table:table-cell table:style-name="Default" office:value-type="float" office:value="2.80634" calcext:value-type="float">
            <text:p>2.80634</text:p>
          </table:table-cell>
          <table:table-cell table:style-name="Default" office:value-type="float" office:value="17.6646" calcext:value-type="float">
            <text:p>17.6646</text:p>
          </table:table-cell>
          <table:table-cell table:style-name="Default" office:value-type="float" office:value="5.25878" calcext:value-type="float">
            <text:p>5.25878</text:p>
          </table:table-cell>
          <table:table-cell table:style-name="Default" office:value-type="float" office:value="32.5515" calcext:value-type="float">
            <text:p>32.5515</text:p>
          </table:table-cell>
          <table:table-cell table:style-name="Default" office:value-type="float" office:value="10.0698" calcext:value-type="float">
            <text:p>10.0698</text:p>
          </table:table-cell>
          <table:table-cell table:style-name="Default" office:value-type="float" office:value="7.43736" calcext:value-type="float">
            <text:p>7.43736</text:p>
          </table:table-cell>
          <table:table-cell table:style-name="Default" office:value-type="float" office:value="3.44969" calcext:value-type="float">
            <text:p>3.44969</text:p>
          </table:table-cell>
          <table:table-cell table:style-name="Default" office:value-type="float" office:value="8.62122" calcext:value-type="float">
            <text:p>8.62122</text:p>
          </table:table-cell>
          <table:table-cell table:style-name="Default" office:value-type="float" office:value="54.2667" calcext:value-type="float">
            <text:p>54.2667</text:p>
          </table:table-cell>
          <table:table-cell table:style-name="Default" office:value-type="float" office:value="16.1552" calcext:value-type="float">
            <text:p>16.1552</text:p>
          </table:table-cell>
          <table:table-cell table:style-name="Default" office:value-type="float" office:value="2.28358" calcext:value-type="float">
            <text:p>2.28358</text:p>
          </table:table-cell>
          <table:table-cell table:style-name="Default" office:value-type="float" office:value="2.25171" calcext:value-type="float">
            <text:p>2.25171</text:p>
          </table:table-cell>
          <table:table-cell table:style-name="Default" office:value-type="float" office:value="1.17171" calcext:value-type="float">
            <text:p>1.17171</text:p>
          </table:table-cell>
          <table:table-cell table:style-name="Default" office:value-type="float" office:value="2.13073" calcext:value-type="float">
            <text:p>2.13073</text:p>
          </table:table-cell>
          <table:table-cell table:style-name="Default" office:value-type="float" office:value="8.80943" calcext:value-type="float">
            <text:p>8.80943</text:p>
          </table:table-cell>
          <table:table-cell table:style-name="Default" office:value-type="float" office:value="7.4439" calcext:value-type="float">
            <text:p>7.4439</text:p>
          </table:table-cell>
          <table:table-cell table:style-name="Default" office:value-type="float" office:value="24.0911" calcext:value-type="float">
            <text:p>24.0911</text:p>
          </table:table-cell>
          <table:table-cell table:style-name="Default" office:value-type="float" office:value="9.47894" calcext:value-type="float">
            <text:p>9.47894</text:p>
          </table:table-cell>
          <table:table-cell table:style-name="Default" office:value-type="float" office:value="9.34665" calcext:value-type="float">
            <text:p>9.34665</text:p>
          </table:table-cell>
          <table:table-cell table:style-name="Default" office:value-type="float" office:value="4.86366" calcext:value-type="float">
            <text:p>4.86366</text:p>
          </table:table-cell>
          <table:table-cell table:style-name="Default" office:value-type="float" office:value="8.84449" calcext:value-type="float">
            <text:p>8.84449</text:p>
          </table:table-cell>
          <table:table-cell table:style-name="Default" office:value-type="float" office:value="36.5672" calcext:value-type="float">
            <text:p>36.5672</text:p>
          </table:table-cell>
          <table:table-cell table:style-name="Default" office:value-type="float" office:value="30.899" calcext:value-type="float">
            <text:p>30.899</text:p>
          </table:table-cell>
        </table:table-row>
        <table:table-row table:style-name="ro1">
          <table:table-cell table:style-name="ce13" office:value-type="string" calcext:value-type="string">
            <text:p>grubhub-15-0.tsp </text:p>
          </table:table-cell>
          <table:table-cell table:style-name="Default" office:value-type="float" office:value="5.66813" calcext:value-type="float">
            <text:p>5.66813</text:p>
          </table:table-cell>
          <table:table-cell table:style-name="Default" office:value-type="float" office:value="0.547642" calcext:value-type="float">
            <text:p>0.547642</text:p>
          </table:table-cell>
          <table:table-cell table:style-name="Default" office:value-type="float" office:value="0.435935" calcext:value-type="float">
            <text:p>0.435935</text:p>
          </table:table-cell>
          <table:table-cell table:style-name="Default" office:value-type="float" office:value="5.70488" calcext:value-type="float">
            <text:p>5.70488</text:p>
          </table:table-cell>
          <table:table-cell table:style-name="Default" office:value-type="float" office:value="19.4458" calcext:value-type="float">
            <text:p>19.4458</text:p>
          </table:table-cell>
          <table:table-cell table:style-name="Default" office:value-type="float" office:value="1.9726" calcext:value-type="float">
            <text:p>1.9726</text:p>
          </table:table-cell>
          <table:table-cell table:style-name="Default" office:value-type="float" office:value="33.775" calcext:value-type="float">
            <text:p>33.775</text:p>
          </table:table-cell>
          <table:table-cell table:style-name="Default" office:value-type="float" office:value="16.782" calcext:value-type="float">
            <text:p>16.782</text:p>
          </table:table-cell>
          <table:table-cell table:style-name="Default" office:value-type="float" office:value="1.62144" calcext:value-type="float">
            <text:p>1.62144</text:p>
          </table:table-cell>
          <table:table-cell table:style-name="Default" office:value-type="float" office:value="1.2907" calcext:value-type="float">
            <text:p>1.2907</text:p>
          </table:table-cell>
          <table:table-cell table:style-name="Default" office:value-type="float" office:value="16.8909" calcext:value-type="float">
            <text:p>16.8909</text:p>
          </table:table-cell>
          <table:table-cell table:style-name="Default" office:value-type="float" office:value="57.5745" calcext:value-type="float">
            <text:p>57.5745</text:p>
          </table:table-cell>
          <table:table-cell table:style-name="Default" office:value-type="float" office:value="5.84043" calcext:value-type="float">
            <text:p>5.84043</text:p>
          </table:table-cell>
          <table:table-cell table:style-name="Default" office:value-type="float" office:value="3.99805" calcext:value-type="float">
            <text:p>3.99805</text:p>
          </table:table-cell>
          <table:table-cell table:style-name="Default" office:value-type="float" office:value="2.41268" calcext:value-type="float">
            <text:p>2.41268</text:p>
          </table:table-cell>
          <table:table-cell table:style-name="Default" office:value-type="float" office:value="1.08049" calcext:value-type="float">
            <text:p>1.08049</text:p>
          </table:table-cell>
          <table:table-cell table:style-name="Default" office:value-type="float" office:value="4.33415" calcext:value-type="float">
            <text:p>4.33415</text:p>
          </table:table-cell>
          <table:table-cell table:style-name="Default" office:value-type="float" office:value="11.5446" calcext:value-type="float">
            <text:p>11.5446</text:p>
          </table:table-cell>
          <table:table-cell table:style-name="Default" office:value-type="float" office:value="1.92602" calcext:value-type="float">
            <text:p>1.92602</text:p>
          </table:table-cell>
          <table:table-cell table:style-name="Default" office:value-type="float" office:value="25.2959" calcext:value-type="float">
            <text:p>25.2959</text:p>
          </table:table-cell>
          <table:table-cell table:style-name="Default" office:value-type="float" office:value="15.8051" calcext:value-type="float">
            <text:p>15.8051</text:p>
          </table:table-cell>
          <table:table-cell table:style-name="Default" office:value-type="float" office:value="9.53783" calcext:value-type="float">
            <text:p>9.53783</text:p>
          </table:table-cell>
          <table:table-cell table:style-name="Default" office:value-type="float" office:value="4.27139" calcext:value-type="float">
            <text:p>4.27139</text:p>
          </table:table-cell>
          <table:table-cell table:style-name="Default" office:value-type="float" office:value="17.1338" calcext:value-type="float">
            <text:p>17.1338</text:p>
          </table:table-cell>
          <table:table-cell table:style-name="Default" office:value-type="float" office:value="45.638" calcext:value-type="float">
            <text:p>45.638</text:p>
          </table:table-cell>
          <table:table-cell table:style-name="Default" office:value-type="float" office:value="7.61394" calcext:value-type="float">
            <text:p>7.61394</text:p>
          </table:table-cell>
          <table:table-cell table:style-name="Default" office:value-type="float" office:value="2.96228" calcext:value-type="float">
            <text:p>2.96228</text:p>
          </table:table-cell>
          <table:table-cell table:style-name="Default" office:value-type="float" office:value="3.30715" calcext:value-type="float">
            <text:p>3.30715</text:p>
          </table:table-cell>
          <table:table-cell table:style-name="Default" office:value-type="float" office:value="1.78959" calcext:value-type="float">
            <text:p>1.78959</text:p>
          </table:table-cell>
          <table:table-cell table:style-name="Default" office:value-type="float" office:value="3.12439" calcext:value-type="float">
            <text:p>3.12439</text:p>
          </table:table-cell>
          <table:table-cell table:style-name="Default" office:value-type="float" office:value="12.4459" calcext:value-type="float">
            <text:p>12.4459</text:p>
          </table:table-cell>
          <table:table-cell table:style-name="Default" office:value-type="float" office:value="1.92602" calcext:value-type="float">
            <text:p>1.92602</text:p>
          </table:table-cell>
          <table:table-cell table:style-name="Default" office:value-type="float" office:value="25.5553" calcext:value-type="float">
            <text:p>25.5553</text:p>
          </table:table-cell>
          <table:table-cell table:style-name="Default" office:value-type="float" office:value="11.5916" calcext:value-type="float">
            <text:p>11.5916</text:p>
          </table:table-cell>
          <table:table-cell table:style-name="Default" office:value-type="float" office:value="12.9412" calcext:value-type="float">
            <text:p>12.9412</text:p>
          </table:table-cell>
          <table:table-cell table:style-name="Default" office:value-type="float" office:value="7.00283" calcext:value-type="float">
            <text:p>7.00283</text:p>
          </table:table-cell>
          <table:table-cell table:style-name="Default" office:value-type="float" office:value="12.226" calcext:value-type="float">
            <text:p>12.226</text:p>
          </table:table-cell>
          <table:table-cell table:style-name="Default" office:value-type="float" office:value="48.7017" calcext:value-type="float">
            <text:p>48.7017</text:p>
          </table:table-cell>
          <table:table-cell table:style-name="Default" office:value-type="float" office:value="7.53667" calcext:value-type="float">
            <text:p>7.53667</text:p>
          </table:table-cell>
          <table:table-cell table:style-name="Default" office:value-type="float" office:value="2.2226" calcext:value-type="float">
            <text:p>2.2226</text:p>
          </table:table-cell>
          <table:table-cell table:style-name="Default" office:value-type="float" office:value="3.31496" calcext:value-type="float">
            <text:p>3.31496</text:p>
          </table:table-cell>
          <table:table-cell table:style-name="Default" office:value-type="float" office:value="1.69691" calcext:value-type="float">
            <text:p>1.69691</text:p>
          </table:table-cell>
          <table:table-cell table:style-name="Default" office:value-type="float" office:value="2.61805" calcext:value-type="float">
            <text:p>2.61805</text:p>
          </table:table-cell>
          <table:table-cell table:style-name="Default" office:value-type="float" office:value="12.1047" calcext:value-type="float">
            <text:p>12.1047</text:p>
          </table:table-cell>
          <table:table-cell table:style-name="Default" office:value-type="float" office:value="4.05756" calcext:value-type="float">
            <text:p>4.05756</text:p>
          </table:table-cell>
          <table:table-cell table:style-name="Default" office:value-type="float" office:value="26.0148" calcext:value-type="float">
            <text:p>26.0148</text:p>
          </table:table-cell>
          <table:table-cell table:style-name="Default" office:value-type="float" office:value="8.54361" calcext:value-type="float">
            <text:p>8.54361</text:p>
          </table:table-cell>
          <table:table-cell table:style-name="Default" office:value-type="float" office:value="12.7426" calcext:value-type="float">
            <text:p>12.7426</text:p>
          </table:table-cell>
          <table:table-cell table:style-name="Default" office:value-type="float" office:value="6.52287" calcext:value-type="float">
            <text:p>6.52287</text:p>
          </table:table-cell>
          <table:table-cell table:style-name="Default" office:value-type="float" office:value="10.0637" calcext:value-type="float">
            <text:p>10.0637</text:p>
          </table:table-cell>
          <table:table-cell table:style-name="Default" office:value-type="float" office:value="46.5301" calcext:value-type="float">
            <text:p>46.5301</text:p>
          </table:table-cell>
          <table:table-cell table:style-name="Default" office:value-type="float" office:value="15.5971" calcext:value-type="float">
            <text:p>15.5971</text:p>
          </table:table-cell>
        </table:table-row>
        <table:table-row table:style-name="ro1">
          <table:table-cell table:style-name="ce13" office:value-type="string" calcext:value-type="string">
            <text:p>grubhub-15-1.tsp </text:p>
          </table:table-cell>
          <table:table-cell table:style-name="Default" office:value-type="float" office:value="5.41252" calcext:value-type="float">
            <text:p>5.41252</text:p>
          </table:table-cell>
          <table:table-cell table:style-name="Default" office:value-type="float" office:value="0.573496" calcext:value-type="float">
            <text:p>0.573496</text:p>
          </table:table-cell>
          <table:table-cell table:style-name="Default" office:value-type="float" office:value="0.244228" calcext:value-type="float">
            <text:p>0.244228</text:p>
          </table:table-cell>
          <table:table-cell table:style-name="Default" office:value-type="float" office:value="3.72878" calcext:value-type="float">
            <text:p>3.72878</text:p>
          </table:table-cell>
          <table:table-cell table:style-name="Default" office:value-type="float" office:value="35.6434" calcext:value-type="float">
            <text:p>35.6434</text:p>
          </table:table-cell>
          <table:table-cell table:style-name="Default" office:value-type="float" office:value="-1.77636E-015" calcext:value-type="float">
            <text:p>-1.77636E-15</text:p>
          </table:table-cell>
          <table:table-cell table:style-name="Default" office:value-type="float" office:value="45.6024" calcext:value-type="float">
            <text:p>45.6024</text:p>
          </table:table-cell>
          <table:table-cell table:style-name="Default" office:value-type="float" office:value="11.8689" calcext:value-type="float">
            <text:p>11.8689</text:p>
          </table:table-cell>
          <table:table-cell table:style-name="Default" office:value-type="float" office:value="1.2576" calcext:value-type="float">
            <text:p>1.2576</text:p>
          </table:table-cell>
          <table:table-cell table:style-name="Default" office:value-type="float" office:value="0.535558" calcext:value-type="float">
            <text:p>0.535558</text:p>
          </table:table-cell>
          <table:table-cell table:style-name="Default" office:value-type="float" office:value="8.17671" calcext:value-type="float">
            <text:p>8.17671</text:p>
          </table:table-cell>
          <table:table-cell table:style-name="Default" office:value-type="float" office:value="78.1612" calcext:value-type="float">
            <text:p>78.1612</text:p>
          </table:table-cell>
          <table:table-cell table:style-name="Default" office:value-type="float" office:value="-3.89531E-015" calcext:value-type="float">
            <text:p>-3.89531E-15</text:p>
          </table:table-cell>
          <table:table-cell table:style-name="Default" office:value-type="float" office:value="3.66098" calcext:value-type="float">
            <text:p>3.66098</text:p>
          </table:table-cell>
          <table:table-cell table:style-name="Default" office:value-type="float" office:value="1.95756" calcext:value-type="float">
            <text:p>1.95756</text:p>
          </table:table-cell>
          <table:table-cell table:style-name="Default" office:value-type="float" office:value="1.2839" calcext:value-type="float">
            <text:p>1.2839</text:p>
          </table:table-cell>
          <table:table-cell table:style-name="Default" office:value-type="float" office:value="2.88585" calcext:value-type="float">
            <text:p>2.88585</text:p>
          </table:table-cell>
          <table:table-cell table:style-name="Default" office:value-type="float" office:value="29.9449" calcext:value-type="float">
            <text:p>29.9449</text:p>
          </table:table-cell>
          <table:table-cell table:style-name="Default" office:value-type="float" office:value="6.22976" calcext:value-type="float">
            <text:p>6.22976</text:p>
          </table:table-cell>
          <table:table-cell table:style-name="Default" office:value-type="float" office:value="45.9629" calcext:value-type="float">
            <text:p>45.9629</text:p>
          </table:table-cell>
          <table:table-cell table:style-name="Default" office:value-type="float" office:value="7.96506" calcext:value-type="float">
            <text:p>7.96506</text:p>
          </table:table-cell>
          <table:table-cell table:style-name="Default" office:value-type="float" office:value="4.259" calcext:value-type="float">
            <text:p>4.259</text:p>
          </table:table-cell>
          <table:table-cell table:style-name="Default" office:value-type="float" office:value="2.79334" calcext:value-type="float">
            <text:p>2.79334</text:p>
          </table:table-cell>
          <table:table-cell table:style-name="Default" office:value-type="float" office:value="6.27866" calcext:value-type="float">
            <text:p>6.27866</text:p>
          </table:table-cell>
          <table:table-cell table:style-name="Default" office:value-type="float" office:value="65.1501" calcext:value-type="float">
            <text:p>65.1501</text:p>
          </table:table-cell>
          <table:table-cell table:style-name="Default" office:value-type="float" office:value="13.5539" calcext:value-type="float">
            <text:p>13.5539</text:p>
          </table:table-cell>
          <table:table-cell table:style-name="Default" office:value-type="float" office:value="2.9452" calcext:value-type="float">
            <text:p>2.9452</text:p>
          </table:table-cell>
          <table:table-cell table:style-name="Default" office:value-type="float" office:value="2.29935" calcext:value-type="float">
            <text:p>2.29935</text:p>
          </table:table-cell>
          <table:table-cell table:style-name="Default" office:value-type="float" office:value="1.52813" calcext:value-type="float">
            <text:p>1.52813</text:p>
          </table:table-cell>
          <table:table-cell table:style-name="Default" office:value-type="float" office:value="2.50927" calcext:value-type="float">
            <text:p>2.50927</text:p>
          </table:table-cell>
          <table:table-cell table:style-name="Default" office:value-type="float" office:value="26.6289" calcext:value-type="float">
            <text:p>26.6289</text:p>
          </table:table-cell>
          <table:table-cell table:style-name="Default" office:value-type="float" office:value="10.1876" calcext:value-type="float">
            <text:p>10.1876</text:p>
          </table:table-cell>
          <table:table-cell table:style-name="Default" office:value-type="float" office:value="46.0985" calcext:value-type="float">
            <text:p>46.0985</text:p>
          </table:table-cell>
          <table:table-cell table:style-name="Default" office:value-type="float" office:value="6.38893" calcext:value-type="float">
            <text:p>6.38893</text:p>
          </table:table-cell>
          <table:table-cell table:style-name="Default" office:value-type="float" office:value="4.9879" calcext:value-type="float">
            <text:p>4.9879</text:p>
          </table:table-cell>
          <table:table-cell table:style-name="Default" office:value-type="float" office:value="3.31492" calcext:value-type="float">
            <text:p>3.31492</text:p>
          </table:table-cell>
          <table:table-cell table:style-name="Default" office:value-type="float" office:value="5.44327" calcext:value-type="float">
            <text:p>5.44327</text:p>
          </table:table-cell>
          <table:table-cell table:style-name="Default" office:value-type="float" office:value="57.7653" calcext:value-type="float">
            <text:p>57.7653</text:p>
          </table:table-cell>
          <table:table-cell table:style-name="Default" office:value-type="float" office:value="22.0997" calcext:value-type="float">
            <text:p>22.0997</text:p>
          </table:table-cell>
          <table:table-cell table:style-name="Default" office:value-type="float" office:value="1.72764" calcext:value-type="float">
            <text:p>1.72764</text:p>
          </table:table-cell>
          <table:table-cell table:style-name="Default" office:value-type="float" office:value="2.77528" calcext:value-type="float">
            <text:p>2.77528</text:p>
          </table:table-cell>
          <table:table-cell table:style-name="Default" office:value-type="float" office:value="1.7465" calcext:value-type="float">
            <text:p>1.7465</text:p>
          </table:table-cell>
          <table:table-cell table:style-name="Default" office:value-type="float" office:value="1.98098" calcext:value-type="float">
            <text:p>1.98098</text:p>
          </table:table-cell>
          <table:table-cell table:style-name="Default" office:value-type="float" office:value="22.2254" calcext:value-type="float">
            <text:p>22.2254</text:p>
          </table:table-cell>
          <table:table-cell table:style-name="Default" office:value-type="float" office:value="7.92211" calcext:value-type="float">
            <text:p>7.92211</text:p>
          </table:table-cell>
          <table:table-cell table:style-name="Default" office:value-type="float" office:value="38.3779" calcext:value-type="float">
            <text:p>38.3779</text:p>
          </table:table-cell>
          <table:table-cell table:style-name="Default" office:value-type="float" office:value="4.50166" calcext:value-type="float">
            <text:p>4.50166</text:p>
          </table:table-cell>
          <table:table-cell table:style-name="Default" office:value-type="float" office:value="7.23147" calcext:value-type="float">
            <text:p>7.23147</text:p>
          </table:table-cell>
          <table:table-cell table:style-name="Default" office:value-type="float" office:value="4.55081" calcext:value-type="float">
            <text:p>4.55081</text:p>
          </table:table-cell>
          <table:table-cell table:style-name="Default" office:value-type="float" office:value="5.16176" calcext:value-type="float">
            <text:p>5.16176</text:p>
          </table:table-cell>
          <table:table-cell table:style-name="Default" office:value-type="float" office:value="57.9119" calcext:value-type="float">
            <text:p>57.9119</text:p>
          </table:table-cell>
          <table:table-cell table:style-name="Default" office:value-type="float" office:value="20.6424" calcext:value-type="float">
            <text:p>20.6424</text:p>
          </table:table-cell>
        </table:table-row>
        <table:table-row table:style-name="ro1">
          <table:table-cell table:style-name="ce13" office:value-type="string" calcext:value-type="string">
            <text:p>grubhub-15-2.tsp </text:p>
          </table:table-cell>
          <table:table-cell table:style-name="Default" office:value-type="float" office:value="5.37154" calcext:value-type="float">
            <text:p>5.37154</text:p>
          </table:table-cell>
          <table:table-cell table:style-name="Default" office:value-type="float" office:value="0.691545" calcext:value-type="float">
            <text:p>0.691545</text:p>
          </table:table-cell>
          <table:table-cell table:style-name="Default" office:value-type="float" office:value="0.467642" calcext:value-type="float">
            <text:p>0.467642</text:p>
          </table:table-cell>
          <table:table-cell table:style-name="Default" office:value-type="float" office:value="5.5678" calcext:value-type="float">
            <text:p>5.5678</text:p>
          </table:table-cell>
          <table:table-cell table:style-name="Default" office:value-type="float" office:value="29.1561" calcext:value-type="float">
            <text:p>29.1561</text:p>
          </table:table-cell>
          <table:table-cell table:style-name="Default" office:value-type="float" office:value="0.884878" calcext:value-type="float">
            <text:p>0.884878</text:p>
          </table:table-cell>
          <table:table-cell table:style-name="Default" office:value-type="float" office:value="42.1395" calcext:value-type="float">
            <text:p>42.1395</text:p>
          </table:table-cell>
          <table:table-cell table:style-name="Default" office:value-type="float" office:value="12.7471" calcext:value-type="float">
            <text:p>12.7471</text:p>
          </table:table-cell>
          <table:table-cell table:style-name="Default" office:value-type="float" office:value="1.64108" calcext:value-type="float">
            <text:p>1.64108</text:p>
          </table:table-cell>
          <table:table-cell table:style-name="Default" office:value-type="float" office:value="1.10975" calcext:value-type="float">
            <text:p>1.10975</text:p>
          </table:table-cell>
          <table:table-cell table:style-name="Default" office:value-type="float" office:value="13.2128" calcext:value-type="float">
            <text:p>13.2128</text:p>
          </table:table-cell>
          <table:table-cell table:style-name="Default" office:value-type="float" office:value="69.1895" calcext:value-type="float">
            <text:p>69.1895</text:p>
          </table:table-cell>
          <table:table-cell table:style-name="Default" office:value-type="float" office:value="2.09988" calcext:value-type="float">
            <text:p>2.09988</text:p>
          </table:table-cell>
          <table:table-cell table:style-name="Default" office:value-type="float" office:value="3.94537" calcext:value-type="float">
            <text:p>3.94537</text:p>
          </table:table-cell>
          <table:table-cell table:style-name="Default" office:value-type="float" office:value="1.88098" calcext:value-type="float">
            <text:p>1.88098</text:p>
          </table:table-cell>
          <table:table-cell table:style-name="Default" office:value-type="float" office:value="1.24732" calcext:value-type="float">
            <text:p>1.24732</text:p>
          </table:table-cell>
          <table:table-cell table:style-name="Default" office:value-type="float" office:value="3.95415" calcext:value-type="float">
            <text:p>3.95415</text:p>
          </table:table-cell>
          <table:table-cell table:style-name="Default" office:value-type="float" office:value="24.3246" calcext:value-type="float">
            <text:p>24.3246</text:p>
          </table:table-cell>
          <table:table-cell table:style-name="Default" office:value-type="float" office:value="5.88707" calcext:value-type="float">
            <text:p>5.88707</text:p>
          </table:table-cell>
          <table:table-cell table:style-name="Default" office:value-type="float" office:value="41.2395" calcext:value-type="float">
            <text:p>41.2395</text:p>
          </table:table-cell>
          <table:table-cell table:style-name="Default" office:value-type="float" office:value="9.56696" calcext:value-type="float">
            <text:p>9.56696</text:p>
          </table:table-cell>
          <table:table-cell table:style-name="Default" office:value-type="float" office:value="4.5611" calcext:value-type="float">
            <text:p>4.5611</text:p>
          </table:table-cell>
          <table:table-cell table:style-name="Default" office:value-type="float" office:value="3.02457" calcext:value-type="float">
            <text:p>3.02457</text:p>
          </table:table-cell>
          <table:table-cell table:style-name="Default" office:value-type="float" office:value="9.58825" calcext:value-type="float">
            <text:p>9.58825</text:p>
          </table:table-cell>
          <table:table-cell table:style-name="Default" office:value-type="float" office:value="58.9838" calcext:value-type="float">
            <text:p>58.9838</text:p>
          </table:table-cell>
          <table:table-cell table:style-name="Default" office:value-type="float" office:value="14.2753" calcext:value-type="float">
            <text:p>14.2753</text:p>
          </table:table-cell>
          <table:table-cell table:style-name="Default" office:value-type="float" office:value="3.52163" calcext:value-type="float">
            <text:p>3.52163</text:p>
          </table:table-cell>
          <table:table-cell table:style-name="Default" office:value-type="float" office:value="1.88098" calcext:value-type="float">
            <text:p>1.88098</text:p>
          </table:table-cell>
          <table:table-cell table:style-name="Default" office:value-type="float" office:value="1.24732" calcext:value-type="float">
            <text:p>1.24732</text:p>
          </table:table-cell>
          <table:table-cell table:style-name="Default" office:value-type="float" office:value="3.48" calcext:value-type="float">
            <text:p>3.48</text:p>
          </table:table-cell>
          <table:table-cell table:style-name="Default" office:value-type="float" office:value="16.4025" calcext:value-type="float">
            <text:p>16.4025</text:p>
          </table:table-cell>
          <table:table-cell table:style-name="Default" office:value-type="float" office:value="6.31553" calcext:value-type="float">
            <text:p>6.31553</text:p>
          </table:table-cell>
          <table:table-cell table:style-name="Default" office:value-type="float" office:value="32.848" calcext:value-type="float">
            <text:p>32.848</text:p>
          </table:table-cell>
          <table:table-cell table:style-name="Default" office:value-type="float" office:value="10.721" calcext:value-type="float">
            <text:p>10.721</text:p>
          </table:table-cell>
          <table:table-cell table:style-name="Default" office:value-type="float" office:value="5.72631" calcext:value-type="float">
            <text:p>5.72631</text:p>
          </table:table-cell>
          <table:table-cell table:style-name="Default" office:value-type="float" office:value="3.79724" calcext:value-type="float">
            <text:p>3.79724</text:p>
          </table:table-cell>
          <table:table-cell table:style-name="Default" office:value-type="float" office:value="10.5943" calcext:value-type="float">
            <text:p>10.5943</text:p>
          </table:table-cell>
          <table:table-cell table:style-name="Default" office:value-type="float" office:value="49.9347" calcext:value-type="float">
            <text:p>49.9347</text:p>
          </table:table-cell>
          <table:table-cell table:style-name="Default" office:value-type="float" office:value="19.2265" calcext:value-type="float">
            <text:p>19.2265</text:p>
          </table:table-cell>
          <table:table-cell table:style-name="Default" office:value-type="float" office:value="1.74911" calcext:value-type="float">
            <text:p>1.74911</text:p>
          </table:table-cell>
          <table:table-cell table:style-name="Default" office:value-type="float" office:value="3.41528" calcext:value-type="float">
            <text:p>3.41528</text:p>
          </table:table-cell>
          <table:table-cell table:style-name="Default" office:value-type="float" office:value="2.10309" calcext:value-type="float">
            <text:p>2.10309</text:p>
          </table:table-cell>
          <table:table-cell table:style-name="Default" office:value-type="float" office:value="2.57463" calcext:value-type="float">
            <text:p>2.57463</text:p>
          </table:table-cell>
          <table:table-cell table:style-name="Default" office:value-type="float" office:value="12.8356" calcext:value-type="float">
            <text:p>12.8356</text:p>
          </table:table-cell>
          <table:table-cell table:style-name="Default" office:value-type="float" office:value="10.934" calcext:value-type="float">
            <text:p>10.934</text:p>
          </table:table-cell>
          <table:table-cell table:style-name="Default" office:value-type="float" office:value="33.6117" calcext:value-type="float">
            <text:p>33.6117</text:p>
          </table:table-cell>
          <table:table-cell table:style-name="Default" office:value-type="float" office:value="5.20386" calcext:value-type="float">
            <text:p>5.20386</text:p>
          </table:table-cell>
          <table:table-cell table:style-name="Default" office:value-type="float" office:value="10.161" calcext:value-type="float">
            <text:p>10.161</text:p>
          </table:table-cell>
          <table:table-cell table:style-name="Default" office:value-type="float" office:value="6.25701" calcext:value-type="float">
            <text:p>6.25701</text:p>
          </table:table-cell>
          <table:table-cell table:style-name="Default" office:value-type="float" office:value="7.65993" calcext:value-type="float">
            <text:p>7.65993</text:p>
          </table:table-cell>
          <table:table-cell table:style-name="Default" office:value-type="float" office:value="38.1879" calcext:value-type="float">
            <text:p>38.1879</text:p>
          </table:table-cell>
          <table:table-cell table:style-name="Default" office:value-type="float" office:value="32.5303" calcext:value-type="float">
            <text:p>32.5303</text:p>
          </table:table-cell>
        </table:table-row>
        <table:table-row table:style-name="ro1">
          <table:table-cell table:style-name="ce13" office:value-type="string" calcext:value-type="string">
            <text:p>grubhub-15-3.tsp </text:p>
          </table:table-cell>
          <table:table-cell table:style-name="Default" office:value-type="float" office:value="5.4813" calcext:value-type="float">
            <text:p>5.4813</text:p>
          </table:table-cell>
          <table:table-cell table:style-name="Default" office:value-type="float" office:value="0.502764" calcext:value-type="float">
            <text:p>0.502764</text:p>
          </table:table-cell>
          <table:table-cell table:style-name="Default" office:value-type="float" office:value="0.504228" calcext:value-type="float">
            <text:p>0.504228</text:p>
          </table:table-cell>
          <table:table-cell table:style-name="Default" office:value-type="float" office:value="5.4922" calcext:value-type="float">
            <text:p>5.4922</text:p>
          </table:table-cell>
          <table:table-cell table:style-name="Default" office:value-type="float" office:value="11.8516" calcext:value-type="float">
            <text:p>11.8516</text:p>
          </table:table-cell>
          <table:table-cell table:style-name="Default" office:value-type="float" office:value="0.0498374" calcext:value-type="float">
            <text:p>0.0498374</text:p>
          </table:table-cell>
          <table:table-cell table:style-name="Default" office:value-type="float" office:value="23.882" calcext:value-type="float">
            <text:p>23.882</text:p>
          </table:table-cell>
          <table:table-cell table:style-name="Default" office:value-type="float" office:value="22.9516" calcext:value-type="float">
            <text:p>22.9516</text:p>
          </table:table-cell>
          <table:table-cell table:style-name="Default" office:value-type="float" office:value="2.10521" calcext:value-type="float">
            <text:p>2.10521</text:p>
          </table:table-cell>
          <table:table-cell table:style-name="Default" office:value-type="float" office:value="2.11133" calcext:value-type="float">
            <text:p>2.11133</text:p>
          </table:table-cell>
          <table:table-cell table:style-name="Default" office:value-type="float" office:value="22.9973" calcext:value-type="float">
            <text:p>22.9973</text:p>
          </table:table-cell>
          <table:table-cell table:style-name="Default" office:value-type="float" office:value="49.6259" calcext:value-type="float">
            <text:p>49.6259</text:p>
          </table:table-cell>
          <table:table-cell table:style-name="Default" office:value-type="float" office:value="0.208682" calcext:value-type="float">
            <text:p>0.208682</text:p>
          </table:table-cell>
          <table:table-cell table:style-name="Default" office:value-type="float" office:value="4.35642" calcext:value-type="float">
            <text:p>4.35642</text:p>
          </table:table-cell>
          <table:table-cell table:style-name="Default" office:value-type="float" office:value="1.1265" calcext:value-type="float">
            <text:p>1.1265</text:p>
          </table:table-cell>
          <table:table-cell table:style-name="Default" office:value-type="float" office:value="0.724553" calcext:value-type="float">
            <text:p>0.724553</text:p>
          </table:table-cell>
          <table:table-cell table:style-name="Default" office:value-type="float" office:value="4.54537" calcext:value-type="float">
            <text:p>4.54537</text:p>
          </table:table-cell>
          <table:table-cell table:style-name="Default" office:value-type="float" office:value="12.475" calcext:value-type="float">
            <text:p>12.475</text:p>
          </table:table-cell>
          <table:table-cell table:style-name="Default" office:value-type="float" office:value="0.497154" calcext:value-type="float">
            <text:p>0.497154</text:p>
          </table:table-cell>
          <table:table-cell table:style-name="Default" office:value-type="float" office:value="23.725" calcext:value-type="float">
            <text:p>23.725</text:p>
          </table:table-cell>
          <table:table-cell table:style-name="Default" office:value-type="float" office:value="18.3621" calcext:value-type="float">
            <text:p>18.3621</text:p>
          </table:table-cell>
          <table:table-cell table:style-name="Default" office:value-type="float" office:value="4.74816" calcext:value-type="float">
            <text:p>4.74816</text:p>
          </table:table-cell>
          <table:table-cell table:style-name="Default" office:value-type="float" office:value="3.05396" calcext:value-type="float">
            <text:p>3.05396</text:p>
          </table:table-cell>
          <table:table-cell table:style-name="Default" office:value-type="float" office:value="19.1585" calcext:value-type="float">
            <text:p>19.1585</text:p>
          </table:table-cell>
          <table:table-cell table:style-name="Default" office:value-type="float" office:value="52.5817" calcext:value-type="float">
            <text:p>52.5817</text:p>
          </table:table-cell>
          <table:table-cell table:style-name="Default" office:value-type="float" office:value="2.09548" calcext:value-type="float">
            <text:p>2.09548</text:p>
          </table:table-cell>
          <table:table-cell table:style-name="Default" office:value-type="float" office:value="3.97951" calcext:value-type="float">
            <text:p>3.97951</text:p>
          </table:table-cell>
          <table:table-cell table:style-name="Default" office:value-type="float" office:value="1.1265" calcext:value-type="float">
            <text:p>1.1265</text:p>
          </table:table-cell>
          <table:table-cell table:style-name="Default" office:value-type="float" office:value="0.724553" calcext:value-type="float">
            <text:p>0.724553</text:p>
          </table:table-cell>
          <table:table-cell table:style-name="Default" office:value-type="float" office:value="3.81171" calcext:value-type="float">
            <text:p>3.81171</text:p>
          </table:table-cell>
          <table:table-cell table:style-name="Default" office:value-type="float" office:value="13.3729" calcext:value-type="float">
            <text:p>13.3729</text:p>
          </table:table-cell>
          <table:table-cell table:style-name="Default" office:value-type="float" office:value="0.497154" calcext:value-type="float">
            <text:p>0.497154</text:p>
          </table:table-cell>
          <table:table-cell table:style-name="Default" office:value-type="float" office:value="23.5124" calcext:value-type="float">
            <text:p>23.5124</text:p>
          </table:table-cell>
          <table:table-cell table:style-name="Default" office:value-type="float" office:value="16.9252" calcext:value-type="float">
            <text:p>16.9252</text:p>
          </table:table-cell>
          <table:table-cell table:style-name="Default" office:value-type="float" office:value="4.79111" calcext:value-type="float">
            <text:p>4.79111</text:p>
          </table:table-cell>
          <table:table-cell table:style-name="Default" office:value-type="float" office:value="3.08158" calcext:value-type="float">
            <text:p>3.08158</text:p>
          </table:table-cell>
          <table:table-cell table:style-name="Default" office:value-type="float" office:value="16.2115" calcext:value-type="float">
            <text:p>16.2115</text:p>
          </table:table-cell>
          <table:table-cell table:style-name="Default" office:value-type="float" office:value="56.8762" calcext:value-type="float">
            <text:p>56.8762</text:p>
          </table:table-cell>
          <table:table-cell table:style-name="Default" office:value-type="float" office:value="2.11444" calcext:value-type="float">
            <text:p>2.11444</text:p>
          </table:table-cell>
          <table:table-cell table:style-name="Default" office:value-type="float" office:value="2.28797" calcext:value-type="float">
            <text:p>2.28797</text:p>
          </table:table-cell>
          <table:table-cell table:style-name="Default" office:value-type="float" office:value="2.28374" calcext:value-type="float">
            <text:p>2.28374</text:p>
          </table:table-cell>
          <table:table-cell table:style-name="Default" office:value-type="float" office:value="1.52228" calcext:value-type="float">
            <text:p>1.52228</text:p>
          </table:table-cell>
          <table:table-cell table:style-name="Default" office:value-type="float" office:value="2.87659" calcext:value-type="float">
            <text:p>2.87659</text:p>
          </table:table-cell>
          <table:table-cell table:style-name="Default" office:value-type="float" office:value="10.3614" calcext:value-type="float">
            <text:p>10.3614</text:p>
          </table:table-cell>
          <table:table-cell table:style-name="Default" office:value-type="float" office:value="3.7965" calcext:value-type="float">
            <text:p>3.7965</text:p>
          </table:table-cell>
          <table:table-cell table:style-name="Default" office:value-type="float" office:value="23.1285" calcext:value-type="float">
            <text:p>23.1285</text:p>
          </table:table-cell>
          <table:table-cell table:style-name="Default" office:value-type="float" office:value="9.89244" calcext:value-type="float">
            <text:p>9.89244</text:p>
          </table:table-cell>
          <table:table-cell table:style-name="Default" office:value-type="float" office:value="9.87416" calcext:value-type="float">
            <text:p>9.87416</text:p>
          </table:table-cell>
          <table:table-cell table:style-name="Default" office:value-type="float" office:value="6.58183" calcext:value-type="float">
            <text:p>6.58183</text:p>
          </table:table-cell>
          <table:table-cell table:style-name="Default" office:value-type="float" office:value="12.4374" calcext:value-type="float">
            <text:p>12.4374</text:p>
          </table:table-cell>
          <table:table-cell table:style-name="Default" office:value-type="float" office:value="44.7993" calcext:value-type="float">
            <text:p>44.7993</text:p>
          </table:table-cell>
          <table:table-cell table:style-name="Default" office:value-type="float" office:value="16.4149" calcext:value-type="float">
            <text:p>16.4149</text:p>
          </table:table-cell>
        </table:table-row>
        <table:table-row table:style-name="ro1">
          <table:table-cell table:style-name="ce13" office:value-type="string" calcext:value-type="string">
            <text:p>grubhub-15-4.tsp </text:p>
          </table:table-cell>
          <table:table-cell table:style-name="Default" office:value-type="float" office:value="5.51138" calcext:value-type="float">
            <text:p>5.511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.9722" calcext:value-type="float">
            <text:p>4.9722</text:p>
          </table:table-cell>
          <table:table-cell table:style-name="Default" office:value-type="float" office:value="40.3284" calcext:value-type="float">
            <text:p>40.3284</text:p>
          </table:table-cell>
          <table:table-cell table:style-name="Default" office:value-type="float" office:value="3.69114" calcext:value-type="float">
            <text:p>3.69114</text:p>
          </table:table-cell>
          <table:table-cell table:style-name="Default" office:value-type="float" office:value="54.5031" calcext:value-type="float">
            <text:p>54.5031</text:p>
          </table:table-cell>
          <table:table-cell table:style-name="Default" office:value-type="float" office:value="10.1121" calcext:value-type="float">
            <text:p>10.11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.12278" calcext:value-type="float">
            <text:p>9.12278</text:p>
          </table:table-cell>
          <table:table-cell table:style-name="Default" office:value-type="float" office:value="73.9928" calcext:value-type="float">
            <text:p>73.9928</text:p>
          </table:table-cell>
          <table:table-cell table:style-name="Default" office:value-type="float" office:value="6.77235" calcext:value-type="float">
            <text:p>6.77235</text:p>
          </table:table-cell>
          <table:table-cell table:style-name="Default" office:value-type="float" office:value="3.05561" calcext:value-type="float">
            <text:p>3.05561</text:p>
          </table:table-cell>
          <table:table-cell table:style-name="Default" office:value-type="float" office:value="1.73561" calcext:value-type="float">
            <text:p>1.73561</text:p>
          </table:table-cell>
          <table:table-cell table:style-name="Default" office:value-type="float" office:value="1.47366" calcext:value-type="float">
            <text:p>1.47366</text:p>
          </table:table-cell>
          <table:table-cell table:style-name="Default" office:value-type="float" office:value="3.74" calcext:value-type="float">
            <text:p>3.74</text:p>
          </table:table-cell>
          <table:table-cell table:style-name="Default" office:value-type="float" office:value="30.6226" calcext:value-type="float">
            <text:p>30.6226</text:p>
          </table:table-cell>
          <table:table-cell table:style-name="Default" office:value-type="float" office:value="6.62455" calcext:value-type="float">
            <text:p>6.62455</text:p>
          </table:table-cell>
          <table:table-cell table:style-name="Default" office:value-type="float" office:value="47.252" calcext:value-type="float">
            <text:p>47.252</text:p>
          </table:table-cell>
          <table:table-cell table:style-name="Default" office:value-type="float" office:value="6.46662" calcext:value-type="float">
            <text:p>6.46662</text:p>
          </table:table-cell>
          <table:table-cell table:style-name="Default" office:value-type="float" office:value="3.67309" calcext:value-type="float">
            <text:p>3.67309</text:p>
          </table:table-cell>
          <table:table-cell table:style-name="Default" office:value-type="float" office:value="3.11872" calcext:value-type="float">
            <text:p>3.11872</text:p>
          </table:table-cell>
          <table:table-cell table:style-name="Default" office:value-type="float" office:value="7.915" calcext:value-type="float">
            <text:p>7.915</text:p>
          </table:table-cell>
          <table:table-cell table:style-name="Default" office:value-type="float" office:value="64.807" calcext:value-type="float">
            <text:p>64.807</text:p>
          </table:table-cell>
          <table:table-cell table:style-name="Default" office:value-type="float" office:value="14.0196" calcext:value-type="float">
            <text:p>14.0196</text:p>
          </table:table-cell>
          <table:table-cell table:style-name="Default" office:value-type="float" office:value="2.71187" calcext:value-type="float">
            <text:p>2.71187</text:p>
          </table:table-cell>
          <table:table-cell table:style-name="Default" office:value-type="float" office:value="2.05366" calcext:value-type="float">
            <text:p>2.05366</text:p>
          </table:table-cell>
          <table:table-cell table:style-name="Default" office:value-type="float" office:value="1.15707" calcext:value-type="float">
            <text:p>1.15707</text:p>
          </table:table-cell>
          <table:table-cell table:style-name="Default" office:value-type="float" office:value="3.60341" calcext:value-type="float">
            <text:p>3.60341</text:p>
          </table:table-cell>
          <table:table-cell table:style-name="Default" office:value-type="float" office:value="31.7332" calcext:value-type="float">
            <text:p>31.7332</text:p>
          </table:table-cell>
          <table:table-cell table:style-name="Default" office:value-type="float" office:value="6.62455" calcext:value-type="float">
            <text:p>6.62455</text:p>
          </table:table-cell>
          <table:table-cell table:style-name="Default" office:value-type="float" office:value="47.8837" calcext:value-type="float">
            <text:p>47.8837</text:p>
          </table:table-cell>
          <table:table-cell table:style-name="Default" office:value-type="float" office:value="5.66345" calcext:value-type="float">
            <text:p>5.66345</text:p>
          </table:table-cell>
          <table:table-cell table:style-name="Default" office:value-type="float" office:value="4.28884" calcext:value-type="float">
            <text:p>4.28884</text:p>
          </table:table-cell>
          <table:table-cell table:style-name="Default" office:value-type="float" office:value="2.41642" calcext:value-type="float">
            <text:p>2.41642</text:p>
          </table:table-cell>
          <table:table-cell table:style-name="Default" office:value-type="float" office:value="7.52534" calcext:value-type="float">
            <text:p>7.52534</text:p>
          </table:table-cell>
          <table:table-cell table:style-name="Default" office:value-type="float" office:value="66.2713" calcext:value-type="float">
            <text:p>66.2713</text:p>
          </table:table-cell>
          <table:table-cell table:style-name="Default" office:value-type="float" office:value="13.8347" calcext:value-type="float">
            <text:p>13.8347</text:p>
          </table:table-cell>
          <table:table-cell table:style-name="Default" office:value-type="float" office:value="1.60846" calcext:value-type="float">
            <text:p>1.60846</text:p>
          </table:table-cell>
          <table:table-cell table:style-name="Default" office:value-type="float" office:value="2.6374" calcext:value-type="float">
            <text:p>2.6374</text:p>
          </table:table-cell>
          <table:table-cell table:style-name="Default" office:value-type="float" office:value="1.57106" calcext:value-type="float">
            <text:p>1.57106</text:p>
          </table:table-cell>
          <table:table-cell table:style-name="Default" office:value-type="float" office:value="2.95561" calcext:value-type="float">
            <text:p>2.95561</text:p>
          </table:table-cell>
          <table:table-cell table:style-name="Default" office:value-type="float" office:value="18.2034" calcext:value-type="float">
            <text:p>18.2034</text:p>
          </table:table-cell>
          <table:table-cell table:style-name="Default" office:value-type="float" office:value="12.826" calcext:value-type="float">
            <text:p>12.826</text:p>
          </table:table-cell>
          <table:table-cell table:style-name="Default" office:value-type="float" office:value="39.802" calcext:value-type="float">
            <text:p>39.802</text:p>
          </table:table-cell>
          <table:table-cell table:style-name="Default" office:value-type="float" office:value="4.04115" calcext:value-type="float">
            <text:p>4.04115</text:p>
          </table:table-cell>
          <table:table-cell table:style-name="Default" office:value-type="float" office:value="6.6263" calcext:value-type="float">
            <text:p>6.6263</text:p>
          </table:table-cell>
          <table:table-cell table:style-name="Default" office:value-type="float" office:value="3.94719" calcext:value-type="float">
            <text:p>3.94719</text:p>
          </table:table-cell>
          <table:table-cell table:style-name="Default" office:value-type="float" office:value="7.42579" calcext:value-type="float">
            <text:p>7.42579</text:p>
          </table:table-cell>
          <table:table-cell table:style-name="Default" office:value-type="float" office:value="45.735" calcext:value-type="float">
            <text:p>45.735</text:p>
          </table:table-cell>
          <table:table-cell table:style-name="Default" office:value-type="float" office:value="32.2246" calcext:value-type="float">
            <text:p>32.2246</text:p>
          </table:table-cell>
        </table:table-row>
        <table:table-row table:style-name="ro1">
          <table:table-cell table:style-name="ce13" office:value-type="string" calcext:value-type="string">
            <text:p>grubhub-15-5.tsp </text:p>
          </table:table-cell>
          <table:table-cell table:style-name="Default" office:value-type="float" office:value="5.84862" calcext:value-type="float">
            <text:p>5.84862</text:p>
          </table:table-cell>
          <table:table-cell table:style-name="Default" office:value-type="float" office:value="1.03984" calcext:value-type="float">
            <text:p>1.03984</text:p>
          </table:table-cell>
          <table:table-cell table:style-name="Default" office:value-type="float" office:value="0.450081" calcext:value-type="float">
            <text:p>0.450081</text:p>
          </table:table-cell>
          <table:table-cell table:style-name="Default" office:value-type="float" office:value="4.37024" calcext:value-type="float">
            <text:p>4.37024</text:p>
          </table:table-cell>
          <table:table-cell table:style-name="Default" office:value-type="float" office:value="29.5164" calcext:value-type="float">
            <text:p>29.5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2252" calcext:value-type="float">
            <text:p>41.2252</text:p>
          </table:table-cell>
          <table:table-cell table:style-name="Default" office:value-type="float" office:value="14.187" calcext:value-type="float">
            <text:p>14.187</text:p>
          </table:table-cell>
          <table:table-cell table:style-name="Default" office:value-type="float" office:value="2.52233" calcext:value-type="float">
            <text:p>2.52233</text:p>
          </table:table-cell>
          <table:table-cell table:style-name="Default" office:value-type="float" office:value="1.09176" calcext:value-type="float">
            <text:p>1.09176</text:p>
          </table:table-cell>
          <table:table-cell table:style-name="Default" office:value-type="float" office:value="10.6009" calcext:value-type="float">
            <text:p>10.6009</text:p>
          </table:table-cell>
          <table:table-cell table:style-name="Default" office:value-type="float" office:value="71.598" calcext:value-type="float">
            <text:p>71.5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3106" calcext:value-type="float">
            <text:p>4.43106</text:p>
          </table:table-cell>
          <table:table-cell table:style-name="Default" office:value-type="float" office:value="1.75772" calcext:value-type="float">
            <text:p>1.75772</text:p>
          </table:table-cell>
          <table:table-cell table:style-name="Default" office:value-type="float" office:value="0.868455" calcext:value-type="float">
            <text:p>0.868455</text:p>
          </table:table-cell>
          <table:table-cell table:style-name="Default" office:value-type="float" office:value="4.26" calcext:value-type="float">
            <text:p>4.26</text:p>
          </table:table-cell>
          <table:table-cell table:style-name="Default" office:value-type="float" office:value="21.416" calcext:value-type="float">
            <text:p>21.416</text:p>
          </table:table-cell>
          <table:table-cell table:style-name="Default" office:value-type="float" office:value="0.579106" calcext:value-type="float">
            <text:p>0.579106</text:p>
          </table:table-cell>
          <table:table-cell table:style-name="Default" office:value-type="float" office:value="33.3124" calcext:value-type="float">
            <text:p>33.3124</text:p>
          </table:table-cell>
          <table:table-cell table:style-name="Default" office:value-type="float" office:value="13.3015" calcext:value-type="float">
            <text:p>13.3015</text:p>
          </table:table-cell>
          <table:table-cell table:style-name="Default" office:value-type="float" office:value="5.27649" calcext:value-type="float">
            <text:p>5.27649</text:p>
          </table:table-cell>
          <table:table-cell table:style-name="Default" office:value-type="float" office:value="2.60701" calcext:value-type="float">
            <text:p>2.60701</text:p>
          </table:table-cell>
          <table:table-cell table:style-name="Default" office:value-type="float" office:value="12.788" calcext:value-type="float">
            <text:p>12.788</text:p>
          </table:table-cell>
          <table:table-cell table:style-name="Default" office:value-type="float" office:value="64.2885" calcext:value-type="float">
            <text:p>64.2885</text:p>
          </table:table-cell>
          <table:table-cell table:style-name="Default" office:value-type="float" office:value="1.73841" calcext:value-type="float">
            <text:p>1.73841</text:p>
          </table:table-cell>
          <table:table-cell table:style-name="Default" office:value-type="float" office:value="4.06732" calcext:value-type="float">
            <text:p>4.06732</text:p>
          </table:table-cell>
          <table:table-cell table:style-name="Default" office:value-type="float" office:value="1.75772" calcext:value-type="float">
            <text:p>1.75772</text:p>
          </table:table-cell>
          <table:table-cell table:style-name="Default" office:value-type="float" office:value="0.868455" calcext:value-type="float">
            <text:p>0.868455</text:p>
          </table:table-cell>
          <table:table-cell table:style-name="Default" office:value-type="float" office:value="3.32244" calcext:value-type="float">
            <text:p>3.32244</text:p>
          </table:table-cell>
          <table:table-cell table:style-name="Default" office:value-type="float" office:value="12.4745" calcext:value-type="float">
            <text:p>12.4745</text:p>
          </table:table-cell>
          <table:table-cell table:style-name="Default" office:value-type="float" office:value="1.99951" calcext:value-type="float">
            <text:p>1.99951</text:p>
          </table:table-cell>
          <table:table-cell table:style-name="Default" office:value-type="float" office:value="24.4899" calcext:value-type="float">
            <text:p>24.4899</text:p>
          </table:table-cell>
          <table:table-cell table:style-name="Default" office:value-type="float" office:value="16.6081" calcext:value-type="float">
            <text:p>16.6081</text:p>
          </table:table-cell>
          <table:table-cell table:style-name="Default" office:value-type="float" office:value="7.17734" calcext:value-type="float">
            <text:p>7.17734</text:p>
          </table:table-cell>
          <table:table-cell table:style-name="Default" office:value-type="float" office:value="3.54617" calcext:value-type="float">
            <text:p>3.54617</text:p>
          </table:table-cell>
          <table:table-cell table:style-name="Default" office:value-type="float" office:value="13.5666" calcext:value-type="float">
            <text:p>13.5666</text:p>
          </table:table-cell>
          <table:table-cell table:style-name="Default" office:value-type="float" office:value="50.9372" calcext:value-type="float">
            <text:p>50.9372</text:p>
          </table:table-cell>
          <table:table-cell table:style-name="Default" office:value-type="float" office:value="8.16463" calcext:value-type="float">
            <text:p>8.16463</text:p>
          </table:table-cell>
          <table:table-cell table:style-name="Default" office:value-type="float" office:value="2.42293" calcext:value-type="float">
            <text:p>2.42293</text:p>
          </table:table-cell>
          <table:table-cell table:style-name="Default" office:value-type="float" office:value="2.30585" calcext:value-type="float">
            <text:p>2.30585</text:p>
          </table:table-cell>
          <table:table-cell table:style-name="Default" office:value-type="float" office:value="1.58195" calcext:value-type="float">
            <text:p>1.58195</text:p>
          </table:table-cell>
          <table:table-cell table:style-name="Default" office:value-type="float" office:value="2.93024" calcext:value-type="float">
            <text:p>2.93024</text:p>
          </table:table-cell>
          <table:table-cell table:style-name="Default" office:value-type="float" office:value="12.0132" calcext:value-type="float">
            <text:p>12.0132</text:p>
          </table:table-cell>
          <table:table-cell table:style-name="Default" office:value-type="float" office:value="3.21431" calcext:value-type="float">
            <text:p>3.21431</text:p>
          </table:table-cell>
          <table:table-cell table:style-name="Default" office:value-type="float" office:value="24.4685" calcext:value-type="float">
            <text:p>24.4685</text:p>
          </table:table-cell>
          <table:table-cell table:style-name="Default" office:value-type="float" office:value="9.90225" calcext:value-type="float">
            <text:p>9.90225</text:p>
          </table:table-cell>
          <table:table-cell table:style-name="Default" office:value-type="float" office:value="9.42378" calcext:value-type="float">
            <text:p>9.42378</text:p>
          </table:table-cell>
          <table:table-cell table:style-name="Default" office:value-type="float" office:value="6.46527" calcext:value-type="float">
            <text:p>6.46527</text:p>
          </table:table-cell>
          <table:table-cell table:style-name="Default" office:value-type="float" office:value="11.9756" calcext:value-type="float">
            <text:p>11.9756</text:p>
          </table:table-cell>
          <table:table-cell table:style-name="Default" office:value-type="float" office:value="49.0966" calcext:value-type="float">
            <text:p>49.0966</text:p>
          </table:table-cell>
          <table:table-cell table:style-name="Default" office:value-type="float" office:value="13.1365" calcext:value-type="float">
            <text:p>13.1365</text:p>
          </table:table-cell>
        </table:table-row>
        <table:table-row table:style-name="ro1">
          <table:table-cell table:style-name="ce13" office:value-type="string" calcext:value-type="string">
            <text:p>grubhub-15-6.tsp </text:p>
          </table:table-cell>
          <table:table-cell table:style-name="Default" office:value-type="float" office:value="5.46423" calcext:value-type="float">
            <text:p>5.46423</text:p>
          </table:table-cell>
          <table:table-cell table:style-name="Default" office:value-type="float" office:value="0.415935" calcext:value-type="float">
            <text:p>0.415935</text:p>
          </table:table-cell>
          <table:table-cell table:style-name="Default" office:value-type="float" office:value="0.320813" calcext:value-type="float">
            <text:p>0.320813</text:p>
          </table:table-cell>
          <table:table-cell table:style-name="Default" office:value-type="float" office:value="5.12683" calcext:value-type="float">
            <text:p>5.12683</text:p>
          </table:table-cell>
          <table:table-cell table:style-name="Default" office:value-type="float" office:value="28.0396" calcext:value-type="float">
            <text:p>28.0396</text:p>
          </table:table-cell>
          <table:table-cell table:style-name="Default" office:value-type="float" office:value="0.251626" calcext:value-type="float">
            <text:p>0.251626</text:p>
          </table:table-cell>
          <table:table-cell table:style-name="Default" office:value-type="float" office:value="39.619" calcext:value-type="float">
            <text:p>39.619</text:p>
          </table:table-cell>
          <table:table-cell table:style-name="Default" office:value-type="float" office:value="13.7919" calcext:value-type="float">
            <text:p>13.7919</text:p>
          </table:table-cell>
          <table:table-cell table:style-name="Default" office:value-type="float" office:value="1.04984" calcext:value-type="float">
            <text:p>1.04984</text:p>
          </table:table-cell>
          <table:table-cell table:style-name="Default" office:value-type="float" office:value="0.809745" calcext:value-type="float">
            <text:p>0.809745</text:p>
          </table:table-cell>
          <table:table-cell table:style-name="Default" office:value-type="float" office:value="12.9403" calcext:value-type="float">
            <text:p>12.9403</text:p>
          </table:table-cell>
          <table:table-cell table:style-name="Default" office:value-type="float" office:value="70.7731" calcext:value-type="float">
            <text:p>70.7731</text:p>
          </table:table-cell>
          <table:table-cell table:style-name="Default" office:value-type="float" office:value="0.635114" calcext:value-type="float">
            <text:p>0.635114</text:p>
          </table:table-cell>
          <table:table-cell table:style-name="Default" office:value-type="float" office:value="4.4574" calcext:value-type="float">
            <text:p>4.4574</text:p>
          </table:table-cell>
          <table:table-cell table:style-name="Default" office:value-type="float" office:value="0.730894" calcext:value-type="float">
            <text:p>0.730894</text:p>
          </table:table-cell>
          <table:table-cell table:style-name="Default" office:value-type="float" office:value="0.686504" calcext:value-type="float">
            <text:p>0.686504</text:p>
          </table:table-cell>
          <table:table-cell table:style-name="Default" office:value-type="float" office:value="4.61561" calcext:value-type="float">
            <text:p>4.61561</text:p>
          </table:table-cell>
          <table:table-cell table:style-name="Default" office:value-type="float" office:value="19.8641" calcext:value-type="float">
            <text:p>19.8641</text:p>
          </table:table-cell>
          <table:table-cell table:style-name="Default" office:value-type="float" office:value="0.818699" calcext:value-type="float">
            <text:p>0.818699</text:p>
          </table:table-cell>
          <table:table-cell table:style-name="Default" office:value-type="float" office:value="31.1732" calcext:value-type="float">
            <text:p>31.1732</text:p>
          </table:table-cell>
          <table:table-cell table:style-name="Default" office:value-type="float" office:value="14.2988" calcext:value-type="float">
            <text:p>14.2988</text:p>
          </table:table-cell>
          <table:table-cell table:style-name="Default" office:value-type="float" office:value="2.34463" calcext:value-type="float">
            <text:p>2.34463</text:p>
          </table:table-cell>
          <table:table-cell table:style-name="Default" office:value-type="float" office:value="2.20223" calcext:value-type="float">
            <text:p>2.20223</text:p>
          </table:table-cell>
          <table:table-cell table:style-name="Default" office:value-type="float" office:value="14.8064" calcext:value-type="float">
            <text:p>14.8064</text:p>
          </table:table-cell>
          <table:table-cell table:style-name="Default" office:value-type="float" office:value="63.7217" calcext:value-type="float">
            <text:p>63.7217</text:p>
          </table:table-cell>
          <table:table-cell table:style-name="Default" office:value-type="float" office:value="2.62629" calcext:value-type="float">
            <text:p>2.62629</text:p>
          </table:table-cell>
          <table:table-cell table:style-name="Default" office:value-type="float" office:value="3.48114" calcext:value-type="float">
            <text:p>3.48114</text:p>
          </table:table-cell>
          <table:table-cell table:style-name="Default" office:value-type="float" office:value="1.74293" calcext:value-type="float">
            <text:p>1.74293</text:p>
          </table:table-cell>
          <table:table-cell table:style-name="Default" office:value-type="float" office:value="1.13854" calcext:value-type="float">
            <text:p>1.13854</text:p>
          </table:table-cell>
          <table:table-cell table:style-name="Default" office:value-type="float" office:value="4.4278" calcext:value-type="float">
            <text:p>4.4278</text:p>
          </table:table-cell>
          <table:table-cell table:style-name="Default" office:value-type="float" office:value="21.1123" calcext:value-type="float">
            <text:p>21.1123</text:p>
          </table:table-cell>
          <table:table-cell table:style-name="Default" office:value-type="float" office:value="0.871789" calcext:value-type="float">
            <text:p>0.871789</text:p>
          </table:table-cell>
          <table:table-cell table:style-name="Default" office:value-type="float" office:value="32.7745" calcext:value-type="float">
            <text:p>32.7745</text:p>
          </table:table-cell>
          <table:table-cell table:style-name="Default" office:value-type="float" office:value="10.6215" calcext:value-type="float">
            <text:p>10.6215</text:p>
          </table:table-cell>
          <table:table-cell table:style-name="Default" office:value-type="float" office:value="5.31794" calcext:value-type="float">
            <text:p>5.31794</text:p>
          </table:table-cell>
          <table:table-cell table:style-name="Default" office:value-type="float" office:value="3.47385" calcext:value-type="float">
            <text:p>3.47385</text:p>
          </table:table-cell>
          <table:table-cell table:style-name="Default" office:value-type="float" office:value="13.5099" calcext:value-type="float">
            <text:p>13.5099</text:p>
          </table:table-cell>
          <table:table-cell table:style-name="Default" office:value-type="float" office:value="64.4168" calcext:value-type="float">
            <text:p>64.4168</text:p>
          </table:table-cell>
          <table:table-cell table:style-name="Default" office:value-type="float" office:value="2.65996" calcext:value-type="float">
            <text:p>2.65996</text:p>
          </table:table-cell>
          <table:table-cell table:style-name="Default" office:value-type="float" office:value="1.69447" calcext:value-type="float">
            <text:p>1.69447</text:p>
          </table:table-cell>
          <table:table-cell table:style-name="Default" office:value-type="float" office:value="2.35724" calcext:value-type="float">
            <text:p>2.35724</text:p>
          </table:table-cell>
          <table:table-cell table:style-name="Default" office:value-type="float" office:value="2.11285" calcext:value-type="float">
            <text:p>2.11285</text:p>
          </table:table-cell>
          <table:table-cell table:style-name="Default" office:value-type="float" office:value="3.13463" calcext:value-type="float">
            <text:p>3.13463</text:p>
          </table:table-cell>
          <table:table-cell table:style-name="Default" office:value-type="float" office:value="15.6353" calcext:value-type="float">
            <text:p>15.6353</text:p>
          </table:table-cell>
          <table:table-cell table:style-name="Default" office:value-type="float" office:value="7.12374" calcext:value-type="float">
            <text:p>7.12374</text:p>
          </table:table-cell>
          <table:table-cell table:style-name="Default" office:value-type="float" office:value="32.0582" calcext:value-type="float">
            <text:p>32.0582</text:p>
          </table:table-cell>
          <table:table-cell table:style-name="Default" office:value-type="float" office:value="5.28561" calcext:value-type="float">
            <text:p>5.28561</text:p>
          </table:table-cell>
          <table:table-cell table:style-name="Default" office:value-type="float" office:value="7.35299" calcext:value-type="float">
            <text:p>7.35299</text:p>
          </table:table-cell>
          <table:table-cell table:style-name="Default" office:value-type="float" office:value="6.59065" calcext:value-type="float">
            <text:p>6.59065</text:p>
          </table:table-cell>
          <table:table-cell table:style-name="Default" office:value-type="float" office:value="9.77794" calcext:value-type="float">
            <text:p>9.77794</text:p>
          </table:table-cell>
          <table:table-cell table:style-name="Default" office:value-type="float" office:value="48.7715" calcext:value-type="float">
            <text:p>48.7715</text:p>
          </table:table-cell>
          <table:table-cell table:style-name="Default" office:value-type="float" office:value="22.2213" calcext:value-type="float">
            <text:p>22.2213</text:p>
          </table:table-cell>
        </table:table-row>
        <table:table-row table:style-name="ro1">
          <table:table-cell table:style-name="ce13" office:value-type="string" calcext:value-type="string">
            <text:p>grubhub-15-7.tsp </text:p>
          </table:table-cell>
          <table:table-cell table:style-name="Default" office:value-type="float" office:value="5.37057" calcext:value-type="float">
            <text:p>5.37057</text:p>
          </table:table-cell>
          <table:table-cell table:style-name="Default" office:value-type="float" office:value="0.51252" calcext:value-type="float">
            <text:p>0.51252</text:p>
          </table:table-cell>
          <table:table-cell table:style-name="Default" office:value-type="float" office:value="0.367154" calcext:value-type="float">
            <text:p>0.367154</text:p>
          </table:table-cell>
          <table:table-cell table:style-name="Default" office:value-type="float" office:value="4.11268" calcext:value-type="float">
            <text:p>4.11268</text:p>
          </table:table-cell>
          <table:table-cell table:style-name="Default" office:value-type="float" office:value="44.3004" calcext:value-type="float">
            <text:p>44.3004</text:p>
          </table:table-cell>
          <table:table-cell table:style-name="Default" office:value-type="float" office:value="0.371789" calcext:value-type="float">
            <text:p>0.371789</text:p>
          </table:table-cell>
          <table:table-cell table:style-name="Default" office:value-type="float" office:value="55.0351" calcext:value-type="float">
            <text:p>55.0351</text:p>
          </table:table-cell>
          <table:table-cell table:style-name="Default" office:value-type="float" office:value="9.75844" calcext:value-type="float">
            <text:p>9.75844</text:p>
          </table:table-cell>
          <table:table-cell table:style-name="Default" office:value-type="float" office:value="0.93126" calcext:value-type="float">
            <text:p>0.93126</text:p>
          </table:table-cell>
          <table:table-cell table:style-name="Default" office:value-type="float" office:value="0.667128" calcext:value-type="float">
            <text:p>0.667128</text:p>
          </table:table-cell>
          <table:table-cell table:style-name="Default" office:value-type="float" office:value="7.47283" calcext:value-type="float">
            <text:p>7.47283</text:p>
          </table:table-cell>
          <table:table-cell table:style-name="Default" office:value-type="float" office:value="80.4948" calcext:value-type="float">
            <text:p>80.4948</text:p>
          </table:table-cell>
          <table:table-cell table:style-name="Default" office:value-type="float" office:value="0.675548" calcext:value-type="float">
            <text:p>0.675548</text:p>
          </table:table-cell>
          <table:table-cell table:style-name="Default" office:value-type="float" office:value="3.67171" calcext:value-type="float">
            <text:p>3.67171</text:p>
          </table:table-cell>
          <table:table-cell table:style-name="Default" office:value-type="float" office:value="1.8361" calcext:value-type="float">
            <text:p>1.8361</text:p>
          </table:table-cell>
          <table:table-cell table:style-name="Default" office:value-type="float" office:value="1.14244" calcext:value-type="float">
            <text:p>1.14244</text:p>
          </table:table-cell>
          <table:table-cell table:style-name="Default" office:value-type="float" office:value="2.84732" calcext:value-type="float">
            <text:p>2.84732</text:p>
          </table:table-cell>
          <table:table-cell table:style-name="Default" office:value-type="float" office:value="28.8964" calcext:value-type="float">
            <text:p>28.8964</text:p>
          </table:table-cell>
          <table:table-cell table:style-name="Default" office:value-type="float" office:value="0.613171" calcext:value-type="float">
            <text:p>0.613171</text:p>
          </table:table-cell>
          <table:table-cell table:style-name="Default" office:value-type="float" office:value="39.0072" calcext:value-type="float">
            <text:p>39.0072</text:p>
          </table:table-cell>
          <table:table-cell table:style-name="Default" office:value-type="float" office:value="9.41291" calcext:value-type="float">
            <text:p>9.41291</text:p>
          </table:table-cell>
          <table:table-cell table:style-name="Default" office:value-type="float" office:value="4.70708" calcext:value-type="float">
            <text:p>4.70708</text:p>
          </table:table-cell>
          <table:table-cell table:style-name="Default" office:value-type="float" office:value="2.92879" calcext:value-type="float">
            <text:p>2.92879</text:p>
          </table:table-cell>
          <table:table-cell table:style-name="Default" office:value-type="float" office:value="7.29947" calcext:value-type="float">
            <text:p>7.29947</text:p>
          </table:table-cell>
          <table:table-cell table:style-name="Default" office:value-type="float" office:value="74.0798" calcext:value-type="float">
            <text:p>74.0798</text:p>
          </table:table-cell>
          <table:table-cell table:style-name="Default" office:value-type="float" office:value="1.57194" calcext:value-type="float">
            <text:p>1.57194</text:p>
          </table:table-cell>
          <table:table-cell table:style-name="Default" office:value-type="float" office:value="3.36699" calcext:value-type="float">
            <text:p>3.36699</text:p>
          </table:table-cell>
          <table:table-cell table:style-name="Default" office:value-type="float" office:value="1.8361" calcext:value-type="float">
            <text:p>1.8361</text:p>
          </table:table-cell>
          <table:table-cell table:style-name="Default" office:value-type="float" office:value="1.14244" calcext:value-type="float">
            <text:p>1.14244</text:p>
          </table:table-cell>
          <table:table-cell table:style-name="Default" office:value-type="float" office:value="2.6678" calcext:value-type="float">
            <text:p>2.6678</text:p>
          </table:table-cell>
          <table:table-cell table:style-name="Default" office:value-type="float" office:value="13.819" calcext:value-type="float">
            <text:p>13.819</text:p>
          </table:table-cell>
          <table:table-cell table:style-name="Default" office:value-type="float" office:value="7.39057" calcext:value-type="float">
            <text:p>7.39057</text:p>
          </table:table-cell>
          <table:table-cell table:style-name="Default" office:value-type="float" office:value="30.2229" calcext:value-type="float">
            <text:p>30.2229</text:p>
          </table:table-cell>
          <table:table-cell table:style-name="Default" office:value-type="float" office:value="11.1405" calcext:value-type="float">
            <text:p>11.1405</text:p>
          </table:table-cell>
          <table:table-cell table:style-name="Default" office:value-type="float" office:value="6.07518" calcext:value-type="float">
            <text:p>6.07518</text:p>
          </table:table-cell>
          <table:table-cell table:style-name="Default" office:value-type="float" office:value="3.78004" calcext:value-type="float">
            <text:p>3.78004</text:p>
          </table:table-cell>
          <table:table-cell table:style-name="Default" office:value-type="float" office:value="8.82709" calcext:value-type="float">
            <text:p>8.82709</text:p>
          </table:table-cell>
          <table:table-cell table:style-name="Default" office:value-type="float" office:value="45.7236" calcext:value-type="float">
            <text:p>45.7236</text:p>
          </table:table-cell>
          <table:table-cell table:style-name="Default" office:value-type="float" office:value="24.4535" calcext:value-type="float">
            <text:p>24.4535</text:p>
          </table:table-cell>
          <table:table-cell table:style-name="Default" office:value-type="float" office:value="2.60244" calcext:value-type="float">
            <text:p>2.60244</text:p>
          </table:table-cell>
          <table:table-cell table:style-name="Default" office:value-type="float" office:value="2.06439" calcext:value-type="float">
            <text:p>2.06439</text:p>
          </table:table-cell>
          <table:table-cell table:style-name="Default" office:value-type="float" office:value="1.29756" calcext:value-type="float">
            <text:p>1.29756</text:p>
          </table:table-cell>
          <table:table-cell table:style-name="Default" office:value-type="float" office:value="2.06146" calcext:value-type="float">
            <text:p>2.06146</text:p>
          </table:table-cell>
          <table:table-cell table:style-name="Default" office:value-type="float" office:value="13.712" calcext:value-type="float">
            <text:p>13.712</text:p>
          </table:table-cell>
          <table:table-cell table:style-name="Default" office:value-type="float" office:value="8.98886" calcext:value-type="float">
            <text:p>8.98886</text:p>
          </table:table-cell>
          <table:table-cell table:style-name="Default" office:value-type="float" office:value="30.7267" calcext:value-type="float">
            <text:p>30.7267</text:p>
          </table:table-cell>
          <table:table-cell table:style-name="Default" office:value-type="float" office:value="8.46964" calcext:value-type="float">
            <text:p>8.46964</text:p>
          </table:table-cell>
          <table:table-cell table:style-name="Default" office:value-type="float" office:value="6.71856" calcext:value-type="float">
            <text:p>6.71856</text:p>
          </table:table-cell>
          <table:table-cell table:style-name="Default" office:value-type="float" office:value="4.22291" calcext:value-type="float">
            <text:p>4.22291</text:p>
          </table:table-cell>
          <table:table-cell table:style-name="Default" office:value-type="float" office:value="6.70904" calcext:value-type="float">
            <text:p>6.70904</text:p>
          </table:table-cell>
          <table:table-cell table:style-name="Default" office:value-type="float" office:value="44.6256" calcext:value-type="float">
            <text:p>44.6256</text:p>
          </table:table-cell>
          <table:table-cell table:style-name="Default" office:value-type="float" office:value="29.2543" calcext:value-type="float">
            <text:p>29.2543</text:p>
          </table:table-cell>
        </table:table-row>
        <table:table-row table:style-name="ro1">
          <table:table-cell table:style-name="ce13" office:value-type="string" calcext:value-type="string">
            <text:p>grubhub-15-8.tsp </text:p>
          </table:table-cell>
          <table:table-cell table:style-name="Default" office:value-type="float" office:value="5.64959" calcext:value-type="float">
            <text:p>5.64959</text:p>
          </table:table-cell>
          <table:table-cell table:style-name="Default" office:value-type="float" office:value="0.670081" calcext:value-type="float">
            <text:p>0.670081</text:p>
          </table:table-cell>
          <table:table-cell table:style-name="Default" office:value-type="float" office:value="0.558374" calcext:value-type="float">
            <text:p>0.558374</text:p>
          </table:table-cell>
          <table:table-cell table:style-name="Default" office:value-type="float" office:value="4.22585" calcext:value-type="float">
            <text:p>4.22585</text:p>
          </table:table-cell>
          <table:table-cell table:style-name="Default" office:value-type="float" office:value="38.7582" calcext:value-type="float">
            <text:p>38.7582</text:p>
          </table:table-cell>
          <table:table-cell table:style-name="Default" office:value-type="float" office:value="6.87886" calcext:value-type="float">
            <text:p>6.87886</text:p>
          </table:table-cell>
          <table:table-cell table:style-name="Default" office:value-type="float" office:value="56.741" calcext:value-type="float">
            <text:p>56.741</text:p>
          </table:table-cell>
          <table:table-cell table:style-name="Default" office:value-type="float" office:value="9.95681" calcext:value-type="float">
            <text:p>9.95681</text:p>
          </table:table-cell>
          <table:table-cell table:style-name="Default" office:value-type="float" office:value="1.18095" calcext:value-type="float">
            <text:p>1.18095</text:p>
          </table:table-cell>
          <table:table-cell table:style-name="Default" office:value-type="float" office:value="0.984075" calcext:value-type="float">
            <text:p>0.984075</text:p>
          </table:table-cell>
          <table:table-cell table:style-name="Default" office:value-type="float" office:value="7.44762" calcext:value-type="float">
            <text:p>7.44762</text:p>
          </table:table-cell>
          <table:table-cell table:style-name="Default" office:value-type="float" office:value="68.3073" calcext:value-type="float">
            <text:p>68.3073</text:p>
          </table:table-cell>
          <table:table-cell table:style-name="Default" office:value-type="float" office:value="12.1233" calcext:value-type="float">
            <text:p>12.1233</text:p>
          </table:table-cell>
          <table:table-cell table:style-name="Default" office:value-type="float" office:value="3.95073" calcext:value-type="float">
            <text:p>3.95073</text:p>
          </table:table-cell>
          <table:table-cell table:style-name="Default" office:value-type="float" office:value="1.69561" calcext:value-type="float">
            <text:p>1.69561</text:p>
          </table:table-cell>
          <table:table-cell table:style-name="Default" office:value-type="float" office:value="1.35902" calcext:value-type="float">
            <text:p>1.35902</text:p>
          </table:table-cell>
          <table:table-cell table:style-name="Default" office:value-type="float" office:value="3.51659" calcext:value-type="float">
            <text:p>3.51659</text:p>
          </table:table-cell>
          <table:table-cell table:style-name="Default" office:value-type="float" office:value="36.2855" calcext:value-type="float">
            <text:p>36.2855</text:p>
          </table:table-cell>
          <table:table-cell table:style-name="Default" office:value-type="float" office:value="10.2169" calcext:value-type="float">
            <text:p>10.2169</text:p>
          </table:table-cell>
          <table:table-cell table:style-name="Default" office:value-type="float" office:value="57.0244" calcext:value-type="float">
            <text:p>57.0244</text:p>
          </table:table-cell>
          <table:table-cell table:style-name="Default" office:value-type="float" office:value="6.92814" calcext:value-type="float">
            <text:p>6.92814</text:p>
          </table:table-cell>
          <table:table-cell table:style-name="Default" office:value-type="float" office:value="2.97348" calcext:value-type="float">
            <text:p>2.97348</text:p>
          </table:table-cell>
          <table:table-cell table:style-name="Default" office:value-type="float" office:value="2.38323" calcext:value-type="float">
            <text:p>2.38323</text:p>
          </table:table-cell>
          <table:table-cell table:style-name="Default" office:value-type="float" office:value="6.16681" calcext:value-type="float">
            <text:p>6.16681</text:p>
          </table:table-cell>
          <table:table-cell table:style-name="Default" office:value-type="float" office:value="63.6316" calcext:value-type="float">
            <text:p>63.6316</text:p>
          </table:table-cell>
          <table:table-cell table:style-name="Default" office:value-type="float" office:value="17.9167" calcext:value-type="float">
            <text:p>17.9167</text:p>
          </table:table-cell>
          <table:table-cell table:style-name="Default" office:value-type="float" office:value="3.04081" calcext:value-type="float">
            <text:p>3.04081</text:p>
          </table:table-cell>
          <table:table-cell table:style-name="Default" office:value-type="float" office:value="2.21642" calcext:value-type="float">
            <text:p>2.21642</text:p>
          </table:table-cell>
          <table:table-cell table:style-name="Default" office:value-type="float" office:value="1.86179" calcext:value-type="float">
            <text:p>1.86179</text:p>
          </table:table-cell>
          <table:table-cell table:style-name="Default" office:value-type="float" office:value="3.11512" calcext:value-type="float">
            <text:p>3.11512</text:p>
          </table:table-cell>
          <table:table-cell table:style-name="Default" office:value-type="float" office:value="28.7698" calcext:value-type="float">
            <text:p>28.7698</text:p>
          </table:table-cell>
          <table:table-cell table:style-name="Default" office:value-type="float" office:value="10.2169" calcext:value-type="float">
            <text:p>10.2169</text:p>
          </table:table-cell>
          <table:table-cell table:style-name="Default" office:value-type="float" office:value="49.2208" calcext:value-type="float">
            <text:p>49.2208</text:p>
          </table:table-cell>
          <table:table-cell table:style-name="Default" office:value-type="float" office:value="6.1779" calcext:value-type="float">
            <text:p>6.1779</text:p>
          </table:table-cell>
          <table:table-cell table:style-name="Default" office:value-type="float" office:value="4.50302" calcext:value-type="float">
            <text:p>4.50302</text:p>
          </table:table-cell>
          <table:table-cell table:style-name="Default" office:value-type="float" office:value="3.78252" calcext:value-type="float">
            <text:p>3.78252</text:p>
          </table:table-cell>
          <table:table-cell table:style-name="Default" office:value-type="float" office:value="6.32887" calcext:value-type="float">
            <text:p>6.32887</text:p>
          </table:table-cell>
          <table:table-cell table:style-name="Default" office:value-type="float" office:value="58.4504" calcext:value-type="float">
            <text:p>58.4504</text:p>
          </table:table-cell>
          <table:table-cell table:style-name="Default" office:value-type="float" office:value="20.7573" calcext:value-type="float">
            <text:p>20.7573</text:p>
          </table:table-cell>
          <table:table-cell table:style-name="Default" office:value-type="float" office:value="1.8013" calcext:value-type="float">
            <text:p>1.8013</text:p>
          </table:table-cell>
          <table:table-cell table:style-name="Default" office:value-type="float" office:value="2.8987" calcext:value-type="float">
            <text:p>2.8987</text:p>
          </table:table-cell>
          <table:table-cell table:style-name="Default" office:value-type="float" office:value="2.26992" calcext:value-type="float">
            <text:p>2.26992</text:p>
          </table:table-cell>
          <table:table-cell table:style-name="Default" office:value-type="float" office:value="2.88927" calcext:value-type="float">
            <text:p>2.88927</text:p>
          </table:table-cell>
          <table:table-cell table:style-name="Default" office:value-type="float" office:value="19.9805" calcext:value-type="float">
            <text:p>19.9805</text:p>
          </table:table-cell>
          <table:table-cell table:style-name="Default" office:value-type="float" office:value="11.9937" calcext:value-type="float">
            <text:p>11.9937</text:p>
          </table:table-cell>
          <table:table-cell table:style-name="Default" office:value-type="float" office:value="41.8333" calcext:value-type="float">
            <text:p>41.8333</text:p>
          </table:table-cell>
          <table:table-cell table:style-name="Default" office:value-type="float" office:value="4.3059" calcext:value-type="float">
            <text:p>4.3059</text:p>
          </table:table-cell>
          <table:table-cell table:style-name="Default" office:value-type="float" office:value="6.92916" calcext:value-type="float">
            <text:p>6.92916</text:p>
          </table:table-cell>
          <table:table-cell table:style-name="Default" office:value-type="float" office:value="5.4261" calcext:value-type="float">
            <text:p>5.4261</text:p>
          </table:table-cell>
          <table:table-cell table:style-name="Default" office:value-type="float" office:value="6.90662" calcext:value-type="float">
            <text:p>6.90662</text:p>
          </table:table-cell>
          <table:table-cell table:style-name="Default" office:value-type="float" office:value="47.7621" calcext:value-type="float">
            <text:p>47.7621</text:p>
          </table:table-cell>
          <table:table-cell table:style-name="Default" office:value-type="float" office:value="28.6701" calcext:value-type="float">
            <text:p>28.6701</text:p>
          </table:table-cell>
        </table:table-row>
        <table:table-row table:style-name="ro1">
          <table:table-cell table:style-name="ce13" office:value-type="string" calcext:value-type="string">
            <text:p>grubhub-15-9.tsp </text:p>
          </table:table-cell>
          <table:table-cell table:style-name="Default" office:value-type="float" office:value="5.59398" calcext:value-type="float">
            <text:p>5.59398</text:p>
          </table:table-cell>
          <table:table-cell table:style-name="Default" office:value-type="float" office:value="0.486179" calcext:value-type="float">
            <text:p>0.486179</text:p>
          </table:table-cell>
          <table:table-cell table:style-name="Default" office:value-type="float" office:value="0.450081" calcext:value-type="float">
            <text:p>0.450081</text:p>
          </table:table-cell>
          <table:table-cell table:style-name="Default" office:value-type="float" office:value="5.76098" calcext:value-type="float">
            <text:p>5.76098</text:p>
          </table:table-cell>
          <table:table-cell table:style-name="Default" office:value-type="float" office:value="28.3557" calcext:value-type="float">
            <text:p>28.3557</text:p>
          </table:table-cell>
          <table:table-cell table:style-name="Default" office:value-type="float" office:value="0.540407" calcext:value-type="float">
            <text:p>0.540407</text:p>
          </table:table-cell>
          <table:table-cell table:style-name="Default" office:value-type="float" office:value="41.1873" calcext:value-type="float">
            <text:p>41.1873</text:p>
          </table:table-cell>
          <table:table-cell table:style-name="Default" office:value-type="float" office:value="13.5818" calcext:value-type="float">
            <text:p>13.5818</text:p>
          </table:table-cell>
          <table:table-cell table:style-name="Default" office:value-type="float" office:value="1.18041" calcext:value-type="float">
            <text:p>1.18041</text:p>
          </table:table-cell>
          <table:table-cell table:style-name="Default" office:value-type="float" office:value="1.09277" calcext:value-type="float">
            <text:p>1.09277</text:p>
          </table:table-cell>
          <table:table-cell table:style-name="Default" office:value-type="float" office:value="13.9873" calcext:value-type="float">
            <text:p>13.9873</text:p>
          </table:table-cell>
          <table:table-cell table:style-name="Default" office:value-type="float" office:value="68.8457" calcext:value-type="float">
            <text:p>68.8457</text:p>
          </table:table-cell>
          <table:table-cell table:style-name="Default" office:value-type="float" office:value="1.31207" calcext:value-type="float">
            <text:p>1.31207</text:p>
          </table:table-cell>
          <table:table-cell table:style-name="Default" office:value-type="float" office:value="3.84732" calcext:value-type="float">
            <text:p>3.84732</text:p>
          </table:table-cell>
          <table:table-cell table:style-name="Default" office:value-type="float" office:value="1.89707" calcext:value-type="float">
            <text:p>1.89707</text:p>
          </table:table-cell>
          <table:table-cell table:style-name="Default" office:value-type="float" office:value="1.27707" calcext:value-type="float">
            <text:p>1.27707</text:p>
          </table:table-cell>
          <table:table-cell table:style-name="Default" office:value-type="float" office:value="5.16927" calcext:value-type="float">
            <text:p>5.16927</text:p>
          </table:table-cell>
          <table:table-cell table:style-name="Default" office:value-type="float" office:value="27.028" calcext:value-type="float">
            <text:p>27.028</text:p>
          </table:table-cell>
          <table:table-cell table:style-name="Default" office:value-type="float" office:value="2.45009" calcext:value-type="float">
            <text:p>2.45009</text:p>
          </table:table-cell>
          <table:table-cell table:style-name="Default" office:value-type="float" office:value="41.6688" calcext:value-type="float">
            <text:p>41.6688</text:p>
          </table:table-cell>
          <table:table-cell table:style-name="Default" office:value-type="float" office:value="9.23309" calcext:value-type="float">
            <text:p>9.23309</text:p>
          </table:table-cell>
          <table:table-cell table:style-name="Default" office:value-type="float" office:value="4.55274" calcext:value-type="float">
            <text:p>4.55274</text:p>
          </table:table-cell>
          <table:table-cell table:style-name="Default" office:value-type="float" office:value="3.06482" calcext:value-type="float">
            <text:p>3.06482</text:p>
          </table:table-cell>
          <table:table-cell table:style-name="Default" office:value-type="float" office:value="12.4056" calcext:value-type="float">
            <text:p>12.4056</text:p>
          </table:table-cell>
          <table:table-cell table:style-name="Default" office:value-type="float" office:value="64.8638" calcext:value-type="float">
            <text:p>64.8638</text:p>
          </table:table-cell>
          <table:table-cell table:style-name="Default" office:value-type="float" office:value="5.87993" calcext:value-type="float">
            <text:p>5.87993</text:p>
          </table:table-cell>
          <table:table-cell table:style-name="Default" office:value-type="float" office:value="3.17106" calcext:value-type="float">
            <text:p>3.17106</text:p>
          </table:table-cell>
          <table:table-cell table:style-name="Default" office:value-type="float" office:value="2.39545" calcext:value-type="float">
            <text:p>2.39545</text:p>
          </table:table-cell>
          <table:table-cell table:style-name="Default" office:value-type="float" office:value="1.71301" calcext:value-type="float">
            <text:p>1.71301</text:p>
          </table:table-cell>
          <table:table-cell table:style-name="Default" office:value-type="float" office:value="4.55659" calcext:value-type="float">
            <text:p>4.55659</text:p>
          </table:table-cell>
          <table:table-cell table:style-name="Default" office:value-type="float" office:value="16.3143" calcext:value-type="float">
            <text:p>16.3143</text:p>
          </table:table-cell>
          <table:table-cell table:style-name="Default" office:value-type="float" office:value="13.4516" calcext:value-type="float">
            <text:p>13.4516</text:p>
          </table:table-cell>
          <table:table-cell table:style-name="Default" office:value-type="float" office:value="41.602" calcext:value-type="float">
            <text:p>41.602</text:p>
          </table:table-cell>
          <table:table-cell table:style-name="Default" office:value-type="float" office:value="7.62238" calcext:value-type="float">
            <text:p>7.62238</text:p>
          </table:table-cell>
          <table:table-cell table:style-name="Default" office:value-type="float" office:value="5.75802" calcext:value-type="float">
            <text:p>5.75802</text:p>
          </table:table-cell>
          <table:table-cell table:style-name="Default" office:value-type="float" office:value="4.11761" calcext:value-type="float">
            <text:p>4.11761</text:p>
          </table:table-cell>
          <table:table-cell table:style-name="Default" office:value-type="float" office:value="10.9528" calcext:value-type="float">
            <text:p>10.9528</text:p>
          </table:table-cell>
          <table:table-cell table:style-name="Default" office:value-type="float" office:value="39.2152" calcext:value-type="float">
            <text:p>39.2152</text:p>
          </table:table-cell>
          <table:table-cell table:style-name="Default" office:value-type="float" office:value="32.334" calcext:value-type="float">
            <text:p>32.334</text:p>
          </table:table-cell>
          <table:table-cell table:style-name="Default" office:value-type="float" office:value="2.18016" calcext:value-type="float">
            <text:p>2.18016</text:p>
          </table:table-cell>
          <table:table-cell table:style-name="Default" office:value-type="float" office:value="2.40715" calcext:value-type="float">
            <text:p>2.40715</text:p>
          </table:table-cell>
          <table:table-cell table:style-name="Default" office:value-type="float" office:value="1.94276" calcext:value-type="float">
            <text:p>1.94276</text:p>
          </table:table-cell>
          <table:table-cell table:style-name="Default" office:value-type="float" office:value="3.99951" calcext:value-type="float">
            <text:p>3.99951</text:p>
          </table:table-cell>
          <table:table-cell table:style-name="Default" office:value-type="float" office:value="9.74667" calcext:value-type="float">
            <text:p>9.74667</text:p>
          </table:table-cell>
          <table:table-cell table:style-name="Default" office:value-type="float" office:value="12.3941" calcext:value-type="float">
            <text:p>12.3941</text:p>
          </table:table-cell>
          <table:table-cell table:style-name="Default" office:value-type="float" office:value="32.6704" calcext:value-type="float">
            <text:p>32.6704</text:p>
          </table:table-cell>
          <table:table-cell table:style-name="Default" office:value-type="float" office:value="6.6732" calcext:value-type="float">
            <text:p>6.6732</text:p>
          </table:table-cell>
          <table:table-cell table:style-name="Default" office:value-type="float" office:value="7.368" calcext:value-type="float">
            <text:p>7.368</text:p>
          </table:table-cell>
          <table:table-cell table:style-name="Default" office:value-type="float" office:value="5.94656" calcext:value-type="float">
            <text:p>5.94656</text:p>
          </table:table-cell>
          <table:table-cell table:style-name="Default" office:value-type="float" office:value="12.242" calcext:value-type="float">
            <text:p>12.242</text:p>
          </table:table-cell>
          <table:table-cell table:style-name="Default" office:value-type="float" office:value="29.8333" calcext:value-type="float">
            <text:p>29.8333</text:p>
          </table:table-cell>
          <table:table-cell table:style-name="Default" office:value-type="float" office:value="37.9369" calcext:value-type="float">
            <text:p>37.9369</text:p>
          </table:table-cell>
        </table:table-row>
        <table:table-row table:style-name="ro1" table:number-rows-repeated="75">
          <table:table-cell/>
          <table:table-cell table:style-name="Default" table:number-columns-repeated="14"/>
          <table:table-cell table:number-columns-repeated="38"/>
        </table:table-row>
        <table:table-row table:style-name="ro1" table:number-rows-repeated="1048438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ScSp Dist" table:style-name="ta1">
        <office:forms form:automatic-focus="false" form:apply-design-mode="false"/>
        <table:table-column table:style-name="co1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row table:style-name="ro1">
          <table:table-cell table:style-name="ce10"/>
          <table:table-cell table:style-name="ce19" office:value-type="percentage" office:value="0.1" calcext:value-type="percentage" table:number-columns-spanned="9" table:number-rows-spanned="1">
            <text:p>10.00%</text:p>
          </table:table-cell>
          <table:covered-table-cell table:number-columns-repeated="8"/>
          <table:table-cell table:style-name="ce12" office:value-type="percentage" office:value="0.2" calcext:value-type="percentage" table:number-columns-spanned="9" table:number-rows-spanned="1">
            <text:p>20.00%</text:p>
          </table:table-cell>
          <table:covered-table-cell table:number-columns-repeated="7" table:style-name="ce7"/>
          <table:covered-table-cell table:style-name="ce9"/>
          <table:table-cell table:style-name="ce19" office:value-type="percentage" office:value="0.3" calcext:value-type="percentage" table:number-columns-spanned="9" table:number-rows-spanned="1">
            <text:p>30.00%</text:p>
          </table:table-cell>
          <table:covered-table-cell table:number-columns-repeated="8"/>
          <table:table-cell table:style-name="ce12" office:value-type="percentage" office:value="0.4" calcext:value-type="percentage" table:number-columns-spanned="9" table:number-rows-spanned="1">
            <text:p>40.00%</text:p>
          </table:table-cell>
          <table:covered-table-cell table:number-columns-repeated="7" table:style-name="ce7"/>
          <table:covered-table-cell table:style-name="ce9"/>
        </table:table-row>
        <table:table-row table:style-name="ro1">
          <table:table-cell table:style-name="ce10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5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0" office:value-type="string" calcext:value-type="string">
            <text:p>e(%)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5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0" office:value-type="string" calcext:value-type="string">
            <text:p>e(%)</text:p>
          </table:table-cell>
        </table:table-row>
        <table:table-row table:style-name="ro1">
          <table:table-cell table:style-name="ce10" office:value-type="string" calcext:value-type="string">
            <text:p>grubhub-10-0.tsp </text:p>
          </table:table-cell>
          <table:table-cell table:style-name="Default" office:value-type="float" office:value="81.68" calcext:value-type="float">
            <text:p>81.68</text:p>
          </table:table-cell>
          <table:table-cell table:style-name="Default" office:value-type="float" office:value="24.12" calcext:value-type="float">
            <text:p>24.12</text:p>
          </table:table-cell>
          <table:table-cell table:style-name="Default" office:value-type="float" office:value="17.52" calcext:value-type="float">
            <text:p>17.52</text:p>
          </table:table-cell>
          <table:table-cell table:style-name="Default" office:value-type="float" office:value="149.44" calcext:value-type="float">
            <text:p>149.44</text:p>
          </table:table-cell>
          <table:table-cell table:style-name="Default" office:value-type="float" office:value="272.76" calcext:value-type="float">
            <text:p>272.76</text:p>
          </table:table-cell>
          <table:table-cell table:style-name="Default" office:value-type="float" office:value="29.9457" calcext:value-type="float">
            <text:p>29.9457</text:p>
          </table:table-cell>
          <table:table-cell table:style-name="Default" office:value-type="float" office:value="8.84294" calcext:value-type="float">
            <text:p>8.84294</text:p>
          </table:table-cell>
          <table:table-cell table:style-name="Default" office:value-type="float" office:value="6.42323" calcext:value-type="float">
            <text:p>6.42323</text:p>
          </table:table-cell>
          <table:table-cell table:style-name="Default" office:value-type="float" office:value="54.7881" calcext:value-type="float">
            <text:p>54.7881</text:p>
          </table:table-cell>
          <table:table-cell table:style-name="Default" office:value-type="float" office:value="76.2" calcext:value-type="float">
            <text:p>76.2</text:p>
          </table:table-cell>
          <table:table-cell table:style-name="Default" office:value-type="float" office:value="24.12" calcext:value-type="float">
            <text:p>24.12</text:p>
          </table:table-cell>
          <table:table-cell table:style-name="Default" office:value-type="float" office:value="17.52" calcext:value-type="float">
            <text:p>17.52</text:p>
          </table:table-cell>
          <table:table-cell table:style-name="Default" office:value-type="float" office:value="103.2" calcext:value-type="float">
            <text:p>103.2</text:p>
          </table:table-cell>
          <table:table-cell table:style-name="Default" office:value-type="float" office:value="221.04" calcext:value-type="float">
            <text:p>221.04</text:p>
          </table:table-cell>
          <table:table-cell table:style-name="Default" office:value-type="float" office:value="34.4734" calcext:value-type="float">
            <text:p>34.4734</text:p>
          </table:table-cell>
          <table:table-cell table:style-name="Default" office:value-type="float" office:value="10.9121" calcext:value-type="float">
            <text:p>10.9121</text:p>
          </table:table-cell>
          <table:table-cell table:style-name="Default" office:value-type="float" office:value="7.92617" calcext:value-type="float">
            <text:p>7.92617</text:p>
          </table:table-cell>
          <table:table-cell table:style-name="Default" office:value-type="float" office:value="46.6884" calcext:value-type="float">
            <text:p>46.6884</text:p>
          </table:table-cell>
          <table:table-cell table:style-name="Default" office:value-type="float" office:value="73.58" calcext:value-type="float">
            <text:p>73.58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7.1" calcext:value-type="float">
            <text:p>7.1</text:p>
          </table:table-cell>
          <table:table-cell table:style-name="Default" office:value-type="float" office:value="100.6" calcext:value-type="float">
            <text:p>100.6</text:p>
          </table:table-cell>
          <table:table-cell table:style-name="Default" office:value-type="float" office:value="194.24" calcext:value-type="float">
            <text:p>194.24</text:p>
          </table:table-cell>
          <table:table-cell table:style-name="Default" office:value-type="float" office:value="37.881" calcext:value-type="float">
            <text:p>37.881</text:p>
          </table:table-cell>
          <table:table-cell table:style-name="Default" office:value-type="float" office:value="6.67216" calcext:value-type="float">
            <text:p>6.67216</text:p>
          </table:table-cell>
          <table:table-cell table:style-name="Default" office:value-type="float" office:value="3.65527" calcext:value-type="float">
            <text:p>3.65527</text:p>
          </table:table-cell>
          <table:table-cell table:style-name="Default" office:value-type="float" office:value="51.7916" calcext:value-type="float">
            <text:p>51.7916</text:p>
          </table:table-cell>
          <table:table-cell table:style-name="Default" office:value-type="float" office:value="32.92" calcext:value-type="float">
            <text:p>32.92</text:p>
          </table:table-cell>
          <table:table-cell table:style-name="Default" office:value-type="float" office:value="44.1" calcext:value-type="float">
            <text:p>44.1</text:p>
          </table:table-cell>
          <table:table-cell table:style-name="Default" office:value-type="float" office:value="29.78" calcext:value-type="float">
            <text:p>29.78</text:p>
          </table:table-cell>
          <table:table-cell table:style-name="Default" office:value-type="float" office:value="95.02" calcext:value-type="float">
            <text:p>95.02</text:p>
          </table:table-cell>
          <table:table-cell table:style-name="Default" office:value-type="float" office:value="201.82" calcext:value-type="float">
            <text:p>201.82</text:p>
          </table:table-cell>
          <table:table-cell table:style-name="Default" office:value-type="float" office:value="16.3116" calcext:value-type="float">
            <text:p>16.3116</text:p>
          </table:table-cell>
          <table:table-cell table:style-name="Default" office:value-type="float" office:value="21.8512" calcext:value-type="float">
            <text:p>21.8512</text:p>
          </table:table-cell>
          <table:table-cell table:style-name="Default" office:value-type="float" office:value="14.7557" calcext:value-type="float">
            <text:p>14.7557</text:p>
          </table:table-cell>
          <table:table-cell table:style-name="Default" office:value-type="float" office:value="47.0816" calcext:value-type="float">
            <text:p>47.0816</text:p>
          </table:table-cell>
        </table:table-row>
        <table:table-row table:style-name="ro1">
          <table:table-cell table:style-name="ce10" office:value-type="string" calcext:value-type="string">
            <text:p>grubhub-10-1.tsp </text:p>
          </table:table-cell>
          <table:table-cell table:style-name="Default" office:value-type="float" office:value="84.34" calcext:value-type="float">
            <text:p>84.34</text:p>
          </table:table-cell>
          <table:table-cell table:style-name="Default" office:value-type="float" office:value="33.28" calcext:value-type="float">
            <text:p>33.28</text:p>
          </table:table-cell>
          <table:table-cell table:style-name="Default" office:value-type="float" office:value="3.38" calcext:value-type="float">
            <text:p>3.38</text:p>
          </table:table-cell>
          <table:table-cell table:style-name="Default" office:value-type="float" office:value="131.54" calcext:value-type="float">
            <text:p>131.54</text:p>
          </table:table-cell>
          <table:table-cell table:style-name="Default" office:value-type="float" office:value="252.54" calcext:value-type="float">
            <text:p>252.54</text:p>
          </table:table-cell>
          <table:table-cell table:style-name="Default" office:value-type="float" office:value="33.3967" calcext:value-type="float">
            <text:p>33.3967</text:p>
          </table:table-cell>
          <table:table-cell table:style-name="Default" office:value-type="float" office:value="13.1781" calcext:value-type="float">
            <text:p>13.1781</text:p>
          </table:table-cell>
          <table:table-cell table:style-name="Default" office:value-type="float" office:value="1.3384" calcext:value-type="float">
            <text:p>1.3384</text:p>
          </table:table-cell>
          <table:table-cell table:style-name="Default" office:value-type="float" office:value="52.0868" calcext:value-type="float">
            <text:p>52.0868</text:p>
          </table:table-cell>
          <table:table-cell table:style-name="Default" office:value-type="float" office:value="64.12" calcext:value-type="float">
            <text:p>64.12</text:p>
          </table:table-cell>
          <table:table-cell table:style-name="Default" office:value-type="float" office:value="52.6" calcext:value-type="float">
            <text:p>52.6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112.58" calcext:value-type="float">
            <text:p>112.58</text:p>
          </table:table-cell>
          <table:table-cell table:style-name="Default" office:value-type="float" office:value="242.26" calcext:value-type="float">
            <text:p>242.26</text:p>
          </table:table-cell>
          <table:table-cell table:style-name="Default" office:value-type="float" office:value="26.4674" calcext:value-type="float">
            <text:p>26.4674</text:p>
          </table:table-cell>
          <table:table-cell table:style-name="Default" office:value-type="float" office:value="21.7122" calcext:value-type="float">
            <text:p>21.7122</text:p>
          </table:table-cell>
          <table:table-cell table:style-name="Default" office:value-type="float" office:value="5.34962" calcext:value-type="float">
            <text:p>5.34962</text:p>
          </table:table-cell>
          <table:table-cell table:style-name="Default" office:value-type="float" office:value="46.4707" calcext:value-type="float">
            <text:p>46.4707</text:p>
          </table:table-cell>
          <table:table-cell table:style-name="Default" office:value-type="float" office:value="43.54" calcext:value-type="float">
            <text:p>43.54</text:p>
          </table:table-cell>
          <table:table-cell table:style-name="Default" office:value-type="float" office:value="57.3" calcext:value-type="float">
            <text:p>57.3</text:p>
          </table:table-cell>
          <table:table-cell table:style-name="Default" office:value-type="float" office:value="22.56" calcext:value-type="float">
            <text:p>22.56</text:p>
          </table:table-cell>
          <table:table-cell table:style-name="Default" office:value-type="float" office:value="102.7" calcext:value-type="float">
            <text:p>102.7</text:p>
          </table:table-cell>
          <table:table-cell table:style-name="Default" office:value-type="float" office:value="226.1" calcext:value-type="float">
            <text:p>226.1</text:p>
          </table:table-cell>
          <table:table-cell table:style-name="Default" office:value-type="float" office:value="19.257" calcext:value-type="float">
            <text:p>19.257</text:p>
          </table:table-cell>
          <table:table-cell table:style-name="Default" office:value-type="float" office:value="25.3428" calcext:value-type="float">
            <text:p>25.3428</text:p>
          </table:table-cell>
          <table:table-cell table:style-name="Default" office:value-type="float" office:value="9.97789" calcext:value-type="float">
            <text:p>9.97789</text:p>
          </table:table-cell>
          <table:table-cell table:style-name="Default" office:value-type="float" office:value="45.4224" calcext:value-type="float">
            <text:p>45.4224</text:p>
          </table:table-cell>
          <table:table-cell table:style-name="Default" office:value-type="float" office:value="31.62" calcext:value-type="float">
            <text:p>31.62</text:p>
          </table:table-cell>
          <table:table-cell table:style-name="Default" office:value-type="float" office:value="69.26" calcext:value-type="float">
            <text:p>69.26</text:p>
          </table:table-cell>
          <table:table-cell table:style-name="Default" office:value-type="float" office:value="20.94" calcext:value-type="float">
            <text:p>20.94</text:p>
          </table:table-cell>
          <table:table-cell table:style-name="Default" office:value-type="float" office:value="75.98" calcext:value-type="float">
            <text:p>75.98</text:p>
          </table:table-cell>
          <table:table-cell table:style-name="Default" office:value-type="float" office:value="197.8" calcext:value-type="float">
            <text:p>197.8</text:p>
          </table:table-cell>
          <table:table-cell table:style-name="Default" office:value-type="float" office:value="15.9858" calcext:value-type="float">
            <text:p>15.9858</text:p>
          </table:table-cell>
          <table:table-cell table:style-name="Default" office:value-type="float" office:value="35.0152" calcext:value-type="float">
            <text:p>35.0152</text:p>
          </table:table-cell>
          <table:table-cell table:style-name="Default" office:value-type="float" office:value="10.5865" calcext:value-type="float">
            <text:p>10.5865</text:p>
          </table:table-cell>
          <table:table-cell table:style-name="Default" office:value-type="float" office:value="38.4125" calcext:value-type="float">
            <text:p>38.4125</text:p>
          </table:table-cell>
        </table:table-row>
        <table:table-row table:style-name="ro1">
          <table:table-cell table:style-name="ce10" office:value-type="string" calcext:value-type="string">
            <text:p>grubhub-10-2.tsp </text:p>
          </table:table-cell>
          <table:table-cell table:style-name="Default" office:value-type="float" office:value="73.5" calcext:value-type="float">
            <text:p>73.5</text:p>
          </table:table-cell>
          <table:table-cell table:style-name="Default" office:value-type="float" office:value="13.1" calcext:value-type="float">
            <text:p>13.1</text:p>
          </table:table-cell>
          <table:table-cell table:style-name="Default" office:value-type="float" office:value="7.82" calcext:value-type="float">
            <text:p>7.82</text:p>
          </table:table-cell>
          <table:table-cell table:style-name="Default" office:value-type="float" office:value="145.12" calcext:value-type="float">
            <text:p>145.12</text:p>
          </table:table-cell>
          <table:table-cell table:style-name="Default" office:value-type="float" office:value="239.54" calcext:value-type="float">
            <text:p>239.54</text:p>
          </table:table-cell>
          <table:table-cell table:style-name="Default" office:value-type="float" office:value="30.6838" calcext:value-type="float">
            <text:p>30.6838</text:p>
          </table:table-cell>
          <table:table-cell table:style-name="Default" office:value-type="float" office:value="5.46882" calcext:value-type="float">
            <text:p>5.46882</text:p>
          </table:table-cell>
          <table:table-cell table:style-name="Default" office:value-type="float" office:value="3.26459" calcext:value-type="float">
            <text:p>3.26459</text:p>
          </table:table-cell>
          <table:table-cell table:style-name="Default" office:value-type="float" office:value="60.5828" calcext:value-type="float">
            <text:p>60.5828</text:p>
          </table:table-cell>
          <table:table-cell table:style-name="Default" office:value-type="float" office:value="61.1" calcext:value-type="float">
            <text:p>61.1</text:p>
          </table:table-cell>
          <table:table-cell table:style-name="Default" office:value-type="float" office:value="22.92" calcext:value-type="float">
            <text:p>22.92</text:p>
          </table:table-cell>
          <table:table-cell table:style-name="Default" office:value-type="float" office:value="13.46" calcext:value-type="float">
            <text:p>13.46</text:p>
          </table:table-cell>
          <table:table-cell table:style-name="Default" office:value-type="float" office:value="135.48" calcext:value-type="float">
            <text:p>135.48</text:p>
          </table:table-cell>
          <table:table-cell table:style-name="Default" office:value-type="float" office:value="232.96" calcext:value-type="float">
            <text:p>232.96</text:p>
          </table:table-cell>
          <table:table-cell table:style-name="Default" office:value-type="float" office:value="26.2277" calcext:value-type="float">
            <text:p>26.2277</text:p>
          </table:table-cell>
          <table:table-cell table:style-name="Default" office:value-type="float" office:value="9.8386" calcext:value-type="float">
            <text:p>9.8386</text:p>
          </table:table-cell>
          <table:table-cell table:style-name="Default" office:value-type="float" office:value="5.77782" calcext:value-type="float">
            <text:p>5.77782</text:p>
          </table:table-cell>
          <table:table-cell table:style-name="Default" office:value-type="float" office:value="58.1559" calcext:value-type="float">
            <text:p>58.1559</text:p>
          </table:table-cell>
          <table:table-cell table:style-name="Default" office:value-type="float" office:value="39.44" calcext:value-type="float">
            <text:p>39.44</text:p>
          </table:table-cell>
          <table:table-cell table:style-name="Default" office:value-type="float" office:value="39.24" calcext:value-type="float">
            <text:p>39.24</text:p>
          </table:table-cell>
          <table:table-cell table:style-name="Default" office:value-type="float" office:value="21.54" calcext:value-type="float">
            <text:p>21.54</text:p>
          </table:table-cell>
          <table:table-cell table:style-name="Default" office:value-type="float" office:value="111.66" calcext:value-type="float">
            <text:p>111.66</text:p>
          </table:table-cell>
          <table:table-cell table:style-name="Default" office:value-type="float" office:value="211.88" calcext:value-type="float">
            <text:p>211.88</text:p>
          </table:table-cell>
          <table:table-cell table:style-name="Default" office:value-type="float" office:value="18.6143" calcext:value-type="float">
            <text:p>18.6143</text:p>
          </table:table-cell>
          <table:table-cell table:style-name="Default" office:value-type="float" office:value="18.5199" calcext:value-type="float">
            <text:p>18.5199</text:p>
          </table:table-cell>
          <table:table-cell table:style-name="Default" office:value-type="float" office:value="10.1661" calcext:value-type="float">
            <text:p>10.1661</text:p>
          </table:table-cell>
          <table:table-cell table:style-name="Default" office:value-type="float" office:value="52.6996" calcext:value-type="float">
            <text:p>52.6996</text:p>
          </table:table-cell>
          <table:table-cell table:style-name="Default" office:value-type="float" office:value="40.3" calcext:value-type="float">
            <text:p>40.3</text:p>
          </table:table-cell>
          <table:table-cell table:style-name="Default" office:value-type="float" office:value="45.62" calcext:value-type="float">
            <text:p>45.62</text:p>
          </table:table-cell>
          <table:table-cell table:style-name="Default" office:value-type="float" office:value="15.92" calcext:value-type="float">
            <text:p>15.92</text:p>
          </table:table-cell>
          <table:table-cell table:style-name="Default" office:value-type="float" office:value="83.86" calcext:value-type="float">
            <text:p>83.86</text:p>
          </table:table-cell>
          <table:table-cell table:style-name="Default" office:value-type="float" office:value="185.7" calcext:value-type="float">
            <text:p>185.7</text:p>
          </table:table-cell>
          <table:table-cell table:style-name="Default" office:value-type="float" office:value="21.7017" calcext:value-type="float">
            <text:p>21.7017</text:p>
          </table:table-cell>
          <table:table-cell table:style-name="Default" office:value-type="float" office:value="24.5665" calcext:value-type="float">
            <text:p>24.5665</text:p>
          </table:table-cell>
          <table:table-cell table:style-name="Default" office:value-type="float" office:value="8.57297" calcext:value-type="float">
            <text:p>8.57297</text:p>
          </table:table-cell>
          <table:table-cell table:style-name="Default" office:value-type="float" office:value="45.1589" calcext:value-type="float">
            <text:p>45.1589</text:p>
          </table:table-cell>
        </table:table-row>
        <table:table-row table:style-name="ro1">
          <table:table-cell table:style-name="ce10" office:value-type="string" calcext:value-type="string">
            <text:p>grubhub-10-3.tsp </text:p>
          </table:table-cell>
          <table:table-cell table:style-name="Default" office:value-type="float" office:value="61.86" calcext:value-type="float">
            <text:p>61.86</text:p>
          </table:table-cell>
          <table:table-cell table:style-name="Default" office:value-type="float" office:value="14.34" calcext:value-type="float">
            <text:p>14.34</text:p>
          </table:table-cell>
          <table:table-cell table:style-name="Default" office:value-type="float" office:value="8.24" calcext:value-type="float">
            <text:p>8.24</text:p>
          </table:table-cell>
          <table:table-cell table:style-name="Default" office:value-type="float" office:value="113.42" calcext:value-type="float">
            <text:p>113.42</text:p>
          </table:table-cell>
          <table:table-cell table:style-name="Default" office:value-type="float" office:value="197.86" calcext:value-type="float">
            <text:p>197.86</text:p>
          </table:table-cell>
          <table:table-cell table:style-name="Default" office:value-type="float" office:value="31.2645" calcext:value-type="float">
            <text:p>31.2645</text:p>
          </table:table-cell>
          <table:table-cell table:style-name="Default" office:value-type="float" office:value="7.24755" calcext:value-type="float">
            <text:p>7.24755</text:p>
          </table:table-cell>
          <table:table-cell table:style-name="Default" office:value-type="float" office:value="4.16456" calcext:value-type="float">
            <text:p>4.16456</text:p>
          </table:table-cell>
          <table:table-cell table:style-name="Default" office:value-type="float" office:value="57.3234" calcext:value-type="float">
            <text:p>57.3234</text:p>
          </table:table-cell>
          <table:table-cell table:style-name="Default" office:value-type="float" office:value="58.4" calcext:value-type="float">
            <text:p>58.4</text:p>
          </table:table-cell>
          <table:table-cell table:style-name="Default" office:value-type="float" office:value="39.12" calcext:value-type="float">
            <text:p>39.12</text:p>
          </table:table-cell>
          <table:table-cell table:style-name="Default" office:value-type="float" office:value="6.78" calcext:value-type="float">
            <text:p>6.78</text:p>
          </table:table-cell>
          <table:table-cell table:style-name="Default" office:value-type="float" office:value="90.18" calcext:value-type="float">
            <text:p>90.18</text:p>
          </table:table-cell>
          <table:table-cell table:style-name="Default" office:value-type="float" office:value="194.48" calcext:value-type="float">
            <text:p>194.48</text:p>
          </table:table-cell>
          <table:table-cell table:style-name="Default" office:value-type="float" office:value="30.0288" calcext:value-type="float">
            <text:p>30.0288</text:p>
          </table:table-cell>
          <table:table-cell table:style-name="Default" office:value-type="float" office:value="20.1152" calcext:value-type="float">
            <text:p>20.1152</text:p>
          </table:table-cell>
          <table:table-cell table:style-name="Default" office:value-type="float" office:value="3.48622" calcext:value-type="float">
            <text:p>3.48622</text:p>
          </table:table-cell>
          <table:table-cell table:style-name="Default" office:value-type="float" office:value="46.3698" calcext:value-type="float">
            <text:p>46.3698</text:p>
          </table:table-cell>
          <table:table-cell table:style-name="Default" office:value-type="float" office:value="42.2" calcext:value-type="float">
            <text:p>42.2</text:p>
          </table:table-cell>
          <table:table-cell table:style-name="Default" office:value-type="float" office:value="42.7" calcext:value-type="float">
            <text:p>42.7</text:p>
          </table:table-cell>
          <table:table-cell table:style-name="Default" office:value-type="float" office:value="15.02" calcext:value-type="float">
            <text:p>15.02</text:p>
          </table:table-cell>
          <table:table-cell table:style-name="Default" office:value-type="float" office:value="81.12" calcext:value-type="float">
            <text:p>81.12</text:p>
          </table:table-cell>
          <table:table-cell table:style-name="Default" office:value-type="float" office:value="181.04" calcext:value-type="float">
            <text:p>181.04</text:p>
          </table:table-cell>
          <table:table-cell table:style-name="Default" office:value-type="float" office:value="23.3098" calcext:value-type="float">
            <text:p>23.3098</text:p>
          </table:table-cell>
          <table:table-cell table:style-name="Default" office:value-type="float" office:value="23.5859" calcext:value-type="float">
            <text:p>23.5859</text:p>
          </table:table-cell>
          <table:table-cell table:style-name="Default" office:value-type="float" office:value="8.29651" calcext:value-type="float">
            <text:p>8.29651</text:p>
          </table:table-cell>
          <table:table-cell table:style-name="Default" office:value-type="float" office:value="44.8078" calcext:value-type="float">
            <text:p>44.8078</text:p>
          </table:table-cell>
          <table:table-cell table:style-name="Default" office:value-type="float" office:value="23.68" calcext:value-type="float">
            <text:p>23.68</text:p>
          </table:table-cell>
          <table:table-cell table:style-name="Default" office:value-type="float" office:value="42.7" calcext:value-type="float">
            <text:p>42.7</text:p>
          </table:table-cell>
          <table:table-cell table:style-name="Default" office:value-type="float" office:value="15.02" calcext:value-type="float">
            <text:p>15.02</text:p>
          </table:table-cell>
          <table:table-cell table:style-name="Default" office:value-type="float" office:value="58.7" calcext:value-type="float">
            <text:p>58.7</text:p>
          </table:table-cell>
          <table:table-cell table:style-name="Default" office:value-type="float" office:value="140.1" calcext:value-type="float">
            <text:p>140.1</text:p>
          </table:table-cell>
          <table:table-cell table:style-name="Default" office:value-type="float" office:value="16.9022" calcext:value-type="float">
            <text:p>16.9022</text:p>
          </table:table-cell>
          <table:table-cell table:style-name="Default" office:value-type="float" office:value="30.4782" calcext:value-type="float">
            <text:p>30.4782</text:p>
          </table:table-cell>
          <table:table-cell table:style-name="Default" office:value-type="float" office:value="10.7209" calcext:value-type="float">
            <text:p>10.7209</text:p>
          </table:table-cell>
          <table:table-cell table:style-name="Default" office:value-type="float" office:value="41.8986" calcext:value-type="float">
            <text:p>41.8986</text:p>
          </table:table-cell>
        </table:table-row>
        <table:table-row table:style-name="ro1">
          <table:table-cell table:style-name="ce10" office:value-type="string" calcext:value-type="string">
            <text:p>grubhub-10-4.tsp </text:p>
          </table:table-cell>
          <table:table-cell table:style-name="Default" office:value-type="float" office:value="100.18" calcext:value-type="float">
            <text:p>100.18</text:p>
          </table:table-cell>
          <table:table-cell table:style-name="Default" office:value-type="float" office:value="11.18" calcext:value-type="float">
            <text:p>11.18</text:p>
          </table:table-cell>
          <table:table-cell table:style-name="Default" office:value-type="float" office:value="10.7" calcext:value-type="float">
            <text:p>10.7</text:p>
          </table:table-cell>
          <table:table-cell table:style-name="Default" office:value-type="float" office:value="160.82" calcext:value-type="float">
            <text:p>160.82</text:p>
          </table:table-cell>
          <table:table-cell table:style-name="Default" office:value-type="float" office:value="282.88" calcext:value-type="float">
            <text:p>282.88</text:p>
          </table:table-cell>
          <table:table-cell table:style-name="Default" office:value-type="float" office:value="35.4143" calcext:value-type="float">
            <text:p>35.4143</text:p>
          </table:table-cell>
          <table:table-cell table:style-name="Default" office:value-type="float" office:value="3.95221" calcext:value-type="float">
            <text:p>3.95221</text:p>
          </table:table-cell>
          <table:table-cell table:style-name="Default" office:value-type="float" office:value="3.78252" calcext:value-type="float">
            <text:p>3.78252</text:p>
          </table:table-cell>
          <table:table-cell table:style-name="Default" office:value-type="float" office:value="56.851" calcext:value-type="float">
            <text:p>56.851</text:p>
          </table:table-cell>
          <table:table-cell table:style-name="Default" office:value-type="float" office:value="82.78" calcext:value-type="float">
            <text:p>82.78</text:p>
          </table:table-cell>
          <table:table-cell table:style-name="Default" office:value-type="float" office:value="28.36" calcext:value-type="float">
            <text:p>28.36</text:p>
          </table:table-cell>
          <table:table-cell table:style-name="Default" office:value-type="float" office:value="18.52" calcext:value-type="float">
            <text:p>18.52</text:p>
          </table:table-cell>
          <table:table-cell table:style-name="Default" office:value-type="float" office:value="114.08" calcext:value-type="float">
            <text:p>114.08</text:p>
          </table:table-cell>
          <table:table-cell table:style-name="Default" office:value-type="float" office:value="243.74" calcext:value-type="float">
            <text:p>243.74</text:p>
          </table:table-cell>
          <table:table-cell table:style-name="Default" office:value-type="float" office:value="33.9624" calcext:value-type="float">
            <text:p>33.9624</text:p>
          </table:table-cell>
          <table:table-cell table:style-name="Default" office:value-type="float" office:value="11.6353" calcext:value-type="float">
            <text:p>11.6353</text:p>
          </table:table-cell>
          <table:table-cell table:style-name="Default" office:value-type="float" office:value="7.59826" calcext:value-type="float">
            <text:p>7.59826</text:p>
          </table:table-cell>
          <table:table-cell table:style-name="Default" office:value-type="float" office:value="46.804" calcext:value-type="float">
            <text:p>46.804</text:p>
          </table:table-cell>
          <table:table-cell table:style-name="Default" office:value-type="float" office:value="71.74" calcext:value-type="float">
            <text:p>71.74</text:p>
          </table:table-cell>
          <table:table-cell table:style-name="Default" office:value-type="float" office:value="29.82" calcext:value-type="float">
            <text:p>29.82</text:p>
          </table:table-cell>
          <table:table-cell table:style-name="Default" office:value-type="float" office:value="18.86" calcext:value-type="float">
            <text:p>18.86</text:p>
          </table:table-cell>
          <table:table-cell table:style-name="Default" office:value-type="float" office:value="106.34" calcext:value-type="float">
            <text:p>106.34</text:p>
          </table:table-cell>
          <table:table-cell table:style-name="Default" office:value-type="float" office:value="226.76" calcext:value-type="float">
            <text:p>226.76</text:p>
          </table:table-cell>
          <table:table-cell table:style-name="Default" office:value-type="float" office:value="31.637" calcext:value-type="float">
            <text:p>31.637</text:p>
          </table:table-cell>
          <table:table-cell table:style-name="Default" office:value-type="float" office:value="13.1505" calcext:value-type="float">
            <text:p>13.1505</text:p>
          </table:table-cell>
          <table:table-cell table:style-name="Default" office:value-type="float" office:value="8.31716" calcext:value-type="float">
            <text:p>8.31716</text:p>
          </table:table-cell>
          <table:table-cell table:style-name="Default" office:value-type="float" office:value="46.8954" calcext:value-type="float">
            <text:p>46.8954</text:p>
          </table:table-cell>
          <table:table-cell table:style-name="Default" office:value-type="float" office:value="44.4" calcext:value-type="float">
            <text:p>44.4</text:p>
          </table:table-cell>
          <table:table-cell table:style-name="Default" office:value-type="float" office:value="48.96" calcext:value-type="float">
            <text:p>48.96</text:p>
          </table:table-cell>
          <table:table-cell table:style-name="Default" office:value-type="float" office:value="34.74" calcext:value-type="float">
            <text:p>34.74</text:p>
          </table:table-cell>
          <table:table-cell table:style-name="Default" office:value-type="float" office:value="101.84" calcext:value-type="float">
            <text:p>101.84</text:p>
          </table:table-cell>
          <table:table-cell table:style-name="Default" office:value-type="float" office:value="229.94" calcext:value-type="float">
            <text:p>229.94</text:p>
          </table:table-cell>
          <table:table-cell table:style-name="Default" office:value-type="float" office:value="19.3094" calcext:value-type="float">
            <text:p>19.3094</text:p>
          </table:table-cell>
          <table:table-cell table:style-name="Default" office:value-type="float" office:value="21.2925" calcext:value-type="float">
            <text:p>21.2925</text:p>
          </table:table-cell>
          <table:table-cell table:style-name="Default" office:value-type="float" office:value="15.1083" calcext:value-type="float">
            <text:p>15.1083</text:p>
          </table:table-cell>
          <table:table-cell table:style-name="Default" office:value-type="float" office:value="44.2898" calcext:value-type="float">
            <text:p>44.2898</text:p>
          </table:table-cell>
        </table:table-row>
        <table:table-row table:style-name="ro1">
          <table:table-cell table:style-name="ce10" office:value-type="string" calcext:value-type="string">
            <text:p>grubhub-10-5.tsp </text:p>
          </table:table-cell>
          <table:table-cell table:style-name="Default" office:value-type="float" office:value="84.14" calcext:value-type="float">
            <text:p>84.14</text:p>
          </table:table-cell>
          <table:table-cell table:style-name="Default" office:value-type="float" office:value="20.72" calcext:value-type="float">
            <text:p>20.72</text:p>
          </table:table-cell>
          <table:table-cell table:style-name="Default" office:value-type="float" office:value="11.96" calcext:value-type="float">
            <text:p>11.96</text:p>
          </table:table-cell>
          <table:table-cell table:style-name="Default" office:value-type="float" office:value="135.96" calcext:value-type="float">
            <text:p>135.96</text:p>
          </table:table-cell>
          <table:table-cell table:style-name="Default" office:value-type="float" office:value="252.78" calcext:value-type="float">
            <text:p>252.78</text:p>
          </table:table-cell>
          <table:table-cell table:style-name="Default" office:value-type="float" office:value="33.2859" calcext:value-type="float">
            <text:p>33.2859</text:p>
          </table:table-cell>
          <table:table-cell table:style-name="Default" office:value-type="float" office:value="8.19685" calcext:value-type="float">
            <text:p>8.19685</text:p>
          </table:table-cell>
          <table:table-cell table:style-name="Default" office:value-type="float" office:value="4.73139" calcext:value-type="float">
            <text:p>4.73139</text:p>
          </table:table-cell>
          <table:table-cell table:style-name="Default" office:value-type="float" office:value="53.7859" calcext:value-type="float">
            <text:p>53.7859</text:p>
          </table:table-cell>
          <table:table-cell table:style-name="Default" office:value-type="float" office:value="73.36" calcext:value-type="float">
            <text:p>73.36</text:p>
          </table:table-cell>
          <table:table-cell table:style-name="Default" office:value-type="float" office:value="20.72" calcext:value-type="float">
            <text:p>20.72</text:p>
          </table:table-cell>
          <table:table-cell table:style-name="Default" office:value-type="float" office:value="11.96" calcext:value-type="float">
            <text:p>11.96</text:p>
          </table:table-cell>
          <table:table-cell table:style-name="Default" office:value-type="float" office:value="106.76" calcext:value-type="float">
            <text:p>106.76</text:p>
          </table:table-cell>
          <table:table-cell table:style-name="Default" office:value-type="float" office:value="212.8" calcext:value-type="float">
            <text:p>212.8</text:p>
          </table:table-cell>
          <table:table-cell table:style-name="Default" office:value-type="float" office:value="34.4737" calcext:value-type="float">
            <text:p>34.4737</text:p>
          </table:table-cell>
          <table:table-cell table:style-name="Default" office:value-type="float" office:value="9.73684" calcext:value-type="float">
            <text:p>9.73684</text:p>
          </table:table-cell>
          <table:table-cell table:style-name="Default" office:value-type="float" office:value="5.6203" calcext:value-type="float">
            <text:p>5.6203</text:p>
          </table:table-cell>
          <table:table-cell table:style-name="Default" office:value-type="float" office:value="50.1692" calcext:value-type="float">
            <text:p>50.1692</text:p>
          </table:table-cell>
          <table:table-cell table:style-name="Default" office:value-type="float" office:value="60.34" calcext:value-type="float">
            <text:p>60.34</text:p>
          </table:table-cell>
          <table:table-cell table:style-name="Default" office:value-type="float" office:value="20.72" calcext:value-type="float">
            <text:p>20.72</text:p>
          </table:table-cell>
          <table:table-cell table:style-name="Default" office:value-type="float" office:value="11.96" calcext:value-type="float">
            <text:p>11.96</text:p>
          </table:table-cell>
          <table:table-cell table:style-name="Default" office:value-type="float" office:value="79.48" calcext:value-type="float">
            <text:p>79.48</text:p>
          </table:table-cell>
          <table:table-cell table:style-name="Default" office:value-type="float" office:value="172.5" calcext:value-type="float">
            <text:p>172.5</text:p>
          </table:table-cell>
          <table:table-cell table:style-name="Default" office:value-type="float" office:value="34.9797" calcext:value-type="float">
            <text:p>34.9797</text:p>
          </table:table-cell>
          <table:table-cell table:style-name="Default" office:value-type="float" office:value="12.0116" calcext:value-type="float">
            <text:p>12.0116</text:p>
          </table:table-cell>
          <table:table-cell table:style-name="Default" office:value-type="float" office:value="6.93333" calcext:value-type="float">
            <text:p>6.93333</text:p>
          </table:table-cell>
          <table:table-cell table:style-name="Default" office:value-type="float" office:value="46.0754" calcext:value-type="float">
            <text:p>46.0754</text:p>
          </table:table-cell>
          <table:table-cell table:style-name="Default" office:value-type="float" office:value="38.38" calcext:value-type="float">
            <text:p>38.38</text:p>
          </table:table-cell>
          <table:table-cell table:style-name="Default" office:value-type="float" office:value="37.5" calcext:value-type="float">
            <text:p>37.5</text:p>
          </table:table-cell>
          <table:table-cell table:style-name="Default" office:value-type="float" office:value="26.64" calcext:value-type="float">
            <text:p>26.64</text:p>
          </table:table-cell>
          <table:table-cell table:style-name="Default" office:value-type="float" office:value="66.08" calcext:value-type="float">
            <text:p>66.08</text:p>
          </table:table-cell>
          <table:table-cell table:style-name="Default" office:value-type="float" office:value="168.6" calcext:value-type="float">
            <text:p>168.6</text:p>
          </table:table-cell>
          <table:table-cell table:style-name="Default" office:value-type="float" office:value="22.7639" calcext:value-type="float">
            <text:p>22.7639</text:p>
          </table:table-cell>
          <table:table-cell table:style-name="Default" office:value-type="float" office:value="22.242" calcext:value-type="float">
            <text:p>22.242</text:p>
          </table:table-cell>
          <table:table-cell table:style-name="Default" office:value-type="float" office:value="15.8007" calcext:value-type="float">
            <text:p>15.8007</text:p>
          </table:table-cell>
          <table:table-cell table:style-name="Default" office:value-type="float" office:value="39.1934" calcext:value-type="float">
            <text:p>39.1934</text:p>
          </table:table-cell>
        </table:table-row>
        <table:table-row table:style-name="ro1">
          <table:table-cell table:style-name="ce10" office:value-type="string" calcext:value-type="string">
            <text:p>grubhub-10-6.tsp </text:p>
          </table:table-cell>
          <table:table-cell table:style-name="Default" office:value-type="float" office:value="73.96" calcext:value-type="float">
            <text:p>73.96</text:p>
          </table:table-cell>
          <table:table-cell table:style-name="Default" office:value-type="float" office:value="31.56" calcext:value-type="float">
            <text:p>31.56</text:p>
          </table:table-cell>
          <table:table-cell table:style-name="Default" office:value-type="float" office:value="8.72" calcext:value-type="float">
            <text:p>8.72</text:p>
          </table:table-cell>
          <table:table-cell table:style-name="Default" office:value-type="float" office:value="106.42" calcext:value-type="float">
            <text:p>106.42</text:p>
          </table:table-cell>
          <table:table-cell table:style-name="Default" office:value-type="float" office:value="220.66" calcext:value-type="float">
            <text:p>220.66</text:p>
          </table:table-cell>
          <table:table-cell table:style-name="Default" office:value-type="float" office:value="33.5176" calcext:value-type="float">
            <text:p>33.5176</text:p>
          </table:table-cell>
          <table:table-cell table:style-name="Default" office:value-type="float" office:value="14.3025" calcext:value-type="float">
            <text:p>14.3025</text:p>
          </table:table-cell>
          <table:table-cell table:style-name="Default" office:value-type="float" office:value="3.95178" calcext:value-type="float">
            <text:p>3.95178</text:p>
          </table:table-cell>
          <table:table-cell table:style-name="Default" office:value-type="float" office:value="48.228" calcext:value-type="float">
            <text:p>48.228</text:p>
          </table:table-cell>
          <table:table-cell table:style-name="Default" office:value-type="float" office:value="68.1" calcext:value-type="float">
            <text:p>68.1</text:p>
          </table:table-cell>
          <table:table-cell table:style-name="Default" office:value-type="float" office:value="31.46" calcext:value-type="float">
            <text:p>31.46</text:p>
          </table:table-cell>
          <table:table-cell table:style-name="Default" office:value-type="float" office:value="9.22" calcext:value-type="float">
            <text:p>9.22</text:p>
          </table:table-cell>
          <table:table-cell table:style-name="Default" office:value-type="float" office:value="97.54" calcext:value-type="float">
            <text:p>97.54</text:p>
          </table:table-cell>
          <table:table-cell table:style-name="Default" office:value-type="float" office:value="206.32" calcext:value-type="float">
            <text:p>206.32</text:p>
          </table:table-cell>
          <table:table-cell table:style-name="Default" office:value-type="float" office:value="33.007" calcext:value-type="float">
            <text:p>33.007</text:p>
          </table:table-cell>
          <table:table-cell table:style-name="Default" office:value-type="float" office:value="15.2482" calcext:value-type="float">
            <text:p>15.2482</text:p>
          </table:table-cell>
          <table:table-cell table:style-name="Default" office:value-type="float" office:value="4.46879" calcext:value-type="float">
            <text:p>4.46879</text:p>
          </table:table-cell>
          <table:table-cell table:style-name="Default" office:value-type="float" office:value="47.2761" calcext:value-type="float">
            <text:p>47.2761</text:p>
          </table:table-cell>
          <table:table-cell table:style-name="Default" office:value-type="float" office:value="68.1" calcext:value-type="float">
            <text:p>68.1</text:p>
          </table:table-cell>
          <table:table-cell table:style-name="Default" office:value-type="float" office:value="18.36" calcext:value-type="float">
            <text:p>18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4" calcext:value-type="float">
            <text:p>83.4</text:p>
          </table:table-cell>
          <table:table-cell table:style-name="Default" office:value-type="float" office:value="169.86" calcext:value-type="float">
            <text:p>169.86</text:p>
          </table:table-cell>
          <table:table-cell table:style-name="Default" office:value-type="float" office:value="40.0918" calcext:value-type="float">
            <text:p>40.0918</text:p>
          </table:table-cell>
          <table:table-cell table:style-name="Default" office:value-type="float" office:value="10.8089" calcext:value-type="float">
            <text:p>10.80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0993" calcext:value-type="float">
            <text:p>49.0993</text:p>
          </table:table-cell>
          <table:table-cell table:style-name="Default" office:value-type="float" office:value="48.24" calcext:value-type="float">
            <text:p>48.24</text:p>
          </table:table-cell>
          <table:table-cell table:style-name="Default" office:value-type="float" office:value="38.06" calcext:value-type="float">
            <text:p>38.06</text:p>
          </table:table-cell>
          <table:table-cell table:style-name="Default" office:value-type="float" office:value="19.86" calcext:value-type="float">
            <text:p>19.86</text:p>
          </table:table-cell>
          <table:table-cell table:style-name="Default" office:value-type="float" office:value="58.5" calcext:value-type="float">
            <text:p>58.5</text:p>
          </table:table-cell>
          <table:table-cell table:style-name="Default" office:value-type="float" office:value="164.66" calcext:value-type="float">
            <text:p>164.66</text:p>
          </table:table-cell>
          <table:table-cell table:style-name="Default" office:value-type="float" office:value="29.2967" calcext:value-type="float">
            <text:p>29.2967</text:p>
          </table:table-cell>
          <table:table-cell table:style-name="Default" office:value-type="float" office:value="23.1143" calcext:value-type="float">
            <text:p>23.1143</text:p>
          </table:table-cell>
          <table:table-cell table:style-name="Default" office:value-type="float" office:value="12.0612" calcext:value-type="float">
            <text:p>12.0612</text:p>
          </table:table-cell>
          <table:table-cell table:style-name="Default" office:value-type="float" office:value="35.5278" calcext:value-type="float">
            <text:p>35.5278</text:p>
          </table:table-cell>
        </table:table-row>
        <table:table-row table:style-name="ro1">
          <table:table-cell table:style-name="ce10" office:value-type="string" calcext:value-type="string">
            <text:p>grubhub-10-7.tsp </text:p>
          </table:table-cell>
          <table:table-cell table:style-name="Default" office:value-type="float" office:value="66.48" calcext:value-type="float">
            <text:p>66.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6.02" calcext:value-type="float">
            <text:p>126.02</text:p>
          </table:table-cell>
          <table:table-cell table:style-name="Default" office:value-type="float" office:value="192.5" calcext:value-type="float">
            <text:p>192.5</text:p>
          </table:table-cell>
          <table:table-cell table:style-name="Default" office:value-type="float" office:value="34.5351" calcext:value-type="float">
            <text:p>34.53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5.4649" calcext:value-type="float">
            <text:p>65.4649</text:p>
          </table:table-cell>
          <table:table-cell table:style-name="Default" office:value-type="float" office:value="51.22" calcext:value-type="float">
            <text:p>51.22</text:p>
          </table:table-cell>
          <table:table-cell table:style-name="Default" office:value-type="float" office:value="25.72" calcext:value-type="float">
            <text:p>25.72</text:p>
          </table:table-cell>
          <table:table-cell table:style-name="Default" office:value-type="float" office:value="4.26" calcext:value-type="float">
            <text:p>4.26</text:p>
          </table:table-cell>
          <table:table-cell table:style-name="Default" office:value-type="float" office:value="110.38" calcext:value-type="float">
            <text:p>110.38</text:p>
          </table:table-cell>
          <table:table-cell table:style-name="Default" office:value-type="float" office:value="191.58" calcext:value-type="float">
            <text:p>191.58</text:p>
          </table:table-cell>
          <table:table-cell table:style-name="Default" office:value-type="float" office:value="26.7356" calcext:value-type="float">
            <text:p>26.7356</text:p>
          </table:table-cell>
          <table:table-cell table:style-name="Default" office:value-type="float" office:value="13.4252" calcext:value-type="float">
            <text:p>13.4252</text:p>
          </table:table-cell>
          <table:table-cell table:style-name="Default" office:value-type="float" office:value="2.22361" calcext:value-type="float">
            <text:p>2.22361</text:p>
          </table:table-cell>
          <table:table-cell table:style-name="Default" office:value-type="float" office:value="57.6156" calcext:value-type="float">
            <text:p>57.6156</text:p>
          </table:table-cell>
          <table:table-cell table:style-name="Default" office:value-type="float" office:value="36.9" calcext:value-type="float">
            <text:p>36.9</text:p>
          </table:table-cell>
          <table:table-cell table:style-name="Default" office:value-type="float" office:value="43.44" calcext:value-type="float">
            <text:p>43.44</text:p>
          </table:table-cell>
          <table:table-cell table:style-name="Default" office:value-type="float" office:value="12.88" calcext:value-type="float">
            <text:p>12.88</text:p>
          </table:table-cell>
          <table:table-cell table:style-name="Default" office:value-type="float" office:value="94.98" calcext:value-type="float">
            <text:p>94.98</text:p>
          </table:table-cell>
          <table:table-cell table:style-name="Default" office:value-type="float" office:value="188.2" calcext:value-type="float">
            <text:p>188.2</text:p>
          </table:table-cell>
          <table:table-cell table:style-name="Default" office:value-type="float" office:value="19.6068" calcext:value-type="float">
            <text:p>19.6068</text:p>
          </table:table-cell>
          <table:table-cell table:style-name="Default" office:value-type="float" office:value="23.0818" calcext:value-type="float">
            <text:p>23.0818</text:p>
          </table:table-cell>
          <table:table-cell table:style-name="Default" office:value-type="float" office:value="6.84378" calcext:value-type="float">
            <text:p>6.84378</text:p>
          </table:table-cell>
          <table:table-cell table:style-name="Default" office:value-type="float" office:value="50.4676" calcext:value-type="float">
            <text:p>50.4676</text:p>
          </table:table-cell>
          <table:table-cell table:style-name="Default" office:value-type="float" office:value="26.82" calcext:value-type="float">
            <text:p>26.82</text:p>
          </table:table-cell>
          <table:table-cell table:style-name="Default" office:value-type="float" office:value="43.44" calcext:value-type="float">
            <text:p>43.44</text:p>
          </table:table-cell>
          <table:table-cell table:style-name="Default" office:value-type="float" office:value="12.88" calcext:value-type="float">
            <text:p>12.88</text:p>
          </table:table-cell>
          <table:table-cell table:style-name="Default" office:value-type="float" office:value="84.34" calcext:value-type="float">
            <text:p>84.34</text:p>
          </table:table-cell>
          <table:table-cell table:style-name="Default" office:value-type="float" office:value="167.48" calcext:value-type="float">
            <text:p>167.48</text:p>
          </table:table-cell>
          <table:table-cell table:style-name="Default" office:value-type="float" office:value="16.0139" calcext:value-type="float">
            <text:p>16.0139</text:p>
          </table:table-cell>
          <table:table-cell table:style-name="Default" office:value-type="float" office:value="25.9374" calcext:value-type="float">
            <text:p>25.9374</text:p>
          </table:table-cell>
          <table:table-cell table:style-name="Default" office:value-type="float" office:value="7.69047" calcext:value-type="float">
            <text:p>7.69047</text:p>
          </table:table-cell>
          <table:table-cell table:style-name="Default" office:value-type="float" office:value="50.3583" calcext:value-type="float">
            <text:p>50.3583</text:p>
          </table:table-cell>
        </table:table-row>
        <table:table-row table:style-name="ro1">
          <table:table-cell table:style-name="ce10" office:value-type="string" calcext:value-type="string">
            <text:p>grubhub-10-8.tsp </text:p>
          </table:table-cell>
          <table:table-cell table:style-name="Default" office:value-type="float" office:value="105.04" calcext:value-type="float">
            <text:p>105.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2.26" calcext:value-type="float">
            <text:p>122.26</text:p>
          </table:table-cell>
          <table:table-cell table:style-name="Default" office:value-type="float" office:value="227.3" calcext:value-type="float">
            <text:p>227.3</text:p>
          </table:table-cell>
          <table:table-cell table:style-name="Default" office:value-type="float" office:value="46.2121" calcext:value-type="float">
            <text:p>46.21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.7879" calcext:value-type="float">
            <text:p>53.7879</text:p>
          </table:table-cell>
          <table:table-cell table:style-name="Default" office:value-type="float" office:value="80.6" calcext:value-type="float">
            <text:p>80.6</text:p>
          </table:table-cell>
          <table:table-cell table:style-name="Default" office:value-type="float" office:value="17.54" calcext:value-type="float">
            <text:p>17.54</text:p>
          </table:table-cell>
          <table:table-cell table:style-name="Default" office:value-type="float" office:value="15.52" calcext:value-type="float">
            <text:p>15.52</text:p>
          </table:table-cell>
          <table:table-cell table:style-name="Default" office:value-type="float" office:value="120.02" calcext:value-type="float">
            <text:p>120.02</text:p>
          </table:table-cell>
          <table:table-cell table:style-name="Default" office:value-type="float" office:value="233.68" calcext:value-type="float">
            <text:p>233.68</text:p>
          </table:table-cell>
          <table:table-cell table:style-name="Default" office:value-type="float" office:value="34.4916" calcext:value-type="float">
            <text:p>34.4916</text:p>
          </table:table-cell>
          <table:table-cell table:style-name="Default" office:value-type="float" office:value="7.50599" calcext:value-type="float">
            <text:p>7.50599</text:p>
          </table:table-cell>
          <table:table-cell table:style-name="Default" office:value-type="float" office:value="6.64156" calcext:value-type="float">
            <text:p>6.64156</text:p>
          </table:table-cell>
          <table:table-cell table:style-name="Default" office:value-type="float" office:value="51.3608" calcext:value-type="float">
            <text:p>51.3608</text:p>
          </table:table-cell>
          <table:table-cell table:style-name="Default" office:value-type="float" office:value="51.02" calcext:value-type="float">
            <text:p>51.02</text:p>
          </table:table-cell>
          <table:table-cell table:style-name="Default" office:value-type="float" office:value="52.56" calcext:value-type="float">
            <text:p>52.56</text:p>
          </table:table-cell>
          <table:table-cell table:style-name="Default" office:value-type="float" office:value="29.58" calcext:value-type="float">
            <text:p>29.58</text:p>
          </table:table-cell>
          <table:table-cell table:style-name="Default" office:value-type="float" office:value="89.7" calcext:value-type="float">
            <text:p>89.7</text:p>
          </table:table-cell>
          <table:table-cell table:style-name="Default" office:value-type="float" office:value="222.86" calcext:value-type="float">
            <text:p>222.86</text:p>
          </table:table-cell>
          <table:table-cell table:style-name="Default" office:value-type="float" office:value="22.8933" calcext:value-type="float">
            <text:p>22.8933</text:p>
          </table:table-cell>
          <table:table-cell table:style-name="Default" office:value-type="float" office:value="23.5843" calcext:value-type="float">
            <text:p>23.5843</text:p>
          </table:table-cell>
          <table:table-cell table:style-name="Default" office:value-type="float" office:value="13.2729" calcext:value-type="float">
            <text:p>13.2729</text:p>
          </table:table-cell>
          <table:table-cell table:style-name="Default" office:value-type="float" office:value="40.2495" calcext:value-type="float">
            <text:p>40.2495</text:p>
          </table:table-cell>
          <table:table-cell table:style-name="Default" office:value-type="float" office:value="47.3" calcext:value-type="float">
            <text:p>47.3</text:p>
          </table:table-cell>
          <table:table-cell table:style-name="Default" office:value-type="float" office:value="79.88" calcext:value-type="float">
            <text:p>79.88</text:p>
          </table:table-cell>
          <table:table-cell table:style-name="Default" office:value-type="float" office:value="27.96" calcext:value-type="float">
            <text:p>27.96</text:p>
          </table:table-cell>
          <table:table-cell table:style-name="Default" office:value-type="float" office:value="68.84" calcext:value-type="float">
            <text:p>68.84</text:p>
          </table:table-cell>
          <table:table-cell table:style-name="Default" office:value-type="float" office:value="223.98" calcext:value-type="float">
            <text:p>223.98</text:p>
          </table:table-cell>
          <table:table-cell table:style-name="Default" office:value-type="float" office:value="21.118" calcext:value-type="float">
            <text:p>21.118</text:p>
          </table:table-cell>
          <table:table-cell table:style-name="Default" office:value-type="float" office:value="35.6639" calcext:value-type="float">
            <text:p>35.6639</text:p>
          </table:table-cell>
          <table:table-cell table:style-name="Default" office:value-type="float" office:value="12.4833" calcext:value-type="float">
            <text:p>12.4833</text:p>
          </table:table-cell>
          <table:table-cell table:style-name="Default" office:value-type="float" office:value="30.7349" calcext:value-type="float">
            <text:p>30.7349</text:p>
          </table:table-cell>
        </table:table-row>
        <table:table-row table:style-name="ro1">
          <table:table-cell table:style-name="ce10" office:value-type="string" calcext:value-type="string">
            <text:p>grubhub-10-9.tsp </text:p>
          </table:table-cell>
          <table:table-cell table:style-name="Default" office:value-type="float" office:value="69.94" calcext:value-type="float">
            <text:p>69.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6.98" calcext:value-type="float">
            <text:p>106.98</text:p>
          </table:table-cell>
          <table:table-cell table:style-name="Default" office:value-type="float" office:value="176.92" calcext:value-type="float">
            <text:p>176.92</text:p>
          </table:table-cell>
          <table:table-cell table:style-name="Default" office:value-type="float" office:value="39.532" calcext:value-type="float">
            <text:p>39.5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468" calcext:value-type="float">
            <text:p>60.468</text:p>
          </table:table-cell>
          <table:table-cell table:style-name="Default" office:value-type="float" office:value="59.02" calcext:value-type="float">
            <text:p>59.02</text:p>
          </table:table-cell>
          <table:table-cell table:style-name="Default" office:value-type="float" office:value="14.02" calcext:value-type="float">
            <text:p>14.02</text:p>
          </table:table-cell>
          <table:table-cell table:style-name="Default" office:value-type="float" office:value="7.16" calcext:value-type="float">
            <text:p>7.16</text:p>
          </table:table-cell>
          <table:table-cell table:style-name="Default" office:value-type="float" office:value="96.16" calcext:value-type="float">
            <text:p>96.16</text:p>
          </table:table-cell>
          <table:table-cell table:style-name="Default" office:value-type="float" office:value="176.36" calcext:value-type="float">
            <text:p>176.36</text:p>
          </table:table-cell>
          <table:table-cell table:style-name="Default" office:value-type="float" office:value="33.4656" calcext:value-type="float">
            <text:p>33.4656</text:p>
          </table:table-cell>
          <table:table-cell table:style-name="Default" office:value-type="float" office:value="7.94965" calcext:value-type="float">
            <text:p>7.94965</text:p>
          </table:table-cell>
          <table:table-cell table:style-name="Default" office:value-type="float" office:value="4.05988" calcext:value-type="float">
            <text:p>4.05988</text:p>
          </table:table-cell>
          <table:table-cell table:style-name="Default" office:value-type="float" office:value="54.5248" calcext:value-type="float">
            <text:p>54.5248</text:p>
          </table:table-cell>
          <table:table-cell table:style-name="Default" office:value-type="float" office:value="53.82" calcext:value-type="float">
            <text:p>53.82</text:p>
          </table:table-cell>
          <table:table-cell table:style-name="Default" office:value-type="float" office:value="14.02" calcext:value-type="float">
            <text:p>14.02</text:p>
          </table:table-cell>
          <table:table-cell table:style-name="Default" office:value-type="float" office:value="7.16" calcext:value-type="float">
            <text:p>7.16</text:p>
          </table:table-cell>
          <table:table-cell table:style-name="Default" office:value-type="float" office:value="90.92" calcext:value-type="float">
            <text:p>90.92</text:p>
          </table:table-cell>
          <table:table-cell table:style-name="Default" office:value-type="float" office:value="165.92" calcext:value-type="float">
            <text:p>165.92</text:p>
          </table:table-cell>
          <table:table-cell table:style-name="Default" office:value-type="float" office:value="32.4373" calcext:value-type="float">
            <text:p>32.4373</text:p>
          </table:table-cell>
          <table:table-cell table:style-name="Default" office:value-type="float" office:value="8.44986" calcext:value-type="float">
            <text:p>8.44986</text:p>
          </table:table-cell>
          <table:table-cell table:style-name="Default" office:value-type="float" office:value="4.31533" calcext:value-type="float">
            <text:p>4.31533</text:p>
          </table:table-cell>
          <table:table-cell table:style-name="Default" office:value-type="float" office:value="54.7975" calcext:value-type="float">
            <text:p>54.7975</text:p>
          </table:table-cell>
          <table:table-cell table:style-name="Default" office:value-type="float" office:value="20.62" calcext:value-type="float">
            <text:p>20.62</text:p>
          </table:table-cell>
          <table:table-cell table:style-name="Default" office:value-type="float" office:value="81.46" calcext:value-type="float">
            <text:p>81.46</text:p>
          </table:table-cell>
          <table:table-cell table:style-name="Default" office:value-type="float" office:value="27.46" calcext:value-type="float">
            <text:p>27.46</text:p>
          </table:table-cell>
          <table:table-cell table:style-name="Default" office:value-type="float" office:value="52.94" calcext:value-type="float">
            <text:p>52.94</text:p>
          </table:table-cell>
          <table:table-cell table:style-name="Default" office:value-type="float" office:value="182.48" calcext:value-type="float">
            <text:p>182.48</text:p>
          </table:table-cell>
          <table:table-cell table:style-name="Default" office:value-type="float" office:value="11.2999" calcext:value-type="float">
            <text:p>11.2999</text:p>
          </table:table-cell>
          <table:table-cell table:style-name="Default" office:value-type="float" office:value="44.6405" calcext:value-type="float">
            <text:p>44.6405</text:p>
          </table:table-cell>
          <table:table-cell table:style-name="Default" office:value-type="float" office:value="15.0482" calcext:value-type="float">
            <text:p>15.0482</text:p>
          </table:table-cell>
          <table:table-cell table:style-name="Default" office:value-type="float" office:value="29.0114" calcext:value-type="float">
            <text:p>29.0114</text:p>
          </table:table-cell>
        </table:table-row>
        <table:table-row table:style-name="ro1">
          <table:table-cell table:style-name="ce10" office:value-type="string" calcext:value-type="string">
            <text:p>grubhub-11-0.tsp </text:p>
          </table:table-cell>
          <table:table-cell table:style-name="Default" office:value-type="float" office:value="146.28" calcext:value-type="float">
            <text:p>146.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6.56" calcext:value-type="float">
            <text:p>156.56</text:p>
          </table:table-cell>
          <table:table-cell table:style-name="Default" office:value-type="float" office:value="302.84" calcext:value-type="float">
            <text:p>302.84</text:p>
          </table:table-cell>
          <table:table-cell table:style-name="Default" office:value-type="float" office:value="48.3027" calcext:value-type="float">
            <text:p>48.30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1.6973" calcext:value-type="float">
            <text:p>51.6973</text:p>
          </table:table-cell>
          <table:table-cell table:style-name="Default" office:value-type="float" office:value="112.16" calcext:value-type="float">
            <text:p>112.16</text:p>
          </table:table-cell>
          <table:table-cell table:style-name="Default" office:value-type="float" office:value="13.54" calcext:value-type="float">
            <text:p>13.54</text:p>
          </table:table-cell>
          <table:table-cell table:style-name="Default" office:value-type="float" office:value="16.78" calcext:value-type="float">
            <text:p>16.78</text:p>
          </table:table-cell>
          <table:table-cell table:style-name="Default" office:value-type="float" office:value="150.42" calcext:value-type="float">
            <text:p>150.42</text:p>
          </table:table-cell>
          <table:table-cell table:style-name="Default" office:value-type="float" office:value="292.9" calcext:value-type="float">
            <text:p>292.9</text:p>
          </table:table-cell>
          <table:table-cell table:style-name="Default" office:value-type="float" office:value="38.2929" calcext:value-type="float">
            <text:p>38.2929</text:p>
          </table:table-cell>
          <table:table-cell table:style-name="Default" office:value-type="float" office:value="4.62274" calcext:value-type="float">
            <text:p>4.62274</text:p>
          </table:table-cell>
          <table:table-cell table:style-name="Default" office:value-type="float" office:value="5.72892" calcext:value-type="float">
            <text:p>5.72892</text:p>
          </table:table-cell>
          <table:table-cell table:style-name="Default" office:value-type="float" office:value="51.3554" calcext:value-type="float">
            <text:p>51.3554</text:p>
          </table:table-cell>
          <table:table-cell table:style-name="Default" office:value-type="float" office:value="100.66" calcext:value-type="float">
            <text:p>100.66</text:p>
          </table:table-cell>
          <table:table-cell table:style-name="Default" office:value-type="float" office:value="13.54" calcext:value-type="float">
            <text:p>13.54</text:p>
          </table:table-cell>
          <table:table-cell table:style-name="Default" office:value-type="float" office:value="16.78" calcext:value-type="float">
            <text:p>16.78</text:p>
          </table:table-cell>
          <table:table-cell table:style-name="Default" office:value-type="float" office:value="139.18" calcext:value-type="float">
            <text:p>139.18</text:p>
          </table:table-cell>
          <table:table-cell table:style-name="Default" office:value-type="float" office:value="270.16" calcext:value-type="float">
            <text:p>270.16</text:p>
          </table:table-cell>
          <table:table-cell table:style-name="Default" office:value-type="float" office:value="37.2594" calcext:value-type="float">
            <text:p>37.2594</text:p>
          </table:table-cell>
          <table:table-cell table:style-name="Default" office:value-type="float" office:value="5.01184" calcext:value-type="float">
            <text:p>5.01184</text:p>
          </table:table-cell>
          <table:table-cell table:style-name="Default" office:value-type="float" office:value="6.21113" calcext:value-type="float">
            <text:p>6.21113</text:p>
          </table:table-cell>
          <table:table-cell table:style-name="Default" office:value-type="float" office:value="51.5176" calcext:value-type="float">
            <text:p>51.5176</text:p>
          </table:table-cell>
          <table:table-cell table:style-name="Default" office:value-type="float" office:value="72.52" calcext:value-type="float">
            <text:p>72.52</text:p>
          </table:table-cell>
          <table:table-cell table:style-name="Default" office:value-type="float" office:value="16.02" calcext:value-type="float">
            <text:p>16.02</text:p>
          </table:table-cell>
          <table:table-cell table:style-name="Default" office:value-type="float" office:value="30.16" calcext:value-type="float">
            <text:p>30.16</text:p>
          </table:table-cell>
          <table:table-cell table:style-name="Default" office:value-type="float" office:value="97.92" calcext:value-type="float">
            <text:p>97.92</text:p>
          </table:table-cell>
          <table:table-cell table:style-name="Default" office:value-type="float" office:value="216.62" calcext:value-type="float">
            <text:p>216.62</text:p>
          </table:table-cell>
          <table:table-cell table:style-name="Default" office:value-type="float" office:value="33.478" calcext:value-type="float">
            <text:p>33.478</text:p>
          </table:table-cell>
          <table:table-cell table:style-name="Default" office:value-type="float" office:value="7.39544" calcext:value-type="float">
            <text:p>7.39544</text:p>
          </table:table-cell>
          <table:table-cell table:style-name="Default" office:value-type="float" office:value="13.923" calcext:value-type="float">
            <text:p>13.923</text:p>
          </table:table-cell>
          <table:table-cell table:style-name="Default" office:value-type="float" office:value="45.2036" calcext:value-type="float">
            <text:p>45.2036</text:p>
          </table:table-cell>
        </table:table-row>
        <table:table-row table:style-name="ro1">
          <table:table-cell table:style-name="ce10" office:value-type="string" calcext:value-type="string">
            <text:p>grubhub-11-1.tsp </text:p>
          </table:table-cell>
          <table:table-cell table:style-name="Default" office:value-type="float" office:value="92.04" calcext:value-type="float">
            <text:p>92.04</text:p>
          </table:table-cell>
          <table:table-cell table:style-name="Default" office:value-type="float" office:value="15.28" calcext:value-type="float">
            <text:p>15.28</text:p>
          </table:table-cell>
          <table:table-cell table:style-name="Default" office:value-type="float" office:value="10.58" calcext:value-type="float">
            <text:p>10.58</text:p>
          </table:table-cell>
          <table:table-cell table:style-name="Default" office:value-type="float" office:value="151.96" calcext:value-type="float">
            <text:p>151.96</text:p>
          </table:table-cell>
          <table:table-cell table:style-name="Default" office:value-type="float" office:value="269.86" calcext:value-type="float">
            <text:p>269.86</text:p>
          </table:table-cell>
          <table:table-cell table:style-name="Default" office:value-type="float" office:value="34.1066" calcext:value-type="float">
            <text:p>34.1066</text:p>
          </table:table-cell>
          <table:table-cell table:style-name="Default" office:value-type="float" office:value="5.6622" calcext:value-type="float">
            <text:p>5.6622</text:p>
          </table:table-cell>
          <table:table-cell table:style-name="Default" office:value-type="float" office:value="3.92055" calcext:value-type="float">
            <text:p>3.92055</text:p>
          </table:table-cell>
          <table:table-cell table:style-name="Default" office:value-type="float" office:value="56.3107" calcext:value-type="float">
            <text:p>56.3107</text:p>
          </table:table-cell>
          <table:table-cell table:style-name="Default" office:value-type="float" office:value="86.62" calcext:value-type="float">
            <text:p>86.62</text:p>
          </table:table-cell>
          <table:table-cell table:style-name="Default" office:value-type="float" office:value="15.28" calcext:value-type="float">
            <text:p>15.28</text:p>
          </table:table-cell>
          <table:table-cell table:style-name="Default" office:value-type="float" office:value="10.58" calcext:value-type="float">
            <text:p>10.58</text:p>
          </table:table-cell>
          <table:table-cell table:style-name="Default" office:value-type="float" office:value="142.04" calcext:value-type="float">
            <text:p>142.04</text:p>
          </table:table-cell>
          <table:table-cell table:style-name="Default" office:value-type="float" office:value="254.52" calcext:value-type="float">
            <text:p>254.52</text:p>
          </table:table-cell>
          <table:table-cell table:style-name="Default" office:value-type="float" office:value="34.0327" calcext:value-type="float">
            <text:p>34.0327</text:p>
          </table:table-cell>
          <table:table-cell table:style-name="Default" office:value-type="float" office:value="6.00346" calcext:value-type="float">
            <text:p>6.00346</text:p>
          </table:table-cell>
          <table:table-cell table:style-name="Default" office:value-type="float" office:value="4.15684" calcext:value-type="float">
            <text:p>4.15684</text:p>
          </table:table-cell>
          <table:table-cell table:style-name="Default" office:value-type="float" office:value="55.807" calcext:value-type="float">
            <text:p>55.807</text:p>
          </table:table-cell>
          <table:table-cell table:style-name="Default" office:value-type="float" office:value="59.56" calcext:value-type="float">
            <text:p>59.56</text:p>
          </table:table-cell>
          <table:table-cell table:style-name="Default" office:value-type="float" office:value="46.92" calcext:value-type="float">
            <text:p>46.92</text:p>
          </table:table-cell>
          <table:table-cell table:style-name="Default" office:value-type="float" office:value="21.08" calcext:value-type="float">
            <text:p>21.08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244.56" calcext:value-type="float">
            <text:p>244.56</text:p>
          </table:table-cell>
          <table:table-cell table:style-name="Default" office:value-type="float" office:value="24.3539" calcext:value-type="float">
            <text:p>24.3539</text:p>
          </table:table-cell>
          <table:table-cell table:style-name="Default" office:value-type="float" office:value="19.1855" calcext:value-type="float">
            <text:p>19.1855</text:p>
          </table:table-cell>
          <table:table-cell table:style-name="Default" office:value-type="float" office:value="8.61956" calcext:value-type="float">
            <text:p>8.61956</text:p>
          </table:table-cell>
          <table:table-cell table:style-name="Default" office:value-type="float" office:value="47.841" calcext:value-type="float">
            <text:p>47.841</text:p>
          </table:table-cell>
          <table:table-cell table:style-name="Default" office:value-type="float" office:value="40.86" calcext:value-type="float">
            <text:p>40.86</text:p>
          </table:table-cell>
          <table:table-cell table:style-name="Default" office:value-type="float" office:value="71.48" calcext:value-type="float">
            <text:p>71.48</text:p>
          </table:table-cell>
          <table:table-cell table:style-name="Default" office:value-type="float" office:value="21.08" calcext:value-type="float">
            <text:p>21.08</text:p>
          </table:table-cell>
          <table:table-cell table:style-name="Default" office:value-type="float" office:value="87.3" calcext:value-type="float">
            <text:p>87.3</text:p>
          </table:table-cell>
          <table:table-cell table:style-name="Default" office:value-type="float" office:value="220.72" calcext:value-type="float">
            <text:p>220.72</text:p>
          </table:table-cell>
          <table:table-cell table:style-name="Default" office:value-type="float" office:value="18.5121" calcext:value-type="float">
            <text:p>18.5121</text:p>
          </table:table-cell>
          <table:table-cell table:style-name="Default" office:value-type="float" office:value="32.3849" calcext:value-type="float">
            <text:p>32.3849</text:p>
          </table:table-cell>
          <table:table-cell table:style-name="Default" office:value-type="float" office:value="9.55056" calcext:value-type="float">
            <text:p>9.55056</text:p>
          </table:table-cell>
          <table:table-cell table:style-name="Default" office:value-type="float" office:value="39.5524" calcext:value-type="float">
            <text:p>39.5524</text:p>
          </table:table-cell>
        </table:table-row>
        <table:table-row table:style-name="ro1">
          <table:table-cell table:style-name="ce10" office:value-type="string" calcext:value-type="string">
            <text:p>grubhub-11-2.tsp </text:p>
          </table:table-cell>
          <table:table-cell table:style-name="Default" office:value-type="float" office:value="102.32" calcext:value-type="float">
            <text:p>102.32</text:p>
          </table:table-cell>
          <table:table-cell table:style-name="Default" office:value-type="float" office:value="25.14" calcext:value-type="float">
            <text:p>25.14</text:p>
          </table:table-cell>
          <table:table-cell table:style-name="Default" office:value-type="float" office:value="15.04" calcext:value-type="float">
            <text:p>15.04</text:p>
          </table:table-cell>
          <table:table-cell table:style-name="Default" office:value-type="float" office:value="207" calcext:value-type="float">
            <text:p>207</text:p>
          </table:table-cell>
          <table:table-cell table:style-name="Default" office:value-type="float" office:value="349.5" calcext:value-type="float">
            <text:p>349.5</text:p>
          </table:table-cell>
          <table:table-cell table:style-name="Default" office:value-type="float" office:value="29.2761" calcext:value-type="float">
            <text:p>29.2761</text:p>
          </table:table-cell>
          <table:table-cell table:style-name="Default" office:value-type="float" office:value="7.19313" calcext:value-type="float">
            <text:p>7.19313</text:p>
          </table:table-cell>
          <table:table-cell table:style-name="Default" office:value-type="float" office:value="4.30329" calcext:value-type="float">
            <text:p>4.30329</text:p>
          </table:table-cell>
          <table:table-cell table:style-name="Default" office:value-type="float" office:value="59.2275" calcext:value-type="float">
            <text:p>59.2275</text:p>
          </table:table-cell>
          <table:table-cell table:style-name="Default" office:value-type="float" office:value="81.9" calcext:value-type="float">
            <text:p>81.9</text:p>
          </table:table-cell>
          <table:table-cell table:style-name="Default" office:value-type="float" office:value="39.54" calcext:value-type="float">
            <text:p>39.54</text:p>
          </table:table-cell>
          <table:table-cell table:style-name="Default" office:value-type="float" office:value="20.42" calcext:value-type="float">
            <text:p>20.42</text:p>
          </table:table-cell>
          <table:table-cell table:style-name="Default" office:value-type="float" office:value="208.42" calcext:value-type="float">
            <text:p>208.42</text:p>
          </table:table-cell>
          <table:table-cell table:style-name="Default" office:value-type="float" office:value="350.28" calcext:value-type="float">
            <text:p>350.28</text:p>
          </table:table-cell>
          <table:table-cell table:style-name="Default" office:value-type="float" office:value="23.3813" calcext:value-type="float">
            <text:p>23.3813</text:p>
          </table:table-cell>
          <table:table-cell table:style-name="Default" office:value-type="float" office:value="11.2881" calcext:value-type="float">
            <text:p>11.2881</text:p>
          </table:table-cell>
          <table:table-cell table:style-name="Default" office:value-type="float" office:value="5.82962" calcext:value-type="float">
            <text:p>5.82962</text:p>
          </table:table-cell>
          <table:table-cell table:style-name="Default" office:value-type="float" office:value="59.501" calcext:value-type="float">
            <text:p>59.501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41.04" calcext:value-type="float">
            <text:p>41.04</text:p>
          </table:table-cell>
          <table:table-cell table:style-name="Default" office:value-type="float" office:value="31.96" calcext:value-type="float">
            <text:p>31.96</text:p>
          </table:table-cell>
          <table:table-cell table:style-name="Default" office:value-type="float" office:value="178.84" calcext:value-type="float">
            <text:p>178.84</text:p>
          </table:table-cell>
          <table:table-cell table:style-name="Default" office:value-type="float" office:value="316.84" calcext:value-type="float">
            <text:p>316.84</text:p>
          </table:table-cell>
          <table:table-cell table:style-name="Default" office:value-type="float" office:value="20.5151" calcext:value-type="float">
            <text:p>20.5151</text:p>
          </table:table-cell>
          <table:table-cell table:style-name="Default" office:value-type="float" office:value="12.9529" calcext:value-type="float">
            <text:p>12.9529</text:p>
          </table:table-cell>
          <table:table-cell table:style-name="Default" office:value-type="float" office:value="10.0871" calcext:value-type="float">
            <text:p>10.0871</text:p>
          </table:table-cell>
          <table:table-cell table:style-name="Default" office:value-type="float" office:value="56.4449" calcext:value-type="float">
            <text:p>56.4449</text:p>
          </table:table-cell>
          <table:table-cell table:style-name="Default" office:value-type="float" office:value="56.56" calcext:value-type="float">
            <text:p>56.56</text:p>
          </table:table-cell>
          <table:table-cell table:style-name="Default" office:value-type="float" office:value="34.34" calcext:value-type="float">
            <text:p>34.34</text:p>
          </table:table-cell>
          <table:table-cell table:style-name="Default" office:value-type="float" office:value="25.34" calcext:value-type="float">
            <text:p>25.34</text:p>
          </table:table-cell>
          <table:table-cell table:style-name="Default" office:value-type="float" office:value="144.12" calcext:value-type="float">
            <text:p>144.12</text:p>
          </table:table-cell>
          <table:table-cell table:style-name="Default" office:value-type="float" office:value="260.36" calcext:value-type="float">
            <text:p>260.36</text:p>
          </table:table-cell>
          <table:table-cell table:style-name="Default" office:value-type="float" office:value="21.7238" calcext:value-type="float">
            <text:p>21.7238</text:p>
          </table:table-cell>
          <table:table-cell table:style-name="Default" office:value-type="float" office:value="13.1894" calcext:value-type="float">
            <text:p>13.1894</text:p>
          </table:table-cell>
          <table:table-cell table:style-name="Default" office:value-type="float" office:value="9.73268" calcext:value-type="float">
            <text:p>9.73268</text:p>
          </table:table-cell>
          <table:table-cell table:style-name="Default" office:value-type="float" office:value="55.3541" calcext:value-type="float">
            <text:p>55.3541</text:p>
          </table:table-cell>
        </table:table-row>
        <table:table-row table:style-name="ro1">
          <table:table-cell table:style-name="ce10" office:value-type="string" calcext:value-type="string">
            <text:p>grubhub-11-3.tsp </text:p>
          </table:table-cell>
          <table:table-cell table:style-name="Default" office:value-type="float" office:value="97.82" calcext:value-type="float">
            <text:p>97.82</text:p>
          </table:table-cell>
          <table:table-cell table:style-name="Default" office:value-type="float" office:value="17.68" calcext:value-type="float">
            <text:p>17.68</text:p>
          </table:table-cell>
          <table:table-cell table:style-name="Default" office:value-type="float" office:value="14.64" calcext:value-type="float">
            <text:p>14.64</text:p>
          </table:table-cell>
          <table:table-cell table:style-name="Default" office:value-type="float" office:value="113.44" calcext:value-type="float">
            <text:p>113.44</text:p>
          </table:table-cell>
          <table:table-cell table:style-name="Default" office:value-type="float" office:value="243.58" calcext:value-type="float">
            <text:p>243.58</text:p>
          </table:table-cell>
          <table:table-cell table:style-name="Default" office:value-type="float" office:value="40.1593" calcext:value-type="float">
            <text:p>40.1593</text:p>
          </table:table-cell>
          <table:table-cell table:style-name="Default" office:value-type="float" office:value="7.2584" calcext:value-type="float">
            <text:p>7.2584</text:p>
          </table:table-cell>
          <table:table-cell table:style-name="Default" office:value-type="float" office:value="6.01035" calcext:value-type="float">
            <text:p>6.01035</text:p>
          </table:table-cell>
          <table:table-cell table:style-name="Default" office:value-type="float" office:value="46.572" calcext:value-type="float">
            <text:p>46.572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9.62" calcext:value-type="float">
            <text:p>29.62</text:p>
          </table:table-cell>
          <table:table-cell table:style-name="Default" office:value-type="float" office:value="19.74" calcext:value-type="float">
            <text:p>19.74</text:p>
          </table:table-cell>
          <table:table-cell table:style-name="Default" office:value-type="float" office:value="107.48" calcext:value-type="float">
            <text:p>107.48</text:p>
          </table:table-cell>
          <table:table-cell table:style-name="Default" office:value-type="float" office:value="236.84" calcext:value-type="float">
            <text:p>236.84</text:p>
          </table:table-cell>
          <table:table-cell table:style-name="Default" office:value-type="float" office:value="33.7781" calcext:value-type="float">
            <text:p>33.7781</text:p>
          </table:table-cell>
          <table:table-cell table:style-name="Default" office:value-type="float" office:value="12.5063" calcext:value-type="float">
            <text:p>12.5063</text:p>
          </table:table-cell>
          <table:table-cell table:style-name="Default" office:value-type="float" office:value="8.33474" calcext:value-type="float">
            <text:p>8.33474</text:p>
          </table:table-cell>
          <table:table-cell table:style-name="Default" office:value-type="float" office:value="45.3808" calcext:value-type="float">
            <text:p>45.3808</text:p>
          </table:table-cell>
          <table:table-cell table:style-name="Default" office:value-type="float" office:value="72.92" calcext:value-type="float">
            <text:p>72.92</text:p>
          </table:table-cell>
          <table:table-cell table:style-name="Default" office:value-type="float" office:value="29.62" calcext:value-type="float">
            <text:p>29.62</text:p>
          </table:table-cell>
          <table:table-cell table:style-name="Default" office:value-type="float" office:value="19.74" calcext:value-type="float">
            <text:p>19.74</text:p>
          </table:table-cell>
          <table:table-cell table:style-name="Default" office:value-type="float" office:value="90.94" calcext:value-type="float">
            <text:p>90.94</text:p>
          </table:table-cell>
          <table:table-cell table:style-name="Default" office:value-type="float" office:value="213.22" calcext:value-type="float">
            <text:p>213.22</text:p>
          </table:table-cell>
          <table:table-cell table:style-name="Default" office:value-type="float" office:value="34.1994" calcext:value-type="float">
            <text:p>34.1994</text:p>
          </table:table-cell>
          <table:table-cell table:style-name="Default" office:value-type="float" office:value="13.8918" calcext:value-type="float">
            <text:p>13.8918</text:p>
          </table:table-cell>
          <table:table-cell table:style-name="Default" office:value-type="float" office:value="9.25804" calcext:value-type="float">
            <text:p>9.25804</text:p>
          </table:table-cell>
          <table:table-cell table:style-name="Default" office:value-type="float" office:value="42.6508" calcext:value-type="float">
            <text:p>42.6508</text:p>
          </table:table-cell>
          <table:table-cell table:style-name="Default" office:value-type="float" office:value="46.6" calcext:value-type="float">
            <text:p>46.6</text:p>
          </table:table-cell>
          <table:table-cell table:style-name="Default" office:value-type="float" office:value="60.2" calcext:value-type="float">
            <text:p>60.2</text:p>
          </table:table-cell>
          <table:table-cell table:style-name="Default" office:value-type="float" office:value="34.38" calcext:value-type="float">
            <text:p>34.38</text:p>
          </table:table-cell>
          <table:table-cell table:style-name="Default" office:value-type="float" office:value="68.72" calcext:value-type="float">
            <text:p>68.72</text:p>
          </table:table-cell>
          <table:table-cell table:style-name="Default" office:value-type="float" office:value="209.9" calcext:value-type="float">
            <text:p>209.9</text:p>
          </table:table-cell>
          <table:table-cell table:style-name="Default" office:value-type="float" office:value="22.201" calcext:value-type="float">
            <text:p>22.201</text:p>
          </table:table-cell>
          <table:table-cell table:style-name="Default" office:value-type="float" office:value="28.6803" calcext:value-type="float">
            <text:p>28.6803</text:p>
          </table:table-cell>
          <table:table-cell table:style-name="Default" office:value-type="float" office:value="16.3792" calcext:value-type="float">
            <text:p>16.3792</text:p>
          </table:table-cell>
          <table:table-cell table:style-name="Default" office:value-type="float" office:value="32.7394" calcext:value-type="float">
            <text:p>32.7394</text:p>
          </table:table-cell>
        </table:table-row>
        <table:table-row table:style-name="ro1">
          <table:table-cell table:style-name="ce10" office:value-type="string" calcext:value-type="string">
            <text:p>grubhub-11-4.tsp </text:p>
          </table:table-cell>
          <table:table-cell table:style-name="Default" office:value-type="float" office:value="96.02" calcext:value-type="float">
            <text:p>96.02</text:p>
          </table:table-cell>
          <table:table-cell table:style-name="Default" office:value-type="float" office:value="24.98" calcext:value-type="float">
            <text:p>24.98</text:p>
          </table:table-cell>
          <table:table-cell table:style-name="Default" office:value-type="float" office:value="4.88" calcext:value-type="float">
            <text:p>4.88</text:p>
          </table:table-cell>
          <table:table-cell table:style-name="Default" office:value-type="float" office:value="115.66" calcext:value-type="float">
            <text:p>115.66</text:p>
          </table:table-cell>
          <table:table-cell table:style-name="Default" office:value-type="float" office:value="241.54" calcext:value-type="float">
            <text:p>241.54</text:p>
          </table:table-cell>
          <table:table-cell table:style-name="Default" office:value-type="float" office:value="39.7532" calcext:value-type="float">
            <text:p>39.7532</text:p>
          </table:table-cell>
          <table:table-cell table:style-name="Default" office:value-type="float" office:value="10.342" calcext:value-type="float">
            <text:p>10.342</text:p>
          </table:table-cell>
          <table:table-cell table:style-name="Default" office:value-type="float" office:value="2.02037" calcext:value-type="float">
            <text:p>2.02037</text:p>
          </table:table-cell>
          <table:table-cell table:style-name="Default" office:value-type="float" office:value="47.8844" calcext:value-type="float">
            <text:p>47.8844</text:p>
          </table:table-cell>
          <table:table-cell table:style-name="Default" office:value-type="float" office:value="82.7" calcext:value-type="float">
            <text:p>82.7</text:p>
          </table:table-cell>
          <table:table-cell table:style-name="Default" office:value-type="float" office:value="38.86" calcext:value-type="float">
            <text:p>38.86</text:p>
          </table:table-cell>
          <table:table-cell table:style-name="Default" office:value-type="float" office:value="11.46" calcext:value-type="float">
            <text:p>11.46</text:p>
          </table:table-cell>
          <table:table-cell table:style-name="Default" office:value-type="float" office:value="109.28" calcext:value-type="float">
            <text:p>109.28</text:p>
          </table:table-cell>
          <table:table-cell table:style-name="Default" office:value-type="float" office:value="242.3" calcext:value-type="float">
            <text:p>242.3</text:p>
          </table:table-cell>
          <table:table-cell table:style-name="Default" office:value-type="float" office:value="34.1312" calcext:value-type="float">
            <text:p>34.1312</text:p>
          </table:table-cell>
          <table:table-cell table:style-name="Default" office:value-type="float" office:value="16.038" calcext:value-type="float">
            <text:p>16.038</text:p>
          </table:table-cell>
          <table:table-cell table:style-name="Default" office:value-type="float" office:value="4.72967" calcext:value-type="float">
            <text:p>4.72967</text:p>
          </table:table-cell>
          <table:table-cell table:style-name="Default" office:value-type="float" office:value="45.1011" calcext:value-type="float">
            <text:p>45.1011</text:p>
          </table:table-cell>
          <table:table-cell table:style-name="Default" office:value-type="float" office:value="55.16" calcext:value-type="float">
            <text:p>55.16</text:p>
          </table:table-cell>
          <table:table-cell table:style-name="Default" office:value-type="float" office:value="76.68" calcext:value-type="float">
            <text:p>76.68</text:p>
          </table:table-cell>
          <table:table-cell table:style-name="Default" office:value-type="float" office:value="24.52" calcext:value-type="float">
            <text:p>24.52</text:p>
          </table:table-cell>
          <table:table-cell table:style-name="Default" office:value-type="float" office:value="90.88" calcext:value-type="float">
            <text:p>90.88</text:p>
          </table:table-cell>
          <table:table-cell table:style-name="Default" office:value-type="float" office:value="247.24" calcext:value-type="float">
            <text:p>247.24</text:p>
          </table:table-cell>
          <table:table-cell table:style-name="Default" office:value-type="float" office:value="22.3103" calcext:value-type="float">
            <text:p>22.3103</text:p>
          </table:table-cell>
          <table:table-cell table:style-name="Default" office:value-type="float" office:value="31.0144" calcext:value-type="float">
            <text:p>31.0144</text:p>
          </table:table-cell>
          <table:table-cell table:style-name="Default" office:value-type="float" office:value="9.91749" calcext:value-type="float">
            <text:p>9.91749</text:p>
          </table:table-cell>
          <table:table-cell table:style-name="Default" office:value-type="float" office:value="36.7578" calcext:value-type="float">
            <text:p>36.7578</text:p>
          </table:table-cell>
          <table:table-cell table:style-name="Default" office:value-type="float" office:value="49.12" calcext:value-type="float">
            <text:p>49.12</text:p>
          </table:table-cell>
          <table:table-cell table:style-name="Default" office:value-type="float" office:value="79.6" calcext:value-type="float">
            <text:p>79.6</text:p>
          </table:table-cell>
          <table:table-cell table:style-name="Default" office:value-type="float" office:value="21.32" calcext:value-type="float">
            <text:p>21.32</text:p>
          </table:table-cell>
          <table:table-cell table:style-name="Default" office:value-type="float" office:value="80.76" calcext:value-type="float">
            <text:p>80.76</text:p>
          </table:table-cell>
          <table:table-cell table:style-name="Default" office:value-type="float" office:value="230.8" calcext:value-type="float">
            <text:p>230.8</text:p>
          </table:table-cell>
          <table:table-cell table:style-name="Default" office:value-type="float" office:value="21.2825" calcext:value-type="float">
            <text:p>21.2825</text:p>
          </table:table-cell>
          <table:table-cell table:style-name="Default" office:value-type="float" office:value="34.4887" calcext:value-type="float">
            <text:p>34.4887</text:p>
          </table:table-cell>
          <table:table-cell table:style-name="Default" office:value-type="float" office:value="9.23744" calcext:value-type="float">
            <text:p>9.23744</text:p>
          </table:table-cell>
          <table:table-cell table:style-name="Default" office:value-type="float" office:value="34.9913" calcext:value-type="float">
            <text:p>34.9913</text:p>
          </table:table-cell>
        </table:table-row>
        <table:table-row table:style-name="ro1">
          <table:table-cell table:style-name="ce10" office:value-type="string" calcext:value-type="string">
            <text:p>grubhub-11-5.tsp </text:p>
          </table:table-cell>
          <table:table-cell table:style-name="Default" office:value-type="float" office:value="129.04" calcext:value-type="float">
            <text:p>129.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0.16" calcext:value-type="float">
            <text:p>170.16</text:p>
          </table:table-cell>
          <table:table-cell table:style-name="Default" office:value-type="float" office:value="299.2" calcext:value-type="float">
            <text:p>299.2</text:p>
          </table:table-cell>
          <table:table-cell table:style-name="Default" office:value-type="float" office:value="43.1283" calcext:value-type="float">
            <text:p>43.128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8717" calcext:value-type="float">
            <text:p>56.8717</text:p>
          </table:table-cell>
          <table:table-cell table:style-name="Default" office:value-type="float" office:value="101.38" calcext:value-type="float">
            <text:p>101.38</text:p>
          </table:table-cell>
          <table:table-cell table:style-name="Default" office:value-type="float" office:value="16.14" calcext:value-type="float">
            <text:p>16.14</text:p>
          </table:table-cell>
          <table:table-cell table:style-name="Default" office:value-type="float" office:value="12.8" calcext:value-type="float">
            <text:p>12.8</text:p>
          </table:table-cell>
          <table:table-cell table:style-name="Default" office:value-type="float" office:value="142.22" calcext:value-type="float">
            <text:p>142.22</text:p>
          </table:table-cell>
          <table:table-cell table:style-name="Default" office:value-type="float" office:value="272.54" calcext:value-type="float">
            <text:p>272.54</text:p>
          </table:table-cell>
          <table:table-cell table:style-name="Default" office:value-type="float" office:value="37.1982" calcext:value-type="float">
            <text:p>37.1982</text:p>
          </table:table-cell>
          <table:table-cell table:style-name="Default" office:value-type="float" office:value="5.92207" calcext:value-type="float">
            <text:p>5.92207</text:p>
          </table:table-cell>
          <table:table-cell table:style-name="Default" office:value-type="float" office:value="4.69656" calcext:value-type="float">
            <text:p>4.69656</text:p>
          </table:table-cell>
          <table:table-cell table:style-name="Default" office:value-type="float" office:value="52.1832" calcext:value-type="float">
            <text:p>52.1832</text:p>
          </table:table-cell>
          <table:table-cell table:style-name="Default" office:value-type="float" office:value="87.52" calcext:value-type="float">
            <text:p>87.52</text:p>
          </table:table-cell>
          <table:table-cell table:style-name="Default" office:value-type="float" office:value="16.14" calcext:value-type="float">
            <text:p>16.14</text:p>
          </table:table-cell>
          <table:table-cell table:style-name="Default" office:value-type="float" office:value="12.8" calcext:value-type="float">
            <text:p>12.8</text:p>
          </table:table-cell>
          <table:table-cell table:style-name="Default" office:value-type="float" office:value="120.3" calcext:value-type="float">
            <text:p>120.3</text:p>
          </table:table-cell>
          <table:table-cell table:style-name="Default" office:value-type="float" office:value="236.76" calcext:value-type="float">
            <text:p>236.76</text:p>
          </table:table-cell>
          <table:table-cell table:style-name="Default" office:value-type="float" office:value="36.9657" calcext:value-type="float">
            <text:p>36.9657</text:p>
          </table:table-cell>
          <table:table-cell table:style-name="Default" office:value-type="float" office:value="6.81703" calcext:value-type="float">
            <text:p>6.81703</text:p>
          </table:table-cell>
          <table:table-cell table:style-name="Default" office:value-type="float" office:value="5.40632" calcext:value-type="float">
            <text:p>5.40632</text:p>
          </table:table-cell>
          <table:table-cell table:style-name="Default" office:value-type="float" office:value="50.8109" calcext:value-type="float">
            <text:p>50.8109</text:p>
          </table:table-cell>
          <table:table-cell table:style-name="Default" office:value-type="float" office:value="75.8" calcext:value-type="float">
            <text:p>75.8</text:p>
          </table:table-cell>
          <table:table-cell table:style-name="Default" office:value-type="float" office:value="16.14" calcext:value-type="float">
            <text:p>16.14</text:p>
          </table:table-cell>
          <table:table-cell table:style-name="Default" office:value-type="float" office:value="12.8" calcext:value-type="float">
            <text:p>12.8</text:p>
          </table:table-cell>
          <table:table-cell table:style-name="Default" office:value-type="float" office:value="102.06" calcext:value-type="float">
            <text:p>102.06</text:p>
          </table:table-cell>
          <table:table-cell table:style-name="Default" office:value-type="float" office:value="206.8" calcext:value-type="float">
            <text:p>206.8</text:p>
          </table:table-cell>
          <table:table-cell table:style-name="Default" office:value-type="float" office:value="36.6538" calcext:value-type="float">
            <text:p>36.6538</text:p>
          </table:table-cell>
          <table:table-cell table:style-name="Default" office:value-type="float" office:value="7.80464" calcext:value-type="float">
            <text:p>7.80464</text:p>
          </table:table-cell>
          <table:table-cell table:style-name="Default" office:value-type="float" office:value="6.18956" calcext:value-type="float">
            <text:p>6.18956</text:p>
          </table:table-cell>
          <table:table-cell table:style-name="Default" office:value-type="float" office:value="49.352" calcext:value-type="float">
            <text:p>49.352</text:p>
          </table:table-cell>
        </table:table-row>
        <table:table-row table:style-name="ro1">
          <table:table-cell table:style-name="ce10" office:value-type="string" calcext:value-type="string">
            <text:p>grubhub-11-6.tsp </text:p>
          </table:table-cell>
          <table:table-cell table:style-name="Default" office:value-type="float" office:value="86.34" calcext:value-type="float">
            <text:p>86.34</text:p>
          </table:table-cell>
          <table:table-cell table:style-name="Default" office:value-type="float" office:value="13.56" calcext:value-type="float">
            <text:p>13.56</text:p>
          </table:table-cell>
          <table:table-cell table:style-name="Default" office:value-type="float" office:value="12.24" calcext:value-type="float">
            <text:p>12.24</text:p>
          </table:table-cell>
          <table:table-cell table:style-name="Default" office:value-type="float" office:value="120.02" calcext:value-type="float">
            <text:p>120.02</text:p>
          </table:table-cell>
          <table:table-cell table:style-name="Default" office:value-type="float" office:value="232.16" calcext:value-type="float">
            <text:p>232.16</text:p>
          </table:table-cell>
          <table:table-cell table:style-name="Default" office:value-type="float" office:value="37.1899" calcext:value-type="float">
            <text:p>37.1899</text:p>
          </table:table-cell>
          <table:table-cell table:style-name="Default" office:value-type="float" office:value="5.8408" calcext:value-type="float">
            <text:p>5.8408</text:p>
          </table:table-cell>
          <table:table-cell table:style-name="Default" office:value-type="float" office:value="5.27223" calcext:value-type="float">
            <text:p>5.27223</text:p>
          </table:table-cell>
          <table:table-cell table:style-name="Default" office:value-type="float" office:value="51.6971" calcext:value-type="float">
            <text:p>51.6971</text:p>
          </table:table-cell>
          <table:table-cell table:style-name="Default" office:value-type="float" office:value="78.8" calcext:value-type="float">
            <text:p>78.8</text:p>
          </table:table-cell>
          <table:table-cell table:style-name="Default" office:value-type="float" office:value="13.56" calcext:value-type="float">
            <text:p>13.56</text:p>
          </table:table-cell>
          <table:table-cell table:style-name="Default" office:value-type="float" office:value="12.24" calcext:value-type="float">
            <text:p>12.24</text:p>
          </table:table-cell>
          <table:table-cell table:style-name="Default" office:value-type="float" office:value="99.78" calcext:value-type="float">
            <text:p>99.78</text:p>
          </table:table-cell>
          <table:table-cell table:style-name="Default" office:value-type="float" office:value="204.38" calcext:value-type="float">
            <text:p>204.38</text:p>
          </table:table-cell>
          <table:table-cell table:style-name="Default" office:value-type="float" office:value="38.5556" calcext:value-type="float">
            <text:p>38.5556</text:p>
          </table:table-cell>
          <table:table-cell table:style-name="Default" office:value-type="float" office:value="6.6347" calcext:value-type="float">
            <text:p>6.6347</text:p>
          </table:table-cell>
          <table:table-cell table:style-name="Default" office:value-type="float" office:value="5.98884" calcext:value-type="float">
            <text:p>5.98884</text:p>
          </table:table-cell>
          <table:table-cell table:style-name="Default" office:value-type="float" office:value="48.8208" calcext:value-type="float">
            <text:p>48.8208</text:p>
          </table:table-cell>
          <table:table-cell table:style-name="Default" office:value-type="float" office:value="65.12" calcext:value-type="float">
            <text:p>65.12</text:p>
          </table:table-cell>
          <table:table-cell table:style-name="Default" office:value-type="float" office:value="13.56" calcext:value-type="float">
            <text:p>13.56</text:p>
          </table:table-cell>
          <table:table-cell table:style-name="Default" office:value-type="float" office:value="12.24" calcext:value-type="float">
            <text:p>12.24</text:p>
          </table:table-cell>
          <table:table-cell table:style-name="Default" office:value-type="float" office:value="88.1" calcext:value-type="float">
            <text:p>88.1</text:p>
          </table:table-cell>
          <table:table-cell table:style-name="Default" office:value-type="float" office:value="179.02" calcext:value-type="float">
            <text:p>179.02</text:p>
          </table:table-cell>
          <table:table-cell table:style-name="Default" office:value-type="float" office:value="36.3758" calcext:value-type="float">
            <text:p>36.3758</text:p>
          </table:table-cell>
          <table:table-cell table:style-name="Default" office:value-type="float" office:value="7.57457" calcext:value-type="float">
            <text:p>7.57457</text:p>
          </table:table-cell>
          <table:table-cell table:style-name="Default" office:value-type="float" office:value="6.83722" calcext:value-type="float">
            <text:p>6.83722</text:p>
          </table:table-cell>
          <table:table-cell table:style-name="Default" office:value-type="float" office:value="49.2124" calcext:value-type="float">
            <text:p>49.2124</text:p>
          </table:table-cell>
          <table:table-cell table:style-name="Default" office:value-type="float" office:value="52.1" calcext:value-type="float">
            <text:p>52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13.02" calcext:value-type="float">
            <text:p>13.02</text:p>
          </table:table-cell>
          <table:table-cell table:style-name="Default" office:value-type="float" office:value="69.72" calcext:value-type="float">
            <text:p>69.72</text:p>
          </table:table-cell>
          <table:table-cell table:style-name="Default" office:value-type="float" office:value="155.54" calcext:value-type="float">
            <text:p>155.54</text:p>
          </table:table-cell>
          <table:table-cell table:style-name="Default" office:value-type="float" office:value="33.4962" calcext:value-type="float">
            <text:p>33.4962</text:p>
          </table:table-cell>
          <table:table-cell table:style-name="Default" office:value-type="float" office:value="13.3085" calcext:value-type="float">
            <text:p>13.3085</text:p>
          </table:table-cell>
          <table:table-cell table:style-name="Default" office:value-type="float" office:value="8.37084" calcext:value-type="float">
            <text:p>8.37084</text:p>
          </table:table-cell>
          <table:table-cell table:style-name="Default" office:value-type="float" office:value="44.8245" calcext:value-type="float">
            <text:p>44.8245</text:p>
          </table:table-cell>
        </table:table-row>
        <table:table-row table:style-name="ro1">
          <table:table-cell table:style-name="ce10" office:value-type="string" calcext:value-type="string">
            <text:p>grubhub-11-7.tsp </text:p>
          </table:table-cell>
          <table:table-cell table:style-name="Default" office:value-type="float" office:value="76.88" calcext:value-type="float">
            <text:p>76.88</text:p>
          </table:table-cell>
          <table:table-cell table:style-name="Default" office:value-type="float" office:value="13.42" calcext:value-type="float">
            <text:p>13.42</text:p>
          </table:table-cell>
          <table:table-cell table:style-name="Default" office:value-type="float" office:value="5.78" calcext:value-type="float">
            <text:p>5.78</text:p>
          </table:table-cell>
          <table:table-cell table:style-name="Default" office:value-type="float" office:value="147.42" calcext:value-type="float">
            <text:p>147.42</text:p>
          </table:table-cell>
          <table:table-cell table:style-name="Default" office:value-type="float" office:value="243.5" calcext:value-type="float">
            <text:p>243.5</text:p>
          </table:table-cell>
          <table:table-cell table:style-name="Default" office:value-type="float" office:value="31.5729" calcext:value-type="float">
            <text:p>31.5729</text:p>
          </table:table-cell>
          <table:table-cell table:style-name="Default" office:value-type="float" office:value="5.51129" calcext:value-type="float">
            <text:p>5.51129</text:p>
          </table:table-cell>
          <table:table-cell table:style-name="Default" office:value-type="float" office:value="2.37372" calcext:value-type="float">
            <text:p>2.37372</text:p>
          </table:table-cell>
          <table:table-cell table:style-name="Default" office:value-type="float" office:value="60.5421" calcext:value-type="float">
            <text:p>60.5421</text:p>
          </table:table-cell>
          <table:table-cell table:style-name="Default" office:value-type="float" office:value="64.1" calcext:value-type="float">
            <text:p>64.1</text:p>
          </table:table-cell>
          <table:table-cell table:style-name="Default" office:value-type="float" office:value="19.62" calcext:value-type="float">
            <text:p>19.62</text:p>
          </table:table-cell>
          <table:table-cell table:style-name="Default" office:value-type="float" office:value="13.8" calcext:value-type="float">
            <text:p>13.8</text:p>
          </table:table-cell>
          <table:table-cell table:style-name="Default" office:value-type="float" office:value="135.88" calcext:value-type="float">
            <text:p>135.88</text:p>
          </table:table-cell>
          <table:table-cell table:style-name="Default" office:value-type="float" office:value="233.4" calcext:value-type="float">
            <text:p>233.4</text:p>
          </table:table-cell>
          <table:table-cell table:style-name="Default" office:value-type="float" office:value="27.4636" calcext:value-type="float">
            <text:p>27.4636</text:p>
          </table:table-cell>
          <table:table-cell table:style-name="Default" office:value-type="float" office:value="8.40617" calcext:value-type="float">
            <text:p>8.40617</text:p>
          </table:table-cell>
          <table:table-cell table:style-name="Default" office:value-type="float" office:value="5.9126" calcext:value-type="float">
            <text:p>5.9126</text:p>
          </table:table-cell>
          <table:table-cell table:style-name="Default" office:value-type="float" office:value="58.2177" calcext:value-type="float">
            <text:p>58.2177</text:p>
          </table:table-cell>
          <table:table-cell table:style-name="Default" office:value-type="float" office:value="59.06" calcext:value-type="float">
            <text:p>59.06</text:p>
          </table:table-cell>
          <table:table-cell table:style-name="Default" office:value-type="float" office:value="19.62" calcext:value-type="float">
            <text:p>19.62</text:p>
          </table:table-cell>
          <table:table-cell table:style-name="Default" office:value-type="float" office:value="13.8" calcext:value-type="float">
            <text:p>13.8</text:p>
          </table:table-cell>
          <table:table-cell table:style-name="Default" office:value-type="float" office:value="122.52" calcext:value-type="float">
            <text:p>122.52</text:p>
          </table:table-cell>
          <table:table-cell table:style-name="Default" office:value-type="float" office:value="215" calcext:value-type="float">
            <text:p>215</text:p>
          </table:table-cell>
          <table:table-cell table:style-name="Default" office:value-type="float" office:value="27.4698" calcext:value-type="float">
            <text:p>27.4698</text:p>
          </table:table-cell>
          <table:table-cell table:style-name="Default" office:value-type="float" office:value="9.12558" calcext:value-type="float">
            <text:p>9.12558</text:p>
          </table:table-cell>
          <table:table-cell table:style-name="Default" office:value-type="float" office:value="6.4186" calcext:value-type="float">
            <text:p>6.4186</text:p>
          </table:table-cell>
          <table:table-cell table:style-name="Default" office:value-type="float" office:value="56.986" calcext:value-type="float">
            <text:p>56.986</text:p>
          </table:table-cell>
          <table:table-cell table:style-name="Default" office:value-type="float" office:value="33.76" calcext:value-type="float">
            <text:p>33.76</text:p>
          </table:table-cell>
          <table:table-cell table:style-name="Default" office:value-type="float" office:value="55.54" calcext:value-type="float">
            <text:p>55.54</text:p>
          </table:table-cell>
          <table:table-cell table:style-name="Default" office:value-type="float" office:value="33.32" calcext:value-type="float">
            <text:p>33.32</text:p>
          </table:table-cell>
          <table:table-cell table:style-name="Default" office:value-type="float" office:value="97.6" calcext:value-type="float">
            <text:p>97.6</text:p>
          </table:table-cell>
          <table:table-cell table:style-name="Default" office:value-type="float" office:value="220.22" calcext:value-type="float">
            <text:p>220.22</text:p>
          </table:table-cell>
          <table:table-cell table:style-name="Default" office:value-type="float" office:value="15.3301" calcext:value-type="float">
            <text:p>15.3301</text:p>
          </table:table-cell>
          <table:table-cell table:style-name="Default" office:value-type="float" office:value="25.2202" calcext:value-type="float">
            <text:p>25.2202</text:p>
          </table:table-cell>
          <table:table-cell table:style-name="Default" office:value-type="float" office:value="15.1303" calcext:value-type="float">
            <text:p>15.1303</text:p>
          </table:table-cell>
          <table:table-cell table:style-name="Default" office:value-type="float" office:value="44.3193" calcext:value-type="float">
            <text:p>44.3193</text:p>
          </table:table-cell>
        </table:table-row>
        <table:table-row table:style-name="ro1">
          <table:table-cell table:style-name="ce10" office:value-type="string" calcext:value-type="string">
            <text:p>grubhub-11-8.tsp </text:p>
          </table:table-cell>
          <table:table-cell table:style-name="Default" office:value-type="float" office:value="98.72" calcext:value-type="float">
            <text:p>98.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5.12" calcext:value-type="float">
            <text:p>105.12</text:p>
          </table:table-cell>
          <table:table-cell table:style-name="Default" office:value-type="float" office:value="203.84" calcext:value-type="float">
            <text:p>203.84</text:p>
          </table:table-cell>
          <table:table-cell table:style-name="Default" office:value-type="float" office:value="48.4301" calcext:value-type="float">
            <text:p>48.43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1.5699" calcext:value-type="float">
            <text:p>51.5699</text:p>
          </table:table-cell>
          <table:table-cell table:style-name="Default" office:value-type="float" office:value="82.22" calcext:value-type="float">
            <text:p>82.22</text:p>
          </table:table-cell>
          <table:table-cell table:style-name="Default" office:value-type="float" office:value="23.86" calcext:value-type="float">
            <text:p>23.86</text:p>
          </table:table-cell>
          <table:table-cell table:style-name="Default" office:value-type="float" office:value="12.44" calcext:value-type="float">
            <text:p>12.44</text:p>
          </table:table-cell>
          <table:table-cell table:style-name="Default" office:value-type="float" office:value="82.88" calcext:value-type="float">
            <text:p>82.88</text:p>
          </table:table-cell>
          <table:table-cell table:style-name="Default" office:value-type="float" office:value="201.4" calcext:value-type="float">
            <text:p>201.4</text:p>
          </table:table-cell>
          <table:table-cell table:style-name="Default" office:value-type="float" office:value="40.8242" calcext:value-type="float">
            <text:p>40.8242</text:p>
          </table:table-cell>
          <table:table-cell table:style-name="Default" office:value-type="float" office:value="11.8471" calcext:value-type="float">
            <text:p>11.8471</text:p>
          </table:table-cell>
          <table:table-cell table:style-name="Default" office:value-type="float" office:value="6.17676" calcext:value-type="float">
            <text:p>6.17676</text:p>
          </table:table-cell>
          <table:table-cell table:style-name="Default" office:value-type="float" office:value="41.1519" calcext:value-type="float">
            <text:p>41.1519</text:p>
          </table:table-cell>
          <table:table-cell table:style-name="Default" office:value-type="float" office:value="65.04" calcext:value-type="float">
            <text:p>65.04</text:p>
          </table:table-cell>
          <table:table-cell table:style-name="Default" office:value-type="float" office:value="41.98" calcext:value-type="float">
            <text:p>41.98</text:p>
          </table:table-cell>
          <table:table-cell table:style-name="Default" office:value-type="float" office:value="22.56" calcext:value-type="float">
            <text:p>22.56</text:p>
          </table:table-cell>
          <table:table-cell table:style-name="Default" office:value-type="float" office:value="71.64" calcext:value-type="float">
            <text:p>71.64</text:p>
          </table:table-cell>
          <table:table-cell table:style-name="Default" office:value-type="float" office:value="201.22" calcext:value-type="float">
            <text:p>201.22</text:p>
          </table:table-cell>
          <table:table-cell table:style-name="Default" office:value-type="float" office:value="32.3228" calcext:value-type="float">
            <text:p>32.3228</text:p>
          </table:table-cell>
          <table:table-cell table:style-name="Default" office:value-type="float" office:value="20.8627" calcext:value-type="float">
            <text:p>20.8627</text:p>
          </table:table-cell>
          <table:table-cell table:style-name="Default" office:value-type="float" office:value="11.2116" calcext:value-type="float">
            <text:p>11.2116</text:p>
          </table:table-cell>
          <table:table-cell table:style-name="Default" office:value-type="float" office:value="35.6028" calcext:value-type="float">
            <text:p>35.6028</text:p>
          </table:table-cell>
          <table:table-cell table:style-name="Default" office:value-type="float" office:value="42.24" calcext:value-type="float">
            <text:p>42.24</text:p>
          </table:table-cell>
          <table:table-cell table:style-name="Default" office:value-type="float" office:value="59.62" calcext:value-type="float">
            <text:p>59.62</text:p>
          </table:table-cell>
          <table:table-cell table:style-name="Default" office:value-type="float" office:value="29.34" calcext:value-type="float">
            <text:p>29.34</text:p>
          </table:table-cell>
          <table:table-cell table:style-name="Default" office:value-type="float" office:value="58.36" calcext:value-type="float">
            <text:p>58.36</text:p>
          </table:table-cell>
          <table:table-cell table:style-name="Default" office:value-type="float" office:value="189.56" calcext:value-type="float">
            <text:p>189.56</text:p>
          </table:table-cell>
          <table:table-cell table:style-name="Default" office:value-type="float" office:value="22.2832" calcext:value-type="float">
            <text:p>22.2832</text:p>
          </table:table-cell>
          <table:table-cell table:style-name="Default" office:value-type="float" office:value="31.4518" calcext:value-type="float">
            <text:p>31.4518</text:p>
          </table:table-cell>
          <table:table-cell table:style-name="Default" office:value-type="float" office:value="15.4779" calcext:value-type="float">
            <text:p>15.4779</text:p>
          </table:table-cell>
          <table:table-cell table:style-name="Default" office:value-type="float" office:value="30.7871" calcext:value-type="float">
            <text:p>30.7871</text:p>
          </table:table-cell>
        </table:table-row>
        <table:table-row table:style-name="ro1">
          <table:table-cell table:style-name="ce10" office:value-type="string" calcext:value-type="string">
            <text:p>grubhub-11-9.tsp </text:p>
          </table:table-cell>
          <table:table-cell table:style-name="Default" office:value-type="float" office:value="108.6" calcext:value-type="float">
            <text:p>108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9.44" calcext:value-type="float">
            <text:p>109.44</text:p>
          </table:table-cell>
          <table:table-cell table:style-name="Default" office:value-type="float" office:value="218.04" calcext:value-type="float">
            <text:p>218.04</text:p>
          </table:table-cell>
          <table:table-cell table:style-name="Default" office:value-type="float" office:value="49.8074" calcext:value-type="float">
            <text:p>49.80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.1926" calcext:value-type="float">
            <text:p>50.1926</text:p>
          </table:table-cell>
          <table:table-cell table:style-name="Default" office:value-type="float" office:value="81.46" calcext:value-type="float">
            <text:p>81.46</text:p>
          </table:table-cell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15.52" calcext:value-type="float">
            <text:p>15.52</text:p>
          </table:table-cell>
          <table:table-cell table:style-name="Default" office:value-type="float" office:value="98.92" calcext:value-type="float">
            <text:p>98.92</text:p>
          </table:table-cell>
          <table:table-cell table:style-name="Default" office:value-type="float" office:value="208.2" calcext:value-type="float">
            <text:p>208.2</text:p>
          </table:table-cell>
          <table:table-cell table:style-name="Default" office:value-type="float" office:value="39.1258" calcext:value-type="float">
            <text:p>39.1258</text:p>
          </table:table-cell>
          <table:table-cell table:style-name="Default" office:value-type="float" office:value="5.90778" calcext:value-type="float">
            <text:p>5.90778</text:p>
          </table:table-cell>
          <table:table-cell table:style-name="Default" office:value-type="float" office:value="7.45437" calcext:value-type="float">
            <text:p>7.45437</text:p>
          </table:table-cell>
          <table:table-cell table:style-name="Default" office:value-type="float" office:value="47.512" calcext:value-type="float">
            <text:p>47.512</text:p>
          </table:table-cell>
          <table:table-cell table:style-name="Default" office:value-type="float" office:value="55.7" calcext:value-type="float">
            <text:p>55.7</text:p>
          </table:table-cell>
          <table:table-cell table:style-name="Default" office:value-type="float" office:value="33.04" calcext:value-type="float">
            <text:p>33.04</text:p>
          </table:table-cell>
          <table:table-cell table:style-name="Default" office:value-type="float" office:value="29.1" calcext:value-type="float">
            <text:p>29.1</text:p>
          </table:table-cell>
          <table:table-cell table:style-name="Default" office:value-type="float" office:value="75.1" calcext:value-type="float">
            <text:p>75.1</text:p>
          </table:table-cell>
          <table:table-cell table:style-name="Default" office:value-type="float" office:value="192.94" calcext:value-type="float">
            <text:p>192.94</text:p>
          </table:table-cell>
          <table:table-cell table:style-name="Default" office:value-type="float" office:value="28.8691" calcext:value-type="float">
            <text:p>28.8691</text:p>
          </table:table-cell>
          <table:table-cell table:style-name="Default" office:value-type="float" office:value="17.1245" calcext:value-type="float">
            <text:p>17.1245</text:p>
          </table:table-cell>
          <table:table-cell table:style-name="Default" office:value-type="float" office:value="15.0824" calcext:value-type="float">
            <text:p>15.0824</text:p>
          </table:table-cell>
          <table:table-cell table:style-name="Default" office:value-type="float" office:value="38.924" calcext:value-type="float">
            <text:p>38.924</text:p>
          </table:table-cell>
          <table:table-cell table:style-name="Default" office:value-type="float" office:value="39.22" calcext:value-type="float">
            <text:p>39.22</text:p>
          </table:table-cell>
          <table:table-cell table:style-name="Default" office:value-type="float" office:value="50.84" calcext:value-type="float">
            <text:p>50.8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75.08" calcext:value-type="float">
            <text:p>75.08</text:p>
          </table:table-cell>
          <table:table-cell table:style-name="Default" office:value-type="float" office:value="197.14" calcext:value-type="float">
            <text:p>197.14</text:p>
          </table:table-cell>
          <table:table-cell table:style-name="Default" office:value-type="float" office:value="19.8945" calcext:value-type="float">
            <text:p>19.8945</text:p>
          </table:table-cell>
          <table:table-cell table:style-name="Default" office:value-type="float" office:value="25.7888" calcext:value-type="float">
            <text:p>25.7888</text:p>
          </table:table-cell>
          <table:table-cell table:style-name="Default" office:value-type="float" office:value="16.2321" calcext:value-type="float">
            <text:p>16.2321</text:p>
          </table:table-cell>
          <table:table-cell table:style-name="Default" office:value-type="float" office:value="38.0846" calcext:value-type="float">
            <text:p>38.0846</text:p>
          </table:table-cell>
        </table:table-row>
        <table:table-row table:style-name="ro1">
          <table:table-cell table:style-name="ce10" office:value-type="string" calcext:value-type="string">
            <text:p>grubhub-12-0.tsp </text:p>
          </table:table-cell>
          <table:table-cell table:style-name="Default" office:value-type="float" office:value="102.78" calcext:value-type="float">
            <text:p>102.78</text:p>
          </table:table-cell>
          <table:table-cell table:style-name="Default" office:value-type="float" office:value="10.72" calcext:value-type="float">
            <text:p>10.72</text:p>
          </table:table-cell>
          <table:table-cell table:style-name="Default" office:value-type="float" office:value="10.92" calcext:value-type="float">
            <text:p>10.92</text:p>
          </table:table-cell>
          <table:table-cell table:style-name="Default" office:value-type="float" office:value="157.56" calcext:value-type="float">
            <text:p>157.56</text:p>
          </table:table-cell>
          <table:table-cell table:style-name="Default" office:value-type="float" office:value="281.98" calcext:value-type="float">
            <text:p>281.98</text:p>
          </table:table-cell>
          <table:table-cell table:style-name="Default" office:value-type="float" office:value="36.4494" calcext:value-type="float">
            <text:p>36.4494</text:p>
          </table:table-cell>
          <table:table-cell table:style-name="Default" office:value-type="float" office:value="3.80169" calcext:value-type="float">
            <text:p>3.80169</text:p>
          </table:table-cell>
          <table:table-cell table:style-name="Default" office:value-type="float" office:value="3.87262" calcext:value-type="float">
            <text:p>3.87262</text:p>
          </table:table-cell>
          <table:table-cell table:style-name="Default" office:value-type="float" office:value="55.8763" calcext:value-type="float">
            <text:p>55.8763</text:p>
          </table:table-cell>
          <table:table-cell table:style-name="Default" office:value-type="float" office:value="85.48" calcext:value-type="float">
            <text:p>85.48</text:p>
          </table:table-cell>
          <table:table-cell table:style-name="Default" office:value-type="float" office:value="25.16" calcext:value-type="float">
            <text:p>25.16</text:p>
          </table:table-cell>
          <table:table-cell table:style-name="Default" office:value-type="float" office:value="22.34" calcext:value-type="float">
            <text:p>22.34</text:p>
          </table:table-cell>
          <table:table-cell table:style-name="Default" office:value-type="float" office:value="138.16" calcext:value-type="float">
            <text:p>138.16</text:p>
          </table:table-cell>
          <table:table-cell table:style-name="Default" office:value-type="float" office:value="271.14" calcext:value-type="float">
            <text:p>271.14</text:p>
          </table:table-cell>
          <table:table-cell table:style-name="Default" office:value-type="float" office:value="31.5261" calcext:value-type="float">
            <text:p>31.5261</text:p>
          </table:table-cell>
          <table:table-cell table:style-name="Default" office:value-type="float" office:value="9.27934" calcext:value-type="float">
            <text:p>9.27934</text:p>
          </table:table-cell>
          <table:table-cell table:style-name="Default" office:value-type="float" office:value="8.23929" calcext:value-type="float">
            <text:p>8.23929</text:p>
          </table:table-cell>
          <table:table-cell table:style-name="Default" office:value-type="float" office:value="50.9552" calcext:value-type="float">
            <text:p>50.9552</text:p>
          </table:table-cell>
          <table:table-cell table:style-name="Default" office:value-type="float" office:value="63.48" calcext:value-type="float">
            <text:p>63.48</text:p>
          </table:table-cell>
          <table:table-cell table:style-name="Default" office:value-type="float" office:value="42.92" calcext:value-type="float">
            <text:p>42.92</text:p>
          </table:table-cell>
          <table:table-cell table:style-name="Default" office:value-type="float" office:value="28.48" calcext:value-type="float">
            <text:p>28.48</text:p>
          </table:table-cell>
          <table:table-cell table:style-name="Default" office:value-type="float" office:value="122.12" calcext:value-type="float">
            <text:p>122.12</text:p>
          </table:table-cell>
          <table:table-cell table:style-name="Default" office:value-type="float" office:value="257" calcext:value-type="float">
            <text:p>257</text:p>
          </table:table-cell>
          <table:table-cell table:style-name="Default" office:value-type="float" office:value="24.7004" calcext:value-type="float">
            <text:p>24.7004</text:p>
          </table:table-cell>
          <table:table-cell table:style-name="Default" office:value-type="float" office:value="16.7004" calcext:value-type="float">
            <text:p>16.7004</text:p>
          </table:table-cell>
          <table:table-cell table:style-name="Default" office:value-type="float" office:value="11.0817" calcext:value-type="float">
            <text:p>11.0817</text:p>
          </table:table-cell>
          <table:table-cell table:style-name="Default" office:value-type="float" office:value="47.5175" calcext:value-type="float">
            <text:p>47.5175</text:p>
          </table:table-cell>
          <table:table-cell table:style-name="Default" office:value-type="float" office:value="34.32" calcext:value-type="float">
            <text:p>34.32</text:p>
          </table:table-cell>
          <table:table-cell table:style-name="Default" office:value-type="float" office:value="57.06" calcext:value-type="float">
            <text:p>57.06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85.48" calcext:value-type="float">
            <text:p>85.48</text:p>
          </table:table-cell>
          <table:table-cell table:style-name="Default" office:value-type="float" office:value="216.56" calcext:value-type="float">
            <text:p>216.56</text:p>
          </table:table-cell>
          <table:table-cell table:style-name="Default" office:value-type="float" office:value="15.8478" calcext:value-type="float">
            <text:p>15.8478</text:p>
          </table:table-cell>
          <table:table-cell table:style-name="Default" office:value-type="float" office:value="26.3484" calcext:value-type="float">
            <text:p>26.3484</text:p>
          </table:table-cell>
          <table:table-cell table:style-name="Default" office:value-type="float" office:value="18.3321" calcext:value-type="float">
            <text:p>18.3321</text:p>
          </table:table-cell>
          <table:table-cell table:style-name="Default" office:value-type="float" office:value="39.4717" calcext:value-type="float">
            <text:p>39.4717</text:p>
          </table:table-cell>
        </table:table-row>
        <table:table-row table:style-name="ro1">
          <table:table-cell table:style-name="ce10" office:value-type="string" calcext:value-type="string">
            <text:p>grubhub-12-1.tsp </text:p>
          </table:table-cell>
          <table:table-cell table:style-name="Default" office:value-type="float" office:value="98.9" calcext:value-type="float">
            <text:p>98.9</text:p>
          </table:table-cell>
          <table:table-cell table:style-name="Default" office:value-type="float" office:value="29.86" calcext:value-type="float">
            <text:p>29.86</text:p>
          </table:table-cell>
          <table:table-cell table:style-name="Default" office:value-type="float" office:value="6.42" calcext:value-type="float">
            <text:p>6.42</text:p>
          </table:table-cell>
          <table:table-cell table:style-name="Default" office:value-type="float" office:value="160.86" calcext:value-type="float">
            <text:p>160.86</text:p>
          </table:table-cell>
          <table:table-cell table:style-name="Default" office:value-type="float" office:value="296.04" calcext:value-type="float">
            <text:p>296.04</text:p>
          </table:table-cell>
          <table:table-cell table:style-name="Default" office:value-type="float" office:value="33.4076" calcext:value-type="float">
            <text:p>33.4076</text:p>
          </table:table-cell>
          <table:table-cell table:style-name="Default" office:value-type="float" office:value="10.0865" calcext:value-type="float">
            <text:p>10.0865</text:p>
          </table:table-cell>
          <table:table-cell table:style-name="Default" office:value-type="float" office:value="2.16863" calcext:value-type="float">
            <text:p>2.16863</text:p>
          </table:table-cell>
          <table:table-cell table:style-name="Default" office:value-type="float" office:value="54.3373" calcext:value-type="float">
            <text:p>54.3373</text:p>
          </table:table-cell>
          <table:table-cell table:style-name="Default" office:value-type="float" office:value="85.58" calcext:value-type="float">
            <text:p>85.58</text:p>
          </table:table-cell>
          <table:table-cell table:style-name="Default" office:value-type="float" office:value="21.66" calcext:value-type="float">
            <text:p>21.66</text:p>
          </table:table-cell>
          <table:table-cell table:style-name="Default" office:value-type="float" office:value="6.42" calcext:value-type="float">
            <text:p>6.42</text:p>
          </table:table-cell>
          <table:table-cell table:style-name="Default" office:value-type="float" office:value="148.22" calcext:value-type="float">
            <text:p>148.22</text:p>
          </table:table-cell>
          <table:table-cell table:style-name="Default" office:value-type="float" office:value="261.88" calcext:value-type="float">
            <text:p>261.88</text:p>
          </table:table-cell>
          <table:table-cell table:style-name="Default" office:value-type="float" office:value="32.6791" calcext:value-type="float">
            <text:p>32.6791</text:p>
          </table:table-cell>
          <table:table-cell table:style-name="Default" office:value-type="float" office:value="8.27096" calcext:value-type="float">
            <text:p>8.27096</text:p>
          </table:table-cell>
          <table:table-cell table:style-name="Default" office:value-type="float" office:value="2.4515" calcext:value-type="float">
            <text:p>2.4515</text:p>
          </table:table-cell>
          <table:table-cell table:style-name="Default" office:value-type="float" office:value="56.5984" calcext:value-type="float">
            <text:p>56.5984</text:p>
          </table:table-cell>
          <table:table-cell table:style-name="Default" office:value-type="float" office:value="67.1" calcext:value-type="float">
            <text:p>67.1</text:p>
          </table:table-cell>
          <table:table-cell table:style-name="Default" office:value-type="float" office:value="43.08" calcext:value-type="float">
            <text:p>43.08</text:p>
          </table:table-cell>
          <table:table-cell table:style-name="Default" office:value-type="float" office:value="15.68" calcext:value-type="float">
            <text:p>15.68</text:p>
          </table:table-cell>
          <table:table-cell table:style-name="Default" office:value-type="float" office:value="120.92" calcext:value-type="float">
            <text:p>120.92</text:p>
          </table:table-cell>
          <table:table-cell table:style-name="Default" office:value-type="float" office:value="246.78" calcext:value-type="float">
            <text:p>246.78</text:p>
          </table:table-cell>
          <table:table-cell table:style-name="Default" office:value-type="float" office:value="27.1902" calcext:value-type="float">
            <text:p>27.1902</text:p>
          </table:table-cell>
          <table:table-cell table:style-name="Default" office:value-type="float" office:value="17.4568" calcext:value-type="float">
            <text:p>17.4568</text:p>
          </table:table-cell>
          <table:table-cell table:style-name="Default" office:value-type="float" office:value="6.35384" calcext:value-type="float">
            <text:p>6.35384</text:p>
          </table:table-cell>
          <table:table-cell table:style-name="Default" office:value-type="float" office:value="48.9991" calcext:value-type="float">
            <text:p>48.9991</text:p>
          </table:table-cell>
          <table:table-cell table:style-name="Default" office:value-type="float" office:value="35.66" calcext:value-type="float">
            <text:p>35.66</text:p>
          </table:table-cell>
          <table:table-cell table:style-name="Default" office:value-type="float" office:value="68.86" calcext:value-type="float">
            <text:p>68.86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Default" office:value-type="float" office:value="97.7" calcext:value-type="float">
            <text:p>97.7</text:p>
          </table:table-cell>
          <table:table-cell table:style-name="Default" office:value-type="float" office:value="239.84" calcext:value-type="float">
            <text:p>239.84</text:p>
          </table:table-cell>
          <table:table-cell table:style-name="Default" office:value-type="float" office:value="14.8682" calcext:value-type="float">
            <text:p>14.8682</text:p>
          </table:table-cell>
          <table:table-cell table:style-name="Default" office:value-type="float" office:value="28.7108" calcext:value-type="float">
            <text:p>28.7108</text:p>
          </table:table-cell>
          <table:table-cell table:style-name="Default" office:value-type="float" office:value="15.6855" calcext:value-type="float">
            <text:p>15.6855</text:p>
          </table:table-cell>
          <table:table-cell table:style-name="Default" office:value-type="float" office:value="40.7355" calcext:value-type="float">
            <text:p>40.7355</text:p>
          </table:table-cell>
        </table:table-row>
        <table:table-row table:style-name="ro1">
          <table:table-cell table:style-name="ce10" office:value-type="string" calcext:value-type="string">
            <text:p>grubhub-12-2.tsp </text:p>
          </table:table-cell>
          <table:table-cell table:style-name="Default" office:value-type="float" office:value="87.64" calcext:value-type="float">
            <text:p>87.64</text:p>
          </table:table-cell>
          <table:table-cell table:style-name="Default" office:value-type="float" office:value="30.34" calcext:value-type="float">
            <text:p>30.34</text:p>
          </table:table-cell>
          <table:table-cell table:style-name="Default" office:value-type="float" office:value="5.92" calcext:value-type="float">
            <text:p>5.92</text:p>
          </table:table-cell>
          <table:table-cell table:style-name="Default" office:value-type="float" office:value="100.24" calcext:value-type="float">
            <text:p>100.24</text:p>
          </table:table-cell>
          <table:table-cell table:style-name="Default" office:value-type="float" office:value="224.14" calcext:value-type="float">
            <text:p>224.14</text:p>
          </table:table-cell>
          <table:table-cell table:style-name="Default" office:value-type="float" office:value="39.1006" calcext:value-type="float">
            <text:p>39.1006</text:p>
          </table:table-cell>
          <table:table-cell table:style-name="Default" office:value-type="float" office:value="13.5362" calcext:value-type="float">
            <text:p>13.5362</text:p>
          </table:table-cell>
          <table:table-cell table:style-name="Default" office:value-type="float" office:value="2.64121" calcext:value-type="float">
            <text:p>2.64121</text:p>
          </table:table-cell>
          <table:table-cell table:style-name="Default" office:value-type="float" office:value="44.722" calcext:value-type="float">
            <text:p>44.722</text:p>
          </table:table-cell>
          <table:table-cell table:style-name="Default" office:value-type="float" office:value="78.34" calcext:value-type="float">
            <text:p>78.34</text:p>
          </table:table-cell>
          <table:table-cell table:style-name="Default" office:value-type="float" office:value="38.9" calcext:value-type="float">
            <text:p>38.9</text:p>
          </table:table-cell>
          <table:table-cell table:style-name="Default" office:value-type="float" office:value="7.74" calcext:value-type="float">
            <text:p>7.74</text:p>
          </table:table-cell>
          <table:table-cell table:style-name="Default" office:value-type="float" office:value="100.56" calcext:value-type="float">
            <text:p>100.56</text:p>
          </table:table-cell>
          <table:table-cell table:style-name="Default" office:value-type="float" office:value="225.54" calcext:value-type="float">
            <text:p>225.54</text:p>
          </table:table-cell>
          <table:table-cell table:style-name="Default" office:value-type="float" office:value="34.7344" calcext:value-type="float">
            <text:p>34.7344</text:p>
          </table:table-cell>
          <table:table-cell table:style-name="Default" office:value-type="float" office:value="17.2475" calcext:value-type="float">
            <text:p>17.2475</text:p>
          </table:table-cell>
          <table:table-cell table:style-name="Default" office:value-type="float" office:value="3.43176" calcext:value-type="float">
            <text:p>3.43176</text:p>
          </table:table-cell>
          <table:table-cell table:style-name="Default" office:value-type="float" office:value="44.5863" calcext:value-type="float">
            <text:p>44.586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.76" calcext:value-type="float">
            <text:p>43.76</text:p>
          </table:table-cell>
          <table:table-cell table:style-name="Default" office:value-type="float" office:value="18.28" calcext:value-type="float">
            <text:p>18.28</text:p>
          </table:table-cell>
          <table:table-cell table:style-name="Default" office:value-type="float" office:value="78.36" calcext:value-type="float">
            <text:p>78.36</text:p>
          </table:table-cell>
          <table:table-cell table:style-name="Default" office:value-type="float" office:value="201.4" calcext:value-type="float">
            <text:p>201.4</text:p>
          </table:table-cell>
          <table:table-cell table:style-name="Default" office:value-type="float" office:value="30.288" calcext:value-type="float">
            <text:p>30.288</text:p>
          </table:table-cell>
          <table:table-cell table:style-name="Default" office:value-type="float" office:value="21.7279" calcext:value-type="float">
            <text:p>21.7279</text:p>
          </table:table-cell>
          <table:table-cell table:style-name="Default" office:value-type="float" office:value="9.07646" calcext:value-type="float">
            <text:p>9.07646</text:p>
          </table:table-cell>
          <table:table-cell table:style-name="Default" office:value-type="float" office:value="38.9076" calcext:value-type="float">
            <text:p>38.9076</text:p>
          </table:table-cell>
          <table:table-cell table:style-name="Default" office:value-type="float" office:value="33.4" calcext:value-type="float">
            <text:p>33.4</text:p>
          </table:table-cell>
          <table:table-cell table:style-name="Default" office:value-type="float" office:value="46.38" calcext:value-type="float">
            <text:p>46.38</text:p>
          </table:table-cell>
          <table:table-cell table:style-name="Default" office:value-type="float" office:value="18.28" calcext:value-type="float">
            <text:p>18.28</text:p>
          </table:table-cell>
          <table:table-cell table:style-name="Default" office:value-type="float" office:value="73.72" calcext:value-type="float">
            <text:p>73.72</text:p>
          </table:table-cell>
          <table:table-cell table:style-name="Default" office:value-type="float" office:value="171.78" calcext:value-type="float">
            <text:p>171.78</text:p>
          </table:table-cell>
          <table:table-cell table:style-name="Default" office:value-type="float" office:value="19.4435" calcext:value-type="float">
            <text:p>19.4435</text:p>
          </table:table-cell>
          <table:table-cell table:style-name="Default" office:value-type="float" office:value="26.9997" calcext:value-type="float">
            <text:p>26.9997</text:p>
          </table:table-cell>
          <table:table-cell table:style-name="Default" office:value-type="float" office:value="10.6415" calcext:value-type="float">
            <text:p>10.6415</text:p>
          </table:table-cell>
          <table:table-cell table:style-name="Default" office:value-type="float" office:value="42.9154" calcext:value-type="float">
            <text:p>42.9154</text:p>
          </table:table-cell>
        </table:table-row>
        <table:table-row table:style-name="ro1">
          <table:table-cell table:style-name="ce10" office:value-type="string" calcext:value-type="string">
            <text:p>grubhub-12-3.tsp </text:p>
          </table:table-cell>
          <table:table-cell table:style-name="Default" office:value-type="float" office:value="97.6" calcext:value-type="float">
            <text:p>97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5.8" calcext:value-type="float">
            <text:p>155.8</text:p>
          </table:table-cell>
          <table:table-cell table:style-name="Default" office:value-type="float" office:value="253.4" calcext:value-type="float">
            <text:p>253.4</text:p>
          </table:table-cell>
          <table:table-cell table:style-name="Default" office:value-type="float" office:value="38.5162" calcext:value-type="float">
            <text:p>38.51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4838" calcext:value-type="float">
            <text:p>61.4838</text:p>
          </table:table-cell>
          <table:table-cell table:style-name="Default" office:value-type="float" office:value="80.74" calcext:value-type="float">
            <text:p>80.74</text:p>
          </table:table-cell>
          <table:table-cell table:style-name="Default" office:value-type="float" office:value="15.42" calcext:value-type="float">
            <text:p>15.42</text:p>
          </table:table-cell>
          <table:table-cell table:style-name="Default" office:value-type="float" office:value="3.34" calcext:value-type="float">
            <text:p>3.34</text:p>
          </table:table-cell>
          <table:table-cell table:style-name="Default" office:value-type="float" office:value="145.72" calcext:value-type="float">
            <text:p>145.72</text:p>
          </table:table-cell>
          <table:table-cell table:style-name="Default" office:value-type="float" office:value="245.22" calcext:value-type="float">
            <text:p>245.22</text:p>
          </table:table-cell>
          <table:table-cell table:style-name="Default" office:value-type="float" office:value="32.9255" calcext:value-type="float">
            <text:p>32.9255</text:p>
          </table:table-cell>
          <table:table-cell table:style-name="Default" office:value-type="float" office:value="6.28823" calcext:value-type="float">
            <text:p>6.28823</text:p>
          </table:table-cell>
          <table:table-cell table:style-name="Default" office:value-type="float" office:value="1.36204" calcext:value-type="float">
            <text:p>1.36204</text:p>
          </table:table-cell>
          <table:table-cell table:style-name="Default" office:value-type="float" office:value="59.4242" calcext:value-type="float">
            <text:p>59.4242</text:p>
          </table:table-cell>
          <table:table-cell table:style-name="Default" office:value-type="float" office:value="55.9" calcext:value-type="float">
            <text:p>55.9</text:p>
          </table:table-cell>
          <table:table-cell table:style-name="Default" office:value-type="float" office:value="37.64" calcext:value-type="float">
            <text:p>37.64</text:p>
          </table:table-cell>
          <table:table-cell table:style-name="Default" office:value-type="float" office:value="16.48" calcext:value-type="float">
            <text:p>16.48</text:p>
          </table:table-cell>
          <table:table-cell table:style-name="Default" office:value-type="float" office:value="132.54" calcext:value-type="float">
            <text:p>132.54</text:p>
          </table:table-cell>
          <table:table-cell table:style-name="Default" office:value-type="float" office:value="242.56" calcext:value-type="float">
            <text:p>242.56</text:p>
          </table:table-cell>
          <table:table-cell table:style-name="Default" office:value-type="float" office:value="23.0458" calcext:value-type="float">
            <text:p>23.0458</text:p>
          </table:table-cell>
          <table:table-cell table:style-name="Default" office:value-type="float" office:value="15.5178" calcext:value-type="float">
            <text:p>15.5178</text:p>
          </table:table-cell>
          <table:table-cell table:style-name="Default" office:value-type="float" office:value="6.7942" calcext:value-type="float">
            <text:p>6.7942</text:p>
          </table:table-cell>
          <table:table-cell table:style-name="Default" office:value-type="float" office:value="54.6422" calcext:value-type="float">
            <text:p>54.6422</text:p>
          </table:table-cell>
          <table:table-cell table:style-name="Default" office:value-type="float" office:value="25.3" calcext:value-type="float">
            <text:p>25.3</text:p>
          </table:table-cell>
          <table:table-cell table:style-name="Default" office:value-type="float" office:value="59.24" calcext:value-type="float">
            <text:p>59.24</text:p>
          </table:table-cell>
          <table:table-cell table:style-name="Default" office:value-type="float" office:value="38.34" calcext:value-type="float">
            <text:p>38.34</text:p>
          </table:table-cell>
          <table:table-cell table:style-name="Default" office:value-type="float" office:value="108.78" calcext:value-type="float">
            <text:p>108.78</text:p>
          </table:table-cell>
          <table:table-cell table:style-name="Default" office:value-type="float" office:value="231.66" calcext:value-type="float">
            <text:p>231.66</text:p>
          </table:table-cell>
          <table:table-cell table:style-name="Default" office:value-type="float" office:value="10.9212" calcext:value-type="float">
            <text:p>10.9212</text:p>
          </table:table-cell>
          <table:table-cell table:style-name="Default" office:value-type="float" office:value="25.572" calcext:value-type="float">
            <text:p>25.572</text:p>
          </table:table-cell>
          <table:table-cell table:style-name="Default" office:value-type="float" office:value="16.5501" calcext:value-type="float">
            <text:p>16.5501</text:p>
          </table:table-cell>
          <table:table-cell table:style-name="Default" office:value-type="float" office:value="46.9567" calcext:value-type="float">
            <text:p>46.9567</text:p>
          </table:table-cell>
        </table:table-row>
        <table:table-row table:style-name="ro1">
          <table:table-cell table:style-name="ce10" office:value-type="string" calcext:value-type="string">
            <text:p>grubhub-12-4.tsp </text:p>
          </table:table-cell>
          <table:table-cell table:style-name="Default" office:value-type="float" office:value="95.92" calcext:value-type="float">
            <text:p>95.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4.1" calcext:value-type="float">
            <text:p>174.1</text:p>
          </table:table-cell>
          <table:table-cell table:style-name="Default" office:value-type="float" office:value="270.02" calcext:value-type="float">
            <text:p>270.02</text:p>
          </table:table-cell>
          <table:table-cell table:style-name="Default" office:value-type="float" office:value="35.5233" calcext:value-type="float">
            <text:p>35.52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4.4767" calcext:value-type="float">
            <text:p>64.4767</text:p>
          </table:table-cell>
          <table:table-cell table:style-name="Default" office:value-type="float" office:value="75.98" calcext:value-type="float">
            <text:p>75.98</text:p>
          </table:table-cell>
          <table:table-cell table:style-name="Default" office:value-type="float" office:value="17.96" calcext:value-type="float">
            <text:p>17.96</text:p>
          </table:table-cell>
          <table:table-cell table:style-name="Default" office:value-type="float" office:value="10.02" calcext:value-type="float">
            <text:p>10.02</text:p>
          </table:table-cell>
          <table:table-cell table:style-name="Default" office:value-type="float" office:value="158.34" calcext:value-type="float">
            <text:p>158.34</text:p>
          </table:table-cell>
          <table:table-cell table:style-name="Default" office:value-type="float" office:value="262.3" calcext:value-type="float">
            <text:p>262.3</text:p>
          </table:table-cell>
          <table:table-cell table:style-name="Default" office:value-type="float" office:value="28.9668" calcext:value-type="float">
            <text:p>28.9668</text:p>
          </table:table-cell>
          <table:table-cell table:style-name="Default" office:value-type="float" office:value="6.84712" calcext:value-type="float">
            <text:p>6.84712</text:p>
          </table:table-cell>
          <table:table-cell table:style-name="Default" office:value-type="float" office:value="3.82005" calcext:value-type="float">
            <text:p>3.82005</text:p>
          </table:table-cell>
          <table:table-cell table:style-name="Default" office:value-type="float" office:value="60.366" calcext:value-type="float">
            <text:p>60.366</text:p>
          </table:table-cell>
          <table:table-cell table:style-name="Default" office:value-type="float" office:value="48.06" calcext:value-type="float">
            <text:p>48.06</text:p>
          </table:table-cell>
          <table:table-cell table:style-name="Default" office:value-type="float" office:value="48.5" calcext:value-type="float">
            <text:p>48.5</text:p>
          </table:table-cell>
          <table:table-cell table:style-name="Default" office:value-type="float" office:value="23.86" calcext:value-type="float">
            <text:p>23.86</text:p>
          </table:table-cell>
          <table:table-cell table:style-name="Default" office:value-type="float" office:value="142.24" calcext:value-type="float">
            <text:p>142.24</text:p>
          </table:table-cell>
          <table:table-cell table:style-name="Default" office:value-type="float" office:value="262.66" calcext:value-type="float">
            <text:p>262.66</text:p>
          </table:table-cell>
          <table:table-cell table:style-name="Default" office:value-type="float" office:value="18.2974" calcext:value-type="float">
            <text:p>18.2974</text:p>
          </table:table-cell>
          <table:table-cell table:style-name="Default" office:value-type="float" office:value="18.4649" calcext:value-type="float">
            <text:p>18.4649</text:p>
          </table:table-cell>
          <table:table-cell table:style-name="Default" office:value-type="float" office:value="9.08399" calcext:value-type="float">
            <text:p>9.08399</text:p>
          </table:table-cell>
          <table:table-cell table:style-name="Default" office:value-type="float" office:value="54.1537" calcext:value-type="float">
            <text:p>54.1537</text:p>
          </table:table-cell>
          <table:table-cell table:style-name="Default" office:value-type="float" office:value="36.04" calcext:value-type="float">
            <text:p>36.04</text:p>
          </table:table-cell>
          <table:table-cell table:style-name="Default" office:value-type="float" office:value="49.8" calcext:value-type="float">
            <text:p>49.8</text:p>
          </table:table-cell>
          <table:table-cell table:style-name="Default" office:value-type="float" office:value="16.66" calcext:value-type="float">
            <text:p>16.66</text:p>
          </table:table-cell>
          <table:table-cell table:style-name="Default" office:value-type="float" office:value="98.26" calcext:value-type="float">
            <text:p>98.26</text:p>
          </table:table-cell>
          <table:table-cell table:style-name="Default" office:value-type="float" office:value="200.76" calcext:value-type="float">
            <text:p>200.76</text:p>
          </table:table-cell>
          <table:table-cell table:style-name="Default" office:value-type="float" office:value="17.9518" calcext:value-type="float">
            <text:p>17.9518</text:p>
          </table:table-cell>
          <table:table-cell table:style-name="Default" office:value-type="float" office:value="24.8057" calcext:value-type="float">
            <text:p>24.8057</text:p>
          </table:table-cell>
          <table:table-cell table:style-name="Default" office:value-type="float" office:value="8.29847" calcext:value-type="float">
            <text:p>8.29847</text:p>
          </table:table-cell>
          <table:table-cell table:style-name="Default" office:value-type="float" office:value="48.944" calcext:value-type="float">
            <text:p>48.944</text:p>
          </table:table-cell>
        </table:table-row>
        <table:table-row table:style-name="ro1">
          <table:table-cell table:style-name="ce10" office:value-type="string" calcext:value-type="string">
            <text:p>grubhub-12-5.tsp </text:p>
          </table:table-cell>
          <table:table-cell table:style-name="Default" office:value-type="float" office:value="119.8" calcext:value-type="float">
            <text:p>119.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6.2" calcext:value-type="float">
            <text:p>146.2</text:p>
          </table:table-cell>
          <table:table-cell table:style-name="Default" office:value-type="float" office:value="266" calcext:value-type="float">
            <text:p>266</text:p>
          </table:table-cell>
          <table:table-cell table:style-name="Default" office:value-type="float" office:value="45.0376" calcext:value-type="float">
            <text:p>45.03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9624" calcext:value-type="float">
            <text:p>54.9624</text:p>
          </table:table-cell>
          <table:table-cell table:style-name="Default" office:value-type="float" office:value="110.74" calcext:value-type="float">
            <text:p>110.74</text:p>
          </table:table-cell>
          <table:table-cell table:style-name="Default" office:value-type="float" office:value="8.08" calcext:value-type="float">
            <text:p>8.08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133.08" calcext:value-type="float">
            <text:p>133.08</text:p>
          </table:table-cell>
          <table:table-cell table:style-name="Default" office:value-type="float" office:value="256.4" calcext:value-type="float">
            <text:p>256.4</text:p>
          </table:table-cell>
          <table:table-cell table:style-name="Default" office:value-type="float" office:value="43.1903" calcext:value-type="float">
            <text:p>43.1903</text:p>
          </table:table-cell>
          <table:table-cell table:style-name="Default" office:value-type="float" office:value="3.15133" calcext:value-type="float">
            <text:p>3.15133</text:p>
          </table:table-cell>
          <table:table-cell table:style-name="Default" office:value-type="float" office:value="1.75507" calcext:value-type="float">
            <text:p>1.75507</text:p>
          </table:table-cell>
          <table:table-cell table:style-name="Default" office:value-type="float" office:value="51.9033" calcext:value-type="float">
            <text:p>51.9033</text:p>
          </table:table-cell>
          <table:table-cell table:style-name="Default" office:value-type="float" office:value="85.52" calcext:value-type="float">
            <text:p>85.52</text:p>
          </table:table-cell>
          <table:table-cell table:style-name="Default" office:value-type="float" office:value="30.3" calcext:value-type="float">
            <text:p>30.3</text:p>
          </table:table-cell>
          <table:table-cell table:style-name="Default" office:value-type="float" office:value="13.06" calcext:value-type="float">
            <text:p>13.06</text:p>
          </table:table-cell>
          <table:table-cell table:style-name="Default" office:value-type="float" office:value="113.78" calcext:value-type="float">
            <text:p>113.78</text:p>
          </table:table-cell>
          <table:table-cell table:style-name="Default" office:value-type="float" office:value="242.66" calcext:value-type="float">
            <text:p>242.66</text:p>
          </table:table-cell>
          <table:table-cell table:style-name="Default" office:value-type="float" office:value="35.2427" calcext:value-type="float">
            <text:p>35.2427</text:p>
          </table:table-cell>
          <table:table-cell table:style-name="Default" office:value-type="float" office:value="12.4866" calcext:value-type="float">
            <text:p>12.4866</text:p>
          </table:table-cell>
          <table:table-cell table:style-name="Default" office:value-type="float" office:value="5.38202" calcext:value-type="float">
            <text:p>5.38202</text:p>
          </table:table-cell>
          <table:table-cell table:style-name="Default" office:value-type="float" office:value="46.8887" calcext:value-type="float">
            <text:p>46.8887</text:p>
          </table:table-cell>
          <table:table-cell table:style-name="Default" office:value-type="float" office:value="39.78" calcext:value-type="float">
            <text:p>39.78</text:p>
          </table:table-cell>
          <table:table-cell table:style-name="Default" office:value-type="float" office:value="47.66" calcext:value-type="float">
            <text:p>47.66</text:p>
          </table:table-cell>
          <table:table-cell table:style-name="Default" office:value-type="float" office:value="37.34" calcext:value-type="float">
            <text:p>37.34</text:p>
          </table:table-cell>
          <table:table-cell table:style-name="Default" office:value-type="float" office:value="84.24" calcext:value-type="float">
            <text:p>84.24</text:p>
          </table:table-cell>
          <table:table-cell table:style-name="Default" office:value-type="float" office:value="209.02" calcext:value-type="float">
            <text:p>209.02</text:p>
          </table:table-cell>
          <table:table-cell table:style-name="Default" office:value-type="float" office:value="19.0317" calcext:value-type="float">
            <text:p>19.0317</text:p>
          </table:table-cell>
          <table:table-cell table:style-name="Default" office:value-type="float" office:value="22.8016" calcext:value-type="float">
            <text:p>22.8016</text:p>
          </table:table-cell>
          <table:table-cell table:style-name="Default" office:value-type="float" office:value="17.8643" calcext:value-type="float">
            <text:p>17.8643</text:p>
          </table:table-cell>
          <table:table-cell table:style-name="Default" office:value-type="float" office:value="40.3024" calcext:value-type="float">
            <text:p>40.3024</text:p>
          </table:table-cell>
        </table:table-row>
        <table:table-row table:style-name="ro1">
          <table:table-cell table:style-name="ce10" office:value-type="string" calcext:value-type="string">
            <text:p>grubhub-12-6.tsp </text:p>
          </table:table-cell>
          <table:table-cell table:style-name="Default" office:value-type="float" office:value="110.24" calcext:value-type="float">
            <text:p>110.24</text:p>
          </table:table-cell>
          <table:table-cell table:style-name="Default" office:value-type="float" office:value="24.72" calcext:value-type="float">
            <text:p>24.72</text:p>
          </table:table-cell>
          <table:table-cell table:style-name="Default" office:value-type="float" office:value="13.12" calcext:value-type="float">
            <text:p>13.12</text:p>
          </table:table-cell>
          <table:table-cell table:style-name="Default" office:value-type="float" office:value="140.52" calcext:value-type="float">
            <text:p>140.52</text:p>
          </table:table-cell>
          <table:table-cell table:style-name="Default" office:value-type="float" office:value="288.6" calcext:value-type="float">
            <text:p>288.6</text:p>
          </table:table-cell>
          <table:table-cell table:style-name="Default" office:value-type="float" office:value="38.1982" calcext:value-type="float">
            <text:p>38.1982</text:p>
          </table:table-cell>
          <table:table-cell table:style-name="Default" office:value-type="float" office:value="8.56549" calcext:value-type="float">
            <text:p>8.56549</text:p>
          </table:table-cell>
          <table:table-cell table:style-name="Default" office:value-type="float" office:value="4.54608" calcext:value-type="float">
            <text:p>4.54608</text:p>
          </table:table-cell>
          <table:table-cell table:style-name="Default" office:value-type="float" office:value="48.6902" calcext:value-type="float">
            <text:p>48.6902</text:p>
          </table:table-cell>
          <table:table-cell table:style-name="Default" office:value-type="float" office:value="98.16" calcext:value-type="float">
            <text:p>98.16</text:p>
          </table:table-cell>
          <table:table-cell table:style-name="Default" office:value-type="float" office:value="10.14" calcext:value-type="float">
            <text:p>10.14</text:p>
          </table:table-cell>
          <table:table-cell table:style-name="Default" office:value-type="float" office:value="10.88" calcext:value-type="float">
            <text:p>10.88</text:p>
          </table:table-cell>
          <table:table-cell table:style-name="Default" office:value-type="float" office:value="138.28" calcext:value-type="float">
            <text:p>138.28</text:p>
          </table:table-cell>
          <table:table-cell table:style-name="Default" office:value-type="float" office:value="257.46" calcext:value-type="float">
            <text:p>257.46</text:p>
          </table:table-cell>
          <table:table-cell table:style-name="Default" office:value-type="float" office:value="38.1263" calcext:value-type="float">
            <text:p>38.1263</text:p>
          </table:table-cell>
          <table:table-cell table:style-name="Default" office:value-type="float" office:value="3.93848" calcext:value-type="float">
            <text:p>3.93848</text:p>
          </table:table-cell>
          <table:table-cell table:style-name="Default" office:value-type="float" office:value="4.2259" calcext:value-type="float">
            <text:p>4.2259</text:p>
          </table:table-cell>
          <table:table-cell table:style-name="Default" office:value-type="float" office:value="53.7093" calcext:value-type="float">
            <text:p>53.7093</text:p>
          </table:table-cell>
          <table:table-cell table:style-name="Default" office:value-type="float" office:value="91.32" calcext:value-type="float">
            <text:p>91.32</text:p>
          </table:table-cell>
          <table:table-cell table:style-name="Default" office:value-type="float" office:value="10.14" calcext:value-type="float">
            <text:p>10.14</text:p>
          </table:table-cell>
          <table:table-cell table:style-name="Default" office:value-type="float" office:value="10.88" calcext:value-type="float">
            <text:p>10.88</text:p>
          </table:table-cell>
          <table:table-cell table:style-name="Default" office:value-type="float" office:value="127.94" calcext:value-type="float">
            <text:p>127.94</text:p>
          </table:table-cell>
          <table:table-cell table:style-name="Default" office:value-type="float" office:value="240.28" calcext:value-type="float">
            <text:p>240.28</text:p>
          </table:table-cell>
          <table:table-cell table:style-name="Default" office:value-type="float" office:value="38.0057" calcext:value-type="float">
            <text:p>38.0057</text:p>
          </table:table-cell>
          <table:table-cell table:style-name="Default" office:value-type="float" office:value="4.22008" calcext:value-type="float">
            <text:p>4.22008</text:p>
          </table:table-cell>
          <table:table-cell table:style-name="Default" office:value-type="float" office:value="4.52805" calcext:value-type="float">
            <text:p>4.52805</text:p>
          </table:table-cell>
          <table:table-cell table:style-name="Default" office:value-type="float" office:value="53.2462" calcext:value-type="float">
            <text:p>53.2462</text:p>
          </table:table-cell>
          <table:table-cell table:style-name="Default" office:value-type="float" office:value="45.86" calcext:value-type="float">
            <text:p>45.86</text:p>
          </table:table-cell>
          <table:table-cell table:style-name="Default" office:value-type="float" office:value="35.56" calcext:value-type="float">
            <text:p>35.56</text:p>
          </table:table-cell>
          <table:table-cell table:style-name="Default" office:value-type="float" office:value="34.36" calcext:value-type="float">
            <text:p>34.36</text:p>
          </table:table-cell>
          <table:table-cell table:style-name="Default" office:value-type="float" office:value="100.3" calcext:value-type="float">
            <text:p>100.3</text:p>
          </table:table-cell>
          <table:table-cell table:style-name="Default" office:value-type="float" office:value="216.08" calcext:value-type="float">
            <text:p>216.08</text:p>
          </table:table-cell>
          <table:table-cell table:style-name="Default" office:value-type="float" office:value="21.2236" calcext:value-type="float">
            <text:p>21.2236</text:p>
          </table:table-cell>
          <table:table-cell table:style-name="Default" office:value-type="float" office:value="16.4569" calcext:value-type="float">
            <text:p>16.4569</text:p>
          </table:table-cell>
          <table:table-cell table:style-name="Default" office:value-type="float" office:value="15.9015" calcext:value-type="float">
            <text:p>15.9015</text:p>
          </table:table-cell>
          <table:table-cell table:style-name="Default" office:value-type="float" office:value="46.418" calcext:value-type="float">
            <text:p>46.418</text:p>
          </table:table-cell>
        </table:table-row>
        <table:table-row table:style-name="ro1">
          <table:table-cell table:style-name="ce10" office:value-type="string" calcext:value-type="string">
            <text:p>grubhub-12-7.tsp </text:p>
          </table:table-cell>
          <table:table-cell table:style-name="Default" office:value-type="float" office:value="139.24" calcext:value-type="float">
            <text:p>139.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5.68" calcext:value-type="float">
            <text:p>125.68</text:p>
          </table:table-cell>
          <table:table-cell table:style-name="Default" office:value-type="float" office:value="264.92" calcext:value-type="float">
            <text:p>264.92</text:p>
          </table:table-cell>
          <table:table-cell table:style-name="Default" office:value-type="float" office:value="52.5593" calcext:value-type="float">
            <text:p>52.55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7.4407" calcext:value-type="float">
            <text:p>47.4407</text:p>
          </table:table-cell>
          <table:table-cell table:style-name="Default" office:value-type="float" office:value="100.08" calcext:value-type="float">
            <text:p>100.08</text:p>
          </table:table-cell>
          <table:table-cell table:style-name="Default" office:value-type="float" office:value="26.34" calcext:value-type="float">
            <text:p>26.34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105.64" calcext:value-type="float">
            <text:p>105.64</text:p>
          </table:table-cell>
          <table:table-cell table:style-name="Default" office:value-type="float" office:value="241.66" calcext:value-type="float">
            <text:p>241.66</text:p>
          </table:table-cell>
          <table:table-cell table:style-name="Default" office:value-type="float" office:value="41.4136" calcext:value-type="float">
            <text:p>41.4136</text:p>
          </table:table-cell>
          <table:table-cell table:style-name="Default" office:value-type="float" office:value="10.8996" calcext:value-type="float">
            <text:p>10.8996</text:p>
          </table:table-cell>
          <table:table-cell table:style-name="Default" office:value-type="float" office:value="3.97252" calcext:value-type="float">
            <text:p>3.97252</text:p>
          </table:table-cell>
          <table:table-cell table:style-name="Default" office:value-type="float" office:value="43.7143" calcext:value-type="float">
            <text:p>43.7143</text:p>
          </table:table-cell>
          <table:table-cell table:style-name="Default" office:value-type="float" office:value="80.98" calcext:value-type="float">
            <text:p>80.98</text:p>
          </table:table-cell>
          <table:table-cell table:style-name="Default" office:value-type="float" office:value="42.18" calcext:value-type="float">
            <text:p>42.18</text:p>
          </table:table-cell>
          <table:table-cell table:style-name="Default" office:value-type="float" office:value="20.26" calcext:value-type="float">
            <text:p>20.26</text:p>
          </table:table-cell>
          <table:table-cell table:style-name="Default" office:value-type="float" office:value="93.88" calcext:value-type="float">
            <text:p>93.88</text:p>
          </table:table-cell>
          <table:table-cell table:style-name="Default" office:value-type="float" office:value="237.3" calcext:value-type="float">
            <text:p>237.3</text:p>
          </table:table-cell>
          <table:table-cell table:style-name="Default" office:value-type="float" office:value="34.1256" calcext:value-type="float">
            <text:p>34.1256</text:p>
          </table:table-cell>
          <table:table-cell table:style-name="Default" office:value-type="float" office:value="17.775" calcext:value-type="float">
            <text:p>17.775</text:p>
          </table:table-cell>
          <table:table-cell table:style-name="Default" office:value-type="float" office:value="8.53772" calcext:value-type="float">
            <text:p>8.53772</text:p>
          </table:table-cell>
          <table:table-cell table:style-name="Default" office:value-type="float" office:value="39.5617" calcext:value-type="float">
            <text:p>39.5617</text:p>
          </table:table-cell>
          <table:table-cell table:style-name="Default" office:value-type="float" office:value="48.6" calcext:value-type="float">
            <text:p>48.6</text:p>
          </table:table-cell>
          <table:table-cell table:style-name="Default" office:value-type="float" office:value="50.1" calcext:value-type="float">
            <text:p>50.1</text:p>
          </table:table-cell>
          <table:table-cell table:style-name="Default" office:value-type="float" office:value="38.56" calcext:value-type="float">
            <text:p>38.56</text:p>
          </table:table-cell>
          <table:table-cell table:style-name="Default" office:value-type="float" office:value="61.54" calcext:value-type="float">
            <text:p>61.54</text:p>
          </table:table-cell>
          <table:table-cell table:style-name="Default" office:value-type="float" office:value="198.8" calcext:value-type="float">
            <text:p>198.8</text:p>
          </table:table-cell>
          <table:table-cell table:style-name="Default" office:value-type="float" office:value="24.4467" calcext:value-type="float">
            <text:p>24.4467</text:p>
          </table:table-cell>
          <table:table-cell table:style-name="Default" office:value-type="float" office:value="25.2012" calcext:value-type="float">
            <text:p>25.2012</text:p>
          </table:table-cell>
          <table:table-cell table:style-name="Default" office:value-type="float" office:value="19.3964" calcext:value-type="float">
            <text:p>19.3964</text:p>
          </table:table-cell>
          <table:table-cell table:style-name="Default" office:value-type="float" office:value="30.9557" calcext:value-type="float">
            <text:p>30.9557</text:p>
          </table:table-cell>
        </table:table-row>
        <table:table-row table:style-name="ro1">
          <table:table-cell table:style-name="ce10" office:value-type="string" calcext:value-type="string">
            <text:p>grubhub-12-8.tsp </text:p>
          </table:table-cell>
          <table:table-cell table:style-name="Default" office:value-type="float" office:value="101.62" calcext:value-type="float">
            <text:p>101.62</text:p>
          </table:table-cell>
          <table:table-cell table:style-name="Default" office:value-type="float" office:value="13.08" calcext:value-type="float">
            <text:p>13.08</text:p>
          </table:table-cell>
          <table:table-cell table:style-name="Default" office:value-type="float" office:value="8.72" calcext:value-type="float">
            <text:p>8.72</text:p>
          </table:table-cell>
          <table:table-cell table:style-name="Default" office:value-type="float" office:value="150.6" calcext:value-type="float">
            <text:p>150.6</text:p>
          </table:table-cell>
          <table:table-cell table:style-name="Default" office:value-type="float" office:value="274.02" calcext:value-type="float">
            <text:p>274.02</text:p>
          </table:table-cell>
          <table:table-cell table:style-name="Default" office:value-type="float" office:value="37.0849" calcext:value-type="float">
            <text:p>37.0849</text:p>
          </table:table-cell>
          <table:table-cell table:style-name="Default" office:value-type="float" office:value="4.77337" calcext:value-type="float">
            <text:p>4.77337</text:p>
          </table:table-cell>
          <table:table-cell table:style-name="Default" office:value-type="float" office:value="3.18225" calcext:value-type="float">
            <text:p>3.18225</text:p>
          </table:table-cell>
          <table:table-cell table:style-name="Default" office:value-type="float" office:value="54.9595" calcext:value-type="float">
            <text:p>54.9595</text:p>
          </table:table-cell>
          <table:table-cell table:style-name="Default" office:value-type="float" office:value="80.3" calcext:value-type="float">
            <text:p>80.3</text:p>
          </table:table-cell>
          <table:table-cell table:style-name="Default" office:value-type="float" office:value="51.44" calcext:value-type="float">
            <text:p>51.44</text:p>
          </table:table-cell>
          <table:table-cell table:style-name="Default" office:value-type="float" office:value="13.88" calcext:value-type="float">
            <text:p>13.88</text:p>
          </table:table-cell>
          <table:table-cell table:style-name="Default" office:value-type="float" office:value="111.36" calcext:value-type="float">
            <text:p>111.36</text:p>
          </table:table-cell>
          <table:table-cell table:style-name="Default" office:value-type="float" office:value="256.98" calcext:value-type="float">
            <text:p>256.98</text:p>
          </table:table-cell>
          <table:table-cell table:style-name="Default" office:value-type="float" office:value="31.2476" calcext:value-type="float">
            <text:p>31.2476</text:p>
          </table:table-cell>
          <table:table-cell table:style-name="Default" office:value-type="float" office:value="20.0171" calcext:value-type="float">
            <text:p>20.0171</text:p>
          </table:table-cell>
          <table:table-cell table:style-name="Default" office:value-type="float" office:value="5.4012" calcext:value-type="float">
            <text:p>5.4012</text:p>
          </table:table-cell>
          <table:table-cell table:style-name="Default" office:value-type="float" office:value="43.3341" calcext:value-type="float">
            <text:p>43.3341</text:p>
          </table:table-cell>
          <table:table-cell table:style-name="Default" office:value-type="float" office:value="53.5" calcext:value-type="float">
            <text:p>53.5</text:p>
          </table:table-cell>
          <table:table-cell table:style-name="Default" office:value-type="float" office:value="67.16" calcext:value-type="float">
            <text:p>67.16</text:p>
          </table:table-cell>
          <table:table-cell table:style-name="Default" office:value-type="float" office:value="24.96" calcext:value-type="float">
            <text:p>24.96</text:p>
          </table:table-cell>
          <table:table-cell table:style-name="Default" office:value-type="float" office:value="105.42" calcext:value-type="float">
            <text:p>105.42</text:p>
          </table:table-cell>
          <table:table-cell table:style-name="Default" office:value-type="float" office:value="251.04" calcext:value-type="float">
            <text:p>251.04</text:p>
          </table:table-cell>
          <table:table-cell table:style-name="Default" office:value-type="float" office:value="21.3113" calcext:value-type="float">
            <text:p>21.3113</text:p>
          </table:table-cell>
          <table:table-cell table:style-name="Default" office:value-type="float" office:value="26.7527" calcext:value-type="float">
            <text:p>26.7527</text:p>
          </table:table-cell>
          <table:table-cell table:style-name="Default" office:value-type="float" office:value="9.94264" calcext:value-type="float">
            <text:p>9.94264</text:p>
          </table:table-cell>
          <table:table-cell table:style-name="Default" office:value-type="float" office:value="41.9933" calcext:value-type="float">
            <text:p>41.9933</text:p>
          </table:table-cell>
          <table:table-cell table:style-name="Default" office:value-type="float" office:value="30.36" calcext:value-type="float">
            <text:p>30.36</text:p>
          </table:table-cell>
          <table:table-cell table:style-name="Default" office:value-type="float" office:value="82.42" calcext:value-type="float">
            <text:p>82.42</text:p>
          </table:table-cell>
          <table:table-cell table:style-name="Default" office:value-type="float" office:value="26.36" calcext:value-type="float">
            <text:p>26.36</text:p>
          </table:table-cell>
          <table:table-cell table:style-name="Default" office:value-type="float" office:value="74.46" calcext:value-type="float">
            <text:p>74.46</text:p>
          </table:table-cell>
          <table:table-cell table:style-name="Default" office:value-type="float" office:value="213.6" calcext:value-type="float">
            <text:p>213.6</text:p>
          </table:table-cell>
          <table:table-cell table:style-name="Default" office:value-type="float" office:value="14.2135" calcext:value-type="float">
            <text:p>14.2135</text:p>
          </table:table-cell>
          <table:table-cell table:style-name="Default" office:value-type="float" office:value="38.5861" calcext:value-type="float">
            <text:p>38.5861</text:p>
          </table:table-cell>
          <table:table-cell table:style-name="Default" office:value-type="float" office:value="12.3408" calcext:value-type="float">
            <text:p>12.3408</text:p>
          </table:table-cell>
          <table:table-cell table:style-name="Default" office:value-type="float" office:value="34.8596" calcext:value-type="float">
            <text:p>34.8596</text:p>
          </table:table-cell>
        </table:table-row>
        <table:table-row table:style-name="ro1">
          <table:table-cell table:style-name="ce10" office:value-type="string" calcext:value-type="string">
            <text:p>grubhub-12-9.tsp </text:p>
          </table:table-cell>
          <table:table-cell table:style-name="Default" office:value-type="float" office:value="120.9" calcext:value-type="float">
            <text:p>120.9</text:p>
          </table:table-cell>
          <table:table-cell table:style-name="Default" office:value-type="float" office:value="25.68" calcext:value-type="float">
            <text:p>25.68</text:p>
          </table:table-cell>
          <table:table-cell table:style-name="Default" office:value-type="float" office:value="6.78" calcext:value-type="float">
            <text:p>6.78</text:p>
          </table:table-cell>
          <table:table-cell table:style-name="Default" office:value-type="float" office:value="153.54" calcext:value-type="float">
            <text:p>153.54</text:p>
          </table:table-cell>
          <table:table-cell table:style-name="Default" office:value-type="float" office:value="306.9" calcext:value-type="float">
            <text:p>306.9</text:p>
          </table:table-cell>
          <table:table-cell table:style-name="Default" office:value-type="float" office:value="39.3939" calcext:value-type="float">
            <text:p>39.3939</text:p>
          </table:table-cell>
          <table:table-cell table:style-name="Default" office:value-type="float" office:value="8.36755" calcext:value-type="float">
            <text:p>8.36755</text:p>
          </table:table-cell>
          <table:table-cell table:style-name="Default" office:value-type="float" office:value="2.20919" calcext:value-type="float">
            <text:p>2.20919</text:p>
          </table:table-cell>
          <table:table-cell table:style-name="Default" office:value-type="float" office:value="50.0293" calcext:value-type="float">
            <text:p>50.0293</text:p>
          </table:table-cell>
          <table:table-cell table:style-name="Default" office:value-type="float" office:value="96.58" calcext:value-type="float">
            <text:p>96.58</text:p>
          </table:table-cell>
          <table:table-cell table:style-name="Default" office:value-type="float" office:value="49.42" calcext:value-type="float">
            <text:p>49.42</text:p>
          </table:table-cell>
          <table:table-cell table:style-name="Default" office:value-type="float" office:value="16.22" calcext:value-type="float">
            <text:p>16.22</text:p>
          </table:table-cell>
          <table:table-cell table:style-name="Default" office:value-type="float" office:value="131.32" calcext:value-type="float">
            <text:p>131.32</text:p>
          </table:table-cell>
          <table:table-cell table:style-name="Default" office:value-type="float" office:value="293.54" calcext:value-type="float">
            <text:p>293.54</text:p>
          </table:table-cell>
          <table:table-cell table:style-name="Default" office:value-type="float" office:value="32.9018" calcext:value-type="float">
            <text:p>32.9018</text:p>
          </table:table-cell>
          <table:table-cell table:style-name="Default" office:value-type="float" office:value="16.8359" calcext:value-type="float">
            <text:p>16.8359</text:p>
          </table:table-cell>
          <table:table-cell table:style-name="Default" office:value-type="float" office:value="5.52565" calcext:value-type="float">
            <text:p>5.52565</text:p>
          </table:table-cell>
          <table:table-cell table:style-name="Default" office:value-type="float" office:value="44.7367" calcext:value-type="float">
            <text:p>44.7367</text:p>
          </table:table-cell>
          <table:table-cell table:style-name="Default" office:value-type="float" office:value="74.78" calcext:value-type="float">
            <text:p>74.78</text:p>
          </table:table-cell>
          <table:table-cell table:style-name="Default" office:value-type="float" office:value="69.6" calcext:value-type="float">
            <text:p>69.6</text:p>
          </table:table-cell>
          <table:table-cell table:style-name="Default" office:value-type="float" office:value="22.98" calcext:value-type="float">
            <text:p>22.98</text:p>
          </table:table-cell>
          <table:table-cell table:style-name="Default" office:value-type="float" office:value="108.28" calcext:value-type="float">
            <text:p>108.28</text:p>
          </table:table-cell>
          <table:table-cell table:style-name="Default" office:value-type="float" office:value="275.64" calcext:value-type="float">
            <text:p>275.64</text:p>
          </table:table-cell>
          <table:table-cell table:style-name="Default" office:value-type="float" office:value="27.1296" calcext:value-type="float">
            <text:p>27.1296</text:p>
          </table:table-cell>
          <table:table-cell table:style-name="Default" office:value-type="float" office:value="25.2503" calcext:value-type="float">
            <text:p>25.2503</text:p>
          </table:table-cell>
          <table:table-cell table:style-name="Default" office:value-type="float" office:value="8.33696" calcext:value-type="float">
            <text:p>8.33696</text:p>
          </table:table-cell>
          <table:table-cell table:style-name="Default" office:value-type="float" office:value="39.2831" calcext:value-type="float">
            <text:p>39.2831</text:p>
          </table:table-cell>
          <table:table-cell table:style-name="Default" office:value-type="float" office:value="39.48" calcext:value-type="float">
            <text:p>39.48</text:p>
          </table:table-cell>
          <table:table-cell table:style-name="Default" office:value-type="float" office:value="83.7" calcext:value-type="float">
            <text:p>83.7</text:p>
          </table:table-cell>
          <table:table-cell table:style-name="Default" office:value-type="float" office:value="41.46" calcext:value-type="float">
            <text:p>41.46</text:p>
          </table:table-cell>
          <table:table-cell table:style-name="Default" office:value-type="float" office:value="85.04" calcext:value-type="float">
            <text:p>85.04</text:p>
          </table:table-cell>
          <table:table-cell table:style-name="Default" office:value-type="float" office:value="249.68" calcext:value-type="float">
            <text:p>249.68</text:p>
          </table:table-cell>
          <table:table-cell table:style-name="Default" office:value-type="float" office:value="15.8122" calcext:value-type="float">
            <text:p>15.8122</text:p>
          </table:table-cell>
          <table:table-cell table:style-name="Default" office:value-type="float" office:value="33.5229" calcext:value-type="float">
            <text:p>33.5229</text:p>
          </table:table-cell>
          <table:table-cell table:style-name="Default" office:value-type="float" office:value="16.6053" calcext:value-type="float">
            <text:p>16.6053</text:p>
          </table:table-cell>
          <table:table-cell table:style-name="Default" office:value-type="float" office:value="34.0596" calcext:value-type="float">
            <text:p>34.0596</text:p>
          </table:table-cell>
        </table:table-row>
        <table:table-row table:style-name="ro1">
          <table:table-cell table:style-name="ce10" office:value-type="string" calcext:value-type="string">
            <text:p>grubhub-13-0.tsp </text:p>
          </table:table-cell>
          <table:table-cell table:style-name="Default" office:value-type="float" office:value="92.68" calcext:value-type="float">
            <text:p>92.68</text:p>
          </table:table-cell>
          <table:table-cell table:style-name="Default" office:value-type="float" office:value="6.74" calcext:value-type="float">
            <text:p>6.74</text:p>
          </table:table-cell>
          <table:table-cell table:style-name="Default" office:value-type="float" office:value="7.52" calcext:value-type="float">
            <text:p>7.52</text:p>
          </table:table-cell>
          <table:table-cell table:style-name="Default" office:value-type="float" office:value="158.48" calcext:value-type="float">
            <text:p>158.48</text:p>
          </table:table-cell>
          <table:table-cell table:style-name="Default" office:value-type="float" office:value="265.42" calcext:value-type="float">
            <text:p>265.42</text:p>
          </table:table-cell>
          <table:table-cell table:style-name="Default" office:value-type="float" office:value="34.9182" calcext:value-type="float">
            <text:p>34.9182</text:p>
          </table:table-cell>
          <table:table-cell table:style-name="Default" office:value-type="float" office:value="2.53937" calcext:value-type="float">
            <text:p>2.53937</text:p>
          </table:table-cell>
          <table:table-cell table:style-name="Default" office:value-type="float" office:value="2.83325" calcext:value-type="float">
            <text:p>2.83325</text:p>
          </table:table-cell>
          <table:table-cell table:style-name="Default" office:value-type="float" office:value="59.7091" calcext:value-type="float">
            <text:p>59.7091</text:p>
          </table:table-cell>
          <table:table-cell table:style-name="Default" office:value-type="float" office:value="76.78" calcext:value-type="float">
            <text:p>76.78</text:p>
          </table:table-cell>
          <table:table-cell table:style-name="Default" office:value-type="float" office:value="26.18" calcext:value-type="float">
            <text:p>26.18</text:p>
          </table:table-cell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151.22" calcext:value-type="float">
            <text:p>151.22</text:p>
          </table:table-cell>
          <table:table-cell table:style-name="Default" office:value-type="float" office:value="268.48" calcext:value-type="float">
            <text:p>268.48</text:p>
          </table:table-cell>
          <table:table-cell table:style-name="Default" office:value-type="float" office:value="28.598" calcext:value-type="float">
            <text:p>28.598</text:p>
          </table:table-cell>
          <table:table-cell table:style-name="Default" office:value-type="float" office:value="9.75119" calcext:value-type="float">
            <text:p>9.75119</text:p>
          </table:table-cell>
          <table:table-cell table:style-name="Default" office:value-type="float" office:value="5.32628" calcext:value-type="float">
            <text:p>5.32628</text:p>
          </table:table-cell>
          <table:table-cell table:style-name="Default" office:value-type="float" office:value="56.3245" calcext:value-type="float">
            <text:p>56.3245</text:p>
          </table:table-cell>
          <table:table-cell table:style-name="Default" office:value-type="float" office:value="57.22" calcext:value-type="float">
            <text:p>57.22</text:p>
          </table:table-cell>
          <table:table-cell table:style-name="Default" office:value-type="float" office:value="41.34" calcext:value-type="float">
            <text:p>41.34</text:p>
          </table:table-cell>
          <table:table-cell table:style-name="Default" office:value-type="float" office:value="17.62" calcext:value-type="float">
            <text:p>17.62</text:p>
          </table:table-cell>
          <table:table-cell table:style-name="Default" office:value-type="float" office:value="134.46" calcext:value-type="float">
            <text:p>134.46</text:p>
          </table:table-cell>
          <table:table-cell table:style-name="Default" office:value-type="float" office:value="250.64" calcext:value-type="float">
            <text:p>250.64</text:p>
          </table:table-cell>
          <table:table-cell table:style-name="Default" office:value-type="float" office:value="22.8296" calcext:value-type="float">
            <text:p>22.8296</text:p>
          </table:table-cell>
          <table:table-cell table:style-name="Default" office:value-type="float" office:value="16.4938" calcext:value-type="float">
            <text:p>16.4938</text:p>
          </table:table-cell>
          <table:table-cell table:style-name="Default" office:value-type="float" office:value="7.03" calcext:value-type="float">
            <text:p>7.03</text:p>
          </table:table-cell>
          <table:table-cell table:style-name="Default" office:value-type="float" office:value="53.6467" calcext:value-type="float">
            <text:p>53.6467</text:p>
          </table:table-cell>
          <table:table-cell table:style-name="Default" office:value-type="float" office:value="57.22" calcext:value-type="float">
            <text:p>57.22</text:p>
          </table:table-cell>
          <table:table-cell table:style-name="Default" office:value-type="float" office:value="30.54" calcext:value-type="float">
            <text:p>30.54</text:p>
          </table:table-cell>
          <table:table-cell table:style-name="Default" office:value-type="float" office:value="11.98" calcext:value-type="float">
            <text:p>11.98</text:p>
          </table:table-cell>
          <table:table-cell table:style-name="Default" office:value-type="float" office:value="107.08" calcext:value-type="float">
            <text:p>107.08</text:p>
          </table:table-cell>
          <table:table-cell table:style-name="Default" office:value-type="float" office:value="206.82" calcext:value-type="float">
            <text:p>206.82</text:p>
          </table:table-cell>
          <table:table-cell table:style-name="Default" office:value-type="float" office:value="27.6666" calcext:value-type="float">
            <text:p>27.6666</text:p>
          </table:table-cell>
          <table:table-cell table:style-name="Default" office:value-type="float" office:value="14.7665" calcext:value-type="float">
            <text:p>14.7665</text:p>
          </table:table-cell>
          <table:table-cell table:style-name="Default" office:value-type="float" office:value="5.79248" calcext:value-type="float">
            <text:p>5.79248</text:p>
          </table:table-cell>
          <table:table-cell table:style-name="Default" office:value-type="float" office:value="51.7745" calcext:value-type="float">
            <text:p>51.7745</text:p>
          </table:table-cell>
        </table:table-row>
        <table:table-row table:style-name="ro1">
          <table:table-cell table:style-name="ce10" office:value-type="string" calcext:value-type="string">
            <text:p>grubhub-13-1.tsp </text:p>
          </table:table-cell>
          <table:table-cell table:style-name="Default" office:value-type="float" office:value="120.86" calcext:value-type="float">
            <text:p>120.86</text:p>
          </table:table-cell>
          <table:table-cell table:style-name="Default" office:value-type="float" office:value="35.38" calcext:value-type="float">
            <text:p>35.38</text:p>
          </table:table-cell>
          <table:table-cell table:style-name="Default" office:value-type="float" office:value="5.68" calcext:value-type="float">
            <text:p>5.68</text:p>
          </table:table-cell>
          <table:table-cell table:style-name="Default" office:value-type="float" office:value="186.5" calcext:value-type="float">
            <text:p>186.5</text:p>
          </table:table-cell>
          <table:table-cell table:style-name="Default" office:value-type="float" office:value="348.42" calcext:value-type="float">
            <text:p>348.42</text:p>
          </table:table-cell>
          <table:table-cell table:style-name="Default" office:value-type="float" office:value="34.688" calcext:value-type="float">
            <text:p>34.688</text:p>
          </table:table-cell>
          <table:table-cell table:style-name="Default" office:value-type="float" office:value="10.1544" calcext:value-type="float">
            <text:p>10.1544</text:p>
          </table:table-cell>
          <table:table-cell table:style-name="Default" office:value-type="float" office:value="1.63022" calcext:value-type="float">
            <text:p>1.63022</text:p>
          </table:table-cell>
          <table:table-cell table:style-name="Default" office:value-type="float" office:value="53.5274" calcext:value-type="float">
            <text:p>53.5274</text:p>
          </table:table-cell>
          <table:table-cell table:style-name="Default" office:value-type="float" office:value="113.64" calcext:value-type="float">
            <text:p>113.64</text:p>
          </table:table-cell>
          <table:table-cell table:style-name="Default" office:value-type="float" office:value="14.9" calcext:value-type="float">
            <text:p>14.9</text:p>
          </table:table-cell>
          <table:table-cell table:style-name="Default" office:value-type="float" office:value="5.68" calcext:value-type="float">
            <text:p>5.68</text:p>
          </table:table-cell>
          <table:table-cell table:style-name="Default" office:value-type="float" office:value="163.98" calcext:value-type="float">
            <text:p>163.98</text:p>
          </table:table-cell>
          <table:table-cell table:style-name="Default" office:value-type="float" office:value="298.2" calcext:value-type="float">
            <text:p>298.2</text:p>
          </table:table-cell>
          <table:table-cell table:style-name="Default" office:value-type="float" office:value="38.1087" calcext:value-type="float">
            <text:p>38.1087</text:p>
          </table:table-cell>
          <table:table-cell table:style-name="Default" office:value-type="float" office:value="4.99665" calcext:value-type="float">
            <text:p>4.99665</text:p>
          </table:table-cell>
          <table:table-cell table:style-name="Default" office:value-type="float" office:value="1.90476" calcext:value-type="float">
            <text:p>1.90476</text:p>
          </table:table-cell>
          <table:table-cell table:style-name="Default" office:value-type="float" office:value="54.9899" calcext:value-type="float">
            <text:p>54.9899</text:p>
          </table:table-cell>
          <table:table-cell table:style-name="Default" office:value-type="float" office:value="66.1" calcext:value-type="float">
            <text:p>66.1</text:p>
          </table:table-cell>
          <table:table-cell table:style-name="Default" office:value-type="float" office:value="43.08" calcext:value-type="float">
            <text:p>43.08</text:p>
          </table:table-cell>
          <table:table-cell table:style-name="Default" office:value-type="float" office:value="28.3" calcext:value-type="float">
            <text:p>28.3</text:p>
          </table:table-cell>
          <table:table-cell table:style-name="Default" office:value-type="float" office:value="128.66" calcext:value-type="float">
            <text:p>128.66</text:p>
          </table:table-cell>
          <table:table-cell table:style-name="Default" office:value-type="float" office:value="266.14" calcext:value-type="float">
            <text:p>266.14</text:p>
          </table:table-cell>
          <table:table-cell table:style-name="Default" office:value-type="float" office:value="24.8366" calcext:value-type="float">
            <text:p>24.8366</text:p>
          </table:table-cell>
          <table:table-cell table:style-name="Default" office:value-type="float" office:value="16.187" calcext:value-type="float">
            <text:p>16.187</text:p>
          </table:table-cell>
          <table:table-cell table:style-name="Default" office:value-type="float" office:value="10.6335" calcext:value-type="float">
            <text:p>10.6335</text:p>
          </table:table-cell>
          <table:table-cell table:style-name="Default" office:value-type="float" office:value="48.343" calcext:value-type="float">
            <text:p>48.343</text:p>
          </table:table-cell>
          <table:table-cell table:style-name="Default" office:value-type="float" office:value="52.8" calcext:value-type="float">
            <text:p>52.8</text:p>
          </table:table-cell>
          <table:table-cell table:style-name="Default" office:value-type="float" office:value="43.08" calcext:value-type="float">
            <text:p>43.08</text:p>
          </table:table-cell>
          <table:table-cell table:style-name="Default" office:value-type="float" office:value="28.3" calcext:value-type="float">
            <text:p>28.3</text:p>
          </table:table-cell>
          <table:table-cell table:style-name="Default" office:value-type="float" office:value="108.16" calcext:value-type="float">
            <text:p>108.16</text:p>
          </table:table-cell>
          <table:table-cell table:style-name="Default" office:value-type="float" office:value="232.34" calcext:value-type="float">
            <text:p>232.34</text:p>
          </table:table-cell>
          <table:table-cell table:style-name="Default" office:value-type="float" office:value="22.7253" calcext:value-type="float">
            <text:p>22.7253</text:p>
          </table:table-cell>
          <table:table-cell table:style-name="Default" office:value-type="float" office:value="18.5418" calcext:value-type="float">
            <text:p>18.5418</text:p>
          </table:table-cell>
          <table:table-cell table:style-name="Default" office:value-type="float" office:value="12.1804" calcext:value-type="float">
            <text:p>12.1804</text:p>
          </table:table-cell>
          <table:table-cell table:style-name="Default" office:value-type="float" office:value="46.5525" calcext:value-type="float">
            <text:p>46.5525</text:p>
          </table:table-cell>
        </table:table-row>
        <table:table-row table:style-name="ro1">
          <table:table-cell table:style-name="ce10" office:value-type="string" calcext:value-type="string">
            <text:p>grubhub-13-2.tsp </text:p>
          </table:table-cell>
          <table:table-cell table:style-name="Default" office:value-type="float" office:value="109.16" calcext:value-type="float">
            <text:p>109.16</text:p>
          </table:table-cell>
          <table:table-cell table:style-name="Default" office:value-type="float" office:value="14.74" calcext:value-type="float">
            <text:p>14.74</text:p>
          </table:table-cell>
          <table:table-cell table:style-name="Default" office:value-type="float" office:value="12.2" calcext:value-type="float">
            <text:p>12.2</text:p>
          </table:table-cell>
          <table:table-cell table:style-name="Default" office:value-type="float" office:value="169.46" calcext:value-type="float">
            <text:p>169.46</text:p>
          </table:table-cell>
          <table:table-cell table:style-name="Default" office:value-type="float" office:value="305.56" calcext:value-type="float">
            <text:p>305.56</text:p>
          </table:table-cell>
          <table:table-cell table:style-name="Default" office:value-type="float" office:value="35.7246" calcext:value-type="float">
            <text:p>35.7246</text:p>
          </table:table-cell>
          <table:table-cell table:style-name="Default" office:value-type="float" office:value="4.82393" calcext:value-type="float">
            <text:p>4.82393</text:p>
          </table:table-cell>
          <table:table-cell table:style-name="Default" office:value-type="float" office:value="3.99267" calcext:value-type="float">
            <text:p>3.99267</text:p>
          </table:table-cell>
          <table:table-cell table:style-name="Default" office:value-type="float" office:value="55.4588" calcext:value-type="float">
            <text:p>55.4588</text:p>
          </table:table-cell>
          <table:table-cell table:style-name="Default" office:value-type="float" office:value="86.98" calcext:value-type="float">
            <text:p>86.98</text:p>
          </table:table-cell>
          <table:table-cell table:style-name="Default" office:value-type="float" office:value="30.68" calcext:value-type="float">
            <text:p>30.68</text:p>
          </table:table-cell>
          <table:table-cell table:style-name="Default" office:value-type="float" office:value="23.9" calcext:value-type="float">
            <text:p>23.9</text:p>
          </table:table-cell>
          <table:table-cell table:style-name="Default" office:value-type="float" office:value="152.02" calcext:value-type="float">
            <text:p>152.02</text:p>
          </table:table-cell>
          <table:table-cell table:style-name="Default" office:value-type="float" office:value="293.58" calcext:value-type="float">
            <text:p>293.58</text:p>
          </table:table-cell>
          <table:table-cell table:style-name="Default" office:value-type="float" office:value="29.6274" calcext:value-type="float">
            <text:p>29.6274</text:p>
          </table:table-cell>
          <table:table-cell table:style-name="Default" office:value-type="float" office:value="10.4503" calcext:value-type="float">
            <text:p>10.4503</text:p>
          </table:table-cell>
          <table:table-cell table:style-name="Default" office:value-type="float" office:value="8.14088" calcext:value-type="float">
            <text:p>8.14088</text:p>
          </table:table-cell>
          <table:table-cell table:style-name="Default" office:value-type="float" office:value="51.7815" calcext:value-type="float">
            <text:p>51.7815</text:p>
          </table:table-cell>
          <table:table-cell table:style-name="Default" office:value-type="float" office:value="49.98" calcext:value-type="float">
            <text:p>49.98</text:p>
          </table:table-cell>
          <table:table-cell table:style-name="Default" office:value-type="float" office:value="66.12" calcext:value-type="float">
            <text:p>66.12</text:p>
          </table:table-cell>
          <table:table-cell table:style-name="Default" office:value-type="float" office:value="42.78" calcext:value-type="float">
            <text:p>42.78</text:p>
          </table:table-cell>
          <table:table-cell table:style-name="Default" office:value-type="float" office:value="130.02" calcext:value-type="float">
            <text:p>130.02</text:p>
          </table:table-cell>
          <table:table-cell table:style-name="Default" office:value-type="float" office:value="288.9" calcext:value-type="float">
            <text:p>288.9</text:p>
          </table:table-cell>
          <table:table-cell table:style-name="Default" office:value-type="float" office:value="17.3001" calcext:value-type="float">
            <text:p>17.3001</text:p>
          </table:table-cell>
          <table:table-cell table:style-name="Default" office:value-type="float" office:value="22.8868" calcext:value-type="float">
            <text:p>22.8868</text:p>
          </table:table-cell>
          <table:table-cell table:style-name="Default" office:value-type="float" office:value="14.8079" calcext:value-type="float">
            <text:p>14.8079</text:p>
          </table:table-cell>
          <table:table-cell table:style-name="Default" office:value-type="float" office:value="45.0052" calcext:value-type="float">
            <text:p>45.0052</text:p>
          </table:table-cell>
          <table:table-cell table:style-name="Default" office:value-type="float" office:value="35.28" calcext:value-type="float">
            <text:p>35.28</text:p>
          </table:table-cell>
          <table:table-cell table:style-name="Default" office:value-type="float" office:value="104.92" calcext:value-type="float">
            <text:p>104.92</text:p>
          </table:table-cell>
          <table:table-cell table:style-name="Default" office:value-type="float" office:value="45.26" calcext:value-type="float">
            <text:p>45.26</text:p>
          </table:table-cell>
          <table:table-cell table:style-name="Default" office:value-type="float" office:value="97.38" calcext:value-type="float">
            <text:p>97.38</text:p>
          </table:table-cell>
          <table:table-cell table:style-name="Default" office:value-type="float" office:value="282.84" calcext:value-type="float">
            <text:p>282.84</text:p>
          </table:table-cell>
          <table:table-cell table:style-name="Default" office:value-type="float" office:value="12.4735" calcext:value-type="float">
            <text:p>12.4735</text:p>
          </table:table-cell>
          <table:table-cell table:style-name="Default" office:value-type="float" office:value="37.0952" calcext:value-type="float">
            <text:p>37.0952</text:p>
          </table:table-cell>
          <table:table-cell table:style-name="Default" office:value-type="float" office:value="16.002" calcext:value-type="float">
            <text:p>16.002</text:p>
          </table:table-cell>
          <table:table-cell table:style-name="Default" office:value-type="float" office:value="34.4294" calcext:value-type="float">
            <text:p>34.4294</text:p>
          </table:table-cell>
        </table:table-row>
        <table:table-row table:style-name="ro1">
          <table:table-cell table:style-name="ce10" office:value-type="string" calcext:value-type="string">
            <text:p>grubhub-13-3.tsp </text:p>
          </table:table-cell>
          <table:table-cell table:style-name="Default" office:value-type="float" office:value="116.72" calcext:value-type="float">
            <text:p>116.72</text:p>
          </table:table-cell>
          <table:table-cell table:style-name="Default" office:value-type="float" office:value="12.48" calcext:value-type="float">
            <text:p>12.48</text:p>
          </table:table-cell>
          <table:table-cell table:style-name="Default" office:value-type="float" office:value="3.28" calcext:value-type="float">
            <text:p>3.28</text:p>
          </table:table-cell>
          <table:table-cell table:style-name="Default" office:value-type="float" office:value="201.32" calcext:value-type="float">
            <text:p>201.32</text:p>
          </table:table-cell>
          <table:table-cell table:style-name="Default" office:value-type="float" office:value="333.8" calcext:value-type="float">
            <text:p>333.8</text:p>
          </table:table-cell>
          <table:table-cell table:style-name="Default" office:value-type="float" office:value="34.967" calcext:value-type="float">
            <text:p>34.967</text:p>
          </table:table-cell>
          <table:table-cell table:style-name="Default" office:value-type="float" office:value="3.73877" calcext:value-type="float">
            <text:p>3.73877</text:p>
          </table:table-cell>
          <table:table-cell table:style-name="Default" office:value-type="float" office:value="0.982624" calcext:value-type="float">
            <text:p>0.982624</text:p>
          </table:table-cell>
          <table:table-cell table:style-name="Default" office:value-type="float" office:value="60.3116" calcext:value-type="float">
            <text:p>60.3116</text:p>
          </table:table-cell>
          <table:table-cell table:style-name="Default" office:value-type="float" office:value="97.26" calcext:value-type="float">
            <text:p>97.26</text:p>
          </table:table-cell>
          <table:table-cell table:style-name="Default" office:value-type="float" office:value="28.5" calcext:value-type="float">
            <text:p>28.5</text:p>
          </table:table-cell>
          <table:table-cell table:style-name="Default" office:value-type="float" office:value="14.4" calcext:value-type="float">
            <text:p>14.4</text:p>
          </table:table-cell>
          <table:table-cell table:style-name="Default" office:value-type="float" office:value="199.14" calcext:value-type="float">
            <text:p>199.14</text:p>
          </table:table-cell>
          <table:table-cell table:style-name="Default" office:value-type="float" office:value="339.3" calcext:value-type="float">
            <text:p>339.3</text:p>
          </table:table-cell>
          <table:table-cell table:style-name="Default" office:value-type="float" office:value="28.6649" calcext:value-type="float">
            <text:p>28.6649</text:p>
          </table:table-cell>
          <table:table-cell table:style-name="Default" office:value-type="float" office:value="8.39965" calcext:value-type="float">
            <text:p>8.39965</text:p>
          </table:table-cell>
          <table:table-cell table:style-name="Default" office:value-type="float" office:value="4.24403" calcext:value-type="float">
            <text:p>4.24403</text:p>
          </table:table-cell>
          <table:table-cell table:style-name="Default" office:value-type="float" office:value="58.6914" calcext:value-type="float">
            <text:p>58.6914</text:p>
          </table:table-cell>
          <table:table-cell table:style-name="Default" office:value-type="float" office:value="68.74" calcext:value-type="float">
            <text:p>68.74</text:p>
          </table:table-cell>
          <table:table-cell table:style-name="Default" office:value-type="float" office:value="27.76" calcext:value-type="float">
            <text:p>27.76</text:p>
          </table:table-cell>
          <table:table-cell table:style-name="Default" office:value-type="float" office:value="24.06" calcext:value-type="float">
            <text:p>24.06</text:p>
          </table:table-cell>
          <table:table-cell table:style-name="Default" office:value-type="float" office:value="161.04" calcext:value-type="float">
            <text:p>161.04</text:p>
          </table:table-cell>
          <table:table-cell table:style-name="Default" office:value-type="float" office:value="281.6" calcext:value-type="float">
            <text:p>281.6</text:p>
          </table:table-cell>
          <table:table-cell table:style-name="Default" office:value-type="float" office:value="24.4105" calcext:value-type="float">
            <text:p>24.4105</text:p>
          </table:table-cell>
          <table:table-cell table:style-name="Default" office:value-type="float" office:value="9.85795" calcext:value-type="float">
            <text:p>9.85795</text:p>
          </table:table-cell>
          <table:table-cell table:style-name="Default" office:value-type="float" office:value="8.54403" calcext:value-type="float">
            <text:p>8.54403</text:p>
          </table:table-cell>
          <table:table-cell table:style-name="Default" office:value-type="float" office:value="57.1875" calcext:value-type="float">
            <text:p>57.1875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36.54" calcext:value-type="float">
            <text:p>36.54</text:p>
          </table:table-cell>
          <table:table-cell table:style-name="Default" office:value-type="float" office:value="38.34" calcext:value-type="float">
            <text:p>38.34</text:p>
          </table:table-cell>
          <table:table-cell table:style-name="Default" office:value-type="float" office:value="136.1" calcext:value-type="float">
            <text:p>136.1</text:p>
          </table:table-cell>
          <table:table-cell table:style-name="Default" office:value-type="float" office:value="253.98" calcext:value-type="float">
            <text:p>253.98</text:p>
          </table:table-cell>
          <table:table-cell table:style-name="Default" office:value-type="float" office:value="16.9305" calcext:value-type="float">
            <text:p>16.9305</text:p>
          </table:table-cell>
          <table:table-cell table:style-name="Default" office:value-type="float" office:value="14.387" calcext:value-type="float">
            <text:p>14.387</text:p>
          </table:table-cell>
          <table:table-cell table:style-name="Default" office:value-type="float" office:value="15.0957" calcext:value-type="float">
            <text:p>15.0957</text:p>
          </table:table-cell>
          <table:table-cell table:style-name="Default" office:value-type="float" office:value="53.5869" calcext:value-type="float">
            <text:p>53.5869</text:p>
          </table:table-cell>
        </table:table-row>
        <table:table-row table:style-name="ro1">
          <table:table-cell table:style-name="ce10" office:value-type="string" calcext:value-type="string">
            <text:p>grubhub-13-4.tsp </text:p>
          </table:table-cell>
          <table:table-cell table:style-name="Default" office:value-type="float" office:value="105.92" calcext:value-type="float">
            <text:p>105.92</text:p>
          </table:table-cell>
          <table:table-cell table:style-name="Default" office:value-type="float" office:value="20.88" calcext:value-type="float">
            <text:p>20.88</text:p>
          </table:table-cell>
          <table:table-cell table:style-name="Default" office:value-type="float" office:value="12.8" calcext:value-type="float">
            <text:p>12.8</text:p>
          </table:table-cell>
          <table:table-cell table:style-name="Default" office:value-type="float" office:value="107.18" calcext:value-type="float">
            <text:p>107.18</text:p>
          </table:table-cell>
          <table:table-cell table:style-name="Default" office:value-type="float" office:value="246.78" calcext:value-type="float">
            <text:p>246.78</text:p>
          </table:table-cell>
          <table:table-cell table:style-name="Default" office:value-type="float" office:value="42.9208" calcext:value-type="float">
            <text:p>42.9208</text:p>
          </table:table-cell>
          <table:table-cell table:style-name="Default" office:value-type="float" office:value="8.46098" calcext:value-type="float">
            <text:p>8.46098</text:p>
          </table:table-cell>
          <table:table-cell table:style-name="Default" office:value-type="float" office:value="5.18681" calcext:value-type="float">
            <text:p>5.18681</text:p>
          </table:table-cell>
          <table:table-cell table:style-name="Default" office:value-type="float" office:value="43.4314" calcext:value-type="float">
            <text:p>43.4314</text:p>
          </table:table-cell>
          <table:table-cell table:style-name="Default" office:value-type="float" office:value="89.8" calcext:value-type="float">
            <text:p>89.8</text:p>
          </table:table-cell>
          <table:table-cell table:style-name="Default" office:value-type="float" office:value="46.58" calcext:value-type="float">
            <text:p>46.58</text:p>
          </table:table-cell>
          <table:table-cell table:style-name="Default" office:value-type="float" office:value="19.96" calcext:value-type="float">
            <text:p>19.96</text:p>
          </table:table-cell>
          <table:table-cell table:style-name="Default" office:value-type="float" office:value="92.46" calcext:value-type="float">
            <text:p>92.46</text:p>
          </table:table-cell>
          <table:table-cell table:style-name="Default" office:value-type="float" office:value="248.8" calcext:value-type="float">
            <text:p>248.8</text:p>
          </table:table-cell>
          <table:table-cell table:style-name="Default" office:value-type="float" office:value="36.0932" calcext:value-type="float">
            <text:p>36.0932</text:p>
          </table:table-cell>
          <table:table-cell table:style-name="Default" office:value-type="float" office:value="18.7219" calcext:value-type="float">
            <text:p>18.7219</text:p>
          </table:table-cell>
          <table:table-cell table:style-name="Default" office:value-type="float" office:value="8.02251" calcext:value-type="float">
            <text:p>8.02251</text:p>
          </table:table-cell>
          <table:table-cell table:style-name="Default" office:value-type="float" office:value="37.1624" calcext:value-type="float">
            <text:p>37.1624</text:p>
          </table:table-cell>
          <table:table-cell table:style-name="Default" office:value-type="float" office:value="61.6" calcext:value-type="float">
            <text:p>61.6</text:p>
          </table:table-cell>
          <table:table-cell table:style-name="Default" office:value-type="float" office:value="68.16" calcext:value-type="float">
            <text:p>68.16</text:p>
          </table:table-cell>
          <table:table-cell table:style-name="Default" office:value-type="float" office:value="34.7" calcext:value-type="float">
            <text:p>34.7</text:p>
          </table:table-cell>
          <table:table-cell table:style-name="Default" office:value-type="float" office:value="78.7" calcext:value-type="float">
            <text:p>78.7</text:p>
          </table:table-cell>
          <table:table-cell table:style-name="Default" office:value-type="float" office:value="243.16" calcext:value-type="float">
            <text:p>243.16</text:p>
          </table:table-cell>
          <table:table-cell table:style-name="Default" office:value-type="float" office:value="25.3331" calcext:value-type="float">
            <text:p>25.3331</text:p>
          </table:table-cell>
          <table:table-cell table:style-name="Default" office:value-type="float" office:value="28.0309" calcext:value-type="float">
            <text:p>28.0309</text:p>
          </table:table-cell>
          <table:table-cell table:style-name="Default" office:value-type="float" office:value="14.2704" calcext:value-type="float">
            <text:p>14.2704</text:p>
          </table:table-cell>
          <table:table-cell table:style-name="Default" office:value-type="float" office:value="32.3655" calcext:value-type="float">
            <text:p>32.3655</text:p>
          </table:table-cell>
          <table:table-cell table:style-name="Default" office:value-type="float" office:value="40.6" calcext:value-type="float">
            <text:p>40.6</text:p>
          </table:table-cell>
          <table:table-cell table:style-name="Default" office:value-type="float" office:value="93.46" calcext:value-type="float">
            <text:p>93.46</text:p>
          </table:table-cell>
          <table:table-cell table:style-name="Default" office:value-type="float" office:value="45.22" calcext:value-type="float">
            <text:p>45.22</text:p>
          </table:table-cell>
          <table:table-cell table:style-name="Default" office:value-type="float" office:value="74.02" calcext:value-type="float">
            <text:p>74.02</text:p>
          </table:table-cell>
          <table:table-cell table:style-name="Default" office:value-type="float" office:value="253.3" calcext:value-type="float">
            <text:p>253.3</text:p>
          </table:table-cell>
          <table:table-cell table:style-name="Default" office:value-type="float" office:value="16.0284" calcext:value-type="float">
            <text:p>16.0284</text:p>
          </table:table-cell>
          <table:table-cell table:style-name="Default" office:value-type="float" office:value="36.897" calcext:value-type="float">
            <text:p>36.897</text:p>
          </table:table-cell>
          <table:table-cell table:style-name="Default" office:value-type="float" office:value="17.8523" calcext:value-type="float">
            <text:p>17.8523</text:p>
          </table:table-cell>
          <table:table-cell table:style-name="Default" office:value-type="float" office:value="29.2223" calcext:value-type="float">
            <text:p>29.2223</text:p>
          </table:table-cell>
        </table:table-row>
        <table:table-row table:style-name="ro1">
          <table:table-cell table:style-name="ce10" office:value-type="string" calcext:value-type="string">
            <text:p>grubhub-13-5.tsp </text:p>
          </table:table-cell>
          <table:table-cell table:style-name="Default" office:value-type="float" office:value="119.48" calcext:value-type="float">
            <text:p>119.48</text:p>
          </table:table-cell>
          <table:table-cell table:style-name="Default" office:value-type="float" office:value="16.22" calcext:value-type="float">
            <text:p>16.22</text:p>
          </table:table-cell>
          <table:table-cell table:style-name="Default" office:value-type="float" office:value="5.72" calcext:value-type="float">
            <text:p>5.72</text:p>
          </table:table-cell>
          <table:table-cell table:style-name="Default" office:value-type="float" office:value="196.58" calcext:value-type="float">
            <text:p>196.58</text:p>
          </table:table-cell>
          <table:table-cell table:style-name="Default" office:value-type="float" office:value="338" calcext:value-type="float">
            <text:p>338</text:p>
          </table:table-cell>
          <table:table-cell table:style-name="Default" office:value-type="float" office:value="35.3491" calcext:value-type="float">
            <text:p>35.3491</text:p>
          </table:table-cell>
          <table:table-cell table:style-name="Default" office:value-type="float" office:value="4.79882" calcext:value-type="float">
            <text:p>4.79882</text:p>
          </table:table-cell>
          <table:table-cell table:style-name="Default" office:value-type="float" office:value="1.69231" calcext:value-type="float">
            <text:p>1.69231</text:p>
          </table:table-cell>
          <table:table-cell table:style-name="Default" office:value-type="float" office:value="58.1598" calcext:value-type="float">
            <text:p>58.1598</text:p>
          </table:table-cell>
          <table:table-cell table:style-name="Default" office:value-type="float" office:value="94.7" calcext:value-type="float">
            <text:p>94.7</text:p>
          </table:table-cell>
          <table:table-cell table:style-name="Default" office:value-type="float" office:value="46.2" calcext:value-type="float">
            <text:p>46.2</text:p>
          </table:table-cell>
          <table:table-cell table:style-name="Default" office:value-type="float" office:value="25.74" calcext:value-type="float">
            <text:p>25.74</text:p>
          </table:table-cell>
          <table:table-cell table:style-name="Default" office:value-type="float" office:value="185.08" calcext:value-type="float">
            <text:p>185.08</text:p>
          </table:table-cell>
          <table:table-cell table:style-name="Default" office:value-type="float" office:value="351.72" calcext:value-type="float">
            <text:p>351.72</text:p>
          </table:table-cell>
          <table:table-cell table:style-name="Default" office:value-type="float" office:value="26.9248" calcext:value-type="float">
            <text:p>26.9248</text:p>
          </table:table-cell>
          <table:table-cell table:style-name="Default" office:value-type="float" office:value="13.1354" calcext:value-type="float">
            <text:p>13.1354</text:p>
          </table:table-cell>
          <table:table-cell table:style-name="Default" office:value-type="float" office:value="7.31832" calcext:value-type="float">
            <text:p>7.31832</text:p>
          </table:table-cell>
          <table:table-cell table:style-name="Default" office:value-type="float" office:value="52.6214" calcext:value-type="float">
            <text:p>52.6214</text:p>
          </table:table-cell>
          <table:table-cell table:style-name="Default" office:value-type="float" office:value="68.64" calcext:value-type="float">
            <text:p>68.64</text:p>
          </table:table-cell>
          <table:table-cell table:style-name="Default" office:value-type="float" office:value="50.22" calcext:value-type="float">
            <text:p>50.22</text:p>
          </table:table-cell>
          <table:table-cell table:style-name="Default" office:value-type="float" office:value="25.74" calcext:value-type="float">
            <text:p>25.74</text:p>
          </table:table-cell>
          <table:table-cell table:style-name="Default" office:value-type="float" office:value="144.58" calcext:value-type="float">
            <text:p>144.58</text:p>
          </table:table-cell>
          <table:table-cell table:style-name="Default" office:value-type="float" office:value="289.18" calcext:value-type="float">
            <text:p>289.18</text:p>
          </table:table-cell>
          <table:table-cell table:style-name="Default" office:value-type="float" office:value="23.7361" calcext:value-type="float">
            <text:p>23.7361</text:p>
          </table:table-cell>
          <table:table-cell table:style-name="Default" office:value-type="float" office:value="17.3663" calcext:value-type="float">
            <text:p>17.3663</text:p>
          </table:table-cell>
          <table:table-cell table:style-name="Default" office:value-type="float" office:value="8.90103" calcext:value-type="float">
            <text:p>8.90103</text:p>
          </table:table-cell>
          <table:table-cell table:style-name="Default" office:value-type="float" office:value="49.9965" calcext:value-type="float">
            <text:p>49.9965</text:p>
          </table:table-cell>
          <table:table-cell table:style-name="Default" office:value-type="float" office:value="54.78" calcext:value-type="float">
            <text:p>54.78</text:p>
          </table:table-cell>
          <table:table-cell table:style-name="Default" office:value-type="float" office:value="59.42" calcext:value-type="float">
            <text:p>59.42</text:p>
          </table:table-cell>
          <table:table-cell table:style-name="Default" office:value-type="float" office:value="22.9" calcext:value-type="float">
            <text:p>22.9</text:p>
          </table:table-cell>
          <table:table-cell table:style-name="Default" office:value-type="float" office:value="123.76" calcext:value-type="float">
            <text:p>123.76</text:p>
          </table:table-cell>
          <table:table-cell table:style-name="Default" office:value-type="float" office:value="260.86" calcext:value-type="float">
            <text:p>260.86</text:p>
          </table:table-cell>
          <table:table-cell table:style-name="Default" office:value-type="float" office:value="20.9998" calcext:value-type="float">
            <text:p>20.9998</text:p>
          </table:table-cell>
          <table:table-cell table:style-name="Default" office:value-type="float" office:value="22.7785" calcext:value-type="float">
            <text:p>22.7785</text:p>
          </table:table-cell>
          <table:table-cell table:style-name="Default" office:value-type="float" office:value="8.77866" calcext:value-type="float">
            <text:p>8.77866</text:p>
          </table:table-cell>
          <table:table-cell table:style-name="Default" office:value-type="float" office:value="47.4431" calcext:value-type="float">
            <text:p>47.4431</text:p>
          </table:table-cell>
        </table:table-row>
        <table:table-row table:style-name="ro1">
          <table:table-cell table:style-name="ce10" office:value-type="string" calcext:value-type="string">
            <text:p>grubhub-13-6.tsp </text:p>
          </table:table-cell>
          <table:table-cell table:style-name="Default" office:value-type="float" office:value="104.88" calcext:value-type="float">
            <text:p>104.88</text:p>
          </table:table-cell>
          <table:table-cell table:style-name="Default" office:value-type="float" office:value="27.12" calcext:value-type="float">
            <text:p>27.12</text:p>
          </table:table-cell>
          <table:table-cell table:style-name="Default" office:value-type="float" office:value="14.1" calcext:value-type="float">
            <text:p>14.1</text:p>
          </table:table-cell>
          <table:table-cell table:style-name="Default" office:value-type="float" office:value="216.68" calcext:value-type="float">
            <text:p>216.68</text:p>
          </table:table-cell>
          <table:table-cell table:style-name="Default" office:value-type="float" office:value="362.78" calcext:value-type="float">
            <text:p>362.78</text:p>
          </table:table-cell>
          <table:table-cell table:style-name="Default" office:value-type="float" office:value="28.9101" calcext:value-type="float">
            <text:p>28.9101</text:p>
          </table:table-cell>
          <table:table-cell table:style-name="Default" office:value-type="float" office:value="7.47561" calcext:value-type="float">
            <text:p>7.47561</text:p>
          </table:table-cell>
          <table:table-cell table:style-name="Default" office:value-type="float" office:value="3.88665" calcext:value-type="float">
            <text:p>3.88665</text:p>
          </table:table-cell>
          <table:table-cell table:style-name="Default" office:value-type="float" office:value="59.7277" calcext:value-type="float">
            <text:p>59.7277</text:p>
          </table:table-cell>
          <table:table-cell table:style-name="Default" office:value-type="float" office:value="77.76" calcext:value-type="float">
            <text:p>77.76</text:p>
          </table:table-cell>
          <table:table-cell table:style-name="Default" office:value-type="float" office:value="39.44" calcext:value-type="float">
            <text:p>39.44</text:p>
          </table:table-cell>
          <table:table-cell table:style-name="Default" office:value-type="float" office:value="27.72" calcext:value-type="float">
            <text:p>27.72</text:p>
          </table:table-cell>
          <table:table-cell table:style-name="Default" office:value-type="float" office:value="199.28" calcext:value-type="float">
            <text:p>199.28</text:p>
          </table:table-cell>
          <table:table-cell table:style-name="Default" office:value-type="float" office:value="344.2" calcext:value-type="float">
            <text:p>344.2</text:p>
          </table:table-cell>
          <table:table-cell table:style-name="Default" office:value-type="float" office:value="22.5915" calcext:value-type="float">
            <text:p>22.5915</text:p>
          </table:table-cell>
          <table:table-cell table:style-name="Default" office:value-type="float" office:value="11.4585" calcext:value-type="float">
            <text:p>11.4585</text:p>
          </table:table-cell>
          <table:table-cell table:style-name="Default" office:value-type="float" office:value="8.05346" calcext:value-type="float">
            <text:p>8.05346</text:p>
          </table:table-cell>
          <table:table-cell table:style-name="Default" office:value-type="float" office:value="57.8966" calcext:value-type="float">
            <text:p>57.8966</text:p>
          </table:table-cell>
          <table:table-cell table:style-name="Default" office:value-type="float" office:value="66.12" calcext:value-type="float">
            <text:p>66.12</text:p>
          </table:table-cell>
          <table:table-cell table:style-name="Default" office:value-type="float" office:value="44.86" calcext:value-type="float">
            <text:p>44.86</text:p>
          </table:table-cell>
          <table:table-cell table:style-name="Default" office:value-type="float" office:value="17.56" calcext:value-type="float">
            <text:p>17.56</text:p>
          </table:table-cell>
          <table:table-cell table:style-name="Default" office:value-type="float" office:value="158.42" calcext:value-type="float">
            <text:p>158.42</text:p>
          </table:table-cell>
          <table:table-cell table:style-name="Default" office:value-type="float" office:value="286.96" calcext:value-type="float">
            <text:p>286.96</text:p>
          </table:table-cell>
          <table:table-cell table:style-name="Default" office:value-type="float" office:value="23.0415" calcext:value-type="float">
            <text:p>23.0415</text:p>
          </table:table-cell>
          <table:table-cell table:style-name="Default" office:value-type="float" office:value="15.6328" calcext:value-type="float">
            <text:p>15.6328</text:p>
          </table:table-cell>
          <table:table-cell table:style-name="Default" office:value-type="float" office:value="6.11932" calcext:value-type="float">
            <text:p>6.11932</text:p>
          </table:table-cell>
          <table:table-cell table:style-name="Default" office:value-type="float" office:value="55.2063" calcext:value-type="float">
            <text:p>55.2063</text:p>
          </table:table-cell>
          <table:table-cell table:style-name="Default" office:value-type="float" office:value="40.88" calcext:value-type="float">
            <text:p>40.88</text:p>
          </table:table-cell>
          <table:table-cell table:style-name="Default" office:value-type="float" office:value="64.34" calcext:value-type="float">
            <text:p>64.34</text:p>
          </table:table-cell>
          <table:table-cell table:style-name="Default" office:value-type="float" office:value="28.7" calcext:value-type="float">
            <text:p>28.7</text:p>
          </table:table-cell>
          <table:table-cell table:style-name="Default" office:value-type="float" office:value="133.24" calcext:value-type="float">
            <text:p>133.24</text:p>
          </table:table-cell>
          <table:table-cell table:style-name="Default" office:value-type="float" office:value="267.16" calcext:value-type="float">
            <text:p>267.16</text:p>
          </table:table-cell>
          <table:table-cell table:style-name="Default" office:value-type="float" office:value="15.3017" calcext:value-type="float">
            <text:p>15.3017</text:p>
          </table:table-cell>
          <table:table-cell table:style-name="Default" office:value-type="float" office:value="24.0829" calcext:value-type="float">
            <text:p>24.0829</text:p>
          </table:table-cell>
          <table:table-cell table:style-name="Default" office:value-type="float" office:value="10.7426" calcext:value-type="float">
            <text:p>10.7426</text:p>
          </table:table-cell>
          <table:table-cell table:style-name="Default" office:value-type="float" office:value="49.8727" calcext:value-type="float">
            <text:p>49.8727</text:p>
          </table:table-cell>
        </table:table-row>
        <table:table-row table:style-name="ro1">
          <table:table-cell table:style-name="ce10" office:value-type="string" calcext:value-type="string">
            <text:p>grubhub-13-7.tsp </text:p>
          </table:table-cell>
          <table:table-cell table:style-name="Default" office:value-type="float" office:value="125.52" calcext:value-type="float">
            <text:p>125.52</text:p>
          </table:table-cell>
          <table:table-cell table:style-name="Default" office:value-type="float" office:value="12.84" calcext:value-type="float">
            <text:p>12.84</text:p>
          </table:table-cell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216.26" calcext:value-type="float">
            <text:p>216.26</text:p>
          </table:table-cell>
          <table:table-cell table:style-name="Default" office:value-type="float" office:value="360.32" calcext:value-type="float">
            <text:p>360.32</text:p>
          </table:table-cell>
          <table:table-cell table:style-name="Default" office:value-type="float" office:value="34.8357" calcext:value-type="float">
            <text:p>34.8357</text:p>
          </table:table-cell>
          <table:table-cell table:style-name="Default" office:value-type="float" office:value="3.5635" calcext:value-type="float">
            <text:p>3.5635</text:p>
          </table:table-cell>
          <table:table-cell table:style-name="Default" office:value-type="float" office:value="1.58193" calcext:value-type="float">
            <text:p>1.58193</text:p>
          </table:table-cell>
          <table:table-cell table:style-name="Default" office:value-type="float" office:value="60.0189" calcext:value-type="float">
            <text:p>60.0189</text:p>
          </table:table-cell>
          <table:table-cell table:style-name="Default" office:value-type="float" office:value="107.88" calcext:value-type="float">
            <text:p>107.88</text:p>
          </table:table-cell>
          <table:table-cell table:style-name="Default" office:value-type="float" office:value="31.62" calcext:value-type="float">
            <text:p>31.62</text:p>
          </table:table-cell>
          <table:table-cell table:style-name="Default" office:value-type="float" office:value="16.4" calcext:value-type="float">
            <text:p>16.4</text:p>
          </table:table-cell>
          <table:table-cell table:style-name="Default" office:value-type="float" office:value="178.14" calcext:value-type="float">
            <text:p>178.14</text:p>
          </table:table-cell>
          <table:table-cell table:style-name="Default" office:value-type="float" office:value="334.04" calcext:value-type="float">
            <text:p>334.04</text:p>
          </table:table-cell>
          <table:table-cell table:style-name="Default" office:value-type="float" office:value="32.2955" calcext:value-type="float">
            <text:p>32.2955</text:p>
          </table:table-cell>
          <table:table-cell table:style-name="Default" office:value-type="float" office:value="9.46593" calcext:value-type="float">
            <text:p>9.46593</text:p>
          </table:table-cell>
          <table:table-cell table:style-name="Default" office:value-type="float" office:value="4.90959" calcext:value-type="float">
            <text:p>4.90959</text:p>
          </table:table-cell>
          <table:table-cell table:style-name="Default" office:value-type="float" office:value="53.3289" calcext:value-type="float">
            <text:p>53.3289</text:p>
          </table:table-cell>
          <table:table-cell table:style-name="Default" office:value-type="float" office:value="60.58" calcext:value-type="float">
            <text:p>60.58</text:p>
          </table:table-cell>
          <table:table-cell table:style-name="Default" office:value-type="float" office:value="64.24" calcext:value-type="float">
            <text:p>64.24</text:p>
          </table:table-cell>
          <table:table-cell table:style-name="Default" office:value-type="float" office:value="43.84" calcext:value-type="float">
            <text:p>43.84</text:p>
          </table:table-cell>
          <table:table-cell table:style-name="Default" office:value-type="float" office:value="136.4" calcext:value-type="float">
            <text:p>136.4</text:p>
          </table:table-cell>
          <table:table-cell table:style-name="Default" office:value-type="float" office:value="305.06" calcext:value-type="float">
            <text:p>305.06</text:p>
          </table:table-cell>
          <table:table-cell table:style-name="Default" office:value-type="float" office:value="19.8584" calcext:value-type="float">
            <text:p>19.8584</text:p>
          </table:table-cell>
          <table:table-cell table:style-name="Default" office:value-type="float" office:value="21.0582" calcext:value-type="float">
            <text:p>21.0582</text:p>
          </table:table-cell>
          <table:table-cell table:style-name="Default" office:value-type="float" office:value="14.3709" calcext:value-type="float">
            <text:p>14.3709</text:p>
          </table:table-cell>
          <table:table-cell table:style-name="Default" office:value-type="float" office:value="44.7125" calcext:value-type="float">
            <text:p>44.7125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99.66" calcext:value-type="float">
            <text:p>99.66</text:p>
          </table:table-cell>
          <table:table-cell table:style-name="Default" office:value-type="float" office:value="57.9" calcext:value-type="float">
            <text:p>57.9</text:p>
          </table:table-cell>
          <table:table-cell table:style-name="Default" office:value-type="float" office:value="120.8" calcext:value-type="float">
            <text:p>120.8</text:p>
          </table:table-cell>
          <table:table-cell table:style-name="Default" office:value-type="float" office:value="315.66" calcext:value-type="float">
            <text:p>315.66</text:p>
          </table:table-cell>
          <table:table-cell table:style-name="Default" office:value-type="float" office:value="11.8165" calcext:value-type="float">
            <text:p>11.8165</text:p>
          </table:table-cell>
          <table:table-cell table:style-name="Default" office:value-type="float" office:value="31.5719" calcext:value-type="float">
            <text:p>31.5719</text:p>
          </table:table-cell>
          <table:table-cell table:style-name="Default" office:value-type="float" office:value="18.3425" calcext:value-type="float">
            <text:p>18.3425</text:p>
          </table:table-cell>
          <table:table-cell table:style-name="Default" office:value-type="float" office:value="38.269" calcext:value-type="float">
            <text:p>38.269</text:p>
          </table:table-cell>
        </table:table-row>
        <table:table-row table:style-name="ro1">
          <table:table-cell table:style-name="ce10" office:value-type="string" calcext:value-type="string">
            <text:p>grubhub-13-8.tsp </text:p>
          </table:table-cell>
          <table:table-cell table:style-name="Default" office:value-type="float" office:value="124.56" calcext:value-type="float">
            <text:p>124.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6.22" calcext:value-type="float">
            <text:p>176.22</text:p>
          </table:table-cell>
          <table:table-cell table:style-name="Default" office:value-type="float" office:value="300.78" calcext:value-type="float">
            <text:p>300.78</text:p>
          </table:table-cell>
          <table:table-cell table:style-name="Default" office:value-type="float" office:value="41.4123" calcext:value-type="float">
            <text:p>41.41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5877" calcext:value-type="float">
            <text:p>58.5877</text:p>
          </table:table-cell>
          <table:table-cell table:style-name="Default" office:value-type="float" office:value="118.82" calcext:value-type="float">
            <text:p>118.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0.7" calcext:value-type="float">
            <text:p>170.7</text:p>
          </table:table-cell>
          <table:table-cell table:style-name="Default" office:value-type="float" office:value="289.52" calcext:value-type="float">
            <text:p>289.52</text:p>
          </table:table-cell>
          <table:table-cell table:style-name="Default" office:value-type="float" office:value="41.0403" calcext:value-type="float">
            <text:p>41.04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9597" calcext:value-type="float">
            <text:p>58.9597</text:p>
          </table:table-cell>
          <table:table-cell table:style-name="Default" office:value-type="float" office:value="75.18" calcext:value-type="float">
            <text:p>75.18</text:p>
          </table:table-cell>
          <table:table-cell table:style-name="Default" office:value-type="float" office:value="43.02" calcext:value-type="float">
            <text:p>43.02</text:p>
          </table:table-cell>
          <table:table-cell table:style-name="Default" office:value-type="float" office:value="18.66" calcext:value-type="float">
            <text:p>18.66</text:p>
          </table:table-cell>
          <table:table-cell table:style-name="Default" office:value-type="float" office:value="131.08" calcext:value-type="float">
            <text:p>131.08</text:p>
          </table:table-cell>
          <table:table-cell table:style-name="Default" office:value-type="float" office:value="267.94" calcext:value-type="float">
            <text:p>267.94</text:p>
          </table:table-cell>
          <table:table-cell table:style-name="Default" office:value-type="float" office:value="28.0585" calcext:value-type="float">
            <text:p>28.0585</text:p>
          </table:table-cell>
          <table:table-cell table:style-name="Default" office:value-type="float" office:value="16.0558" calcext:value-type="float">
            <text:p>16.0558</text:p>
          </table:table-cell>
          <table:table-cell table:style-name="Default" office:value-type="float" office:value="6.96425" calcext:value-type="float">
            <text:p>6.96425</text:p>
          </table:table-cell>
          <table:table-cell table:style-name="Default" office:value-type="float" office:value="48.9214" calcext:value-type="float">
            <text:p>48.9214</text:p>
          </table:table-cell>
          <table:table-cell table:style-name="Default" office:value-type="float" office:value="49.24" calcext:value-type="float">
            <text:p>49.24</text:p>
          </table:table-cell>
          <table:table-cell table:style-name="Default" office:value-type="float" office:value="55.96" calcext:value-type="float">
            <text:p>55.96</text:p>
          </table:table-cell>
          <table:table-cell table:style-name="Default" office:value-type="float" office:value="35.38" calcext:value-type="float">
            <text:p>35.38</text:p>
          </table:table-cell>
          <table:table-cell table:style-name="Default" office:value-type="float" office:value="114.9" calcext:value-type="float">
            <text:p>114.9</text:p>
          </table:table-cell>
          <table:table-cell table:style-name="Default" office:value-type="float" office:value="255.48" calcext:value-type="float">
            <text:p>255.48</text:p>
          </table:table-cell>
          <table:table-cell table:style-name="Default" office:value-type="float" office:value="19.2735" calcext:value-type="float">
            <text:p>19.2735</text:p>
          </table:table-cell>
          <table:table-cell table:style-name="Default" office:value-type="float" office:value="21.9039" calcext:value-type="float">
            <text:p>21.9039</text:p>
          </table:table-cell>
          <table:table-cell table:style-name="Default" office:value-type="float" office:value="13.8484" calcext:value-type="float">
            <text:p>13.8484</text:p>
          </table:table-cell>
          <table:table-cell table:style-name="Default" office:value-type="float" office:value="44.9742" calcext:value-type="float">
            <text:p>44.9742</text:p>
          </table:table-cell>
        </table:table-row>
        <table:table-row table:style-name="ro1">
          <table:table-cell table:style-name="ce10" office:value-type="string" calcext:value-type="string">
            <text:p>grubhub-13-9.tsp </text:p>
          </table:table-cell>
          <table:table-cell table:style-name="Default" office:value-type="float" office:value="102.38" calcext:value-type="float">
            <text:p>102.38</text:p>
          </table:table-cell>
          <table:table-cell table:style-name="Default" office:value-type="float" office:value="10.02" calcext:value-type="float">
            <text:p>10.02</text:p>
          </table:table-cell>
          <table:table-cell table:style-name="Default" office:value-type="float" office:value="9.74" calcext:value-type="float">
            <text:p>9.7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257.14" calcext:value-type="float">
            <text:p>257.14</text:p>
          </table:table-cell>
          <table:table-cell table:style-name="Default" office:value-type="float" office:value="39.8149" calcext:value-type="float">
            <text:p>39.8149</text:p>
          </table:table-cell>
          <table:table-cell table:style-name="Default" office:value-type="float" office:value="3.89671" calcext:value-type="float">
            <text:p>3.89671</text:p>
          </table:table-cell>
          <table:table-cell table:style-name="Default" office:value-type="float" office:value="3.78782" calcext:value-type="float">
            <text:p>3.78782</text:p>
          </table:table-cell>
          <table:table-cell table:style-name="Default" office:value-type="float" office:value="52.5006" calcext:value-type="float">
            <text:p>52.5006</text:p>
          </table:table-cell>
          <table:table-cell table:style-name="Default" office:value-type="float" office:value="83.24" calcext:value-type="float">
            <text:p>83.24</text:p>
          </table:table-cell>
          <table:table-cell table:style-name="Default" office:value-type="float" office:value="39.18" calcext:value-type="float">
            <text:p>39.18</text:p>
          </table:table-cell>
          <table:table-cell table:style-name="Default" office:value-type="float" office:value="18.16" calcext:value-type="float">
            <text:p>18.16</text:p>
          </table:table-cell>
          <table:table-cell table:style-name="Default" office:value-type="float" office:value="125.44" calcext:value-type="float">
            <text:p>125.44</text:p>
          </table:table-cell>
          <table:table-cell table:style-name="Default" office:value-type="float" office:value="266.02" calcext:value-type="float">
            <text:p>266.02</text:p>
          </table:table-cell>
          <table:table-cell table:style-name="Default" office:value-type="float" office:value="31.2909" calcext:value-type="float">
            <text:p>31.2909</text:p>
          </table:table-cell>
          <table:table-cell table:style-name="Default" office:value-type="float" office:value="14.7282" calcext:value-type="float">
            <text:p>14.7282</text:p>
          </table:table-cell>
          <table:table-cell table:style-name="Default" office:value-type="float" office:value="6.82655" calcext:value-type="float">
            <text:p>6.82655</text:p>
          </table:table-cell>
          <table:table-cell table:style-name="Default" office:value-type="float" office:value="47.1543" calcext:value-type="float">
            <text:p>47.1543</text:p>
          </table:table-cell>
          <table:table-cell table:style-name="Default" office:value-type="float" office:value="62.16" calcext:value-type="float">
            <text:p>62.16</text:p>
          </table:table-cell>
          <table:table-cell table:style-name="Default" office:value-type="float" office:value="62.6" calcext:value-type="float">
            <text:p>62.6</text:p>
          </table:table-cell>
          <table:table-cell table:style-name="Default" office:value-type="float" office:value="21.44" calcext:value-type="float">
            <text:p>21.44</text:p>
          </table:table-cell>
          <table:table-cell table:style-name="Default" office:value-type="float" office:value="103.74" calcext:value-type="float">
            <text:p>103.74</text:p>
          </table:table-cell>
          <table:table-cell table:style-name="Default" office:value-type="float" office:value="249.94" calcext:value-type="float">
            <text:p>249.94</text:p>
          </table:table-cell>
          <table:table-cell table:style-name="Default" office:value-type="float" office:value="24.87" calcext:value-type="float">
            <text:p>24.87</text:p>
          </table:table-cell>
          <table:table-cell table:style-name="Default" office:value-type="float" office:value="25.046" calcext:value-type="float">
            <text:p>25.046</text:p>
          </table:table-cell>
          <table:table-cell table:style-name="Default" office:value-type="float" office:value="8.57806" calcext:value-type="float">
            <text:p>8.57806</text:p>
          </table:table-cell>
          <table:table-cell table:style-name="Default" office:value-type="float" office:value="41.506" calcext:value-type="float">
            <text:p>41.506</text:p>
          </table:table-cell>
          <table:table-cell table:style-name="Default" office:value-type="float" office:value="35.22" calcext:value-type="float">
            <text:p>35.22</text:p>
          </table:table-cell>
          <table:table-cell table:style-name="Default" office:value-type="float" office:value="83.04" calcext:value-type="float">
            <text:p>83.04</text:p>
          </table:table-cell>
          <table:table-cell table:style-name="Default" office:value-type="float" office:value="29.9" calcext:value-type="float">
            <text:p>29.9</text:p>
          </table:table-cell>
          <table:table-cell table:style-name="Default" office:value-type="float" office:value="80.02" calcext:value-type="float">
            <text:p>80.02</text:p>
          </table:table-cell>
          <table:table-cell table:style-name="Default" office:value-type="float" office:value="228.18" calcext:value-type="float">
            <text:p>228.18</text:p>
          </table:table-cell>
          <table:table-cell table:style-name="Default" office:value-type="float" office:value="15.4352" calcext:value-type="float">
            <text:p>15.4352</text:p>
          </table:table-cell>
          <table:table-cell table:style-name="Default" office:value-type="float" office:value="36.3923" calcext:value-type="float">
            <text:p>36.3923</text:p>
          </table:table-cell>
          <table:table-cell table:style-name="Default" office:value-type="float" office:value="13.1037" calcext:value-type="float">
            <text:p>13.1037</text:p>
          </table:table-cell>
          <table:table-cell table:style-name="Default" office:value-type="float" office:value="35.0688" calcext:value-type="float">
            <text:p>35.0688</text:p>
          </table:table-cell>
        </table:table-row>
        <table:table-row table:style-name="ro1">
          <table:table-cell table:style-name="ce10" office:value-type="string" calcext:value-type="string">
            <text:p>grubhub-14-0.tsp </text:p>
          </table:table-cell>
          <table:table-cell table:style-name="Default" office:value-type="float" office:value="125.22" calcext:value-type="float">
            <text:p>125.22</text:p>
          </table:table-cell>
          <table:table-cell table:style-name="Default" office:value-type="float" office:value="8.86" calcext:value-type="float">
            <text:p>8.86</text:p>
          </table:table-cell>
          <table:table-cell table:style-name="Default" office:value-type="float" office:value="2.06" calcext:value-type="float">
            <text:p>2.06</text:p>
          </table:table-cell>
          <table:table-cell table:style-name="Default" office:value-type="float" office:value="214.54" calcext:value-type="float">
            <text:p>214.54</text:p>
          </table:table-cell>
          <table:table-cell table:style-name="Default" office:value-type="float" office:value="350.68" calcext:value-type="float">
            <text:p>350.68</text:p>
          </table:table-cell>
          <table:table-cell table:style-name="Default" office:value-type="float" office:value="35.7078" calcext:value-type="float">
            <text:p>35.7078</text:p>
          </table:table-cell>
          <table:table-cell table:style-name="Default" office:value-type="float" office:value="2.52652" calcext:value-type="float">
            <text:p>2.52652</text:p>
          </table:table-cell>
          <table:table-cell table:style-name="Default" office:value-type="float" office:value="0.58743" calcext:value-type="float">
            <text:p>0.58743</text:p>
          </table:table-cell>
          <table:table-cell table:style-name="Default" office:value-type="float" office:value="61.1783" calcext:value-type="float">
            <text:p>61.1783</text:p>
          </table:table-cell>
          <table:table-cell table:style-name="Default" office:value-type="float" office:value="78.96" calcext:value-type="float">
            <text:p>78.96</text:p>
          </table:table-cell>
          <table:table-cell table:style-name="Default" office:value-type="float" office:value="50.92" calcext:value-type="float">
            <text:p>50.92</text:p>
          </table:table-cell>
          <table:table-cell table:style-name="Default" office:value-type="float" office:value="21.4" calcext:value-type="float">
            <text:p>21.4</text:p>
          </table:table-cell>
          <table:table-cell table:style-name="Default" office:value-type="float" office:value="183.02" calcext:value-type="float">
            <text:p>183.02</text:p>
          </table:table-cell>
          <table:table-cell table:style-name="Default" office:value-type="float" office:value="334.3" calcext:value-type="float">
            <text:p>334.3</text:p>
          </table:table-cell>
          <table:table-cell table:style-name="Default" office:value-type="float" office:value="23.6195" calcext:value-type="float">
            <text:p>23.6195</text:p>
          </table:table-cell>
          <table:table-cell table:style-name="Default" office:value-type="float" office:value="15.2318" calcext:value-type="float">
            <text:p>15.2318</text:p>
          </table:table-cell>
          <table:table-cell table:style-name="Default" office:value-type="float" office:value="6.40144" calcext:value-type="float">
            <text:p>6.40144</text:p>
          </table:table-cell>
          <table:table-cell table:style-name="Default" office:value-type="float" office:value="54.7472" calcext:value-type="float">
            <text:p>54.7472</text:p>
          </table:table-cell>
          <table:table-cell table:style-name="Default" office:value-type="float" office:value="68.04" calcext:value-type="float">
            <text:p>68.04</text:p>
          </table:table-cell>
          <table:table-cell table:style-name="Default" office:value-type="float" office:value="68.6" calcext:value-type="float">
            <text:p>68.6</text:p>
          </table:table-cell>
          <table:table-cell table:style-name="Default" office:value-type="float" office:value="30.26" calcext:value-type="float">
            <text:p>30.26</text:p>
          </table:table-cell>
          <table:table-cell table:style-name="Default" office:value-type="float" office:value="148.9" calcext:value-type="float">
            <text:p>148.9</text:p>
          </table:table-cell>
          <table:table-cell table:style-name="Default" office:value-type="float" office:value="315.8" calcext:value-type="float">
            <text:p>315.8</text:p>
          </table:table-cell>
          <table:table-cell table:style-name="Default" office:value-type="float" office:value="21.5453" calcext:value-type="float">
            <text:p>21.5453</text:p>
          </table:table-cell>
          <table:table-cell table:style-name="Default" office:value-type="float" office:value="21.7226" calcext:value-type="float">
            <text:p>21.7226</text:p>
          </table:table-cell>
          <table:table-cell table:style-name="Default" office:value-type="float" office:value="9.58201" calcext:value-type="float">
            <text:p>9.58201</text:p>
          </table:table-cell>
          <table:table-cell table:style-name="Default" office:value-type="float" office:value="47.1501" calcext:value-type="float">
            <text:p>47.1501</text:p>
          </table:table-cell>
          <table:table-cell table:style-name="Default" office:value-type="float" office:value="40.88" calcext:value-type="float">
            <text:p>40.88</text:p>
          </table:table-cell>
          <table:table-cell table:style-name="Default" office:value-type="float" office:value="55.1" calcext:value-type="float">
            <text:p>55.1</text:p>
          </table:table-cell>
          <table:table-cell table:style-name="Default" office:value-type="float" office:value="30.26" calcext:value-type="float">
            <text:p>30.26</text:p>
          </table:table-cell>
          <table:table-cell table:style-name="Default" office:value-type="float" office:value="120.88" calcext:value-type="float">
            <text:p>120.88</text:p>
          </table:table-cell>
          <table:table-cell table:style-name="Default" office:value-type="float" office:value="247.12" calcext:value-type="float">
            <text:p>247.12</text:p>
          </table:table-cell>
          <table:table-cell table:style-name="Default" office:value-type="float" office:value="16.5426" calcext:value-type="float">
            <text:p>16.5426</text:p>
          </table:table-cell>
          <table:table-cell table:style-name="Default" office:value-type="float" office:value="22.2969" calcext:value-type="float">
            <text:p>22.2969</text:p>
          </table:table-cell>
          <table:table-cell table:style-name="Default" office:value-type="float" office:value="12.2451" calcext:value-type="float">
            <text:p>12.2451</text:p>
          </table:table-cell>
          <table:table-cell table:style-name="Default" office:value-type="float" office:value="48.9155" calcext:value-type="float">
            <text:p>48.9155</text:p>
          </table:table-cell>
        </table:table-row>
        <table:table-row table:style-name="ro1">
          <table:table-cell table:style-name="ce10" office:value-type="string" calcext:value-type="string">
            <text:p>grubhub-14-1.tsp </text:p>
          </table:table-cell>
          <table:table-cell table:style-name="Default" office:value-type="float" office:value="123.1" calcext:value-type="float">
            <text:p>123.1</text:p>
          </table:table-cell>
          <table:table-cell table:style-name="Default" office:value-type="float" office:value="22.82" calcext:value-type="float">
            <text:p>22.82</text:p>
          </table:table-cell>
          <table:table-cell table:style-name="Default" office:value-type="float" office:value="12.24" calcext:value-type="float">
            <text:p>12.24</text:p>
          </table:table-cell>
          <table:table-cell table:style-name="Default" office:value-type="float" office:value="167.96" calcext:value-type="float">
            <text:p>167.96</text:p>
          </table:table-cell>
          <table:table-cell table:style-name="Default" office:value-type="float" office:value="326.12" calcext:value-type="float">
            <text:p>326.12</text:p>
          </table:table-cell>
          <table:table-cell table:style-name="Default" office:value-type="float" office:value="37.7468" calcext:value-type="float">
            <text:p>37.7468</text:p>
          </table:table-cell>
          <table:table-cell table:style-name="Default" office:value-type="float" office:value="6.99742" calcext:value-type="float">
            <text:p>6.99742</text:p>
          </table:table-cell>
          <table:table-cell table:style-name="Default" office:value-type="float" office:value="3.75322" calcext:value-type="float">
            <text:p>3.75322</text:p>
          </table:table-cell>
          <table:table-cell table:style-name="Default" office:value-type="float" office:value="51.5025" calcext:value-type="float">
            <text:p>51.5025</text:p>
          </table:table-cell>
          <table:table-cell table:style-name="Default" office:value-type="float" office:value="85.98" calcext:value-type="float">
            <text:p>85.98</text:p>
          </table:table-cell>
          <table:table-cell table:style-name="Default" office:value-type="float" office:value="49.64" calcext:value-type="float">
            <text:p>49.64</text:p>
          </table:table-cell>
          <table:table-cell table:style-name="Default" office:value-type="float" office:value="28.38" calcext:value-type="float">
            <text:p>28.38</text:p>
          </table:table-cell>
          <table:table-cell table:style-name="Default" office:value-type="float" office:value="137.82" calcext:value-type="float">
            <text:p>137.82</text:p>
          </table:table-cell>
          <table:table-cell table:style-name="Default" office:value-type="float" office:value="301.82" calcext:value-type="float">
            <text:p>301.82</text:p>
          </table:table-cell>
          <table:table-cell table:style-name="Default" office:value-type="float" office:value="28.4872" calcext:value-type="float">
            <text:p>28.4872</text:p>
          </table:table-cell>
          <table:table-cell table:style-name="Default" office:value-type="float" office:value="16.4469" calcext:value-type="float">
            <text:p>16.4469</text:p>
          </table:table-cell>
          <table:table-cell table:style-name="Default" office:value-type="float" office:value="9.40296" calcext:value-type="float">
            <text:p>9.40296</text:p>
          </table:table-cell>
          <table:table-cell table:style-name="Default" office:value-type="float" office:value="45.663" calcext:value-type="float">
            <text:p>45.663</text:p>
          </table:table-cell>
          <table:table-cell table:style-name="Default" office:value-type="float" office:value="62.6" calcext:value-type="float">
            <text:p>62.6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41.9" calcext:value-type="float">
            <text:p>41.9</text:p>
          </table:table-cell>
          <table:table-cell table:style-name="Default" office:value-type="float" office:value="122.58" calcext:value-type="float">
            <text:p>122.58</text:p>
          </table:table-cell>
          <table:table-cell table:style-name="Default" office:value-type="float" office:value="296.08" calcext:value-type="float">
            <text:p>296.08</text:p>
          </table:table-cell>
          <table:table-cell table:style-name="Default" office:value-type="float" office:value="21.1429" calcext:value-type="float">
            <text:p>21.1429</text:p>
          </table:table-cell>
          <table:table-cell table:style-name="Default" office:value-type="float" office:value="23.3045" calcext:value-type="float">
            <text:p>23.3045</text:p>
          </table:table-cell>
          <table:table-cell table:style-name="Default" office:value-type="float" office:value="14.1516" calcext:value-type="float">
            <text:p>14.1516</text:p>
          </table:table-cell>
          <table:table-cell table:style-name="Default" office:value-type="float" office:value="41.401" calcext:value-type="float">
            <text:p>41.401</text:p>
          </table:table-cell>
          <table:table-cell table:style-name="Default" office:value-type="float" office:value="51.74" calcext:value-type="float">
            <text:p>51.74</text:p>
          </table:table-cell>
          <table:table-cell table:style-name="Default" office:value-type="float" office:value="74.68" calcext:value-type="float">
            <text:p>74.68</text:p>
          </table:table-cell>
          <table:table-cell table:style-name="Default" office:value-type="float" office:value="41.9" calcext:value-type="float">
            <text:p>41.9</text:p>
          </table:table-cell>
          <table:table-cell table:style-name="Default" office:value-type="float" office:value="76.12" calcext:value-type="float">
            <text:p>76.12</text:p>
          </table:table-cell>
          <table:table-cell table:style-name="Default" office:value-type="float" office:value="244.44" calcext:value-type="float">
            <text:p>244.44</text:p>
          </table:table-cell>
          <table:table-cell table:style-name="Default" office:value-type="float" office:value="21.1667" calcext:value-type="float">
            <text:p>21.1667</text:p>
          </table:table-cell>
          <table:table-cell table:style-name="Default" office:value-type="float" office:value="30.5515" calcext:value-type="float">
            <text:p>30.5515</text:p>
          </table:table-cell>
          <table:table-cell table:style-name="Default" office:value-type="float" office:value="17.1412" calcext:value-type="float">
            <text:p>17.1412</text:p>
          </table:table-cell>
          <table:table-cell table:style-name="Default" office:value-type="float" office:value="31.1406" calcext:value-type="float">
            <text:p>31.1406</text:p>
          </table:table-cell>
        </table:table-row>
        <table:table-row table:style-name="ro1">
          <table:table-cell table:style-name="ce10" office:value-type="string" calcext:value-type="string">
            <text:p>grubhub-14-2.tsp </text:p>
          </table:table-cell>
          <table:table-cell table:style-name="Default" office:value-type="float" office:value="143.5" calcext:value-type="float">
            <text:p>143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34.48" calcext:value-type="float">
            <text:p>234.48</text:p>
          </table:table-cell>
          <table:table-cell table:style-name="Default" office:value-type="float" office:value="377.98" calcext:value-type="float">
            <text:p>377.98</text:p>
          </table:table-cell>
          <table:table-cell table:style-name="Default" office:value-type="float" office:value="37.965" calcext:value-type="float">
            <text:p>37.9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035" calcext:value-type="float">
            <text:p>62.035</text:p>
          </table:table-cell>
          <table:table-cell table:style-name="Default" office:value-type="float" office:value="112.92" calcext:value-type="float">
            <text:p>112.92</text:p>
          </table:table-cell>
          <table:table-cell table:style-name="Default" office:value-type="float" office:value="46.12" calcext:value-type="float">
            <text:p>46.12</text:p>
          </table:table-cell>
          <table:table-cell table:style-name="Default" office:value-type="float" office:value="15.42" calcext:value-type="float">
            <text:p>15.42</text:p>
          </table:table-cell>
          <table:table-cell table:style-name="Default" office:value-type="float" office:value="171.78" calcext:value-type="float">
            <text:p>171.78</text:p>
          </table:table-cell>
          <table:table-cell table:style-name="Default" office:value-type="float" office:value="346.24" calcext:value-type="float">
            <text:p>346.24</text:p>
          </table:table-cell>
          <table:table-cell table:style-name="Default" office:value-type="float" office:value="32.6132" calcext:value-type="float">
            <text:p>32.6132</text:p>
          </table:table-cell>
          <table:table-cell table:style-name="Default" office:value-type="float" office:value="13.3202" calcext:value-type="float">
            <text:p>13.3202</text:p>
          </table:table-cell>
          <table:table-cell table:style-name="Default" office:value-type="float" office:value="4.45356" calcext:value-type="float">
            <text:p>4.45356</text:p>
          </table:table-cell>
          <table:table-cell table:style-name="Default" office:value-type="float" office:value="49.613" calcext:value-type="float">
            <text:p>49.613</text:p>
          </table:table-cell>
          <table:table-cell table:style-name="Default" office:value-type="float" office:value="106.84" calcext:value-type="float">
            <text:p>106.84</text:p>
          </table:table-cell>
          <table:table-cell table:style-name="Default" office:value-type="float" office:value="46.12" calcext:value-type="float">
            <text:p>46.12</text:p>
          </table:table-cell>
          <table:table-cell table:style-name="Default" office:value-type="float" office:value="15.42" calcext:value-type="float">
            <text:p>15.42</text:p>
          </table:table-cell>
          <table:table-cell table:style-name="Default" office:value-type="float" office:value="166.88" calcext:value-type="float">
            <text:p>166.88</text:p>
          </table:table-cell>
          <table:table-cell table:style-name="Default" office:value-type="float" office:value="335.26" calcext:value-type="float">
            <text:p>335.26</text:p>
          </table:table-cell>
          <table:table-cell table:style-name="Default" office:value-type="float" office:value="31.8678" calcext:value-type="float">
            <text:p>31.8678</text:p>
          </table:table-cell>
          <table:table-cell table:style-name="Default" office:value-type="float" office:value="13.7565" calcext:value-type="float">
            <text:p>13.7565</text:p>
          </table:table-cell>
          <table:table-cell table:style-name="Default" office:value-type="float" office:value="4.59942" calcext:value-type="float">
            <text:p>4.59942</text:p>
          </table:table-cell>
          <table:table-cell table:style-name="Default" office:value-type="float" office:value="49.7763" calcext:value-type="float">
            <text:p>49.7763</text:p>
          </table:table-cell>
          <table:table-cell table:style-name="Default" office:value-type="float" office:value="71.86" calcext:value-type="float">
            <text:p>71.86</text:p>
          </table:table-cell>
          <table:table-cell table:style-name="Default" office:value-type="float" office:value="47.44" calcext:value-type="float">
            <text:p>47.44</text:p>
          </table:table-cell>
          <table:table-cell table:style-name="Default" office:value-type="float" office:value="39.4" calcext:value-type="float">
            <text:p>39.4</text:p>
          </table:table-cell>
          <table:table-cell table:style-name="Default" office:value-type="float" office:value="148.38" calcext:value-type="float">
            <text:p>148.38</text:p>
          </table:table-cell>
          <table:table-cell table:style-name="Default" office:value-type="float" office:value="307.08" calcext:value-type="float">
            <text:p>307.08</text:p>
          </table:table-cell>
          <table:table-cell table:style-name="Default" office:value-type="float" office:value="23.4011" calcext:value-type="float">
            <text:p>23.4011</text:p>
          </table:table-cell>
          <table:table-cell table:style-name="Default" office:value-type="float" office:value="15.4487" calcext:value-type="float">
            <text:p>15.4487</text:p>
          </table:table-cell>
          <table:table-cell table:style-name="Default" office:value-type="float" office:value="12.8305" calcext:value-type="float">
            <text:p>12.8305</text:p>
          </table:table-cell>
          <table:table-cell table:style-name="Default" office:value-type="float" office:value="48.3197" calcext:value-type="float">
            <text:p>48.3197</text:p>
          </table:table-cell>
        </table:table-row>
        <table:table-row table:style-name="ro1">
          <table:table-cell table:style-name="ce10" office:value-type="string" calcext:value-type="string">
            <text:p>grubhub-14-3.tsp </text:p>
          </table:table-cell>
          <table:table-cell table:style-name="Default" office:value-type="float" office:value="134.42" calcext:value-type="float">
            <text:p>134.42</text:p>
          </table:table-cell>
          <table:table-cell table:style-name="Default" office:value-type="float" office:value="7.78" calcext:value-type="float">
            <text:p>7.78</text:p>
          </table:table-cell>
          <table:table-cell table:style-name="Default" office:value-type="float" office:value="12.38" calcext:value-type="float">
            <text:p>12.38</text:p>
          </table:table-cell>
          <table:table-cell table:style-name="Default" office:value-type="float" office:value="200.82" calcext:value-type="float">
            <text:p>200.82</text:p>
          </table:table-cell>
          <table:table-cell table:style-name="Default" office:value-type="float" office:value="355.4" calcext:value-type="float">
            <text:p>355.4</text:p>
          </table:table-cell>
          <table:table-cell table:style-name="Default" office:value-type="float" office:value="37.8222" calcext:value-type="float">
            <text:p>37.8222</text:p>
          </table:table-cell>
          <table:table-cell table:style-name="Default" office:value-type="float" office:value="2.18908" calcext:value-type="float">
            <text:p>2.18908</text:p>
          </table:table-cell>
          <table:table-cell table:style-name="Default" office:value-type="float" office:value="3.4834" calcext:value-type="float">
            <text:p>3.4834</text:p>
          </table:table-cell>
          <table:table-cell table:style-name="Default" office:value-type="float" office:value="56.5053" calcext:value-type="float">
            <text:p>56.5053</text:p>
          </table:table-cell>
          <table:table-cell table:style-name="Default" office:value-type="float" office:value="79.1" calcext:value-type="float">
            <text:p>79.1</text:p>
          </table:table-cell>
          <table:table-cell table:style-name="Default" office:value-type="float" office:value="62.14" calcext:value-type="float">
            <text:p>62.14</text:p>
          </table:table-cell>
          <table:table-cell table:style-name="Default" office:value-type="float" office:value="40.72" calcext:value-type="float">
            <text:p>40.72</text:p>
          </table:table-cell>
          <table:table-cell table:style-name="Default" office:value-type="float" office:value="157.06" calcext:value-type="float">
            <text:p>157.06</text:p>
          </table:table-cell>
          <table:table-cell table:style-name="Default" office:value-type="float" office:value="339.02" calcext:value-type="float">
            <text:p>339.02</text:p>
          </table:table-cell>
          <table:table-cell table:style-name="Default" office:value-type="float" office:value="23.332" calcext:value-type="float">
            <text:p>23.332</text:p>
          </table:table-cell>
          <table:table-cell table:style-name="Default" office:value-type="float" office:value="18.3293" calcext:value-type="float">
            <text:p>18.3293</text:p>
          </table:table-cell>
          <table:table-cell table:style-name="Default" office:value-type="float" office:value="12.0111" calcext:value-type="float">
            <text:p>12.0111</text:p>
          </table:table-cell>
          <table:table-cell table:style-name="Default" office:value-type="float" office:value="46.3277" calcext:value-type="float">
            <text:p>46.3277</text:p>
          </table:table-cell>
          <table:table-cell table:style-name="Default" office:value-type="float" office:value="72.32" calcext:value-type="float">
            <text:p>72.32</text:p>
          </table:table-cell>
          <table:table-cell table:style-name="Default" office:value-type="float" office:value="62.14" calcext:value-type="float">
            <text:p>62.14</text:p>
          </table:table-cell>
          <table:table-cell table:style-name="Default" office:value-type="float" office:value="40.72" calcext:value-type="float">
            <text:p>40.72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321.18" calcext:value-type="float">
            <text:p>321.18</text:p>
          </table:table-cell>
          <table:table-cell table:style-name="Default" office:value-type="float" office:value="22.517" calcext:value-type="float">
            <text:p>22.517</text:p>
          </table:table-cell>
          <table:table-cell table:style-name="Default" office:value-type="float" office:value="19.3474" calcext:value-type="float">
            <text:p>19.3474</text:p>
          </table:table-cell>
          <table:table-cell table:style-name="Default" office:value-type="float" office:value="12.6782" calcext:value-type="float">
            <text:p>12.6782</text:p>
          </table:table-cell>
          <table:table-cell table:style-name="Default" office:value-type="float" office:value="45.4574" calcext:value-type="float">
            <text:p>45.4574</text:p>
          </table:table-cell>
          <table:table-cell table:style-name="Default" office:value-type="float" office:value="59.9" calcext:value-type="float">
            <text:p>59.9</text:p>
          </table:table-cell>
          <table:table-cell table:style-name="Default" office:value-type="float" office:value="73.06" calcext:value-type="float">
            <text:p>73.06</text:p>
          </table:table-cell>
          <table:table-cell table:style-name="Default" office:value-type="float" office:value="37.22" calcext:value-type="float">
            <text:p>37.22</text:p>
          </table:table-cell>
          <table:table-cell table:style-name="Default" office:value-type="float" office:value="122.46" calcext:value-type="float">
            <text:p>122.46</text:p>
          </table:table-cell>
          <table:table-cell table:style-name="Default" office:value-type="float" office:value="292.64" calcext:value-type="float">
            <text:p>292.64</text:p>
          </table:table-cell>
          <table:table-cell table:style-name="Default" office:value-type="float" office:value="20.4688" calcext:value-type="float">
            <text:p>20.4688</text:p>
          </table:table-cell>
          <table:table-cell table:style-name="Default" office:value-type="float" office:value="24.9658" calcext:value-type="float">
            <text:p>24.9658</text:p>
          </table:table-cell>
          <table:table-cell table:style-name="Default" office:value-type="float" office:value="12.7187" calcext:value-type="float">
            <text:p>12.7187</text:p>
          </table:table-cell>
          <table:table-cell table:style-name="Default" office:value-type="float" office:value="41.8466" calcext:value-type="float">
            <text:p>41.8466</text:p>
          </table:table-cell>
        </table:table-row>
        <table:table-row table:style-name="ro1">
          <table:table-cell table:style-name="ce10" office:value-type="string" calcext:value-type="string">
            <text:p>grubhub-14-4.tsp </text:p>
          </table:table-cell>
          <table:table-cell table:style-name="Default" office:value-type="float" office:value="149.5" calcext:value-type="float">
            <text:p>149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7.26" calcext:value-type="float">
            <text:p>207.26</text:p>
          </table:table-cell>
          <table:table-cell table:style-name="Default" office:value-type="float" office:value="356.76" calcext:value-type="float">
            <text:p>356.76</text:p>
          </table:table-cell>
          <table:table-cell table:style-name="Default" office:value-type="float" office:value="41.9049" calcext:value-type="float">
            <text:p>41.90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0951" calcext:value-type="float">
            <text:p>58.0951</text:p>
          </table:table-cell>
          <table:table-cell table:style-name="Default" office:value-type="float" office:value="96.92" calcext:value-type="float">
            <text:p>96.92</text:p>
          </table:table-cell>
          <table:table-cell table:style-name="Default" office:value-type="float" office:value="34.72" calcext:value-type="float">
            <text:p>34.72</text:p>
          </table:table-cell>
          <table:table-cell table:style-name="Default" office:value-type="float" office:value="24.72" calcext:value-type="float">
            <text:p>24.72</text:p>
          </table:table-cell>
          <table:table-cell table:style-name="Default" office:value-type="float" office:value="170.32" calcext:value-type="float">
            <text:p>170.32</text:p>
          </table:table-cell>
          <table:table-cell table:style-name="Default" office:value-type="float" office:value="326.68" calcext:value-type="float">
            <text:p>326.68</text:p>
          </table:table-cell>
          <table:table-cell table:style-name="Default" office:value-type="float" office:value="29.6682" calcext:value-type="float">
            <text:p>29.6682</text:p>
          </table:table-cell>
          <table:table-cell table:style-name="Default" office:value-type="float" office:value="10.6281" calcext:value-type="float">
            <text:p>10.6281</text:p>
          </table:table-cell>
          <table:table-cell table:style-name="Default" office:value-type="float" office:value="7.56704" calcext:value-type="float">
            <text:p>7.56704</text:p>
          </table:table-cell>
          <table:table-cell table:style-name="Default" office:value-type="float" office:value="52.1366" calcext:value-type="float">
            <text:p>52.1366</text:p>
          </table:table-cell>
          <table:table-cell table:style-name="Default" office:value-type="float" office:value="78.6" calcext:value-type="float">
            <text:p>78.6</text:p>
          </table:table-cell>
          <table:table-cell table:style-name="Default" office:value-type="float" office:value="45.72" calcext:value-type="float">
            <text:p>45.72</text:p>
          </table:table-cell>
          <table:table-cell table:style-name="Default" office:value-type="float" office:value="29.94" calcext:value-type="float">
            <text:p>29.94</text:p>
          </table:table-cell>
          <table:table-cell table:style-name="Default" office:value-type="float" office:value="124.92" calcext:value-type="float">
            <text:p>124.92</text:p>
          </table:table-cell>
          <table:table-cell table:style-name="Default" office:value-type="float" office:value="279.18" calcext:value-type="float">
            <text:p>279.18</text:p>
          </table:table-cell>
          <table:table-cell table:style-name="Default" office:value-type="float" office:value="28.1539" calcext:value-type="float">
            <text:p>28.1539</text:p>
          </table:table-cell>
          <table:table-cell table:style-name="Default" office:value-type="float" office:value="16.3765" calcext:value-type="float">
            <text:p>16.3765</text:p>
          </table:table-cell>
          <table:table-cell table:style-name="Default" office:value-type="float" office:value="10.7243" calcext:value-type="float">
            <text:p>10.7243</text:p>
          </table:table-cell>
          <table:table-cell table:style-name="Default" office:value-type="float" office:value="44.7453" calcext:value-type="float">
            <text:p>44.7453</text:p>
          </table:table-cell>
          <table:table-cell table:style-name="Default" office:value-type="float" office:value="43.12" calcext:value-type="float">
            <text:p>43.12</text:p>
          </table:table-cell>
          <table:table-cell table:style-name="Default" office:value-type="float" office:value="87.18" calcext:value-type="float">
            <text:p>87.18</text:p>
          </table:table-cell>
          <table:table-cell table:style-name="Default" office:value-type="float" office:value="45.56" calcext:value-type="float">
            <text:p>45.56</text:p>
          </table:table-cell>
          <table:table-cell table:style-name="Default" office:value-type="float" office:value="88.32" calcext:value-type="float">
            <text:p>88.32</text:p>
          </table:table-cell>
          <table:table-cell table:style-name="Default" office:value-type="float" office:value="264.18" calcext:value-type="float">
            <text:p>264.18</text:p>
          </table:table-cell>
          <table:table-cell table:style-name="Default" office:value-type="float" office:value="16.3222" calcext:value-type="float">
            <text:p>16.3222</text:p>
          </table:table-cell>
          <table:table-cell table:style-name="Default" office:value-type="float" office:value="33.0002" calcext:value-type="float">
            <text:p>33.0002</text:p>
          </table:table-cell>
          <table:table-cell table:style-name="Default" office:value-type="float" office:value="17.2458" calcext:value-type="float">
            <text:p>17.2458</text:p>
          </table:table-cell>
          <table:table-cell table:style-name="Default" office:value-type="float" office:value="33.4318" calcext:value-type="float">
            <text:p>33.4318</text:p>
          </table:table-cell>
        </table:table-row>
        <table:table-row table:style-name="ro1">
          <table:table-cell table:style-name="ce10" office:value-type="string" calcext:value-type="string">
            <text:p>grubhub-14-5.tsp </text:p>
          </table:table-cell>
          <table:table-cell table:style-name="Default" office:value-type="float" office:value="141.78" calcext:value-type="float">
            <text:p>141.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5.24" calcext:value-type="float">
            <text:p>145.24</text:p>
          </table:table-cell>
          <table:table-cell table:style-name="Default" office:value-type="float" office:value="287.02" calcext:value-type="float">
            <text:p>287.02</text:p>
          </table:table-cell>
          <table:table-cell table:style-name="Default" office:value-type="float" office:value="49.3973" calcext:value-type="float">
            <text:p>49.39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.6027" calcext:value-type="float">
            <text:p>50.6027</text:p>
          </table:table-cell>
          <table:table-cell table:style-name="Default" office:value-type="float" office:value="87.56" calcext:value-type="float">
            <text:p>87.56</text:p>
          </table:table-cell>
          <table:table-cell table:style-name="Default" office:value-type="float" office:value="43.42" calcext:value-type="float">
            <text:p>43.42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28.64" calcext:value-type="float">
            <text:p>128.64</text:p>
          </table:table-cell>
          <table:table-cell table:style-name="Default" office:value-type="float" office:value="283.62" calcext:value-type="float">
            <text:p>283.62</text:p>
          </table:table-cell>
          <table:table-cell table:style-name="Default" office:value-type="float" office:value="30.8723" calcext:value-type="float">
            <text:p>30.8723</text:p>
          </table:table-cell>
          <table:table-cell table:style-name="Default" office:value-type="float" office:value="15.3092" calcext:value-type="float">
            <text:p>15.3092</text:p>
          </table:table-cell>
          <table:table-cell table:style-name="Default" office:value-type="float" office:value="8.46203" calcext:value-type="float">
            <text:p>8.46203</text:p>
          </table:table-cell>
          <table:table-cell table:style-name="Default" office:value-type="float" office:value="45.3565" calcext:value-type="float">
            <text:p>45.3565</text:p>
          </table:table-cell>
          <table:table-cell table:style-name="Default" office:value-type="float" office:value="60.76" calcext:value-type="float">
            <text:p>60.76</text:p>
          </table:table-cell>
          <table:table-cell table:style-name="Default" office:value-type="float" office:value="66.46" calcext:value-type="float">
            <text:p>66.46</text:p>
          </table:table-cell>
          <table:table-cell table:style-name="Default" office:value-type="float" office:value="36.14" calcext:value-type="float">
            <text:p>36.14</text:p>
          </table:table-cell>
          <table:table-cell table:style-name="Default" office:value-type="float" office:value="113.78" calcext:value-type="float">
            <text:p>113.78</text:p>
          </table:table-cell>
          <table:table-cell table:style-name="Default" office:value-type="float" office:value="277.14" calcext:value-type="float">
            <text:p>277.14</text:p>
          </table:table-cell>
          <table:table-cell table:style-name="Default" office:value-type="float" office:value="21.9239" calcext:value-type="float">
            <text:p>21.9239</text:p>
          </table:table-cell>
          <table:table-cell table:style-name="Default" office:value-type="float" office:value="23.9807" calcext:value-type="float">
            <text:p>23.9807</text:p>
          </table:table-cell>
          <table:table-cell table:style-name="Default" office:value-type="float" office:value="13.0403" calcext:value-type="float">
            <text:p>13.0403</text:p>
          </table:table-cell>
          <table:table-cell table:style-name="Default" office:value-type="float" office:value="41.0551" calcext:value-type="float">
            <text:p>41.0551</text:p>
          </table:table-cell>
          <table:table-cell table:style-name="Default" office:value-type="float" office:value="28.7" calcext:value-type="float">
            <text:p>28.7</text:p>
          </table:table-cell>
          <table:table-cell table:style-name="Default" office:value-type="float" office:value="92.7" calcext:value-type="float">
            <text:p>92.7</text:p>
          </table:table-cell>
          <table:table-cell table:style-name="Default" office:value-type="float" office:value="47.56" calcext:value-type="float">
            <text:p>47.56</text:p>
          </table:table-cell>
          <table:table-cell table:style-name="Default" office:value-type="float" office:value="96.4" calcext:value-type="float">
            <text:p>96.4</text:p>
          </table:table-cell>
          <table:table-cell table:style-name="Default" office:value-type="float" office:value="265.36" calcext:value-type="float">
            <text:p>265.36</text:p>
          </table:table-cell>
          <table:table-cell table:style-name="Default" office:value-type="float" office:value="10.8155" calcext:value-type="float">
            <text:p>10.8155</text:p>
          </table:table-cell>
          <table:table-cell table:style-name="Default" office:value-type="float" office:value="34.9337" calcext:value-type="float">
            <text:p>34.9337</text:p>
          </table:table-cell>
          <table:table-cell table:style-name="Default" office:value-type="float" office:value="17.9228" calcext:value-type="float">
            <text:p>17.9228</text:p>
          </table:table-cell>
          <table:table-cell table:style-name="Default" office:value-type="float" office:value="36.328" calcext:value-type="float">
            <text:p>36.328</text:p>
          </table:table-cell>
        </table:table-row>
        <table:table-row table:style-name="ro1">
          <table:table-cell table:style-name="ce10" office:value-type="string" calcext:value-type="string">
            <text:p>grubhub-14-6.tsp </text:p>
          </table:table-cell>
          <table:table-cell table:style-name="Default" office:value-type="float" office:value="146.96" calcext:value-type="float">
            <text:p>146.96</text:p>
          </table:table-cell>
          <table:table-cell table:style-name="Default" office:value-type="float" office:value="15.42" calcext:value-type="float">
            <text:p>15.42</text:p>
          </table:table-cell>
          <table:table-cell table:style-name="Default" office:value-type="float" office:value="10.38" calcext:value-type="float">
            <text:p>10.38</text:p>
          </table:table-cell>
          <table:table-cell table:style-name="Default" office:value-type="float" office:value="192.44" calcext:value-type="float">
            <text:p>192.44</text:p>
          </table:table-cell>
          <table:table-cell table:style-name="Default" office:value-type="float" office:value="365.2" calcext:value-type="float">
            <text:p>365.2</text:p>
          </table:table-cell>
          <table:table-cell table:style-name="Default" office:value-type="float" office:value="40.241" calcext:value-type="float">
            <text:p>40.241</text:p>
          </table:table-cell>
          <table:table-cell table:style-name="Default" office:value-type="float" office:value="4.22234" calcext:value-type="float">
            <text:p>4.22234</text:p>
          </table:table-cell>
          <table:table-cell table:style-name="Default" office:value-type="float" office:value="2.84228" calcext:value-type="float">
            <text:p>2.84228</text:p>
          </table:table-cell>
          <table:table-cell table:style-name="Default" office:value-type="float" office:value="52.6944" calcext:value-type="float">
            <text:p>52.6944</text:p>
          </table:table-cell>
          <table:table-cell table:style-name="Default" office:value-type="float" office:value="99.82" calcext:value-type="float">
            <text:p>99.82</text:p>
          </table:table-cell>
          <table:table-cell table:style-name="Default" office:value-type="float" office:value="56.92" calcext:value-type="float">
            <text:p>56.92</text:p>
          </table:table-cell>
          <table:table-cell table:style-name="Default" office:value-type="float" office:value="33.24" calcext:value-type="float">
            <text:p>33.24</text:p>
          </table:table-cell>
          <table:table-cell table:style-name="Default" office:value-type="float" office:value="171.4" calcext:value-type="float">
            <text:p>171.4</text:p>
          </table:table-cell>
          <table:table-cell table:style-name="Default" office:value-type="float" office:value="361.38" calcext:value-type="float">
            <text:p>361.38</text:p>
          </table:table-cell>
          <table:table-cell table:style-name="Default" office:value-type="float" office:value="27.6219" calcext:value-type="float">
            <text:p>27.6219</text:p>
          </table:table-cell>
          <table:table-cell table:style-name="Default" office:value-type="float" office:value="15.7507" calcext:value-type="float">
            <text:p>15.7507</text:p>
          </table:table-cell>
          <table:table-cell table:style-name="Default" office:value-type="float" office:value="9.19807" calcext:value-type="float">
            <text:p>9.19807</text:p>
          </table:table-cell>
          <table:table-cell table:style-name="Default" office:value-type="float" office:value="47.4293" calcext:value-type="float">
            <text:p>47.4293</text:p>
          </table:table-cell>
          <table:table-cell table:style-name="Default" office:value-type="float" office:value="87.1" calcext:value-type="float">
            <text:p>87.1</text:p>
          </table:table-cell>
          <table:table-cell table:style-name="Default" office:value-type="float" office:value="56.92" calcext:value-type="float">
            <text:p>56.92</text:p>
          </table:table-cell>
          <table:table-cell table:style-name="Default" office:value-type="float" office:value="33.24" calcext:value-type="float">
            <text:p>33.24</text:p>
          </table:table-cell>
          <table:table-cell table:style-name="Default" office:value-type="float" office:value="144.16" calcext:value-type="float">
            <text:p>144.16</text:p>
          </table:table-cell>
          <table:table-cell table:style-name="Default" office:value-type="float" office:value="321.42" calcext:value-type="float">
            <text:p>321.42</text:p>
          </table:table-cell>
          <table:table-cell table:style-name="Default" office:value-type="float" office:value="27.0985" calcext:value-type="float">
            <text:p>27.0985</text:p>
          </table:table-cell>
          <table:table-cell table:style-name="Default" office:value-type="float" office:value="17.7089" calcext:value-type="float">
            <text:p>17.7089</text:p>
          </table:table-cell>
          <table:table-cell table:style-name="Default" office:value-type="float" office:value="10.3416" calcext:value-type="float">
            <text:p>10.3416</text:p>
          </table:table-cell>
          <table:table-cell table:style-name="Default" office:value-type="float" office:value="44.851" calcext:value-type="float">
            <text:p>44.851</text:p>
          </table:table-cell>
          <table:table-cell table:style-name="Default" office:value-type="float" office:value="43.14" calcext:value-type="float">
            <text:p>43.14</text:p>
          </table:table-cell>
          <table:table-cell table:style-name="Default" office:value-type="float" office:value="87.6" calcext:value-type="float">
            <text:p>87.6</text:p>
          </table:table-cell>
          <table:table-cell table:style-name="Default" office:value-type="float" office:value="55.9" calcext:value-type="float">
            <text:p>55.9</text:p>
          </table:table-cell>
          <table:table-cell table:style-name="Default" office:value-type="float" office:value="131.64" calcext:value-type="float">
            <text:p>131.64</text:p>
          </table:table-cell>
          <table:table-cell table:style-name="Default" office:value-type="float" office:value="318.28" calcext:value-type="float">
            <text:p>318.28</text:p>
          </table:table-cell>
          <table:table-cell table:style-name="Default" office:value-type="float" office:value="13.5541" calcext:value-type="float">
            <text:p>13.5541</text:p>
          </table:table-cell>
          <table:table-cell table:style-name="Default" office:value-type="float" office:value="27.5229" calcext:value-type="float">
            <text:p>27.5229</text:p>
          </table:table-cell>
          <table:table-cell table:style-name="Default" office:value-type="float" office:value="17.5632" calcext:value-type="float">
            <text:p>17.5632</text:p>
          </table:table-cell>
          <table:table-cell table:style-name="Default" office:value-type="float" office:value="41.3598" calcext:value-type="float">
            <text:p>41.3598</text:p>
          </table:table-cell>
        </table:table-row>
        <table:table-row table:style-name="ro1">
          <table:table-cell table:style-name="ce10" office:value-type="string" calcext:value-type="string">
            <text:p>grubhub-14-7.tsp </text:p>
          </table:table-cell>
          <table:table-cell table:style-name="Default" office:value-type="float" office:value="100.08" calcext:value-type="float">
            <text:p>100.08</text:p>
          </table:table-cell>
          <table:table-cell table:style-name="Default" office:value-type="float" office:value="12.48" calcext:value-type="float">
            <text:p>12.48</text:p>
          </table:table-cell>
          <table:table-cell table:style-name="Default" office:value-type="float" office:value="4.08" calcext:value-type="float">
            <text:p>4.08</text:p>
          </table:table-cell>
          <table:table-cell table:style-name="Default" office:value-type="float" office:value="170.62" calcext:value-type="float">
            <text:p>170.62</text:p>
          </table:table-cell>
          <table:table-cell table:style-name="Default" office:value-type="float" office:value="287.26" calcext:value-type="float">
            <text:p>287.26</text:p>
          </table:table-cell>
          <table:table-cell table:style-name="Default" office:value-type="float" office:value="34.8395" calcext:value-type="float">
            <text:p>34.8395</text:p>
          </table:table-cell>
          <table:table-cell table:style-name="Default" office:value-type="float" office:value="4.3445" calcext:value-type="float">
            <text:p>4.3445</text:p>
          </table:table-cell>
          <table:table-cell table:style-name="Default" office:value-type="float" office:value="1.42032" calcext:value-type="float">
            <text:p>1.42032</text:p>
          </table:table-cell>
          <table:table-cell table:style-name="Default" office:value-type="float" office:value="59.3957" calcext:value-type="float">
            <text:p>59.3957</text:p>
          </table:table-cell>
          <table:table-cell table:style-name="Default" office:value-type="float" office:value="79.58" calcext:value-type="float">
            <text:p>79.58</text:p>
          </table:table-cell>
          <table:table-cell table:style-name="Default" office:value-type="float" office:value="13.48" calcext:value-type="float">
            <text:p>13.48</text:p>
          </table:table-cell>
          <table:table-cell table:style-name="Default" office:value-type="float" office:value="10.08" calcext:value-type="float">
            <text:p>10.08</text:p>
          </table:table-cell>
          <table:table-cell table:style-name="Default" office:value-type="float" office:value="129.62" calcext:value-type="float">
            <text:p>129.62</text:p>
          </table:table-cell>
          <table:table-cell table:style-name="Default" office:value-type="float" office:value="232.76" calcext:value-type="float">
            <text:p>232.76</text:p>
          </table:table-cell>
          <table:table-cell table:style-name="Default" office:value-type="float" office:value="34.1897" calcext:value-type="float">
            <text:p>34.1897</text:p>
          </table:table-cell>
          <table:table-cell table:style-name="Default" office:value-type="float" office:value="5.79137" calcext:value-type="float">
            <text:p>5.79137</text:p>
          </table:table-cell>
          <table:table-cell table:style-name="Default" office:value-type="float" office:value="4.33064" calcext:value-type="float">
            <text:p>4.33064</text:p>
          </table:table-cell>
          <table:table-cell table:style-name="Default" office:value-type="float" office:value="55.6883" calcext:value-type="float">
            <text:p>55.6883</text:p>
          </table:table-cell>
          <table:table-cell table:style-name="Default" office:value-type="float" office:value="77.66" calcext:value-type="float">
            <text:p>77.66</text:p>
          </table:table-cell>
          <table:table-cell table:style-name="Default" office:value-type="float" office:value="13.48" calcext:value-type="float">
            <text:p>13.48</text:p>
          </table:table-cell>
          <table:table-cell table:style-name="Default" office:value-type="float" office:value="10.08" calcext:value-type="float">
            <text:p>10.08</text:p>
          </table:table-cell>
          <table:table-cell table:style-name="Default" office:value-type="float" office:value="115.68" calcext:value-type="float">
            <text:p>115.68</text:p>
          </table:table-cell>
          <table:table-cell table:style-name="Default" office:value-type="float" office:value="216.9" calcext:value-type="float">
            <text:p>216.9</text:p>
          </table:table-cell>
          <table:table-cell table:style-name="Default" office:value-type="float" office:value="35.8045" calcext:value-type="float">
            <text:p>35.8045</text:p>
          </table:table-cell>
          <table:table-cell table:style-name="Default" office:value-type="float" office:value="6.21485" calcext:value-type="float">
            <text:p>6.21485</text:p>
          </table:table-cell>
          <table:table-cell table:style-name="Default" office:value-type="float" office:value="4.6473" calcext:value-type="float">
            <text:p>4.6473</text:p>
          </table:table-cell>
          <table:table-cell table:style-name="Default" office:value-type="float" office:value="53.3333" calcext:value-type="float">
            <text:p>53.3333</text:p>
          </table:table-cell>
          <table:table-cell table:style-name="Default" office:value-type="float" office:value="49.76" calcext:value-type="float">
            <text:p>49.76</text:p>
          </table:table-cell>
          <table:table-cell table:style-name="Default" office:value-type="float" office:value="57.38" calcext:value-type="float">
            <text:p>57.3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82.54" calcext:value-type="float">
            <text:p>82.54</text:p>
          </table:table-cell>
          <table:table-cell table:style-name="Default" office:value-type="float" office:value="208.68" calcext:value-type="float">
            <text:p>208.68</text:p>
          </table:table-cell>
          <table:table-cell table:style-name="Default" office:value-type="float" office:value="23.8451" calcext:value-type="float">
            <text:p>23.8451</text:p>
          </table:table-cell>
          <table:table-cell table:style-name="Default" office:value-type="float" office:value="27.4966" calcext:value-type="float">
            <text:p>27.4966</text:p>
          </table:table-cell>
          <table:table-cell table:style-name="Default" office:value-type="float" office:value="9.10485" calcext:value-type="float">
            <text:p>9.10485</text:p>
          </table:table-cell>
          <table:table-cell table:style-name="Default" office:value-type="float" office:value="39.5534" calcext:value-type="float">
            <text:p>39.5534</text:p>
          </table:table-cell>
        </table:table-row>
        <table:table-row table:style-name="ro1">
          <table:table-cell table:style-name="ce10" office:value-type="string" calcext:value-type="string">
            <text:p>grubhub-14-8.tsp </text:p>
          </table:table-cell>
          <table:table-cell table:style-name="Default" office:value-type="float" office:value="144.94" calcext:value-type="float">
            <text:p>144.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2.52" calcext:value-type="float">
            <text:p>192.52</text:p>
          </table:table-cell>
          <table:table-cell table:style-name="Default" office:value-type="float" office:value="337.46" calcext:value-type="float">
            <text:p>337.46</text:p>
          </table:table-cell>
          <table:table-cell table:style-name="Default" office:value-type="float" office:value="42.9503" calcext:value-type="float">
            <text:p>42.95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0497" calcext:value-type="float">
            <text:p>57.0497</text:p>
          </table:table-cell>
          <table:table-cell table:style-name="Default" office:value-type="float" office:value="106.06" calcext:value-type="float">
            <text:p>106.06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18.02" calcext:value-type="float">
            <text:p>18.02</text:p>
          </table:table-cell>
          <table:table-cell table:style-name="Default" office:value-type="float" office:value="162.04" calcext:value-type="float">
            <text:p>162.04</text:p>
          </table:table-cell>
          <table:table-cell table:style-name="Default" office:value-type="float" office:value="325.82" calcext:value-type="float">
            <text:p>325.82</text:p>
          </table:table-cell>
          <table:table-cell table:style-name="Default" office:value-type="float" office:value="32.5517" calcext:value-type="float">
            <text:p>32.5517</text:p>
          </table:table-cell>
          <table:table-cell table:style-name="Default" office:value-type="float" office:value="12.1846" calcext:value-type="float">
            <text:p>12.1846</text:p>
          </table:table-cell>
          <table:table-cell table:style-name="Default" office:value-type="float" office:value="5.53066" calcext:value-type="float">
            <text:p>5.53066</text:p>
          </table:table-cell>
          <table:table-cell table:style-name="Default" office:value-type="float" office:value="49.733" calcext:value-type="float">
            <text:p>49.733</text:p>
          </table:table-cell>
          <table:table-cell table:style-name="Default" office:value-type="float" office:value="92.14" calcext:value-type="float">
            <text:p>92.14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18.02" calcext:value-type="float">
            <text:p>18.02</text:p>
          </table:table-cell>
          <table:table-cell table:style-name="Default" office:value-type="float" office:value="140.28" calcext:value-type="float">
            <text:p>140.28</text:p>
          </table:table-cell>
          <table:table-cell table:style-name="Default" office:value-type="float" office:value="290.14" calcext:value-type="float">
            <text:p>290.14</text:p>
          </table:table-cell>
          <table:table-cell table:style-name="Default" office:value-type="float" office:value="31.7571" calcext:value-type="float">
            <text:p>31.7571</text:p>
          </table:table-cell>
          <table:table-cell table:style-name="Default" office:value-type="float" office:value="13.683" calcext:value-type="float">
            <text:p>13.683</text:p>
          </table:table-cell>
          <table:table-cell table:style-name="Default" office:value-type="float" office:value="6.21079" calcext:value-type="float">
            <text:p>6.21079</text:p>
          </table:table-cell>
          <table:table-cell table:style-name="Default" office:value-type="float" office:value="48.3491" calcext:value-type="float">
            <text:p>48.3491</text:p>
          </table:table-cell>
          <table:table-cell table:style-name="Default" office:value-type="float" office:value="78.54" calcext:value-type="float">
            <text:p>78.54</text:p>
          </table:table-cell>
          <table:table-cell table:style-name="Default" office:value-type="float" office:value="33.58" calcext:value-type="float">
            <text:p>33.58</text:p>
          </table:table-cell>
          <table:table-cell table:style-name="Default" office:value-type="float" office:value="21.42" calcext:value-type="float">
            <text:p>21.42</text:p>
          </table:table-cell>
          <table:table-cell table:style-name="Default" office:value-type="float" office:value="115.74" calcext:value-type="float">
            <text:p>115.74</text:p>
          </table:table-cell>
          <table:table-cell table:style-name="Default" office:value-type="float" office:value="249.28" calcext:value-type="float">
            <text:p>249.28</text:p>
          </table:table-cell>
          <table:table-cell table:style-name="Default" office:value-type="float" office:value="31.5067" calcext:value-type="float">
            <text:p>31.5067</text:p>
          </table:table-cell>
          <table:table-cell table:style-name="Default" office:value-type="float" office:value="13.4708" calcext:value-type="float">
            <text:p>13.4708</text:p>
          </table:table-cell>
          <table:table-cell table:style-name="Default" office:value-type="float" office:value="8.59275" calcext:value-type="float">
            <text:p>8.59275</text:p>
          </table:table-cell>
          <table:table-cell table:style-name="Default" office:value-type="float" office:value="46.4297" calcext:value-type="float">
            <text:p>46.4297</text:p>
          </table:table-cell>
        </table:table-row>
        <table:table-row table:style-name="ro1">
          <table:table-cell table:style-name="ce10" office:value-type="string" calcext:value-type="string">
            <text:p>grubhub-14-9.tsp </text:p>
          </table:table-cell>
          <table:table-cell table:style-name="Default" office:value-type="float" office:value="132.26" calcext:value-type="float">
            <text:p>132.26</text:p>
          </table:table-cell>
          <table:table-cell table:style-name="Default" office:value-type="float" office:value="13.24" calcext:value-type="float">
            <text:p>13.24</text:p>
          </table:table-cell>
          <table:table-cell table:style-name="Default" office:value-type="float" office:value="11.02" calcext:value-type="float">
            <text:p>11.02</text:p>
          </table:table-cell>
          <table:table-cell table:style-name="Default" office:value-type="float" office:value="181.66" calcext:value-type="float">
            <text:p>181.66</text:p>
          </table:table-cell>
          <table:table-cell table:style-name="Default" office:value-type="float" office:value="338.18" calcext:value-type="float">
            <text:p>338.18</text:p>
          </table:table-cell>
          <table:table-cell table:style-name="Default" office:value-type="float" office:value="39.1094" calcext:value-type="float">
            <text:p>39.1094</text:p>
          </table:table-cell>
          <table:table-cell table:style-name="Default" office:value-type="float" office:value="3.91507" calcext:value-type="float">
            <text:p>3.91507</text:p>
          </table:table-cell>
          <table:table-cell table:style-name="Default" office:value-type="float" office:value="3.25862" calcext:value-type="float">
            <text:p>3.25862</text:p>
          </table:table-cell>
          <table:table-cell table:style-name="Default" office:value-type="float" office:value="53.717" calcext:value-type="float">
            <text:p>53.717</text:p>
          </table:table-cell>
          <table:table-cell table:style-name="Default" office:value-type="float" office:value="91.84" calcext:value-type="float">
            <text:p>91.84</text:p>
          </table:table-cell>
          <table:table-cell table:style-name="Default" office:value-type="float" office:value="78.76" calcext:value-type="float">
            <text:p>78.76</text:p>
          </table:table-cell>
          <table:table-cell table:style-name="Default" office:value-type="float" office:value="25.54" calcext:value-type="float">
            <text:p>25.54</text:p>
          </table:table-cell>
          <table:table-cell table:style-name="Default" office:value-type="float" office:value="139.9" calcext:value-type="float">
            <text:p>139.9</text:p>
          </table:table-cell>
          <table:table-cell table:style-name="Default" office:value-type="float" office:value="336.04" calcext:value-type="float">
            <text:p>336.04</text:p>
          </table:table-cell>
          <table:table-cell table:style-name="Default" office:value-type="float" office:value="27.3301" calcext:value-type="float">
            <text:p>27.3301</text:p>
          </table:table-cell>
          <table:table-cell table:style-name="Default" office:value-type="float" office:value="23.4377" calcext:value-type="float">
            <text:p>23.4377</text:p>
          </table:table-cell>
          <table:table-cell table:style-name="Default" office:value-type="float" office:value="7.60029" calcext:value-type="float">
            <text:p>7.60029</text:p>
          </table:table-cell>
          <table:table-cell table:style-name="Default" office:value-type="float" office:value="41.6319" calcext:value-type="float">
            <text:p>41.6319</text:p>
          </table:table-cell>
          <table:table-cell table:style-name="Default" office:value-type="float" office:value="86.56" calcext:value-type="float">
            <text:p>86.56</text:p>
          </table:table-cell>
          <table:table-cell table:style-name="Default" office:value-type="float" office:value="78.76" calcext:value-type="float">
            <text:p>78.76</text:p>
          </table:table-cell>
          <table:table-cell table:style-name="Default" office:value-type="float" office:value="25.54" calcext:value-type="float">
            <text:p>25.54</text:p>
          </table:table-cell>
          <table:table-cell table:style-name="Default" office:value-type="float" office:value="115.06" calcext:value-type="float">
            <text:p>115.06</text:p>
          </table:table-cell>
          <table:table-cell table:style-name="Default" office:value-type="float" office:value="305.92" calcext:value-type="float">
            <text:p>305.92</text:p>
          </table:table-cell>
          <table:table-cell table:style-name="Default" office:value-type="float" office:value="28.295" calcext:value-type="float">
            <text:p>28.295</text:p>
          </table:table-cell>
          <table:table-cell table:style-name="Default" office:value-type="float" office:value="25.7453" calcext:value-type="float">
            <text:p>25.7453</text:p>
          </table:table-cell>
          <table:table-cell table:style-name="Default" office:value-type="float" office:value="8.34859" calcext:value-type="float">
            <text:p>8.34859</text:p>
          </table:table-cell>
          <table:table-cell table:style-name="Default" office:value-type="float" office:value="37.6111" calcext:value-type="float">
            <text:p>37.6111</text:p>
          </table:table-cell>
          <table:table-cell table:style-name="Default" office:value-type="float" office:value="59.46" calcext:value-type="float">
            <text:p>59.46</text:p>
          </table:table-cell>
          <table:table-cell table:style-name="Default" office:value-type="float" office:value="71.82" calcext:value-type="float">
            <text:p>71.82</text:p>
          </table:table-cell>
          <table:table-cell table:style-name="Default" office:value-type="float" office:value="27.54" calcext:value-type="float">
            <text:p>27.54</text:p>
          </table:table-cell>
          <table:table-cell table:style-name="Default" office:value-type="float" office:value="87.36" calcext:value-type="float">
            <text:p>87.36</text:p>
          </table:table-cell>
          <table:table-cell table:style-name="Default" office:value-type="float" office:value="246.18" calcext:value-type="float">
            <text:p>246.18</text:p>
          </table:table-cell>
          <table:table-cell table:style-name="Default" office:value-type="float" office:value="24.1531" calcext:value-type="float">
            <text:p>24.1531</text:p>
          </table:table-cell>
          <table:table-cell table:style-name="Default" office:value-type="float" office:value="29.1738" calcext:value-type="float">
            <text:p>29.1738</text:p>
          </table:table-cell>
          <table:table-cell table:style-name="Default" office:value-type="float" office:value="11.1869" calcext:value-type="float">
            <text:p>11.1869</text:p>
          </table:table-cell>
          <table:table-cell table:style-name="Default" office:value-type="float" office:value="35.4862" calcext:value-type="float">
            <text:p>35.4862</text:p>
          </table:table-cell>
        </table:table-row>
        <table:table-row table:style-name="ro1">
          <table:table-cell table:style-name="ce10" office:value-type="string" calcext:value-type="string">
            <text:p>grubhub-15-0.tsp </text:p>
          </table:table-cell>
          <table:table-cell table:style-name="Default" office:value-type="float" office:value="143.56" calcext:value-type="float">
            <text:p>143.56</text:p>
          </table:table-cell>
          <table:table-cell table:style-name="Default" office:value-type="float" office:value="15.62" calcext:value-type="float">
            <text:p>15.62</text:p>
          </table:table-cell>
          <table:table-cell table:style-name="Default" office:value-type="float" office:value="11.04" calcext:value-type="float">
            <text:p>11.04</text:p>
          </table:table-cell>
          <table:table-cell table:style-name="Default" office:value-type="float" office:value="233.9" calcext:value-type="float">
            <text:p>233.9</text:p>
          </table:table-cell>
          <table:table-cell table:style-name="Default" office:value-type="float" office:value="404.12" calcext:value-type="float">
            <text:p>404.12</text:p>
          </table:table-cell>
          <table:table-cell table:style-name="Default" office:value-type="float" office:value="35.5241" calcext:value-type="float">
            <text:p>35.5241</text:p>
          </table:table-cell>
          <table:table-cell table:style-name="Default" office:value-type="float" office:value="3.86519" calcext:value-type="float">
            <text:p>3.86519</text:p>
          </table:table-cell>
          <table:table-cell table:style-name="Default" office:value-type="float" office:value="2.73186" calcext:value-type="float">
            <text:p>2.73186</text:p>
          </table:table-cell>
          <table:table-cell table:style-name="Default" office:value-type="float" office:value="57.8788" calcext:value-type="float">
            <text:p>57.8788</text:p>
          </table:table-cell>
          <table:table-cell table:style-name="Default" office:value-type="float" office:value="102.42" calcext:value-type="float">
            <text:p>102.42</text:p>
          </table:table-cell>
          <table:table-cell table:style-name="Default" office:value-type="float" office:value="78.42" calcext:value-type="float">
            <text:p>78.42</text:p>
          </table:table-cell>
          <table:table-cell table:style-name="Default" office:value-type="float" office:value="23.8" calcext:value-type="float">
            <text:p>23.8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Default" office:value-type="float" office:value="382.34" calcext:value-type="float">
            <text:p>382.34</text:p>
          </table:table-cell>
          <table:table-cell table:style-name="Default" office:value-type="float" office:value="26.7877" calcext:value-type="float">
            <text:p>26.7877</text:p>
          </table:table-cell>
          <table:table-cell table:style-name="Default" office:value-type="float" office:value="20.5105" calcext:value-type="float">
            <text:p>20.5105</text:p>
          </table:table-cell>
          <table:table-cell table:style-name="Default" office:value-type="float" office:value="6.22483" calcext:value-type="float">
            <text:p>6.22483</text:p>
          </table:table-cell>
          <table:table-cell table:style-name="Default" office:value-type="float" office:value="46.477" calcext:value-type="float">
            <text:p>46.477</text:p>
          </table:table-cell>
          <table:table-cell table:style-name="Default" office:value-type="float" office:value="73.62" calcext:value-type="float">
            <text:p>73.62</text:p>
          </table:table-cell>
          <table:table-cell table:style-name="Default" office:value-type="float" office:value="108.26" calcext:value-type="float">
            <text:p>108.26</text:p>
          </table:table-cell>
          <table:table-cell table:style-name="Default" office:value-type="float" office:value="46.04" calcext:value-type="float">
            <text:p>46.04</text:p>
          </table:table-cell>
          <table:table-cell table:style-name="Default" office:value-type="float" office:value="128.1" calcext:value-type="float">
            <text:p>128.1</text:p>
          </table:table-cell>
          <table:table-cell table:style-name="Default" office:value-type="float" office:value="356.02" calcext:value-type="float">
            <text:p>356.02</text:p>
          </table:table-cell>
          <table:table-cell table:style-name="Default" office:value-type="float" office:value="20.6786" calcext:value-type="float">
            <text:p>20.6786</text:p>
          </table:table-cell>
          <table:table-cell table:style-name="Default" office:value-type="float" office:value="30.4084" calcext:value-type="float">
            <text:p>30.4084</text:p>
          </table:table-cell>
          <table:table-cell table:style-name="Default" office:value-type="float" office:value="12.9319" calcext:value-type="float">
            <text:p>12.9319</text:p>
          </table:table-cell>
          <table:table-cell table:style-name="Default" office:value-type="float" office:value="35.9811" calcext:value-type="float">
            <text:p>35.9811</text:p>
          </table:table-cell>
          <table:table-cell table:style-name="Default" office:value-type="float" office:value="56.96" calcext:value-type="float">
            <text:p>56.96</text:p>
          </table:table-cell>
          <table:table-cell table:style-name="Default" office:value-type="float" office:value="108.58" calcext:value-type="float">
            <text:p>108.58</text:p>
          </table:table-cell>
          <table:table-cell table:style-name="Default" office:value-type="float" office:value="42.24" calcext:value-type="float">
            <text:p>42.24</text:p>
          </table:table-cell>
          <table:table-cell table:style-name="Default" office:value-type="float" office:value="107.34" calcext:value-type="float">
            <text:p>107.34</text:p>
          </table:table-cell>
          <table:table-cell table:style-name="Default" office:value-type="float" office:value="315.12" calcext:value-type="float">
            <text:p>315.12</text:p>
          </table:table-cell>
          <table:table-cell table:style-name="Default" office:value-type="float" office:value="18.0757" calcext:value-type="float">
            <text:p>18.0757</text:p>
          </table:table-cell>
          <table:table-cell table:style-name="Default" office:value-type="float" office:value="34.4567" calcext:value-type="float">
            <text:p>34.4567</text:p>
          </table:table-cell>
          <table:table-cell table:style-name="Default" office:value-type="float" office:value="13.4044" calcext:value-type="float">
            <text:p>13.4044</text:p>
          </table:table-cell>
          <table:table-cell table:style-name="Default" office:value-type="float" office:value="34.0632" calcext:value-type="float">
            <text:p>34.0632</text:p>
          </table:table-cell>
        </table:table-row>
        <table:table-row table:style-name="ro1">
          <table:table-cell table:style-name="ce10" office:value-type="string" calcext:value-type="string">
            <text:p>grubhub-15-1.tsp </text:p>
          </table:table-cell>
          <table:table-cell table:style-name="Default" office:value-type="float" office:value="133.08" calcext:value-type="float">
            <text:p>133.08</text:p>
          </table:table-cell>
          <table:table-cell table:style-name="Default" office:value-type="float" office:value="16.68" calcext:value-type="float">
            <text:p>16.68</text:p>
          </table:table-cell>
          <table:table-cell table:style-name="Default" office:value-type="float" office:value="3.18" calcext:value-type="float">
            <text:p>3.18</text:p>
          </table:table-cell>
          <table:table-cell table:style-name="Default" office:value-type="float" office:value="152.88" calcext:value-type="float">
            <text:p>152.88</text:p>
          </table:table-cell>
          <table:table-cell table:style-name="Default" office:value-type="float" office:value="305.82" calcext:value-type="float">
            <text:p>305.82</text:p>
          </table:table-cell>
          <table:table-cell table:style-name="Default" office:value-type="float" office:value="43.5158" calcext:value-type="float">
            <text:p>43.5158</text:p>
          </table:table-cell>
          <table:table-cell table:style-name="Default" office:value-type="float" office:value="5.45419" calcext:value-type="float">
            <text:p>5.45419</text:p>
          </table:table-cell>
          <table:table-cell table:style-name="Default" office:value-type="float" office:value="1.03983" calcext:value-type="float">
            <text:p>1.03983</text:p>
          </table:table-cell>
          <table:table-cell table:style-name="Default" office:value-type="float" office:value="49.9902" calcext:value-type="float">
            <text:p>49.9902</text:p>
          </table:table-cell>
          <table:table-cell table:style-name="Default" office:value-type="float" office:value="88.6" calcext:value-type="float">
            <text:p>88.6</text:p>
          </table:table-cell>
          <table:table-cell table:style-name="Default" office:value-type="float" office:value="59.76" calcext:value-type="float">
            <text:p>59.76</text:p>
          </table:table-cell>
          <table:table-cell table:style-name="Default" office:value-type="float" office:value="32.14" calcext:value-type="float">
            <text:p>32.14</text:p>
          </table:table-cell>
          <table:table-cell table:style-name="Default" office:value-type="float" office:value="118.32" calcext:value-type="float">
            <text:p>118.32</text:p>
          </table:table-cell>
          <table:table-cell table:style-name="Default" office:value-type="float" office:value="298.82" calcext:value-type="float">
            <text:p>298.82</text:p>
          </table:table-cell>
          <table:table-cell table:style-name="Default" office:value-type="float" office:value="29.65" calcext:value-type="float">
            <text:p>29.65</text:p>
          </table:table-cell>
          <table:table-cell table:style-name="Default" office:value-type="float" office:value="19.9987" calcext:value-type="float">
            <text:p>19.9987</text:p>
          </table:table-cell>
          <table:table-cell table:style-name="Default" office:value-type="float" office:value="10.7556" calcext:value-type="float">
            <text:p>10.7556</text:p>
          </table:table-cell>
          <table:table-cell table:style-name="Default" office:value-type="float" office:value="39.5957" calcext:value-type="float">
            <text:p>39.5957</text:p>
          </table:table-cell>
          <table:table-cell table:style-name="Default" office:value-type="float" office:value="72.92" calcext:value-type="float">
            <text:p>72.92</text:p>
          </table:table-cell>
          <table:table-cell table:style-name="Default" office:value-type="float" office:value="66.94" calcext:value-type="float">
            <text:p>66.94</text:p>
          </table:table-cell>
          <table:table-cell table:style-name="Default" office:value-type="float" office:value="35.32" calcext:value-type="float">
            <text:p>35.32</text:p>
          </table:table-cell>
          <table:table-cell table:style-name="Default" office:value-type="float" office:value="102.88" calcext:value-type="float">
            <text:p>102.88</text:p>
          </table:table-cell>
          <table:table-cell table:style-name="Default" office:value-type="float" office:value="278.06" calcext:value-type="float">
            <text:p>278.06</text:p>
          </table:table-cell>
          <table:table-cell table:style-name="Default" office:value-type="float" office:value="26.2246" calcext:value-type="float">
            <text:p>26.2246</text:p>
          </table:table-cell>
          <table:table-cell table:style-name="Default" office:value-type="float" office:value="24.0739" calcext:value-type="float">
            <text:p>24.0739</text:p>
          </table:table-cell>
          <table:table-cell table:style-name="Default" office:value-type="float" office:value="12.7023" calcext:value-type="float">
            <text:p>12.7023</text:p>
          </table:table-cell>
          <table:table-cell table:style-name="Default" office:value-type="float" office:value="36.9992" calcext:value-type="float">
            <text:p>36.9992</text:p>
          </table:table-cell>
          <table:table-cell table:style-name="Default" office:value-type="float" office:value="43.5" calcext:value-type="float">
            <text:p>43.5</text:p>
          </table:table-cell>
          <table:table-cell table:style-name="Default" office:value-type="float" office:value="79.62" calcext:value-type="float">
            <text:p>79.62</text:p>
          </table:table-cell>
          <table:table-cell table:style-name="Default" office:value-type="float" office:value="37.44" calcext:value-type="float">
            <text:p>37.44</text:p>
          </table:table-cell>
          <table:table-cell table:style-name="Default" office:value-type="float" office:value="81.22" calcext:value-type="float">
            <text:p>81.22</text:p>
          </table:table-cell>
          <table:table-cell table:style-name="Default" office:value-type="float" office:value="241.78" calcext:value-type="float">
            <text:p>241.78</text:p>
          </table:table-cell>
          <table:table-cell table:style-name="Default" office:value-type="float" office:value="17.9916" calcext:value-type="float">
            <text:p>17.9916</text:p>
          </table:table-cell>
          <table:table-cell table:style-name="Default" office:value-type="float" office:value="32.9308" calcext:value-type="float">
            <text:p>32.9308</text:p>
          </table:table-cell>
          <table:table-cell table:style-name="Default" office:value-type="float" office:value="15.4852" calcext:value-type="float">
            <text:p>15.4852</text:p>
          </table:table-cell>
          <table:table-cell table:style-name="Default" office:value-type="float" office:value="33.5925" calcext:value-type="float">
            <text:p>33.5925</text:p>
          </table:table-cell>
        </table:table-row>
        <table:table-row table:style-name="ro1">
          <table:table-cell table:style-name="ce10" office:value-type="string" calcext:value-type="string">
            <text:p>grubhub-15-2.tsp </text:p>
          </table:table-cell>
          <table:table-cell table:style-name="Default" office:value-type="float" office:value="131.4" calcext:value-type="float">
            <text:p>131.4</text:p>
          </table:table-cell>
          <table:table-cell table:style-name="Default" office:value-type="float" office:value="21.52" calcext:value-type="float">
            <text:p>21.52</text:p>
          </table:table-cell>
          <table:table-cell table:style-name="Default" office:value-type="float" office:value="12.34" calcext:value-type="float">
            <text:p>12.34</text:p>
          </table:table-cell>
          <table:table-cell table:style-name="Default" office:value-type="float" office:value="228.28" calcext:value-type="float">
            <text:p>228.28</text:p>
          </table:table-cell>
          <table:table-cell table:style-name="Default" office:value-type="float" office:value="393.54" calcext:value-type="float">
            <text:p>393.54</text:p>
          </table:table-cell>
          <table:table-cell table:style-name="Default" office:value-type="float" office:value="33.3892" calcext:value-type="float">
            <text:p>33.3892</text:p>
          </table:table-cell>
          <table:table-cell table:style-name="Default" office:value-type="float" office:value="5.46831" calcext:value-type="float">
            <text:p>5.46831</text:p>
          </table:table-cell>
          <table:table-cell table:style-name="Default" office:value-type="float" office:value="3.13564" calcext:value-type="float">
            <text:p>3.13564</text:p>
          </table:table-cell>
          <table:table-cell table:style-name="Default" office:value-type="float" office:value="58.0068" calcext:value-type="float">
            <text:p>58.0068</text:p>
          </table:table-cell>
          <table:table-cell table:style-name="Default" office:value-type="float" office:value="100.26" calcext:value-type="float">
            <text:p>100.26</text:p>
          </table:table-cell>
          <table:table-cell table:style-name="Default" office:value-type="float" office:value="56.62" calcext:value-type="float">
            <text:p>56.62</text:p>
          </table:table-cell>
          <table:table-cell table:style-name="Default" office:value-type="float" office:value="30.64" calcext:value-type="float">
            <text:p>30.64</text:p>
          </table:table-cell>
          <table:table-cell table:style-name="Default" office:value-type="float" office:value="162.12" calcext:value-type="float">
            <text:p>162.12</text:p>
          </table:table-cell>
          <table:table-cell table:style-name="Default" office:value-type="float" office:value="349.64" calcext:value-type="float">
            <text:p>349.64</text:p>
          </table:table-cell>
          <table:table-cell table:style-name="Default" office:value-type="float" office:value="28.6752" calcext:value-type="float">
            <text:p>28.6752</text:p>
          </table:table-cell>
          <table:table-cell table:style-name="Default" office:value-type="float" office:value="16.1938" calcext:value-type="float">
            <text:p>16.1938</text:p>
          </table:table-cell>
          <table:table-cell table:style-name="Default" office:value-type="float" office:value="8.7633" calcext:value-type="float">
            <text:p>8.7633</text:p>
          </table:table-cell>
          <table:table-cell table:style-name="Default" office:value-type="float" office:value="46.3677" calcext:value-type="float">
            <text:p>46.3677</text:p>
          </table:table-cell>
          <table:table-cell table:style-name="Default" office:value-type="float" office:value="89.72" calcext:value-type="float">
            <text:p>89.72</text:p>
          </table:table-cell>
          <table:table-cell table:style-name="Default" office:value-type="float" office:value="56.62" calcext:value-type="float">
            <text:p>56.62</text:p>
          </table:table-cell>
          <table:table-cell table:style-name="Default" office:value-type="float" office:value="30.64" calcext:value-type="float">
            <text:p>30.64</text:p>
          </table:table-cell>
          <table:table-cell table:style-name="Default" office:value-type="float" office:value="142.68" calcext:value-type="float">
            <text:p>142.68</text:p>
          </table:table-cell>
          <table:table-cell table:style-name="Default" office:value-type="float" office:value="319.66" calcext:value-type="float">
            <text:p>319.66</text:p>
          </table:table-cell>
          <table:table-cell table:style-name="Default" office:value-type="float" office:value="28.0673" calcext:value-type="float">
            <text:p>28.0673</text:p>
          </table:table-cell>
          <table:table-cell table:style-name="Default" office:value-type="float" office:value="17.7126" calcext:value-type="float">
            <text:p>17.7126</text:p>
          </table:table-cell>
          <table:table-cell table:style-name="Default" office:value-type="float" office:value="9.58518" calcext:value-type="float">
            <text:p>9.58518</text:p>
          </table:table-cell>
          <table:table-cell table:style-name="Default" office:value-type="float" office:value="44.6349" calcext:value-type="float">
            <text:p>44.6349</text:p>
          </table:table-cell>
          <table:table-cell table:style-name="Default" office:value-type="float" office:value="44.38" calcext:value-type="float">
            <text:p>44.38</text:p>
          </table:table-cell>
          <table:table-cell table:style-name="Default" office:value-type="float" office:value="105.86" calcext:value-type="float">
            <text:p>105.86</text:p>
          </table:table-cell>
          <table:table-cell table:style-name="Default" office:value-type="float" office:value="52.06" calcext:value-type="float">
            <text:p>52.06</text:p>
          </table:table-cell>
          <table:table-cell table:style-name="Default" office:value-type="float" office:value="105.56" calcext:value-type="float">
            <text:p>105.56</text:p>
          </table:table-cell>
          <table:table-cell table:style-name="Default" office:value-type="float" office:value="307.86" calcext:value-type="float">
            <text:p>307.86</text:p>
          </table:table-cell>
          <table:table-cell table:style-name="Default" office:value-type="float" office:value="14.4156" calcext:value-type="float">
            <text:p>14.4156</text:p>
          </table:table-cell>
          <table:table-cell table:style-name="Default" office:value-type="float" office:value="34.3858" calcext:value-type="float">
            <text:p>34.3858</text:p>
          </table:table-cell>
          <table:table-cell table:style-name="Default" office:value-type="float" office:value="16.9103" calcext:value-type="float">
            <text:p>16.9103</text:p>
          </table:table-cell>
          <table:table-cell table:style-name="Default" office:value-type="float" office:value="34.2883" calcext:value-type="float">
            <text:p>34.2883</text:p>
          </table:table-cell>
        </table:table-row>
        <table:table-row table:style-name="ro1">
          <table:table-cell table:style-name="ce10" office:value-type="string" calcext:value-type="string">
            <text:p>grubhub-15-3.tsp </text:p>
          </table:table-cell>
          <table:table-cell table:style-name="Default" office:value-type="float" office:value="135.9" calcext:value-type="float">
            <text:p>135.9</text:p>
          </table:table-cell>
          <table:table-cell table:style-name="Default" office:value-type="float" office:value="13.78" calcext:value-type="float">
            <text:p>13.78</text:p>
          </table:table-cell>
          <table:table-cell table:style-name="Default" office:value-type="float" office:value="13.84" calcext:value-type="float">
            <text:p>13.84</text:p>
          </table:table-cell>
          <table:table-cell table:style-name="Default" office:value-type="float" office:value="225.18" calcext:value-type="float">
            <text:p>225.18</text:p>
          </table:table-cell>
          <table:table-cell table:style-name="Default" office:value-type="float" office:value="388.7" calcext:value-type="float">
            <text:p>388.7</text:p>
          </table:table-cell>
          <table:table-cell table:style-name="Default" office:value-type="float" office:value="34.9627" calcext:value-type="float">
            <text:p>34.9627</text:p>
          </table:table-cell>
          <table:table-cell table:style-name="Default" office:value-type="float" office:value="3.54515" calcext:value-type="float">
            <text:p>3.54515</text:p>
          </table:table-cell>
          <table:table-cell table:style-name="Default" office:value-type="float" office:value="3.56059" calcext:value-type="float">
            <text:p>3.56059</text:p>
          </table:table-cell>
          <table:table-cell table:style-name="Default" office:value-type="float" office:value="57.9316" calcext:value-type="float">
            <text:p>57.9316</text:p>
          </table:table-cell>
          <table:table-cell table:style-name="Default" office:value-type="float" office:value="110.28" calcext:value-type="float">
            <text:p>110.28</text:p>
          </table:table-cell>
          <table:table-cell table:style-name="Default" office:value-type="float" office:value="32.52" calcext:value-type="float">
            <text:p>32.52</text:p>
          </table:table-cell>
          <table:table-cell table:style-name="Default" office:value-type="float" office:value="16.04" calcext:value-type="float">
            <text:p>16.04</text:p>
          </table:table-cell>
          <table:table-cell table:style-name="Default" office:value-type="float" office:value="186.36" calcext:value-type="float">
            <text:p>186.36</text:p>
          </table:table-cell>
          <table:table-cell table:style-name="Default" office:value-type="float" office:value="345.2" calcext:value-type="float">
            <text:p>345.2</text:p>
          </table:table-cell>
          <table:table-cell table:style-name="Default" office:value-type="float" office:value="31.9467" calcext:value-type="float">
            <text:p>31.9467</text:p>
          </table:table-cell>
          <table:table-cell table:style-name="Default" office:value-type="float" office:value="9.42063" calcext:value-type="float">
            <text:p>9.42063</text:p>
          </table:table-cell>
          <table:table-cell table:style-name="Default" office:value-type="float" office:value="4.64658" calcext:value-type="float">
            <text:p>4.64658</text:p>
          </table:table-cell>
          <table:table-cell table:style-name="Default" office:value-type="float" office:value="53.9861" calcext:value-type="float">
            <text:p>53.9861</text:p>
          </table:table-cell>
          <table:table-cell table:style-name="Default" office:value-type="float" office:value="101.66" calcext:value-type="float">
            <text:p>101.66</text:p>
          </table:table-cell>
          <table:table-cell table:style-name="Default" office:value-type="float" office:value="32.52" calcext:value-type="float">
            <text:p>32.52</text:p>
          </table:table-cell>
          <table:table-cell table:style-name="Default" office:value-type="float" office:value="16.04" calcext:value-type="float">
            <text:p>16.04</text:p>
          </table:table-cell>
          <table:table-cell table:style-name="Default" office:value-type="float" office:value="156.28" calcext:value-type="float">
            <text:p>156.28</text:p>
          </table:table-cell>
          <table:table-cell table:style-name="Default" office:value-type="float" office:value="306.5" calcext:value-type="float">
            <text:p>306.5</text:p>
          </table:table-cell>
          <table:table-cell table:style-name="Default" office:value-type="float" office:value="33.168" calcext:value-type="float">
            <text:p>33.168</text:p>
          </table:table-cell>
          <table:table-cell table:style-name="Default" office:value-type="float" office:value="10.6101" calcext:value-type="float">
            <text:p>10.6101</text:p>
          </table:table-cell>
          <table:table-cell table:style-name="Default" office:value-type="float" office:value="5.23328" calcext:value-type="float">
            <text:p>5.23328</text:p>
          </table:table-cell>
          <table:table-cell table:style-name="Default" office:value-type="float" office:value="50.9886" calcext:value-type="float">
            <text:p>50.9886</text:p>
          </table:table-cell>
          <table:table-cell table:style-name="Default" office:value-type="float" office:value="59.64" calcext:value-type="float">
            <text:p>59.64</text:p>
          </table:table-cell>
          <table:table-cell table:style-name="Default" office:value-type="float" office:value="66.3" calcext:value-type="float">
            <text:p>66.3</text:p>
          </table:table-cell>
          <table:table-cell table:style-name="Default" office:value-type="float" office:value="35.08" calcext:value-type="float">
            <text:p>35.08</text:p>
          </table:table-cell>
          <table:table-cell table:style-name="Default" office:value-type="float" office:value="117.94" calcext:value-type="float">
            <text:p>117.94</text:p>
          </table:table-cell>
          <table:table-cell table:style-name="Default" office:value-type="float" office:value="278.96" calcext:value-type="float">
            <text:p>278.96</text:p>
          </table:table-cell>
          <table:table-cell table:style-name="Default" office:value-type="float" office:value="21.3794" calcext:value-type="float">
            <text:p>21.3794</text:p>
          </table:table-cell>
          <table:table-cell table:style-name="Default" office:value-type="float" office:value="23.7668" calcext:value-type="float">
            <text:p>23.7668</text:p>
          </table:table-cell>
          <table:table-cell table:style-name="Default" office:value-type="float" office:value="12.5753" calcext:value-type="float">
            <text:p>12.5753</text:p>
          </table:table-cell>
          <table:table-cell table:style-name="Default" office:value-type="float" office:value="42.2785" calcext:value-type="float">
            <text:p>42.2785</text:p>
          </table:table-cell>
        </table:table-row>
        <table:table-row table:style-name="ro1">
          <table:table-cell table:style-name="ce10" office:value-type="string" calcext:value-type="string">
            <text:p>grubhub-15-4.tsp </text:p>
          </table:table-cell>
          <table:table-cell table:style-name="Default" office:value-type="float" office:value="130.3" calcext:value-type="float">
            <text:p>130.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3.86" calcext:value-type="float">
            <text:p>203.86</text:p>
          </table:table-cell>
          <table:table-cell table:style-name="Default" office:value-type="float" office:value="334.16" calcext:value-type="float">
            <text:p>334.16</text:p>
          </table:table-cell>
          <table:table-cell table:style-name="Default" office:value-type="float" office:value="38.9933" calcext:value-type="float">
            <text:p>38.99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0067" calcext:value-type="float">
            <text:p>61.0067</text:p>
          </table:table-cell>
          <table:table-cell table:style-name="Default" office:value-type="float" office:value="63.78" calcext:value-type="float">
            <text:p>63.78</text:p>
          </table:table-cell>
          <table:table-cell table:style-name="Default" office:value-type="float" office:value="50.66" calcext:value-type="float">
            <text:p>50.66</text:p>
          </table:table-cell>
          <table:table-cell table:style-name="Default" office:value-type="float" office:value="39.92" calcext:value-type="float">
            <text:p>39.92</text:p>
          </table:table-cell>
          <table:table-cell table:style-name="Default" office:value-type="float" office:value="153.34" calcext:value-type="float">
            <text:p>153.34</text:p>
          </table:table-cell>
          <table:table-cell table:style-name="Default" office:value-type="float" office:value="307.7" calcext:value-type="float">
            <text:p>307.7</text:p>
          </table:table-cell>
          <table:table-cell table:style-name="Default" office:value-type="float" office:value="20.728" calcext:value-type="float">
            <text:p>20.728</text:p>
          </table:table-cell>
          <table:table-cell table:style-name="Default" office:value-type="float" office:value="16.4641" calcext:value-type="float">
            <text:p>16.4641</text:p>
          </table:table-cell>
          <table:table-cell table:style-name="Default" office:value-type="float" office:value="12.9737" calcext:value-type="float">
            <text:p>12.9737</text:p>
          </table:table-cell>
          <table:table-cell table:style-name="Default" office:value-type="float" office:value="49.8343" calcext:value-type="float">
            <text:p>49.8343</text:p>
          </table:table-cell>
          <table:table-cell table:style-name="Default" office:value-type="float" office:value="56.52" calcext:value-type="float">
            <text:p>56.52</text:p>
          </table:table-cell>
          <table:table-cell table:style-name="Default" office:value-type="float" office:value="63.7" calcext:value-type="float">
            <text:p>63.7</text:p>
          </table:table-cell>
          <table:table-cell table:style-name="Default" office:value-type="float" office:value="26.94" calcext:value-type="float">
            <text:p>26.94</text:p>
          </table:table-cell>
          <table:table-cell table:style-name="Default" office:value-type="float" office:value="147.74" calcext:value-type="float">
            <text:p>147.74</text:p>
          </table:table-cell>
          <table:table-cell table:style-name="Default" office:value-type="float" office:value="294.9" calcext:value-type="float">
            <text:p>294.9</text:p>
          </table:table-cell>
          <table:table-cell table:style-name="Default" office:value-type="float" office:value="19.1658" calcext:value-type="float">
            <text:p>19.1658</text:p>
          </table:table-cell>
          <table:table-cell table:style-name="Default" office:value-type="float" office:value="21.6005" calcext:value-type="float">
            <text:p>21.6005</text:p>
          </table:table-cell>
          <table:table-cell table:style-name="Default" office:value-type="float" office:value="9.1353" calcext:value-type="float">
            <text:p>9.1353</text:p>
          </table:table-cell>
          <table:table-cell table:style-name="Default" office:value-type="float" office:value="50.0983" calcext:value-type="float">
            <text:p>50.0983</text:p>
          </table:table-cell>
          <table:table-cell table:style-name="Default" office:value-type="float" office:value="31.78" calcext:value-type="float">
            <text:p>31.78</text:p>
          </table:table-cell>
          <table:table-cell table:style-name="Default" office:value-type="float" office:value="80.8" calcext:value-type="float">
            <text:p>80.8</text:p>
          </table:table-cell>
          <table:table-cell table:style-name="Default" office:value-type="float" office:value="37.08" calcext:value-type="float">
            <text:p>37.08</text:p>
          </table:table-cell>
          <table:table-cell table:style-name="Default" office:value-type="float" office:value="121.18" calcext:value-type="float">
            <text:p>121.18</text:p>
          </table:table-cell>
          <table:table-cell table:style-name="Default" office:value-type="float" office:value="270.84" calcext:value-type="float">
            <text:p>270.84</text:p>
          </table:table-cell>
          <table:table-cell table:style-name="Default" office:value-type="float" office:value="11.7339" calcext:value-type="float">
            <text:p>11.7339</text:p>
          </table:table-cell>
          <table:table-cell table:style-name="Default" office:value-type="float" office:value="29.8331" calcext:value-type="float">
            <text:p>29.8331</text:p>
          </table:table-cell>
          <table:table-cell table:style-name="Default" office:value-type="float" office:value="13.6907" calcext:value-type="float">
            <text:p>13.6907</text:p>
          </table:table-cell>
          <table:table-cell table:style-name="Default" office:value-type="float" office:value="44.7423" calcext:value-type="float">
            <text:p>44.7423</text:p>
          </table:table-cell>
        </table:table-row>
        <table:table-row table:style-name="ro1">
          <table:table-cell table:style-name="ce10" office:value-type="string" calcext:value-type="string">
            <text:p>grubhub-15-5.tsp </text:p>
          </table:table-cell>
          <table:table-cell table:style-name="Default" office:value-type="float" office:value="150.96" calcext:value-type="float">
            <text:p>150.96</text:p>
          </table:table-cell>
          <table:table-cell table:style-name="Default" office:value-type="float" office:value="35.8" calcext:value-type="float">
            <text:p>35.8</text:p>
          </table:table-cell>
          <table:table-cell table:style-name="Default" office:value-type="float" office:value="11.62" calcext:value-type="float">
            <text:p>11.62</text:p>
          </table:table-cell>
          <table:table-cell table:style-name="Default" office:value-type="float" office:value="179.18" calcext:value-type="float">
            <text:p>179.18</text:p>
          </table:table-cell>
          <table:table-cell table:style-name="Default" office:value-type="float" office:value="377.56" calcext:value-type="float">
            <text:p>377.56</text:p>
          </table:table-cell>
          <table:table-cell table:style-name="Default" office:value-type="float" office:value="39.983" calcext:value-type="float">
            <text:p>39.983</text:p>
          </table:table-cell>
          <table:table-cell table:style-name="Default" office:value-type="float" office:value="9.48194" calcext:value-type="float">
            <text:p>9.48194</text:p>
          </table:table-cell>
          <table:table-cell table:style-name="Default" office:value-type="float" office:value="3.07766" calcext:value-type="float">
            <text:p>3.07766</text:p>
          </table:table-cell>
          <table:table-cell table:style-name="Default" office:value-type="float" office:value="47.4574" calcext:value-type="float">
            <text:p>47.4574</text:p>
          </table:table-cell>
          <table:table-cell table:style-name="Default" office:value-type="float" office:value="113.34" calcext:value-type="float">
            <text:p>113.34</text:p>
          </table:table-cell>
          <table:table-cell table:style-name="Default" office:value-type="float" office:value="58.4" calcext:value-type="float">
            <text:p>58.4</text:p>
          </table:table-cell>
          <table:table-cell table:style-name="Default" office:value-type="float" office:value="21.94" calcext:value-type="float">
            <text:p>21.94</text:p>
          </table:table-cell>
          <table:table-cell table:style-name="Default" office:value-type="float" office:value="174.66" calcext:value-type="float">
            <text:p>174.66</text:p>
          </table:table-cell>
          <table:table-cell table:style-name="Default" office:value-type="float" office:value="368.34" calcext:value-type="float">
            <text:p>368.34</text:p>
          </table:table-cell>
          <table:table-cell table:style-name="Default" office:value-type="float" office:value="30.7705" calcext:value-type="float">
            <text:p>30.7705</text:p>
          </table:table-cell>
          <table:table-cell table:style-name="Default" office:value-type="float" office:value="15.8549" calcext:value-type="float">
            <text:p>15.8549</text:p>
          </table:table-cell>
          <table:table-cell table:style-name="Default" office:value-type="float" office:value="5.95645" calcext:value-type="float">
            <text:p>5.95645</text:p>
          </table:table-cell>
          <table:table-cell table:style-name="Default" office:value-type="float" office:value="47.4181" calcext:value-type="float">
            <text:p>47.4181</text:p>
          </table:table-cell>
          <table:table-cell table:style-name="Default" office:value-type="float" office:value="105.26" calcext:value-type="float">
            <text:p>105.26</text:p>
          </table:table-cell>
          <table:table-cell table:style-name="Default" office:value-type="float" office:value="58.4" calcext:value-type="float">
            <text:p>58.4</text:p>
          </table:table-cell>
          <table:table-cell table:style-name="Default" office:value-type="float" office:value="21.94" calcext:value-type="float">
            <text:p>21.94</text:p>
          </table:table-cell>
          <table:table-cell table:style-name="Default" office:value-type="float" office:value="136.22" calcext:value-type="float">
            <text:p>136.22</text:p>
          </table:table-cell>
          <table:table-cell table:style-name="Default" office:value-type="float" office:value="321.82" calcext:value-type="float">
            <text:p>321.82</text:p>
          </table:table-cell>
          <table:table-cell table:style-name="Default" office:value-type="float" office:value="32.7077" calcext:value-type="float">
            <text:p>32.7077</text:p>
          </table:table-cell>
          <table:table-cell table:style-name="Default" office:value-type="float" office:value="18.1468" calcext:value-type="float">
            <text:p>18.1468</text:p>
          </table:table-cell>
          <table:table-cell table:style-name="Default" office:value-type="float" office:value="6.81748" calcext:value-type="float">
            <text:p>6.81748</text:p>
          </table:table-cell>
          <table:table-cell table:style-name="Default" office:value-type="float" office:value="42.328" calcext:value-type="float">
            <text:p>42.328</text:p>
          </table:table-cell>
          <table:table-cell table:style-name="Default" office:value-type="float" office:value="58.34" calcext:value-type="float">
            <text:p>58.34</text:p>
          </table:table-cell>
          <table:table-cell table:style-name="Default" office:value-type="float" office:value="74.04" calcext:value-type="float">
            <text:p>74.04</text:p>
          </table:table-cell>
          <table:table-cell table:style-name="Default" office:value-type="float" office:value="44.36" calcext:value-type="float">
            <text:p>44.36</text:p>
          </table:table-cell>
          <table:table-cell table:style-name="Default" office:value-type="float" office:value="120.14" calcext:value-type="float">
            <text:p>120.14</text:p>
          </table:table-cell>
          <table:table-cell table:style-name="Default" office:value-type="float" office:value="296.88" calcext:value-type="float">
            <text:p>296.88</text:p>
          </table:table-cell>
          <table:table-cell table:style-name="Default" office:value-type="float" office:value="19.651" calcext:value-type="float">
            <text:p>19.651</text:p>
          </table:table-cell>
          <table:table-cell table:style-name="Default" office:value-type="float" office:value="24.9394" calcext:value-type="float">
            <text:p>24.9394</text:p>
          </table:table-cell>
          <table:table-cell table:style-name="Default" office:value-type="float" office:value="14.9421" calcext:value-type="float">
            <text:p>14.9421</text:p>
          </table:table-cell>
          <table:table-cell table:style-name="Default" office:value-type="float" office:value="40.4675" calcext:value-type="float">
            <text:p>40.4675</text:p>
          </table:table-cell>
        </table:table-row>
        <table:table-row table:style-name="ro1">
          <table:table-cell table:style-name="ce10" office:value-type="string" calcext:value-type="string">
            <text:p>grubhub-15-6.tsp </text:p>
          </table:table-cell>
          <table:table-cell table:style-name="Default" office:value-type="float" office:value="135.2" calcext:value-type="float">
            <text:p>135.2</text:p>
          </table:table-cell>
          <table:table-cell table:style-name="Default" office:value-type="float" office:value="10.22" calcext:value-type="float">
            <text:p>10.22</text:p>
          </table:table-cell>
          <table:table-cell table:style-name="Default" office:value-type="float" office:value="6.32" calcext:value-type="float">
            <text:p>6.32</text:p>
          </table:table-cell>
          <table:table-cell table:style-name="Default" office:value-type="float" office:value="210.2" calcext:value-type="float">
            <text:p>210.2</text:p>
          </table:table-cell>
          <table:table-cell table:style-name="Default" office:value-type="float" office:value="361.94" calcext:value-type="float">
            <text:p>361.94</text:p>
          </table:table-cell>
          <table:table-cell table:style-name="Default" office:value-type="float" office:value="37.3543" calcext:value-type="float">
            <text:p>37.3543</text:p>
          </table:table-cell>
          <table:table-cell table:style-name="Default" office:value-type="float" office:value="2.82367" calcext:value-type="float">
            <text:p>2.82367</text:p>
          </table:table-cell>
          <table:table-cell table:style-name="Default" office:value-type="float" office:value="1.74615" calcext:value-type="float">
            <text:p>1.74615</text:p>
          </table:table-cell>
          <table:table-cell table:style-name="Default" office:value-type="float" office:value="58.0759" calcext:value-type="float">
            <text:p>58.0759</text:p>
          </table:table-cell>
          <table:table-cell table:style-name="Default" office:value-type="float" office:value="114.42" calcext:value-type="float">
            <text:p>114.42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14.48" calcext:value-type="float">
            <text:p>14.48</text:p>
          </table:table-cell>
          <table:table-cell table:style-name="Default" office:value-type="float" office:value="189.24" calcext:value-type="float">
            <text:p>189.24</text:p>
          </table:table-cell>
          <table:table-cell table:style-name="Default" office:value-type="float" office:value="334.44" calcext:value-type="float">
            <text:p>334.44</text:p>
          </table:table-cell>
          <table:table-cell table:style-name="Default" office:value-type="float" office:value="34.2124" calcext:value-type="float">
            <text:p>34.2124</text:p>
          </table:table-cell>
          <table:table-cell table:style-name="Default" office:value-type="float" office:value="4.87382" calcext:value-type="float">
            <text:p>4.87382</text:p>
          </table:table-cell>
          <table:table-cell table:style-name="Default" office:value-type="float" office:value="4.32963" calcext:value-type="float">
            <text:p>4.32963</text:p>
          </table:table-cell>
          <table:table-cell table:style-name="Default" office:value-type="float" office:value="56.5841" calcext:value-type="float">
            <text:p>56.5841</text:p>
          </table:table-cell>
          <table:table-cell table:style-name="Default" office:value-type="float" office:value="88.06" calcext:value-type="float">
            <text:p>88.06</text:p>
          </table:table-cell>
          <table:table-cell table:style-name="Default" office:value-type="float" office:value="50.96" calcext:value-type="float">
            <text:p>50.96</text:p>
          </table:table-cell>
          <table:table-cell table:style-name="Default" office:value-type="float" office:value="26.18" calcext:value-type="float">
            <text:p>26.18</text:p>
          </table:table-cell>
          <table:table-cell table:style-name="Default" office:value-type="float" office:value="181.54" calcext:value-type="float">
            <text:p>181.54</text:p>
          </table:table-cell>
          <table:table-cell table:style-name="Default" office:value-type="float" office:value="346.74" calcext:value-type="float">
            <text:p>346.74</text:p>
          </table:table-cell>
          <table:table-cell table:style-name="Default" office:value-type="float" office:value="25.3966" calcext:value-type="float">
            <text:p>25.3966</text:p>
          </table:table-cell>
          <table:table-cell table:style-name="Default" office:value-type="float" office:value="14.6969" calcext:value-type="float">
            <text:p>14.6969</text:p>
          </table:table-cell>
          <table:table-cell table:style-name="Default" office:value-type="float" office:value="7.55033" calcext:value-type="float">
            <text:p>7.55033</text:p>
          </table:table-cell>
          <table:table-cell table:style-name="Default" office:value-type="float" office:value="52.3562" calcext:value-type="float">
            <text:p>52.3562</text:p>
          </table:table-cell>
          <table:table-cell table:style-name="Default" office:value-type="float" office:value="42.14" calcext:value-type="float">
            <text:p>42.14</text:p>
          </table:table-cell>
          <table:table-cell table:style-name="Default" office:value-type="float" office:value="62.48" calcext:value-type="float">
            <text:p>62.48</text:p>
          </table:table-cell>
          <table:table-cell table:style-name="Default" office:value-type="float" office:value="52.46" calcext:value-type="float">
            <text:p>52.46</text:p>
          </table:table-cell>
          <table:table-cell table:style-name="Default" office:value-type="float" office:value="128.52" calcext:value-type="float">
            <text:p>128.52</text:p>
          </table:table-cell>
          <table:table-cell table:style-name="Default" office:value-type="float" office:value="285.6" calcext:value-type="float">
            <text:p>285.6</text:p>
          </table:table-cell>
          <table:table-cell table:style-name="Default" office:value-type="float" office:value="14.7549" calcext:value-type="float">
            <text:p>14.7549</text:p>
          </table:table-cell>
          <table:table-cell table:style-name="Default" office:value-type="float" office:value="21.8768" calcext:value-type="float">
            <text:p>21.8768</text:p>
          </table:table-cell>
          <table:table-cell table:style-name="Default" office:value-type="float" office:value="18.3683" calcext:value-type="float">
            <text:p>18.3683</text:p>
          </table:table-cell>
          <table:table-cell table:style-name="Default" office:value-type="float" office:value="45" calcext:value-type="float">
            <text:p>45</text:p>
          </table:table-cell>
        </table:table-row>
        <table:table-row table:style-name="ro1">
          <table:table-cell table:style-name="ce10" office:value-type="string" calcext:value-type="string">
            <text:p>grubhub-15-7.tsp </text:p>
          </table:table-cell>
          <table:table-cell table:style-name="Default" office:value-type="float" office:value="131.36" calcext:value-type="float">
            <text:p>131.36</text:p>
          </table:table-cell>
          <table:table-cell table:style-name="Default" office:value-type="float" office:value="14.18" calcext:value-type="float">
            <text:p>14.18</text:p>
          </table:table-cell>
          <table:table-cell table:style-name="Default" office:value-type="float" office:value="8.22" calcext:value-type="float">
            <text:p>8.22</text:p>
          </table:table-cell>
          <table:table-cell table:style-name="Default" office:value-type="float" office:value="168.62" calcext:value-type="float">
            <text:p>168.62</text:p>
          </table:table-cell>
          <table:table-cell table:style-name="Default" office:value-type="float" office:value="322.38" calcext:value-type="float">
            <text:p>322.38</text:p>
          </table:table-cell>
          <table:table-cell table:style-name="Default" office:value-type="float" office:value="40.7469" calcext:value-type="float">
            <text:p>40.7469</text:p>
          </table:table-cell>
          <table:table-cell table:style-name="Default" office:value-type="float" office:value="4.39854" calcext:value-type="float">
            <text:p>4.39854</text:p>
          </table:table-cell>
          <table:table-cell table:style-name="Default" office:value-type="float" office:value="2.54979" calcext:value-type="float">
            <text:p>2.54979</text:p>
          </table:table-cell>
          <table:table-cell table:style-name="Default" office:value-type="float" office:value="52.3047" calcext:value-type="float">
            <text:p>52.3047</text:p>
          </table:table-cell>
          <table:table-cell table:style-name="Default" office:value-type="float" office:value="89.04" calcext:value-type="float">
            <text:p>89.04</text:p>
          </table:table-cell>
          <table:table-cell table:style-name="Default" office:value-type="float" office:value="54.78" calcext:value-type="float">
            <text:p>54.78</text:p>
          </table:table-cell>
          <table:table-cell table:style-name="Default" office:value-type="float" office:value="26.34" calcext:value-type="float">
            <text:p>26.34</text:p>
          </table:table-cell>
          <table:table-cell table:style-name="Default" office:value-type="float" office:value="116.74" calcext:value-type="float">
            <text:p>116.74</text:p>
          </table:table-cell>
          <table:table-cell table:style-name="Default" office:value-type="float" office:value="286.9" calcext:value-type="float">
            <text:p>286.9</text:p>
          </table:table-cell>
          <table:table-cell table:style-name="Default" office:value-type="float" office:value="31.0352" calcext:value-type="float">
            <text:p>31.0352</text:p>
          </table:table-cell>
          <table:table-cell table:style-name="Default" office:value-type="float" office:value="19.0938" calcext:value-type="float">
            <text:p>19.0938</text:p>
          </table:table-cell>
          <table:table-cell table:style-name="Default" office:value-type="float" office:value="9.1809" calcext:value-type="float">
            <text:p>9.1809</text:p>
          </table:table-cell>
          <table:table-cell table:style-name="Default" office:value-type="float" office:value="40.6901" calcext:value-type="float">
            <text:p>40.6901</text:p>
          </table:table-cell>
          <table:table-cell table:style-name="Default" office:value-type="float" office:value="83.38" calcext:value-type="float">
            <text:p>83.38</text:p>
          </table:table-cell>
          <table:table-cell table:style-name="Default" office:value-type="float" office:value="54.78" calcext:value-type="float">
            <text:p>54.78</text:p>
          </table:table-cell>
          <table:table-cell table:style-name="Default" office:value-type="float" office:value="26.34" calcext:value-type="float">
            <text:p>26.34</text:p>
          </table:table-cell>
          <table:table-cell table:style-name="Default" office:value-type="float" office:value="109.38" calcext:value-type="float">
            <text:p>109.38</text:p>
          </table:table-cell>
          <table:table-cell table:style-name="Default" office:value-type="float" office:value="273.88" calcext:value-type="float">
            <text:p>273.88</text:p>
          </table:table-cell>
          <table:table-cell table:style-name="Default" office:value-type="float" office:value="30.444" calcext:value-type="float">
            <text:p>30.444</text:p>
          </table:table-cell>
          <table:table-cell table:style-name="Default" office:value-type="float" office:value="20.0015" calcext:value-type="float">
            <text:p>20.0015</text:p>
          </table:table-cell>
          <table:table-cell table:style-name="Default" office:value-type="float" office:value="9.61735" calcext:value-type="float">
            <text:p>9.61735</text:p>
          </table:table-cell>
          <table:table-cell table:style-name="Default" office:value-type="float" office:value="39.9372" calcext:value-type="float">
            <text:p>39.9372</text:p>
          </table:table-cell>
          <table:table-cell table:style-name="Default" office:value-type="float" office:value="65.7" calcext:value-type="float">
            <text:p>65.7</text:p>
          </table:table-cell>
          <table:table-cell table:style-name="Default" office:value-type="float" office:value="64.14" calcext:value-type="float">
            <text:p>64.14</text:p>
          </table:table-cell>
          <table:table-cell table:style-name="Default" office:value-type="float" office:value="32.7" calcext:value-type="float">
            <text:p>32.7</text:p>
          </table:table-cell>
          <table:table-cell table:style-name="Default" office:value-type="float" office:value="84.52" calcext:value-type="float">
            <text:p>84.52</text:p>
          </table:table-cell>
          <table:table-cell table:style-name="Default" office:value-type="float" office:value="247.06" calcext:value-type="float">
            <text:p>247.06</text:p>
          </table:table-cell>
          <table:table-cell table:style-name="Default" office:value-type="float" office:value="26.5927" calcext:value-type="float">
            <text:p>26.5927</text:p>
          </table:table-cell>
          <table:table-cell table:style-name="Default" office:value-type="float" office:value="25.9613" calcext:value-type="float">
            <text:p>25.9613</text:p>
          </table:table-cell>
          <table:table-cell table:style-name="Default" office:value-type="float" office:value="13.2357" calcext:value-type="float">
            <text:p>13.2357</text:p>
          </table:table-cell>
          <table:table-cell table:style-name="Default" office:value-type="float" office:value="34.2103" calcext:value-type="float">
            <text:p>34.2103</text:p>
          </table:table-cell>
        </table:table-row>
        <table:table-row table:style-name="ro1">
          <table:table-cell table:style-name="ce10" office:value-type="string" calcext:value-type="string">
            <text:p>grubhub-15-8.tsp </text:p>
          </table:table-cell>
          <table:table-cell table:style-name="Default" office:value-type="float" office:value="142.8" calcext:value-type="float">
            <text:p>142.8</text:p>
          </table:table-cell>
          <table:table-cell table:style-name="Default" office:value-type="float" office:value="20.64" calcext:value-type="float">
            <text:p>20.64</text:p>
          </table:table-cell>
          <table:table-cell table:style-name="Default" office:value-type="float" office:value="16.06" calcext:value-type="float">
            <text:p>16.06</text:p>
          </table:table-cell>
          <table:table-cell table:style-name="Default" office:value-type="float" office:value="173.26" calcext:value-type="float">
            <text:p>173.26</text:p>
          </table:table-cell>
          <table:table-cell table:style-name="Default" office:value-type="float" office:value="352.76" calcext:value-type="float">
            <text:p>352.76</text:p>
          </table:table-cell>
          <table:table-cell table:style-name="Default" office:value-type="float" office:value="40.4808" calcext:value-type="float">
            <text:p>40.4808</text:p>
          </table:table-cell>
          <table:table-cell table:style-name="Default" office:value-type="float" office:value="5.851" calcext:value-type="float">
            <text:p>5.851</text:p>
          </table:table-cell>
          <table:table-cell table:style-name="Default" office:value-type="float" office:value="4.55267" calcext:value-type="float">
            <text:p>4.55267</text:p>
          </table:table-cell>
          <table:table-cell table:style-name="Default" office:value-type="float" office:value="49.1155" calcext:value-type="float">
            <text:p>49.1155</text:p>
          </table:table-cell>
          <table:table-cell table:style-name="Default" office:value-type="float" office:value="100.48" calcext:value-type="float">
            <text:p>100.48</text:p>
          </table:table-cell>
          <table:table-cell table:style-name="Default" office:value-type="float" office:value="49.02" calcext:value-type="float">
            <text:p>49.02</text:p>
          </table:table-cell>
          <table:table-cell table:style-name="Default" office:value-type="float" office:value="35.22" calcext:value-type="float">
            <text:p>35.22</text:p>
          </table:table-cell>
          <table:table-cell table:style-name="Default" office:value-type="float" office:value="144.18" calcext:value-type="float">
            <text:p>144.18</text:p>
          </table:table-cell>
          <table:table-cell table:style-name="Default" office:value-type="float" office:value="328.9" calcext:value-type="float">
            <text:p>328.9</text:p>
          </table:table-cell>
          <table:table-cell table:style-name="Default" office:value-type="float" office:value="30.5503" calcext:value-type="float">
            <text:p>30.5503</text:p>
          </table:table-cell>
          <table:table-cell table:style-name="Default" office:value-type="float" office:value="14.9042" calcext:value-type="float">
            <text:p>14.9042</text:p>
          </table:table-cell>
          <table:table-cell table:style-name="Default" office:value-type="float" office:value="10.7084" calcext:value-type="float">
            <text:p>10.7084</text:p>
          </table:table-cell>
          <table:table-cell table:style-name="Default" office:value-type="float" office:value="43.837" calcext:value-type="float">
            <text:p>43.837</text:p>
          </table:table-cell>
          <table:table-cell table:style-name="Default" office:value-type="float" office:value="76.84" calcext:value-type="float">
            <text:p>76.84</text:p>
          </table:table-cell>
          <table:table-cell table:style-name="Default" office:value-type="float" office:value="63.54" calcext:value-type="float">
            <text:p>63.54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27.72" calcext:value-type="float">
            <text:p>127.72</text:p>
          </table:table-cell>
          <table:table-cell table:style-name="Default" office:value-type="float" office:value="317.1" calcext:value-type="float">
            <text:p>317.1</text:p>
          </table:table-cell>
          <table:table-cell table:style-name="Default" office:value-type="float" office:value="24.2321" calcext:value-type="float">
            <text:p>24.2321</text:p>
          </table:table-cell>
          <table:table-cell table:style-name="Default" office:value-type="float" office:value="20.0378" calcext:value-type="float">
            <text:p>20.0378</text:p>
          </table:table-cell>
          <table:table-cell table:style-name="Default" office:value-type="float" office:value="15.4525" calcext:value-type="float">
            <text:p>15.4525</text:p>
          </table:table-cell>
          <table:table-cell table:style-name="Default" office:value-type="float" office:value="40.2775" calcext:value-type="float">
            <text:p>40.2775</text:p>
          </table:table-cell>
          <table:table-cell table:style-name="Default" office:value-type="float" office:value="46.52" calcext:value-type="float">
            <text:p>46.52</text:p>
          </table:table-cell>
          <table:table-cell table:style-name="Default" office:value-type="float" office:value="84.68" calcext:value-type="float">
            <text:p>84.68</text:p>
          </table:table-cell>
          <table:table-cell table:style-name="Default" office:value-type="float" office:value="58.9" calcext:value-type="float">
            <text:p>58.9</text:p>
          </table:table-cell>
          <table:table-cell table:style-name="Default" office:value-type="float" office:value="118.46" calcext:value-type="float">
            <text:p>118.46</text:p>
          </table:table-cell>
          <table:table-cell table:style-name="Default" office:value-type="float" office:value="308.56" calcext:value-type="float">
            <text:p>308.56</text:p>
          </table:table-cell>
          <table:table-cell table:style-name="Default" office:value-type="float" office:value="15.0765" calcext:value-type="float">
            <text:p>15.0765</text:p>
          </table:table-cell>
          <table:table-cell table:style-name="Default" office:value-type="float" office:value="27.4436" calcext:value-type="float">
            <text:p>27.4436</text:p>
          </table:table-cell>
          <table:table-cell table:style-name="Default" office:value-type="float" office:value="19.0887" calcext:value-type="float">
            <text:p>19.0887</text:p>
          </table:table-cell>
          <table:table-cell table:style-name="Default" office:value-type="float" office:value="38.3912" calcext:value-type="float">
            <text:p>38.3912</text:p>
          </table:table-cell>
        </table:table-row>
        <table:table-row table:style-name="ro1">
          <table:table-cell table:style-name="ce11" office:value-type="string" calcext:value-type="string">
            <text:p>grubhub-15-9.tsp </text:p>
          </table:table-cell>
          <table:table-cell table:style-name="Default" office:value-type="float" office:value="140.52" calcext:value-type="float">
            <text:p>140.52</text:p>
          </table:table-cell>
          <table:table-cell table:style-name="Default" office:value-type="float" office:value="13.1" calcext:value-type="float">
            <text:p>13.1</text:p>
          </table:table-cell>
          <table:table-cell table:style-name="Default" office:value-type="float" office:value="11.62" calcext:value-type="float">
            <text:p>11.62</text:p>
          </table:table-cell>
          <table:table-cell table:style-name="Default" office:value-type="float" office:value="236.2" calcext:value-type="float">
            <text:p>236.2</text:p>
          </table:table-cell>
          <table:table-cell table:style-name="Default" office:value-type="float" office:value="401.44" calcext:value-type="float">
            <text:p>401.44</text:p>
          </table:table-cell>
          <table:table-cell table:style-name="Default" office:value-type="float" office:value="35.004" calcext:value-type="float">
            <text:p>35.004</text:p>
          </table:table-cell>
          <table:table-cell table:style-name="Default" office:value-type="float" office:value="3.26325" calcext:value-type="float">
            <text:p>3.26325</text:p>
          </table:table-cell>
          <table:table-cell table:style-name="Default" office:value-type="float" office:value="2.89458" calcext:value-type="float">
            <text:p>2.89458</text:p>
          </table:table-cell>
          <table:table-cell table:style-name="Default" office:value-type="float" office:value="58.8382" calcext:value-type="float">
            <text:p>58.8382</text:p>
          </table:table-cell>
          <table:table-cell table:style-name="Default" office:value-type="float" office:value="96.24" calcext:value-type="float">
            <text:p>96.24</text:p>
          </table:table-cell>
          <table:table-cell table:style-name="Default" office:value-type="float" office:value="57.28" calcext:value-type="float">
            <text:p>57.28</text:p>
          </table:table-cell>
          <table:table-cell table:style-name="Default" office:value-type="float" office:value="31.86" calcext:value-type="float">
            <text:p>31.86</text:p>
          </table:table-cell>
          <table:table-cell table:style-name="Default" office:value-type="float" office:value="211.94" calcext:value-type="float">
            <text:p>211.94</text:p>
          </table:table-cell>
          <table:table-cell table:style-name="Default" office:value-type="float" office:value="397.32" calcext:value-type="float">
            <text:p>397.32</text:p>
          </table:table-cell>
          <table:table-cell table:style-name="Default" office:value-type="float" office:value="24.2223" calcext:value-type="float">
            <text:p>24.2223</text:p>
          </table:table-cell>
          <table:table-cell table:style-name="Default" office:value-type="float" office:value="14.4166" calcext:value-type="float">
            <text:p>14.4166</text:p>
          </table:table-cell>
          <table:table-cell table:style-name="Default" office:value-type="float" office:value="8.01873" calcext:value-type="float">
            <text:p>8.01873</text:p>
          </table:table-cell>
          <table:table-cell table:style-name="Default" office:value-type="float" office:value="53.3424" calcext:value-type="float">
            <text:p>53.3424</text:p>
          </table:table-cell>
          <table:table-cell table:style-name="Default" office:value-type="float" office:value="82.18" calcext:value-type="float">
            <text:p>82.18</text:p>
          </table:table-cell>
          <table:table-cell table:style-name="Default" office:value-type="float" office:value="70.88" calcext:value-type="float">
            <text:p>70.88</text:p>
          </table:table-cell>
          <table:table-cell table:style-name="Default" office:value-type="float" office:value="42.9" calcext:value-type="float">
            <text:p>42.9</text:p>
          </table:table-cell>
          <table:table-cell table:style-name="Default" office:value-type="float" office:value="186.82" calcext:value-type="float">
            <text:p>186.82</text:p>
          </table:table-cell>
          <table:table-cell table:style-name="Default" office:value-type="float" office:value="382.78" calcext:value-type="float">
            <text:p>382.78</text:p>
          </table:table-cell>
          <table:table-cell table:style-name="Default" office:value-type="float" office:value="21.4693" calcext:value-type="float">
            <text:p>21.4693</text:p>
          </table:table-cell>
          <table:table-cell table:style-name="Default" office:value-type="float" office:value="18.5172" calcext:value-type="float">
            <text:p>18.5172</text:p>
          </table:table-cell>
          <table:table-cell table:style-name="Default" office:value-type="float" office:value="11.2075" calcext:value-type="float">
            <text:p>11.2075</text:p>
          </table:table-cell>
          <table:table-cell table:style-name="Default" office:value-type="float" office:value="48.8061" calcext:value-type="float">
            <text:p>48.8061</text:p>
          </table:table-cell>
          <table:table-cell table:style-name="Default" office:value-type="float" office:value="55.22" calcext:value-type="float">
            <text:p>55.22</text:p>
          </table:table-cell>
          <table:table-cell table:style-name="Default" office:value-type="float" office:value="71.36" calcext:value-type="float">
            <text:p>71.36</text:p>
          </table:table-cell>
          <table:table-cell table:style-name="Default" office:value-type="float" office:value="52.32" calcext:value-type="float">
            <text:p>52.32</text:p>
          </table:table-cell>
          <table:table-cell table:style-name="Default" office:value-type="float" office:value="163.98" calcext:value-type="float">
            <text:p>163.98</text:p>
          </table:table-cell>
          <table:table-cell table:style-name="Default" office:value-type="float" office:value="342.88" calcext:value-type="float">
            <text:p>342.88</text:p>
          </table:table-cell>
          <table:table-cell table:style-name="Default" office:value-type="float" office:value="16.1048" calcext:value-type="float">
            <text:p>16.1048</text:p>
          </table:table-cell>
          <table:table-cell table:style-name="Default" office:value-type="float" office:value="20.8119" calcext:value-type="float">
            <text:p>20.8119</text:p>
          </table:table-cell>
          <table:table-cell table:style-name="Default" office:value-type="float" office:value="15.259" calcext:value-type="float">
            <text:p>15.259</text:p>
          </table:table-cell>
          <table:table-cell table:style-name="Default" office:value-type="float" office:value="47.8243" calcext:value-type="float">
            <text:p>47.8243</text:p>
          </table:table-cell>
        </table:table-row>
        <table:table-row table:style-name="ro1" table:number-rows-repeated="71">
          <table:table-cell/>
          <table:table-cell table:style-name="Default" table:number-columns-repeated="17"/>
          <table:table-cell table:number-columns-repeated="19"/>
        </table:table-row>
        <table:table-row table:style-name="ro1" table:number-rows-repeated="1048442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ompare stats" table:style-name="ta2">
        <office:forms form:automatic-focus="false" form:apply-design-mode="false"/>
        <table:table-column table:style-name="co17" table:default-cell-style-name="ce23"/>
        <table:table-column table:style-name="co18" table:number-columns-repeated="3" table:default-cell-style-name="ce3"/>
        <table:table-column table:style-name="co19" table:default-cell-style-name="ce3"/>
        <table:table-column table:style-name="co18" table:number-columns-repeated="4" table:default-cell-style-name="ce3"/>
        <table:table-column table:style-name="co20" table:default-cell-style-name="ce3"/>
        <table:table-column table:style-name="co18" table:default-cell-style-name="ce3"/>
        <table:table-column table:style-name="co18" table:number-columns-repeated="3" table:default-cell-style-name="Default"/>
        <table:table-column table:style-name="co20" table:default-cell-style-name="Default"/>
        <table:table-column table:style-name="co18" table:number-columns-repeated="4" table:default-cell-style-name="Default"/>
        <table:table-column table:style-name="co21" table:default-cell-style-name="Default"/>
        <table:table-column table:style-name="co18" table:default-cell-style-name="Default"/>
        <table:table-row table:style-name="ro2">
          <table:table-cell table:style-name="Default"/>
          <table:table-cell table:style-name="ce74" office:value-type="percentage" office:value="0.1" calcext:value-type="percentage" table:number-columns-spanned="5" table:number-rows-spanned="1">
            <text:p>10.00%</text:p>
          </table:table-cell>
          <table:covered-table-cell table:number-columns-repeated="4" table:style-name="ce74"/>
          <table:table-cell table:style-name="ce74" office:value-type="percentage" office:value="0.2" calcext:value-type="percentage" table:number-columns-spanned="5" table:number-rows-spanned="1">
            <text:p>20.00%</text:p>
          </table:table-cell>
          <table:covered-table-cell table:number-columns-repeated="4" table:style-name="ce74"/>
          <table:table-cell table:style-name="ce74" office:value-type="percentage" office:value="0.3" calcext:value-type="percentage" table:number-columns-spanned="5" table:number-rows-spanned="1">
            <text:p>30.00%</text:p>
          </table:table-cell>
          <table:covered-table-cell table:number-columns-repeated="4" table:style-name="ce74"/>
          <table:table-cell table:style-name="ce74" office:value-type="percentage" office:value="0.4" calcext:value-type="percentage" table:number-columns-spanned="5" table:number-rows-spanned="1">
            <text:p>40.00%</text:p>
          </table:table-cell>
          <table:covered-table-cell table:number-columns-repeated="4" table:style-name="ce74"/>
        </table:table-row>
        <table:table-row table:style-name="ro2">
          <table:table-cell table:style-name="ce68" office:value-type="string" calcext:value-type="string" table:number-columns-spanned="1" table:number-rows-spanned="2">
            <text:p>Instance</text:p>
          </table:table-cell>
          <table:table-cell table:style-name="ce68" office:value-type="string" calcext:value-type="string" table:number-columns-spanned="5" table:number-rows-spanned="1">
            <text:p>ScSp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ScSp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ScSp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ScSp</text:p>
          </table:table-cell>
          <table:covered-table-cell table:number-columns-repeated="4" table:style-name="ce68"/>
        </table:table-row>
        <table:table-row table:style-name="ro1">
          <table:covered-table-cell table:style-name="ce68"/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ScSp stats'.E3]" office:value-type="float" office:value="85.704" calcext:value-type="float">
            <text:p>85.704</text:p>
          </table:table-cell>
          <table:table-cell table:formula="of:=[$'ScSp stats'.F3]" office:value-type="float" office:value="8.301" calcext:value-type="float">
            <text:p>8.301</text:p>
          </table:table-cell>
          <table:table-cell table:formula="of:=[$'ScSp stats'.G3]" office:value-type="float" office:value="79.8376" calcext:value-type="float">
            <text:p>79.8376</text:p>
          </table:table-cell>
          <table:table-cell table:formula="of:=[$'ScSp stats'.I3]" office:value-type="float" office:value="0.11" calcext:value-type="float">
            <text:p>0.11</text:p>
          </table:table-cell>
          <table:table-cell table:formula="of:=[$'ScSp stats'.J3]" office:value-type="float" office:value="14.1674" calcext:value-type="float">
            <text:p>14.1674</text:p>
          </table:table-cell>
          <table:table-cell table:formula="of:=[$'ScSp stats'.N3]" office:value-type="float" office:value="79.3404" calcext:value-type="float">
            <text:p>79.3404</text:p>
          </table:table-cell>
          <table:table-cell table:formula="of:=[$'ScSp stats'.O3]" office:value-type="float" office:value="8.301" calcext:value-type="float">
            <text:p>8.301</text:p>
          </table:table-cell>
          <table:table-cell table:formula="of:=[$'ScSp stats'.P3]" office:value-type="float" office:value="58.5672" calcext:value-type="float">
            <text:p>58.5672</text:p>
          </table:table-cell>
          <table:table-cell table:formula="of:=[$'ScSp stats'.R3]" office:value-type="float" office:value="0.09" calcext:value-type="float">
            <text:p>0.09</text:p>
          </table:table-cell>
          <table:table-cell table:formula="of:=[$'ScSp stats'.S3]" office:value-type="float" office:value="29.0742" calcext:value-type="float">
            <text:p>29.0742</text:p>
          </table:table-cell>
          <table:table-cell table:formula="of:=[$'ScSp stats'.W3]" office:value-type="float" office:value="68.6676" calcext:value-type="float">
            <text:p>68.6676</text:p>
          </table:table-cell>
          <table:table-cell table:formula="of:=[$'ScSp stats'.X3]" office:value-type="float" office:value="8.301" calcext:value-type="float">
            <text:p>8.301</text:p>
          </table:table-cell>
          <table:table-cell table:formula="of:=[$'ScSp stats'.Y3]" office:value-type="float" office:value="52.2376" calcext:value-type="float">
            <text:p>52.2376</text:p>
          </table:table-cell>
          <table:table-cell table:formula="of:=[$'ScSp stats'.AA3]" office:value-type="float" office:value="0.15" calcext:value-type="float">
            <text:p>0.15</text:p>
          </table:table-cell>
          <table:table-cell table:formula="of:=[$'ScSp stats'.AB3]" office:value-type="float" office:value="24.731" calcext:value-type="float">
            <text:p>24.731</text:p>
          </table:table-cell>
          <table:table-cell table:formula="of:=[$'ScSp stats'.AF3]" office:value-type="float" office:value="55.179" calcext:value-type="float">
            <text:p>55.179</text:p>
          </table:table-cell>
          <table:table-cell table:formula="of:=[$'ScSp stats'.AG3]" office:value-type="float" office:value="25.9644" calcext:value-type="float">
            <text:p>25.9644</text:p>
          </table:table-cell>
          <table:table-cell table:formula="of:=[$'ScSp stats'.AH3]" office:value-type="float" office:value="63.9952" calcext:value-type="float">
            <text:p>63.9952</text:p>
          </table:table-cell>
          <table:table-cell table:formula="of:=[$'ScSp stats'.AJ3]" office:value-type="float" office:value="0.08" calcext:value-type="float">
            <text:p>0.08</text:p>
          </table:table-cell>
          <table:table-cell table:formula="of:=[$'ScSp stats'.AK3]" office:value-type="float" office:value="17.1482" calcext:value-type="float">
            <text:p>17.1482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ScSp stats'.E4]" office:value-type="float" office:value="79.1604" calcext:value-type="float">
            <text:p>79.1604</text:p>
          </table:table-cell>
          <table:table-cell table:formula="of:=[$'ScSp stats'.F4]" office:value-type="float" office:value="11.289" calcext:value-type="float">
            <text:p>11.289</text:p>
          </table:table-cell>
          <table:table-cell table:formula="of:=[$'ScSp stats'.G4]" office:value-type="float" office:value="75.8172" calcext:value-type="float">
            <text:p>75.8172</text:p>
          </table:table-cell>
          <table:table-cell table:formula="of:=[$'ScSp stats'.I4]" office:value-type="float" office:value="0.14" calcext:value-type="float">
            <text:p>0.14</text:p>
          </table:table-cell>
          <table:table-cell table:formula="of:=[$'ScSp stats'.J4]" office:value-type="float" office:value="14.6322" calcext:value-type="float">
            <text:p>14.6322</text:p>
          </table:table-cell>
          <table:table-cell table:formula="of:=[$'ScSp stats'.N4]" office:value-type="float" office:value="69.8556" calcext:value-type="float">
            <text:p>69.8556</text:p>
          </table:table-cell>
          <table:table-cell table:formula="of:=[$'ScSp stats'.O4]" office:value-type="float" office:value="22.8602" calcext:value-type="float">
            <text:p>22.8602</text:p>
          </table:table-cell>
          <table:table-cell table:formula="of:=[$'ScSp stats'.P4]" office:value-type="float" office:value="75.9828" calcext:value-type="float">
            <text:p>75.9828</text:p>
          </table:table-cell>
          <table:table-cell table:formula="of:=[$'ScSp stats'.R4]" office:value-type="float" office:value="0.36" calcext:value-type="float">
            <text:p>0.36</text:p>
          </table:table-cell>
          <table:table-cell table:formula="of:=[$'ScSp stats'.S4]" office:value-type="float" office:value="16.733" calcext:value-type="float">
            <text:p>16.733</text:p>
          </table:table-cell>
          <table:table-cell table:formula="of:=[$'ScSp stats'.W4]" office:value-type="float" office:value="60.357" calcext:value-type="float">
            <text:p>60.357</text:p>
          </table:table-cell>
          <table:table-cell table:formula="of:=[$'ScSp stats'.X4]" office:value-type="float" office:value="34.7136" calcext:value-type="float">
            <text:p>34.7136</text:p>
          </table:table-cell>
          <table:table-cell table:formula="of:=[$'ScSp stats'.Y4]" office:value-type="float" office:value="73.6" calcext:value-type="float">
            <text:p>73.6</text:p>
          </table:table-cell>
          <table:table-cell table:formula="of:=[$'ScSp stats'.AA4]" office:value-type="float" office:value="0.39" calcext:value-type="float">
            <text:p>0.39</text:p>
          </table:table-cell>
          <table:table-cell table:formula="of:=[$'ScSp stats'.AB4]" office:value-type="float" office:value="21.4706" calcext:value-type="float">
            <text:p>21.4706</text:p>
          </table:table-cell>
          <table:table-cell table:formula="of:=[$'ScSp stats'.AF4]" office:value-type="float" office:value="49.3992" calcext:value-type="float">
            <text:p>49.3992</text:p>
          </table:table-cell>
          <table:table-cell table:formula="of:=[$'ScSp stats'.AG4]" office:value-type="float" office:value="37.1206" calcext:value-type="float">
            <text:p>37.1206</text:p>
          </table:table-cell>
          <table:table-cell table:formula="of:=[$'ScSp stats'.AH4]" office:value-type="float" office:value="66.8104" calcext:value-type="float">
            <text:p>66.8104</text:p>
          </table:table-cell>
          <table:table-cell table:formula="of:=[$'ScSp stats'.AJ4]" office:value-type="float" office:value="0.4" calcext:value-type="float">
            <text:p>0.4</text:p>
          </table:table-cell>
          <table:table-cell table:formula="of:=[$'ScSp stats'.AK4]" office:value-type="float" office:value="19.7094" calcext:value-type="float">
            <text:p>19.7094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ScSp stats'.E5]" office:value-type="float" office:value="75.5124" calcext:value-type="float">
            <text:p>75.5124</text:p>
          </table:table-cell>
          <table:table-cell table:formula="of:=[$'ScSp stats'.F5]" office:value-type="float" office:value="14.6422" calcext:value-type="float">
            <text:p>14.6422</text:p>
          </table:table-cell>
          <table:table-cell table:formula="of:=[$'ScSp stats'.G5]" office:value-type="float" office:value="72.7812" calcext:value-type="float">
            <text:p>72.7812</text:p>
          </table:table-cell>
          <table:table-cell table:formula="of:=[$'ScSp stats'.I5]" office:value-type="float" office:value="0.07" calcext:value-type="float">
            <text:p>0.07</text:p>
          </table:table-cell>
          <table:table-cell table:formula="of:=[$'ScSp stats'.J5]" office:value-type="float" office:value="17.3734" calcext:value-type="float">
            <text:p>17.3734</text:p>
          </table:table-cell>
          <table:table-cell table:formula="of:=[$'ScSp stats'.N5]" office:value-type="float" office:value="68.4192" calcext:value-type="float">
            <text:p>68.4192</text:p>
          </table:table-cell>
          <table:table-cell table:formula="of:=[$'ScSp stats'.O5]" office:value-type="float" office:value="22.993" calcext:value-type="float">
            <text:p>22.993</text:p>
          </table:table-cell>
          <table:table-cell table:formula="of:=[$'ScSp stats'.P5]" office:value-type="float" office:value="72.864" calcext:value-type="float">
            <text:p>72.864</text:p>
          </table:table-cell>
          <table:table-cell table:formula="of:=[$'ScSp stats'.R5]" office:value-type="float" office:value="0.14" calcext:value-type="float">
            <text:p>0.14</text:p>
          </table:table-cell>
          <table:table-cell table:formula="of:=[$'ScSp stats'.S5]" office:value-type="float" office:value="18.5482" calcext:value-type="float">
            <text:p>18.5482</text:p>
          </table:table-cell>
          <table:table-cell table:formula="of:=[$'ScSp stats'.W5]" office:value-type="float" office:value="57.4386" calcext:value-type="float">
            <text:p>57.4386</text:p>
          </table:table-cell>
          <table:table-cell table:formula="of:=[$'ScSp stats'.X5]" office:value-type="float" office:value="37.0044" calcext:value-type="float">
            <text:p>37.0044</text:p>
          </table:table-cell>
          <table:table-cell table:formula="of:=[$'ScSp stats'.Y5]" office:value-type="float" office:value="69.414" calcext:value-type="float">
            <text:p>69.414</text:p>
          </table:table-cell>
          <table:table-cell table:formula="of:=[$'ScSp stats'.AA5]" office:value-type="float" office:value="0.14" calcext:value-type="float">
            <text:p>0.14</text:p>
          </table:table-cell>
          <table:table-cell table:formula="of:=[$'ScSp stats'.AB5]" office:value-type="float" office:value="25.029" calcext:value-type="float">
            <text:p>25.029</text:p>
          </table:table-cell>
          <table:table-cell table:formula="of:=[$'ScSp stats'.AF5]" office:value-type="float" office:value="51.4854" calcext:value-type="float">
            <text:p>51.4854</text:p>
          </table:table-cell>
          <table:table-cell table:formula="of:=[$'ScSp stats'.AG5]" office:value-type="float" office:value="37.0044" calcext:value-type="float">
            <text:p>37.0044</text:p>
          </table:table-cell>
          <table:table-cell table:formula="of:=[$'ScSp stats'.AH5]" office:value-type="float" office:value="59.5608" calcext:value-type="float">
            <text:p>59.5608</text:p>
          </table:table-cell>
          <table:table-cell table:formula="of:=[$'ScSp stats'.AJ5]" office:value-type="float" office:value="0.08" calcext:value-type="float">
            <text:p>0.08</text:p>
          </table:table-cell>
          <table:table-cell table:formula="of:=[$'ScSp stats'.AK5]" office:value-type="float" office:value="28.929" calcext:value-type="float">
            <text:p>28.929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ScSp stats'.E6]" office:value-type="float" office:value="69.117" calcext:value-type="float">
            <text:p>69.117</text:p>
          </table:table-cell>
          <table:table-cell table:formula="of:=[$'ScSp stats'.F6]" office:value-type="float" office:value="9.2804" calcext:value-type="float">
            <text:p>9.2804</text:p>
          </table:table-cell>
          <table:table-cell table:formula="of:=[$'ScSp stats'.G6]" office:value-type="float" office:value="58.7696" calcext:value-type="float">
            <text:p>58.7696</text:p>
          </table:table-cell>
          <table:table-cell table:formula="of:=[$'ScSp stats'.I6]" office:value-type="float" office:value="0.1" calcext:value-type="float">
            <text:p>0.1</text:p>
          </table:table-cell>
          <table:table-cell table:formula="of:=[$'ScSp stats'.J6]" office:value-type="float" office:value="19.6278" calcext:value-type="float">
            <text:p>19.6278</text:p>
          </table:table-cell>
          <table:table-cell table:formula="of:=[$'ScSp stats'.N6]" office:value-type="float" office:value="63.0726" calcext:value-type="float">
            <text:p>63.0726</text:p>
          </table:table-cell>
          <table:table-cell table:formula="of:=[$'ScSp stats'.O6]" office:value-type="float" office:value="16.104" calcext:value-type="float">
            <text:p>16.104</text:p>
          </table:table-cell>
          <table:table-cell table:formula="of:=[$'ScSp stats'.P6]" office:value-type="float" office:value="59.478" calcext:value-type="float">
            <text:p>59.478</text:p>
          </table:table-cell>
          <table:table-cell table:formula="of:=[$'ScSp stats'.R6]" office:value-type="float" office:value="0.19" calcext:value-type="float">
            <text:p>0.19</text:p>
          </table:table-cell>
          <table:table-cell table:formula="of:=[$'ScSp stats'.S6]" office:value-type="float" office:value="19.6986" calcext:value-type="float">
            <text:p>19.6986</text:p>
          </table:table-cell>
          <table:table-cell table:formula="of:=[$'ScSp stats'.W6]" office:value-type="float" office:value="55.2954" calcext:value-type="float">
            <text:p>55.2954</text:p>
          </table:table-cell>
          <table:table-cell table:formula="of:=[$'ScSp stats'.X6]" office:value-type="float" office:value="25.4508" calcext:value-type="float">
            <text:p>25.4508</text:p>
          </table:table-cell>
          <table:table-cell table:formula="of:=[$'ScSp stats'.Y6]" office:value-type="float" office:value="56.9572" calcext:value-type="float">
            <text:p>56.9572</text:p>
          </table:table-cell>
          <table:table-cell table:formula="of:=[$'ScSp stats'.AA6]" office:value-type="float" office:value="0.15" calcext:value-type="float">
            <text:p>0.15</text:p>
          </table:table-cell>
          <table:table-cell table:formula="of:=[$'ScSp stats'.AB6]" office:value-type="float" office:value="23.789" calcext:value-type="float">
            <text:p>23.789</text:p>
          </table:table-cell>
          <table:table-cell table:formula="of:=[$'ScSp stats'.AF6]" office:value-type="float" office:value="41.499" calcext:value-type="float">
            <text:p>41.499</text:p>
          </table:table-cell>
          <table:table-cell table:formula="of:=[$'ScSp stats'.AG6]" office:value-type="float" office:value="25.4508" calcext:value-type="float">
            <text:p>25.4508</text:p>
          </table:table-cell>
          <table:table-cell table:formula="of:=[$'ScSp stats'.AH6]" office:value-type="float" office:value="46.644" calcext:value-type="float">
            <text:p>46.644</text:p>
          </table:table-cell>
          <table:table-cell table:formula="of:=[$'ScSp stats'.AJ6]" office:value-type="float" office:value="0.17" calcext:value-type="float">
            <text:p>0.17</text:p>
          </table:table-cell>
          <table:table-cell table:formula="of:=[$'ScSp stats'.AK6]" office:value-type="float" office:value="20.3058" calcext:value-type="float">
            <text:p>20.3058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ScSp stats'.E7]" office:value-type="float" office:value="92.3616" calcext:value-type="float">
            <text:p>92.3616</text:p>
          </table:table-cell>
          <table:table-cell table:formula="of:=[$'ScSp stats'.F7]" office:value-type="float" office:value="10.5918" calcext:value-type="float">
            <text:p>10.5918</text:p>
          </table:table-cell>
          <table:table-cell table:formula="of:=[$'ScSp stats'.G7]" office:value-type="float" office:value="79.12" calcext:value-type="float">
            <text:p>79.12</text:p>
          </table:table-cell>
          <table:table-cell table:formula="of:=[$'ScSp stats'.I7]" office:value-type="float" office:value="0.12" calcext:value-type="float">
            <text:p>0.12</text:p>
          </table:table-cell>
          <table:table-cell table:formula="of:=[$'ScSp stats'.J7]" office:value-type="float" office:value="23.8334" calcext:value-type="float">
            <text:p>23.8334</text:p>
          </table:table-cell>
          <table:table-cell table:formula="of:=[$'ScSp stats'.N7]" office:value-type="float" office:value="83.661" calcext:value-type="float">
            <text:p>83.661</text:p>
          </table:table-cell>
          <table:table-cell table:formula="of:=[$'ScSp stats'.O7]" office:value-type="float" office:value="21.2832" calcext:value-type="float">
            <text:p>21.2832</text:p>
          </table:table-cell>
          <table:table-cell table:formula="of:=[$'ScSp stats'.P7]" office:value-type="float" office:value="65.5224" calcext:value-type="float">
            <text:p>65.5224</text:p>
          </table:table-cell>
          <table:table-cell table:formula="of:=[$'ScSp stats'.R7]" office:value-type="float" office:value="0.14" calcext:value-type="float">
            <text:p>0.14</text:p>
          </table:table-cell>
          <table:table-cell table:formula="of:=[$'ScSp stats'.S7]" office:value-type="float" office:value="39.4218" calcext:value-type="float">
            <text:p>39.4218</text:p>
          </table:table-cell>
          <table:table-cell table:formula="of:=[$'ScSp stats'.W7]" office:value-type="float" office:value="74.322" calcext:value-type="float">
            <text:p>74.322</text:p>
          </table:table-cell>
          <table:table-cell table:formula="of:=[$'ScSp stats'.X7]" office:value-type="float" office:value="22.3124" calcext:value-type="float">
            <text:p>22.3124</text:p>
          </table:table-cell>
          <table:table-cell table:formula="of:=[$'ScSp stats'.Y7]" office:value-type="float" office:value="62.6336" calcext:value-type="float">
            <text:p>62.6336</text:p>
          </table:table-cell>
          <table:table-cell table:formula="of:=[$'ScSp stats'.AA7]" office:value-type="float" office:value="0.07" calcext:value-type="float">
            <text:p>0.07</text:p>
          </table:table-cell>
          <table:table-cell table:formula="of:=[$'ScSp stats'.AB7]" office:value-type="float" office:value="34.0008" calcext:value-type="float">
            <text:p>34.0008</text:p>
          </table:table-cell>
          <table:table-cell table:formula="of:=[$'ScSp stats'.AF7]" office:value-type="float" office:value="64.5498" calcext:value-type="float">
            <text:p>64.5498</text:p>
          </table:table-cell>
          <table:table-cell table:formula="of:=[$'ScSp stats'.AG7]" office:value-type="float" office:value="34.5642" calcext:value-type="float">
            <text:p>34.5642</text:p>
          </table:table-cell>
          <table:table-cell table:formula="of:=[$'ScSp stats'.AH7]" office:value-type="float" office:value="69.368" calcext:value-type="float">
            <text:p>69.368</text:p>
          </table:table-cell>
          <table:table-cell table:formula="of:=[$'ScSp stats'.AJ7]" office:value-type="float" office:value="0.16" calcext:value-type="float">
            <text:p>0.16</text:p>
          </table:table-cell>
          <table:table-cell table:formula="of:=[$'ScSp stats'.AK7]" office:value-type="float" office:value="29.746" calcext:value-type="float">
            <text:p>29.746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ScSp stats'.E8]" office:value-type="float" office:value="83.937" calcext:value-type="float">
            <text:p>83.937</text:p>
          </table:table-cell>
          <table:table-cell table:formula="of:=[$'ScSp stats'.F8]" office:value-type="float" office:value="15.2232" calcext:value-type="float">
            <text:p>15.2232</text:p>
          </table:table-cell>
          <table:table-cell table:formula="of:=[$'ScSp stats'.G8]" office:value-type="float" office:value="72.0728" calcext:value-type="float">
            <text:p>72.0728</text:p>
          </table:table-cell>
          <table:table-cell table:formula="of:=[$'ScSp stats'.I8]" office:value-type="float" office:value="0.1" calcext:value-type="float">
            <text:p>0.1</text:p>
          </table:table-cell>
          <table:table-cell table:formula="of:=[$'ScSp stats'.J8]" office:value-type="float" office:value="27.0874" calcext:value-type="float">
            <text:p>27.0874</text:p>
          </table:table-cell>
          <table:table-cell table:formula="of:=[$'ScSp stats'.N8]" office:value-type="float" office:value="74.5524" calcext:value-type="float">
            <text:p>74.5524</text:p>
          </table:table-cell>
          <table:table-cell table:formula="of:=[$'ScSp stats'.O8]" office:value-type="float" office:value="15.2232" calcext:value-type="float">
            <text:p>15.2232</text:p>
          </table:table-cell>
          <table:table-cell table:formula="of:=[$'ScSp stats'.P8]" office:value-type="float" office:value="58.6408" calcext:value-type="float">
            <text:p>58.6408</text:p>
          </table:table-cell>
          <table:table-cell table:formula="of:=[$'ScSp stats'.R8]" office:value-type="float" office:value="0.1" calcext:value-type="float">
            <text:p>0.1</text:p>
          </table:table-cell>
          <table:table-cell table:formula="of:=[$'ScSp stats'.S8]" office:value-type="float" office:value="31.1348" calcext:value-type="float">
            <text:p>31.1348</text:p>
          </table:table-cell>
          <table:table-cell table:formula="of:=[$'ScSp stats'.W8]" office:value-type="float" office:value="63.891" calcext:value-type="float">
            <text:p>63.891</text:p>
          </table:table-cell>
          <table:table-cell table:formula="of:=[$'ScSp stats'.X8]" office:value-type="float" office:value="15.2232" calcext:value-type="float">
            <text:p>15.2232</text:p>
          </table:table-cell>
          <table:table-cell table:formula="of:=[$'ScSp stats'.Y8]" office:value-type="float" office:value="46.092" calcext:value-type="float">
            <text:p>46.092</text:p>
          </table:table-cell>
          <table:table-cell table:formula="of:=[$'ScSp stats'.AA8]" office:value-type="float" office:value="0.16" calcext:value-type="float">
            <text:p>0.16</text:p>
          </table:table-cell>
          <table:table-cell table:formula="of:=[$'ScSp stats'.AB8]" office:value-type="float" office:value="33.0222" calcext:value-type="float">
            <text:p>33.0222</text:p>
          </table:table-cell>
          <table:table-cell table:formula="of:=[$'ScSp stats'.AF8]" office:value-type="float" office:value="56.5014" calcext:value-type="float">
            <text:p>56.5014</text:p>
          </table:table-cell>
          <table:table-cell table:formula="of:=[$'ScSp stats'.AG8]" office:value-type="float" office:value="24.0056" calcext:value-type="float">
            <text:p>24.0056</text:p>
          </table:table-cell>
          <table:table-cell table:formula="of:=[$'ScSp stats'.AH8]" office:value-type="float" office:value="47.6468" calcext:value-type="float">
            <text:p>47.6468</text:p>
          </table:table-cell>
          <table:table-cell table:formula="of:=[$'ScSp stats'.AJ8]" office:value-type="float" office:value="0.12" calcext:value-type="float">
            <text:p>0.12</text:p>
          </table:table-cell>
          <table:table-cell table:formula="of:=[$'ScSp stats'.AK8]" office:value-type="float" office:value="32.8602" calcext:value-type="float">
            <text:p>32.8602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ScSp stats'.E9]" office:value-type="float" office:value="76.2876" calcext:value-type="float">
            <text:p>76.2876</text:p>
          </table:table-cell>
          <table:table-cell table:formula="of:=[$'ScSp stats'.F9]" office:value-type="float" office:value="13.3308" calcext:value-type="float">
            <text:p>13.3308</text:p>
          </table:table-cell>
          <table:table-cell table:formula="of:=[$'ScSp stats'.G9]" office:value-type="float" office:value="63.4708" calcext:value-type="float">
            <text:p>63.4708</text:p>
          </table:table-cell>
          <table:table-cell table:formula="of:=[$'ScSp stats'.I9]" office:value-type="float" office:value="0.11" calcext:value-type="float">
            <text:p>0.11</text:p>
          </table:table-cell>
          <table:table-cell table:formula="of:=[$'ScSp stats'.J9]" office:value-type="float" office:value="26.1476" calcext:value-type="float">
            <text:p>26.1476</text:p>
          </table:table-cell>
          <table:table-cell table:formula="of:=[$'ScSp stats'.N9]" office:value-type="float" office:value="69.9924" calcext:value-type="float">
            <text:p>69.9924</text:p>
          </table:table-cell>
          <table:table-cell table:formula="of:=[$'ScSp stats'.O9]" office:value-type="float" office:value="20.5196" calcext:value-type="float">
            <text:p>20.5196</text:p>
          </table:table-cell>
          <table:table-cell table:formula="of:=[$'ScSp stats'.P9]" office:value-type="float" office:value="59.34" calcext:value-type="float">
            <text:p>59.34</text:p>
          </table:table-cell>
          <table:table-cell table:formula="of:=[$'ScSp stats'.R9]" office:value-type="float" office:value="0.11" calcext:value-type="float">
            <text:p>0.11</text:p>
          </table:table-cell>
          <table:table-cell table:formula="of:=[$'ScSp stats'.S9]" office:value-type="float" office:value="31.172" calcext:value-type="float">
            <text:p>31.172</text:p>
          </table:table-cell>
          <table:table-cell table:formula="of:=[$'ScSp stats'.W9]" office:value-type="float" office:value="61.497" calcext:value-type="float">
            <text:p>61.497</text:p>
          </table:table-cell>
          <table:table-cell table:formula="of:=[$'ScSp stats'.X9]" office:value-type="float" office:value="13.3308" calcext:value-type="float">
            <text:p>13.3308</text:p>
          </table:table-cell>
          <table:table-cell table:formula="of:=[$'ScSp stats'.Y9]" office:value-type="float" office:value="46.8096" calcext:value-type="float">
            <text:p>46.8096</text:p>
          </table:table-cell>
          <table:table-cell table:formula="of:=[$'ScSp stats'.AA9]" office:value-type="float" office:value="0.15" calcext:value-type="float">
            <text:p>0.15</text:p>
          </table:table-cell>
          <table:table-cell table:formula="of:=[$'ScSp stats'.AB9]" office:value-type="float" office:value="28.0182" calcext:value-type="float">
            <text:p>28.0182</text:p>
          </table:table-cell>
          <table:table-cell table:formula="of:=[$'ScSp stats'.AF9]" office:value-type="float" office:value="58.257" calcext:value-type="float">
            <text:p>58.257</text:p>
          </table:table-cell>
          <table:table-cell table:formula="of:=[$'ScSp stats'.AG9]" office:value-type="float" office:value="16.0708" calcext:value-type="float">
            <text:p>16.0708</text:p>
          </table:table-cell>
          <table:table-cell table:formula="of:=[$'ScSp stats'.AH9]" office:value-type="float" office:value="44.4176" calcext:value-type="float">
            <text:p>44.4176</text:p>
          </table:table-cell>
          <table:table-cell table:formula="of:=[$'ScSp stats'.AJ9]" office:value-type="float" office:value="0.12" calcext:value-type="float">
            <text:p>0.12</text:p>
          </table:table-cell>
          <table:table-cell table:formula="of:=[$'ScSp stats'.AK9]" office:value-type="float" office:value="29.9102" calcext:value-type="float">
            <text:p>29.9102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ScSp stats'.E10]" office:value-type="float" office:value="67.0536" calcext:value-type="float">
            <text:p>67.0536</text:p>
          </table:table-cell>
          <table:table-cell table:formula="of:=[$'ScSp stats'.F10]" office:value-type="float" office:value="0" calcext:value-type="float">
            <text:p>0</text:p>
          </table:table-cell>
          <table:table-cell table:formula="of:=[$'ScSp stats'.G10]" office:value-type="float" office:value="57.9692" calcext:value-type="float">
            <text:p>57.9692</text:p>
          </table:table-cell>
          <table:table-cell table:formula="of:=[$'ScSp stats'.I10]" office:value-type="float" office:value="0.12" calcext:value-type="float">
            <text:p>0.12</text:p>
          </table:table-cell>
          <table:table-cell table:formula="of:=[$'ScSp stats'.J10]" office:value-type="float" office:value="9.0844" calcext:value-type="float">
            <text:p>9.0844</text:p>
          </table:table-cell>
          <table:table-cell table:formula="of:=[$'ScSp stats'.N10]" office:value-type="float" office:value="57.5436" calcext:value-type="float">
            <text:p>57.5436</text:p>
          </table:table-cell>
          <table:table-cell table:formula="of:=[$'ScSp stats'.O10]" office:value-type="float" office:value="11.87" calcext:value-type="float">
            <text:p>11.87</text:p>
          </table:table-cell>
          <table:table-cell table:formula="of:=[$'ScSp stats'.P10]" office:value-type="float" office:value="62.606" calcext:value-type="float">
            <text:p>62.606</text:p>
          </table:table-cell>
          <table:table-cell table:formula="of:=[$'ScSp stats'.R10]" office:value-type="float" office:value="0.15" calcext:value-type="float">
            <text:p>0.15</text:p>
          </table:table-cell>
          <table:table-cell table:formula="of:=[$'ScSp stats'.S10]" office:value-type="float" office:value="6.8076" calcext:value-type="float">
            <text:p>6.8076</text:p>
          </table:table-cell>
          <table:table-cell table:formula="of:=[$'ScSp stats'.W10]" office:value-type="float" office:value="51.0546" calcext:value-type="float">
            <text:p>51.0546</text:p>
          </table:table-cell>
          <table:table-cell table:formula="of:=[$'ScSp stats'.X10]" office:value-type="float" office:value="19.341" calcext:value-type="float">
            <text:p>19.341</text:p>
          </table:table-cell>
          <table:table-cell table:formula="of:=[$'ScSp stats'.Y10]" office:value-type="float" office:value="63.6732" calcext:value-type="float">
            <text:p>63.6732</text:p>
          </table:table-cell>
          <table:table-cell table:formula="of:=[$'ScSp stats'.AA10]" office:value-type="float" office:value="0.19" calcext:value-type="float">
            <text:p>0.19</text:p>
          </table:table-cell>
          <table:table-cell table:formula="of:=[$'ScSp stats'.AB10]" office:value-type="float" office:value="6.7224" calcext:value-type="float">
            <text:p>6.7224</text:p>
          </table:table-cell>
          <table:table-cell table:formula="of:=[$'ScSp stats'.AF10]" office:value-type="float" office:value="42.069" calcext:value-type="float">
            <text:p>42.069</text:p>
          </table:table-cell>
          <table:table-cell table:formula="of:=[$'ScSp stats'.AG10]" office:value-type="float" office:value="19.341" calcext:value-type="float">
            <text:p>19.341</text:p>
          </table:table-cell>
          <table:table-cell table:formula="of:=[$'ScSp stats'.AH10]" office:value-type="float" office:value="58.7788" calcext:value-type="float">
            <text:p>58.7788</text:p>
          </table:table-cell>
          <table:table-cell table:formula="of:=[$'ScSp stats'.AJ10]" office:value-type="float" office:value="0.13" calcext:value-type="float">
            <text:p>0.13</text:p>
          </table:table-cell>
          <table:table-cell table:formula="of:=[$'ScSp stats'.AK10]" office:value-type="float" office:value="2.6312" calcext:value-type="float">
            <text:p>2.6312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ScSp stats'.E11]" office:value-type="float" office:value="89.0328" calcext:value-type="float">
            <text:p>89.0328</text:p>
          </table:table-cell>
          <table:table-cell table:formula="of:=[$'ScSp stats'.F11]" office:value-type="float" office:value="0" calcext:value-type="float">
            <text:p>0</text:p>
          </table:table-cell>
          <table:table-cell table:formula="of:=[$'ScSp stats'.G11]" office:value-type="float" office:value="56.2396" calcext:value-type="float">
            <text:p>56.2396</text:p>
          </table:table-cell>
          <table:table-cell table:formula="of:=[$'ScSp stats'.I11]" office:value-type="float" office:value="0.06" calcext:value-type="float">
            <text:p>0.06</text:p>
          </table:table-cell>
          <table:table-cell table:formula="of:=[$'ScSp stats'.J11]" office:value-type="float" office:value="32.7932" calcext:value-type="float">
            <text:p>32.7932</text:p>
          </table:table-cell>
          <table:table-cell table:formula="of:=[$'ScSp stats'.N11]" office:value-type="float" office:value="80.7084" calcext:value-type="float">
            <text:p>80.7084</text:p>
          </table:table-cell>
          <table:table-cell table:formula="of:=[$'ScSp stats'.O11]" office:value-type="float" office:value="10.1436" calcext:value-type="float">
            <text:p>10.1436</text:p>
          </table:table-cell>
          <table:table-cell table:formula="of:=[$'ScSp stats'.P11]" office:value-type="float" office:value="63.2776" calcext:value-type="float">
            <text:p>63.2776</text:p>
          </table:table-cell>
          <table:table-cell table:formula="of:=[$'ScSp stats'.R11]" office:value-type="float" office:value="0.1" calcext:value-type="float">
            <text:p>0.1</text:p>
          </table:table-cell>
          <table:table-cell table:formula="of:=[$'ScSp stats'.S11]" office:value-type="float" office:value="27.5744" calcext:value-type="float">
            <text:p>27.5744</text:p>
          </table:table-cell>
          <table:table-cell table:formula="of:=[$'ScSp stats'.W11]" office:value-type="float" office:value="68.622" calcext:value-type="float">
            <text:p>68.622</text:p>
          </table:table-cell>
          <table:table-cell table:formula="of:=[$'ScSp stats'.X11]" office:value-type="float" office:value="25.7652" calcext:value-type="float">
            <text:p>25.7652</text:p>
          </table:table-cell>
          <table:table-cell table:formula="of:=[$'ScSp stats'.Y11]" office:value-type="float" office:value="65.4396" calcext:value-type="float">
            <text:p>65.4396</text:p>
          </table:table-cell>
          <table:table-cell table:formula="of:=[$'ScSp stats'.AA11]" office:value-type="float" office:value="0.12" calcext:value-type="float">
            <text:p>0.12</text:p>
          </table:table-cell>
          <table:table-cell table:formula="of:=[$'ScSp stats'.AB11]" office:value-type="float" office:value="28.9476" calcext:value-type="float">
            <text:p>28.9476</text:p>
          </table:table-cell>
          <table:table-cell table:formula="of:=[$'ScSp stats'.AF11]" office:value-type="float" office:value="62.3382" calcext:value-type="float">
            <text:p>62.3382</text:p>
          </table:table-cell>
          <table:table-cell table:formula="of:=[$'ScSp stats'.AG11]" office:value-type="float" office:value="32.9374" calcext:value-type="float">
            <text:p>32.9374</text:p>
          </table:table-cell>
          <table:table-cell table:formula="of:=[$'ScSp stats'.AH11]" office:value-type="float" office:value="68.4112" calcext:value-type="float">
            <text:p>68.4112</text:p>
          </table:table-cell>
          <table:table-cell table:formula="of:=[$'ScSp stats'.AJ11]" office:value-type="float" office:value="0.08" calcext:value-type="float">
            <text:p>0.08</text:p>
          </table:table-cell>
          <table:table-cell table:formula="of:=[$'ScSp stats'.AK11]" office:value-type="float" office:value="26.8644" calcext:value-type="float">
            <text:p>26.8644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ScSp stats'.E12]" office:value-type="float" office:value="69.0258" calcext:value-type="float">
            <text:p>69.0258</text:p>
          </table:table-cell>
          <table:table-cell table:formula="of:=[$'ScSp stats'.F12]" office:value-type="float" office:value="0" calcext:value-type="float">
            <text:p>0</text:p>
          </table:table-cell>
          <table:table-cell table:formula="of:=[$'ScSp stats'.G12]" office:value-type="float" office:value="49.2108" calcext:value-type="float">
            <text:p>49.2108</text:p>
          </table:table-cell>
          <table:table-cell table:formula="of:=[$'ScSp stats'.I12]" office:value-type="float" office:value="0.03" calcext:value-type="float">
            <text:p>0.03</text:p>
          </table:table-cell>
          <table:table-cell table:formula="of:=[$'ScSp stats'.J12]" office:value-type="float" office:value="19.815" calcext:value-type="float">
            <text:p>19.815</text:p>
          </table:table-cell>
          <table:table-cell table:formula="of:=[$'ScSp stats'.N12]" office:value-type="float" office:value="63.6426" calcext:value-type="float">
            <text:p>63.6426</text:p>
          </table:table-cell>
          <table:table-cell table:formula="of:=[$'ScSp stats'.O12]" office:value-type="float" office:value="5.8608" calcext:value-type="float">
            <text:p>5.8608</text:p>
          </table:table-cell>
          <table:table-cell table:formula="of:=[$'ScSp stats'.P12]" office:value-type="float" office:value="50.6828" calcext:value-type="float">
            <text:p>50.6828</text:p>
          </table:table-cell>
          <table:table-cell table:formula="of:=[$'ScSp stats'.R12]" office:value-type="float" office:value="0.05" calcext:value-type="float">
            <text:p>0.05</text:p>
          </table:table-cell>
          <table:table-cell table:formula="of:=[$'ScSp stats'.S12]" office:value-type="float" office:value="18.8206" calcext:value-type="float">
            <text:p>18.8206</text:p>
          </table:table-cell>
          <table:table-cell table:formula="of:=[$'ScSp stats'.W12]" office:value-type="float" office:value="57.4386" calcext:value-type="float">
            <text:p>57.4386</text:p>
          </table:table-cell>
          <table:table-cell table:formula="of:=[$'ScSp stats'.X12]" office:value-type="float" office:value="5.8608" calcext:value-type="float">
            <text:p>5.8608</text:p>
          </table:table-cell>
          <table:table-cell table:formula="of:=[$'ScSp stats'.Y12]" office:value-type="float" office:value="48.2724" calcext:value-type="float">
            <text:p>48.2724</text:p>
          </table:table-cell>
          <table:table-cell table:formula="of:=[$'ScSp stats'.AA12]" office:value-type="float" office:value="0.05" calcext:value-type="float">
            <text:p>0.05</text:p>
          </table:table-cell>
          <table:table-cell table:formula="of:=[$'ScSp stats'.AB12]" office:value-type="float" office:value="15.027" calcext:value-type="float">
            <text:p>15.027</text:p>
          </table:table-cell>
          <table:table-cell table:formula="of:=[$'ScSp stats'.AF12]" office:value-type="float" office:value="46.8456" calcext:value-type="float">
            <text:p>46.8456</text:p>
          </table:table-cell>
          <table:table-cell table:formula="of:=[$'ScSp stats'.AG12]" office:value-type="float" office:value="26.3638" calcext:value-type="float">
            <text:p>26.3638</text:p>
          </table:table-cell>
          <table:table-cell table:formula="of:=[$'ScSp stats'.AH12]" office:value-type="float" office:value="61.824" calcext:value-type="float">
            <text:p>61.824</text:p>
          </table:table-cell>
          <table:table-cell table:formula="of:=[$'ScSp stats'.AJ12]" office:value-type="float" office:value="0.04" calcext:value-type="float">
            <text:p>0.04</text:p>
          </table:table-cell>
          <table:table-cell table:formula="of:=[$'ScSp stats'.AK12]" office:value-type="float" office:value="11.3854" calcext:value-type="float">
            <text:p>11.3854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ScSp stats'.E13]" office:value-type="float" office:value="115.78" calcext:value-type="float">
            <text:p>115.78</text:p>
          </table:table-cell>
          <table:table-cell table:formula="of:=[$'ScSp stats'.F13]" office:value-type="float" office:value="0" calcext:value-type="float">
            <text:p>0</text:p>
          </table:table-cell>
          <table:table-cell table:formula="of:=[$'ScSp stats'.G13]" office:value-type="float" office:value="72.0176" calcext:value-type="float">
            <text:p>72.0176</text:p>
          </table:table-cell>
          <table:table-cell table:formula="of:=[$'ScSp stats'.I13]" office:value-type="float" office:value="0.17" calcext:value-type="float">
            <text:p>0.17</text:p>
          </table:table-cell>
          <table:table-cell table:formula="of:=[$'ScSp stats'.J13]" office:value-type="float" office:value="43.762" calcext:value-type="float">
            <text:p>43.762</text:p>
          </table:table-cell>
          <table:table-cell table:formula="of:=[$'ScSp stats'.N13]" office:value-type="float" office:value="102.656" calcext:value-type="float">
            <text:p>102.656</text:p>
          </table:table-cell>
          <table:table-cell table:formula="of:=[$'ScSp stats'.O13]" office:value-type="float" office:value="17.1322" calcext:value-type="float">
            <text:p>17.1322</text:p>
          </table:table-cell>
          <table:table-cell table:formula="of:=[$'ScSp stats'.P13]" office:value-type="float" office:value="75.4216" calcext:value-type="float">
            <text:p>75.4216</text:p>
          </table:table-cell>
          <table:table-cell table:formula="of:=[$'ScSp stats'.R13]" office:value-type="float" office:value="0.2" calcext:value-type="float">
            <text:p>0.2</text:p>
          </table:table-cell>
          <table:table-cell table:formula="of:=[$'ScSp stats'.S13]" office:value-type="float" office:value="44.3664" calcext:value-type="float">
            <text:p>44.3664</text:p>
          </table:table-cell>
          <table:table-cell table:formula="of:=[$'ScSp stats'.W13]" office:value-type="float" office:value="92.8608" calcext:value-type="float">
            <text:p>92.8608</text:p>
          </table:table-cell>
          <table:table-cell table:formula="of:=[$'ScSp stats'.X13]" office:value-type="float" office:value="17.1322" calcext:value-type="float">
            <text:p>17.1322</text:p>
          </table:table-cell>
          <table:table-cell table:formula="of:=[$'ScSp stats'.Y13]" office:value-type="float" office:value="70.2512" calcext:value-type="float">
            <text:p>70.2512</text:p>
          </table:table-cell>
          <table:table-cell table:formula="of:=[$'ScSp stats'.AA13]" office:value-type="float" office:value="0.23" calcext:value-type="float">
            <text:p>0.23</text:p>
          </table:table-cell>
          <table:table-cell table:formula="of:=[$'ScSp stats'.AB13]" office:value-type="float" office:value="39.7418" calcext:value-type="float">
            <text:p>39.7418</text:p>
          </table:table-cell>
          <table:table-cell table:formula="of:=[$'ScSp stats'.AF13]" office:value-type="float" office:value="81.2076" calcext:value-type="float">
            <text:p>81.2076</text:p>
          </table:table-cell>
          <table:table-cell table:formula="of:=[$'ScSp stats'.AG13]" office:value-type="float" office:value="32.123" calcext:value-type="float">
            <text:p>32.123</text:p>
          </table:table-cell>
          <table:table-cell table:formula="of:=[$'ScSp stats'.AH13]" office:value-type="float" office:value="52.4124" calcext:value-type="float">
            <text:p>52.4124</text:p>
          </table:table-cell>
          <table:table-cell table:formula="of:=[$'ScSp stats'.AJ13]" office:value-type="float" office:value="0.17" calcext:value-type="float">
            <text:p>0.17</text:p>
          </table:table-cell>
          <table:table-cell table:formula="of:=[$'ScSp stats'.AK13]" office:value-type="float" office:value="60.9182" calcext:value-type="float">
            <text:p>60.9182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ScSp stats'.E14]" office:value-type="float" office:value="90.8934" calcext:value-type="float">
            <text:p>90.8934</text:p>
          </table:table-cell>
          <table:table-cell table:formula="of:=[$'ScSp stats'.F14]" office:value-type="float" office:value="11.2724" calcext:value-type="float">
            <text:p>11.2724</text:p>
          </table:table-cell>
          <table:table-cell table:formula="of:=[$'ScSp stats'.G14]" office:value-type="float" office:value="76.9304" calcext:value-type="float">
            <text:p>76.9304</text:p>
          </table:table-cell>
          <table:table-cell table:formula="of:=[$'ScSp stats'.I14]" office:value-type="float" office:value="0.21" calcext:value-type="float">
            <text:p>0.21</text:p>
          </table:table-cell>
          <table:table-cell table:formula="of:=[$'ScSp stats'.J14]" office:value-type="float" office:value="25.2354" calcext:value-type="float">
            <text:p>25.2354</text:p>
          </table:table-cell>
          <table:table-cell table:formula="of:=[$'ScSp stats'.N14]" office:value-type="float" office:value="84.564" calcext:value-type="float">
            <text:p>84.564</text:p>
          </table:table-cell>
          <table:table-cell table:formula="of:=[$'ScSp stats'.O14]" office:value-type="float" office:value="11.2724" calcext:value-type="float">
            <text:p>11.2724</text:p>
          </table:table-cell>
          <table:table-cell table:formula="of:=[$'ScSp stats'.P14]" office:value-type="float" office:value="72.3672" calcext:value-type="float">
            <text:p>72.3672</text:p>
          </table:table-cell>
          <table:table-cell table:formula="of:=[$'ScSp stats'.R14]" office:value-type="float" office:value="0.23" calcext:value-type="float">
            <text:p>0.23</text:p>
          </table:table-cell>
          <table:table-cell table:formula="of:=[$'ScSp stats'.S14]" office:value-type="float" office:value="23.4692" calcext:value-type="float">
            <text:p>23.4692</text:p>
          </table:table-cell>
          <table:table-cell table:formula="of:=[$'ScSp stats'.W14]" office:value-type="float" office:value="71.8848" calcext:value-type="float">
            <text:p>71.8848</text:p>
          </table:table-cell>
          <table:table-cell table:formula="of:=[$'ScSp stats'.X14]" office:value-type="float" office:value="34.9958" calcext:value-type="float">
            <text:p>34.9958</text:p>
          </table:table-cell>
          <table:table-cell table:formula="of:=[$'ScSp stats'.Y14]" office:value-type="float" office:value="75.4032" calcext:value-type="float">
            <text:p>75.4032</text:p>
          </table:table-cell>
          <table:table-cell table:formula="of:=[$'ScSp stats'.AA14]" office:value-type="float" office:value="0.21" calcext:value-type="float">
            <text:p>0.21</text:p>
          </table:table-cell>
          <table:table-cell table:formula="of:=[$'ScSp stats'.AB14]" office:value-type="float" office:value="31.4774" calcext:value-type="float">
            <text:p>31.4774</text:p>
          </table:table-cell>
          <table:table-cell table:formula="of:=[$'ScSp stats'.AF14]" office:value-type="float" office:value="57.9858" calcext:value-type="float">
            <text:p>57.9858</text:p>
          </table:table-cell>
          <table:table-cell table:formula="of:=[$'ScSp stats'.AG14]" office:value-type="float" office:value="46.0182" calcext:value-type="float">
            <text:p>46.0182</text:p>
          </table:table-cell>
          <table:table-cell table:formula="of:=[$'ScSp stats'.AH14]" office:value-type="float" office:value="73.0388" calcext:value-type="float">
            <text:p>73.0388</text:p>
          </table:table-cell>
          <table:table-cell table:formula="of:=[$'ScSp stats'.AJ14]" office:value-type="float" office:value="0.26" calcext:value-type="float">
            <text:p>0.26</text:p>
          </table:table-cell>
          <table:table-cell table:formula="of:=[$'ScSp stats'.AK14]" office:value-type="float" office:value="30.9652" calcext:value-type="float">
            <text:p>30.9652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ScSp stats'.E15]" office:value-type="float" office:value="99.2952" calcext:value-type="float">
            <text:p>99.2952</text:p>
          </table:table-cell>
          <table:table-cell table:formula="of:=[$'ScSp stats'.F15]" office:value-type="float" office:value="15.1568" calcext:value-type="float">
            <text:p>15.1568</text:p>
          </table:table-cell>
          <table:table-cell table:formula="of:=[$'ScSp stats'.G15]" office:value-type="float" office:value="106.784" calcext:value-type="float">
            <text:p>106.784</text:p>
          </table:table-cell>
          <table:table-cell table:formula="of:=[$'ScSp stats'.I15]" office:value-type="float" office:value="0.19" calcext:value-type="float">
            <text:p>0.19</text:p>
          </table:table-cell>
          <table:table-cell table:formula="of:=[$'ScSp stats'.J15]" office:value-type="float" office:value="7.6676" calcext:value-type="float">
            <text:p>7.6676</text:p>
          </table:table-cell>
          <table:table-cell table:formula="of:=[$'ScSp stats'.N15]" office:value-type="float" office:value="87.4824" calcext:value-type="float">
            <text:p>87.4824</text:p>
          </table:table-cell>
          <table:table-cell table:formula="of:=[$'ScSp stats'.O15]" office:value-type="float" office:value="30.38" calcext:value-type="float">
            <text:p>30.38</text:p>
          </table:table-cell>
          <table:table-cell table:formula="of:=[$'ScSp stats'.P15]" office:value-type="float" office:value="114.062" calcext:value-type="float">
            <text:p>114.062</text:p>
          </table:table-cell>
          <table:table-cell table:formula="of:=[$'ScSp stats'.R15]" office:value-type="float" office:value="0.29" calcext:value-type="float">
            <text:p>0.29</text:p>
          </table:table-cell>
          <table:table-cell table:formula="of:=[$'ScSp stats'.S15]" office:value-type="float" office:value="3.8008" calcext:value-type="float">
            <text:p>3.8008</text:p>
          </table:table-cell>
          <table:table-cell table:formula="of:=[$'ScSp stats'.W15]" office:value-type="float" office:value="81.1872" calcext:value-type="float">
            <text:p>81.1872</text:p>
          </table:table-cell>
          <table:table-cell table:formula="of:=[$'ScSp stats'.X15]" office:value-type="float" office:value="30.38" calcext:value-type="float">
            <text:p>30.38</text:p>
          </table:table-cell>
          <table:table-cell table:formula="of:=[$'ScSp stats'.Y15]" office:value-type="float" office:value="101.145" calcext:value-type="float">
            <text:p>101.145</text:p>
          </table:table-cell>
          <table:table-cell table:formula="of:=[$'ScSp stats'.AA15]" office:value-type="float" office:value="0.37" calcext:value-type="float">
            <text:p>0.37</text:p>
          </table:table-cell>
          <table:table-cell table:formula="of:=[$'ScSp stats'.AB15]" office:value-type="float" office:value="10.4224" calcext:value-type="float">
            <text:p>10.4224</text:p>
          </table:table-cell>
          <table:table-cell table:formula="of:=[$'ScSp stats'.AF15]" office:value-type="float" office:value="69.363" calcext:value-type="float">
            <text:p>69.363</text:p>
          </table:table-cell>
          <table:table-cell table:formula="of:=[$'ScSp stats'.AG15]" office:value-type="float" office:value="30.463" calcext:value-type="float">
            <text:p>30.463</text:p>
          </table:table-cell>
          <table:table-cell table:formula="of:=[$'ScSp stats'.AH15]" office:value-type="float" office:value="82.0916" calcext:value-type="float">
            <text:p>82.0916</text:p>
          </table:table-cell>
          <table:table-cell table:formula="of:=[$'ScSp stats'.AJ15]" office:value-type="float" office:value="0.3" calcext:value-type="float">
            <text:p>0.3</text:p>
          </table:table-cell>
          <table:table-cell table:formula="of:=[$'ScSp stats'.AK15]" office:value-type="float" office:value="17.7344" calcext:value-type="float">
            <text:p>17.7344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ScSp stats'.E16]" office:value-type="float" office:value="96.5022" calcext:value-type="float">
            <text:p>96.5022</text:p>
          </table:table-cell>
          <table:table-cell table:formula="of:=[$'ScSp stats'.F16]" office:value-type="float" office:value="12.5672" calcext:value-type="float">
            <text:p>12.5672</text:p>
          </table:table-cell>
          <table:table-cell table:formula="of:=[$'ScSp stats'.G16]" office:value-type="float" office:value="60.3152" calcext:value-type="float">
            <text:p>60.3152</text:p>
          </table:table-cell>
          <table:table-cell table:formula="of:=[$'ScSp stats'.I16]" office:value-type="float" office:value="0.11" calcext:value-type="float">
            <text:p>0.11</text:p>
          </table:table-cell>
          <table:table-cell table:formula="of:=[$'ScSp stats'.J16]" office:value-type="float" office:value="48.7542" calcext:value-type="float">
            <text:p>48.7542</text:p>
          </table:table-cell>
          <table:table-cell table:formula="of:=[$'ScSp stats'.N16]" office:value-type="float" office:value="86.0118" calcext:value-type="float">
            <text:p>86.0118</text:p>
          </table:table-cell>
          <table:table-cell table:formula="of:=[$'ScSp stats'.O16]" office:value-type="float" office:value="25.8648" calcext:value-type="float">
            <text:p>25.8648</text:p>
          </table:table-cell>
          <table:table-cell table:formula="of:=[$'ScSp stats'.P16]" office:value-type="float" office:value="63.066" calcext:value-type="float">
            <text:p>63.066</text:p>
          </table:table-cell>
          <table:table-cell table:formula="of:=[$'ScSp stats'.R16]" office:value-type="float" office:value="0.23" calcext:value-type="float">
            <text:p>0.23</text:p>
          </table:table-cell>
          <table:table-cell table:formula="of:=[$'ScSp stats'.S16]" office:value-type="float" office:value="48.8106" calcext:value-type="float">
            <text:p>48.8106</text:p>
          </table:table-cell>
          <table:table-cell table:formula="of:=[$'ScSp stats'.W16]" office:value-type="float" office:value="78.7362" calcext:value-type="float">
            <text:p>78.7362</text:p>
          </table:table-cell>
          <table:table-cell table:formula="of:=[$'ScSp stats'.X16]" office:value-type="float" office:value="25.8648" calcext:value-type="float">
            <text:p>25.8648</text:p>
          </table:table-cell>
          <table:table-cell table:formula="of:=[$'ScSp stats'.Y16]" office:value-type="float" office:value="55.4576" calcext:value-type="float">
            <text:p>55.4576</text:p>
          </table:table-cell>
          <table:table-cell table:formula="of:=[$'ScSp stats'.AA16]" office:value-type="float" office:value="0.28" calcext:value-type="float">
            <text:p>0.28</text:p>
          </table:table-cell>
          <table:table-cell table:formula="of:=[$'ScSp stats'.AB16]" office:value-type="float" office:value="49.1434" calcext:value-type="float">
            <text:p>49.1434</text:p>
          </table:table-cell>
          <table:table-cell table:formula="of:=[$'ScSp stats'.AF16]" office:value-type="float" office:value="68.8386" calcext:value-type="float">
            <text:p>68.8386</text:p>
          </table:table-cell>
          <table:table-cell table:formula="of:=[$'ScSp stats'.AG16]" office:value-type="float" office:value="38.2992" calcext:value-type="float">
            <text:p>38.2992</text:p>
          </table:table-cell>
          <table:table-cell table:formula="of:=[$'ScSp stats'.AH16]" office:value-type="float" office:value="59.3032" calcext:value-type="float">
            <text:p>59.3032</text:p>
          </table:table-cell>
          <table:table-cell table:formula="of:=[$'ScSp stats'.AJ16]" office:value-type="float" office:value="0.23" calcext:value-type="float">
            <text:p>0.23</text:p>
          </table:table-cell>
          <table:table-cell table:formula="of:=[$'ScSp stats'.AK16]" office:value-type="float" office:value="47.8346" calcext:value-type="float">
            <text:p>47.8346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ScSp stats'.E17]" office:value-type="float" office:value="89.913" calcext:value-type="float">
            <text:p>89.913</text:p>
          </table:table-cell>
          <table:table-cell table:formula="of:=[$'ScSp stats'.F17]" office:value-type="float" office:value="13.945" calcext:value-type="float">
            <text:p>13.945</text:p>
          </table:table-cell>
          <table:table-cell table:formula="of:=[$'ScSp stats'.G17]" office:value-type="float" office:value="64.6944" calcext:value-type="float">
            <text:p>64.6944</text:p>
          </table:table-cell>
          <table:table-cell table:formula="of:=[$'ScSp stats'.I17]" office:value-type="float" office:value="0.21" calcext:value-type="float">
            <text:p>0.21</text:p>
          </table:table-cell>
          <table:table-cell table:formula="of:=[$'ScSp stats'.J17]" office:value-type="float" office:value="39.1636" calcext:value-type="float">
            <text:p>39.1636</text:p>
          </table:table-cell>
          <table:table-cell table:formula="of:=[$'ScSp stats'.N17]" office:value-type="float" office:value="82.8312" calcext:value-type="float">
            <text:p>82.8312</text:p>
          </table:table-cell>
          <table:table-cell table:formula="of:=[$'ScSp stats'.O17]" office:value-type="float" office:value="22.2792" calcext:value-type="float">
            <text:p>22.2792</text:p>
          </table:table-cell>
          <table:table-cell table:formula="of:=[$'ScSp stats'.P17]" office:value-type="float" office:value="68.1444" calcext:value-type="float">
            <text:p>68.1444</text:p>
          </table:table-cell>
          <table:table-cell table:formula="of:=[$'ScSp stats'.R17]" office:value-type="float" office:value="0.24" calcext:value-type="float">
            <text:p>0.24</text:p>
          </table:table-cell>
          <table:table-cell table:formula="of:=[$'ScSp stats'.S17]" office:value-type="float" office:value="36.966" calcext:value-type="float">
            <text:p>36.966</text:p>
          </table:table-cell>
          <table:table-cell table:formula="of:=[$'ScSp stats'.W17]" office:value-type="float" office:value="71.3376" calcext:value-type="float">
            <text:p>71.3376</text:p>
          </table:table-cell>
          <table:table-cell table:formula="of:=[$'ScSp stats'.X17]" office:value-type="float" office:value="37.0376" calcext:value-type="float">
            <text:p>37.0376</text:p>
          </table:table-cell>
          <table:table-cell table:formula="of:=[$'ScSp stats'.Y17]" office:value-type="float" office:value="77.0776" calcext:value-type="float">
            <text:p>77.0776</text:p>
          </table:table-cell>
          <table:table-cell table:formula="of:=[$'ScSp stats'.AA17]" office:value-type="float" office:value="0.47" calcext:value-type="float">
            <text:p>0.47</text:p>
          </table:table-cell>
          <table:table-cell table:formula="of:=[$'ScSp stats'.AB17]" office:value-type="float" office:value="31.2976" calcext:value-type="float">
            <text:p>31.2976</text:p>
          </table:table-cell>
          <table:table-cell table:formula="of:=[$'ScSp stats'.AF17]" office:value-type="float" office:value="62.8308" calcext:value-type="float">
            <text:p>62.8308</text:p>
          </table:table-cell>
          <table:table-cell table:formula="of:=[$'ScSp stats'.AG17]" office:value-type="float" office:value="39.1126" calcext:value-type="float">
            <text:p>39.1126</text:p>
          </table:table-cell>
          <table:table-cell table:formula="of:=[$'ScSp stats'.AH17]" office:value-type="float" office:value="73.7656" calcext:value-type="float">
            <text:p>73.7656</text:p>
          </table:table-cell>
          <table:table-cell table:formula="of:=[$'ScSp stats'.AJ17]" office:value-type="float" office:value="0.37" calcext:value-type="float">
            <text:p>0.37</text:p>
          </table:table-cell>
          <table:table-cell table:formula="of:=[$'ScSp stats'.AK17]" office:value-type="float" office:value="28.1778" calcext:value-type="float">
            <text:p>28.1778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ScSp stats'.E18]" office:value-type="float" office:value="105.953" calcext:value-type="float">
            <text:p>105.953</text:p>
          </table:table-cell>
          <table:table-cell table:formula="of:=[$'ScSp stats'.F18]" office:value-type="float" office:value="0" calcext:value-type="float">
            <text:p>0</text:p>
          </table:table-cell>
          <table:table-cell table:formula="of:=[$'ScSp stats'.G18]" office:value-type="float" office:value="78.2736" calcext:value-type="float">
            <text:p>78.2736</text:p>
          </table:table-cell>
          <table:table-cell table:formula="of:=[$'ScSp stats'.I18]" office:value-type="float" office:value="0.16" calcext:value-type="float">
            <text:p>0.16</text:p>
          </table:table-cell>
          <table:table-cell table:formula="of:=[$'ScSp stats'.J18]" office:value-type="float" office:value="27.6792" calcext:value-type="float">
            <text:p>27.6792</text:p>
          </table:table-cell>
          <table:table-cell table:formula="of:=[$'ScSp stats'.N18]" office:value-type="float" office:value="94.2426" calcext:value-type="float">
            <text:p>94.2426</text:p>
          </table:table-cell>
          <table:table-cell table:formula="of:=[$'ScSp stats'.O18]" office:value-type="float" office:value="15.0738" calcext:value-type="float">
            <text:p>15.0738</text:p>
          </table:table-cell>
          <table:table-cell table:formula="of:=[$'ScSp stats'.P18]" office:value-type="float" office:value="72.8456" calcext:value-type="float">
            <text:p>72.8456</text:p>
          </table:table-cell>
          <table:table-cell table:formula="of:=[$'ScSp stats'.R18]" office:value-type="float" office:value="0.23" calcext:value-type="float">
            <text:p>0.23</text:p>
          </table:table-cell>
          <table:table-cell table:formula="of:=[$'ScSp stats'.S18]" office:value-type="float" office:value="36.4708" calcext:value-type="float">
            <text:p>36.4708</text:p>
          </table:table-cell>
          <table:table-cell table:formula="of:=[$'ScSp stats'.W18]" office:value-type="float" office:value="83.1024" calcext:value-type="float">
            <text:p>83.1024</text:p>
          </table:table-cell>
          <table:table-cell table:formula="of:=[$'ScSp stats'.X18]" office:value-type="float" office:value="15.0738" calcext:value-type="float">
            <text:p>15.0738</text:p>
          </table:table-cell>
          <table:table-cell table:formula="of:=[$'ScSp stats'.Y18]" office:value-type="float" office:value="62.7624" calcext:value-type="float">
            <text:p>62.7624</text:p>
          </table:table-cell>
          <table:table-cell table:formula="of:=[$'ScSp stats'.AA18]" office:value-type="float" office:value="0.21" calcext:value-type="float">
            <text:p>0.21</text:p>
          </table:table-cell>
          <table:table-cell table:formula="of:=[$'ScSp stats'.AB18]" office:value-type="float" office:value="35.4138" calcext:value-type="float">
            <text:p>35.4138</text:p>
          </table:table-cell>
          <table:table-cell table:formula="of:=[$'ScSp stats'.AF18]" office:value-type="float" office:value="73.182" calcext:value-type="float">
            <text:p>73.182</text:p>
          </table:table-cell>
          <table:table-cell table:formula="of:=[$'ScSp stats'.AG18]" office:value-type="float" office:value="15.0738" calcext:value-type="float">
            <text:p>15.0738</text:p>
          </table:table-cell>
          <table:table-cell table:formula="of:=[$'ScSp stats'.AH18]" office:value-type="float" office:value="54.372" calcext:value-type="float">
            <text:p>54.372</text:p>
          </table:table-cell>
          <table:table-cell table:formula="of:=[$'ScSp stats'.AJ18]" office:value-type="float" office:value="0.21" calcext:value-type="float">
            <text:p>0.21</text:p>
          </table:table-cell>
          <table:table-cell table:formula="of:=[$'ScSp stats'.AK18]" office:value-type="float" office:value="33.8838" calcext:value-type="float">
            <text:p>33.8838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ScSp stats'.E19]" office:value-type="float" office:value="88.5906" calcext:value-type="float">
            <text:p>88.5906</text:p>
          </table:table-cell>
          <table:table-cell table:formula="of:=[$'ScSp stats'.F19]" office:value-type="float" office:value="8.7326" calcext:value-type="float">
            <text:p>8.7326</text:p>
          </table:table-cell>
          <table:table-cell table:formula="of:=[$'ScSp stats'.G19]" office:value-type="float" office:value="61.4468" calcext:value-type="float">
            <text:p>61.4468</text:p>
          </table:table-cell>
          <table:table-cell table:formula="of:=[$'ScSp stats'.I19]" office:value-type="float" office:value="0.18" calcext:value-type="float">
            <text:p>0.18</text:p>
          </table:table-cell>
          <table:table-cell table:formula="of:=[$'ScSp stats'.J19]" office:value-type="float" office:value="35.8764" calcext:value-type="float">
            <text:p>35.8764</text:p>
          </table:table-cell>
          <table:table-cell table:formula="of:=[$'ScSp stats'.N19]" office:value-type="float" office:value="81.0528" calcext:value-type="float">
            <text:p>81.0528</text:p>
          </table:table-cell>
          <table:table-cell table:formula="of:=[$'ScSp stats'.O19]" office:value-type="float" office:value="8.7326" calcext:value-type="float">
            <text:p>8.7326</text:p>
          </table:table-cell>
          <table:table-cell table:formula="of:=[$'ScSp stats'.P19]" office:value-type="float" office:value="52.1364" calcext:value-type="float">
            <text:p>52.1364</text:p>
          </table:table-cell>
          <table:table-cell table:formula="of:=[$'ScSp stats'.R19]" office:value-type="float" office:value="0.17" calcext:value-type="float">
            <text:p>0.17</text:p>
          </table:table-cell>
          <table:table-cell table:formula="of:=[$'ScSp stats'.S19]" office:value-type="float" office:value="37.649" calcext:value-type="float">
            <text:p>37.649</text:p>
          </table:table-cell>
          <table:table-cell table:formula="of:=[$'ScSp stats'.W19]" office:value-type="float" office:value="70.0152" calcext:value-type="float">
            <text:p>70.0152</text:p>
          </table:table-cell>
          <table:table-cell table:formula="of:=[$'ScSp stats'.X19]" office:value-type="float" office:value="8.7326" calcext:value-type="float">
            <text:p>8.7326</text:p>
          </table:table-cell>
          <table:table-cell table:formula="of:=[$'ScSp stats'.Y19]" office:value-type="float" office:value="46.7636" calcext:value-type="float">
            <text:p>46.7636</text:p>
          </table:table-cell>
          <table:table-cell table:formula="of:=[$'ScSp stats'.AA19]" office:value-type="float" office:value="0.26" calcext:value-type="float">
            <text:p>0.26</text:p>
          </table:table-cell>
          <table:table-cell table:formula="of:=[$'ScSp stats'.AB19]" office:value-type="float" office:value="31.9842" calcext:value-type="float">
            <text:p>31.9842</text:p>
          </table:table-cell>
          <table:table-cell table:formula="of:=[$'ScSp stats'.AF19]" office:value-type="float" office:value="59.7984" calcext:value-type="float">
            <text:p>59.7984</text:p>
          </table:table-cell>
          <table:table-cell table:formula="of:=[$'ScSp stats'.AG19]" office:value-type="float" office:value="8.7326" calcext:value-type="float">
            <text:p>8.7326</text:p>
          </table:table-cell>
          <table:table-cell table:formula="of:=[$'ScSp stats'.AH19]" office:value-type="float" office:value="41.5932" calcext:value-type="float">
            <text:p>41.5932</text:p>
          </table:table-cell>
          <table:table-cell table:formula="of:=[$'ScSp stats'.AJ19]" office:value-type="float" office:value="0.27" calcext:value-type="float">
            <text:p>0.27</text:p>
          </table:table-cell>
          <table:table-cell table:formula="of:=[$'ScSp stats'.AK19]" office:value-type="float" office:value="26.9378" calcext:value-type="float">
            <text:p>26.9378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ScSp stats'.E20]" office:value-type="float" office:value="79.5162" calcext:value-type="float">
            <text:p>79.5162</text:p>
          </table:table-cell>
          <table:table-cell table:formula="of:=[$'ScSp stats'.F20]" office:value-type="float" office:value="11.455" calcext:value-type="float">
            <text:p>11.455</text:p>
          </table:table-cell>
          <table:table-cell table:formula="of:=[$'ScSp stats'.G20]" office:value-type="float" office:value="73.9864" calcext:value-type="float">
            <text:p>73.9864</text:p>
          </table:table-cell>
          <table:table-cell table:formula="of:=[$'ScSp stats'.I20]" office:value-type="float" office:value="0.37" calcext:value-type="float">
            <text:p>0.37</text:p>
          </table:table-cell>
          <table:table-cell table:formula="of:=[$'ScSp stats'.J20]" office:value-type="float" office:value="16.9848" calcext:value-type="float">
            <text:p>16.9848</text:p>
          </table:table-cell>
          <table:table-cell table:formula="of:=[$'ScSp stats'.N20]" office:value-type="float" office:value="73.563" calcext:value-type="float">
            <text:p>73.563</text:p>
          </table:table-cell>
          <table:table-cell table:formula="of:=[$'ScSp stats'.O20]" office:value-type="float" office:value="18.1458" calcext:value-type="float">
            <text:p>18.1458</text:p>
          </table:table-cell>
          <table:table-cell table:formula="of:=[$'ScSp stats'.P20]" office:value-type="float" office:value="71.53" calcext:value-type="float">
            <text:p>71.53</text:p>
          </table:table-cell>
          <table:table-cell table:formula="of:=[$'ScSp stats'.R20]" office:value-type="float" office:value="0.4" calcext:value-type="float">
            <text:p>0.4</text:p>
          </table:table-cell>
          <table:table-cell table:formula="of:=[$'ScSp stats'.S20]" office:value-type="float" office:value="20.1788" calcext:value-type="float">
            <text:p>20.1788</text:p>
          </table:table-cell>
          <table:table-cell table:formula="of:=[$'ScSp stats'.W20]" office:value-type="float" office:value="67.4502" calcext:value-type="float">
            <text:p>67.4502</text:p>
          </table:table-cell>
          <table:table-cell table:formula="of:=[$'ScSp stats'.X20]" office:value-type="float" office:value="18.1458" calcext:value-type="float">
            <text:p>18.1458</text:p>
          </table:table-cell>
          <table:table-cell table:formula="of:=[$'ScSp stats'.Y20]" office:value-type="float" office:value="65.3844" calcext:value-type="float">
            <text:p>65.3844</text:p>
          </table:table-cell>
          <table:table-cell table:formula="of:=[$'ScSp stats'.AA20]" office:value-type="float" office:value="0.29" calcext:value-type="float">
            <text:p>0.29</text:p>
          </table:table-cell>
          <table:table-cell table:formula="of:=[$'ScSp stats'.AB20]" office:value-type="float" office:value="20.2116" calcext:value-type="float">
            <text:p>20.2116</text:p>
          </table:table-cell>
          <table:table-cell table:formula="of:=[$'ScSp stats'.AF20]" office:value-type="float" office:value="60.9156" calcext:value-type="float">
            <text:p>60.9156</text:p>
          </table:table-cell>
          <table:table-cell table:formula="of:=[$'ScSp stats'.AG20]" office:value-type="float" office:value="25.6832" calcext:value-type="float">
            <text:p>25.6832</text:p>
          </table:table-cell>
          <table:table-cell table:formula="of:=[$'ScSp stats'.AH20]" office:value-type="float" office:value="70.4444" calcext:value-type="float">
            <text:p>70.4444</text:p>
          </table:table-cell>
          <table:table-cell table:formula="of:=[$'ScSp stats'.AJ20]" office:value-type="float" office:value="0.24" calcext:value-type="float">
            <text:p>0.24</text:p>
          </table:table-cell>
          <table:table-cell table:formula="of:=[$'ScSp stats'.AK20]" office:value-type="float" office:value="16.1544" calcext:value-type="float">
            <text:p>16.1544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ScSp stats'.E21]" office:value-type="float" office:value="88.6704" calcext:value-type="float">
            <text:p>88.6704</text:p>
          </table:table-cell>
          <table:table-cell table:formula="of:=[$'ScSp stats'.F21]" office:value-type="float" office:value="0" calcext:value-type="float">
            <text:p>0</text:p>
          </table:table-cell>
          <table:table-cell table:formula="of:=[$'ScSp stats'.G21]" office:value-type="float" office:value="48.3552" calcext:value-type="float">
            <text:p>48.3552</text:p>
          </table:table-cell>
          <table:table-cell table:formula="of:=[$'ScSp stats'.I21]" office:value-type="float" office:value="0.21" calcext:value-type="float">
            <text:p>0.21</text:p>
          </table:table-cell>
          <table:table-cell table:formula="of:=[$'ScSp stats'.J21]" office:value-type="float" office:value="40.3152" calcext:value-type="float">
            <text:p>40.3152</text:p>
          </table:table-cell>
          <table:table-cell table:formula="of:=[$'ScSp stats'.N21]" office:value-type="float" office:value="83.1162" calcext:value-type="float">
            <text:p>83.1162</text:p>
          </table:table-cell>
          <table:table-cell table:formula="of:=[$'ScSp stats'.O21]" office:value-type="float" office:value="6.1098" calcext:value-type="float">
            <text:p>6.1098</text:p>
          </table:table-cell>
          <table:table-cell table:formula="of:=[$'ScSp stats'.P21]" office:value-type="float" office:value="49.1004" calcext:value-type="float">
            <text:p>49.1004</text:p>
          </table:table-cell>
          <table:table-cell table:formula="of:=[$'ScSp stats'.R21]" office:value-type="float" office:value="0.48" calcext:value-type="float">
            <text:p>0.48</text:p>
          </table:table-cell>
          <table:table-cell table:formula="of:=[$'ScSp stats'.S21]" office:value-type="float" office:value="40.1256" calcext:value-type="float">
            <text:p>40.1256</text:p>
          </table:table-cell>
          <table:table-cell table:formula="of:=[$'ScSp stats'.W21]" office:value-type="float" office:value="75.852" calcext:value-type="float">
            <text:p>75.852</text:p>
          </table:table-cell>
          <table:table-cell table:formula="of:=[$'ScSp stats'.X21]" office:value-type="float" office:value="14.7096" calcext:value-type="float">
            <text:p>14.7096</text:p>
          </table:table-cell>
          <table:table-cell table:formula="of:=[$'ScSp stats'.Y21]" office:value-type="float" office:value="52.2652" calcext:value-type="float">
            <text:p>52.2652</text:p>
          </table:table-cell>
          <table:table-cell table:formula="of:=[$'ScSp stats'.AA21]" office:value-type="float" office:value="0.41" calcext:value-type="float">
            <text:p>0.41</text:p>
          </table:table-cell>
          <table:table-cell table:formula="of:=[$'ScSp stats'.AB21]" office:value-type="float" office:value="38.2964" calcext:value-type="float">
            <text:p>38.2964</text:p>
          </table:table-cell>
          <table:table-cell table:formula="of:=[$'ScSp stats'.AF21]" office:value-type="float" office:value="63.4806" calcext:value-type="float">
            <text:p>63.4806</text:p>
          </table:table-cell>
          <table:table-cell table:formula="of:=[$'ScSp stats'.AG21]" office:value-type="float" office:value="30.7462" calcext:value-type="float">
            <text:p>30.7462</text:p>
          </table:table-cell>
          <table:table-cell table:formula="of:=[$'ScSp stats'.AH21]" office:value-type="float" office:value="54.2708" calcext:value-type="float">
            <text:p>54.2708</text:p>
          </table:table-cell>
          <table:table-cell table:formula="of:=[$'ScSp stats'.AJ21]" office:value-type="float" office:value="0.49" calcext:value-type="float">
            <text:p>0.49</text:p>
          </table:table-cell>
          <table:table-cell table:formula="of:=[$'ScSp stats'.AK21]" office:value-type="float" office:value="39.956" calcext:value-type="float">
            <text:p>39.956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ScSp stats'.E22]" office:value-type="float" office:value="94.302" calcext:value-type="float">
            <text:p>94.302</text:p>
          </table:table-cell>
          <table:table-cell table:formula="of:=[$'ScSp stats'.F22]" office:value-type="float" office:value="0" calcext:value-type="float">
            <text:p>0</text:p>
          </table:table-cell>
          <table:table-cell table:formula="of:=[$'ScSp stats'.G22]" office:value-type="float" office:value="50.3424" calcext:value-type="float">
            <text:p>50.3424</text:p>
          </table:table-cell>
          <table:table-cell table:formula="of:=[$'ScSp stats'.I22]" office:value-type="float" office:value="0.41" calcext:value-type="float">
            <text:p>0.41</text:p>
          </table:table-cell>
          <table:table-cell table:formula="of:=[$'ScSp stats'.J22]" office:value-type="float" office:value="43.9596" calcext:value-type="float">
            <text:p>43.9596</text:p>
          </table:table-cell>
          <table:table-cell table:formula="of:=[$'ScSp stats'.N22]" office:value-type="float" office:value="84.4386" calcext:value-type="float">
            <text:p>84.4386</text:p>
          </table:table-cell>
          <table:table-cell table:formula="of:=[$'ScSp stats'.O22]" office:value-type="float" office:value="12.3846" calcext:value-type="float">
            <text:p>12.3846</text:p>
          </table:table-cell>
          <table:table-cell table:formula="of:=[$'ScSp stats'.P22]" office:value-type="float" office:value="51.1612" calcext:value-type="float">
            <text:p>51.1612</text:p>
          </table:table-cell>
          <table:table-cell table:formula="of:=[$'ScSp stats'.R22]" office:value-type="float" office:value="0.41" calcext:value-type="float">
            <text:p>0.41</text:p>
          </table:table-cell>
          <table:table-cell table:formula="of:=[$'ScSp stats'.S22]" office:value-type="float" office:value="45.662" calcext:value-type="float">
            <text:p>45.662</text:p>
          </table:table-cell>
          <table:table-cell table:formula="of:=[$'ScSp stats'.W22]" office:value-type="float" office:value="74.256" calcext:value-type="float">
            <text:p>74.256</text:p>
          </table:table-cell>
          <table:table-cell table:formula="of:=[$'ScSp stats'.X22]" office:value-type="float" office:value="25.234" calcext:value-type="float">
            <text:p>25.234</text:p>
          </table:table-cell>
          <table:table-cell table:formula="of:=[$'ScSp stats'.Y22]" office:value-type="float" office:value="49.7444" calcext:value-type="float">
            <text:p>49.7444</text:p>
          </table:table-cell>
          <table:table-cell table:formula="of:=[$'ScSp stats'.AA22]" office:value-type="float" office:value="0.19" calcext:value-type="float">
            <text:p>0.19</text:p>
          </table:table-cell>
          <table:table-cell table:formula="of:=[$'ScSp stats'.AB22]" office:value-type="float" office:value="49.7456" calcext:value-type="float">
            <text:p>49.7456</text:p>
          </table:table-cell>
          <table:table-cell table:formula="of:=[$'ScSp stats'.AF22]" office:value-type="float" office:value="63.2754" calcext:value-type="float">
            <text:p>63.2754</text:p>
          </table:table-cell>
          <table:table-cell table:formula="of:=[$'ScSp stats'.AG22]" office:value-type="float" office:value="39.2454" calcext:value-type="float">
            <text:p>39.2454</text:p>
          </table:table-cell>
          <table:table-cell table:formula="of:=[$'ScSp stats'.AH22]" office:value-type="float" office:value="57.9232" calcext:value-type="float">
            <text:p>57.9232</text:p>
          </table:table-cell>
          <table:table-cell table:formula="of:=[$'ScSp stats'.AJ22]" office:value-type="float" office:value="0.16" calcext:value-type="float">
            <text:p>0.16</text:p>
          </table:table-cell>
          <table:table-cell table:formula="of:=[$'ScSp stats'.AK22]" office:value-type="float" office:value="44.5976" calcext:value-type="float">
            <text:p>44.5976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ScSp stats'.E23]" office:value-type="float" office:value="100.449" calcext:value-type="float">
            <text:p>100.449</text:p>
          </table:table-cell>
          <table:table-cell table:formula="of:=[$'ScSp stats'.F23]" office:value-type="float" office:value="6.6908" calcext:value-type="float">
            <text:p>6.6908</text:p>
          </table:table-cell>
          <table:table-cell table:formula="of:=[$'ScSp stats'.G23]" office:value-type="float" office:value="77.4088" calcext:value-type="float">
            <text:p>77.4088</text:p>
          </table:table-cell>
          <table:table-cell table:formula="of:=[$'ScSp stats'.I23]" office:value-type="float" office:value="0.27" calcext:value-type="float">
            <text:p>0.27</text:p>
          </table:table-cell>
          <table:table-cell table:formula="of:=[$'ScSp stats'.J23]" office:value-type="float" office:value="29.731" calcext:value-type="float">
            <text:p>29.731</text:p>
          </table:table-cell>
          <table:table-cell table:formula="of:=[$'ScSp stats'.N23]" office:value-type="float" office:value="93.8574" calcext:value-type="float">
            <text:p>93.8574</text:p>
          </table:table-cell>
          <table:table-cell table:formula="of:=[$'ScSp stats'.O23]" office:value-type="float" office:value="14.3112" calcext:value-type="float">
            <text:p>14.3112</text:p>
          </table:table-cell>
          <table:table-cell table:formula="of:=[$'ScSp stats'.P23]" office:value-type="float" office:value="75.1272" calcext:value-type="float">
            <text:p>75.1272</text:p>
          </table:table-cell>
          <table:table-cell table:formula="of:=[$'ScSp stats'.R23]" office:value-type="float" office:value="0.15" calcext:value-type="float">
            <text:p>0.15</text:p>
          </table:table-cell>
          <table:table-cell table:formula="of:=[$'ScSp stats'.S23]" office:value-type="float" office:value="33.0414" calcext:value-type="float">
            <text:p>33.0414</text:p>
          </table:table-cell>
          <table:table-cell table:formula="of:=[$'ScSp stats'.W23]" office:value-type="float" office:value="81.5772" calcext:value-type="float">
            <text:p>81.5772</text:p>
          </table:table-cell>
          <table:table-cell table:formula="of:=[$'ScSp stats'.X23]" office:value-type="float" office:value="30.215" calcext:value-type="float">
            <text:p>30.215</text:p>
          </table:table-cell>
          <table:table-cell table:formula="of:=[$'ScSp stats'.Y23]" office:value-type="float" office:value="75.9184" calcext:value-type="float">
            <text:p>75.9184</text:p>
          </table:table-cell>
          <table:table-cell table:formula="of:=[$'ScSp stats'.AA23]" office:value-type="float" office:value="0.26" calcext:value-type="float">
            <text:p>0.26</text:p>
          </table:table-cell>
          <table:table-cell table:formula="of:=[$'ScSp stats'.AB23]" office:value-type="float" office:value="35.8738" calcext:value-type="float">
            <text:p>35.8738</text:p>
          </table:table-cell>
          <table:table-cell table:formula="of:=[$'ScSp stats'.AF23]" office:value-type="float" office:value="64.8714" calcext:value-type="float">
            <text:p>64.8714</text:p>
          </table:table-cell>
          <table:table-cell table:formula="of:=[$'ScSp stats'.AG23]" office:value-type="float" office:value="40.5412" calcext:value-type="float">
            <text:p>40.5412</text:p>
          </table:table-cell>
          <table:table-cell table:formula="of:=[$'ScSp stats'.AH23]" office:value-type="float" office:value="65.5684" calcext:value-type="float">
            <text:p>65.5684</text:p>
          </table:table-cell>
          <table:table-cell table:formula="of:=[$'ScSp stats'.AJ23]" office:value-type="float" office:value="0.32" calcext:value-type="float">
            <text:p>0.32</text:p>
          </table:table-cell>
          <table:table-cell table:formula="of:=[$'ScSp stats'.AK23]" office:value-type="float" office:value="39.8442" calcext:value-type="float">
            <text:p>39.8442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ScSp stats'.E24]" office:value-type="float" office:value="95.6724" calcext:value-type="float">
            <text:p>95.6724</text:p>
          </table:table-cell>
          <table:table-cell table:formula="of:=[$'ScSp stats'.F24]" office:value-type="float" office:value="12.0194" calcext:value-type="float">
            <text:p>12.0194</text:p>
          </table:table-cell>
          <table:table-cell table:formula="of:=[$'ScSp stats'.G24]" office:value-type="float" office:value="87.7312" calcext:value-type="float">
            <text:p>87.7312</text:p>
          </table:table-cell>
          <table:table-cell table:formula="of:=[$'ScSp stats'.I24]" office:value-type="float" office:value="0.17" calcext:value-type="float">
            <text:p>0.17</text:p>
          </table:table-cell>
          <table:table-cell table:formula="of:=[$'ScSp stats'.J24]" office:value-type="float" office:value="19.9606" calcext:value-type="float">
            <text:p>19.9606</text:p>
          </table:table-cell>
          <table:table-cell table:formula="of:=[$'ScSp stats'.N24]" office:value-type="float" office:value="84.84" calcext:value-type="float">
            <text:p>84.84</text:p>
          </table:table-cell>
          <table:table-cell table:formula="of:=[$'ScSp stats'.O24]" office:value-type="float" office:value="13.7956" calcext:value-type="float">
            <text:p>13.7956</text:p>
          </table:table-cell>
          <table:table-cell table:formula="of:=[$'ScSp stats'.P24]" office:value-type="float" office:value="78.1448" calcext:value-type="float">
            <text:p>78.1448</text:p>
          </table:table-cell>
          <table:table-cell table:formula="of:=[$'ScSp stats'.R24]" office:value-type="float" office:value="0.36" calcext:value-type="float">
            <text:p>0.36</text:p>
          </table:table-cell>
          <table:table-cell table:formula="of:=[$'ScSp stats'.S24]" office:value-type="float" office:value="20.4908" calcext:value-type="float">
            <text:p>20.4908</text:p>
          </table:table-cell>
          <table:table-cell table:formula="of:=[$'ScSp stats'.W24]" office:value-type="float" office:value="76.3446" calcext:value-type="float">
            <text:p>76.3446</text:p>
          </table:table-cell>
          <table:table-cell table:formula="of:=[$'ScSp stats'.X24]" office:value-type="float" office:value="24.1882" calcext:value-type="float">
            <text:p>24.1882</text:p>
          </table:table-cell>
          <table:table-cell table:formula="of:=[$'ScSp stats'.Y24]" office:value-type="float" office:value="75.44" calcext:value-type="float">
            <text:p>75.44</text:p>
          </table:table-cell>
          <table:table-cell table:formula="of:=[$'ScSp stats'.AA24]" office:value-type="float" office:value="0.27" calcext:value-type="float">
            <text:p>0.27</text:p>
          </table:table-cell>
          <table:table-cell table:formula="of:=[$'ScSp stats'.AB24]" office:value-type="float" office:value="25.0928" calcext:value-type="float">
            <text:p>25.0928</text:p>
          </table:table-cell>
          <table:table-cell table:formula="of:=[$'ScSp stats'.AF24]" office:value-type="float" office:value="64.4496" calcext:value-type="float">
            <text:p>64.4496</text:p>
          </table:table-cell>
          <table:table-cell table:formula="of:=[$'ScSp stats'.AG24]" office:value-type="float" office:value="37.5532" calcext:value-type="float">
            <text:p>37.5532</text:p>
          </table:table-cell>
          <table:table-cell table:formula="of:=[$'ScSp stats'.AH24]" office:value-type="float" office:value="76.6176" calcext:value-type="float">
            <text:p>76.6176</text:p>
          </table:table-cell>
          <table:table-cell table:formula="of:=[$'ScSp stats'.AJ24]" office:value-type="float" office:value="0.3" calcext:value-type="float">
            <text:p>0.3</text:p>
          </table:table-cell>
          <table:table-cell table:formula="of:=[$'ScSp stats'.AK24]" office:value-type="float" office:value="25.3852" calcext:value-type="float">
            <text:p>25.3852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ScSp stats'.E25]" office:value-type="float" office:value="88.9692" calcext:value-type="float">
            <text:p>88.9692</text:p>
          </table:table-cell>
          <table:table-cell table:formula="of:=[$'ScSp stats'.F25]" office:value-type="float" office:value="10.5254" calcext:value-type="float">
            <text:p>10.5254</text:p>
          </table:table-cell>
          <table:table-cell table:formula="of:=[$'ScSp stats'.G25]" office:value-type="float" office:value="60.0668" calcext:value-type="float">
            <text:p>60.0668</text:p>
          </table:table-cell>
          <table:table-cell table:formula="of:=[$'ScSp stats'.I25]" office:value-type="float" office:value="0.2" calcext:value-type="float">
            <text:p>0.2</text:p>
          </table:table-cell>
          <table:table-cell table:formula="of:=[$'ScSp stats'.J25]" office:value-type="float" office:value="39.4278" calcext:value-type="float">
            <text:p>39.4278</text:p>
          </table:table-cell>
          <table:table-cell table:formula="of:=[$'ScSp stats'.N25]" office:value-type="float" office:value="81.4656" calcext:value-type="float">
            <text:p>81.4656</text:p>
          </table:table-cell>
          <table:table-cell table:formula="of:=[$'ScSp stats'.O25]" office:value-type="float" office:value="19.4738" calcext:value-type="float">
            <text:p>19.4738</text:p>
          </table:table-cell>
          <table:table-cell table:formula="of:=[$'ScSp stats'.P25]" office:value-type="float" office:value="64.1516" calcext:value-type="float">
            <text:p>64.1516</text:p>
          </table:table-cell>
          <table:table-cell table:formula="of:=[$'ScSp stats'.R25]" office:value-type="float" office:value="0.38" calcext:value-type="float">
            <text:p>0.38</text:p>
          </table:table-cell>
          <table:table-cell table:formula="of:=[$'ScSp stats'.S25]" office:value-type="float" office:value="36.7878" calcext:value-type="float">
            <text:p>36.7878</text:p>
          </table:table-cell>
          <table:table-cell table:formula="of:=[$'ScSp stats'.W25]" office:value-type="float" office:value="74.3496" calcext:value-type="float">
            <text:p>74.3496</text:p>
          </table:table-cell>
          <table:table-cell table:formula="of:=[$'ScSp stats'.X25]" office:value-type="float" office:value="27.8578" calcext:value-type="float">
            <text:p>27.8578</text:p>
          </table:table-cell>
          <table:table-cell table:formula="of:=[$'ScSp stats'.Y25]" office:value-type="float" office:value="56.1752" calcext:value-type="float">
            <text:p>56.1752</text:p>
          </table:table-cell>
          <table:table-cell table:formula="of:=[$'ScSp stats'.AA25]" office:value-type="float" office:value="0.27" calcext:value-type="float">
            <text:p>0.27</text:p>
          </table:table-cell>
          <table:table-cell table:formula="of:=[$'ScSp stats'.AB25]" office:value-type="float" office:value="46.0322" calcext:value-type="float">
            <text:p>46.0322</text:p>
          </table:table-cell>
          <table:table-cell table:formula="of:=[$'ScSp stats'.AF25]" office:value-type="float" office:value="52.1376" calcext:value-type="float">
            <text:p>52.1376</text:p>
          </table:table-cell>
          <table:table-cell table:formula="of:=[$'ScSp stats'.AG25]" office:value-type="float" office:value="38.9134" calcext:value-type="float">
            <text:p>38.9134</text:p>
          </table:table-cell>
          <table:table-cell table:formula="of:=[$'ScSp stats'.AH25]" office:value-type="float" office:value="55.246" calcext:value-type="float">
            <text:p>55.246</text:p>
          </table:table-cell>
          <table:table-cell table:formula="of:=[$'ScSp stats'.AJ25]" office:value-type="float" office:value="0.32" calcext:value-type="float">
            <text:p>0.32</text:p>
          </table:table-cell>
          <table:table-cell table:formula="of:=[$'ScSp stats'.AK25]" office:value-type="float" office:value="35.805" calcext:value-type="float">
            <text:p>35.805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ScSp stats'.E26]" office:value-type="float" office:value="91.272" calcext:value-type="float">
            <text:p>91.272</text:p>
          </table:table-cell>
          <table:table-cell table:formula="of:=[$'ScSp stats'.F26]" office:value-type="float" office:value="0" calcext:value-type="float">
            <text:p>0</text:p>
          </table:table-cell>
          <table:table-cell table:formula="of:=[$'ScSp stats'.G26]" office:value-type="float" office:value="71.668" calcext:value-type="float">
            <text:p>71.668</text:p>
          </table:table-cell>
          <table:table-cell table:formula="of:=[$'ScSp stats'.I26]" office:value-type="float" office:value="0.31" calcext:value-type="float">
            <text:p>0.31</text:p>
          </table:table-cell>
          <table:table-cell table:formula="of:=[$'ScSp stats'.J26]" office:value-type="float" office:value="19.604" calcext:value-type="float">
            <text:p>19.604</text:p>
          </table:table-cell>
          <table:table-cell table:formula="of:=[$'ScSp stats'.N26]" office:value-type="float" office:value="80.3256" calcext:value-type="float">
            <text:p>80.3256</text:p>
          </table:table-cell>
          <table:table-cell table:formula="of:=[$'ScSp stats'.O26]" office:value-type="float" office:value="13.9616" calcext:value-type="float">
            <text:p>13.9616</text:p>
          </table:table-cell>
          <table:table-cell table:formula="of:=[$'ScSp stats'.P26]" office:value-type="float" office:value="74.1244" calcext:value-type="float">
            <text:p>74.1244</text:p>
          </table:table-cell>
          <table:table-cell table:formula="of:=[$'ScSp stats'.R26]" office:value-type="float" office:value="0.3" calcext:value-type="float">
            <text:p>0.3</text:p>
          </table:table-cell>
          <table:table-cell table:formula="of:=[$'ScSp stats'.S26]" office:value-type="float" office:value="20.1628" calcext:value-type="float">
            <text:p>20.1628</text:p>
          </table:table-cell>
          <table:table-cell table:formula="of:=[$'ScSp stats'.W26]" office:value-type="float" office:value="70.4166" calcext:value-type="float">
            <text:p>70.4166</text:p>
          </table:table-cell>
          <table:table-cell table:formula="of:=[$'ScSp stats'.X26]" office:value-type="float" office:value="26.4126" calcext:value-type="float">
            <text:p>26.4126</text:p>
          </table:table-cell>
          <table:table-cell table:formula="of:=[$'ScSp stats'.Y26]" office:value-type="float" office:value="78.2828" calcext:value-type="float">
            <text:p>78.2828</text:p>
          </table:table-cell>
          <table:table-cell table:formula="of:=[$'ScSp stats'.AA26]" office:value-type="float" office:value="0.4" calcext:value-type="float">
            <text:p>0.4</text:p>
          </table:table-cell>
          <table:table-cell table:formula="of:=[$'ScSp stats'.AB26]" office:value-type="float" office:value="18.5464" calcext:value-type="float">
            <text:p>18.5464</text:p>
          </table:table-cell>
          <table:table-cell table:formula="of:=[$'ScSp stats'.AF26]" office:value-type="float" office:value="58.9548" calcext:value-type="float">
            <text:p>58.9548</text:p>
          </table:table-cell>
          <table:table-cell table:formula="of:=[$'ScSp stats'.AG26]" office:value-type="float" office:value="32.539" calcext:value-type="float">
            <text:p>32.539</text:p>
          </table:table-cell>
          <table:table-cell table:formula="of:=[$'ScSp stats'.AH26]" office:value-type="float" office:value="77.2892" calcext:value-type="float">
            <text:p>77.2892</text:p>
          </table:table-cell>
          <table:table-cell table:formula="of:=[$'ScSp stats'.AJ26]" office:value-type="float" office:value="0.45" calcext:value-type="float">
            <text:p>0.45</text:p>
          </table:table-cell>
          <table:table-cell table:formula="of:=[$'ScSp stats'.AK26]" office:value-type="float" office:value="14.2046" calcext:value-type="float">
            <text:p>14.2046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ScSp stats'.E27]" office:value-type="float" office:value="90.3144" calcext:value-type="float">
            <text:p>90.3144</text:p>
          </table:table-cell>
          <table:table-cell table:formula="of:=[$'ScSp stats'.F27]" office:value-type="float" office:value="0" calcext:value-type="float">
            <text:p>0</text:p>
          </table:table-cell>
          <table:table-cell table:formula="of:=[$'ScSp stats'.G27]" office:value-type="float" office:value="80.086" calcext:value-type="float">
            <text:p>80.086</text:p>
          </table:table-cell>
          <table:table-cell table:formula="of:=[$'ScSp stats'.I27]" office:value-type="float" office:value="0.42" calcext:value-type="float">
            <text:p>0.42</text:p>
          </table:table-cell>
          <table:table-cell table:formula="of:=[$'ScSp stats'.J27]" office:value-type="float" office:value="10.2284" calcext:value-type="float">
            <text:p>10.2284</text:p>
          </table:table-cell>
          <table:table-cell table:formula="of:=[$'ScSp stats'.N27]" office:value-type="float" office:value="81.42" calcext:value-type="float">
            <text:p>81.42</text:p>
          </table:table-cell>
          <table:table-cell table:formula="of:=[$'ScSp stats'.O27]" office:value-type="float" office:value="10.9736" calcext:value-type="float">
            <text:p>10.9736</text:p>
          </table:table-cell>
          <table:table-cell table:formula="of:=[$'ScSp stats'.P27]" office:value-type="float" office:value="81.098" calcext:value-type="float">
            <text:p>81.098</text:p>
          </table:table-cell>
          <table:table-cell table:formula="of:=[$'ScSp stats'.R27]" office:value-type="float" office:value="0.4" calcext:value-type="float">
            <text:p>0.4</text:p>
          </table:table-cell>
          <table:table-cell table:formula="of:=[$'ScSp stats'.S27]" office:value-type="float" office:value="11.2956" calcext:value-type="float">
            <text:p>11.2956</text:p>
          </table:table-cell>
          <table:table-cell table:formula="of:=[$'ScSp stats'.W27]" office:value-type="float" office:value="70.1544" calcext:value-type="float">
            <text:p>70.1544</text:p>
          </table:table-cell>
          <table:table-cell table:formula="of:=[$'ScSp stats'.X27]" office:value-type="float" office:value="25.4" calcext:value-type="float">
            <text:p>25.4</text:p>
          </table:table-cell>
          <table:table-cell table:formula="of:=[$'ScSp stats'.Y27]" office:value-type="float" office:value="87.7404" calcext:value-type="float">
            <text:p>87.7404</text:p>
          </table:table-cell>
          <table:table-cell table:formula="of:=[$'ScSp stats'.AA27]" office:value-type="float" office:value="0.41" calcext:value-type="float">
            <text:p>0.41</text:p>
          </table:table-cell>
          <table:table-cell table:formula="of:=[$'ScSp stats'.AB27]" office:value-type="float" office:value="7.814" calcext:value-type="float">
            <text:p>7.814</text:p>
          </table:table-cell>
          <table:table-cell table:formula="of:=[$'ScSp stats'.AF27]" office:value-type="float" office:value="52.719" calcext:value-type="float">
            <text:p>52.719</text:p>
          </table:table-cell>
          <table:table-cell table:formula="of:=[$'ScSp stats'.AG27]" office:value-type="float" office:value="21.6318" calcext:value-type="float">
            <text:p>21.6318</text:p>
          </table:table-cell>
          <table:table-cell table:formula="of:=[$'ScSp stats'.AH27]" office:value-type="float" office:value="68.1076" calcext:value-type="float">
            <text:p>68.1076</text:p>
          </table:table-cell>
          <table:table-cell table:formula="of:=[$'ScSp stats'.AJ27]" office:value-type="float" office:value="0.5" calcext:value-type="float">
            <text:p>0.5</text:p>
          </table:table-cell>
          <table:table-cell table:formula="of:=[$'ScSp stats'.AK27]" office:value-type="float" office:value="6.2432" calcext:value-type="float">
            <text:p>6.2432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ScSp stats'.E28]" office:value-type="float" office:value="103.926" calcext:value-type="float">
            <text:p>103.926</text:p>
          </table:table-cell>
          <table:table-cell table:formula="of:=[$'ScSp stats'.F28]" office:value-type="float" office:value="0" calcext:value-type="float">
            <text:p>0</text:p>
          </table:table-cell>
          <table:table-cell table:formula="of:=[$'ScSp stats'.G28]" office:value-type="float" office:value="67.252" calcext:value-type="float">
            <text:p>67.252</text:p>
          </table:table-cell>
          <table:table-cell table:formula="of:=[$'ScSp stats'.I28]" office:value-type="float" office:value="0.18" calcext:value-type="float">
            <text:p>0.18</text:p>
          </table:table-cell>
          <table:table-cell table:formula="of:=[$'ScSp stats'.J28]" office:value-type="float" office:value="36.674" calcext:value-type="float">
            <text:p>36.674</text:p>
          </table:table-cell>
          <table:table-cell table:formula="of:=[$'ScSp stats'.N28]" office:value-type="float" office:value="98.0868" calcext:value-type="float">
            <text:p>98.0868</text:p>
          </table:table-cell>
          <table:table-cell table:formula="of:=[$'ScSp stats'.O28]" office:value-type="float" office:value="6.5248" calcext:value-type="float">
            <text:p>6.5248</text:p>
          </table:table-cell>
          <table:table-cell table:formula="of:=[$'ScSp stats'.P28]" office:value-type="float" office:value="64.9336" calcext:value-type="float">
            <text:p>64.9336</text:p>
          </table:table-cell>
          <table:table-cell table:formula="of:=[$'ScSp stats'.R28]" office:value-type="float" office:value="0.41" calcext:value-type="float">
            <text:p>0.41</text:p>
          </table:table-cell>
          <table:table-cell table:formula="of:=[$'ScSp stats'.S28]" office:value-type="float" office:value="39.678" calcext:value-type="float">
            <text:p>39.678</text:p>
          </table:table-cell>
          <table:table-cell table:formula="of:=[$'ScSp stats'.W28]" office:value-type="float" office:value="85.3506" calcext:value-type="float">
            <text:p>85.3506</text:p>
          </table:table-cell>
          <table:table-cell table:formula="of:=[$'ScSp stats'.X28]" office:value-type="float" office:value="23.0926" calcext:value-type="float">
            <text:p>23.0926</text:p>
          </table:table-cell>
          <table:table-cell table:formula="of:=[$'ScSp stats'.Y28]" office:value-type="float" office:value="66.2768" calcext:value-type="float">
            <text:p>66.2768</text:p>
          </table:table-cell>
          <table:table-cell table:formula="of:=[$'ScSp stats'.AA28]" office:value-type="float" office:value="0.32" calcext:value-type="float">
            <text:p>0.32</text:p>
          </table:table-cell>
          <table:table-cell table:formula="of:=[$'ScSp stats'.AB28]" office:value-type="float" office:value="42.1664" calcext:value-type="float">
            <text:p>42.1664</text:p>
          </table:table-cell>
          <table:table-cell table:formula="of:=[$'ScSp stats'.AF28]" office:value-type="float" office:value="66.6384" calcext:value-type="float">
            <text:p>66.6384</text:p>
          </table:table-cell>
          <table:table-cell table:formula="of:=[$'ScSp stats'.AG28]" office:value-type="float" office:value="38.515" calcext:value-type="float">
            <text:p>38.515</text:p>
          </table:table-cell>
          <table:table-cell table:formula="of:=[$'ScSp stats'.AH28]" office:value-type="float" office:value="60.674" calcext:value-type="float">
            <text:p>60.674</text:p>
          </table:table-cell>
          <table:table-cell table:formula="of:=[$'ScSp stats'.AJ28]" office:value-type="float" office:value="0.24" calcext:value-type="float">
            <text:p>0.24</text:p>
          </table:table-cell>
          <table:table-cell table:formula="of:=[$'ScSp stats'.AK28]" office:value-type="float" office:value="44.4794" calcext:value-type="float">
            <text:p>44.4794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ScSp stats'.E29]" office:value-type="float" office:value="105.955" calcext:value-type="float">
            <text:p>105.955</text:p>
          </table:table-cell>
          <table:table-cell table:formula="of:=[$'ScSp stats'.F29]" office:value-type="float" office:value="5.6616" calcext:value-type="float">
            <text:p>5.6616</text:p>
          </table:table-cell>
          <table:table-cell table:formula="of:=[$'ScSp stats'.G29]" office:value-type="float" office:value="76.0104" calcext:value-type="float">
            <text:p>76.0104</text:p>
          </table:table-cell>
          <table:table-cell table:formula="of:=[$'ScSp stats'.I29]" office:value-type="float" office:value="0.32" calcext:value-type="float">
            <text:p>0.32</text:p>
          </table:table-cell>
          <table:table-cell table:formula="of:=[$'ScSp stats'.J29]" office:value-type="float" office:value="35.6064" calcext:value-type="float">
            <text:p>35.6064</text:p>
          </table:table-cell>
          <table:table-cell table:formula="of:=[$'ScSp stats'.N29]" office:value-type="float" office:value="94.5528" calcext:value-type="float">
            <text:p>94.5528</text:p>
          </table:table-cell>
          <table:table-cell table:formula="of:=[$'ScSp stats'.O29]" office:value-type="float" office:value="14.6256" calcext:value-type="float">
            <text:p>14.6256</text:p>
          </table:table-cell>
          <table:table-cell table:formula="of:=[$'ScSp stats'.P29]" office:value-type="float" office:value="68.2732" calcext:value-type="float">
            <text:p>68.2732</text:p>
          </table:table-cell>
          <table:table-cell table:formula="of:=[$'ScSp stats'.R29]" office:value-type="float" office:value="0.36" calcext:value-type="float">
            <text:p>0.36</text:p>
          </table:table-cell>
          <table:table-cell table:formula="of:=[$'ScSp stats'.S29]" office:value-type="float" office:value="40.9052" calcext:value-type="float">
            <text:p>40.9052</text:p>
          </table:table-cell>
          <table:table-cell table:formula="of:=[$'ScSp stats'.W29]" office:value-type="float" office:value="87.414" calcext:value-type="float">
            <text:p>87.414</text:p>
          </table:table-cell>
          <table:table-cell table:formula="of:=[$'ScSp stats'.X29]" office:value-type="float" office:value="14.6256" calcext:value-type="float">
            <text:p>14.6256</text:p>
          </table:table-cell>
          <table:table-cell table:formula="of:=[$'ScSp stats'.Y29]" office:value-type="float" office:value="63.5168" calcext:value-type="float">
            <text:p>63.5168</text:p>
          </table:table-cell>
          <table:table-cell table:formula="of:=[$'ScSp stats'.AA29]" office:value-type="float" office:value="0.34" calcext:value-type="float">
            <text:p>0.34</text:p>
          </table:table-cell>
          <table:table-cell table:formula="of:=[$'ScSp stats'.AB29]" office:value-type="float" office:value="38.5228" calcext:value-type="float">
            <text:p>38.5228</text:p>
          </table:table-cell>
          <table:table-cell table:formula="of:=[$'ScSp stats'.AF29]" office:value-type="float" office:value="68.4054" calcext:value-type="float">
            <text:p>68.4054</text:p>
          </table:table-cell>
          <table:table-cell table:formula="of:=[$'ScSp stats'.AG29]" office:value-type="float" office:value="38.349" calcext:value-type="float">
            <text:p>38.349</text:p>
          </table:table-cell>
          <table:table-cell table:formula="of:=[$'ScSp stats'.AH29]" office:value-type="float" office:value="62.4956" calcext:value-type="float">
            <text:p>62.4956</text:p>
          </table:table-cell>
          <table:table-cell table:formula="of:=[$'ScSp stats'.AJ29]" office:value-type="float" office:value="0.51" calcext:value-type="float">
            <text:p>0.51</text:p>
          </table:table-cell>
          <table:table-cell table:formula="of:=[$'ScSp stats'.AK29]" office:value-type="float" office:value="44.2588" calcext:value-type="float">
            <text:p>44.2588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ScSp stats'.E30]" office:value-type="float" office:value="115.007" calcext:value-type="float">
            <text:p>115.007</text:p>
          </table:table-cell>
          <table:table-cell table:formula="of:=[$'ScSp stats'.F30]" office:value-type="float" office:value="0" calcext:value-type="float">
            <text:p>0</text:p>
          </table:table-cell>
          <table:table-cell table:formula="of:=[$'ScSp stats'.G30]" office:value-type="float" office:value="57.8128" calcext:value-type="float">
            <text:p>57.8128</text:p>
          </table:table-cell>
          <table:table-cell table:formula="of:=[$'ScSp stats'.I30]" office:value-type="float" office:value="0.14" calcext:value-type="float">
            <text:p>0.14</text:p>
          </table:table-cell>
          <table:table-cell table:formula="of:=[$'ScSp stats'.J30]" office:value-type="float" office:value="57.194" calcext:value-type="float">
            <text:p>57.194</text:p>
          </table:table-cell>
          <table:table-cell table:formula="of:=[$'ScSp stats'.N30]" office:value-type="float" office:value="94.9176" calcext:value-type="float">
            <text:p>94.9176</text:p>
          </table:table-cell>
          <table:table-cell table:formula="of:=[$'ScSp stats'.O30]" office:value-type="float" office:value="27.2748" calcext:value-type="float">
            <text:p>27.2748</text:p>
          </table:table-cell>
          <table:table-cell table:formula="of:=[$'ScSp stats'.P30]" office:value-type="float" office:value="60.7108" calcext:value-type="float">
            <text:p>60.7108</text:p>
          </table:table-cell>
          <table:table-cell table:formula="of:=[$'ScSp stats'.R30]" office:value-type="float" office:value="0.38" calcext:value-type="float">
            <text:p>0.38</text:p>
          </table:table-cell>
          <table:table-cell table:formula="of:=[$'ScSp stats'.S30]" office:value-type="float" office:value="61.4816" calcext:value-type="float">
            <text:p>61.4816</text:p>
          </table:table-cell>
          <table:table-cell table:formula="of:=[$'ScSp stats'.W30]" office:value-type="float" office:value="86.8668" calcext:value-type="float">
            <text:p>86.8668</text:p>
          </table:table-cell>
          <table:table-cell table:formula="of:=[$'ScSp stats'.X30]" office:value-type="float" office:value="37.02" calcext:value-type="float">
            <text:p>37.02</text:p>
          </table:table-cell>
          <table:table-cell table:formula="of:=[$'ScSp stats'.Y30]" office:value-type="float" office:value="62.5876" calcext:value-type="float">
            <text:p>62.5876</text:p>
          </table:table-cell>
          <table:table-cell table:formula="of:=[$'ScSp stats'.AA30]" office:value-type="float" office:value="0.29" calcext:value-type="float">
            <text:p>0.29</text:p>
          </table:table-cell>
          <table:table-cell table:formula="of:=[$'ScSp stats'.AB30]" office:value-type="float" office:value="61.2992" calcext:value-type="float">
            <text:p>61.2992</text:p>
          </table:table-cell>
          <table:table-cell table:formula="of:=[$'ScSp stats'.AF30]" office:value-type="float" office:value="72.3612" calcext:value-type="float">
            <text:p>72.3612</text:p>
          </table:table-cell>
          <table:table-cell table:formula="of:=[$'ScSp stats'.AG30]" office:value-type="float" office:value="43.4784" calcext:value-type="float">
            <text:p>43.4784</text:p>
          </table:table-cell>
          <table:table-cell table:formula="of:=[$'ScSp stats'.AH30]" office:value-type="float" office:value="51.3544" calcext:value-type="float">
            <text:p>51.3544</text:p>
          </table:table-cell>
          <table:table-cell table:formula="of:=[$'ScSp stats'.AJ30]" office:value-type="float" office:value="0.37" calcext:value-type="float">
            <text:p>0.37</text:p>
          </table:table-cell>
          <table:table-cell table:formula="of:=[$'ScSp stats'.AK30]" office:value-type="float" office:value="64.4852" calcext:value-type="float">
            <text:p>64.4852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ScSp stats'.E31]" office:value-type="float" office:value="98.5338" calcext:value-type="float">
            <text:p>98.5338</text:p>
          </table:table-cell>
          <table:table-cell table:formula="of:=[$'ScSp stats'.F31]" office:value-type="float" office:value="11.8866" calcext:value-type="float">
            <text:p>11.8866</text:p>
          </table:table-cell>
          <table:table-cell table:formula="of:=[$'ScSp stats'.G31]" office:value-type="float" office:value="75.2928" calcext:value-type="float">
            <text:p>75.2928</text:p>
          </table:table-cell>
          <table:table-cell table:formula="of:=[$'ScSp stats'.I31]" office:value-type="float" office:value="0.17" calcext:value-type="float">
            <text:p>0.17</text:p>
          </table:table-cell>
          <table:table-cell table:formula="of:=[$'ScSp stats'.J31]" office:value-type="float" office:value="35.1276" calcext:value-type="float">
            <text:p>35.1276</text:p>
          </table:table-cell>
          <table:table-cell table:formula="of:=[$'ScSp stats'.N31]" office:value-type="float" office:value="86.0826" calcext:value-type="float">
            <text:p>86.0826</text:p>
          </table:table-cell>
          <table:table-cell table:formula="of:=[$'ScSp stats'.O31]" office:value-type="float" office:value="28.0394" calcext:value-type="float">
            <text:p>28.0394</text:p>
          </table:table-cell>
          <table:table-cell table:formula="of:=[$'ScSp stats'.P31]" office:value-type="float" office:value="74.888" calcext:value-type="float">
            <text:p>74.888</text:p>
          </table:table-cell>
          <table:table-cell table:formula="of:=[$'ScSp stats'.R31]" office:value-type="float" office:value="0.28" calcext:value-type="float">
            <text:p>0.28</text:p>
          </table:table-cell>
          <table:table-cell table:formula="of:=[$'ScSp stats'.S31]" office:value-type="float" office:value="39.234" calcext:value-type="float">
            <text:p>39.234</text:p>
          </table:table-cell>
          <table:table-cell table:formula="of:=[$'ScSp stats'.W31]" office:value-type="float" office:value="73.8822" calcext:value-type="float">
            <text:p>73.8822</text:p>
          </table:table-cell>
          <table:table-cell table:formula="of:=[$'ScSp stats'.X31]" office:value-type="float" office:value="43.827" calcext:value-type="float">
            <text:p>43.827</text:p>
          </table:table-cell>
          <table:table-cell table:formula="of:=[$'ScSp stats'.Y31]" office:value-type="float" office:value="79.3868" calcext:value-type="float">
            <text:p>79.3868</text:p>
          </table:table-cell>
          <table:table-cell table:formula="of:=[$'ScSp stats'.AA31]" office:value-type="float" office:value="0.7" calcext:value-type="float">
            <text:p>0.7</text:p>
          </table:table-cell>
          <table:table-cell table:formula="of:=[$'ScSp stats'.AB31]" office:value-type="float" office:value="38.3224" calcext:value-type="float">
            <text:p>38.3224</text:p>
          </table:table-cell>
          <table:table-cell table:formula="of:=[$'ScSp stats'.AF31]" office:value-type="float" office:value="55.0104" calcext:value-type="float">
            <text:p>55.0104</text:p>
          </table:table-cell>
          <table:table-cell table:formula="of:=[$'ScSp stats'.AG31]" office:value-type="float" office:value="45.487" calcext:value-type="float">
            <text:p>45.487</text:p>
          </table:table-cell>
          <table:table-cell table:formula="of:=[$'ScSp stats'.AH31]" office:value-type="float" office:value="72.1648" calcext:value-type="float">
            <text:p>72.1648</text:p>
          </table:table-cell>
          <table:table-cell table:formula="of:=[$'ScSp stats'.AJ31]" office:value-type="float" office:value="0.48" calcext:value-type="float">
            <text:p>0.48</text:p>
          </table:table-cell>
          <table:table-cell table:formula="of:=[$'ScSp stats'.AK31]" office:value-type="float" office:value="28.3326" calcext:value-type="float">
            <text:p>28.3326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ScSp stats'.E32]" office:value-type="float" office:value="108.418" calcext:value-type="float">
            <text:p>108.418</text:p>
          </table:table-cell>
          <table:table-cell table:formula="of:=[$'ScSp stats'.F32]" office:value-type="float" office:value="10.9238" calcext:value-type="float">
            <text:p>10.9238</text:p>
          </table:table-cell>
          <table:table-cell table:formula="of:=[$'ScSp stats'.G32]" office:value-type="float" office:value="82.4412" calcext:value-type="float">
            <text:p>82.4412</text:p>
          </table:table-cell>
          <table:table-cell table:formula="of:=[$'ScSp stats'.I32]" office:value-type="float" office:value="0.11" calcext:value-type="float">
            <text:p>0.11</text:p>
          </table:table-cell>
          <table:table-cell table:formula="of:=[$'ScSp stats'.J32]" office:value-type="float" office:value="36.9002" calcext:value-type="float">
            <text:p>36.9002</text:p>
          </table:table-cell>
          <table:table-cell table:formula="of:=[$'ScSp stats'.N32]" office:value-type="float" office:value="96.696" calcext:value-type="float">
            <text:p>96.696</text:p>
          </table:table-cell>
          <table:table-cell table:formula="of:=[$'ScSp stats'.O32]" office:value-type="float" office:value="26.0142" calcext:value-type="float">
            <text:p>26.0142</text:p>
          </table:table-cell>
          <table:table-cell table:formula="of:=[$'ScSp stats'.P32]" office:value-type="float" office:value="83.1404" calcext:value-type="float">
            <text:p>83.1404</text:p>
          </table:table-cell>
          <table:table-cell table:formula="of:=[$'ScSp stats'.R32]" office:value-type="float" office:value="0.19" calcext:value-type="float">
            <text:p>0.19</text:p>
          </table:table-cell>
          <table:table-cell table:formula="of:=[$'ScSp stats'.S32]" office:value-type="float" office:value="39.5698" calcext:value-type="float">
            <text:p>39.5698</text:p>
          </table:table-cell>
          <table:table-cell table:formula="of:=[$'ScSp stats'.W32]" office:value-type="float" office:value="84.8832" calcext:value-type="float">
            <text:p>84.8832</text:p>
          </table:table-cell>
          <table:table-cell table:formula="of:=[$'ScSp stats'.X32]" office:value-type="float" office:value="41.2374" calcext:value-type="float">
            <text:p>41.2374</text:p>
          </table:table-cell>
          <table:table-cell table:formula="of:=[$'ScSp stats'.Y32]" office:value-type="float" office:value="81.8248" calcext:value-type="float">
            <text:p>81.8248</text:p>
          </table:table-cell>
          <table:table-cell table:formula="of:=[$'ScSp stats'.AA32]" office:value-type="float" office:value="0.21" calcext:value-type="float">
            <text:p>0.21</text:p>
          </table:table-cell>
          <table:table-cell table:formula="of:=[$'ScSp stats'.AB32]" office:value-type="float" office:value="44.2958" calcext:value-type="float">
            <text:p>44.2958</text:p>
          </table:table-cell>
          <table:table-cell table:formula="of:=[$'ScSp stats'.AF32]" office:value-type="float" office:value="68.8158" calcext:value-type="float">
            <text:p>68.8158</text:p>
          </table:table-cell>
          <table:table-cell table:formula="of:=[$'ScSp stats'.AG32]" office:value-type="float" office:value="52.3272" calcext:value-type="float">
            <text:p>52.3272</text:p>
          </table:table-cell>
          <table:table-cell table:formula="of:=[$'ScSp stats'.AH32]" office:value-type="float" office:value="77.6204" calcext:value-type="float">
            <text:p>77.6204</text:p>
          </table:table-cell>
          <table:table-cell table:formula="of:=[$'ScSp stats'.AJ32]" office:value-type="float" office:value="0.24" calcext:value-type="float">
            <text:p>0.24</text:p>
          </table:table-cell>
          <table:table-cell table:formula="of:=[$'ScSp stats'.AK32]" office:value-type="float" office:value="43.5226" calcext:value-type="float">
            <text:p>43.5226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ScSp stats'.E33]" office:value-type="float" office:value="95.994" calcext:value-type="float">
            <text:p>95.994</text:p>
          </table:table-cell>
          <table:table-cell table:formula="of:=[$'ScSp stats'.F33]" office:value-type="float" office:value="8.5832" calcext:value-type="float">
            <text:p>8.5832</text:p>
          </table:table-cell>
          <table:table-cell table:formula="of:=[$'ScSp stats'.G33]" office:value-type="float" office:value="76.0012" calcext:value-type="float">
            <text:p>76.0012</text:p>
          </table:table-cell>
          <table:table-cell table:formula="of:=[$'ScSp stats'.I33]" office:value-type="float" office:value="0.14" calcext:value-type="float">
            <text:p>0.14</text:p>
          </table:table-cell>
          <table:table-cell table:formula="of:=[$'ScSp stats'.J33]" office:value-type="float" office:value="28.576" calcext:value-type="float">
            <text:p>28.576</text:p>
          </table:table-cell>
          <table:table-cell table:formula="of:=[$'ScSp stats'.N33]" office:value-type="float" office:value="87.5556" calcext:value-type="float">
            <text:p>87.5556</text:p>
          </table:table-cell>
          <table:table-cell table:formula="of:=[$'ScSp stats'.O33]" office:value-type="float" office:value="18.8928" calcext:value-type="float">
            <text:p>18.8928</text:p>
          </table:table-cell>
          <table:table-cell table:formula="of:=[$'ScSp stats'.P33]" office:value-type="float" office:value="81.604" calcext:value-type="float">
            <text:p>81.604</text:p>
          </table:table-cell>
          <table:table-cell table:formula="of:=[$'ScSp stats'.R33]" office:value-type="float" office:value="0.45" calcext:value-type="float">
            <text:p>0.45</text:p>
          </table:table-cell>
          <table:table-cell table:formula="of:=[$'ScSp stats'.S33]" office:value-type="float" office:value="24.8444" calcext:value-type="float">
            <text:p>24.8444</text:p>
          </table:table-cell>
          <table:table-cell table:formula="of:=[$'ScSp stats'.W33]" office:value-type="float" office:value="71.8188" calcext:value-type="float">
            <text:p>71.8188</text:p>
          </table:table-cell>
          <table:table-cell table:formula="of:=[$'ScSp stats'.X33]" office:value-type="float" office:value="27.8744" calcext:value-type="float">
            <text:p>27.8744</text:p>
          </table:table-cell>
          <table:table-cell table:formula="of:=[$'ScSp stats'.Y33]" office:value-type="float" office:value="80.868" calcext:value-type="float">
            <text:p>80.868</text:p>
          </table:table-cell>
          <table:table-cell table:formula="of:=[$'ScSp stats'.AA33]" office:value-type="float" office:value="0.36" calcext:value-type="float">
            <text:p>0.36</text:p>
          </table:table-cell>
          <table:table-cell table:formula="of:=[$'ScSp stats'.AB33]" office:value-type="float" office:value="18.8252" calcext:value-type="float">
            <text:p>18.8252</text:p>
          </table:table-cell>
          <table:table-cell table:formula="of:=[$'ScSp stats'.AF33]" office:value-type="float" office:value="65.364" calcext:value-type="float">
            <text:p>65.364</text:p>
          </table:table-cell>
          <table:table-cell table:formula="of:=[$'ScSp stats'.AG33]" office:value-type="float" office:value="18.8928" calcext:value-type="float">
            <text:p>18.8928</text:p>
          </table:table-cell>
          <table:table-cell table:formula="of:=[$'ScSp stats'.AH33]" office:value-type="float" office:value="63.3052" calcext:value-type="float">
            <text:p>63.3052</text:p>
          </table:table-cell>
          <table:table-cell table:formula="of:=[$'ScSp stats'.AJ33]" office:value-type="float" office:value="0.42" calcext:value-type="float">
            <text:p>0.42</text:p>
          </table:table-cell>
          <table:table-cell table:formula="of:=[$'ScSp stats'.AK33]" office:value-type="float" office:value="20.9516" calcext:value-type="float">
            <text:p>20.9516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ScSp stats'.E34]" office:value-type="float" office:value="111.008" calcext:value-type="float">
            <text:p>111.008</text:p>
          </table:table-cell>
          <table:table-cell table:formula="of:=[$'ScSp stats'.F34]" office:value-type="float" office:value="13.447" calcext:value-type="float">
            <text:p>13.447</text:p>
          </table:table-cell>
          <table:table-cell table:formula="of:=[$'ScSp stats'.G34]" office:value-type="float" office:value="102.065" calcext:value-type="float">
            <text:p>102.065</text:p>
          </table:table-cell>
          <table:table-cell table:formula="of:=[$'ScSp stats'.I34]" office:value-type="float" office:value="0.46" calcext:value-type="float">
            <text:p>0.46</text:p>
          </table:table-cell>
          <table:table-cell table:formula="of:=[$'ScSp stats'.J34]" office:value-type="float" office:value="22.39" calcext:value-type="float">
            <text:p>22.39</text:p>
          </table:table-cell>
          <table:table-cell table:formula="of:=[$'ScSp stats'.N34]" office:value-type="float" office:value="103.652" calcext:value-type="float">
            <text:p>103.652</text:p>
          </table:table-cell>
          <table:table-cell table:formula="of:=[$'ScSp stats'.O34]" office:value-type="float" office:value="8.7326" calcext:value-type="float">
            <text:p>8.7326</text:p>
          </table:table-cell>
          <table:table-cell table:formula="of:=[$'ScSp stats'.P34]" office:value-type="float" office:value="82.2848" calcext:value-type="float">
            <text:p>82.2848</text:p>
          </table:table-cell>
          <table:table-cell table:formula="of:=[$'ScSp stats'.R34]" office:value-type="float" office:value="0.39" calcext:value-type="float">
            <text:p>0.39</text:p>
          </table:table-cell>
          <table:table-cell table:formula="of:=[$'ScSp stats'.S34]" office:value-type="float" office:value="30.1002" calcext:value-type="float">
            <text:p>30.1002</text:p>
          </table:table-cell>
          <table:table-cell table:formula="of:=[$'ScSp stats'.W34]" office:value-type="float" office:value="82.968" calcext:value-type="float">
            <text:p>82.968</text:p>
          </table:table-cell>
          <table:table-cell table:formula="of:=[$'ScSp stats'.X34]" office:value-type="float" office:value="34.8962" calcext:value-type="float">
            <text:p>34.8962</text:p>
          </table:table-cell>
          <table:table-cell table:formula="of:=[$'ScSp stats'.Y34]" office:value-type="float" office:value="79.0004" calcext:value-type="float">
            <text:p>79.0004</text:p>
          </table:table-cell>
          <table:table-cell table:formula="of:=[$'ScSp stats'.AA34]" office:value-type="float" office:value="0.78" calcext:value-type="float">
            <text:p>0.78</text:p>
          </table:table-cell>
          <table:table-cell table:formula="of:=[$'ScSp stats'.AB34]" office:value-type="float" office:value="38.8638" calcext:value-type="float">
            <text:p>38.8638</text:p>
          </table:table-cell>
          <table:table-cell table:formula="of:=[$'ScSp stats'.AF34]" office:value-type="float" office:value="72.147" calcext:value-type="float">
            <text:p>72.147</text:p>
          </table:table-cell>
          <table:table-cell table:formula="of:=[$'ScSp stats'.AG34]" office:value-type="float" office:value="34.8962" calcext:value-type="float">
            <text:p>34.8962</text:p>
          </table:table-cell>
          <table:table-cell table:formula="of:=[$'ScSp stats'.AH34]" office:value-type="float" office:value="69.5704" calcext:value-type="float">
            <text:p>69.5704</text:p>
          </table:table-cell>
          <table:table-cell table:formula="of:=[$'ScSp stats'.AJ34]" office:value-type="float" office:value="1.57" calcext:value-type="float">
            <text:p>1.57</text:p>
          </table:table-cell>
          <table:table-cell table:formula="of:=[$'ScSp stats'.AK34]" office:value-type="float" office:value="37.4728" calcext:value-type="float">
            <text:p>37.4728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ScSp stats'.E35]" office:value-type="float" office:value="108.055" calcext:value-type="float">
            <text:p>108.055</text:p>
          </table:table-cell>
          <table:table-cell table:formula="of:=[$'ScSp stats'.F35]" office:value-type="float" office:value="13.0652" calcext:value-type="float">
            <text:p>13.0652</text:p>
          </table:table-cell>
          <table:table-cell table:formula="of:=[$'ScSp stats'.G35]" office:value-type="float" office:value="84.732" calcext:value-type="float">
            <text:p>84.732</text:p>
          </table:table-cell>
          <table:table-cell table:formula="of:=[$'ScSp stats'.I35]" office:value-type="float" office:value="0.3" calcext:value-type="float">
            <text:p>0.3</text:p>
          </table:table-cell>
          <table:table-cell table:formula="of:=[$'ScSp stats'.J35]" office:value-type="float" office:value="36.3884" calcext:value-type="float">
            <text:p>36.3884</text:p>
          </table:table-cell>
          <table:table-cell table:formula="of:=[$'ScSp stats'.N35]" office:value-type="float" office:value="98.8416" calcext:value-type="float">
            <text:p>98.8416</text:p>
          </table:table-cell>
          <table:table-cell table:formula="of:=[$'ScSp stats'.O35]" office:value-type="float" office:value="24.5036" calcext:value-type="float">
            <text:p>24.5036</text:p>
          </table:table-cell>
          <table:table-cell table:formula="of:=[$'ScSp stats'.P35]" office:value-type="float" office:value="84.042" calcext:value-type="float">
            <text:p>84.042</text:p>
          </table:table-cell>
          <table:table-cell table:formula="of:=[$'ScSp stats'.R35]" office:value-type="float" office:value="0.35" calcext:value-type="float">
            <text:p>0.35</text:p>
          </table:table-cell>
          <table:table-cell table:formula="of:=[$'ScSp stats'.S35]" office:value-type="float" office:value="39.3032" calcext:value-type="float">
            <text:p>39.3032</text:p>
          </table:table-cell>
          <table:table-cell table:formula="of:=[$'ScSp stats'.W35]" office:value-type="float" office:value="82.0332" calcext:value-type="float">
            <text:p>82.0332</text:p>
          </table:table-cell>
          <table:table-cell table:formula="of:=[$'ScSp stats'.X35]" office:value-type="float" office:value="45.0232" calcext:value-type="float">
            <text:p>45.0232</text:p>
          </table:table-cell>
          <table:table-cell table:formula="of:=[$'ScSp stats'.Y35]" office:value-type="float" office:value="90.2244" calcext:value-type="float">
            <text:p>90.2244</text:p>
          </table:table-cell>
          <table:table-cell table:formula="of:=[$'ScSp stats'.AA35]" office:value-type="float" office:value="0.69" calcext:value-type="float">
            <text:p>0.69</text:p>
          </table:table-cell>
          <table:table-cell table:formula="of:=[$'ScSp stats'.AB35]" office:value-type="float" office:value="36.832" calcext:value-type="float">
            <text:p>36.832</text:p>
          </table:table-cell>
          <table:table-cell table:formula="of:=[$'ScSp stats'.AF35]" office:value-type="float" office:value="71.8278" calcext:value-type="float">
            <text:p>71.8278</text:p>
          </table:table-cell>
          <table:table-cell table:formula="of:=[$'ScSp stats'.AG35]" office:value-type="float" office:value="51.879" calcext:value-type="float">
            <text:p>51.879</text:p>
          </table:table-cell>
          <table:table-cell table:formula="of:=[$'ScSp stats'.AH35]" office:value-type="float" office:value="93.058" calcext:value-type="float">
            <text:p>93.058</text:p>
          </table:table-cell>
          <table:table-cell table:formula="of:=[$'ScSp stats'.AJ35]" office:value-type="float" office:value="0.69" calcext:value-type="float">
            <text:p>0.69</text:p>
          </table:table-cell>
          <table:table-cell table:formula="of:=[$'ScSp stats'.AK35]" office:value-type="float" office:value="30.6488" calcext:value-type="float">
            <text:p>30.6488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ScSp stats'.E36]" office:value-type="float" office:value="107.28" calcext:value-type="float">
            <text:p>107.28</text:p>
          </table:table-cell>
          <table:table-cell table:formula="of:=[$'ScSp stats'.F36]" office:value-type="float" office:value="7.471" calcext:value-type="float">
            <text:p>7.471</text:p>
          </table:table-cell>
          <table:table-cell table:formula="of:=[$'ScSp stats'.G36]" office:value-type="float" office:value="98.348" calcext:value-type="float">
            <text:p>98.348</text:p>
          </table:table-cell>
          <table:table-cell table:formula="of:=[$'ScSp stats'.I36]" office:value-type="float" office:value="0.3" calcext:value-type="float">
            <text:p>0.3</text:p>
          </table:table-cell>
          <table:table-cell table:formula="of:=[$'ScSp stats'.J36]" office:value-type="float" office:value="16.403" calcext:value-type="float">
            <text:p>16.403</text:p>
          </table:table-cell>
          <table:table-cell table:formula="of:=[$'ScSp stats'.N36]" office:value-type="float" office:value="99.2862" calcext:value-type="float">
            <text:p>99.2862</text:p>
          </table:table-cell>
          <table:table-cell table:formula="of:=[$'ScSp stats'.O36]" office:value-type="float" office:value="17.1332" calcext:value-type="float">
            <text:p>17.1332</text:p>
          </table:table-cell>
          <table:table-cell table:formula="of:=[$'ScSp stats'.P36]" office:value-type="float" office:value="104.714" calcext:value-type="float">
            <text:p>104.714</text:p>
          </table:table-cell>
          <table:table-cell table:formula="of:=[$'ScSp stats'.R36]" office:value-type="float" office:value="0.46" calcext:value-type="float">
            <text:p>0.46</text:p>
          </table:table-cell>
          <table:table-cell table:formula="of:=[$'ScSp stats'.S36]" office:value-type="float" office:value="11.705" calcext:value-type="float">
            <text:p>11.705</text:p>
          </table:table-cell>
          <table:table-cell table:formula="of:=[$'ScSp stats'.W36]" office:value-type="float" office:value="82.056" calcext:value-type="float">
            <text:p>82.056</text:p>
          </table:table-cell>
          <table:table-cell table:formula="of:=[$'ScSp stats'.X36]" office:value-type="float" office:value="25.3336" calcext:value-type="float">
            <text:p>25.3336</text:p>
          </table:table-cell>
          <table:table-cell table:formula="of:=[$'ScSp stats'.Y36]" office:value-type="float" office:value="86.848" calcext:value-type="float">
            <text:p>86.848</text:p>
          </table:table-cell>
          <table:table-cell table:formula="of:=[$'ScSp stats'.AA36]" office:value-type="float" office:value="0.55" calcext:value-type="float">
            <text:p>0.55</text:p>
          </table:table-cell>
          <table:table-cell table:formula="of:=[$'ScSp stats'.AB36]" office:value-type="float" office:value="20.5416" calcext:value-type="float">
            <text:p>20.5416</text:p>
          </table:table-cell>
          <table:table-cell table:formula="of:=[$'ScSp stats'.AF36]" office:value-type="float" office:value="72.2838" calcext:value-type="float">
            <text:p>72.2838</text:p>
          </table:table-cell>
          <table:table-cell table:formula="of:=[$'ScSp stats'.AG36]" office:value-type="float" office:value="37.5854" calcext:value-type="float">
            <text:p>37.5854</text:p>
          </table:table-cell>
          <table:table-cell table:formula="of:=[$'ScSp stats'.AH36]" office:value-type="float" office:value="79.4144" calcext:value-type="float">
            <text:p>79.4144</text:p>
          </table:table-cell>
          <table:table-cell table:formula="of:=[$'ScSp stats'.AJ36]" office:value-type="float" office:value="0.81" calcext:value-type="float">
            <text:p>0.81</text:p>
          </table:table-cell>
          <table:table-cell table:formula="of:=[$'ScSp stats'.AK36]" office:value-type="float" office:value="30.4548" calcext:value-type="float">
            <text:p>30.4548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ScSp stats'.E37]" office:value-type="float" office:value="106.55" calcext:value-type="float">
            <text:p>106.55</text:p>
          </table:table-cell>
          <table:table-cell table:formula="of:=[$'ScSp stats'.F37]" office:value-type="float" office:value="10.3594" calcext:value-type="float">
            <text:p>10.3594</text:p>
          </table:table-cell>
          <table:table-cell table:formula="of:=[$'ScSp stats'.G37]" office:value-type="float" office:value="58.9076" calcext:value-type="float">
            <text:p>58.9076</text:p>
          </table:table-cell>
          <table:table-cell table:formula="of:=[$'ScSp stats'.I37]" office:value-type="float" office:value="0.23" calcext:value-type="float">
            <text:p>0.23</text:p>
          </table:table-cell>
          <table:table-cell table:formula="of:=[$'ScSp stats'.J37]" office:value-type="float" office:value="58.0022" calcext:value-type="float">
            <text:p>58.0022</text:p>
          </table:table-cell>
          <table:table-cell table:formula="of:=[$'ScSp stats'.N37]" office:value-type="float" office:value="98.2032" calcext:value-type="float">
            <text:p>98.2032</text:p>
          </table:table-cell>
          <table:table-cell table:formula="of:=[$'ScSp stats'.O37]" office:value-type="float" office:value="20.5362" calcext:value-type="float">
            <text:p>20.5362</text:p>
          </table:table-cell>
          <table:table-cell table:formula="of:=[$'ScSp stats'.P37]" office:value-type="float" office:value="63.9584" calcext:value-type="float">
            <text:p>63.9584</text:p>
          </table:table-cell>
          <table:table-cell table:formula="of:=[$'ScSp stats'.R37]" office:value-type="float" office:value="0.31" calcext:value-type="float">
            <text:p>0.31</text:p>
          </table:table-cell>
          <table:table-cell table:formula="of:=[$'ScSp stats'.S37]" office:value-type="float" office:value="54.781" calcext:value-type="float">
            <text:p>54.781</text:p>
          </table:table-cell>
          <table:table-cell table:formula="of:=[$'ScSp stats'.W37]" office:value-type="float" office:value="84.051" calcext:value-type="float">
            <text:p>84.051</text:p>
          </table:table-cell>
          <table:table-cell table:formula="of:=[$'ScSp stats'.X37]" office:value-type="float" office:value="37.188" calcext:value-type="float">
            <text:p>37.188</text:p>
          </table:table-cell>
          <table:table-cell table:formula="of:=[$'ScSp stats'.Y37]" office:value-type="float" office:value="67.5556" calcext:value-type="float">
            <text:p>67.5556</text:p>
          </table:table-cell>
          <table:table-cell table:formula="of:=[$'ScSp stats'.AA37]" office:value-type="float" office:value="0.51" calcext:value-type="float">
            <text:p>0.51</text:p>
          </table:table-cell>
          <table:table-cell table:formula="of:=[$'ScSp stats'.AB37]" office:value-type="float" office:value="53.6834" calcext:value-type="float">
            <text:p>53.6834</text:p>
          </table:table-cell>
          <table:table-cell table:formula="of:=[$'ScSp stats'.AF37]" office:value-type="float" office:value="74.8374" calcext:value-type="float">
            <text:p>74.8374</text:p>
          </table:table-cell>
          <table:table-cell table:formula="of:=[$'ScSp stats'.AG37]" office:value-type="float" office:value="48.6264" calcext:value-type="float">
            <text:p>48.6264</text:p>
          </table:table-cell>
          <table:table-cell table:formula="of:=[$'ScSp stats'.AH37]" office:value-type="float" office:value="77.0408" calcext:value-type="float">
            <text:p>77.0408</text:p>
          </table:table-cell>
          <table:table-cell table:formula="of:=[$'ScSp stats'.AJ37]" office:value-type="float" office:value="0.46" calcext:value-type="float">
            <text:p>0.46</text:p>
          </table:table-cell>
          <table:table-cell table:formula="of:=[$'ScSp stats'.AK37]" office:value-type="float" office:value="46.423" calcext:value-type="float">
            <text:p>46.423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ScSp stats'.E38]" office:value-type="float" office:value="110.244" calcext:value-type="float">
            <text:p>110.244</text:p>
          </table:table-cell>
          <table:table-cell table:formula="of:=[$'ScSp stats'.F38]" office:value-type="float" office:value="16.9662" calcext:value-type="float">
            <text:p>16.9662</text:p>
          </table:table-cell>
          <table:table-cell table:formula="of:=[$'ScSp stats'.G38]" office:value-type="float" office:value="97.888" calcext:value-type="float">
            <text:p>97.888</text:p>
          </table:table-cell>
          <table:table-cell table:formula="of:=[$'ScSp stats'.I38]" office:value-type="float" office:value="0.17" calcext:value-type="float">
            <text:p>0.17</text:p>
          </table:table-cell>
          <table:table-cell table:formula="of:=[$'ScSp stats'.J38]" office:value-type="float" office:value="29.3222" calcext:value-type="float">
            <text:p>29.3222</text:p>
          </table:table-cell>
          <table:table-cell table:formula="of:=[$'ScSp stats'.N38]" office:value-type="float" office:value="104.291" calcext:value-type="float">
            <text:p>104.291</text:p>
          </table:table-cell>
          <table:table-cell table:formula="of:=[$'ScSp stats'.O38]" office:value-type="float" office:value="23.657" calcext:value-type="float">
            <text:p>23.657</text:p>
          </table:table-cell>
          <table:table-cell table:formula="of:=[$'ScSp stats'.P38]" office:value-type="float" office:value="106.389" calcext:value-type="float">
            <text:p>106.389</text:p>
          </table:table-cell>
          <table:table-cell table:formula="of:=[$'ScSp stats'.R38]" office:value-type="float" office:value="0.32" calcext:value-type="float">
            <text:p>0.32</text:p>
          </table:table-cell>
          <table:table-cell table:formula="of:=[$'ScSp stats'.S38]" office:value-type="float" office:value="21.559" calcext:value-type="float">
            <text:p>21.559</text:p>
          </table:table-cell>
          <table:table-cell table:formula="of:=[$'ScSp stats'.W38]" office:value-type="float" office:value="82.9566" calcext:value-type="float">
            <text:p>82.9566</text:p>
          </table:table-cell>
          <table:table-cell table:formula="of:=[$'ScSp stats'.X38]" office:value-type="float" office:value="30.7784" calcext:value-type="float">
            <text:p>30.7784</text:p>
          </table:table-cell>
          <table:table-cell table:formula="of:=[$'ScSp stats'.Y38]" office:value-type="float" office:value="89.608" calcext:value-type="float">
            <text:p>89.608</text:p>
          </table:table-cell>
          <table:table-cell table:formula="of:=[$'ScSp stats'.AA38]" office:value-type="float" office:value="0.48" calcext:value-type="float">
            <text:p>0.48</text:p>
          </table:table-cell>
          <table:table-cell table:formula="of:=[$'ScSp stats'.AB38]" office:value-type="float" office:value="24.127" calcext:value-type="float">
            <text:p>24.127</text:p>
          </table:table-cell>
          <table:table-cell table:formula="of:=[$'ScSp stats'.AF38]" office:value-type="float" office:value="70.1976" calcext:value-type="float">
            <text:p>70.1976</text:p>
          </table:table-cell>
          <table:table-cell table:formula="of:=[$'ScSp stats'.AG38]" office:value-type="float" office:value="47.3794" calcext:value-type="float">
            <text:p>47.3794</text:p>
          </table:table-cell>
          <table:table-cell table:formula="of:=[$'ScSp stats'.AH38]" office:value-type="float" office:value="84.2628" calcext:value-type="float">
            <text:p>84.2628</text:p>
          </table:table-cell>
          <table:table-cell table:formula="of:=[$'ScSp stats'.AJ38]" office:value-type="float" office:value="1.01" calcext:value-type="float">
            <text:p>1.01</text:p>
          </table:table-cell>
          <table:table-cell table:formula="of:=[$'ScSp stats'.AK38]" office:value-type="float" office:value="33.3142" calcext:value-type="float">
            <text:p>33.3142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ScSp stats'.E39]" office:value-type="float" office:value="106.699" calcext:value-type="float">
            <text:p>106.699</text:p>
          </table:table-cell>
          <table:table-cell table:formula="of:=[$'ScSp stats'.F39]" office:value-type="float" office:value="15.0406" calcext:value-type="float">
            <text:p>15.0406</text:p>
          </table:table-cell>
          <table:table-cell table:formula="of:=[$'ScSp stats'.G39]" office:value-type="float" office:value="112.148" calcext:value-type="float">
            <text:p>112.148</text:p>
          </table:table-cell>
          <table:table-cell table:formula="of:=[$'ScSp stats'.I39]" office:value-type="float" office:value="0.33" calcext:value-type="float">
            <text:p>0.33</text:p>
          </table:table-cell>
          <table:table-cell table:formula="of:=[$'ScSp stats'.J39]" office:value-type="float" office:value="9.5912" calcext:value-type="float">
            <text:p>9.5912</text:p>
          </table:table-cell>
          <table:table-cell table:formula="of:=[$'ScSp stats'.N39]" office:value-type="float" office:value="95.7636" calcext:value-type="float">
            <text:p>95.7636</text:p>
          </table:table-cell>
          <table:table-cell table:formula="of:=[$'ScSp stats'.O39]" office:value-type="float" office:value="28.9856" calcext:value-type="float">
            <text:p>28.9856</text:p>
          </table:table-cell>
          <table:table-cell table:formula="of:=[$'ScSp stats'.P39]" office:value-type="float" office:value="109.811" calcext:value-type="float">
            <text:p>109.811</text:p>
          </table:table-cell>
          <table:table-cell table:formula="of:=[$'ScSp stats'.R39]" office:value-type="float" office:value="0.59" calcext:value-type="float">
            <text:p>0.59</text:p>
          </table:table-cell>
          <table:table-cell table:formula="of:=[$'ScSp stats'.S39]" office:value-type="float" office:value="14.938" calcext:value-type="float">
            <text:p>14.938</text:p>
          </table:table-cell>
          <table:table-cell table:formula="of:=[$'ScSp stats'.W39]" office:value-type="float" office:value="76.8576" calcext:value-type="float">
            <text:p>76.8576</text:p>
          </table:table-cell>
          <table:table-cell table:formula="of:=[$'ScSp stats'.X39]" office:value-type="float" office:value="29.0852" calcext:value-type="float">
            <text:p>29.0852</text:p>
          </table:table-cell>
          <table:table-cell table:formula="of:=[$'ScSp stats'.Y39]" office:value-type="float" office:value="93.5088" calcext:value-type="float">
            <text:p>93.5088</text:p>
          </table:table-cell>
          <table:table-cell table:formula="of:=[$'ScSp stats'.AA39]" office:value-type="float" office:value="1.01" calcext:value-type="float">
            <text:p>1.01</text:p>
          </table:table-cell>
          <table:table-cell table:formula="of:=[$'ScSp stats'.AB39]" office:value-type="float" office:value="12.434" calcext:value-type="float">
            <text:p>12.434</text:p>
          </table:table-cell>
          <table:table-cell table:formula="of:=[$'ScSp stats'.AF39]" office:value-type="float" office:value="65.5806" calcext:value-type="float">
            <text:p>65.5806</text:p>
          </table:table-cell>
          <table:table-cell table:formula="of:=[$'ScSp stats'.AG39]" office:value-type="float" office:value="43.5282" calcext:value-type="float">
            <text:p>43.5282</text:p>
          </table:table-cell>
          <table:table-cell table:formula="of:=[$'ScSp stats'.AH39]" office:value-type="float" office:value="90.8868" calcext:value-type="float">
            <text:p>90.8868</text:p>
          </table:table-cell>
          <table:table-cell table:formula="of:=[$'ScSp stats'.AJ39]" office:value-type="float" office:value="0.77" calcext:value-type="float">
            <text:p>0.77</text:p>
          </table:table-cell>
          <table:table-cell table:formula="of:=[$'ScSp stats'.AK39]" office:value-type="float" office:value="18.222" calcext:value-type="float">
            <text:p>18.222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ScSp stats'.E40]" office:value-type="float" office:value="113.675" calcext:value-type="float">
            <text:p>113.675</text:p>
          </table:table-cell>
          <table:table-cell table:formula="of:=[$'ScSp stats'.F40]" office:value-type="float" office:value="7.9026" calcext:value-type="float">
            <text:p>7.9026</text:p>
          </table:table-cell>
          <table:table-cell table:formula="of:=[$'ScSp stats'.G40]" office:value-type="float" office:value="105.386" calcext:value-type="float">
            <text:p>105.386</text:p>
          </table:table-cell>
          <table:table-cell table:formula="of:=[$'ScSp stats'.I40]" office:value-type="float" office:value="0.24" calcext:value-type="float">
            <text:p>0.24</text:p>
          </table:table-cell>
          <table:table-cell table:formula="of:=[$'ScSp stats'.J40]" office:value-type="float" office:value="16.192" calcext:value-type="float">
            <text:p>16.192</text:p>
          </table:table-cell>
          <table:table-cell table:formula="of:=[$'ScSp stats'.N40]" office:value-type="float" office:value="106.48" calcext:value-type="float">
            <text:p>106.48</text:p>
          </table:table-cell>
          <table:table-cell table:formula="of:=[$'ScSp stats'.O40]" office:value-type="float" office:value="16.4028" calcext:value-type="float">
            <text:p>16.4028</text:p>
          </table:table-cell>
          <table:table-cell table:formula="of:=[$'ScSp stats'.P40]" office:value-type="float" office:value="96.4896" calcext:value-type="float">
            <text:p>96.4896</text:p>
          </table:table-cell>
          <table:table-cell table:formula="of:=[$'ScSp stats'.R40]" office:value-type="float" office:value="0.74" calcext:value-type="float">
            <text:p>0.74</text:p>
          </table:table-cell>
          <table:table-cell table:formula="of:=[$'ScSp stats'.S40]" office:value-type="float" office:value="26.3928" calcext:value-type="float">
            <text:p>26.3928</text:p>
          </table:table-cell>
          <table:table-cell table:formula="of:=[$'ScSp stats'.W40]" office:value-type="float" office:value="88.6794" calcext:value-type="float">
            <text:p>88.6794</text:p>
          </table:table-cell>
          <table:table-cell table:formula="of:=[$'ScSp stats'.X40]" office:value-type="float" office:value="38.3666" calcext:value-type="float">
            <text:p>38.3666</text:p>
          </table:table-cell>
          <table:table-cell table:formula="of:=[$'ScSp stats'.Y40]" office:value-type="float" office:value="92.2944" calcext:value-type="float">
            <text:p>92.2944</text:p>
          </table:table-cell>
          <table:table-cell table:formula="of:=[$'ScSp stats'.AA40]" office:value-type="float" office:value="0.47" calcext:value-type="float">
            <text:p>0.47</text:p>
          </table:table-cell>
          <table:table-cell table:formula="of:=[$'ScSp stats'.AB40]" office:value-type="float" office:value="34.7516" calcext:value-type="float">
            <text:p>34.7516</text:p>
          </table:table-cell>
          <table:table-cell table:formula="of:=[$'ScSp stats'.AF40]" office:value-type="float" office:value="80.184" calcext:value-type="float">
            <text:p>80.184</text:p>
          </table:table-cell>
          <table:table-cell table:formula="of:=[$'ScSp stats'.AG40]" office:value-type="float" office:value="48.7592" calcext:value-type="float">
            <text:p>48.7592</text:p>
          </table:table-cell>
          <table:table-cell table:formula="of:=[$'ScSp stats'.AH40]" office:value-type="float" office:value="101.412" calcext:value-type="float">
            <text:p>101.412</text:p>
          </table:table-cell>
          <table:table-cell table:formula="of:=[$'ScSp stats'.AJ40]" office:value-type="float" office:value="0.47" calcext:value-type="float">
            <text:p>0.47</text:p>
          </table:table-cell>
          <table:table-cell table:formula="of:=[$'ScSp stats'.AK40]" office:value-type="float" office:value="27.5316" calcext:value-type="float">
            <text:p>27.5316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ScSp stats'.E41]" office:value-type="float" office:value="109.879" calcext:value-type="float">
            <text:p>109.879</text:p>
          </table:table-cell>
          <table:table-cell table:formula="of:=[$'ScSp stats'.F41]" office:value-type="float" office:value="0" calcext:value-type="float">
            <text:p>0</text:p>
          </table:table-cell>
          <table:table-cell table:formula="of:=[$'ScSp stats'.G41]" office:value-type="float" office:value="81.0612" calcext:value-type="float">
            <text:p>81.0612</text:p>
          </table:table-cell>
          <table:table-cell table:formula="of:=[$'ScSp stats'.I41]" office:value-type="float" office:value="0.21" calcext:value-type="float">
            <text:p>0.21</text:p>
          </table:table-cell>
          <table:table-cell table:formula="of:=[$'ScSp stats'.J41]" office:value-type="float" office:value="28.818" calcext:value-type="float">
            <text:p>28.818</text:p>
          </table:table-cell>
          <table:table-cell table:formula="of:=[$'ScSp stats'.N41]" office:value-type="float" office:value="103.367" calcext:value-type="float">
            <text:p>103.367</text:p>
          </table:table-cell>
          <table:table-cell table:formula="of:=[$'ScSp stats'.O41]" office:value-type="float" office:value="0" calcext:value-type="float">
            <text:p>0</text:p>
          </table:table-cell>
          <table:table-cell table:formula="of:=[$'ScSp stats'.P41]" office:value-type="float" office:value="78.522" calcext:value-type="float">
            <text:p>78.522</text:p>
          </table:table-cell>
          <table:table-cell table:formula="of:=[$'ScSp stats'.R41]" office:value-type="float" office:value="0.41" calcext:value-type="float">
            <text:p>0.41</text:p>
          </table:table-cell>
          <table:table-cell table:formula="of:=[$'ScSp stats'.S41]" office:value-type="float" office:value="24.8454" calcext:value-type="float">
            <text:p>24.8454</text:p>
          </table:table-cell>
          <table:table-cell table:formula="of:=[$'ScSp stats'.W41]" office:value-type="float" office:value="82.6488" calcext:value-type="float">
            <text:p>82.6488</text:p>
          </table:table-cell>
          <table:table-cell table:formula="of:=[$'ScSp stats'.X41]" office:value-type="float" office:value="26.2134" calcext:value-type="float">
            <text:p>26.2134</text:p>
          </table:table-cell>
          <table:table-cell table:formula="of:=[$'ScSp stats'.Y41]" office:value-type="float" office:value="80.086" calcext:value-type="float">
            <text:p>80.086</text:p>
          </table:table-cell>
          <table:table-cell table:formula="of:=[$'ScSp stats'.AA41]" office:value-type="float" office:value="0.54" calcext:value-type="float">
            <text:p>0.54</text:p>
          </table:table-cell>
          <table:table-cell table:formula="of:=[$'ScSp stats'.AB41]" office:value-type="float" office:value="28.7762" calcext:value-type="float">
            <text:p>28.7762</text:p>
          </table:table-cell>
          <table:table-cell table:formula="of:=[$'ScSp stats'.AF41]" office:value-type="float" office:value="74.1534" calcext:value-type="float">
            <text:p>74.1534</text:p>
          </table:table-cell>
          <table:table-cell table:formula="of:=[$'ScSp stats'.AG41]" office:value-type="float" office:value="36.606" calcext:value-type="float">
            <text:p>36.606</text:p>
          </table:table-cell>
          <table:table-cell table:formula="of:=[$'ScSp stats'.AH41]" office:value-type="float" office:value="78.5956" calcext:value-type="float">
            <text:p>78.5956</text:p>
          </table:table-cell>
          <table:table-cell table:formula="of:=[$'ScSp stats'.AJ41]" office:value-type="float" office:value="0.52" calcext:value-type="float">
            <text:p>0.52</text:p>
          </table:table-cell>
          <table:table-cell table:formula="of:=[$'ScSp stats'.AK41]" office:value-type="float" office:value="32.1638" calcext:value-type="float">
            <text:p>32.1638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ScSp stats'.E42]" office:value-type="float" office:value="102.788" calcext:value-type="float">
            <text:p>102.788</text:p>
          </table:table-cell>
          <table:table-cell table:formula="of:=[$'ScSp stats'.F42]" office:value-type="float" office:value="3.6032" calcext:value-type="float">
            <text:p>3.6032</text:p>
          </table:table-cell>
          <table:table-cell table:formula="of:=[$'ScSp stats'.G42]" office:value-type="float" office:value="66.7092" calcext:value-type="float">
            <text:p>66.7092</text:p>
          </table:table-cell>
          <table:table-cell table:formula="of:=[$'ScSp stats'.I42]" office:value-type="float" office:value="0.29" calcext:value-type="float">
            <text:p>0.29</text:p>
          </table:table-cell>
          <table:table-cell table:formula="of:=[$'ScSp stats'.J42]" office:value-type="float" office:value="39.6824" calcext:value-type="float">
            <text:p>39.6824</text:p>
          </table:table-cell>
          <table:table-cell table:formula="of:=[$'ScSp stats'.N42]" office:value-type="float" office:value="93.438" calcext:value-type="float">
            <text:p>93.438</text:p>
          </table:table-cell>
          <table:table-cell table:formula="of:=[$'ScSp stats'.O42]" office:value-type="float" office:value="15.2408" calcext:value-type="float">
            <text:p>15.2408</text:p>
          </table:table-cell>
          <table:table-cell table:formula="of:=[$'ScSp stats'.P42]" office:value-type="float" office:value="75.7252" calcext:value-type="float">
            <text:p>75.7252</text:p>
          </table:table-cell>
          <table:table-cell table:formula="of:=[$'ScSp stats'.R42]" office:value-type="float" office:value="0.65" calcext:value-type="float">
            <text:p>0.65</text:p>
          </table:table-cell>
          <table:table-cell table:formula="of:=[$'ScSp stats'.S42]" office:value-type="float" office:value="32.9536" calcext:value-type="float">
            <text:p>32.9536</text:p>
          </table:table-cell>
          <table:table-cell table:formula="of:=[$'ScSp stats'.W42]" office:value-type="float" office:value="76.812" calcext:value-type="float">
            <text:p>76.812</text:p>
          </table:table-cell>
          <table:table-cell table:formula="of:=[$'ScSp stats'.X42]" office:value-type="float" office:value="31.7588" calcext:value-type="float">
            <text:p>31.7588</text:p>
          </table:table-cell>
          <table:table-cell table:formula="of:=[$'ScSp stats'.Y42]" office:value-type="float" office:value="76.5164" calcext:value-type="float">
            <text:p>76.5164</text:p>
          </table:table-cell>
          <table:table-cell table:formula="of:=[$'ScSp stats'.AA42]" office:value-type="float" office:value="1.02" calcext:value-type="float">
            <text:p>1.02</text:p>
          </table:table-cell>
          <table:table-cell table:formula="of:=[$'ScSp stats'.AB42]" office:value-type="float" office:value="32.0544" calcext:value-type="float">
            <text:p>32.0544</text:p>
          </table:table-cell>
          <table:table-cell table:formula="of:=[$'ScSp stats'.AF42]" office:value-type="float" office:value="63.0384" calcext:value-type="float">
            <text:p>63.0384</text:p>
          </table:table-cell>
          <table:table-cell table:formula="of:=[$'ScSp stats'.AG42]" office:value-type="float" office:value="49.8372" calcext:value-type="float">
            <text:p>49.8372</text:p>
          </table:table-cell>
          <table:table-cell table:formula="of:=[$'ScSp stats'.AH42]" office:value-type="float" office:value="75.0076" calcext:value-type="float">
            <text:p>75.0076</text:p>
          </table:table-cell>
          <table:table-cell table:formula="of:=[$'ScSp stats'.AJ42]" office:value-type="float" office:value="0.98" calcext:value-type="float">
            <text:p>0.98</text:p>
          </table:table-cell>
          <table:table-cell table:formula="of:=[$'ScSp stats'.AK42]" office:value-type="float" office:value="37.868" calcext:value-type="float">
            <text:p>37.868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ScSp stats'.E43]" office:value-type="float" office:value="114.67" calcext:value-type="float">
            <text:p>114.67</text:p>
          </table:table-cell>
          <table:table-cell table:formula="of:=[$'ScSp stats'.F43]" office:value-type="float" office:value="10.3262" calcext:value-type="float">
            <text:p>10.3262</text:p>
          </table:table-cell>
          <table:table-cell table:formula="of:=[$'ScSp stats'.G43]" office:value-type="float" office:value="102.764" calcext:value-type="float">
            <text:p>102.764</text:p>
          </table:table-cell>
          <table:table-cell table:formula="of:=[$'ScSp stats'.I43]" office:value-type="float" office:value="0.18" calcext:value-type="float">
            <text:p>0.18</text:p>
          </table:table-cell>
          <table:table-cell table:formula="of:=[$'ScSp stats'.J43]" office:value-type="float" office:value="22.2318" calcext:value-type="float">
            <text:p>22.2318</text:p>
          </table:table-cell>
          <table:table-cell table:formula="of:=[$'ScSp stats'.N43]" office:value-type="float" office:value="92.8452" calcext:value-type="float">
            <text:p>92.8452</text:p>
          </table:table-cell>
          <table:table-cell table:formula="of:=[$'ScSp stats'.O43]" office:value-type="float" office:value="38.1498" calcext:value-type="float">
            <text:p>38.1498</text:p>
          </table:table-cell>
          <table:table-cell table:formula="of:=[$'ScSp stats'.P43]" office:value-type="float" office:value="107.612" calcext:value-type="float">
            <text:p>107.612</text:p>
          </table:table-cell>
          <table:table-cell table:formula="of:=[$'ScSp stats'.R43]" office:value-type="float" office:value="0.55" calcext:value-type="float">
            <text:p>0.55</text:p>
          </table:table-cell>
          <table:table-cell table:formula="of:=[$'ScSp stats'.S43]" office:value-type="float" office:value="23.3826" calcext:value-type="float">
            <text:p>23.3826</text:p>
          </table:table-cell>
          <table:table-cell table:formula="of:=[$'ScSp stats'.W43]" office:value-type="float" office:value="88.431" calcext:value-type="float">
            <text:p>88.431</text:p>
          </table:table-cell>
          <table:table-cell table:formula="of:=[$'ScSp stats'.X43]" office:value-type="float" office:value="38.1498" calcext:value-type="float">
            <text:p>38.1498</text:p>
          </table:table-cell>
          <table:table-cell table:formula="of:=[$'ScSp stats'.Y43]" office:value-type="float" office:value="100.05" calcext:value-type="float">
            <text:p>100.05</text:p>
          </table:table-cell>
          <table:table-cell table:formula="of:=[$'ScSp stats'.AA43]" office:value-type="float" office:value="0.67" calcext:value-type="float">
            <text:p>0.67</text:p>
          </table:table-cell>
          <table:table-cell table:formula="of:=[$'ScSp stats'.AB43]" office:value-type="float" office:value="26.5308" calcext:value-type="float">
            <text:p>26.5308</text:p>
          </table:table-cell>
          <table:table-cell table:formula="of:=[$'ScSp stats'.AF43]" office:value-type="float" office:value="66.4698" calcext:value-type="float">
            <text:p>66.4698</text:p>
          </table:table-cell>
          <table:table-cell table:formula="of:=[$'ScSp stats'.AG43]" office:value-type="float" office:value="48.0932" calcext:value-type="float">
            <text:p>48.0932</text:p>
          </table:table-cell>
          <table:table-cell table:formula="of:=[$'ScSp stats'.AH43]" office:value-type="float" office:value="80.9508" calcext:value-type="float">
            <text:p>80.9508</text:p>
          </table:table-cell>
          <table:table-cell table:formula="of:=[$'ScSp stats'.AJ43]" office:value-type="float" office:value="0.92" calcext:value-type="float">
            <text:p>0.92</text:p>
          </table:table-cell>
          <table:table-cell table:formula="of:=[$'ScSp stats'.AK43]" office:value-type="float" office:value="33.6122" calcext:value-type="float">
            <text:p>33.6122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ScSp stats'.E44]" office:value-type="float" office:value="119.264" calcext:value-type="float">
            <text:p>119.264</text:p>
          </table:table-cell>
          <table:table-cell table:formula="of:=[$'ScSp stats'.F44]" office:value-type="float" office:value="8.0354" calcext:value-type="float">
            <text:p>8.0354</text:p>
          </table:table-cell>
          <table:table-cell table:formula="of:=[$'ScSp stats'.G44]" office:value-type="float" office:value="87.7588" calcext:value-type="float">
            <text:p>87.7588</text:p>
          </table:table-cell>
          <table:table-cell table:formula="of:=[$'ScSp stats'.I44]" office:value-type="float" office:value="0.47" calcext:value-type="float">
            <text:p>0.47</text:p>
          </table:table-cell>
          <table:table-cell table:formula="of:=[$'ScSp stats'.J44]" office:value-type="float" office:value="39.5404" calcext:value-type="float">
            <text:p>39.5404</text:p>
          </table:table-cell>
          <table:table-cell table:formula="of:=[$'ScSp stats'.N44]" office:value-type="float" office:value="100.825" calcext:value-type="float">
            <text:p>100.825</text:p>
          </table:table-cell>
          <table:table-cell table:formula="of:=[$'ScSp stats'.O44]" office:value-type="float" office:value="30.9288" calcext:value-type="float">
            <text:p>30.9288</text:p>
          </table:table-cell>
          <table:table-cell table:formula="of:=[$'ScSp stats'.P44]" office:value-type="float" office:value="86.2316" calcext:value-type="float">
            <text:p>86.2316</text:p>
          </table:table-cell>
          <table:table-cell table:formula="of:=[$'ScSp stats'.R44]" office:value-type="float" office:value="2.14" calcext:value-type="float">
            <text:p>2.14</text:p>
          </table:table-cell>
          <table:table-cell table:formula="of:=[$'ScSp stats'.S44]" office:value-type="float" office:value="45.5224" calcext:value-type="float">
            <text:p>45.5224</text:p>
          </table:table-cell>
          <table:table-cell table:formula="of:=[$'ScSp stats'.W44]" office:value-type="float" office:value="91.965" calcext:value-type="float">
            <text:p>91.965</text:p>
          </table:table-cell>
          <table:table-cell table:formula="of:=[$'ScSp stats'.X44]" office:value-type="float" office:value="41.8526" calcext:value-type="float">
            <text:p>41.8526</text:p>
          </table:table-cell>
          <table:table-cell table:formula="of:=[$'ScSp stats'.Y44]" office:value-type="float" office:value="88.1268" calcext:value-type="float">
            <text:p>88.1268</text:p>
          </table:table-cell>
          <table:table-cell table:formula="of:=[$'ScSp stats'.AA44]" office:value-type="float" office:value="1.51" calcext:value-type="float">
            <text:p>1.51</text:p>
          </table:table-cell>
          <table:table-cell table:formula="of:=[$'ScSp stats'.AB44]" office:value-type="float" office:value="45.6908" calcext:value-type="float">
            <text:p>45.6908</text:p>
          </table:table-cell>
          <table:table-cell table:formula="of:=[$'ScSp stats'.AF44]" office:value-type="float" office:value="79.2948" calcext:value-type="float">
            <text:p>79.2948</text:p>
          </table:table-cell>
          <table:table-cell table:formula="of:=[$'ScSp stats'.AG44]" office:value-type="float" office:value="45.1062" calcext:value-type="float">
            <text:p>45.1062</text:p>
          </table:table-cell>
          <table:table-cell table:formula="of:=[$'ScSp stats'.AH44]" office:value-type="float" office:value="69.368" calcext:value-type="float">
            <text:p>69.368</text:p>
          </table:table-cell>
          <table:table-cell table:formula="of:=[$'ScSp stats'.AJ44]" office:value-type="float" office:value="1.28" calcext:value-type="float">
            <text:p>1.28</text:p>
          </table:table-cell>
          <table:table-cell table:formula="of:=[$'ScSp stats'.AK44]" office:value-type="float" office:value="55.033" calcext:value-type="float">
            <text:p>55.033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ScSp stats'.E45]" office:value-type="float" office:value="123.915" calcext:value-type="float">
            <text:p>123.915</text:p>
          </table:table-cell>
          <table:table-cell table:formula="of:=[$'ScSp stats'.F45]" office:value-type="float" office:value="0" calcext:value-type="float">
            <text:p>0</text:p>
          </table:table-cell>
          <table:table-cell table:formula="of:=[$'ScSp stats'.G45]" office:value-type="float" office:value="107.861" calcext:value-type="float">
            <text:p>107.861</text:p>
          </table:table-cell>
          <table:table-cell table:formula="of:=[$'ScSp stats'.I45]" office:value-type="float" office:value="0.34" calcext:value-type="float">
            <text:p>0.34</text:p>
          </table:table-cell>
          <table:table-cell table:formula="of:=[$'ScSp stats'.J45]" office:value-type="float" office:value="16.0542" calcext:value-type="float">
            <text:p>16.0542</text:p>
          </table:table-cell>
          <table:table-cell table:formula="of:=[$'ScSp stats'.N45]" office:value-type="float" office:value="108.794" calcext:value-type="float">
            <text:p>108.794</text:p>
          </table:table-cell>
          <table:table-cell table:formula="of:=[$'ScSp stats'.O45]" office:value-type="float" office:value="18.0628" calcext:value-type="float">
            <text:p>18.0628</text:p>
          </table:table-cell>
          <table:table-cell table:formula="of:=[$'ScSp stats'.P45]" office:value-type="float" office:value="100.234" calcext:value-type="float">
            <text:p>100.234</text:p>
          </table:table-cell>
          <table:table-cell table:formula="of:=[$'ScSp stats'.R45]" office:value-type="float" office:value="0.75" calcext:value-type="float">
            <text:p>0.75</text:p>
          </table:table-cell>
          <table:table-cell table:formula="of:=[$'ScSp stats'.S45]" office:value-type="float" office:value="26.6226" calcext:value-type="float">
            <text:p>26.6226</text:p>
          </table:table-cell>
          <table:table-cell table:formula="of:=[$'ScSp stats'.W45]" office:value-type="float" office:value="102.088" calcext:value-type="float">
            <text:p>102.088</text:p>
          </table:table-cell>
          <table:table-cell table:formula="of:=[$'ScSp stats'.X45]" office:value-type="float" office:value="18.0628" calcext:value-type="float">
            <text:p>18.0628</text:p>
          </table:table-cell>
          <table:table-cell table:formula="of:=[$'ScSp stats'.Y45]" office:value-type="float" office:value="97.98" calcext:value-type="float">
            <text:p>97.98</text:p>
          </table:table-cell>
          <table:table-cell table:formula="of:=[$'ScSp stats'.AA45]" office:value-type="float" office:value="1.18" calcext:value-type="float">
            <text:p>1.18</text:p>
          </table:table-cell>
          <table:table-cell table:formula="of:=[$'ScSp stats'.AB45]" office:value-type="float" office:value="22.171" calcext:value-type="float">
            <text:p>22.171</text:p>
          </table:table-cell>
          <table:table-cell table:formula="of:=[$'ScSp stats'.AF45]" office:value-type="float" office:value="89.3382" calcext:value-type="float">
            <text:p>89.3382</text:p>
          </table:table-cell>
          <table:table-cell table:formula="of:=[$'ScSp stats'.AG45]" office:value-type="float" office:value="25.4342" calcext:value-type="float">
            <text:p>25.4342</text:p>
          </table:table-cell>
          <table:table-cell table:formula="of:=[$'ScSp stats'.AH45]" office:value-type="float" office:value="90.0772" calcext:value-type="float">
            <text:p>90.0772</text:p>
          </table:table-cell>
          <table:table-cell table:formula="of:=[$'ScSp stats'.AJ45]" office:value-type="float" office:value="1.54" calcext:value-type="float">
            <text:p>1.54</text:p>
          </table:table-cell>
          <table:table-cell table:formula="of:=[$'ScSp stats'.AK45]" office:value-type="float" office:value="24.6952" calcext:value-type="float">
            <text:p>24.6952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ScSp stats'.E46]" office:value-type="float" office:value="125.796" calcext:value-type="float">
            <text:p>125.796</text:p>
          </table:table-cell>
          <table:table-cell table:formula="of:=[$'ScSp stats'.F46]" office:value-type="float" office:value="10.791" calcext:value-type="float">
            <text:p>10.791</text:p>
          </table:table-cell>
          <table:table-cell table:formula="of:=[$'ScSp stats'.G46]" office:value-type="float" office:value="95.956" calcext:value-type="float">
            <text:p>95.956</text:p>
          </table:table-cell>
          <table:table-cell table:formula="of:=[$'ScSp stats'.I46]" office:value-type="float" office:value="0.43" calcext:value-type="float">
            <text:p>0.43</text:p>
          </table:table-cell>
          <table:table-cell table:formula="of:=[$'ScSp stats'.J46]" office:value-type="float" office:value="40.631" calcext:value-type="float">
            <text:p>40.631</text:p>
          </table:table-cell>
          <table:table-cell table:formula="of:=[$'ScSp stats'.N46]" office:value-type="float" office:value="103.937" calcext:value-type="float">
            <text:p>103.937</text:p>
          </table:table-cell>
          <table:table-cell table:formula="of:=[$'ScSp stats'.O46]" office:value-type="float" office:value="38.6644" calcext:value-type="float">
            <text:p>38.6644</text:p>
          </table:table-cell>
          <table:table-cell table:formula="of:=[$'ScSp stats'.P46]" office:value-type="float" office:value="100.832" calcext:value-type="float">
            <text:p>100.832</text:p>
          </table:table-cell>
          <table:table-cell table:formula="of:=[$'ScSp stats'.R46]" office:value-type="float" office:value="0.85" calcext:value-type="float">
            <text:p>0.85</text:p>
          </table:table-cell>
          <table:table-cell table:formula="of:=[$'ScSp stats'.S46]" office:value-type="float" office:value="41.7698" calcext:value-type="float">
            <text:p>41.7698</text:p>
          </table:table-cell>
          <table:table-cell table:formula="of:=[$'ScSp stats'.W46]" office:value-type="float" office:value="96.8328" calcext:value-type="float">
            <text:p>96.8328</text:p>
          </table:table-cell>
          <table:table-cell table:formula="of:=[$'ScSp stats'.X46]" office:value-type="float" office:value="38.6644" calcext:value-type="float">
            <text:p>38.6644</text:p>
          </table:table-cell>
          <table:table-cell table:formula="of:=[$'ScSp stats'.Y46]" office:value-type="float" office:value="95.7444" calcext:value-type="float">
            <text:p>95.7444</text:p>
          </table:table-cell>
          <table:table-cell table:formula="of:=[$'ScSp stats'.AA46]" office:value-type="float" office:value="0.92" calcext:value-type="float">
            <text:p>0.92</text:p>
          </table:table-cell>
          <table:table-cell table:formula="of:=[$'ScSp stats'.AB46]" office:value-type="float" office:value="39.7528" calcext:value-type="float">
            <text:p>39.7528</text:p>
          </table:table-cell>
          <table:table-cell table:formula="of:=[$'ScSp stats'.AF46]" office:value-type="float" office:value="81.2784" calcext:value-type="float">
            <text:p>81.2784</text:p>
          </table:table-cell>
          <table:table-cell table:formula="of:=[$'ScSp stats'.AG46]" office:value-type="float" office:value="40.8888" calcext:value-type="float">
            <text:p>40.8888</text:p>
          </table:table-cell>
          <table:table-cell table:formula="of:=[$'ScSp stats'.AH46]" office:value-type="float" office:value="89.9392" calcext:value-type="float">
            <text:p>89.9392</text:p>
          </table:table-cell>
          <table:table-cell table:formula="of:=[$'ScSp stats'.AJ46]" office:value-type="float" office:value="1.22" calcext:value-type="float">
            <text:p>1.22</text:p>
          </table:table-cell>
          <table:table-cell table:formula="of:=[$'ScSp stats'.AK46]" office:value-type="float" office:value="32.228" calcext:value-type="float">
            <text:p>32.228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ScSp stats'.E47]" office:value-type="float" office:value="127.335" calcext:value-type="float">
            <text:p>127.335</text:p>
          </table:table-cell>
          <table:table-cell table:formula="of:=[$'ScSp stats'.F47]" office:value-type="float" office:value="0" calcext:value-type="float">
            <text:p>0</text:p>
          </table:table-cell>
          <table:table-cell table:formula="of:=[$'ScSp stats'.G47]" office:value-type="float" office:value="95.3396" calcext:value-type="float">
            <text:p>95.3396</text:p>
          </table:table-cell>
          <table:table-cell table:formula="of:=[$'ScSp stats'.I47]" office:value-type="float" office:value="0.57" calcext:value-type="float">
            <text:p>0.57</text:p>
          </table:table-cell>
          <table:table-cell table:formula="of:=[$'ScSp stats'.J47]" office:value-type="float" office:value="31.9954" calcext:value-type="float">
            <text:p>31.9954</text:p>
          </table:table-cell>
          <table:table-cell table:formula="of:=[$'ScSp stats'.N47]" office:value-type="float" office:value="104.975" calcext:value-type="float">
            <text:p>104.975</text:p>
          </table:table-cell>
          <table:table-cell table:formula="of:=[$'ScSp stats'.O47]" office:value-type="float" office:value="28.6038" calcext:value-type="float">
            <text:p>28.6038</text:p>
          </table:table-cell>
          <table:table-cell table:formula="of:=[$'ScSp stats'.P47]" office:value-type="float" office:value="94.3184" calcext:value-type="float">
            <text:p>94.3184</text:p>
          </table:table-cell>
          <table:table-cell table:formula="of:=[$'ScSp stats'.R47]" office:value-type="float" office:value="0.5" calcext:value-type="float">
            <text:p>0.5</text:p>
          </table:table-cell>
          <table:table-cell table:formula="of:=[$'ScSp stats'.S47]" office:value-type="float" office:value="39.2602" calcext:value-type="float">
            <text:p>39.2602</text:p>
          </table:table-cell>
          <table:table-cell table:formula="of:=[$'ScSp stats'.W47]" office:value-type="float" office:value="94.2678" calcext:value-type="float">
            <text:p>94.2678</text:p>
          </table:table-cell>
          <table:table-cell table:formula="of:=[$'ScSp stats'.X47]" office:value-type="float" office:value="42.2168" calcext:value-type="float">
            <text:p>42.2168</text:p>
          </table:table-cell>
          <table:table-cell table:formula="of:=[$'ScSp stats'.Y47]" office:value-type="float" office:value="78.4944" calcext:value-type="float">
            <text:p>78.4944</text:p>
          </table:table-cell>
          <table:table-cell table:formula="of:=[$'ScSp stats'.AA47]" office:value-type="float" office:value="0.59" calcext:value-type="float">
            <text:p>0.59</text:p>
          </table:table-cell>
          <table:table-cell table:formula="of:=[$'ScSp stats'.AB47]" office:value-type="float" office:value="57.9902" calcext:value-type="float">
            <text:p>57.9902</text:p>
          </table:table-cell>
          <table:table-cell table:formula="of:=[$'ScSp stats'.AF47]" office:value-type="float" office:value="76.4676" calcext:value-type="float">
            <text:p>76.4676</text:p>
          </table:table-cell>
          <table:table-cell table:formula="of:=[$'ScSp stats'.AG47]" office:value-type="float" office:value="64.1806" calcext:value-type="float">
            <text:p>64.1806</text:p>
          </table:table-cell>
          <table:table-cell table:formula="of:=[$'ScSp stats'.AH47]" office:value-type="float" office:value="80.73" calcext:value-type="float">
            <text:p>80.73</text:p>
          </table:table-cell>
          <table:table-cell table:formula="of:=[$'ScSp stats'.AJ47]" office:value-type="float" office:value="0.61" calcext:value-type="float">
            <text:p>0.61</text:p>
          </table:table-cell>
          <table:table-cell table:formula="of:=[$'ScSp stats'.AK47]" office:value-type="float" office:value="59.9182" calcext:value-type="float">
            <text:p>59.9182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ScSp stats'.E48]" office:value-type="float" office:value="122.935" calcext:value-type="float">
            <text:p>122.935</text:p>
          </table:table-cell>
          <table:table-cell table:formula="of:=[$'ScSp stats'.F48]" office:value-type="float" office:value="0" calcext:value-type="float">
            <text:p>0</text:p>
          </table:table-cell>
          <table:table-cell table:formula="of:=[$'ScSp stats'.G48]" office:value-type="float" office:value="66.8104" calcext:value-type="float">
            <text:p>66.8104</text:p>
          </table:table-cell>
          <table:table-cell table:formula="of:=[$'ScSp stats'.I48]" office:value-type="float" office:value="0.38" calcext:value-type="float">
            <text:p>0.38</text:p>
          </table:table-cell>
          <table:table-cell table:formula="of:=[$'ScSp stats'.J48]" office:value-type="float" office:value="56.1242" calcext:value-type="float">
            <text:p>56.1242</text:p>
          </table:table-cell>
          <table:table-cell table:formula="of:=[$'ScSp stats'.N48]" office:value-type="float" office:value="99.2292" calcext:value-type="float">
            <text:p>99.2292</text:p>
          </table:table-cell>
          <table:table-cell table:formula="of:=[$'ScSp stats'.O48]" office:value-type="float" office:value="30.5626" calcext:value-type="float">
            <text:p>30.5626</text:p>
          </table:table-cell>
          <table:table-cell table:formula="of:=[$'ScSp stats'.P48]" office:value-type="float" office:value="79.1476" calcext:value-type="float">
            <text:p>79.1476</text:p>
          </table:table-cell>
          <table:table-cell table:formula="of:=[$'ScSp stats'.R48]" office:value-type="float" office:value="1" calcext:value-type="float">
            <text:p>1</text:p>
          </table:table-cell>
          <table:table-cell table:formula="of:=[$'ScSp stats'.S48]" office:value-type="float" office:value="50.6442" calcext:value-type="float">
            <text:p>50.6442</text:p>
          </table:table-cell>
          <table:table-cell table:formula="of:=[$'ScSp stats'.W48]" office:value-type="float" office:value="87.633" calcext:value-type="float">
            <text:p>87.633</text:p>
          </table:table-cell>
          <table:table-cell table:formula="of:=[$'ScSp stats'.X48]" office:value-type="float" office:value="45.4704" calcext:value-type="float">
            <text:p>45.4704</text:p>
          </table:table-cell>
          <table:table-cell table:formula="of:=[$'ScSp stats'.Y48]" office:value-type="float" office:value="82.9104" calcext:value-type="float">
            <text:p>82.9104</text:p>
          </table:table-cell>
          <table:table-cell table:formula="of:=[$'ScSp stats'.AA48]" office:value-type="float" office:value="1.12" calcext:value-type="float">
            <text:p>1.12</text:p>
          </table:table-cell>
          <table:table-cell table:formula="of:=[$'ScSp stats'.AB48]" office:value-type="float" office:value="50.193" calcext:value-type="float">
            <text:p>50.193</text:p>
          </table:table-cell>
          <table:table-cell table:formula="of:=[$'ScSp stats'.AF48]" office:value-type="float" office:value="69.3882" calcext:value-type="float">
            <text:p>69.3882</text:p>
          </table:table-cell>
          <table:table-cell table:formula="of:=[$'ScSp stats'.AG48]" office:value-type="float" office:value="62.2208" calcext:value-type="float">
            <text:p>62.2208</text:p>
          </table:table-cell>
          <table:table-cell table:formula="of:=[$'ScSp stats'.AH48]" office:value-type="float" office:value="86.986" calcext:value-type="float">
            <text:p>86.986</text:p>
          </table:table-cell>
          <table:table-cell table:formula="of:=[$'ScSp stats'.AJ48]" office:value-type="float" office:value="0.9" calcext:value-type="float">
            <text:p>0.9</text:p>
          </table:table-cell>
          <table:table-cell table:formula="of:=[$'ScSp stats'.AK48]" office:value-type="float" office:value="44.623" calcext:value-type="float">
            <text:p>44.623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ScSp stats'.E49]" office:value-type="float" office:value="131.804" calcext:value-type="float">
            <text:p>131.804</text:p>
          </table:table-cell>
          <table:table-cell table:formula="of:=[$'ScSp stats'.F49]" office:value-type="float" office:value="10.3594" calcext:value-type="float">
            <text:p>10.3594</text:p>
          </table:table-cell>
          <table:table-cell table:formula="of:=[$'ScSp stats'.G49]" office:value-type="float" office:value="95.6156" calcext:value-type="float">
            <text:p>95.6156</text:p>
          </table:table-cell>
          <table:table-cell table:formula="of:=[$'ScSp stats'.I49]" office:value-type="float" office:value="0.24" calcext:value-type="float">
            <text:p>0.24</text:p>
          </table:table-cell>
          <table:table-cell table:formula="of:=[$'ScSp stats'.J49]" office:value-type="float" office:value="46.5476" calcext:value-type="float">
            <text:p>46.5476</text:p>
          </table:table-cell>
          <table:table-cell table:formula="of:=[$'ScSp stats'.N49]" office:value-type="float" office:value="111.484" calcext:value-type="float">
            <text:p>111.484</text:p>
          </table:table-cell>
          <table:table-cell table:formula="of:=[$'ScSp stats'.O49]" office:value-type="float" office:value="35.9918" calcext:value-type="float">
            <text:p>35.9918</text:p>
          </table:table-cell>
          <table:table-cell table:formula="of:=[$'ScSp stats'.P49]" office:value-type="float" office:value="105.027" calcext:value-type="float">
            <text:p>105.027</text:p>
          </table:table-cell>
          <table:table-cell table:formula="of:=[$'ScSp stats'.R49]" office:value-type="float" office:value="0.92" calcext:value-type="float">
            <text:p>0.92</text:p>
          </table:table-cell>
          <table:table-cell table:formula="of:=[$'ScSp stats'.S49]" office:value-type="float" office:value="42.4488" calcext:value-type="float">
            <text:p>42.4488</text:p>
          </table:table-cell>
          <table:table-cell table:formula="of:=[$'ScSp stats'.W49]" office:value-type="float" office:value="100.994" calcext:value-type="float">
            <text:p>100.994</text:p>
          </table:table-cell>
          <table:table-cell table:formula="of:=[$'ScSp stats'.X49]" office:value-type="float" office:value="35.9918" calcext:value-type="float">
            <text:p>35.9918</text:p>
          </table:table-cell>
          <table:table-cell table:formula="of:=[$'ScSp stats'.Y49]" office:value-type="float" office:value="92.4968" calcext:value-type="float">
            <text:p>92.4968</text:p>
          </table:table-cell>
          <table:table-cell table:formula="of:=[$'ScSp stats'.AA49]" office:value-type="float" office:value="1.22" calcext:value-type="float">
            <text:p>1.22</text:p>
          </table:table-cell>
          <table:table-cell table:formula="of:=[$'ScSp stats'.AB49]" office:value-type="float" office:value="44.4888" calcext:value-type="float">
            <text:p>44.4888</text:p>
          </table:table-cell>
          <table:table-cell table:formula="of:=[$'ScSp stats'.AF49]" office:value-type="float" office:value="82.3728" calcext:value-type="float">
            <text:p>82.3728</text:p>
          </table:table-cell>
          <table:table-cell table:formula="of:=[$'ScSp stats'.AG49]" office:value-type="float" office:value="62.089" calcext:value-type="float">
            <text:p>62.089</text:p>
          </table:table-cell>
          <table:table-cell table:formula="of:=[$'ScSp stats'.AH49]" office:value-type="float" office:value="100.85" calcext:value-type="float">
            <text:p>100.85</text:p>
          </table:table-cell>
          <table:table-cell table:formula="of:=[$'ScSp stats'.AJ49]" office:value-type="float" office:value="0.95" calcext:value-type="float">
            <text:p>0.95</text:p>
          </table:table-cell>
          <table:table-cell table:formula="of:=[$'ScSp stats'.AK49]" office:value-type="float" office:value="43.6114" calcext:value-type="float">
            <text:p>43.6114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ScSp stats'.E50]" office:value-type="float" office:value="101.491" calcext:value-type="float">
            <text:p>101.491</text:p>
          </table:table-cell>
          <table:table-cell table:formula="of:=[$'ScSp stats'.F50]" office:value-type="float" office:value="12.8494" calcext:value-type="float">
            <text:p>12.8494</text:p>
          </table:table-cell>
          <table:table-cell table:formula="of:=[$'ScSp stats'.G50]" office:value-type="float" office:value="84.226" calcext:value-type="float">
            <text:p>84.226</text:p>
          </table:table-cell>
          <table:table-cell table:formula="of:=[$'ScSp stats'.I50]" office:value-type="float" office:value="0.68" calcext:value-type="float">
            <text:p>0.68</text:p>
          </table:table-cell>
          <table:table-cell table:formula="of:=[$'ScSp stats'.J50]" office:value-type="float" office:value="30.1146" calcext:value-type="float">
            <text:p>30.1146</text:p>
          </table:table-cell>
          <table:table-cell table:formula="of:=[$'ScSp stats'.N50]" office:value-type="float" office:value="86.7462" calcext:value-type="float">
            <text:p>86.7462</text:p>
          </table:table-cell>
          <table:table-cell table:formula="of:=[$'ScSp stats'.O50]" office:value-type="float" office:value="12.8494" calcext:value-type="float">
            <text:p>12.8494</text:p>
          </table:table-cell>
          <table:table-cell table:formula="of:=[$'ScSp stats'.P50]" office:value-type="float" office:value="65.826" calcext:value-type="float">
            <text:p>65.826</text:p>
          </table:table-cell>
          <table:table-cell table:formula="of:=[$'ScSp stats'.R50]" office:value-type="float" office:value="1.3" calcext:value-type="float">
            <text:p>1.3</text:p>
          </table:table-cell>
          <table:table-cell table:formula="of:=[$'ScSp stats'.S50]" office:value-type="float" office:value="33.7696" calcext:value-type="float">
            <text:p>33.7696</text:p>
          </table:table-cell>
          <table:table-cell table:formula="of:=[$'ScSp stats'.W50]" office:value-type="float" office:value="82.4118" calcext:value-type="float">
            <text:p>82.4118</text:p>
          </table:table-cell>
          <table:table-cell table:formula="of:=[$'ScSp stats'.X50]" office:value-type="float" office:value="12.8494" calcext:value-type="float">
            <text:p>12.8494</text:p>
          </table:table-cell>
          <table:table-cell table:formula="of:=[$'ScSp stats'.Y50]" office:value-type="float" office:value="59.4136" calcext:value-type="float">
            <text:p>59.4136</text:p>
          </table:table-cell>
          <table:table-cell table:formula="of:=[$'ScSp stats'.AA50]" office:value-type="float" office:value="3.57" calcext:value-type="float">
            <text:p>3.57</text:p>
          </table:table-cell>
          <table:table-cell table:formula="of:=[$'ScSp stats'.AB50]" office:value-type="float" office:value="35.8476" calcext:value-type="float">
            <text:p>35.8476</text:p>
          </table:table-cell>
          <table:table-cell table:formula="of:=[$'ScSp stats'.AF50]" office:value-type="float" office:value="65.1132" calcext:value-type="float">
            <text:p>65.1132</text:p>
          </table:table-cell>
          <table:table-cell table:formula="of:=[$'ScSp stats'.AG50]" office:value-type="float" office:value="34.0828" calcext:value-type="float">
            <text:p>34.0828</text:p>
          </table:table-cell>
          <table:table-cell table:formula="of:=[$'ScSp stats'.AH50]" office:value-type="float" office:value="64.3632" calcext:value-type="float">
            <text:p>64.3632</text:p>
          </table:table-cell>
          <table:table-cell table:formula="of:=[$'ScSp stats'.AJ50]" office:value-type="float" office:value="1.33" calcext:value-type="float">
            <text:p>1.33</text:p>
          </table:table-cell>
          <table:table-cell table:formula="of:=[$'ScSp stats'.AK50]" office:value-type="float" office:value="34.8328" calcext:value-type="float">
            <text:p>34.8328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ScSp stats'.E51]" office:value-type="float" office:value="124.736" calcext:value-type="float">
            <text:p>124.736</text:p>
          </table:table-cell>
          <table:table-cell table:formula="of:=[$'ScSp stats'.F51]" office:value-type="float" office:value="0" calcext:value-type="float">
            <text:p>0</text:p>
          </table:table-cell>
          <table:table-cell table:formula="of:=[$'ScSp stats'.G51]" office:value-type="float" office:value="88.5592" calcext:value-type="float">
            <text:p>88.5592</text:p>
          </table:table-cell>
          <table:table-cell table:formula="of:=[$'ScSp stats'.I51]" office:value-type="float" office:value="0.3" calcext:value-type="float">
            <text:p>0.3</text:p>
          </table:table-cell>
          <table:table-cell table:formula="of:=[$'ScSp stats'.J51]" office:value-type="float" office:value="36.1766" calcext:value-type="float">
            <text:p>36.1766</text:p>
          </table:table-cell>
          <table:table-cell table:formula="of:=[$'ScSp stats'.N51]" office:value-type="float" office:value="106.366" calcext:value-type="float">
            <text:p>106.366</text:p>
          </table:table-cell>
          <table:table-cell table:formula="of:=[$'ScSp stats'.O51]" office:value-type="float" office:value="22.7938" calcext:value-type="float">
            <text:p>22.7938</text:p>
          </table:table-cell>
          <table:table-cell table:formula="of:=[$'ScSp stats'.P51]" office:value-type="float" office:value="92.8004" calcext:value-type="float">
            <text:p>92.8004</text:p>
          </table:table-cell>
          <table:table-cell table:formula="of:=[$'ScSp stats'.R51]" office:value-type="float" office:value="0.66" calcext:value-type="float">
            <text:p>0.66</text:p>
          </table:table-cell>
          <table:table-cell table:formula="of:=[$'ScSp stats'.S51]" office:value-type="float" office:value="36.359" calcext:value-type="float">
            <text:p>36.359</text:p>
          </table:table-cell>
          <table:table-cell table:formula="of:=[$'ScSp stats'.W51]" office:value-type="float" office:value="95.1912" calcext:value-type="float">
            <text:p>95.1912</text:p>
          </table:table-cell>
          <table:table-cell table:formula="of:=[$'ScSp stats'.X51]" office:value-type="float" office:value="22.7938" calcext:value-type="float">
            <text:p>22.7938</text:p>
          </table:table-cell>
          <table:table-cell table:formula="of:=[$'ScSp stats'.Y51]" office:value-type="float" office:value="82.7908" calcext:value-type="float">
            <text:p>82.7908</text:p>
          </table:table-cell>
          <table:table-cell table:formula="of:=[$'ScSp stats'.AA51]" office:value-type="float" office:value="0.98" calcext:value-type="float">
            <text:p>0.98</text:p>
          </table:table-cell>
          <table:table-cell table:formula="of:=[$'ScSp stats'.AB51]" office:value-type="float" office:value="35.1942" calcext:value-type="float">
            <text:p>35.1942</text:p>
          </table:table-cell>
          <table:table-cell table:formula="of:=[$'ScSp stats'.AF51]" office:value-type="float" office:value="82.8972" calcext:value-type="float">
            <text:p>82.8972</text:p>
          </table:table-cell>
          <table:table-cell table:formula="of:=[$'ScSp stats'.AG51]" office:value-type="float" office:value="22.7938" calcext:value-type="float">
            <text:p>22.7938</text:p>
          </table:table-cell>
          <table:table-cell table:formula="of:=[$'ScSp stats'.AH51]" office:value-type="float" office:value="68.6872" calcext:value-type="float">
            <text:p>68.6872</text:p>
          </table:table-cell>
          <table:table-cell table:formula="of:=[$'ScSp stats'.AJ51]" office:value-type="float" office:value="1.28" calcext:value-type="float">
            <text:p>1.28</text:p>
          </table:table-cell>
          <table:table-cell table:formula="of:=[$'ScSp stats'.AK51]" office:value-type="float" office:value="37.0038" calcext:value-type="float">
            <text:p>37.0038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ScSp stats'.E52]" office:value-type="float" office:value="123.79" calcext:value-type="float">
            <text:p>123.79</text:p>
          </table:table-cell>
          <table:table-cell table:formula="of:=[$'ScSp stats'.F52]" office:value-type="float" office:value="8.7326" calcext:value-type="float">
            <text:p>8.7326</text:p>
          </table:table-cell>
          <table:table-cell table:formula="of:=[$'ScSp stats'.G52]" office:value-type="float" office:value="89.654" calcext:value-type="float">
            <text:p>89.654</text:p>
          </table:table-cell>
          <table:table-cell table:formula="of:=[$'ScSp stats'.I52]" office:value-type="float" office:value="0.22" calcext:value-type="float">
            <text:p>0.22</text:p>
          </table:table-cell>
          <table:table-cell table:formula="of:=[$'ScSp stats'.J52]" office:value-type="float" office:value="42.8682" calcext:value-type="float">
            <text:p>42.8682</text:p>
          </table:table-cell>
          <table:table-cell table:formula="of:=[$'ScSp stats'.N52]" office:value-type="float" office:value="102.547" calcext:value-type="float">
            <text:p>102.547</text:p>
          </table:table-cell>
          <table:table-cell table:formula="of:=[$'ScSp stats'.O52]" office:value-type="float" office:value="35.7096" calcext:value-type="float">
            <text:p>35.7096</text:p>
          </table:table-cell>
          <table:table-cell table:formula="of:=[$'ScSp stats'.P52]" office:value-type="float" office:value="100.584" calcext:value-type="float">
            <text:p>100.584</text:p>
          </table:table-cell>
          <table:table-cell table:formula="of:=[$'ScSp stats'.R52]" office:value-type="float" office:value="0.74" calcext:value-type="float">
            <text:p>0.74</text:p>
          </table:table-cell>
          <table:table-cell table:formula="of:=[$'ScSp stats'.S52]" office:value-type="float" office:value="37.6726" calcext:value-type="float">
            <text:p>37.6726</text:p>
          </table:table-cell>
          <table:table-cell table:formula="of:=[$'ScSp stats'.W52]" office:value-type="float" office:value="96.297" calcext:value-type="float">
            <text:p>96.297</text:p>
          </table:table-cell>
          <table:table-cell table:formula="of:=[$'ScSp stats'.X52]" office:value-type="float" office:value="35.7096" calcext:value-type="float">
            <text:p>35.7096</text:p>
          </table:table-cell>
          <table:table-cell table:formula="of:=[$'ScSp stats'.Y52]" office:value-type="float" office:value="89.1572" calcext:value-type="float">
            <text:p>89.1572</text:p>
          </table:table-cell>
          <table:table-cell table:formula="of:=[$'ScSp stats'.AA52]" office:value-type="float" office:value="0.48" calcext:value-type="float">
            <text:p>0.48</text:p>
          </table:table-cell>
          <table:table-cell table:formula="of:=[$'ScSp stats'.AB52]" office:value-type="float" office:value="42.8494" calcext:value-type="float">
            <text:p>42.8494</text:p>
          </table:table-cell>
          <table:table-cell table:formula="of:=[$'ScSp stats'.AF52]" office:value-type="float" office:value="75.51" calcext:value-type="float">
            <text:p>75.51</text:p>
          </table:table-cell>
          <table:table-cell table:formula="of:=[$'ScSp stats'.AG52]" office:value-type="float" office:value="41.4034" calcext:value-type="float">
            <text:p>41.4034</text:p>
          </table:table-cell>
          <table:table-cell table:formula="of:=[$'ScSp stats'.AH52]" office:value-type="float" office:value="73.2228" calcext:value-type="float">
            <text:p>73.2228</text:p>
          </table:table-cell>
          <table:table-cell table:formula="of:=[$'ScSp stats'.AJ52]" office:value-type="float" office:value="0.65" calcext:value-type="float">
            <text:p>0.65</text:p>
          </table:table-cell>
          <table:table-cell table:formula="of:=[$'ScSp stats'.AK52]" office:value-type="float" office:value="43.6906" calcext:value-type="float">
            <text:p>43.6906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ScSp stats'.E53]" office:value-type="float" office:value="133.482" calcext:value-type="float">
            <text:p>133.482</text:p>
          </table:table-cell>
          <table:table-cell table:formula="of:=[$'ScSp stats'.F53]" office:value-type="float" office:value="18.8254" calcext:value-type="float">
            <text:p>18.8254</text:p>
          </table:table-cell>
          <table:table-cell table:formula="of:=[$'ScSp stats'.G53]" office:value-type="float" office:value="114.779" calcext:value-type="float">
            <text:p>114.779</text:p>
          </table:table-cell>
          <table:table-cell table:formula="of:=[$'ScSp stats'.I53]" office:value-type="float" office:value="1.07" calcext:value-type="float">
            <text:p>1.07</text:p>
          </table:table-cell>
          <table:table-cell table:formula="of:=[$'ScSp stats'.J53]" office:value-type="float" office:value="37.5282" calcext:value-type="float">
            <text:p>37.5282</text:p>
          </table:table-cell>
          <table:table-cell table:formula="of:=[$'ScSp stats'.N53]" office:value-type="float" office:value="110.825" calcext:value-type="float">
            <text:p>110.825</text:p>
          </table:table-cell>
          <table:table-cell table:formula="of:=[$'ScSp stats'.O53]" office:value-type="float" office:value="47.8608" calcext:value-type="float">
            <text:p>47.8608</text:p>
          </table:table-cell>
          <table:table-cell table:formula="of:=[$'ScSp stats'.P53]" office:value-type="float" office:value="117.815" calcext:value-type="float">
            <text:p>117.815</text:p>
          </table:table-cell>
          <table:table-cell table:formula="of:=[$'ScSp stats'.R53]" office:value-type="float" office:value="1.95" calcext:value-type="float">
            <text:p>1.95</text:p>
          </table:table-cell>
          <table:table-cell table:formula="of:=[$'ScSp stats'.S53]" office:value-type="float" office:value="40.871" calcext:value-type="float">
            <text:p>40.871</text:p>
          </table:table-cell>
          <table:table-cell table:formula="of:=[$'ScSp stats'.W53]" office:value-type="float" office:value="103.846" calcext:value-type="float">
            <text:p>103.846</text:p>
          </table:table-cell>
          <table:table-cell table:formula="of:=[$'ScSp stats'.X53]" office:value-type="float" office:value="56.0456" calcext:value-type="float">
            <text:p>56.0456</text:p>
          </table:table-cell>
          <table:table-cell table:formula="of:=[$'ScSp stats'.Y53]" office:value-type="float" office:value="108.726" calcext:value-type="float">
            <text:p>108.726</text:p>
          </table:table-cell>
          <table:table-cell table:formula="of:=[$'ScSp stats'.AA53]" office:value-type="float" office:value="2.84" calcext:value-type="float">
            <text:p>2.84</text:p>
          </table:table-cell>
          <table:table-cell table:formula="of:=[$'ScSp stats'.AB53]" office:value-type="float" office:value="51.1662" calcext:value-type="float">
            <text:p>51.1662</text:p>
          </table:table-cell>
          <table:table-cell table:formula="of:=[$'ScSp stats'.AF53]" office:value-type="float" office:value="85.704" calcext:value-type="float">
            <text:p>85.704</text:p>
          </table:table-cell>
          <table:table-cell table:formula="of:=[$'ScSp stats'.AG53]" office:value-type="float" office:value="58.3696" calcext:value-type="float">
            <text:p>58.3696</text:p>
          </table:table-cell>
          <table:table-cell table:formula="of:=[$'ScSp stats'.AH53]" office:value-type="float" office:value="99.3232" calcext:value-type="float">
            <text:p>99.3232</text:p>
          </table:table-cell>
          <table:table-cell table:formula="of:=[$'ScSp stats'.AJ53]" office:value-type="float" office:value="2.89" calcext:value-type="float">
            <text:p>2.89</text:p>
          </table:table-cell>
          <table:table-cell table:formula="of:=[$'ScSp stats'.AK53]" office:value-type="float" office:value="44.7504" calcext:value-type="float">
            <text:p>44.7504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ScSp stats'.E54]" office:value-type="float" office:value="123.028" calcext:value-type="float">
            <text:p>123.028</text:p>
          </table:table-cell>
          <table:table-cell table:formula="of:=[$'ScSp stats'.F54]" office:value-type="float" office:value="13.2478" calcext:value-type="float">
            <text:p>13.2478</text:p>
          </table:table-cell>
          <table:table-cell table:formula="of:=[$'ScSp stats'.G54]" office:value-type="float" office:value="77.9976" calcext:value-type="float">
            <text:p>77.9976</text:p>
          </table:table-cell>
          <table:table-cell table:formula="of:=[$'ScSp stats'.I54]" office:value-type="float" office:value="0.59" calcext:value-type="float">
            <text:p>0.59</text:p>
          </table:table-cell>
          <table:table-cell table:formula="of:=[$'ScSp stats'.J54]" office:value-type="float" office:value="58.2784" calcext:value-type="float">
            <text:p>58.2784</text:p>
          </table:table-cell>
          <table:table-cell table:formula="of:=[$'ScSp stats'.N54]" office:value-type="float" office:value="107.702" calcext:value-type="float">
            <text:p>107.702</text:p>
          </table:table-cell>
          <table:table-cell table:formula="of:=[$'ScSp stats'.O54]" office:value-type="float" office:value="31.6094" calcext:value-type="float">
            <text:p>31.6094</text:p>
          </table:table-cell>
          <table:table-cell table:formula="of:=[$'ScSp stats'.P54]" office:value-type="float" office:value="81.9168" calcext:value-type="float">
            <text:p>81.9168</text:p>
          </table:table-cell>
          <table:table-cell table:formula="of:=[$'ScSp stats'.R54]" office:value-type="float" office:value="2.35" calcext:value-type="float">
            <text:p>2.35</text:p>
          </table:table-cell>
          <table:table-cell table:formula="of:=[$'ScSp stats'.S54]" office:value-type="float" office:value="57.3944" calcext:value-type="float">
            <text:p>57.3944</text:p>
          </table:table-cell>
          <table:table-cell table:formula="of:=[$'ScSp stats'.W54]" office:value-type="float" office:value="97.3368" calcext:value-type="float">
            <text:p>97.3368</text:p>
          </table:table-cell>
          <table:table-cell table:formula="of:=[$'ScSp stats'.X54]" office:value-type="float" office:value="44.7244" calcext:value-type="float">
            <text:p>44.7244</text:p>
          </table:table-cell>
          <table:table-cell table:formula="of:=[$'ScSp stats'.Y54]" office:value-type="float" office:value="78.1172" calcext:value-type="float">
            <text:p>78.1172</text:p>
          </table:table-cell>
          <table:table-cell table:formula="of:=[$'ScSp stats'.AA54]" office:value-type="float" office:value="1.93" calcext:value-type="float">
            <text:p>1.93</text:p>
          </table:table-cell>
          <table:table-cell table:formula="of:=[$'ScSp stats'.AB54]" office:value-type="float" office:value="63.944" calcext:value-type="float">
            <text:p>63.944</text:p>
          </table:table-cell>
          <table:table-cell table:formula="of:=[$'ScSp stats'.AF54]" office:value-type="float" office:value="75.2958" calcext:value-type="float">
            <text:p>75.2958</text:p>
          </table:table-cell>
          <table:table-cell table:formula="of:=[$'ScSp stats'.AG54]" office:value-type="float" office:value="66.7536" calcext:value-type="float">
            <text:p>66.7536</text:p>
          </table:table-cell>
          <table:table-cell table:formula="of:=[$'ScSp stats'.AH54]" office:value-type="float" office:value="73.9864" calcext:value-type="float">
            <text:p>73.9864</text:p>
          </table:table-cell>
          <table:table-cell table:formula="of:=[$'ScSp stats'.AJ54]" office:value-type="float" office:value="1.74" calcext:value-type="float">
            <text:p>1.74</text:p>
          </table:table-cell>
          <table:table-cell table:formula="of:=[$'ScSp stats'.AK54]" office:value-type="float" office:value="68.063" calcext:value-type="float">
            <text:p>68.063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ScSp stats'.E55]" office:value-type="float" office:value="127.292" calcext:value-type="float">
            <text:p>127.292</text:p>
          </table:table-cell>
          <table:table-cell table:formula="of:=[$'ScSp stats'.F55]" office:value-type="float" office:value="16.435" calcext:value-type="float">
            <text:p>16.435</text:p>
          </table:table-cell>
          <table:table-cell table:formula="of:=[$'ScSp stats'.G55]" office:value-type="float" office:value="114.908" calcext:value-type="float">
            <text:p>114.908</text:p>
          </table:table-cell>
          <table:table-cell table:formula="of:=[$'ScSp stats'.I55]" office:value-type="float" office:value="0.17" calcext:value-type="float">
            <text:p>0.17</text:p>
          </table:table-cell>
          <table:table-cell table:formula="of:=[$'ScSp stats'.J55]" office:value-type="float" office:value="28.8188" calcext:value-type="float">
            <text:p>28.8188</text:p>
          </table:table-cell>
          <table:table-cell table:formula="of:=[$'ScSp stats'.N55]" office:value-type="float" office:value="113.493" calcext:value-type="float">
            <text:p>113.493</text:p>
          </table:table-cell>
          <table:table-cell table:formula="of:=[$'ScSp stats'.O55]" office:value-type="float" office:value="32.5722" calcext:value-type="float">
            <text:p>32.5722</text:p>
          </table:table-cell>
          <table:table-cell table:formula="of:=[$'ScSp stats'.P55]" office:value-type="float" office:value="100.62" calcext:value-type="float">
            <text:p>100.62</text:p>
          </table:table-cell>
          <table:table-cell table:formula="of:=[$'ScSp stats'.R55]" office:value-type="float" office:value="0.65" calcext:value-type="float">
            <text:p>0.65</text:p>
          </table:table-cell>
          <table:table-cell table:formula="of:=[$'ScSp stats'.S55]" office:value-type="float" office:value="45.4448" calcext:value-type="float">
            <text:p>45.4448</text:p>
          </table:table-cell>
          <table:table-cell table:formula="of:=[$'ScSp stats'.W55]" office:value-type="float" office:value="104.245" calcext:value-type="float">
            <text:p>104.245</text:p>
          </table:table-cell>
          <table:table-cell table:formula="of:=[$'ScSp stats'.X55]" office:value-type="float" office:value="32.5722" calcext:value-type="float">
            <text:p>32.5722</text:p>
          </table:table-cell>
          <table:table-cell table:formula="of:=[$'ScSp stats'.Y55]" office:value-type="float" office:value="91.678" calcext:value-type="float">
            <text:p>91.678</text:p>
          </table:table-cell>
          <table:table-cell table:formula="of:=[$'ScSp stats'.AA55]" office:value-type="float" office:value="0.8" calcext:value-type="float">
            <text:p>0.8</text:p>
          </table:table-cell>
          <table:table-cell table:formula="of:=[$'ScSp stats'.AB55]" office:value-type="float" office:value="45.1394" calcext:value-type="float">
            <text:p>45.1394</text:p>
          </table:table-cell>
          <table:table-cell table:formula="of:=[$'ScSp stats'.AF55]" office:value-type="float" office:value="84.1308" calcext:value-type="float">
            <text:p>84.1308</text:p>
          </table:table-cell>
          <table:table-cell table:formula="of:=[$'ScSp stats'.AG55]" office:value-type="float" office:value="57.358" calcext:value-type="float">
            <text:p>57.358</text:p>
          </table:table-cell>
          <table:table-cell table:formula="of:=[$'ScSp stats'.AH55]" office:value-type="float" office:value="97.2532" calcext:value-type="float">
            <text:p>97.2532</text:p>
          </table:table-cell>
          <table:table-cell table:formula="of:=[$'ScSp stats'.AJ55]" office:value-type="float" office:value="0.99" calcext:value-type="float">
            <text:p>0.99</text:p>
          </table:table-cell>
          <table:table-cell table:formula="of:=[$'ScSp stats'.AK55]" office:value-type="float" office:value="44.2356" calcext:value-type="float">
            <text:p>44.2356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ScSp stats'.E56]" office:value-type="float" office:value="130.712" calcext:value-type="float">
            <text:p>130.712</text:p>
          </table:table-cell>
          <table:table-cell table:formula="of:=[$'ScSp stats'.F56]" office:value-type="float" office:value="16.9828" calcext:value-type="float">
            <text:p>16.9828</text:p>
          </table:table-cell>
          <table:table-cell table:formula="of:=[$'ScSp stats'.G56]" office:value-type="float" office:value="109.922" calcext:value-type="float">
            <text:p>109.922</text:p>
          </table:table-cell>
          <table:table-cell table:formula="of:=[$'ScSp stats'.I56]" office:value-type="float" office:value="1.12" calcext:value-type="float">
            <text:p>1.12</text:p>
          </table:table-cell>
          <table:table-cell table:formula="of:=[$'ScSp stats'.J56]" office:value-type="float" office:value="37.773" calcext:value-type="float">
            <text:p>37.773</text:p>
          </table:table-cell>
          <table:table-cell table:formula="of:=[$'ScSp stats'.N56]" office:value-type="float" office:value="110.882" calcext:value-type="float">
            <text:p>110.882</text:p>
          </table:table-cell>
          <table:table-cell table:formula="of:=[$'ScSp stats'.O56]" office:value-type="float" office:value="32.3886" calcext:value-type="float">
            <text:p>32.3886</text:p>
          </table:table-cell>
          <table:table-cell table:formula="of:=[$'ScSp stats'.P56]" office:value-type="float" office:value="100.685" calcext:value-type="float">
            <text:p>100.685</text:p>
          </table:table-cell>
          <table:table-cell table:formula="of:=[$'ScSp stats'.R56]" office:value-type="float" office:value="1.73" calcext:value-type="float">
            <text:p>1.73</text:p>
          </table:table-cell>
          <table:table-cell table:formula="of:=[$'ScSp stats'.S56]" office:value-type="float" office:value="42.5862" calcext:value-type="float">
            <text:p>42.5862</text:p>
          </table:table-cell>
          <table:table-cell table:formula="of:=[$'ScSp stats'.W56]" office:value-type="float" office:value="102.729" calcext:value-type="float">
            <text:p>102.729</text:p>
          </table:table-cell>
          <table:table-cell table:formula="of:=[$'ScSp stats'.X56]" office:value-type="float" office:value="32.3886" calcext:value-type="float">
            <text:p>32.3886</text:p>
          </table:table-cell>
          <table:table-cell table:formula="of:=[$'ScSp stats'.Y56]" office:value-type="float" office:value="86.848" calcext:value-type="float">
            <text:p>86.848</text:p>
          </table:table-cell>
          <table:table-cell table:formula="of:=[$'ScSp stats'.AA56]" office:value-type="float" office:value="1.6" calcext:value-type="float">
            <text:p>1.6</text:p>
          </table:table-cell>
          <table:table-cell table:formula="of:=[$'ScSp stats'.AB56]" office:value-type="float" office:value="48.2696" calcext:value-type="float">
            <text:p>48.2696</text:p>
          </table:table-cell>
          <table:table-cell table:formula="of:=[$'ScSp stats'.AF56]" office:value-type="float" office:value="83.1504" calcext:value-type="float">
            <text:p>83.1504</text:p>
          </table:table-cell>
          <table:table-cell table:formula="of:=[$'ScSp stats'.AG56]" office:value-type="float" office:value="56.942" calcext:value-type="float">
            <text:p>56.942</text:p>
          </table:table-cell>
          <table:table-cell table:formula="of:=[$'ScSp stats'.AH56]" office:value-type="float" office:value="84.7504" calcext:value-type="float">
            <text:p>84.7504</text:p>
          </table:table-cell>
          <table:table-cell table:formula="of:=[$'ScSp stats'.AJ56]" office:value-type="float" office:value="1.37" calcext:value-type="float">
            <text:p>1.37</text:p>
          </table:table-cell>
          <table:table-cell table:formula="of:=[$'ScSp stats'.AK56]" office:value-type="float" office:value="55.342" calcext:value-type="float">
            <text:p>55.342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ScSp stats'.E57]" office:value-type="float" office:value="119.631" calcext:value-type="float">
            <text:p>119.631</text:p>
          </table:table-cell>
          <table:table-cell table:formula="of:=[$'ScSp stats'.F57]" office:value-type="float" office:value="0" calcext:value-type="float">
            <text:p>0</text:p>
          </table:table-cell>
          <table:table-cell table:formula="of:=[$'ScSp stats'.G57]" office:value-type="float" office:value="93.7756" calcext:value-type="float">
            <text:p>93.7756</text:p>
          </table:table-cell>
          <table:table-cell table:formula="of:=[$'ScSp stats'.I57]" office:value-type="float" office:value="0.67" calcext:value-type="float">
            <text:p>0.67</text:p>
          </table:table-cell>
          <table:table-cell table:formula="of:=[$'ScSp stats'.J57]" office:value-type="float" office:value="25.8554" calcext:value-type="float">
            <text:p>25.8554</text:p>
          </table:table-cell>
          <table:table-cell table:formula="of:=[$'ScSp stats'.N57]" office:value-type="float" office:value="97.989" calcext:value-type="float">
            <text:p>97.989</text:p>
          </table:table-cell>
          <table:table-cell table:formula="of:=[$'ScSp stats'.O57]" office:value-type="float" office:value="36.5064" calcext:value-type="float">
            <text:p>36.5064</text:p>
          </table:table-cell>
          <table:table-cell table:formula="of:=[$'ScSp stats'.P57]" office:value-type="float" office:value="93.84" calcext:value-type="float">
            <text:p>93.84</text:p>
          </table:table-cell>
          <table:table-cell table:formula="of:=[$'ScSp stats'.R57]" office:value-type="float" office:value="0.92" calcext:value-type="float">
            <text:p>0.92</text:p>
          </table:table-cell>
          <table:table-cell table:formula="of:=[$'ScSp stats'.S57]" office:value-type="float" office:value="40.6554" calcext:value-type="float">
            <text:p>40.6554</text:p>
          </table:table-cell>
          <table:table-cell table:formula="of:=[$'ScSp stats'.W57]" office:value-type="float" office:value="83.2122" calcext:value-type="float">
            <text:p>83.2122</text:p>
          </table:table-cell>
          <table:table-cell table:formula="of:=[$'ScSp stats'.X57]" office:value-type="float" office:value="47.0972" calcext:value-type="float">
            <text:p>47.0972</text:p>
          </table:table-cell>
          <table:table-cell table:formula="of:=[$'ScSp stats'.Y57]" office:value-type="float" office:value="97.2624" calcext:value-type="float">
            <text:p>97.2624</text:p>
          </table:table-cell>
          <table:table-cell table:formula="of:=[$'ScSp stats'.AA57]" office:value-type="float" office:value="0.61" calcext:value-type="float">
            <text:p>0.61</text:p>
          </table:table-cell>
          <table:table-cell table:formula="of:=[$'ScSp stats'.AB57]" office:value-type="float" office:value="33.047" calcext:value-type="float">
            <text:p>33.047</text:p>
          </table:table-cell>
          <table:table-cell table:formula="of:=[$'ScSp stats'.AF57]" office:value-type="float" office:value="68.4102" calcext:value-type="float">
            <text:p>68.4102</text:p>
          </table:table-cell>
          <table:table-cell table:formula="of:=[$'ScSp stats'.AG57]" office:value-type="float" office:value="57.4566" calcext:value-type="float">
            <text:p>57.4566</text:p>
          </table:table-cell>
          <table:table-cell table:formula="of:=[$'ScSp stats'.AH57]" office:value-type="float" office:value="92.9108" calcext:value-type="float">
            <text:p>92.9108</text:p>
          </table:table-cell>
          <table:table-cell table:formula="of:=[$'ScSp stats'.AJ57]" office:value-type="float" office:value="0.88" calcext:value-type="float">
            <text:p>0.88</text:p>
          </table:table-cell>
          <table:table-cell table:formula="of:=[$'ScSp stats'.AK57]" office:value-type="float" office:value="32.956" calcext:value-type="float">
            <text:p>32.956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ScSp stats'.E58]" office:value-type="float" office:value="138.031" calcext:value-type="float">
            <text:p>138.031</text:p>
          </table:table-cell>
          <table:table-cell table:formula="of:=[$'ScSp stats'.F58]" office:value-type="float" office:value="13.7956" calcext:value-type="float">
            <text:p>13.7956</text:p>
          </table:table-cell>
          <table:table-cell table:formula="of:=[$'ScSp stats'.G58]" office:value-type="float" office:value="98.8908" calcext:value-type="float">
            <text:p>98.8908</text:p>
          </table:table-cell>
          <table:table-cell table:formula="of:=[$'ScSp stats'.I58]" office:value-type="float" office:value="0.32" calcext:value-type="float">
            <text:p>0.32</text:p>
          </table:table-cell>
          <table:table-cell table:formula="of:=[$'ScSp stats'.J58]" office:value-type="float" office:value="52.9354" calcext:value-type="float">
            <text:p>52.9354</text:p>
          </table:table-cell>
          <table:table-cell table:formula="of:=[$'ScSp stats'.N58]" office:value-type="float" office:value="115.99" calcext:value-type="float">
            <text:p>115.99</text:p>
          </table:table-cell>
          <table:table-cell table:formula="of:=[$'ScSp stats'.O58]" office:value-type="float" office:value="27.7738" calcext:value-type="float">
            <text:p>27.7738</text:p>
          </table:table-cell>
          <table:table-cell table:formula="of:=[$'ScSp stats'.P58]" office:value-type="float" office:value="107.208" calcext:value-type="float">
            <text:p>107.208</text:p>
          </table:table-cell>
          <table:table-cell table:formula="of:=[$'ScSp stats'.R58]" office:value-type="float" office:value="1.07" calcext:value-type="float">
            <text:p>1.07</text:p>
          </table:table-cell>
          <table:table-cell table:formula="of:=[$'ScSp stats'.S58]" office:value-type="float" office:value="36.5558" calcext:value-type="float">
            <text:p>36.5558</text:p>
          </table:table-cell>
          <table:table-cell table:formula="of:=[$'ScSp stats'.W58]" office:value-type="float" office:value="108.144" calcext:value-type="float">
            <text:p>108.144</text:p>
          </table:table-cell>
          <table:table-cell table:formula="of:=[$'ScSp stats'.X58]" office:value-type="float" office:value="27.7738" calcext:value-type="float">
            <text:p>27.7738</text:p>
          </table:table-cell>
          <table:table-cell table:formula="of:=[$'ScSp stats'.Y58]" office:value-type="float" office:value="89.5252" calcext:value-type="float">
            <text:p>89.5252</text:p>
          </table:table-cell>
          <table:table-cell table:formula="of:=[$'ScSp stats'.AA58]" office:value-type="float" office:value="1.02" calcext:value-type="float">
            <text:p>1.02</text:p>
          </table:table-cell>
          <table:table-cell table:formula="of:=[$'ScSp stats'.AB58]" office:value-type="float" office:value="46.3926" calcext:value-type="float">
            <text:p>46.3926</text:p>
          </table:table-cell>
          <table:table-cell table:formula="of:=[$'ScSp stats'.AF58]" office:value-type="float" office:value="87.699" calcext:value-type="float">
            <text:p>87.699</text:p>
          </table:table-cell>
          <table:table-cell table:formula="of:=[$'ScSp stats'.AG58]" office:value-type="float" office:value="42.2832" calcext:value-type="float">
            <text:p>42.2832</text:p>
          </table:table-cell>
          <table:table-cell table:formula="of:=[$'ScSp stats'.AH58]" office:value-type="float" office:value="89.3228" calcext:value-type="float">
            <text:p>89.3228</text:p>
          </table:table-cell>
          <table:table-cell table:formula="of:=[$'ScSp stats'.AJ58]" office:value-type="float" office:value="1.24" calcext:value-type="float">
            <text:p>1.24</text:p>
          </table:table-cell>
          <table:table-cell table:formula="of:=[$'ScSp stats'.AK58]" office:value-type="float" office:value="40.6594" calcext:value-type="float">
            <text:p>40.6594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ScSp stats'.E59]" office:value-type="float" office:value="126.026" calcext:value-type="float">
            <text:p>126.026</text:p>
          </table:table-cell>
          <table:table-cell table:formula="of:=[$'ScSp stats'.F59]" office:value-type="float" office:value="10.2598" calcext:value-type="float">
            <text:p>10.2598</text:p>
          </table:table-cell>
          <table:table-cell table:formula="of:=[$'ScSp stats'.G59]" office:value-type="float" office:value="101.393" calcext:value-type="float">
            <text:p>101.393</text:p>
          </table:table-cell>
          <table:table-cell table:formula="of:=[$'ScSp stats'.I59]" office:value-type="float" office:value="0.36" calcext:value-type="float">
            <text:p>0.36</text:p>
          </table:table-cell>
          <table:table-cell table:formula="of:=[$'ScSp stats'.J59]" office:value-type="float" office:value="34.893" calcext:value-type="float">
            <text:p>34.893</text:p>
          </table:table-cell>
          <table:table-cell table:formula="of:=[$'ScSp stats'.N59]" office:value-type="float" office:value="112.353" calcext:value-type="float">
            <text:p>112.353</text:p>
          </table:table-cell>
          <table:table-cell table:formula="of:=[$'ScSp stats'.O59]" office:value-type="float" office:value="16.436" calcext:value-type="float">
            <text:p>16.436</text:p>
          </table:table-cell>
          <table:table-cell table:formula="of:=[$'ScSp stats'.P59]" office:value-type="float" office:value="94.5484" calcext:value-type="float">
            <text:p>94.5484</text:p>
          </table:table-cell>
          <table:table-cell table:formula="of:=[$'ScSp stats'.R59]" office:value-type="float" office:value="1.24" calcext:value-type="float">
            <text:p>1.24</text:p>
          </table:table-cell>
          <table:table-cell table:formula="of:=[$'ScSp stats'.S59]" office:value-type="float" office:value="34.2406" calcext:value-type="float">
            <text:p>34.2406</text:p>
          </table:table-cell>
          <table:table-cell table:formula="of:=[$'ScSp stats'.W59]" office:value-type="float" office:value="100.757" calcext:value-type="float">
            <text:p>100.757</text:p>
          </table:table-cell>
          <table:table-cell table:formula="of:=[$'ScSp stats'.X59]" office:value-type="float" office:value="31.3438" calcext:value-type="float">
            <text:p>31.3438</text:p>
          </table:table-cell>
          <table:table-cell table:formula="of:=[$'ScSp stats'.Y59]" office:value-type="float" office:value="106.95" calcext:value-type="float">
            <text:p>106.95</text:p>
          </table:table-cell>
          <table:table-cell table:formula="of:=[$'ScSp stats'.AA59]" office:value-type="float" office:value="1.4" calcext:value-type="float">
            <text:p>1.4</text:p>
          </table:table-cell>
          <table:table-cell table:formula="of:=[$'ScSp stats'.AB59]" office:value-type="float" office:value="25.1506" calcext:value-type="float">
            <text:p>25.1506</text:p>
          </table:table-cell>
          <table:table-cell table:formula="of:=[$'ScSp stats'.AF59]" office:value-type="float" office:value="83.082" calcext:value-type="float">
            <text:p>83.082</text:p>
          </table:table-cell>
          <table:table-cell table:formula="of:=[$'ScSp stats'.AG59]" office:value-type="float" office:value="53.125" calcext:value-type="float">
            <text:p>53.125</text:p>
          </table:table-cell>
          <table:table-cell table:formula="of:=[$'ScSp stats'.AH59]" office:value-type="float" office:value="87.86" calcext:value-type="float">
            <text:p>87.86</text:p>
          </table:table-cell>
          <table:table-cell table:formula="of:=[$'ScSp stats'.AJ59]" office:value-type="float" office:value="2.06" calcext:value-type="float">
            <text:p>2.06</text:p>
          </table:table-cell>
          <table:table-cell table:formula="of:=[$'ScSp stats'.AK59]" office:value-type="float" office:value="48.347" calcext:value-type="float">
            <text:p>48.347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ScSp stats'.E60]" office:value-type="float" office:value="124.921" calcext:value-type="float">
            <text:p>124.921</text:p>
          </table:table-cell>
          <table:table-cell table:formula="of:=[$'ScSp stats'.F60]" office:value-type="float" office:value="8.6828" calcext:value-type="float">
            <text:p>8.6828</text:p>
          </table:table-cell>
          <table:table-cell table:formula="of:=[$'ScSp stats'.G60]" office:value-type="float" office:value="84.088" calcext:value-type="float">
            <text:p>84.088</text:p>
          </table:table-cell>
          <table:table-cell table:formula="of:=[$'ScSp stats'.I60]" office:value-type="float" office:value="0.37" calcext:value-type="float">
            <text:p>0.37</text:p>
          </table:table-cell>
          <table:table-cell table:formula="of:=[$'ScSp stats'.J60]" office:value-type="float" office:value="49.5154" calcext:value-type="float">
            <text:p>49.5154</text:p>
          </table:table-cell>
          <table:table-cell table:formula="of:=[$'ScSp stats'.N60]" office:value-type="float" office:value="104.647" calcext:value-type="float">
            <text:p>104.647</text:p>
          </table:table-cell>
          <table:table-cell table:formula="of:=[$'ScSp stats'.O60]" office:value-type="float" office:value="34.2488" calcext:value-type="float">
            <text:p>34.2488</text:p>
          </table:table-cell>
          <table:table-cell table:formula="of:=[$'ScSp stats'.P60]" office:value-type="float" office:value="78.8992" calcext:value-type="float">
            <text:p>78.8992</text:p>
          </table:table-cell>
          <table:table-cell table:formula="of:=[$'ScSp stats'.R60]" office:value-type="float" office:value="1.69" calcext:value-type="float">
            <text:p>1.69</text:p>
          </table:table-cell>
          <table:table-cell table:formula="of:=[$'ScSp stats'.S60]" office:value-type="float" office:value="59.9962" calcext:value-type="float">
            <text:p>59.9962</text:p>
          </table:table-cell>
          <table:table-cell table:formula="of:=[$'ScSp stats'.W60]" office:value-type="float" office:value="98.1804" calcext:value-type="float">
            <text:p>98.1804</text:p>
          </table:table-cell>
          <table:table-cell table:formula="of:=[$'ScSp stats'.X60]" office:value-type="float" office:value="34.2488" calcext:value-type="float">
            <text:p>34.2488</text:p>
          </table:table-cell>
          <table:table-cell table:formula="of:=[$'ScSp stats'.Y60]" office:value-type="float" office:value="75.5136" calcext:value-type="float">
            <text:p>75.5136</text:p>
          </table:table-cell>
          <table:table-cell table:formula="of:=[$'ScSp stats'.AA60]" office:value-type="float" office:value="1.96" calcext:value-type="float">
            <text:p>1.96</text:p>
          </table:table-cell>
          <table:table-cell table:formula="of:=[$'ScSp stats'.AB60]" office:value-type="float" office:value="56.9156" calcext:value-type="float">
            <text:p>56.9156</text:p>
          </table:table-cell>
          <table:table-cell table:formula="of:=[$'ScSp stats'.AF60]" office:value-type="float" office:value="85.248" calcext:value-type="float">
            <text:p>85.248</text:p>
          </table:table-cell>
          <table:table-cell table:formula="of:=[$'ScSp stats'.AG60]" office:value-type="float" office:value="34.2488" calcext:value-type="float">
            <text:p>34.2488</text:p>
          </table:table-cell>
          <table:table-cell table:formula="of:=[$'ScSp stats'.AH60]" office:value-type="float" office:value="68.3836" calcext:value-type="float">
            <text:p>68.3836</text:p>
          </table:table-cell>
          <table:table-cell table:formula="of:=[$'ScSp stats'.AJ60]" office:value-type="float" office:value="2.36" calcext:value-type="float">
            <text:p>2.36</text:p>
          </table:table-cell>
          <table:table-cell table:formula="of:=[$'ScSp stats'.AK60]" office:value-type="float" office:value="51.1132" calcext:value-type="float">
            <text:p>51.1132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ScSp stats'.E61]" office:value-type="float" office:value="135.91" calcext:value-type="float">
            <text:p>135.91</text:p>
          </table:table-cell>
          <table:table-cell table:formula="of:=[$'ScSp stats'.F61]" office:value-type="float" office:value="15.688" calcext:value-type="float">
            <text:p>15.688</text:p>
          </table:table-cell>
          <table:table-cell table:formula="of:=[$'ScSp stats'.G61]" office:value-type="float" office:value="89.194" calcext:value-type="float">
            <text:p>89.194</text:p>
          </table:table-cell>
          <table:table-cell table:formula="of:=[$'ScSp stats'.I61]" office:value-type="float" office:value="0.66" calcext:value-type="float">
            <text:p>0.66</text:p>
          </table:table-cell>
          <table:table-cell table:formula="of:=[$'ScSp stats'.J61]" office:value-type="float" office:value="62.4042" calcext:value-type="float">
            <text:p>62.4042</text:p>
          </table:table-cell>
          <table:table-cell table:formula="of:=[$'ScSp stats'.N61]" office:value-type="float" office:value="116.229" calcext:value-type="float">
            <text:p>116.229</text:p>
          </table:table-cell>
          <table:table-cell table:formula="of:=[$'ScSp stats'.O61]" office:value-type="float" office:value="40.3908" calcext:value-type="float">
            <text:p>40.3908</text:p>
          </table:table-cell>
          <table:table-cell table:formula="of:=[$'ScSp stats'.P61]" office:value-type="float" office:value="88.872" calcext:value-type="float">
            <text:p>88.872</text:p>
          </table:table-cell>
          <table:table-cell table:formula="of:=[$'ScSp stats'.R61]" office:value-type="float" office:value="2.61" calcext:value-type="float">
            <text:p>2.61</text:p>
          </table:table-cell>
          <table:table-cell table:formula="of:=[$'ScSp stats'.S61]" office:value-type="float" office:value="67.7478" calcext:value-type="float">
            <text:p>67.7478</text:p>
          </table:table-cell>
          <table:table-cell table:formula="of:=[$'ScSp stats'.W61]" office:value-type="float" office:value="107.369" calcext:value-type="float">
            <text:p>107.369</text:p>
          </table:table-cell>
          <table:table-cell table:formula="of:=[$'ScSp stats'.X61]" office:value-type="float" office:value="51.3146" calcext:value-type="float">
            <text:p>51.3146</text:p>
          </table:table-cell>
          <table:table-cell table:formula="of:=[$'ScSp stats'.Y61]" office:value-type="float" office:value="87.9796" calcext:value-type="float">
            <text:p>87.9796</text:p>
          </table:table-cell>
          <table:table-cell table:formula="of:=[$'ScSp stats'.AA61]" office:value-type="float" office:value="2.56" calcext:value-type="float">
            <text:p>2.56</text:p>
          </table:table-cell>
          <table:table-cell table:formula="of:=[$'ScSp stats'.AB61]" office:value-type="float" office:value="70.7038" calcext:value-type="float">
            <text:p>70.7038</text:p>
          </table:table-cell>
          <table:table-cell table:formula="of:=[$'ScSp stats'.AF61]" office:value-type="float" office:value="89.2494" calcext:value-type="float">
            <text:p>89.2494</text:p>
          </table:table-cell>
          <table:table-cell table:formula="of:=[$'ScSp stats'.AG61]" office:value-type="float" office:value="62.4376" calcext:value-type="float">
            <text:p>62.4376</text:p>
          </table:table-cell>
          <table:table-cell table:formula="of:=[$'ScSp stats'.AH61]" office:value-type="float" office:value="93.4444" calcext:value-type="float">
            <text:p>93.4444</text:p>
          </table:table-cell>
          <table:table-cell table:formula="of:=[$'ScSp stats'.AJ61]" office:value-type="float" office:value="1.94" calcext:value-type="float">
            <text:p>1.94</text:p>
          </table:table-cell>
          <table:table-cell table:formula="of:=[$'ScSp stats'.AK61]" office:value-type="float" office:value="58.2426" calcext:value-type="float">
            <text:p>58.2426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ScSp stats'.E62]" office:value-type="float" office:value="132.08" calcext:value-type="float">
            <text:p>132.08</text:p>
          </table:table-cell>
          <table:table-cell table:formula="of:=[$'ScSp stats'.F62]" office:value-type="float" office:value="12.1024" calcext:value-type="float">
            <text:p>12.1024</text:p>
          </table:table-cell>
          <table:table-cell table:formula="of:=[$'ScSp stats'.G62]" office:value-type="float" office:value="114.678" calcext:value-type="float">
            <text:p>114.678</text:p>
          </table:table-cell>
          <table:table-cell table:formula="of:=[$'ScSp stats'.I62]" office:value-type="float" office:value="0.47" calcext:value-type="float">
            <text:p>0.47</text:p>
          </table:table-cell>
          <table:table-cell table:formula="of:=[$'ScSp stats'.J62]" office:value-type="float" office:value="29.5042" calcext:value-type="float">
            <text:p>29.5042</text:p>
          </table:table-cell>
          <table:table-cell table:formula="of:=[$'ScSp stats'.N62]" office:value-type="float" office:value="111.897" calcext:value-type="float">
            <text:p>111.897</text:p>
          </table:table-cell>
          <table:table-cell table:formula="of:=[$'ScSp stats'.O62]" office:value-type="float" office:value="37.5356" calcext:value-type="float">
            <text:p>37.5356</text:p>
          </table:table-cell>
          <table:table-cell table:formula="of:=[$'ScSp stats'.P62]" office:value-type="float" office:value="123.841" calcext:value-type="float">
            <text:p>123.841</text:p>
          </table:table-cell>
          <table:table-cell table:formula="of:=[$'ScSp stats'.R62]" office:value-type="float" office:value="1.85" calcext:value-type="float">
            <text:p>1.85</text:p>
          </table:table-cell>
          <table:table-cell table:formula="of:=[$'ScSp stats'.S62]" office:value-type="float" office:value="25.5914" calcext:value-type="float">
            <text:p>25.5914</text:p>
          </table:table-cell>
          <table:table-cell table:formula="of:=[$'ScSp stats'.W62]" office:value-type="float" office:value="106.936" calcext:value-type="float">
            <text:p>106.936</text:p>
          </table:table-cell>
          <table:table-cell table:formula="of:=[$'ScSp stats'.X62]" office:value-type="float" office:value="42.7822" calcext:value-type="float">
            <text:p>42.7822</text:p>
          </table:table-cell>
          <table:table-cell table:formula="of:=[$'ScSp stats'.Y62]" office:value-type="float" office:value="118.542" calcext:value-type="float">
            <text:p>118.542</text:p>
          </table:table-cell>
          <table:table-cell table:formula="of:=[$'ScSp stats'.AA62]" office:value-type="float" office:value="2.1" calcext:value-type="float">
            <text:p>2.1</text:p>
          </table:table-cell>
          <table:table-cell table:formula="of:=[$'ScSp stats'.AB62]" office:value-type="float" office:value="31.1758" calcext:value-type="float">
            <text:p>31.1758</text:p>
          </table:table-cell>
          <table:table-cell table:formula="of:=[$'ScSp stats'.AF62]" office:value-type="float" office:value="90.4578" calcext:value-type="float">
            <text:p>90.4578</text:p>
          </table:table-cell>
          <table:table-cell table:formula="of:=[$'ScSp stats'.AG62]" office:value-type="float" office:value="49.0072" calcext:value-type="float">
            <text:p>49.0072</text:p>
          </table:table-cell>
          <table:table-cell table:formula="of:=[$'ScSp stats'.AH62]" office:value-type="float" office:value="108.256" calcext:value-type="float">
            <text:p>108.256</text:p>
          </table:table-cell>
          <table:table-cell table:formula="of:=[$'ScSp stats'.AJ62]" office:value-type="float" office:value="1.96" calcext:value-type="float">
            <text:p>1.96</text:p>
          </table:table-cell>
          <table:table-cell table:formula="of:=[$'ScSp stats'.AK62]" office:value-type="float" office:value="31.2086" calcext:value-type="float">
            <text:p>31.2086</text:p>
          </table:table-cell>
        </table:table-row>
        <table:table-row table:style-name="ro2">
          <table:table-cell table:style-name="ce68"/>
          <table:table-cell table:style-name="ce68" office:value-type="string" calcext:value-type="string" table:number-columns-spanned="5" table:number-rows-spanned="1">
            <text:p>ScSp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ScSp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ScSp</text:p>
          </table:table-cell>
          <table:covered-table-cell table:number-columns-repeated="4" table:style-name="ce68"/>
          <table:table-cell table:style-name="ce68" office:value-type="string" calcext:value-type="string" table:number-columns-spanned="5" table:number-rows-spanned="1">
            <text:p>ScSp</text:p>
          </table:table-cell>
          <table:covered-table-cell table:number-columns-repeated="4" table:style-name="ce68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30" table:formula="of:=AVERAGE([.B4:.B13])" office:value-type="float" office:value="78.71922" calcext:value-type="float">
            <text:p>78.719</text:p>
          </table:table-cell>
          <table:table-cell table:style-name="ce30" table:formula="of:=AVERAGE([.C4:.C13])" office:value-type="float" office:value="8.26584" calcext:value-type="float">
            <text:p>8.266</text:p>
          </table:table-cell>
          <table:table-cell table:style-name="ce30" table:formula="of:=AVERAGE([.D4:.D13])" office:value-type="float" office:value="66.52888" calcext:value-type="float">
            <text:p>66.529</text:p>
          </table:table-cell>
          <table:table-cell table:style-name="ce30" table:formula="of:=AVERAGE([.E4:.E13])" office:value-type="float" office:value="0.096" calcext:value-type="float">
            <text:p>0.096</text:p>
          </table:table-cell>
          <table:table-cell table:style-name="ce30" table:formula="of:=AVERAGE([.F4:.F13])" office:value-type="float" office:value="20.45618" calcext:value-type="float">
            <text:p>20.456</text:p>
          </table:table-cell>
          <table:table-cell table:style-name="ce30" table:formula="of:=AVERAGE([.G4:.G13])" office:value-type="float" office:value="71.07882" calcext:value-type="float">
            <text:p>71.079</text:p>
          </table:table-cell>
          <table:table-cell table:style-name="ce30" table:formula="of:=AVERAGE([.H4:.H13])" office:value-type="float" office:value="15.51586" calcext:value-type="float">
            <text:p>15.516</text:p>
          </table:table-cell>
          <table:table-cell table:style-name="ce30" table:formula="of:=AVERAGE([.I4:.I13])" office:value-type="float" office:value="62.69616" calcext:value-type="float">
            <text:p>62.696</text:p>
          </table:table-cell>
          <table:table-cell table:style-name="ce30" table:formula="of:=AVERAGE([.J4:.J13])" office:value-type="float" office:value="0.143" calcext:value-type="float">
            <text:p>0.143</text:p>
          </table:table-cell>
          <table:table-cell table:style-name="ce30" table:formula="of:=AVERAGE([.K4:.K13])" office:value-type="float" office:value="23.89852" calcext:value-type="float">
            <text:p>23.899</text:p>
          </table:table-cell>
          <table:table-cell table:style-name="ce30" table:formula="of:=AVERAGE([.L4:.L13])" office:value-type="float" office:value="61.85838" calcext:value-type="float">
            <text:p>61.858</text:p>
          </table:table-cell>
          <table:table-cell table:style-name="ce30" table:formula="of:=AVERAGE([.M4:.M13])" office:value-type="float" office:value="20.73032" calcext:value-type="float">
            <text:p>20.730</text:p>
          </table:table-cell>
          <table:table-cell table:style-name="ce30" table:formula="of:=AVERAGE([.N4:.N13])" office:value-type="float" office:value="58.51292" calcext:value-type="float">
            <text:p>58.513</text:p>
          </table:table-cell>
          <table:table-cell table:style-name="ce30" table:formula="of:=AVERAGE([.O4:.O13])" office:value-type="float" office:value="0.157" calcext:value-type="float">
            <text:p>0.157</text:p>
          </table:table-cell>
          <table:table-cell table:style-name="ce30" table:formula="of:=AVERAGE([.P4:.P13])" office:value-type="float" office:value="24.07578" calcext:value-type="float">
            <text:p>24.076</text:p>
          </table:table-cell>
          <table:table-cell table:style-name="ce30" table:formula="of:=AVERAGE([.Q4:.Q13])" office:value-type="float" office:value="52.81236" calcext:value-type="float">
            <text:p>52.812</text:p>
          </table:table-cell>
          <table:table-cell table:style-name="ce30" table:formula="of:=AVERAGE([.R4:.R13])" office:value-type="float" office:value="27.8823" calcext:value-type="float">
            <text:p>27.882</text:p>
          </table:table-cell>
          <table:table-cell table:style-name="ce30" table:formula="of:=AVERAGE([.S4:.S13])" office:value-type="float" office:value="58.74568" calcext:value-type="float">
            <text:p>58.746</text:p>
          </table:table-cell>
          <table:table-cell table:style-name="ce30" table:formula="of:=AVERAGE([.T4:.T13])" office:value-type="float" office:value="0.138" calcext:value-type="float">
            <text:p>0.138</text:p>
          </table:table-cell>
          <table:table-cell table:style-name="ce30" table:formula="of:=AVERAGE([.U4:.U13])" office:value-type="float" office:value="21.94898" calcext:value-type="float">
            <text:p>21.949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30" table:formula="of:=AVERAGE([.B14:.B23])" office:value-type="float" office:value="94.9416" calcext:value-type="float">
            <text:p>94.942</text:p>
          </table:table-cell>
          <table:table-cell table:style-name="ce30" table:formula="of:=AVERAGE([.C14:.C23])" office:value-type="float" office:value="7.3129" calcext:value-type="float">
            <text:p>7.313</text:p>
          </table:table-cell>
          <table:table-cell table:style-name="ce30" table:formula="of:=AVERAGE([.D14:.D23])" office:value-type="float" office:value="69.3146" calcext:value-type="float">
            <text:p>69.315</text:p>
          </table:table-cell>
          <table:table-cell table:style-name="ce30" table:formula="of:=AVERAGE([.E14:.E23])" office:value-type="float" office:value="0.222" calcext:value-type="float">
            <text:p>0.222</text:p>
          </table:table-cell>
          <table:table-cell table:style-name="ce30" table:formula="of:=AVERAGE([.F14:.F23])" office:value-type="float" office:value="32.9398" calcext:value-type="float">
            <text:p>32.940</text:p>
          </table:table-cell>
          <table:table-cell table:style-name="ce30" table:formula="of:=AVERAGE([.G14:.G23])" office:value-type="float" office:value="85.99586" calcext:value-type="float">
            <text:p>85.996</text:p>
          </table:table-cell>
          <table:table-cell table:style-name="ce30" table:formula="of:=AVERAGE([.H14:.H23])" office:value-type="float" office:value="16.73752" calcext:value-type="float">
            <text:p>16.738</text:p>
          </table:table-cell>
          <table:table-cell table:style-name="ce30" table:formula="of:=AVERAGE([.I14:.I23])" office:value-type="float" office:value="68.98348" calcext:value-type="float">
            <text:p>68.983</text:p>
          </table:table-cell>
          <table:table-cell table:style-name="ce30" table:formula="of:=AVERAGE([.J14:.J23])" office:value-type="float" office:value="0.288" calcext:value-type="float">
            <text:p>0.288</text:p>
          </table:table-cell>
          <table:table-cell table:style-name="ce30" table:formula="of:=AVERAGE([.K14:.K23])" office:value-type="float" office:value="33.74992" calcext:value-type="float">
            <text:p>33.750</text:p>
          </table:table-cell>
          <table:table-cell table:style-name="ce30" table:formula="of:=AVERAGE([.L14:.L23])" office:value-type="float" office:value="76.66824" calcext:value-type="float">
            <text:p>76.668</text:p>
          </table:table-cell>
          <table:table-cell table:style-name="ce30" table:formula="of:=AVERAGE([.M14:.M23])" office:value-type="float" office:value="22.73062" calcext:value-type="float">
            <text:p>22.731</text:p>
          </table:table-cell>
          <table:table-cell table:style-name="ce30" table:formula="of:=AVERAGE([.N14:.N23])" office:value-type="float" office:value="65.62546" calcext:value-type="float">
            <text:p>65.625</text:p>
          </table:table-cell>
          <table:table-cell table:style-name="ce30" table:formula="of:=AVERAGE([.O14:.O23])" office:value-type="float" office:value="0.292" calcext:value-type="float">
            <text:p>0.292</text:p>
          </table:table-cell>
          <table:table-cell table:style-name="ce30" table:formula="of:=AVERAGE([.P14:.P23])" office:value-type="float" office:value="33.77342" calcext:value-type="float">
            <text:p>33.773</text:p>
          </table:table-cell>
          <table:table-cell table:style-name="ce30" table:formula="of:=AVERAGE([.Q14:.Q23])" office:value-type="float" office:value="66.08778" calcext:value-type="float">
            <text:p>66.088</text:p>
          </table:table-cell>
          <table:table-cell table:style-name="ce30" table:formula="of:=AVERAGE([.R14:.R23])" office:value-type="float" office:value="30.54972" calcext:value-type="float">
            <text:p>30.550</text:p>
          </table:table-cell>
          <table:table-cell table:style-name="ce30" table:formula="of:=AVERAGE([.S14:.S23])" office:value-type="float" office:value="61.92152" calcext:value-type="float">
            <text:p>61.922</text:p>
          </table:table-cell>
          <table:table-cell table:style-name="ce30" table:formula="of:=AVERAGE([.T14:.T23])" office:value-type="float" office:value="0.27" calcext:value-type="float">
            <text:p>0.270</text:p>
          </table:table-cell>
          <table:table-cell table:style-name="ce30" table:formula="of:=AVERAGE([.U14:.U23])" office:value-type="float" office:value="34.71598" calcext:value-type="float">
            <text:p>34.716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30" table:formula="of:=AVERAGE([.B24:.B33])" office:value-type="float" office:value="99.85168" calcext:value-type="float">
            <text:p>99.852</text:p>
          </table:table-cell>
          <table:table-cell table:style-name="ce30" table:formula="of:=AVERAGE([.C24:.C33])" office:value-type="float" office:value="5.77076" calcext:value-type="float">
            <text:p>5.771</text:p>
          </table:table-cell>
          <table:table-cell table:style-name="ce30" table:formula="of:=AVERAGE([.D24:.D33])" office:value-type="float" office:value="73.577" calcext:value-type="float">
            <text:p>73.577</text:p>
          </table:table-cell>
          <table:table-cell table:style-name="ce30" table:formula="of:=AVERAGE([.E24:.E33])" office:value-type="float" office:value="0.229" calcext:value-type="float">
            <text:p>0.229</text:p>
          </table:table-cell>
          <table:table-cell table:style-name="ce30" table:formula="of:=AVERAGE([.F24:.F33])" office:value-type="float" office:value="32.0454" calcext:value-type="float">
            <text:p>32.045</text:p>
          </table:table-cell>
          <table:table-cell table:style-name="ce30" table:formula="of:=AVERAGE([.G24:.G33])" office:value-type="float" office:value="89.22444" calcext:value-type="float">
            <text:p>89.224</text:p>
          </table:table-cell>
          <table:table-cell table:style-name="ce30" table:formula="of:=AVERAGE([.H24:.H33])" office:value-type="float" office:value="17.49946" calcext:value-type="float">
            <text:p>17.499</text:p>
          </table:table-cell>
          <table:table-cell table:style-name="ce30" table:formula="of:=AVERAGE([.I24:.I33])" office:value-type="float" office:value="72.4592" calcext:value-type="float">
            <text:p>72.459</text:p>
          </table:table-cell>
          <table:table-cell table:style-name="ce30" table:formula="of:=AVERAGE([.J24:.J33])" office:value-type="float" office:value="0.321" calcext:value-type="float">
            <text:p>0.321</text:p>
          </table:table-cell>
          <table:table-cell table:style-name="ce30" table:formula="of:=AVERAGE([.K24:.K33])" office:value-type="float" office:value="34.2647" calcext:value-type="float">
            <text:p>34.265</text:p>
          </table:table-cell>
          <table:table-cell table:style-name="ce30" table:formula="of:=AVERAGE([.L24:.L33])" office:value-type="float" office:value="79.12392" calcext:value-type="float">
            <text:p>79.124</text:p>
          </table:table-cell>
          <table:table-cell table:style-name="ce30" table:formula="of:=AVERAGE([.M24:.M33])" office:value-type="float" office:value="29.38762" calcext:value-type="float">
            <text:p>29.388</text:p>
          </table:table-cell>
          <table:table-cell table:style-name="ce30" table:formula="of:=AVERAGE([.N24:.N33])" office:value-type="float" office:value="72.71496" calcext:value-type="float">
            <text:p>72.715</text:p>
          </table:table-cell>
          <table:table-cell table:style-name="ce30" table:formula="of:=AVERAGE([.O24:.O33])" office:value-type="float" office:value="0.347" calcext:value-type="float">
            <text:p>0.347</text:p>
          </table:table-cell>
          <table:table-cell table:style-name="ce30" table:formula="of:=AVERAGE([.P24:.P33])" office:value-type="float" office:value="35.79658" calcext:value-type="float">
            <text:p>35.797</text:p>
          </table:table-cell>
          <table:table-cell table:style-name="ce30" table:formula="of:=AVERAGE([.Q24:.Q33])" office:value-type="float" office:value="62.43636" calcext:value-type="float">
            <text:p>62.436</text:p>
          </table:table-cell>
          <table:table-cell table:style-name="ce30" table:formula="of:=AVERAGE([.R24:.R33])" office:value-type="float" office:value="38.93352" calcext:value-type="float">
            <text:p>38.934</text:p>
          </table:table-cell>
          <table:table-cell table:style-name="ce30" table:formula="of:=AVERAGE([.S24:.S33])" office:value-type="float" office:value="66.7138" calcext:value-type="float">
            <text:p>66.714</text:p>
          </table:table-cell>
          <table:table-cell table:style-name="ce30" table:formula="of:=AVERAGE([.T24:.T33])" office:value-type="float" office:value="0.373" calcext:value-type="float">
            <text:p>0.373</text:p>
          </table:table-cell>
          <table:table-cell table:style-name="ce30" table:formula="of:=AVERAGE([.U24:.U33])" office:value-type="float" office:value="34.65608" calcext:value-type="float">
            <text:p>34.656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0" table:formula="of:=AVERAGE([.B34:.B43])" office:value-type="float" office:value="107.2172" calcext:value-type="float">
            <text:p>107.217</text:p>
          </table:table-cell>
          <table:table-cell table:style-name="ce30" table:formula="of:=AVERAGE([.C34:.C43])" office:value-type="float" office:value="9.64384" calcext:value-type="float">
            <text:p>9.644</text:p>
          </table:table-cell>
          <table:table-cell table:style-name="ce30" table:formula="of:=AVERAGE([.D34:.D43])" office:value-type="float" office:value="88.32462" calcext:value-type="float">
            <text:p>88.325</text:p>
          </table:table-cell>
          <table:table-cell table:style-name="ce30" table:formula="of:=AVERAGE([.E34:.E43])" office:value-type="float" office:value="0.267" calcext:value-type="float">
            <text:p>0.267</text:p>
          </table:table-cell>
          <table:table-cell table:style-name="ce30" table:formula="of:=AVERAGE([.F34:.F43])" office:value-type="float" office:value="28.53654" calcext:value-type="float">
            <text:p>28.537</text:p>
          </table:table-cell>
          <table:table-cell table:style-name="ce30" table:formula="of:=AVERAGE([.G34:.G43])" office:value-type="float" office:value="99.08782" calcext:value-type="float">
            <text:p>99.088</text:p>
          </table:table-cell>
          <table:table-cell table:style-name="ce30" table:formula="of:=AVERAGE([.H34:.H43])" office:value-type="float" office:value="17.40846" calcext:value-type="float">
            <text:p>17.408</text:p>
          </table:table-cell>
          <table:table-cell table:style-name="ce30" table:formula="of:=AVERAGE([.I34:.I43])" office:value-type="float" office:value="88.354" calcext:value-type="float">
            <text:p>88.354</text:p>
          </table:table-cell>
          <table:table-cell table:style-name="ce30" table:formula="of:=AVERAGE([.J34:.J43])" office:value-type="float" office:value="0.467" calcext:value-type="float">
            <text:p>0.467</text:p>
          </table:table-cell>
          <table:table-cell table:style-name="ce30" table:formula="of:=AVERAGE([.K34:.K43])" office:value-type="float" office:value="28.14226" calcext:value-type="float">
            <text:p>28.142</text:p>
          </table:table-cell>
          <table:table-cell table:style-name="ce30" table:formula="of:=AVERAGE([.L34:.L43])" office:value-type="float" office:value="81.08814" calcext:value-type="float">
            <text:p>81.088</text:p>
          </table:table-cell>
          <table:table-cell table:style-name="ce30" table:formula="of:=AVERAGE([.M34:.M43])" office:value-type="float" office:value="32.65178" calcext:value-type="float">
            <text:p>32.652</text:p>
          </table:table-cell>
          <table:table-cell table:style-name="ce30" table:formula="of:=AVERAGE([.N34:.N43])" office:value-type="float" office:value="83.651" calcext:value-type="float">
            <text:p>83.651</text:p>
          </table:table-cell>
          <table:table-cell table:style-name="ce30" table:formula="of:=AVERAGE([.O34:.O43])" office:value-type="float" office:value="0.641" calcext:value-type="float">
            <text:p>0.641</text:p>
          </table:table-cell>
          <table:table-cell table:style-name="ce30" table:formula="of:=AVERAGE([.P34:.P43])" office:value-type="float" office:value="30.08892" calcext:value-type="float">
            <text:p>30.089</text:p>
          </table:table-cell>
          <table:table-cell table:style-name="ce30" table:formula="of:=AVERAGE([.Q34:.Q43])" office:value-type="float" office:value="70.9614" calcext:value-type="float">
            <text:p>70.961</text:p>
          </table:table-cell>
          <table:table-cell table:style-name="ce30" table:formula="of:=AVERAGE([.R34:.R43])" office:value-type="float" office:value="41.79898" calcext:value-type="float">
            <text:p>41.799</text:p>
          </table:table-cell>
          <table:table-cell table:style-name="ce30" table:formula="of:=AVERAGE([.S34:.S43])" office:value-type="float" office:value="81.25536" calcext:value-type="float">
            <text:p>81.255</text:p>
          </table:table-cell>
          <table:table-cell table:style-name="ce30" table:formula="of:=AVERAGE([.T34:.T43])" office:value-type="float" office:value="0.77" calcext:value-type="float">
            <text:p>0.770</text:p>
          </table:table-cell>
          <table:table-cell table:style-name="ce30" table:formula="of:=AVERAGE([.U34:.U43])" office:value-type="float" office:value="31.50506" calcext:value-type="float">
            <text:p>31.505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30" table:formula="of:=AVERAGE([.B44:.B53])" office:value-type="float" office:value="121.5736" calcext:value-type="float">
            <text:p>121.574</text:p>
          </table:table-cell>
          <table:table-cell table:style-name="ce30" table:formula="of:=AVERAGE([.C44:.C53])" office:value-type="float" office:value="6.1094" calcext:value-type="float">
            <text:p>6.109</text:p>
          </table:table-cell>
          <table:table-cell table:style-name="ce30" table:formula="of:=AVERAGE([.D44:.D53])" office:value-type="float" office:value="91.45446" calcext:value-type="float">
            <text:p>91.454</text:p>
          </table:table-cell>
          <table:table-cell table:style-name="ce30" table:formula="of:=AVERAGE([.E44:.E53])" office:value-type="float" office:value="0.381" calcext:value-type="float">
            <text:p>0.381</text:p>
          </table:table-cell>
          <table:table-cell table:style-name="ce30" table:formula="of:=AVERAGE([.F44:.F53])" office:value-type="float" office:value="36.2284" calcext:value-type="float">
            <text:p>36.228</text:p>
          </table:table-cell>
          <table:table-cell table:style-name="ce30" table:formula="of:=AVERAGE([.G44:.G53])" office:value-type="float" office:value="101.77486" calcext:value-type="float">
            <text:p>101.775</text:p>
          </table:table-cell>
          <table:table-cell table:style-name="ce30" table:formula="of:=AVERAGE([.H44:.H53])" office:value-type="float" office:value="29.23168" calcext:value-type="float">
            <text:p>29.232</text:p>
          </table:table-cell>
          <table:table-cell table:style-name="ce30" table:formula="of:=AVERAGE([.I44:.I53])" office:value-type="float" office:value="93.2613" calcext:value-type="float">
            <text:p>93.261</text:p>
          </table:table-cell>
          <table:table-cell table:style-name="ce30" table:formula="of:=AVERAGE([.J44:.J53])" office:value-type="float" office:value="0.941" calcext:value-type="float">
            <text:p>0.941</text:p>
          </table:table-cell>
          <table:table-cell table:style-name="ce30" table:formula="of:=AVERAGE([.K44:.K53])" office:value-type="float" office:value="37.74518" calcext:value-type="float">
            <text:p>37.745</text:p>
          </table:table-cell>
          <table:table-cell table:style-name="ce30" table:formula="of:=AVERAGE([.L44:.L53])" office:value-type="float" office:value="93.61116" calcext:value-type="float">
            <text:p>93.611</text:p>
          </table:table-cell>
          <table:table-cell table:style-name="ce30" table:formula="of:=AVERAGE([.M44:.M53])" office:value-type="float" office:value="33.17614" calcext:value-type="float">
            <text:p>33.176</text:p>
          </table:table-cell>
          <table:table-cell table:style-name="ce30" table:formula="of:=AVERAGE([.N44:.N53])" office:value-type="float" office:value="86.71644" calcext:value-type="float">
            <text:p>86.716</text:p>
          </table:table-cell>
          <table:table-cell table:style-name="ce30" table:formula="of:=AVERAGE([.O44:.O53])" office:value-type="float" office:value="1.224" calcext:value-type="float">
            <text:p>1.224</text:p>
          </table:table-cell>
          <table:table-cell table:style-name="ce30" table:formula="of:=AVERAGE([.P44:.P53])" office:value-type="float" office:value="40.07086" calcext:value-type="float">
            <text:p>40.071</text:p>
          </table:table-cell>
          <table:table-cell table:style-name="ce30" table:formula="of:=AVERAGE([.Q44:.Q53])" office:value-type="float" office:value="76.81302" calcext:value-type="float">
            <text:p>76.813</text:p>
          </table:table-cell>
          <table:table-cell table:style-name="ce30" table:formula="of:=AVERAGE([.R44:.R53])" office:value-type="float" office:value="44.62928" calcext:value-type="float">
            <text:p>44.629</text:p>
          </table:table-cell>
          <table:table-cell table:style-name="ce30" table:formula="of:=AVERAGE([.S44:.S53])" office:value-type="float" office:value="80.51744" calcext:value-type="float">
            <text:p>80.517</text:p>
          </table:table-cell>
          <table:table-cell table:style-name="ce30" table:formula="of:=AVERAGE([.T44:.T53])" office:value-type="float" office:value="1.068" calcext:value-type="float">
            <text:p>1.068</text:p>
          </table:table-cell>
          <table:table-cell table:style-name="ce30" table:formula="of:=AVERAGE([.U44:.U53])" office:value-type="float" office:value="40.92482" calcext:value-type="float">
            <text:p>40.925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1" table:formula="of:=AVERAGE([.B54:.B63])" office:value-type="float" office:value="129.1113" calcext:value-type="float">
            <text:p>129.111</text:p>
          </table:table-cell>
          <table:table-cell table:style-name="ce31" table:formula="of:=AVERAGE([.C54:.C63])" office:value-type="float" office:value="12.60196" calcext:value-type="float">
            <text:p>12.602</text:p>
          </table:table-cell>
          <table:table-cell table:style-name="ce31" table:formula="of:=AVERAGE([.D54:.D63])" office:value-type="float" office:value="99.9626" calcext:value-type="float">
            <text:p>99.963</text:p>
          </table:table-cell>
          <table:table-cell table:style-name="ce31" table:formula="of:=AVERAGE([.E54:.E63])" office:value-type="float" office:value="0.58" calcext:value-type="float">
            <text:p>0.580</text:p>
          </table:table-cell>
          <table:table-cell table:style-name="ce31" table:formula="of:=AVERAGE([.F54:.F63])" office:value-type="float" office:value="41.7506" calcext:value-type="float">
            <text:p>41.751</text:p>
          </table:table-cell>
          <table:table-cell table:style-name="ce31" table:formula="of:=AVERAGE([.G54:.G63])" office:value-type="float" office:value="110.2007" calcext:value-type="float">
            <text:p>110.201</text:p>
          </table:table-cell>
          <table:table-cell table:style-name="ce31" table:formula="of:=AVERAGE([.H54:.H63])" office:value-type="float" office:value="33.73224" calcext:value-type="float">
            <text:p>33.732</text:p>
          </table:table-cell>
          <table:table-cell table:style-name="ce31" table:formula="of:=AVERAGE([.I54:.I63])" office:value-type="float" office:value="98.82454" calcext:value-type="float">
            <text:p>98.825</text:p>
          </table:table-cell>
          <table:table-cell table:style-name="ce31" table:formula="of:=AVERAGE([.J54:.J63])" office:value-type="float" office:value="1.606" calcext:value-type="float">
            <text:p>1.606</text:p>
          </table:table-cell>
          <table:table-cell table:style-name="ce31" table:formula="of:=AVERAGE([.K54:.K63])" office:value-type="float" office:value="45.10836" calcext:value-type="float">
            <text:p>45.108</text:p>
          </table:table-cell>
          <table:table-cell table:style-name="ce31" table:formula="of:=AVERAGE([.L54:.L63])" office:value-type="float" office:value="101.27554" calcext:value-type="float">
            <text:p>101.276</text:p>
          </table:table-cell>
          <table:table-cell table:style-name="ce31" table:formula="of:=AVERAGE([.M54:.M63])" office:value-type="float" office:value="40.02912" calcext:value-type="float">
            <text:p>40.029</text:p>
          </table:table-cell>
          <table:table-cell table:style-name="ce31" table:formula="of:=AVERAGE([.N54:.N63])" office:value-type="float" office:value="94.1142" calcext:value-type="float">
            <text:p>94.114</text:p>
          </table:table-cell>
          <table:table-cell table:style-name="ce31" table:formula="of:=AVERAGE([.O54:.O63])" office:value-type="float" office:value="1.682" calcext:value-type="float">
            <text:p>1.682</text:p>
          </table:table-cell>
          <table:table-cell table:style-name="ce31" table:formula="of:=AVERAGE([.P54:.P63])" office:value-type="float" office:value="47.19046" calcext:value-type="float">
            <text:p>47.190</text:p>
          </table:table-cell>
          <table:table-cell table:style-name="ce31" table:formula="of:=AVERAGE([.Q54:.Q63])" office:value-type="float" office:value="83.24274" calcext:value-type="float">
            <text:p>83.243</text:p>
          </table:table-cell>
          <table:table-cell table:style-name="ce31" table:formula="of:=AVERAGE([.R54:.R63])" office:value-type="float" office:value="53.79816" calcext:value-type="float">
            <text:p>53.798</text:p>
          </table:table-cell>
          <table:table-cell table:style-name="ce31" table:formula="of:=AVERAGE([.S54:.S63])" office:value-type="float" office:value="89.54908" calcext:value-type="float">
            <text:p>89.549</text:p>
          </table:table-cell>
          <table:table-cell table:style-name="ce31" table:formula="of:=AVERAGE([.T54:.T63])" office:value-type="float" office:value="1.743" calcext:value-type="float">
            <text:p>1.743</text:p>
          </table:table-cell>
          <table:table-cell table:style-name="ce31" table:formula="of:=AVERAGE([.U54:.U63])" office:value-type="float" office:value="47.49178" calcext:value-type="float">
            <text:p>47.492</text:p>
          </table:table-cell>
        </table:table-row>
      </table:table>
      <table:table table:name="Compare Time" table:style-name="ta2">
        <office:forms form:automatic-focus="false" form:apply-design-mode="false"/>
        <table:table-column table:style-name="co22" table:default-cell-style-name="ce23"/>
        <table:table-column table:style-name="co19" table:default-cell-style-name="ce13"/>
        <table:table-column table:style-name="co23" table:number-columns-repeated="2" table:default-cell-style-name="ce13"/>
        <table:table-column table:style-name="co19" table:default-cell-style-name="ce13"/>
        <table:table-column table:style-name="co24" table:number-columns-repeated="2" table:default-cell-style-name="ce13"/>
        <table:table-column table:style-name="co19" table:default-cell-style-name="ce39"/>
        <table:table-column table:style-name="co23" table:number-columns-repeated="3" table:default-cell-style-name="ce39"/>
        <table:table-column table:style-name="co25" table:default-cell-style-name="ce39"/>
        <table:table-column table:style-name="co18" table:default-cell-style-name="ce39"/>
        <table:table-column table:style-name="co19" table:default-cell-style-name="ce39"/>
        <table:table-column table:style-name="co23" table:number-columns-repeated="3" table:default-cell-style-name="ce39"/>
        <table:table-column table:style-name="co25" table:default-cell-style-name="ce39"/>
        <table:table-column table:style-name="co18" table:default-cell-style-name="ce39"/>
        <table:table-column table:style-name="co26" table:default-cell-style-name="ce39"/>
        <table:table-column table:style-name="co27" table:default-cell-style-name="ce39"/>
        <table:table-column table:style-name="co26" table:default-cell-style-name="ce39"/>
        <table:table-column table:style-name="co23" table:default-cell-style-name="ce39"/>
        <table:table-column table:style-name="co25" table:default-cell-style-name="ce39"/>
        <table:table-column table:style-name="co18" table:default-cell-style-name="ce39"/>
        <table:table-row table:style-name="ro2">
          <table:table-cell table:style-name="Default"/>
          <table:table-cell table:style-name="ce74" office:value-type="percentage" office:value="0.1" calcext:value-type="percentage" table:number-columns-spanned="6" table:number-rows-spanned="1">
            <text:p>10.00%</text:p>
          </table:table-cell>
          <table:covered-table-cell table:number-columns-repeated="5" table:style-name="ce74"/>
          <table:table-cell table:style-name="ce74" office:value-type="percentage" office:value="0.2" calcext:value-type="percentage" table:number-columns-spanned="6" table:number-rows-spanned="1">
            <text:p>20.00%</text:p>
          </table:table-cell>
          <table:covered-table-cell table:number-columns-repeated="5" table:style-name="Default"/>
          <table:table-cell table:style-name="ce74" office:value-type="percentage" office:value="0.3" calcext:value-type="percentage" table:number-columns-spanned="6" table:number-rows-spanned="1">
            <text:p>30.00%</text:p>
          </table:table-cell>
          <table:covered-table-cell table:number-columns-repeated="5" table:style-name="Default"/>
          <table:table-cell table:style-name="ce74" office:value-type="percentage" office:value="0.4" calcext:value-type="percentage" table:number-columns-spanned="6" table:number-rows-spanned="1">
            <text:p>40.00%</text:p>
          </table:table-cell>
          <table:covered-table-cell table:number-columns-repeated="5" table:style-name="Default"/>
        </table:table-row>
        <table:table-row table:style-name="ro2">
          <table:table-cell table:style-name="ce68" office:value-type="string" calcext:value-type="string" table:number-columns-spanned="1" table:number-rows-spanned="2">
            <text:p>Instance</text:p>
          </table:table-cell>
          <table:table-cell table:style-name="ce68" office:value-type="string" calcext:value-type="string" table:number-columns-spanned="6" table:number-rows-spanned="1">
            <text:p>ScSp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ScSp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ScSp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ScSp</text:p>
          </table:table-cell>
          <table:covered-table-cell table:number-columns-repeated="4" table:style-name="ce68"/>
          <table:covered-table-cell table:style-name="Default"/>
        </table:table-row>
        <table:table-row table:style-name="ro1">
          <table:covered-table-cell table:style-name="ce68"/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ScSp Time'.I3]" office:value-type="float" office:value="39.9734" calcext:value-type="float">
            <text:p>39.97</text:p>
          </table:table-cell>
          <table:table-cell table:formula="of:=[$'ScSp Time'.J3]" office:value-type="float" office:value="9.07474" calcext:value-type="float">
            <text:p>9.07</text:p>
          </table:table-cell>
          <table:table-cell table:formula="of:=[$'ScSp Time'.K3]" office:value-type="float" office:value="7.13979" calcext:value-type="float">
            <text:p>7.14</text:p>
          </table:table-cell>
          <table:table-cell table:formula="of:=[$'ScSp Time'.L3]" office:value-type="float" office:value="43.8121" calcext:value-type="float">
            <text:p>43.81</text:p>
          </table:table-cell>
          <table:table-cell table:formula="of:=[$'ScSp Time'.M3]" office:value-type="string" office:string-value="8.3211e-309" calcext:value-type="string">
            <text:p>8.3211e-309</text:p>
          </table:table-cell>
          <table:table-cell table:formula="of:=[$'ScSp Time'.N3]" office:value-type="string" office:string-value="8.3211e-309" calcext:value-type="string">
            <text:p>8.3211e-309</text:p>
          </table:table-cell>
          <table:table-cell table:formula="of:=[$'ScSp Time'.V3]" office:value-type="float" office:value="5.97866" calcext:value-type="float">
            <text:p>5.98</text:p>
          </table:table-cell>
          <table:table-cell table:formula="of:=[$'ScSp Time'.W3]" office:value-type="float" office:value="1.49201" calcext:value-type="float">
            <text:p>1.49</text:p>
          </table:table-cell>
          <table:table-cell table:formula="of:=[$'ScSp Time'.X3]" office:value-type="float" office:value="1.17388" calcext:value-type="float">
            <text:p>1.17</text:p>
          </table:table-cell>
          <table:table-cell table:formula="of:=[$'ScSp Time'.Y3]" office:value-type="float" office:value="4.97445" calcext:value-type="float">
            <text:p>4.97</text:p>
          </table:table-cell>
          <table:table-cell table:formula="of:=[$'ScSp Time'.Z3]" office:value-type="float" office:value="73.8083" calcext:value-type="float">
            <text:p>73.81</text:p>
          </table:table-cell>
          <table:table-cell table:formula="of:=[$'ScSp Time'.AA3]" office:value-type="float" office:value="12.5727" calcext:value-type="float">
            <text:p>12.57</text:p>
          </table:table-cell>
          <table:table-cell table:formula="of:=[$'ScSp Time'.AI3]" office:value-type="float" office:value="5.6027" calcext:value-type="float">
            <text:p>5.60</text:p>
          </table:table-cell>
          <table:table-cell table:formula="of:=[$'ScSp Time'.AJ3]" office:value-type="float" office:value="0.967848" calcext:value-type="float">
            <text:p>0.97</text:p>
          </table:table-cell>
          <table:table-cell table:formula="of:=[$'ScSp Time'.AK3]" office:value-type="float" office:value="0.681308" calcext:value-type="float">
            <text:p>0.68</text:p>
          </table:table-cell>
          <table:table-cell table:formula="of:=[$'ScSp Time'.AL3]" office:value-type="float" office:value="4.91911" calcext:value-type="float">
            <text:p>4.92</text:p>
          </table:table-cell>
          <table:table-cell table:formula="of:=[$'ScSp Time'.AM3]" office:value-type="float" office:value="75.4775" calcext:value-type="float">
            <text:p>75.48</text:p>
          </table:table-cell>
          <table:table-cell table:formula="of:=[$'ScSp Time'.AN3]" office:value-type="float" office:value="12.3516" calcext:value-type="float">
            <text:p>12.35</text:p>
          </table:table-cell>
          <table:table-cell table:formula="of:=[$'ScSp Time'.AV3]" office:value-type="float" office:value="3.46441" calcext:value-type="float">
            <text:p>3.46</text:p>
          </table:table-cell>
          <table:table-cell table:formula="of:=[$'ScSp Time'.AW3]" office:value-type="float" office:value="3.32144" calcext:value-type="float">
            <text:p>3.32</text:p>
          </table:table-cell>
          <table:table-cell table:formula="of:=[$'ScSp Time'.AX3]" office:value-type="float" office:value="2.49807" calcext:value-type="float">
            <text:p>2.50</text:p>
          </table:table-cell>
          <table:table-cell table:formula="of:=[$'ScSp Time'.AY3]" office:value-type="float" office:value="5.46341" calcext:value-type="float">
            <text:p>5.46</text:p>
          </table:table-cell>
          <table:table-cell table:formula="of:=[$'ScSp Time'.AZ3]" office:value-type="float" office:value="69.2235" calcext:value-type="float">
            <text:p>69.22</text:p>
          </table:table-cell>
          <table:table-cell table:formula="of:=[$'ScSp Time'.BA3]" office:value-type="float" office:value="16.0291" calcext:value-type="float">
            <text:p>16.03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ScSp Time'.I4]" office:value-type="float" office:value="14.4231" calcext:value-type="float">
            <text:p>14.42</text:p>
          </table:table-cell>
          <table:table-cell table:formula="of:=[$'ScSp Time'.J4]" office:value-type="float" office:value="4.16208" calcext:value-type="float">
            <text:p>4.16</text:p>
          </table:table-cell>
          <table:table-cell table:formula="of:=[$'ScSp Time'.K4]" office:value-type="float" office:value="1.05972" calcext:value-type="float">
            <text:p>1.06</text:p>
          </table:table-cell>
          <table:table-cell table:formula="of:=[$'ScSp Time'.L4]" office:value-type="float" office:value="13.6483" calcext:value-type="float">
            <text:p>13.65</text:p>
          </table:table-cell>
          <table:table-cell table:formula="of:=[$'ScSp Time'.M4]" office:value-type="float" office:value="63.2129" calcext:value-type="float">
            <text:p>63.21</text:p>
          </table:table-cell>
          <table:table-cell table:formula="of:=[$'ScSp Time'.N4]" office:value-type="float" office:value="3.49388" calcext:value-type="float">
            <text:p>3.49</text:p>
          </table:table-cell>
          <table:table-cell table:formula="of:=[$'ScSp Time'.V4]" office:value-type="float" office:value="10.3868" calcext:value-type="float">
            <text:p>10.39</text:p>
          </table:table-cell>
          <table:table-cell table:formula="of:=[$'ScSp Time'.W4]" office:value-type="float" office:value="6.54774" calcext:value-type="float">
            <text:p>6.55</text:p>
          </table:table-cell>
          <table:table-cell table:formula="of:=[$'ScSp Time'.X4]" office:value-type="float" office:value="2.63095" calcext:value-type="float">
            <text:p>2.63</text:p>
          </table:table-cell>
          <table:table-cell table:formula="of:=[$'ScSp Time'.Y4]" office:value-type="float" office:value="11.1239" calcext:value-type="float">
            <text:p>11.12</text:p>
          </table:table-cell>
          <table:table-cell table:formula="of:=[$'ScSp Time'.Z4]" office:value-type="float" office:value="65.9833" calcext:value-type="float">
            <text:p>65.98</text:p>
          </table:table-cell>
          <table:table-cell table:formula="of:=[$'ScSp Time'.AA4]" office:value-type="float" office:value="3.32723" calcext:value-type="float">
            <text:p>3.33</text:p>
          </table:table-cell>
          <table:table-cell table:formula="of:=[$'ScSp Time'.AI4]" office:value-type="float" office:value="6.88407" calcext:value-type="float">
            <text:p>6.88</text:p>
          </table:table-cell>
          <table:table-cell table:formula="of:=[$'ScSp Time'.AJ4]" office:value-type="float" office:value="7.55687" calcext:value-type="float">
            <text:p>7.56</text:p>
          </table:table-cell>
          <table:table-cell table:formula="of:=[$'ScSp Time'.AK4]" office:value-type="float" office:value="4.1825" calcext:value-type="float">
            <text:p>4.18</text:p>
          </table:table-cell>
          <table:table-cell table:formula="of:=[$'ScSp Time'.AL4]" office:value-type="float" office:value="9.97546" calcext:value-type="float">
            <text:p>9.98</text:p>
          </table:table-cell>
          <table:table-cell table:formula="of:=[$'ScSp Time'.AM4]" office:value-type="float" office:value="60.6211" calcext:value-type="float">
            <text:p>60.62</text:p>
          </table:table-cell>
          <table:table-cell table:formula="of:=[$'ScSp Time'.AN4]" office:value-type="float" office:value="10.78" calcext:value-type="float">
            <text:p>10.78</text:p>
          </table:table-cell>
          <table:table-cell table:formula="of:=[$'ScSp Time'.AV4]" office:value-type="float" office:value="7.91119" calcext:value-type="float">
            <text:p>7.91</text:p>
          </table:table-cell>
          <table:table-cell table:formula="of:=[$'ScSp Time'.AW4]" office:value-type="float" office:value="13.6245" calcext:value-type="float">
            <text:p>13.62</text:p>
          </table:table-cell>
          <table:table-cell table:formula="of:=[$'ScSp Time'.AX4]" office:value-type="float" office:value="6.2901" calcext:value-type="float">
            <text:p>6.29</text:p>
          </table:table-cell>
          <table:table-cell table:formula="of:=[$'ScSp Time'.AY4]" office:value-type="float" office:value="11.5329" calcext:value-type="float">
            <text:p>11.53</text:p>
          </table:table-cell>
          <table:table-cell table:formula="of:=[$'ScSp Time'.AZ4]" office:value-type="float" office:value="47.5041" calcext:value-type="float">
            <text:p>47.50</text:p>
          </table:table-cell>
          <table:table-cell table:formula="of:=[$'ScSp Time'.BA4]" office:value-type="float" office:value="13.1373" calcext:value-type="float">
            <text:p>13.14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ScSp Time'.I5]" office:value-type="float" office:value="9.86656" calcext:value-type="float">
            <text:p>9.87</text:p>
          </table:table-cell>
          <table:table-cell table:formula="of:=[$'ScSp Time'.J5]" office:value-type="float" office:value="1.53451" calcext:value-type="float">
            <text:p>1.53</text:p>
          </table:table-cell>
          <table:table-cell table:formula="of:=[$'ScSp Time'.K5]" office:value-type="float" office:value="1.12805" calcext:value-type="float">
            <text:p>1.13</text:p>
          </table:table-cell>
          <table:table-cell table:formula="of:=[$'ScSp Time'.L5]" office:value-type="float" office:value="11.1717" calcext:value-type="float">
            <text:p>11.17</text:p>
          </table:table-cell>
          <table:table-cell table:formula="of:=[$'ScSp Time'.M5]" office:value-type="float" office:value="66.4724" calcext:value-type="float">
            <text:p>66.47</text:p>
          </table:table-cell>
          <table:table-cell table:formula="of:=[$'ScSp Time'.N5]" office:value-type="float" office:value="9.82679" calcext:value-type="float">
            <text:p>9.83</text:p>
          </table:table-cell>
          <table:table-cell table:formula="of:=[$'ScSp Time'.V5]" office:value-type="float" office:value="7.83757" calcext:value-type="float">
            <text:p>7.84</text:p>
          </table:table-cell>
          <table:table-cell table:formula="of:=[$'ScSp Time'.W5]" office:value-type="float" office:value="2.80853" calcext:value-type="float">
            <text:p>2.81</text:p>
          </table:table-cell>
          <table:table-cell table:formula="of:=[$'ScSp Time'.X5]" office:value-type="float" office:value="2.08234" calcext:value-type="float">
            <text:p>2.08</text:p>
          </table:table-cell>
          <table:table-cell table:formula="of:=[$'ScSp Time'.Y5]" office:value-type="float" office:value="10.3999" calcext:value-type="float">
            <text:p>10.40</text:p>
          </table:table-cell>
          <table:table-cell table:formula="of:=[$'ScSp Time'.Z5]" office:value-type="float" office:value="62.5516" calcext:value-type="float">
            <text:p>62.55</text:p>
          </table:table-cell>
          <table:table-cell table:formula="of:=[$'ScSp Time'.AA5]" office:value-type="float" office:value="14.32" calcext:value-type="float">
            <text:p>14.32</text:p>
          </table:table-cell>
          <table:table-cell table:formula="of:=[$'ScSp Time'.AI5]" office:value-type="float" office:value="5.1452" calcext:value-type="float">
            <text:p>5.15</text:p>
          </table:table-cell>
          <table:table-cell table:formula="of:=[$'ScSp Time'.AJ5]" office:value-type="float" office:value="4.60325" calcext:value-type="float">
            <text:p>4.60</text:p>
          </table:table-cell>
          <table:table-cell table:formula="of:=[$'ScSp Time'.AK5]" office:value-type="float" office:value="3.23938" calcext:value-type="float">
            <text:p>3.24</text:p>
          </table:table-cell>
          <table:table-cell table:formula="of:=[$'ScSp Time'.AL5]" office:value-type="float" office:value="8.60392" calcext:value-type="float">
            <text:p>8.60</text:p>
          </table:table-cell>
          <table:table-cell table:formula="of:=[$'ScSp Time'.AM5]" office:value-type="float" office:value="49.8515" calcext:value-type="float">
            <text:p>49.85</text:p>
          </table:table-cell>
          <table:table-cell table:formula="of:=[$'ScSp Time'.AN5]" office:value-type="float" office:value="28.5567" calcext:value-type="float">
            <text:p>28.56</text:p>
          </table:table-cell>
          <table:table-cell table:formula="of:=[$'ScSp Time'.AV5]" office:value-type="float" office:value="4.67728" calcext:value-type="float">
            <text:p>4.68</text:p>
          </table:table-cell>
          <table:table-cell table:formula="of:=[$'ScSp Time'.AW5]" office:value-type="float" office:value="5.08655" calcext:value-type="float">
            <text:p>5.09</text:p>
          </table:table-cell>
          <table:table-cell table:formula="of:=[$'ScSp Time'.AX5]" office:value-type="float" office:value="2.80175" calcext:value-type="float">
            <text:p>2.80</text:p>
          </table:table-cell>
          <table:table-cell table:formula="of:=[$'ScSp Time'.AY5]" office:value-type="float" office:value="6.45127" calcext:value-type="float">
            <text:p>6.45</text:p>
          </table:table-cell>
          <table:table-cell table:formula="of:=[$'ScSp Time'.AZ5]" office:value-type="float" office:value="36.4931" calcext:value-type="float">
            <text:p>36.49</text:p>
          </table:table-cell>
          <table:table-cell table:formula="of:=[$'ScSp Time'.BA5]" office:value-type="float" office:value="44.4901" calcext:value-type="float">
            <text:p>44.49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ScSp Time'.I6]" office:value-type="float" office:value="12.3659" calcext:value-type="float">
            <text:p>12.37</text:p>
          </table:table-cell>
          <table:table-cell table:formula="of:=[$'ScSp Time'.J6]" office:value-type="float" office:value="2.24694" calcext:value-type="float">
            <text:p>2.25</text:p>
          </table:table-cell>
          <table:table-cell table:formula="of:=[$'ScSp Time'.K6]" office:value-type="float" office:value="1.5996" calcext:value-type="float">
            <text:p>1.60</text:p>
          </table:table-cell>
          <table:table-cell table:formula="of:=[$'ScSp Time'.L6]" office:value-type="float" office:value="12.0363" calcext:value-type="float">
            <text:p>12.04</text:p>
          </table:table-cell>
          <table:table-cell table:formula="of:=[$'ScSp Time'.M6]" office:value-type="float" office:value="67.1332" calcext:value-type="float">
            <text:p>67.13</text:p>
          </table:table-cell>
          <table:table-cell table:formula="of:=[$'ScSp Time'.N6]" office:value-type="float" office:value="4.61803" calcext:value-type="float">
            <text:p>4.62</text:p>
          </table:table-cell>
          <table:table-cell table:formula="of:=[$'ScSp Time'.V6]" office:value-type="float" office:value="10.5127" calcext:value-type="float">
            <text:p>10.51</text:p>
          </table:table-cell>
          <table:table-cell table:formula="of:=[$'ScSp Time'.W6]" office:value-type="float" office:value="5.58282" calcext:value-type="float">
            <text:p>5.58</text:p>
          </table:table-cell>
          <table:table-cell table:formula="of:=[$'ScSp Time'.X6]" office:value-type="float" office:value="2.16248" calcext:value-type="float">
            <text:p>2.16</text:p>
          </table:table-cell>
          <table:table-cell table:formula="of:=[$'ScSp Time'.Y6]" office:value-type="float" office:value="9.53761" calcext:value-type="float">
            <text:p>9.54</text:p>
          </table:table-cell>
          <table:table-cell table:formula="of:=[$'ScSp Time'.Z6]" office:value-type="float" office:value="65.0739" calcext:value-type="float">
            <text:p>65.07</text:p>
          </table:table-cell>
          <table:table-cell table:formula="of:=[$'ScSp Time'.AA6]" office:value-type="float" office:value="7.13047" calcext:value-type="float">
            <text:p>7.13</text:p>
          </table:table-cell>
          <table:table-cell table:formula="of:=[$'ScSp Time'.AI6]" office:value-type="float" office:value="7.29503" calcext:value-type="float">
            <text:p>7.30</text:p>
          </table:table-cell>
          <table:table-cell table:formula="of:=[$'ScSp Time'.AJ6]" office:value-type="float" office:value="6.63058" calcext:value-type="float">
            <text:p>6.63</text:p>
          </table:table-cell>
          <table:table-cell table:formula="of:=[$'ScSp Time'.AK6]" office:value-type="float" office:value="3.72655" calcext:value-type="float">
            <text:p>3.73</text:p>
          </table:table-cell>
          <table:table-cell table:formula="of:=[$'ScSp Time'.AL6]" office:value-type="float" office:value="8.51064" calcext:value-type="float">
            <text:p>8.51</text:p>
          </table:table-cell>
          <table:table-cell table:formula="of:=[$'ScSp Time'.AM6]" office:value-type="float" office:value="58.1046" calcext:value-type="float">
            <text:p>58.10</text:p>
          </table:table-cell>
          <table:table-cell table:formula="of:=[$'ScSp Time'.AN6]" office:value-type="float" office:value="15.7326" calcext:value-type="float">
            <text:p>15.73</text:p>
          </table:table-cell>
          <table:table-cell table:formula="of:=[$'ScSp Time'.AV6]" office:value-type="float" office:value="4.70801" calcext:value-type="float">
            <text:p>4.71</text:p>
          </table:table-cell>
          <table:table-cell table:formula="of:=[$'ScSp Time'.AW6]" office:value-type="float" office:value="6.73487" calcext:value-type="float">
            <text:p>6.73</text:p>
          </table:table-cell>
          <table:table-cell table:formula="of:=[$'ScSp Time'.AX6]" office:value-type="float" office:value="3.78517" calcext:value-type="float">
            <text:p>3.79</text:p>
          </table:table-cell>
          <table:table-cell table:formula="of:=[$'ScSp Time'.AY6]" office:value-type="float" office:value="6.25533" calcext:value-type="float">
            <text:p>6.26</text:p>
          </table:table-cell>
          <table:table-cell table:formula="of:=[$'ScSp Time'.AZ6]" office:value-type="float" office:value="40.071" calcext:value-type="float">
            <text:p>40.07</text:p>
          </table:table-cell>
          <table:table-cell table:formula="of:=[$'ScSp Time'.BA6]" office:value-type="float" office:value="38.4456" calcext:value-type="float">
            <text:p>38.45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ScSp Time'.I7]" office:value-type="float" office:value="11.0841" calcext:value-type="float">
            <text:p>11.08</text:p>
          </table:table-cell>
          <table:table-cell table:formula="of:=[$'ScSp Time'.J7]" office:value-type="float" office:value="1.28941" calcext:value-type="float">
            <text:p>1.29</text:p>
          </table:table-cell>
          <table:table-cell table:formula="of:=[$'ScSp Time'.K7]" office:value-type="float" office:value="1.25505" calcext:value-type="float">
            <text:p>1.26</text:p>
          </table:table-cell>
          <table:table-cell table:formula="of:=[$'ScSp Time'.L7]" office:value-type="float" office:value="11.5116" calcext:value-type="float">
            <text:p>11.51</text:p>
          </table:table-cell>
          <table:table-cell table:formula="of:=[$'ScSp Time'.M7]" office:value-type="float" office:value="70.1095" calcext:value-type="float">
            <text:p>70.11</text:p>
          </table:table-cell>
          <table:table-cell table:formula="of:=[$'ScSp Time'.N7]" office:value-type="float" office:value="4.75035" calcext:value-type="float">
            <text:p>4.75</text:p>
          </table:table-cell>
          <table:table-cell table:formula="of:=[$'ScSp Time'.V7]" office:value-type="float" office:value="9.09305" calcext:value-type="float">
            <text:p>9.09</text:p>
          </table:table-cell>
          <table:table-cell table:formula="of:=[$'ScSp Time'.W7]" office:value-type="float" office:value="3.08734" calcext:value-type="float">
            <text:p>3.09</text:p>
          </table:table-cell>
          <table:table-cell table:formula="of:=[$'ScSp Time'.X7]" office:value-type="float" office:value="2.36448" calcext:value-type="float">
            <text:p>2.36</text:p>
          </table:table-cell>
          <table:table-cell table:formula="of:=[$'ScSp Time'.Y7]" office:value-type="float" office:value="8.38047" calcext:value-type="float">
            <text:p>8.38</text:p>
          </table:table-cell>
          <table:table-cell table:formula="of:=[$'ScSp Time'.Z7]" office:value-type="float" office:value="68.9518" calcext:value-type="float">
            <text:p>68.95</text:p>
          </table:table-cell>
          <table:table-cell table:formula="of:=[$'ScSp Time'.AA7]" office:value-type="float" office:value="8.12287" calcext:value-type="float">
            <text:p>8.12</text:p>
          </table:table-cell>
          <table:table-cell table:formula="of:=[$'ScSp Time'.AI7]" office:value-type="float" office:value="10.3537" calcext:value-type="float">
            <text:p>10.35</text:p>
          </table:table-cell>
          <table:table-cell table:formula="of:=[$'ScSp Time'.AJ7]" office:value-type="float" office:value="4.25137" calcext:value-type="float">
            <text:p>4.25</text:p>
          </table:table-cell>
          <table:table-cell table:formula="of:=[$'ScSp Time'.AK7]" office:value-type="float" office:value="3.17989" calcext:value-type="float">
            <text:p>3.18</text:p>
          </table:table-cell>
          <table:table-cell table:formula="of:=[$'ScSp Time'.AL7]" office:value-type="float" office:value="10.3961" calcext:value-type="float">
            <text:p>10.40</text:p>
          </table:table-cell>
          <table:table-cell table:formula="of:=[$'ScSp Time'.AM7]" office:value-type="float" office:value="54.2185" calcext:value-type="float">
            <text:p>54.22</text:p>
          </table:table-cell>
          <table:table-cell table:formula="of:=[$'ScSp Time'.AN7]" office:value-type="float" office:value="17.6005" calcext:value-type="float">
            <text:p>17.60</text:p>
          </table:table-cell>
          <table:table-cell table:formula="of:=[$'ScSp Time'.AV7]" office:value-type="float" office:value="6.04373" calcext:value-type="float">
            <text:p>6.04</text:p>
          </table:table-cell>
          <table:table-cell table:formula="of:=[$'ScSp Time'.AW7]" office:value-type="float" office:value="6.46838" calcext:value-type="float">
            <text:p>6.47</text:p>
          </table:table-cell>
          <table:table-cell table:formula="of:=[$'ScSp Time'.AX7]" office:value-type="float" office:value="5.14416" calcext:value-type="float">
            <text:p>5.14</text:p>
          </table:table-cell>
          <table:table-cell table:formula="of:=[$'ScSp Time'.AY7]" office:value-type="float" office:value="9.48372" calcext:value-type="float">
            <text:p>9.48</text:p>
          </table:table-cell>
          <table:table-cell table:formula="of:=[$'ScSp Time'.AZ7]" office:value-type="float" office:value="56.0946" calcext:value-type="float">
            <text:p>56.09</text:p>
          </table:table-cell>
          <table:table-cell table:formula="of:=[$'ScSp Time'.BA7]" office:value-type="float" office:value="16.7654" calcext:value-type="float">
            <text:p>16.77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ScSp Time'.I8]" office:value-type="float" office:value="10.8282" calcext:value-type="float">
            <text:p>10.83</text:p>
          </table:table-cell>
          <table:table-cell table:formula="of:=[$'ScSp Time'.J8]" office:value-type="float" office:value="2.14941" calcext:value-type="float">
            <text:p>2.15</text:p>
          </table:table-cell>
          <table:table-cell table:formula="of:=[$'ScSp Time'.K8]" office:value-type="float" office:value="1.46605" calcext:value-type="float">
            <text:p>1.47</text:p>
          </table:table-cell>
          <table:table-cell table:formula="of:=[$'ScSp Time'.L8]" office:value-type="float" office:value="10.6061" calcext:value-type="float">
            <text:p>10.61</text:p>
          </table:table-cell>
          <table:table-cell table:formula="of:=[$'ScSp Time'.M8]" office:value-type="float" office:value="72.0909" calcext:value-type="float">
            <text:p>72.09</text:p>
          </table:table-cell>
          <table:table-cell table:formula="of:=[$'ScSp Time'.N8]" office:value-type="float" office:value="2.8593" calcext:value-type="float">
            <text:p>2.86</text:p>
          </table:table-cell>
          <table:table-cell table:formula="of:=[$'ScSp Time'.V8]" office:value-type="float" office:value="9.51113" calcext:value-type="float">
            <text:p>9.51</text:p>
          </table:table-cell>
          <table:table-cell table:formula="of:=[$'ScSp Time'.W8]" office:value-type="float" office:value="2.16236" calcext:value-type="float">
            <text:p>2.16</text:p>
          </table:table-cell>
          <table:table-cell table:formula="of:=[$'ScSp Time'.X8]" office:value-type="float" office:value="1.47488" calcext:value-type="float">
            <text:p>1.47</text:p>
          </table:table-cell>
          <table:table-cell table:formula="of:=[$'ScSp Time'.Y8]" office:value-type="float" office:value="8.37842" calcext:value-type="float">
            <text:p>8.38</text:p>
          </table:table-cell>
          <table:table-cell table:formula="of:=[$'ScSp Time'.Z8]" office:value-type="float" office:value="44.8026" calcext:value-type="float">
            <text:p>44.80</text:p>
          </table:table-cell>
          <table:table-cell table:formula="of:=[$'ScSp Time'.AA8]" office:value-type="float" office:value="33.6706" calcext:value-type="float">
            <text:p>33.67</text:p>
          </table:table-cell>
          <table:table-cell table:formula="of:=[$'ScSp Time'.AI8]" office:value-type="float" office:value="8.10132" calcext:value-type="float">
            <text:p>8.10</text:p>
          </table:table-cell>
          <table:table-cell table:formula="of:=[$'ScSp Time'.AJ8]" office:value-type="float" office:value="2.20267" calcext:value-type="float">
            <text:p>2.20</text:p>
          </table:table-cell>
          <table:table-cell table:formula="of:=[$'ScSp Time'.AK8]" office:value-type="float" office:value="1.50238" calcext:value-type="float">
            <text:p>1.50</text:p>
          </table:table-cell>
          <table:table-cell table:formula="of:=[$'ScSp Time'.AL8]" office:value-type="float" office:value="6.35379" calcext:value-type="float">
            <text:p>6.35</text:p>
          </table:table-cell>
          <table:table-cell table:formula="of:=[$'ScSp Time'.AM8]" office:value-type="float" office:value="39.7466" calcext:value-type="float">
            <text:p>39.75</text:p>
          </table:table-cell>
          <table:table-cell table:formula="of:=[$'ScSp Time'.AN8]" office:value-type="float" office:value="42.0932" calcext:value-type="float">
            <text:p>42.09</text:p>
          </table:table-cell>
          <table:table-cell table:formula="of:=[$'ScSp Time'.AV8]" office:value-type="float" office:value="5.28316" calcext:value-type="float">
            <text:p>5.28</text:p>
          </table:table-cell>
          <table:table-cell table:formula="of:=[$'ScSp Time'.AW8]" office:value-type="float" office:value="4.11365" calcext:value-type="float">
            <text:p>4.11</text:p>
          </table:table-cell>
          <table:table-cell table:formula="of:=[$'ScSp Time'.AX8]" office:value-type="float" office:value="3.24054" calcext:value-type="float">
            <text:p>3.24</text:p>
          </table:table-cell>
          <table:table-cell table:formula="of:=[$'ScSp Time'.AY8]" office:value-type="float" office:value="5.31264" calcext:value-type="float">
            <text:p>5.31</text:p>
          </table:table-cell>
          <table:table-cell table:formula="of:=[$'ScSp Time'.AZ8]" office:value-type="float" office:value="34.2564" calcext:value-type="float">
            <text:p>34.26</text:p>
          </table:table-cell>
          <table:table-cell table:formula="of:=[$'ScSp Time'.BA8]" office:value-type="float" office:value="47.7936" calcext:value-type="float">
            <text:p>47.79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ScSp Time'.I9]" office:value-type="float" office:value="13.5129" calcext:value-type="float">
            <text:p>13.51</text:p>
          </table:table-cell>
          <table:table-cell table:formula="of:=[$'ScSp Time'.J9]" office:value-type="float" office:value="4.03342" calcext:value-type="float">
            <text:p>4.03</text:p>
          </table:table-cell>
          <table:table-cell table:formula="of:=[$'ScSp Time'.K9]" office:value-type="float" office:value="1.63396" calcext:value-type="float">
            <text:p>1.63</text:p>
          </table:table-cell>
          <table:table-cell table:formula="of:=[$'ScSp Time'.L9]" office:value-type="float" office:value="11.18" calcext:value-type="float">
            <text:p>11.18</text:p>
          </table:table-cell>
          <table:table-cell table:formula="of:=[$'ScSp Time'.M9]" office:value-type="float" office:value="57.0264" calcext:value-type="float">
            <text:p>57.03</text:p>
          </table:table-cell>
          <table:table-cell table:formula="of:=[$'ScSp Time'.N9]" office:value-type="float" office:value="12.6133" calcext:value-type="float">
            <text:p>12.61</text:p>
          </table:table-cell>
          <table:table-cell table:formula="of:=[$'ScSp Time'.V9]" office:value-type="float" office:value="11.0834" calcext:value-type="float">
            <text:p>11.08</text:p>
          </table:table-cell>
          <table:table-cell table:formula="of:=[$'ScSp Time'.W9]" office:value-type="float" office:value="4.5844" calcext:value-type="float">
            <text:p>4.58</text:p>
          </table:table-cell>
          <table:table-cell table:formula="of:=[$'ScSp Time'.X9]" office:value-type="float" office:value="2.32505" calcext:value-type="float">
            <text:p>2.33</text:p>
          </table:table-cell>
          <table:table-cell table:formula="of:=[$'ScSp Time'.Y9]" office:value-type="float" office:value="9.90904" calcext:value-type="float">
            <text:p>9.91</text:p>
          </table:table-cell>
          <table:table-cell table:formula="of:=[$'ScSp Time'.Z9]" office:value-type="float" office:value="66.2201" calcext:value-type="float">
            <text:p>66.22</text:p>
          </table:table-cell>
          <table:table-cell table:formula="of:=[$'ScSp Time'.AA9]" office:value-type="float" office:value="5.87797" calcext:value-type="float">
            <text:p>5.88</text:p>
          </table:table-cell>
          <table:table-cell table:formula="of:=[$'ScSp Time'.AI9]" office:value-type="float" office:value="11.1172" calcext:value-type="float">
            <text:p>11.12</text:p>
          </table:table-cell>
          <table:table-cell table:formula="of:=[$'ScSp Time'.AJ9]" office:value-type="float" office:value="2.56719" calcext:value-type="float">
            <text:p>2.57</text:p>
          </table:table-cell>
          <table:table-cell table:formula="of:=[$'ScSp Time'.AK9]" office:value-type="float" office:value="0.696313" calcext:value-type="float">
            <text:p>0.70</text:p>
          </table:table-cell>
          <table:table-cell table:formula="of:=[$'ScSp Time'.AL9]" office:value-type="float" office:value="8.49841" calcext:value-type="float">
            <text:p>8.50</text:p>
          </table:table-cell>
          <table:table-cell table:formula="of:=[$'ScSp Time'.AM9]" office:value-type="float" office:value="64.8865" calcext:value-type="float">
            <text:p>64.89</text:p>
          </table:table-cell>
          <table:table-cell table:formula="of:=[$'ScSp Time'.AN9]" office:value-type="float" office:value="12.2344" calcext:value-type="float">
            <text:p>12.23</text:p>
          </table:table-cell>
          <table:table-cell table:formula="of:=[$'ScSp Time'.AV9]" office:value-type="float" office:value="7.71109" calcext:value-type="float">
            <text:p>7.71</text:p>
          </table:table-cell>
          <table:table-cell table:formula="of:=[$'ScSp Time'.AW9]" office:value-type="float" office:value="5.27791" calcext:value-type="float">
            <text:p>5.28</text:p>
          </table:table-cell>
          <table:table-cell table:formula="of:=[$'ScSp Time'.AX9]" office:value-type="float" office:value="3.42088" calcext:value-type="float">
            <text:p>3.42</text:p>
          </table:table-cell>
          <table:table-cell table:formula="of:=[$'ScSp Time'.AY9]" office:value-type="float" office:value="5.96902" calcext:value-type="float">
            <text:p>5.97</text:p>
          </table:table-cell>
          <table:table-cell table:formula="of:=[$'ScSp Time'.AZ9]" office:value-type="float" office:value="57.0605" calcext:value-type="float">
            <text:p>57.06</text:p>
          </table:table-cell>
          <table:table-cell table:formula="of:=[$'ScSp Time'.BA9]" office:value-type="float" office:value="20.5606" calcext:value-type="float">
            <text:p>20.56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ScSp Time'.I10]" office:value-type="float" office:value="13.4857" calcext:value-type="float">
            <text:p>13.49</text:p>
          </table:table-cell>
          <table:table-cell table:formula="of:=[$'ScSp Time'.J10]" office:value-type="float" office:value="0" calcext:value-type="float">
            <text:p>0.00</text:p>
          </table:table-cell>
          <table:table-cell table:formula="of:=[$'ScSp Time'.K10]" office:value-type="float" office:value="0" calcext:value-type="float">
            <text:p>0.00</text:p>
          </table:table-cell>
          <table:table-cell table:formula="of:=[$'ScSp Time'.L10]" office:value-type="float" office:value="13.2791" calcext:value-type="float">
            <text:p>13.28</text:p>
          </table:table-cell>
          <table:table-cell table:formula="of:=[$'ScSp Time'.M10]" office:value-type="float" office:value="71.7097" calcext:value-type="float">
            <text:p>71.71</text:p>
          </table:table-cell>
          <table:table-cell table:formula="of:=[$'ScSp Time'.N10]" office:value-type="float" office:value="1.52545" calcext:value-type="float">
            <text:p>1.53</text:p>
          </table:table-cell>
          <table:table-cell table:formula="of:=[$'ScSp Time'.V10]" office:value-type="float" office:value="10.292" calcext:value-type="float">
            <text:p>10.29</text:p>
          </table:table-cell>
          <table:table-cell table:formula="of:=[$'ScSp Time'.W10]" office:value-type="float" office:value="3.38242" calcext:value-type="float">
            <text:p>3.38</text:p>
          </table:table-cell>
          <table:table-cell table:formula="of:=[$'ScSp Time'.X10]" office:value-type="float" office:value="1.15264" calcext:value-type="float">
            <text:p>1.15</text:p>
          </table:table-cell>
          <table:table-cell table:formula="of:=[$'ScSp Time'.Y10]" office:value-type="float" office:value="11.4689" calcext:value-type="float">
            <text:p>11.47</text:p>
          </table:table-cell>
          <table:table-cell table:formula="of:=[$'ScSp Time'.Z10]" office:value-type="float" office:value="48.3522" calcext:value-type="float">
            <text:p>48.35</text:p>
          </table:table-cell>
          <table:table-cell table:formula="of:=[$'ScSp Time'.AA10]" office:value-type="float" office:value="25.3518" calcext:value-type="float">
            <text:p>25.35</text:p>
          </table:table-cell>
          <table:table-cell table:formula="of:=[$'ScSp Time'.AI10]" office:value-type="float" office:value="7.04207" calcext:value-type="float">
            <text:p>7.04</text:p>
          </table:table-cell>
          <table:table-cell table:formula="of:=[$'ScSp Time'.AJ10]" office:value-type="float" office:value="5.65876" calcext:value-type="float">
            <text:p>5.66</text:p>
          </table:table-cell>
          <table:table-cell table:formula="of:=[$'ScSp Time'.AK10]" office:value-type="float" office:value="2.63054" calcext:value-type="float">
            <text:p>2.63</text:p>
          </table:table-cell>
          <table:table-cell table:formula="of:=[$'ScSp Time'.AL10]" office:value-type="float" office:value="9.41166" calcext:value-type="float">
            <text:p>9.41</text:p>
          </table:table-cell>
          <table:table-cell table:formula="of:=[$'ScSp Time'.AM10]" office:value-type="float" office:value="74.0412" calcext:value-type="float">
            <text:p>74.04</text:p>
          </table:table-cell>
          <table:table-cell table:formula="of:=[$'ScSp Time'.AN10]" office:value-type="float" office:value="1.21577" calcext:value-type="float">
            <text:p>1.22</text:p>
          </table:table-cell>
          <table:table-cell table:formula="of:=[$'ScSp Time'.AV10]" office:value-type="float" office:value="5.48766" calcext:value-type="float">
            <text:p>5.49</text:p>
          </table:table-cell>
          <table:table-cell table:formula="of:=[$'ScSp Time'.AW10]" office:value-type="float" office:value="5.78694" calcext:value-type="float">
            <text:p>5.79</text:p>
          </table:table-cell>
          <table:table-cell table:formula="of:=[$'ScSp Time'.AX10]" office:value-type="float" office:value="2.69012" calcext:value-type="float">
            <text:p>2.69</text:p>
          </table:table-cell>
          <table:table-cell table:formula="of:=[$'ScSp Time'.AY10]" office:value-type="float" office:value="8.54664" calcext:value-type="float">
            <text:p>8.55</text:p>
          </table:table-cell>
          <table:table-cell table:formula="of:=[$'ScSp Time'.AZ10]" office:value-type="float" office:value="62.0386" calcext:value-type="float">
            <text:p>62.04</text:p>
          </table:table-cell>
          <table:table-cell table:formula="of:=[$'ScSp Time'.BA10]" office:value-type="float" office:value="15.45" calcext:value-type="float">
            <text:p>15.45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ScSp Time'.I11]" office:value-type="float" office:value="9.94387" calcext:value-type="float">
            <text:p>9.94</text:p>
          </table:table-cell>
          <table:table-cell table:formula="of:=[$'ScSp Time'.J11]" office:value-type="float" office:value="0" calcext:value-type="float">
            <text:p>0.00</text:p>
          </table:table-cell>
          <table:table-cell table:formula="of:=[$'ScSp Time'.K11]" office:value-type="float" office:value="0" calcext:value-type="float">
            <text:p>0.00</text:p>
          </table:table-cell>
          <table:table-cell table:formula="of:=[$'ScSp Time'.L11]" office:value-type="float" office:value="7.29998" calcext:value-type="float">
            <text:p>7.30</text:p>
          </table:table-cell>
          <table:table-cell table:formula="of:=[$'ScSp Time'.M11]" office:value-type="float" office:value="82.7561" calcext:value-type="float">
            <text:p>82.76</text:p>
          </table:table-cell>
          <table:table-cell table:formula="of:=[$'ScSp Time'.N11]" office:value-type="float" office:value="0" calcext:value-type="float">
            <text:p>0.00</text:p>
          </table:table-cell>
          <table:table-cell table:formula="of:=[$'ScSp Time'.V11]" office:value-type="float" office:value="9.48477" calcext:value-type="float">
            <text:p>9.48</text:p>
          </table:table-cell>
          <table:table-cell table:formula="of:=[$'ScSp Time'.W11]" office:value-type="float" office:value="1.79997" calcext:value-type="float">
            <text:p>1.80</text:p>
          </table:table-cell>
          <table:table-cell table:formula="of:=[$'ScSp Time'.X11]" office:value-type="float" office:value="1.65079" calcext:value-type="float">
            <text:p>1.65</text:p>
          </table:table-cell>
          <table:table-cell table:formula="of:=[$'ScSp Time'.Y11]" office:value-type="float" office:value="8.86345" calcext:value-type="float">
            <text:p>8.86</text:p>
          </table:table-cell>
          <table:table-cell table:formula="of:=[$'ScSp Time'.Z11]" office:value-type="float" office:value="58.169" calcext:value-type="float">
            <text:p>58.17</text:p>
          </table:table-cell>
          <table:table-cell table:formula="of:=[$'ScSp Time'.AA11]" office:value-type="float" office:value="20.032" calcext:value-type="float">
            <text:p>20.03</text:p>
          </table:table-cell>
          <table:table-cell table:formula="of:=[$'ScSp Time'.AI11]" office:value-type="float" office:value="6.32577" calcext:value-type="float">
            <text:p>6.33</text:p>
          </table:table-cell>
          <table:table-cell table:formula="of:=[$'ScSp Time'.AJ11]" office:value-type="float" office:value="4.91785" calcext:value-type="float">
            <text:p>4.92</text:p>
          </table:table-cell>
          <table:table-cell table:formula="of:=[$'ScSp Time'.AK11]" office:value-type="float" office:value="3.2114" calcext:value-type="float">
            <text:p>3.21</text:p>
          </table:table-cell>
          <table:table-cell table:formula="of:=[$'ScSp Time'.AL11]" office:value-type="float" office:value="6.66092" calcext:value-type="float">
            <text:p>6.66</text:p>
          </table:table-cell>
          <table:table-cell table:formula="of:=[$'ScSp Time'.AM11]" office:value-type="float" office:value="51.4468" calcext:value-type="float">
            <text:p>51.45</text:p>
          </table:table-cell>
          <table:table-cell table:formula="of:=[$'ScSp Time'.AN11]" office:value-type="float" office:value="27.4373" calcext:value-type="float">
            <text:p>27.44</text:p>
          </table:table-cell>
          <table:table-cell table:formula="of:=[$'ScSp Time'.AV11]" office:value-type="float" office:value="4.92971" calcext:value-type="float">
            <text:p>4.93</text:p>
          </table:table-cell>
          <table:table-cell table:formula="of:=[$'ScSp Time'.AW11]" office:value-type="float" office:value="7.29859" calcext:value-type="float">
            <text:p>7.30</text:p>
          </table:table-cell>
          <table:table-cell table:formula="of:=[$'ScSp Time'.AX11]" office:value-type="float" office:value="3.52351" calcext:value-type="float">
            <text:p>3.52</text:p>
          </table:table-cell>
          <table:table-cell table:formula="of:=[$'ScSp Time'.AY11]" office:value-type="float" office:value="5.00533" calcext:value-type="float">
            <text:p>5.01</text:p>
          </table:table-cell>
          <table:table-cell table:formula="of:=[$'ScSp Time'.AZ11]" office:value-type="float" office:value="52.3776" calcext:value-type="float">
            <text:p>52.38</text:p>
          </table:table-cell>
          <table:table-cell table:formula="of:=[$'ScSp Time'.BA11]" office:value-type="float" office:value="26.8652" calcext:value-type="float">
            <text:p>26.87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ScSp Time'.I12]" office:value-type="float" office:value="10.4184" calcext:value-type="float">
            <text:p>10.42</text:p>
          </table:table-cell>
          <table:table-cell table:formula="of:=[$'ScSp Time'.J12]" office:value-type="float" office:value="0" calcext:value-type="float">
            <text:p>0.00</text:p>
          </table:table-cell>
          <table:table-cell table:formula="of:=[$'ScSp Time'.K12]" office:value-type="float" office:value="0" calcext:value-type="float">
            <text:p>0.00</text:p>
          </table:table-cell>
          <table:table-cell table:formula="of:=[$'ScSp Time'.L12]" office:value-type="float" office:value="8.47957" calcext:value-type="float">
            <text:p>8.48</text:p>
          </table:table-cell>
          <table:table-cell table:formula="of:=[$'ScSp Time'.M12]" office:value-type="float" office:value="81.1021" calcext:value-type="float">
            <text:p>81.10</text:p>
          </table:table-cell>
          <table:table-cell table:formula="of:=[$'ScSp Time'.N12]" office:value-type="float" office:value="0" calcext:value-type="float">
            <text:p>0.00</text:p>
          </table:table-cell>
          <table:table-cell table:formula="of:=[$'ScSp Time'.V12]" office:value-type="float" office:value="11.5308" calcext:value-type="float">
            <text:p>11.53</text:p>
          </table:table-cell>
          <table:table-cell table:formula="of:=[$'ScSp Time'.W12]" office:value-type="float" office:value="2.25033" calcext:value-type="float">
            <text:p>2.25</text:p>
          </table:table-cell>
          <table:table-cell table:formula="of:=[$'ScSp Time'.X12]" office:value-type="float" office:value="1.51005" calcext:value-type="float">
            <text:p>1.51</text:p>
          </table:table-cell>
          <table:table-cell table:formula="of:=[$'ScSp Time'.Y12]" office:value-type="float" office:value="10.3768" calcext:value-type="float">
            <text:p>10.38</text:p>
          </table:table-cell>
          <table:table-cell table:formula="of:=[$'ScSp Time'.Z12]" office:value-type="float" office:value="73.0838" calcext:value-type="float">
            <text:p>73.08</text:p>
          </table:table-cell>
          <table:table-cell table:formula="of:=[$'ScSp Time'.AA12]" office:value-type="float" office:value="1.24818" calcext:value-type="float">
            <text:p>1.25</text:p>
          </table:table-cell>
          <table:table-cell table:formula="of:=[$'ScSp Time'.AI12]" office:value-type="float" office:value="10.304" calcext:value-type="float">
            <text:p>10.30</text:p>
          </table:table-cell>
          <table:table-cell table:formula="of:=[$'ScSp Time'.AJ12]" office:value-type="float" office:value="2.26611" calcext:value-type="float">
            <text:p>2.27</text:p>
          </table:table-cell>
          <table:table-cell table:formula="of:=[$'ScSp Time'.AK12]" office:value-type="float" office:value="1.52064" calcext:value-type="float">
            <text:p>1.52</text:p>
          </table:table-cell>
          <table:table-cell table:formula="of:=[$'ScSp Time'.AL12]" office:value-type="float" office:value="9.88017" calcext:value-type="float">
            <text:p>9.88</text:p>
          </table:table-cell>
          <table:table-cell table:formula="of:=[$'ScSp Time'.AM12]" office:value-type="float" office:value="68.2734" calcext:value-type="float">
            <text:p>68.27</text:p>
          </table:table-cell>
          <table:table-cell table:formula="of:=[$'ScSp Time'.AN12]" office:value-type="float" office:value="7.7557" calcext:value-type="float">
            <text:p>7.76</text:p>
          </table:table-cell>
          <table:table-cell table:formula="of:=[$'ScSp Time'.AV12]" office:value-type="float" office:value="6.69162" calcext:value-type="float">
            <text:p>6.69</text:p>
          </table:table-cell>
          <table:table-cell table:formula="of:=[$'ScSp Time'.AW12]" office:value-type="float" office:value="16.5924" calcext:value-type="float">
            <text:p>16.59</text:p>
          </table:table-cell>
          <table:table-cell table:formula="of:=[$'ScSp Time'.AX12]" office:value-type="float" office:value="7.80472" calcext:value-type="float">
            <text:p>7.80</text:p>
          </table:table-cell>
          <table:table-cell table:formula="of:=[$'ScSp Time'.AY12]" office:value-type="float" office:value="8.61513" calcext:value-type="float">
            <text:p>8.62</text:p>
          </table:table-cell>
          <table:table-cell table:formula="of:=[$'ScSp Time'.AZ12]" office:value-type="float" office:value="54.8891" calcext:value-type="float">
            <text:p>54.89</text:p>
          </table:table-cell>
          <table:table-cell table:formula="of:=[$'ScSp Time'.BA12]" office:value-type="float" office:value="5.40711" calcext:value-type="float">
            <text:p>5.41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ScSp Time'.I13]" office:value-type="float" office:value="14.8547" calcext:value-type="float">
            <text:p>14.85</text:p>
          </table:table-cell>
          <table:table-cell table:formula="of:=[$'ScSp Time'.J13]" office:value-type="float" office:value="0" calcext:value-type="float">
            <text:p>0.00</text:p>
          </table:table-cell>
          <table:table-cell table:formula="of:=[$'ScSp Time'.K13]" office:value-type="float" office:value="0" calcext:value-type="float">
            <text:p>0.00</text:p>
          </table:table-cell>
          <table:table-cell table:formula="of:=[$'ScSp Time'.L13]" office:value-type="float" office:value="10.8365" calcext:value-type="float">
            <text:p>10.84</text:p>
          </table:table-cell>
          <table:table-cell table:formula="of:=[$'ScSp Time'.M13]" office:value-type="float" office:value="74.3089" calcext:value-type="float">
            <text:p>74.31</text:p>
          </table:table-cell>
          <table:table-cell table:formula="of:=[$'ScSp Time'.N13]" office:value-type="float" office:value="0" calcext:value-type="float">
            <text:p>0.00</text:p>
          </table:table-cell>
          <table:table-cell table:formula="of:=[$'ScSp Time'.V13]" office:value-type="float" office:value="11.6225" calcext:value-type="float">
            <text:p>11.62</text:p>
          </table:table-cell>
          <table:table-cell table:formula="of:=[$'ScSp Time'.W13]" office:value-type="float" office:value="1.41938" calcext:value-type="float">
            <text:p>1.42</text:p>
          </table:table-cell>
          <table:table-cell table:formula="of:=[$'ScSp Time'.X13]" office:value-type="float" office:value="1.6451" calcext:value-type="float">
            <text:p>1.65</text:p>
          </table:table-cell>
          <table:table-cell table:formula="of:=[$'ScSp Time'.Y13]" office:value-type="float" office:value="10.4795" calcext:value-type="float">
            <text:p>10.48</text:p>
          </table:table-cell>
          <table:table-cell table:formula="of:=[$'ScSp Time'.Z13]" office:value-type="float" office:value="66.346" calcext:value-type="float">
            <text:p>66.35</text:p>
          </table:table-cell>
          <table:table-cell table:formula="of:=[$'ScSp Time'.AA13]" office:value-type="float" office:value="8.48746" calcext:value-type="float">
            <text:p>8.49</text:p>
          </table:table-cell>
          <table:table-cell table:formula="of:=[$'ScSp Time'.AI13]" office:value-type="float" office:value="10.4347" calcext:value-type="float">
            <text:p>10.43</text:p>
          </table:table-cell>
          <table:table-cell table:formula="of:=[$'ScSp Time'.AJ13]" office:value-type="float" office:value="1.43164" calcext:value-type="float">
            <text:p>1.43</text:p>
          </table:table-cell>
          <table:table-cell table:formula="of:=[$'ScSp Time'.AK13]" office:value-type="float" office:value="1.65932" calcext:value-type="float">
            <text:p>1.66</text:p>
          </table:table-cell>
          <table:table-cell table:formula="of:=[$'ScSp Time'.AL13]" office:value-type="float" office:value="9.78024" calcext:value-type="float">
            <text:p>9.78</text:p>
          </table:table-cell>
          <table:table-cell table:formula="of:=[$'ScSp Time'.AM13]" office:value-type="float" office:value="68.1333" calcext:value-type="float">
            <text:p>68.13</text:p>
          </table:table-cell>
          <table:table-cell table:formula="of:=[$'ScSp Time'.AN13]" office:value-type="float" office:value="8.56081" calcext:value-type="float">
            <text:p>8.56</text:p>
          </table:table-cell>
          <table:table-cell table:formula="of:=[$'ScSp Time'.AV13]" office:value-type="float" office:value="10.4786" calcext:value-type="float">
            <text:p>10.48</text:p>
          </table:table-cell>
          <table:table-cell table:formula="of:=[$'ScSp Time'.AW13]" office:value-type="float" office:value="2.91577" calcext:value-type="float">
            <text:p>2.92</text:p>
          </table:table-cell>
          <table:table-cell table:formula="of:=[$'ScSp Time'.AX13]" office:value-type="float" office:value="4.30458" calcext:value-type="float">
            <text:p>4.30</text:p>
          </table:table-cell>
          <table:table-cell table:formula="of:=[$'ScSp Time'.AY13]" office:value-type="float" office:value="9.61754" calcext:value-type="float">
            <text:p>9.62</text:p>
          </table:table-cell>
          <table:table-cell table:formula="of:=[$'ScSp Time'.AZ13]" office:value-type="float" office:value="14.7701" calcext:value-type="float">
            <text:p>14.77</text:p>
          </table:table-cell>
          <table:table-cell table:formula="of:=[$'ScSp Time'.BA13]" office:value-type="float" office:value="57.9135" calcext:value-type="float">
            <text:p>57.91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ScSp Time'.I14]" office:value-type="float" office:value="11.9407" calcext:value-type="float">
            <text:p>11.94</text:p>
          </table:table-cell>
          <table:table-cell table:formula="of:=[$'ScSp Time'.J14]" office:value-type="float" office:value="1.71974" calcext:value-type="float">
            <text:p>1.72</text:p>
          </table:table-cell>
          <table:table-cell table:formula="of:=[$'ScSp Time'.K14]" office:value-type="float" office:value="1.35422" calcext:value-type="float">
            <text:p>1.35</text:p>
          </table:table-cell>
          <table:table-cell table:formula="of:=[$'ScSp Time'.L14]" office:value-type="float" office:value="11.8178" calcext:value-type="float">
            <text:p>11.82</text:p>
          </table:table-cell>
          <table:table-cell table:formula="of:=[$'ScSp Time'.M14]" office:value-type="float" office:value="73.1675" calcext:value-type="float">
            <text:p>73.17</text:p>
          </table:table-cell>
          <table:table-cell table:formula="of:=[$'ScSp Time'.N14]" office:value-type="float" office:value="0" calcext:value-type="float">
            <text:p>0.00</text:p>
          </table:table-cell>
          <table:table-cell table:formula="of:=[$'ScSp Time'.V14]" office:value-type="float" office:value="11.0933" calcext:value-type="float">
            <text:p>11.09</text:p>
          </table:table-cell>
          <table:table-cell table:formula="of:=[$'ScSp Time'.W14]" office:value-type="float" office:value="1.73626" calcext:value-type="float">
            <text:p>1.74</text:p>
          </table:table-cell>
          <table:table-cell table:formula="of:=[$'ScSp Time'.X14]" office:value-type="float" office:value="1.36723" calcext:value-type="float">
            <text:p>1.37</text:p>
          </table:table-cell>
          <table:table-cell table:formula="of:=[$'ScSp Time'.Y14]" office:value-type="float" office:value="11.1525" calcext:value-type="float">
            <text:p>11.15</text:p>
          </table:table-cell>
          <table:table-cell table:formula="of:=[$'ScSp Time'.Z14]" office:value-type="float" office:value="65.491" calcext:value-type="float">
            <text:p>65.49</text:p>
          </table:table-cell>
          <table:table-cell table:formula="of:=[$'ScSp Time'.AA14]" office:value-type="float" office:value="9.15972" calcext:value-type="float">
            <text:p>9.16</text:p>
          </table:table-cell>
          <table:table-cell table:formula="of:=[$'ScSp Time'.AI14]" office:value-type="float" office:value="9.642" calcext:value-type="float">
            <text:p>9.64</text:p>
          </table:table-cell>
          <table:table-cell table:formula="of:=[$'ScSp Time'.AJ14]" office:value-type="float" office:value="6.93574" calcext:value-type="float">
            <text:p>6.94</text:p>
          </table:table-cell>
          <table:table-cell table:formula="of:=[$'ScSp Time'.AK14]" office:value-type="float" office:value="4.27748" calcext:value-type="float">
            <text:p>4.28</text:p>
          </table:table-cell>
          <table:table-cell table:formula="of:=[$'ScSp Time'.AL14]" office:value-type="float" office:value="12.0362" calcext:value-type="float">
            <text:p>12.04</text:p>
          </table:table-cell>
          <table:table-cell table:formula="of:=[$'ScSp Time'.AM14]" office:value-type="float" office:value="65.4341" calcext:value-type="float">
            <text:p>65.43</text:p>
          </table:table-cell>
          <table:table-cell table:formula="of:=[$'ScSp Time'.AN14]" office:value-type="float" office:value="1.67444" calcext:value-type="float">
            <text:p>1.67</text:p>
          </table:table-cell>
          <table:table-cell table:formula="of:=[$'ScSp Time'.AV14]" office:value-type="float" office:value="6.85406" calcext:value-type="float">
            <text:p>6.85</text:p>
          </table:table-cell>
          <table:table-cell table:formula="of:=[$'ScSp Time'.AW14]" office:value-type="float" office:value="9.24484" calcext:value-type="float">
            <text:p>9.24</text:p>
          </table:table-cell>
          <table:table-cell table:formula="of:=[$'ScSp Time'.AX14]" office:value-type="float" office:value="4.17917" calcext:value-type="float">
            <text:p>4.18</text:p>
          </table:table-cell>
          <table:table-cell table:formula="of:=[$'ScSp Time'.AY14]" office:value-type="float" office:value="8.77446" calcext:value-type="float">
            <text:p>8.77</text:p>
          </table:table-cell>
          <table:table-cell table:formula="of:=[$'ScSp Time'.AZ14]" office:value-type="float" office:value="58.5403" calcext:value-type="float">
            <text:p>58.54</text:p>
          </table:table-cell>
          <table:table-cell table:formula="of:=[$'ScSp Time'.BA14]" office:value-type="float" office:value="12.4072" calcext:value-type="float">
            <text:p>12.41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ScSp Time'.I15]" office:value-type="float" office:value="8.00043" calcext:value-type="float">
            <text:p>8.00</text:p>
          </table:table-cell>
          <table:table-cell table:formula="of:=[$'ScSp Time'.J15]" office:value-type="float" office:value="1.56147" calcext:value-type="float">
            <text:p>1.56</text:p>
          </table:table-cell>
          <table:table-cell table:formula="of:=[$'ScSp Time'.K15]" office:value-type="float" office:value="1.06822" calcext:value-type="float">
            <text:p>1.07</text:p>
          </table:table-cell>
          <table:table-cell table:formula="of:=[$'ScSp Time'.L15]" office:value-type="float" office:value="10.1092" calcext:value-type="float">
            <text:p>10.11</text:p>
          </table:table-cell>
          <table:table-cell table:formula="of:=[$'ScSp Time'.M15]" office:value-type="float" office:value="66.583" calcext:value-type="float">
            <text:p>66.58</text:p>
          </table:table-cell>
          <table:table-cell table:formula="of:=[$'ScSp Time'.N15]" office:value-type="float" office:value="12.6777" calcext:value-type="float">
            <text:p>12.68</text:p>
          </table:table-cell>
          <table:table-cell table:formula="of:=[$'ScSp Time'.V15]" office:value-type="float" office:value="6.26551" calcext:value-type="float">
            <text:p>6.27</text:p>
          </table:table-cell>
          <table:table-cell table:formula="of:=[$'ScSp Time'.W15]" office:value-type="float" office:value="2.56963" calcext:value-type="float">
            <text:p>2.57</text:p>
          </table:table-cell>
          <table:table-cell table:formula="of:=[$'ScSp Time'.X15]" office:value-type="float" office:value="1.64623" calcext:value-type="float">
            <text:p>1.65</text:p>
          </table:table-cell>
          <table:table-cell table:formula="of:=[$'ScSp Time'.Y15]" office:value-type="float" office:value="10.0657" calcext:value-type="float">
            <text:p>10.07</text:p>
          </table:table-cell>
          <table:table-cell table:formula="of:=[$'ScSp Time'.Z15]" office:value-type="float" office:value="66.9158" calcext:value-type="float">
            <text:p>66.92</text:p>
          </table:table-cell>
          <table:table-cell table:formula="of:=[$'ScSp Time'.AA15]" office:value-type="float" office:value="12.5371" calcext:value-type="float">
            <text:p>12.54</text:p>
          </table:table-cell>
          <table:table-cell table:formula="of:=[$'ScSp Time'.AI15]" office:value-type="float" office:value="6.21538" calcext:value-type="float">
            <text:p>6.22</text:p>
          </table:table-cell>
          <table:table-cell table:formula="of:=[$'ScSp Time'.AJ15]" office:value-type="float" office:value="3.20776" calcext:value-type="float">
            <text:p>3.21</text:p>
          </table:table-cell>
          <table:table-cell table:formula="of:=[$'ScSp Time'.AK15]" office:value-type="float" office:value="2.67535" calcext:value-type="float">
            <text:p>2.68</text:p>
          </table:table-cell>
          <table:table-cell table:formula="of:=[$'ScSp Time'.AL15]" office:value-type="float" office:value="10.4864" calcext:value-type="float">
            <text:p>10.49</text:p>
          </table:table-cell>
          <table:table-cell table:formula="of:=[$'ScSp Time'.AM15]" office:value-type="float" office:value="48.5722" calcext:value-type="float">
            <text:p>48.57</text:p>
          </table:table-cell>
          <table:table-cell table:formula="of:=[$'ScSp Time'.AN15]" office:value-type="float" office:value="28.8429" calcext:value-type="float">
            <text:p>28.84</text:p>
          </table:table-cell>
          <table:table-cell table:formula="of:=[$'ScSp Time'.AV15]" office:value-type="float" office:value="6.74645" calcext:value-type="float">
            <text:p>6.75</text:p>
          </table:table-cell>
          <table:table-cell table:formula="of:=[$'ScSp Time'.AW15]" office:value-type="float" office:value="3.56978" calcext:value-type="float">
            <text:p>3.57</text:p>
          </table:table-cell>
          <table:table-cell table:formula="of:=[$'ScSp Time'.AX15]" office:value-type="float" office:value="2.90054" calcext:value-type="float">
            <text:p>2.90</text:p>
          </table:table-cell>
          <table:table-cell table:formula="of:=[$'ScSp Time'.AY15]" office:value-type="float" office:value="10.7168" calcext:value-type="float">
            <text:p>10.72</text:p>
          </table:table-cell>
          <table:table-cell table:formula="of:=[$'ScSp Time'.AZ15]" office:value-type="float" office:value="43.9835" calcext:value-type="float">
            <text:p>43.98</text:p>
          </table:table-cell>
          <table:table-cell table:formula="of:=[$'ScSp Time'.BA15]" office:value-type="float" office:value="32.0829" calcext:value-type="float">
            <text:p>32.08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ScSp Time'.I16]" office:value-type="float" office:value="8.55602" calcext:value-type="float">
            <text:p>8.56</text:p>
          </table:table-cell>
          <table:table-cell table:formula="of:=[$'ScSp Time'.J16]" office:value-type="float" office:value="1.31645" calcext:value-type="float">
            <text:p>1.32</text:p>
          </table:table-cell>
          <table:table-cell table:formula="of:=[$'ScSp Time'.K16]" office:value-type="float" office:value="1.15319" calcext:value-type="float">
            <text:p>1.15</text:p>
          </table:table-cell>
          <table:table-cell table:formula="of:=[$'ScSp Time'.L16]" office:value-type="float" office:value="6.09211" calcext:value-type="float">
            <text:p>6.09</text:p>
          </table:table-cell>
          <table:table-cell table:formula="of:=[$'ScSp Time'.M16]" office:value-type="float" office:value="79.6845" calcext:value-type="float">
            <text:p>79.68</text:p>
          </table:table-cell>
          <table:table-cell table:formula="of:=[$'ScSp Time'.N16]" office:value-type="float" office:value="3.19768" calcext:value-type="float">
            <text:p>3.20</text:p>
          </table:table-cell>
          <table:table-cell table:formula="of:=[$'ScSp Time'.V16]" office:value-type="float" office:value="6.89292" calcext:value-type="float">
            <text:p>6.89</text:p>
          </table:table-cell>
          <table:table-cell table:formula="of:=[$'ScSp Time'.W16]" office:value-type="float" office:value="2.33407" calcext:value-type="float">
            <text:p>2.33</text:p>
          </table:table-cell>
          <table:table-cell table:formula="of:=[$'ScSp Time'.X16]" office:value-type="float" office:value="1.80133" calcext:value-type="float">
            <text:p>1.80</text:p>
          </table:table-cell>
          <table:table-cell table:formula="of:=[$'ScSp Time'.Y16]" office:value-type="float" office:value="5.79544" calcext:value-type="float">
            <text:p>5.80</text:p>
          </table:table-cell>
          <table:table-cell table:formula="of:=[$'ScSp Time'.Z16]" office:value-type="float" office:value="56.4137" calcext:value-type="float">
            <text:p>56.41</text:p>
          </table:table-cell>
          <table:table-cell table:formula="of:=[$'ScSp Time'.AA16]" office:value-type="float" office:value="26.7625" calcext:value-type="float">
            <text:p>26.76</text:p>
          </table:table-cell>
          <table:table-cell table:formula="of:=[$'ScSp Time'.AI16]" office:value-type="float" office:value="7.41483" calcext:value-type="float">
            <text:p>7.41</text:p>
          </table:table-cell>
          <table:table-cell table:formula="of:=[$'ScSp Time'.AJ16]" office:value-type="float" office:value="2.81745" calcext:value-type="float">
            <text:p>2.82</text:p>
          </table:table-cell>
          <table:table-cell table:formula="of:=[$'ScSp Time'.AK16]" office:value-type="float" office:value="2.17438" calcext:value-type="float">
            <text:p>2.17</text:p>
          </table:table-cell>
          <table:table-cell table:formula="of:=[$'ScSp Time'.AL16]" office:value-type="float" office:value="5.91911" calcext:value-type="float">
            <text:p>5.92</text:p>
          </table:table-cell>
          <table:table-cell table:formula="of:=[$'ScSp Time'.AM16]" office:value-type="float" office:value="60.4176" calcext:value-type="float">
            <text:p>60.42</text:p>
          </table:table-cell>
          <table:table-cell table:formula="of:=[$'ScSp Time'.AN16]" office:value-type="float" office:value="21.2567" calcext:value-type="float">
            <text:p>21.26</text:p>
          </table:table-cell>
          <table:table-cell table:formula="of:=[$'ScSp Time'.AV16]" office:value-type="float" office:value="5.82899" calcext:value-type="float">
            <text:p>5.83</text:p>
          </table:table-cell>
          <table:table-cell table:formula="of:=[$'ScSp Time'.AW16]" office:value-type="float" office:value="6.36248" calcext:value-type="float">
            <text:p>6.36</text:p>
          </table:table-cell>
          <table:table-cell table:formula="of:=[$'ScSp Time'.AX16]" office:value-type="float" office:value="4.3268" calcext:value-type="float">
            <text:p>4.33</text:p>
          </table:table-cell>
          <table:table-cell table:formula="of:=[$'ScSp Time'.AY16]" office:value-type="float" office:value="5.41796" calcext:value-type="float">
            <text:p>5.42</text:p>
          </table:table-cell>
          <table:table-cell table:formula="of:=[$'ScSp Time'.AZ16]" office:value-type="float" office:value="62.6403" calcext:value-type="float">
            <text:p>62.64</text:p>
          </table:table-cell>
          <table:table-cell table:formula="of:=[$'ScSp Time'.BA16]" office:value-type="float" office:value="15.4234" calcext:value-type="float">
            <text:p>15.42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ScSp Time'.I17]" office:value-type="float" office:value="8.01237" calcext:value-type="float">
            <text:p>8.01</text:p>
          </table:table-cell>
          <table:table-cell table:formula="of:=[$'ScSp Time'.J17]" office:value-type="float" office:value="1.61821" calcext:value-type="float">
            <text:p>1.62</text:p>
          </table:table-cell>
          <table:table-cell table:formula="of:=[$'ScSp Time'.K17]" office:value-type="float" office:value="0.595807" calcext:value-type="float">
            <text:p>0.60</text:p>
          </table:table-cell>
          <table:table-cell table:formula="of:=[$'ScSp Time'.L17]" office:value-type="float" office:value="5.88313" calcext:value-type="float">
            <text:p>5.88</text:p>
          </table:table-cell>
          <table:table-cell table:formula="of:=[$'ScSp Time'.M17]" office:value-type="float" office:value="76.6319" calcext:value-type="float">
            <text:p>76.63</text:p>
          </table:table-cell>
          <table:table-cell table:formula="of:=[$'ScSp Time'.N17]" office:value-type="float" office:value="7.25854" calcext:value-type="float">
            <text:p>7.26</text:p>
          </table:table-cell>
          <table:table-cell table:formula="of:=[$'ScSp Time'.V17]" office:value-type="float" office:value="7.93294" calcext:value-type="float">
            <text:p>7.93</text:p>
          </table:table-cell>
          <table:table-cell table:formula="of:=[$'ScSp Time'.W17]" office:value-type="float" office:value="3.19222" calcext:value-type="float">
            <text:p>3.19</text:p>
          </table:table-cell>
          <table:table-cell table:formula="of:=[$'ScSp Time'.X17]" office:value-type="float" office:value="1.52703" calcext:value-type="float">
            <text:p>1.53</text:p>
          </table:table-cell>
          <table:table-cell table:formula="of:=[$'ScSp Time'.Y17]" office:value-type="float" office:value="6.6413" calcext:value-type="float">
            <text:p>6.64</text:p>
          </table:table-cell>
          <table:table-cell table:formula="of:=[$'ScSp Time'.Z17]" office:value-type="float" office:value="74.5208" calcext:value-type="float">
            <text:p>74.52</text:p>
          </table:table-cell>
          <table:table-cell table:formula="of:=[$'ScSp Time'.AA17]" office:value-type="float" office:value="6.18571" calcext:value-type="float">
            <text:p>6.19</text:p>
          </table:table-cell>
          <table:table-cell table:formula="of:=[$'ScSp Time'.AI17]" office:value-type="float" office:value="6.60283" calcext:value-type="float">
            <text:p>6.60</text:p>
          </table:table-cell>
          <table:table-cell table:formula="of:=[$'ScSp Time'.AJ17]" office:value-type="float" office:value="7.18334" calcext:value-type="float">
            <text:p>7.18</text:p>
          </table:table-cell>
          <table:table-cell table:formula="of:=[$'ScSp Time'.AK17]" office:value-type="float" office:value="3.32778" calcext:value-type="float">
            <text:p>3.33</text:p>
          </table:table-cell>
          <table:table-cell table:formula="of:=[$'ScSp Time'.AL17]" office:value-type="float" office:value="6.71765" calcext:value-type="float">
            <text:p>6.72</text:p>
          </table:table-cell>
          <table:table-cell table:formula="of:=[$'ScSp Time'.AM17]" office:value-type="float" office:value="68.6448" calcext:value-type="float">
            <text:p>68.64</text:p>
          </table:table-cell>
          <table:table-cell table:formula="of:=[$'ScSp Time'.AN17]" office:value-type="float" office:value="7.5236" calcext:value-type="float">
            <text:p>7.52</text:p>
          </table:table-cell>
          <table:table-cell table:formula="of:=[$'ScSp Time'.AV17]" office:value-type="float" office:value="5.73586" calcext:value-type="float">
            <text:p>5.74</text:p>
          </table:table-cell>
          <table:table-cell table:formula="of:=[$'ScSp Time'.AW17]" office:value-type="float" office:value="7.50994" calcext:value-type="float">
            <text:p>7.51</text:p>
          </table:table-cell>
          <table:table-cell table:formula="of:=[$'ScSp Time'.AX17]" office:value-type="float" office:value="3.13752" calcext:value-type="float">
            <text:p>3.14</text:p>
          </table:table-cell>
          <table:table-cell table:formula="of:=[$'ScSp Time'.AY17]" office:value-type="float" office:value="6.05897" calcext:value-type="float">
            <text:p>6.06</text:p>
          </table:table-cell>
          <table:table-cell table:formula="of:=[$'ScSp Time'.AZ17]" office:value-type="float" office:value="58.1176" calcext:value-type="float">
            <text:p>58.12</text:p>
          </table:table-cell>
          <table:table-cell table:formula="of:=[$'ScSp Time'.BA17]" office:value-type="float" office:value="19.4401" calcext:value-type="float">
            <text:p>19.44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ScSp Time'.I18]" office:value-type="float" office:value="14.4826" calcext:value-type="float">
            <text:p>14.48</text:p>
          </table:table-cell>
          <table:table-cell table:formula="of:=[$'ScSp Time'.J18]" office:value-type="float" office:value="0" calcext:value-type="float">
            <text:p>0.00</text:p>
          </table:table-cell>
          <table:table-cell table:formula="of:=[$'ScSp Time'.K18]" office:value-type="float" office:value="0" calcext:value-type="float">
            <text:p>0.00</text:p>
          </table:table-cell>
          <table:table-cell table:formula="of:=[$'ScSp Time'.L18]" office:value-type="float" office:value="12.4858" calcext:value-type="float">
            <text:p>12.49</text:p>
          </table:table-cell>
          <table:table-cell table:formula="of:=[$'ScSp Time'.M18]" office:value-type="float" office:value="67.4561" calcext:value-type="float">
            <text:p>67.46</text:p>
          </table:table-cell>
          <table:table-cell table:formula="of:=[$'ScSp Time'.N18]" office:value-type="float" office:value="5.57542" calcext:value-type="float">
            <text:p>5.58</text:p>
          </table:table-cell>
          <table:table-cell table:formula="of:=[$'ScSp Time'.V18]" office:value-type="float" office:value="11.6853" calcext:value-type="float">
            <text:p>11.69</text:p>
          </table:table-cell>
          <table:table-cell table:formula="of:=[$'ScSp Time'.W18]" office:value-type="float" office:value="1.72032" calcext:value-type="float">
            <text:p>1.72</text:p>
          </table:table-cell>
          <table:table-cell table:formula="of:=[$'ScSp Time'.X18]" office:value-type="float" office:value="1.47021" calcext:value-type="float">
            <text:p>1.47</text:p>
          </table:table-cell>
          <table:table-cell table:formula="of:=[$'ScSp Time'.Y18]" office:value-type="float" office:value="10.6499" calcext:value-type="float">
            <text:p>10.65</text:p>
          </table:table-cell>
          <table:table-cell table:formula="of:=[$'ScSp Time'.Z18]" office:value-type="float" office:value="66.8059" calcext:value-type="float">
            <text:p>66.81</text:p>
          </table:table-cell>
          <table:table-cell table:formula="of:=[$'ScSp Time'.AA18]" office:value-type="float" office:value="7.66833" calcext:value-type="float">
            <text:p>7.67</text:p>
          </table:table-cell>
          <table:table-cell table:formula="of:=[$'ScSp Time'.AI18]" office:value-type="float" office:value="10.51" calcext:value-type="float">
            <text:p>10.51</text:p>
          </table:table-cell>
          <table:table-cell table:formula="of:=[$'ScSp Time'.AJ18]" office:value-type="float" office:value="1.78385" calcext:value-type="float">
            <text:p>1.78</text:p>
          </table:table-cell>
          <table:table-cell table:formula="of:=[$'ScSp Time'.AK18]" office:value-type="float" office:value="1.5245" calcext:value-type="float">
            <text:p>1.52</text:p>
          </table:table-cell>
          <table:table-cell table:formula="of:=[$'ScSp Time'.AL18]" office:value-type="float" office:value="9.34113" calcext:value-type="float">
            <text:p>9.34</text:p>
          </table:table-cell>
          <table:table-cell table:formula="of:=[$'ScSp Time'.AM18]" office:value-type="float" office:value="58.3695" calcext:value-type="float">
            <text:p>58.37</text:p>
          </table:table-cell>
          <table:table-cell table:formula="of:=[$'ScSp Time'.AN18]" office:value-type="float" office:value="18.471" calcext:value-type="float">
            <text:p>18.47</text:p>
          </table:table-cell>
          <table:table-cell table:formula="of:=[$'ScSp Time'.AV18]" office:value-type="float" office:value="12.3424" calcext:value-type="float">
            <text:p>12.34</text:p>
          </table:table-cell>
          <table:table-cell table:formula="of:=[$'ScSp Time'.AW18]" office:value-type="float" office:value="2.42762" calcext:value-type="float">
            <text:p>2.43</text:p>
          </table:table-cell>
          <table:table-cell table:formula="of:=[$'ScSp Time'.AX18]" office:value-type="float" office:value="2.07467" calcext:value-type="float">
            <text:p>2.07</text:p>
          </table:table-cell>
          <table:table-cell table:formula="of:=[$'ScSp Time'.AY18]" office:value-type="float" office:value="10.7848" calcext:value-type="float">
            <text:p>10.78</text:p>
          </table:table-cell>
          <table:table-cell table:formula="of:=[$'ScSp Time'.AZ18]" office:value-type="float" office:value="31.2128" calcext:value-type="float">
            <text:p>31.21</text:p>
          </table:table-cell>
          <table:table-cell table:formula="of:=[$'ScSp Time'.BA18]" office:value-type="float" office:value="41.1578" calcext:value-type="float">
            <text:p>41.16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ScSp Time'.I19]" office:value-type="float" office:value="7.74927" calcext:value-type="float">
            <text:p>7.75</text:p>
          </table:table-cell>
          <table:table-cell table:formula="of:=[$'ScSp Time'.J19]" office:value-type="float" office:value="1.06895" calcext:value-type="float">
            <text:p>1.07</text:p>
          </table:table-cell>
          <table:table-cell table:formula="of:=[$'ScSp Time'.K19]" office:value-type="float" office:value="0.999759" calcext:value-type="float">
            <text:p>1.00</text:p>
          </table:table-cell>
          <table:table-cell table:formula="of:=[$'ScSp Time'.L19]" office:value-type="float" office:value="6.29104" calcext:value-type="float">
            <text:p>6.29</text:p>
          </table:table-cell>
          <table:table-cell table:formula="of:=[$'ScSp Time'.M19]" office:value-type="float" office:value="83.891" calcext:value-type="float">
            <text:p>83.89</text:p>
          </table:table-cell>
          <table:table-cell table:formula="of:=[$'ScSp Time'.N19]" office:value-type="float" office:value="0" calcext:value-type="float">
            <text:p>0.00</text:p>
          </table:table-cell>
          <table:table-cell table:formula="of:=[$'ScSp Time'.V19]" office:value-type="float" office:value="8.49111" calcext:value-type="float">
            <text:p>8.49</text:p>
          </table:table-cell>
          <table:table-cell table:formula="of:=[$'ScSp Time'.W19]" office:value-type="float" office:value="1.29742" calcext:value-type="float">
            <text:p>1.30</text:p>
          </table:table-cell>
          <table:table-cell table:formula="of:=[$'ScSp Time'.X19]" office:value-type="float" office:value="1.21344" calcext:value-type="float">
            <text:p>1.21</text:p>
          </table:table-cell>
          <table:table-cell table:formula="of:=[$'ScSp Time'.Y19]" office:value-type="float" office:value="6.34797" calcext:value-type="float">
            <text:p>6.35</text:p>
          </table:table-cell>
          <table:table-cell table:formula="of:=[$'ScSp Time'.Z19]" office:value-type="float" office:value="82.5459" calcext:value-type="float">
            <text:p>82.55</text:p>
          </table:table-cell>
          <table:table-cell table:formula="of:=[$'ScSp Time'.AA19]" office:value-type="float" office:value="0.104124" calcext:value-type="float">
            <text:p>0.10</text:p>
          </table:table-cell>
          <table:table-cell table:formula="of:=[$'ScSp Time'.AI19]" office:value-type="float" office:value="9.00558" calcext:value-type="float">
            <text:p>9.01</text:p>
          </table:table-cell>
          <table:table-cell table:formula="of:=[$'ScSp Time'.AJ19]" office:value-type="float" office:value="1.62593" calcext:value-type="float">
            <text:p>1.63</text:p>
          </table:table-cell>
          <table:table-cell table:formula="of:=[$'ScSp Time'.AK19]" office:value-type="float" office:value="1.52068" calcext:value-type="float">
            <text:p>1.52</text:p>
          </table:table-cell>
          <table:table-cell table:formula="of:=[$'ScSp Time'.AL19]" office:value-type="float" office:value="7.02406" calcext:value-type="float">
            <text:p>7.02</text:p>
          </table:table-cell>
          <table:table-cell table:formula="of:=[$'ScSp Time'.AM19]" office:value-type="float" office:value="80.6933" calcext:value-type="float">
            <text:p>80.69</text:p>
          </table:table-cell>
          <table:table-cell table:formula="of:=[$'ScSp Time'.AN19]" office:value-type="float" office:value="0.130489" calcext:value-type="float">
            <text:p>0.13</text:p>
          </table:table-cell>
          <table:table-cell table:formula="of:=[$'ScSp Time'.AV19]" office:value-type="float" office:value="7.38455" calcext:value-type="float">
            <text:p>7.38</text:p>
          </table:table-cell>
          <table:table-cell table:formula="of:=[$'ScSp Time'.AW19]" office:value-type="float" office:value="2.1839" calcext:value-type="float">
            <text:p>2.18</text:p>
          </table:table-cell>
          <table:table-cell table:formula="of:=[$'ScSp Time'.AX19]" office:value-type="float" office:value="1.57474" calcext:value-type="float">
            <text:p>1.57</text:p>
          </table:table-cell>
          <table:table-cell table:formula="of:=[$'ScSp Time'.AY19]" office:value-type="float" office:value="5.53009" calcext:value-type="float">
            <text:p>5.53</text:p>
          </table:table-cell>
          <table:table-cell table:formula="of:=[$'ScSp Time'.AZ19]" office:value-type="float" office:value="83.1969" calcext:value-type="float">
            <text:p>83.20</text:p>
          </table:table-cell>
          <table:table-cell table:formula="of:=[$'ScSp Time'.BA19]" office:value-type="float" office:value="0.129818" calcext:value-type="float">
            <text:p>0.13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ScSp Time'.I20]" office:value-type="float" office:value="6.99122" calcext:value-type="float">
            <text:p>6.99</text:p>
          </table:table-cell>
          <table:table-cell table:formula="of:=[$'ScSp Time'.J20]" office:value-type="float" office:value="1.02324" calcext:value-type="float">
            <text:p>1.02</text:p>
          </table:table-cell>
          <table:table-cell table:formula="of:=[$'ScSp Time'.K20]" office:value-type="float" office:value="0.637249" calcext:value-type="float">
            <text:p>0.64</text:p>
          </table:table-cell>
          <table:table-cell table:formula="of:=[$'ScSp Time'.L20]" office:value-type="float" office:value="7.44794" calcext:value-type="float">
            <text:p>7.45</text:p>
          </table:table-cell>
          <table:table-cell table:formula="of:=[$'ScSp Time'.M20]" office:value-type="float" office:value="70.1466" calcext:value-type="float">
            <text:p>70.15</text:p>
          </table:table-cell>
          <table:table-cell table:formula="of:=[$'ScSp Time'.N20]" office:value-type="float" office:value="13.7537" calcext:value-type="float">
            <text:p>13.75</text:p>
          </table:table-cell>
          <table:table-cell table:formula="of:=[$'ScSp Time'.V20]" office:value-type="float" office:value="6.67918" calcext:value-type="float">
            <text:p>6.68</text:p>
          </table:table-cell>
          <table:table-cell table:formula="of:=[$'ScSp Time'.W20]" office:value-type="float" office:value="1.98625" calcext:value-type="float">
            <text:p>1.99</text:p>
          </table:table-cell>
          <table:table-cell table:formula="of:=[$'ScSp Time'.X20]" office:value-type="float" office:value="1.63897" calcext:value-type="float">
            <text:p>1.64</text:p>
          </table:table-cell>
          <table:table-cell table:formula="of:=[$'ScSp Time'.Y20]" office:value-type="float" office:value="8.10811" calcext:value-type="float">
            <text:p>8.11</text:p>
          </table:table-cell>
          <table:table-cell table:formula="of:=[$'ScSp Time'.Z20]" office:value-type="float" office:value="65.343" calcext:value-type="float">
            <text:p>65.34</text:p>
          </table:table-cell>
          <table:table-cell table:formula="of:=[$'ScSp Time'.AA20]" office:value-type="float" office:value="16.2445" calcext:value-type="float">
            <text:p>16.24</text:p>
          </table:table-cell>
          <table:table-cell table:formula="of:=[$'ScSp Time'.AI20]" office:value-type="float" office:value="5.946" calcext:value-type="float">
            <text:p>5.95</text:p>
          </table:table-cell>
          <table:table-cell table:formula="of:=[$'ScSp Time'.AJ20]" office:value-type="float" office:value="1.97804" calcext:value-type="float">
            <text:p>1.98</text:p>
          </table:table-cell>
          <table:table-cell table:formula="of:=[$'ScSp Time'.AK20]" office:value-type="float" office:value="1.63219" calcext:value-type="float">
            <text:p>1.63</text:p>
          </table:table-cell>
          <table:table-cell table:formula="of:=[$'ScSp Time'.AL20]" office:value-type="float" office:value="7.28066" calcext:value-type="float">
            <text:p>7.28</text:p>
          </table:table-cell>
          <table:table-cell table:formula="of:=[$'ScSp Time'.AM20]" office:value-type="float" office:value="66.9858" calcext:value-type="float">
            <text:p>66.99</text:p>
          </table:table-cell>
          <table:table-cell table:formula="of:=[$'ScSp Time'.AN20]" office:value-type="float" office:value="16.1773" calcext:value-type="float">
            <text:p>16.18</text:p>
          </table:table-cell>
          <table:table-cell table:formula="of:=[$'ScSp Time'.AV20]" office:value-type="float" office:value="4.39411" calcext:value-type="float">
            <text:p>4.39</text:p>
          </table:table-cell>
          <table:table-cell table:formula="of:=[$'ScSp Time'.AW20]" office:value-type="float" office:value="5.46914" calcext:value-type="float">
            <text:p>5.47</text:p>
          </table:table-cell>
          <table:table-cell table:formula="of:=[$'ScSp Time'.AX20]" office:value-type="float" office:value="3.87098" calcext:value-type="float">
            <text:p>3.87</text:p>
          </table:table-cell>
          <table:table-cell table:formula="of:=[$'ScSp Time'.AY20]" office:value-type="float" office:value="7.01983" calcext:value-type="float">
            <text:p>7.02</text:p>
          </table:table-cell>
          <table:table-cell table:formula="of:=[$'ScSp Time'.AZ20]" office:value-type="float" office:value="73.9524" calcext:value-type="float">
            <text:p>73.95</text:p>
          </table:table-cell>
          <table:table-cell table:formula="of:=[$'ScSp Time'.BA20]" office:value-type="float" office:value="5.29358" calcext:value-type="float">
            <text:p>5.29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ScSp Time'.I21]" office:value-type="float" office:value="10.4834" calcext:value-type="float">
            <text:p>10.48</text:p>
          </table:table-cell>
          <table:table-cell table:formula="of:=[$'ScSp Time'.J21]" office:value-type="float" office:value="0" calcext:value-type="float">
            <text:p>0.00</text:p>
          </table:table-cell>
          <table:table-cell table:formula="of:=[$'ScSp Time'.K21]" office:value-type="float" office:value="0" calcext:value-type="float">
            <text:p>0.00</text:p>
          </table:table-cell>
          <table:table-cell table:formula="of:=[$'ScSp Time'.L21]" office:value-type="float" office:value="6.59677" calcext:value-type="float">
            <text:p>6.60</text:p>
          </table:table-cell>
          <table:table-cell table:formula="of:=[$'ScSp Time'.M21]" office:value-type="float" office:value="77.9185" calcext:value-type="float">
            <text:p>77.92</text:p>
          </table:table-cell>
          <table:table-cell table:formula="of:=[$'ScSp Time'.N21]" office:value-type="float" office:value="5.00134" calcext:value-type="float">
            <text:p>5.00</text:p>
          </table:table-cell>
          <table:table-cell table:formula="of:=[$'ScSp Time'.V21]" office:value-type="float" office:value="10.7517" calcext:value-type="float">
            <text:p>10.75</text:p>
          </table:table-cell>
          <table:table-cell table:formula="of:=[$'ScSp Time'.W21]" office:value-type="float" office:value="2.41079" calcext:value-type="float">
            <text:p>2.41</text:p>
          </table:table-cell>
          <table:table-cell table:formula="of:=[$'ScSp Time'.X21]" office:value-type="float" office:value="1.51381" calcext:value-type="float">
            <text:p>1.51</text:p>
          </table:table-cell>
          <table:table-cell table:formula="of:=[$'ScSp Time'.Y21]" office:value-type="float" office:value="6.50975" calcext:value-type="float">
            <text:p>6.51</text:p>
          </table:table-cell>
          <table:table-cell table:formula="of:=[$'ScSp Time'.Z21]" office:value-type="float" office:value="50.8546" calcext:value-type="float">
            <text:p>50.85</text:p>
          </table:table-cell>
          <table:table-cell table:formula="of:=[$'ScSp Time'.AA21]" office:value-type="float" office:value="27.9594" calcext:value-type="float">
            <text:p>27.96</text:p>
          </table:table-cell>
          <table:table-cell table:formula="of:=[$'ScSp Time'.AI21]" office:value-type="float" office:value="8.16811" calcext:value-type="float">
            <text:p>8.17</text:p>
          </table:table-cell>
          <table:table-cell table:formula="of:=[$'ScSp Time'.AJ21]" office:value-type="float" office:value="4.28638" calcext:value-type="float">
            <text:p>4.29</text:p>
          </table:table-cell>
          <table:table-cell table:formula="of:=[$'ScSp Time'.AK21]" office:value-type="float" office:value="2.79049" calcext:value-type="float">
            <text:p>2.79</text:p>
          </table:table-cell>
          <table:table-cell table:formula="of:=[$'ScSp Time'.AL21]" office:value-type="float" office:value="5.51833" calcext:value-type="float">
            <text:p>5.52</text:p>
          </table:table-cell>
          <table:table-cell table:formula="of:=[$'ScSp Time'.AM21]" office:value-type="float" office:value="36.0386" calcext:value-type="float">
            <text:p>36.04</text:p>
          </table:table-cell>
          <table:table-cell table:formula="of:=[$'ScSp Time'.AN21]" office:value-type="float" office:value="43.1981" calcext:value-type="float">
            <text:p>43.20</text:p>
          </table:table-cell>
          <table:table-cell table:formula="of:=[$'ScSp Time'.AV21]" office:value-type="float" office:value="7.29785" calcext:value-type="float">
            <text:p>7.30</text:p>
          </table:table-cell>
          <table:table-cell table:formula="of:=[$'ScSp Time'.AW21]" office:value-type="float" office:value="8.40414" calcext:value-type="float">
            <text:p>8.40</text:p>
          </table:table-cell>
          <table:table-cell table:formula="of:=[$'ScSp Time'.AX21]" office:value-type="float" office:value="5.22794" calcext:value-type="float">
            <text:p>5.23</text:p>
          </table:table-cell>
          <table:table-cell table:formula="of:=[$'ScSp Time'.AY21]" office:value-type="float" office:value="6.12164" calcext:value-type="float">
            <text:p>6.12</text:p>
          </table:table-cell>
          <table:table-cell table:formula="of:=[$'ScSp Time'.AZ21]" office:value-type="float" office:value="22.3537" calcext:value-type="float">
            <text:p>22.35</text:p>
          </table:table-cell>
          <table:table-cell table:formula="of:=[$'ScSp Time'.BA21]" office:value-type="float" office:value="50.5948" calcext:value-type="float">
            <text:p>50.59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ScSp Time'.I22]" office:value-type="float" office:value="61.7842" calcext:value-type="float">
            <text:p>61.78</text:p>
          </table:table-cell>
          <table:table-cell table:formula="of:=[$'ScSp Time'.J22]" office:value-type="float" office:value="0" calcext:value-type="float">
            <text:p>0.00</text:p>
          </table:table-cell>
          <table:table-cell table:formula="of:=[$'ScSp Time'.K22]" office:value-type="float" office:value="0" calcext:value-type="float">
            <text:p>0.00</text:p>
          </table:table-cell>
          <table:table-cell table:formula="of:=[$'ScSp Time'.L22]" office:value-type="float" office:value="38.2158" calcext:value-type="float">
            <text:p>38.22</text:p>
          </table:table-cell>
          <table:table-cell table:formula="of:=[$'ScSp Time'.M22]" office:value-type="string" office:string-value="9.89523e-309" calcext:value-type="string">
            <text:p>9.89523e-309</text:p>
          </table:table-cell>
          <table:table-cell table:formula="of:=[$'ScSp Time'.N22]" office:value-type="string" office:string-value="9.95425e-309" calcext:value-type="string">
            <text:p>9.95425e-309</text:p>
          </table:table-cell>
          <table:table-cell table:formula="of:=[$'ScSp Time'.V22]" office:value-type="float" office:value="8.35051" calcext:value-type="float">
            <text:p>8.35</text:p>
          </table:table-cell>
          <table:table-cell table:formula="of:=[$'ScSp Time'.W22]" office:value-type="float" office:value="1.17371" calcext:value-type="float">
            <text:p>1.17</text:p>
          </table:table-cell>
          <table:table-cell table:formula="of:=[$'ScSp Time'.X22]" office:value-type="float" office:value="1.37124" calcext:value-type="float">
            <text:p>1.37</text:p>
          </table:table-cell>
          <table:table-cell table:formula="of:=[$'ScSp Time'.Y22]" office:value-type="float" office:value="6.06812" calcext:value-type="float">
            <text:p>6.07</text:p>
          </table:table-cell>
          <table:table-cell table:formula="of:=[$'ScSp Time'.Z22]" office:value-type="float" office:value="83.0364" calcext:value-type="float">
            <text:p>83.04</text:p>
          </table:table-cell>
          <table:table-cell table:formula="of:=[$'ScSp Time'.AA22]" office:value-type="float" office:value="0" calcext:value-type="float">
            <text:p>0.00</text:p>
          </table:table-cell>
          <table:table-cell table:formula="of:=[$'ScSp Time'.AI22]" office:value-type="float" office:value="7.45716" calcext:value-type="float">
            <text:p>7.46</text:p>
          </table:table-cell>
          <table:table-cell table:formula="of:=[$'ScSp Time'.AJ22]" office:value-type="float" office:value="3.60185" calcext:value-type="float">
            <text:p>3.60</text:p>
          </table:table-cell>
          <table:table-cell table:formula="of:=[$'ScSp Time'.AK22]" office:value-type="float" office:value="3.29801" calcext:value-type="float">
            <text:p>3.30</text:p>
          </table:table-cell>
          <table:table-cell table:formula="of:=[$'ScSp Time'.AL22]" office:value-type="float" office:value="5.79145" calcext:value-type="float">
            <text:p>5.79</text:p>
          </table:table-cell>
          <table:table-cell table:formula="of:=[$'ScSp Time'.AM22]" office:value-type="float" office:value="68.3959" calcext:value-type="float">
            <text:p>68.40</text:p>
          </table:table-cell>
          <table:table-cell table:formula="of:=[$'ScSp Time'.AN22]" office:value-type="float" office:value="11.4557" calcext:value-type="float">
            <text:p>11.46</text:p>
          </table:table-cell>
          <table:table-cell table:formula="of:=[$'ScSp Time'.AV22]" office:value-type="float" office:value="6.7348" calcext:value-type="float">
            <text:p>6.73</text:p>
          </table:table-cell>
          <table:table-cell table:formula="of:=[$'ScSp Time'.AW22]" office:value-type="float" office:value="7.21919" calcext:value-type="float">
            <text:p>7.22</text:p>
          </table:table-cell>
          <table:table-cell table:formula="of:=[$'ScSp Time'.AX22]" office:value-type="float" office:value="5.31269" calcext:value-type="float">
            <text:p>5.31</text:p>
          </table:table-cell>
          <table:table-cell table:formula="of:=[$'ScSp Time'.AY22]" office:value-type="float" office:value="7.59765" calcext:value-type="float">
            <text:p>7.60</text:p>
          </table:table-cell>
          <table:table-cell table:formula="of:=[$'ScSp Time'.AZ22]" office:value-type="float" office:value="51.1475" calcext:value-type="float">
            <text:p>51.15</text:p>
          </table:table-cell>
          <table:table-cell table:formula="of:=[$'ScSp Time'.BA22]" office:value-type="float" office:value="21.9881" calcext:value-type="float">
            <text:p>21.99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ScSp Time'.I23]" office:value-type="float" office:value="12.1892" calcext:value-type="float">
            <text:p>12.19</text:p>
          </table:table-cell>
          <table:table-cell table:formula="of:=[$'ScSp Time'.J23]" office:value-type="float" office:value="1.25041" calcext:value-type="float">
            <text:p>1.25</text:p>
          </table:table-cell>
          <table:table-cell table:formula="of:=[$'ScSp Time'.K23]" office:value-type="float" office:value="1.26466" calcext:value-type="float">
            <text:p>1.26</text:p>
          </table:table-cell>
          <table:table-cell table:formula="of:=[$'ScSp Time'.L23]" office:value-type="float" office:value="11.2238" calcext:value-type="float">
            <text:p>11.22</text:p>
          </table:table-cell>
          <table:table-cell table:formula="of:=[$'ScSp Time'.M23]" office:value-type="float" office:value="74.0719" calcext:value-type="float">
            <text:p>74.07</text:p>
          </table:table-cell>
          <table:table-cell table:formula="of:=[$'ScSp Time'.N23]" office:value-type="float" office:value="0" calcext:value-type="float">
            <text:p>0.00</text:p>
          </table:table-cell>
          <table:table-cell table:formula="of:=[$'ScSp Time'.V23]" office:value-type="float" office:value="10.0434" calcext:value-type="float">
            <text:p>10.04</text:p>
          </table:table-cell>
          <table:table-cell table:formula="of:=[$'ScSp Time'.W23]" office:value-type="float" office:value="2.78246" calcext:value-type="float">
            <text:p>2.78</text:p>
          </table:table-cell>
          <table:table-cell table:formula="of:=[$'ScSp Time'.X23]" office:value-type="float" office:value="2.58037" calcext:value-type="float">
            <text:p>2.58</text:p>
          </table:table-cell>
          <table:table-cell table:formula="of:=[$'ScSp Time'.Y23]" office:value-type="float" office:value="9.90106" calcext:value-type="float">
            <text:p>9.90</text:p>
          </table:table-cell>
          <table:table-cell table:formula="of:=[$'ScSp Time'.Z23]" office:value-type="float" office:value="61.8494" calcext:value-type="float">
            <text:p>61.85</text:p>
          </table:table-cell>
          <table:table-cell table:formula="of:=[$'ScSp Time'.AA23]" office:value-type="float" office:value="12.8433" calcext:value-type="float">
            <text:p>12.84</text:p>
          </table:table-cell>
          <table:table-cell table:formula="of:=[$'ScSp Time'.AI23]" office:value-type="float" office:value="7.49258" calcext:value-type="float">
            <text:p>7.49</text:p>
          </table:table-cell>
          <table:table-cell table:formula="of:=[$'ScSp Time'.AJ23]" office:value-type="float" office:value="4.54804" calcext:value-type="float">
            <text:p>4.55</text:p>
          </table:table-cell>
          <table:table-cell table:formula="of:=[$'ScSp Time'.AK23]" office:value-type="float" office:value="3.5125" calcext:value-type="float">
            <text:p>3.51</text:p>
          </table:table-cell>
          <table:table-cell table:formula="of:=[$'ScSp Time'.AL23]" office:value-type="float" office:value="8.7576" calcext:value-type="float">
            <text:p>8.76</text:p>
          </table:table-cell>
          <table:table-cell table:formula="of:=[$'ScSp Time'.AM23]" office:value-type="float" office:value="46.7497" calcext:value-type="float">
            <text:p>46.75</text:p>
          </table:table-cell>
          <table:table-cell table:formula="of:=[$'ScSp Time'.AN23]" office:value-type="float" office:value="28.9396" calcext:value-type="float">
            <text:p>28.94</text:p>
          </table:table-cell>
          <table:table-cell table:formula="of:=[$'ScSp Time'.AV23]" office:value-type="float" office:value="4.09375" calcext:value-type="float">
            <text:p>4.09</text:p>
          </table:table-cell>
          <table:table-cell table:formula="of:=[$'ScSp Time'.AW23]" office:value-type="float" office:value="6.30218" calcext:value-type="float">
            <text:p>6.30</text:p>
          </table:table-cell>
          <table:table-cell table:formula="of:=[$'ScSp Time'.AX23]" office:value-type="float" office:value="5.0058" calcext:value-type="float">
            <text:p>5.01</text:p>
          </table:table-cell>
          <table:table-cell table:formula="of:=[$'ScSp Time'.AY23]" office:value-type="float" office:value="6.38333" calcext:value-type="float">
            <text:p>6.38</text:p>
          </table:table-cell>
          <table:table-cell table:formula="of:=[$'ScSp Time'.AZ23]" office:value-type="float" office:value="27.9354" calcext:value-type="float">
            <text:p>27.94</text:p>
          </table:table-cell>
          <table:table-cell table:formula="of:=[$'ScSp Time'.BA23]" office:value-type="float" office:value="50.2795" calcext:value-type="float">
            <text:p>50.28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ScSp Time'.I24]" office:value-type="float" office:value="10.1105" calcext:value-type="float">
            <text:p>10.11</text:p>
          </table:table-cell>
          <table:table-cell table:formula="of:=[$'ScSp Time'.J24]" office:value-type="float" office:value="2.21838" calcext:value-type="float">
            <text:p>2.22</text:p>
          </table:table-cell>
          <table:table-cell table:formula="of:=[$'ScSp Time'.K24]" office:value-type="float" office:value="0.801261" calcext:value-type="float">
            <text:p>0.80</text:p>
          </table:table-cell>
          <table:table-cell table:formula="of:=[$'ScSp Time'.L24]" office:value-type="float" office:value="9.72516" calcext:value-type="float">
            <text:p>9.73</text:p>
          </table:table-cell>
          <table:table-cell table:formula="of:=[$'ScSp Time'.M24]" office:value-type="float" office:value="72.8456" calcext:value-type="float">
            <text:p>72.85</text:p>
          </table:table-cell>
          <table:table-cell table:formula="of:=[$'ScSp Time'.N24]" office:value-type="float" office:value="4.29912" calcext:value-type="float">
            <text:p>4.30</text:p>
          </table:table-cell>
          <table:table-cell table:formula="of:=[$'ScSp Time'.V24]" office:value-type="float" office:value="11.3496" calcext:value-type="float">
            <text:p>11.35</text:p>
          </table:table-cell>
          <table:table-cell table:formula="of:=[$'ScSp Time'.W24]" office:value-type="float" office:value="2.19872" calcext:value-type="float">
            <text:p>2.20</text:p>
          </table:table-cell>
          <table:table-cell table:formula="of:=[$'ScSp Time'.X24]" office:value-type="float" office:value="1.02271" calcext:value-type="float">
            <text:p>1.02</text:p>
          </table:table-cell>
          <table:table-cell table:formula="of:=[$'ScSp Time'.Y24]" office:value-type="float" office:value="11.4376" calcext:value-type="float">
            <text:p>11.44</text:p>
          </table:table-cell>
          <table:table-cell table:formula="of:=[$'ScSp Time'.Z24]" office:value-type="float" office:value="62.8808" calcext:value-type="float">
            <text:p>62.88</text:p>
          </table:table-cell>
          <table:table-cell table:formula="of:=[$'ScSp Time'.AA24]" office:value-type="float" office:value="11.1106" calcext:value-type="float">
            <text:p>11.11</text:p>
          </table:table-cell>
          <table:table-cell table:formula="of:=[$'ScSp Time'.AI24]" office:value-type="float" office:value="8.87553" calcext:value-type="float">
            <text:p>8.88</text:p>
          </table:table-cell>
          <table:table-cell table:formula="of:=[$'ScSp Time'.AJ24]" office:value-type="float" office:value="4.38216" calcext:value-type="float">
            <text:p>4.38</text:p>
          </table:table-cell>
          <table:table-cell table:formula="of:=[$'ScSp Time'.AK24]" office:value-type="float" office:value="2.26625" calcext:value-type="float">
            <text:p>2.27</text:p>
          </table:table-cell>
          <table:table-cell table:formula="of:=[$'ScSp Time'.AL24]" office:value-type="float" office:value="9.33784" calcext:value-type="float">
            <text:p>9.34</text:p>
          </table:table-cell>
          <table:table-cell table:formula="of:=[$'ScSp Time'.AM24]" office:value-type="float" office:value="60.7654" calcext:value-type="float">
            <text:p>60.77</text:p>
          </table:table-cell>
          <table:table-cell table:formula="of:=[$'ScSp Time'.AN24]" office:value-type="float" office:value="14.3728" calcext:value-type="float">
            <text:p>14.37</text:p>
          </table:table-cell>
          <table:table-cell table:formula="of:=[$'ScSp Time'.AV24]" office:value-type="float" office:value="4.20586" calcext:value-type="float">
            <text:p>4.21</text:p>
          </table:table-cell>
          <table:table-cell table:formula="of:=[$'ScSp Time'.AW24]" office:value-type="float" office:value="7.20398" calcext:value-type="float">
            <text:p>7.20</text:p>
          </table:table-cell>
          <table:table-cell table:formula="of:=[$'ScSp Time'.AX24]" office:value-type="float" office:value="4.8644" calcext:value-type="float">
            <text:p>4.86</text:p>
          </table:table-cell>
          <table:table-cell table:formula="of:=[$'ScSp Time'.AY24]" office:value-type="float" office:value="7.31682" calcext:value-type="float">
            <text:p>7.32</text:p>
          </table:table-cell>
          <table:table-cell table:formula="of:=[$'ScSp Time'.AZ24]" office:value-type="float" office:value="42.5903" calcext:value-type="float">
            <text:p>42.59</text:p>
          </table:table-cell>
          <table:table-cell table:formula="of:=[$'ScSp Time'.BA24]" office:value-type="float" office:value="33.8186" calcext:value-type="float">
            <text:p>33.82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ScSp Time'.I25]" office:value-type="float" office:value="12.5775" calcext:value-type="float">
            <text:p>12.58</text:p>
          </table:table-cell>
          <table:table-cell table:formula="of:=[$'ScSp Time'.J25]" office:value-type="float" office:value="2.99761" calcext:value-type="float">
            <text:p>3.00</text:p>
          </table:table-cell>
          <table:table-cell table:formula="of:=[$'ScSp Time'.K25]" office:value-type="float" office:value="1.02841" calcext:value-type="float">
            <text:p>1.03</text:p>
          </table:table-cell>
          <table:table-cell table:formula="of:=[$'ScSp Time'.L25]" office:value-type="float" office:value="8.08322" calcext:value-type="float">
            <text:p>8.08</text:p>
          </table:table-cell>
          <table:table-cell table:formula="of:=[$'ScSp Time'.M25]" office:value-type="float" office:value="66.6078" calcext:value-type="float">
            <text:p>66.61</text:p>
          </table:table-cell>
          <table:table-cell table:formula="of:=[$'ScSp Time'.N25]" office:value-type="float" office:value="8.70548" calcext:value-type="float">
            <text:p>8.71</text:p>
          </table:table-cell>
          <table:table-cell table:formula="of:=[$'ScSp Time'.V25]" office:value-type="float" office:value="10.3709" calcext:value-type="float">
            <text:p>10.37</text:p>
          </table:table-cell>
          <table:table-cell table:formula="of:=[$'ScSp Time'.W25]" office:value-type="float" office:value="4.09879" calcext:value-type="float">
            <text:p>4.10</text:p>
          </table:table-cell>
          <table:table-cell table:formula="of:=[$'ScSp Time'.X25]" office:value-type="float" office:value="1.66914" calcext:value-type="float">
            <text:p>1.67</text:p>
          </table:table-cell>
          <table:table-cell table:formula="of:=[$'ScSp Time'.Y25]" office:value-type="float" office:value="7.84098" calcext:value-type="float">
            <text:p>7.84</text:p>
          </table:table-cell>
          <table:table-cell table:formula="of:=[$'ScSp Time'.Z25]" office:value-type="float" office:value="67.5198" calcext:value-type="float">
            <text:p>67.52</text:p>
          </table:table-cell>
          <table:table-cell table:formula="of:=[$'ScSp Time'.AA25]" office:value-type="float" office:value="8.50037" calcext:value-type="float">
            <text:p>8.50</text:p>
          </table:table-cell>
          <table:table-cell table:formula="of:=[$'ScSp Time'.AI25]" office:value-type="float" office:value="8.00972" calcext:value-type="float">
            <text:p>8.01</text:p>
          </table:table-cell>
          <table:table-cell table:formula="of:=[$'ScSp Time'.AJ25]" office:value-type="float" office:value="5.04612" calcext:value-type="float">
            <text:p>5.05</text:p>
          </table:table-cell>
          <table:table-cell table:formula="of:=[$'ScSp Time'.AK25]" office:value-type="float" office:value="3.04526" calcext:value-type="float">
            <text:p>3.05</text:p>
          </table:table-cell>
          <table:table-cell table:formula="of:=[$'ScSp Time'.AL25]" office:value-type="float" office:value="6.15335" calcext:value-type="float">
            <text:p>6.15</text:p>
          </table:table-cell>
          <table:table-cell table:formula="of:=[$'ScSp Time'.AM25]" office:value-type="float" office:value="55.0288" calcext:value-type="float">
            <text:p>55.03</text:p>
          </table:table-cell>
          <table:table-cell table:formula="of:=[$'ScSp Time'.AN25]" office:value-type="float" office:value="22.7167" calcext:value-type="float">
            <text:p>22.72</text:p>
          </table:table-cell>
          <table:table-cell table:formula="of:=[$'ScSp Time'.AV25]" office:value-type="float" office:value="4.9093" calcext:value-type="float">
            <text:p>4.91</text:p>
          </table:table-cell>
          <table:table-cell table:formula="of:=[$'ScSp Time'.AW25]" office:value-type="float" office:value="5.40616" calcext:value-type="float">
            <text:p>5.41</text:p>
          </table:table-cell>
          <table:table-cell table:formula="of:=[$'ScSp Time'.AX25]" office:value-type="float" office:value="3.13473" calcext:value-type="float">
            <text:p>3.13</text:p>
          </table:table-cell>
          <table:table-cell table:formula="of:=[$'ScSp Time'.AY25]" office:value-type="float" office:value="5.95907" calcext:value-type="float">
            <text:p>5.96</text:p>
          </table:table-cell>
          <table:table-cell table:formula="of:=[$'ScSp Time'.AZ25]" office:value-type="float" office:value="26.1306" calcext:value-type="float">
            <text:p>26.13</text:p>
          </table:table-cell>
          <table:table-cell table:formula="of:=[$'ScSp Time'.BA25]" office:value-type="float" office:value="54.4601" calcext:value-type="float">
            <text:p>54.46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ScSp Time'.I26]" office:value-type="float" office:value="12.9469" calcext:value-type="float">
            <text:p>12.95</text:p>
          </table:table-cell>
          <table:table-cell table:formula="of:=[$'ScSp Time'.J26]" office:value-type="float" office:value="0" calcext:value-type="float">
            <text:p>0.00</text:p>
          </table:table-cell>
          <table:table-cell table:formula="of:=[$'ScSp Time'.K26]" office:value-type="float" office:value="0" calcext:value-type="float">
            <text:p>0.00</text:p>
          </table:table-cell>
          <table:table-cell table:formula="of:=[$'ScSp Time'.L26]" office:value-type="float" office:value="11.6754" calcext:value-type="float">
            <text:p>11.68</text:p>
          </table:table-cell>
          <table:table-cell table:formula="of:=[$'ScSp Time'.M26]" office:value-type="float" office:value="58.6634" calcext:value-type="float">
            <text:p>58.66</text:p>
          </table:table-cell>
          <table:table-cell table:formula="of:=[$'ScSp Time'.N26]" office:value-type="float" office:value="16.7143" calcext:value-type="float">
            <text:p>16.71</text:p>
          </table:table-cell>
          <table:table-cell table:formula="of:=[$'ScSp Time'.V26]" office:value-type="float" office:value="10.7363" calcext:value-type="float">
            <text:p>10.74</text:p>
          </table:table-cell>
          <table:table-cell table:formula="of:=[$'ScSp Time'.W26]" office:value-type="float" office:value="1.67969" calcext:value-type="float">
            <text:p>1.68</text:p>
          </table:table-cell>
          <table:table-cell table:formula="of:=[$'ScSp Time'.X26]" office:value-type="float" office:value="0.767888" calcext:value-type="float">
            <text:p>0.77</text:p>
          </table:table-cell>
          <table:table-cell table:formula="of:=[$'ScSp Time'.Y26]" office:value-type="float" office:value="10.999" calcext:value-type="float">
            <text:p>11.00</text:p>
          </table:table-cell>
          <table:table-cell table:formula="of:=[$'ScSp Time'.Z26]" office:value-type="float" office:value="47.805" calcext:value-type="float">
            <text:p>47.81</text:p>
          </table:table-cell>
          <table:table-cell table:formula="of:=[$'ScSp Time'.AA26]" office:value-type="float" office:value="28.012" calcext:value-type="float">
            <text:p>28.01</text:p>
          </table:table-cell>
          <table:table-cell table:formula="of:=[$'ScSp Time'.AI26]" office:value-type="float" office:value="7.70492" calcext:value-type="float">
            <text:p>7.70</text:p>
          </table:table-cell>
          <table:table-cell table:formula="of:=[$'ScSp Time'.AJ26]" office:value-type="float" office:value="3.81086" calcext:value-type="float">
            <text:p>3.81</text:p>
          </table:table-cell>
          <table:table-cell table:formula="of:=[$'ScSp Time'.AK26]" office:value-type="float" office:value="2.23918" calcext:value-type="float">
            <text:p>2.24</text:p>
          </table:table-cell>
          <table:table-cell table:formula="of:=[$'ScSp Time'.AL26]" office:value-type="float" office:value="9.84456" calcext:value-type="float">
            <text:p>9.84</text:p>
          </table:table-cell>
          <table:table-cell table:formula="of:=[$'ScSp Time'.AM26]" office:value-type="float" office:value="62.162" calcext:value-type="float">
            <text:p>62.16</text:p>
          </table:table-cell>
          <table:table-cell table:formula="of:=[$'ScSp Time'.AN26]" office:value-type="float" office:value="14.2385" calcext:value-type="float">
            <text:p>14.24</text:p>
          </table:table-cell>
          <table:table-cell table:formula="of:=[$'ScSp Time'.AV26]" office:value-type="float" office:value="5.04209" calcext:value-type="float">
            <text:p>5.04</text:p>
          </table:table-cell>
          <table:table-cell table:formula="of:=[$'ScSp Time'.AW26]" office:value-type="float" office:value="7.63881" calcext:value-type="float">
            <text:p>7.64</text:p>
          </table:table-cell>
          <table:table-cell table:formula="of:=[$'ScSp Time'.AX26]" office:value-type="float" office:value="5.63666" calcext:value-type="float">
            <text:p>5.64</text:p>
          </table:table-cell>
          <table:table-cell table:formula="of:=[$'ScSp Time'.AY26]" office:value-type="float" office:value="10.4207" calcext:value-type="float">
            <text:p>10.42</text:p>
          </table:table-cell>
          <table:table-cell table:formula="of:=[$'ScSp Time'.AZ26]" office:value-type="float" office:value="39.8967" calcext:value-type="float">
            <text:p>39.90</text:p>
          </table:table-cell>
          <table:table-cell table:formula="of:=[$'ScSp Time'.BA26]" office:value-type="float" office:value="31.365" calcext:value-type="float">
            <text:p>31.37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ScSp Time'.I27]" office:value-type="float" office:value="10.3275" calcext:value-type="float">
            <text:p>10.33</text:p>
          </table:table-cell>
          <table:table-cell table:formula="of:=[$'ScSp Time'.J27]" office:value-type="float" office:value="0" calcext:value-type="float">
            <text:p>0.00</text:p>
          </table:table-cell>
          <table:table-cell table:formula="of:=[$'ScSp Time'.K27]" office:value-type="float" office:value="0" calcext:value-type="float">
            <text:p>0.00</text:p>
          </table:table-cell>
          <table:table-cell table:formula="of:=[$'ScSp Time'.L27]" office:value-type="float" office:value="10.5094" calcext:value-type="float">
            <text:p>10.51</text:p>
          </table:table-cell>
          <table:table-cell table:formula="of:=[$'ScSp Time'.M27]" office:value-type="float" office:value="79.1632" calcext:value-type="float">
            <text:p>79.16</text:p>
          </table:table-cell>
          <table:table-cell table:formula="of:=[$'ScSp Time'.N27]" office:value-type="float" office:value="0" calcext:value-type="float">
            <text:p>0.00</text:p>
          </table:table-cell>
          <table:table-cell table:formula="of:=[$'ScSp Time'.V27]" office:value-type="float" office:value="10.344" calcext:value-type="float">
            <text:p>10.34</text:p>
          </table:table-cell>
          <table:table-cell table:formula="of:=[$'ScSp Time'.W27]" office:value-type="float" office:value="1.86545" calcext:value-type="float">
            <text:p>1.87</text:p>
          </table:table-cell>
          <table:table-cell table:formula="of:=[$'ScSp Time'.X27]" office:value-type="float" office:value="1.26805" calcext:value-type="float">
            <text:p>1.27</text:p>
          </table:table-cell>
          <table:table-cell table:formula="of:=[$'ScSp Time'.Y27]" office:value-type="float" office:value="11.9135" calcext:value-type="float">
            <text:p>11.91</text:p>
          </table:table-cell>
          <table:table-cell table:formula="of:=[$'ScSp Time'.Z27]" office:value-type="float" office:value="65.688" calcext:value-type="float">
            <text:p>65.69</text:p>
          </table:table-cell>
          <table:table-cell table:formula="of:=[$'ScSp Time'.AA27]" office:value-type="float" office:value="8.92096" calcext:value-type="float">
            <text:p>8.92</text:p>
          </table:table-cell>
          <table:table-cell table:formula="of:=[$'ScSp Time'.AI27]" office:value-type="float" office:value="7.19866" calcext:value-type="float">
            <text:p>7.20</text:p>
          </table:table-cell>
          <table:table-cell table:formula="of:=[$'ScSp Time'.AJ27]" office:value-type="float" office:value="4.66682" calcext:value-type="float">
            <text:p>4.67</text:p>
          </table:table-cell>
          <table:table-cell table:formula="of:=[$'ScSp Time'.AK27]" office:value-type="float" office:value="2.81711" calcext:value-type="float">
            <text:p>2.82</text:p>
          </table:table-cell>
          <table:table-cell table:formula="of:=[$'ScSp Time'.AL27]" office:value-type="float" office:value="10.6779" calcext:value-type="float">
            <text:p>10.68</text:p>
          </table:table-cell>
          <table:table-cell table:formula="of:=[$'ScSp Time'.AM27]" office:value-type="float" office:value="59.6733" calcext:value-type="float">
            <text:p>59.67</text:p>
          </table:table-cell>
          <table:table-cell table:formula="of:=[$'ScSp Time'.AN27]" office:value-type="float" office:value="14.9662" calcext:value-type="float">
            <text:p>14.97</text:p>
          </table:table-cell>
          <table:table-cell table:formula="of:=[$'ScSp Time'.AV27]" office:value-type="float" office:value="5.50957" calcext:value-type="float">
            <text:p>5.51</text:p>
          </table:table-cell>
          <table:table-cell table:formula="of:=[$'ScSp Time'.AW27]" office:value-type="float" office:value="4.98064" calcext:value-type="float">
            <text:p>4.98</text:p>
          </table:table-cell>
          <table:table-cell table:formula="of:=[$'ScSp Time'.AX27]" office:value-type="float" office:value="2.37993" calcext:value-type="float">
            <text:p>2.38</text:p>
          </table:table-cell>
          <table:table-cell table:formula="of:=[$'ScSp Time'.AY27]" office:value-type="float" office:value="7.7111" calcext:value-type="float">
            <text:p>7.71</text:p>
          </table:table-cell>
          <table:table-cell table:formula="of:=[$'ScSp Time'.AZ27]" office:value-type="float" office:value="49.4347" calcext:value-type="float">
            <text:p>49.43</text:p>
          </table:table-cell>
          <table:table-cell table:formula="of:=[$'ScSp Time'.BA27]" office:value-type="float" office:value="29.9841" calcext:value-type="float">
            <text:p>29.98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ScSp Time'.I28]" office:value-type="float" office:value="9.92712" calcext:value-type="float">
            <text:p>9.93</text:p>
          </table:table-cell>
          <table:table-cell table:formula="of:=[$'ScSp Time'.J28]" office:value-type="float" office:value="0" calcext:value-type="float">
            <text:p>0.00</text:p>
          </table:table-cell>
          <table:table-cell table:formula="of:=[$'ScSp Time'.K28]" office:value-type="float" office:value="0" calcext:value-type="float">
            <text:p>0.00</text:p>
          </table:table-cell>
          <table:table-cell table:formula="of:=[$'ScSp Time'.L28]" office:value-type="float" office:value="7.44407" calcext:value-type="float">
            <text:p>7.44</text:p>
          </table:table-cell>
          <table:table-cell table:formula="of:=[$'ScSp Time'.M28]" office:value-type="float" office:value="82.6288" calcext:value-type="float">
            <text:p>82.63</text:p>
          </table:table-cell>
          <table:table-cell table:formula="of:=[$'ScSp Time'.N28]" office:value-type="float" office:value="0" calcext:value-type="float">
            <text:p>0.00</text:p>
          </table:table-cell>
          <table:table-cell table:formula="of:=[$'ScSp Time'.V28]" office:value-type="float" office:value="8.77835" calcext:value-type="float">
            <text:p>8.78</text:p>
          </table:table-cell>
          <table:table-cell table:formula="of:=[$'ScSp Time'.W28]" office:value-type="float" office:value="0.76007" calcext:value-type="float">
            <text:p>0.76</text:p>
          </table:table-cell>
          <table:table-cell table:formula="of:=[$'ScSp Time'.X28]" office:value-type="float" office:value="0.577612" calcext:value-type="float">
            <text:p>0.58</text:p>
          </table:table-cell>
          <table:table-cell table:formula="of:=[$'ScSp Time'.Y28]" office:value-type="float" office:value="6.78253" calcext:value-type="float">
            <text:p>6.78</text:p>
          </table:table-cell>
          <table:table-cell table:formula="of:=[$'ScSp Time'.Z28]" office:value-type="float" office:value="74.6435" calcext:value-type="float">
            <text:p>74.64</text:p>
          </table:table-cell>
          <table:table-cell table:formula="of:=[$'ScSp Time'.AA28]" office:value-type="float" office:value="8.45794" calcext:value-type="float">
            <text:p>8.46</text:p>
          </table:table-cell>
          <table:table-cell table:formula="of:=[$'ScSp Time'.AI28]" office:value-type="float" office:value="8.23169" calcext:value-type="float">
            <text:p>8.23</text:p>
          </table:table-cell>
          <table:table-cell table:formula="of:=[$'ScSp Time'.AJ28]" office:value-type="float" office:value="2.71399" calcext:value-type="float">
            <text:p>2.71</text:p>
          </table:table-cell>
          <table:table-cell table:formula="of:=[$'ScSp Time'.AK28]" office:value-type="float" office:value="1.64979" calcext:value-type="float">
            <text:p>1.65</text:p>
          </table:table-cell>
          <table:table-cell table:formula="of:=[$'ScSp Time'.AL28]" office:value-type="float" office:value="7.02346" calcext:value-type="float">
            <text:p>7.02</text:p>
          </table:table-cell>
          <table:table-cell table:formula="of:=[$'ScSp Time'.AM28]" office:value-type="float" office:value="69.6638" calcext:value-type="float">
            <text:p>69.66</text:p>
          </table:table-cell>
          <table:table-cell table:formula="of:=[$'ScSp Time'.AN28]" office:value-type="float" office:value="10.7173" calcext:value-type="float">
            <text:p>10.72</text:p>
          </table:table-cell>
          <table:table-cell table:formula="of:=[$'ScSp Time'.AV28]" office:value-type="float" office:value="5.05717" calcext:value-type="float">
            <text:p>5.06</text:p>
          </table:table-cell>
          <table:table-cell table:formula="of:=[$'ScSp Time'.AW28]" office:value-type="float" office:value="5.13604" calcext:value-type="float">
            <text:p>5.14</text:p>
          </table:table-cell>
          <table:table-cell table:formula="of:=[$'ScSp Time'.AX28]" office:value-type="float" office:value="4.3584" calcext:value-type="float">
            <text:p>4.36</text:p>
          </table:table-cell>
          <table:table-cell table:formula="of:=[$'ScSp Time'.AY28]" office:value-type="float" office:value="6.34771" calcext:value-type="float">
            <text:p>6.35</text:p>
          </table:table-cell>
          <table:table-cell table:formula="of:=[$'ScSp Time'.AZ28]" office:value-type="float" office:value="69.3699" calcext:value-type="float">
            <text:p>69.37</text:p>
          </table:table-cell>
          <table:table-cell table:formula="of:=[$'ScSp Time'.BA28]" office:value-type="float" office:value="9.73079" calcext:value-type="float">
            <text:p>9.73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ScSp Time'.I29]" office:value-type="float" office:value="13.3121" calcext:value-type="float">
            <text:p>13.31</text:p>
          </table:table-cell>
          <table:table-cell table:formula="of:=[$'ScSp Time'.J29]" office:value-type="float" office:value="2.35221" calcext:value-type="float">
            <text:p>2.35</text:p>
          </table:table-cell>
          <table:table-cell table:formula="of:=[$'ScSp Time'.K29]" office:value-type="float" office:value="1.48746" calcext:value-type="float">
            <text:p>1.49</text:p>
          </table:table-cell>
          <table:table-cell table:formula="of:=[$'ScSp Time'.L29]" office:value-type="float" office:value="10.4754" calcext:value-type="float">
            <text:p>10.48</text:p>
          </table:table-cell>
          <table:table-cell table:formula="of:=[$'ScSp Time'.M29]" office:value-type="float" office:value="72.3728" calcext:value-type="float">
            <text:p>72.37</text:p>
          </table:table-cell>
          <table:table-cell table:formula="of:=[$'ScSp Time'.N29]" office:value-type="float" office:value="0" calcext:value-type="float">
            <text:p>0.00</text:p>
          </table:table-cell>
          <table:table-cell table:formula="of:=[$'ScSp Time'.V29]" office:value-type="float" office:value="12.1594" calcext:value-type="float">
            <text:p>12.16</text:p>
          </table:table-cell>
          <table:table-cell table:formula="of:=[$'ScSp Time'.W29]" office:value-type="float" office:value="1.29265" calcext:value-type="float">
            <text:p>1.29</text:p>
          </table:table-cell>
          <table:table-cell table:formula="of:=[$'ScSp Time'.X29]" office:value-type="float" office:value="1.34901" calcext:value-type="float">
            <text:p>1.35</text:p>
          </table:table-cell>
          <table:table-cell table:formula="of:=[$'ScSp Time'.Y29]" office:value-type="float" office:value="10.5311" calcext:value-type="float">
            <text:p>10.53</text:p>
          </table:table-cell>
          <table:table-cell table:formula="of:=[$'ScSp Time'.Z29]" office:value-type="float" office:value="63.318" calcext:value-type="float">
            <text:p>63.32</text:p>
          </table:table-cell>
          <table:table-cell table:formula="of:=[$'ScSp Time'.AA29]" office:value-type="float" office:value="11.3498" calcext:value-type="float">
            <text:p>11.35</text:p>
          </table:table-cell>
          <table:table-cell table:formula="of:=[$'ScSp Time'.AI29]" office:value-type="float" office:value="14.9763" calcext:value-type="float">
            <text:p>14.98</text:p>
          </table:table-cell>
          <table:table-cell table:formula="of:=[$'ScSp Time'.AJ29]" office:value-type="float" office:value="1.74124" calcext:value-type="float">
            <text:p>1.74</text:p>
          </table:table-cell>
          <table:table-cell table:formula="of:=[$'ScSp Time'.AK29]" office:value-type="float" office:value="1.81715" calcext:value-type="float">
            <text:p>1.82</text:p>
          </table:table-cell>
          <table:table-cell table:formula="of:=[$'ScSp Time'.AL29]" office:value-type="float" office:value="13.1249" calcext:value-type="float">
            <text:p>13.12</text:p>
          </table:table-cell>
          <table:table-cell table:formula="of:=[$'ScSp Time'.AM29]" office:value-type="float" office:value="42.2164" calcext:value-type="float">
            <text:p>42.22</text:p>
          </table:table-cell>
          <table:table-cell table:formula="of:=[$'ScSp Time'.AN29]" office:value-type="float" office:value="26.124" calcext:value-type="float">
            <text:p>26.12</text:p>
          </table:table-cell>
          <table:table-cell table:formula="of:=[$'ScSp Time'.AV29]" office:value-type="float" office:value="7.38536" calcext:value-type="float">
            <text:p>7.39</text:p>
          </table:table-cell>
          <table:table-cell table:formula="of:=[$'ScSp Time'.AW29]" office:value-type="float" office:value="5.65657" calcext:value-type="float">
            <text:p>5.66</text:p>
          </table:table-cell>
          <table:table-cell table:formula="of:=[$'ScSp Time'.AX29]" office:value-type="float" office:value="5.53549" calcext:value-type="float">
            <text:p>5.54</text:p>
          </table:table-cell>
          <table:table-cell table:formula="of:=[$'ScSp Time'.AY29]" office:value-type="float" office:value="10.1205" calcext:value-type="float">
            <text:p>10.12</text:p>
          </table:table-cell>
          <table:table-cell table:formula="of:=[$'ScSp Time'.AZ29]" office:value-type="float" office:value="28.3441" calcext:value-type="float">
            <text:p>28.34</text:p>
          </table:table-cell>
          <table:table-cell table:formula="of:=[$'ScSp Time'.BA29]" office:value-type="float" office:value="42.958" calcext:value-type="float">
            <text:p>42.96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ScSp Time'.I30]" office:value-type="float" office:value="13.3214" calcext:value-type="float">
            <text:p>13.32</text:p>
          </table:table-cell>
          <table:table-cell table:formula="of:=[$'ScSp Time'.J30]" office:value-type="float" office:value="0" calcext:value-type="float">
            <text:p>0.00</text:p>
          </table:table-cell>
          <table:table-cell table:formula="of:=[$'ScSp Time'.K30]" office:value-type="float" office:value="0" calcext:value-type="float">
            <text:p>0.00</text:p>
          </table:table-cell>
          <table:table-cell table:formula="of:=[$'ScSp Time'.L30]" office:value-type="float" office:value="7.8087" calcext:value-type="float">
            <text:p>7.81</text:p>
          </table:table-cell>
          <table:table-cell table:formula="of:=[$'ScSp Time'.M30]" office:value-type="float" office:value="75.2163" calcext:value-type="float">
            <text:p>75.22</text:p>
          </table:table-cell>
          <table:table-cell table:formula="of:=[$'ScSp Time'.N30]" office:value-type="float" office:value="3.65355" calcext:value-type="float">
            <text:p>3.65</text:p>
          </table:table-cell>
          <table:table-cell table:formula="of:=[$'ScSp Time'.V30]" office:value-type="float" office:value="9.94828" calcext:value-type="float">
            <text:p>9.95</text:p>
          </table:table-cell>
          <table:table-cell table:formula="of:=[$'ScSp Time'.W30]" office:value-type="float" office:value="2.04244" calcext:value-type="float">
            <text:p>2.04</text:p>
          </table:table-cell>
          <table:table-cell table:formula="of:=[$'ScSp Time'.X30]" office:value-type="float" office:value="1.01178" calcext:value-type="float">
            <text:p>1.01</text:p>
          </table:table-cell>
          <table:table-cell table:formula="of:=[$'ScSp Time'.Y30]" office:value-type="float" office:value="6.50413" calcext:value-type="float">
            <text:p>6.50</text:p>
          </table:table-cell>
          <table:table-cell table:formula="of:=[$'ScSp Time'.Z30]" office:value-type="float" office:value="70.3" calcext:value-type="float">
            <text:p>70.30</text:p>
          </table:table-cell>
          <table:table-cell table:formula="of:=[$'ScSp Time'.AA30]" office:value-type="float" office:value="10.1933" calcext:value-type="float">
            <text:p>10.19</text:p>
          </table:table-cell>
          <table:table-cell table:formula="of:=[$'ScSp Time'.AI30]" office:value-type="float" office:value="7.83606" calcext:value-type="float">
            <text:p>7.84</text:p>
          </table:table-cell>
          <table:table-cell table:formula="of:=[$'ScSp Time'.AJ30]" office:value-type="float" office:value="3.3973" calcext:value-type="float">
            <text:p>3.40</text:p>
          </table:table-cell>
          <table:table-cell table:formula="of:=[$'ScSp Time'.AK30]" office:value-type="float" office:value="2.06385" calcext:value-type="float">
            <text:p>2.06</text:p>
          </table:table-cell>
          <table:table-cell table:formula="of:=[$'ScSp Time'.AL30]" office:value-type="float" office:value="5.71097" calcext:value-type="float">
            <text:p>5.71</text:p>
          </table:table-cell>
          <table:table-cell table:formula="of:=[$'ScSp Time'.AM30]" office:value-type="float" office:value="70.9204" calcext:value-type="float">
            <text:p>70.92</text:p>
          </table:table-cell>
          <table:table-cell table:formula="of:=[$'ScSp Time'.AN30]" office:value-type="float" office:value="10.0715" calcext:value-type="float">
            <text:p>10.07</text:p>
          </table:table-cell>
          <table:table-cell table:formula="of:=[$'ScSp Time'.AV30]" office:value-type="float" office:value="5.86485" calcext:value-type="float">
            <text:p>5.86</text:p>
          </table:table-cell>
          <table:table-cell table:formula="of:=[$'ScSp Time'.AW30]" office:value-type="float" office:value="5.45292" calcext:value-type="float">
            <text:p>5.45</text:p>
          </table:table-cell>
          <table:table-cell table:formula="of:=[$'ScSp Time'.AX30]" office:value-type="float" office:value="4.5616" calcext:value-type="float">
            <text:p>4.56</text:p>
          </table:table-cell>
          <table:table-cell table:formula="of:=[$'ScSp Time'.AY30]" office:value-type="float" office:value="4.75315" calcext:value-type="float">
            <text:p>4.75</text:p>
          </table:table-cell>
          <table:table-cell table:formula="of:=[$'ScSp Time'.AZ30]" office:value-type="float" office:value="48.67" calcext:value-type="float">
            <text:p>48.67</text:p>
          </table:table-cell>
          <table:table-cell table:formula="of:=[$'ScSp Time'.BA30]" office:value-type="float" office:value="30.6975" calcext:value-type="float">
            <text:p>30.70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ScSp Time'.I31]" office:value-type="float" office:value="12.7983" calcext:value-type="float">
            <text:p>12.80</text:p>
          </table:table-cell>
          <table:table-cell table:formula="of:=[$'ScSp Time'.J31]" office:value-type="float" office:value="1.49957" calcext:value-type="float">
            <text:p>1.50</text:p>
          </table:table-cell>
          <table:table-cell table:formula="of:=[$'ScSp Time'.K31]" office:value-type="float" office:value="1.17124" calcext:value-type="float">
            <text:p>1.17</text:p>
          </table:table-cell>
          <table:table-cell table:formula="of:=[$'ScSp Time'.L31]" office:value-type="float" office:value="11.3409" calcext:value-type="float">
            <text:p>11.34</text:p>
          </table:table-cell>
          <table:table-cell table:formula="of:=[$'ScSp Time'.M31]" office:value-type="float" office:value="73.1899" calcext:value-type="float">
            <text:p>73.19</text:p>
          </table:table-cell>
          <table:table-cell table:formula="of:=[$'ScSp Time'.N31]" office:value-type="float" office:value="0" calcext:value-type="float">
            <text:p>0.00</text:p>
          </table:table-cell>
          <table:table-cell table:formula="of:=[$'ScSp Time'.V31]" office:value-type="float" office:value="10.1163" calcext:value-type="float">
            <text:p>10.12</text:p>
          </table:table-cell>
          <table:table-cell table:formula="of:=[$'ScSp Time'.W31]" office:value-type="float" office:value="4.88" calcext:value-type="float">
            <text:p>4.88</text:p>
          </table:table-cell>
          <table:table-cell table:formula="of:=[$'ScSp Time'.X31]" office:value-type="float" office:value="2.06473" calcext:value-type="float">
            <text:p>2.06</text:p>
          </table:table-cell>
          <table:table-cell table:formula="of:=[$'ScSp Time'.Y31]" office:value-type="float" office:value="8.34687" calcext:value-type="float">
            <text:p>8.35</text:p>
          </table:table-cell>
          <table:table-cell table:formula="of:=[$'ScSp Time'.Z31]" office:value-type="float" office:value="65.4113" calcext:value-type="float">
            <text:p>65.41</text:p>
          </table:table-cell>
          <table:table-cell table:formula="of:=[$'ScSp Time'.AA31]" office:value-type="float" office:value="9.18085" calcext:value-type="float">
            <text:p>9.18</text:p>
          </table:table-cell>
          <table:table-cell table:formula="of:=[$'ScSp Time'.AI31]" office:value-type="float" office:value="7.09154" calcext:value-type="float">
            <text:p>7.09</text:p>
          </table:table-cell>
          <table:table-cell table:formula="of:=[$'ScSp Time'.AJ31]" office:value-type="float" office:value="6.57825" calcext:value-type="float">
            <text:p>6.58</text:p>
          </table:table-cell>
          <table:table-cell table:formula="of:=[$'ScSp Time'.AK31]" office:value-type="float" office:value="3.41144" calcext:value-type="float">
            <text:p>3.41</text:p>
          </table:table-cell>
          <table:table-cell table:formula="of:=[$'ScSp Time'.AL31]" office:value-type="float" office:value="7.91101" calcext:value-type="float">
            <text:p>7.91</text:p>
          </table:table-cell>
          <table:table-cell table:formula="of:=[$'ScSp Time'.AM31]" office:value-type="float" office:value="63.7909" calcext:value-type="float">
            <text:p>63.79</text:p>
          </table:table-cell>
          <table:table-cell table:formula="of:=[$'ScSp Time'.AN31]" office:value-type="float" office:value="11.2169" calcext:value-type="float">
            <text:p>11.22</text:p>
          </table:table-cell>
          <table:table-cell table:formula="of:=[$'ScSp Time'.AV31]" office:value-type="float" office:value="4.34831" calcext:value-type="float">
            <text:p>4.35</text:p>
          </table:table-cell>
          <table:table-cell table:formula="of:=[$'ScSp Time'.AW31]" office:value-type="float" office:value="7.75701" calcext:value-type="float">
            <text:p>7.76</text:p>
          </table:table-cell>
          <table:table-cell table:formula="of:=[$'ScSp Time'.AX31]" office:value-type="float" office:value="3.53181" calcext:value-type="float">
            <text:p>3.53</text:p>
          </table:table-cell>
          <table:table-cell table:formula="of:=[$'ScSp Time'.AY31]" office:value-type="float" office:value="5.612" calcext:value-type="float">
            <text:p>5.61</text:p>
          </table:table-cell>
          <table:table-cell table:formula="of:=[$'ScSp Time'.AZ31]" office:value-type="float" office:value="54.4094" calcext:value-type="float">
            <text:p>54.41</text:p>
          </table:table-cell>
          <table:table-cell table:formula="of:=[$'ScSp Time'.BA31]" office:value-type="float" office:value="24.3415" calcext:value-type="float">
            <text:p>24.34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ScSp Time'.I32]" office:value-type="float" office:value="9.45751" calcext:value-type="float">
            <text:p>9.46</text:p>
          </table:table-cell>
          <table:table-cell table:formula="of:=[$'ScSp Time'.J32]" office:value-type="float" office:value="1.62495" calcext:value-type="float">
            <text:p>1.62</text:p>
          </table:table-cell>
          <table:table-cell table:formula="of:=[$'ScSp Time'.K32]" office:value-type="float" office:value="0.680367" calcext:value-type="float">
            <text:p>0.68</text:p>
          </table:table-cell>
          <table:table-cell table:formula="of:=[$'ScSp Time'.L32]" office:value-type="float" office:value="7.67362" calcext:value-type="float">
            <text:p>7.67</text:p>
          </table:table-cell>
          <table:table-cell table:formula="of:=[$'ScSp Time'.M32]" office:value-type="float" office:value="76.085" calcext:value-type="float">
            <text:p>76.09</text:p>
          </table:table-cell>
          <table:table-cell table:formula="of:=[$'ScSp Time'.N32]" office:value-type="float" office:value="4.47853" calcext:value-type="float">
            <text:p>4.48</text:p>
          </table:table-cell>
          <table:table-cell table:formula="of:=[$'ScSp Time'.V32]" office:value-type="float" office:value="7.54513" calcext:value-type="float">
            <text:p>7.55</text:p>
          </table:table-cell>
          <table:table-cell table:formula="of:=[$'ScSp Time'.W32]" office:value-type="float" office:value="3.14716" calcext:value-type="float">
            <text:p>3.15</text:p>
          </table:table-cell>
          <table:table-cell table:formula="of:=[$'ScSp Time'.X32]" office:value-type="float" office:value="1.49093" calcext:value-type="float">
            <text:p>1.49</text:p>
          </table:table-cell>
          <table:table-cell table:formula="of:=[$'ScSp Time'.Y32]" office:value-type="float" office:value="6.55106" calcext:value-type="float">
            <text:p>6.55</text:p>
          </table:table-cell>
          <table:table-cell table:formula="of:=[$'ScSp Time'.Z32]" office:value-type="float" office:value="58.8856" calcext:value-type="float">
            <text:p>58.89</text:p>
          </table:table-cell>
          <table:table-cell table:formula="of:=[$'ScSp Time'.AA32]" office:value-type="float" office:value="22.3801" calcext:value-type="float">
            <text:p>22.38</text:p>
          </table:table-cell>
          <table:table-cell table:formula="of:=[$'ScSp Time'.AI32]" office:value-type="float" office:value="6.95542" calcext:value-type="float">
            <text:p>6.96</text:p>
          </table:table-cell>
          <table:table-cell table:formula="of:=[$'ScSp Time'.AJ32]" office:value-type="float" office:value="5.41271" calcext:value-type="float">
            <text:p>5.41</text:p>
          </table:table-cell>
          <table:table-cell table:formula="of:=[$'ScSp Time'.AK32]" office:value-type="float" office:value="2.61204" calcext:value-type="float">
            <text:p>2.61</text:p>
          </table:table-cell>
          <table:table-cell table:formula="of:=[$'ScSp Time'.AL32]" office:value-type="float" office:value="6.50487" calcext:value-type="float">
            <text:p>6.50</text:p>
          </table:table-cell>
          <table:table-cell table:formula="of:=[$'ScSp Time'.AM32]" office:value-type="float" office:value="50.6204" calcext:value-type="float">
            <text:p>50.62</text:p>
          </table:table-cell>
          <table:table-cell table:formula="of:=[$'ScSp Time'.AN32]" office:value-type="float" office:value="27.8946" calcext:value-type="float">
            <text:p>27.89</text:p>
          </table:table-cell>
          <table:table-cell table:formula="of:=[$'ScSp Time'.AV32]" office:value-type="float" office:value="4.42685" calcext:value-type="float">
            <text:p>4.43</text:p>
          </table:table-cell>
          <table:table-cell table:formula="of:=[$'ScSp Time'.AW32]" office:value-type="float" office:value="8.19487" calcext:value-type="float">
            <text:p>8.19</text:p>
          </table:table-cell>
          <table:table-cell table:formula="of:=[$'ScSp Time'.AX32]" office:value-type="float" office:value="5.07732" calcext:value-type="float">
            <text:p>5.08</text:p>
          </table:table-cell>
          <table:table-cell table:formula="of:=[$'ScSp Time'.AY32]" office:value-type="float" office:value="6.27642" calcext:value-type="float">
            <text:p>6.28</text:p>
          </table:table-cell>
          <table:table-cell table:formula="of:=[$'ScSp Time'.AZ32]" office:value-type="float" office:value="23.7469" calcext:value-type="float">
            <text:p>23.75</text:p>
          </table:table-cell>
          <table:table-cell table:formula="of:=[$'ScSp Time'.BA32]" office:value-type="float" office:value="52.2776" calcext:value-type="float">
            <text:p>52.28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ScSp Time'.I33]" office:value-type="float" office:value="13.1402" calcext:value-type="float">
            <text:p>13.14</text:p>
          </table:table-cell>
          <table:table-cell table:formula="of:=[$'ScSp Time'.J33]" office:value-type="float" office:value="1.06261" calcext:value-type="float">
            <text:p>1.06</text:p>
          </table:table-cell>
          <table:table-cell table:formula="of:=[$'ScSp Time'.K33]" office:value-type="float" office:value="1.12368" calcext:value-type="float">
            <text:p>1.12</text:p>
          </table:table-cell>
          <table:table-cell table:formula="of:=[$'ScSp Time'.L33]" office:value-type="float" office:value="12.4069" calcext:value-type="float">
            <text:p>12.41</text:p>
          </table:table-cell>
          <table:table-cell table:formula="of:=[$'ScSp Time'.M33]" office:value-type="float" office:value="70.7429" calcext:value-type="float">
            <text:p>70.74</text:p>
          </table:table-cell>
          <table:table-cell table:formula="of:=[$'ScSp Time'.N33]" office:value-type="float" office:value="1.52372" calcext:value-type="float">
            <text:p>1.52</text:p>
          </table:table-cell>
          <table:table-cell table:formula="of:=[$'ScSp Time'.V33]" office:value-type="float" office:value="10.6881" calcext:value-type="float">
            <text:p>10.69</text:p>
          </table:table-cell>
          <table:table-cell table:formula="of:=[$'ScSp Time'.W33]" office:value-type="float" office:value="3.07988" calcext:value-type="float">
            <text:p>3.08</text:p>
          </table:table-cell>
          <table:table-cell table:formula="of:=[$'ScSp Time'.X33]" office:value-type="float" office:value="2.16164" calcext:value-type="float">
            <text:p>2.16</text:p>
          </table:table-cell>
          <table:table-cell table:formula="of:=[$'ScSp Time'.Y33]" office:value-type="float" office:value="11.6883" calcext:value-type="float">
            <text:p>11.69</text:p>
          </table:table-cell>
          <table:table-cell table:formula="of:=[$'ScSp Time'.Z33]" office:value-type="float" office:value="70.1151" calcext:value-type="float">
            <text:p>70.12</text:p>
          </table:table-cell>
          <table:table-cell table:formula="of:=[$'ScSp Time'.AA33]" office:value-type="float" office:value="2.26701" calcext:value-type="float">
            <text:p>2.27</text:p>
          </table:table-cell>
          <table:table-cell table:formula="of:=[$'ScSp Time'.AI33]" office:value-type="float" office:value="10.2419" calcext:value-type="float">
            <text:p>10.24</text:p>
          </table:table-cell>
          <table:table-cell table:formula="of:=[$'ScSp Time'.AJ33]" office:value-type="float" office:value="6.44838" calcext:value-type="float">
            <text:p>6.45</text:p>
          </table:table-cell>
          <table:table-cell table:formula="of:=[$'ScSp Time'.AK33]" office:value-type="float" office:value="3.97497" calcext:value-type="float">
            <text:p>3.97</text:p>
          </table:table-cell>
          <table:table-cell table:formula="of:=[$'ScSp Time'.AL33]" office:value-type="float" office:value="14.0209" calcext:value-type="float">
            <text:p>14.02</text:p>
          </table:table-cell>
          <table:table-cell table:formula="of:=[$'ScSp Time'.AM33]" office:value-type="float" office:value="38.6472" calcext:value-type="float">
            <text:p>38.65</text:p>
          </table:table-cell>
          <table:table-cell table:formula="of:=[$'ScSp Time'.AN33]" office:value-type="float" office:value="26.6667" calcext:value-type="float">
            <text:p>26.67</text:p>
          </table:table-cell>
          <table:table-cell table:formula="of:=[$'ScSp Time'.AV33]" office:value-type="float" office:value="10.5126" calcext:value-type="float">
            <text:p>10.51</text:p>
          </table:table-cell>
          <table:table-cell table:formula="of:=[$'ScSp Time'.AW33]" office:value-type="float" office:value="4.73149" calcext:value-type="float">
            <text:p>4.73</text:p>
          </table:table-cell>
          <table:table-cell table:formula="of:=[$'ScSp Time'.AX33]" office:value-type="float" office:value="2.74499" calcext:value-type="float">
            <text:p>2.74</text:p>
          </table:table-cell>
          <table:table-cell table:formula="of:=[$'ScSp Time'.AY33]" office:value-type="float" office:value="11.4609" calcext:value-type="float">
            <text:p>11.46</text:p>
          </table:table-cell>
          <table:table-cell table:formula="of:=[$'ScSp Time'.AZ33]" office:value-type="float" office:value="33.1608" calcext:value-type="float">
            <text:p>33.16</text:p>
          </table:table-cell>
          <table:table-cell table:formula="of:=[$'ScSp Time'.BA33]" office:value-type="float" office:value="37.3892" calcext:value-type="float">
            <text:p>37.39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ScSp Time'.I34]" office:value-type="float" office:value="14.0521" calcext:value-type="float">
            <text:p>14.05</text:p>
          </table:table-cell>
          <table:table-cell table:formula="of:=[$'ScSp Time'.J34]" office:value-type="float" office:value="3.02605" calcext:value-type="float">
            <text:p>3.03</text:p>
          </table:table-cell>
          <table:table-cell table:formula="of:=[$'ScSp Time'.K34]" office:value-type="float" office:value="0.897013" calcext:value-type="float">
            <text:p>0.90</text:p>
          </table:table-cell>
          <table:table-cell table:formula="of:=[$'ScSp Time'.L34]" office:value-type="float" office:value="13.3692" calcext:value-type="float">
            <text:p>13.37</text:p>
          </table:table-cell>
          <table:table-cell table:formula="of:=[$'ScSp Time'.M34]" office:value-type="float" office:value="68.1778" calcext:value-type="float">
            <text:p>68.18</text:p>
          </table:table-cell>
          <table:table-cell table:formula="of:=[$'ScSp Time'.N34]" office:value-type="float" office:value="0.477897" calcext:value-type="float">
            <text:p>0.48</text:p>
          </table:table-cell>
          <table:table-cell table:formula="of:=[$'ScSp Time'.V34]" office:value-type="float" office:value="13.6321" calcext:value-type="float">
            <text:p>13.63</text:p>
          </table:table-cell>
          <table:table-cell table:formula="of:=[$'ScSp Time'.W34]" office:value-type="float" office:value="1.6281" calcext:value-type="float">
            <text:p>1.63</text:p>
          </table:table-cell>
          <table:table-cell table:formula="of:=[$'ScSp Time'.X34]" office:value-type="float" office:value="0.937408" calcext:value-type="float">
            <text:p>0.94</text:p>
          </table:table-cell>
          <table:table-cell table:formula="of:=[$'ScSp Time'.Y34]" office:value-type="float" office:value="12.2842" calcext:value-type="float">
            <text:p>12.28</text:p>
          </table:table-cell>
          <table:table-cell table:formula="of:=[$'ScSp Time'.Z34]" office:value-type="float" office:value="69.5243" calcext:value-type="float">
            <text:p>69.52</text:p>
          </table:table-cell>
          <table:table-cell table:formula="of:=[$'ScSp Time'.AA34]" office:value-type="float" office:value="1.99393" calcext:value-type="float">
            <text:p>1.99</text:p>
          </table:table-cell>
          <table:table-cell table:formula="of:=[$'ScSp Time'.AI34]" office:value-type="float" office:value="10.7154" calcext:value-type="float">
            <text:p>10.72</text:p>
          </table:table-cell>
          <table:table-cell table:formula="of:=[$'ScSp Time'.AJ34]" office:value-type="float" office:value="6.36118" calcext:value-type="float">
            <text:p>6.36</text:p>
          </table:table-cell>
          <table:table-cell table:formula="of:=[$'ScSp Time'.AK34]" office:value-type="float" office:value="4.88244" calcext:value-type="float">
            <text:p>4.88</text:p>
          </table:table-cell>
          <table:table-cell table:formula="of:=[$'ScSp Time'.AL34]" office:value-type="float" office:value="12.8724" calcext:value-type="float">
            <text:p>12.87</text:p>
          </table:table-cell>
          <table:table-cell table:formula="of:=[$'ScSp Time'.AM34]" office:value-type="float" office:value="58.8277" calcext:value-type="float">
            <text:p>58.83</text:p>
          </table:table-cell>
          <table:table-cell table:formula="of:=[$'ScSp Time'.AN34]" office:value-type="float" office:value="6.34084" calcext:value-type="float">
            <text:p>6.34</text:p>
          </table:table-cell>
          <table:table-cell table:formula="of:=[$'ScSp Time'.AV34]" office:value-type="float" office:value="8.55674" calcext:value-type="float">
            <text:p>8.56</text:p>
          </table:table-cell>
          <table:table-cell table:formula="of:=[$'ScSp Time'.AW34]" office:value-type="float" office:value="6.2557" calcext:value-type="float">
            <text:p>6.26</text:p>
          </table:table-cell>
          <table:table-cell table:formula="of:=[$'ScSp Time'.AX34]" office:value-type="float" office:value="4.80148" calcext:value-type="float">
            <text:p>4.80</text:p>
          </table:table-cell>
          <table:table-cell table:formula="of:=[$'ScSp Time'.AY34]" office:value-type="float" office:value="10.642" calcext:value-type="float">
            <text:p>10.64</text:p>
          </table:table-cell>
          <table:table-cell table:formula="of:=[$'ScSp Time'.AZ34]" office:value-type="float" office:value="65.0915" calcext:value-type="float">
            <text:p>65.09</text:p>
          </table:table-cell>
          <table:table-cell table:formula="of:=[$'ScSp Time'.BA34]" office:value-type="float" office:value="4.65258" calcext:value-type="float">
            <text:p>4.65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ScSp Time'.I35]" office:value-type="float" office:value="11.541" calcext:value-type="float">
            <text:p>11.54</text:p>
          </table:table-cell>
          <table:table-cell table:formula="of:=[$'ScSp Time'.J35]" office:value-type="float" office:value="1.35075" calcext:value-type="float">
            <text:p>1.35</text:p>
          </table:table-cell>
          <table:table-cell table:formula="of:=[$'ScSp Time'.K35]" office:value-type="float" office:value="1.19171" calcext:value-type="float">
            <text:p>1.19</text:p>
          </table:table-cell>
          <table:table-cell table:formula="of:=[$'ScSp Time'.L35]" office:value-type="float" office:value="10.6102" calcext:value-type="float">
            <text:p>10.61</text:p>
          </table:table-cell>
          <table:table-cell table:formula="of:=[$'ScSp Time'.M35]" office:value-type="float" office:value="74.5499" calcext:value-type="float">
            <text:p>74.55</text:p>
          </table:table-cell>
          <table:table-cell table:formula="of:=[$'ScSp Time'.N35]" office:value-type="float" office:value="0.756352" calcext:value-type="float">
            <text:p>0.76</text:p>
          </table:table-cell>
          <table:table-cell table:formula="of:=[$'ScSp Time'.V35]" office:value-type="float" office:value="11.298" calcext:value-type="float">
            <text:p>11.30</text:p>
          </table:table-cell>
          <table:table-cell table:formula="of:=[$'ScSp Time'.W35]" office:value-type="float" office:value="3.37439" calcext:value-type="float">
            <text:p>3.37</text:p>
          </table:table-cell>
          <table:table-cell table:formula="of:=[$'ScSp Time'.X35]" office:value-type="float" office:value="2.85849" calcext:value-type="float">
            <text:p>2.86</text:p>
          </table:table-cell>
          <table:table-cell table:formula="of:=[$'ScSp Time'.Y35]" office:value-type="float" office:value="11.5674" calcext:value-type="float">
            <text:p>11.57</text:p>
          </table:table-cell>
          <table:table-cell table:formula="of:=[$'ScSp Time'.Z35]" office:value-type="float" office:value="69.9095" calcext:value-type="float">
            <text:p>69.91</text:p>
          </table:table-cell>
          <table:table-cell table:formula="of:=[$'ScSp Time'.AA35]" office:value-type="float" office:value="0.992229" calcext:value-type="float">
            <text:p>0.99</text:p>
          </table:table-cell>
          <table:table-cell table:formula="of:=[$'ScSp Time'.AI35]" office:value-type="float" office:value="6.27214" calcext:value-type="float">
            <text:p>6.27</text:p>
          </table:table-cell>
          <table:table-cell table:formula="of:=[$'ScSp Time'.AJ35]" office:value-type="float" office:value="6.96585" calcext:value-type="float">
            <text:p>6.97</text:p>
          </table:table-cell>
          <table:table-cell table:formula="of:=[$'ScSp Time'.AK35]" office:value-type="float" office:value="5.22612" calcext:value-type="float">
            <text:p>5.23</text:p>
          </table:table-cell>
          <table:table-cell table:formula="of:=[$'ScSp Time'.AL35]" office:value-type="float" office:value="9.69146" calcext:value-type="float">
            <text:p>9.69</text:p>
          </table:table-cell>
          <table:table-cell table:formula="of:=[$'ScSp Time'.AM35]" office:value-type="float" office:value="54.636" calcext:value-type="float">
            <text:p>54.64</text:p>
          </table:table-cell>
          <table:table-cell table:formula="of:=[$'ScSp Time'.AN35]" office:value-type="float" office:value="17.2084" calcext:value-type="float">
            <text:p>17.21</text:p>
          </table:table-cell>
          <table:table-cell table:formula="of:=[$'ScSp Time'.AV35]" office:value-type="float" office:value="4.57254" calcext:value-type="float">
            <text:p>4.57</text:p>
          </table:table-cell>
          <table:table-cell table:formula="of:=[$'ScSp Time'.AW35]" office:value-type="float" office:value="9.65823" calcext:value-type="float">
            <text:p>9.66</text:p>
          </table:table-cell>
          <table:table-cell table:formula="of:=[$'ScSp Time'.AX35]" office:value-type="float" office:value="5.30136" calcext:value-type="float">
            <text:p>5.30</text:p>
          </table:table-cell>
          <table:table-cell table:formula="of:=[$'ScSp Time'.AY35]" office:value-type="float" office:value="7.11149" calcext:value-type="float">
            <text:p>7.11</text:p>
          </table:table-cell>
          <table:table-cell table:formula="of:=[$'ScSp Time'.AZ35]" office:value-type="float" office:value="56.4966" calcext:value-type="float">
            <text:p>56.50</text:p>
          </table:table-cell>
          <table:table-cell table:formula="of:=[$'ScSp Time'.BA35]" office:value-type="float" office:value="16.8598" calcext:value-type="float">
            <text:p>16.86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ScSp Time'.I36]" office:value-type="float" office:value="11.5023" calcext:value-type="float">
            <text:p>11.50</text:p>
          </table:table-cell>
          <table:table-cell table:formula="of:=[$'ScSp Time'.J36]" office:value-type="float" office:value="1.15771" calcext:value-type="float">
            <text:p>1.16</text:p>
          </table:table-cell>
          <table:table-cell table:formula="of:=[$'ScSp Time'.K36]" office:value-type="float" office:value="0.606228" calcext:value-type="float">
            <text:p>0.61</text:p>
          </table:table-cell>
          <table:table-cell table:formula="of:=[$'ScSp Time'.L36]" office:value-type="float" office:value="12.0678" calcext:value-type="float">
            <text:p>12.07</text:p>
          </table:table-cell>
          <table:table-cell table:formula="of:=[$'ScSp Time'.M36]" office:value-type="float" office:value="67.4427" calcext:value-type="float">
            <text:p>67.44</text:p>
          </table:table-cell>
          <table:table-cell table:formula="of:=[$'ScSp Time'.N36]" office:value-type="float" office:value="7.22318" calcext:value-type="float">
            <text:p>7.22</text:p>
          </table:table-cell>
          <table:table-cell table:formula="of:=[$'ScSp Time'.V36]" office:value-type="float" office:value="9.41793" calcext:value-type="float">
            <text:p>9.42</text:p>
          </table:table-cell>
          <table:table-cell table:formula="of:=[$'ScSp Time'.W36]" office:value-type="float" office:value="2.5014" calcext:value-type="float">
            <text:p>2.50</text:p>
          </table:table-cell>
          <table:table-cell table:formula="of:=[$'ScSp Time'.X36]" office:value-type="float" office:value="1.66497" calcext:value-type="float">
            <text:p>1.66</text:p>
          </table:table-cell>
          <table:table-cell table:formula="of:=[$'ScSp Time'.Y36]" office:value-type="float" office:value="11.8133" calcext:value-type="float">
            <text:p>11.81</text:p>
          </table:table-cell>
          <table:table-cell table:formula="of:=[$'ScSp Time'.Z36]" office:value-type="float" office:value="66.3058" calcext:value-type="float">
            <text:p>66.31</text:p>
          </table:table-cell>
          <table:table-cell table:formula="of:=[$'ScSp Time'.AA36]" office:value-type="float" office:value="8.29655" calcext:value-type="float">
            <text:p>8.30</text:p>
          </table:table-cell>
          <table:table-cell table:formula="of:=[$'ScSp Time'.AI36]" office:value-type="float" office:value="7.20018" calcext:value-type="float">
            <text:p>7.20</text:p>
          </table:table-cell>
          <table:table-cell table:formula="of:=[$'ScSp Time'.AJ36]" office:value-type="float" office:value="2.55873" calcext:value-type="float">
            <text:p>2.56</text:p>
          </table:table-cell>
          <table:table-cell table:formula="of:=[$'ScSp Time'.AK36]" office:value-type="float" office:value="2.3302" calcext:value-type="float">
            <text:p>2.33</text:p>
          </table:table-cell>
          <table:table-cell table:formula="of:=[$'ScSp Time'.AL36]" office:value-type="float" office:value="9.94668" calcext:value-type="float">
            <text:p>9.95</text:p>
          </table:table-cell>
          <table:table-cell table:formula="of:=[$'ScSp Time'.AM36]" office:value-type="float" office:value="64.7224" calcext:value-type="float">
            <text:p>64.72</text:p>
          </table:table-cell>
          <table:table-cell table:formula="of:=[$'ScSp Time'.AN36]" office:value-type="float" office:value="13.2419" calcext:value-type="float">
            <text:p>13.24</text:p>
          </table:table-cell>
          <table:table-cell table:formula="of:=[$'ScSp Time'.AV36]" office:value-type="float" office:value="4.80997" calcext:value-type="float">
            <text:p>4.81</text:p>
          </table:table-cell>
          <table:table-cell table:formula="of:=[$'ScSp Time'.AW36]" office:value-type="float" office:value="3.55543" calcext:value-type="float">
            <text:p>3.56</text:p>
          </table:table-cell>
          <table:table-cell table:formula="of:=[$'ScSp Time'.AX36]" office:value-type="float" office:value="3.66763" calcext:value-type="float">
            <text:p>3.67</text:p>
          </table:table-cell>
          <table:table-cell table:formula="of:=[$'ScSp Time'.AY36]" office:value-type="float" office:value="8.48342" calcext:value-type="float">
            <text:p>8.48</text:p>
          </table:table-cell>
          <table:table-cell table:formula="of:=[$'ScSp Time'.AZ36]" office:value-type="float" office:value="51.1721" calcext:value-type="float">
            <text:p>51.17</text:p>
          </table:table-cell>
          <table:table-cell table:formula="of:=[$'ScSp Time'.BA36]" office:value-type="float" office:value="28.3115" calcext:value-type="float">
            <text:p>28.31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ScSp Time'.I37]" office:value-type="float" office:value="8.19775" calcext:value-type="float">
            <text:p>8.20</text:p>
          </table:table-cell>
          <table:table-cell table:formula="of:=[$'ScSp Time'.J37]" office:value-type="float" office:value="1.25458" calcext:value-type="float">
            <text:p>1.25</text:p>
          </table:table-cell>
          <table:table-cell table:formula="of:=[$'ScSp Time'.K37]" office:value-type="float" office:value="0.888796" calcext:value-type="float">
            <text:p>0.89</text:p>
          </table:table-cell>
          <table:table-cell table:formula="of:=[$'ScSp Time'.L37]" office:value-type="float" office:value="4.85201" calcext:value-type="float">
            <text:p>4.85</text:p>
          </table:table-cell>
          <table:table-cell table:formula="of:=[$'ScSp Time'.M37]" office:value-type="float" office:value="72.8566" calcext:value-type="float">
            <text:p>72.86</text:p>
          </table:table-cell>
          <table:table-cell table:formula="of:=[$'ScSp Time'.N37]" office:value-type="float" office:value="11.9503" calcext:value-type="float">
            <text:p>11.95</text:p>
          </table:table-cell>
          <table:table-cell table:formula="of:=[$'ScSp Time'.V37]" office:value-type="float" office:value="6.86012" calcext:value-type="float">
            <text:p>6.86</text:p>
          </table:table-cell>
          <table:table-cell table:formula="of:=[$'ScSp Time'.W37]" office:value-type="float" office:value="2.73166" calcext:value-type="float">
            <text:p>2.73</text:p>
          </table:table-cell>
          <table:table-cell table:formula="of:=[$'ScSp Time'.X37]" office:value-type="float" office:value="1.52467" calcext:value-type="float">
            <text:p>1.52</text:p>
          </table:table-cell>
          <table:table-cell table:formula="of:=[$'ScSp Time'.Y37]" office:value-type="float" office:value="4.19225" calcext:value-type="float">
            <text:p>4.19</text:p>
          </table:table-cell>
          <table:table-cell table:formula="of:=[$'ScSp Time'.Z37]" office:value-type="float" office:value="73.6123" calcext:value-type="float">
            <text:p>73.61</text:p>
          </table:table-cell>
          <table:table-cell table:formula="of:=[$'ScSp Time'.AA37]" office:value-type="float" office:value="11.079" calcext:value-type="float">
            <text:p>11.08</text:p>
          </table:table-cell>
          <table:table-cell table:formula="of:=[$'ScSp Time'.AI37]" office:value-type="float" office:value="5.92899" calcext:value-type="float">
            <text:p>5.93</text:p>
          </table:table-cell>
          <table:table-cell table:formula="of:=[$'ScSp Time'.AJ37]" office:value-type="float" office:value="5.91207" calcext:value-type="float">
            <text:p>5.91</text:p>
          </table:table-cell>
          <table:table-cell table:formula="of:=[$'ScSp Time'.AK37]" office:value-type="float" office:value="3.84053" calcext:value-type="float">
            <text:p>3.84</text:p>
          </table:table-cell>
          <table:table-cell table:formula="of:=[$'ScSp Time'.AL37]" office:value-type="float" office:value="4.87238" calcext:value-type="float">
            <text:p>4.87</text:p>
          </table:table-cell>
          <table:table-cell table:formula="of:=[$'ScSp Time'.AM37]" office:value-type="float" office:value="74.7596" calcext:value-type="float">
            <text:p>74.76</text:p>
          </table:table-cell>
          <table:table-cell table:formula="of:=[$'ScSp Time'.AN37]" office:value-type="float" office:value="4.68639" calcext:value-type="float">
            <text:p>4.69</text:p>
          </table:table-cell>
          <table:table-cell table:formula="of:=[$'ScSp Time'.AV37]" office:value-type="float" office:value="4.61137" calcext:value-type="float">
            <text:p>4.61</text:p>
          </table:table-cell>
          <table:table-cell table:formula="of:=[$'ScSp Time'.AW37]" office:value-type="float" office:value="9.6323" calcext:value-type="float">
            <text:p>9.63</text:p>
          </table:table-cell>
          <table:table-cell table:formula="of:=[$'ScSp Time'.AX37]" office:value-type="float" office:value="5.99151" calcext:value-type="float">
            <text:p>5.99</text:p>
          </table:table-cell>
          <table:table-cell table:formula="of:=[$'ScSp Time'.AY37]" office:value-type="float" office:value="5.58647" calcext:value-type="float">
            <text:p>5.59</text:p>
          </table:table-cell>
          <table:table-cell table:formula="of:=[$'ScSp Time'.AZ37]" office:value-type="float" office:value="61.7574" calcext:value-type="float">
            <text:p>61.76</text:p>
          </table:table-cell>
          <table:table-cell table:formula="of:=[$'ScSp Time'.BA37]" office:value-type="float" office:value="12.4209" calcext:value-type="float">
            <text:p>12.42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ScSp Time'.I38]" office:value-type="float" office:value="11.2433" calcext:value-type="float">
            <text:p>11.24</text:p>
          </table:table-cell>
          <table:table-cell table:formula="of:=[$'ScSp Time'.J38]" office:value-type="float" office:value="1.33162" calcext:value-type="float">
            <text:p>1.33</text:p>
          </table:table-cell>
          <table:table-cell table:formula="of:=[$'ScSp Time'.K38]" office:value-type="float" office:value="0.725115" calcext:value-type="float">
            <text:p>0.73</text:p>
          </table:table-cell>
          <table:table-cell table:formula="of:=[$'ScSp Time'.L38]" office:value-type="float" office:value="11.355" calcext:value-type="float">
            <text:p>11.36</text:p>
          </table:table-cell>
          <table:table-cell table:formula="of:=[$'ScSp Time'.M38]" office:value-type="float" office:value="72.5486" calcext:value-type="float">
            <text:p>72.55</text:p>
          </table:table-cell>
          <table:table-cell table:formula="of:=[$'ScSp Time'.N38]" office:value-type="float" office:value="2.79629" calcext:value-type="float">
            <text:p>2.80</text:p>
          </table:table-cell>
          <table:table-cell table:formula="of:=[$'ScSp Time'.V38]" office:value-type="float" office:value="8.96197" calcext:value-type="float">
            <text:p>8.96</text:p>
          </table:table-cell>
          <table:table-cell table:formula="of:=[$'ScSp Time'.W38]" office:value-type="float" office:value="3.43485" calcext:value-type="float">
            <text:p>3.43</text:p>
          </table:table-cell>
          <table:table-cell table:formula="of:=[$'ScSp Time'.X38]" office:value-type="float" office:value="2.26096" calcext:value-type="float">
            <text:p>2.26</text:p>
          </table:table-cell>
          <table:table-cell table:formula="of:=[$'ScSp Time'.Y38]" office:value-type="float" office:value="10.619" calcext:value-type="float">
            <text:p>10.62</text:p>
          </table:table-cell>
          <table:table-cell table:formula="of:=[$'ScSp Time'.Z38]" office:value-type="float" office:value="60.6249" calcext:value-type="float">
            <text:p>60.62</text:p>
          </table:table-cell>
          <table:table-cell table:formula="of:=[$'ScSp Time'.AA38]" office:value-type="float" office:value="14.0984" calcext:value-type="float">
            <text:p>14.10</text:p>
          </table:table-cell>
          <table:table-cell table:formula="of:=[$'ScSp Time'.AI38]" office:value-type="float" office:value="6.96464" calcext:value-type="float">
            <text:p>6.96</text:p>
          </table:table-cell>
          <table:table-cell table:formula="of:=[$'ScSp Time'.AJ38]" office:value-type="float" office:value="3.82017" calcext:value-type="float">
            <text:p>3.82</text:p>
          </table:table-cell>
          <table:table-cell table:formula="of:=[$'ScSp Time'.AK38]" office:value-type="float" office:value="2.35636" calcext:value-type="float">
            <text:p>2.36</text:p>
          </table:table-cell>
          <table:table-cell table:formula="of:=[$'ScSp Time'.AL38]" office:value-type="float" office:value="8.6453" calcext:value-type="float">
            <text:p>8.65</text:p>
          </table:table-cell>
          <table:table-cell table:formula="of:=[$'ScSp Time'.AM38]" office:value-type="float" office:value="37.6045" calcext:value-type="float">
            <text:p>37.60</text:p>
          </table:table-cell>
          <table:table-cell table:formula="of:=[$'ScSp Time'.AN38]" office:value-type="float" office:value="40.609" calcext:value-type="float">
            <text:p>40.61</text:p>
          </table:table-cell>
          <table:table-cell table:formula="of:=[$'ScSp Time'.AV38]" office:value-type="float" office:value="6.81117" calcext:value-type="float">
            <text:p>6.81</text:p>
          </table:table-cell>
          <table:table-cell table:formula="of:=[$'ScSp Time'.AW38]" office:value-type="float" office:value="6.11995" calcext:value-type="float">
            <text:p>6.12</text:p>
          </table:table-cell>
          <table:table-cell table:formula="of:=[$'ScSp Time'.AX38]" office:value-type="float" office:value="3.3234" calcext:value-type="float">
            <text:p>3.32</text:p>
          </table:table-cell>
          <table:table-cell table:formula="of:=[$'ScSp Time'.AY38]" office:value-type="float" office:value="9.47704" calcext:value-type="float">
            <text:p>9.48</text:p>
          </table:table-cell>
          <table:table-cell table:formula="of:=[$'ScSp Time'.AZ38]" office:value-type="float" office:value="20.9126" calcext:value-type="float">
            <text:p>20.91</text:p>
          </table:table-cell>
          <table:table-cell table:formula="of:=[$'ScSp Time'.BA38]" office:value-type="float" office:value="53.3558" calcext:value-type="float">
            <text:p>53.36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ScSp Time'.I39]" office:value-type="float" office:value="13.4687" calcext:value-type="float">
            <text:p>13.47</text:p>
          </table:table-cell>
          <table:table-cell table:formula="of:=[$'ScSp Time'.J39]" office:value-type="float" office:value="2.53993" calcext:value-type="float">
            <text:p>2.54</text:p>
          </table:table-cell>
          <table:table-cell table:formula="of:=[$'ScSp Time'.K39]" office:value-type="float" office:value="1.56595" calcext:value-type="float">
            <text:p>1.57</text:p>
          </table:table-cell>
          <table:table-cell table:formula="of:=[$'ScSp Time'.L39]" office:value-type="float" office:value="16.2091" calcext:value-type="float">
            <text:p>16.21</text:p>
          </table:table-cell>
          <table:table-cell table:formula="of:=[$'ScSp Time'.M39]" office:value-type="float" office:value="65.6488" calcext:value-type="float">
            <text:p>65.65</text:p>
          </table:table-cell>
          <table:table-cell table:formula="of:=[$'ScSp Time'.N39]" office:value-type="float" office:value="0.567533" calcext:value-type="float">
            <text:p>0.57</text:p>
          </table:table-cell>
          <table:table-cell table:formula="of:=[$'ScSp Time'.V39]" office:value-type="float" office:value="14.2614" calcext:value-type="float">
            <text:p>14.26</text:p>
          </table:table-cell>
          <table:table-cell table:formula="of:=[$'ScSp Time'.W39]" office:value-type="float" office:value="5.43858" calcext:value-type="float">
            <text:p>5.44</text:p>
          </table:table-cell>
          <table:table-cell table:formula="of:=[$'ScSp Time'.X39]" office:value-type="float" office:value="4.23835" calcext:value-type="float">
            <text:p>4.24</text:p>
          </table:table-cell>
          <table:table-cell table:formula="of:=[$'ScSp Time'.Y39]" office:value-type="float" office:value="20.408" calcext:value-type="float">
            <text:p>20.41</text:p>
          </table:table-cell>
          <table:table-cell table:formula="of:=[$'ScSp Time'.Z39]" office:value-type="float" office:value="45.3967" calcext:value-type="float">
            <text:p>45.40</text:p>
          </table:table-cell>
          <table:table-cell table:formula="of:=[$'ScSp Time'.AA39]" office:value-type="float" office:value="10.2569" calcext:value-type="float">
            <text:p>10.26</text:p>
          </table:table-cell>
          <table:table-cell table:formula="of:=[$'ScSp Time'.AI39]" office:value-type="float" office:value="11.6068" calcext:value-type="float">
            <text:p>11.61</text:p>
          </table:table-cell>
          <table:table-cell table:formula="of:=[$'ScSp Time'.AJ39]" office:value-type="float" office:value="5.96128" calcext:value-type="float">
            <text:p>5.96</text:p>
          </table:table-cell>
          <table:table-cell table:formula="of:=[$'ScSp Time'.AK39]" office:value-type="float" office:value="3.18062" calcext:value-type="float">
            <text:p>3.18</text:p>
          </table:table-cell>
          <table:table-cell table:formula="of:=[$'ScSp Time'.AL39]" office:value-type="float" office:value="16.136" calcext:value-type="float">
            <text:p>16.14</text:p>
          </table:table-cell>
          <table:table-cell table:formula="of:=[$'ScSp Time'.AM39]" office:value-type="float" office:value="52.7426" calcext:value-type="float">
            <text:p>52.74</text:p>
          </table:table-cell>
          <table:table-cell table:formula="of:=[$'ScSp Time'.AN39]" office:value-type="float" office:value="10.3727" calcext:value-type="float">
            <text:p>10.37</text:p>
          </table:table-cell>
          <table:table-cell table:formula="of:=[$'ScSp Time'.AV39]" office:value-type="float" office:value="7.57817" calcext:value-type="float">
            <text:p>7.58</text:p>
          </table:table-cell>
          <table:table-cell table:formula="of:=[$'ScSp Time'.AW39]" office:value-type="float" office:value="8.5671" calcext:value-type="float">
            <text:p>8.57</text:p>
          </table:table-cell>
          <table:table-cell table:formula="of:=[$'ScSp Time'.AX39]" office:value-type="float" office:value="4.96819" calcext:value-type="float">
            <text:p>4.97</text:p>
          </table:table-cell>
          <table:table-cell table:formula="of:=[$'ScSp Time'.AY39]" office:value-type="float" office:value="13.4545" calcext:value-type="float">
            <text:p>13.45</text:p>
          </table:table-cell>
          <table:table-cell table:formula="of:=[$'ScSp Time'.AZ39]" office:value-type="float" office:value="53.8955" calcext:value-type="float">
            <text:p>53.90</text:p>
          </table:table-cell>
          <table:table-cell table:formula="of:=[$'ScSp Time'.BA39]" office:value-type="float" office:value="11.5366" calcext:value-type="float">
            <text:p>11.54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ScSp Time'.I40]" office:value-type="float" office:value="10.2103" calcext:value-type="float">
            <text:p>10.21</text:p>
          </table:table-cell>
          <table:table-cell table:formula="of:=[$'ScSp Time'.J40]" office:value-type="float" office:value="1.00091" calcext:value-type="float">
            <text:p>1.00</text:p>
          </table:table-cell>
          <table:table-cell table:formula="of:=[$'ScSp Time'.K40]" office:value-type="float" office:value="0.637653" calcext:value-type="float">
            <text:p>0.64</text:p>
          </table:table-cell>
          <table:table-cell table:formula="of:=[$'ScSp Time'.L40]" office:value-type="float" office:value="11.0026" calcext:value-type="float">
            <text:p>11.00</text:p>
          </table:table-cell>
          <table:table-cell table:formula="of:=[$'ScSp Time'.M40]" office:value-type="float" office:value="64.0248" calcext:value-type="float">
            <text:p>64.02</text:p>
          </table:table-cell>
          <table:table-cell table:formula="of:=[$'ScSp Time'.N40]" office:value-type="float" office:value="13.1238" calcext:value-type="float">
            <text:p>13.12</text:p>
          </table:table-cell>
          <table:table-cell table:formula="of:=[$'ScSp Time'.V40]" office:value-type="float" office:value="8.65137" calcext:value-type="float">
            <text:p>8.65</text:p>
          </table:table-cell>
          <table:table-cell table:formula="of:=[$'ScSp Time'.W40]" office:value-type="float" office:value="2.31309" calcext:value-type="float">
            <text:p>2.31</text:p>
          </table:table-cell>
          <table:table-cell table:formula="of:=[$'ScSp Time'.X40]" office:value-type="float" office:value="1.53571" calcext:value-type="float">
            <text:p>1.54</text:p>
          </table:table-cell>
          <table:table-cell table:formula="of:=[$'ScSp Time'.Y40]" office:value-type="float" office:value="9.0988" calcext:value-type="float">
            <text:p>9.10</text:p>
          </table:table-cell>
          <table:table-cell table:formula="of:=[$'ScSp Time'.Z40]" office:value-type="float" office:value="62.151" calcext:value-type="float">
            <text:p>62.15</text:p>
          </table:table-cell>
          <table:table-cell table:formula="of:=[$'ScSp Time'.AA40]" office:value-type="float" office:value="16.2501" calcext:value-type="float">
            <text:p>16.25</text:p>
          </table:table-cell>
          <table:table-cell table:formula="of:=[$'ScSp Time'.AI40]" office:value-type="float" office:value="5.66746" calcext:value-type="float">
            <text:p>5.67</text:p>
          </table:table-cell>
          <table:table-cell table:formula="of:=[$'ScSp Time'.AJ40]" office:value-type="float" office:value="5.47764" calcext:value-type="float">
            <text:p>5.48</text:p>
          </table:table-cell>
          <table:table-cell table:formula="of:=[$'ScSp Time'.AK40]" office:value-type="float" office:value="4.25737" calcext:value-type="float">
            <text:p>4.26</text:p>
          </table:table-cell>
          <table:table-cell table:formula="of:=[$'ScSp Time'.AL40]" office:value-type="float" office:value="8.15903" calcext:value-type="float">
            <text:p>8.16</text:p>
          </table:table-cell>
          <table:table-cell table:formula="of:=[$'ScSp Time'.AM40]" office:value-type="float" office:value="50.2845" calcext:value-type="float">
            <text:p>50.28</text:p>
          </table:table-cell>
          <table:table-cell table:formula="of:=[$'ScSp Time'.AN40]" office:value-type="float" office:value="26.154" calcext:value-type="float">
            <text:p>26.15</text:p>
          </table:table-cell>
          <table:table-cell table:formula="of:=[$'ScSp Time'.AV40]" office:value-type="float" office:value="4.20619" calcext:value-type="float">
            <text:p>4.21</text:p>
          </table:table-cell>
          <table:table-cell table:formula="of:=[$'ScSp Time'.AW40]" office:value-type="float" office:value="9.73875" calcext:value-type="float">
            <text:p>9.74</text:p>
          </table:table-cell>
          <table:table-cell table:formula="of:=[$'ScSp Time'.AX40]" office:value-type="float" office:value="6.69982" calcext:value-type="float">
            <text:p>6.70</text:p>
          </table:table-cell>
          <table:table-cell table:formula="of:=[$'ScSp Time'.AY40]" office:value-type="float" office:value="8.79078" calcext:value-type="float">
            <text:p>8.79</text:p>
          </table:table-cell>
          <table:table-cell table:formula="of:=[$'ScSp Time'.AZ40]" office:value-type="float" office:value="42.8541" calcext:value-type="float">
            <text:p>42.85</text:p>
          </table:table-cell>
          <table:table-cell table:formula="of:=[$'ScSp Time'.BA40]" office:value-type="float" office:value="27.7104" calcext:value-type="float">
            <text:p>27.71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ScSp Time'.I41]" office:value-type="float" office:value="16.5828" calcext:value-type="float">
            <text:p>16.58</text:p>
          </table:table-cell>
          <table:table-cell table:formula="of:=[$'ScSp Time'.J41]" office:value-type="float" office:value="0" calcext:value-type="float">
            <text:p>0.00</text:p>
          </table:table-cell>
          <table:table-cell table:formula="of:=[$'ScSp Time'.K41]" office:value-type="float" office:value="0" calcext:value-type="float">
            <text:p>0.00</text:p>
          </table:table-cell>
          <table:table-cell table:formula="of:=[$'ScSp Time'.L41]" office:value-type="float" office:value="14.1471" calcext:value-type="float">
            <text:p>14.15</text:p>
          </table:table-cell>
          <table:table-cell table:formula="of:=[$'ScSp Time'.M41]" office:value-type="float" office:value="68.4076" calcext:value-type="float">
            <text:p>68.41</text:p>
          </table:table-cell>
          <table:table-cell table:formula="of:=[$'ScSp Time'.N41]" office:value-type="float" office:value="0.862484" calcext:value-type="float">
            <text:p>0.86</text:p>
          </table:table-cell>
          <table:table-cell table:formula="of:=[$'ScSp Time'.V41]" office:value-type="float" office:value="15.4717" calcext:value-type="float">
            <text:p>15.47</text:p>
          </table:table-cell>
          <table:table-cell table:formula="of:=[$'ScSp Time'.W41]" office:value-type="float" office:value="0" calcext:value-type="float">
            <text:p>0.00</text:p>
          </table:table-cell>
          <table:table-cell table:formula="of:=[$'ScSp Time'.X41]" office:value-type="float" office:value="0" calcext:value-type="float">
            <text:p>0.00</text:p>
          </table:table-cell>
          <table:table-cell table:formula="of:=[$'ScSp Time'.Y41]" office:value-type="float" office:value="13.6145" calcext:value-type="float">
            <text:p>13.61</text:p>
          </table:table-cell>
          <table:table-cell table:formula="of:=[$'ScSp Time'.Z41]" office:value-type="float" office:value="66.6737" calcext:value-type="float">
            <text:p>66.67</text:p>
          </table:table-cell>
          <table:table-cell table:formula="of:=[$'ScSp Time'.AA41]" office:value-type="float" office:value="4.24013" calcext:value-type="float">
            <text:p>4.24</text:p>
          </table:table-cell>
          <table:table-cell table:formula="of:=[$'ScSp Time'.AI41]" office:value-type="float" office:value="9.75357" calcext:value-type="float">
            <text:p>9.75</text:p>
          </table:table-cell>
          <table:table-cell table:formula="of:=[$'ScSp Time'.AJ41]" office:value-type="float" office:value="4.49461" calcext:value-type="float">
            <text:p>4.49</text:p>
          </table:table-cell>
          <table:table-cell table:formula="of:=[$'ScSp Time'.AK41]" office:value-type="float" office:value="2.56314" calcext:value-type="float">
            <text:p>2.56</text:p>
          </table:table-cell>
          <table:table-cell table:formula="of:=[$'ScSp Time'.AL41]" office:value-type="float" office:value="10.3932" calcext:value-type="float">
            <text:p>10.39</text:p>
          </table:table-cell>
          <table:table-cell table:formula="of:=[$'ScSp Time'.AM41]" office:value-type="float" office:value="49.9041" calcext:value-type="float">
            <text:p>49.90</text:p>
          </table:table-cell>
          <table:table-cell table:formula="of:=[$'ScSp Time'.AN41]" office:value-type="float" office:value="22.8914" calcext:value-type="float">
            <text:p>22.89</text:p>
          </table:table-cell>
          <table:table-cell table:formula="of:=[$'ScSp Time'.AV41]" office:value-type="float" office:value="9.16402" calcext:value-type="float">
            <text:p>9.16</text:p>
          </table:table-cell>
          <table:table-cell table:formula="of:=[$'ScSp Time'.AW41]" office:value-type="float" office:value="8.40078" calcext:value-type="float">
            <text:p>8.40</text:p>
          </table:table-cell>
          <table:table-cell table:formula="of:=[$'ScSp Time'.AX41]" office:value-type="float" office:value="6.13962" calcext:value-type="float">
            <text:p>6.14</text:p>
          </table:table-cell>
          <table:table-cell table:formula="of:=[$'ScSp Time'.AY41]" office:value-type="float" office:value="12.6242" calcext:value-type="float">
            <text:p>12.62</text:p>
          </table:table-cell>
          <table:table-cell table:formula="of:=[$'ScSp Time'.AZ41]" office:value-type="float" office:value="33.6262" calcext:value-type="float">
            <text:p>33.63</text:p>
          </table:table-cell>
          <table:table-cell table:formula="of:=[$'ScSp Time'.BA41]" office:value-type="float" office:value="30.0451" calcext:value-type="float">
            <text:p>30.05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ScSp Time'.I42]" office:value-type="float" office:value="13.9231" calcext:value-type="float">
            <text:p>13.92</text:p>
          </table:table-cell>
          <table:table-cell table:formula="of:=[$'ScSp Time'.J42]" office:value-type="float" office:value="1.32163" calcext:value-type="float">
            <text:p>1.32</text:p>
          </table:table-cell>
          <table:table-cell table:formula="of:=[$'ScSp Time'.K42]" office:value-type="float" office:value="1.29967" calcext:value-type="float">
            <text:p>1.30</text:p>
          </table:table-cell>
          <table:table-cell table:formula="of:=[$'ScSp Time'.L42]" office:value-type="float" office:value="10.5866" calcext:value-type="float">
            <text:p>10.59</text:p>
          </table:table-cell>
          <table:table-cell table:formula="of:=[$'ScSp Time'.M42]" office:value-type="float" office:value="72.869" calcext:value-type="float">
            <text:p>72.87</text:p>
          </table:table-cell>
          <table:table-cell table:formula="of:=[$'ScSp Time'.N42]" office:value-type="float" office:value="0" calcext:value-type="float">
            <text:p>0.00</text:p>
          </table:table-cell>
          <table:table-cell table:formula="of:=[$'ScSp Time'.V42]" office:value-type="float" office:value="11.1153" calcext:value-type="float">
            <text:p>11.12</text:p>
          </table:table-cell>
          <table:table-cell table:formula="of:=[$'ScSp Time'.W42]" office:value-type="float" office:value="4.05836" calcext:value-type="float">
            <text:p>4.06</text:p>
          </table:table-cell>
          <table:table-cell table:formula="of:=[$'ScSp Time'.X42]" office:value-type="float" office:value="2.44413" calcext:value-type="float">
            <text:p>2.44</text:p>
          </table:table-cell>
          <table:table-cell table:formula="of:=[$'ScSp Time'.Y42]" office:value-type="float" office:value="9.63318" calcext:value-type="float">
            <text:p>9.63</text:p>
          </table:table-cell>
          <table:table-cell table:formula="of:=[$'ScSp Time'.Z42]" office:value-type="float" office:value="72.749" calcext:value-type="float">
            <text:p>72.75</text:p>
          </table:table-cell>
          <table:table-cell table:formula="of:=[$'ScSp Time'.AA42]" office:value-type="float" office:value="0" calcext:value-type="float">
            <text:p>0.00</text:p>
          </table:table-cell>
          <table:table-cell table:formula="of:=[$'ScSp Time'.AI42]" office:value-type="float" office:value="7.9303" calcext:value-type="float">
            <text:p>7.93</text:p>
          </table:table-cell>
          <table:table-cell table:formula="of:=[$'ScSp Time'.AJ42]" office:value-type="float" office:value="6.38821" calcext:value-type="float">
            <text:p>6.39</text:p>
          </table:table-cell>
          <table:table-cell table:formula="of:=[$'ScSp Time'.AK42]" office:value-type="float" office:value="3.22409" calcext:value-type="float">
            <text:p>3.22</text:p>
          </table:table-cell>
          <table:table-cell table:formula="of:=[$'ScSp Time'.AL42]" office:value-type="float" office:value="7.97489" calcext:value-type="float">
            <text:p>7.97</text:p>
          </table:table-cell>
          <table:table-cell table:formula="of:=[$'ScSp Time'.AM42]" office:value-type="float" office:value="57.9956" calcext:value-type="float">
            <text:p>58.00</text:p>
          </table:table-cell>
          <table:table-cell table:formula="of:=[$'ScSp Time'.AN42]" office:value-type="float" office:value="16.4869" calcext:value-type="float">
            <text:p>16.49</text:p>
          </table:table-cell>
          <table:table-cell table:formula="of:=[$'ScSp Time'.AV42]" office:value-type="float" office:value="4.84334" calcext:value-type="float">
            <text:p>4.84</text:p>
          </table:table-cell>
          <table:table-cell table:formula="of:=[$'ScSp Time'.AW42]" office:value-type="float" office:value="8.54591" calcext:value-type="float">
            <text:p>8.55</text:p>
          </table:table-cell>
          <table:table-cell table:formula="of:=[$'ScSp Time'.AX42]" office:value-type="float" office:value="4.43143" calcext:value-type="float">
            <text:p>4.43</text:p>
          </table:table-cell>
          <table:table-cell table:formula="of:=[$'ScSp Time'.AY42]" office:value-type="float" office:value="6.19574" calcext:value-type="float">
            <text:p>6.20</text:p>
          </table:table-cell>
          <table:table-cell table:formula="of:=[$'ScSp Time'.AZ42]" office:value-type="float" office:value="51.6809" calcext:value-type="float">
            <text:p>51.68</text:p>
          </table:table-cell>
          <table:table-cell table:formula="of:=[$'ScSp Time'.BA42]" office:value-type="float" office:value="24.3026" calcext:value-type="float">
            <text:p>24.30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ScSp Time'.I43]" office:value-type="float" office:value="10.0185" calcext:value-type="float">
            <text:p>10.02</text:p>
          </table:table-cell>
          <table:table-cell table:formula="of:=[$'ScSp Time'.J43]" office:value-type="float" office:value="0.758728" calcext:value-type="float">
            <text:p>0.76</text:p>
          </table:table-cell>
          <table:table-cell table:formula="of:=[$'ScSp Time'.K43]" office:value-type="float" office:value="0.429968" calcext:value-type="float">
            <text:p>0.43</text:p>
          </table:table-cell>
          <table:table-cell table:formula="of:=[$'ScSp Time'.L43]" office:value-type="float" office:value="10.3724" calcext:value-type="float">
            <text:p>10.37</text:p>
          </table:table-cell>
          <table:table-cell table:formula="of:=[$'ScSp Time'.M43]" office:value-type="float" office:value="70.4509" calcext:value-type="float">
            <text:p>70.45</text:p>
          </table:table-cell>
          <table:table-cell table:formula="of:=[$'ScSp Time'.N43]" office:value-type="float" office:value="7.96955" calcext:value-type="float">
            <text:p>7.97</text:p>
          </table:table-cell>
          <table:table-cell table:formula="of:=[$'ScSp Time'.V43]" office:value-type="float" office:value="6.54035" calcext:value-type="float">
            <text:p>6.54</text:p>
          </table:table-cell>
          <table:table-cell table:formula="of:=[$'ScSp Time'.W43]" office:value-type="float" office:value="3.49565" calcext:value-type="float">
            <text:p>3.50</text:p>
          </table:table-cell>
          <table:table-cell table:formula="of:=[$'ScSp Time'.X43]" office:value-type="float" office:value="2.05079" calcext:value-type="float">
            <text:p>2.05</text:p>
          </table:table-cell>
          <table:table-cell table:formula="of:=[$'ScSp Time'.Y43]" office:value-type="float" office:value="8.9579" calcext:value-type="float">
            <text:p>8.96</text:p>
          </table:table-cell>
          <table:table-cell table:formula="of:=[$'ScSp Time'.Z43]" office:value-type="float" office:value="59.9598" calcext:value-type="float">
            <text:p>59.96</text:p>
          </table:table-cell>
          <table:table-cell table:formula="of:=[$'ScSp Time'.AA43]" office:value-type="float" office:value="18.9955" calcext:value-type="float">
            <text:p>19.00</text:p>
          </table:table-cell>
          <table:table-cell table:formula="of:=[$'ScSp Time'.AI43]" office:value-type="float" office:value="6.76556" calcext:value-type="float">
            <text:p>6.77</text:p>
          </table:table-cell>
          <table:table-cell table:formula="of:=[$'ScSp Time'.AJ43]" office:value-type="float" office:value="5.20233" calcext:value-type="float">
            <text:p>5.20</text:p>
          </table:table-cell>
          <table:table-cell table:formula="of:=[$'ScSp Time'.AK43]" office:value-type="float" office:value="2.96375" calcext:value-type="float">
            <text:p>2.96</text:p>
          </table:table-cell>
          <table:table-cell table:formula="of:=[$'ScSp Time'.AL43]" office:value-type="float" office:value="8.69391" calcext:value-type="float">
            <text:p>8.69</text:p>
          </table:table-cell>
          <table:table-cell table:formula="of:=[$'ScSp Time'.AM43]" office:value-type="float" office:value="49.5461" calcext:value-type="float">
            <text:p>49.55</text:p>
          </table:table-cell>
          <table:table-cell table:formula="of:=[$'ScSp Time'.AN43]" office:value-type="float" office:value="26.8283" calcext:value-type="float">
            <text:p>26.83</text:p>
          </table:table-cell>
          <table:table-cell table:formula="of:=[$'ScSp Time'.AV43]" office:value-type="float" office:value="5.66772" calcext:value-type="float">
            <text:p>5.67</text:p>
          </table:table-cell>
          <table:table-cell table:formula="of:=[$'ScSp Time'.AW43]" office:value-type="float" office:value="5.70951" calcext:value-type="float">
            <text:p>5.71</text:p>
          </table:table-cell>
          <table:table-cell table:formula="of:=[$'ScSp Time'.AX43]" office:value-type="float" office:value="3.83353" calcext:value-type="float">
            <text:p>3.83</text:p>
          </table:table-cell>
          <table:table-cell table:formula="of:=[$'ScSp Time'.AY43]" office:value-type="float" office:value="9.12917" calcext:value-type="float">
            <text:p>9.13</text:p>
          </table:table-cell>
          <table:table-cell table:formula="of:=[$'ScSp Time'.AZ43]" office:value-type="float" office:value="23.6874" calcext:value-type="float">
            <text:p>23.69</text:p>
          </table:table-cell>
          <table:table-cell table:formula="of:=[$'ScSp Time'.BA43]" office:value-type="float" office:value="51.9727" calcext:value-type="float">
            <text:p>51.97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ScSp Time'.I44]" office:value-type="float" office:value="15.9308" calcext:value-type="float">
            <text:p>15.93</text:p>
          </table:table-cell>
          <table:table-cell table:formula="of:=[$'ScSp Time'.J44]" office:value-type="float" office:value="2.30328" calcext:value-type="float">
            <text:p>2.30</text:p>
          </table:table-cell>
          <table:table-cell table:formula="of:=[$'ScSp Time'.K44]" office:value-type="float" office:value="1.48149" calcext:value-type="float">
            <text:p>1.48</text:p>
          </table:table-cell>
          <table:table-cell table:formula="of:=[$'ScSp Time'.L44]" office:value-type="float" office:value="13.046" calcext:value-type="float">
            <text:p>13.05</text:p>
          </table:table-cell>
          <table:table-cell table:formula="of:=[$'ScSp Time'.M44]" office:value-type="float" office:value="60.7252" calcext:value-type="float">
            <text:p>60.73</text:p>
          </table:table-cell>
          <table:table-cell table:formula="of:=[$'ScSp Time'.N44]" office:value-type="float" office:value="6.51318" calcext:value-type="float">
            <text:p>6.51</text:p>
          </table:table-cell>
          <table:table-cell table:formula="of:=[$'ScSp Time'.V44]" office:value-type="float" office:value="10.9921" calcext:value-type="float">
            <text:p>10.99</text:p>
          </table:table-cell>
          <table:table-cell table:formula="of:=[$'ScSp Time'.W44]" office:value-type="float" office:value="5.48174" calcext:value-type="float">
            <text:p>5.48</text:p>
          </table:table-cell>
          <table:table-cell table:formula="of:=[$'ScSp Time'.X44]" office:value-type="float" office:value="3.82018" calcext:value-type="float">
            <text:p>3.82</text:p>
          </table:table-cell>
          <table:table-cell table:formula="of:=[$'ScSp Time'.Y44]" office:value-type="float" office:value="10.7712" calcext:value-type="float">
            <text:p>10.77</text:p>
          </table:table-cell>
          <table:table-cell table:formula="of:=[$'ScSp Time'.Z44]" office:value-type="float" office:value="39.7902" calcext:value-type="float">
            <text:p>39.79</text:p>
          </table:table-cell>
          <table:table-cell table:formula="of:=[$'ScSp Time'.AA44]" office:value-type="float" office:value="29.1445" calcext:value-type="float">
            <text:p>29.14</text:p>
          </table:table-cell>
          <table:table-cell table:formula="of:=[$'ScSp Time'.AI44]" office:value-type="float" office:value="7.97467" calcext:value-type="float">
            <text:p>7.97</text:p>
          </table:table-cell>
          <table:table-cell table:formula="of:=[$'ScSp Time'.AJ44]" office:value-type="float" office:value="7.41531" calcext:value-type="float">
            <text:p>7.42</text:p>
          </table:table-cell>
          <table:table-cell table:formula="of:=[$'ScSp Time'.AK44]" office:value-type="float" office:value="5.32928" calcext:value-type="float">
            <text:p>5.33</text:p>
          </table:table-cell>
          <table:table-cell table:formula="of:=[$'ScSp Time'.AL44]" office:value-type="float" office:value="9.43567" calcext:value-type="float">
            <text:p>9.44</text:p>
          </table:table-cell>
          <table:table-cell table:formula="of:=[$'ScSp Time'.AM44]" office:value-type="float" office:value="49.9287" calcext:value-type="float">
            <text:p>49.93</text:p>
          </table:table-cell>
          <table:table-cell table:formula="of:=[$'ScSp Time'.AN44]" office:value-type="float" office:value="19.9164" calcext:value-type="float">
            <text:p>19.92</text:p>
          </table:table-cell>
          <table:table-cell table:formula="of:=[$'ScSp Time'.AV44]" office:value-type="float" office:value="6.00791" calcext:value-type="float">
            <text:p>6.01</text:p>
          </table:table-cell>
          <table:table-cell table:formula="of:=[$'ScSp Time'.AW44]" office:value-type="float" office:value="7.75087" calcext:value-type="float">
            <text:p>7.75</text:p>
          </table:table-cell>
          <table:table-cell table:formula="of:=[$'ScSp Time'.AX44]" office:value-type="float" office:value="5.26028" calcext:value-type="float">
            <text:p>5.26</text:p>
          </table:table-cell>
          <table:table-cell table:formula="of:=[$'ScSp Time'.AY44]" office:value-type="float" office:value="5.78352" calcext:value-type="float">
            <text:p>5.78</text:p>
          </table:table-cell>
          <table:table-cell table:formula="of:=[$'ScSp Time'.AZ44]" office:value-type="float" office:value="38.8744" calcext:value-type="float">
            <text:p>38.87</text:p>
          </table:table-cell>
          <table:table-cell table:formula="of:=[$'ScSp Time'.BA44]" office:value-type="float" office:value="36.323" calcext:value-type="float">
            <text:p>36.32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ScSp Time'.I45]" office:value-type="float" office:value="13.7881" calcext:value-type="float">
            <text:p>13.79</text:p>
          </table:table-cell>
          <table:table-cell table:formula="of:=[$'ScSp Time'.J45]" office:value-type="float" office:value="0" calcext:value-type="float">
            <text:p>0.00</text:p>
          </table:table-cell>
          <table:table-cell table:formula="of:=[$'ScSp Time'.K45]" office:value-type="float" office:value="0" calcext:value-type="float">
            <text:p>0.00</text:p>
          </table:table-cell>
          <table:table-cell table:formula="of:=[$'ScSp Time'.L45]" office:value-type="float" office:value="13.9155" calcext:value-type="float">
            <text:p>13.92</text:p>
          </table:table-cell>
          <table:table-cell table:formula="of:=[$'ScSp Time'.M45]" office:value-type="float" office:value="69.9128" calcext:value-type="float">
            <text:p>69.91</text:p>
          </table:table-cell>
          <table:table-cell table:formula="of:=[$'ScSp Time'.N45]" office:value-type="float" office:value="2.38354" calcext:value-type="float">
            <text:p>2.38</text:p>
          </table:table-cell>
          <table:table-cell table:formula="of:=[$'ScSp Time'.V45]" office:value-type="float" office:value="10.3971" calcext:value-type="float">
            <text:p>10.40</text:p>
          </table:table-cell>
          <table:table-cell table:formula="of:=[$'ScSp Time'.W45]" office:value-type="float" office:value="3.56385" calcext:value-type="float">
            <text:p>3.56</text:p>
          </table:table-cell>
          <table:table-cell table:formula="of:=[$'ScSp Time'.X45]" office:value-type="float" office:value="1.73384" calcext:value-type="float">
            <text:p>1.73</text:p>
          </table:table-cell>
          <table:table-cell table:formula="of:=[$'ScSp Time'.Y45]" office:value-type="float" office:value="10.2397" calcext:value-type="float">
            <text:p>10.24</text:p>
          </table:table-cell>
          <table:table-cell table:formula="of:=[$'ScSp Time'.Z45]" office:value-type="float" office:value="62.2803" calcext:value-type="float">
            <text:p>62.28</text:p>
          </table:table-cell>
          <table:table-cell table:formula="of:=[$'ScSp Time'.AA45]" office:value-type="float" office:value="11.7852" calcext:value-type="float">
            <text:p>11.79</text:p>
          </table:table-cell>
          <table:table-cell table:formula="of:=[$'ScSp Time'.AI45]" office:value-type="float" office:value="9.69711" calcext:value-type="float">
            <text:p>9.70</text:p>
          </table:table-cell>
          <table:table-cell table:formula="of:=[$'ScSp Time'.AJ45]" office:value-type="float" office:value="3.58968" calcext:value-type="float">
            <text:p>3.59</text:p>
          </table:table-cell>
          <table:table-cell table:formula="of:=[$'ScSp Time'.AK45]" office:value-type="float" office:value="1.74641" calcext:value-type="float">
            <text:p>1.75</text:p>
          </table:table-cell>
          <table:table-cell table:formula="of:=[$'ScSp Time'.AL45]" office:value-type="float" office:value="10.0197" calcext:value-type="float">
            <text:p>10.02</text:p>
          </table:table-cell>
          <table:table-cell table:formula="of:=[$'ScSp Time'.AM45]" office:value-type="float" office:value="52.6468" calcext:value-type="float">
            <text:p>52.65</text:p>
          </table:table-cell>
          <table:table-cell table:formula="of:=[$'ScSp Time'.AN45]" office:value-type="float" office:value="22.3002" calcext:value-type="float">
            <text:p>22.30</text:p>
          </table:table-cell>
          <table:table-cell table:formula="of:=[$'ScSp Time'.AV45]" office:value-type="float" office:value="6.25229" calcext:value-type="float">
            <text:p>6.25</text:p>
          </table:table-cell>
          <table:table-cell table:formula="of:=[$'ScSp Time'.AW45]" office:value-type="float" office:value="4.00635" calcext:value-type="float">
            <text:p>4.01</text:p>
          </table:table-cell>
          <table:table-cell table:formula="of:=[$'ScSp Time'.AX45]" office:value-type="float" office:value="3.53224" calcext:value-type="float">
            <text:p>3.53</text:p>
          </table:table-cell>
          <table:table-cell table:formula="of:=[$'ScSp Time'.AY45]" office:value-type="float" office:value="8.74982" calcext:value-type="float">
            <text:p>8.75</text:p>
          </table:table-cell>
          <table:table-cell table:formula="of:=[$'ScSp Time'.AZ45]" office:value-type="float" office:value="54.0545" calcext:value-type="float">
            <text:p>54.05</text:p>
          </table:table-cell>
          <table:table-cell table:formula="of:=[$'ScSp Time'.BA45]" office:value-type="float" office:value="23.4048" calcext:value-type="float">
            <text:p>23.40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ScSp Time'.I46]" office:value-type="float" office:value="9.49105" calcext:value-type="float">
            <text:p>9.49</text:p>
          </table:table-cell>
          <table:table-cell table:formula="of:=[$'ScSp Time'.J46]" office:value-type="float" office:value="0.640864" calcext:value-type="float">
            <text:p>0.64</text:p>
          </table:table-cell>
          <table:table-cell table:formula="of:=[$'ScSp Time'.K46]" office:value-type="float" office:value="0.842596" calcext:value-type="float">
            <text:p>0.84</text:p>
          </table:table-cell>
          <table:table-cell table:formula="of:=[$'ScSp Time'.L46]" office:value-type="float" office:value="8.80692" calcext:value-type="float">
            <text:p>8.81</text:p>
          </table:table-cell>
          <table:table-cell table:formula="of:=[$'ScSp Time'.M46]" office:value-type="float" office:value="80.2186" calcext:value-type="float">
            <text:p>80.22</text:p>
          </table:table-cell>
          <table:table-cell table:formula="of:=[$'ScSp Time'.N46]" office:value-type="float" office:value="0" calcext:value-type="float">
            <text:p>0.00</text:p>
          </table:table-cell>
          <table:table-cell table:formula="of:=[$'ScSp Time'.V46]" office:value-type="float" office:value="5.82706" calcext:value-type="float">
            <text:p>5.83</text:p>
          </table:table-cell>
          <table:table-cell table:formula="of:=[$'ScSp Time'.W46]" office:value-type="float" office:value="3.59991" calcext:value-type="float">
            <text:p>3.60</text:p>
          </table:table-cell>
          <table:table-cell table:formula="of:=[$'ScSp Time'.X46]" office:value-type="float" office:value="2.66683" calcext:value-type="float">
            <text:p>2.67</text:p>
          </table:table-cell>
          <table:table-cell table:formula="of:=[$'ScSp Time'.Y46]" office:value-type="float" office:value="6.84174" calcext:value-type="float">
            <text:p>6.84</text:p>
          </table:table-cell>
          <table:table-cell table:formula="of:=[$'ScSp Time'.Z46]" office:value-type="float" office:value="71.5791" calcext:value-type="float">
            <text:p>71.58</text:p>
          </table:table-cell>
          <table:table-cell table:formula="of:=[$'ScSp Time'.AA46]" office:value-type="float" office:value="9.48534" calcext:value-type="float">
            <text:p>9.49</text:p>
          </table:table-cell>
          <table:table-cell table:formula="of:=[$'ScSp Time'.AI46]" office:value-type="float" office:value="5.24973" calcext:value-type="float">
            <text:p>5.25</text:p>
          </table:table-cell>
          <table:table-cell table:formula="of:=[$'ScSp Time'.AJ46]" office:value-type="float" office:value="3.6107" calcext:value-type="float">
            <text:p>3.61</text:p>
          </table:table-cell>
          <table:table-cell table:formula="of:=[$'ScSp Time'.AK46]" office:value-type="float" office:value="2.67482" calcext:value-type="float">
            <text:p>2.67</text:p>
          </table:table-cell>
          <table:table-cell table:formula="of:=[$'ScSp Time'.AL46]" office:value-type="float" office:value="6.37902" calcext:value-type="float">
            <text:p>6.38</text:p>
          </table:table-cell>
          <table:table-cell table:formula="of:=[$'ScSp Time'.AM46]" office:value-type="float" office:value="72.572" calcext:value-type="float">
            <text:p>72.57</text:p>
          </table:table-cell>
          <table:table-cell table:formula="of:=[$'ScSp Time'.AN46]" office:value-type="float" office:value="9.51377" calcext:value-type="float">
            <text:p>9.51</text:p>
          </table:table-cell>
          <table:table-cell table:formula="of:=[$'ScSp Time'.AV46]" office:value-type="float" office:value="4.81514" calcext:value-type="float">
            <text:p>4.82</text:p>
          </table:table-cell>
          <table:table-cell table:formula="of:=[$'ScSp Time'.AW46]" office:value-type="float" office:value="4.78921" calcext:value-type="float">
            <text:p>4.79</text:p>
          </table:table-cell>
          <table:table-cell table:formula="of:=[$'ScSp Time'.AX46]" office:value-type="float" office:value="2.95461" calcext:value-type="float">
            <text:p>2.95</text:p>
          </table:table-cell>
          <table:table-cell table:formula="of:=[$'ScSp Time'.AY46]" office:value-type="float" office:value="6.26856" calcext:value-type="float">
            <text:p>6.27</text:p>
          </table:table-cell>
          <table:table-cell table:formula="of:=[$'ScSp Time'.AZ46]" office:value-type="float" office:value="39.9575" calcext:value-type="float">
            <text:p>39.96</text:p>
          </table:table-cell>
          <table:table-cell table:formula="of:=[$'ScSp Time'.BA46]" office:value-type="float" office:value="41.215" calcext:value-type="float">
            <text:p>41.22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ScSp Time'.I47]" office:value-type="float" office:value="12.1442" calcext:value-type="float">
            <text:p>12.14</text:p>
          </table:table-cell>
          <table:table-cell table:formula="of:=[$'ScSp Time'.J47]" office:value-type="float" office:value="0" calcext:value-type="float">
            <text:p>0.00</text:p>
          </table:table-cell>
          <table:table-cell table:formula="of:=[$'ScSp Time'.K47]" office:value-type="float" office:value="0" calcext:value-type="float">
            <text:p>0.00</text:p>
          </table:table-cell>
          <table:table-cell table:formula="of:=[$'ScSp Time'.L47]" office:value-type="float" office:value="10.5609" calcext:value-type="float">
            <text:p>10.56</text:p>
          </table:table-cell>
          <table:table-cell table:formula="of:=[$'ScSp Time'.M47]" office:value-type="float" office:value="74.9913" calcext:value-type="float">
            <text:p>74.99</text:p>
          </table:table-cell>
          <table:table-cell table:formula="of:=[$'ScSp Time'.N47]" office:value-type="float" office:value="2.30366" calcext:value-type="float">
            <text:p>2.30</text:p>
          </table:table-cell>
          <table:table-cell table:formula="of:=[$'ScSp Time'.V47]" office:value-type="float" office:value="8.12899" calcext:value-type="float">
            <text:p>8.13</text:p>
          </table:table-cell>
          <table:table-cell table:formula="of:=[$'ScSp Time'.W47]" office:value-type="float" office:value="2.48286" calcext:value-type="float">
            <text:p>2.48</text:p>
          </table:table-cell>
          <table:table-cell table:formula="of:=[$'ScSp Time'.X47]" office:value-type="float" office:value="1.96973" calcext:value-type="float">
            <text:p>1.97</text:p>
          </table:table-cell>
          <table:table-cell table:formula="of:=[$'ScSp Time'.Y47]" office:value-type="float" office:value="8.73962" calcext:value-type="float">
            <text:p>8.74</text:p>
          </table:table-cell>
          <table:table-cell table:formula="of:=[$'ScSp Time'.Z47]" office:value-type="float" office:value="54.9024" calcext:value-type="float">
            <text:p>54.90</text:p>
          </table:table-cell>
          <table:table-cell table:formula="of:=[$'ScSp Time'.AA47]" office:value-type="float" office:value="23.7764" calcext:value-type="float">
            <text:p>23.78</text:p>
          </table:table-cell>
          <table:table-cell table:formula="of:=[$'ScSp Time'.AI47]" office:value-type="float" office:value="7.91197" calcext:value-type="float">
            <text:p>7.91</text:p>
          </table:table-cell>
          <table:table-cell table:formula="of:=[$'ScSp Time'.AJ47]" office:value-type="float" office:value="4.14393" calcext:value-type="float">
            <text:p>4.14</text:p>
          </table:table-cell>
          <table:table-cell table:formula="of:=[$'ScSp Time'.AK47]" office:value-type="float" office:value="3.15645" calcext:value-type="float">
            <text:p>3.16</text:p>
          </table:table-cell>
          <table:table-cell table:formula="of:=[$'ScSp Time'.AL47]" office:value-type="float" office:value="7.81727" calcext:value-type="float">
            <text:p>7.82</text:p>
          </table:table-cell>
          <table:table-cell table:formula="of:=[$'ScSp Time'.AM47]" office:value-type="float" office:value="47.9741" calcext:value-type="float">
            <text:p>47.97</text:p>
          </table:table-cell>
          <table:table-cell table:formula="of:=[$'ScSp Time'.AN47]" office:value-type="float" office:value="28.9962" calcext:value-type="float">
            <text:p>29.00</text:p>
          </table:table-cell>
          <table:table-cell table:formula="of:=[$'ScSp Time'.AV47]" office:value-type="float" office:value="3.91458" calcext:value-type="float">
            <text:p>3.91</text:p>
          </table:table-cell>
          <table:table-cell table:formula="of:=[$'ScSp Time'.AW47]" office:value-type="float" office:value="7.46654" calcext:value-type="float">
            <text:p>7.47</text:p>
          </table:table-cell>
          <table:table-cell table:formula="of:=[$'ScSp Time'.AX47]" office:value-type="float" office:value="4.90563" calcext:value-type="float">
            <text:p>4.91</text:p>
          </table:table-cell>
          <table:table-cell table:formula="of:=[$'ScSp Time'.AY47]" office:value-type="float" office:value="5.43439" calcext:value-type="float">
            <text:p>5.43</text:p>
          </table:table-cell>
          <table:table-cell table:formula="of:=[$'ScSp Time'.AZ47]" office:value-type="float" office:value="58.0968" calcext:value-type="float">
            <text:p>58.10</text:p>
          </table:table-cell>
          <table:table-cell table:formula="of:=[$'ScSp Time'.BA47]" office:value-type="float" office:value="20.182" calcext:value-type="float">
            <text:p>20.18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ScSp Time'.I48]" office:value-type="float" office:value="14.6863" calcext:value-type="float">
            <text:p>14.69</text:p>
          </table:table-cell>
          <table:table-cell table:formula="of:=[$'ScSp Time'.J48]" office:value-type="float" office:value="0" calcext:value-type="float">
            <text:p>0.00</text:p>
          </table:table-cell>
          <table:table-cell table:formula="of:=[$'ScSp Time'.K48]" office:value-type="float" office:value="0" calcext:value-type="float">
            <text:p>0.00</text:p>
          </table:table-cell>
          <table:table-cell table:formula="of:=[$'ScSp Time'.L48]" office:value-type="float" office:value="9.24942" calcext:value-type="float">
            <text:p>9.25</text:p>
          </table:table-cell>
          <table:table-cell table:formula="of:=[$'ScSp Time'.M48]" office:value-type="float" office:value="76.0643" calcext:value-type="float">
            <text:p>76.06</text:p>
          </table:table-cell>
          <table:table-cell table:formula="of:=[$'ScSp Time'.N48]" office:value-type="float" office:value="0" calcext:value-type="float">
            <text:p>0.00</text:p>
          </table:table-cell>
          <table:table-cell table:formula="of:=[$'ScSp Time'.V48]" office:value-type="float" office:value="11.7468" calcext:value-type="float">
            <text:p>11.75</text:p>
          </table:table-cell>
          <table:table-cell table:formula="of:=[$'ScSp Time'.W48]" office:value-type="float" office:value="4.49877" calcext:value-type="float">
            <text:p>4.50</text:p>
          </table:table-cell>
          <table:table-cell table:formula="of:=[$'ScSp Time'.X48]" office:value-type="float" office:value="2.96836" calcext:value-type="float">
            <text:p>2.97</text:p>
          </table:table-cell>
          <table:table-cell table:formula="of:=[$'ScSp Time'.Y48]" office:value-type="float" office:value="10.1376" calcext:value-type="float">
            <text:p>10.14</text:p>
          </table:table-cell>
          <table:table-cell table:formula="of:=[$'ScSp Time'.Z48]" office:value-type="float" office:value="51.7873" calcext:value-type="float">
            <text:p>51.79</text:p>
          </table:table-cell>
          <table:table-cell table:formula="of:=[$'ScSp Time'.AA48]" office:value-type="float" office:value="18.8611" calcext:value-type="float">
            <text:p>18.86</text:p>
          </table:table-cell>
          <table:table-cell table:formula="of:=[$'ScSp Time'.AI48]" office:value-type="float" office:value="8.28982" calcext:value-type="float">
            <text:p>8.29</text:p>
          </table:table-cell>
          <table:table-cell table:formula="of:=[$'ScSp Time'.AJ48]" office:value-type="float" office:value="6.63837" calcext:value-type="float">
            <text:p>6.64</text:p>
          </table:table-cell>
          <table:table-cell table:formula="of:=[$'ScSp Time'.AK48]" office:value-type="float" office:value="4.3238" calcext:value-type="float">
            <text:p>4.32</text:p>
          </table:table-cell>
          <table:table-cell table:formula="of:=[$'ScSp Time'.AL48]" office:value-type="float" office:value="8.68576" calcext:value-type="float">
            <text:p>8.69</text:p>
          </table:table-cell>
          <table:table-cell table:formula="of:=[$'ScSp Time'.AM48]" office:value-type="float" office:value="53.6049" calcext:value-type="float">
            <text:p>53.60</text:p>
          </table:table-cell>
          <table:table-cell table:formula="of:=[$'ScSp Time'.AN48]" office:value-type="float" office:value="18.4573" calcext:value-type="float">
            <text:p>18.46</text:p>
          </table:table-cell>
          <table:table-cell table:formula="of:=[$'ScSp Time'.AV48]" office:value-type="float" office:value="5.72735" calcext:value-type="float">
            <text:p>5.73</text:p>
          </table:table-cell>
          <table:table-cell table:formula="of:=[$'ScSp Time'.AW48]" office:value-type="float" office:value="12.269" calcext:value-type="float">
            <text:p>12.27</text:p>
          </table:table-cell>
          <table:table-cell table:formula="of:=[$'ScSp Time'.AX48]" office:value-type="float" office:value="7.65509" calcext:value-type="float">
            <text:p>7.66</text:p>
          </table:table-cell>
          <table:table-cell table:formula="of:=[$'ScSp Time'.AY48]" office:value-type="float" office:value="9.85336" calcext:value-type="float">
            <text:p>9.85</text:p>
          </table:table-cell>
          <table:table-cell table:formula="of:=[$'ScSp Time'.AZ48]" office:value-type="float" office:value="45.2825" calcext:value-type="float">
            <text:p>45.28</text:p>
          </table:table-cell>
          <table:table-cell table:formula="of:=[$'ScSp Time'.BA48]" office:value-type="float" office:value="19.2127" calcext:value-type="float">
            <text:p>19.21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ScSp Time'.I49]" office:value-type="float" office:value="11.1524" calcext:value-type="float">
            <text:p>11.15</text:p>
          </table:table-cell>
          <table:table-cell table:formula="of:=[$'ScSp Time'.J49]" office:value-type="float" office:value="1.08394" calcext:value-type="float">
            <text:p>1.08</text:p>
          </table:table-cell>
          <table:table-cell table:formula="of:=[$'ScSp Time'.K49]" office:value-type="float" office:value="0.838442" calcext:value-type="float">
            <text:p>0.84</text:p>
          </table:table-cell>
          <table:table-cell table:formula="of:=[$'ScSp Time'.L49]" office:value-type="float" office:value="9.37354" calcext:value-type="float">
            <text:p>9.37</text:p>
          </table:table-cell>
          <table:table-cell table:formula="of:=[$'ScSp Time'.M49]" office:value-type="float" office:value="77.5517" calcext:value-type="float">
            <text:p>77.55</text:p>
          </table:table-cell>
          <table:table-cell table:formula="of:=[$'ScSp Time'.N49]" office:value-type="float" office:value="0" calcext:value-type="float">
            <text:p>0.00</text:p>
          </table:table-cell>
          <table:table-cell table:formula="of:=[$'ScSp Time'.V49]" office:value-type="float" office:value="8.95786" calcext:value-type="float">
            <text:p>8.96</text:p>
          </table:table-cell>
          <table:table-cell table:formula="of:=[$'ScSp Time'.W49]" office:value-type="float" office:value="4.48917" calcext:value-type="float">
            <text:p>4.49</text:p>
          </table:table-cell>
          <table:table-cell table:formula="of:=[$'ScSp Time'.X49]" office:value-type="float" office:value="3.1161" calcext:value-type="float">
            <text:p>3.12</text:p>
          </table:table-cell>
          <table:table-cell table:formula="of:=[$'ScSp Time'.Y49]" office:value-type="float" office:value="9.93857" calcext:value-type="float">
            <text:p>9.94</text:p>
          </table:table-cell>
          <table:table-cell table:formula="of:=[$'ScSp Time'.Z49]" office:value-type="float" office:value="52.3706" calcext:value-type="float">
            <text:p>52.37</text:p>
          </table:table-cell>
          <table:table-cell table:formula="of:=[$'ScSp Time'.AA49]" office:value-type="float" office:value="21.1277" calcext:value-type="float">
            <text:p>21.13</text:p>
          </table:table-cell>
          <table:table-cell table:formula="of:=[$'ScSp Time'.AI49]" office:value-type="float" office:value="9.94878" calcext:value-type="float">
            <text:p>9.95</text:p>
          </table:table-cell>
          <table:table-cell table:formula="of:=[$'ScSp Time'.AJ49]" office:value-type="float" office:value="5.70826" calcext:value-type="float">
            <text:p>5.71</text:p>
          </table:table-cell>
          <table:table-cell table:formula="of:=[$'ScSp Time'.AK49]" office:value-type="float" office:value="3.96231" calcext:value-type="float">
            <text:p>3.96</text:p>
          </table:table-cell>
          <table:table-cell table:formula="of:=[$'ScSp Time'.AL49]" office:value-type="float" office:value="10.6291" calcext:value-type="float">
            <text:p>10.63</text:p>
          </table:table-cell>
          <table:table-cell table:formula="of:=[$'ScSp Time'.AM49]" office:value-type="float" office:value="41.5022" calcext:value-type="float">
            <text:p>41.50</text:p>
          </table:table-cell>
          <table:table-cell table:formula="of:=[$'ScSp Time'.AN49]" office:value-type="float" office:value="28.2493" calcext:value-type="float">
            <text:p>28.25</text:p>
          </table:table-cell>
          <table:table-cell table:formula="of:=[$'ScSp Time'.AV49]" office:value-type="float" office:value="4.63932" calcext:value-type="float">
            <text:p>4.64</text:p>
          </table:table-cell>
          <table:table-cell table:formula="of:=[$'ScSp Time'.AW49]" office:value-type="float" office:value="8.87672" calcext:value-type="float">
            <text:p>8.88</text:p>
          </table:table-cell>
          <table:table-cell table:formula="of:=[$'ScSp Time'.AX49]" office:value-type="float" office:value="6.56581" calcext:value-type="float">
            <text:p>6.57</text:p>
          </table:table-cell>
          <table:table-cell table:formula="of:=[$'ScSp Time'.AY49]" office:value-type="float" office:value="9.59648" calcext:value-type="float">
            <text:p>9.60</text:p>
          </table:table-cell>
          <table:table-cell table:formula="of:=[$'ScSp Time'.AZ49]" office:value-type="float" office:value="20.0374" calcext:value-type="float">
            <text:p>20.04</text:p>
          </table:table-cell>
          <table:table-cell table:formula="of:=[$'ScSp Time'.BA49]" office:value-type="float" office:value="50.2843" calcext:value-type="float">
            <text:p>50.28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ScSp Time'.I50]" office:value-type="float" office:value="9.63356" calcext:value-type="float">
            <text:p>9.63</text:p>
          </table:table-cell>
          <table:table-cell table:formula="of:=[$'ScSp Time'.J50]" office:value-type="float" office:value="1.02184" calcext:value-type="float">
            <text:p>1.02</text:p>
          </table:table-cell>
          <table:table-cell table:formula="of:=[$'ScSp Time'.K50]" office:value-type="float" office:value="0.577407" calcext:value-type="float">
            <text:p>0.58</text:p>
          </table:table-cell>
          <table:table-cell table:formula="of:=[$'ScSp Time'.L50]" office:value-type="float" office:value="9.02723" calcext:value-type="float">
            <text:p>9.03</text:p>
          </table:table-cell>
          <table:table-cell table:formula="of:=[$'ScSp Time'.M50]" office:value-type="float" office:value="65.0784" calcext:value-type="float">
            <text:p>65.08</text:p>
          </table:table-cell>
          <table:table-cell table:formula="of:=[$'ScSp Time'.N50]" office:value-type="float" office:value="14.6616" calcext:value-type="float">
            <text:p>14.66</text:p>
          </table:table-cell>
          <table:table-cell table:formula="of:=[$'ScSp Time'.V50]" office:value-type="float" office:value="9.87594" calcext:value-type="float">
            <text:p>9.88</text:p>
          </table:table-cell>
          <table:table-cell table:formula="of:=[$'ScSp Time'.W50]" office:value-type="float" office:value="1.35629" calcext:value-type="float">
            <text:p>1.36</text:p>
          </table:table-cell>
          <table:table-cell table:formula="of:=[$'ScSp Time'.X50]" office:value-type="float" office:value="1.12928" calcext:value-type="float">
            <text:p>1.13</text:p>
          </table:table-cell>
          <table:table-cell table:formula="of:=[$'ScSp Time'.Y50]" office:value-type="float" office:value="8.65453" calcext:value-type="float">
            <text:p>8.65</text:p>
          </table:table-cell>
          <table:table-cell table:formula="of:=[$'ScSp Time'.Z50]" office:value-type="float" office:value="59.0994" calcext:value-type="float">
            <text:p>59.10</text:p>
          </table:table-cell>
          <table:table-cell table:formula="of:=[$'ScSp Time'.AA50]" office:value-type="float" office:value="19.8845" calcext:value-type="float">
            <text:p>19.88</text:p>
          </table:table-cell>
          <table:table-cell table:formula="of:=[$'ScSp Time'.AI50]" office:value-type="float" office:value="11.6568" calcext:value-type="float">
            <text:p>11.66</text:p>
          </table:table-cell>
          <table:table-cell table:formula="of:=[$'ScSp Time'.AJ50]" office:value-type="float" office:value="1.70155" calcext:value-type="float">
            <text:p>1.70</text:p>
          </table:table-cell>
          <table:table-cell table:formula="of:=[$'ScSp Time'.AK50]" office:value-type="float" office:value="1.41675" calcext:value-type="float">
            <text:p>1.42</text:p>
          </table:table-cell>
          <table:table-cell table:formula="of:=[$'ScSp Time'.AL50]" office:value-type="float" office:value="9.68996" calcext:value-type="float">
            <text:p>9.69</text:p>
          </table:table-cell>
          <table:table-cell table:formula="of:=[$'ScSp Time'.AM50]" office:value-type="float" office:value="50.5886" calcext:value-type="float">
            <text:p>50.59</text:p>
          </table:table-cell>
          <table:table-cell table:formula="of:=[$'ScSp Time'.AN50]" office:value-type="float" office:value="24.9464" calcext:value-type="float">
            <text:p>24.95</text:p>
          </table:table-cell>
          <table:table-cell table:formula="of:=[$'ScSp Time'.AV50]" office:value-type="float" office:value="9.7506" calcext:value-type="float">
            <text:p>9.75</text:p>
          </table:table-cell>
          <table:table-cell table:formula="of:=[$'ScSp Time'.AW50]" office:value-type="float" office:value="9.0481" calcext:value-type="float">
            <text:p>9.05</text:p>
          </table:table-cell>
          <table:table-cell table:formula="of:=[$'ScSp Time'.AX50]" office:value-type="float" office:value="4.58911" calcext:value-type="float">
            <text:p>4.59</text:p>
          </table:table-cell>
          <table:table-cell table:formula="of:=[$'ScSp Time'.AY50]" office:value-type="float" office:value="9.5895" calcext:value-type="float">
            <text:p>9.59</text:p>
          </table:table-cell>
          <table:table-cell table:formula="of:=[$'ScSp Time'.AZ50]" office:value-type="float" office:value="39.2061" calcext:value-type="float">
            <text:p>39.21</text:p>
          </table:table-cell>
          <table:table-cell table:formula="of:=[$'ScSp Time'.BA50]" office:value-type="float" office:value="27.8166" calcext:value-type="float">
            <text:p>27.82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ScSp Time'.I51]" office:value-type="float" office:value="13.8872" calcext:value-type="float">
            <text:p>13.89</text:p>
          </table:table-cell>
          <table:table-cell table:formula="of:=[$'ScSp Time'.J51]" office:value-type="float" office:value="0" calcext:value-type="float">
            <text:p>0.00</text:p>
          </table:table-cell>
          <table:table-cell table:formula="of:=[$'ScSp Time'.K51]" office:value-type="float" office:value="0" calcext:value-type="float">
            <text:p>0.00</text:p>
          </table:table-cell>
          <table:table-cell table:formula="of:=[$'ScSp Time'.L51]" office:value-type="float" office:value="11.4366" calcext:value-type="float">
            <text:p>11.44</text:p>
          </table:table-cell>
          <table:table-cell table:formula="of:=[$'ScSp Time'.M51]" office:value-type="float" office:value="73.4855" calcext:value-type="float">
            <text:p>73.49</text:p>
          </table:table-cell>
          <table:table-cell table:formula="of:=[$'ScSp Time'.N51]" office:value-type="float" office:value="1.19067" calcext:value-type="float">
            <text:p>1.19</text:p>
          </table:table-cell>
          <table:table-cell table:formula="of:=[$'ScSp Time'.V51]" office:value-type="float" office:value="9.63048" calcext:value-type="float">
            <text:p>9.63</text:p>
          </table:table-cell>
          <table:table-cell table:formula="of:=[$'ScSp Time'.W51]" office:value-type="float" office:value="3.06724" calcext:value-type="float">
            <text:p>3.07</text:p>
          </table:table-cell>
          <table:table-cell table:formula="of:=[$'ScSp Time'.X51]" office:value-type="float" office:value="1.82118" calcext:value-type="float">
            <text:p>1.82</text:p>
          </table:table-cell>
          <table:table-cell table:formula="of:=[$'ScSp Time'.Y51]" office:value-type="float" office:value="9.31321" calcext:value-type="float">
            <text:p>9.31</text:p>
          </table:table-cell>
          <table:table-cell table:formula="of:=[$'ScSp Time'.Z51]" office:value-type="float" office:value="65.291" calcext:value-type="float">
            <text:p>65.29</text:p>
          </table:table-cell>
          <table:table-cell table:formula="of:=[$'ScSp Time'.AA51]" office:value-type="float" office:value="10.8769" calcext:value-type="float">
            <text:p>10.88</text:p>
          </table:table-cell>
          <table:table-cell table:formula="of:=[$'ScSp Time'.AI51]" office:value-type="float" office:value="8.53491" calcext:value-type="float">
            <text:p>8.53</text:p>
          </table:table-cell>
          <table:table-cell table:formula="of:=[$'ScSp Time'.AJ51]" office:value-type="float" office:value="3.10258" calcext:value-type="float">
            <text:p>3.10</text:p>
          </table:table-cell>
          <table:table-cell table:formula="of:=[$'ScSp Time'.AK51]" office:value-type="float" office:value="1.84217" calcext:value-type="float">
            <text:p>1.84</text:p>
          </table:table-cell>
          <table:table-cell table:formula="of:=[$'ScSp Time'.AL51]" office:value-type="float" office:value="8.15547" calcext:value-type="float">
            <text:p>8.16</text:p>
          </table:table-cell>
          <table:table-cell table:formula="of:=[$'ScSp Time'.AM51]" office:value-type="float" office:value="67.3626" calcext:value-type="float">
            <text:p>67.36</text:p>
          </table:table-cell>
          <table:table-cell table:formula="of:=[$'ScSp Time'.AN51]" office:value-type="float" office:value="11.0022" calcext:value-type="float">
            <text:p>11.00</text:p>
          </table:table-cell>
          <table:table-cell table:formula="of:=[$'ScSp Time'.AV51]" office:value-type="float" office:value="8.88267" calcext:value-type="float">
            <text:p>8.88</text:p>
          </table:table-cell>
          <table:table-cell table:formula="of:=[$'ScSp Time'.AW51]" office:value-type="float" office:value="3.51076" calcext:value-type="float">
            <text:p>3.51</text:p>
          </table:table-cell>
          <table:table-cell table:formula="of:=[$'ScSp Time'.AX51]" office:value-type="float" office:value="2.60719" calcext:value-type="float">
            <text:p>2.61</text:p>
          </table:table-cell>
          <table:table-cell table:formula="of:=[$'ScSp Time'.AY51]" office:value-type="float" office:value="8.6003" calcext:value-type="float">
            <text:p>8.60</text:p>
          </table:table-cell>
          <table:table-cell table:formula="of:=[$'ScSp Time'.AZ51]" office:value-type="float" office:value="42.7231" calcext:value-type="float">
            <text:p>42.72</text:p>
          </table:table-cell>
          <table:table-cell table:formula="of:=[$'ScSp Time'.BA51]" office:value-type="float" office:value="33.676" calcext:value-type="float">
            <text:p>33.68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ScSp Time'.I52]" office:value-type="float" office:value="13.0047" calcext:value-type="float">
            <text:p>13.00</text:p>
          </table:table-cell>
          <table:table-cell table:formula="of:=[$'ScSp Time'.J52]" office:value-type="float" office:value="1.21837" calcext:value-type="float">
            <text:p>1.22</text:p>
          </table:table-cell>
          <table:table-cell table:formula="of:=[$'ScSp Time'.K52]" office:value-type="float" office:value="1.08363" calcext:value-type="float">
            <text:p>1.08</text:p>
          </table:table-cell>
          <table:table-cell table:formula="of:=[$'ScSp Time'.L52]" office:value-type="float" office:value="11.026" calcext:value-type="float">
            <text:p>11.03</text:p>
          </table:table-cell>
          <table:table-cell table:formula="of:=[$'ScSp Time'.M52]" office:value-type="float" office:value="73.6672" calcext:value-type="float">
            <text:p>73.67</text:p>
          </table:table-cell>
          <table:table-cell table:formula="of:=[$'ScSp Time'.N52]" office:value-type="float" office:value="0" calcext:value-type="float">
            <text:p>0.00</text:p>
          </table:table-cell>
          <table:table-cell table:formula="of:=[$'ScSp Time'.V52]" office:value-type="float" office:value="11.0234" calcext:value-type="float">
            <text:p>11.02</text:p>
          </table:table-cell>
          <table:table-cell table:formula="of:=[$'ScSp Time'.W52]" office:value-type="float" office:value="7.46847" calcext:value-type="float">
            <text:p>7.47</text:p>
          </table:table-cell>
          <table:table-cell table:formula="of:=[$'ScSp Time'.X52]" office:value-type="float" office:value="3.46412" calcext:value-type="float">
            <text:p>3.46</text:p>
          </table:table-cell>
          <table:table-cell table:formula="of:=[$'ScSp Time'.Y52]" office:value-type="float" office:value="10.5263" calcext:value-type="float">
            <text:p>10.53</text:p>
          </table:table-cell>
          <table:table-cell table:formula="of:=[$'ScSp Time'.Z52]" office:value-type="float" office:value="57.7712" calcext:value-type="float">
            <text:p>57.77</text:p>
          </table:table-cell>
          <table:table-cell table:formula="of:=[$'ScSp Time'.AA52]" office:value-type="float" office:value="9.74654" calcext:value-type="float">
            <text:p>9.75</text:p>
          </table:table-cell>
          <table:table-cell table:formula="of:=[$'ScSp Time'.AI52]" office:value-type="float" office:value="10.0698" calcext:value-type="float">
            <text:p>10.07</text:p>
          </table:table-cell>
          <table:table-cell table:formula="of:=[$'ScSp Time'.AJ52]" office:value-type="float" office:value="7.43736" calcext:value-type="float">
            <text:p>7.44</text:p>
          </table:table-cell>
          <table:table-cell table:formula="of:=[$'ScSp Time'.AK52]" office:value-type="float" office:value="3.44969" calcext:value-type="float">
            <text:p>3.45</text:p>
          </table:table-cell>
          <table:table-cell table:formula="of:=[$'ScSp Time'.AL52]" office:value-type="float" office:value="8.62122" calcext:value-type="float">
            <text:p>8.62</text:p>
          </table:table-cell>
          <table:table-cell table:formula="of:=[$'ScSp Time'.AM52]" office:value-type="float" office:value="54.2667" calcext:value-type="float">
            <text:p>54.27</text:p>
          </table:table-cell>
          <table:table-cell table:formula="of:=[$'ScSp Time'.AN52]" office:value-type="float" office:value="16.1552" calcext:value-type="float">
            <text:p>16.16</text:p>
          </table:table-cell>
          <table:table-cell table:formula="of:=[$'ScSp Time'.AV52]" office:value-type="float" office:value="9.47894" calcext:value-type="float">
            <text:p>9.48</text:p>
          </table:table-cell>
          <table:table-cell table:formula="of:=[$'ScSp Time'.AW52]" office:value-type="float" office:value="9.34665" calcext:value-type="float">
            <text:p>9.35</text:p>
          </table:table-cell>
          <table:table-cell table:formula="of:=[$'ScSp Time'.AX52]" office:value-type="float" office:value="4.86366" calcext:value-type="float">
            <text:p>4.86</text:p>
          </table:table-cell>
          <table:table-cell table:formula="of:=[$'ScSp Time'.AY52]" office:value-type="float" office:value="8.84449" calcext:value-type="float">
            <text:p>8.84</text:p>
          </table:table-cell>
          <table:table-cell table:formula="of:=[$'ScSp Time'.AZ52]" office:value-type="float" office:value="36.5672" calcext:value-type="float">
            <text:p>36.57</text:p>
          </table:table-cell>
          <table:table-cell table:formula="of:=[$'ScSp Time'.BA52]" office:value-type="float" office:value="30.899" calcext:value-type="float">
            <text:p>30.90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ScSp Time'.I53]" office:value-type="float" office:value="16.782" calcext:value-type="float">
            <text:p>16.78</text:p>
          </table:table-cell>
          <table:table-cell table:formula="of:=[$'ScSp Time'.J53]" office:value-type="float" office:value="1.62144" calcext:value-type="float">
            <text:p>1.62</text:p>
          </table:table-cell>
          <table:table-cell table:formula="of:=[$'ScSp Time'.K53]" office:value-type="float" office:value="1.2907" calcext:value-type="float">
            <text:p>1.29</text:p>
          </table:table-cell>
          <table:table-cell table:formula="of:=[$'ScSp Time'.L53]" office:value-type="float" office:value="16.8909" calcext:value-type="float">
            <text:p>16.89</text:p>
          </table:table-cell>
          <table:table-cell table:formula="of:=[$'ScSp Time'.M53]" office:value-type="float" office:value="57.5745" calcext:value-type="float">
            <text:p>57.57</text:p>
          </table:table-cell>
          <table:table-cell table:formula="of:=[$'ScSp Time'.N53]" office:value-type="float" office:value="5.84043" calcext:value-type="float">
            <text:p>5.84</text:p>
          </table:table-cell>
          <table:table-cell table:formula="of:=[$'ScSp Time'.V53]" office:value-type="float" office:value="15.8051" calcext:value-type="float">
            <text:p>15.81</text:p>
          </table:table-cell>
          <table:table-cell table:formula="of:=[$'ScSp Time'.W53]" office:value-type="float" office:value="9.53783" calcext:value-type="float">
            <text:p>9.54</text:p>
          </table:table-cell>
          <table:table-cell table:formula="of:=[$'ScSp Time'.X53]" office:value-type="float" office:value="4.27139" calcext:value-type="float">
            <text:p>4.27</text:p>
          </table:table-cell>
          <table:table-cell table:formula="of:=[$'ScSp Time'.Y53]" office:value-type="float" office:value="17.1338" calcext:value-type="float">
            <text:p>17.13</text:p>
          </table:table-cell>
          <table:table-cell table:formula="of:=[$'ScSp Time'.Z53]" office:value-type="float" office:value="45.638" calcext:value-type="float">
            <text:p>45.64</text:p>
          </table:table-cell>
          <table:table-cell table:formula="of:=[$'ScSp Time'.AA53]" office:value-type="float" office:value="7.61394" calcext:value-type="float">
            <text:p>7.61</text:p>
          </table:table-cell>
          <table:table-cell table:formula="of:=[$'ScSp Time'.AI53]" office:value-type="float" office:value="11.5916" calcext:value-type="float">
            <text:p>11.59</text:p>
          </table:table-cell>
          <table:table-cell table:formula="of:=[$'ScSp Time'.AJ53]" office:value-type="float" office:value="12.9412" calcext:value-type="float">
            <text:p>12.94</text:p>
          </table:table-cell>
          <table:table-cell table:formula="of:=[$'ScSp Time'.AK53]" office:value-type="float" office:value="7.00283" calcext:value-type="float">
            <text:p>7.00</text:p>
          </table:table-cell>
          <table:table-cell table:formula="of:=[$'ScSp Time'.AL53]" office:value-type="float" office:value="12.226" calcext:value-type="float">
            <text:p>12.23</text:p>
          </table:table-cell>
          <table:table-cell table:formula="of:=[$'ScSp Time'.AM53]" office:value-type="float" office:value="48.7017" calcext:value-type="float">
            <text:p>48.70</text:p>
          </table:table-cell>
          <table:table-cell table:formula="of:=[$'ScSp Time'.AN53]" office:value-type="float" office:value="7.53667" calcext:value-type="float">
            <text:p>7.54</text:p>
          </table:table-cell>
          <table:table-cell table:formula="of:=[$'ScSp Time'.AV53]" office:value-type="float" office:value="8.54361" calcext:value-type="float">
            <text:p>8.54</text:p>
          </table:table-cell>
          <table:table-cell table:formula="of:=[$'ScSp Time'.AW53]" office:value-type="float" office:value="12.7426" calcext:value-type="float">
            <text:p>12.74</text:p>
          </table:table-cell>
          <table:table-cell table:formula="of:=[$'ScSp Time'.AX53]" office:value-type="float" office:value="6.52287" calcext:value-type="float">
            <text:p>6.52</text:p>
          </table:table-cell>
          <table:table-cell table:formula="of:=[$'ScSp Time'.AY53]" office:value-type="float" office:value="10.0637" calcext:value-type="float">
            <text:p>10.06</text:p>
          </table:table-cell>
          <table:table-cell table:formula="of:=[$'ScSp Time'.AZ53]" office:value-type="float" office:value="46.5301" calcext:value-type="float">
            <text:p>46.53</text:p>
          </table:table-cell>
          <table:table-cell table:formula="of:=[$'ScSp Time'.BA53]" office:value-type="float" office:value="15.5971" calcext:value-type="float">
            <text:p>15.60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ScSp Time'.I54]" office:value-type="float" office:value="11.8689" calcext:value-type="float">
            <text:p>11.87</text:p>
          </table:table-cell>
          <table:table-cell table:formula="of:=[$'ScSp Time'.J54]" office:value-type="float" office:value="1.2576" calcext:value-type="float">
            <text:p>1.26</text:p>
          </table:table-cell>
          <table:table-cell table:formula="of:=[$'ScSp Time'.K54]" office:value-type="float" office:value="0.535558" calcext:value-type="float">
            <text:p>0.54</text:p>
          </table:table-cell>
          <table:table-cell table:formula="of:=[$'ScSp Time'.L54]" office:value-type="float" office:value="8.17671" calcext:value-type="float">
            <text:p>8.18</text:p>
          </table:table-cell>
          <table:table-cell table:formula="of:=[$'ScSp Time'.M54]" office:value-type="float" office:value="78.1612" calcext:value-type="float">
            <text:p>78.16</text:p>
          </table:table-cell>
          <table:table-cell table:formula="of:=[$'ScSp Time'.N54]" office:value-type="float" office:value="-3.89531E-015" calcext:value-type="float">
            <text:p>0.00</text:p>
          </table:table-cell>
          <table:table-cell table:formula="of:=[$'ScSp Time'.V54]" office:value-type="float" office:value="7.96506" calcext:value-type="float">
            <text:p>7.97</text:p>
          </table:table-cell>
          <table:table-cell table:formula="of:=[$'ScSp Time'.W54]" office:value-type="float" office:value="4.259" calcext:value-type="float">
            <text:p>4.26</text:p>
          </table:table-cell>
          <table:table-cell table:formula="of:=[$'ScSp Time'.X54]" office:value-type="float" office:value="2.79334" calcext:value-type="float">
            <text:p>2.79</text:p>
          </table:table-cell>
          <table:table-cell table:formula="of:=[$'ScSp Time'.Y54]" office:value-type="float" office:value="6.27866" calcext:value-type="float">
            <text:p>6.28</text:p>
          </table:table-cell>
          <table:table-cell table:formula="of:=[$'ScSp Time'.Z54]" office:value-type="float" office:value="65.1501" calcext:value-type="float">
            <text:p>65.15</text:p>
          </table:table-cell>
          <table:table-cell table:formula="of:=[$'ScSp Time'.AA54]" office:value-type="float" office:value="13.5539" calcext:value-type="float">
            <text:p>13.55</text:p>
          </table:table-cell>
          <table:table-cell table:formula="of:=[$'ScSp Time'.AI54]" office:value-type="float" office:value="6.38893" calcext:value-type="float">
            <text:p>6.39</text:p>
          </table:table-cell>
          <table:table-cell table:formula="of:=[$'ScSp Time'.AJ54]" office:value-type="float" office:value="4.9879" calcext:value-type="float">
            <text:p>4.99</text:p>
          </table:table-cell>
          <table:table-cell table:formula="of:=[$'ScSp Time'.AK54]" office:value-type="float" office:value="3.31492" calcext:value-type="float">
            <text:p>3.31</text:p>
          </table:table-cell>
          <table:table-cell table:formula="of:=[$'ScSp Time'.AL54]" office:value-type="float" office:value="5.44327" calcext:value-type="float">
            <text:p>5.44</text:p>
          </table:table-cell>
          <table:table-cell table:formula="of:=[$'ScSp Time'.AM54]" office:value-type="float" office:value="57.7653" calcext:value-type="float">
            <text:p>57.77</text:p>
          </table:table-cell>
          <table:table-cell table:formula="of:=[$'ScSp Time'.AN54]" office:value-type="float" office:value="22.0997" calcext:value-type="float">
            <text:p>22.10</text:p>
          </table:table-cell>
          <table:table-cell table:formula="of:=[$'ScSp Time'.AV54]" office:value-type="float" office:value="4.50166" calcext:value-type="float">
            <text:p>4.50</text:p>
          </table:table-cell>
          <table:table-cell table:formula="of:=[$'ScSp Time'.AW54]" office:value-type="float" office:value="7.23147" calcext:value-type="float">
            <text:p>7.23</text:p>
          </table:table-cell>
          <table:table-cell table:formula="of:=[$'ScSp Time'.AX54]" office:value-type="float" office:value="4.55081" calcext:value-type="float">
            <text:p>4.55</text:p>
          </table:table-cell>
          <table:table-cell table:formula="of:=[$'ScSp Time'.AY54]" office:value-type="float" office:value="5.16176" calcext:value-type="float">
            <text:p>5.16</text:p>
          </table:table-cell>
          <table:table-cell table:formula="of:=[$'ScSp Time'.AZ54]" office:value-type="float" office:value="57.9119" calcext:value-type="float">
            <text:p>57.91</text:p>
          </table:table-cell>
          <table:table-cell table:formula="of:=[$'ScSp Time'.BA54]" office:value-type="float" office:value="20.6424" calcext:value-type="float">
            <text:p>20.64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ScSp Time'.I55]" office:value-type="float" office:value="12.7471" calcext:value-type="float">
            <text:p>12.75</text:p>
          </table:table-cell>
          <table:table-cell table:formula="of:=[$'ScSp Time'.J55]" office:value-type="float" office:value="1.64108" calcext:value-type="float">
            <text:p>1.64</text:p>
          </table:table-cell>
          <table:table-cell table:formula="of:=[$'ScSp Time'.K55]" office:value-type="float" office:value="1.10975" calcext:value-type="float">
            <text:p>1.11</text:p>
          </table:table-cell>
          <table:table-cell table:formula="of:=[$'ScSp Time'.L55]" office:value-type="float" office:value="13.2128" calcext:value-type="float">
            <text:p>13.21</text:p>
          </table:table-cell>
          <table:table-cell table:formula="of:=[$'ScSp Time'.M55]" office:value-type="float" office:value="69.1895" calcext:value-type="float">
            <text:p>69.19</text:p>
          </table:table-cell>
          <table:table-cell table:formula="of:=[$'ScSp Time'.N55]" office:value-type="float" office:value="2.09988" calcext:value-type="float">
            <text:p>2.10</text:p>
          </table:table-cell>
          <table:table-cell table:formula="of:=[$'ScSp Time'.V55]" office:value-type="float" office:value="9.56696" calcext:value-type="float">
            <text:p>9.57</text:p>
          </table:table-cell>
          <table:table-cell table:formula="of:=[$'ScSp Time'.W55]" office:value-type="float" office:value="4.5611" calcext:value-type="float">
            <text:p>4.56</text:p>
          </table:table-cell>
          <table:table-cell table:formula="of:=[$'ScSp Time'.X55]" office:value-type="float" office:value="3.02457" calcext:value-type="float">
            <text:p>3.02</text:p>
          </table:table-cell>
          <table:table-cell table:formula="of:=[$'ScSp Time'.Y55]" office:value-type="float" office:value="9.58825" calcext:value-type="float">
            <text:p>9.59</text:p>
          </table:table-cell>
          <table:table-cell table:formula="of:=[$'ScSp Time'.Z55]" office:value-type="float" office:value="58.9838" calcext:value-type="float">
            <text:p>58.98</text:p>
          </table:table-cell>
          <table:table-cell table:formula="of:=[$'ScSp Time'.AA55]" office:value-type="float" office:value="14.2753" calcext:value-type="float">
            <text:p>14.28</text:p>
          </table:table-cell>
          <table:table-cell table:formula="of:=[$'ScSp Time'.AI55]" office:value-type="float" office:value="10.721" calcext:value-type="float">
            <text:p>10.72</text:p>
          </table:table-cell>
          <table:table-cell table:formula="of:=[$'ScSp Time'.AJ55]" office:value-type="float" office:value="5.72631" calcext:value-type="float">
            <text:p>5.73</text:p>
          </table:table-cell>
          <table:table-cell table:formula="of:=[$'ScSp Time'.AK55]" office:value-type="float" office:value="3.79724" calcext:value-type="float">
            <text:p>3.80</text:p>
          </table:table-cell>
          <table:table-cell table:formula="of:=[$'ScSp Time'.AL55]" office:value-type="float" office:value="10.5943" calcext:value-type="float">
            <text:p>10.59</text:p>
          </table:table-cell>
          <table:table-cell table:formula="of:=[$'ScSp Time'.AM55]" office:value-type="float" office:value="49.9347" calcext:value-type="float">
            <text:p>49.93</text:p>
          </table:table-cell>
          <table:table-cell table:formula="of:=[$'ScSp Time'.AN55]" office:value-type="float" office:value="19.2265" calcext:value-type="float">
            <text:p>19.23</text:p>
          </table:table-cell>
          <table:table-cell table:formula="of:=[$'ScSp Time'.AV55]" office:value-type="float" office:value="5.20386" calcext:value-type="float">
            <text:p>5.20</text:p>
          </table:table-cell>
          <table:table-cell table:formula="of:=[$'ScSp Time'.AW55]" office:value-type="float" office:value="10.161" calcext:value-type="float">
            <text:p>10.16</text:p>
          </table:table-cell>
          <table:table-cell table:formula="of:=[$'ScSp Time'.AX55]" office:value-type="float" office:value="6.25701" calcext:value-type="float">
            <text:p>6.26</text:p>
          </table:table-cell>
          <table:table-cell table:formula="of:=[$'ScSp Time'.AY55]" office:value-type="float" office:value="7.65993" calcext:value-type="float">
            <text:p>7.66</text:p>
          </table:table-cell>
          <table:table-cell table:formula="of:=[$'ScSp Time'.AZ55]" office:value-type="float" office:value="38.1879" calcext:value-type="float">
            <text:p>38.19</text:p>
          </table:table-cell>
          <table:table-cell table:formula="of:=[$'ScSp Time'.BA55]" office:value-type="float" office:value="32.5303" calcext:value-type="float">
            <text:p>32.53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ScSp Time'.I56]" office:value-type="float" office:value="22.9516" calcext:value-type="float">
            <text:p>22.95</text:p>
          </table:table-cell>
          <table:table-cell table:formula="of:=[$'ScSp Time'.J56]" office:value-type="float" office:value="2.10521" calcext:value-type="float">
            <text:p>2.11</text:p>
          </table:table-cell>
          <table:table-cell table:formula="of:=[$'ScSp Time'.K56]" office:value-type="float" office:value="2.11133" calcext:value-type="float">
            <text:p>2.11</text:p>
          </table:table-cell>
          <table:table-cell table:formula="of:=[$'ScSp Time'.L56]" office:value-type="float" office:value="22.9973" calcext:value-type="float">
            <text:p>23.00</text:p>
          </table:table-cell>
          <table:table-cell table:formula="of:=[$'ScSp Time'.M56]" office:value-type="float" office:value="49.6259" calcext:value-type="float">
            <text:p>49.63</text:p>
          </table:table-cell>
          <table:table-cell table:formula="of:=[$'ScSp Time'.N56]" office:value-type="float" office:value="0.208682" calcext:value-type="float">
            <text:p>0.21</text:p>
          </table:table-cell>
          <table:table-cell table:formula="of:=[$'ScSp Time'.V56]" office:value-type="float" office:value="18.3621" calcext:value-type="float">
            <text:p>18.36</text:p>
          </table:table-cell>
          <table:table-cell table:formula="of:=[$'ScSp Time'.W56]" office:value-type="float" office:value="4.74816" calcext:value-type="float">
            <text:p>4.75</text:p>
          </table:table-cell>
          <table:table-cell table:formula="of:=[$'ScSp Time'.X56]" office:value-type="float" office:value="3.05396" calcext:value-type="float">
            <text:p>3.05</text:p>
          </table:table-cell>
          <table:table-cell table:formula="of:=[$'ScSp Time'.Y56]" office:value-type="float" office:value="19.1585" calcext:value-type="float">
            <text:p>19.16</text:p>
          </table:table-cell>
          <table:table-cell table:formula="of:=[$'ScSp Time'.Z56]" office:value-type="float" office:value="52.5817" calcext:value-type="float">
            <text:p>52.58</text:p>
          </table:table-cell>
          <table:table-cell table:formula="of:=[$'ScSp Time'.AA56]" office:value-type="float" office:value="2.09548" calcext:value-type="float">
            <text:p>2.10</text:p>
          </table:table-cell>
          <table:table-cell table:formula="of:=[$'ScSp Time'.AI56]" office:value-type="float" office:value="16.9252" calcext:value-type="float">
            <text:p>16.93</text:p>
          </table:table-cell>
          <table:table-cell table:formula="of:=[$'ScSp Time'.AJ56]" office:value-type="float" office:value="4.79111" calcext:value-type="float">
            <text:p>4.79</text:p>
          </table:table-cell>
          <table:table-cell table:formula="of:=[$'ScSp Time'.AK56]" office:value-type="float" office:value="3.08158" calcext:value-type="float">
            <text:p>3.08</text:p>
          </table:table-cell>
          <table:table-cell table:formula="of:=[$'ScSp Time'.AL56]" office:value-type="float" office:value="16.2115" calcext:value-type="float">
            <text:p>16.21</text:p>
          </table:table-cell>
          <table:table-cell table:formula="of:=[$'ScSp Time'.AM56]" office:value-type="float" office:value="56.8762" calcext:value-type="float">
            <text:p>56.88</text:p>
          </table:table-cell>
          <table:table-cell table:formula="of:=[$'ScSp Time'.AN56]" office:value-type="float" office:value="2.11444" calcext:value-type="float">
            <text:p>2.11</text:p>
          </table:table-cell>
          <table:table-cell table:formula="of:=[$'ScSp Time'.AV56]" office:value-type="float" office:value="9.89244" calcext:value-type="float">
            <text:p>9.89</text:p>
          </table:table-cell>
          <table:table-cell table:formula="of:=[$'ScSp Time'.AW56]" office:value-type="float" office:value="9.87416" calcext:value-type="float">
            <text:p>9.87</text:p>
          </table:table-cell>
          <table:table-cell table:formula="of:=[$'ScSp Time'.AX56]" office:value-type="float" office:value="6.58183" calcext:value-type="float">
            <text:p>6.58</text:p>
          </table:table-cell>
          <table:table-cell table:formula="of:=[$'ScSp Time'.AY56]" office:value-type="float" office:value="12.4374" calcext:value-type="float">
            <text:p>12.44</text:p>
          </table:table-cell>
          <table:table-cell table:formula="of:=[$'ScSp Time'.AZ56]" office:value-type="float" office:value="44.7993" calcext:value-type="float">
            <text:p>44.80</text:p>
          </table:table-cell>
          <table:table-cell table:formula="of:=[$'ScSp Time'.BA56]" office:value-type="float" office:value="16.4149" calcext:value-type="float">
            <text:p>16.41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ScSp Time'.I57]" office:value-type="float" office:value="10.1121" calcext:value-type="float">
            <text:p>10.11</text:p>
          </table:table-cell>
          <table:table-cell table:formula="of:=[$'ScSp Time'.J57]" office:value-type="float" office:value="0" calcext:value-type="float">
            <text:p>0.00</text:p>
          </table:table-cell>
          <table:table-cell table:formula="of:=[$'ScSp Time'.K57]" office:value-type="float" office:value="0" calcext:value-type="float">
            <text:p>0.00</text:p>
          </table:table-cell>
          <table:table-cell table:formula="of:=[$'ScSp Time'.L57]" office:value-type="float" office:value="9.12278" calcext:value-type="float">
            <text:p>9.12</text:p>
          </table:table-cell>
          <table:table-cell table:formula="of:=[$'ScSp Time'.M57]" office:value-type="float" office:value="73.9928" calcext:value-type="float">
            <text:p>73.99</text:p>
          </table:table-cell>
          <table:table-cell table:formula="of:=[$'ScSp Time'.N57]" office:value-type="float" office:value="6.77235" calcext:value-type="float">
            <text:p>6.77</text:p>
          </table:table-cell>
          <table:table-cell table:formula="of:=[$'ScSp Time'.V57]" office:value-type="float" office:value="6.46662" calcext:value-type="float">
            <text:p>6.47</text:p>
          </table:table-cell>
          <table:table-cell table:formula="of:=[$'ScSp Time'.W57]" office:value-type="float" office:value="3.67309" calcext:value-type="float">
            <text:p>3.67</text:p>
          </table:table-cell>
          <table:table-cell table:formula="of:=[$'ScSp Time'.X57]" office:value-type="float" office:value="3.11872" calcext:value-type="float">
            <text:p>3.12</text:p>
          </table:table-cell>
          <table:table-cell table:formula="of:=[$'ScSp Time'.Y57]" office:value-type="float" office:value="7.915" calcext:value-type="float">
            <text:p>7.92</text:p>
          </table:table-cell>
          <table:table-cell table:formula="of:=[$'ScSp Time'.Z57]" office:value-type="float" office:value="64.807" calcext:value-type="float">
            <text:p>64.81</text:p>
          </table:table-cell>
          <table:table-cell table:formula="of:=[$'ScSp Time'.AA57]" office:value-type="float" office:value="14.0196" calcext:value-type="float">
            <text:p>14.02</text:p>
          </table:table-cell>
          <table:table-cell table:formula="of:=[$'ScSp Time'.AI57]" office:value-type="float" office:value="5.66345" calcext:value-type="float">
            <text:p>5.66</text:p>
          </table:table-cell>
          <table:table-cell table:formula="of:=[$'ScSp Time'.AJ57]" office:value-type="float" office:value="4.28884" calcext:value-type="float">
            <text:p>4.29</text:p>
          </table:table-cell>
          <table:table-cell table:formula="of:=[$'ScSp Time'.AK57]" office:value-type="float" office:value="2.41642" calcext:value-type="float">
            <text:p>2.42</text:p>
          </table:table-cell>
          <table:table-cell table:formula="of:=[$'ScSp Time'.AL57]" office:value-type="float" office:value="7.52534" calcext:value-type="float">
            <text:p>7.53</text:p>
          </table:table-cell>
          <table:table-cell table:formula="of:=[$'ScSp Time'.AM57]" office:value-type="float" office:value="66.2713" calcext:value-type="float">
            <text:p>66.27</text:p>
          </table:table-cell>
          <table:table-cell table:formula="of:=[$'ScSp Time'.AN57]" office:value-type="float" office:value="13.8347" calcext:value-type="float">
            <text:p>13.83</text:p>
          </table:table-cell>
          <table:table-cell table:formula="of:=[$'ScSp Time'.AV57]" office:value-type="float" office:value="4.04115" calcext:value-type="float">
            <text:p>4.04</text:p>
          </table:table-cell>
          <table:table-cell table:formula="of:=[$'ScSp Time'.AW57]" office:value-type="float" office:value="6.6263" calcext:value-type="float">
            <text:p>6.63</text:p>
          </table:table-cell>
          <table:table-cell table:formula="of:=[$'ScSp Time'.AX57]" office:value-type="float" office:value="3.94719" calcext:value-type="float">
            <text:p>3.95</text:p>
          </table:table-cell>
          <table:table-cell table:formula="of:=[$'ScSp Time'.AY57]" office:value-type="float" office:value="7.42579" calcext:value-type="float">
            <text:p>7.43</text:p>
          </table:table-cell>
          <table:table-cell table:formula="of:=[$'ScSp Time'.AZ57]" office:value-type="float" office:value="45.735" calcext:value-type="float">
            <text:p>45.74</text:p>
          </table:table-cell>
          <table:table-cell table:formula="of:=[$'ScSp Time'.BA57]" office:value-type="float" office:value="32.2246" calcext:value-type="float">
            <text:p>32.22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ScSp Time'.I58]" office:value-type="float" office:value="14.187" calcext:value-type="float">
            <text:p>14.19</text:p>
          </table:table-cell>
          <table:table-cell table:formula="of:=[$'ScSp Time'.J58]" office:value-type="float" office:value="2.52233" calcext:value-type="float">
            <text:p>2.52</text:p>
          </table:table-cell>
          <table:table-cell table:formula="of:=[$'ScSp Time'.K58]" office:value-type="float" office:value="1.09176" calcext:value-type="float">
            <text:p>1.09</text:p>
          </table:table-cell>
          <table:table-cell table:formula="of:=[$'ScSp Time'.L58]" office:value-type="float" office:value="10.6009" calcext:value-type="float">
            <text:p>10.60</text:p>
          </table:table-cell>
          <table:table-cell table:formula="of:=[$'ScSp Time'.M58]" office:value-type="float" office:value="71.598" calcext:value-type="float">
            <text:p>71.60</text:p>
          </table:table-cell>
          <table:table-cell table:formula="of:=[$'ScSp Time'.N58]" office:value-type="float" office:value="0" calcext:value-type="float">
            <text:p>0.00</text:p>
          </table:table-cell>
          <table:table-cell table:formula="of:=[$'ScSp Time'.V58]" office:value-type="float" office:value="13.3015" calcext:value-type="float">
            <text:p>13.30</text:p>
          </table:table-cell>
          <table:table-cell table:formula="of:=[$'ScSp Time'.W58]" office:value-type="float" office:value="5.27649" calcext:value-type="float">
            <text:p>5.28</text:p>
          </table:table-cell>
          <table:table-cell table:formula="of:=[$'ScSp Time'.X58]" office:value-type="float" office:value="2.60701" calcext:value-type="float">
            <text:p>2.61</text:p>
          </table:table-cell>
          <table:table-cell table:formula="of:=[$'ScSp Time'.Y58]" office:value-type="float" office:value="12.788" calcext:value-type="float">
            <text:p>12.79</text:p>
          </table:table-cell>
          <table:table-cell table:formula="of:=[$'ScSp Time'.Z58]" office:value-type="float" office:value="64.2885" calcext:value-type="float">
            <text:p>64.29</text:p>
          </table:table-cell>
          <table:table-cell table:formula="of:=[$'ScSp Time'.AA58]" office:value-type="float" office:value="1.73841" calcext:value-type="float">
            <text:p>1.74</text:p>
          </table:table-cell>
          <table:table-cell table:formula="of:=[$'ScSp Time'.AI58]" office:value-type="float" office:value="16.6081" calcext:value-type="float">
            <text:p>16.61</text:p>
          </table:table-cell>
          <table:table-cell table:formula="of:=[$'ScSp Time'.AJ58]" office:value-type="float" office:value="7.17734" calcext:value-type="float">
            <text:p>7.18</text:p>
          </table:table-cell>
          <table:table-cell table:formula="of:=[$'ScSp Time'.AK58]" office:value-type="float" office:value="3.54617" calcext:value-type="float">
            <text:p>3.55</text:p>
          </table:table-cell>
          <table:table-cell table:formula="of:=[$'ScSp Time'.AL58]" office:value-type="float" office:value="13.5666" calcext:value-type="float">
            <text:p>13.57</text:p>
          </table:table-cell>
          <table:table-cell table:formula="of:=[$'ScSp Time'.AM58]" office:value-type="float" office:value="50.9372" calcext:value-type="float">
            <text:p>50.94</text:p>
          </table:table-cell>
          <table:table-cell table:formula="of:=[$'ScSp Time'.AN58]" office:value-type="float" office:value="8.16463" calcext:value-type="float">
            <text:p>8.16</text:p>
          </table:table-cell>
          <table:table-cell table:formula="of:=[$'ScSp Time'.AV58]" office:value-type="float" office:value="9.90225" calcext:value-type="float">
            <text:p>9.90</text:p>
          </table:table-cell>
          <table:table-cell table:formula="of:=[$'ScSp Time'.AW58]" office:value-type="float" office:value="9.42378" calcext:value-type="float">
            <text:p>9.42</text:p>
          </table:table-cell>
          <table:table-cell table:formula="of:=[$'ScSp Time'.AX58]" office:value-type="float" office:value="6.46527" calcext:value-type="float">
            <text:p>6.47</text:p>
          </table:table-cell>
          <table:table-cell table:formula="of:=[$'ScSp Time'.AY58]" office:value-type="float" office:value="11.9756" calcext:value-type="float">
            <text:p>11.98</text:p>
          </table:table-cell>
          <table:table-cell table:formula="of:=[$'ScSp Time'.AZ58]" office:value-type="float" office:value="49.0966" calcext:value-type="float">
            <text:p>49.10</text:p>
          </table:table-cell>
          <table:table-cell table:formula="of:=[$'ScSp Time'.BA58]" office:value-type="float" office:value="13.1365" calcext:value-type="float">
            <text:p>13.14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ScSp Time'.I59]" office:value-type="float" office:value="13.7919" calcext:value-type="float">
            <text:p>13.79</text:p>
          </table:table-cell>
          <table:table-cell table:formula="of:=[$'ScSp Time'.J59]" office:value-type="float" office:value="1.04984" calcext:value-type="float">
            <text:p>1.05</text:p>
          </table:table-cell>
          <table:table-cell table:formula="of:=[$'ScSp Time'.K59]" office:value-type="float" office:value="0.809745" calcext:value-type="float">
            <text:p>0.81</text:p>
          </table:table-cell>
          <table:table-cell table:formula="of:=[$'ScSp Time'.L59]" office:value-type="float" office:value="12.9403" calcext:value-type="float">
            <text:p>12.94</text:p>
          </table:table-cell>
          <table:table-cell table:formula="of:=[$'ScSp Time'.M59]" office:value-type="float" office:value="70.7731" calcext:value-type="float">
            <text:p>70.77</text:p>
          </table:table-cell>
          <table:table-cell table:formula="of:=[$'ScSp Time'.N59]" office:value-type="float" office:value="0.635114" calcext:value-type="float">
            <text:p>0.64</text:p>
          </table:table-cell>
          <table:table-cell table:formula="of:=[$'ScSp Time'.V59]" office:value-type="float" office:value="14.2988" calcext:value-type="float">
            <text:p>14.30</text:p>
          </table:table-cell>
          <table:table-cell table:formula="of:=[$'ScSp Time'.W59]" office:value-type="float" office:value="2.34463" calcext:value-type="float">
            <text:p>2.34</text:p>
          </table:table-cell>
          <table:table-cell table:formula="of:=[$'ScSp Time'.X59]" office:value-type="float" office:value="2.20223" calcext:value-type="float">
            <text:p>2.20</text:p>
          </table:table-cell>
          <table:table-cell table:formula="of:=[$'ScSp Time'.Y59]" office:value-type="float" office:value="14.8064" calcext:value-type="float">
            <text:p>14.81</text:p>
          </table:table-cell>
          <table:table-cell table:formula="of:=[$'ScSp Time'.Z59]" office:value-type="float" office:value="63.7217" calcext:value-type="float">
            <text:p>63.72</text:p>
          </table:table-cell>
          <table:table-cell table:formula="of:=[$'ScSp Time'.AA59]" office:value-type="float" office:value="2.62629" calcext:value-type="float">
            <text:p>2.63</text:p>
          </table:table-cell>
          <table:table-cell table:formula="of:=[$'ScSp Time'.AI59]" office:value-type="float" office:value="10.6215" calcext:value-type="float">
            <text:p>10.62</text:p>
          </table:table-cell>
          <table:table-cell table:formula="of:=[$'ScSp Time'.AJ59]" office:value-type="float" office:value="5.31794" calcext:value-type="float">
            <text:p>5.32</text:p>
          </table:table-cell>
          <table:table-cell table:formula="of:=[$'ScSp Time'.AK59]" office:value-type="float" office:value="3.47385" calcext:value-type="float">
            <text:p>3.47</text:p>
          </table:table-cell>
          <table:table-cell table:formula="of:=[$'ScSp Time'.AL59]" office:value-type="float" office:value="13.5099" calcext:value-type="float">
            <text:p>13.51</text:p>
          </table:table-cell>
          <table:table-cell table:formula="of:=[$'ScSp Time'.AM59]" office:value-type="float" office:value="64.4168" calcext:value-type="float">
            <text:p>64.42</text:p>
          </table:table-cell>
          <table:table-cell table:formula="of:=[$'ScSp Time'.AN59]" office:value-type="float" office:value="2.65996" calcext:value-type="float">
            <text:p>2.66</text:p>
          </table:table-cell>
          <table:table-cell table:formula="of:=[$'ScSp Time'.AV59]" office:value-type="float" office:value="5.28561" calcext:value-type="float">
            <text:p>5.29</text:p>
          </table:table-cell>
          <table:table-cell table:formula="of:=[$'ScSp Time'.AW59]" office:value-type="float" office:value="7.35299" calcext:value-type="float">
            <text:p>7.35</text:p>
          </table:table-cell>
          <table:table-cell table:formula="of:=[$'ScSp Time'.AX59]" office:value-type="float" office:value="6.59065" calcext:value-type="float">
            <text:p>6.59</text:p>
          </table:table-cell>
          <table:table-cell table:formula="of:=[$'ScSp Time'.AY59]" office:value-type="float" office:value="9.77794" calcext:value-type="float">
            <text:p>9.78</text:p>
          </table:table-cell>
          <table:table-cell table:formula="of:=[$'ScSp Time'.AZ59]" office:value-type="float" office:value="48.7715" calcext:value-type="float">
            <text:p>48.77</text:p>
          </table:table-cell>
          <table:table-cell table:formula="of:=[$'ScSp Time'.BA59]" office:value-type="float" office:value="22.2213" calcext:value-type="float">
            <text:p>22.22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ScSp Time'.I60]" office:value-type="float" office:value="9.75844" calcext:value-type="float">
            <text:p>9.76</text:p>
          </table:table-cell>
          <table:table-cell table:formula="of:=[$'ScSp Time'.J60]" office:value-type="float" office:value="0.93126" calcext:value-type="float">
            <text:p>0.93</text:p>
          </table:table-cell>
          <table:table-cell table:formula="of:=[$'ScSp Time'.K60]" office:value-type="float" office:value="0.667128" calcext:value-type="float">
            <text:p>0.67</text:p>
          </table:table-cell>
          <table:table-cell table:formula="of:=[$'ScSp Time'.L60]" office:value-type="float" office:value="7.47283" calcext:value-type="float">
            <text:p>7.47</text:p>
          </table:table-cell>
          <table:table-cell table:formula="of:=[$'ScSp Time'.M60]" office:value-type="float" office:value="80.4948" calcext:value-type="float">
            <text:p>80.49</text:p>
          </table:table-cell>
          <table:table-cell table:formula="of:=[$'ScSp Time'.N60]" office:value-type="float" office:value="0.675548" calcext:value-type="float">
            <text:p>0.68</text:p>
          </table:table-cell>
          <table:table-cell table:formula="of:=[$'ScSp Time'.V60]" office:value-type="float" office:value="9.41291" calcext:value-type="float">
            <text:p>9.41</text:p>
          </table:table-cell>
          <table:table-cell table:formula="of:=[$'ScSp Time'.W60]" office:value-type="float" office:value="4.70708" calcext:value-type="float">
            <text:p>4.71</text:p>
          </table:table-cell>
          <table:table-cell table:formula="of:=[$'ScSp Time'.X60]" office:value-type="float" office:value="2.92879" calcext:value-type="float">
            <text:p>2.93</text:p>
          </table:table-cell>
          <table:table-cell table:formula="of:=[$'ScSp Time'.Y60]" office:value-type="float" office:value="7.29947" calcext:value-type="float">
            <text:p>7.30</text:p>
          </table:table-cell>
          <table:table-cell table:formula="of:=[$'ScSp Time'.Z60]" office:value-type="float" office:value="74.0798" calcext:value-type="float">
            <text:p>74.08</text:p>
          </table:table-cell>
          <table:table-cell table:formula="of:=[$'ScSp Time'.AA60]" office:value-type="float" office:value="1.57194" calcext:value-type="float">
            <text:p>1.57</text:p>
          </table:table-cell>
          <table:table-cell table:formula="of:=[$'ScSp Time'.AI60]" office:value-type="float" office:value="11.1405" calcext:value-type="float">
            <text:p>11.14</text:p>
          </table:table-cell>
          <table:table-cell table:formula="of:=[$'ScSp Time'.AJ60]" office:value-type="float" office:value="6.07518" calcext:value-type="float">
            <text:p>6.08</text:p>
          </table:table-cell>
          <table:table-cell table:formula="of:=[$'ScSp Time'.AK60]" office:value-type="float" office:value="3.78004" calcext:value-type="float">
            <text:p>3.78</text:p>
          </table:table-cell>
          <table:table-cell table:formula="of:=[$'ScSp Time'.AL60]" office:value-type="float" office:value="8.82709" calcext:value-type="float">
            <text:p>8.83</text:p>
          </table:table-cell>
          <table:table-cell table:formula="of:=[$'ScSp Time'.AM60]" office:value-type="float" office:value="45.7236" calcext:value-type="float">
            <text:p>45.72</text:p>
          </table:table-cell>
          <table:table-cell table:formula="of:=[$'ScSp Time'.AN60]" office:value-type="float" office:value="24.4535" calcext:value-type="float">
            <text:p>24.45</text:p>
          </table:table-cell>
          <table:table-cell table:formula="of:=[$'ScSp Time'.AV60]" office:value-type="float" office:value="8.46964" calcext:value-type="float">
            <text:p>8.47</text:p>
          </table:table-cell>
          <table:table-cell table:formula="of:=[$'ScSp Time'.AW60]" office:value-type="float" office:value="6.71856" calcext:value-type="float">
            <text:p>6.72</text:p>
          </table:table-cell>
          <table:table-cell table:formula="of:=[$'ScSp Time'.AX60]" office:value-type="float" office:value="4.22291" calcext:value-type="float">
            <text:p>4.22</text:p>
          </table:table-cell>
          <table:table-cell table:formula="of:=[$'ScSp Time'.AY60]" office:value-type="float" office:value="6.70904" calcext:value-type="float">
            <text:p>6.71</text:p>
          </table:table-cell>
          <table:table-cell table:formula="of:=[$'ScSp Time'.AZ60]" office:value-type="float" office:value="44.6256" calcext:value-type="float">
            <text:p>44.63</text:p>
          </table:table-cell>
          <table:table-cell table:formula="of:=[$'ScSp Time'.BA60]" office:value-type="float" office:value="29.2543" calcext:value-type="float">
            <text:p>29.25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ScSp Time'.I61]" office:value-type="float" office:value="9.95681" calcext:value-type="float">
            <text:p>9.96</text:p>
          </table:table-cell>
          <table:table-cell table:formula="of:=[$'ScSp Time'.J61]" office:value-type="float" office:value="1.18095" calcext:value-type="float">
            <text:p>1.18</text:p>
          </table:table-cell>
          <table:table-cell table:formula="of:=[$'ScSp Time'.K61]" office:value-type="float" office:value="0.984075" calcext:value-type="float">
            <text:p>0.98</text:p>
          </table:table-cell>
          <table:table-cell table:formula="of:=[$'ScSp Time'.L61]" office:value-type="float" office:value="7.44762" calcext:value-type="float">
            <text:p>7.45</text:p>
          </table:table-cell>
          <table:table-cell table:formula="of:=[$'ScSp Time'.M61]" office:value-type="float" office:value="68.3073" calcext:value-type="float">
            <text:p>68.31</text:p>
          </table:table-cell>
          <table:table-cell table:formula="of:=[$'ScSp Time'.N61]" office:value-type="float" office:value="12.1233" calcext:value-type="float">
            <text:p>12.12</text:p>
          </table:table-cell>
          <table:table-cell table:formula="of:=[$'ScSp Time'.V61]" office:value-type="float" office:value="6.92814" calcext:value-type="float">
            <text:p>6.93</text:p>
          </table:table-cell>
          <table:table-cell table:formula="of:=[$'ScSp Time'.W61]" office:value-type="float" office:value="2.97348" calcext:value-type="float">
            <text:p>2.97</text:p>
          </table:table-cell>
          <table:table-cell table:formula="of:=[$'ScSp Time'.X61]" office:value-type="float" office:value="2.38323" calcext:value-type="float">
            <text:p>2.38</text:p>
          </table:table-cell>
          <table:table-cell table:formula="of:=[$'ScSp Time'.Y61]" office:value-type="float" office:value="6.16681" calcext:value-type="float">
            <text:p>6.17</text:p>
          </table:table-cell>
          <table:table-cell table:formula="of:=[$'ScSp Time'.Z61]" office:value-type="float" office:value="63.6316" calcext:value-type="float">
            <text:p>63.63</text:p>
          </table:table-cell>
          <table:table-cell table:formula="of:=[$'ScSp Time'.AA61]" office:value-type="float" office:value="17.9167" calcext:value-type="float">
            <text:p>17.92</text:p>
          </table:table-cell>
          <table:table-cell table:formula="of:=[$'ScSp Time'.AI61]" office:value-type="float" office:value="6.1779" calcext:value-type="float">
            <text:p>6.18</text:p>
          </table:table-cell>
          <table:table-cell table:formula="of:=[$'ScSp Time'.AJ61]" office:value-type="float" office:value="4.50302" calcext:value-type="float">
            <text:p>4.50</text:p>
          </table:table-cell>
          <table:table-cell table:formula="of:=[$'ScSp Time'.AK61]" office:value-type="float" office:value="3.78252" calcext:value-type="float">
            <text:p>3.78</text:p>
          </table:table-cell>
          <table:table-cell table:formula="of:=[$'ScSp Time'.AL61]" office:value-type="float" office:value="6.32887" calcext:value-type="float">
            <text:p>6.33</text:p>
          </table:table-cell>
          <table:table-cell table:formula="of:=[$'ScSp Time'.AM61]" office:value-type="float" office:value="58.4504" calcext:value-type="float">
            <text:p>58.45</text:p>
          </table:table-cell>
          <table:table-cell table:formula="of:=[$'ScSp Time'.AN61]" office:value-type="float" office:value="20.7573" calcext:value-type="float">
            <text:p>20.76</text:p>
          </table:table-cell>
          <table:table-cell table:formula="of:=[$'ScSp Time'.AV61]" office:value-type="float" office:value="4.3059" calcext:value-type="float">
            <text:p>4.31</text:p>
          </table:table-cell>
          <table:table-cell table:formula="of:=[$'ScSp Time'.AW61]" office:value-type="float" office:value="6.92916" calcext:value-type="float">
            <text:p>6.93</text:p>
          </table:table-cell>
          <table:table-cell table:formula="of:=[$'ScSp Time'.AX61]" office:value-type="float" office:value="5.4261" calcext:value-type="float">
            <text:p>5.43</text:p>
          </table:table-cell>
          <table:table-cell table:formula="of:=[$'ScSp Time'.AY61]" office:value-type="float" office:value="6.90662" calcext:value-type="float">
            <text:p>6.91</text:p>
          </table:table-cell>
          <table:table-cell table:formula="of:=[$'ScSp Time'.AZ61]" office:value-type="float" office:value="47.7621" calcext:value-type="float">
            <text:p>47.76</text:p>
          </table:table-cell>
          <table:table-cell table:formula="of:=[$'ScSp Time'.BA61]" office:value-type="float" office:value="28.6701" calcext:value-type="float">
            <text:p>28.67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ScSp Time'.I62]" office:value-type="float" office:value="13.5818" calcext:value-type="float">
            <text:p>13.58</text:p>
          </table:table-cell>
          <table:table-cell table:formula="of:=[$'ScSp Time'.J62]" office:value-type="float" office:value="1.18041" calcext:value-type="float">
            <text:p>1.18</text:p>
          </table:table-cell>
          <table:table-cell table:formula="of:=[$'ScSp Time'.K62]" office:value-type="float" office:value="1.09277" calcext:value-type="float">
            <text:p>1.09</text:p>
          </table:table-cell>
          <table:table-cell table:formula="of:=[$'ScSp Time'.L62]" office:value-type="float" office:value="13.9873" calcext:value-type="float">
            <text:p>13.99</text:p>
          </table:table-cell>
          <table:table-cell table:formula="of:=[$'ScSp Time'.M62]" office:value-type="float" office:value="68.8457" calcext:value-type="float">
            <text:p>68.85</text:p>
          </table:table-cell>
          <table:table-cell table:formula="of:=[$'ScSp Time'.N62]" office:value-type="float" office:value="1.31207" calcext:value-type="float">
            <text:p>1.31</text:p>
          </table:table-cell>
          <table:table-cell table:formula="of:=[$'ScSp Time'.V62]" office:value-type="float" office:value="9.23309" calcext:value-type="float">
            <text:p>9.23</text:p>
          </table:table-cell>
          <table:table-cell table:formula="of:=[$'ScSp Time'.W62]" office:value-type="float" office:value="4.55274" calcext:value-type="float">
            <text:p>4.55</text:p>
          </table:table-cell>
          <table:table-cell table:formula="of:=[$'ScSp Time'.X62]" office:value-type="float" office:value="3.06482" calcext:value-type="float">
            <text:p>3.06</text:p>
          </table:table-cell>
          <table:table-cell table:formula="of:=[$'ScSp Time'.Y62]" office:value-type="float" office:value="12.4056" calcext:value-type="float">
            <text:p>12.41</text:p>
          </table:table-cell>
          <table:table-cell table:formula="of:=[$'ScSp Time'.Z62]" office:value-type="float" office:value="64.8638" calcext:value-type="float">
            <text:p>64.86</text:p>
          </table:table-cell>
          <table:table-cell table:formula="of:=[$'ScSp Time'.AA62]" office:value-type="float" office:value="5.87993" calcext:value-type="float">
            <text:p>5.88</text:p>
          </table:table-cell>
          <table:table-cell table:formula="of:=[$'ScSp Time'.AI62]" office:value-type="float" office:value="7.62238" calcext:value-type="float">
            <text:p>7.62</text:p>
          </table:table-cell>
          <table:table-cell table:formula="of:=[$'ScSp Time'.AJ62]" office:value-type="float" office:value="5.75802" calcext:value-type="float">
            <text:p>5.76</text:p>
          </table:table-cell>
          <table:table-cell table:formula="of:=[$'ScSp Time'.AK62]" office:value-type="float" office:value="4.11761" calcext:value-type="float">
            <text:p>4.12</text:p>
          </table:table-cell>
          <table:table-cell table:formula="of:=[$'ScSp Time'.AL62]" office:value-type="float" office:value="10.9528" calcext:value-type="float">
            <text:p>10.95</text:p>
          </table:table-cell>
          <table:table-cell table:formula="of:=[$'ScSp Time'.AM62]" office:value-type="float" office:value="39.2152" calcext:value-type="float">
            <text:p>39.22</text:p>
          </table:table-cell>
          <table:table-cell table:formula="of:=[$'ScSp Time'.AN62]" office:value-type="float" office:value="32.334" calcext:value-type="float">
            <text:p>32.33</text:p>
          </table:table-cell>
          <table:table-cell table:formula="of:=[$'ScSp Time'.AV62]" office:value-type="float" office:value="6.6732" calcext:value-type="float">
            <text:p>6.67</text:p>
          </table:table-cell>
          <table:table-cell table:formula="of:=[$'ScSp Time'.AW62]" office:value-type="float" office:value="7.368" calcext:value-type="float">
            <text:p>7.37</text:p>
          </table:table-cell>
          <table:table-cell table:formula="of:=[$'ScSp Time'.AX62]" office:value-type="float" office:value="5.94656" calcext:value-type="float">
            <text:p>5.95</text:p>
          </table:table-cell>
          <table:table-cell table:formula="of:=[$'ScSp Time'.AY62]" office:value-type="float" office:value="12.242" calcext:value-type="float">
            <text:p>12.24</text:p>
          </table:table-cell>
          <table:table-cell table:formula="of:=[$'ScSp Time'.AZ62]" office:value-type="float" office:value="29.8333" calcext:value-type="float">
            <text:p>29.83</text:p>
          </table:table-cell>
          <table:table-cell table:formula="of:=[$'ScSp Time'.BA62]" office:value-type="float" office:value="37.9369" calcext:value-type="float">
            <text:p>37.94</text:p>
          </table:table-cell>
        </table:table-row>
        <table:table-row table:style-name="ro2">
          <table:table-cell table:style-name="ce68"/>
          <table:table-cell table:style-name="ce68" office:value-type="string" calcext:value-type="string" table:number-columns-spanned="6" table:number-rows-spanned="1">
            <text:p>ScSp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ScSp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ScSp</text:p>
          </table:table-cell>
          <table:covered-table-cell table:number-columns-repeated="4" table:style-name="ce68"/>
          <table:covered-table-cell table:style-name="Default"/>
          <table:table-cell table:style-name="ce68" office:value-type="string" calcext:value-type="string" table:number-columns-spanned="6" table:number-rows-spanned="1">
            <text:p>ScSp</text:p>
          </table:table-cell>
          <table:covered-table-cell table:number-columns-repeated="4" table:style-name="ce68"/>
          <table:covered-table-cell table:style-name="Default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37" table:formula="of:=AVERAGE([.B4:.B13])" office:value-type="float" office:value="14.590213" calcext:value-type="float">
            <text:p>14.59</text:p>
          </table:table-cell>
          <table:table-cell table:style-name="ce37" table:formula="of:=AVERAGE([.C4:.C13])" office:value-type="float" office:value="2.449051" calcext:value-type="float">
            <text:p>2.45</text:p>
          </table:table-cell>
          <table:table-cell table:style-name="ce37" table:formula="of:=AVERAGE([.D4:.D13])" office:value-type="float" office:value="1.528222" calcext:value-type="float">
            <text:p>1.53</text:p>
          </table:table-cell>
          <table:table-cell table:style-name="ce37" table:formula="of:=AVERAGE([.E4:.E13])" office:value-type="float" office:value="14.302475" calcext:value-type="float">
            <text:p>14.30</text:p>
          </table:table-cell>
          <table:table-cell table:style-name="ce37" table:formula="of:=AVERAGE([.F4:.F13])" office:value-type="float" office:value="70.1792444444444" calcext:value-type="float">
            <text:p>70.18</text:p>
          </table:table-cell>
          <table:table-cell table:style-name="ce37" table:formula="of:=AVERAGE([.G4:.G13])" office:value-type="float" office:value="4.40967777777778" calcext:value-type="float">
            <text:p>4.41</text:p>
          </table:table-cell>
          <table:table-cell table:style-name="ce37" table:formula="of:=AVERAGE([.H4:.H13])" office:value-type="float" office:value="9.571088" calcext:value-type="float">
            <text:p>9.57</text:p>
          </table:table-cell>
          <table:table-cell table:style-name="ce37" table:formula="of:=AVERAGE([.I4:.I13])" office:value-type="float" office:value="3.369792" calcext:value-type="float">
            <text:p>3.37</text:p>
          </table:table-cell>
          <table:table-cell table:style-name="ce37" table:formula="of:=AVERAGE([.J4:.J13])" office:value-type="float" office:value="1.852754" calcext:value-type="float">
            <text:p>1.85</text:p>
          </table:table-cell>
          <table:table-cell table:style-name="ce37" table:formula="of:=AVERAGE([.K4:.K13])" office:value-type="float" office:value="9.341294" calcext:value-type="float">
            <text:p>9.34</text:p>
          </table:table-cell>
          <table:table-cell table:style-name="ce37" table:formula="of:=AVERAGE([.L4:.L13])" office:value-type="float" office:value="62.69966" calcext:value-type="float">
            <text:p>62.70</text:p>
          </table:table-cell>
          <table:table-cell table:style-name="ce37" table:formula="of:=AVERAGE([.M4:.M13])" office:value-type="float" office:value="13.165382" calcext:value-type="float">
            <text:p>13.17</text:p>
          </table:table-cell>
          <table:table-cell table:style-name="ce37" table:formula="of:=AVERAGE([.N4:.N13])" office:value-type="float" office:value="7.817106" calcext:value-type="float">
            <text:p>7.82</text:p>
          </table:table-cell>
          <table:table-cell table:style-name="ce37" table:formula="of:=AVERAGE([.O4:.O13])" office:value-type="float" office:value="4.1622498" calcext:value-type="float">
            <text:p>4.16</text:p>
          </table:table-cell>
          <table:table-cell table:style-name="ce37" table:formula="of:=AVERAGE([.P4:.P13])" office:value-type="float" office:value="2.4570901" calcext:value-type="float">
            <text:p>2.46</text:p>
          </table:table-cell>
          <table:table-cell table:style-name="ce37" table:formula="of:=AVERAGE([.Q4:.Q13])" office:value-type="float" office:value="8.321018" calcext:value-type="float">
            <text:p>8.32</text:p>
          </table:table-cell>
          <table:table-cell table:style-name="ce37" table:formula="of:=AVERAGE([.R4:.R13])" office:value-type="float" office:value="59.66677" calcext:value-type="float">
            <text:p>59.67</text:p>
          </table:table-cell>
          <table:table-cell table:style-name="ce37" table:formula="of:=AVERAGE([.S4:.S13])" office:value-type="float" office:value="17.575777" calcext:value-type="float">
            <text:p>17.58</text:p>
          </table:table-cell>
          <table:table-cell table:style-name="ce37" table:formula="of:=AVERAGE([.T4:.T13])" office:value-type="float" office:value="5.690786" calcext:value-type="float">
            <text:p>5.69</text:p>
          </table:table-cell>
          <table:table-cell table:style-name="ce37" table:formula="of:=AVERAGE([.U4:.U13])" office:value-type="float" office:value="7.430523" calcext:value-type="float">
            <text:p>7.43</text:p>
          </table:table-cell>
          <table:table-cell table:style-name="ce37" table:formula="of:=AVERAGE([.V4:.V13])" office:value-type="float" office:value="4.119902" calcext:value-type="float">
            <text:p>4.12</text:p>
          </table:table-cell>
          <table:table-cell table:style-name="ce37" table:formula="of:=AVERAGE([.W4:.W13])" office:value-type="float" office:value="7.263539" calcext:value-type="float">
            <text:p>7.26</text:p>
          </table:table-cell>
          <table:table-cell table:style-name="ce37" table:formula="of:=AVERAGE([.X4:.X13])" office:value-type="float" office:value="51.00085" calcext:value-type="float">
            <text:p>51.00</text:p>
          </table:table-cell>
          <table:table-cell table:style-name="ce37" table:formula="of:=AVERAGE([.Y4:.Y13])" office:value-type="float" office:value="24.494401" calcext:value-type="float">
            <text:p>24.49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37" table:formula="of:=AVERAGE([.B14:.B23])" office:value-type="float" office:value="15.285491" calcext:value-type="float">
            <text:p>15.29</text:p>
          </table:table-cell>
          <table:table-cell table:style-name="ce37" table:formula="of:=AVERAGE([.C14:.C23])" office:value-type="float" office:value="0.830806" calcext:value-type="float">
            <text:p>0.83</text:p>
          </table:table-cell>
          <table:table-cell table:style-name="ce37" table:formula="of:=AVERAGE([.D14:.D23])" office:value-type="float" office:value="0.5808445" calcext:value-type="float">
            <text:p>0.58</text:p>
          </table:table-cell>
          <table:table-cell table:style-name="ce37" table:formula="of:=AVERAGE([.E14:.E23])" office:value-type="float" office:value="11.577609" calcext:value-type="float">
            <text:p>11.58</text:p>
          </table:table-cell>
          <table:table-cell table:style-name="ce37" table:formula="of:=AVERAGE([.F14:.F23])" office:value-type="float" office:value="74.4208888888889" calcext:value-type="float">
            <text:p>74.42</text:p>
          </table:table-cell>
          <table:table-cell table:style-name="ce37" table:formula="of:=AVERAGE([.G14:.G23])" office:value-type="float" office:value="5.27382" calcext:value-type="float">
            <text:p>5.27</text:p>
          </table:table-cell>
          <table:table-cell table:style-name="ce37" table:formula="of:=AVERAGE([.H14:.H23])" office:value-type="float" office:value="8.976497" calcext:value-type="float">
            <text:p>8.98</text:p>
          </table:table-cell>
          <table:table-cell table:style-name="ce37" table:formula="of:=AVERAGE([.I14:.I23])" office:value-type="float" office:value="1.984005" calcext:value-type="float">
            <text:p>1.98</text:p>
          </table:table-cell>
          <table:table-cell table:style-name="ce37" table:formula="of:=AVERAGE([.J14:.J23])" office:value-type="float" office:value="1.519459" calcext:value-type="float">
            <text:p>1.52</text:p>
          </table:table-cell>
          <table:table-cell table:style-name="ce37" table:formula="of:=AVERAGE([.K14:.K23])" office:value-type="float" office:value="8.181829" calcext:value-type="float">
            <text:p>8.18</text:p>
          </table:table-cell>
          <table:table-cell table:style-name="ce37" table:formula="of:=AVERAGE([.L14:.L23])" office:value-type="float" office:value="67.82731" calcext:value-type="float">
            <text:p>67.83</text:p>
          </table:table-cell>
          <table:table-cell table:style-name="ce37" table:formula="of:=AVERAGE([.M14:.M23])" office:value-type="float" office:value="11.5108844" calcext:value-type="float">
            <text:p>11.51</text:p>
          </table:table-cell>
          <table:table-cell table:style-name="ce37" table:formula="of:=AVERAGE([.N14:.N23])" office:value-type="float" office:value="8.139659" calcext:value-type="float">
            <text:p>8.14</text:p>
          </table:table-cell>
          <table:table-cell table:style-name="ce37" table:formula="of:=AVERAGE([.O14:.O23])" office:value-type="float" office:value="3.485198" calcext:value-type="float">
            <text:p>3.49</text:p>
          </table:table-cell>
          <table:table-cell table:style-name="ce37" table:formula="of:=AVERAGE([.P14:.P23])" office:value-type="float" office:value="2.488018" calcext:value-type="float">
            <text:p>2.49</text:p>
          </table:table-cell>
          <table:table-cell table:style-name="ce37" table:formula="of:=AVERAGE([.Q14:.Q23])" office:value-type="float" office:value="7.989523" calcext:value-type="float">
            <text:p>7.99</text:p>
          </table:table-cell>
          <table:table-cell table:style-name="ce37" table:formula="of:=AVERAGE([.R14:.R23])" office:value-type="float" office:value="62.16851" calcext:value-type="float">
            <text:p>62.17</text:p>
          </table:table-cell>
          <table:table-cell table:style-name="ce37" table:formula="of:=AVERAGE([.S14:.S23])" office:value-type="float" office:value="15.7291039" calcext:value-type="float">
            <text:p>15.73</text:p>
          </table:table-cell>
          <table:table-cell table:style-name="ce37" table:formula="of:=AVERAGE([.T14:.T23])" office:value-type="float" office:value="7.379767" calcext:value-type="float">
            <text:p>7.38</text:p>
          </table:table-cell>
          <table:table-cell table:style-name="ce37" table:formula="of:=AVERAGE([.U14:.U23])" office:value-type="float" office:value="5.53068" calcext:value-type="float">
            <text:p>5.53</text:p>
          </table:table-cell>
          <table:table-cell table:style-name="ce37" table:formula="of:=AVERAGE([.V14:.V23])" office:value-type="float" office:value="3.690963" calcext:value-type="float">
            <text:p>3.69</text:p>
          </table:table-cell>
          <table:table-cell table:style-name="ce37" table:formula="of:=AVERAGE([.W14:.W23])" office:value-type="float" office:value="7.763974" calcext:value-type="float">
            <text:p>7.76</text:p>
          </table:table-cell>
          <table:table-cell table:style-name="ce37" table:formula="of:=AVERAGE([.X14:.X23])" office:value-type="float" office:value="49.99151" calcext:value-type="float">
            <text:p>49.99</text:p>
          </table:table-cell>
          <table:table-cell table:style-name="ce37" table:formula="of:=AVERAGE([.Y14:.Y23])" office:value-type="float" office:value="25.6431198" calcext:value-type="float">
            <text:p>25.64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37" table:formula="of:=AVERAGE([.B24:.B33])" office:value-type="float" office:value="11.696803" calcext:value-type="float">
            <text:p>11.70</text:p>
          </table:table-cell>
          <table:table-cell table:style-name="ce37" table:formula="of:=AVERAGE([.C24:.C33])" office:value-type="float" office:value="1.194313" calcext:value-type="float">
            <text:p>1.19</text:p>
          </table:table-cell>
          <table:table-cell table:style-name="ce37" table:formula="of:=AVERAGE([.D24:.D33])" office:value-type="float" office:value="0.6433398" calcext:value-type="float">
            <text:p>0.64</text:p>
          </table:table-cell>
          <table:table-cell table:style-name="ce37" table:formula="of:=AVERAGE([.E24:.E33])" office:value-type="float" office:value="9.595967" calcext:value-type="float">
            <text:p>9.60</text:p>
          </table:table-cell>
          <table:table-cell table:style-name="ce37" table:formula="of:=AVERAGE([.F24:.F33])" office:value-type="float" office:value="73.08447" calcext:value-type="float">
            <text:p>73.08</text:p>
          </table:table-cell>
          <table:table-cell table:style-name="ce37" table:formula="of:=AVERAGE([.G24:.G33])" office:value-type="float" office:value="3.785098" calcext:value-type="float">
            <text:p>3.79</text:p>
          </table:table-cell>
          <table:table-cell table:style-name="ce37" table:formula="of:=AVERAGE([.H24:.H33])" office:value-type="float" office:value="10.139166" calcext:value-type="float">
            <text:p>10.14</text:p>
          </table:table-cell>
          <table:table-cell table:style-name="ce37" table:formula="of:=AVERAGE([.I24:.I33])" office:value-type="float" office:value="2.474743" calcext:value-type="float">
            <text:p>2.47</text:p>
          </table:table-cell>
          <table:table-cell table:style-name="ce37" table:formula="of:=AVERAGE([.J24:.J33])" office:value-type="float" office:value="1.380222" calcext:value-type="float">
            <text:p>1.38</text:p>
          </table:table-cell>
          <table:table-cell table:style-name="ce37" table:formula="of:=AVERAGE([.K24:.K33])" office:value-type="float" office:value="9.080783" calcext:value-type="float">
            <text:p>9.08</text:p>
          </table:table-cell>
          <table:table-cell table:style-name="ce37" table:formula="of:=AVERAGE([.L24:.L33])" office:value-type="float" office:value="63.83014" calcext:value-type="float">
            <text:p>63.83</text:p>
          </table:table-cell>
          <table:table-cell table:style-name="ce37" table:formula="of:=AVERAGE([.M24:.M33])" office:value-type="float" office:value="13.094922" calcext:value-type="float">
            <text:p>13.09</text:p>
          </table:table-cell>
          <table:table-cell table:style-name="ce37" table:formula="of:=AVERAGE([.N24:.N33])" office:value-type="float" office:value="8.437242" calcext:value-type="float">
            <text:p>8.44</text:p>
          </table:table-cell>
          <table:table-cell table:style-name="ce37" table:formula="of:=AVERAGE([.O24:.O33])" office:value-type="float" office:value="4.229749" calcext:value-type="float">
            <text:p>4.23</text:p>
          </table:table-cell>
          <table:table-cell table:style-name="ce37" table:formula="of:=AVERAGE([.P24:.P33])" office:value-type="float" office:value="2.543457" calcext:value-type="float">
            <text:p>2.54</text:p>
          </table:table-cell>
          <table:table-cell table:style-name="ce37" table:formula="of:=AVERAGE([.Q24:.Q33])" office:value-type="float" office:value="8.504646" calcext:value-type="float">
            <text:p>8.50</text:p>
          </table:table-cell>
          <table:table-cell table:style-name="ce37" table:formula="of:=AVERAGE([.R24:.R33])" office:value-type="float" office:value="58.15911" calcext:value-type="float">
            <text:p>58.16</text:p>
          </table:table-cell>
          <table:table-cell table:style-name="ce37" table:formula="of:=AVERAGE([.S24:.S33])" office:value-type="float" office:value="18.12581" calcext:value-type="float">
            <text:p>18.13</text:p>
          </table:table-cell>
          <table:table-cell table:style-name="ce37" table:formula="of:=AVERAGE([.T24:.T33])" office:value-type="float" office:value="5.084311" calcext:value-type="float">
            <text:p>5.08</text:p>
          </table:table-cell>
          <table:table-cell table:style-name="ce37" table:formula="of:=AVERAGE([.U24:.U33])" office:value-type="float" office:value="6.372918" calcext:value-type="float">
            <text:p>6.37</text:p>
          </table:table-cell>
          <table:table-cell table:style-name="ce37" table:formula="of:=AVERAGE([.V24:.V33])" office:value-type="float" office:value="4.408614" calcext:value-type="float">
            <text:p>4.41</text:p>
          </table:table-cell>
          <table:table-cell table:style-name="ce37" table:formula="of:=AVERAGE([.W24:.W33])" office:value-type="float" office:value="7.09008" calcext:value-type="float">
            <text:p>7.09</text:p>
          </table:table-cell>
          <table:table-cell table:style-name="ce37" table:formula="of:=AVERAGE([.X24:.X33])" office:value-type="float" office:value="41.0528" calcext:value-type="float">
            <text:p>41.05</text:p>
          </table:table-cell>
          <table:table-cell table:style-name="ce37" table:formula="of:=AVERAGE([.Y24:.Y33])" office:value-type="float" office:value="35.991269" calcext:value-type="float">
            <text:p>35.99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7" table:formula="of:=AVERAGE([.B34:.B43])" office:value-type="float" office:value="12.386155" calcext:value-type="float">
            <text:p>12.39</text:p>
          </table:table-cell>
          <table:table-cell table:style-name="ce37" table:formula="of:=AVERAGE([.C34:.C43])" office:value-type="float" office:value="1.404579" calcext:value-type="float">
            <text:p>1.40</text:p>
          </table:table-cell>
          <table:table-cell table:style-name="ce37" table:formula="of:=AVERAGE([.D34:.D43])" office:value-type="float" office:value="0.8935815" calcext:value-type="float">
            <text:p>0.89</text:p>
          </table:table-cell>
          <table:table-cell table:style-name="ce37" table:formula="of:=AVERAGE([.E34:.E43])" office:value-type="float" office:value="11.660651" calcext:value-type="float">
            <text:p>11.66</text:p>
          </table:table-cell>
          <table:table-cell table:style-name="ce37" table:formula="of:=AVERAGE([.F34:.F43])" office:value-type="float" office:value="69.72687" calcext:value-type="float">
            <text:p>69.73</text:p>
          </table:table-cell>
          <table:table-cell table:style-name="ce37" table:formula="of:=AVERAGE([.G34:.G43])" office:value-type="float" office:value="3.9281556" calcext:value-type="float">
            <text:p>3.93</text:p>
          </table:table-cell>
          <table:table-cell table:style-name="ce37" table:formula="of:=AVERAGE([.H34:.H43])" office:value-type="float" office:value="11.035799" calcext:value-type="float">
            <text:p>11.04</text:p>
          </table:table-cell>
          <table:table-cell table:style-name="ce37" table:formula="of:=AVERAGE([.I34:.I43])" office:value-type="float" office:value="2.856031" calcext:value-type="float">
            <text:p>2.86</text:p>
          </table:table-cell>
          <table:table-cell table:style-name="ce37" table:formula="of:=AVERAGE([.J34:.J43])" office:value-type="float" office:value="1.9626328" calcext:value-type="float">
            <text:p>1.96</text:p>
          </table:table-cell>
          <table:table-cell table:style-name="ce37" table:formula="of:=AVERAGE([.K34:.K43])" office:value-type="float" office:value="11.491893" calcext:value-type="float">
            <text:p>11.49</text:p>
          </table:table-cell>
          <table:table-cell table:style-name="ce37" table:formula="of:=AVERAGE([.L34:.L43])" office:value-type="float" office:value="65.70623" calcext:value-type="float">
            <text:p>65.71</text:p>
          </table:table-cell>
          <table:table-cell table:style-name="ce37" table:formula="of:=AVERAGE([.M34:.M43])" office:value-type="float" office:value="6.9474249" calcext:value-type="float">
            <text:p>6.95</text:p>
          </table:table-cell>
          <table:table-cell table:style-name="ce37" table:formula="of:=AVERAGE([.N34:.N43])" office:value-type="float" office:value="8.228138" calcext:value-type="float">
            <text:p>8.23</text:p>
          </table:table-cell>
          <table:table-cell table:style-name="ce37" table:formula="of:=AVERAGE([.O34:.O43])" office:value-type="float" office:value="5.438812" calcext:value-type="float">
            <text:p>5.44</text:p>
          </table:table-cell>
          <table:table-cell table:style-name="ce37" table:formula="of:=AVERAGE([.P34:.P43])" office:value-type="float" office:value="3.583584" calcext:value-type="float">
            <text:p>3.58</text:p>
          </table:table-cell>
          <table:table-cell table:style-name="ce37" table:formula="of:=AVERAGE([.Q34:.Q43])" office:value-type="float" office:value="10.271224" calcext:value-type="float">
            <text:p>10.27</text:p>
          </table:table-cell>
          <table:table-cell table:style-name="ce37" table:formula="of:=AVERAGE([.R34:.R43])" office:value-type="float" office:value="54.01242" calcext:value-type="float">
            <text:p>54.01</text:p>
          </table:table-cell>
          <table:table-cell table:style-name="ce37" table:formula="of:=AVERAGE([.S34:.S43])" office:value-type="float" office:value="18.465823" calcext:value-type="float">
            <text:p>18.47</text:p>
          </table:table-cell>
          <table:table-cell table:style-name="ce37" table:formula="of:=AVERAGE([.T34:.T43])" office:value-type="float" office:value="6.566611" calcext:value-type="float">
            <text:p>6.57</text:p>
          </table:table-cell>
          <table:table-cell table:style-name="ce37" table:formula="of:=AVERAGE([.U34:.U43])" office:value-type="float" office:value="7.520564" calcext:value-type="float">
            <text:p>7.52</text:p>
          </table:table-cell>
          <table:table-cell table:style-name="ce37" table:formula="of:=AVERAGE([.V34:.V43])" office:value-type="float" office:value="4.806943" calcext:value-type="float">
            <text:p>4.81</text:p>
          </table:table-cell>
          <table:table-cell table:style-name="ce37" table:formula="of:=AVERAGE([.W34:.W43])" office:value-type="float" office:value="9.382654" calcext:value-type="float">
            <text:p>9.38</text:p>
          </table:table-cell>
          <table:table-cell table:style-name="ce37" table:formula="of:=AVERAGE([.X34:.X43])" office:value-type="float" office:value="47.06477" calcext:value-type="float">
            <text:p>47.06</text:p>
          </table:table-cell>
          <table:table-cell table:style-name="ce37" table:formula="of:=AVERAGE([.Y34:.Y43])" office:value-type="float" office:value="24.658448" calcext:value-type="float">
            <text:p>24.66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37" table:formula="of:=AVERAGE([.B44:.B53])" office:value-type="float" office:value="12.373681" calcext:value-type="float">
            <text:p>12.37</text:p>
          </table:table-cell>
          <table:table-cell table:style-name="ce37" table:formula="of:=AVERAGE([.C44:.C53])" office:value-type="float" office:value="0.7027022" calcext:value-type="float">
            <text:p>0.70</text:p>
          </table:table-cell>
          <table:table-cell table:style-name="ce37" table:formula="of:=AVERAGE([.D44:.D53])" office:value-type="float" office:value="0.5253533" calcext:value-type="float">
            <text:p>0.53</text:p>
          </table:table-cell>
          <table:table-cell table:style-name="ce37" table:formula="of:=AVERAGE([.E44:.E53])" office:value-type="float" office:value="10.681451" calcext:value-type="float">
            <text:p>10.68</text:p>
          </table:table-cell>
          <table:table-cell table:style-name="ce37" table:formula="of:=AVERAGE([.F44:.F53])" office:value-type="float" office:value="72.21459" calcext:value-type="float">
            <text:p>72.21</text:p>
          </table:table-cell>
          <table:table-cell table:style-name="ce37" table:formula="of:=AVERAGE([.G44:.G53])" office:value-type="float" office:value="3.50222" calcext:value-type="float">
            <text:p>3.50</text:p>
          </table:table-cell>
          <table:table-cell table:style-name="ce37" table:formula="of:=AVERAGE([.H44:.H53])" office:value-type="float" office:value="9.312008" calcext:value-type="float">
            <text:p>9.31</text:p>
          </table:table-cell>
          <table:table-cell table:style-name="ce37" table:formula="of:=AVERAGE([.I44:.I53])" office:value-type="float" office:value="3.950395" calcext:value-type="float">
            <text:p>3.95</text:p>
          </table:table-cell>
          <table:table-cell table:style-name="ce37" table:formula="of:=AVERAGE([.J44:.J53])" office:value-type="float" office:value="2.474041" calcext:value-type="float">
            <text:p>2.47</text:p>
          </table:table-cell>
          <table:table-cell table:style-name="ce37" table:formula="of:=AVERAGE([.K44:.K53])" office:value-type="float" office:value="9.412037" calcext:value-type="float">
            <text:p>9.41</text:p>
          </table:table-cell>
          <table:table-cell table:style-name="ce37" table:formula="of:=AVERAGE([.L44:.L53])" office:value-type="float" office:value="57.48313" calcext:value-type="float">
            <text:p>57.48</text:p>
          </table:table-cell>
          <table:table-cell table:style-name="ce37" table:formula="of:=AVERAGE([.M44:.M53])" office:value-type="float" office:value="17.368368" calcext:value-type="float">
            <text:p>17.37</text:p>
          </table:table-cell>
          <table:table-cell table:style-name="ce37" table:formula="of:=AVERAGE([.N44:.N53])" office:value-type="float" office:value="8.609915" calcext:value-type="float">
            <text:p>8.61</text:p>
          </table:table-cell>
          <table:table-cell table:style-name="ce37" table:formula="of:=AVERAGE([.O44:.O53])" office:value-type="float" office:value="4.855007" calcext:value-type="float">
            <text:p>4.86</text:p>
          </table:table-cell>
          <table:table-cell table:style-name="ce37" table:formula="of:=AVERAGE([.P44:.P53])" office:value-type="float" office:value="3.086543" calcext:value-type="float">
            <text:p>3.09</text:p>
          </table:table-cell>
          <table:table-cell table:style-name="ce37" table:formula="of:=AVERAGE([.Q44:.Q53])" office:value-type="float" office:value="8.812708" calcext:value-type="float">
            <text:p>8.81</text:p>
          </table:table-cell>
          <table:table-cell table:style-name="ce37" table:formula="of:=AVERAGE([.R44:.R53])" office:value-type="float" office:value="53.99927" calcext:value-type="float">
            <text:p>54.00</text:p>
          </table:table-cell>
          <table:table-cell table:style-name="ce37" table:formula="of:=AVERAGE([.S44:.S53])" office:value-type="float" office:value="20.636527" calcext:value-type="float">
            <text:p>20.64</text:p>
          </table:table-cell>
          <table:table-cell table:style-name="ce37" table:formula="of:=AVERAGE([.T44:.T53])" office:value-type="float" office:value="6.513652" calcext:value-type="float">
            <text:p>6.51</text:p>
          </table:table-cell>
          <table:table-cell table:style-name="ce37" table:formula="of:=AVERAGE([.U44:.U53])" office:value-type="float" office:value="7.277371" calcext:value-type="float">
            <text:p>7.28</text:p>
          </table:table-cell>
          <table:table-cell table:style-name="ce37" table:formula="of:=AVERAGE([.V44:.V53])" office:value-type="float" office:value="4.676715" calcext:value-type="float">
            <text:p>4.68</text:p>
          </table:table-cell>
          <table:table-cell table:style-name="ce37" table:formula="of:=AVERAGE([.W44:.W53])" office:value-type="float" office:value="8.184959" calcext:value-type="float">
            <text:p>8.18</text:p>
          </table:table-cell>
          <table:table-cell table:style-name="ce37" table:formula="of:=AVERAGE([.X44:.X53])" office:value-type="float" office:value="39.84869" calcext:value-type="float">
            <text:p>39.85</text:p>
          </table:table-cell>
          <table:table-cell table:style-name="ce37" table:formula="of:=AVERAGE([.Y44:.Y53])" office:value-type="float" office:value="33.49861" calcext:value-type="float">
            <text:p>33.50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8" table:formula="of:=AVERAGE([.B54:.B63])" office:value-type="float" office:value="13.573765" calcext:value-type="float">
            <text:p>13.57</text:p>
          </table:table-cell>
          <table:table-cell table:style-name="ce38" table:formula="of:=AVERAGE([.C54:.C63])" office:value-type="float" office:value="1.349012" calcext:value-type="float">
            <text:p>1.35</text:p>
          </table:table-cell>
          <table:table-cell table:style-name="ce38" table:formula="of:=AVERAGE([.D54:.D63])" office:value-type="float" office:value="0.9692816" calcext:value-type="float">
            <text:p>0.97</text:p>
          </table:table-cell>
          <table:table-cell table:style-name="ce38" table:formula="of:=AVERAGE([.E54:.E63])" office:value-type="float" office:value="12.284944" calcext:value-type="float">
            <text:p>12.28</text:p>
          </table:table-cell>
          <table:table-cell table:style-name="ce38" table:formula="of:=AVERAGE([.F54:.F63])" office:value-type="float" office:value="68.85628" calcext:value-type="float">
            <text:p>68.86</text:p>
          </table:table-cell>
          <table:table-cell table:style-name="ce38" table:formula="of:=AVERAGE([.G54:.G63])" office:value-type="float" office:value="2.9667374" calcext:value-type="float">
            <text:p>2.97</text:p>
          </table:table-cell>
          <table:table-cell table:style-name="ce38" table:formula="of:=AVERAGE([.H54:.H63])" office:value-type="float" office:value="11.134028" calcext:value-type="float">
            <text:p>11.13</text:p>
          </table:table-cell>
          <table:table-cell table:style-name="ce38" table:formula="of:=AVERAGE([.I54:.I63])" office:value-type="float" office:value="4.66336" calcext:value-type="float">
            <text:p>4.66</text:p>
          </table:table-cell>
          <table:table-cell table:style-name="ce38" table:formula="of:=AVERAGE([.J54:.J63])" office:value-type="float" office:value="2.944806" calcext:value-type="float">
            <text:p>2.94</text:p>
          </table:table-cell>
          <table:table-cell table:style-name="ce38" table:formula="of:=AVERAGE([.K54:.K63])" office:value-type="float" office:value="11.354049" calcext:value-type="float">
            <text:p>11.35</text:p>
          </table:table-cell>
          <table:table-cell table:style-name="ce38" table:formula="of:=AVERAGE([.L54:.L63])" office:value-type="float" office:value="61.7746" calcext:value-type="float">
            <text:p>61.77</text:p>
          </table:table-cell>
          <table:table-cell table:style-name="ce38" table:formula="of:=AVERAGE([.M54:.M63])" office:value-type="float" office:value="8.129149" calcext:value-type="float">
            <text:p>8.13</text:p>
          </table:table-cell>
          <table:table-cell table:style-name="ce38" table:formula="of:=AVERAGE([.N54:.N63])" office:value-type="float" office:value="10.346056" calcext:value-type="float">
            <text:p>10.35</text:p>
          </table:table-cell>
          <table:table-cell table:style-name="ce38" table:formula="of:=AVERAGE([.O54:.O63])" office:value-type="float" office:value="6.156686" calcext:value-type="float">
            <text:p>6.16</text:p>
          </table:table-cell>
          <table:table-cell table:style-name="ce38" table:formula="of:=AVERAGE([.P54:.P63])" office:value-type="float" office:value="3.831318" calcext:value-type="float">
            <text:p>3.83</text:p>
          </table:table-cell>
          <table:table-cell table:style-name="ce38" table:formula="of:=AVERAGE([.Q54:.Q63])" office:value-type="float" office:value="10.518567" calcext:value-type="float">
            <text:p>10.52</text:p>
          </table:table-cell>
          <table:table-cell table:style-name="ce38" table:formula="of:=AVERAGE([.R54:.R63])" office:value-type="float" office:value="53.82924" calcext:value-type="float">
            <text:p>53.83</text:p>
          </table:table-cell>
          <table:table-cell table:style-name="ce38" table:formula="of:=AVERAGE([.S54:.S63])" office:value-type="float" office:value="15.31814" calcext:value-type="float">
            <text:p>15.32</text:p>
          </table:table-cell>
          <table:table-cell table:style-name="ce38" table:formula="of:=AVERAGE([.T54:.T63])" office:value-type="float" office:value="6.681932" calcext:value-type="float">
            <text:p>6.68</text:p>
          </table:table-cell>
          <table:table-cell table:style-name="ce38" table:formula="of:=AVERAGE([.U54:.U63])" office:value-type="float" office:value="8.442802" calcext:value-type="float">
            <text:p>8.44</text:p>
          </table:table-cell>
          <table:table-cell table:style-name="ce38" table:formula="of:=AVERAGE([.V54:.V63])" office:value-type="float" office:value="5.65112" calcext:value-type="float">
            <text:p>5.65</text:p>
          </table:table-cell>
          <table:table-cell table:style-name="ce38" table:formula="of:=AVERAGE([.W54:.W63])" office:value-type="float" office:value="9.035978" calcext:value-type="float">
            <text:p>9.04</text:p>
          </table:table-cell>
          <table:table-cell table:style-name="ce38" table:formula="of:=AVERAGE([.X54:.X63])" office:value-type="float" office:value="45.32533" calcext:value-type="float">
            <text:p>45.33</text:p>
          </table:table-cell>
          <table:table-cell table:style-name="ce38" table:formula="of:=AVERAGE([.Y54:.Y63])" office:value-type="float" office:value="24.86284" calcext:value-type="float">
            <text:p>24.86</text:p>
          </table:table-cell>
        </table:table-row>
      </table:table>
      <table:table table:name="Compare Dist" table:style-name="ta2">
        <office:forms form:automatic-focus="false" form:apply-design-mode="false"/>
        <table:table-column table:style-name="co22" table:default-cell-style-name="ce23"/>
        <table:table-column table:style-name="co19" table:default-cell-style-name="ce13"/>
        <table:table-column table:style-name="co27" table:default-cell-style-name="ce13"/>
        <table:table-column table:style-name="co26" table:default-cell-style-name="ce13"/>
        <table:table-column table:style-name="co19" table:default-cell-style-name="ce13"/>
        <table:table-column table:style-name="co19" table:number-columns-repeated="2" table:default-cell-style-name="ce39"/>
        <table:table-column table:style-name="co26" table:default-cell-style-name="ce39"/>
        <table:table-column table:style-name="co19" table:default-cell-style-name="ce39"/>
        <table:table-column table:style-name="co19" table:default-cell-style-name="ce53"/>
        <table:table-column table:style-name="co19" table:number-columns-repeated="7" table:default-cell-style-name="ce39"/>
        <table:table-row table:style-name="ro2">
          <table:table-cell table:style-name="Default"/>
          <table:table-cell table:style-name="ce74" office:value-type="percentage" office:value="0.1" calcext:value-type="percentage" table:number-columns-spanned="4" table:number-rows-spanned="1">
            <text:p>10.00%</text:p>
          </table:table-cell>
          <table:covered-table-cell table:number-columns-repeated="3" table:style-name="ce74"/>
          <table:table-cell table:style-name="ce74" office:value-type="percentage" office:value="0.2" calcext:value-type="percentage" table:number-columns-spanned="4" table:number-rows-spanned="1">
            <text:p>20.00%</text:p>
          </table:table-cell>
          <table:covered-table-cell table:number-columns-repeated="2" table:style-name="Default"/>
          <table:covered-table-cell table:style-name="ce87"/>
          <table:table-cell table:style-name="ce74" office:value-type="percentage" office:value="0.3" calcext:value-type="percentage" table:number-columns-spanned="4" table:number-rows-spanned="1">
            <text:p>30.00%</text:p>
          </table:table-cell>
          <table:covered-table-cell table:number-columns-repeated="3" table:style-name="Default"/>
          <table:table-cell table:style-name="ce74" office:value-type="percentage" office:value="0.4" calcext:value-type="percentage" table:number-columns-spanned="4" table:number-rows-spanned="1">
            <text:p>40.00%</text:p>
          </table:table-cell>
          <table:covered-table-cell table:number-columns-repeated="3" table:style-name="Default"/>
        </table:table-row>
        <table:table-row table:style-name="ro2">
          <table:table-cell table:style-name="ce68" office:value-type="string" calcext:value-type="string" table:number-columns-spanned="1" table:number-rows-spanned="2">
            <text:p>Instance</text:p>
          </table:table-cell>
          <table:table-cell table:style-name="ce68" office:value-type="string" calcext:value-type="string" table:number-columns-spanned="4" table:number-rows-spanned="1">
            <text:p>ScSp</text:p>
          </table:table-cell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ScSp</text:p>
          </table:table-cell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ScSp</text:p>
          </table:table-cell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ScSp</text:p>
          </table:table-cell>
          <table:covered-table-cell table:number-columns-repeated="3" table:style-name="ce68"/>
        </table:table-row>
        <table:table-row table:style-name="ro1">
          <table:covered-table-cell table:style-name="ce68"/>
          <table:table-cell table:style-name="ce3" office:value-type="string" calcext:value-type="string">
            <text:p>c(%)</text:p>
          </table:table-cell>
          <table:table-cell table:style-name="ce3" office:value-type="string" calcext:value-type="string">
            <text:p>p(%)</text:p>
          </table:table-cell>
          <table:table-cell table:style-name="ce3" office:value-type="string" calcext:value-type="string">
            <text:p>b(%)</text:p>
          </table:table-cell>
          <table:table-cell table:style-name="ce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ScSp Dist'.G3]" office:value-type="float" office:value="29.9457" calcext:value-type="float">
            <text:p>29.95</text:p>
          </table:table-cell>
          <table:table-cell table:formula="of:=[$'ScSp Dist'.H3]" office:value-type="float" office:value="8.84294" calcext:value-type="float">
            <text:p>8.84</text:p>
          </table:table-cell>
          <table:table-cell table:formula="of:=[$'ScSp Dist'.I3]" office:value-type="float" office:value="6.42323" calcext:value-type="float">
            <text:p>6.42</text:p>
          </table:table-cell>
          <table:table-cell table:formula="of:=[$'ScSp Dist'.J3]" office:value-type="float" office:value="54.7881" calcext:value-type="float">
            <text:p>54.79</text:p>
          </table:table-cell>
          <table:table-cell table:formula="of:=[$'ScSp Dist'.P3]" office:value-type="float" office:value="34.4734" calcext:value-type="float">
            <text:p>34.47</text:p>
          </table:table-cell>
          <table:table-cell table:formula="of:=[$'ScSp Dist'.Q3]" office:value-type="float" office:value="10.9121" calcext:value-type="float">
            <text:p>10.91</text:p>
          </table:table-cell>
          <table:table-cell table:formula="of:=[$'ScSp Dist'.R3]" office:value-type="float" office:value="7.92617" calcext:value-type="float">
            <text:p>7.93</text:p>
          </table:table-cell>
          <table:table-cell table:formula="of:=[$'ScSp Dist'.S3]" office:value-type="float" office:value="46.6884" calcext:value-type="float">
            <text:p>46.69</text:p>
          </table:table-cell>
          <table:table-cell table:formula="of:=[$'ScSp Dist'.Y3]" office:value-type="float" office:value="37.881" calcext:value-type="float">
            <text:p>37.88</text:p>
          </table:table-cell>
          <table:table-cell table:formula="of:=[$'ScSp Dist'.Z3]" office:value-type="float" office:value="6.67216" calcext:value-type="float">
            <text:p>6.67</text:p>
          </table:table-cell>
          <table:table-cell table:formula="of:=[$'ScSp Dist'.AA3]" office:value-type="float" office:value="3.65527" calcext:value-type="float">
            <text:p>3.66</text:p>
          </table:table-cell>
          <table:table-cell table:formula="of:=[$'ScSp Dist'.AB3]" office:value-type="float" office:value="51.7916" calcext:value-type="float">
            <text:p>51.79</text:p>
          </table:table-cell>
          <table:table-cell table:formula="of:=[$'ScSp Dist'.AH3]" office:value-type="float" office:value="16.3116" calcext:value-type="float">
            <text:p>16.31</text:p>
          </table:table-cell>
          <table:table-cell table:formula="of:=[$'ScSp Dist'.AI3]" office:value-type="float" office:value="21.8512" calcext:value-type="float">
            <text:p>21.85</text:p>
          </table:table-cell>
          <table:table-cell table:formula="of:=[$'ScSp Dist'.AJ3]" office:value-type="float" office:value="14.7557" calcext:value-type="float">
            <text:p>14.76</text:p>
          </table:table-cell>
          <table:table-cell table:formula="of:=[$'ScSp Dist'.AK3]" office:value-type="float" office:value="47.0816" calcext:value-type="float">
            <text:p>47.08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ScSp Dist'.G4]" office:value-type="float" office:value="33.3967" calcext:value-type="float">
            <text:p>33.40</text:p>
          </table:table-cell>
          <table:table-cell table:formula="of:=[$'ScSp Dist'.H4]" office:value-type="float" office:value="13.1781" calcext:value-type="float">
            <text:p>13.18</text:p>
          </table:table-cell>
          <table:table-cell table:formula="of:=[$'ScSp Dist'.I4]" office:value-type="float" office:value="1.3384" calcext:value-type="float">
            <text:p>1.34</text:p>
          </table:table-cell>
          <table:table-cell table:formula="of:=[$'ScSp Dist'.J4]" office:value-type="float" office:value="52.0868" calcext:value-type="float">
            <text:p>52.09</text:p>
          </table:table-cell>
          <table:table-cell table:formula="of:=[$'ScSp Dist'.P4]" office:value-type="float" office:value="26.4674" calcext:value-type="float">
            <text:p>26.47</text:p>
          </table:table-cell>
          <table:table-cell table:formula="of:=[$'ScSp Dist'.Q4]" office:value-type="float" office:value="21.7122" calcext:value-type="float">
            <text:p>21.71</text:p>
          </table:table-cell>
          <table:table-cell table:formula="of:=[$'ScSp Dist'.R4]" office:value-type="float" office:value="5.34962" calcext:value-type="float">
            <text:p>5.35</text:p>
          </table:table-cell>
          <table:table-cell table:formula="of:=[$'ScSp Dist'.S4]" office:value-type="float" office:value="46.4707" calcext:value-type="float">
            <text:p>46.47</text:p>
          </table:table-cell>
          <table:table-cell table:formula="of:=[$'ScSp Dist'.Y4]" office:value-type="float" office:value="19.257" calcext:value-type="float">
            <text:p>19.26</text:p>
          </table:table-cell>
          <table:table-cell table:formula="of:=[$'ScSp Dist'.Z4]" office:value-type="float" office:value="25.3428" calcext:value-type="float">
            <text:p>25.34</text:p>
          </table:table-cell>
          <table:table-cell table:formula="of:=[$'ScSp Dist'.AA4]" office:value-type="float" office:value="9.97789" calcext:value-type="float">
            <text:p>9.98</text:p>
          </table:table-cell>
          <table:table-cell table:formula="of:=[$'ScSp Dist'.AB4]" office:value-type="float" office:value="45.4224" calcext:value-type="float">
            <text:p>45.42</text:p>
          </table:table-cell>
          <table:table-cell table:formula="of:=[$'ScSp Dist'.AH4]" office:value-type="float" office:value="15.9858" calcext:value-type="float">
            <text:p>15.99</text:p>
          </table:table-cell>
          <table:table-cell table:formula="of:=[$'ScSp Dist'.AI4]" office:value-type="float" office:value="35.0152" calcext:value-type="float">
            <text:p>35.02</text:p>
          </table:table-cell>
          <table:table-cell table:formula="of:=[$'ScSp Dist'.AJ4]" office:value-type="float" office:value="10.5865" calcext:value-type="float">
            <text:p>10.59</text:p>
          </table:table-cell>
          <table:table-cell table:formula="of:=[$'ScSp Dist'.AK4]" office:value-type="float" office:value="38.4125" calcext:value-type="float">
            <text:p>38.41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ScSp Dist'.G5]" office:value-type="float" office:value="30.6838" calcext:value-type="float">
            <text:p>30.68</text:p>
          </table:table-cell>
          <table:table-cell table:formula="of:=[$'ScSp Dist'.H5]" office:value-type="float" office:value="5.46882" calcext:value-type="float">
            <text:p>5.47</text:p>
          </table:table-cell>
          <table:table-cell table:formula="of:=[$'ScSp Dist'.I5]" office:value-type="float" office:value="3.26459" calcext:value-type="float">
            <text:p>3.26</text:p>
          </table:table-cell>
          <table:table-cell table:formula="of:=[$'ScSp Dist'.J5]" office:value-type="float" office:value="60.5828" calcext:value-type="float">
            <text:p>60.58</text:p>
          </table:table-cell>
          <table:table-cell table:formula="of:=[$'ScSp Dist'.P5]" office:value-type="float" office:value="26.2277" calcext:value-type="float">
            <text:p>26.23</text:p>
          </table:table-cell>
          <table:table-cell table:formula="of:=[$'ScSp Dist'.Q5]" office:value-type="float" office:value="9.8386" calcext:value-type="float">
            <text:p>9.84</text:p>
          </table:table-cell>
          <table:table-cell table:formula="of:=[$'ScSp Dist'.R5]" office:value-type="float" office:value="5.77782" calcext:value-type="float">
            <text:p>5.78</text:p>
          </table:table-cell>
          <table:table-cell table:formula="of:=[$'ScSp Dist'.S5]" office:value-type="float" office:value="58.1559" calcext:value-type="float">
            <text:p>58.16</text:p>
          </table:table-cell>
          <table:table-cell table:formula="of:=[$'ScSp Dist'.Y5]" office:value-type="float" office:value="18.6143" calcext:value-type="float">
            <text:p>18.61</text:p>
          </table:table-cell>
          <table:table-cell table:formula="of:=[$'ScSp Dist'.Z5]" office:value-type="float" office:value="18.5199" calcext:value-type="float">
            <text:p>18.52</text:p>
          </table:table-cell>
          <table:table-cell table:formula="of:=[$'ScSp Dist'.AA5]" office:value-type="float" office:value="10.1661" calcext:value-type="float">
            <text:p>10.17</text:p>
          </table:table-cell>
          <table:table-cell table:formula="of:=[$'ScSp Dist'.AB5]" office:value-type="float" office:value="52.6996" calcext:value-type="float">
            <text:p>52.70</text:p>
          </table:table-cell>
          <table:table-cell table:formula="of:=[$'ScSp Dist'.AH5]" office:value-type="float" office:value="21.7017" calcext:value-type="float">
            <text:p>21.70</text:p>
          </table:table-cell>
          <table:table-cell table:formula="of:=[$'ScSp Dist'.AI5]" office:value-type="float" office:value="24.5665" calcext:value-type="float">
            <text:p>24.57</text:p>
          </table:table-cell>
          <table:table-cell table:formula="of:=[$'ScSp Dist'.AJ5]" office:value-type="float" office:value="8.57297" calcext:value-type="float">
            <text:p>8.57</text:p>
          </table:table-cell>
          <table:table-cell table:formula="of:=[$'ScSp Dist'.AK5]" office:value-type="float" office:value="45.1589" calcext:value-type="float">
            <text:p>45.16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ScSp Dist'.G6]" office:value-type="float" office:value="31.2645" calcext:value-type="float">
            <text:p>31.26</text:p>
          </table:table-cell>
          <table:table-cell table:formula="of:=[$'ScSp Dist'.H6]" office:value-type="float" office:value="7.24755" calcext:value-type="float">
            <text:p>7.25</text:p>
          </table:table-cell>
          <table:table-cell table:formula="of:=[$'ScSp Dist'.I6]" office:value-type="float" office:value="4.16456" calcext:value-type="float">
            <text:p>4.16</text:p>
          </table:table-cell>
          <table:table-cell table:formula="of:=[$'ScSp Dist'.J6]" office:value-type="float" office:value="57.3234" calcext:value-type="float">
            <text:p>57.32</text:p>
          </table:table-cell>
          <table:table-cell table:formula="of:=[$'ScSp Dist'.P6]" office:value-type="float" office:value="30.0288" calcext:value-type="float">
            <text:p>30.03</text:p>
          </table:table-cell>
          <table:table-cell table:formula="of:=[$'ScSp Dist'.Q6]" office:value-type="float" office:value="20.1152" calcext:value-type="float">
            <text:p>20.12</text:p>
          </table:table-cell>
          <table:table-cell table:formula="of:=[$'ScSp Dist'.R6]" office:value-type="float" office:value="3.48622" calcext:value-type="float">
            <text:p>3.49</text:p>
          </table:table-cell>
          <table:table-cell table:formula="of:=[$'ScSp Dist'.S6]" office:value-type="float" office:value="46.3698" calcext:value-type="float">
            <text:p>46.37</text:p>
          </table:table-cell>
          <table:table-cell table:formula="of:=[$'ScSp Dist'.Y6]" office:value-type="float" office:value="23.3098" calcext:value-type="float">
            <text:p>23.31</text:p>
          </table:table-cell>
          <table:table-cell table:formula="of:=[$'ScSp Dist'.Z6]" office:value-type="float" office:value="23.5859" calcext:value-type="float">
            <text:p>23.59</text:p>
          </table:table-cell>
          <table:table-cell table:formula="of:=[$'ScSp Dist'.AA6]" office:value-type="float" office:value="8.29651" calcext:value-type="float">
            <text:p>8.30</text:p>
          </table:table-cell>
          <table:table-cell table:formula="of:=[$'ScSp Dist'.AB6]" office:value-type="float" office:value="44.8078" calcext:value-type="float">
            <text:p>44.81</text:p>
          </table:table-cell>
          <table:table-cell table:formula="of:=[$'ScSp Dist'.AH6]" office:value-type="float" office:value="16.9022" calcext:value-type="float">
            <text:p>16.90</text:p>
          </table:table-cell>
          <table:table-cell table:formula="of:=[$'ScSp Dist'.AI6]" office:value-type="float" office:value="30.4782" calcext:value-type="float">
            <text:p>30.48</text:p>
          </table:table-cell>
          <table:table-cell table:formula="of:=[$'ScSp Dist'.AJ6]" office:value-type="float" office:value="10.7209" calcext:value-type="float">
            <text:p>10.72</text:p>
          </table:table-cell>
          <table:table-cell table:formula="of:=[$'ScSp Dist'.AK6]" office:value-type="float" office:value="41.8986" calcext:value-type="float">
            <text:p>41.90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ScSp Dist'.G7]" office:value-type="float" office:value="35.4143" calcext:value-type="float">
            <text:p>35.41</text:p>
          </table:table-cell>
          <table:table-cell table:formula="of:=[$'ScSp Dist'.H7]" office:value-type="float" office:value="3.95221" calcext:value-type="float">
            <text:p>3.95</text:p>
          </table:table-cell>
          <table:table-cell table:formula="of:=[$'ScSp Dist'.I7]" office:value-type="float" office:value="3.78252" calcext:value-type="float">
            <text:p>3.78</text:p>
          </table:table-cell>
          <table:table-cell table:formula="of:=[$'ScSp Dist'.J7]" office:value-type="float" office:value="56.851" calcext:value-type="float">
            <text:p>56.85</text:p>
          </table:table-cell>
          <table:table-cell table:formula="of:=[$'ScSp Dist'.P7]" office:value-type="float" office:value="33.9624" calcext:value-type="float">
            <text:p>33.96</text:p>
          </table:table-cell>
          <table:table-cell table:formula="of:=[$'ScSp Dist'.Q7]" office:value-type="float" office:value="11.6353" calcext:value-type="float">
            <text:p>11.64</text:p>
          </table:table-cell>
          <table:table-cell table:formula="of:=[$'ScSp Dist'.R7]" office:value-type="float" office:value="7.59826" calcext:value-type="float">
            <text:p>7.60</text:p>
          </table:table-cell>
          <table:table-cell table:formula="of:=[$'ScSp Dist'.S7]" office:value-type="float" office:value="46.804" calcext:value-type="float">
            <text:p>46.80</text:p>
          </table:table-cell>
          <table:table-cell table:formula="of:=[$'ScSp Dist'.Y7]" office:value-type="float" office:value="31.637" calcext:value-type="float">
            <text:p>31.64</text:p>
          </table:table-cell>
          <table:table-cell table:formula="of:=[$'ScSp Dist'.Z7]" office:value-type="float" office:value="13.1505" calcext:value-type="float">
            <text:p>13.15</text:p>
          </table:table-cell>
          <table:table-cell table:formula="of:=[$'ScSp Dist'.AA7]" office:value-type="float" office:value="8.31716" calcext:value-type="float">
            <text:p>8.32</text:p>
          </table:table-cell>
          <table:table-cell table:formula="of:=[$'ScSp Dist'.AB7]" office:value-type="float" office:value="46.8954" calcext:value-type="float">
            <text:p>46.90</text:p>
          </table:table-cell>
          <table:table-cell table:formula="of:=[$'ScSp Dist'.AH7]" office:value-type="float" office:value="19.3094" calcext:value-type="float">
            <text:p>19.31</text:p>
          </table:table-cell>
          <table:table-cell table:formula="of:=[$'ScSp Dist'.AI7]" office:value-type="float" office:value="21.2925" calcext:value-type="float">
            <text:p>21.29</text:p>
          </table:table-cell>
          <table:table-cell table:formula="of:=[$'ScSp Dist'.AJ7]" office:value-type="float" office:value="15.1083" calcext:value-type="float">
            <text:p>15.11</text:p>
          </table:table-cell>
          <table:table-cell table:formula="of:=[$'ScSp Dist'.AK7]" office:value-type="float" office:value="44.2898" calcext:value-type="float">
            <text:p>44.29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ScSp Dist'.G8]" office:value-type="float" office:value="33.2859" calcext:value-type="float">
            <text:p>33.29</text:p>
          </table:table-cell>
          <table:table-cell table:formula="of:=[$'ScSp Dist'.H8]" office:value-type="float" office:value="8.19685" calcext:value-type="float">
            <text:p>8.20</text:p>
          </table:table-cell>
          <table:table-cell table:formula="of:=[$'ScSp Dist'.I8]" office:value-type="float" office:value="4.73139" calcext:value-type="float">
            <text:p>4.73</text:p>
          </table:table-cell>
          <table:table-cell table:formula="of:=[$'ScSp Dist'.J8]" office:value-type="float" office:value="53.7859" calcext:value-type="float">
            <text:p>53.79</text:p>
          </table:table-cell>
          <table:table-cell table:formula="of:=[$'ScSp Dist'.P8]" office:value-type="float" office:value="34.4737" calcext:value-type="float">
            <text:p>34.47</text:p>
          </table:table-cell>
          <table:table-cell table:formula="of:=[$'ScSp Dist'.Q8]" office:value-type="float" office:value="9.73684" calcext:value-type="float">
            <text:p>9.74</text:p>
          </table:table-cell>
          <table:table-cell table:formula="of:=[$'ScSp Dist'.R8]" office:value-type="float" office:value="5.6203" calcext:value-type="float">
            <text:p>5.62</text:p>
          </table:table-cell>
          <table:table-cell table:formula="of:=[$'ScSp Dist'.S8]" office:value-type="float" office:value="50.1692" calcext:value-type="float">
            <text:p>50.17</text:p>
          </table:table-cell>
          <table:table-cell table:formula="of:=[$'ScSp Dist'.Y8]" office:value-type="float" office:value="34.9797" calcext:value-type="float">
            <text:p>34.98</text:p>
          </table:table-cell>
          <table:table-cell table:formula="of:=[$'ScSp Dist'.Z8]" office:value-type="float" office:value="12.0116" calcext:value-type="float">
            <text:p>12.01</text:p>
          </table:table-cell>
          <table:table-cell table:formula="of:=[$'ScSp Dist'.AA8]" office:value-type="float" office:value="6.93333" calcext:value-type="float">
            <text:p>6.93</text:p>
          </table:table-cell>
          <table:table-cell table:formula="of:=[$'ScSp Dist'.AB8]" office:value-type="float" office:value="46.0754" calcext:value-type="float">
            <text:p>46.08</text:p>
          </table:table-cell>
          <table:table-cell table:formula="of:=[$'ScSp Dist'.AH8]" office:value-type="float" office:value="22.7639" calcext:value-type="float">
            <text:p>22.76</text:p>
          </table:table-cell>
          <table:table-cell table:formula="of:=[$'ScSp Dist'.AI8]" office:value-type="float" office:value="22.242" calcext:value-type="float">
            <text:p>22.24</text:p>
          </table:table-cell>
          <table:table-cell table:formula="of:=[$'ScSp Dist'.AJ8]" office:value-type="float" office:value="15.8007" calcext:value-type="float">
            <text:p>15.80</text:p>
          </table:table-cell>
          <table:table-cell table:formula="of:=[$'ScSp Dist'.AK8]" office:value-type="float" office:value="39.1934" calcext:value-type="float">
            <text:p>39.19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ScSp Dist'.G9]" office:value-type="float" office:value="33.5176" calcext:value-type="float">
            <text:p>33.52</text:p>
          </table:table-cell>
          <table:table-cell table:formula="of:=[$'ScSp Dist'.H9]" office:value-type="float" office:value="14.3025" calcext:value-type="float">
            <text:p>14.30</text:p>
          </table:table-cell>
          <table:table-cell table:formula="of:=[$'ScSp Dist'.I9]" office:value-type="float" office:value="3.95178" calcext:value-type="float">
            <text:p>3.95</text:p>
          </table:table-cell>
          <table:table-cell table:formula="of:=[$'ScSp Dist'.J9]" office:value-type="float" office:value="48.228" calcext:value-type="float">
            <text:p>48.23</text:p>
          </table:table-cell>
          <table:table-cell table:formula="of:=[$'ScSp Dist'.P9]" office:value-type="float" office:value="33.007" calcext:value-type="float">
            <text:p>33.01</text:p>
          </table:table-cell>
          <table:table-cell table:formula="of:=[$'ScSp Dist'.Q9]" office:value-type="float" office:value="15.2482" calcext:value-type="float">
            <text:p>15.25</text:p>
          </table:table-cell>
          <table:table-cell table:formula="of:=[$'ScSp Dist'.R9]" office:value-type="float" office:value="4.46879" calcext:value-type="float">
            <text:p>4.47</text:p>
          </table:table-cell>
          <table:table-cell table:formula="of:=[$'ScSp Dist'.S9]" office:value-type="float" office:value="47.2761" calcext:value-type="float">
            <text:p>47.28</text:p>
          </table:table-cell>
          <table:table-cell table:formula="of:=[$'ScSp Dist'.Y9]" office:value-type="float" office:value="40.0918" calcext:value-type="float">
            <text:p>40.09</text:p>
          </table:table-cell>
          <table:table-cell table:formula="of:=[$'ScSp Dist'.Z9]" office:value-type="float" office:value="10.8089" calcext:value-type="float">
            <text:p>10.81</text:p>
          </table:table-cell>
          <table:table-cell table:formula="of:=[$'ScSp Dist'.AA9]" office:value-type="float" office:value="0" calcext:value-type="float">
            <text:p>0.00</text:p>
          </table:table-cell>
          <table:table-cell table:formula="of:=[$'ScSp Dist'.AB9]" office:value-type="float" office:value="49.0993" calcext:value-type="float">
            <text:p>49.10</text:p>
          </table:table-cell>
          <table:table-cell table:formula="of:=[$'ScSp Dist'.AH9]" office:value-type="float" office:value="29.2967" calcext:value-type="float">
            <text:p>29.30</text:p>
          </table:table-cell>
          <table:table-cell table:formula="of:=[$'ScSp Dist'.AI9]" office:value-type="float" office:value="23.1143" calcext:value-type="float">
            <text:p>23.11</text:p>
          </table:table-cell>
          <table:table-cell table:formula="of:=[$'ScSp Dist'.AJ9]" office:value-type="float" office:value="12.0612" calcext:value-type="float">
            <text:p>12.06</text:p>
          </table:table-cell>
          <table:table-cell table:formula="of:=[$'ScSp Dist'.AK9]" office:value-type="float" office:value="35.5278" calcext:value-type="float">
            <text:p>35.53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ScSp Dist'.G10]" office:value-type="float" office:value="34.5351" calcext:value-type="float">
            <text:p>34.54</text:p>
          </table:table-cell>
          <table:table-cell table:formula="of:=[$'ScSp Dist'.H10]" office:value-type="float" office:value="0" calcext:value-type="float">
            <text:p>0.00</text:p>
          </table:table-cell>
          <table:table-cell table:formula="of:=[$'ScSp Dist'.I10]" office:value-type="float" office:value="0" calcext:value-type="float">
            <text:p>0.00</text:p>
          </table:table-cell>
          <table:table-cell table:formula="of:=[$'ScSp Dist'.J10]" office:value-type="float" office:value="65.4649" calcext:value-type="float">
            <text:p>65.46</text:p>
          </table:table-cell>
          <table:table-cell table:formula="of:=[$'ScSp Dist'.P10]" office:value-type="float" office:value="26.7356" calcext:value-type="float">
            <text:p>26.74</text:p>
          </table:table-cell>
          <table:table-cell table:formula="of:=[$'ScSp Dist'.Q10]" office:value-type="float" office:value="13.4252" calcext:value-type="float">
            <text:p>13.43</text:p>
          </table:table-cell>
          <table:table-cell table:formula="of:=[$'ScSp Dist'.R10]" office:value-type="float" office:value="2.22361" calcext:value-type="float">
            <text:p>2.22</text:p>
          </table:table-cell>
          <table:table-cell table:formula="of:=[$'ScSp Dist'.S10]" office:value-type="float" office:value="57.6156" calcext:value-type="float">
            <text:p>57.62</text:p>
          </table:table-cell>
          <table:table-cell table:formula="of:=[$'ScSp Dist'.Y10]" office:value-type="float" office:value="19.6068" calcext:value-type="float">
            <text:p>19.61</text:p>
          </table:table-cell>
          <table:table-cell table:formula="of:=[$'ScSp Dist'.Z10]" office:value-type="float" office:value="23.0818" calcext:value-type="float">
            <text:p>23.08</text:p>
          </table:table-cell>
          <table:table-cell table:formula="of:=[$'ScSp Dist'.AA10]" office:value-type="float" office:value="6.84378" calcext:value-type="float">
            <text:p>6.84</text:p>
          </table:table-cell>
          <table:table-cell table:formula="of:=[$'ScSp Dist'.AB10]" office:value-type="float" office:value="50.4676" calcext:value-type="float">
            <text:p>50.47</text:p>
          </table:table-cell>
          <table:table-cell table:formula="of:=[$'ScSp Dist'.AH10]" office:value-type="float" office:value="16.0139" calcext:value-type="float">
            <text:p>16.01</text:p>
          </table:table-cell>
          <table:table-cell table:formula="of:=[$'ScSp Dist'.AI10]" office:value-type="float" office:value="25.9374" calcext:value-type="float">
            <text:p>25.94</text:p>
          </table:table-cell>
          <table:table-cell table:formula="of:=[$'ScSp Dist'.AJ10]" office:value-type="float" office:value="7.69047" calcext:value-type="float">
            <text:p>7.69</text:p>
          </table:table-cell>
          <table:table-cell table:formula="of:=[$'ScSp Dist'.AK10]" office:value-type="float" office:value="50.3583" calcext:value-type="float">
            <text:p>50.36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ScSp Dist'.G11]" office:value-type="float" office:value="46.2121" calcext:value-type="float">
            <text:p>46.21</text:p>
          </table:table-cell>
          <table:table-cell table:formula="of:=[$'ScSp Dist'.H11]" office:value-type="float" office:value="0" calcext:value-type="float">
            <text:p>0.00</text:p>
          </table:table-cell>
          <table:table-cell table:formula="of:=[$'ScSp Dist'.I11]" office:value-type="float" office:value="0" calcext:value-type="float">
            <text:p>0.00</text:p>
          </table:table-cell>
          <table:table-cell table:formula="of:=[$'ScSp Dist'.J11]" office:value-type="float" office:value="53.7879" calcext:value-type="float">
            <text:p>53.79</text:p>
          </table:table-cell>
          <table:table-cell table:formula="of:=[$'ScSp Dist'.P11]" office:value-type="float" office:value="34.4916" calcext:value-type="float">
            <text:p>34.49</text:p>
          </table:table-cell>
          <table:table-cell table:formula="of:=[$'ScSp Dist'.Q11]" office:value-type="float" office:value="7.50599" calcext:value-type="float">
            <text:p>7.51</text:p>
          </table:table-cell>
          <table:table-cell table:formula="of:=[$'ScSp Dist'.R11]" office:value-type="float" office:value="6.64156" calcext:value-type="float">
            <text:p>6.64</text:p>
          </table:table-cell>
          <table:table-cell table:formula="of:=[$'ScSp Dist'.S11]" office:value-type="float" office:value="51.3608" calcext:value-type="float">
            <text:p>51.36</text:p>
          </table:table-cell>
          <table:table-cell table:formula="of:=[$'ScSp Dist'.Y11]" office:value-type="float" office:value="22.8933" calcext:value-type="float">
            <text:p>22.89</text:p>
          </table:table-cell>
          <table:table-cell table:formula="of:=[$'ScSp Dist'.Z11]" office:value-type="float" office:value="23.5843" calcext:value-type="float">
            <text:p>23.58</text:p>
          </table:table-cell>
          <table:table-cell table:formula="of:=[$'ScSp Dist'.AA11]" office:value-type="float" office:value="13.2729" calcext:value-type="float">
            <text:p>13.27</text:p>
          </table:table-cell>
          <table:table-cell table:formula="of:=[$'ScSp Dist'.AB11]" office:value-type="float" office:value="40.2495" calcext:value-type="float">
            <text:p>40.25</text:p>
          </table:table-cell>
          <table:table-cell table:formula="of:=[$'ScSp Dist'.AH11]" office:value-type="float" office:value="21.118" calcext:value-type="float">
            <text:p>21.12</text:p>
          </table:table-cell>
          <table:table-cell table:formula="of:=[$'ScSp Dist'.AI11]" office:value-type="float" office:value="35.6639" calcext:value-type="float">
            <text:p>35.66</text:p>
          </table:table-cell>
          <table:table-cell table:formula="of:=[$'ScSp Dist'.AJ11]" office:value-type="float" office:value="12.4833" calcext:value-type="float">
            <text:p>12.48</text:p>
          </table:table-cell>
          <table:table-cell table:formula="of:=[$'ScSp Dist'.AK11]" office:value-type="float" office:value="30.7349" calcext:value-type="float">
            <text:p>30.73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ScSp Dist'.G12]" office:value-type="float" office:value="39.532" calcext:value-type="float">
            <text:p>39.53</text:p>
          </table:table-cell>
          <table:table-cell table:formula="of:=[$'ScSp Dist'.H12]" office:value-type="float" office:value="0" calcext:value-type="float">
            <text:p>0.00</text:p>
          </table:table-cell>
          <table:table-cell table:formula="of:=[$'ScSp Dist'.I12]" office:value-type="float" office:value="0" calcext:value-type="float">
            <text:p>0.00</text:p>
          </table:table-cell>
          <table:table-cell table:formula="of:=[$'ScSp Dist'.J12]" office:value-type="float" office:value="60.468" calcext:value-type="float">
            <text:p>60.47</text:p>
          </table:table-cell>
          <table:table-cell table:formula="of:=[$'ScSp Dist'.P12]" office:value-type="float" office:value="33.4656" calcext:value-type="float">
            <text:p>33.47</text:p>
          </table:table-cell>
          <table:table-cell table:formula="of:=[$'ScSp Dist'.Q12]" office:value-type="float" office:value="7.94965" calcext:value-type="float">
            <text:p>7.95</text:p>
          </table:table-cell>
          <table:table-cell table:formula="of:=[$'ScSp Dist'.R12]" office:value-type="float" office:value="4.05988" calcext:value-type="float">
            <text:p>4.06</text:p>
          </table:table-cell>
          <table:table-cell table:formula="of:=[$'ScSp Dist'.S12]" office:value-type="float" office:value="54.5248" calcext:value-type="float">
            <text:p>54.52</text:p>
          </table:table-cell>
          <table:table-cell table:formula="of:=[$'ScSp Dist'.Y12]" office:value-type="float" office:value="32.4373" calcext:value-type="float">
            <text:p>32.44</text:p>
          </table:table-cell>
          <table:table-cell table:formula="of:=[$'ScSp Dist'.Z12]" office:value-type="float" office:value="8.44986" calcext:value-type="float">
            <text:p>8.45</text:p>
          </table:table-cell>
          <table:table-cell table:formula="of:=[$'ScSp Dist'.AA12]" office:value-type="float" office:value="4.31533" calcext:value-type="float">
            <text:p>4.32</text:p>
          </table:table-cell>
          <table:table-cell table:formula="of:=[$'ScSp Dist'.AB12]" office:value-type="float" office:value="54.7975" calcext:value-type="float">
            <text:p>54.80</text:p>
          </table:table-cell>
          <table:table-cell table:formula="of:=[$'ScSp Dist'.AH12]" office:value-type="float" office:value="11.2999" calcext:value-type="float">
            <text:p>11.30</text:p>
          </table:table-cell>
          <table:table-cell table:formula="of:=[$'ScSp Dist'.AI12]" office:value-type="float" office:value="44.6405" calcext:value-type="float">
            <text:p>44.64</text:p>
          </table:table-cell>
          <table:table-cell table:formula="of:=[$'ScSp Dist'.AJ12]" office:value-type="float" office:value="15.0482" calcext:value-type="float">
            <text:p>15.05</text:p>
          </table:table-cell>
          <table:table-cell table:formula="of:=[$'ScSp Dist'.AK12]" office:value-type="float" office:value="29.0114" calcext:value-type="float">
            <text:p>29.01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ScSp Dist'.G13]" office:value-type="float" office:value="48.3027" calcext:value-type="float">
            <text:p>48.30</text:p>
          </table:table-cell>
          <table:table-cell table:formula="of:=[$'ScSp Dist'.H13]" office:value-type="float" office:value="0" calcext:value-type="float">
            <text:p>0.00</text:p>
          </table:table-cell>
          <table:table-cell table:formula="of:=[$'ScSp Dist'.I13]" office:value-type="float" office:value="0" calcext:value-type="float">
            <text:p>0.00</text:p>
          </table:table-cell>
          <table:table-cell table:formula="of:=[$'ScSp Dist'.J13]" office:value-type="float" office:value="51.6973" calcext:value-type="float">
            <text:p>51.70</text:p>
          </table:table-cell>
          <table:table-cell table:formula="of:=[$'ScSp Dist'.P13]" office:value-type="float" office:value="38.2929" calcext:value-type="float">
            <text:p>38.29</text:p>
          </table:table-cell>
          <table:table-cell table:formula="of:=[$'ScSp Dist'.Q13]" office:value-type="float" office:value="4.62274" calcext:value-type="float">
            <text:p>4.62</text:p>
          </table:table-cell>
          <table:table-cell table:formula="of:=[$'ScSp Dist'.R13]" office:value-type="float" office:value="5.72892" calcext:value-type="float">
            <text:p>5.73</text:p>
          </table:table-cell>
          <table:table-cell table:formula="of:=[$'ScSp Dist'.S13]" office:value-type="float" office:value="51.3554" calcext:value-type="float">
            <text:p>51.36</text:p>
          </table:table-cell>
          <table:table-cell table:formula="of:=[$'ScSp Dist'.Y13]" office:value-type="float" office:value="37.2594" calcext:value-type="float">
            <text:p>37.26</text:p>
          </table:table-cell>
          <table:table-cell table:formula="of:=[$'ScSp Dist'.Z13]" office:value-type="float" office:value="5.01184" calcext:value-type="float">
            <text:p>5.01</text:p>
          </table:table-cell>
          <table:table-cell table:formula="of:=[$'ScSp Dist'.AA13]" office:value-type="float" office:value="6.21113" calcext:value-type="float">
            <text:p>6.21</text:p>
          </table:table-cell>
          <table:table-cell table:formula="of:=[$'ScSp Dist'.AB13]" office:value-type="float" office:value="51.5176" calcext:value-type="float">
            <text:p>51.52</text:p>
          </table:table-cell>
          <table:table-cell table:formula="of:=[$'ScSp Dist'.AH13]" office:value-type="float" office:value="33.478" calcext:value-type="float">
            <text:p>33.48</text:p>
          </table:table-cell>
          <table:table-cell table:formula="of:=[$'ScSp Dist'.AI13]" office:value-type="float" office:value="7.39544" calcext:value-type="float">
            <text:p>7.40</text:p>
          </table:table-cell>
          <table:table-cell table:formula="of:=[$'ScSp Dist'.AJ13]" office:value-type="float" office:value="13.923" calcext:value-type="float">
            <text:p>13.92</text:p>
          </table:table-cell>
          <table:table-cell table:formula="of:=[$'ScSp Dist'.AK13]" office:value-type="float" office:value="45.2036" calcext:value-type="float">
            <text:p>45.20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ScSp Dist'.G14]" office:value-type="float" office:value="34.1066" calcext:value-type="float">
            <text:p>34.11</text:p>
          </table:table-cell>
          <table:table-cell table:formula="of:=[$'ScSp Dist'.H14]" office:value-type="float" office:value="5.6622" calcext:value-type="float">
            <text:p>5.66</text:p>
          </table:table-cell>
          <table:table-cell table:formula="of:=[$'ScSp Dist'.I14]" office:value-type="float" office:value="3.92055" calcext:value-type="float">
            <text:p>3.92</text:p>
          </table:table-cell>
          <table:table-cell table:formula="of:=[$'ScSp Dist'.J14]" office:value-type="float" office:value="56.3107" calcext:value-type="float">
            <text:p>56.31</text:p>
          </table:table-cell>
          <table:table-cell table:formula="of:=[$'ScSp Dist'.P14]" office:value-type="float" office:value="34.0327" calcext:value-type="float">
            <text:p>34.03</text:p>
          </table:table-cell>
          <table:table-cell table:formula="of:=[$'ScSp Dist'.Q14]" office:value-type="float" office:value="6.00346" calcext:value-type="float">
            <text:p>6.00</text:p>
          </table:table-cell>
          <table:table-cell table:formula="of:=[$'ScSp Dist'.R14]" office:value-type="float" office:value="4.15684" calcext:value-type="float">
            <text:p>4.16</text:p>
          </table:table-cell>
          <table:table-cell table:formula="of:=[$'ScSp Dist'.S14]" office:value-type="float" office:value="55.807" calcext:value-type="float">
            <text:p>55.81</text:p>
          </table:table-cell>
          <table:table-cell table:formula="of:=[$'ScSp Dist'.Y14]" office:value-type="float" office:value="24.3539" calcext:value-type="float">
            <text:p>24.35</text:p>
          </table:table-cell>
          <table:table-cell table:formula="of:=[$'ScSp Dist'.Z14]" office:value-type="float" office:value="19.1855" calcext:value-type="float">
            <text:p>19.19</text:p>
          </table:table-cell>
          <table:table-cell table:formula="of:=[$'ScSp Dist'.AA14]" office:value-type="float" office:value="8.61956" calcext:value-type="float">
            <text:p>8.62</text:p>
          </table:table-cell>
          <table:table-cell table:formula="of:=[$'ScSp Dist'.AB14]" office:value-type="float" office:value="47.841" calcext:value-type="float">
            <text:p>47.84</text:p>
          </table:table-cell>
          <table:table-cell table:formula="of:=[$'ScSp Dist'.AH14]" office:value-type="float" office:value="18.5121" calcext:value-type="float">
            <text:p>18.51</text:p>
          </table:table-cell>
          <table:table-cell table:formula="of:=[$'ScSp Dist'.AI14]" office:value-type="float" office:value="32.3849" calcext:value-type="float">
            <text:p>32.38</text:p>
          </table:table-cell>
          <table:table-cell table:formula="of:=[$'ScSp Dist'.AJ14]" office:value-type="float" office:value="9.55056" calcext:value-type="float">
            <text:p>9.55</text:p>
          </table:table-cell>
          <table:table-cell table:formula="of:=[$'ScSp Dist'.AK14]" office:value-type="float" office:value="39.5524" calcext:value-type="float">
            <text:p>39.55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ScSp Dist'.G15]" office:value-type="float" office:value="29.2761" calcext:value-type="float">
            <text:p>29.28</text:p>
          </table:table-cell>
          <table:table-cell table:formula="of:=[$'ScSp Dist'.H15]" office:value-type="float" office:value="7.19313" calcext:value-type="float">
            <text:p>7.19</text:p>
          </table:table-cell>
          <table:table-cell table:formula="of:=[$'ScSp Dist'.I15]" office:value-type="float" office:value="4.30329" calcext:value-type="float">
            <text:p>4.30</text:p>
          </table:table-cell>
          <table:table-cell table:formula="of:=[$'ScSp Dist'.J15]" office:value-type="float" office:value="59.2275" calcext:value-type="float">
            <text:p>59.23</text:p>
          </table:table-cell>
          <table:table-cell table:formula="of:=[$'ScSp Dist'.P15]" office:value-type="float" office:value="23.3813" calcext:value-type="float">
            <text:p>23.38</text:p>
          </table:table-cell>
          <table:table-cell table:formula="of:=[$'ScSp Dist'.Q15]" office:value-type="float" office:value="11.2881" calcext:value-type="float">
            <text:p>11.29</text:p>
          </table:table-cell>
          <table:table-cell table:formula="of:=[$'ScSp Dist'.R15]" office:value-type="float" office:value="5.82962" calcext:value-type="float">
            <text:p>5.83</text:p>
          </table:table-cell>
          <table:table-cell table:formula="of:=[$'ScSp Dist'.S15]" office:value-type="float" office:value="59.501" calcext:value-type="float">
            <text:p>59.50</text:p>
          </table:table-cell>
          <table:table-cell table:formula="of:=[$'ScSp Dist'.Y15]" office:value-type="float" office:value="20.5151" calcext:value-type="float">
            <text:p>20.52</text:p>
          </table:table-cell>
          <table:table-cell table:formula="of:=[$'ScSp Dist'.Z15]" office:value-type="float" office:value="12.9529" calcext:value-type="float">
            <text:p>12.95</text:p>
          </table:table-cell>
          <table:table-cell table:formula="of:=[$'ScSp Dist'.AA15]" office:value-type="float" office:value="10.0871" calcext:value-type="float">
            <text:p>10.09</text:p>
          </table:table-cell>
          <table:table-cell table:formula="of:=[$'ScSp Dist'.AB15]" office:value-type="float" office:value="56.4449" calcext:value-type="float">
            <text:p>56.44</text:p>
          </table:table-cell>
          <table:table-cell table:formula="of:=[$'ScSp Dist'.AH15]" office:value-type="float" office:value="21.7238" calcext:value-type="float">
            <text:p>21.72</text:p>
          </table:table-cell>
          <table:table-cell table:formula="of:=[$'ScSp Dist'.AI15]" office:value-type="float" office:value="13.1894" calcext:value-type="float">
            <text:p>13.19</text:p>
          </table:table-cell>
          <table:table-cell table:formula="of:=[$'ScSp Dist'.AJ15]" office:value-type="float" office:value="9.73268" calcext:value-type="float">
            <text:p>9.73</text:p>
          </table:table-cell>
          <table:table-cell table:formula="of:=[$'ScSp Dist'.AK15]" office:value-type="float" office:value="55.3541" calcext:value-type="float">
            <text:p>55.35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ScSp Dist'.G16]" office:value-type="float" office:value="40.1593" calcext:value-type="float">
            <text:p>40.16</text:p>
          </table:table-cell>
          <table:table-cell table:formula="of:=[$'ScSp Dist'.H16]" office:value-type="float" office:value="7.2584" calcext:value-type="float">
            <text:p>7.26</text:p>
          </table:table-cell>
          <table:table-cell table:formula="of:=[$'ScSp Dist'.I16]" office:value-type="float" office:value="6.01035" calcext:value-type="float">
            <text:p>6.01</text:p>
          </table:table-cell>
          <table:table-cell table:formula="of:=[$'ScSp Dist'.J16]" office:value-type="float" office:value="46.572" calcext:value-type="float">
            <text:p>46.57</text:p>
          </table:table-cell>
          <table:table-cell table:formula="of:=[$'ScSp Dist'.P16]" office:value-type="float" office:value="33.7781" calcext:value-type="float">
            <text:p>33.78</text:p>
          </table:table-cell>
          <table:table-cell table:formula="of:=[$'ScSp Dist'.Q16]" office:value-type="float" office:value="12.5063" calcext:value-type="float">
            <text:p>12.51</text:p>
          </table:table-cell>
          <table:table-cell table:formula="of:=[$'ScSp Dist'.R16]" office:value-type="float" office:value="8.33474" calcext:value-type="float">
            <text:p>8.33</text:p>
          </table:table-cell>
          <table:table-cell table:formula="of:=[$'ScSp Dist'.S16]" office:value-type="float" office:value="45.3808" calcext:value-type="float">
            <text:p>45.38</text:p>
          </table:table-cell>
          <table:table-cell table:formula="of:=[$'ScSp Dist'.Y16]" office:value-type="float" office:value="34.1994" calcext:value-type="float">
            <text:p>34.20</text:p>
          </table:table-cell>
          <table:table-cell table:formula="of:=[$'ScSp Dist'.Z16]" office:value-type="float" office:value="13.8918" calcext:value-type="float">
            <text:p>13.89</text:p>
          </table:table-cell>
          <table:table-cell table:formula="of:=[$'ScSp Dist'.AA16]" office:value-type="float" office:value="9.25804" calcext:value-type="float">
            <text:p>9.26</text:p>
          </table:table-cell>
          <table:table-cell table:formula="of:=[$'ScSp Dist'.AB16]" office:value-type="float" office:value="42.6508" calcext:value-type="float">
            <text:p>42.65</text:p>
          </table:table-cell>
          <table:table-cell table:formula="of:=[$'ScSp Dist'.AH16]" office:value-type="float" office:value="22.201" calcext:value-type="float">
            <text:p>22.20</text:p>
          </table:table-cell>
          <table:table-cell table:formula="of:=[$'ScSp Dist'.AI16]" office:value-type="float" office:value="28.6803" calcext:value-type="float">
            <text:p>28.68</text:p>
          </table:table-cell>
          <table:table-cell table:formula="of:=[$'ScSp Dist'.AJ16]" office:value-type="float" office:value="16.3792" calcext:value-type="float">
            <text:p>16.38</text:p>
          </table:table-cell>
          <table:table-cell table:formula="of:=[$'ScSp Dist'.AK16]" office:value-type="float" office:value="32.7394" calcext:value-type="float">
            <text:p>32.74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ScSp Dist'.G17]" office:value-type="float" office:value="39.7532" calcext:value-type="float">
            <text:p>39.75</text:p>
          </table:table-cell>
          <table:table-cell table:formula="of:=[$'ScSp Dist'.H17]" office:value-type="float" office:value="10.342" calcext:value-type="float">
            <text:p>10.34</text:p>
          </table:table-cell>
          <table:table-cell table:formula="of:=[$'ScSp Dist'.I17]" office:value-type="float" office:value="2.02037" calcext:value-type="float">
            <text:p>2.02</text:p>
          </table:table-cell>
          <table:table-cell table:formula="of:=[$'ScSp Dist'.J17]" office:value-type="float" office:value="47.8844" calcext:value-type="float">
            <text:p>47.88</text:p>
          </table:table-cell>
          <table:table-cell table:formula="of:=[$'ScSp Dist'.P17]" office:value-type="float" office:value="34.1312" calcext:value-type="float">
            <text:p>34.13</text:p>
          </table:table-cell>
          <table:table-cell table:formula="of:=[$'ScSp Dist'.Q17]" office:value-type="float" office:value="16.038" calcext:value-type="float">
            <text:p>16.04</text:p>
          </table:table-cell>
          <table:table-cell table:formula="of:=[$'ScSp Dist'.R17]" office:value-type="float" office:value="4.72967" calcext:value-type="float">
            <text:p>4.73</text:p>
          </table:table-cell>
          <table:table-cell table:formula="of:=[$'ScSp Dist'.S17]" office:value-type="float" office:value="45.1011" calcext:value-type="float">
            <text:p>45.10</text:p>
          </table:table-cell>
          <table:table-cell table:formula="of:=[$'ScSp Dist'.Y17]" office:value-type="float" office:value="22.3103" calcext:value-type="float">
            <text:p>22.31</text:p>
          </table:table-cell>
          <table:table-cell table:formula="of:=[$'ScSp Dist'.Z17]" office:value-type="float" office:value="31.0144" calcext:value-type="float">
            <text:p>31.01</text:p>
          </table:table-cell>
          <table:table-cell table:formula="of:=[$'ScSp Dist'.AA17]" office:value-type="float" office:value="9.91749" calcext:value-type="float">
            <text:p>9.92</text:p>
          </table:table-cell>
          <table:table-cell table:formula="of:=[$'ScSp Dist'.AB17]" office:value-type="float" office:value="36.7578" calcext:value-type="float">
            <text:p>36.76</text:p>
          </table:table-cell>
          <table:table-cell table:formula="of:=[$'ScSp Dist'.AH17]" office:value-type="float" office:value="21.2825" calcext:value-type="float">
            <text:p>21.28</text:p>
          </table:table-cell>
          <table:table-cell table:formula="of:=[$'ScSp Dist'.AI17]" office:value-type="float" office:value="34.4887" calcext:value-type="float">
            <text:p>34.49</text:p>
          </table:table-cell>
          <table:table-cell table:formula="of:=[$'ScSp Dist'.AJ17]" office:value-type="float" office:value="9.23744" calcext:value-type="float">
            <text:p>9.24</text:p>
          </table:table-cell>
          <table:table-cell table:formula="of:=[$'ScSp Dist'.AK17]" office:value-type="float" office:value="34.9913" calcext:value-type="float">
            <text:p>34.99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ScSp Dist'.G18]" office:value-type="float" office:value="43.1283" calcext:value-type="float">
            <text:p>43.13</text:p>
          </table:table-cell>
          <table:table-cell table:formula="of:=[$'ScSp Dist'.H18]" office:value-type="float" office:value="0" calcext:value-type="float">
            <text:p>0.00</text:p>
          </table:table-cell>
          <table:table-cell table:formula="of:=[$'ScSp Dist'.I18]" office:value-type="float" office:value="0" calcext:value-type="float">
            <text:p>0.00</text:p>
          </table:table-cell>
          <table:table-cell table:formula="of:=[$'ScSp Dist'.J18]" office:value-type="float" office:value="56.8717" calcext:value-type="float">
            <text:p>56.87</text:p>
          </table:table-cell>
          <table:table-cell table:formula="of:=[$'ScSp Dist'.P18]" office:value-type="float" office:value="37.1982" calcext:value-type="float">
            <text:p>37.20</text:p>
          </table:table-cell>
          <table:table-cell table:formula="of:=[$'ScSp Dist'.Q18]" office:value-type="float" office:value="5.92207" calcext:value-type="float">
            <text:p>5.92</text:p>
          </table:table-cell>
          <table:table-cell table:formula="of:=[$'ScSp Dist'.R18]" office:value-type="float" office:value="4.69656" calcext:value-type="float">
            <text:p>4.70</text:p>
          </table:table-cell>
          <table:table-cell table:formula="of:=[$'ScSp Dist'.S18]" office:value-type="float" office:value="52.1832" calcext:value-type="float">
            <text:p>52.18</text:p>
          </table:table-cell>
          <table:table-cell table:formula="of:=[$'ScSp Dist'.Y18]" office:value-type="float" office:value="36.9657" calcext:value-type="float">
            <text:p>36.97</text:p>
          </table:table-cell>
          <table:table-cell table:formula="of:=[$'ScSp Dist'.Z18]" office:value-type="float" office:value="6.81703" calcext:value-type="float">
            <text:p>6.82</text:p>
          </table:table-cell>
          <table:table-cell table:formula="of:=[$'ScSp Dist'.AA18]" office:value-type="float" office:value="5.40632" calcext:value-type="float">
            <text:p>5.41</text:p>
          </table:table-cell>
          <table:table-cell table:formula="of:=[$'ScSp Dist'.AB18]" office:value-type="float" office:value="50.8109" calcext:value-type="float">
            <text:p>50.81</text:p>
          </table:table-cell>
          <table:table-cell table:formula="of:=[$'ScSp Dist'.AH18]" office:value-type="float" office:value="36.6538" calcext:value-type="float">
            <text:p>36.65</text:p>
          </table:table-cell>
          <table:table-cell table:formula="of:=[$'ScSp Dist'.AI18]" office:value-type="float" office:value="7.80464" calcext:value-type="float">
            <text:p>7.80</text:p>
          </table:table-cell>
          <table:table-cell table:formula="of:=[$'ScSp Dist'.AJ18]" office:value-type="float" office:value="6.18956" calcext:value-type="float">
            <text:p>6.19</text:p>
          </table:table-cell>
          <table:table-cell table:formula="of:=[$'ScSp Dist'.AK18]" office:value-type="float" office:value="49.352" calcext:value-type="float">
            <text:p>49.35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ScSp Dist'.G19]" office:value-type="float" office:value="37.1899" calcext:value-type="float">
            <text:p>37.19</text:p>
          </table:table-cell>
          <table:table-cell table:formula="of:=[$'ScSp Dist'.H19]" office:value-type="float" office:value="5.8408" calcext:value-type="float">
            <text:p>5.84</text:p>
          </table:table-cell>
          <table:table-cell table:formula="of:=[$'ScSp Dist'.I19]" office:value-type="float" office:value="5.27223" calcext:value-type="float">
            <text:p>5.27</text:p>
          </table:table-cell>
          <table:table-cell table:formula="of:=[$'ScSp Dist'.J19]" office:value-type="float" office:value="51.6971" calcext:value-type="float">
            <text:p>51.70</text:p>
          </table:table-cell>
          <table:table-cell table:formula="of:=[$'ScSp Dist'.P19]" office:value-type="float" office:value="38.5556" calcext:value-type="float">
            <text:p>38.56</text:p>
          </table:table-cell>
          <table:table-cell table:formula="of:=[$'ScSp Dist'.Q19]" office:value-type="float" office:value="6.6347" calcext:value-type="float">
            <text:p>6.63</text:p>
          </table:table-cell>
          <table:table-cell table:formula="of:=[$'ScSp Dist'.R19]" office:value-type="float" office:value="5.98884" calcext:value-type="float">
            <text:p>5.99</text:p>
          </table:table-cell>
          <table:table-cell table:formula="of:=[$'ScSp Dist'.S19]" office:value-type="float" office:value="48.8208" calcext:value-type="float">
            <text:p>48.82</text:p>
          </table:table-cell>
          <table:table-cell table:formula="of:=[$'ScSp Dist'.Y19]" office:value-type="float" office:value="36.3758" calcext:value-type="float">
            <text:p>36.38</text:p>
          </table:table-cell>
          <table:table-cell table:formula="of:=[$'ScSp Dist'.Z19]" office:value-type="float" office:value="7.57457" calcext:value-type="float">
            <text:p>7.57</text:p>
          </table:table-cell>
          <table:table-cell table:formula="of:=[$'ScSp Dist'.AA19]" office:value-type="float" office:value="6.83722" calcext:value-type="float">
            <text:p>6.84</text:p>
          </table:table-cell>
          <table:table-cell table:formula="of:=[$'ScSp Dist'.AB19]" office:value-type="float" office:value="49.2124" calcext:value-type="float">
            <text:p>49.21</text:p>
          </table:table-cell>
          <table:table-cell table:formula="of:=[$'ScSp Dist'.AH19]" office:value-type="float" office:value="33.4962" calcext:value-type="float">
            <text:p>33.50</text:p>
          </table:table-cell>
          <table:table-cell table:formula="of:=[$'ScSp Dist'.AI19]" office:value-type="float" office:value="13.3085" calcext:value-type="float">
            <text:p>13.31</text:p>
          </table:table-cell>
          <table:table-cell table:formula="of:=[$'ScSp Dist'.AJ19]" office:value-type="float" office:value="8.37084" calcext:value-type="float">
            <text:p>8.37</text:p>
          </table:table-cell>
          <table:table-cell table:formula="of:=[$'ScSp Dist'.AK19]" office:value-type="float" office:value="44.8245" calcext:value-type="float">
            <text:p>44.82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ScSp Dist'.G20]" office:value-type="float" office:value="31.5729" calcext:value-type="float">
            <text:p>31.57</text:p>
          </table:table-cell>
          <table:table-cell table:formula="of:=[$'ScSp Dist'.H20]" office:value-type="float" office:value="5.51129" calcext:value-type="float">
            <text:p>5.51</text:p>
          </table:table-cell>
          <table:table-cell table:formula="of:=[$'ScSp Dist'.I20]" office:value-type="float" office:value="2.37372" calcext:value-type="float">
            <text:p>2.37</text:p>
          </table:table-cell>
          <table:table-cell table:formula="of:=[$'ScSp Dist'.J20]" office:value-type="float" office:value="60.5421" calcext:value-type="float">
            <text:p>60.54</text:p>
          </table:table-cell>
          <table:table-cell table:formula="of:=[$'ScSp Dist'.P20]" office:value-type="float" office:value="27.4636" calcext:value-type="float">
            <text:p>27.46</text:p>
          </table:table-cell>
          <table:table-cell table:formula="of:=[$'ScSp Dist'.Q20]" office:value-type="float" office:value="8.40617" calcext:value-type="float">
            <text:p>8.41</text:p>
          </table:table-cell>
          <table:table-cell table:formula="of:=[$'ScSp Dist'.R20]" office:value-type="float" office:value="5.9126" calcext:value-type="float">
            <text:p>5.91</text:p>
          </table:table-cell>
          <table:table-cell table:formula="of:=[$'ScSp Dist'.S20]" office:value-type="float" office:value="58.2177" calcext:value-type="float">
            <text:p>58.22</text:p>
          </table:table-cell>
          <table:table-cell table:formula="of:=[$'ScSp Dist'.Y20]" office:value-type="float" office:value="27.4698" calcext:value-type="float">
            <text:p>27.47</text:p>
          </table:table-cell>
          <table:table-cell table:formula="of:=[$'ScSp Dist'.Z20]" office:value-type="float" office:value="9.12558" calcext:value-type="float">
            <text:p>9.13</text:p>
          </table:table-cell>
          <table:table-cell table:formula="of:=[$'ScSp Dist'.AA20]" office:value-type="float" office:value="6.4186" calcext:value-type="float">
            <text:p>6.42</text:p>
          </table:table-cell>
          <table:table-cell table:formula="of:=[$'ScSp Dist'.AB20]" office:value-type="float" office:value="56.986" calcext:value-type="float">
            <text:p>56.99</text:p>
          </table:table-cell>
          <table:table-cell table:formula="of:=[$'ScSp Dist'.AH20]" office:value-type="float" office:value="15.3301" calcext:value-type="float">
            <text:p>15.33</text:p>
          </table:table-cell>
          <table:table-cell table:formula="of:=[$'ScSp Dist'.AI20]" office:value-type="float" office:value="25.2202" calcext:value-type="float">
            <text:p>25.22</text:p>
          </table:table-cell>
          <table:table-cell table:formula="of:=[$'ScSp Dist'.AJ20]" office:value-type="float" office:value="15.1303" calcext:value-type="float">
            <text:p>15.13</text:p>
          </table:table-cell>
          <table:table-cell table:formula="of:=[$'ScSp Dist'.AK20]" office:value-type="float" office:value="44.3193" calcext:value-type="float">
            <text:p>44.32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ScSp Dist'.G21]" office:value-type="float" office:value="48.4301" calcext:value-type="float">
            <text:p>48.43</text:p>
          </table:table-cell>
          <table:table-cell table:formula="of:=[$'ScSp Dist'.H21]" office:value-type="float" office:value="0" calcext:value-type="float">
            <text:p>0.00</text:p>
          </table:table-cell>
          <table:table-cell table:formula="of:=[$'ScSp Dist'.I21]" office:value-type="float" office:value="0" calcext:value-type="float">
            <text:p>0.00</text:p>
          </table:table-cell>
          <table:table-cell table:formula="of:=[$'ScSp Dist'.J21]" office:value-type="float" office:value="51.5699" calcext:value-type="float">
            <text:p>51.57</text:p>
          </table:table-cell>
          <table:table-cell table:formula="of:=[$'ScSp Dist'.P21]" office:value-type="float" office:value="40.8242" calcext:value-type="float">
            <text:p>40.82</text:p>
          </table:table-cell>
          <table:table-cell table:formula="of:=[$'ScSp Dist'.Q21]" office:value-type="float" office:value="11.8471" calcext:value-type="float">
            <text:p>11.85</text:p>
          </table:table-cell>
          <table:table-cell table:formula="of:=[$'ScSp Dist'.R21]" office:value-type="float" office:value="6.17676" calcext:value-type="float">
            <text:p>6.18</text:p>
          </table:table-cell>
          <table:table-cell table:formula="of:=[$'ScSp Dist'.S21]" office:value-type="float" office:value="41.1519" calcext:value-type="float">
            <text:p>41.15</text:p>
          </table:table-cell>
          <table:table-cell table:formula="of:=[$'ScSp Dist'.Y21]" office:value-type="float" office:value="32.3228" calcext:value-type="float">
            <text:p>32.32</text:p>
          </table:table-cell>
          <table:table-cell table:formula="of:=[$'ScSp Dist'.Z21]" office:value-type="float" office:value="20.8627" calcext:value-type="float">
            <text:p>20.86</text:p>
          </table:table-cell>
          <table:table-cell table:formula="of:=[$'ScSp Dist'.AA21]" office:value-type="float" office:value="11.2116" calcext:value-type="float">
            <text:p>11.21</text:p>
          </table:table-cell>
          <table:table-cell table:formula="of:=[$'ScSp Dist'.AB21]" office:value-type="float" office:value="35.6028" calcext:value-type="float">
            <text:p>35.60</text:p>
          </table:table-cell>
          <table:table-cell table:formula="of:=[$'ScSp Dist'.AH21]" office:value-type="float" office:value="22.2832" calcext:value-type="float">
            <text:p>22.28</text:p>
          </table:table-cell>
          <table:table-cell table:formula="of:=[$'ScSp Dist'.AI21]" office:value-type="float" office:value="31.4518" calcext:value-type="float">
            <text:p>31.45</text:p>
          </table:table-cell>
          <table:table-cell table:formula="of:=[$'ScSp Dist'.AJ21]" office:value-type="float" office:value="15.4779" calcext:value-type="float">
            <text:p>15.48</text:p>
          </table:table-cell>
          <table:table-cell table:formula="of:=[$'ScSp Dist'.AK21]" office:value-type="float" office:value="30.7871" calcext:value-type="float">
            <text:p>30.79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ScSp Dist'.G22]" office:value-type="float" office:value="49.8074" calcext:value-type="float">
            <text:p>49.81</text:p>
          </table:table-cell>
          <table:table-cell table:formula="of:=[$'ScSp Dist'.H22]" office:value-type="float" office:value="0" calcext:value-type="float">
            <text:p>0.00</text:p>
          </table:table-cell>
          <table:table-cell table:formula="of:=[$'ScSp Dist'.I22]" office:value-type="float" office:value="0" calcext:value-type="float">
            <text:p>0.00</text:p>
          </table:table-cell>
          <table:table-cell table:formula="of:=[$'ScSp Dist'.J22]" office:value-type="float" office:value="50.1926" calcext:value-type="float">
            <text:p>50.19</text:p>
          </table:table-cell>
          <table:table-cell table:formula="of:=[$'ScSp Dist'.P22]" office:value-type="float" office:value="39.1258" calcext:value-type="float">
            <text:p>39.13</text:p>
          </table:table-cell>
          <table:table-cell table:formula="of:=[$'ScSp Dist'.Q22]" office:value-type="float" office:value="5.90778" calcext:value-type="float">
            <text:p>5.91</text:p>
          </table:table-cell>
          <table:table-cell table:formula="of:=[$'ScSp Dist'.R22]" office:value-type="float" office:value="7.45437" calcext:value-type="float">
            <text:p>7.45</text:p>
          </table:table-cell>
          <table:table-cell table:formula="of:=[$'ScSp Dist'.S22]" office:value-type="float" office:value="47.512" calcext:value-type="float">
            <text:p>47.51</text:p>
          </table:table-cell>
          <table:table-cell table:formula="of:=[$'ScSp Dist'.Y22]" office:value-type="float" office:value="28.8691" calcext:value-type="float">
            <text:p>28.87</text:p>
          </table:table-cell>
          <table:table-cell table:formula="of:=[$'ScSp Dist'.Z22]" office:value-type="float" office:value="17.1245" calcext:value-type="float">
            <text:p>17.12</text:p>
          </table:table-cell>
          <table:table-cell table:formula="of:=[$'ScSp Dist'.AA22]" office:value-type="float" office:value="15.0824" calcext:value-type="float">
            <text:p>15.08</text:p>
          </table:table-cell>
          <table:table-cell table:formula="of:=[$'ScSp Dist'.AB22]" office:value-type="float" office:value="38.924" calcext:value-type="float">
            <text:p>38.92</text:p>
          </table:table-cell>
          <table:table-cell table:formula="of:=[$'ScSp Dist'.AH22]" office:value-type="float" office:value="19.8945" calcext:value-type="float">
            <text:p>19.89</text:p>
          </table:table-cell>
          <table:table-cell table:formula="of:=[$'ScSp Dist'.AI22]" office:value-type="float" office:value="25.7888" calcext:value-type="float">
            <text:p>25.79</text:p>
          </table:table-cell>
          <table:table-cell table:formula="of:=[$'ScSp Dist'.AJ22]" office:value-type="float" office:value="16.2321" calcext:value-type="float">
            <text:p>16.23</text:p>
          </table:table-cell>
          <table:table-cell table:formula="of:=[$'ScSp Dist'.AK22]" office:value-type="float" office:value="38.0846" calcext:value-type="float">
            <text:p>38.08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ScSp Dist'.G23]" office:value-type="float" office:value="36.4494" calcext:value-type="float">
            <text:p>36.45</text:p>
          </table:table-cell>
          <table:table-cell table:formula="of:=[$'ScSp Dist'.H23]" office:value-type="float" office:value="3.80169" calcext:value-type="float">
            <text:p>3.80</text:p>
          </table:table-cell>
          <table:table-cell table:formula="of:=[$'ScSp Dist'.I23]" office:value-type="float" office:value="3.87262" calcext:value-type="float">
            <text:p>3.87</text:p>
          </table:table-cell>
          <table:table-cell table:formula="of:=[$'ScSp Dist'.J23]" office:value-type="float" office:value="55.8763" calcext:value-type="float">
            <text:p>55.88</text:p>
          </table:table-cell>
          <table:table-cell table:formula="of:=[$'ScSp Dist'.P23]" office:value-type="float" office:value="31.5261" calcext:value-type="float">
            <text:p>31.53</text:p>
          </table:table-cell>
          <table:table-cell table:formula="of:=[$'ScSp Dist'.Q23]" office:value-type="float" office:value="9.27934" calcext:value-type="float">
            <text:p>9.28</text:p>
          </table:table-cell>
          <table:table-cell table:formula="of:=[$'ScSp Dist'.R23]" office:value-type="float" office:value="8.23929" calcext:value-type="float">
            <text:p>8.24</text:p>
          </table:table-cell>
          <table:table-cell table:formula="of:=[$'ScSp Dist'.S23]" office:value-type="float" office:value="50.9552" calcext:value-type="float">
            <text:p>50.96</text:p>
          </table:table-cell>
          <table:table-cell table:formula="of:=[$'ScSp Dist'.Y23]" office:value-type="float" office:value="24.7004" calcext:value-type="float">
            <text:p>24.70</text:p>
          </table:table-cell>
          <table:table-cell table:formula="of:=[$'ScSp Dist'.Z23]" office:value-type="float" office:value="16.7004" calcext:value-type="float">
            <text:p>16.70</text:p>
          </table:table-cell>
          <table:table-cell table:formula="of:=[$'ScSp Dist'.AA23]" office:value-type="float" office:value="11.0817" calcext:value-type="float">
            <text:p>11.08</text:p>
          </table:table-cell>
          <table:table-cell table:formula="of:=[$'ScSp Dist'.AB23]" office:value-type="float" office:value="47.5175" calcext:value-type="float">
            <text:p>47.52</text:p>
          </table:table-cell>
          <table:table-cell table:formula="of:=[$'ScSp Dist'.AH23]" office:value-type="float" office:value="15.8478" calcext:value-type="float">
            <text:p>15.85</text:p>
          </table:table-cell>
          <table:table-cell table:formula="of:=[$'ScSp Dist'.AI23]" office:value-type="float" office:value="26.3484" calcext:value-type="float">
            <text:p>26.35</text:p>
          </table:table-cell>
          <table:table-cell table:formula="of:=[$'ScSp Dist'.AJ23]" office:value-type="float" office:value="18.3321" calcext:value-type="float">
            <text:p>18.33</text:p>
          </table:table-cell>
          <table:table-cell table:formula="of:=[$'ScSp Dist'.AK23]" office:value-type="float" office:value="39.4717" calcext:value-type="float">
            <text:p>39.47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ScSp Dist'.G24]" office:value-type="float" office:value="33.4076" calcext:value-type="float">
            <text:p>33.41</text:p>
          </table:table-cell>
          <table:table-cell table:formula="of:=[$'ScSp Dist'.H24]" office:value-type="float" office:value="10.0865" calcext:value-type="float">
            <text:p>10.09</text:p>
          </table:table-cell>
          <table:table-cell table:formula="of:=[$'ScSp Dist'.I24]" office:value-type="float" office:value="2.16863" calcext:value-type="float">
            <text:p>2.17</text:p>
          </table:table-cell>
          <table:table-cell table:formula="of:=[$'ScSp Dist'.J24]" office:value-type="float" office:value="54.3373" calcext:value-type="float">
            <text:p>54.34</text:p>
          </table:table-cell>
          <table:table-cell table:formula="of:=[$'ScSp Dist'.P24]" office:value-type="float" office:value="32.6791" calcext:value-type="float">
            <text:p>32.68</text:p>
          </table:table-cell>
          <table:table-cell table:formula="of:=[$'ScSp Dist'.Q24]" office:value-type="float" office:value="8.27096" calcext:value-type="float">
            <text:p>8.27</text:p>
          </table:table-cell>
          <table:table-cell table:formula="of:=[$'ScSp Dist'.R24]" office:value-type="float" office:value="2.4515" calcext:value-type="float">
            <text:p>2.45</text:p>
          </table:table-cell>
          <table:table-cell table:formula="of:=[$'ScSp Dist'.S24]" office:value-type="float" office:value="56.5984" calcext:value-type="float">
            <text:p>56.60</text:p>
          </table:table-cell>
          <table:table-cell table:formula="of:=[$'ScSp Dist'.Y24]" office:value-type="float" office:value="27.1902" calcext:value-type="float">
            <text:p>27.19</text:p>
          </table:table-cell>
          <table:table-cell table:formula="of:=[$'ScSp Dist'.Z24]" office:value-type="float" office:value="17.4568" calcext:value-type="float">
            <text:p>17.46</text:p>
          </table:table-cell>
          <table:table-cell table:formula="of:=[$'ScSp Dist'.AA24]" office:value-type="float" office:value="6.35384" calcext:value-type="float">
            <text:p>6.35</text:p>
          </table:table-cell>
          <table:table-cell table:formula="of:=[$'ScSp Dist'.AB24]" office:value-type="float" office:value="48.9991" calcext:value-type="float">
            <text:p>49.00</text:p>
          </table:table-cell>
          <table:table-cell table:formula="of:=[$'ScSp Dist'.AH24]" office:value-type="float" office:value="14.8682" calcext:value-type="float">
            <text:p>14.87</text:p>
          </table:table-cell>
          <table:table-cell table:formula="of:=[$'ScSp Dist'.AI24]" office:value-type="float" office:value="28.7108" calcext:value-type="float">
            <text:p>28.71</text:p>
          </table:table-cell>
          <table:table-cell table:formula="of:=[$'ScSp Dist'.AJ24]" office:value-type="float" office:value="15.6855" calcext:value-type="float">
            <text:p>15.69</text:p>
          </table:table-cell>
          <table:table-cell table:formula="of:=[$'ScSp Dist'.AK24]" office:value-type="float" office:value="40.7355" calcext:value-type="float">
            <text:p>40.74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ScSp Dist'.G25]" office:value-type="float" office:value="39.1006" calcext:value-type="float">
            <text:p>39.10</text:p>
          </table:table-cell>
          <table:table-cell table:formula="of:=[$'ScSp Dist'.H25]" office:value-type="float" office:value="13.5362" calcext:value-type="float">
            <text:p>13.54</text:p>
          </table:table-cell>
          <table:table-cell table:formula="of:=[$'ScSp Dist'.I25]" office:value-type="float" office:value="2.64121" calcext:value-type="float">
            <text:p>2.64</text:p>
          </table:table-cell>
          <table:table-cell table:formula="of:=[$'ScSp Dist'.J25]" office:value-type="float" office:value="44.722" calcext:value-type="float">
            <text:p>44.72</text:p>
          </table:table-cell>
          <table:table-cell table:formula="of:=[$'ScSp Dist'.P25]" office:value-type="float" office:value="34.7344" calcext:value-type="float">
            <text:p>34.73</text:p>
          </table:table-cell>
          <table:table-cell table:formula="of:=[$'ScSp Dist'.Q25]" office:value-type="float" office:value="17.2475" calcext:value-type="float">
            <text:p>17.25</text:p>
          </table:table-cell>
          <table:table-cell table:formula="of:=[$'ScSp Dist'.R25]" office:value-type="float" office:value="3.43176" calcext:value-type="float">
            <text:p>3.43</text:p>
          </table:table-cell>
          <table:table-cell table:formula="of:=[$'ScSp Dist'.S25]" office:value-type="float" office:value="44.5863" calcext:value-type="float">
            <text:p>44.59</text:p>
          </table:table-cell>
          <table:table-cell table:formula="of:=[$'ScSp Dist'.Y25]" office:value-type="float" office:value="30.288" calcext:value-type="float">
            <text:p>30.29</text:p>
          </table:table-cell>
          <table:table-cell table:formula="of:=[$'ScSp Dist'.Z25]" office:value-type="float" office:value="21.7279" calcext:value-type="float">
            <text:p>21.73</text:p>
          </table:table-cell>
          <table:table-cell table:formula="of:=[$'ScSp Dist'.AA25]" office:value-type="float" office:value="9.07646" calcext:value-type="float">
            <text:p>9.08</text:p>
          </table:table-cell>
          <table:table-cell table:formula="of:=[$'ScSp Dist'.AB25]" office:value-type="float" office:value="38.9076" calcext:value-type="float">
            <text:p>38.91</text:p>
          </table:table-cell>
          <table:table-cell table:formula="of:=[$'ScSp Dist'.AH25]" office:value-type="float" office:value="19.4435" calcext:value-type="float">
            <text:p>19.44</text:p>
          </table:table-cell>
          <table:table-cell table:formula="of:=[$'ScSp Dist'.AI25]" office:value-type="float" office:value="26.9997" calcext:value-type="float">
            <text:p>27.00</text:p>
          </table:table-cell>
          <table:table-cell table:formula="of:=[$'ScSp Dist'.AJ25]" office:value-type="float" office:value="10.6415" calcext:value-type="float">
            <text:p>10.64</text:p>
          </table:table-cell>
          <table:table-cell table:formula="of:=[$'ScSp Dist'.AK25]" office:value-type="float" office:value="42.9154" calcext:value-type="float">
            <text:p>42.92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ScSp Dist'.G26]" office:value-type="float" office:value="38.5162" calcext:value-type="float">
            <text:p>38.52</text:p>
          </table:table-cell>
          <table:table-cell table:formula="of:=[$'ScSp Dist'.H26]" office:value-type="float" office:value="0" calcext:value-type="float">
            <text:p>0.00</text:p>
          </table:table-cell>
          <table:table-cell table:formula="of:=[$'ScSp Dist'.I26]" office:value-type="float" office:value="0" calcext:value-type="float">
            <text:p>0.00</text:p>
          </table:table-cell>
          <table:table-cell table:formula="of:=[$'ScSp Dist'.J26]" office:value-type="float" office:value="61.4838" calcext:value-type="float">
            <text:p>61.48</text:p>
          </table:table-cell>
          <table:table-cell table:formula="of:=[$'ScSp Dist'.P26]" office:value-type="float" office:value="32.9255" calcext:value-type="float">
            <text:p>32.93</text:p>
          </table:table-cell>
          <table:table-cell table:formula="of:=[$'ScSp Dist'.Q26]" office:value-type="float" office:value="6.28823" calcext:value-type="float">
            <text:p>6.29</text:p>
          </table:table-cell>
          <table:table-cell table:formula="of:=[$'ScSp Dist'.R26]" office:value-type="float" office:value="1.36204" calcext:value-type="float">
            <text:p>1.36</text:p>
          </table:table-cell>
          <table:table-cell table:formula="of:=[$'ScSp Dist'.S26]" office:value-type="float" office:value="59.4242" calcext:value-type="float">
            <text:p>59.42</text:p>
          </table:table-cell>
          <table:table-cell table:formula="of:=[$'ScSp Dist'.Y26]" office:value-type="float" office:value="23.0458" calcext:value-type="float">
            <text:p>23.05</text:p>
          </table:table-cell>
          <table:table-cell table:formula="of:=[$'ScSp Dist'.Z26]" office:value-type="float" office:value="15.5178" calcext:value-type="float">
            <text:p>15.52</text:p>
          </table:table-cell>
          <table:table-cell table:formula="of:=[$'ScSp Dist'.AA26]" office:value-type="float" office:value="6.7942" calcext:value-type="float">
            <text:p>6.79</text:p>
          </table:table-cell>
          <table:table-cell table:formula="of:=[$'ScSp Dist'.AB26]" office:value-type="float" office:value="54.6422" calcext:value-type="float">
            <text:p>54.64</text:p>
          </table:table-cell>
          <table:table-cell table:formula="of:=[$'ScSp Dist'.AH26]" office:value-type="float" office:value="10.9212" calcext:value-type="float">
            <text:p>10.92</text:p>
          </table:table-cell>
          <table:table-cell table:formula="of:=[$'ScSp Dist'.AI26]" office:value-type="float" office:value="25.572" calcext:value-type="float">
            <text:p>25.57</text:p>
          </table:table-cell>
          <table:table-cell table:formula="of:=[$'ScSp Dist'.AJ26]" office:value-type="float" office:value="16.5501" calcext:value-type="float">
            <text:p>16.55</text:p>
          </table:table-cell>
          <table:table-cell table:formula="of:=[$'ScSp Dist'.AK26]" office:value-type="float" office:value="46.9567" calcext:value-type="float">
            <text:p>46.96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ScSp Dist'.G27]" office:value-type="float" office:value="35.5233" calcext:value-type="float">
            <text:p>35.52</text:p>
          </table:table-cell>
          <table:table-cell table:formula="of:=[$'ScSp Dist'.H27]" office:value-type="float" office:value="0" calcext:value-type="float">
            <text:p>0.00</text:p>
          </table:table-cell>
          <table:table-cell table:formula="of:=[$'ScSp Dist'.I27]" office:value-type="float" office:value="0" calcext:value-type="float">
            <text:p>0.00</text:p>
          </table:table-cell>
          <table:table-cell table:formula="of:=[$'ScSp Dist'.J27]" office:value-type="float" office:value="64.4767" calcext:value-type="float">
            <text:p>64.48</text:p>
          </table:table-cell>
          <table:table-cell table:formula="of:=[$'ScSp Dist'.P27]" office:value-type="float" office:value="28.9668" calcext:value-type="float">
            <text:p>28.97</text:p>
          </table:table-cell>
          <table:table-cell table:formula="of:=[$'ScSp Dist'.Q27]" office:value-type="float" office:value="6.84712" calcext:value-type="float">
            <text:p>6.85</text:p>
          </table:table-cell>
          <table:table-cell table:formula="of:=[$'ScSp Dist'.R27]" office:value-type="float" office:value="3.82005" calcext:value-type="float">
            <text:p>3.82</text:p>
          </table:table-cell>
          <table:table-cell table:formula="of:=[$'ScSp Dist'.S27]" office:value-type="float" office:value="60.366" calcext:value-type="float">
            <text:p>60.37</text:p>
          </table:table-cell>
          <table:table-cell table:formula="of:=[$'ScSp Dist'.Y27]" office:value-type="float" office:value="18.2974" calcext:value-type="float">
            <text:p>18.30</text:p>
          </table:table-cell>
          <table:table-cell table:formula="of:=[$'ScSp Dist'.Z27]" office:value-type="float" office:value="18.4649" calcext:value-type="float">
            <text:p>18.46</text:p>
          </table:table-cell>
          <table:table-cell table:formula="of:=[$'ScSp Dist'.AA27]" office:value-type="float" office:value="9.08399" calcext:value-type="float">
            <text:p>9.08</text:p>
          </table:table-cell>
          <table:table-cell table:formula="of:=[$'ScSp Dist'.AB27]" office:value-type="float" office:value="54.1537" calcext:value-type="float">
            <text:p>54.15</text:p>
          </table:table-cell>
          <table:table-cell table:formula="of:=[$'ScSp Dist'.AH27]" office:value-type="float" office:value="17.9518" calcext:value-type="float">
            <text:p>17.95</text:p>
          </table:table-cell>
          <table:table-cell table:formula="of:=[$'ScSp Dist'.AI27]" office:value-type="float" office:value="24.8057" calcext:value-type="float">
            <text:p>24.81</text:p>
          </table:table-cell>
          <table:table-cell table:formula="of:=[$'ScSp Dist'.AJ27]" office:value-type="float" office:value="8.29847" calcext:value-type="float">
            <text:p>8.30</text:p>
          </table:table-cell>
          <table:table-cell table:formula="of:=[$'ScSp Dist'.AK27]" office:value-type="float" office:value="48.944" calcext:value-type="float">
            <text:p>48.94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ScSp Dist'.G28]" office:value-type="float" office:value="45.0376" calcext:value-type="float">
            <text:p>45.04</text:p>
          </table:table-cell>
          <table:table-cell table:formula="of:=[$'ScSp Dist'.H28]" office:value-type="float" office:value="0" calcext:value-type="float">
            <text:p>0.00</text:p>
          </table:table-cell>
          <table:table-cell table:formula="of:=[$'ScSp Dist'.I28]" office:value-type="float" office:value="0" calcext:value-type="float">
            <text:p>0.00</text:p>
          </table:table-cell>
          <table:table-cell table:formula="of:=[$'ScSp Dist'.J28]" office:value-type="float" office:value="54.9624" calcext:value-type="float">
            <text:p>54.96</text:p>
          </table:table-cell>
          <table:table-cell table:formula="of:=[$'ScSp Dist'.P28]" office:value-type="float" office:value="43.1903" calcext:value-type="float">
            <text:p>43.19</text:p>
          </table:table-cell>
          <table:table-cell table:formula="of:=[$'ScSp Dist'.Q28]" office:value-type="float" office:value="3.15133" calcext:value-type="float">
            <text:p>3.15</text:p>
          </table:table-cell>
          <table:table-cell table:formula="of:=[$'ScSp Dist'.R28]" office:value-type="float" office:value="1.75507" calcext:value-type="float">
            <text:p>1.76</text:p>
          </table:table-cell>
          <table:table-cell table:formula="of:=[$'ScSp Dist'.S28]" office:value-type="float" office:value="51.9033" calcext:value-type="float">
            <text:p>51.90</text:p>
          </table:table-cell>
          <table:table-cell table:formula="of:=[$'ScSp Dist'.Y28]" office:value-type="float" office:value="35.2427" calcext:value-type="float">
            <text:p>35.24</text:p>
          </table:table-cell>
          <table:table-cell table:formula="of:=[$'ScSp Dist'.Z28]" office:value-type="float" office:value="12.4866" calcext:value-type="float">
            <text:p>12.49</text:p>
          </table:table-cell>
          <table:table-cell table:formula="of:=[$'ScSp Dist'.AA28]" office:value-type="float" office:value="5.38202" calcext:value-type="float">
            <text:p>5.38</text:p>
          </table:table-cell>
          <table:table-cell table:formula="of:=[$'ScSp Dist'.AB28]" office:value-type="float" office:value="46.8887" calcext:value-type="float">
            <text:p>46.89</text:p>
          </table:table-cell>
          <table:table-cell table:formula="of:=[$'ScSp Dist'.AH28]" office:value-type="float" office:value="19.0317" calcext:value-type="float">
            <text:p>19.03</text:p>
          </table:table-cell>
          <table:table-cell table:formula="of:=[$'ScSp Dist'.AI28]" office:value-type="float" office:value="22.8016" calcext:value-type="float">
            <text:p>22.80</text:p>
          </table:table-cell>
          <table:table-cell table:formula="of:=[$'ScSp Dist'.AJ28]" office:value-type="float" office:value="17.8643" calcext:value-type="float">
            <text:p>17.86</text:p>
          </table:table-cell>
          <table:table-cell table:formula="of:=[$'ScSp Dist'.AK28]" office:value-type="float" office:value="40.3024" calcext:value-type="float">
            <text:p>40.30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ScSp Dist'.G29]" office:value-type="float" office:value="38.1982" calcext:value-type="float">
            <text:p>38.20</text:p>
          </table:table-cell>
          <table:table-cell table:formula="of:=[$'ScSp Dist'.H29]" office:value-type="float" office:value="8.56549" calcext:value-type="float">
            <text:p>8.57</text:p>
          </table:table-cell>
          <table:table-cell table:formula="of:=[$'ScSp Dist'.I29]" office:value-type="float" office:value="4.54608" calcext:value-type="float">
            <text:p>4.55</text:p>
          </table:table-cell>
          <table:table-cell table:formula="of:=[$'ScSp Dist'.J29]" office:value-type="float" office:value="48.6902" calcext:value-type="float">
            <text:p>48.69</text:p>
          </table:table-cell>
          <table:table-cell table:formula="of:=[$'ScSp Dist'.P29]" office:value-type="float" office:value="38.1263" calcext:value-type="float">
            <text:p>38.13</text:p>
          </table:table-cell>
          <table:table-cell table:formula="of:=[$'ScSp Dist'.Q29]" office:value-type="float" office:value="3.93848" calcext:value-type="float">
            <text:p>3.94</text:p>
          </table:table-cell>
          <table:table-cell table:formula="of:=[$'ScSp Dist'.R29]" office:value-type="float" office:value="4.2259" calcext:value-type="float">
            <text:p>4.23</text:p>
          </table:table-cell>
          <table:table-cell table:formula="of:=[$'ScSp Dist'.S29]" office:value-type="float" office:value="53.7093" calcext:value-type="float">
            <text:p>53.71</text:p>
          </table:table-cell>
          <table:table-cell table:formula="of:=[$'ScSp Dist'.Y29]" office:value-type="float" office:value="38.0057" calcext:value-type="float">
            <text:p>38.01</text:p>
          </table:table-cell>
          <table:table-cell table:formula="of:=[$'ScSp Dist'.Z29]" office:value-type="float" office:value="4.22008" calcext:value-type="float">
            <text:p>4.22</text:p>
          </table:table-cell>
          <table:table-cell table:formula="of:=[$'ScSp Dist'.AA29]" office:value-type="float" office:value="4.52805" calcext:value-type="float">
            <text:p>4.53</text:p>
          </table:table-cell>
          <table:table-cell table:formula="of:=[$'ScSp Dist'.AB29]" office:value-type="float" office:value="53.2462" calcext:value-type="float">
            <text:p>53.25</text:p>
          </table:table-cell>
          <table:table-cell table:formula="of:=[$'ScSp Dist'.AH29]" office:value-type="float" office:value="21.2236" calcext:value-type="float">
            <text:p>21.22</text:p>
          </table:table-cell>
          <table:table-cell table:formula="of:=[$'ScSp Dist'.AI29]" office:value-type="float" office:value="16.4569" calcext:value-type="float">
            <text:p>16.46</text:p>
          </table:table-cell>
          <table:table-cell table:formula="of:=[$'ScSp Dist'.AJ29]" office:value-type="float" office:value="15.9015" calcext:value-type="float">
            <text:p>15.90</text:p>
          </table:table-cell>
          <table:table-cell table:formula="of:=[$'ScSp Dist'.AK29]" office:value-type="float" office:value="46.418" calcext:value-type="float">
            <text:p>46.42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ScSp Dist'.G30]" office:value-type="float" office:value="52.5593" calcext:value-type="float">
            <text:p>52.56</text:p>
          </table:table-cell>
          <table:table-cell table:formula="of:=[$'ScSp Dist'.H30]" office:value-type="float" office:value="0" calcext:value-type="float">
            <text:p>0.00</text:p>
          </table:table-cell>
          <table:table-cell table:formula="of:=[$'ScSp Dist'.I30]" office:value-type="float" office:value="0" calcext:value-type="float">
            <text:p>0.00</text:p>
          </table:table-cell>
          <table:table-cell table:formula="of:=[$'ScSp Dist'.J30]" office:value-type="float" office:value="47.4407" calcext:value-type="float">
            <text:p>47.44</text:p>
          </table:table-cell>
          <table:table-cell table:formula="of:=[$'ScSp Dist'.P30]" office:value-type="float" office:value="41.4136" calcext:value-type="float">
            <text:p>41.41</text:p>
          </table:table-cell>
          <table:table-cell table:formula="of:=[$'ScSp Dist'.Q30]" office:value-type="float" office:value="10.8996" calcext:value-type="float">
            <text:p>10.90</text:p>
          </table:table-cell>
          <table:table-cell table:formula="of:=[$'ScSp Dist'.R30]" office:value-type="float" office:value="3.97252" calcext:value-type="float">
            <text:p>3.97</text:p>
          </table:table-cell>
          <table:table-cell table:formula="of:=[$'ScSp Dist'.S30]" office:value-type="float" office:value="43.7143" calcext:value-type="float">
            <text:p>43.71</text:p>
          </table:table-cell>
          <table:table-cell table:formula="of:=[$'ScSp Dist'.Y30]" office:value-type="float" office:value="34.1256" calcext:value-type="float">
            <text:p>34.13</text:p>
          </table:table-cell>
          <table:table-cell table:formula="of:=[$'ScSp Dist'.Z30]" office:value-type="float" office:value="17.775" calcext:value-type="float">
            <text:p>17.78</text:p>
          </table:table-cell>
          <table:table-cell table:formula="of:=[$'ScSp Dist'.AA30]" office:value-type="float" office:value="8.53772" calcext:value-type="float">
            <text:p>8.54</text:p>
          </table:table-cell>
          <table:table-cell table:formula="of:=[$'ScSp Dist'.AB30]" office:value-type="float" office:value="39.5617" calcext:value-type="float">
            <text:p>39.56</text:p>
          </table:table-cell>
          <table:table-cell table:formula="of:=[$'ScSp Dist'.AH30]" office:value-type="float" office:value="24.4467" calcext:value-type="float">
            <text:p>24.45</text:p>
          </table:table-cell>
          <table:table-cell table:formula="of:=[$'ScSp Dist'.AI30]" office:value-type="float" office:value="25.2012" calcext:value-type="float">
            <text:p>25.20</text:p>
          </table:table-cell>
          <table:table-cell table:formula="of:=[$'ScSp Dist'.AJ30]" office:value-type="float" office:value="19.3964" calcext:value-type="float">
            <text:p>19.40</text:p>
          </table:table-cell>
          <table:table-cell table:formula="of:=[$'ScSp Dist'.AK30]" office:value-type="float" office:value="30.9557" calcext:value-type="float">
            <text:p>30.96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ScSp Dist'.G31]" office:value-type="float" office:value="37.0849" calcext:value-type="float">
            <text:p>37.08</text:p>
          </table:table-cell>
          <table:table-cell table:formula="of:=[$'ScSp Dist'.H31]" office:value-type="float" office:value="4.77337" calcext:value-type="float">
            <text:p>4.77</text:p>
          </table:table-cell>
          <table:table-cell table:formula="of:=[$'ScSp Dist'.I31]" office:value-type="float" office:value="3.18225" calcext:value-type="float">
            <text:p>3.18</text:p>
          </table:table-cell>
          <table:table-cell table:formula="of:=[$'ScSp Dist'.J31]" office:value-type="float" office:value="54.9595" calcext:value-type="float">
            <text:p>54.96</text:p>
          </table:table-cell>
          <table:table-cell table:formula="of:=[$'ScSp Dist'.P31]" office:value-type="float" office:value="31.2476" calcext:value-type="float">
            <text:p>31.25</text:p>
          </table:table-cell>
          <table:table-cell table:formula="of:=[$'ScSp Dist'.Q31]" office:value-type="float" office:value="20.0171" calcext:value-type="float">
            <text:p>20.02</text:p>
          </table:table-cell>
          <table:table-cell table:formula="of:=[$'ScSp Dist'.R31]" office:value-type="float" office:value="5.4012" calcext:value-type="float">
            <text:p>5.40</text:p>
          </table:table-cell>
          <table:table-cell table:formula="of:=[$'ScSp Dist'.S31]" office:value-type="float" office:value="43.3341" calcext:value-type="float">
            <text:p>43.33</text:p>
          </table:table-cell>
          <table:table-cell table:formula="of:=[$'ScSp Dist'.Y31]" office:value-type="float" office:value="21.3113" calcext:value-type="float">
            <text:p>21.31</text:p>
          </table:table-cell>
          <table:table-cell table:formula="of:=[$'ScSp Dist'.Z31]" office:value-type="float" office:value="26.7527" calcext:value-type="float">
            <text:p>26.75</text:p>
          </table:table-cell>
          <table:table-cell table:formula="of:=[$'ScSp Dist'.AA31]" office:value-type="float" office:value="9.94264" calcext:value-type="float">
            <text:p>9.94</text:p>
          </table:table-cell>
          <table:table-cell table:formula="of:=[$'ScSp Dist'.AB31]" office:value-type="float" office:value="41.9933" calcext:value-type="float">
            <text:p>41.99</text:p>
          </table:table-cell>
          <table:table-cell table:formula="of:=[$'ScSp Dist'.AH31]" office:value-type="float" office:value="14.2135" calcext:value-type="float">
            <text:p>14.21</text:p>
          </table:table-cell>
          <table:table-cell table:formula="of:=[$'ScSp Dist'.AI31]" office:value-type="float" office:value="38.5861" calcext:value-type="float">
            <text:p>38.59</text:p>
          </table:table-cell>
          <table:table-cell table:formula="of:=[$'ScSp Dist'.AJ31]" office:value-type="float" office:value="12.3408" calcext:value-type="float">
            <text:p>12.34</text:p>
          </table:table-cell>
          <table:table-cell table:formula="of:=[$'ScSp Dist'.AK31]" office:value-type="float" office:value="34.8596" calcext:value-type="float">
            <text:p>34.86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ScSp Dist'.G32]" office:value-type="float" office:value="39.3939" calcext:value-type="float">
            <text:p>39.39</text:p>
          </table:table-cell>
          <table:table-cell table:formula="of:=[$'ScSp Dist'.H32]" office:value-type="float" office:value="8.36755" calcext:value-type="float">
            <text:p>8.37</text:p>
          </table:table-cell>
          <table:table-cell table:formula="of:=[$'ScSp Dist'.I32]" office:value-type="float" office:value="2.20919" calcext:value-type="float">
            <text:p>2.21</text:p>
          </table:table-cell>
          <table:table-cell table:formula="of:=[$'ScSp Dist'.J32]" office:value-type="float" office:value="50.0293" calcext:value-type="float">
            <text:p>50.03</text:p>
          </table:table-cell>
          <table:table-cell table:formula="of:=[$'ScSp Dist'.P32]" office:value-type="float" office:value="32.9018" calcext:value-type="float">
            <text:p>32.90</text:p>
          </table:table-cell>
          <table:table-cell table:formula="of:=[$'ScSp Dist'.Q32]" office:value-type="float" office:value="16.8359" calcext:value-type="float">
            <text:p>16.84</text:p>
          </table:table-cell>
          <table:table-cell table:formula="of:=[$'ScSp Dist'.R32]" office:value-type="float" office:value="5.52565" calcext:value-type="float">
            <text:p>5.53</text:p>
          </table:table-cell>
          <table:table-cell table:formula="of:=[$'ScSp Dist'.S32]" office:value-type="float" office:value="44.7367" calcext:value-type="float">
            <text:p>44.74</text:p>
          </table:table-cell>
          <table:table-cell table:formula="of:=[$'ScSp Dist'.Y32]" office:value-type="float" office:value="27.1296" calcext:value-type="float">
            <text:p>27.13</text:p>
          </table:table-cell>
          <table:table-cell table:formula="of:=[$'ScSp Dist'.Z32]" office:value-type="float" office:value="25.2503" calcext:value-type="float">
            <text:p>25.25</text:p>
          </table:table-cell>
          <table:table-cell table:formula="of:=[$'ScSp Dist'.AA32]" office:value-type="float" office:value="8.33696" calcext:value-type="float">
            <text:p>8.34</text:p>
          </table:table-cell>
          <table:table-cell table:formula="of:=[$'ScSp Dist'.AB32]" office:value-type="float" office:value="39.2831" calcext:value-type="float">
            <text:p>39.28</text:p>
          </table:table-cell>
          <table:table-cell table:formula="of:=[$'ScSp Dist'.AH32]" office:value-type="float" office:value="15.8122" calcext:value-type="float">
            <text:p>15.81</text:p>
          </table:table-cell>
          <table:table-cell table:formula="of:=[$'ScSp Dist'.AI32]" office:value-type="float" office:value="33.5229" calcext:value-type="float">
            <text:p>33.52</text:p>
          </table:table-cell>
          <table:table-cell table:formula="of:=[$'ScSp Dist'.AJ32]" office:value-type="float" office:value="16.6053" calcext:value-type="float">
            <text:p>16.61</text:p>
          </table:table-cell>
          <table:table-cell table:formula="of:=[$'ScSp Dist'.AK32]" office:value-type="float" office:value="34.0596" calcext:value-type="float">
            <text:p>34.06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ScSp Dist'.G33]" office:value-type="float" office:value="34.9182" calcext:value-type="float">
            <text:p>34.92</text:p>
          </table:table-cell>
          <table:table-cell table:formula="of:=[$'ScSp Dist'.H33]" office:value-type="float" office:value="2.53937" calcext:value-type="float">
            <text:p>2.54</text:p>
          </table:table-cell>
          <table:table-cell table:formula="of:=[$'ScSp Dist'.I33]" office:value-type="float" office:value="2.83325" calcext:value-type="float">
            <text:p>2.83</text:p>
          </table:table-cell>
          <table:table-cell table:formula="of:=[$'ScSp Dist'.J33]" office:value-type="float" office:value="59.7091" calcext:value-type="float">
            <text:p>59.71</text:p>
          </table:table-cell>
          <table:table-cell table:formula="of:=[$'ScSp Dist'.P33]" office:value-type="float" office:value="28.598" calcext:value-type="float">
            <text:p>28.60</text:p>
          </table:table-cell>
          <table:table-cell table:formula="of:=[$'ScSp Dist'.Q33]" office:value-type="float" office:value="9.75119" calcext:value-type="float">
            <text:p>9.75</text:p>
          </table:table-cell>
          <table:table-cell table:formula="of:=[$'ScSp Dist'.R33]" office:value-type="float" office:value="5.32628" calcext:value-type="float">
            <text:p>5.33</text:p>
          </table:table-cell>
          <table:table-cell table:formula="of:=[$'ScSp Dist'.S33]" office:value-type="float" office:value="56.3245" calcext:value-type="float">
            <text:p>56.32</text:p>
          </table:table-cell>
          <table:table-cell table:formula="of:=[$'ScSp Dist'.Y33]" office:value-type="float" office:value="22.8296" calcext:value-type="float">
            <text:p>22.83</text:p>
          </table:table-cell>
          <table:table-cell table:formula="of:=[$'ScSp Dist'.Z33]" office:value-type="float" office:value="16.4938" calcext:value-type="float">
            <text:p>16.49</text:p>
          </table:table-cell>
          <table:table-cell table:formula="of:=[$'ScSp Dist'.AA33]" office:value-type="float" office:value="7.03" calcext:value-type="float">
            <text:p>7.03</text:p>
          </table:table-cell>
          <table:table-cell table:formula="of:=[$'ScSp Dist'.AB33]" office:value-type="float" office:value="53.6467" calcext:value-type="float">
            <text:p>53.65</text:p>
          </table:table-cell>
          <table:table-cell table:formula="of:=[$'ScSp Dist'.AH33]" office:value-type="float" office:value="27.6666" calcext:value-type="float">
            <text:p>27.67</text:p>
          </table:table-cell>
          <table:table-cell table:formula="of:=[$'ScSp Dist'.AI33]" office:value-type="float" office:value="14.7665" calcext:value-type="float">
            <text:p>14.77</text:p>
          </table:table-cell>
          <table:table-cell table:formula="of:=[$'ScSp Dist'.AJ33]" office:value-type="float" office:value="5.79248" calcext:value-type="float">
            <text:p>5.79</text:p>
          </table:table-cell>
          <table:table-cell table:formula="of:=[$'ScSp Dist'.AK33]" office:value-type="float" office:value="51.7745" calcext:value-type="float">
            <text:p>51.77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ScSp Dist'.G34]" office:value-type="float" office:value="34.688" calcext:value-type="float">
            <text:p>34.69</text:p>
          </table:table-cell>
          <table:table-cell table:formula="of:=[$'ScSp Dist'.H34]" office:value-type="float" office:value="10.1544" calcext:value-type="float">
            <text:p>10.15</text:p>
          </table:table-cell>
          <table:table-cell table:formula="of:=[$'ScSp Dist'.I34]" office:value-type="float" office:value="1.63022" calcext:value-type="float">
            <text:p>1.63</text:p>
          </table:table-cell>
          <table:table-cell table:formula="of:=[$'ScSp Dist'.J34]" office:value-type="float" office:value="53.5274" calcext:value-type="float">
            <text:p>53.53</text:p>
          </table:table-cell>
          <table:table-cell table:formula="of:=[$'ScSp Dist'.P34]" office:value-type="float" office:value="38.1087" calcext:value-type="float">
            <text:p>38.11</text:p>
          </table:table-cell>
          <table:table-cell table:formula="of:=[$'ScSp Dist'.Q34]" office:value-type="float" office:value="4.99665" calcext:value-type="float">
            <text:p>5.00</text:p>
          </table:table-cell>
          <table:table-cell table:formula="of:=[$'ScSp Dist'.R34]" office:value-type="float" office:value="1.90476" calcext:value-type="float">
            <text:p>1.90</text:p>
          </table:table-cell>
          <table:table-cell table:formula="of:=[$'ScSp Dist'.S34]" office:value-type="float" office:value="54.9899" calcext:value-type="float">
            <text:p>54.99</text:p>
          </table:table-cell>
          <table:table-cell table:formula="of:=[$'ScSp Dist'.Y34]" office:value-type="float" office:value="24.8366" calcext:value-type="float">
            <text:p>24.84</text:p>
          </table:table-cell>
          <table:table-cell table:formula="of:=[$'ScSp Dist'.Z34]" office:value-type="float" office:value="16.187" calcext:value-type="float">
            <text:p>16.19</text:p>
          </table:table-cell>
          <table:table-cell table:formula="of:=[$'ScSp Dist'.AA34]" office:value-type="float" office:value="10.6335" calcext:value-type="float">
            <text:p>10.63</text:p>
          </table:table-cell>
          <table:table-cell table:formula="of:=[$'ScSp Dist'.AB34]" office:value-type="float" office:value="48.343" calcext:value-type="float">
            <text:p>48.34</text:p>
          </table:table-cell>
          <table:table-cell table:formula="of:=[$'ScSp Dist'.AH34]" office:value-type="float" office:value="22.7253" calcext:value-type="float">
            <text:p>22.73</text:p>
          </table:table-cell>
          <table:table-cell table:formula="of:=[$'ScSp Dist'.AI34]" office:value-type="float" office:value="18.5418" calcext:value-type="float">
            <text:p>18.54</text:p>
          </table:table-cell>
          <table:table-cell table:formula="of:=[$'ScSp Dist'.AJ34]" office:value-type="float" office:value="12.1804" calcext:value-type="float">
            <text:p>12.18</text:p>
          </table:table-cell>
          <table:table-cell table:formula="of:=[$'ScSp Dist'.AK34]" office:value-type="float" office:value="46.5525" calcext:value-type="float">
            <text:p>46.55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ScSp Dist'.G35]" office:value-type="float" office:value="35.7246" calcext:value-type="float">
            <text:p>35.72</text:p>
          </table:table-cell>
          <table:table-cell table:formula="of:=[$'ScSp Dist'.H35]" office:value-type="float" office:value="4.82393" calcext:value-type="float">
            <text:p>4.82</text:p>
          </table:table-cell>
          <table:table-cell table:formula="of:=[$'ScSp Dist'.I35]" office:value-type="float" office:value="3.99267" calcext:value-type="float">
            <text:p>3.99</text:p>
          </table:table-cell>
          <table:table-cell table:formula="of:=[$'ScSp Dist'.J35]" office:value-type="float" office:value="55.4588" calcext:value-type="float">
            <text:p>55.46</text:p>
          </table:table-cell>
          <table:table-cell table:formula="of:=[$'ScSp Dist'.P35]" office:value-type="float" office:value="29.6274" calcext:value-type="float">
            <text:p>29.63</text:p>
          </table:table-cell>
          <table:table-cell table:formula="of:=[$'ScSp Dist'.Q35]" office:value-type="float" office:value="10.4503" calcext:value-type="float">
            <text:p>10.45</text:p>
          </table:table-cell>
          <table:table-cell table:formula="of:=[$'ScSp Dist'.R35]" office:value-type="float" office:value="8.14088" calcext:value-type="float">
            <text:p>8.14</text:p>
          </table:table-cell>
          <table:table-cell table:formula="of:=[$'ScSp Dist'.S35]" office:value-type="float" office:value="51.7815" calcext:value-type="float">
            <text:p>51.78</text:p>
          </table:table-cell>
          <table:table-cell table:formula="of:=[$'ScSp Dist'.Y35]" office:value-type="float" office:value="17.3001" calcext:value-type="float">
            <text:p>17.30</text:p>
          </table:table-cell>
          <table:table-cell table:formula="of:=[$'ScSp Dist'.Z35]" office:value-type="float" office:value="22.8868" calcext:value-type="float">
            <text:p>22.89</text:p>
          </table:table-cell>
          <table:table-cell table:formula="of:=[$'ScSp Dist'.AA35]" office:value-type="float" office:value="14.8079" calcext:value-type="float">
            <text:p>14.81</text:p>
          </table:table-cell>
          <table:table-cell table:formula="of:=[$'ScSp Dist'.AB35]" office:value-type="float" office:value="45.0052" calcext:value-type="float">
            <text:p>45.01</text:p>
          </table:table-cell>
          <table:table-cell table:formula="of:=[$'ScSp Dist'.AH35]" office:value-type="float" office:value="12.4735" calcext:value-type="float">
            <text:p>12.47</text:p>
          </table:table-cell>
          <table:table-cell table:formula="of:=[$'ScSp Dist'.AI35]" office:value-type="float" office:value="37.0952" calcext:value-type="float">
            <text:p>37.10</text:p>
          </table:table-cell>
          <table:table-cell table:formula="of:=[$'ScSp Dist'.AJ35]" office:value-type="float" office:value="16.002" calcext:value-type="float">
            <text:p>16.00</text:p>
          </table:table-cell>
          <table:table-cell table:formula="of:=[$'ScSp Dist'.AK35]" office:value-type="float" office:value="34.4294" calcext:value-type="float">
            <text:p>34.43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ScSp Dist'.G36]" office:value-type="float" office:value="34.967" calcext:value-type="float">
            <text:p>34.97</text:p>
          </table:table-cell>
          <table:table-cell table:formula="of:=[$'ScSp Dist'.H36]" office:value-type="float" office:value="3.73877" calcext:value-type="float">
            <text:p>3.74</text:p>
          </table:table-cell>
          <table:table-cell table:formula="of:=[$'ScSp Dist'.I36]" office:value-type="float" office:value="0.982624" calcext:value-type="float">
            <text:p>0.98</text:p>
          </table:table-cell>
          <table:table-cell table:formula="of:=[$'ScSp Dist'.J36]" office:value-type="float" office:value="60.3116" calcext:value-type="float">
            <text:p>60.31</text:p>
          </table:table-cell>
          <table:table-cell table:formula="of:=[$'ScSp Dist'.P36]" office:value-type="float" office:value="28.6649" calcext:value-type="float">
            <text:p>28.66</text:p>
          </table:table-cell>
          <table:table-cell table:formula="of:=[$'ScSp Dist'.Q36]" office:value-type="float" office:value="8.39965" calcext:value-type="float">
            <text:p>8.40</text:p>
          </table:table-cell>
          <table:table-cell table:formula="of:=[$'ScSp Dist'.R36]" office:value-type="float" office:value="4.24403" calcext:value-type="float">
            <text:p>4.24</text:p>
          </table:table-cell>
          <table:table-cell table:formula="of:=[$'ScSp Dist'.S36]" office:value-type="float" office:value="58.6914" calcext:value-type="float">
            <text:p>58.69</text:p>
          </table:table-cell>
          <table:table-cell table:formula="of:=[$'ScSp Dist'.Y36]" office:value-type="float" office:value="24.4105" calcext:value-type="float">
            <text:p>24.41</text:p>
          </table:table-cell>
          <table:table-cell table:formula="of:=[$'ScSp Dist'.Z36]" office:value-type="float" office:value="9.85795" calcext:value-type="float">
            <text:p>9.86</text:p>
          </table:table-cell>
          <table:table-cell table:formula="of:=[$'ScSp Dist'.AA36]" office:value-type="float" office:value="8.54403" calcext:value-type="float">
            <text:p>8.54</text:p>
          </table:table-cell>
          <table:table-cell table:formula="of:=[$'ScSp Dist'.AB36]" office:value-type="float" office:value="57.1875" calcext:value-type="float">
            <text:p>57.19</text:p>
          </table:table-cell>
          <table:table-cell table:formula="of:=[$'ScSp Dist'.AH36]" office:value-type="float" office:value="16.9305" calcext:value-type="float">
            <text:p>16.93</text:p>
          </table:table-cell>
          <table:table-cell table:formula="of:=[$'ScSp Dist'.AI36]" office:value-type="float" office:value="14.387" calcext:value-type="float">
            <text:p>14.39</text:p>
          </table:table-cell>
          <table:table-cell table:formula="of:=[$'ScSp Dist'.AJ36]" office:value-type="float" office:value="15.0957" calcext:value-type="float">
            <text:p>15.10</text:p>
          </table:table-cell>
          <table:table-cell table:formula="of:=[$'ScSp Dist'.AK36]" office:value-type="float" office:value="53.5869" calcext:value-type="float">
            <text:p>53.59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ScSp Dist'.G37]" office:value-type="float" office:value="42.9208" calcext:value-type="float">
            <text:p>42.92</text:p>
          </table:table-cell>
          <table:table-cell table:formula="of:=[$'ScSp Dist'.H37]" office:value-type="float" office:value="8.46098" calcext:value-type="float">
            <text:p>8.46</text:p>
          </table:table-cell>
          <table:table-cell table:formula="of:=[$'ScSp Dist'.I37]" office:value-type="float" office:value="5.18681" calcext:value-type="float">
            <text:p>5.19</text:p>
          </table:table-cell>
          <table:table-cell table:formula="of:=[$'ScSp Dist'.J37]" office:value-type="float" office:value="43.4314" calcext:value-type="float">
            <text:p>43.43</text:p>
          </table:table-cell>
          <table:table-cell table:formula="of:=[$'ScSp Dist'.P37]" office:value-type="float" office:value="36.0932" calcext:value-type="float">
            <text:p>36.09</text:p>
          </table:table-cell>
          <table:table-cell table:formula="of:=[$'ScSp Dist'.Q37]" office:value-type="float" office:value="18.7219" calcext:value-type="float">
            <text:p>18.72</text:p>
          </table:table-cell>
          <table:table-cell table:formula="of:=[$'ScSp Dist'.R37]" office:value-type="float" office:value="8.02251" calcext:value-type="float">
            <text:p>8.02</text:p>
          </table:table-cell>
          <table:table-cell table:formula="of:=[$'ScSp Dist'.S37]" office:value-type="float" office:value="37.1624" calcext:value-type="float">
            <text:p>37.16</text:p>
          </table:table-cell>
          <table:table-cell table:formula="of:=[$'ScSp Dist'.Y37]" office:value-type="float" office:value="25.3331" calcext:value-type="float">
            <text:p>25.33</text:p>
          </table:table-cell>
          <table:table-cell table:formula="of:=[$'ScSp Dist'.Z37]" office:value-type="float" office:value="28.0309" calcext:value-type="float">
            <text:p>28.03</text:p>
          </table:table-cell>
          <table:table-cell table:formula="of:=[$'ScSp Dist'.AA37]" office:value-type="float" office:value="14.2704" calcext:value-type="float">
            <text:p>14.27</text:p>
          </table:table-cell>
          <table:table-cell table:formula="of:=[$'ScSp Dist'.AB37]" office:value-type="float" office:value="32.3655" calcext:value-type="float">
            <text:p>32.37</text:p>
          </table:table-cell>
          <table:table-cell table:formula="of:=[$'ScSp Dist'.AH37]" office:value-type="float" office:value="16.0284" calcext:value-type="float">
            <text:p>16.03</text:p>
          </table:table-cell>
          <table:table-cell table:formula="of:=[$'ScSp Dist'.AI37]" office:value-type="float" office:value="36.897" calcext:value-type="float">
            <text:p>36.90</text:p>
          </table:table-cell>
          <table:table-cell table:formula="of:=[$'ScSp Dist'.AJ37]" office:value-type="float" office:value="17.8523" calcext:value-type="float">
            <text:p>17.85</text:p>
          </table:table-cell>
          <table:table-cell table:formula="of:=[$'ScSp Dist'.AK37]" office:value-type="float" office:value="29.2223" calcext:value-type="float">
            <text:p>29.22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ScSp Dist'.G38]" office:value-type="float" office:value="35.3491" calcext:value-type="float">
            <text:p>35.35</text:p>
          </table:table-cell>
          <table:table-cell table:formula="of:=[$'ScSp Dist'.H38]" office:value-type="float" office:value="4.79882" calcext:value-type="float">
            <text:p>4.80</text:p>
          </table:table-cell>
          <table:table-cell table:formula="of:=[$'ScSp Dist'.I38]" office:value-type="float" office:value="1.69231" calcext:value-type="float">
            <text:p>1.69</text:p>
          </table:table-cell>
          <table:table-cell table:formula="of:=[$'ScSp Dist'.J38]" office:value-type="float" office:value="58.1598" calcext:value-type="float">
            <text:p>58.16</text:p>
          </table:table-cell>
          <table:table-cell table:formula="of:=[$'ScSp Dist'.P38]" office:value-type="float" office:value="26.9248" calcext:value-type="float">
            <text:p>26.92</text:p>
          </table:table-cell>
          <table:table-cell table:formula="of:=[$'ScSp Dist'.Q38]" office:value-type="float" office:value="13.1354" calcext:value-type="float">
            <text:p>13.14</text:p>
          </table:table-cell>
          <table:table-cell table:formula="of:=[$'ScSp Dist'.R38]" office:value-type="float" office:value="7.31832" calcext:value-type="float">
            <text:p>7.32</text:p>
          </table:table-cell>
          <table:table-cell table:formula="of:=[$'ScSp Dist'.S38]" office:value-type="float" office:value="52.6214" calcext:value-type="float">
            <text:p>52.62</text:p>
          </table:table-cell>
          <table:table-cell table:formula="of:=[$'ScSp Dist'.Y38]" office:value-type="float" office:value="23.7361" calcext:value-type="float">
            <text:p>23.74</text:p>
          </table:table-cell>
          <table:table-cell table:formula="of:=[$'ScSp Dist'.Z38]" office:value-type="float" office:value="17.3663" calcext:value-type="float">
            <text:p>17.37</text:p>
          </table:table-cell>
          <table:table-cell table:formula="of:=[$'ScSp Dist'.AA38]" office:value-type="float" office:value="8.90103" calcext:value-type="float">
            <text:p>8.90</text:p>
          </table:table-cell>
          <table:table-cell table:formula="of:=[$'ScSp Dist'.AB38]" office:value-type="float" office:value="49.9965" calcext:value-type="float">
            <text:p>50.00</text:p>
          </table:table-cell>
          <table:table-cell table:formula="of:=[$'ScSp Dist'.AH38]" office:value-type="float" office:value="20.9998" calcext:value-type="float">
            <text:p>21.00</text:p>
          </table:table-cell>
          <table:table-cell table:formula="of:=[$'ScSp Dist'.AI38]" office:value-type="float" office:value="22.7785" calcext:value-type="float">
            <text:p>22.78</text:p>
          </table:table-cell>
          <table:table-cell table:formula="of:=[$'ScSp Dist'.AJ38]" office:value-type="float" office:value="8.77866" calcext:value-type="float">
            <text:p>8.78</text:p>
          </table:table-cell>
          <table:table-cell table:formula="of:=[$'ScSp Dist'.AK38]" office:value-type="float" office:value="47.4431" calcext:value-type="float">
            <text:p>47.44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ScSp Dist'.G39]" office:value-type="float" office:value="28.9101" calcext:value-type="float">
            <text:p>28.91</text:p>
          </table:table-cell>
          <table:table-cell table:formula="of:=[$'ScSp Dist'.H39]" office:value-type="float" office:value="7.47561" calcext:value-type="float">
            <text:p>7.48</text:p>
          </table:table-cell>
          <table:table-cell table:formula="of:=[$'ScSp Dist'.I39]" office:value-type="float" office:value="3.88665" calcext:value-type="float">
            <text:p>3.89</text:p>
          </table:table-cell>
          <table:table-cell table:formula="of:=[$'ScSp Dist'.J39]" office:value-type="float" office:value="59.7277" calcext:value-type="float">
            <text:p>59.73</text:p>
          </table:table-cell>
          <table:table-cell table:formula="of:=[$'ScSp Dist'.P39]" office:value-type="float" office:value="22.5915" calcext:value-type="float">
            <text:p>22.59</text:p>
          </table:table-cell>
          <table:table-cell table:formula="of:=[$'ScSp Dist'.Q39]" office:value-type="float" office:value="11.4585" calcext:value-type="float">
            <text:p>11.46</text:p>
          </table:table-cell>
          <table:table-cell table:formula="of:=[$'ScSp Dist'.R39]" office:value-type="float" office:value="8.05346" calcext:value-type="float">
            <text:p>8.05</text:p>
          </table:table-cell>
          <table:table-cell table:formula="of:=[$'ScSp Dist'.S39]" office:value-type="float" office:value="57.8966" calcext:value-type="float">
            <text:p>57.90</text:p>
          </table:table-cell>
          <table:table-cell table:formula="of:=[$'ScSp Dist'.Y39]" office:value-type="float" office:value="23.0415" calcext:value-type="float">
            <text:p>23.04</text:p>
          </table:table-cell>
          <table:table-cell table:formula="of:=[$'ScSp Dist'.Z39]" office:value-type="float" office:value="15.6328" calcext:value-type="float">
            <text:p>15.63</text:p>
          </table:table-cell>
          <table:table-cell table:formula="of:=[$'ScSp Dist'.AA39]" office:value-type="float" office:value="6.11932" calcext:value-type="float">
            <text:p>6.12</text:p>
          </table:table-cell>
          <table:table-cell table:formula="of:=[$'ScSp Dist'.AB39]" office:value-type="float" office:value="55.2063" calcext:value-type="float">
            <text:p>55.21</text:p>
          </table:table-cell>
          <table:table-cell table:formula="of:=[$'ScSp Dist'.AH39]" office:value-type="float" office:value="15.3017" calcext:value-type="float">
            <text:p>15.30</text:p>
          </table:table-cell>
          <table:table-cell table:formula="of:=[$'ScSp Dist'.AI39]" office:value-type="float" office:value="24.0829" calcext:value-type="float">
            <text:p>24.08</text:p>
          </table:table-cell>
          <table:table-cell table:formula="of:=[$'ScSp Dist'.AJ39]" office:value-type="float" office:value="10.7426" calcext:value-type="float">
            <text:p>10.74</text:p>
          </table:table-cell>
          <table:table-cell table:formula="of:=[$'ScSp Dist'.AK39]" office:value-type="float" office:value="49.8727" calcext:value-type="float">
            <text:p>49.87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ScSp Dist'.G40]" office:value-type="float" office:value="34.8357" calcext:value-type="float">
            <text:p>34.84</text:p>
          </table:table-cell>
          <table:table-cell table:formula="of:=[$'ScSp Dist'.H40]" office:value-type="float" office:value="3.5635" calcext:value-type="float">
            <text:p>3.56</text:p>
          </table:table-cell>
          <table:table-cell table:formula="of:=[$'ScSp Dist'.I40]" office:value-type="float" office:value="1.58193" calcext:value-type="float">
            <text:p>1.58</text:p>
          </table:table-cell>
          <table:table-cell table:formula="of:=[$'ScSp Dist'.J40]" office:value-type="float" office:value="60.0189" calcext:value-type="float">
            <text:p>60.02</text:p>
          </table:table-cell>
          <table:table-cell table:formula="of:=[$'ScSp Dist'.P40]" office:value-type="float" office:value="32.2955" calcext:value-type="float">
            <text:p>32.30</text:p>
          </table:table-cell>
          <table:table-cell table:formula="of:=[$'ScSp Dist'.Q40]" office:value-type="float" office:value="9.46593" calcext:value-type="float">
            <text:p>9.47</text:p>
          </table:table-cell>
          <table:table-cell table:formula="of:=[$'ScSp Dist'.R40]" office:value-type="float" office:value="4.90959" calcext:value-type="float">
            <text:p>4.91</text:p>
          </table:table-cell>
          <table:table-cell table:formula="of:=[$'ScSp Dist'.S40]" office:value-type="float" office:value="53.3289" calcext:value-type="float">
            <text:p>53.33</text:p>
          </table:table-cell>
          <table:table-cell table:formula="of:=[$'ScSp Dist'.Y40]" office:value-type="float" office:value="19.8584" calcext:value-type="float">
            <text:p>19.86</text:p>
          </table:table-cell>
          <table:table-cell table:formula="of:=[$'ScSp Dist'.Z40]" office:value-type="float" office:value="21.0582" calcext:value-type="float">
            <text:p>21.06</text:p>
          </table:table-cell>
          <table:table-cell table:formula="of:=[$'ScSp Dist'.AA40]" office:value-type="float" office:value="14.3709" calcext:value-type="float">
            <text:p>14.37</text:p>
          </table:table-cell>
          <table:table-cell table:formula="of:=[$'ScSp Dist'.AB40]" office:value-type="float" office:value="44.7125" calcext:value-type="float">
            <text:p>44.71</text:p>
          </table:table-cell>
          <table:table-cell table:formula="of:=[$'ScSp Dist'.AH40]" office:value-type="float" office:value="11.8165" calcext:value-type="float">
            <text:p>11.82</text:p>
          </table:table-cell>
          <table:table-cell table:formula="of:=[$'ScSp Dist'.AI40]" office:value-type="float" office:value="31.5719" calcext:value-type="float">
            <text:p>31.57</text:p>
          </table:table-cell>
          <table:table-cell table:formula="of:=[$'ScSp Dist'.AJ40]" office:value-type="float" office:value="18.3425" calcext:value-type="float">
            <text:p>18.34</text:p>
          </table:table-cell>
          <table:table-cell table:formula="of:=[$'ScSp Dist'.AK40]" office:value-type="float" office:value="38.269" calcext:value-type="float">
            <text:p>38.27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ScSp Dist'.G41]" office:value-type="float" office:value="41.4123" calcext:value-type="float">
            <text:p>41.41</text:p>
          </table:table-cell>
          <table:table-cell table:formula="of:=[$'ScSp Dist'.H41]" office:value-type="float" office:value="0" calcext:value-type="float">
            <text:p>0.00</text:p>
          </table:table-cell>
          <table:table-cell table:formula="of:=[$'ScSp Dist'.I41]" office:value-type="float" office:value="0" calcext:value-type="float">
            <text:p>0.00</text:p>
          </table:table-cell>
          <table:table-cell table:formula="of:=[$'ScSp Dist'.J41]" office:value-type="float" office:value="58.5877" calcext:value-type="float">
            <text:p>58.59</text:p>
          </table:table-cell>
          <table:table-cell table:formula="of:=[$'ScSp Dist'.P41]" office:value-type="float" office:value="41.0403" calcext:value-type="float">
            <text:p>41.04</text:p>
          </table:table-cell>
          <table:table-cell table:formula="of:=[$'ScSp Dist'.Q41]" office:value-type="float" office:value="0" calcext:value-type="float">
            <text:p>0.00</text:p>
          </table:table-cell>
          <table:table-cell table:formula="of:=[$'ScSp Dist'.R41]" office:value-type="float" office:value="0" calcext:value-type="float">
            <text:p>0.00</text:p>
          </table:table-cell>
          <table:table-cell table:formula="of:=[$'ScSp Dist'.S41]" office:value-type="float" office:value="58.9597" calcext:value-type="float">
            <text:p>58.96</text:p>
          </table:table-cell>
          <table:table-cell table:formula="of:=[$'ScSp Dist'.Y41]" office:value-type="float" office:value="28.0585" calcext:value-type="float">
            <text:p>28.06</text:p>
          </table:table-cell>
          <table:table-cell table:formula="of:=[$'ScSp Dist'.Z41]" office:value-type="float" office:value="16.0558" calcext:value-type="float">
            <text:p>16.06</text:p>
          </table:table-cell>
          <table:table-cell table:formula="of:=[$'ScSp Dist'.AA41]" office:value-type="float" office:value="6.96425" calcext:value-type="float">
            <text:p>6.96</text:p>
          </table:table-cell>
          <table:table-cell table:formula="of:=[$'ScSp Dist'.AB41]" office:value-type="float" office:value="48.9214" calcext:value-type="float">
            <text:p>48.92</text:p>
          </table:table-cell>
          <table:table-cell table:formula="of:=[$'ScSp Dist'.AH41]" office:value-type="float" office:value="19.2735" calcext:value-type="float">
            <text:p>19.27</text:p>
          </table:table-cell>
          <table:table-cell table:formula="of:=[$'ScSp Dist'.AI41]" office:value-type="float" office:value="21.9039" calcext:value-type="float">
            <text:p>21.90</text:p>
          </table:table-cell>
          <table:table-cell table:formula="of:=[$'ScSp Dist'.AJ41]" office:value-type="float" office:value="13.8484" calcext:value-type="float">
            <text:p>13.85</text:p>
          </table:table-cell>
          <table:table-cell table:formula="of:=[$'ScSp Dist'.AK41]" office:value-type="float" office:value="44.9742" calcext:value-type="float">
            <text:p>44.97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ScSp Dist'.G42]" office:value-type="float" office:value="39.8149" calcext:value-type="float">
            <text:p>39.81</text:p>
          </table:table-cell>
          <table:table-cell table:formula="of:=[$'ScSp Dist'.H42]" office:value-type="float" office:value="3.89671" calcext:value-type="float">
            <text:p>3.90</text:p>
          </table:table-cell>
          <table:table-cell table:formula="of:=[$'ScSp Dist'.I42]" office:value-type="float" office:value="3.78782" calcext:value-type="float">
            <text:p>3.79</text:p>
          </table:table-cell>
          <table:table-cell table:formula="of:=[$'ScSp Dist'.J42]" office:value-type="float" office:value="52.5006" calcext:value-type="float">
            <text:p>52.50</text:p>
          </table:table-cell>
          <table:table-cell table:formula="of:=[$'ScSp Dist'.P42]" office:value-type="float" office:value="31.2909" calcext:value-type="float">
            <text:p>31.29</text:p>
          </table:table-cell>
          <table:table-cell table:formula="of:=[$'ScSp Dist'.Q42]" office:value-type="float" office:value="14.7282" calcext:value-type="float">
            <text:p>14.73</text:p>
          </table:table-cell>
          <table:table-cell table:formula="of:=[$'ScSp Dist'.R42]" office:value-type="float" office:value="6.82655" calcext:value-type="float">
            <text:p>6.83</text:p>
          </table:table-cell>
          <table:table-cell table:formula="of:=[$'ScSp Dist'.S42]" office:value-type="float" office:value="47.1543" calcext:value-type="float">
            <text:p>47.15</text:p>
          </table:table-cell>
          <table:table-cell table:formula="of:=[$'ScSp Dist'.Y42]" office:value-type="float" office:value="24.87" calcext:value-type="float">
            <text:p>24.87</text:p>
          </table:table-cell>
          <table:table-cell table:formula="of:=[$'ScSp Dist'.Z42]" office:value-type="float" office:value="25.046" calcext:value-type="float">
            <text:p>25.05</text:p>
          </table:table-cell>
          <table:table-cell table:formula="of:=[$'ScSp Dist'.AA42]" office:value-type="float" office:value="8.57806" calcext:value-type="float">
            <text:p>8.58</text:p>
          </table:table-cell>
          <table:table-cell table:formula="of:=[$'ScSp Dist'.AB42]" office:value-type="float" office:value="41.506" calcext:value-type="float">
            <text:p>41.51</text:p>
          </table:table-cell>
          <table:table-cell table:formula="of:=[$'ScSp Dist'.AH42]" office:value-type="float" office:value="15.4352" calcext:value-type="float">
            <text:p>15.44</text:p>
          </table:table-cell>
          <table:table-cell table:formula="of:=[$'ScSp Dist'.AI42]" office:value-type="float" office:value="36.3923" calcext:value-type="float">
            <text:p>36.39</text:p>
          </table:table-cell>
          <table:table-cell table:formula="of:=[$'ScSp Dist'.AJ42]" office:value-type="float" office:value="13.1037" calcext:value-type="float">
            <text:p>13.10</text:p>
          </table:table-cell>
          <table:table-cell table:formula="of:=[$'ScSp Dist'.AK42]" office:value-type="float" office:value="35.0688" calcext:value-type="float">
            <text:p>35.07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ScSp Dist'.G43]" office:value-type="float" office:value="35.7078" calcext:value-type="float">
            <text:p>35.71</text:p>
          </table:table-cell>
          <table:table-cell table:formula="of:=[$'ScSp Dist'.H43]" office:value-type="float" office:value="2.52652" calcext:value-type="float">
            <text:p>2.53</text:p>
          </table:table-cell>
          <table:table-cell table:formula="of:=[$'ScSp Dist'.I43]" office:value-type="float" office:value="0.58743" calcext:value-type="float">
            <text:p>0.59</text:p>
          </table:table-cell>
          <table:table-cell table:formula="of:=[$'ScSp Dist'.J43]" office:value-type="float" office:value="61.1783" calcext:value-type="float">
            <text:p>61.18</text:p>
          </table:table-cell>
          <table:table-cell table:formula="of:=[$'ScSp Dist'.P43]" office:value-type="float" office:value="23.6195" calcext:value-type="float">
            <text:p>23.62</text:p>
          </table:table-cell>
          <table:table-cell table:formula="of:=[$'ScSp Dist'.Q43]" office:value-type="float" office:value="15.2318" calcext:value-type="float">
            <text:p>15.23</text:p>
          </table:table-cell>
          <table:table-cell table:formula="of:=[$'ScSp Dist'.R43]" office:value-type="float" office:value="6.40144" calcext:value-type="float">
            <text:p>6.40</text:p>
          </table:table-cell>
          <table:table-cell table:formula="of:=[$'ScSp Dist'.S43]" office:value-type="float" office:value="54.7472" calcext:value-type="float">
            <text:p>54.75</text:p>
          </table:table-cell>
          <table:table-cell table:formula="of:=[$'ScSp Dist'.Y43]" office:value-type="float" office:value="21.5453" calcext:value-type="float">
            <text:p>21.55</text:p>
          </table:table-cell>
          <table:table-cell table:formula="of:=[$'ScSp Dist'.Z43]" office:value-type="float" office:value="21.7226" calcext:value-type="float">
            <text:p>21.72</text:p>
          </table:table-cell>
          <table:table-cell table:formula="of:=[$'ScSp Dist'.AA43]" office:value-type="float" office:value="9.58201" calcext:value-type="float">
            <text:p>9.58</text:p>
          </table:table-cell>
          <table:table-cell table:formula="of:=[$'ScSp Dist'.AB43]" office:value-type="float" office:value="47.1501" calcext:value-type="float">
            <text:p>47.15</text:p>
          </table:table-cell>
          <table:table-cell table:formula="of:=[$'ScSp Dist'.AH43]" office:value-type="float" office:value="16.5426" calcext:value-type="float">
            <text:p>16.54</text:p>
          </table:table-cell>
          <table:table-cell table:formula="of:=[$'ScSp Dist'.AI43]" office:value-type="float" office:value="22.2969" calcext:value-type="float">
            <text:p>22.30</text:p>
          </table:table-cell>
          <table:table-cell table:formula="of:=[$'ScSp Dist'.AJ43]" office:value-type="float" office:value="12.2451" calcext:value-type="float">
            <text:p>12.25</text:p>
          </table:table-cell>
          <table:table-cell table:formula="of:=[$'ScSp Dist'.AK43]" office:value-type="float" office:value="48.9155" calcext:value-type="float">
            <text:p>48.92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ScSp Dist'.G44]" office:value-type="float" office:value="37.7468" calcext:value-type="float">
            <text:p>37.75</text:p>
          </table:table-cell>
          <table:table-cell table:formula="of:=[$'ScSp Dist'.H44]" office:value-type="float" office:value="6.99742" calcext:value-type="float">
            <text:p>7.00</text:p>
          </table:table-cell>
          <table:table-cell table:formula="of:=[$'ScSp Dist'.I44]" office:value-type="float" office:value="3.75322" calcext:value-type="float">
            <text:p>3.75</text:p>
          </table:table-cell>
          <table:table-cell table:formula="of:=[$'ScSp Dist'.J44]" office:value-type="float" office:value="51.5025" calcext:value-type="float">
            <text:p>51.50</text:p>
          </table:table-cell>
          <table:table-cell table:formula="of:=[$'ScSp Dist'.P44]" office:value-type="float" office:value="28.4872" calcext:value-type="float">
            <text:p>28.49</text:p>
          </table:table-cell>
          <table:table-cell table:formula="of:=[$'ScSp Dist'.Q44]" office:value-type="float" office:value="16.4469" calcext:value-type="float">
            <text:p>16.45</text:p>
          </table:table-cell>
          <table:table-cell table:formula="of:=[$'ScSp Dist'.R44]" office:value-type="float" office:value="9.40296" calcext:value-type="float">
            <text:p>9.40</text:p>
          </table:table-cell>
          <table:table-cell table:formula="of:=[$'ScSp Dist'.S44]" office:value-type="float" office:value="45.663" calcext:value-type="float">
            <text:p>45.66</text:p>
          </table:table-cell>
          <table:table-cell table:formula="of:=[$'ScSp Dist'.Y44]" office:value-type="float" office:value="21.1429" calcext:value-type="float">
            <text:p>21.14</text:p>
          </table:table-cell>
          <table:table-cell table:formula="of:=[$'ScSp Dist'.Z44]" office:value-type="float" office:value="23.3045" calcext:value-type="float">
            <text:p>23.30</text:p>
          </table:table-cell>
          <table:table-cell table:formula="of:=[$'ScSp Dist'.AA44]" office:value-type="float" office:value="14.1516" calcext:value-type="float">
            <text:p>14.15</text:p>
          </table:table-cell>
          <table:table-cell table:formula="of:=[$'ScSp Dist'.AB44]" office:value-type="float" office:value="41.401" calcext:value-type="float">
            <text:p>41.40</text:p>
          </table:table-cell>
          <table:table-cell table:formula="of:=[$'ScSp Dist'.AH44]" office:value-type="float" office:value="21.1667" calcext:value-type="float">
            <text:p>21.17</text:p>
          </table:table-cell>
          <table:table-cell table:formula="of:=[$'ScSp Dist'.AI44]" office:value-type="float" office:value="30.5515" calcext:value-type="float">
            <text:p>30.55</text:p>
          </table:table-cell>
          <table:table-cell table:formula="of:=[$'ScSp Dist'.AJ44]" office:value-type="float" office:value="17.1412" calcext:value-type="float">
            <text:p>17.14</text:p>
          </table:table-cell>
          <table:table-cell table:formula="of:=[$'ScSp Dist'.AK44]" office:value-type="float" office:value="31.1406" calcext:value-type="float">
            <text:p>31.14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ScSp Dist'.G45]" office:value-type="float" office:value="37.965" calcext:value-type="float">
            <text:p>37.97</text:p>
          </table:table-cell>
          <table:table-cell table:formula="of:=[$'ScSp Dist'.H45]" office:value-type="float" office:value="0" calcext:value-type="float">
            <text:p>0.00</text:p>
          </table:table-cell>
          <table:table-cell table:formula="of:=[$'ScSp Dist'.I45]" office:value-type="float" office:value="0" calcext:value-type="float">
            <text:p>0.00</text:p>
          </table:table-cell>
          <table:table-cell table:formula="of:=[$'ScSp Dist'.J45]" office:value-type="float" office:value="62.035" calcext:value-type="float">
            <text:p>62.04</text:p>
          </table:table-cell>
          <table:table-cell table:formula="of:=[$'ScSp Dist'.P45]" office:value-type="float" office:value="32.6132" calcext:value-type="float">
            <text:p>32.61</text:p>
          </table:table-cell>
          <table:table-cell table:formula="of:=[$'ScSp Dist'.Q45]" office:value-type="float" office:value="13.3202" calcext:value-type="float">
            <text:p>13.32</text:p>
          </table:table-cell>
          <table:table-cell table:formula="of:=[$'ScSp Dist'.R45]" office:value-type="float" office:value="4.45356" calcext:value-type="float">
            <text:p>4.45</text:p>
          </table:table-cell>
          <table:table-cell table:formula="of:=[$'ScSp Dist'.S45]" office:value-type="float" office:value="49.613" calcext:value-type="float">
            <text:p>49.61</text:p>
          </table:table-cell>
          <table:table-cell table:formula="of:=[$'ScSp Dist'.Y45]" office:value-type="float" office:value="31.8678" calcext:value-type="float">
            <text:p>31.87</text:p>
          </table:table-cell>
          <table:table-cell table:formula="of:=[$'ScSp Dist'.Z45]" office:value-type="float" office:value="13.7565" calcext:value-type="float">
            <text:p>13.76</text:p>
          </table:table-cell>
          <table:table-cell table:formula="of:=[$'ScSp Dist'.AA45]" office:value-type="float" office:value="4.59942" calcext:value-type="float">
            <text:p>4.60</text:p>
          </table:table-cell>
          <table:table-cell table:formula="of:=[$'ScSp Dist'.AB45]" office:value-type="float" office:value="49.7763" calcext:value-type="float">
            <text:p>49.78</text:p>
          </table:table-cell>
          <table:table-cell table:formula="of:=[$'ScSp Dist'.AH45]" office:value-type="float" office:value="23.4011" calcext:value-type="float">
            <text:p>23.40</text:p>
          </table:table-cell>
          <table:table-cell table:formula="of:=[$'ScSp Dist'.AI45]" office:value-type="float" office:value="15.4487" calcext:value-type="float">
            <text:p>15.45</text:p>
          </table:table-cell>
          <table:table-cell table:formula="of:=[$'ScSp Dist'.AJ45]" office:value-type="float" office:value="12.8305" calcext:value-type="float">
            <text:p>12.83</text:p>
          </table:table-cell>
          <table:table-cell table:formula="of:=[$'ScSp Dist'.AK45]" office:value-type="float" office:value="48.3197" calcext:value-type="float">
            <text:p>48.32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ScSp Dist'.G46]" office:value-type="float" office:value="37.8222" calcext:value-type="float">
            <text:p>37.82</text:p>
          </table:table-cell>
          <table:table-cell table:formula="of:=[$'ScSp Dist'.H46]" office:value-type="float" office:value="2.18908" calcext:value-type="float">
            <text:p>2.19</text:p>
          </table:table-cell>
          <table:table-cell table:formula="of:=[$'ScSp Dist'.I46]" office:value-type="float" office:value="3.4834" calcext:value-type="float">
            <text:p>3.48</text:p>
          </table:table-cell>
          <table:table-cell table:formula="of:=[$'ScSp Dist'.J46]" office:value-type="float" office:value="56.5053" calcext:value-type="float">
            <text:p>56.51</text:p>
          </table:table-cell>
          <table:table-cell table:formula="of:=[$'ScSp Dist'.P46]" office:value-type="float" office:value="23.332" calcext:value-type="float">
            <text:p>23.33</text:p>
          </table:table-cell>
          <table:table-cell table:formula="of:=[$'ScSp Dist'.Q46]" office:value-type="float" office:value="18.3293" calcext:value-type="float">
            <text:p>18.33</text:p>
          </table:table-cell>
          <table:table-cell table:formula="of:=[$'ScSp Dist'.R46]" office:value-type="float" office:value="12.0111" calcext:value-type="float">
            <text:p>12.01</text:p>
          </table:table-cell>
          <table:table-cell table:formula="of:=[$'ScSp Dist'.S46]" office:value-type="float" office:value="46.3277" calcext:value-type="float">
            <text:p>46.33</text:p>
          </table:table-cell>
          <table:table-cell table:formula="of:=[$'ScSp Dist'.Y46]" office:value-type="float" office:value="22.517" calcext:value-type="float">
            <text:p>22.52</text:p>
          </table:table-cell>
          <table:table-cell table:formula="of:=[$'ScSp Dist'.Z46]" office:value-type="float" office:value="19.3474" calcext:value-type="float">
            <text:p>19.35</text:p>
          </table:table-cell>
          <table:table-cell table:formula="of:=[$'ScSp Dist'.AA46]" office:value-type="float" office:value="12.6782" calcext:value-type="float">
            <text:p>12.68</text:p>
          </table:table-cell>
          <table:table-cell table:formula="of:=[$'ScSp Dist'.AB46]" office:value-type="float" office:value="45.4574" calcext:value-type="float">
            <text:p>45.46</text:p>
          </table:table-cell>
          <table:table-cell table:formula="of:=[$'ScSp Dist'.AH46]" office:value-type="float" office:value="20.4688" calcext:value-type="float">
            <text:p>20.47</text:p>
          </table:table-cell>
          <table:table-cell table:formula="of:=[$'ScSp Dist'.AI46]" office:value-type="float" office:value="24.9658" calcext:value-type="float">
            <text:p>24.97</text:p>
          </table:table-cell>
          <table:table-cell table:formula="of:=[$'ScSp Dist'.AJ46]" office:value-type="float" office:value="12.7187" calcext:value-type="float">
            <text:p>12.72</text:p>
          </table:table-cell>
          <table:table-cell table:formula="of:=[$'ScSp Dist'.AK46]" office:value-type="float" office:value="41.8466" calcext:value-type="float">
            <text:p>41.85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ScSp Dist'.G47]" office:value-type="float" office:value="41.9049" calcext:value-type="float">
            <text:p>41.90</text:p>
          </table:table-cell>
          <table:table-cell table:formula="of:=[$'ScSp Dist'.H47]" office:value-type="float" office:value="0" calcext:value-type="float">
            <text:p>0.00</text:p>
          </table:table-cell>
          <table:table-cell table:formula="of:=[$'ScSp Dist'.I47]" office:value-type="float" office:value="0" calcext:value-type="float">
            <text:p>0.00</text:p>
          </table:table-cell>
          <table:table-cell table:formula="of:=[$'ScSp Dist'.J47]" office:value-type="float" office:value="58.0951" calcext:value-type="float">
            <text:p>58.10</text:p>
          </table:table-cell>
          <table:table-cell table:formula="of:=[$'ScSp Dist'.P47]" office:value-type="float" office:value="29.6682" calcext:value-type="float">
            <text:p>29.67</text:p>
          </table:table-cell>
          <table:table-cell table:formula="of:=[$'ScSp Dist'.Q47]" office:value-type="float" office:value="10.6281" calcext:value-type="float">
            <text:p>10.63</text:p>
          </table:table-cell>
          <table:table-cell table:formula="of:=[$'ScSp Dist'.R47]" office:value-type="float" office:value="7.56704" calcext:value-type="float">
            <text:p>7.57</text:p>
          </table:table-cell>
          <table:table-cell table:formula="of:=[$'ScSp Dist'.S47]" office:value-type="float" office:value="52.1366" calcext:value-type="float">
            <text:p>52.14</text:p>
          </table:table-cell>
          <table:table-cell table:formula="of:=[$'ScSp Dist'.Y47]" office:value-type="float" office:value="28.1539" calcext:value-type="float">
            <text:p>28.15</text:p>
          </table:table-cell>
          <table:table-cell table:formula="of:=[$'ScSp Dist'.Z47]" office:value-type="float" office:value="16.3765" calcext:value-type="float">
            <text:p>16.38</text:p>
          </table:table-cell>
          <table:table-cell table:formula="of:=[$'ScSp Dist'.AA47]" office:value-type="float" office:value="10.7243" calcext:value-type="float">
            <text:p>10.72</text:p>
          </table:table-cell>
          <table:table-cell table:formula="of:=[$'ScSp Dist'.AB47]" office:value-type="float" office:value="44.7453" calcext:value-type="float">
            <text:p>44.75</text:p>
          </table:table-cell>
          <table:table-cell table:formula="of:=[$'ScSp Dist'.AH47]" office:value-type="float" office:value="16.3222" calcext:value-type="float">
            <text:p>16.32</text:p>
          </table:table-cell>
          <table:table-cell table:formula="of:=[$'ScSp Dist'.AI47]" office:value-type="float" office:value="33.0002" calcext:value-type="float">
            <text:p>33.00</text:p>
          </table:table-cell>
          <table:table-cell table:formula="of:=[$'ScSp Dist'.AJ47]" office:value-type="float" office:value="17.2458" calcext:value-type="float">
            <text:p>17.25</text:p>
          </table:table-cell>
          <table:table-cell table:formula="of:=[$'ScSp Dist'.AK47]" office:value-type="float" office:value="33.4318" calcext:value-type="float">
            <text:p>33.43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ScSp Dist'.G48]" office:value-type="float" office:value="49.3973" calcext:value-type="float">
            <text:p>49.40</text:p>
          </table:table-cell>
          <table:table-cell table:formula="of:=[$'ScSp Dist'.H48]" office:value-type="float" office:value="0" calcext:value-type="float">
            <text:p>0.00</text:p>
          </table:table-cell>
          <table:table-cell table:formula="of:=[$'ScSp Dist'.I48]" office:value-type="float" office:value="0" calcext:value-type="float">
            <text:p>0.00</text:p>
          </table:table-cell>
          <table:table-cell table:formula="of:=[$'ScSp Dist'.J48]" office:value-type="float" office:value="50.6027" calcext:value-type="float">
            <text:p>50.60</text:p>
          </table:table-cell>
          <table:table-cell table:formula="of:=[$'ScSp Dist'.P48]" office:value-type="float" office:value="30.8723" calcext:value-type="float">
            <text:p>30.87</text:p>
          </table:table-cell>
          <table:table-cell table:formula="of:=[$'ScSp Dist'.Q48]" office:value-type="float" office:value="15.3092" calcext:value-type="float">
            <text:p>15.31</text:p>
          </table:table-cell>
          <table:table-cell table:formula="of:=[$'ScSp Dist'.R48]" office:value-type="float" office:value="8.46203" calcext:value-type="float">
            <text:p>8.46</text:p>
          </table:table-cell>
          <table:table-cell table:formula="of:=[$'ScSp Dist'.S48]" office:value-type="float" office:value="45.3565" calcext:value-type="float">
            <text:p>45.36</text:p>
          </table:table-cell>
          <table:table-cell table:formula="of:=[$'ScSp Dist'.Y48]" office:value-type="float" office:value="21.9239" calcext:value-type="float">
            <text:p>21.92</text:p>
          </table:table-cell>
          <table:table-cell table:formula="of:=[$'ScSp Dist'.Z48]" office:value-type="float" office:value="23.9807" calcext:value-type="float">
            <text:p>23.98</text:p>
          </table:table-cell>
          <table:table-cell table:formula="of:=[$'ScSp Dist'.AA48]" office:value-type="float" office:value="13.0403" calcext:value-type="float">
            <text:p>13.04</text:p>
          </table:table-cell>
          <table:table-cell table:formula="of:=[$'ScSp Dist'.AB48]" office:value-type="float" office:value="41.0551" calcext:value-type="float">
            <text:p>41.06</text:p>
          </table:table-cell>
          <table:table-cell table:formula="of:=[$'ScSp Dist'.AH48]" office:value-type="float" office:value="10.8155" calcext:value-type="float">
            <text:p>10.82</text:p>
          </table:table-cell>
          <table:table-cell table:formula="of:=[$'ScSp Dist'.AI48]" office:value-type="float" office:value="34.9337" calcext:value-type="float">
            <text:p>34.93</text:p>
          </table:table-cell>
          <table:table-cell table:formula="of:=[$'ScSp Dist'.AJ48]" office:value-type="float" office:value="17.9228" calcext:value-type="float">
            <text:p>17.92</text:p>
          </table:table-cell>
          <table:table-cell table:formula="of:=[$'ScSp Dist'.AK48]" office:value-type="float" office:value="36.328" calcext:value-type="float">
            <text:p>36.33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ScSp Dist'.G49]" office:value-type="float" office:value="40.241" calcext:value-type="float">
            <text:p>40.24</text:p>
          </table:table-cell>
          <table:table-cell table:formula="of:=[$'ScSp Dist'.H49]" office:value-type="float" office:value="4.22234" calcext:value-type="float">
            <text:p>4.22</text:p>
          </table:table-cell>
          <table:table-cell table:formula="of:=[$'ScSp Dist'.I49]" office:value-type="float" office:value="2.84228" calcext:value-type="float">
            <text:p>2.84</text:p>
          </table:table-cell>
          <table:table-cell table:formula="of:=[$'ScSp Dist'.J49]" office:value-type="float" office:value="52.6944" calcext:value-type="float">
            <text:p>52.69</text:p>
          </table:table-cell>
          <table:table-cell table:formula="of:=[$'ScSp Dist'.P49]" office:value-type="float" office:value="27.6219" calcext:value-type="float">
            <text:p>27.62</text:p>
          </table:table-cell>
          <table:table-cell table:formula="of:=[$'ScSp Dist'.Q49]" office:value-type="float" office:value="15.7507" calcext:value-type="float">
            <text:p>15.75</text:p>
          </table:table-cell>
          <table:table-cell table:formula="of:=[$'ScSp Dist'.R49]" office:value-type="float" office:value="9.19807" calcext:value-type="float">
            <text:p>9.20</text:p>
          </table:table-cell>
          <table:table-cell table:formula="of:=[$'ScSp Dist'.S49]" office:value-type="float" office:value="47.4293" calcext:value-type="float">
            <text:p>47.43</text:p>
          </table:table-cell>
          <table:table-cell table:formula="of:=[$'ScSp Dist'.Y49]" office:value-type="float" office:value="27.0985" calcext:value-type="float">
            <text:p>27.10</text:p>
          </table:table-cell>
          <table:table-cell table:formula="of:=[$'ScSp Dist'.Z49]" office:value-type="float" office:value="17.7089" calcext:value-type="float">
            <text:p>17.71</text:p>
          </table:table-cell>
          <table:table-cell table:formula="of:=[$'ScSp Dist'.AA49]" office:value-type="float" office:value="10.3416" calcext:value-type="float">
            <text:p>10.34</text:p>
          </table:table-cell>
          <table:table-cell table:formula="of:=[$'ScSp Dist'.AB49]" office:value-type="float" office:value="44.851" calcext:value-type="float">
            <text:p>44.85</text:p>
          </table:table-cell>
          <table:table-cell table:formula="of:=[$'ScSp Dist'.AH49]" office:value-type="float" office:value="13.5541" calcext:value-type="float">
            <text:p>13.55</text:p>
          </table:table-cell>
          <table:table-cell table:formula="of:=[$'ScSp Dist'.AI49]" office:value-type="float" office:value="27.5229" calcext:value-type="float">
            <text:p>27.52</text:p>
          </table:table-cell>
          <table:table-cell table:formula="of:=[$'ScSp Dist'.AJ49]" office:value-type="float" office:value="17.5632" calcext:value-type="float">
            <text:p>17.56</text:p>
          </table:table-cell>
          <table:table-cell table:formula="of:=[$'ScSp Dist'.AK49]" office:value-type="float" office:value="41.3598" calcext:value-type="float">
            <text:p>41.36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ScSp Dist'.G50]" office:value-type="float" office:value="34.8395" calcext:value-type="float">
            <text:p>34.84</text:p>
          </table:table-cell>
          <table:table-cell table:formula="of:=[$'ScSp Dist'.H50]" office:value-type="float" office:value="4.3445" calcext:value-type="float">
            <text:p>4.34</text:p>
          </table:table-cell>
          <table:table-cell table:formula="of:=[$'ScSp Dist'.I50]" office:value-type="float" office:value="1.42032" calcext:value-type="float">
            <text:p>1.42</text:p>
          </table:table-cell>
          <table:table-cell table:formula="of:=[$'ScSp Dist'.J50]" office:value-type="float" office:value="59.3957" calcext:value-type="float">
            <text:p>59.40</text:p>
          </table:table-cell>
          <table:table-cell table:formula="of:=[$'ScSp Dist'.P50]" office:value-type="float" office:value="34.1897" calcext:value-type="float">
            <text:p>34.19</text:p>
          </table:table-cell>
          <table:table-cell table:formula="of:=[$'ScSp Dist'.Q50]" office:value-type="float" office:value="5.79137" calcext:value-type="float">
            <text:p>5.79</text:p>
          </table:table-cell>
          <table:table-cell table:formula="of:=[$'ScSp Dist'.R50]" office:value-type="float" office:value="4.33064" calcext:value-type="float">
            <text:p>4.33</text:p>
          </table:table-cell>
          <table:table-cell table:formula="of:=[$'ScSp Dist'.S50]" office:value-type="float" office:value="55.6883" calcext:value-type="float">
            <text:p>55.69</text:p>
          </table:table-cell>
          <table:table-cell table:formula="of:=[$'ScSp Dist'.Y50]" office:value-type="float" office:value="35.8045" calcext:value-type="float">
            <text:p>35.80</text:p>
          </table:table-cell>
          <table:table-cell table:formula="of:=[$'ScSp Dist'.Z50]" office:value-type="float" office:value="6.21485" calcext:value-type="float">
            <text:p>6.21</text:p>
          </table:table-cell>
          <table:table-cell table:formula="of:=[$'ScSp Dist'.AA50]" office:value-type="float" office:value="4.6473" calcext:value-type="float">
            <text:p>4.65</text:p>
          </table:table-cell>
          <table:table-cell table:formula="of:=[$'ScSp Dist'.AB50]" office:value-type="float" office:value="53.3333" calcext:value-type="float">
            <text:p>53.33</text:p>
          </table:table-cell>
          <table:table-cell table:formula="of:=[$'ScSp Dist'.AH50]" office:value-type="float" office:value="23.8451" calcext:value-type="float">
            <text:p>23.85</text:p>
          </table:table-cell>
          <table:table-cell table:formula="of:=[$'ScSp Dist'.AI50]" office:value-type="float" office:value="27.4966" calcext:value-type="float">
            <text:p>27.50</text:p>
          </table:table-cell>
          <table:table-cell table:formula="of:=[$'ScSp Dist'.AJ50]" office:value-type="float" office:value="9.10485" calcext:value-type="float">
            <text:p>9.10</text:p>
          </table:table-cell>
          <table:table-cell table:formula="of:=[$'ScSp Dist'.AK50]" office:value-type="float" office:value="39.5534" calcext:value-type="float">
            <text:p>39.55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ScSp Dist'.G51]" office:value-type="float" office:value="42.9503" calcext:value-type="float">
            <text:p>42.95</text:p>
          </table:table-cell>
          <table:table-cell table:formula="of:=[$'ScSp Dist'.H51]" office:value-type="float" office:value="0" calcext:value-type="float">
            <text:p>0.00</text:p>
          </table:table-cell>
          <table:table-cell table:formula="of:=[$'ScSp Dist'.I51]" office:value-type="float" office:value="0" calcext:value-type="float">
            <text:p>0.00</text:p>
          </table:table-cell>
          <table:table-cell table:formula="of:=[$'ScSp Dist'.J51]" office:value-type="float" office:value="57.0497" calcext:value-type="float">
            <text:p>57.05</text:p>
          </table:table-cell>
          <table:table-cell table:formula="of:=[$'ScSp Dist'.P51]" office:value-type="float" office:value="32.5517" calcext:value-type="float">
            <text:p>32.55</text:p>
          </table:table-cell>
          <table:table-cell table:formula="of:=[$'ScSp Dist'.Q51]" office:value-type="float" office:value="12.1846" calcext:value-type="float">
            <text:p>12.18</text:p>
          </table:table-cell>
          <table:table-cell table:formula="of:=[$'ScSp Dist'.R51]" office:value-type="float" office:value="5.53066" calcext:value-type="float">
            <text:p>5.53</text:p>
          </table:table-cell>
          <table:table-cell table:formula="of:=[$'ScSp Dist'.S51]" office:value-type="float" office:value="49.733" calcext:value-type="float">
            <text:p>49.73</text:p>
          </table:table-cell>
          <table:table-cell table:formula="of:=[$'ScSp Dist'.Y51]" office:value-type="float" office:value="31.7571" calcext:value-type="float">
            <text:p>31.76</text:p>
          </table:table-cell>
          <table:table-cell table:formula="of:=[$'ScSp Dist'.Z51]" office:value-type="float" office:value="13.683" calcext:value-type="float">
            <text:p>13.68</text:p>
          </table:table-cell>
          <table:table-cell table:formula="of:=[$'ScSp Dist'.AA51]" office:value-type="float" office:value="6.21079" calcext:value-type="float">
            <text:p>6.21</text:p>
          </table:table-cell>
          <table:table-cell table:formula="of:=[$'ScSp Dist'.AB51]" office:value-type="float" office:value="48.3491" calcext:value-type="float">
            <text:p>48.35</text:p>
          </table:table-cell>
          <table:table-cell table:formula="of:=[$'ScSp Dist'.AH51]" office:value-type="float" office:value="31.5067" calcext:value-type="float">
            <text:p>31.51</text:p>
          </table:table-cell>
          <table:table-cell table:formula="of:=[$'ScSp Dist'.AI51]" office:value-type="float" office:value="13.4708" calcext:value-type="float">
            <text:p>13.47</text:p>
          </table:table-cell>
          <table:table-cell table:formula="of:=[$'ScSp Dist'.AJ51]" office:value-type="float" office:value="8.59275" calcext:value-type="float">
            <text:p>8.59</text:p>
          </table:table-cell>
          <table:table-cell table:formula="of:=[$'ScSp Dist'.AK51]" office:value-type="float" office:value="46.4297" calcext:value-type="float">
            <text:p>46.43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ScSp Dist'.G52]" office:value-type="float" office:value="39.1094" calcext:value-type="float">
            <text:p>39.11</text:p>
          </table:table-cell>
          <table:table-cell table:formula="of:=[$'ScSp Dist'.H52]" office:value-type="float" office:value="3.91507" calcext:value-type="float">
            <text:p>3.92</text:p>
          </table:table-cell>
          <table:table-cell table:formula="of:=[$'ScSp Dist'.I52]" office:value-type="float" office:value="3.25862" calcext:value-type="float">
            <text:p>3.26</text:p>
          </table:table-cell>
          <table:table-cell table:formula="of:=[$'ScSp Dist'.J52]" office:value-type="float" office:value="53.717" calcext:value-type="float">
            <text:p>53.72</text:p>
          </table:table-cell>
          <table:table-cell table:formula="of:=[$'ScSp Dist'.P52]" office:value-type="float" office:value="27.3301" calcext:value-type="float">
            <text:p>27.33</text:p>
          </table:table-cell>
          <table:table-cell table:formula="of:=[$'ScSp Dist'.Q52]" office:value-type="float" office:value="23.4377" calcext:value-type="float">
            <text:p>23.44</text:p>
          </table:table-cell>
          <table:table-cell table:formula="of:=[$'ScSp Dist'.R52]" office:value-type="float" office:value="7.60029" calcext:value-type="float">
            <text:p>7.60</text:p>
          </table:table-cell>
          <table:table-cell table:formula="of:=[$'ScSp Dist'.S52]" office:value-type="float" office:value="41.6319" calcext:value-type="float">
            <text:p>41.63</text:p>
          </table:table-cell>
          <table:table-cell table:formula="of:=[$'ScSp Dist'.Y52]" office:value-type="float" office:value="28.295" calcext:value-type="float">
            <text:p>28.30</text:p>
          </table:table-cell>
          <table:table-cell table:formula="of:=[$'ScSp Dist'.Z52]" office:value-type="float" office:value="25.7453" calcext:value-type="float">
            <text:p>25.75</text:p>
          </table:table-cell>
          <table:table-cell table:formula="of:=[$'ScSp Dist'.AA52]" office:value-type="float" office:value="8.34859" calcext:value-type="float">
            <text:p>8.35</text:p>
          </table:table-cell>
          <table:table-cell table:formula="of:=[$'ScSp Dist'.AB52]" office:value-type="float" office:value="37.6111" calcext:value-type="float">
            <text:p>37.61</text:p>
          </table:table-cell>
          <table:table-cell table:formula="of:=[$'ScSp Dist'.AH52]" office:value-type="float" office:value="24.1531" calcext:value-type="float">
            <text:p>24.15</text:p>
          </table:table-cell>
          <table:table-cell table:formula="of:=[$'ScSp Dist'.AI52]" office:value-type="float" office:value="29.1738" calcext:value-type="float">
            <text:p>29.17</text:p>
          </table:table-cell>
          <table:table-cell table:formula="of:=[$'ScSp Dist'.AJ52]" office:value-type="float" office:value="11.1869" calcext:value-type="float">
            <text:p>11.19</text:p>
          </table:table-cell>
          <table:table-cell table:formula="of:=[$'ScSp Dist'.AK52]" office:value-type="float" office:value="35.4862" calcext:value-type="float">
            <text:p>35.49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ScSp Dist'.G53]" office:value-type="float" office:value="35.5241" calcext:value-type="float">
            <text:p>35.52</text:p>
          </table:table-cell>
          <table:table-cell table:formula="of:=[$'ScSp Dist'.H53]" office:value-type="float" office:value="3.86519" calcext:value-type="float">
            <text:p>3.87</text:p>
          </table:table-cell>
          <table:table-cell table:formula="of:=[$'ScSp Dist'.I53]" office:value-type="float" office:value="2.73186" calcext:value-type="float">
            <text:p>2.73</text:p>
          </table:table-cell>
          <table:table-cell table:formula="of:=[$'ScSp Dist'.J53]" office:value-type="float" office:value="57.8788" calcext:value-type="float">
            <text:p>57.88</text:p>
          </table:table-cell>
          <table:table-cell table:formula="of:=[$'ScSp Dist'.P53]" office:value-type="float" office:value="26.7877" calcext:value-type="float">
            <text:p>26.79</text:p>
          </table:table-cell>
          <table:table-cell table:formula="of:=[$'ScSp Dist'.Q53]" office:value-type="float" office:value="20.5105" calcext:value-type="float">
            <text:p>20.51</text:p>
          </table:table-cell>
          <table:table-cell table:formula="of:=[$'ScSp Dist'.R53]" office:value-type="float" office:value="6.22483" calcext:value-type="float">
            <text:p>6.22</text:p>
          </table:table-cell>
          <table:table-cell table:formula="of:=[$'ScSp Dist'.S53]" office:value-type="float" office:value="46.477" calcext:value-type="float">
            <text:p>46.48</text:p>
          </table:table-cell>
          <table:table-cell table:formula="of:=[$'ScSp Dist'.Y53]" office:value-type="float" office:value="20.6786" calcext:value-type="float">
            <text:p>20.68</text:p>
          </table:table-cell>
          <table:table-cell table:formula="of:=[$'ScSp Dist'.Z53]" office:value-type="float" office:value="30.4084" calcext:value-type="float">
            <text:p>30.41</text:p>
          </table:table-cell>
          <table:table-cell table:formula="of:=[$'ScSp Dist'.AA53]" office:value-type="float" office:value="12.9319" calcext:value-type="float">
            <text:p>12.93</text:p>
          </table:table-cell>
          <table:table-cell table:formula="of:=[$'ScSp Dist'.AB53]" office:value-type="float" office:value="35.9811" calcext:value-type="float">
            <text:p>35.98</text:p>
          </table:table-cell>
          <table:table-cell table:formula="of:=[$'ScSp Dist'.AH53]" office:value-type="float" office:value="18.0757" calcext:value-type="float">
            <text:p>18.08</text:p>
          </table:table-cell>
          <table:table-cell table:formula="of:=[$'ScSp Dist'.AI53]" office:value-type="float" office:value="34.4567" calcext:value-type="float">
            <text:p>34.46</text:p>
          </table:table-cell>
          <table:table-cell table:formula="of:=[$'ScSp Dist'.AJ53]" office:value-type="float" office:value="13.4044" calcext:value-type="float">
            <text:p>13.40</text:p>
          </table:table-cell>
          <table:table-cell table:formula="of:=[$'ScSp Dist'.AK53]" office:value-type="float" office:value="34.0632" calcext:value-type="float">
            <text:p>34.06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ScSp Dist'.G54]" office:value-type="float" office:value="43.5158" calcext:value-type="float">
            <text:p>43.52</text:p>
          </table:table-cell>
          <table:table-cell table:formula="of:=[$'ScSp Dist'.H54]" office:value-type="float" office:value="5.45419" calcext:value-type="float">
            <text:p>5.45</text:p>
          </table:table-cell>
          <table:table-cell table:formula="of:=[$'ScSp Dist'.I54]" office:value-type="float" office:value="1.03983" calcext:value-type="float">
            <text:p>1.04</text:p>
          </table:table-cell>
          <table:table-cell table:formula="of:=[$'ScSp Dist'.J54]" office:value-type="float" office:value="49.9902" calcext:value-type="float">
            <text:p>49.99</text:p>
          </table:table-cell>
          <table:table-cell table:formula="of:=[$'ScSp Dist'.P54]" office:value-type="float" office:value="29.65" calcext:value-type="float">
            <text:p>29.65</text:p>
          </table:table-cell>
          <table:table-cell table:formula="of:=[$'ScSp Dist'.Q54]" office:value-type="float" office:value="19.9987" calcext:value-type="float">
            <text:p>20.00</text:p>
          </table:table-cell>
          <table:table-cell table:formula="of:=[$'ScSp Dist'.R54]" office:value-type="float" office:value="10.7556" calcext:value-type="float">
            <text:p>10.76</text:p>
          </table:table-cell>
          <table:table-cell table:formula="of:=[$'ScSp Dist'.S54]" office:value-type="float" office:value="39.5957" calcext:value-type="float">
            <text:p>39.60</text:p>
          </table:table-cell>
          <table:table-cell table:formula="of:=[$'ScSp Dist'.Y54]" office:value-type="float" office:value="26.2246" calcext:value-type="float">
            <text:p>26.22</text:p>
          </table:table-cell>
          <table:table-cell table:formula="of:=[$'ScSp Dist'.Z54]" office:value-type="float" office:value="24.0739" calcext:value-type="float">
            <text:p>24.07</text:p>
          </table:table-cell>
          <table:table-cell table:formula="of:=[$'ScSp Dist'.AA54]" office:value-type="float" office:value="12.7023" calcext:value-type="float">
            <text:p>12.70</text:p>
          </table:table-cell>
          <table:table-cell table:formula="of:=[$'ScSp Dist'.AB54]" office:value-type="float" office:value="36.9992" calcext:value-type="float">
            <text:p>37.00</text:p>
          </table:table-cell>
          <table:table-cell table:formula="of:=[$'ScSp Dist'.AH54]" office:value-type="float" office:value="17.9916" calcext:value-type="float">
            <text:p>17.99</text:p>
          </table:table-cell>
          <table:table-cell table:formula="of:=[$'ScSp Dist'.AI54]" office:value-type="float" office:value="32.9308" calcext:value-type="float">
            <text:p>32.93</text:p>
          </table:table-cell>
          <table:table-cell table:formula="of:=[$'ScSp Dist'.AJ54]" office:value-type="float" office:value="15.4852" calcext:value-type="float">
            <text:p>15.49</text:p>
          </table:table-cell>
          <table:table-cell table:formula="of:=[$'ScSp Dist'.AK54]" office:value-type="float" office:value="33.5925" calcext:value-type="float">
            <text:p>33.59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ScSp Dist'.G55]" office:value-type="float" office:value="33.3892" calcext:value-type="float">
            <text:p>33.39</text:p>
          </table:table-cell>
          <table:table-cell table:formula="of:=[$'ScSp Dist'.H55]" office:value-type="float" office:value="5.46831" calcext:value-type="float">
            <text:p>5.47</text:p>
          </table:table-cell>
          <table:table-cell table:formula="of:=[$'ScSp Dist'.I55]" office:value-type="float" office:value="3.13564" calcext:value-type="float">
            <text:p>3.14</text:p>
          </table:table-cell>
          <table:table-cell table:formula="of:=[$'ScSp Dist'.J55]" office:value-type="float" office:value="58.0068" calcext:value-type="float">
            <text:p>58.01</text:p>
          </table:table-cell>
          <table:table-cell table:formula="of:=[$'ScSp Dist'.P55]" office:value-type="float" office:value="28.6752" calcext:value-type="float">
            <text:p>28.68</text:p>
          </table:table-cell>
          <table:table-cell table:formula="of:=[$'ScSp Dist'.Q55]" office:value-type="float" office:value="16.1938" calcext:value-type="float">
            <text:p>16.19</text:p>
          </table:table-cell>
          <table:table-cell table:formula="of:=[$'ScSp Dist'.R55]" office:value-type="float" office:value="8.7633" calcext:value-type="float">
            <text:p>8.76</text:p>
          </table:table-cell>
          <table:table-cell table:formula="of:=[$'ScSp Dist'.S55]" office:value-type="float" office:value="46.3677" calcext:value-type="float">
            <text:p>46.37</text:p>
          </table:table-cell>
          <table:table-cell table:formula="of:=[$'ScSp Dist'.Y55]" office:value-type="float" office:value="28.0673" calcext:value-type="float">
            <text:p>28.07</text:p>
          </table:table-cell>
          <table:table-cell table:formula="of:=[$'ScSp Dist'.Z55]" office:value-type="float" office:value="17.7126" calcext:value-type="float">
            <text:p>17.71</text:p>
          </table:table-cell>
          <table:table-cell table:formula="of:=[$'ScSp Dist'.AA55]" office:value-type="float" office:value="9.58518" calcext:value-type="float">
            <text:p>9.59</text:p>
          </table:table-cell>
          <table:table-cell table:formula="of:=[$'ScSp Dist'.AB55]" office:value-type="float" office:value="44.6349" calcext:value-type="float">
            <text:p>44.63</text:p>
          </table:table-cell>
          <table:table-cell table:formula="of:=[$'ScSp Dist'.AH55]" office:value-type="float" office:value="14.4156" calcext:value-type="float">
            <text:p>14.42</text:p>
          </table:table-cell>
          <table:table-cell table:formula="of:=[$'ScSp Dist'.AI55]" office:value-type="float" office:value="34.3858" calcext:value-type="float">
            <text:p>34.39</text:p>
          </table:table-cell>
          <table:table-cell table:formula="of:=[$'ScSp Dist'.AJ55]" office:value-type="float" office:value="16.9103" calcext:value-type="float">
            <text:p>16.91</text:p>
          </table:table-cell>
          <table:table-cell table:formula="of:=[$'ScSp Dist'.AK55]" office:value-type="float" office:value="34.2883" calcext:value-type="float">
            <text:p>34.29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ScSp Dist'.G56]" office:value-type="float" office:value="34.9627" calcext:value-type="float">
            <text:p>34.96</text:p>
          </table:table-cell>
          <table:table-cell table:formula="of:=[$'ScSp Dist'.H56]" office:value-type="float" office:value="3.54515" calcext:value-type="float">
            <text:p>3.55</text:p>
          </table:table-cell>
          <table:table-cell table:formula="of:=[$'ScSp Dist'.I56]" office:value-type="float" office:value="3.56059" calcext:value-type="float">
            <text:p>3.56</text:p>
          </table:table-cell>
          <table:table-cell table:formula="of:=[$'ScSp Dist'.J56]" office:value-type="float" office:value="57.9316" calcext:value-type="float">
            <text:p>57.93</text:p>
          </table:table-cell>
          <table:table-cell table:formula="of:=[$'ScSp Dist'.P56]" office:value-type="float" office:value="31.9467" calcext:value-type="float">
            <text:p>31.95</text:p>
          </table:table-cell>
          <table:table-cell table:formula="of:=[$'ScSp Dist'.Q56]" office:value-type="float" office:value="9.42063" calcext:value-type="float">
            <text:p>9.42</text:p>
          </table:table-cell>
          <table:table-cell table:formula="of:=[$'ScSp Dist'.R56]" office:value-type="float" office:value="4.64658" calcext:value-type="float">
            <text:p>4.65</text:p>
          </table:table-cell>
          <table:table-cell table:formula="of:=[$'ScSp Dist'.S56]" office:value-type="float" office:value="53.9861" calcext:value-type="float">
            <text:p>53.99</text:p>
          </table:table-cell>
          <table:table-cell table:formula="of:=[$'ScSp Dist'.Y56]" office:value-type="float" office:value="33.168" calcext:value-type="float">
            <text:p>33.17</text:p>
          </table:table-cell>
          <table:table-cell table:formula="of:=[$'ScSp Dist'.Z56]" office:value-type="float" office:value="10.6101" calcext:value-type="float">
            <text:p>10.61</text:p>
          </table:table-cell>
          <table:table-cell table:formula="of:=[$'ScSp Dist'.AA56]" office:value-type="float" office:value="5.23328" calcext:value-type="float">
            <text:p>5.23</text:p>
          </table:table-cell>
          <table:table-cell table:formula="of:=[$'ScSp Dist'.AB56]" office:value-type="float" office:value="50.9886" calcext:value-type="float">
            <text:p>50.99</text:p>
          </table:table-cell>
          <table:table-cell table:formula="of:=[$'ScSp Dist'.AH56]" office:value-type="float" office:value="21.3794" calcext:value-type="float">
            <text:p>21.38</text:p>
          </table:table-cell>
          <table:table-cell table:formula="of:=[$'ScSp Dist'.AI56]" office:value-type="float" office:value="23.7668" calcext:value-type="float">
            <text:p>23.77</text:p>
          </table:table-cell>
          <table:table-cell table:formula="of:=[$'ScSp Dist'.AJ56]" office:value-type="float" office:value="12.5753" calcext:value-type="float">
            <text:p>12.58</text:p>
          </table:table-cell>
          <table:table-cell table:formula="of:=[$'ScSp Dist'.AK56]" office:value-type="float" office:value="42.2785" calcext:value-type="float">
            <text:p>42.28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ScSp Dist'.G57]" office:value-type="float" office:value="38.9933" calcext:value-type="float">
            <text:p>38.99</text:p>
          </table:table-cell>
          <table:table-cell table:formula="of:=[$'ScSp Dist'.H57]" office:value-type="float" office:value="0" calcext:value-type="float">
            <text:p>0.00</text:p>
          </table:table-cell>
          <table:table-cell table:formula="of:=[$'ScSp Dist'.I57]" office:value-type="float" office:value="0" calcext:value-type="float">
            <text:p>0.00</text:p>
          </table:table-cell>
          <table:table-cell table:formula="of:=[$'ScSp Dist'.J57]" office:value-type="float" office:value="61.0067" calcext:value-type="float">
            <text:p>61.01</text:p>
          </table:table-cell>
          <table:table-cell table:formula="of:=[$'ScSp Dist'.P57]" office:value-type="float" office:value="20.728" calcext:value-type="float">
            <text:p>20.73</text:p>
          </table:table-cell>
          <table:table-cell table:formula="of:=[$'ScSp Dist'.Q57]" office:value-type="float" office:value="16.4641" calcext:value-type="float">
            <text:p>16.46</text:p>
          </table:table-cell>
          <table:table-cell table:formula="of:=[$'ScSp Dist'.R57]" office:value-type="float" office:value="12.9737" calcext:value-type="float">
            <text:p>12.97</text:p>
          </table:table-cell>
          <table:table-cell table:formula="of:=[$'ScSp Dist'.S57]" office:value-type="float" office:value="49.8343" calcext:value-type="float">
            <text:p>49.83</text:p>
          </table:table-cell>
          <table:table-cell table:formula="of:=[$'ScSp Dist'.Y57]" office:value-type="float" office:value="19.1658" calcext:value-type="float">
            <text:p>19.17</text:p>
          </table:table-cell>
          <table:table-cell table:formula="of:=[$'ScSp Dist'.Z57]" office:value-type="float" office:value="21.6005" calcext:value-type="float">
            <text:p>21.60</text:p>
          </table:table-cell>
          <table:table-cell table:formula="of:=[$'ScSp Dist'.AA57]" office:value-type="float" office:value="9.1353" calcext:value-type="float">
            <text:p>9.14</text:p>
          </table:table-cell>
          <table:table-cell table:formula="of:=[$'ScSp Dist'.AB57]" office:value-type="float" office:value="50.0983" calcext:value-type="float">
            <text:p>50.10</text:p>
          </table:table-cell>
          <table:table-cell table:formula="of:=[$'ScSp Dist'.AH57]" office:value-type="float" office:value="11.7339" calcext:value-type="float">
            <text:p>11.73</text:p>
          </table:table-cell>
          <table:table-cell table:formula="of:=[$'ScSp Dist'.AI57]" office:value-type="float" office:value="29.8331" calcext:value-type="float">
            <text:p>29.83</text:p>
          </table:table-cell>
          <table:table-cell table:formula="of:=[$'ScSp Dist'.AJ57]" office:value-type="float" office:value="13.6907" calcext:value-type="float">
            <text:p>13.69</text:p>
          </table:table-cell>
          <table:table-cell table:formula="of:=[$'ScSp Dist'.AK57]" office:value-type="float" office:value="44.7423" calcext:value-type="float">
            <text:p>44.74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ScSp Dist'.G58]" office:value-type="float" office:value="39.983" calcext:value-type="float">
            <text:p>39.98</text:p>
          </table:table-cell>
          <table:table-cell table:formula="of:=[$'ScSp Dist'.H58]" office:value-type="float" office:value="9.48194" calcext:value-type="float">
            <text:p>9.48</text:p>
          </table:table-cell>
          <table:table-cell table:formula="of:=[$'ScSp Dist'.I58]" office:value-type="float" office:value="3.07766" calcext:value-type="float">
            <text:p>3.08</text:p>
          </table:table-cell>
          <table:table-cell table:formula="of:=[$'ScSp Dist'.J58]" office:value-type="float" office:value="47.4574" calcext:value-type="float">
            <text:p>47.46</text:p>
          </table:table-cell>
          <table:table-cell table:formula="of:=[$'ScSp Dist'.P58]" office:value-type="float" office:value="30.7705" calcext:value-type="float">
            <text:p>30.77</text:p>
          </table:table-cell>
          <table:table-cell table:formula="of:=[$'ScSp Dist'.Q58]" office:value-type="float" office:value="15.8549" calcext:value-type="float">
            <text:p>15.85</text:p>
          </table:table-cell>
          <table:table-cell table:formula="of:=[$'ScSp Dist'.R58]" office:value-type="float" office:value="5.95645" calcext:value-type="float">
            <text:p>5.96</text:p>
          </table:table-cell>
          <table:table-cell table:formula="of:=[$'ScSp Dist'.S58]" office:value-type="float" office:value="47.4181" calcext:value-type="float">
            <text:p>47.42</text:p>
          </table:table-cell>
          <table:table-cell table:formula="of:=[$'ScSp Dist'.Y58]" office:value-type="float" office:value="32.7077" calcext:value-type="float">
            <text:p>32.71</text:p>
          </table:table-cell>
          <table:table-cell table:formula="of:=[$'ScSp Dist'.Z58]" office:value-type="float" office:value="18.1468" calcext:value-type="float">
            <text:p>18.15</text:p>
          </table:table-cell>
          <table:table-cell table:formula="of:=[$'ScSp Dist'.AA58]" office:value-type="float" office:value="6.81748" calcext:value-type="float">
            <text:p>6.82</text:p>
          </table:table-cell>
          <table:table-cell table:formula="of:=[$'ScSp Dist'.AB58]" office:value-type="float" office:value="42.328" calcext:value-type="float">
            <text:p>42.33</text:p>
          </table:table-cell>
          <table:table-cell table:formula="of:=[$'ScSp Dist'.AH58]" office:value-type="float" office:value="19.651" calcext:value-type="float">
            <text:p>19.65</text:p>
          </table:table-cell>
          <table:table-cell table:formula="of:=[$'ScSp Dist'.AI58]" office:value-type="float" office:value="24.9394" calcext:value-type="float">
            <text:p>24.94</text:p>
          </table:table-cell>
          <table:table-cell table:formula="of:=[$'ScSp Dist'.AJ58]" office:value-type="float" office:value="14.9421" calcext:value-type="float">
            <text:p>14.94</text:p>
          </table:table-cell>
          <table:table-cell table:formula="of:=[$'ScSp Dist'.AK58]" office:value-type="float" office:value="40.4675" calcext:value-type="float">
            <text:p>40.47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ScSp Dist'.G59]" office:value-type="float" office:value="37.3543" calcext:value-type="float">
            <text:p>37.35</text:p>
          </table:table-cell>
          <table:table-cell table:formula="of:=[$'ScSp Dist'.H59]" office:value-type="float" office:value="2.82367" calcext:value-type="float">
            <text:p>2.82</text:p>
          </table:table-cell>
          <table:table-cell table:formula="of:=[$'ScSp Dist'.I59]" office:value-type="float" office:value="1.74615" calcext:value-type="float">
            <text:p>1.75</text:p>
          </table:table-cell>
          <table:table-cell table:formula="of:=[$'ScSp Dist'.J59]" office:value-type="float" office:value="58.0759" calcext:value-type="float">
            <text:p>58.08</text:p>
          </table:table-cell>
          <table:table-cell table:formula="of:=[$'ScSp Dist'.P59]" office:value-type="float" office:value="34.2124" calcext:value-type="float">
            <text:p>34.21</text:p>
          </table:table-cell>
          <table:table-cell table:formula="of:=[$'ScSp Dist'.Q59]" office:value-type="float" office:value="4.87382" calcext:value-type="float">
            <text:p>4.87</text:p>
          </table:table-cell>
          <table:table-cell table:formula="of:=[$'ScSp Dist'.R59]" office:value-type="float" office:value="4.32963" calcext:value-type="float">
            <text:p>4.33</text:p>
          </table:table-cell>
          <table:table-cell table:formula="of:=[$'ScSp Dist'.S59]" office:value-type="float" office:value="56.5841" calcext:value-type="float">
            <text:p>56.58</text:p>
          </table:table-cell>
          <table:table-cell table:formula="of:=[$'ScSp Dist'.Y59]" office:value-type="float" office:value="25.3966" calcext:value-type="float">
            <text:p>25.40</text:p>
          </table:table-cell>
          <table:table-cell table:formula="of:=[$'ScSp Dist'.Z59]" office:value-type="float" office:value="14.6969" calcext:value-type="float">
            <text:p>14.70</text:p>
          </table:table-cell>
          <table:table-cell table:formula="of:=[$'ScSp Dist'.AA59]" office:value-type="float" office:value="7.55033" calcext:value-type="float">
            <text:p>7.55</text:p>
          </table:table-cell>
          <table:table-cell table:formula="of:=[$'ScSp Dist'.AB59]" office:value-type="float" office:value="52.3562" calcext:value-type="float">
            <text:p>52.36</text:p>
          </table:table-cell>
          <table:table-cell table:formula="of:=[$'ScSp Dist'.AH59]" office:value-type="float" office:value="14.7549" calcext:value-type="float">
            <text:p>14.75</text:p>
          </table:table-cell>
          <table:table-cell table:formula="of:=[$'ScSp Dist'.AI59]" office:value-type="float" office:value="21.8768" calcext:value-type="float">
            <text:p>21.88</text:p>
          </table:table-cell>
          <table:table-cell table:formula="of:=[$'ScSp Dist'.AJ59]" office:value-type="float" office:value="18.3683" calcext:value-type="float">
            <text:p>18.37</text:p>
          </table:table-cell>
          <table:table-cell table:formula="of:=[$'ScSp Dist'.AK59]" office:value-type="float" office:value="45" calcext:value-type="float">
            <text:p>45.00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ScSp Dist'.G60]" office:value-type="float" office:value="40.7469" calcext:value-type="float">
            <text:p>40.75</text:p>
          </table:table-cell>
          <table:table-cell table:formula="of:=[$'ScSp Dist'.H60]" office:value-type="float" office:value="4.39854" calcext:value-type="float">
            <text:p>4.40</text:p>
          </table:table-cell>
          <table:table-cell table:formula="of:=[$'ScSp Dist'.I60]" office:value-type="float" office:value="2.54979" calcext:value-type="float">
            <text:p>2.55</text:p>
          </table:table-cell>
          <table:table-cell table:formula="of:=[$'ScSp Dist'.J60]" office:value-type="float" office:value="52.3047" calcext:value-type="float">
            <text:p>52.30</text:p>
          </table:table-cell>
          <table:table-cell table:formula="of:=[$'ScSp Dist'.P60]" office:value-type="float" office:value="31.0352" calcext:value-type="float">
            <text:p>31.04</text:p>
          </table:table-cell>
          <table:table-cell table:formula="of:=[$'ScSp Dist'.Q60]" office:value-type="float" office:value="19.0938" calcext:value-type="float">
            <text:p>19.09</text:p>
          </table:table-cell>
          <table:table-cell table:formula="of:=[$'ScSp Dist'.R60]" office:value-type="float" office:value="9.1809" calcext:value-type="float">
            <text:p>9.18</text:p>
          </table:table-cell>
          <table:table-cell table:formula="of:=[$'ScSp Dist'.S60]" office:value-type="float" office:value="40.6901" calcext:value-type="float">
            <text:p>40.69</text:p>
          </table:table-cell>
          <table:table-cell table:formula="of:=[$'ScSp Dist'.Y60]" office:value-type="float" office:value="30.444" calcext:value-type="float">
            <text:p>30.44</text:p>
          </table:table-cell>
          <table:table-cell table:formula="of:=[$'ScSp Dist'.Z60]" office:value-type="float" office:value="20.0015" calcext:value-type="float">
            <text:p>20.00</text:p>
          </table:table-cell>
          <table:table-cell table:formula="of:=[$'ScSp Dist'.AA60]" office:value-type="float" office:value="9.61735" calcext:value-type="float">
            <text:p>9.62</text:p>
          </table:table-cell>
          <table:table-cell table:formula="of:=[$'ScSp Dist'.AB60]" office:value-type="float" office:value="39.9372" calcext:value-type="float">
            <text:p>39.94</text:p>
          </table:table-cell>
          <table:table-cell table:formula="of:=[$'ScSp Dist'.AH60]" office:value-type="float" office:value="26.5927" calcext:value-type="float">
            <text:p>26.59</text:p>
          </table:table-cell>
          <table:table-cell table:formula="of:=[$'ScSp Dist'.AI60]" office:value-type="float" office:value="25.9613" calcext:value-type="float">
            <text:p>25.96</text:p>
          </table:table-cell>
          <table:table-cell table:formula="of:=[$'ScSp Dist'.AJ60]" office:value-type="float" office:value="13.2357" calcext:value-type="float">
            <text:p>13.24</text:p>
          </table:table-cell>
          <table:table-cell table:formula="of:=[$'ScSp Dist'.AK60]" office:value-type="float" office:value="34.2103" calcext:value-type="float">
            <text:p>34.21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ScSp Dist'.G61]" office:value-type="float" office:value="40.4808" calcext:value-type="float">
            <text:p>40.48</text:p>
          </table:table-cell>
          <table:table-cell table:formula="of:=[$'ScSp Dist'.H61]" office:value-type="float" office:value="5.851" calcext:value-type="float">
            <text:p>5.85</text:p>
          </table:table-cell>
          <table:table-cell table:formula="of:=[$'ScSp Dist'.I61]" office:value-type="float" office:value="4.55267" calcext:value-type="float">
            <text:p>4.55</text:p>
          </table:table-cell>
          <table:table-cell table:formula="of:=[$'ScSp Dist'.J61]" office:value-type="float" office:value="49.1155" calcext:value-type="float">
            <text:p>49.12</text:p>
          </table:table-cell>
          <table:table-cell table:formula="of:=[$'ScSp Dist'.P61]" office:value-type="float" office:value="30.5503" calcext:value-type="float">
            <text:p>30.55</text:p>
          </table:table-cell>
          <table:table-cell table:formula="of:=[$'ScSp Dist'.Q61]" office:value-type="float" office:value="14.9042" calcext:value-type="float">
            <text:p>14.90</text:p>
          </table:table-cell>
          <table:table-cell table:formula="of:=[$'ScSp Dist'.R61]" office:value-type="float" office:value="10.7084" calcext:value-type="float">
            <text:p>10.71</text:p>
          </table:table-cell>
          <table:table-cell table:formula="of:=[$'ScSp Dist'.S61]" office:value-type="float" office:value="43.837" calcext:value-type="float">
            <text:p>43.84</text:p>
          </table:table-cell>
          <table:table-cell table:formula="of:=[$'ScSp Dist'.Y61]" office:value-type="float" office:value="24.2321" calcext:value-type="float">
            <text:p>24.23</text:p>
          </table:table-cell>
          <table:table-cell table:formula="of:=[$'ScSp Dist'.Z61]" office:value-type="float" office:value="20.0378" calcext:value-type="float">
            <text:p>20.04</text:p>
          </table:table-cell>
          <table:table-cell table:formula="of:=[$'ScSp Dist'.AA61]" office:value-type="float" office:value="15.4525" calcext:value-type="float">
            <text:p>15.45</text:p>
          </table:table-cell>
          <table:table-cell table:formula="of:=[$'ScSp Dist'.AB61]" office:value-type="float" office:value="40.2775" calcext:value-type="float">
            <text:p>40.28</text:p>
          </table:table-cell>
          <table:table-cell table:formula="of:=[$'ScSp Dist'.AH61]" office:value-type="float" office:value="15.0765" calcext:value-type="float">
            <text:p>15.08</text:p>
          </table:table-cell>
          <table:table-cell table:formula="of:=[$'ScSp Dist'.AI61]" office:value-type="float" office:value="27.4436" calcext:value-type="float">
            <text:p>27.44</text:p>
          </table:table-cell>
          <table:table-cell table:formula="of:=[$'ScSp Dist'.AJ61]" office:value-type="float" office:value="19.0887" calcext:value-type="float">
            <text:p>19.09</text:p>
          </table:table-cell>
          <table:table-cell table:formula="of:=[$'ScSp Dist'.AK61]" office:value-type="float" office:value="38.3912" calcext:value-type="float">
            <text:p>38.39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ScSp Dist'.G62]" office:value-type="float" office:value="35.004" calcext:value-type="float">
            <text:p>35.00</text:p>
          </table:table-cell>
          <table:table-cell table:formula="of:=[$'ScSp Dist'.H62]" office:value-type="float" office:value="3.26325" calcext:value-type="float">
            <text:p>3.26</text:p>
          </table:table-cell>
          <table:table-cell table:formula="of:=[$'ScSp Dist'.I62]" office:value-type="float" office:value="2.89458" calcext:value-type="float">
            <text:p>2.89</text:p>
          </table:table-cell>
          <table:table-cell table:formula="of:=[$'ScSp Dist'.J62]" office:value-type="float" office:value="58.8382" calcext:value-type="float">
            <text:p>58.84</text:p>
          </table:table-cell>
          <table:table-cell table:formula="of:=[$'ScSp Dist'.P62]" office:value-type="float" office:value="24.2223" calcext:value-type="float">
            <text:p>24.22</text:p>
          </table:table-cell>
          <table:table-cell table:formula="of:=[$'ScSp Dist'.Q62]" office:value-type="float" office:value="14.4166" calcext:value-type="float">
            <text:p>14.42</text:p>
          </table:table-cell>
          <table:table-cell table:formula="of:=[$'ScSp Dist'.R62]" office:value-type="float" office:value="8.01873" calcext:value-type="float">
            <text:p>8.02</text:p>
          </table:table-cell>
          <table:table-cell table:formula="of:=[$'ScSp Dist'.S62]" office:value-type="float" office:value="53.3424" calcext:value-type="float">
            <text:p>53.34</text:p>
          </table:table-cell>
          <table:table-cell table:formula="of:=[$'ScSp Dist'.Y62]" office:value-type="float" office:value="21.4693" calcext:value-type="float">
            <text:p>21.47</text:p>
          </table:table-cell>
          <table:table-cell table:formula="of:=[$'ScSp Dist'.Z62]" office:value-type="float" office:value="18.5172" calcext:value-type="float">
            <text:p>18.52</text:p>
          </table:table-cell>
          <table:table-cell table:formula="of:=[$'ScSp Dist'.AA62]" office:value-type="float" office:value="11.2075" calcext:value-type="float">
            <text:p>11.21</text:p>
          </table:table-cell>
          <table:table-cell table:formula="of:=[$'ScSp Dist'.AB62]" office:value-type="float" office:value="48.8061" calcext:value-type="float">
            <text:p>48.81</text:p>
          </table:table-cell>
          <table:table-cell table:formula="of:=[$'ScSp Dist'.AH62]" office:value-type="float" office:value="16.1048" calcext:value-type="float">
            <text:p>16.10</text:p>
          </table:table-cell>
          <table:table-cell table:formula="of:=[$'ScSp Dist'.AI62]" office:value-type="float" office:value="20.8119" calcext:value-type="float">
            <text:p>20.81</text:p>
          </table:table-cell>
          <table:table-cell table:formula="of:=[$'ScSp Dist'.AJ62]" office:value-type="float" office:value="15.259" calcext:value-type="float">
            <text:p>15.26</text:p>
          </table:table-cell>
          <table:table-cell table:formula="of:=[$'ScSp Dist'.AK62]" office:value-type="float" office:value="47.8243" calcext:value-type="float">
            <text:p>47.82</text:p>
          </table:table-cell>
        </table:table-row>
        <table:table-row table:style-name="ro2">
          <table:table-cell table:style-name="ce68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68" office:value-type="string" calcext:value-type="string" table:number-columns-spanned="4" table:number-rows-spanned="1">
            <text:p>ScSp</text:p>
          </table:table-cell>
          <table:covered-table-cell table:number-columns-repeated="3" table:style-name="ce68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table:style-name="ce41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41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41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42" table:formula="of:=AVERAGE([.B4:.B13])" office:value-type="float" office:value="34.77877" calcext:value-type="float">
            <text:p>34.78</text:p>
          </table:table-cell>
          <table:table-cell table:style-name="ce37" table:formula="of:=AVERAGE([.C4:.C13])" office:value-type="float" office:value="6.118897" calcext:value-type="float">
            <text:p>6.12</text:p>
          </table:table-cell>
          <table:table-cell table:style-name="ce37" table:formula="of:=AVERAGE([.D4:.D13])" office:value-type="float" office:value="2.765647" calcext:value-type="float">
            <text:p>2.77</text:p>
          </table:table-cell>
          <table:table-cell table:style-name="ce37" table:formula="of:=AVERAGE([.E4:.E13])" office:value-type="float" office:value="56.33668" calcext:value-type="float">
            <text:p>56.34</text:p>
          </table:table-cell>
          <table:table-cell table:style-name="ce42" table:formula="of:=AVERAGE([.F4:.F13])" office:value-type="float" office:value="31.33332" calcext:value-type="float">
            <text:p>31.33</text:p>
          </table:table-cell>
          <table:table-cell table:style-name="ce37" table:formula="of:=AVERAGE([.G4:.G13])" office:value-type="float" office:value="12.807928" calcext:value-type="float">
            <text:p>12.81</text:p>
          </table:table-cell>
          <table:table-cell table:style-name="ce37" table:formula="of:=AVERAGE([.H4:.H13])" office:value-type="float" office:value="5.315223" calcext:value-type="float">
            <text:p>5.32</text:p>
          </table:table-cell>
          <table:table-cell table:style-name="ce37" table:formula="of:=AVERAGE([.I4:.I13])" office:value-type="float" office:value="50.54353" calcext:value-type="float">
            <text:p>50.54</text:p>
          </table:table-cell>
          <table:table-cell table:style-name="ce42" table:formula="of:=AVERAGE([.J4:.J13])" office:value-type="float" office:value="28.0708" calcext:value-type="float">
            <text:p>28.07</text:p>
          </table:table-cell>
          <table:table-cell table:style-name="ce37" table:formula="of:=AVERAGE([.K4:.K13])" office:value-type="float" office:value="16.520772" calcext:value-type="float">
            <text:p>16.52</text:p>
          </table:table-cell>
          <table:table-cell table:style-name="ce37" table:formula="of:=AVERAGE([.L4:.L13])" office:value-type="float" office:value="7.177827" calcext:value-type="float">
            <text:p>7.18</text:p>
          </table:table-cell>
          <table:table-cell table:style-name="ce37" table:formula="of:=AVERAGE([.M4:.M13])" office:value-type="float" office:value="48.23061" calcext:value-type="float">
            <text:p>48.23</text:p>
          </table:table-cell>
          <table:table-cell table:style-name="ce37" table:formula="of:=AVERAGE([.N4:.N13])" office:value-type="float" office:value="19.07031" calcext:value-type="float">
            <text:p>19.07</text:p>
          </table:table-cell>
          <table:table-cell table:style-name="ce37" table:formula="of:=AVERAGE([.O4:.O13])" office:value-type="float" office:value="28.48017" calcext:value-type="float">
            <text:p>28.48</text:p>
          </table:table-cell>
          <table:table-cell table:style-name="ce37" table:formula="of:=AVERAGE([.P4:.P13])" office:value-type="float" office:value="12.282824" calcext:value-type="float">
            <text:p>12.28</text:p>
          </table:table-cell>
          <table:table-cell table:style-name="ce37" table:formula="of:=AVERAGE([.Q4:.Q13])" office:value-type="float" office:value="40.16672" calcext:value-type="float">
            <text:p>40.17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42" table:formula="of:=AVERAGE([.B14:.B23])" office:value-type="float" office:value="40.17265" calcext:value-type="float">
            <text:p>40.17</text:p>
          </table:table-cell>
          <table:table-cell table:style-name="ce37" table:formula="of:=AVERAGE([.C14:.C23])" office:value-type="float" office:value="4.180782" calcext:value-type="float">
            <text:p>4.18</text:p>
          </table:table-cell>
          <table:table-cell table:style-name="ce37" table:formula="of:=AVERAGE([.D14:.D23])" office:value-type="float" office:value="2.390051" calcext:value-type="float">
            <text:p>2.39</text:p>
          </table:table-cell>
          <table:table-cell table:style-name="ce37" table:formula="of:=AVERAGE([.E14:.E23])" office:value-type="float" office:value="53.25653" calcext:value-type="float">
            <text:p>53.26</text:p>
          </table:table-cell>
          <table:table-cell table:style-name="ce42" table:formula="of:=AVERAGE([.F14:.F23])" office:value-type="float" office:value="34.67836" calcext:value-type="float">
            <text:p>34.68</text:p>
          </table:table-cell>
          <table:table-cell table:style-name="ce37" table:formula="of:=AVERAGE([.G14:.G23])" office:value-type="float" office:value="8.917642" calcext:value-type="float">
            <text:p>8.92</text:p>
          </table:table-cell>
          <table:table-cell table:style-name="ce37" table:formula="of:=AVERAGE([.H14:.H23])" office:value-type="float" office:value="5.900892" calcext:value-type="float">
            <text:p>5.90</text:p>
          </table:table-cell>
          <table:table-cell table:style-name="ce37" table:formula="of:=AVERAGE([.I14:.I23])" office:value-type="float" office:value="50.50309" calcext:value-type="float">
            <text:p>50.50</text:p>
          </table:table-cell>
          <table:table-cell table:style-name="ce42" table:formula="of:=AVERAGE([.J14:.J23])" office:value-type="float" office:value="30.06413" calcext:value-type="float">
            <text:p>30.06</text:p>
          </table:table-cell>
          <table:table-cell table:style-name="ce37" table:formula="of:=AVERAGE([.K14:.K23])" office:value-type="float" office:value="14.356082" calcext:value-type="float">
            <text:p>14.36</text:p>
          </table:table-cell>
          <table:table-cell table:style-name="ce37" table:formula="of:=AVERAGE([.L14:.L23])" office:value-type="float" office:value="8.904946" calcext:value-type="float">
            <text:p>8.90</text:p>
          </table:table-cell>
          <table:table-cell table:style-name="ce37" table:formula="of:=AVERAGE([.M14:.M23])" office:value-type="float" office:value="46.67482" calcext:value-type="float">
            <text:p>46.67</text:p>
          </table:table-cell>
          <table:table-cell table:style-name="ce37" table:formula="of:=AVERAGE([.N14:.N23])" office:value-type="float" office:value="24.48552" calcext:value-type="float">
            <text:p>24.49</text:p>
          </table:table-cell>
          <table:table-cell table:style-name="ce37" table:formula="of:=AVERAGE([.O14:.O23])" office:value-type="float" office:value="21.971268" calcext:value-type="float">
            <text:p>21.97</text:p>
          </table:table-cell>
          <table:table-cell table:style-name="ce37" table:formula="of:=AVERAGE([.P14:.P23])" office:value-type="float" office:value="12.022358" calcext:value-type="float">
            <text:p>12.02</text:p>
          </table:table-cell>
          <table:table-cell table:style-name="ce37" table:formula="of:=AVERAGE([.Q14:.Q23])" office:value-type="float" office:value="41.52083" calcext:value-type="float">
            <text:p>41.52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42" table:formula="of:=AVERAGE([.B24:.B33])" office:value-type="float" office:value="39.5271" calcext:value-type="float">
            <text:p>39.53</text:p>
          </table:table-cell>
          <table:table-cell table:style-name="ce37" table:formula="of:=AVERAGE([.C24:.C33])" office:value-type="float" office:value="4.91308" calcext:value-type="float">
            <text:p>4.91</text:p>
          </table:table-cell>
          <table:table-cell table:style-name="ce37" table:formula="of:=AVERAGE([.D24:.D33])" office:value-type="float" office:value="1.861998" calcext:value-type="float">
            <text:p>1.86</text:p>
          </table:table-cell>
          <table:table-cell table:style-name="ce37" table:formula="of:=AVERAGE([.E24:.E33])" office:value-type="float" office:value="53.69782" calcext:value-type="float">
            <text:p>53.70</text:p>
          </table:table-cell>
          <table:table-cell table:style-name="ce42" table:formula="of:=AVERAGE([.F24:.F33])" office:value-type="float" office:value="34.77115" calcext:value-type="float">
            <text:p>34.77</text:p>
          </table:table-cell>
          <table:table-cell table:style-name="ce37" table:formula="of:=AVERAGE([.G24:.G33])" office:value-type="float" office:value="10.277556" calcext:value-type="float">
            <text:p>10.28</text:p>
          </table:table-cell>
          <table:table-cell table:style-name="ce37" table:formula="of:=AVERAGE([.H24:.H33])" office:value-type="float" office:value="4.018498" calcext:value-type="float">
            <text:p>4.02</text:p>
          </table:table-cell>
          <table:table-cell table:style-name="ce37" table:formula="of:=AVERAGE([.I24:.I33])" office:value-type="float" office:value="50.93278" calcext:value-type="float">
            <text:p>50.93</text:p>
          </table:table-cell>
          <table:table-cell table:style-name="ce42" table:formula="of:=AVERAGE([.J24:.J33])" office:value-type="float" office:value="27.93367" calcext:value-type="float">
            <text:p>27.93</text:p>
          </table:table-cell>
          <table:table-cell table:style-name="ce37" table:formula="of:=AVERAGE([.K24:.K33])" office:value-type="float" office:value="17.635248" calcext:value-type="float">
            <text:p>17.64</text:p>
          </table:table-cell>
          <table:table-cell table:style-name="ce37" table:formula="of:=AVERAGE([.L24:.L33])" office:value-type="float" office:value="7.911758" calcext:value-type="float">
            <text:p>7.91</text:p>
          </table:table-cell>
          <table:table-cell table:style-name="ce37" table:formula="of:=AVERAGE([.M24:.M33])" office:value-type="float" office:value="46.51931" calcext:value-type="float">
            <text:p>46.52</text:p>
          </table:table-cell>
          <table:table-cell table:style-name="ce37" table:formula="of:=AVERAGE([.N24:.N33])" office:value-type="float" office:value="17.37602" calcext:value-type="float">
            <text:p>17.38</text:p>
          </table:table-cell>
          <table:table-cell table:style-name="ce37" table:formula="of:=AVERAGE([.O24:.O33])" office:value-type="float" office:value="26.90053" calcext:value-type="float">
            <text:p>26.90</text:p>
          </table:table-cell>
          <table:table-cell table:style-name="ce37" table:formula="of:=AVERAGE([.P24:.P33])" office:value-type="float" office:value="15.161597" calcext:value-type="float">
            <text:p>15.16</text:p>
          </table:table-cell>
          <table:table-cell table:style-name="ce37" table:formula="of:=AVERAGE([.Q24:.Q33])" office:value-type="float" office:value="40.56186" calcext:value-type="float">
            <text:p>40.56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42" table:formula="of:=AVERAGE([.B34:.B43])" office:value-type="float" office:value="36.35407" calcext:value-type="float">
            <text:p>36.35</text:p>
          </table:table-cell>
          <table:table-cell table:style-name="ce37" table:formula="of:=AVERAGE([.C34:.C43])" office:value-type="float" office:value="4.945209" calcext:value-type="float">
            <text:p>4.95</text:p>
          </table:table-cell>
          <table:table-cell table:style-name="ce37" table:formula="of:=AVERAGE([.D34:.D43])" office:value-type="float" office:value="2.5574284" calcext:value-type="float">
            <text:p>2.56</text:p>
          </table:table-cell>
          <table:table-cell table:style-name="ce37" table:formula="of:=AVERAGE([.E34:.E43])" office:value-type="float" office:value="56.1433" calcext:value-type="float">
            <text:p>56.14</text:p>
          </table:table-cell>
          <table:table-cell table:style-name="ce42" table:formula="of:=AVERAGE([.F34:.F43])" office:value-type="float" office:value="31.52352" calcext:value-type="float">
            <text:p>31.52</text:p>
          </table:table-cell>
          <table:table-cell table:style-name="ce37" table:formula="of:=AVERAGE([.G34:.G43])" office:value-type="float" office:value="10.110772" calcext:value-type="float">
            <text:p>10.11</text:p>
          </table:table-cell>
          <table:table-cell table:style-name="ce37" table:formula="of:=AVERAGE([.H34:.H43])" office:value-type="float" office:value="5.474638" calcext:value-type="float">
            <text:p>5.47</text:p>
          </table:table-cell>
          <table:table-cell table:style-name="ce37" table:formula="of:=AVERAGE([.I34:.I43])" office:value-type="float" office:value="52.89106" calcext:value-type="float">
            <text:p>52.89</text:p>
          </table:table-cell>
          <table:table-cell table:style-name="ce42" table:formula="of:=AVERAGE([.J34:.J43])" office:value-type="float" office:value="23.42744" calcext:value-type="float">
            <text:p>23.43</text:p>
          </table:table-cell>
          <table:table-cell table:style-name="ce37" table:formula="of:=AVERAGE([.K34:.K43])" office:value-type="float" office:value="18.861555" calcext:value-type="float">
            <text:p>18.86</text:p>
          </table:table-cell>
          <table:table-cell table:style-name="ce37" table:formula="of:=AVERAGE([.L34:.L43])" office:value-type="float" office:value="10.021939" calcext:value-type="float">
            <text:p>10.02</text:p>
          </table:table-cell>
          <table:table-cell table:style-name="ce37" table:formula="of:=AVERAGE([.M34:.M43])" office:value-type="float" office:value="47.68906" calcext:value-type="float">
            <text:p>47.69</text:p>
          </table:table-cell>
          <table:table-cell table:style-name="ce37" table:formula="of:=AVERAGE([.N34:.N43])" office:value-type="float" office:value="17.8651" calcext:value-type="float">
            <text:p>17.87</text:p>
          </table:table-cell>
          <table:table-cell table:style-name="ce37" table:formula="of:=AVERAGE([.O34:.O43])" office:value-type="float" office:value="25.8417" calcext:value-type="float">
            <text:p>25.84</text:p>
          </table:table-cell>
          <table:table-cell table:style-name="ce37" table:formula="of:=AVERAGE([.P34:.P43])" office:value-type="float" office:value="13.173874" calcext:value-type="float">
            <text:p>13.17</text:p>
          </table:table-cell>
          <table:table-cell table:style-name="ce37" table:formula="of:=AVERAGE([.Q34:.Q43])" office:value-type="float" office:value="43.11934" calcext:value-type="float">
            <text:p>43.12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42" table:formula="of:=AVERAGE([.B44:.B53])" office:value-type="float" office:value="39.76842" calcext:value-type="float">
            <text:p>39.77</text:p>
          </table:table-cell>
          <table:table-cell table:style-name="ce37" table:formula="of:=AVERAGE([.C44:.C53])" office:value-type="float" office:value="2.419493" calcext:value-type="float">
            <text:p>2.42</text:p>
          </table:table-cell>
          <table:table-cell table:style-name="ce37" table:formula="of:=AVERAGE([.D44:.D53])" office:value-type="float" office:value="1.534527" calcext:value-type="float">
            <text:p>1.53</text:p>
          </table:table-cell>
          <table:table-cell table:style-name="ce37" table:formula="of:=AVERAGE([.E44:.E53])" office:value-type="float" office:value="56.27757" calcext:value-type="float">
            <text:p>56.28</text:p>
          </table:table-cell>
          <table:table-cell table:style-name="ce42" table:formula="of:=AVERAGE([.F44:.F53])" office:value-type="float" office:value="29.02858" calcext:value-type="float">
            <text:p>29.03</text:p>
          </table:table-cell>
          <table:table-cell table:style-name="ce37" table:formula="of:=AVERAGE([.G44:.G53])" office:value-type="float" office:value="14.642987" calcext:value-type="float">
            <text:p>14.64</text:p>
          </table:table-cell>
          <table:table-cell table:style-name="ce37" table:formula="of:=AVERAGE([.H44:.H53])" office:value-type="float" office:value="7.495779" calcext:value-type="float">
            <text:p>7.50</text:p>
          </table:table-cell>
          <table:table-cell table:style-name="ce37" table:formula="of:=AVERAGE([.I44:.I53])" office:value-type="float" office:value="48.83265" calcext:value-type="float">
            <text:p>48.83</text:p>
          </table:table-cell>
          <table:table-cell table:style-name="ce42" table:formula="of:=AVERAGE([.J44:.J53])" office:value-type="float" office:value="27.01059" calcext:value-type="float">
            <text:p>27.01</text:p>
          </table:table-cell>
          <table:table-cell table:style-name="ce37" table:formula="of:=AVERAGE([.K44:.K53])" office:value-type="float" office:value="18.184025" calcext:value-type="float">
            <text:p>18.18</text:p>
          </table:table-cell>
          <table:table-cell table:style-name="ce37" table:formula="of:=AVERAGE([.L44:.L53])" office:value-type="float" office:value="9.432411" calcext:value-type="float">
            <text:p>9.43</text:p>
          </table:table-cell>
          <table:table-cell table:style-name="ce37" table:formula="of:=AVERAGE([.M44:.M53])" office:value-type="float" office:value="45.37297" calcext:value-type="float">
            <text:p>45.37</text:p>
          </table:table-cell>
          <table:table-cell table:style-name="ce37" table:formula="of:=AVERAGE([.N44:.N53])" office:value-type="float" office:value="20.17759" calcext:value-type="float">
            <text:p>20.18</text:p>
          </table:table-cell>
          <table:table-cell table:style-name="ce37" table:formula="of:=AVERAGE([.O44:.O53])" office:value-type="float" office:value="25.88609" calcext:value-type="float">
            <text:p>25.89</text:p>
          </table:table-cell>
          <table:table-cell table:style-name="ce37" table:formula="of:=AVERAGE([.P44:.P53])" office:value-type="float" office:value="13.65518" calcext:value-type="float">
            <text:p>13.66</text:p>
          </table:table-cell>
          <table:table-cell table:style-name="ce37" table:formula="of:=AVERAGE([.Q44:.Q53])" office:value-type="float" office:value="40.28113" calcext:value-type="float">
            <text:p>40.28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43" table:formula="of:=AVERAGE([.B54:.B63])" office:value-type="float" office:value="37.99541" calcext:value-type="float">
            <text:p>38.00</text:p>
          </table:table-cell>
          <table:table-cell table:style-name="ce45" table:formula="of:=AVERAGE([.C54:.C63])" office:value-type="float" office:value="4.415124" calcext:value-type="float">
            <text:p>4.42</text:p>
          </table:table-cell>
          <table:table-cell table:style-name="ce45" table:formula="of:=AVERAGE([.D54:.D63])" office:value-type="float" office:value="2.528877" calcext:value-type="float">
            <text:p>2.53</text:p>
          </table:table-cell>
          <table:table-cell table:style-name="ce45" table:formula="of:=AVERAGE([.E54:.E63])" office:value-type="float" office:value="55.06058" calcext:value-type="float">
            <text:p>55.06</text:p>
          </table:table-cell>
          <table:table-cell table:style-name="ce43" table:formula="of:=AVERAGE([.F54:.F63])" office:value-type="float" office:value="28.85783" calcext:value-type="float">
            <text:p>28.86</text:p>
          </table:table-cell>
          <table:table-cell table:style-name="ce45" table:formula="of:=AVERAGE([.G54:.G63])" office:value-type="float" office:value="15.173105" calcext:value-type="float">
            <text:p>15.17</text:p>
          </table:table-cell>
          <table:table-cell table:style-name="ce45" table:formula="of:=AVERAGE([.H54:.H63])" office:value-type="float" office:value="8.155812" calcext:value-type="float">
            <text:p>8.16</text:p>
          </table:table-cell>
          <table:table-cell table:style-name="ce45" table:formula="of:=AVERAGE([.I54:.I63])" office:value-type="float" office:value="47.81325" calcext:value-type="float">
            <text:p>47.81</text:p>
          </table:table-cell>
          <table:table-cell table:style-name="ce43" table:formula="of:=AVERAGE([.J54:.J63])" office:value-type="float" office:value="26.1554" calcext:value-type="float">
            <text:p>26.16</text:p>
          </table:table-cell>
          <table:table-cell table:style-name="ce45" table:formula="of:=AVERAGE([.K54:.K63])" office:value-type="float" office:value="19.58057" calcext:value-type="float">
            <text:p>19.58</text:p>
          </table:table-cell>
          <table:table-cell table:style-name="ce45" table:formula="of:=AVERAGE([.L54:.L63])" office:value-type="float" office:value="10.023312" calcext:value-type="float">
            <text:p>10.02</text:p>
          </table:table-cell>
          <table:table-cell table:style-name="ce45" table:formula="of:=AVERAGE([.M54:.M63])" office:value-type="float" office:value="44.24071" calcext:value-type="float">
            <text:p>44.24</text:p>
          </table:table-cell>
          <table:table-cell table:style-name="ce38" table:formula="of:=AVERAGE([.N54:.N63])" office:value-type="float" office:value="17.57761" calcext:value-type="float">
            <text:p>17.58</text:p>
          </table:table-cell>
          <table:table-cell table:style-name="ce38" table:formula="of:=AVERAGE([.O54:.O63])" office:value-type="float" office:value="27.64062" calcext:value-type="float">
            <text:p>27.64</text:p>
          </table:table-cell>
          <table:table-cell table:style-name="ce38" table:formula="of:=AVERAGE([.P54:.P63])" office:value-type="float" office:value="15.29597" calcext:value-type="float">
            <text:p>15.30</text:p>
          </table:table-cell>
          <table:table-cell table:style-name="ce38" table:formula="of:=AVERAGE([.Q54:.Q63])" office:value-type="float" office:value="39.48581" calcext:value-type="float">
            <text:p>39.49</text:p>
          </table:table-cell>
        </table:table-row>
      </table:table>
      <table:table table:name="ResumedStats" table:style-name="ta3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ce3"/>
        <table:table-column table:style-name="co31" table:default-cell-style-name="ce3"/>
        <table:table-column table:style-name="co32" table:default-cell-style-name="ce13"/>
        <table:table-column table:style-name="co9" table:default-cell-style-name="ce13"/>
        <table:table-column table:style-name="co26" table:default-cell-style-name="ce106"/>
        <table:table-column table:style-name="co26" table:default-cell-style-name="ce107"/>
        <table:table-column table:style-name="co33" table:default-cell-style-name="ce13"/>
        <table:table-column table:style-name="co11" table:number-columns-repeated="1000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1000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68" office:value-type="string" calcext:value-type="string" table:number-columns-spanned="5" table:number-rows-spanned="1">
            <text:p>ScSp</text:p>
          </table:table-cell>
          <table:covered-table-cell table:number-columns-repeated="4" table:style-name="ce68"/>
          <table:table-cell table:number-columns-repeated="1000"/>
        </table:table-row>
        <table:table-row table:style-name="ro3">
          <table:table-cell table:style-name="ce97" office:value-type="string" calcext:value-type="string">
            <text:p>Size</text:p>
          </table:table-cell>
          <table:table-cell table:style-name="ce97" office:value-type="string" calcext:value-type="string">
            <text:p>Parcel Proportion(%)</text:p>
          </table:table-cell>
          <table:table-cell table:style-name="ce97" office:value-type="string" calcext:value-type="string">
            <text:p>n</text:p>
          </table:table-cell>
          <table:table-cell table:style-name="ce97" office:value-type="string" calcext:value-type="string">
            <text:p>m</text:p>
          </table:table-cell>
          <table:table-cell table:style-name="ce98" office:value-type="string" calcext:value-type="string">
            <text:p>Revenue Customer (USD)</text:p>
          </table:table-cell>
          <table:table-cell table:style-name="ce97" office:value-type="string" calcext:value-type="string">
            <text:p>Revenue Parcel (USD)</text:p>
          </table:table-cell>
          <table:table-cell table:style-name="ce97" office:value-type="string" calcext:value-type="string">
            <text:p>Costs (USD)</text:p>
          </table:table-cell>
          <table:table-cell table:style-name="ce97" office:value-type="string" calcext:value-type="string">
            <text:p>Sol. Value (USD)</text:p>
          </table:table-cell>
          <table:table-cell table:style-name="ce99" office:value-type="string" calcext:value-type="string">
            <text:p>Solving Time (s)</text:p>
          </table:table-cell>
          <table:table-cell table:style-name="ce100"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stats'.Q66]" office:value-type="float" office:value="52.81236" calcext:value-type="float">
            <text:p>52.81</text:p>
          </table:table-cell>
          <table:table-cell table:formula="of:=[$'Compare stats'.R66]" office:value-type="float" office:value="27.8823" calcext:value-type="float">
            <text:p>27.88</text:p>
          </table:table-cell>
          <table:table-cell table:formula="of:=[$'Compare stats'.S66]" office:value-type="float" office:value="58.74568" calcext:value-type="float">
            <text:p>58.75</text:p>
          </table:table-cell>
          <table:table-cell table:formula="of:=[$'Compare stats'.U66]" office:value-type="float" office:value="21.94898" calcext:value-type="float">
            <text:p>21.95</text:p>
          </table:table-cell>
          <table:table-cell table:formula="of:=[$'Compare stats'.T66]" office:value-type="float" office:value="0.138" calcext:value-type="float">
            <text:p>0.14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stats'.L66]" office:value-type="float" office:value="61.85838" calcext:value-type="float">
            <text:p>61.86</text:p>
          </table:table-cell>
          <table:table-cell table:formula="of:=[$'Compare stats'.M66]" office:value-type="float" office:value="20.73032" calcext:value-type="float">
            <text:p>20.73</text:p>
          </table:table-cell>
          <table:table-cell table:formula="of:=[$'Compare stats'.N66]" office:value-type="float" office:value="58.51292" calcext:value-type="float">
            <text:p>58.51</text:p>
          </table:table-cell>
          <table:table-cell table:formula="of:=[$'Compare stats'.P66]" office:value-type="float" office:value="24.07578" calcext:value-type="float">
            <text:p>24.08</text:p>
          </table:table-cell>
          <table:table-cell table:formula="of:=[$'Compare stats'.O66]" office:value-type="float" office:value="0.157" calcext:value-type="float">
            <text:p>0.16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Q67]" office:value-type="float" office:value="66.08778" calcext:value-type="float">
            <text:p>66.09</text:p>
          </table:table-cell>
          <table:table-cell table:formula="of:=[$'Compare stats'.R67]" office:value-type="float" office:value="30.54972" calcext:value-type="float">
            <text:p>30.55</text:p>
          </table:table-cell>
          <table:table-cell table:formula="of:=[$'Compare stats'.S67]" office:value-type="float" office:value="61.92152" calcext:value-type="float">
            <text:p>61.92</text:p>
          </table:table-cell>
          <table:table-cell table:formula="of:=[$'Compare stats'.U67]" office:value-type="float" office:value="34.71598" calcext:value-type="float">
            <text:p>34.72</text:p>
          </table:table-cell>
          <table:table-cell table:formula="of:=[$'Compare stats'.T67]" office:value-type="float" office:value="0.27" calcext:value-type="float">
            <text:p>0.27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stats'.Q68]" office:value-type="float" office:value="62.43636" calcext:value-type="float">
            <text:p>62.44</text:p>
          </table:table-cell>
          <table:table-cell table:formula="of:=[$'Compare stats'.R68]" office:value-type="float" office:value="38.93352" calcext:value-type="float">
            <text:p>38.93</text:p>
          </table:table-cell>
          <table:table-cell table:formula="of:=[$'Compare stats'.S68]" office:value-type="float" office:value="66.7138" calcext:value-type="float">
            <text:p>66.71</text:p>
          </table:table-cell>
          <table:table-cell table:formula="of:=[$'Compare stats'.U68]" office:value-type="float" office:value="34.65608" calcext:value-type="float">
            <text:p>34.66</text:p>
          </table:table-cell>
          <table:table-cell table:formula="of:=[$'Compare stats'.T68]" office:value-type="float" office:value="0.373" calcext:value-type="float">
            <text:p>0.37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stats'.G66]" office:value-type="float" office:value="71.07882" calcext:value-type="float">
            <text:p>71.08</text:p>
          </table:table-cell>
          <table:table-cell table:formula="of:=[$'Compare stats'.H66]" office:value-type="float" office:value="15.51586" calcext:value-type="float">
            <text:p>15.52</text:p>
          </table:table-cell>
          <table:table-cell table:formula="of:=[$'Compare stats'.I66]" office:value-type="float" office:value="62.69616" calcext:value-type="float">
            <text:p>62.70</text:p>
          </table:table-cell>
          <table:table-cell table:formula="of:=[$'Compare stats'.K66]" office:value-type="float" office:value="23.89852" calcext:value-type="float">
            <text:p>23.90</text:p>
          </table:table-cell>
          <table:table-cell table:formula="of:=[$'Compare stats'.J66]" office:value-type="float" office:value="0.143" calcext:value-type="float">
            <text:p>0.14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L67]" office:value-type="float" office:value="76.66824" calcext:value-type="float">
            <text:p>76.67</text:p>
          </table:table-cell>
          <table:table-cell table:formula="of:=[$'Compare stats'.M67]" office:value-type="float" office:value="22.73062" calcext:value-type="float">
            <text:p>22.73</text:p>
          </table:table-cell>
          <table:table-cell table:formula="of:=[$'Compare stats'.N67]" office:value-type="float" office:value="65.62546" calcext:value-type="float">
            <text:p>65.63</text:p>
          </table:table-cell>
          <table:table-cell table:formula="of:=[$'Compare stats'.P67]" office:value-type="float" office:value="33.77342" calcext:value-type="float">
            <text:p>33.77</text:p>
          </table:table-cell>
          <table:table-cell table:formula="of:=[$'Compare stats'.O67]" office:value-type="float" office:value="0.292" calcext:value-type="float">
            <text:p>0.29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stats'.Q69]" office:value-type="float" office:value="70.9614" calcext:value-type="float">
            <text:p>70.96</text:p>
          </table:table-cell>
          <table:table-cell table:formula="of:=[$'Compare stats'.R69]" office:value-type="float" office:value="41.79898" calcext:value-type="float">
            <text:p>41.80</text:p>
          </table:table-cell>
          <table:table-cell table:formula="of:=[$'Compare stats'.S69]" office:value-type="float" office:value="81.25536" calcext:value-type="float">
            <text:p>81.26</text:p>
          </table:table-cell>
          <table:table-cell table:formula="of:=[$'Compare stats'.U69]" office:value-type="float" office:value="31.50506" calcext:value-type="float">
            <text:p>31.51</text:p>
          </table:table-cell>
          <table:table-cell table:formula="of:=[$'Compare stats'.T69]" office:value-type="float" office:value="0.77" calcext:value-type="float">
            <text:p>0.77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stats'.Q70]" office:value-type="float" office:value="76.81302" calcext:value-type="float">
            <text:p>76.81</text:p>
          </table:table-cell>
          <table:table-cell table:formula="of:=[$'Compare stats'.R70]" office:value-type="float" office:value="44.62928" calcext:value-type="float">
            <text:p>44.63</text:p>
          </table:table-cell>
          <table:table-cell table:formula="of:=[$'Compare stats'.S70]" office:value-type="float" office:value="80.51744" calcext:value-type="float">
            <text:p>80.52</text:p>
          </table:table-cell>
          <table:table-cell table:formula="of:=[$'Compare stats'.U70]" office:value-type="float" office:value="40.92482" calcext:value-type="float">
            <text:p>40.92</text:p>
          </table:table-cell>
          <table:table-cell table:formula="of:=[$'Compare stats'.T70]" office:value-type="float" office:value="1.068" calcext:value-type="float">
            <text:p>1.07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stats'.B66]" office:value-type="float" office:value="78.71922" calcext:value-type="float">
            <text:p>78.72</text:p>
          </table:table-cell>
          <table:table-cell table:formula="of:=[$'Compare stats'.C66]" office:value-type="float" office:value="8.26584" calcext:value-type="float">
            <text:p>8.27</text:p>
          </table:table-cell>
          <table:table-cell table:formula="of:=[$'Compare stats'.D66]" office:value-type="float" office:value="66.52888" calcext:value-type="float">
            <text:p>66.53</text:p>
          </table:table-cell>
          <table:table-cell table:formula="of:=[$'Compare stats'.F66]" office:value-type="float" office:value="20.45618" calcext:value-type="float">
            <text:p>20.46</text:p>
          </table:table-cell>
          <table:table-cell table:formula="of:=[$'Compare stats'.E66]" office:value-type="float" office:value="0.096" calcext:value-type="float">
            <text:p>0.10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7]" office:value-type="float" office:value="85.99586" calcext:value-type="float">
            <text:p>86.00</text:p>
          </table:table-cell>
          <table:table-cell table:formula="of:=[$'Compare stats'.H67]" office:value-type="float" office:value="16.73752" calcext:value-type="float">
            <text:p>16.74</text:p>
          </table:table-cell>
          <table:table-cell table:formula="of:=[$'Compare stats'.I67]" office:value-type="float" office:value="68.98348" calcext:value-type="float">
            <text:p>68.98</text:p>
          </table:table-cell>
          <table:table-cell table:formula="of:=[$'Compare stats'.K67]" office:value-type="float" office:value="33.74992" calcext:value-type="float">
            <text:p>33.75</text:p>
          </table:table-cell>
          <table:table-cell table:formula="of:=[$'Compare stats'.J67]" office:value-type="float" office:value="0.288" calcext:value-type="float">
            <text:p>0.29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L68]" office:value-type="float" office:value="79.12392" calcext:value-type="float">
            <text:p>79.12</text:p>
          </table:table-cell>
          <table:table-cell table:formula="of:=[$'Compare stats'.M68]" office:value-type="float" office:value="29.38762" calcext:value-type="float">
            <text:p>29.39</text:p>
          </table:table-cell>
          <table:table-cell table:formula="of:=[$'Compare stats'.N68]" office:value-type="float" office:value="72.71496" calcext:value-type="float">
            <text:p>72.71</text:p>
          </table:table-cell>
          <table:table-cell table:formula="of:=[$'Compare stats'.P68]" office:value-type="float" office:value="35.79658" calcext:value-type="float">
            <text:p>35.80</text:p>
          </table:table-cell>
          <table:table-cell table:formula="of:=[$'Compare stats'.O68]" office:value-type="float" office:value="0.347" calcext:value-type="float">
            <text:p>0.35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69]" office:value-type="float" office:value="81.08814" calcext:value-type="float">
            <text:p>81.09</text:p>
          </table:table-cell>
          <table:table-cell table:formula="of:=[$'Compare stats'.M69]" office:value-type="float" office:value="32.65178" calcext:value-type="float">
            <text:p>32.65</text:p>
          </table:table-cell>
          <table:table-cell table:formula="of:=[$'Compare stats'.N69]" office:value-type="float" office:value="83.651" calcext:value-type="float">
            <text:p>83.65</text:p>
          </table:table-cell>
          <table:table-cell table:formula="of:=[$'Compare stats'.P69]" office:value-type="float" office:value="30.08892" calcext:value-type="float">
            <text:p>30.09</text:p>
          </table:table-cell>
          <table:table-cell table:formula="of:=[$'Compare stats'.O69]" office:value-type="float" office:value="0.641" calcext:value-type="float">
            <text:p>0.64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stats'.Q71]" office:value-type="float" office:value="83.24274" calcext:value-type="float">
            <text:p>83.24</text:p>
          </table:table-cell>
          <table:table-cell table:formula="of:=[$'Compare stats'.R71]" office:value-type="float" office:value="53.79816" calcext:value-type="float">
            <text:p>53.80</text:p>
          </table:table-cell>
          <table:table-cell table:formula="of:=[$'Compare stats'.S71]" office:value-type="float" office:value="89.54908" calcext:value-type="float">
            <text:p>89.55</text:p>
          </table:table-cell>
          <table:table-cell table:formula="of:=[$'Compare stats'.U71]" office:value-type="float" office:value="47.49178" calcext:value-type="float">
            <text:p>47.49</text:p>
          </table:table-cell>
          <table:table-cell table:formula="of:=[$'Compare stats'.T71]" office:value-type="float" office:value="1.743" calcext:value-type="float">
            <text:p>1.74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stats'.B67]" office:value-type="float" office:value="94.9416" calcext:value-type="float">
            <text:p>94.94</text:p>
          </table:table-cell>
          <table:table-cell table:formula="of:=[$'Compare stats'.C67]" office:value-type="float" office:value="7.3129" calcext:value-type="float">
            <text:p>7.31</text:p>
          </table:table-cell>
          <table:table-cell table:formula="of:=[$'Compare stats'.D67]" office:value-type="float" office:value="69.3146" calcext:value-type="float">
            <text:p>69.31</text:p>
          </table:table-cell>
          <table:table-cell table:formula="of:=[$'Compare stats'.F67]" office:value-type="float" office:value="32.9398" calcext:value-type="float">
            <text:p>32.94</text:p>
          </table:table-cell>
          <table:table-cell table:formula="of:=[$'Compare stats'.E67]" office:value-type="float" office:value="0.222" calcext:value-type="float">
            <text:p>0.22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8]" office:value-type="float" office:value="89.22444" calcext:value-type="float">
            <text:p>89.22</text:p>
          </table:table-cell>
          <table:table-cell table:formula="of:=[$'Compare stats'.H68]" office:value-type="float" office:value="17.49946" calcext:value-type="float">
            <text:p>17.50</text:p>
          </table:table-cell>
          <table:table-cell table:formula="of:=[$'Compare stats'.I68]" office:value-type="float" office:value="72.4592" calcext:value-type="float">
            <text:p>72.46</text:p>
          </table:table-cell>
          <table:table-cell table:formula="of:=[$'Compare stats'.K68]" office:value-type="float" office:value="34.2647" calcext:value-type="float">
            <text:p>34.26</text:p>
          </table:table-cell>
          <table:table-cell table:formula="of:=[$'Compare stats'.J68]" office:value-type="float" office:value="0.321" calcext:value-type="float">
            <text:p>0.32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70]" office:value-type="float" office:value="93.61116" calcext:value-type="float">
            <text:p>93.61</text:p>
          </table:table-cell>
          <table:table-cell table:formula="of:=[$'Compare stats'.M70]" office:value-type="float" office:value="33.17614" calcext:value-type="float">
            <text:p>33.18</text:p>
          </table:table-cell>
          <table:table-cell table:formula="of:=[$'Compare stats'.N70]" office:value-type="float" office:value="86.71644" calcext:value-type="float">
            <text:p>86.72</text:p>
          </table:table-cell>
          <table:table-cell table:formula="of:=[$'Compare stats'.P70]" office:value-type="float" office:value="40.07086" calcext:value-type="float">
            <text:p>40.07</text:p>
          </table:table-cell>
          <table:table-cell table:formula="of:=[$'Compare stats'.O70]" office:value-type="float" office:value="1.224" calcext:value-type="float">
            <text:p>1.22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stats'.B68]" office:value-type="float" office:value="99.85168" calcext:value-type="float">
            <text:p>99.85</text:p>
          </table:table-cell>
          <table:table-cell table:formula="of:=[$'Compare stats'.C68]" office:value-type="float" office:value="5.77076" calcext:value-type="float">
            <text:p>5.77</text:p>
          </table:table-cell>
          <table:table-cell table:formula="of:=[$'Compare stats'.D68]" office:value-type="float" office:value="73.577" calcext:value-type="float">
            <text:p>73.58</text:p>
          </table:table-cell>
          <table:table-cell table:formula="of:=[$'Compare stats'.F68]" office:value-type="float" office:value="32.0454" calcext:value-type="float">
            <text:p>32.05</text:p>
          </table:table-cell>
          <table:table-cell table:formula="of:=[$'Compare stats'.E68]" office:value-type="float" office:value="0.229" calcext:value-type="float">
            <text:p>0.23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9]" office:value-type="float" office:value="99.08782" calcext:value-type="float">
            <text:p>99.09</text:p>
          </table:table-cell>
          <table:table-cell table:formula="of:=[$'Compare stats'.H69]" office:value-type="float" office:value="17.40846" calcext:value-type="float">
            <text:p>17.41</text:p>
          </table:table-cell>
          <table:table-cell table:formula="of:=[$'Compare stats'.I69]" office:value-type="float" office:value="88.354" calcext:value-type="float">
            <text:p>88.35</text:p>
          </table:table-cell>
          <table:table-cell table:formula="of:=[$'Compare stats'.K69]" office:value-type="float" office:value="28.14226" calcext:value-type="float">
            <text:p>28.14</text:p>
          </table:table-cell>
          <table:table-cell table:formula="of:=[$'Compare stats'.J69]" office:value-type="float" office:value="0.467" calcext:value-type="float">
            <text:p>0.47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G70]" office:value-type="float" office:value="101.77486" calcext:value-type="float">
            <text:p>101.77</text:p>
          </table:table-cell>
          <table:table-cell table:formula="of:=[$'Compare stats'.H70]" office:value-type="float" office:value="29.23168" calcext:value-type="float">
            <text:p>29.23</text:p>
          </table:table-cell>
          <table:table-cell table:formula="of:=[$'Compare stats'.I70]" office:value-type="float" office:value="93.2613" calcext:value-type="float">
            <text:p>93.26</text:p>
          </table:table-cell>
          <table:table-cell table:formula="of:=[$'Compare stats'.K70]" office:value-type="float" office:value="37.74518" calcext:value-type="float">
            <text:p>37.75</text:p>
          </table:table-cell>
          <table:table-cell table:formula="of:=[$'Compare stats'.J70]" office:value-type="float" office:value="0.941" calcext:value-type="float">
            <text:p>0.94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71]" office:value-type="float" office:value="101.27554" calcext:value-type="float">
            <text:p>101.28</text:p>
          </table:table-cell>
          <table:table-cell table:formula="of:=[$'Compare stats'.M71]" office:value-type="float" office:value="40.02912" calcext:value-type="float">
            <text:p>40.03</text:p>
          </table:table-cell>
          <table:table-cell table:formula="of:=[$'Compare stats'.N71]" office:value-type="float" office:value="94.1142" calcext:value-type="float">
            <text:p>94.11</text:p>
          </table:table-cell>
          <table:table-cell table:formula="of:=[$'Compare stats'.P71]" office:value-type="float" office:value="47.19046" calcext:value-type="float">
            <text:p>47.19</text:p>
          </table:table-cell>
          <table:table-cell table:formula="of:=[$'Compare stats'.O71]" office:value-type="float" office:value="1.682" calcext:value-type="float">
            <text:p>1.68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stats'.B69]" office:value-type="float" office:value="107.2172" calcext:value-type="float">
            <text:p>107.22</text:p>
          </table:table-cell>
          <table:table-cell table:formula="of:=[$'Compare stats'.C69]" office:value-type="float" office:value="9.64384" calcext:value-type="float">
            <text:p>9.64</text:p>
          </table:table-cell>
          <table:table-cell table:formula="of:=[$'Compare stats'.D69]" office:value-type="float" office:value="88.32462" calcext:value-type="float">
            <text:p>88.32</text:p>
          </table:table-cell>
          <table:table-cell table:formula="of:=[$'Compare stats'.F69]" office:value-type="float" office:value="28.53654" calcext:value-type="float">
            <text:p>28.54</text:p>
          </table:table-cell>
          <table:table-cell table:formula="of:=[$'Compare stats'.E69]" office:value-type="float" office:value="0.267" calcext:value-type="float">
            <text:p>0.27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G71]" office:value-type="float" office:value="110.2007" calcext:value-type="float">
            <text:p>110.20</text:p>
          </table:table-cell>
          <table:table-cell table:formula="of:=[$'Compare stats'.H71]" office:value-type="float" office:value="33.73224" calcext:value-type="float">
            <text:p>33.73</text:p>
          </table:table-cell>
          <table:table-cell table:formula="of:=[$'Compare stats'.I71]" office:value-type="float" office:value="98.82454" calcext:value-type="float">
            <text:p>98.82</text:p>
          </table:table-cell>
          <table:table-cell table:formula="of:=[$'Compare stats'.K71]" office:value-type="float" office:value="45.10836" calcext:value-type="float">
            <text:p>45.11</text:p>
          </table:table-cell>
          <table:table-cell table:formula="of:=[$'Compare stats'.J71]" office:value-type="float" office:value="1.606" calcext:value-type="float">
            <text:p>1.61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stats'.B70]" office:value-type="float" office:value="121.5736" calcext:value-type="float">
            <text:p>121.57</text:p>
          </table:table-cell>
          <table:table-cell table:formula="of:=[$'Compare stats'.C70]" office:value-type="float" office:value="6.1094" calcext:value-type="float">
            <text:p>6.11</text:p>
          </table:table-cell>
          <table:table-cell table:formula="of:=[$'Compare stats'.D70]" office:value-type="float" office:value="91.45446" calcext:value-type="float">
            <text:p>91.45</text:p>
          </table:table-cell>
          <table:table-cell table:formula="of:=[$'Compare stats'.F70]" office:value-type="float" office:value="36.2284" calcext:value-type="float">
            <text:p>36.23</text:p>
          </table:table-cell>
          <table:table-cell table:formula="of:=[$'Compare stats'.E70]" office:value-type="float" office:value="0.381" calcext:value-type="float">
            <text:p>0.38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stats'.B71]" office:value-type="float" office:value="129.1113" calcext:value-type="float">
            <text:p>129.11</text:p>
          </table:table-cell>
          <table:table-cell table:formula="of:=[$'Compare stats'.C71]" office:value-type="float" office:value="12.60196" calcext:value-type="float">
            <text:p>12.60</text:p>
          </table:table-cell>
          <table:table-cell table:formula="of:=[$'Compare stats'.D71]" office:value-type="float" office:value="99.9626" calcext:value-type="float">
            <text:p>99.96</text:p>
          </table:table-cell>
          <table:table-cell table:formula="of:=[$'Compare stats'.F71]" office:value-type="float" office:value="41.7506" calcext:value-type="float">
            <text:p>41.75</text:p>
          </table:table-cell>
          <table:table-cell table:formula="of:=[$'Compare stats'.E71]" office:value-type="float" office:value="0.58" calcext:value-type="float">
            <text:p>0.58</text:p>
          </table:table-cell>
          <table:table-cell table:number-columns-repeated="1000"/>
        </table:table-row>
      </table:table>
      <table:table table:name="ResumedTime" table:style-name="ta3">
        <office:forms form:automatic-focus="false" form:apply-design-mode="false"/>
        <table:table-column table:style-name="co11" table:number-columns-repeated="2" table:default-cell-style-name="Default"/>
        <table:table-column table:style-name="co34" table:default-cell-style-name="ce3"/>
        <table:table-column table:style-name="co35" table:default-cell-style-name="ce3"/>
        <table:table-column table:style-name="co36" table:number-columns-repeated="3" table:default-cell-style-name="ce13"/>
        <table:table-column table:style-name="co37" table:default-cell-style-name="ce13"/>
        <table:table-column table:style-name="co38" table:number-columns-repeated="2" table:default-cell-style-name="ce13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68" office:value-type="string" calcext:value-type="string" table:number-columns-spanned="6" table:number-rows-spanned="1">
            <text:p>ScSp</text:p>
          </table:table-cell>
          <table:covered-table-cell table:number-columns-repeated="4" table:style-name="ce68"/>
          <table:covered-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Time'.T66]" office:value-type="float" office:value="5.690786" calcext:value-type="float">
            <text:p>5.69</text:p>
          </table:table-cell>
          <table:table-cell table:formula="of:=[$'Compare Time'.U66]" office:value-type="float" office:value="7.430523" calcext:value-type="float">
            <text:p>7.43</text:p>
          </table:table-cell>
          <table:table-cell table:formula="of:=[$'Compare Time'.V66]" office:value-type="float" office:value="4.119902" calcext:value-type="float">
            <text:p>4.12</text:p>
          </table:table-cell>
          <table:table-cell table:formula="of:=[$'Compare Time'.W66]" office:value-type="float" office:value="7.263539" calcext:value-type="float">
            <text:p>7.26</text:p>
          </table:table-cell>
          <table:table-cell table:formula="of:=[$'Compare Time'.X66]" office:value-type="float" office:value="51.00085" calcext:value-type="float">
            <text:p>51.00</text:p>
          </table:table-cell>
          <table:table-cell table:formula="of:=[$'Compare Time'.Y66]" office:value-type="float" office:value="24.494401" calcext:value-type="float">
            <text:p>24.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Time'.N66]" office:value-type="float" office:value="7.817106" calcext:value-type="float">
            <text:p>7.82</text:p>
          </table:table-cell>
          <table:table-cell table:formula="of:=[$'Compare Time'.O66]" office:value-type="float" office:value="4.1622498" calcext:value-type="float">
            <text:p>4.16</text:p>
          </table:table-cell>
          <table:table-cell table:formula="of:=[$'Compare Time'.P66]" office:value-type="float" office:value="2.4570901" calcext:value-type="float">
            <text:p>2.46</text:p>
          </table:table-cell>
          <table:table-cell table:formula="of:=[$'Compare Time'.Q66]" office:value-type="float" office:value="8.321018" calcext:value-type="float">
            <text:p>8.32</text:p>
          </table:table-cell>
          <table:table-cell table:formula="of:=[$'Compare Time'.R66]" office:value-type="float" office:value="59.66677" calcext:value-type="float">
            <text:p>59.67</text:p>
          </table:table-cell>
          <table:table-cell table:formula="of:=[$'Compare Time'.S66]" office:value-type="float" office:value="17.575777" calcext:value-type="float">
            <text:p>17.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T67]" office:value-type="float" office:value="7.379767" calcext:value-type="float">
            <text:p>7.38</text:p>
          </table:table-cell>
          <table:table-cell table:formula="of:=[$'Compare Time'.U67]" office:value-type="float" office:value="5.53068" calcext:value-type="float">
            <text:p>5.53</text:p>
          </table:table-cell>
          <table:table-cell table:formula="of:=[$'Compare Time'.V67]" office:value-type="float" office:value="3.690963" calcext:value-type="float">
            <text:p>3.69</text:p>
          </table:table-cell>
          <table:table-cell table:formula="of:=[$'Compare Time'.W67]" office:value-type="float" office:value="7.763974" calcext:value-type="float">
            <text:p>7.76</text:p>
          </table:table-cell>
          <table:table-cell table:formula="of:=[$'Compare Time'.X67]" office:value-type="float" office:value="49.99151" calcext:value-type="float">
            <text:p>49.99</text:p>
          </table:table-cell>
          <table:table-cell table:formula="of:=[$'Compare Time'.Y67]" office:value-type="float" office:value="25.6431198" calcext:value-type="float">
            <text:p>25.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Time'.T68]" office:value-type="float" office:value="5.084311" calcext:value-type="float">
            <text:p>5.08</text:p>
          </table:table-cell>
          <table:table-cell table:formula="of:=[$'Compare Time'.U68]" office:value-type="float" office:value="6.372918" calcext:value-type="float">
            <text:p>6.37</text:p>
          </table:table-cell>
          <table:table-cell table:formula="of:=[$'Compare Time'.V68]" office:value-type="float" office:value="4.408614" calcext:value-type="float">
            <text:p>4.41</text:p>
          </table:table-cell>
          <table:table-cell table:formula="of:=[$'Compare Time'.W68]" office:value-type="float" office:value="7.09008" calcext:value-type="float">
            <text:p>7.09</text:p>
          </table:table-cell>
          <table:table-cell table:formula="of:=[$'Compare Time'.X68]" office:value-type="float" office:value="41.0528" calcext:value-type="float">
            <text:p>41.05</text:p>
          </table:table-cell>
          <table:table-cell table:formula="of:=[$'Compare Time'.Y68]" office:value-type="float" office:value="35.991269" calcext:value-type="float">
            <text:p>35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Time'.H66]" office:value-type="float" office:value="9.571088" calcext:value-type="float">
            <text:p>9.57</text:p>
          </table:table-cell>
          <table:table-cell table:formula="of:=[$'Compare Time'.I66]" office:value-type="float" office:value="3.369792" calcext:value-type="float">
            <text:p>3.37</text:p>
          </table:table-cell>
          <table:table-cell table:formula="of:=[$'Compare Time'.J66]" office:value-type="float" office:value="1.852754" calcext:value-type="float">
            <text:p>1.85</text:p>
          </table:table-cell>
          <table:table-cell table:formula="of:=[$'Compare Time'.K66]" office:value-type="float" office:value="9.341294" calcext:value-type="float">
            <text:p>9.34</text:p>
          </table:table-cell>
          <table:table-cell table:formula="of:=[$'Compare Time'.L66]" office:value-type="float" office:value="62.69966" calcext:value-type="float">
            <text:p>62.70</text:p>
          </table:table-cell>
          <table:table-cell table:formula="of:=[$'Compare Time'.M66]" office:value-type="float" office:value="13.165382" calcext:value-type="float">
            <text:p>13.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N67]" office:value-type="float" office:value="8.139659" calcext:value-type="float">
            <text:p>8.14</text:p>
          </table:table-cell>
          <table:table-cell table:formula="of:=[$'Compare Time'.O67]" office:value-type="float" office:value="3.485198" calcext:value-type="float">
            <text:p>3.49</text:p>
          </table:table-cell>
          <table:table-cell table:formula="of:=[$'Compare Time'.P67]" office:value-type="float" office:value="2.488018" calcext:value-type="float">
            <text:p>2.49</text:p>
          </table:table-cell>
          <table:table-cell table:formula="of:=[$'Compare Time'.Q67]" office:value-type="float" office:value="7.989523" calcext:value-type="float">
            <text:p>7.99</text:p>
          </table:table-cell>
          <table:table-cell table:formula="of:=[$'Compare Time'.R67]" office:value-type="float" office:value="62.16851" calcext:value-type="float">
            <text:p>62.17</text:p>
          </table:table-cell>
          <table:table-cell table:formula="of:=[$'Compare Time'.S67]" office:value-type="float" office:value="15.7291039" calcext:value-type="float">
            <text:p>15.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Time'.T69]" office:value-type="float" office:value="6.566611" calcext:value-type="float">
            <text:p>6.57</text:p>
          </table:table-cell>
          <table:table-cell table:formula="of:=[$'Compare Time'.U69]" office:value-type="float" office:value="7.520564" calcext:value-type="float">
            <text:p>7.52</text:p>
          </table:table-cell>
          <table:table-cell table:formula="of:=[$'Compare Time'.V69]" office:value-type="float" office:value="4.806943" calcext:value-type="float">
            <text:p>4.81</text:p>
          </table:table-cell>
          <table:table-cell table:formula="of:=[$'Compare Time'.W69]" office:value-type="float" office:value="9.382654" calcext:value-type="float">
            <text:p>9.38</text:p>
          </table:table-cell>
          <table:table-cell table:formula="of:=[$'Compare Time'.X69]" office:value-type="float" office:value="47.06477" calcext:value-type="float">
            <text:p>47.06</text:p>
          </table:table-cell>
          <table:table-cell table:formula="of:=[$'Compare Time'.Y69]" office:value-type="float" office:value="24.658448" calcext:value-type="float">
            <text:p>24.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Time'.T70]" office:value-type="float" office:value="6.513652" calcext:value-type="float">
            <text:p>6.51</text:p>
          </table:table-cell>
          <table:table-cell table:formula="of:=[$'Compare Time'.U70]" office:value-type="float" office:value="7.277371" calcext:value-type="float">
            <text:p>7.28</text:p>
          </table:table-cell>
          <table:table-cell table:formula="of:=[$'Compare Time'.V70]" office:value-type="float" office:value="4.676715" calcext:value-type="float">
            <text:p>4.68</text:p>
          </table:table-cell>
          <table:table-cell table:formula="of:=[$'Compare Time'.W70]" office:value-type="float" office:value="8.184959" calcext:value-type="float">
            <text:p>8.18</text:p>
          </table:table-cell>
          <table:table-cell table:formula="of:=[$'Compare Time'.X70]" office:value-type="float" office:value="39.84869" calcext:value-type="float">
            <text:p>39.85</text:p>
          </table:table-cell>
          <table:table-cell table:formula="of:=[$'Compare Time'.Y70]" office:value-type="float" office:value="33.49861" calcext:value-type="float">
            <text:p>33.5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Time'.B66]" office:value-type="float" office:value="14.590213" calcext:value-type="float">
            <text:p>14.59</text:p>
          </table:table-cell>
          <table:table-cell table:formula="of:=[$'Compare Time'.C66]" office:value-type="float" office:value="2.449051" calcext:value-type="float">
            <text:p>2.45</text:p>
          </table:table-cell>
          <table:table-cell table:formula="of:=[$'Compare Time'.D66]" office:value-type="float" office:value="1.528222" calcext:value-type="float">
            <text:p>1.53</text:p>
          </table:table-cell>
          <table:table-cell table:formula="of:=[$'Compare Time'.E66]" office:value-type="float" office:value="14.302475" calcext:value-type="float">
            <text:p>14.30</text:p>
          </table:table-cell>
          <table:table-cell table:formula="of:=[$'Compare Time'.F66]" office:value-type="float" office:value="70.1792444444444" calcext:value-type="float">
            <text:p>70.18</text:p>
          </table:table-cell>
          <table:table-cell table:formula="of:=[$'Compare Time'.G66]" office:value-type="float" office:value="4.40967777777778" calcext:value-type="float">
            <text:p>4.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7]" office:value-type="float" office:value="8.976497" calcext:value-type="float">
            <text:p>8.98</text:p>
          </table:table-cell>
          <table:table-cell table:formula="of:=[$'Compare Time'.I67]" office:value-type="float" office:value="1.984005" calcext:value-type="float">
            <text:p>1.98</text:p>
          </table:table-cell>
          <table:table-cell table:formula="of:=[$'Compare Time'.J67]" office:value-type="float" office:value="1.519459" calcext:value-type="float">
            <text:p>1.52</text:p>
          </table:table-cell>
          <table:table-cell table:formula="of:=[$'Compare Time'.K67]" office:value-type="float" office:value="8.181829" calcext:value-type="float">
            <text:p>8.18</text:p>
          </table:table-cell>
          <table:table-cell table:formula="of:=[$'Compare Time'.L67]" office:value-type="float" office:value="67.82731" calcext:value-type="float">
            <text:p>67.83</text:p>
          </table:table-cell>
          <table:table-cell table:formula="of:=[$'Compare Time'.M67]" office:value-type="float" office:value="11.5108844" calcext:value-type="float">
            <text:p>11.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N68]" office:value-type="float" office:value="8.437242" calcext:value-type="float">
            <text:p>8.44</text:p>
          </table:table-cell>
          <table:table-cell table:formula="of:=[$'Compare Time'.O68]" office:value-type="float" office:value="4.229749" calcext:value-type="float">
            <text:p>4.23</text:p>
          </table:table-cell>
          <table:table-cell table:formula="of:=[$'Compare Time'.P68]" office:value-type="float" office:value="2.543457" calcext:value-type="float">
            <text:p>2.54</text:p>
          </table:table-cell>
          <table:table-cell table:formula="of:=[$'Compare Time'.Q68]" office:value-type="float" office:value="8.504646" calcext:value-type="float">
            <text:p>8.50</text:p>
          </table:table-cell>
          <table:table-cell table:formula="of:=[$'Compare Time'.R68]" office:value-type="float" office:value="58.15911" calcext:value-type="float">
            <text:p>58.16</text:p>
          </table:table-cell>
          <table:table-cell table:formula="of:=[$'Compare Time'.S68]" office:value-type="float" office:value="18.12581" calcext:value-type="float">
            <text:p>18.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69]" office:value-type="float" office:value="8.228138" calcext:value-type="float">
            <text:p>8.23</text:p>
          </table:table-cell>
          <table:table-cell table:formula="of:=[$'Compare Time'.O69]" office:value-type="float" office:value="5.438812" calcext:value-type="float">
            <text:p>5.44</text:p>
          </table:table-cell>
          <table:table-cell table:formula="of:=[$'Compare Time'.P69]" office:value-type="float" office:value="3.583584" calcext:value-type="float">
            <text:p>3.58</text:p>
          </table:table-cell>
          <table:table-cell table:formula="of:=[$'Compare Time'.Q69]" office:value-type="float" office:value="10.271224" calcext:value-type="float">
            <text:p>10.27</text:p>
          </table:table-cell>
          <table:table-cell table:formula="of:=[$'Compare Time'.R69]" office:value-type="float" office:value="54.01242" calcext:value-type="float">
            <text:p>54.01</text:p>
          </table:table-cell>
          <table:table-cell table:formula="of:=[$'Compare Time'.S69]" office:value-type="float" office:value="18.465823" calcext:value-type="float">
            <text:p>18.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Time'.T71]" office:value-type="float" office:value="6.681932" calcext:value-type="float">
            <text:p>6.68</text:p>
          </table:table-cell>
          <table:table-cell table:formula="of:=[$'Compare Time'.U71]" office:value-type="float" office:value="8.442802" calcext:value-type="float">
            <text:p>8.44</text:p>
          </table:table-cell>
          <table:table-cell table:formula="of:=[$'Compare Time'.V71]" office:value-type="float" office:value="5.65112" calcext:value-type="float">
            <text:p>5.65</text:p>
          </table:table-cell>
          <table:table-cell table:formula="of:=[$'Compare Time'.W71]" office:value-type="float" office:value="9.035978" calcext:value-type="float">
            <text:p>9.04</text:p>
          </table:table-cell>
          <table:table-cell table:formula="of:=[$'Compare Time'.X71]" office:value-type="float" office:value="45.32533" calcext:value-type="float">
            <text:p>45.33</text:p>
          </table:table-cell>
          <table:table-cell table:formula="of:=[$'Compare Time'.Y71]" office:value-type="float" office:value="24.86284" calcext:value-type="float">
            <text:p>24.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Time'.B67]" office:value-type="float" office:value="15.285491" calcext:value-type="float">
            <text:p>15.29</text:p>
          </table:table-cell>
          <table:table-cell table:formula="of:=[$'Compare Time'.C67]" office:value-type="float" office:value="0.830806" calcext:value-type="float">
            <text:p>0.83</text:p>
          </table:table-cell>
          <table:table-cell table:formula="of:=[$'Compare Time'.D67]" office:value-type="float" office:value="0.5808445" calcext:value-type="float">
            <text:p>0.58</text:p>
          </table:table-cell>
          <table:table-cell table:formula="of:=[$'Compare Time'.E67]" office:value-type="float" office:value="11.577609" calcext:value-type="float">
            <text:p>11.58</text:p>
          </table:table-cell>
          <table:table-cell table:formula="of:=[$'Compare Time'.F67]" office:value-type="float" office:value="74.4208888888889" calcext:value-type="float">
            <text:p>74.42</text:p>
          </table:table-cell>
          <table:table-cell table:formula="of:=[$'Compare Time'.G67]" office:value-type="float" office:value="5.27382" calcext:value-type="float">
            <text:p>5.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8]" office:value-type="float" office:value="10.139166" calcext:value-type="float">
            <text:p>10.14</text:p>
          </table:table-cell>
          <table:table-cell table:formula="of:=[$'Compare Time'.I68]" office:value-type="float" office:value="2.474743" calcext:value-type="float">
            <text:p>2.47</text:p>
          </table:table-cell>
          <table:table-cell table:formula="of:=[$'Compare Time'.J68]" office:value-type="float" office:value="1.380222" calcext:value-type="float">
            <text:p>1.38</text:p>
          </table:table-cell>
          <table:table-cell table:formula="of:=[$'Compare Time'.K68]" office:value-type="float" office:value="9.080783" calcext:value-type="float">
            <text:p>9.08</text:p>
          </table:table-cell>
          <table:table-cell table:formula="of:=[$'Compare Time'.L68]" office:value-type="float" office:value="63.83014" calcext:value-type="float">
            <text:p>63.83</text:p>
          </table:table-cell>
          <table:table-cell table:formula="of:=[$'Compare Time'.M68]" office:value-type="float" office:value="13.094922" calcext:value-type="float">
            <text:p>13.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70]" office:value-type="float" office:value="8.609915" calcext:value-type="float">
            <text:p>8.61</text:p>
          </table:table-cell>
          <table:table-cell table:formula="of:=[$'Compare Time'.O70]" office:value-type="float" office:value="4.855007" calcext:value-type="float">
            <text:p>4.86</text:p>
          </table:table-cell>
          <table:table-cell table:formula="of:=[$'Compare Time'.P70]" office:value-type="float" office:value="3.086543" calcext:value-type="float">
            <text:p>3.09</text:p>
          </table:table-cell>
          <table:table-cell table:formula="of:=[$'Compare Time'.Q70]" office:value-type="float" office:value="8.812708" calcext:value-type="float">
            <text:p>8.81</text:p>
          </table:table-cell>
          <table:table-cell table:formula="of:=[$'Compare Time'.R70]" office:value-type="float" office:value="53.99927" calcext:value-type="float">
            <text:p>54.00</text:p>
          </table:table-cell>
          <table:table-cell table:formula="of:=[$'Compare Time'.S70]" office:value-type="float" office:value="20.636527" calcext:value-type="float">
            <text:p>20.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Time'.B68]" office:value-type="float" office:value="11.696803" calcext:value-type="float">
            <text:p>11.70</text:p>
          </table:table-cell>
          <table:table-cell table:formula="of:=[$'Compare Time'.C68]" office:value-type="float" office:value="1.194313" calcext:value-type="float">
            <text:p>1.19</text:p>
          </table:table-cell>
          <table:table-cell table:formula="of:=[$'Compare Time'.D68]" office:value-type="float" office:value="0.6433398" calcext:value-type="float">
            <text:p>0.64</text:p>
          </table:table-cell>
          <table:table-cell table:formula="of:=[$'Compare Time'.E68]" office:value-type="float" office:value="9.595967" calcext:value-type="float">
            <text:p>9.60</text:p>
          </table:table-cell>
          <table:table-cell table:formula="of:=[$'Compare Time'.F68]" office:value-type="float" office:value="73.08447" calcext:value-type="float">
            <text:p>73.08</text:p>
          </table:table-cell>
          <table:table-cell table:formula="of:=[$'Compare Time'.G68]" office:value-type="float" office:value="3.785098" calcext:value-type="float">
            <text:p>3.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9]" office:value-type="float" office:value="11.035799" calcext:value-type="float">
            <text:p>11.04</text:p>
          </table:table-cell>
          <table:table-cell table:formula="of:=[$'Compare Time'.I69]" office:value-type="float" office:value="2.856031" calcext:value-type="float">
            <text:p>2.86</text:p>
          </table:table-cell>
          <table:table-cell table:formula="of:=[$'Compare Time'.J69]" office:value-type="float" office:value="1.9626328" calcext:value-type="float">
            <text:p>1.96</text:p>
          </table:table-cell>
          <table:table-cell table:formula="of:=[$'Compare Time'.K69]" office:value-type="float" office:value="11.491893" calcext:value-type="float">
            <text:p>11.49</text:p>
          </table:table-cell>
          <table:table-cell table:formula="of:=[$'Compare Time'.L69]" office:value-type="float" office:value="65.70623" calcext:value-type="float">
            <text:p>65.71</text:p>
          </table:table-cell>
          <table:table-cell table:formula="of:=[$'Compare Time'.M69]" office:value-type="float" office:value="6.9474249" calcext:value-type="float">
            <text:p>6.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H70]" office:value-type="float" office:value="9.312008" calcext:value-type="float">
            <text:p>9.31</text:p>
          </table:table-cell>
          <table:table-cell table:formula="of:=[$'Compare Time'.I70]" office:value-type="float" office:value="3.950395" calcext:value-type="float">
            <text:p>3.95</text:p>
          </table:table-cell>
          <table:table-cell table:formula="of:=[$'Compare Time'.J70]" office:value-type="float" office:value="2.474041" calcext:value-type="float">
            <text:p>2.47</text:p>
          </table:table-cell>
          <table:table-cell table:formula="of:=[$'Compare Time'.K70]" office:value-type="float" office:value="9.412037" calcext:value-type="float">
            <text:p>9.41</text:p>
          </table:table-cell>
          <table:table-cell table:formula="of:=[$'Compare Time'.L70]" office:value-type="float" office:value="57.48313" calcext:value-type="float">
            <text:p>57.48</text:p>
          </table:table-cell>
          <table:table-cell table:formula="of:=[$'Compare Time'.M70]" office:value-type="float" office:value="17.368368" calcext:value-type="float">
            <text:p>17.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71]" office:value-type="float" office:value="10.346056" calcext:value-type="float">
            <text:p>10.35</text:p>
          </table:table-cell>
          <table:table-cell table:formula="of:=[$'Compare Time'.O71]" office:value-type="float" office:value="6.156686" calcext:value-type="float">
            <text:p>6.16</text:p>
          </table:table-cell>
          <table:table-cell table:formula="of:=[$'Compare Time'.P71]" office:value-type="float" office:value="3.831318" calcext:value-type="float">
            <text:p>3.83</text:p>
          </table:table-cell>
          <table:table-cell table:formula="of:=[$'Compare Time'.Q71]" office:value-type="float" office:value="10.518567" calcext:value-type="float">
            <text:p>10.52</text:p>
          </table:table-cell>
          <table:table-cell table:formula="of:=[$'Compare Time'.R71]" office:value-type="float" office:value="53.82924" calcext:value-type="float">
            <text:p>53.83</text:p>
          </table:table-cell>
          <table:table-cell table:formula="of:=[$'Compare Time'.S71]" office:value-type="float" office:value="15.31814" calcext:value-type="float">
            <text:p>15.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Time'.B69]" office:value-type="float" office:value="12.386155" calcext:value-type="float">
            <text:p>12.39</text:p>
          </table:table-cell>
          <table:table-cell table:formula="of:=[$'Compare Time'.C69]" office:value-type="float" office:value="1.404579" calcext:value-type="float">
            <text:p>1.40</text:p>
          </table:table-cell>
          <table:table-cell table:formula="of:=[$'Compare Time'.D69]" office:value-type="float" office:value="0.8935815" calcext:value-type="float">
            <text:p>0.89</text:p>
          </table:table-cell>
          <table:table-cell table:formula="of:=[$'Compare Time'.E69]" office:value-type="float" office:value="11.660651" calcext:value-type="float">
            <text:p>11.66</text:p>
          </table:table-cell>
          <table:table-cell table:formula="of:=[$'Compare Time'.F69]" office:value-type="float" office:value="69.72687" calcext:value-type="float">
            <text:p>69.73</text:p>
          </table:table-cell>
          <table:table-cell table:formula="of:=[$'Compare Time'.G69]" office:value-type="float" office:value="3.9281556" calcext:value-type="float">
            <text:p>3.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H71]" office:value-type="float" office:value="11.134028" calcext:value-type="float">
            <text:p>11.13</text:p>
          </table:table-cell>
          <table:table-cell table:formula="of:=[$'Compare Time'.I71]" office:value-type="float" office:value="4.66336" calcext:value-type="float">
            <text:p>4.66</text:p>
          </table:table-cell>
          <table:table-cell table:formula="of:=[$'Compare Time'.J71]" office:value-type="float" office:value="2.944806" calcext:value-type="float">
            <text:p>2.94</text:p>
          </table:table-cell>
          <table:table-cell table:formula="of:=[$'Compare Time'.K71]" office:value-type="float" office:value="11.354049" calcext:value-type="float">
            <text:p>11.35</text:p>
          </table:table-cell>
          <table:table-cell table:formula="of:=[$'Compare Time'.L71]" office:value-type="float" office:value="61.7746" calcext:value-type="float">
            <text:p>61.77</text:p>
          </table:table-cell>
          <table:table-cell table:formula="of:=[$'Compare Time'.M71]" office:value-type="float" office:value="8.129149" calcext:value-type="float">
            <text:p>8.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Time'.B70]" office:value-type="float" office:value="12.373681" calcext:value-type="float">
            <text:p>12.37</text:p>
          </table:table-cell>
          <table:table-cell table:formula="of:=[$'Compare Time'.C70]" office:value-type="float" office:value="0.7027022" calcext:value-type="float">
            <text:p>0.70</text:p>
          </table:table-cell>
          <table:table-cell table:formula="of:=[$'Compare Time'.D70]" office:value-type="float" office:value="0.5253533" calcext:value-type="float">
            <text:p>0.53</text:p>
          </table:table-cell>
          <table:table-cell table:formula="of:=[$'Compare Time'.E70]" office:value-type="float" office:value="10.681451" calcext:value-type="float">
            <text:p>10.68</text:p>
          </table:table-cell>
          <table:table-cell table:formula="of:=[$'Compare Time'.F70]" office:value-type="float" office:value="72.21459" calcext:value-type="float">
            <text:p>72.21</text:p>
          </table:table-cell>
          <table:table-cell table:formula="of:=[$'Compare Time'.G70]" office:value-type="float" office:value="3.50222" calcext:value-type="float">
            <text:p>3.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Time'.B71]" office:value-type="float" office:value="13.573765" calcext:value-type="float">
            <text:p>13.57</text:p>
          </table:table-cell>
          <table:table-cell table:formula="of:=[$'Compare Time'.C71]" office:value-type="float" office:value="1.349012" calcext:value-type="float">
            <text:p>1.35</text:p>
          </table:table-cell>
          <table:table-cell table:formula="of:=[$'Compare Time'.D71]" office:value-type="float" office:value="0.9692816" calcext:value-type="float">
            <text:p>0.97</text:p>
          </table:table-cell>
          <table:table-cell table:formula="of:=[$'Compare Time'.E71]" office:value-type="float" office:value="12.284944" calcext:value-type="float">
            <text:p>12.28</text:p>
          </table:table-cell>
          <table:table-cell table:formula="of:=[$'Compare Time'.F71]" office:value-type="float" office:value="68.85628" calcext:value-type="float">
            <text:p>68.86</text:p>
          </table:table-cell>
          <table:table-cell table:formula="of:=[$'Compare Time'.G71]" office:value-type="float" office:value="2.9667374" calcext:value-type="float">
            <text:p>2.97</text:p>
          </table:table-cell>
        </table:table-row>
      </table:table>
      <table:table table:name="ResumedDist" table:style-name="ta3">
        <office:forms form:automatic-focus="false" form:apply-design-mode="false"/>
        <table:table-column table:style-name="co11" table:number-columns-repeated="2" table:default-cell-style-name="Default"/>
        <table:table-column table:style-name="co34" table:default-cell-style-name="ce3"/>
        <table:table-column table:style-name="co35" table:default-cell-style-name="ce3"/>
        <table:table-column table:style-name="co36" table:number-columns-repeated="4" table:default-cell-style-name="ce13"/>
        <table:table-column table:style-name="co38" table:number-columns-repeated="2" table:default-cell-style-name="ce13"/>
        <table:table-column table:style-name="co36" table:number-columns-repeated="4" table:default-cell-style-name="ce13"/>
        <table:table-column table:style-name="co38" table:number-columns-repeated="2" table:default-cell-style-name="ce13"/>
        <table:table-row table:style-name="ro1">
          <table:table-cell table:number-columns-repeated="2"/>
          <table:table-cell table:style-name="Default" table:number-columns-repeated="1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Default" table:number-columns-repeated="2"/>
          <table:table-cell table:style-name="ce54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style-name="ce41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/>
          <table:table-cell table:style-name="ce20"/>
          <table:table-cell table:number-columns-repeated="5"/>
          <table:table-cell table:style-name="ce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Dist'.N66]" office:value-type="float" office:value="19.07031" calcext:value-type="float">
            <text:p>19.07</text:p>
          </table:table-cell>
          <table:table-cell table:formula="of:=[$'Compare Dist'.O66]" office:value-type="float" office:value="28.48017" calcext:value-type="float">
            <text:p>28.48</text:p>
          </table:table-cell>
          <table:table-cell table:formula="of:=[$'Compare Dist'.P66]" office:value-type="float" office:value="12.282824" calcext:value-type="float">
            <text:p>12.28</text:p>
          </table:table-cell>
          <table:table-cell table:formula="of:=[$'Compare Dist'.Q66]" office:value-type="float" office:value="40.16672" calcext:value-type="float">
            <text:p>40.1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Dist'.J66]" office:value-type="float" office:value="28.0708" calcext:value-type="float">
            <text:p>28.07</text:p>
          </table:table-cell>
          <table:table-cell table:formula="of:=[$'Compare Dist'.K66]" office:value-type="float" office:value="16.520772" calcext:value-type="float">
            <text:p>16.52</text:p>
          </table:table-cell>
          <table:table-cell table:formula="of:=[$'Compare Dist'.L66]" office:value-type="float" office:value="7.177827" calcext:value-type="float">
            <text:p>7.18</text:p>
          </table:table-cell>
          <table:table-cell table:formula="of:=[$'Compare Dist'.M66]" office:value-type="float" office:value="48.23061" calcext:value-type="float">
            <text:p>48.2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N67]" office:value-type="float" office:value="24.48552" calcext:value-type="float">
            <text:p>24.49</text:p>
          </table:table-cell>
          <table:table-cell table:formula="of:=[$'Compare Dist'.O67]" office:value-type="float" office:value="21.971268" calcext:value-type="float">
            <text:p>21.97</text:p>
          </table:table-cell>
          <table:table-cell table:formula="of:=[$'Compare Dist'.P67]" office:value-type="float" office:value="12.022358" calcext:value-type="float">
            <text:p>12.02</text:p>
          </table:table-cell>
          <table:table-cell table:formula="of:=[$'Compare Dist'.Q67]" office:value-type="float" office:value="41.52083" calcext:value-type="float">
            <text:p>41.5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Dist'.N68]" office:value-type="float" office:value="17.37602" calcext:value-type="float">
            <text:p>17.38</text:p>
          </table:table-cell>
          <table:table-cell table:formula="of:=[$'Compare Dist'.O68]" office:value-type="float" office:value="26.90053" calcext:value-type="float">
            <text:p>26.90</text:p>
          </table:table-cell>
          <table:table-cell table:formula="of:=[$'Compare Dist'.P68]" office:value-type="float" office:value="15.161597" calcext:value-type="float">
            <text:p>15.16</text:p>
          </table:table-cell>
          <table:table-cell table:formula="of:=[$'Compare Dist'.Q68]" office:value-type="float" office:value="40.56186" calcext:value-type="float">
            <text:p>40.5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Dist'.F66]" office:value-type="float" office:value="31.33332" calcext:value-type="float">
            <text:p>31.33</text:p>
          </table:table-cell>
          <table:table-cell table:formula="of:=[$'Compare Dist'.G66]" office:value-type="float" office:value="12.807928" calcext:value-type="float">
            <text:p>12.81</text:p>
          </table:table-cell>
          <table:table-cell table:formula="of:=[$'Compare Dist'.H66]" office:value-type="float" office:value="5.315223" calcext:value-type="float">
            <text:p>5.32</text:p>
          </table:table-cell>
          <table:table-cell table:formula="of:=[$'Compare Dist'.I66]" office:value-type="float" office:value="50.54353" calcext:value-type="float">
            <text:p>50.5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J67]" office:value-type="float" office:value="30.06413" calcext:value-type="float">
            <text:p>30.06</text:p>
          </table:table-cell>
          <table:table-cell table:formula="of:=[$'Compare Dist'.K67]" office:value-type="float" office:value="14.356082" calcext:value-type="float">
            <text:p>14.36</text:p>
          </table:table-cell>
          <table:table-cell table:formula="of:=[$'Compare Dist'.L67]" office:value-type="float" office:value="8.904946" calcext:value-type="float">
            <text:p>8.90</text:p>
          </table:table-cell>
          <table:table-cell table:formula="of:=[$'Compare Dist'.M67]" office:value-type="float" office:value="46.67482" calcext:value-type="float">
            <text:p>46.6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Dist'.N69]" office:value-type="float" office:value="17.8651" calcext:value-type="float">
            <text:p>17.87</text:p>
          </table:table-cell>
          <table:table-cell table:formula="of:=[$'Compare Dist'.O69]" office:value-type="float" office:value="25.8417" calcext:value-type="float">
            <text:p>25.84</text:p>
          </table:table-cell>
          <table:table-cell table:formula="of:=[$'Compare Dist'.P69]" office:value-type="float" office:value="13.173874" calcext:value-type="float">
            <text:p>13.17</text:p>
          </table:table-cell>
          <table:table-cell table:formula="of:=[$'Compare Dist'.Q69]" office:value-type="float" office:value="43.11934" calcext:value-type="float">
            <text:p>43.1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Dist'.N70]" office:value-type="float" office:value="20.17759" calcext:value-type="float">
            <text:p>20.18</text:p>
          </table:table-cell>
          <table:table-cell table:formula="of:=[$'Compare Dist'.O70]" office:value-type="float" office:value="25.88609" calcext:value-type="float">
            <text:p>25.89</text:p>
          </table:table-cell>
          <table:table-cell table:formula="of:=[$'Compare Dist'.P70]" office:value-type="float" office:value="13.65518" calcext:value-type="float">
            <text:p>13.66</text:p>
          </table:table-cell>
          <table:table-cell table:formula="of:=[$'Compare Dist'.Q70]" office:value-type="float" office:value="40.28113" calcext:value-type="float">
            <text:p>40.2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66]" office:value-type="float" office:value="34.77877" calcext:value-type="float">
            <text:p>34.78</text:p>
          </table:table-cell>
          <table:table-cell table:formula="of:=[$'Compare Dist'.C66]" office:value-type="float" office:value="6.118897" calcext:value-type="float">
            <text:p>6.12</text:p>
          </table:table-cell>
          <table:table-cell table:formula="of:=[$'Compare Dist'.D66]" office:value-type="float" office:value="2.765647" calcext:value-type="float">
            <text:p>2.77</text:p>
          </table:table-cell>
          <table:table-cell table:formula="of:=[$'Compare Dist'.E66]" office:value-type="float" office:value="56.33668" calcext:value-type="float">
            <text:p>56.3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7]" office:value-type="float" office:value="34.67836" calcext:value-type="float">
            <text:p>34.68</text:p>
          </table:table-cell>
          <table:table-cell table:formula="of:=[$'Compare Dist'.G67]" office:value-type="float" office:value="8.917642" calcext:value-type="float">
            <text:p>8.92</text:p>
          </table:table-cell>
          <table:table-cell table:formula="of:=[$'Compare Dist'.H67]" office:value-type="float" office:value="5.900892" calcext:value-type="float">
            <text:p>5.90</text:p>
          </table:table-cell>
          <table:table-cell table:formula="of:=[$'Compare Dist'.I67]" office:value-type="float" office:value="50.50309" calcext:value-type="float">
            <text:p>50.5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J68]" office:value-type="float" office:value="27.93367" calcext:value-type="float">
            <text:p>27.93</text:p>
          </table:table-cell>
          <table:table-cell table:formula="of:=[$'Compare Dist'.K68]" office:value-type="float" office:value="17.635248" calcext:value-type="float">
            <text:p>17.64</text:p>
          </table:table-cell>
          <table:table-cell table:formula="of:=[$'Compare Dist'.L68]" office:value-type="float" office:value="7.911758" calcext:value-type="float">
            <text:p>7.91</text:p>
          </table:table-cell>
          <table:table-cell table:formula="of:=[$'Compare Dist'.M68]" office:value-type="float" office:value="46.51931" calcext:value-type="float">
            <text:p>46.5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69]" office:value-type="float" office:value="23.42744" calcext:value-type="float">
            <text:p>23.43</text:p>
          </table:table-cell>
          <table:table-cell table:formula="of:=[$'Compare Dist'.K69]" office:value-type="float" office:value="18.861555" calcext:value-type="float">
            <text:p>18.86</text:p>
          </table:table-cell>
          <table:table-cell table:formula="of:=[$'Compare Dist'.L69]" office:value-type="float" office:value="10.021939" calcext:value-type="float">
            <text:p>10.02</text:p>
          </table:table-cell>
          <table:table-cell table:formula="of:=[$'Compare Dist'.M69]" office:value-type="float" office:value="47.68906" calcext:value-type="float">
            <text:p>47.6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Dist'.N71]" office:value-type="float" office:value="17.57761" calcext:value-type="float">
            <text:p>17.58</text:p>
          </table:table-cell>
          <table:table-cell table:formula="of:=[$'Compare Dist'.O71]" office:value-type="float" office:value="27.64062" calcext:value-type="float">
            <text:p>27.64</text:p>
          </table:table-cell>
          <table:table-cell table:formula="of:=[$'Compare Dist'.P71]" office:value-type="float" office:value="15.29597" calcext:value-type="float">
            <text:p>15.30</text:p>
          </table:table-cell>
          <table:table-cell table:formula="of:=[$'Compare Dist'.Q71]" office:value-type="float" office:value="39.48581" calcext:value-type="float">
            <text:p>39.4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67]" office:value-type="float" office:value="40.17265" calcext:value-type="float">
            <text:p>40.17</text:p>
          </table:table-cell>
          <table:table-cell table:formula="of:=[$'Compare Dist'.C67]" office:value-type="float" office:value="4.180782" calcext:value-type="float">
            <text:p>4.18</text:p>
          </table:table-cell>
          <table:table-cell table:formula="of:=[$'Compare Dist'.D67]" office:value-type="float" office:value="2.390051" calcext:value-type="float">
            <text:p>2.39</text:p>
          </table:table-cell>
          <table:table-cell table:formula="of:=[$'Compare Dist'.E67]" office:value-type="float" office:value="53.25653" calcext:value-type="float">
            <text:p>53.2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8]" office:value-type="float" office:value="34.77115" calcext:value-type="float">
            <text:p>34.77</text:p>
          </table:table-cell>
          <table:table-cell table:formula="of:=[$'Compare Dist'.G68]" office:value-type="float" office:value="10.277556" calcext:value-type="float">
            <text:p>10.28</text:p>
          </table:table-cell>
          <table:table-cell table:formula="of:=[$'Compare Dist'.H68]" office:value-type="float" office:value="4.018498" calcext:value-type="float">
            <text:p>4.02</text:p>
          </table:table-cell>
          <table:table-cell table:formula="of:=[$'Compare Dist'.I68]" office:value-type="float" office:value="50.93278" calcext:value-type="float">
            <text:p>50.9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70]" office:value-type="float" office:value="27.01059" calcext:value-type="float">
            <text:p>27.01</text:p>
          </table:table-cell>
          <table:table-cell table:formula="of:=[$'Compare Dist'.K70]" office:value-type="float" office:value="18.184025" calcext:value-type="float">
            <text:p>18.18</text:p>
          </table:table-cell>
          <table:table-cell table:formula="of:=[$'Compare Dist'.L70]" office:value-type="float" office:value="9.432411" calcext:value-type="float">
            <text:p>9.43</text:p>
          </table:table-cell>
          <table:table-cell table:formula="of:=[$'Compare Dist'.M70]" office:value-type="float" office:value="45.37297" calcext:value-type="float">
            <text:p>45.3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68]" office:value-type="float" office:value="39.5271" calcext:value-type="float">
            <text:p>39.53</text:p>
          </table:table-cell>
          <table:table-cell table:formula="of:=[$'Compare Dist'.C68]" office:value-type="float" office:value="4.91308" calcext:value-type="float">
            <text:p>4.91</text:p>
          </table:table-cell>
          <table:table-cell table:formula="of:=[$'Compare Dist'.D68]" office:value-type="float" office:value="1.861998" calcext:value-type="float">
            <text:p>1.86</text:p>
          </table:table-cell>
          <table:table-cell table:formula="of:=[$'Compare Dist'.E68]" office:value-type="float" office:value="53.69782" calcext:value-type="float">
            <text:p>53.7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9]" office:value-type="float" office:value="31.52352" calcext:value-type="float">
            <text:p>31.52</text:p>
          </table:table-cell>
          <table:table-cell table:formula="of:=[$'Compare Dist'.G69]" office:value-type="float" office:value="10.110772" calcext:value-type="float">
            <text:p>10.11</text:p>
          </table:table-cell>
          <table:table-cell table:formula="of:=[$'Compare Dist'.H69]" office:value-type="float" office:value="5.474638" calcext:value-type="float">
            <text:p>5.47</text:p>
          </table:table-cell>
          <table:table-cell table:formula="of:=[$'Compare Dist'.I69]" office:value-type="float" office:value="52.89106" calcext:value-type="float">
            <text:p>52.8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F70]" office:value-type="float" office:value="29.02858" calcext:value-type="float">
            <text:p>29.03</text:p>
          </table:table-cell>
          <table:table-cell table:formula="of:=[$'Compare Dist'.G70]" office:value-type="float" office:value="14.642987" calcext:value-type="float">
            <text:p>14.64</text:p>
          </table:table-cell>
          <table:table-cell table:formula="of:=[$'Compare Dist'.H70]" office:value-type="float" office:value="7.495779" calcext:value-type="float">
            <text:p>7.50</text:p>
          </table:table-cell>
          <table:table-cell table:formula="of:=[$'Compare Dist'.I70]" office:value-type="float" office:value="48.83265" calcext:value-type="float">
            <text:p>48.83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71]" office:value-type="float" office:value="26.1554" calcext:value-type="float">
            <text:p>26.16</text:p>
          </table:table-cell>
          <table:table-cell table:formula="of:=[$'Compare Dist'.K71]" office:value-type="float" office:value="19.58057" calcext:value-type="float">
            <text:p>19.58</text:p>
          </table:table-cell>
          <table:table-cell table:formula="of:=[$'Compare Dist'.L71]" office:value-type="float" office:value="10.023312" calcext:value-type="float">
            <text:p>10.02</text:p>
          </table:table-cell>
          <table:table-cell table:formula="of:=[$'Compare Dist'.M71]" office:value-type="float" office:value="44.24071" calcext:value-type="float">
            <text:p>44.2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69]" office:value-type="float" office:value="36.35407" calcext:value-type="float">
            <text:p>36.35</text:p>
          </table:table-cell>
          <table:table-cell table:formula="of:=[$'Compare Dist'.C69]" office:value-type="float" office:value="4.945209" calcext:value-type="float">
            <text:p>4.95</text:p>
          </table:table-cell>
          <table:table-cell table:formula="of:=[$'Compare Dist'.D69]" office:value-type="float" office:value="2.5574284" calcext:value-type="float">
            <text:p>2.56</text:p>
          </table:table-cell>
          <table:table-cell table:formula="of:=[$'Compare Dist'.E69]" office:value-type="float" office:value="56.1433" calcext:value-type="float">
            <text:p>56.1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F71]" office:value-type="float" office:value="28.85783" calcext:value-type="float">
            <text:p>28.86</text:p>
          </table:table-cell>
          <table:table-cell table:formula="of:=[$'Compare Dist'.G71]" office:value-type="float" office:value="15.173105" calcext:value-type="float">
            <text:p>15.17</text:p>
          </table:table-cell>
          <table:table-cell table:formula="of:=[$'Compare Dist'.H71]" office:value-type="float" office:value="8.155812" calcext:value-type="float">
            <text:p>8.16</text:p>
          </table:table-cell>
          <table:table-cell table:formula="of:=[$'Compare Dist'.I71]" office:value-type="float" office:value="47.81325" calcext:value-type="float">
            <text:p>47.8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70]" office:value-type="float" office:value="39.76842" calcext:value-type="float">
            <text:p>39.77</text:p>
          </table:table-cell>
          <table:table-cell table:formula="of:=[$'Compare Dist'.C70]" office:value-type="float" office:value="2.419493" calcext:value-type="float">
            <text:p>2.42</text:p>
          </table:table-cell>
          <table:table-cell table:formula="of:=[$'Compare Dist'.D70]" office:value-type="float" office:value="1.534527" calcext:value-type="float">
            <text:p>1.53</text:p>
          </table:table-cell>
          <table:table-cell table:formula="of:=[$'Compare Dist'.E70]" office:value-type="float" office:value="56.27757" calcext:value-type="float">
            <text:p>56.2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Dist'.B71]" office:value-type="float" office:value="37.99541" calcext:value-type="float">
            <text:p>38.00</text:p>
          </table:table-cell>
          <table:table-cell table:formula="of:=[$'Compare Dist'.C71]" office:value-type="float" office:value="4.415124" calcext:value-type="float">
            <text:p>4.42</text:p>
          </table:table-cell>
          <table:table-cell table:formula="of:=[$'Compare Dist'.D71]" office:value-type="float" office:value="2.528877" calcext:value-type="float">
            <text:p>2.53</text:p>
          </table:table-cell>
          <table:table-cell table:formula="of:=[$'Compare Dist'.E71]" office:value-type="float" office:value="55.06058" calcext:value-type="float">
            <text:p>55.0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0:27:59.531627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0-12-17T11:02:06.616312643</dc:date>
    <meta:editing-duration>P9DT8H41M46S</meta:editing-duration>
    <meta:editing-cycles>134</meta:editing-cycles>
    <meta:generator>LibreOffice/6.4.6.2$Linux_X86_64 LibreOffice_project/40$Build-2</meta:generator>
    <meta:document-statistic meta:table-count="9" meta:cell-count="12708" meta:object-count="0"/>
  </office:meta>
</office:document-meta>
</file>